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0.8756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okemon</text:p>
          </table:table-cell>
          <table:table-cell office:value-type="string">
            <text:p>time (GMT)</text:p>
          </table:table-cell>
          <table:table-cell office:value-type="string">
            <text:p>longitude</text:p>
          </table:table-cell>
          <table:table-cell office:value-type="string">
            <text:p>latitude</text:p>
          </table:table-cell>
        </table:table-row>
        <table:table-row table:style-name="ro1">
          <table:table-cell office:value-type="float" office:value="7.81384100305187E+017">
            <text:p>781384100305187000</text:p>
          </table:table-cell>
          <table:table-cell office:value-type="string">
            <text:p>Weezing</text:p>
          </table:table-cell>
          <table:table-cell office:value-type="string">
            <text:p>09/29/16 06:44 AM</text:p>
          </table:table-cell>
          <table:table-cell office:value-type="float" office:value="34.1313105266">
            <text:p>34.1313105266</text:p>
          </table:table-cell>
          <table:table-cell office:value-type="float" office:value="-118.0467391459">
            <text:p>-118.0467391459</text:p>
          </table:table-cell>
        </table:table-row>
        <table:table-row table:style-name="ro1">
          <table:table-cell office:value-type="float" office:value="7.81383639682527E+017">
            <text:p>781383639682527000</text:p>
          </table:table-cell>
          <table:table-cell office:value-type="string">
            <text:p>Arcanine</text:p>
          </table:table-cell>
          <table:table-cell office:value-type="string">
            <text:p>09/29/16 06:42 AM</text:p>
          </table:table-cell>
          <table:table-cell office:value-type="float" office:value="34.1192563226">
            <text:p>34.1192563226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81382956392682E+017">
            <text:p>781382956392682000</text:p>
          </table:table-cell>
          <table:table-cell office:value-type="string">
            <text:p>Snorlax</text:p>
          </table:table-cell>
          <table:table-cell office:value-type="string">
            <text:p>09/29/16 06:39 AM</text:p>
          </table:table-cell>
          <table:table-cell office:value-type="float" office:value="34.1251206942">
            <text:p>34.1251206942</text:p>
          </table:table-cell>
          <table:table-cell office:value-type="float" office:value="-118.0594535319">
            <text:p>-118.0594535319</text:p>
          </table:table-cell>
        </table:table-row>
        <table:table-row table:style-name="ro1">
          <table:table-cell office:value-type="float" office:value="7.81382129863135E+017">
            <text:p>781382129863135000</text:p>
          </table:table-cell>
          <table:table-cell office:value-type="string">
            <text:p>Magmar</text:p>
          </table:table-cell>
          <table:table-cell office:value-type="string">
            <text:p>09/29/16 06:36 AM</text:p>
          </table:table-cell>
          <table:table-cell office:value-type="float" office:value="34.1034738986">
            <text:p>34.1034738986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381808269046E+017">
            <text:p>781381808269046000</text:p>
          </table:table-cell>
          <table:table-cell office:value-type="string">
            <text:p>Butterfree</text:p>
          </table:table-cell>
          <table:table-cell office:value-type="string">
            <text:p>09/29/16 06:35 AM</text:p>
          </table:table-cell>
          <table:table-cell office:value-type="float" office:value="34.1278067724">
            <text:p>34.1278067724</text:p>
          </table:table-cell>
          <table:table-cell office:value-type="float" office:value="-118.0178310959">
            <text:p>-118.0178310959</text:p>
          </table:table-cell>
        </table:table-row>
        <table:table-row table:style-name="ro1">
          <table:table-cell office:value-type="float" office:value="7.81381662605128E+017">
            <text:p>781381662605128000</text:p>
          </table:table-cell>
          <table:table-cell office:value-type="string">
            <text:p>Hitmonlee</text:p>
          </table:table-cell>
          <table:table-cell office:value-type="string">
            <text:p>09/29/16 06:34 AM</text:p>
          </table:table-cell>
          <table:table-cell office:value-type="float" office:value="34.1508442228">
            <text:p>34.1508442228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81379337865929E+017">
            <text:p>781379337865929000</text:p>
          </table:table-cell>
          <table:table-cell office:value-type="string">
            <text:p>Charmeleon</text:p>
          </table:table-cell>
          <table:table-cell office:value-type="string">
            <text:p>09/29/16 06:25 AM</text:p>
          </table:table-cell>
          <table:table-cell office:value-type="float" office:value="34.1395221398">
            <text:p>34.1395221398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81379255087174E+017">
            <text:p>781379255087174000</text:p>
          </table:table-cell>
          <table:table-cell office:value-type="string">
            <text:p>Magmar</text:p>
          </table:table-cell>
          <table:table-cell office:value-type="string">
            <text:p>09/29/16 06:25 AM</text:p>
          </table:table-cell>
          <table:table-cell office:value-type="float" office:value="34.1044682255">
            <text:p>34.1044682255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378617733329E+017">
            <text:p>781378617733329000</text:p>
          </table:table-cell>
          <table:table-cell office:value-type="string">
            <text:p>Jolteon</text:p>
          </table:table-cell>
          <table:table-cell office:value-type="string">
            <text:p>09/29/16 06:22 AM</text:p>
          </table:table-cell>
          <table:table-cell office:value-type="float" office:value="34.1499964643">
            <text:p>34.1499964643</text:p>
          </table:table-cell>
          <table:table-cell office:value-type="float" office:value="-118.0401529169">
            <text:p>-118.0401529169</text:p>
          </table:table-cell>
        </table:table-row>
        <table:table-row table:style-name="ro1">
          <table:table-cell office:value-type="float" office:value="7.81378183161455E+017">
            <text:p>781378183161455000</text:p>
          </table:table-cell>
          <table:table-cell office:value-type="string">
            <text:p>Rapidash</text:p>
          </table:table-cell>
          <table:table-cell office:value-type="string">
            <text:p>09/29/16 06:20 AM</text:p>
          </table:table-cell>
          <table:table-cell office:value-type="float" office:value="34.1537931143">
            <text:p>34.1537931143</text:p>
          </table:table-cell>
          <table:table-cell office:value-type="float" office:value="-118.0312794151">
            <text:p>-118.0312794151</text:p>
          </table:table-cell>
        </table:table-row>
        <table:table-row table:style-name="ro1">
          <table:table-cell office:value-type="float" office:value="7.81378055130354E+017">
            <text:p>781378055130354000</text:p>
          </table:table-cell>
          <table:table-cell office:value-type="string">
            <text:p>Jolteon</text:p>
          </table:table-cell>
          <table:table-cell office:value-type="string">
            <text:p>09/29/16 06:20 AM</text:p>
          </table:table-cell>
          <table:table-cell office:value-type="float" office:value="34.1007553297">
            <text:p>34.1007553297</text:p>
          </table:table-cell>
          <table:table-cell office:value-type="float" office:value="-118.0614657968">
            <text:p>-118.0614657968</text:p>
          </table:table-cell>
        </table:table-row>
        <table:table-row table:style-name="ro1">
          <table:table-cell office:value-type="float" office:value="7.81377894358536E+017">
            <text:p>781377894358536000</text:p>
          </table:table-cell>
          <table:table-cell office:value-type="string">
            <text:p>Chansey</text:p>
          </table:table-cell>
          <table:table-cell office:value-type="string">
            <text:p>09/29/16 06:19 AM</text:p>
          </table:table-cell>
          <table:table-cell office:value-type="float" office:value="34.1303216106">
            <text:p>34.1303216106</text:p>
          </table:table-cell>
          <table:table-cell office:value-type="float" office:value="-118.049117446">
            <text:p>-118.049117446</text:p>
          </table:table-cell>
        </table:table-row>
        <table:table-row table:style-name="ro1">
          <table:table-cell office:value-type="float" office:value="7.81377768965616E+017">
            <text:p>781377768965616000</text:p>
          </table:table-cell>
          <table:table-cell office:value-type="string">
            <text:p>Clefable</text:p>
          </table:table-cell>
          <table:table-cell office:value-type="string">
            <text:p>09/29/16 06:19 AM</text:p>
          </table:table-cell>
          <table:table-cell office:value-type="float" office:value="34.1630017153">
            <text:p>34.1630017153</text:p>
          </table:table-cell>
          <table:table-cell office:value-type="float" office:value="-118.0493918632">
            <text:p>-118.0493918632</text:p>
          </table:table-cell>
        </table:table-row>
        <table:table-row table:style-name="ro1">
          <table:table-cell office:value-type="float" office:value="7.81377457265844E+017">
            <text:p>781377457265844000</text:p>
          </table:table-cell>
          <table:table-cell office:value-type="string">
            <text:p>Jolteon</text:p>
          </table:table-cell>
          <table:table-cell office:value-type="string">
            <text:p>09/29/16 06:17 AM</text:p>
          </table:table-cell>
          <table:table-cell office:value-type="float" office:value="34.105865918">
            <text:p>34.105865918</text:p>
          </table:table-cell>
          <table:table-cell office:value-type="float" office:value="-118.0641182926">
            <text:p>-118.0641182926</text:p>
          </table:table-cell>
        </table:table-row>
        <table:table-row table:style-name="ro1">
          <table:table-cell office:value-type="float" office:value="7.81377329540899E+017">
            <text:p>781377329540899000</text:p>
          </table:table-cell>
          <table:table-cell office:value-type="string">
            <text:p>Jynx</text:p>
          </table:table-cell>
          <table:table-cell office:value-type="string">
            <text:p>09/29/16 06:17 AM</text:p>
          </table:table-cell>
          <table:table-cell office:value-type="float" office:value="34.1383785703">
            <text:p>34.1383785703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81377036061254E+017">
            <text:p>781377036061254000</text:p>
          </table:table-cell>
          <table:table-cell office:value-type="string">
            <text:p>Snorlax</text:p>
          </table:table-cell>
          <table:table-cell office:value-type="string">
            <text:p>09/29/16 06:16 AM</text:p>
          </table:table-cell>
          <table:table-cell office:value-type="float" office:value="34.10771757">
            <text:p>34.10771757</text:p>
          </table:table-cell>
          <table:table-cell office:value-type="float" office:value="-118.0235947862">
            <text:p>-118.0235947862</text:p>
          </table:table-cell>
        </table:table-row>
        <table:table-row table:style-name="ro1">
          <table:table-cell office:value-type="float" office:value="7.81376988078481E+017">
            <text:p>781376988078481000</text:p>
          </table:table-cell>
          <table:table-cell office:value-type="string">
            <text:p>Magmar</text:p>
          </table:table-cell>
          <table:table-cell office:value-type="string">
            <text:p>09/29/16 06:16 AM</text:p>
          </table:table-cell>
          <table:table-cell office:value-type="float" office:value="34.1516502787">
            <text:p>34.1516502787</text:p>
          </table:table-cell>
          <table:table-cell office:value-type="float" office:value="-118.0299071844">
            <text:p>-118.0299071844</text:p>
          </table:table-cell>
        </table:table-row>
        <table:table-row table:style-name="ro1">
          <table:table-cell office:value-type="float" office:value="7.8137668961178E+017">
            <text:p>781376689611780000</text:p>
          </table:table-cell>
          <table:table-cell office:value-type="string">
            <text:p>Beedrill</text:p>
          </table:table-cell>
          <table:table-cell office:value-type="string">
            <text:p>09/29/16 06:14 AM</text:p>
          </table:table-cell>
          <table:table-cell office:value-type="float" office:value="34.1035599037">
            <text:p>34.1035599037</text:p>
          </table:table-cell>
          <table:table-cell office:value-type="float" office:value="-118.0494833355">
            <text:p>-118.0494833355</text:p>
          </table:table-cell>
        </table:table-row>
        <table:table-row table:style-name="ro1">
          <table:table-cell office:value-type="float" office:value="7.81376604081488E+017">
            <text:p>781376604081488000</text:p>
          </table:table-cell>
          <table:table-cell office:value-type="string">
            <text:p>Lickitung</text:p>
          </table:table-cell>
          <table:table-cell office:value-type="string">
            <text:p>09/29/16 06:14 AM</text:p>
          </table:table-cell>
          <table:table-cell office:value-type="float" office:value="34.118162059">
            <text:p>34.118162059</text:p>
          </table:table-cell>
          <table:table-cell office:value-type="float" office:value="-118.0458244065">
            <text:p>-118.0458244065</text:p>
          </table:table-cell>
        </table:table-row>
        <table:table-row table:style-name="ro1">
          <table:table-cell office:value-type="float" office:value="7.81372003211096E+017">
            <text:p>781372003211096000</text:p>
          </table:table-cell>
          <table:table-cell office:value-type="string">
            <text:p>Jolteon</text:p>
          </table:table-cell>
          <table:table-cell office:value-type="string">
            <text:p>09/29/16 05:56 AM</text:p>
          </table:table-cell>
          <table:table-cell office:value-type="float" office:value="34.0985349025">
            <text:p>34.0985349025</text:p>
          </table:table-cell>
          <table:table-cell office:value-type="float" office:value="-118.0571668394">
            <text:p>-118.0571668394</text:p>
          </table:table-cell>
        </table:table-row>
        <table:table-row table:style-name="ro1">
          <table:table-cell office:value-type="float" office:value="7.81370610458858E+017">
            <text:p>781370610458858000</text:p>
          </table:table-cell>
          <table:table-cell office:value-type="string">
            <text:p>Flareon</text:p>
          </table:table-cell>
          <table:table-cell office:value-type="string">
            <text:p>09/29/16 05:50 AM</text:p>
          </table:table-cell>
          <table:table-cell office:value-type="float" office:value="34.1393194151">
            <text:p>34.1393194151</text:p>
          </table:table-cell>
          <table:table-cell office:value-type="float" office:value="-118.0263393348">
            <text:p>-118.0263393348</text:p>
          </table:table-cell>
        </table:table-row>
        <table:table-row table:style-name="ro1">
          <table:table-cell office:value-type="float" office:value="7.81367724748317E+017">
            <text:p>781367724748317000</text:p>
          </table:table-cell>
          <table:table-cell office:value-type="string">
            <text:p>Golem</text:p>
          </table:table-cell>
          <table:table-cell office:value-type="string">
            <text:p>09/29/16 05:39 AM</text:p>
          </table:table-cell>
          <table:table-cell office:value-type="float" office:value="34.1190685166">
            <text:p>34.1190685166</text:p>
          </table:table-cell>
          <table:table-cell office:value-type="float" office:value="-118.0230458714">
            <text:p>-118.0230458714</text:p>
          </table:table-cell>
        </table:table-row>
        <table:table-row table:style-name="ro1">
          <table:table-cell office:value-type="float" office:value="7.81365301145248E+017">
            <text:p>781365301145248000</text:p>
          </table:table-cell>
          <table:table-cell office:value-type="string">
            <text:p>Chansey</text:p>
          </table:table-cell>
          <table:table-cell office:value-type="string">
            <text:p>09/29/16 05:29 AM</text:p>
          </table:table-cell>
          <table:table-cell office:value-type="float" office:value="34.1066635243">
            <text:p>34.1066635243</text:p>
          </table:table-cell>
          <table:table-cell office:value-type="float" office:value="-118.058630326">
            <text:p>-118.058630326</text:p>
          </table:table-cell>
        </table:table-row>
        <table:table-row table:style-name="ro1">
          <table:table-cell office:value-type="float" office:value="7.81365273953612E+017">
            <text:p>781365273953612000</text:p>
          </table:table-cell>
          <table:table-cell office:value-type="string">
            <text:p>Magmar</text:p>
          </table:table-cell>
          <table:table-cell office:value-type="string">
            <text:p>09/29/16 05:29 AM</text:p>
          </table:table-cell>
          <table:table-cell office:value-type="float" office:value="34.1044682255">
            <text:p>34.1044682255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364199653945E+017">
            <text:p>781364199653945000</text:p>
          </table:table-cell>
          <table:table-cell office:value-type="string">
            <text:p>Arcanine</text:p>
          </table:table-cell>
          <table:table-cell office:value-type="string">
            <text:p>09/29/16 05:25 AM</text:p>
          </table:table-cell>
          <table:table-cell office:value-type="float" office:value="34.164681265">
            <text:p>34.164681265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81362651104293E+017">
            <text:p>781362651104293000</text:p>
          </table:table-cell>
          <table:table-cell office:value-type="string">
            <text:p>Nidoqueen</text:p>
          </table:table-cell>
          <table:table-cell office:value-type="string">
            <text:p>09/29/16 05:19 AM</text:p>
          </table:table-cell>
          <table:table-cell office:value-type="float" office:value="34.1578348933">
            <text:p>34.1578348933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81361967994855E+017">
            <text:p>781361967994855000</text:p>
          </table:table-cell>
          <table:table-cell office:value-type="string">
            <text:p>Rapidash</text:p>
          </table:table-cell>
          <table:table-cell office:value-type="string">
            <text:p>09/29/16 05:16 AM</text:p>
          </table:table-cell>
          <table:table-cell office:value-type="float" office:value="34.1245953077">
            <text:p>34.1245953077</text:p>
          </table:table-cell>
          <table:table-cell office:value-type="float" office:value="-118.0554289333">
            <text:p>-118.0554289333</text:p>
          </table:table-cell>
        </table:table-row>
        <table:table-row table:style-name="ro1">
          <table:table-cell office:value-type="float" office:value="7.81361296834826E+017">
            <text:p>781361296834826000</text:p>
          </table:table-cell>
          <table:table-cell office:value-type="string">
            <text:p>Golem</text:p>
          </table:table-cell>
          <table:table-cell office:value-type="string">
            <text:p>09/29/16 05:13 AM</text:p>
          </table:table-cell>
          <table:table-cell office:value-type="float" office:value="34.1504203412">
            <text:p>34.1504203412</text:p>
          </table:table-cell>
          <table:table-cell office:value-type="float" office:value="-118.0196608591">
            <text:p>-118.0196608591</text:p>
          </table:table-cell>
        </table:table-row>
        <table:table-row table:style-name="ro1">
          <table:table-cell office:value-type="float" office:value="7.81360637054038E+017">
            <text:p>781360637054038000</text:p>
          </table:table-cell>
          <table:table-cell office:value-type="string">
            <text:p>Nidoqueen</text:p>
          </table:table-cell>
          <table:table-cell office:value-type="string">
            <text:p>09/29/16 05:11 AM</text:p>
          </table:table-cell>
          <table:table-cell office:value-type="float" office:value="34.1548873035">
            <text:p>34.1548873035</text:p>
          </table:table-cell>
          <table:table-cell office:value-type="float" office:value="-118.0427142574">
            <text:p>-118.0427142574</text:p>
          </table:table-cell>
        </table:table-row>
        <table:table-row table:style-name="ro1">
          <table:table-cell office:value-type="float" office:value="7.81360204071916E+017">
            <text:p>781360204071916000</text:p>
          </table:table-cell>
          <table:table-cell office:value-type="string">
            <text:p>Flareon</text:p>
          </table:table-cell>
          <table:table-cell office:value-type="string">
            <text:p>09/29/16 05:09 AM</text:p>
          </table:table-cell>
          <table:table-cell office:value-type="float" office:value="34.1262661361">
            <text:p>34.1262661361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81359023522144E+017">
            <text:p>781359023522144000</text:p>
          </table:table-cell>
          <table:table-cell office:value-type="string">
            <text:p>Alakazam</text:p>
          </table:table-cell>
          <table:table-cell office:value-type="string">
            <text:p>09/29/16 05:04 AM</text:p>
          </table:table-cell>
          <table:table-cell office:value-type="float" office:value="34.1486377948">
            <text:p>34.1486377948</text:p>
          </table:table-cell>
          <table:table-cell office:value-type="float" office:value="-118.0203927591">
            <text:p>-118.0203927591</text:p>
          </table:table-cell>
        </table:table-row>
        <table:table-row table:style-name="ro1">
          <table:table-cell office:value-type="float" office:value="7.8135871164201E+017">
            <text:p>781358711642010000</text:p>
          </table:table-cell>
          <table:table-cell office:value-type="string">
            <text:p>Magmar</text:p>
          </table:table-cell>
          <table:table-cell office:value-type="string">
            <text:p>09/29/16 05:03 AM</text:p>
          </table:table-cell>
          <table:table-cell office:value-type="float" office:value="34.1040347413">
            <text:p>34.1040347413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358368959017E+017">
            <text:p>781358368959017000</text:p>
          </table:table-cell>
          <table:table-cell office:value-type="string">
            <text:p>Hitmonchan</text:p>
          </table:table-cell>
          <table:table-cell office:value-type="string">
            <text:p>09/29/16 05:02 AM</text:p>
          </table:table-cell>
          <table:table-cell office:value-type="float" office:value="34.1135027663">
            <text:p>34.1135027663</text:p>
          </table:table-cell>
          <table:table-cell office:value-type="float" office:value="-118.0617401948">
            <text:p>-118.0617401948</text:p>
          </table:table-cell>
        </table:table-row>
        <table:table-row table:style-name="ro1">
          <table:table-cell office:value-type="float" office:value="7.8135783327094E+017">
            <text:p>781357833270940000</text:p>
          </table:table-cell>
          <table:table-cell office:value-type="string">
            <text:p>Exeggutor</text:p>
          </table:table-cell>
          <table:table-cell office:value-type="string">
            <text:p>09/29/16 04:59 AM</text:p>
          </table:table-cell>
          <table:table-cell office:value-type="float" office:value="34.1172738269">
            <text:p>34.1172738269</text:p>
          </table:table-cell>
          <table:table-cell office:value-type="float" office:value="-118.019935322">
            <text:p>-118.019935322</text:p>
          </table:table-cell>
        </table:table-row>
        <table:table-row table:style-name="ro1">
          <table:table-cell office:value-type="float" office:value="7.81356992682091E+017">
            <text:p>781356992682091000</text:p>
          </table:table-cell>
          <table:table-cell office:value-type="string">
            <text:p>Ninetales</text:p>
          </table:table-cell>
          <table:table-cell office:value-type="string">
            <text:p>09/29/16 04:56 AM</text:p>
          </table:table-cell>
          <table:table-cell office:value-type="float" office:value="34.1529662746">
            <text:p>34.1529662746</text:p>
          </table:table-cell>
          <table:table-cell office:value-type="float" office:value="-118.0342982853">
            <text:p>-118.0342982853</text:p>
          </table:table-cell>
        </table:table-row>
        <table:table-row table:style-name="ro1">
          <table:table-cell office:value-type="float" office:value="7.81356841544487E+017">
            <text:p>781356841544487000</text:p>
          </table:table-cell>
          <table:table-cell office:value-type="string">
            <text:p>Magmar</text:p>
          </table:table-cell>
          <table:table-cell office:value-type="string">
            <text:p>09/29/16 04:56 AM</text:p>
          </table:table-cell>
          <table:table-cell office:value-type="float" office:value="34.1044230241">
            <text:p>34.1044230241</text:p>
          </table:table-cell>
          <table:table-cell office:value-type="float" office:value="-118.016824718">
            <text:p>-118.016824718</text:p>
          </table:table-cell>
        </table:table-row>
        <table:table-row table:style-name="ro1">
          <table:table-cell office:value-type="float" office:value="7.81356698833347E+017">
            <text:p>781356698833347000</text:p>
          </table:table-cell>
          <table:table-cell office:value-type="string">
            <text:p>Magmar</text:p>
          </table:table-cell>
          <table:table-cell office:value-type="string">
            <text:p>09/29/16 04:55 AM</text:p>
          </table:table-cell>
          <table:table-cell office:value-type="float" office:value="34.1194972058">
            <text:p>34.1194972058</text:p>
          </table:table-cell>
          <table:table-cell office:value-type="float" office:value="-118.0614657968">
            <text:p>-118.0614657968</text:p>
          </table:table-cell>
        </table:table-row>
        <table:table-row table:style-name="ro1">
          <table:table-cell office:value-type="float" office:value="7.81356278887002E+017">
            <text:p>781356278887002000</text:p>
          </table:table-cell>
          <table:table-cell office:value-type="string">
            <text:p>Flareon</text:p>
          </table:table-cell>
          <table:table-cell office:value-type="string">
            <text:p>09/29/16 04:53 AM</text:p>
          </table:table-cell>
          <table:table-cell office:value-type="float" office:value="34.1512725357">
            <text:p>34.1512725357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81355223176446E+017">
            <text:p>781355223176446000</text:p>
          </table:table-cell>
          <table:table-cell office:value-type="string">
            <text:p>Chansey</text:p>
          </table:table-cell>
          <table:table-cell office:value-type="string">
            <text:p>09/29/16 04:49 AM</text:p>
          </table:table-cell>
          <table:table-cell office:value-type="float" office:value="34.1163198724">
            <text:p>34.1163198724</text:p>
          </table:table-cell>
          <table:table-cell office:value-type="float" office:value="-118.0458244065">
            <text:p>-118.0458244065</text:p>
          </table:table-cell>
        </table:table-row>
        <table:table-row table:style-name="ro1">
          <table:table-cell office:value-type="float" office:value="7.81354422517441E+017">
            <text:p>781354422517441000</text:p>
          </table:table-cell>
          <table:table-cell office:value-type="string">
            <text:p>Chansey</text:p>
          </table:table-cell>
          <table:table-cell office:value-type="string">
            <text:p>09/29/16 04:46 AM</text:p>
          </table:table-cell>
          <table:table-cell office:value-type="float" office:value="34.1028437899">
            <text:p>34.1028437899</text:p>
          </table:table-cell>
          <table:table-cell office:value-type="float" office:value="-118.0316453415">
            <text:p>-118.0316453415</text:p>
          </table:table-cell>
        </table:table-row>
        <table:table-row table:style-name="ro1">
          <table:table-cell office:value-type="float" office:value="7.81353869443895E+017">
            <text:p>781353869443895000</text:p>
          </table:table-cell>
          <table:table-cell office:value-type="string">
            <text:p>Omastar</text:p>
          </table:table-cell>
          <table:table-cell office:value-type="string">
            <text:p>09/29/16 04:44 AM</text:p>
          </table:table-cell>
          <table:table-cell office:value-type="float" office:value="34.1396577934">
            <text:p>34.1396577934</text:p>
          </table:table-cell>
          <table:table-cell office:value-type="float" office:value="-118.012982132">
            <text:p>-118.012982132</text:p>
          </table:table-cell>
        </table:table-row>
        <table:table-row table:style-name="ro1">
          <table:table-cell office:value-type="float" office:value="7.81353478379541E+017">
            <text:p>781353478379541000</text:p>
          </table:table-cell>
          <table:table-cell office:value-type="string">
            <text:p>Rapidash</text:p>
          </table:table-cell>
          <table:table-cell office:value-type="string">
            <text:p>09/29/16 04:42 AM</text:p>
          </table:table-cell>
          <table:table-cell office:value-type="float" office:value="34.1109763704">
            <text:p>34.1109763704</text:p>
          </table:table-cell>
          <table:table-cell office:value-type="float" office:value="-118.0301816314">
            <text:p>-118.0301816314</text:p>
          </table:table-cell>
        </table:table-row>
        <table:table-row table:style-name="ro1">
          <table:table-cell office:value-type="float" office:value="7.81353415053971E+017">
            <text:p>781353415053971000</text:p>
          </table:table-cell>
          <table:table-cell office:value-type="string">
            <text:p>Dragonite</text:p>
          </table:table-cell>
          <table:table-cell office:value-type="string">
            <text:p>09/29/16 04:42 AM</text:p>
          </table:table-cell>
          <table:table-cell office:value-type="float" office:value="34.1548740467">
            <text:p>34.1548740467</text:p>
          </table:table-cell>
          <table:table-cell office:value-type="float" office:value="-118.0291753237">
            <text:p>-118.0291753237</text:p>
          </table:table-cell>
        </table:table-row>
        <table:table-row table:style-name="ro1">
          <table:table-cell office:value-type="float" office:value="7.81353036778058E+017">
            <text:p>781353036778058000</text:p>
          </table:table-cell>
          <table:table-cell office:value-type="string">
            <text:p>Magmar</text:p>
          </table:table-cell>
          <table:table-cell office:value-type="string">
            <text:p>09/29/16 04:40 AM</text:p>
          </table:table-cell>
          <table:table-cell office:value-type="float" office:value="34.1342366394">
            <text:p>34.1342366394</text:p>
          </table:table-cell>
          <table:table-cell office:value-type="float" office:value="-118.0633865736">
            <text:p>-118.0633865736</text:p>
          </table:table-cell>
        </table:table-row>
        <table:table-row table:style-name="ro1">
          <table:table-cell office:value-type="float" office:value="7.81351937971065E+017">
            <text:p>781351937971065000</text:p>
          </table:table-cell>
          <table:table-cell office:value-type="string">
            <text:p>Beedrill</text:p>
          </table:table-cell>
          <table:table-cell office:value-type="string">
            <text:p>09/29/16 04:36 AM</text:p>
          </table:table-cell>
          <table:table-cell office:value-type="float" office:value="34.1415800423">
            <text:p>34.1415800423</text:p>
          </table:table-cell>
          <table:table-cell office:value-type="float" office:value="-118.020758708">
            <text:p>-118.020758708</text:p>
          </table:table-cell>
        </table:table-row>
        <table:table-row table:style-name="ro1">
          <table:table-cell office:value-type="float" office:value="7.8135143591714E+017">
            <text:p>781351435917140000</text:p>
          </table:table-cell>
          <table:table-cell office:value-type="string">
            <text:p>Hitmonchan</text:p>
          </table:table-cell>
          <table:table-cell office:value-type="string">
            <text:p>09/29/16 04:34 AM</text:p>
          </table:table-cell>
          <table:table-cell office:value-type="float" office:value="34.1006271678">
            <text:p>34.1006271678</text:p>
          </table:table-cell>
          <table:table-cell office:value-type="float" office:value="-118.0483856648">
            <text:p>-118.0483856648</text:p>
          </table:table-cell>
        </table:table-row>
        <table:table-row table:style-name="ro1">
          <table:table-cell office:value-type="float" office:value="7.81350662567109E+017">
            <text:p>781350662567109000</text:p>
          </table:table-cell>
          <table:table-cell office:value-type="string">
            <text:p>Magmar</text:p>
          </table:table-cell>
          <table:table-cell office:value-type="string">
            <text:p>09/29/16 04:31 AM</text:p>
          </table:table-cell>
          <table:table-cell office:value-type="float" office:value="34.1047085853">
            <text:p>34.1047085853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350404655157E+017">
            <text:p>781350404655157000</text:p>
          </table:table-cell>
          <table:table-cell office:value-type="string">
            <text:p>Electabuzz</text:p>
          </table:table-cell>
          <table:table-cell office:value-type="string">
            <text:p>09/29/16 04:30 AM</text:p>
          </table:table-cell>
          <table:table-cell office:value-type="float" office:value="34.1575911949">
            <text:p>34.1575911949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81350294403682E+017">
            <text:p>781350294403682000</text:p>
          </table:table-cell>
          <table:table-cell office:value-type="string">
            <text:p>Chansey</text:p>
          </table:table-cell>
          <table:table-cell office:value-type="string">
            <text:p>09/29/16 04:30 AM</text:p>
          </table:table-cell>
          <table:table-cell office:value-type="float" office:value="34.1049466943">
            <text:p>34.1049466943</text:p>
          </table:table-cell>
          <table:table-cell office:value-type="float" office:value="-118.0344812454">
            <text:p>-118.0344812454</text:p>
          </table:table-cell>
        </table:table-row>
        <table:table-row table:style-name="ro1">
          <table:table-cell office:value-type="float" office:value="7.81350139327754E+017">
            <text:p>781350139327754000</text:p>
          </table:table-cell>
          <table:table-cell office:value-type="string">
            <text:p>Tangela</text:p>
          </table:table-cell>
          <table:table-cell office:value-type="string">
            <text:p>09/29/16 04:29 AM</text:p>
          </table:table-cell>
          <table:table-cell office:value-type="float" office:value="34.1316571992">
            <text:p>34.1316571992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81349682488316E+017">
            <text:p>781349682488316000</text:p>
          </table:table-cell>
          <table:table-cell office:value-type="string">
            <text:p>Rapidash</text:p>
          </table:table-cell>
          <table:table-cell office:value-type="string">
            <text:p>09/29/16 04:27 AM</text:p>
          </table:table-cell>
          <table:table-cell office:value-type="float" office:value="34.1413404977">
            <text:p>34.1413404977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81348818688152E+017">
            <text:p>781348818688152000</text:p>
          </table:table-cell>
          <table:table-cell office:value-type="string">
            <text:p>Flareon</text:p>
          </table:table-cell>
          <table:table-cell office:value-type="string">
            <text:p>09/29/16 04:24 AM</text:p>
          </table:table-cell>
          <table:table-cell office:value-type="float" office:value="34.1267281351">
            <text:p>34.1267281351</text:p>
          </table:table-cell>
          <table:table-cell office:value-type="float" office:value="-118.0529592477">
            <text:p>-118.0529592477</text:p>
          </table:table-cell>
        </table:table-row>
        <table:table-row table:style-name="ro1">
          <table:table-cell office:value-type="float" office:value="7.81348596025143E+017">
            <text:p>781348596025143000</text:p>
          </table:table-cell>
          <table:table-cell office:value-type="string">
            <text:p>Nidoqueen</text:p>
          </table:table-cell>
          <table:table-cell office:value-type="string">
            <text:p>09/29/16 04:23 AM</text:p>
          </table:table-cell>
          <table:table-cell office:value-type="float" office:value="34.1610189457">
            <text:p>34.1610189457</text:p>
          </table:table-cell>
          <table:table-cell office:value-type="float" office:value="-118.0431716357">
            <text:p>-118.0431716357</text:p>
          </table:table-cell>
        </table:table-row>
        <table:table-row table:style-name="ro1">
          <table:table-cell office:value-type="float" office:value="7.81348558704415E+017">
            <text:p>781348558704415000</text:p>
          </table:table-cell>
          <table:table-cell office:value-type="string">
            <text:p>Butterfree</text:p>
          </table:table-cell>
          <table:table-cell office:value-type="string">
            <text:p>09/29/16 04:23 AM</text:p>
          </table:table-cell>
          <table:table-cell office:value-type="float" office:value="34.1139665971">
            <text:p>34.1139665971</text:p>
          </table:table-cell>
          <table:table-cell office:value-type="float" office:value="-118.0391466659">
            <text:p>-118.0391466659</text:p>
          </table:table-cell>
        </table:table-row>
        <table:table-row table:style-name="ro1">
          <table:table-cell office:value-type="float" office:value="7.81347395246232E+017">
            <text:p>781347395246232000</text:p>
          </table:table-cell>
          <table:table-cell office:value-type="string">
            <text:p>Raichu</text:p>
          </table:table-cell>
          <table:table-cell office:value-type="string">
            <text:p>09/29/16 04:18 AM</text:p>
          </table:table-cell>
          <table:table-cell office:value-type="float" office:value="34.1387080476">
            <text:p>34.1387080476</text:p>
          </table:table-cell>
          <table:table-cell office:value-type="float" office:value="-118.0246011256">
            <text:p>-118.0246011256</text:p>
          </table:table-cell>
        </table:table-row>
        <table:table-row table:style-name="ro1">
          <table:table-cell office:value-type="float" office:value="7.81344778965311E+017">
            <text:p>781344778965311000</text:p>
          </table:table-cell>
          <table:table-cell office:value-type="string">
            <text:p>Golem</text:p>
          </table:table-cell>
          <table:table-cell office:value-type="string">
            <text:p>09/29/16 04:08 AM</text:p>
          </table:table-cell>
          <table:table-cell office:value-type="float" office:value="34.1614474508">
            <text:p>34.1614474508</text:p>
          </table:table-cell>
          <table:table-cell office:value-type="float" office:value="-118.0407932555">
            <text:p>-118.0407932555</text:p>
          </table:table-cell>
        </table:table-row>
        <table:table-row table:style-name="ro1">
          <table:table-cell office:value-type="float" office:value="7.81344512501174E+017">
            <text:p>781344512501174000</text:p>
          </table:table-cell>
          <table:table-cell office:value-type="string">
            <text:p>Jynx</text:p>
          </table:table-cell>
          <table:table-cell office:value-type="string">
            <text:p>09/29/16 04:07 AM</text:p>
          </table:table-cell>
          <table:table-cell office:value-type="float" office:value="34.1385404919">
            <text:p>34.1385404919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81344363863421E+017">
            <text:p>781344363863421000</text:p>
          </table:table-cell>
          <table:table-cell office:value-type="string">
            <text:p>Jynx</text:p>
          </table:table-cell>
          <table:table-cell office:value-type="string">
            <text:p>09/29/16 04:06 AM</text:p>
          </table:table-cell>
          <table:table-cell office:value-type="float" office:value="34.1383785703">
            <text:p>34.1383785703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81344132484575E+017">
            <text:p>781344132484575000</text:p>
          </table:table-cell>
          <table:table-cell office:value-type="string">
            <text:p>Dratini</text:p>
          </table:table-cell>
          <table:table-cell office:value-type="string">
            <text:p>09/29/16 04:05 AM</text:p>
          </table:table-cell>
          <table:table-cell office:value-type="float" office:value="34.1228207402">
            <text:p>34.1228207402</text:p>
          </table:table-cell>
          <table:table-cell office:value-type="float" office:value="-118.0383233654">
            <text:p>-118.0383233654</text:p>
          </table:table-cell>
        </table:table-row>
        <table:table-row table:style-name="ro1">
          <table:table-cell office:value-type="float" office:value="7.8134412153743E+017">
            <text:p>781344121537430000</text:p>
          </table:table-cell>
          <table:table-cell office:value-type="string">
            <text:p>Charmeleon</text:p>
          </table:table-cell>
          <table:table-cell office:value-type="string">
            <text:p>09/29/16 04:05 AM</text:p>
          </table:table-cell>
          <table:table-cell office:value-type="float" office:value="34.1606590504">
            <text:p>34.1606590504</text:p>
          </table:table-cell>
          <table:table-cell office:value-type="float" office:value="-118.0501236402">
            <text:p>-118.0501236402</text:p>
          </table:table-cell>
        </table:table-row>
        <table:table-row table:style-name="ro1">
          <table:table-cell office:value-type="float" office:value="7.81343952070771E+017">
            <text:p>781343952070771000</text:p>
          </table:table-cell>
          <table:table-cell office:value-type="string">
            <text:p>Flareon</text:p>
          </table:table-cell>
          <table:table-cell office:value-type="string">
            <text:p>09/29/16 04:04 AM</text:p>
          </table:table-cell>
          <table:table-cell office:value-type="float" office:value="34.1078333801">
            <text:p>34.1078333801</text:p>
          </table:table-cell>
          <table:table-cell office:value-type="float" office:value="-118.0513127715">
            <text:p>-118.0513127715</text:p>
          </table:table-cell>
        </table:table-row>
        <table:table-row table:style-name="ro1">
          <table:table-cell office:value-type="float" office:value="7.81343086228013E+017">
            <text:p>781343086228013000</text:p>
          </table:table-cell>
          <table:table-cell office:value-type="string">
            <text:p>Lickitung</text:p>
          </table:table-cell>
          <table:table-cell office:value-type="string">
            <text:p>09/29/16 04:01 AM</text:p>
          </table:table-cell>
          <table:table-cell office:value-type="float" office:value="34.1127367998">
            <text:p>34.1127367998</text:p>
          </table:table-cell>
          <table:table-cell office:value-type="float" office:value="-118.0146289648">
            <text:p>-118.0146289648</text:p>
          </table:table-cell>
        </table:table-row>
        <table:table-row table:style-name="ro1">
          <table:table-cell office:value-type="float" office:value="7.81342833521209E+017">
            <text:p>781342833521209000</text:p>
          </table:table-cell>
          <table:table-cell office:value-type="string">
            <text:p>Ivysaur</text:p>
          </table:table-cell>
          <table:table-cell office:value-type="string">
            <text:p>09/29/16 04:00 AM</text:p>
          </table:table-cell>
          <table:table-cell office:value-type="float" office:value="34.1422036782">
            <text:p>34.1422036782</text:p>
          </table:table-cell>
          <table:table-cell office:value-type="float" office:value="-118.0227714133">
            <text:p>-118.0227714133</text:p>
          </table:table-cell>
        </table:table-row>
        <table:table-row table:style-name="ro1">
          <table:table-cell office:value-type="float" office:value="7.81342384621703E+017">
            <text:p>781342384621703000</text:p>
          </table:table-cell>
          <table:table-cell office:value-type="string">
            <text:p>Raichu</text:p>
          </table:table-cell>
          <table:table-cell office:value-type="string">
            <text:p>09/29/16 03:58 AM</text:p>
          </table:table-cell>
          <table:table-cell office:value-type="float" office:value="34.1168371004">
            <text:p>34.1168371004</text:p>
          </table:table-cell>
          <table:table-cell office:value-type="float" office:value="-118.0592705976">
            <text:p>-118.0592705976</text:p>
          </table:table-cell>
        </table:table-row>
        <table:table-row table:style-name="ro1">
          <table:table-cell office:value-type="float" office:value="7.81341951299686E+017">
            <text:p>781341951299686000</text:p>
          </table:table-cell>
          <table:table-cell office:value-type="string">
            <text:p>Nidoqueen</text:p>
          </table:table-cell>
          <table:table-cell office:value-type="string">
            <text:p>09/29/16 03:56 AM</text:p>
          </table:table-cell>
          <table:table-cell office:value-type="float" office:value="34.1610189457">
            <text:p>34.1610189457</text:p>
          </table:table-cell>
          <table:table-cell office:value-type="float" office:value="-118.0431716357">
            <text:p>-118.0431716357</text:p>
          </table:table-cell>
        </table:table-row>
        <table:table-row table:style-name="ro1">
          <table:table-cell office:value-type="float" office:value="7.81341738593952E+017">
            <text:p>781341738593952000</text:p>
          </table:table-cell>
          <table:table-cell office:value-type="string">
            <text:p>Magmar</text:p>
          </table:table-cell>
          <table:table-cell office:value-type="string">
            <text:p>09/29/16 03:56 AM</text:p>
          </table:table-cell>
          <table:table-cell office:value-type="float" office:value="34.1044230241">
            <text:p>34.1044230241</text:p>
          </table:table-cell>
          <table:table-cell office:value-type="float" office:value="-118.016824718">
            <text:p>-118.016824718</text:p>
          </table:table-cell>
        </table:table-row>
        <table:table-row table:style-name="ro1">
          <table:table-cell office:value-type="float" office:value="7.81341610588017E+017">
            <text:p>781341610588017000</text:p>
          </table:table-cell>
          <table:table-cell office:value-type="string">
            <text:p>Raichu</text:p>
          </table:table-cell>
          <table:table-cell office:value-type="string">
            <text:p>09/29/16 03:55 AM</text:p>
          </table:table-cell>
          <table:table-cell office:value-type="float" office:value="34.1530941168">
            <text:p>34.1530941168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81339601382146E+017">
            <text:p>781339601382146000</text:p>
          </table:table-cell>
          <table:table-cell office:value-type="string">
            <text:p>Jolteon</text:p>
          </table:table-cell>
          <table:table-cell office:value-type="string">
            <text:p>09/29/16 03:47 AM</text:p>
          </table:table-cell>
          <table:table-cell office:value-type="float" office:value="34.1615559245">
            <text:p>34.1615559245</text:p>
          </table:table-cell>
          <table:table-cell office:value-type="float" office:value="-118.0474709339">
            <text:p>-118.0474709339</text:p>
          </table:table-cell>
        </table:table-row>
        <table:table-row table:style-name="ro1">
          <table:table-cell office:value-type="float" office:value="7.81338761451836E+017">
            <text:p>781338761451836000</text:p>
          </table:table-cell>
          <table:table-cell office:value-type="string">
            <text:p>Beedrill</text:p>
          </table:table-cell>
          <table:table-cell office:value-type="string">
            <text:p>09/29/16 03:44 AM</text:p>
          </table:table-cell>
          <table:table-cell office:value-type="float" office:value="34.1040165078">
            <text:p>34.1040165078</text:p>
          </table:table-cell>
          <table:table-cell office:value-type="float" office:value="-118.0531421886">
            <text:p>-118.0531421886</text:p>
          </table:table-cell>
        </table:table-row>
        <table:table-row table:style-name="ro1">
          <table:table-cell office:value-type="float" office:value="7.81338175117464E+017">
            <text:p>781338175117464000</text:p>
          </table:table-cell>
          <table:table-cell office:value-type="string">
            <text:p>Jolteon</text:p>
          </table:table-cell>
          <table:table-cell office:value-type="string">
            <text:p>09/29/16 03:41 AM</text:p>
          </table:table-cell>
          <table:table-cell office:value-type="float" office:value="34.116290548">
            <text:p>34.116290548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81337470751297E+017">
            <text:p>781337470751297000</text:p>
          </table:table-cell>
          <table:table-cell office:value-type="string">
            <text:p>Snorlax</text:p>
          </table:table-cell>
          <table:table-cell office:value-type="string">
            <text:p>09/29/16 03:39 AM</text:p>
          </table:table-cell>
          <table:table-cell office:value-type="float" office:value="34.1230458825">
            <text:p>34.1230458825</text:p>
          </table:table-cell>
          <table:table-cell office:value-type="float" office:value="-118.0176481185">
            <text:p>-118.0176481185</text:p>
          </table:table-cell>
        </table:table-row>
        <table:table-row table:style-name="ro1">
          <table:table-cell office:value-type="float" office:value="7.81337231143408E+017">
            <text:p>781337231143408000</text:p>
          </table:table-cell>
          <table:table-cell office:value-type="string">
            <text:p>Charmeleon</text:p>
          </table:table-cell>
          <table:table-cell office:value-type="string">
            <text:p>09/29/16 03:38 AM</text:p>
          </table:table-cell>
          <table:table-cell office:value-type="float" office:value="34.1300976175">
            <text:p>34.1300976175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81336917098934E+017">
            <text:p>781336917098934000</text:p>
          </table:table-cell>
          <table:table-cell office:value-type="string">
            <text:p>Jolteon</text:p>
          </table:table-cell>
          <table:table-cell office:value-type="string">
            <text:p>09/29/16 03:36 AM</text:p>
          </table:table-cell>
          <table:table-cell office:value-type="float" office:value="34.125723557">
            <text:p>34.125723557</text:p>
          </table:table-cell>
          <table:table-cell office:value-type="float" office:value="-118.0537824801">
            <text:p>-118.0537824801</text:p>
          </table:table-cell>
        </table:table-row>
        <table:table-row table:style-name="ro1">
          <table:table-cell office:value-type="float" office:value="7.81336909368861E+017">
            <text:p>781336909368861000</text:p>
          </table:table-cell>
          <table:table-cell office:value-type="string">
            <text:p>Flareon</text:p>
          </table:table-cell>
          <table:table-cell office:value-type="string">
            <text:p>09/29/16 03:36 AM</text:p>
          </table:table-cell>
          <table:table-cell office:value-type="float" office:value="34.108025177">
            <text:p>34.108025177</text:p>
          </table:table-cell>
          <table:table-cell office:value-type="float" office:value="-118.058630326">
            <text:p>-118.058630326</text:p>
          </table:table-cell>
        </table:table-row>
        <table:table-row table:style-name="ro1">
          <table:table-cell office:value-type="float" office:value="7.81336019220042E+017">
            <text:p>781336019220042000</text:p>
          </table:table-cell>
          <table:table-cell office:value-type="string">
            <text:p>Wigglytuff</text:p>
          </table:table-cell>
          <table:table-cell office:value-type="string">
            <text:p>09/29/16 03:33 AM</text:p>
          </table:table-cell>
          <table:table-cell office:value-type="float" office:value="34.1080425552">
            <text:p>34.1080425552</text:p>
          </table:table-cell>
          <table:table-cell office:value-type="float" office:value="-118.0608255332">
            <text:p>-118.0608255332</text:p>
          </table:table-cell>
        </table:table-row>
        <table:table-row table:style-name="ro1">
          <table:table-cell office:value-type="float" office:value="7.81335992397541E+017">
            <text:p>781335992397541000</text:p>
          </table:table-cell>
          <table:table-cell office:value-type="string">
            <text:p>Butterfree</text:p>
          </table:table-cell>
          <table:table-cell office:value-type="string">
            <text:p>09/29/16 03:33 AM</text:p>
          </table:table-cell>
          <table:table-cell office:value-type="float" office:value="34.1539236587">
            <text:p>34.1539236587</text:p>
          </table:table-cell>
          <table:table-cell office:value-type="float" office:value="-118.0330175588">
            <text:p>-118.0330175588</text:p>
          </table:table-cell>
        </table:table-row>
        <table:table-row table:style-name="ro1">
          <table:table-cell office:value-type="float" office:value="7.81335708266996E+017">
            <text:p>781335708266996000</text:p>
          </table:table-cell>
          <table:table-cell office:value-type="string">
            <text:p>Rapidash</text:p>
          </table:table-cell>
          <table:table-cell office:value-type="string">
            <text:p>09/29/16 03:32 AM</text:p>
          </table:table-cell>
          <table:table-cell office:value-type="float" office:value="34.1367449992">
            <text:p>34.1367449992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81335247052943E+017">
            <text:p>781335247052943000</text:p>
          </table:table-cell>
          <table:table-cell office:value-type="string">
            <text:p>Charmeleon</text:p>
          </table:table-cell>
          <table:table-cell office:value-type="string">
            <text:p>09/29/16 03:30 AM</text:p>
          </table:table-cell>
          <table:table-cell office:value-type="float" office:value="34.1156359052">
            <text:p>34.1156359052</text:p>
          </table:table-cell>
          <table:table-cell office:value-type="float" office:value="-118.0550630561">
            <text:p>-118.0550630561</text:p>
          </table:table-cell>
        </table:table-row>
        <table:table-row table:style-name="ro1">
          <table:table-cell office:value-type="float" office:value="7.81334919800689E+017">
            <text:p>781334919800689000</text:p>
          </table:table-cell>
          <table:table-cell office:value-type="string">
            <text:p>Hitmonchan</text:p>
          </table:table-cell>
          <table:table-cell office:value-type="string">
            <text:p>09/29/16 03:28 AM</text:p>
          </table:table-cell>
          <table:table-cell office:value-type="float" office:value="34.1242523315">
            <text:p>34.1242523315</text:p>
          </table:table-cell>
          <table:table-cell office:value-type="float" office:value="-118.0555204024">
            <text:p>-118.0555204024</text:p>
          </table:table-cell>
        </table:table-row>
        <table:table-row table:style-name="ro1">
          <table:table-cell office:value-type="float" office:value="7.81333253672141E+017">
            <text:p>781333253672141000</text:p>
          </table:table-cell>
          <table:table-cell office:value-type="string">
            <text:p>Raichu</text:p>
          </table:table-cell>
          <table:table-cell office:value-type="string">
            <text:p>09/29/16 03:22 AM</text:p>
          </table:table-cell>
          <table:table-cell office:value-type="float" office:value="34.1224575127">
            <text:p>34.1224575127</text:p>
          </table:table-cell>
          <table:table-cell office:value-type="float" office:value="-118.0475624072">
            <text:p>-118.0475624072</text:p>
          </table:table-cell>
        </table:table-row>
        <table:table-row table:style-name="ro1">
          <table:table-cell office:value-type="float" office:value="7.81332784186954E+017">
            <text:p>781332784186954000</text:p>
          </table:table-cell>
          <table:table-cell office:value-type="string">
            <text:p>Electabuzz</text:p>
          </table:table-cell>
          <table:table-cell office:value-type="string">
            <text:p>09/29/16 03:20 AM</text:p>
          </table:table-cell>
          <table:table-cell office:value-type="float" office:value="34.1230510572">
            <text:p>34.1230510572</text:p>
          </table:table-cell>
          <table:table-cell office:value-type="float" office:value="-118.0555204024">
            <text:p>-118.0555204024</text:p>
          </table:table-cell>
        </table:table-row>
        <table:table-row table:style-name="ro1">
          <table:table-cell office:value-type="float" office:value="7.8133271110126E+017">
            <text:p>781332711101260000</text:p>
          </table:table-cell>
          <table:table-cell office:value-type="string">
            <text:p>Snorlax</text:p>
          </table:table-cell>
          <table:table-cell office:value-type="string">
            <text:p>09/29/16 03:20 AM</text:p>
          </table:table-cell>
          <table:table-cell office:value-type="float" office:value="34.1150105673">
            <text:p>34.1150105673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331761988932E+017">
            <text:p>781331761988932000</text:p>
          </table:table-cell>
          <table:table-cell office:value-type="string">
            <text:p>Rapidash</text:p>
          </table:table-cell>
          <table:table-cell office:value-type="string">
            <text:p>09/29/16 03:16 AM</text:p>
          </table:table-cell>
          <table:table-cell office:value-type="float" office:value="34.1292685185">
            <text:p>34.1292685185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8133147072804E+017">
            <text:p>781331470728040000</text:p>
          </table:table-cell>
          <table:table-cell office:value-type="string">
            <text:p>Chansey</text:p>
          </table:table-cell>
          <table:table-cell office:value-type="string">
            <text:p>09/29/16 03:15 AM</text:p>
          </table:table-cell>
          <table:table-cell office:value-type="float" office:value="34.1084246746">
            <text:p>34.1084246746</text:p>
          </table:table-cell>
          <table:table-cell office:value-type="float" office:value="-118.0191119321">
            <text:p>-118.0191119321</text:p>
          </table:table-cell>
        </table:table-row>
        <table:table-row table:style-name="ro1">
          <table:table-cell office:value-type="float" office:value="7.81331149905797E+017">
            <text:p>781331149905797000</text:p>
          </table:table-cell>
          <table:table-cell office:value-type="string">
            <text:p>Jolteon</text:p>
          </table:table-cell>
          <table:table-cell office:value-type="string">
            <text:p>09/29/16 03:13 AM</text:p>
          </table:table-cell>
          <table:table-cell office:value-type="float" office:value="34.1381785801">
            <text:p>34.1381785801</text:p>
          </table:table-cell>
          <table:table-cell office:value-type="float" office:value="-118.0235033005">
            <text:p>-118.0235033005</text:p>
          </table:table-cell>
        </table:table-row>
        <table:table-row table:style-name="ro1">
          <table:table-cell office:value-type="float" office:value="7.81330814122402E+017">
            <text:p>781330814122402000</text:p>
          </table:table-cell>
          <table:table-cell office:value-type="string">
            <text:p>Hitmonchan</text:p>
          </table:table-cell>
          <table:table-cell office:value-type="string">
            <text:p>09/29/16 03:12 AM</text:p>
          </table:table-cell>
          <table:table-cell office:value-type="float" office:value="34.1134105067">
            <text:p>34.1134105067</text:p>
          </table:table-cell>
          <table:table-cell office:value-type="float" office:value="-118.0614657968">
            <text:p>-118.0614657968</text:p>
          </table:table-cell>
        </table:table-row>
        <table:table-row table:style-name="ro1">
          <table:table-cell office:value-type="float" office:value="7.81330390585717E+017">
            <text:p>781330390585717000</text:p>
          </table:table-cell>
          <table:table-cell office:value-type="string">
            <text:p>Charizard</text:p>
          </table:table-cell>
          <table:table-cell office:value-type="string">
            <text:p>09/29/16 03:10 AM</text:p>
          </table:table-cell>
          <table:table-cell office:value-type="float" office:value="34.1233753965">
            <text:p>34.1233753965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81329961118335E+017">
            <text:p>781329961118335000</text:p>
          </table:table-cell>
          <table:table-cell office:value-type="string">
            <text:p>Raichu</text:p>
          </table:table-cell>
          <table:table-cell office:value-type="string">
            <text:p>09/29/16 03:09 AM</text:p>
          </table:table-cell>
          <table:table-cell office:value-type="float" office:value="34.0981760537">
            <text:p>34.0981760537</text:p>
          </table:table-cell>
          <table:table-cell office:value-type="float" office:value="-118.0557033406">
            <text:p>-118.0557033406</text:p>
          </table:table-cell>
        </table:table-row>
        <table:table-row table:style-name="ro1">
          <table:table-cell office:value-type="float" office:value="7.8132992432599E+017">
            <text:p>781329924325990000</text:p>
          </table:table-cell>
          <table:table-cell office:value-type="string">
            <text:p>Nidoking</text:p>
          </table:table-cell>
          <table:table-cell office:value-type="string">
            <text:p>09/29/16 03:09 AM</text:p>
          </table:table-cell>
          <table:table-cell office:value-type="float" office:value="34.0973894598">
            <text:p>34.0973894598</text:p>
          </table:table-cell>
          <table:table-cell office:value-type="float" office:value="-118.0332920009">
            <text:p>-118.0332920009</text:p>
          </table:table-cell>
        </table:table-row>
        <table:table-row table:style-name="ro1">
          <table:table-cell office:value-type="float" office:value="7.81329264691995E+017">
            <text:p>781329264691995000</text:p>
          </table:table-cell>
          <table:table-cell office:value-type="string">
            <text:p>Jynx</text:p>
          </table:table-cell>
          <table:table-cell office:value-type="string">
            <text:p>09/29/16 03:06 AM</text:p>
          </table:table-cell>
          <table:table-cell office:value-type="float" office:value="34.1383785703">
            <text:p>34.1383785703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81328825644757E+017">
            <text:p>781328825644757000</text:p>
          </table:table-cell>
          <table:table-cell office:value-type="string">
            <text:p>Charmeleon</text:p>
          </table:table-cell>
          <table:table-cell office:value-type="string">
            <text:p>09/29/16 03:04 AM</text:p>
          </table:table-cell>
          <table:table-cell office:value-type="float" office:value="34.1486377948">
            <text:p>34.1486377948</text:p>
          </table:table-cell>
          <table:table-cell office:value-type="float" office:value="-118.0203927591">
            <text:p>-118.0203927591</text:p>
          </table:table-cell>
        </table:table-row>
        <table:table-row table:style-name="ro1">
          <table:table-cell office:value-type="float" office:value="7.81327976109519E+017">
            <text:p>781327976109519000</text:p>
          </table:table-cell>
          <table:table-cell office:value-type="string">
            <text:p>Exeggutor</text:p>
          </table:table-cell>
          <table:table-cell office:value-type="string">
            <text:p>09/29/16 03:01 AM</text:p>
          </table:table-cell>
          <table:table-cell office:value-type="float" office:value="34.1398339657">
            <text:p>34.1398339657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81327824791573E+017">
            <text:p>781327824791573000</text:p>
          </table:table-cell>
          <table:table-cell office:value-type="string">
            <text:p>Magmar</text:p>
          </table:table-cell>
          <table:table-cell office:value-type="string">
            <text:p>09/29/16 03:00 AM</text:p>
          </table:table-cell>
          <table:table-cell office:value-type="float" office:value="34.127682051">
            <text:p>34.127682051</text:p>
          </table:table-cell>
          <table:table-cell office:value-type="float" office:value="-118.0546057086">
            <text:p>-118.0546057086</text:p>
          </table:table-cell>
        </table:table-row>
        <table:table-row table:style-name="ro1">
          <table:table-cell office:value-type="float" office:value="7.81326223368532E+017">
            <text:p>781326223368532000</text:p>
          </table:table-cell>
          <table:table-cell office:value-type="string">
            <text:p>Magmar</text:p>
          </table:table-cell>
          <table:table-cell office:value-type="string">
            <text:p>09/29/16 02:54 AM</text:p>
          </table:table-cell>
          <table:table-cell office:value-type="float" office:value="34.1028432117">
            <text:p>34.1028432117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81325095717351E+017">
            <text:p>781325095717351000</text:p>
          </table:table-cell>
          <table:table-cell office:value-type="string">
            <text:p>Arcanine</text:p>
          </table:table-cell>
          <table:table-cell office:value-type="string">
            <text:p>09/29/16 02:49 AM</text:p>
          </table:table-cell>
          <table:table-cell office:value-type="float" office:value="34.1276698864">
            <text:p>34.1276698864</text:p>
          </table:table-cell>
          <table:table-cell office:value-type="float" office:value="-118.0543312995">
            <text:p>-118.0543312995</text:p>
          </table:table-cell>
        </table:table-row>
        <table:table-row table:style-name="ro1">
          <table:table-cell office:value-type="float" office:value="7.81324089650651E+017">
            <text:p>781324089650651000</text:p>
          </table:table-cell>
          <table:table-cell office:value-type="string">
            <text:p>Magmar</text:p>
          </table:table-cell>
          <table:table-cell office:value-type="string">
            <text:p>09/29/16 02:45 AM</text:p>
          </table:table-cell>
          <table:table-cell office:value-type="float" office:value="34.123215236">
            <text:p>34.123215236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81322668867936E+017">
            <text:p>781322668867936000</text:p>
          </table:table-cell>
          <table:table-cell office:value-type="string">
            <text:p>Magmar</text:p>
          </table:table-cell>
          <table:table-cell office:value-type="string">
            <text:p>09/29/16 02:40 AM</text:p>
          </table:table-cell>
          <table:table-cell office:value-type="float" office:value="34.1398566849">
            <text:p>34.1398566849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81322160140788E+017">
            <text:p>781322160140788000</text:p>
          </table:table-cell>
          <table:table-cell office:value-type="string">
            <text:p>Magmar</text:p>
          </table:table-cell>
          <table:table-cell office:value-type="string">
            <text:p>09/29/16 02:38 AM</text:p>
          </table:table-cell>
          <table:table-cell office:value-type="float" office:value="34.1579773471">
            <text:p>34.1579773471</text:p>
          </table:table-cell>
          <table:table-cell office:value-type="float" office:value="-118.0221310096">
            <text:p>-118.0221310096</text:p>
          </table:table-cell>
        </table:table-row>
        <table:table-row table:style-name="ro1">
          <table:table-cell office:value-type="float" office:value="7.8132123910092E+017">
            <text:p>781321239100920000</text:p>
          </table:table-cell>
          <table:table-cell office:value-type="string">
            <text:p>Nidoking</text:p>
          </table:table-cell>
          <table:table-cell office:value-type="string">
            <text:p>09/29/16 02:34 AM</text:p>
          </table:table-cell>
          <table:table-cell office:value-type="float" office:value="34.1517486735">
            <text:p>34.1517486735</text:p>
          </table:table-cell>
          <table:table-cell office:value-type="float" office:value="-118.020118297">
            <text:p>-118.020118297</text:p>
          </table:table-cell>
        </table:table-row>
        <table:table-row table:style-name="ro1">
          <table:table-cell office:value-type="float" office:value="7.81321027162743E+017">
            <text:p>781321027162743000</text:p>
          </table:table-cell>
          <table:table-cell office:value-type="string">
            <text:p>Jolteon</text:p>
          </table:table-cell>
          <table:table-cell office:value-type="string">
            <text:p>09/29/16 02:33 AM</text:p>
          </table:table-cell>
          <table:table-cell office:value-type="float" office:value="34.132665495">
            <text:p>34.132665495</text:p>
          </table:table-cell>
          <table:table-cell office:value-type="float" office:value="-118.0202097844">
            <text:p>-118.0202097844</text:p>
          </table:table-cell>
        </table:table-row>
        <table:table-row table:style-name="ro1">
          <table:table-cell office:value-type="float" office:value="7.81320940911075E+017">
            <text:p>781320940911075000</text:p>
          </table:table-cell>
          <table:table-cell office:value-type="string">
            <text:p>Kingler</text:p>
          </table:table-cell>
          <table:table-cell office:value-type="string">
            <text:p>09/29/16 02:33 AM</text:p>
          </table:table-cell>
          <table:table-cell office:value-type="float" office:value="34.1551821408">
            <text:p>34.1551821408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8132046611166E+017">
            <text:p>781320466111660000</text:p>
          </table:table-cell>
          <table:table-cell office:value-type="string">
            <text:p>Magmar</text:p>
          </table:table-cell>
          <table:table-cell office:value-type="string">
            <text:p>09/29/16 02:31 AM</text:p>
          </table:table-cell>
          <table:table-cell office:value-type="float" office:value="34.1047085853">
            <text:p>34.1047085853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320337870852E+017">
            <text:p>781320337870852000</text:p>
          </table:table-cell>
          <table:table-cell office:value-type="string">
            <text:p>Magmar</text:p>
          </table:table-cell>
          <table:table-cell office:value-type="string">
            <text:p>09/29/16 02:30 AM</text:p>
          </table:table-cell>
          <table:table-cell office:value-type="float" office:value="34.1027178898">
            <text:p>34.1027178898</text:p>
          </table:table-cell>
          <table:table-cell office:value-type="float" office:value="-118.0169162072">
            <text:p>-118.0169162072</text:p>
          </table:table-cell>
        </table:table-row>
        <table:table-row table:style-name="ro1">
          <table:table-cell office:value-type="float" office:value="7.81320000481014E+017">
            <text:p>781320000481014000</text:p>
          </table:table-cell>
          <table:table-cell office:value-type="string">
            <text:p>Chansey</text:p>
          </table:table-cell>
          <table:table-cell office:value-type="string">
            <text:p>09/29/16 02:29 AM</text:p>
          </table:table-cell>
          <table:table-cell office:value-type="float" office:value="34.1059652244">
            <text:p>34.1059652244</text:p>
          </table:table-cell>
          <table:table-cell office:value-type="float" office:value="-118.062746317">
            <text:p>-118.062746317</text:p>
          </table:table-cell>
        </table:table-row>
        <table:table-row table:style-name="ro1">
          <table:table-cell office:value-type="float" office:value="7.81319731466736E+017">
            <text:p>781319731466736000</text:p>
          </table:table-cell>
          <table:table-cell office:value-type="string">
            <text:p>Nidoking</text:p>
          </table:table-cell>
          <table:table-cell office:value-type="string">
            <text:p>09/29/16 02:28 AM</text:p>
          </table:table-cell>
          <table:table-cell office:value-type="float" office:value="34.1555385191">
            <text:p>34.1555385191</text:p>
          </table:table-cell>
          <table:table-cell office:value-type="float" office:value="-118.0213076299">
            <text:p>-118.0213076299</text:p>
          </table:table-cell>
        </table:table-row>
        <table:table-row table:style-name="ro1">
          <table:table-cell office:value-type="float" office:value="7.8131940495702E+017">
            <text:p>781319404957020000</text:p>
          </table:table-cell>
          <table:table-cell office:value-type="string">
            <text:p>Raichu</text:p>
          </table:table-cell>
          <table:table-cell office:value-type="string">
            <text:p>09/29/16 02:27 AM</text:p>
          </table:table-cell>
          <table:table-cell office:value-type="float" office:value="34.0983540127">
            <text:p>34.0983540127</text:p>
          </table:table-cell>
          <table:table-cell office:value-type="float" office:value="-118.0621060581">
            <text:p>-118.0621060581</text:p>
          </table:table-cell>
        </table:table-row>
        <table:table-row table:style-name="ro1">
          <table:table-cell office:value-type="float" office:value="7.81318271458873E+017">
            <text:p>781318271458873000</text:p>
          </table:table-cell>
          <table:table-cell office:value-type="string">
            <text:p>Scyther</text:p>
          </table:table-cell>
          <table:table-cell office:value-type="string">
            <text:p>09/29/16 02:22 AM</text:p>
          </table:table-cell>
          <table:table-cell office:value-type="float" office:value="34.1202874199">
            <text:p>34.1202874199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81318056194695E+017">
            <text:p>781318056194695000</text:p>
          </table:table-cell>
          <table:table-cell office:value-type="string">
            <text:p>Tangela</text:p>
          </table:table-cell>
          <table:table-cell office:value-type="string">
            <text:p>09/29/16 02:21 AM</text:p>
          </table:table-cell>
          <table:table-cell office:value-type="float" office:value="34.1088624709">
            <text:p>34.1088624709</text:p>
          </table:table-cell>
          <table:table-cell office:value-type="float" office:value="-118.0510383573">
            <text:p>-118.0510383573</text:p>
          </table:table-cell>
        </table:table-row>
        <table:table-row table:style-name="ro1">
          <table:table-cell office:value-type="float" office:value="7.8131771464412E+017">
            <text:p>781317714644120000</text:p>
          </table:table-cell>
          <table:table-cell office:value-type="string">
            <text:p>Arcanine</text:p>
          </table:table-cell>
          <table:table-cell office:value-type="string">
            <text:p>09/29/16 02:20 AM</text:p>
          </table:table-cell>
          <table:table-cell office:value-type="float" office:value="34.1550490934">
            <text:p>34.1550490934</text:p>
          </table:table-cell>
          <table:table-cell office:value-type="float" office:value="-118.0433545867">
            <text:p>-118.0433545867</text:p>
          </table:table-cell>
        </table:table-row>
        <table:table-row table:style-name="ro1">
          <table:table-cell office:value-type="float" office:value="7.81317084072387E+017">
            <text:p>781317084072387000</text:p>
          </table:table-cell>
          <table:table-cell office:value-type="string">
            <text:p>Ivysaur</text:p>
          </table:table-cell>
          <table:table-cell office:value-type="string">
            <text:p>09/29/16 02:18 AM</text:p>
          </table:table-cell>
          <table:table-cell office:value-type="float" office:value="34.1117393724">
            <text:p>34.1117393724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81316373301428E+017">
            <text:p>781316373301428000</text:p>
          </table:table-cell>
          <table:table-cell office:value-type="string">
            <text:p>Butterfree</text:p>
          </table:table-cell>
          <table:table-cell office:value-type="string">
            <text:p>09/29/16 02:15 AM</text:p>
          </table:table-cell>
          <table:table-cell office:value-type="float" office:value="34.1084246746">
            <text:p>34.1084246746</text:p>
          </table:table-cell>
          <table:table-cell office:value-type="float" office:value="-118.0191119321">
            <text:p>-118.0191119321</text:p>
          </table:table-cell>
        </table:table-row>
        <table:table-row table:style-name="ro1">
          <table:table-cell office:value-type="float" office:value="7.81316356440363E+017">
            <text:p>781316356440363000</text:p>
          </table:table-cell>
          <table:table-cell office:value-type="string">
            <text:p>Raichu</text:p>
          </table:table-cell>
          <table:table-cell office:value-type="string">
            <text:p>09/29/16 02:15 AM</text:p>
          </table:table-cell>
          <table:table-cell office:value-type="float" office:value="34.1097547383">
            <text:p>34.1097547383</text:p>
          </table:table-cell>
          <table:table-cell office:value-type="float" office:value="-118.0273456586">
            <text:p>-118.0273456586</text:p>
          </table:table-cell>
        </table:table-row>
        <table:table-row table:style-name="ro1">
          <table:table-cell office:value-type="float" office:value="7.81316071294853E+017">
            <text:p>781316071294853000</text:p>
          </table:table-cell>
          <table:table-cell office:value-type="string">
            <text:p>Flareon</text:p>
          </table:table-cell>
          <table:table-cell office:value-type="string">
            <text:p>09/29/16 02:14 AM</text:p>
          </table:table-cell>
          <table:table-cell office:value-type="float" office:value="34.1182405904">
            <text:p>34.1182405904</text:p>
          </table:table-cell>
          <table:table-cell office:value-type="float" office:value="-118.0493918632">
            <text:p>-118.0493918632</text:p>
          </table:table-cell>
        </table:table-row>
        <table:table-row table:style-name="ro1">
          <table:table-cell office:value-type="float" office:value="7.81314746427413E+017">
            <text:p>781314746427413000</text:p>
          </table:table-cell>
          <table:table-cell office:value-type="string">
            <text:p>Flareon</text:p>
          </table:table-cell>
          <table:table-cell office:value-type="string">
            <text:p>09/29/16 02:08 AM</text:p>
          </table:table-cell>
          <table:table-cell office:value-type="float" office:value="34.1308281601">
            <text:p>34.1308281601</text:p>
          </table:table-cell>
          <table:table-cell office:value-type="float" office:value="-118.050306584">
            <text:p>-118.050306584</text:p>
          </table:table-cell>
        </table:table-row>
        <table:table-row table:style-name="ro1">
          <table:table-cell office:value-type="float" office:value="7.81314097828631E+017">
            <text:p>781314097828631000</text:p>
          </table:table-cell>
          <table:table-cell office:value-type="string">
            <text:p>Scyther</text:p>
          </table:table-cell>
          <table:table-cell office:value-type="string">
            <text:p>09/29/16 02:06 AM</text:p>
          </table:table-cell>
          <table:table-cell office:value-type="float" office:value="34.1202874199">
            <text:p>34.1202874199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81313910972428E+017">
            <text:p>781313910972428000</text:p>
          </table:table-cell>
          <table:table-cell office:value-type="string">
            <text:p>Magmar</text:p>
          </table:table-cell>
          <table:table-cell office:value-type="string">
            <text:p>09/29/16 02:05 AM</text:p>
          </table:table-cell>
          <table:table-cell office:value-type="float" office:value="34.1240349067">
            <text:p>34.1240349067</text:p>
          </table:table-cell>
          <table:table-cell office:value-type="float" office:value="-118.0512213002">
            <text:p>-118.0512213002</text:p>
          </table:table-cell>
        </table:table-row>
        <table:table-row table:style-name="ro1">
          <table:table-cell office:value-type="float" office:value="7.81313341281014E+017">
            <text:p>781313341281014000</text:p>
          </table:table-cell>
          <table:table-cell office:value-type="string">
            <text:p>Jolteon</text:p>
          </table:table-cell>
          <table:table-cell office:value-type="string">
            <text:p>09/29/16 02:03 AM</text:p>
          </table:table-cell>
          <table:table-cell office:value-type="float" office:value="34.1111223974">
            <text:p>34.1111223974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81312775519805E+017">
            <text:p>781312775519805000</text:p>
          </table:table-cell>
          <table:table-cell office:value-type="string">
            <text:p>Chansey</text:p>
          </table:table-cell>
          <table:table-cell office:value-type="string">
            <text:p>09/29/16 02:00 AM</text:p>
          </table:table-cell>
          <table:table-cell office:value-type="float" office:value="34.1217714534">
            <text:p>34.1217714534</text:p>
          </table:table-cell>
          <table:table-cell office:value-type="float" office:value="-118.03155386">
            <text:p>-118.03155386</text:p>
          </table:table-cell>
        </table:table-row>
        <table:table-row table:style-name="ro1">
          <table:table-cell office:value-type="float" office:value="7.81312730632299E+017">
            <text:p>781312730632299000</text:p>
          </table:table-cell>
          <table:table-cell office:value-type="string">
            <text:p>Arcanine</text:p>
          </table:table-cell>
          <table:table-cell office:value-type="string">
            <text:p>09/29/16 02:00 AM</text:p>
          </table:table-cell>
          <table:table-cell office:value-type="float" office:value="34.1076483455">
            <text:p>34.1076483455</text:p>
          </table:table-cell>
          <table:table-cell office:value-type="float" office:value="-118.0160928033">
            <text:p>-118.0160928033</text:p>
          </table:table-cell>
        </table:table-row>
        <table:table-row table:style-name="ro1">
          <table:table-cell office:value-type="float" office:value="7.81312518828372E+017">
            <text:p>781312518828372000</text:p>
          </table:table-cell>
          <table:table-cell office:value-type="string">
            <text:p>Jolteon</text:p>
          </table:table-cell>
          <table:table-cell office:value-type="string">
            <text:p>09/29/16 01:59 AM</text:p>
          </table:table-cell>
          <table:table-cell office:value-type="float" office:value="34.1296207484">
            <text:p>34.1296207484</text:p>
          </table:table-cell>
          <table:table-cell office:value-type="float" office:value="-118.03155386">
            <text:p>-118.03155386</text:p>
          </table:table-cell>
        </table:table-row>
        <table:table-row table:style-name="ro1">
          <table:table-cell office:value-type="float" office:value="7.81312026576433E+017">
            <text:p>781312026576433000</text:p>
          </table:table-cell>
          <table:table-cell office:value-type="string">
            <text:p>Scyther</text:p>
          </table:table-cell>
          <table:table-cell office:value-type="string">
            <text:p>09/29/16 01:57 AM</text:p>
          </table:table-cell>
          <table:table-cell office:value-type="float" office:value="34.1317979402">
            <text:p>34.1317979402</text:p>
          </table:table-cell>
          <table:table-cell office:value-type="float" office:value="-118.0408847323">
            <text:p>-118.0408847323</text:p>
          </table:table-cell>
        </table:table-row>
        <table:table-row table:style-name="ro1">
          <table:table-cell office:value-type="float" office:value="7.81311541056447E+017">
            <text:p>781311541056447000</text:p>
          </table:table-cell>
          <table:table-cell office:value-type="string">
            <text:p>Magmar</text:p>
          </table:table-cell>
          <table:table-cell office:value-type="string">
            <text:p>09/29/16 01:56 AM</text:p>
          </table:table-cell>
          <table:table-cell office:value-type="float" office:value="34.1044230241">
            <text:p>34.1044230241</text:p>
          </table:table-cell>
          <table:table-cell office:value-type="float" office:value="-118.016824718">
            <text:p>-118.016824718</text:p>
          </table:table-cell>
        </table:table-row>
        <table:table-row table:style-name="ro1">
          <table:table-cell office:value-type="float" office:value="7.81310864448074E+017">
            <text:p>781310864448074000</text:p>
          </table:table-cell>
          <table:table-cell office:value-type="string">
            <text:p>Clefable</text:p>
          </table:table-cell>
          <table:table-cell office:value-type="string">
            <text:p>09/29/16 01:53 AM</text:p>
          </table:table-cell>
          <table:table-cell office:value-type="float" office:value="34.1675835983">
            <text:p>34.1675835983</text:p>
          </table:table-cell>
          <table:table-cell office:value-type="float" office:value="-118.0299071844">
            <text:p>-118.0299071844</text:p>
          </table:table-cell>
        </table:table-row>
        <table:table-row table:style-name="ro1">
          <table:table-cell office:value-type="float" office:value="7.81310328835416E+017">
            <text:p>781310328835416000</text:p>
          </table:table-cell>
          <table:table-cell office:value-type="string">
            <text:p>Hitmonlee</text:p>
          </table:table-cell>
          <table:table-cell office:value-type="string">
            <text:p>09/29/16 01:51 AM</text:p>
          </table:table-cell>
          <table:table-cell office:value-type="float" office:value="34.1116833069">
            <text:p>34.1116833069</text:p>
          </table:table-cell>
          <table:table-cell office:value-type="float" office:value="-118.0616487288">
            <text:p>-118.0616487288</text:p>
          </table:table-cell>
        </table:table-row>
        <table:table-row table:style-name="ro1">
          <table:table-cell office:value-type="float" office:value="7.81309876320424E+017">
            <text:p>781309876320424000</text:p>
          </table:table-cell>
          <table:table-cell office:value-type="string">
            <text:p>Tangela</text:p>
          </table:table-cell>
          <table:table-cell office:value-type="string">
            <text:p>09/29/16 01:49 AM</text:p>
          </table:table-cell>
          <table:table-cell office:value-type="float" office:value="34.1122807331">
            <text:p>34.1122807331</text:p>
          </table:table-cell>
          <table:table-cell office:value-type="float" office:value="-118.0151779056">
            <text:p>-118.0151779056</text:p>
          </table:table-cell>
        </table:table-row>
        <table:table-row table:style-name="ro1">
          <table:table-cell office:value-type="float" office:value="7.81308780931748E+017">
            <text:p>781308780931748000</text:p>
          </table:table-cell>
          <table:table-cell office:value-type="string">
            <text:p>Nidoqueen</text:p>
          </table:table-cell>
          <table:table-cell office:value-type="string">
            <text:p>09/29/16 01:45 AM</text:p>
          </table:table-cell>
          <table:table-cell office:value-type="float" office:value="34.1028404175">
            <text:p>34.1028404175</text:p>
          </table:table-cell>
          <table:table-cell office:value-type="float" office:value="-118.0267967554">
            <text:p>-118.0267967554</text:p>
          </table:table-cell>
        </table:table-row>
        <table:table-row table:style-name="ro1">
          <table:table-cell office:value-type="float" office:value="7.81308128730112E+017">
            <text:p>781308128730112000</text:p>
          </table:table-cell>
          <table:table-cell office:value-type="string">
            <text:p>Arcanine</text:p>
          </table:table-cell>
          <table:table-cell office:value-type="string">
            <text:p>09/29/16 01:42 AM</text:p>
          </table:table-cell>
          <table:table-cell office:value-type="float" office:value="34.1673778549">
            <text:p>34.1673778549</text:p>
          </table:table-cell>
          <table:table-cell office:value-type="float" office:value="-118.0342982853">
            <text:p>-118.0342982853</text:p>
          </table:table-cell>
        </table:table-row>
        <table:table-row table:style-name="ro1">
          <table:table-cell office:value-type="float" office:value="7.81307907178586E+017">
            <text:p>781307907178586000</text:p>
          </table:table-cell>
          <table:table-cell office:value-type="string">
            <text:p>Raichu</text:p>
          </table:table-cell>
          <table:table-cell office:value-type="string">
            <text:p>09/29/16 01:41 AM</text:p>
          </table:table-cell>
          <table:table-cell office:value-type="float" office:value="34.1180729817">
            <text:p>34.1180729817</text:p>
          </table:table-cell>
          <table:table-cell office:value-type="float" office:value="-118.0426227816">
            <text:p>-118.0426227816</text:p>
          </table:table-cell>
        </table:table-row>
        <table:table-row table:style-name="ro1">
          <table:table-cell office:value-type="float" office:value="7.81306917327032E+017">
            <text:p>781306917327032000</text:p>
          </table:table-cell>
          <table:table-cell office:value-type="string">
            <text:p>Hitmonchan</text:p>
          </table:table-cell>
          <table:table-cell office:value-type="string">
            <text:p>09/29/16 01:37 AM</text:p>
          </table:table-cell>
          <table:table-cell office:value-type="float" office:value="34.148177287">
            <text:p>34.148177287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81306655795315E+017">
            <text:p>781306655795315000</text:p>
          </table:table-cell>
          <table:table-cell office:value-type="string">
            <text:p>Ivysaur</text:p>
          </table:table-cell>
          <table:table-cell office:value-type="string">
            <text:p>09/29/16 01:36 AM</text:p>
          </table:table-cell>
          <table:table-cell office:value-type="float" office:value="34.0977900485">
            <text:p>34.0977900485</text:p>
          </table:table-cell>
          <table:table-cell office:value-type="float" office:value="-118.0332920009">
            <text:p>-118.0332920009</text:p>
          </table:table-cell>
        </table:table-row>
        <table:table-row table:style-name="ro1">
          <table:table-cell office:value-type="float" office:value="7.81306508269138E+017">
            <text:p>781306508269138000</text:p>
          </table:table-cell>
          <table:table-cell office:value-type="string">
            <text:p>Flareon</text:p>
          </table:table-cell>
          <table:table-cell office:value-type="string">
            <text:p>09/29/16 01:36 AM</text:p>
          </table:table-cell>
          <table:table-cell office:value-type="float" office:value="34.1398707996">
            <text:p>34.1398707996</text:p>
          </table:table-cell>
          <table:table-cell office:value-type="float" office:value="-118.0231373573">
            <text:p>-118.0231373573</text:p>
          </table:table-cell>
        </table:table-row>
        <table:table-row table:style-name="ro1">
          <table:table-cell office:value-type="float" office:value="7.81306320054026E+017">
            <text:p>781306320054026000</text:p>
          </table:table-cell>
          <table:table-cell office:value-type="string">
            <text:p>Arcanine</text:p>
          </table:table-cell>
          <table:table-cell office:value-type="string">
            <text:p>09/29/16 01:35 AM</text:p>
          </table:table-cell>
          <table:table-cell office:value-type="float" office:value="34.1084906628">
            <text:p>34.1084906628</text:p>
          </table:table-cell>
          <table:table-cell office:value-type="float" office:value="-118.0146289648">
            <text:p>-118.0146289648</text:p>
          </table:table-cell>
        </table:table-row>
        <table:table-row table:style-name="ro1">
          <table:table-cell office:value-type="float" office:value="7.81306073655288E+017">
            <text:p>781306073655288000</text:p>
          </table:table-cell>
          <table:table-cell office:value-type="string">
            <text:p>Chansey</text:p>
          </table:table-cell>
          <table:table-cell office:value-type="string">
            <text:p>09/29/16 01:34 AM</text:p>
          </table:table-cell>
          <table:table-cell office:value-type="float" office:value="34.1560071845">
            <text:p>34.1560071845</text:p>
          </table:table-cell>
          <table:table-cell office:value-type="float" office:value="-118.0336579232">
            <text:p>-118.0336579232</text:p>
          </table:table-cell>
        </table:table-row>
        <table:table-row table:style-name="ro1">
          <table:table-cell office:value-type="float" office:value="7.81305622838993E+017">
            <text:p>781305622838993000</text:p>
          </table:table-cell>
          <table:table-cell office:value-type="string">
            <text:p>Rapidash</text:p>
          </table:table-cell>
          <table:table-cell office:value-type="string">
            <text:p>09/29/16 01:32 AM</text:p>
          </table:table-cell>
          <table:table-cell office:value-type="float" office:value="34.1631210314">
            <text:p>34.1631210314</text:p>
          </table:table-cell>
          <table:table-cell office:value-type="float" office:value="-118.0291753237">
            <text:p>-118.0291753237</text:p>
          </table:table-cell>
        </table:table-row>
        <table:table-row table:style-name="ro1">
          <table:table-cell office:value-type="float" office:value="7.81305236153471E+017">
            <text:p>781305236153471000</text:p>
          </table:table-cell>
          <table:table-cell office:value-type="string">
            <text:p>Magmar</text:p>
          </table:table-cell>
          <table:table-cell office:value-type="string">
            <text:p>09/29/16 01:30 AM</text:p>
          </table:table-cell>
          <table:table-cell office:value-type="float" office:value="34.1032438175">
            <text:p>34.1032438175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81305010160152E+017">
            <text:p>781305010160152000</text:p>
          </table:table-cell>
          <table:table-cell office:value-type="string">
            <text:p>Nidoking</text:p>
          </table:table-cell>
          <table:table-cell office:value-type="string">
            <text:p>09/29/16 01:30 AM</text:p>
          </table:table-cell>
          <table:table-cell office:value-type="float" office:value="34.1610844884">
            <text:p>34.1610844884</text:p>
          </table:table-cell>
          <table:table-cell office:value-type="float" office:value="-118.0464647246">
            <text:p>-118.0464647246</text:p>
          </table:table-cell>
        </table:table-row>
        <table:table-row table:style-name="ro1">
          <table:table-cell office:value-type="float" office:value="7.81304720837063E+017">
            <text:p>781304720837063000</text:p>
          </table:table-cell>
          <table:table-cell office:value-type="string">
            <text:p>Hitmonlee</text:p>
          </table:table-cell>
          <table:table-cell office:value-type="string">
            <text:p>09/29/16 01:28 AM</text:p>
          </table:table-cell>
          <table:table-cell office:value-type="float" office:value="34.1242523315">
            <text:p>34.1242523315</text:p>
          </table:table-cell>
          <table:table-cell office:value-type="float" office:value="-118.0555204024">
            <text:p>-118.0555204024</text:p>
          </table:table-cell>
        </table:table-row>
        <table:table-row table:style-name="ro1">
          <table:table-cell office:value-type="float" office:value="7.81301540782871E+017">
            <text:p>781301540782871000</text:p>
          </table:table-cell>
          <table:table-cell office:value-type="string">
            <text:p>Charmeleon</text:p>
          </table:table-cell>
          <table:table-cell office:value-type="string">
            <text:p>09/29/16 01:16 AM</text:p>
          </table:table-cell>
          <table:table-cell office:value-type="float" office:value="34.1046227143">
            <text:p>34.1046227143</text:p>
          </table:table-cell>
          <table:table-cell office:value-type="float" office:value="-118.0571668394">
            <text:p>-118.0571668394</text:p>
          </table:table-cell>
        </table:table-row>
        <table:table-row table:style-name="ro1">
          <table:table-cell office:value-type="float" office:value="7.81299629476319E+017">
            <text:p>781299629476319000</text:p>
          </table:table-cell>
          <table:table-cell office:value-type="string">
            <text:p>Clefable</text:p>
          </table:table-cell>
          <table:table-cell office:value-type="string">
            <text:p>09/29/16 01:08 AM</text:p>
          </table:table-cell>
          <table:table-cell office:value-type="float" office:value="34.1494612178">
            <text:p>34.1494612178</text:p>
          </table:table-cell>
          <table:table-cell office:value-type="float" office:value="-118.0203012718">
            <text:p>-118.0203012718</text:p>
          </table:table-cell>
        </table:table-row>
        <table:table-row table:style-name="ro1">
          <table:table-cell office:value-type="float" office:value="7.81299624740999E+017">
            <text:p>781299624740999000</text:p>
          </table:table-cell>
          <table:table-cell office:value-type="string">
            <text:p>Magmar</text:p>
          </table:table-cell>
          <table:table-cell office:value-type="string">
            <text:p>09/29/16 01:08 AM</text:p>
          </table:table-cell>
          <table:table-cell office:value-type="float" office:value="34.1607470059">
            <text:p>34.1607470059</text:p>
          </table:table-cell>
          <table:table-cell office:value-type="float" office:value="-118.0533251293">
            <text:p>-118.0533251293</text:p>
          </table:table-cell>
        </table:table-row>
        <table:table-row table:style-name="ro1">
          <table:table-cell office:value-type="float" office:value="7.81298805308207E+017">
            <text:p>781298805308207000</text:p>
          </table:table-cell>
          <table:table-cell office:value-type="string">
            <text:p>Flareon</text:p>
          </table:table-cell>
          <table:table-cell office:value-type="string">
            <text:p>09/29/16 01:05 AM</text:p>
          </table:table-cell>
          <table:table-cell office:value-type="float" office:value="34.1394071739">
            <text:p>34.1394071739</text:p>
          </table:table-cell>
          <table:table-cell office:value-type="float" office:value="-118.0133480962">
            <text:p>-118.0133480962</text:p>
          </table:table-cell>
        </table:table-row>
        <table:table-row table:style-name="ro1">
          <table:table-cell office:value-type="float" office:value="7.81298526474994E+017">
            <text:p>781298526474994000</text:p>
          </table:table-cell>
          <table:table-cell office:value-type="string">
            <text:p>Chansey</text:p>
          </table:table-cell>
          <table:table-cell office:value-type="string">
            <text:p>09/29/16 01:04 AM</text:p>
          </table:table-cell>
          <table:table-cell office:value-type="float" office:value="34.1168992089">
            <text:p>34.1168992089</text:p>
          </table:table-cell>
          <table:table-cell office:value-type="float" office:value="-118.0246926107">
            <text:p>-118.0246926107</text:p>
          </table:table-cell>
        </table:table-row>
        <table:table-row table:style-name="ro1">
          <table:table-cell office:value-type="float" office:value="7.81298348275872E+017">
            <text:p>781298348275872000</text:p>
          </table:table-cell>
          <table:table-cell office:value-type="string">
            <text:p>Chansey</text:p>
          </table:table-cell>
          <table:table-cell office:value-type="string">
            <text:p>09/29/16 01:03 AM</text:p>
          </table:table-cell>
          <table:table-cell office:value-type="float" office:value="34.1138050686">
            <text:p>34.1138050686</text:p>
          </table:table-cell>
          <table:table-cell office:value-type="float" office:value="-118.0679597676">
            <text:p>-118.0679597676</text:p>
          </table:table-cell>
        </table:table-row>
        <table:table-row table:style-name="ro1">
          <table:table-cell office:value-type="float" office:value="7.81298093962559E+017">
            <text:p>781298093962559000</text:p>
          </table:table-cell>
          <table:table-cell office:value-type="string">
            <text:p>Jolteon</text:p>
          </table:table-cell>
          <table:table-cell office:value-type="string">
            <text:p>09/29/16 01:02 AM</text:p>
          </table:table-cell>
          <table:table-cell office:value-type="float" office:value="34.1348080581">
            <text:p>34.1348080581</text:p>
          </table:table-cell>
          <table:table-cell office:value-type="float" office:value="-118.0413421153">
            <text:p>-118.0413421153</text:p>
          </table:table-cell>
        </table:table-row>
        <table:table-row table:style-name="ro1">
          <table:table-cell office:value-type="float" office:value="7.81297862961275E+017">
            <text:p>781297862961275000</text:p>
          </table:table-cell>
          <table:table-cell office:value-type="string">
            <text:p>Magmar</text:p>
          </table:table-cell>
          <table:table-cell office:value-type="string">
            <text:p>09/29/16 01:01 AM</text:p>
          </table:table-cell>
          <table:table-cell office:value-type="float" office:value="34.118090443">
            <text:p>34.118090443</text:p>
          </table:table-cell>
          <table:table-cell office:value-type="float" office:value="-118.0250585507">
            <text:p>-118.0250585507</text:p>
          </table:table-cell>
        </table:table-row>
        <table:table-row table:style-name="ro1">
          <table:table-cell office:value-type="float" office:value="7.81296918030717E+017">
            <text:p>781296918030717000</text:p>
          </table:table-cell>
          <table:table-cell office:value-type="string">
            <text:p>Arcanine</text:p>
          </table:table-cell>
          <table:table-cell office:value-type="string">
            <text:p>09/29/16 12:57 AM</text:p>
          </table:table-cell>
          <table:table-cell office:value-type="float" office:value="34.1622527864">
            <text:p>34.1622527864</text:p>
          </table:table-cell>
          <table:table-cell office:value-type="float" office:value="-118.0517701276">
            <text:p>-118.0517701276</text:p>
          </table:table-cell>
        </table:table-row>
        <table:table-row table:style-name="ro1">
          <table:table-cell office:value-type="float" office:value="7.81296374729933E+017">
            <text:p>781296374729933000</text:p>
          </table:table-cell>
          <table:table-cell office:value-type="string">
            <text:p>Raichu</text:p>
          </table:table-cell>
          <table:table-cell office:value-type="string">
            <text:p>09/29/16 12:55 AM</text:p>
          </table:table-cell>
          <table:table-cell office:value-type="float" office:value="34.103902942">
            <text:p>34.103902942</text:p>
          </table:table-cell>
          <table:table-cell office:value-type="float" office:value="-118.0224969549">
            <text:p>-118.0224969549</text:p>
          </table:table-cell>
        </table:table-row>
        <table:table-row table:style-name="ro1">
          <table:table-cell office:value-type="float" office:value="7.81295762239992E+017">
            <text:p>781295762239992000</text:p>
          </table:table-cell>
          <table:table-cell office:value-type="string">
            <text:p>Machamp</text:p>
          </table:table-cell>
          <table:table-cell office:value-type="string">
            <text:p>09/29/16 12:53 AM</text:p>
          </table:table-cell>
          <table:table-cell office:value-type="float" office:value="34.1225613863">
            <text:p>34.1225613863</text:p>
          </table:table-cell>
          <table:table-cell office:value-type="float" office:value="-118.0607340668">
            <text:p>-118.0607340668</text:p>
          </table:table-cell>
        </table:table-row>
        <table:table-row table:style-name="ro1">
          <table:table-cell office:value-type="float" office:value="7.81295644296086E+017">
            <text:p>781295644296086000</text:p>
          </table:table-cell>
          <table:table-cell office:value-type="string">
            <text:p>Arcanine</text:p>
          </table:table-cell>
          <table:table-cell office:value-type="string">
            <text:p>09/29/16 12:52 AM</text:p>
          </table:table-cell>
          <table:table-cell office:value-type="float" office:value="34.1023311656">
            <text:p>34.1023311656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81295561886401E+017">
            <text:p>781295561886401000</text:p>
          </table:table-cell>
          <table:table-cell office:value-type="string">
            <text:p>Magmar</text:p>
          </table:table-cell>
          <table:table-cell office:value-type="string">
            <text:p>09/29/16 12:52 AM</text:p>
          </table:table-cell>
          <table:table-cell office:value-type="float" office:value="34.1502279">
            <text:p>34.1502279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81294903351358E+017">
            <text:p>781294903351358000</text:p>
          </table:table-cell>
          <table:table-cell office:value-type="string">
            <text:p>Raichu</text:p>
          </table:table-cell>
          <table:table-cell office:value-type="string">
            <text:p>09/29/16 12:49 AM</text:p>
          </table:table-cell>
          <table:table-cell office:value-type="float" office:value="34.1201505993">
            <text:p>34.1201505993</text:p>
          </table:table-cell>
          <table:table-cell office:value-type="float" office:value="-118.0533251293">
            <text:p>-118.0533251293</text:p>
          </table:table-cell>
        </table:table-row>
        <table:table-row table:style-name="ro1">
          <table:table-cell office:value-type="float" office:value="7.81294623880679E+017">
            <text:p>781294623880679000</text:p>
          </table:table-cell>
          <table:table-cell office:value-type="string">
            <text:p>Snorlax</text:p>
          </table:table-cell>
          <table:table-cell office:value-type="string">
            <text:p>09/29/16 12:48 AM</text:p>
          </table:table-cell>
          <table:table-cell office:value-type="float" office:value="34.1095292067">
            <text:p>34.1095292067</text:p>
          </table:table-cell>
          <table:table-cell office:value-type="float" office:value="-118.0246926107">
            <text:p>-118.0246926107</text:p>
          </table:table-cell>
        </table:table-row>
        <table:table-row table:style-name="ro1">
          <table:table-cell office:value-type="float" office:value="7.81294149458801E+017">
            <text:p>781294149458801000</text:p>
          </table:table-cell>
          <table:table-cell office:value-type="string">
            <text:p>Chansey</text:p>
          </table:table-cell>
          <table:table-cell office:value-type="string">
            <text:p>09/29/16 12:46 AM</text:p>
          </table:table-cell>
          <table:table-cell office:value-type="float" office:value="34.1255387288">
            <text:p>34.1255387288</text:p>
          </table:table-cell>
          <table:table-cell office:value-type="float" office:value="-118.0574412441">
            <text:p>-118.0574412441</text:p>
          </table:table-cell>
        </table:table-row>
        <table:table-row table:style-name="ro1">
          <table:table-cell office:value-type="float" office:value="7.81293766103671E+017">
            <text:p>781293766103671000</text:p>
          </table:table-cell>
          <table:table-cell office:value-type="string">
            <text:p>Raichu</text:p>
          </table:table-cell>
          <table:table-cell office:value-type="string">
            <text:p>09/29/16 12:45 AM</text:p>
          </table:table-cell>
          <table:table-cell office:value-type="float" office:value="34.1563623216">
            <text:p>34.1563623216</text:p>
          </table:table-cell>
          <table:table-cell office:value-type="float" office:value="-118.029632737">
            <text:p>-118.029632737</text:p>
          </table:table-cell>
        </table:table-row>
        <table:table-row table:style-name="ro1">
          <table:table-cell office:value-type="float" office:value="7.81292915079324E+017">
            <text:p>781292915079324000</text:p>
          </table:table-cell>
          <table:table-cell office:value-type="string">
            <text:p>Flareon</text:p>
          </table:table-cell>
          <table:table-cell office:value-type="string">
            <text:p>09/29/16 12:42 AM</text:p>
          </table:table-cell>
          <table:table-cell office:value-type="float" office:value="34.1452617089">
            <text:p>34.1452617089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81292241373557E+017">
            <text:p>781292241373557000</text:p>
          </table:table-cell>
          <table:table-cell office:value-type="string">
            <text:p>Arcanine</text:p>
          </table:table-cell>
          <table:table-cell office:value-type="string">
            <text:p>09/29/16 12:39 AM</text:p>
          </table:table-cell>
          <table:table-cell office:value-type="float" office:value="34.1163494868">
            <text:p>34.1163494868</text:p>
          </table:table-cell>
          <table:table-cell office:value-type="float" office:value="-118.0609169995">
            <text:p>-118.0609169995</text:p>
          </table:table-cell>
        </table:table-row>
        <table:table-row table:style-name="ro1">
          <table:table-cell office:value-type="float" office:value="7.81291485928919E+017">
            <text:p>781291485928919000</text:p>
          </table:table-cell>
          <table:table-cell office:value-type="string">
            <text:p>Tangela</text:p>
          </table:table-cell>
          <table:table-cell office:value-type="string">
            <text:p>09/29/16 12:36 AM</text:p>
          </table:table-cell>
          <table:table-cell office:value-type="float" office:value="34.1304783967">
            <text:p>34.1304783967</text:p>
          </table:table-cell>
          <table:table-cell office:value-type="float" office:value="-118.0196608591">
            <text:p>-118.0196608591</text:p>
          </table:table-cell>
        </table:table-row>
        <table:table-row table:style-name="ro1">
          <table:table-cell office:value-type="float" office:value="7.81291178436104E+017">
            <text:p>781291178436104000</text:p>
          </table:table-cell>
          <table:table-cell office:value-type="string">
            <text:p>Magmar</text:p>
          </table:table-cell>
          <table:table-cell office:value-type="string">
            <text:p>09/29/16 12:35 AM</text:p>
          </table:table-cell>
          <table:table-cell office:value-type="float" office:value="34.1272635416">
            <text:p>34.1272635416</text:p>
          </table:table-cell>
          <table:table-cell office:value-type="float" office:value="-118.0608255332">
            <text:p>-118.0608255332</text:p>
          </table:table-cell>
        </table:table-row>
        <table:table-row table:style-name="ro1">
          <table:table-cell office:value-type="float" office:value="7.8129074988306E+017">
            <text:p>781290749883060000</text:p>
          </table:table-cell>
          <table:table-cell office:value-type="string">
            <text:p>Kingler</text:p>
          </table:table-cell>
          <table:table-cell office:value-type="string">
            <text:p>09/29/16 12:33 AM</text:p>
          </table:table-cell>
          <table:table-cell office:value-type="float" office:value="34.100472647">
            <text:p>34.100472647</text:p>
          </table:table-cell>
          <table:table-cell office:value-type="float" office:value="-118.0347556853">
            <text:p>-118.0347556853</text:p>
          </table:table-cell>
        </table:table-row>
        <table:table-row table:style-name="ro1">
          <table:table-cell office:value-type="float" office:value="7.81290723203096E+017">
            <text:p>781290723203096000</text:p>
          </table:table-cell>
          <table:table-cell office:value-type="string">
            <text:p>Venusaur</text:p>
          </table:table-cell>
          <table:table-cell office:value-type="string">
            <text:p>09/29/16 12:33 AM</text:p>
          </table:table-cell>
          <table:table-cell office:value-type="float" office:value="34.1080425552">
            <text:p>34.1080425552</text:p>
          </table:table-cell>
          <table:table-cell office:value-type="float" office:value="-118.0608255332">
            <text:p>-118.0608255332</text:p>
          </table:table-cell>
        </table:table-row>
        <table:table-row table:style-name="ro1">
          <table:table-cell office:value-type="float" office:value="7.81290267362013E+017">
            <text:p>781290267362013000</text:p>
          </table:table-cell>
          <table:table-cell office:value-type="string">
            <text:p>Magmar</text:p>
          </table:table-cell>
          <table:table-cell office:value-type="string">
            <text:p>09/29/16 12:31 AM</text:p>
          </table:table-cell>
          <table:table-cell office:value-type="float" office:value="34.1047085853">
            <text:p>34.1047085853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290139863519E+017">
            <text:p>781290139863519000</text:p>
          </table:table-cell>
          <table:table-cell office:value-type="string">
            <text:p>Magmar</text:p>
          </table:table-cell>
          <table:table-cell office:value-type="string">
            <text:p>09/29/16 12:30 AM</text:p>
          </table:table-cell>
          <table:table-cell office:value-type="float" office:value="34.1032438175">
            <text:p>34.1032438175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81289639013331E+017">
            <text:p>781289639013331000</text:p>
          </table:table-cell>
          <table:table-cell office:value-type="string">
            <text:p>Magmar</text:p>
          </table:table-cell>
          <table:table-cell office:value-type="string">
            <text:p>09/29/16 12:29 AM</text:p>
          </table:table-cell>
          <table:table-cell office:value-type="float" office:value="34.137293733">
            <text:p>34.137293733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81289619836908E+017">
            <text:p>781289619836908000</text:p>
          </table:table-cell>
          <table:table-cell office:value-type="string">
            <text:p>Raichu</text:p>
          </table:table-cell>
          <table:table-cell office:value-type="string">
            <text:p>09/29/16 12:28 AM</text:p>
          </table:table-cell>
          <table:table-cell office:value-type="float" office:value="34.1261576037">
            <text:p>34.1261576037</text:p>
          </table:table-cell>
          <table:table-cell office:value-type="float" office:value="-118.0173736521">
            <text:p>-118.0173736521</text:p>
          </table:table-cell>
        </table:table-row>
        <table:table-row table:style-name="ro1">
          <table:table-cell office:value-type="float" office:value="7.81289460063359E+017">
            <text:p>781289460063359000</text:p>
          </table:table-cell>
          <table:table-cell office:value-type="string">
            <text:p>Chansey</text:p>
          </table:table-cell>
          <table:table-cell office:value-type="string">
            <text:p>09/29/16 12:28 AM</text:p>
          </table:table-cell>
          <table:table-cell office:value-type="float" office:value="34.1290508562">
            <text:p>34.1290508562</text:p>
          </table:table-cell>
          <table:table-cell office:value-type="float" office:value="-118.0283519767">
            <text:p>-118.0283519767</text:p>
          </table:table-cell>
        </table:table-row>
        <table:table-row table:style-name="ro1">
          <table:table-cell office:value-type="float" office:value="7.81289223949169E+017">
            <text:p>781289223949169000</text:p>
          </table:table-cell>
          <table:table-cell office:value-type="string">
            <text:p>Weezing</text:p>
          </table:table-cell>
          <table:table-cell office:value-type="string">
            <text:p>09/29/16 12:27 AM</text:p>
          </table:table-cell>
          <table:table-cell office:value-type="float" office:value="34.0980995132">
            <text:p>34.0980995132</text:p>
          </table:table-cell>
          <table:table-cell office:value-type="float" office:value="-118.0372256253">
            <text:p>-118.0372256253</text:p>
          </table:table-cell>
        </table:table-row>
        <table:table-row table:style-name="ro1">
          <table:table-cell office:value-type="float" office:value="7.81288739326669E+017">
            <text:p>781288739326669000</text:p>
          </table:table-cell>
          <table:table-cell office:value-type="string">
            <text:p>Magmar</text:p>
          </table:table-cell>
          <table:table-cell office:value-type="string">
            <text:p>09/29/16 12:25 AM</text:p>
          </table:table-cell>
          <table:table-cell office:value-type="float" office:value="34.1022720817">
            <text:p>34.1022720817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287895294317E+017">
            <text:p>781287895294317000</text:p>
          </table:table-cell>
          <table:table-cell office:value-type="string">
            <text:p>Chansey</text:p>
          </table:table-cell>
          <table:table-cell office:value-type="string">
            <text:p>09/29/16 12:22 AM</text:p>
          </table:table-cell>
          <table:table-cell office:value-type="float" office:value="34.1100208185">
            <text:p>34.1100208185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81287222246945E+017">
            <text:p>781287222246945000</text:p>
          </table:table-cell>
          <table:table-cell office:value-type="string">
            <text:p>Arcanine</text:p>
          </table:table-cell>
          <table:table-cell office:value-type="string">
            <text:p>09/29/16 12:19 AM</text:p>
          </table:table-cell>
          <table:table-cell office:value-type="float" office:value="34.148477633">
            <text:p>34.148477633</text:p>
          </table:table-cell>
          <table:table-cell office:value-type="float" office:value="-118.0203927591">
            <text:p>-118.0203927591</text:p>
          </table:table-cell>
        </table:table-row>
        <table:table-row table:style-name="ro1">
          <table:table-cell office:value-type="float" office:value="7.81287121554256E+017">
            <text:p>781287121554256000</text:p>
          </table:table-cell>
          <table:table-cell office:value-type="string">
            <text:p>Jolteon</text:p>
          </table:table-cell>
          <table:table-cell office:value-type="string">
            <text:p>09/29/16 12:19 AM</text:p>
          </table:table-cell>
          <table:table-cell office:value-type="float" office:value="34.1601639734">
            <text:p>34.1601639734</text:p>
          </table:table-cell>
          <table:table-cell office:value-type="float" office:value="-118.0534165995">
            <text:p>-118.0534165995</text:p>
          </table:table-cell>
        </table:table-row>
        <table:table-row table:style-name="ro1">
          <table:table-cell office:value-type="float" office:value="7.81286488226996E+017">
            <text:p>781286488226996000</text:p>
          </table:table-cell>
          <table:table-cell office:value-type="string">
            <text:p>Jolteon</text:p>
          </table:table-cell>
          <table:table-cell office:value-type="string">
            <text:p>09/29/16 12:16 AM</text:p>
          </table:table-cell>
          <table:table-cell office:value-type="float" office:value="34.1168538545">
            <text:p>34.1168538545</text:p>
          </table:table-cell>
          <table:table-cell office:value-type="float" office:value="-118.040427348">
            <text:p>-118.040427348</text:p>
          </table:table-cell>
        </table:table-row>
        <table:table-row table:style-name="ro1">
          <table:table-cell office:value-type="float" office:value="7.81285976882622E+017">
            <text:p>781285976882622000</text:p>
          </table:table-cell>
          <table:table-cell office:value-type="string">
            <text:p>Kingler</text:p>
          </table:table-cell>
          <table:table-cell office:value-type="string">
            <text:p>09/29/16 12:14 AM</text:p>
          </table:table-cell>
          <table:table-cell office:value-type="float" office:value="34.1490635778">
            <text:p>34.1490635778</text:p>
          </table:table-cell>
          <table:table-cell office:value-type="float" office:value="-118.0377744962">
            <text:p>-118.0377744962</text:p>
          </table:table-cell>
        </table:table-row>
        <table:table-row table:style-name="ro1">
          <table:table-cell office:value-type="float" office:value="7.81285548279247E+017">
            <text:p>781285548279247000</text:p>
          </table:table-cell>
          <table:table-cell office:value-type="string">
            <text:p>Electabuzz</text:p>
          </table:table-cell>
          <table:table-cell office:value-type="string">
            <text:p>09/29/16 12:12 AM</text:p>
          </table:table-cell>
          <table:table-cell office:value-type="float" office:value="34.1624752103">
            <text:p>34.1624752103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81284115555373E+017">
            <text:p>781284115555373000</text:p>
          </table:table-cell>
          <table:table-cell office:value-type="string">
            <text:p>Jynx</text:p>
          </table:table-cell>
          <table:table-cell office:value-type="string">
            <text:p>09/29/16 12:07 AM</text:p>
          </table:table-cell>
          <table:table-cell office:value-type="float" office:value="34.1385404919">
            <text:p>34.1385404919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81282446297829E+017">
            <text:p>781282446297829000</text:p>
          </table:table-cell>
          <table:table-cell office:value-type="string">
            <text:p>Ninetales</text:p>
          </table:table-cell>
          <table:table-cell office:value-type="string">
            <text:p>09/29/16 12:00 AM</text:p>
          </table:table-cell>
          <table:table-cell office:value-type="float" office:value="34.1076762962">
            <text:p>34.1076762962</text:p>
          </table:table-cell>
          <table:table-cell office:value-type="float" office:value="-118.0250585507">
            <text:p>-118.0250585507</text:p>
          </table:table-cell>
        </table:table-row>
        <table:table-row table:style-name="ro1">
          <table:table-cell office:value-type="float" office:value="7.81282148145701E+017">
            <text:p>781282148145701000</text:p>
          </table:table-cell>
          <table:table-cell office:value-type="string">
            <text:p>Jolteon</text:p>
          </table:table-cell>
          <table:table-cell office:value-type="string">
            <text:p>09/28/16 11:59 PM</text:p>
          </table:table-cell>
          <table:table-cell office:value-type="float" office:value="34.1549218394">
            <text:p>34.1549218394</text:p>
          </table:table-cell>
          <table:table-cell office:value-type="float" office:value="-118.0176481185">
            <text:p>-118.0176481185</text:p>
          </table:table-cell>
        </table:table-row>
        <table:table-row table:style-name="ro1">
          <table:table-cell office:value-type="float" office:value="7.81280925912932E+017">
            <text:p>781280925912932000</text:p>
          </table:table-cell>
          <table:table-cell office:value-type="string">
            <text:p>Magmar</text:p>
          </table:table-cell>
          <table:table-cell office:value-type="string">
            <text:p>09/28/16 11:54 PM</text:p>
          </table:table-cell>
          <table:table-cell office:value-type="float" office:value="34.1028432117">
            <text:p>34.1028432117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81280506780332E+017">
            <text:p>781280506780332000</text:p>
          </table:table-cell>
          <table:table-cell office:value-type="string">
            <text:p>Magmar</text:p>
          </table:table-cell>
          <table:table-cell office:value-type="string">
            <text:p>09/28/16 11:52 PM</text:p>
          </table:table-cell>
          <table:table-cell office:value-type="float" office:value="34.148798854">
            <text:p>34.148798854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81279675360227E+017">
            <text:p>781279675360227000</text:p>
          </table:table-cell>
          <table:table-cell office:value-type="string">
            <text:p>Beedrill</text:p>
          </table:table-cell>
          <table:table-cell office:value-type="string">
            <text:p>09/28/16 11:49 PM</text:p>
          </table:table-cell>
          <table:table-cell office:value-type="float" office:value="34.1022696329">
            <text:p>34.1022696329</text:p>
          </table:table-cell>
          <table:table-cell office:value-type="float" office:value="-118.0504895276">
            <text:p>-118.0504895276</text:p>
          </table:table-cell>
        </table:table-row>
        <table:table-row table:style-name="ro1">
          <table:table-cell office:value-type="float" office:value="7.81277190612627E+017">
            <text:p>781277190612627000</text:p>
          </table:table-cell>
          <table:table-cell office:value-type="string">
            <text:p>Charmeleon</text:p>
          </table:table-cell>
          <table:table-cell office:value-type="string">
            <text:p>09/28/16 11:39 PM</text:p>
          </table:table-cell>
          <table:table-cell office:value-type="float" office:value="34.1277014275">
            <text:p>34.1277014275</text:p>
          </table:table-cell>
          <table:table-cell office:value-type="float" office:value="-118.0208501951">
            <text:p>-118.0208501951</text:p>
          </table:table-cell>
        </table:table-row>
        <table:table-row table:style-name="ro1">
          <table:table-cell office:value-type="float" office:value="7.81277088854659E+017">
            <text:p>781277088854659000</text:p>
          </table:table-cell>
          <table:table-cell office:value-type="string">
            <text:p>Scyther</text:p>
          </table:table-cell>
          <table:table-cell office:value-type="string">
            <text:p>09/28/16 11:39 PM</text:p>
          </table:table-cell>
          <table:table-cell office:value-type="float" office:value="34.1148854994">
            <text:p>34.1148854994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81275439155155E+017">
            <text:p>781275439155155000</text:p>
          </table:table-cell>
          <table:table-cell office:value-type="string">
            <text:p>Hitmonlee</text:p>
          </table:table-cell>
          <table:table-cell office:value-type="string">
            <text:p>09/28/16 11:32 PM</text:p>
          </table:table-cell>
          <table:table-cell office:value-type="float" office:value="34.1142600762">
            <text:p>34.1142600762</text:p>
          </table:table-cell>
          <table:table-cell office:value-type="float" office:value="-118.0625633861">
            <text:p>-118.0625633861</text:p>
          </table:table-cell>
        </table:table-row>
        <table:table-row table:style-name="ro1">
          <table:table-cell office:value-type="float" office:value="7.81275166198206E+017">
            <text:p>781275166198206000</text:p>
          </table:table-cell>
          <table:table-cell office:value-type="string">
            <text:p>Magmar</text:p>
          </table:table-cell>
          <table:table-cell office:value-type="string">
            <text:p>09/28/16 11:31 PM</text:p>
          </table:table-cell>
          <table:table-cell office:value-type="float" office:value="34.1047085853">
            <text:p>34.1047085853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273684329705E+017">
            <text:p>781273684329705000</text:p>
          </table:table-cell>
          <table:table-cell office:value-type="string">
            <text:p>Chansey</text:p>
          </table:table-cell>
          <table:table-cell office:value-type="string">
            <text:p>09/28/16 11:25 PM</text:p>
          </table:table-cell>
          <table:table-cell office:value-type="float" office:value="34.1189319587">
            <text:p>34.1189319587</text:p>
          </table:table-cell>
          <table:table-cell office:value-type="float" office:value="-118.0158183345">
            <text:p>-118.0158183345</text:p>
          </table:table-cell>
        </table:table-row>
        <table:table-row table:style-name="ro1">
          <table:table-cell office:value-type="float" office:value="7.81273505526538E+017">
            <text:p>781273505526538000</text:p>
          </table:table-cell>
          <table:table-cell office:value-type="string">
            <text:p>Charmeleon</text:p>
          </table:table-cell>
          <table:table-cell office:value-type="string">
            <text:p>09/28/16 11:24 PM</text:p>
          </table:table-cell>
          <table:table-cell office:value-type="float" office:value="34.1570985191">
            <text:p>34.1570985191</text:p>
          </table:table-cell>
          <table:table-cell office:value-type="float" office:value="-118.0486600831">
            <text:p>-118.0486600831</text:p>
          </table:table-cell>
        </table:table-row>
        <table:table-row table:style-name="ro1">
          <table:table-cell office:value-type="float" office:value="7.81271601400603E+017">
            <text:p>781271601400603000</text:p>
          </table:table-cell>
          <table:table-cell office:value-type="string">
            <text:p>Snorlax</text:p>
          </table:table-cell>
          <table:table-cell office:value-type="string">
            <text:p>09/28/16 11:17 PM</text:p>
          </table:table-cell>
          <table:table-cell office:value-type="float" office:value="34.1236255171">
            <text:p>34.1236255171</text:p>
          </table:table-cell>
          <table:table-cell office:value-type="float" office:value="-118.0564350915">
            <text:p>-118.0564350915</text:p>
          </table:table-cell>
        </table:table-row>
        <table:table-row table:style-name="ro1">
          <table:table-cell office:value-type="float" office:value="7.81269607705293E+017">
            <text:p>781269607705293000</text:p>
          </table:table-cell>
          <table:table-cell office:value-type="string">
            <text:p>Hitmonlee</text:p>
          </table:table-cell>
          <table:table-cell office:value-type="string">
            <text:p>09/28/16 11:09 PM</text:p>
          </table:table-cell>
          <table:table-cell office:value-type="float" office:value="34.1132973038">
            <text:p>34.1132973038</text:p>
          </table:table-cell>
          <table:table-cell office:value-type="float" office:value="-118.0619231265">
            <text:p>-118.0619231265</text:p>
          </table:table-cell>
        </table:table-row>
        <table:table-row table:style-name="ro1">
          <table:table-cell office:value-type="float" office:value="7.81267986485129E+017">
            <text:p>781267986485129000</text:p>
          </table:table-cell>
          <table:table-cell office:value-type="string">
            <text:p>Tangela</text:p>
          </table:table-cell>
          <table:table-cell office:value-type="string">
            <text:p>09/28/16 11:02 PM</text:p>
          </table:table-cell>
          <table:table-cell office:value-type="float" office:value="34.1200911124">
            <text:p>34.1200911124</text:p>
          </table:table-cell>
          <table:table-cell office:value-type="float" office:value="-118.0244181552">
            <text:p>-118.0244181552</text:p>
          </table:table-cell>
        </table:table-row>
        <table:table-row table:style-name="ro1">
          <table:table-cell office:value-type="float" office:value="7.81266339814003E+017">
            <text:p>781266339814003000</text:p>
          </table:table-cell>
          <table:table-cell office:value-type="string">
            <text:p>Rapidash</text:p>
          </table:table-cell>
          <table:table-cell office:value-type="string">
            <text:p>09/28/16 10:56 PM</text:p>
          </table:table-cell>
          <table:table-cell office:value-type="float" office:value="34.1099368139">
            <text:p>34.1099368139</text:p>
          </table:table-cell>
          <table:table-cell office:value-type="float" office:value="-118.0505809994">
            <text:p>-118.0505809994</text:p>
          </table:table-cell>
        </table:table-row>
        <table:table-row table:style-name="ro1">
          <table:table-cell office:value-type="float" office:value="7.81265408632365E+017">
            <text:p>781265408632365000</text:p>
          </table:table-cell>
          <table:table-cell office:value-type="string">
            <text:p>Jolteon</text:p>
          </table:table-cell>
          <table:table-cell office:value-type="string">
            <text:p>09/28/16 10:52 PM</text:p>
          </table:table-cell>
          <table:table-cell office:value-type="float" office:value="34.1193344797">
            <text:p>34.1193344797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81263919641866E+017">
            <text:p>781263919641866000</text:p>
          </table:table-cell>
          <table:table-cell office:value-type="string">
            <text:p>Kingler</text:p>
          </table:table-cell>
          <table:table-cell office:value-type="string">
            <text:p>09/28/16 10:46 PM</text:p>
          </table:table-cell>
          <table:table-cell office:value-type="float" office:value="34.1529828714">
            <text:p>34.1529828714</text:p>
          </table:table-cell>
          <table:table-cell office:value-type="float" office:value="-118.0449096625">
            <text:p>-118.0449096625</text:p>
          </table:table-cell>
        </table:table-row>
        <table:table-row table:style-name="ro1">
          <table:table-cell office:value-type="float" office:value="7.81262941416854E+017">
            <text:p>781262941416854000</text:p>
          </table:table-cell>
          <table:table-cell office:value-type="string">
            <text:p>Beedrill</text:p>
          </table:table-cell>
          <table:table-cell office:value-type="string">
            <text:p>09/28/16 10:42 PM</text:p>
          </table:table-cell>
          <table:table-cell office:value-type="float" office:value="34.1694303274">
            <text:p>34.1694303274</text:p>
          </table:table-cell>
          <table:table-cell office:value-type="float" office:value="-118.0276201096">
            <text:p>-118.0276201096</text:p>
          </table:table-cell>
        </table:table-row>
        <table:table-row table:style-name="ro1">
          <table:table-cell office:value-type="float" office:value="7.81261334050578E+017">
            <text:p>781261334050578000</text:p>
          </table:table-cell>
          <table:table-cell office:value-type="string">
            <text:p>Magmar</text:p>
          </table:table-cell>
          <table:table-cell office:value-type="string">
            <text:p>09/28/16 10:36 PM</text:p>
          </table:table-cell>
          <table:table-cell office:value-type="float" office:value="34.1034738986">
            <text:p>34.1034738986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260323139445E+017">
            <text:p>781260323139445000</text:p>
          </table:table-cell>
          <table:table-cell office:value-type="string">
            <text:p>Arcanine</text:p>
          </table:table-cell>
          <table:table-cell office:value-type="string">
            <text:p>09/28/16 10:32 PM</text:p>
          </table:table-cell>
          <table:table-cell office:value-type="float" office:value="34.1631210314">
            <text:p>34.1631210314</text:p>
          </table:table-cell>
          <table:table-cell office:value-type="float" office:value="-118.0291753237">
            <text:p>-118.0291753237</text:p>
          </table:table-cell>
        </table:table-row>
        <table:table-row table:style-name="ro1">
          <table:table-cell office:value-type="float" office:value="7.81259873791029E+017">
            <text:p>781259873791029000</text:p>
          </table:table-cell>
          <table:table-cell office:value-type="string">
            <text:p>Scyther</text:p>
          </table:table-cell>
          <table:table-cell office:value-type="string">
            <text:p>09/28/16 10:30 PM</text:p>
          </table:table-cell>
          <table:table-cell office:value-type="float" office:value="34.116789241">
            <text:p>34.116789241</text:p>
          </table:table-cell>
          <table:table-cell office:value-type="float" office:value="-118.0186544917">
            <text:p>-118.0186544917</text:p>
          </table:table-cell>
        </table:table-row>
        <table:table-row table:style-name="ro1">
          <table:table-cell office:value-type="float" office:value="7.81259783626252E+017">
            <text:p>781259783626252000</text:p>
          </table:table-cell>
          <table:table-cell office:value-type="string">
            <text:p>Charmeleon</text:p>
          </table:table-cell>
          <table:table-cell office:value-type="string">
            <text:p>09/28/16 10:30 PM</text:p>
          </table:table-cell>
          <table:table-cell office:value-type="float" office:value="34.1633646587">
            <text:p>34.1633646587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81258191782842E+017">
            <text:p>781258191782842000</text:p>
          </table:table-cell>
          <table:table-cell office:value-type="string">
            <text:p>Ninetales</text:p>
          </table:table-cell>
          <table:table-cell office:value-type="string">
            <text:p>09/28/16 10:24 PM</text:p>
          </table:table-cell>
          <table:table-cell office:value-type="float" office:value="34.1591857273">
            <text:p>34.1591857273</text:p>
          </table:table-cell>
          <table:table-cell office:value-type="float" office:value="-118.0463732507">
            <text:p>-118.0463732507</text:p>
          </table:table-cell>
        </table:table-row>
        <table:table-row table:style-name="ro1">
          <table:table-cell office:value-type="float" office:value="7.81257663719969E+017">
            <text:p>781257663719969000</text:p>
          </table:table-cell>
          <table:table-cell office:value-type="string">
            <text:p>Jolteon</text:p>
          </table:table-cell>
          <table:table-cell office:value-type="string">
            <text:p>09/28/16 10:21 PM</text:p>
          </table:table-cell>
          <table:table-cell office:value-type="float" office:value="34.1069643293">
            <text:p>34.1069643293</text:p>
          </table:table-cell>
          <table:table-cell office:value-type="float" office:value="-118.0133480962">
            <text:p>-118.0133480962</text:p>
          </table:table-cell>
        </table:table-row>
        <table:table-row table:style-name="ro1">
          <table:table-cell office:value-type="float" office:value="7.81257177650442E+017">
            <text:p>781257177650442000</text:p>
          </table:table-cell>
          <table:table-cell office:value-type="string">
            <text:p>Chansey</text:p>
          </table:table-cell>
          <table:table-cell office:value-type="string">
            <text:p>09/28/16 10:20 PM</text:p>
          </table:table-cell>
          <table:table-cell office:value-type="float" office:value="34.1332255028">
            <text:p>34.1332255028</text:p>
          </table:table-cell>
          <table:table-cell office:value-type="float" office:value="-118.0399699626">
            <text:p>-118.0399699626</text:p>
          </table:table-cell>
        </table:table-row>
        <table:table-row table:style-name="ro1">
          <table:table-cell office:value-type="float" office:value="7.81256494910099E+017">
            <text:p>781256494910099000</text:p>
          </table:table-cell>
          <table:table-cell office:value-type="string">
            <text:p>Rapidash</text:p>
          </table:table-cell>
          <table:table-cell office:value-type="string">
            <text:p>09/28/16 10:17 PM</text:p>
          </table:table-cell>
          <table:table-cell office:value-type="float" office:value="34.1406821109">
            <text:p>34.1406821109</text:p>
          </table:table-cell>
          <table:table-cell office:value-type="float" office:value="-118.0149949255">
            <text:p>-118.0149949255</text:p>
          </table:table-cell>
        </table:table-row>
        <table:table-row table:style-name="ro1">
          <table:table-cell office:value-type="float" office:value="7.81255511383519E+017">
            <text:p>781255511383519000</text:p>
          </table:table-cell>
          <table:table-cell office:value-type="string">
            <text:p>Jolteon</text:p>
          </table:table-cell>
          <table:table-cell office:value-type="string">
            <text:p>09/28/16 10:13 PM</text:p>
          </table:table-cell>
          <table:table-cell office:value-type="float" office:value="34.125055051">
            <text:p>34.125055051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81255255438746E+017">
            <text:p>781255255438746000</text:p>
          </table:table-cell>
          <table:table-cell office:value-type="string">
            <text:p>Charmeleon</text:p>
          </table:table-cell>
          <table:table-cell office:value-type="string">
            <text:p>09/28/16 10:12 PM</text:p>
          </table:table-cell>
          <table:table-cell office:value-type="float" office:value="34.1089528198">
            <text:p>34.1089528198</text:p>
          </table:table-cell>
          <table:table-cell office:value-type="float" office:value="-118.0160013138">
            <text:p>-118.0160013138</text:p>
          </table:table-cell>
        </table:table-row>
        <table:table-row table:style-name="ro1">
          <table:table-cell office:value-type="float" office:value="7.8125510913715E+017">
            <text:p>781255109137150000</text:p>
          </table:table-cell>
          <table:table-cell office:value-type="string">
            <text:p>Jolteon</text:p>
          </table:table-cell>
          <table:table-cell office:value-type="string">
            <text:p>09/28/16 10:11 PM</text:p>
          </table:table-cell>
          <table:table-cell office:value-type="float" office:value="34.1250581454">
            <text:p>34.1250581454</text:p>
          </table:table-cell>
          <table:table-cell office:value-type="float" office:value="-118.0208501951">
            <text:p>-118.0208501951</text:p>
          </table:table-cell>
        </table:table-row>
        <table:table-row table:style-name="ro1">
          <table:table-cell office:value-type="float" office:value="7.81255063612199E+017">
            <text:p>781255063612199000</text:p>
          </table:table-cell>
          <table:table-cell office:value-type="string">
            <text:p>Exeggutor</text:p>
          </table:table-cell>
          <table:table-cell office:value-type="string">
            <text:p>09/28/16 10:11 PM</text:p>
          </table:table-cell>
          <table:table-cell office:value-type="float" office:value="34.1027862882">
            <text:p>34.1027862882</text:p>
          </table:table-cell>
          <table:table-cell office:value-type="float" office:value="-118.03155386">
            <text:p>-118.03155386</text:p>
          </table:table-cell>
        </table:table-row>
        <table:table-row table:style-name="ro1">
          <table:table-cell office:value-type="float" office:value="7.81254378715959E+017">
            <text:p>781254378715959000</text:p>
          </table:table-cell>
          <table:table-cell office:value-type="string">
            <text:p>Hitmonchan</text:p>
          </table:table-cell>
          <table:table-cell office:value-type="string">
            <text:p>09/28/16 10:08 PM</text:p>
          </table:table-cell>
          <table:table-cell office:value-type="float" office:value="34.1104505157">
            <text:p>34.1104505157</text:p>
          </table:table-cell>
          <table:table-cell office:value-type="float" office:value="-118.062746317">
            <text:p>-118.062746317</text:p>
          </table:table-cell>
        </table:table-row>
        <table:table-row table:style-name="ro1">
          <table:table-cell office:value-type="float" office:value="7.81253507705733E+017">
            <text:p>781253507705733000</text:p>
          </table:table-cell>
          <table:table-cell office:value-type="string">
            <text:p>Jolteon</text:p>
          </table:table-cell>
          <table:table-cell office:value-type="string">
            <text:p>09/28/16 10:05 PM</text:p>
          </table:table-cell>
          <table:table-cell office:value-type="float" office:value="34.1239670005">
            <text:p>34.1239670005</text:p>
          </table:table-cell>
          <table:table-cell office:value-type="float" office:value="-118.0514957141">
            <text:p>-118.0514957141</text:p>
          </table:table-cell>
        </table:table-row>
        <table:table-row table:style-name="ro1">
          <table:table-cell office:value-type="float" office:value="7.812532402937E+017">
            <text:p>781253240293700000</text:p>
          </table:table-cell>
          <table:table-cell office:value-type="string">
            <text:p>Scyther</text:p>
          </table:table-cell>
          <table:table-cell office:value-type="string">
            <text:p>09/28/16 10:04 PM</text:p>
          </table:table-cell>
          <table:table-cell office:value-type="float" office:value="34.1250200594">
            <text:p>34.1250200594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81252924181651E+017">
            <text:p>781252924181651000</text:p>
          </table:table-cell>
          <table:table-cell office:value-type="string">
            <text:p>Arcanine</text:p>
          </table:table-cell>
          <table:table-cell office:value-type="string">
            <text:p>09/28/16 10:03 PM</text:p>
          </table:table-cell>
          <table:table-cell office:value-type="float" office:value="34.145117102">
            <text:p>34.145117102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81252751518904E+017">
            <text:p>781252751518904000</text:p>
          </table:table-cell>
          <table:table-cell office:value-type="string">
            <text:p>Venusaur</text:p>
          </table:table-cell>
          <table:table-cell office:value-type="string">
            <text:p>09/28/16 10:02 PM</text:p>
          </table:table-cell>
          <table:table-cell office:value-type="float" office:value="34.1290819561">
            <text:p>34.1290819561</text:p>
          </table:table-cell>
          <table:table-cell office:value-type="float" office:value="-118.0651244013">
            <text:p>-118.0651244013</text:p>
          </table:table-cell>
        </table:table-row>
        <table:table-row table:style-name="ro1">
          <table:table-cell office:value-type="float" office:value="7.81252458987164E+017">
            <text:p>781252458987164000</text:p>
          </table:table-cell>
          <table:table-cell office:value-type="string">
            <text:p>Rapidash</text:p>
          </table:table-cell>
          <table:table-cell office:value-type="string">
            <text:p>09/28/16 10:01 PM</text:p>
          </table:table-cell>
          <table:table-cell office:value-type="float" office:value="34.1076360311">
            <text:p>34.1076360311</text:p>
          </table:table-cell>
          <table:table-cell office:value-type="float" office:value="-118.0158183345">
            <text:p>-118.0158183345</text:p>
          </table:table-cell>
        </table:table-row>
        <table:table-row table:style-name="ro1">
          <table:table-cell office:value-type="float" office:value="7.81251347106587E+017">
            <text:p>781251347106587000</text:p>
          </table:table-cell>
          <table:table-cell office:value-type="string">
            <text:p>Snorlax</text:p>
          </table:table-cell>
          <table:table-cell office:value-type="string">
            <text:p>09/28/16 09:56 PM</text:p>
          </table:table-cell>
          <table:table-cell office:value-type="float" office:value="34.1288491449">
            <text:p>34.1288491449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81251143171125E+017">
            <text:p>781251143171125000</text:p>
          </table:table-cell>
          <table:table-cell office:value-type="string">
            <text:p>Magmar</text:p>
          </table:table-cell>
          <table:table-cell office:value-type="string">
            <text:p>09/28/16 09:56 PM</text:p>
          </table:table-cell>
          <table:table-cell office:value-type="float" office:value="34.1044230241">
            <text:p>34.1044230241</text:p>
          </table:table-cell>
          <table:table-cell office:value-type="float" office:value="-118.016824718">
            <text:p>-118.016824718</text:p>
          </table:table-cell>
        </table:table-row>
        <table:table-row table:style-name="ro1">
          <table:table-cell office:value-type="float" office:value="7.81251085423882E+017">
            <text:p>781251085423882000</text:p>
          </table:table-cell>
          <table:table-cell office:value-type="string">
            <text:p>Arcanine</text:p>
          </table:table-cell>
          <table:table-cell office:value-type="string">
            <text:p>09/28/16 09:55 PM</text:p>
          </table:table-cell>
          <table:table-cell office:value-type="float" office:value="34.1237974249">
            <text:p>34.1237974249</text:p>
          </table:table-cell>
          <table:table-cell office:value-type="float" office:value="-118.0609169995">
            <text:p>-118.0609169995</text:p>
          </table:table-cell>
        </table:table-row>
        <table:table-row table:style-name="ro1">
          <table:table-cell office:value-type="float" office:value="7.81247233383551E+017">
            <text:p>781247233383551000</text:p>
          </table:table-cell>
          <table:table-cell office:value-type="string">
            <text:p>Hypno</text:p>
          </table:table-cell>
          <table:table-cell office:value-type="string">
            <text:p>09/28/16 09:40 PM</text:p>
          </table:table-cell>
          <table:table-cell office:value-type="float" office:value="34.1133777097">
            <text:p>34.1133777097</text:p>
          </table:table-cell>
          <table:table-cell office:value-type="float" office:value="-118.0146289648">
            <text:p>-118.0146289648</text:p>
          </table:table-cell>
        </table:table-row>
        <table:table-row table:style-name="ro1">
          <table:table-cell office:value-type="float" office:value="7.81247212718129E+017">
            <text:p>781247212718129000</text:p>
          </table:table-cell>
          <table:table-cell office:value-type="string">
            <text:p>Nidoking</text:p>
          </table:table-cell>
          <table:table-cell office:value-type="string">
            <text:p>09/28/16 09:40 PM</text:p>
          </table:table-cell>
          <table:table-cell office:value-type="float" office:value="34.1021134187">
            <text:p>34.1021134187</text:p>
          </table:table-cell>
          <table:table-cell office:value-type="float" office:value="-118.0248755808">
            <text:p>-118.0248755808</text:p>
          </table:table-cell>
        </table:table-row>
        <table:table-row table:style-name="ro1">
          <table:table-cell office:value-type="float" office:value="7.81246842189128E+017">
            <text:p>781246842189128000</text:p>
          </table:table-cell>
          <table:table-cell office:value-type="string">
            <text:p>Rapidash</text:p>
          </table:table-cell>
          <table:table-cell office:value-type="string">
            <text:p>09/28/16 09:38 PM</text:p>
          </table:table-cell>
          <table:table-cell office:value-type="float" office:value="34.1630009692">
            <text:p>34.1630009692</text:p>
          </table:table-cell>
          <table:table-cell office:value-type="float" office:value="-118.0270712072">
            <text:p>-118.0270712072</text:p>
          </table:table-cell>
        </table:table-row>
        <table:table-row table:style-name="ro1">
          <table:table-cell office:value-type="float" office:value="7.81246478916301E+017">
            <text:p>781246478916301000</text:p>
          </table:table-cell>
          <table:table-cell office:value-type="string">
            <text:p>Scyther</text:p>
          </table:table-cell>
          <table:table-cell office:value-type="string">
            <text:p>09/28/16 09:37 PM</text:p>
          </table:table-cell>
          <table:table-cell office:value-type="float" office:value="34.12249101">
            <text:p>34.12249101</text:p>
          </table:table-cell>
          <table:table-cell office:value-type="float" office:value="-118.0195693714">
            <text:p>-118.0195693714</text:p>
          </table:table-cell>
        </table:table-row>
        <table:table-row table:style-name="ro1">
          <table:table-cell office:value-type="float" office:value="7.81246235575321E+017">
            <text:p>781246235575321000</text:p>
          </table:table-cell>
          <table:table-cell office:value-type="string">
            <text:p>Magmar</text:p>
          </table:table-cell>
          <table:table-cell office:value-type="string">
            <text:p>09/28/16 09:36 PM</text:p>
          </table:table-cell>
          <table:table-cell office:value-type="float" office:value="34.1034738986">
            <text:p>34.1034738986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245621109784E+017">
            <text:p>781245621109784000</text:p>
          </table:table-cell>
          <table:table-cell office:value-type="string">
            <text:p>Aerodactyl</text:p>
          </table:table-cell>
          <table:table-cell office:value-type="string">
            <text:p>09/28/16 09:34 PM</text:p>
          </table:table-cell>
          <table:table-cell office:value-type="float" office:value="34.1399582658">
            <text:p>34.1399582658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81245302913143E+017">
            <text:p>781245302913143000</text:p>
          </table:table-cell>
          <table:table-cell office:value-type="string">
            <text:p>Magmar</text:p>
          </table:table-cell>
          <table:table-cell office:value-type="string">
            <text:p>09/28/16 09:32 PM</text:p>
          </table:table-cell>
          <table:table-cell office:value-type="float" office:value="34.1251791816">
            <text:p>34.1251791816</text:p>
          </table:table-cell>
          <table:table-cell office:value-type="float" office:value="-118.0643926865">
            <text:p>-118.0643926865</text:p>
          </table:table-cell>
        </table:table-row>
        <table:table-row table:style-name="ro1">
          <table:table-cell office:value-type="float" office:value="7.812452770007E+017">
            <text:p>781245277000700000</text:p>
          </table:table-cell>
          <table:table-cell office:value-type="string">
            <text:p>Arcanine</text:p>
          </table:table-cell>
          <table:table-cell office:value-type="string">
            <text:p>09/28/16 09:32 PM</text:p>
          </table:table-cell>
          <table:table-cell office:value-type="float" office:value="34.1610569856">
            <text:p>34.1610569856</text:p>
          </table:table-cell>
          <table:table-cell office:value-type="float" office:value="-118.0446352383">
            <text:p>-118.0446352383</text:p>
          </table:table-cell>
        </table:table-row>
        <table:table-row table:style-name="ro1">
          <table:table-cell office:value-type="float" office:value="7.81243587845468E+017">
            <text:p>781243587845468000</text:p>
          </table:table-cell>
          <table:table-cell office:value-type="string">
            <text:p>Jolteon</text:p>
          </table:table-cell>
          <table:table-cell office:value-type="string">
            <text:p>09/28/16 09:26 PM</text:p>
          </table:table-cell>
          <table:table-cell office:value-type="float" office:value="34.1625880866">
            <text:p>34.1625880866</text:p>
          </table:table-cell>
          <table:table-cell office:value-type="float" office:value="-118.0352130842">
            <text:p>-118.0352130842</text:p>
          </table:table-cell>
        </table:table-row>
        <table:table-row table:style-name="ro1">
          <table:table-cell office:value-type="float" office:value="7.81242955319259E+017">
            <text:p>781242955319259000</text:p>
          </table:table-cell>
          <table:table-cell office:value-type="string">
            <text:p>Golduck</text:p>
          </table:table-cell>
          <table:table-cell office:value-type="string">
            <text:p>09/28/16 09:23 PM</text:p>
          </table:table-cell>
          <table:table-cell office:value-type="float" office:value="34.1507519454">
            <text:p>34.1507519454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81242849085882E+017">
            <text:p>781242849085882000</text:p>
          </table:table-cell>
          <table:table-cell office:value-type="string">
            <text:p>Ivysaur</text:p>
          </table:table-cell>
          <table:table-cell office:value-type="string">
            <text:p>09/28/16 09:23 PM</text:p>
          </table:table-cell>
          <table:table-cell office:value-type="float" office:value="34.1266083719">
            <text:p>34.1266083719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81241363949953E+017">
            <text:p>781241363949953000</text:p>
          </table:table-cell>
          <table:table-cell office:value-type="string">
            <text:p>Scyther</text:p>
          </table:table-cell>
          <table:table-cell office:value-type="string">
            <text:p>09/28/16 09:17 PM</text:p>
          </table:table-cell>
          <table:table-cell office:value-type="float" office:value="34.1319916527">
            <text:p>34.1319916527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81239928466186E+017">
            <text:p>781239928466186000</text:p>
          </table:table-cell>
          <table:table-cell office:value-type="string">
            <text:p>Lickitung</text:p>
          </table:table-cell>
          <table:table-cell office:value-type="string">
            <text:p>09/28/16 09:11 PM</text:p>
          </table:table-cell>
          <table:table-cell office:value-type="float" office:value="34.1279276799">
            <text:p>34.1279276799</text:p>
          </table:table-cell>
          <table:table-cell office:value-type="float" office:value="-118.0523189533">
            <text:p>-118.0523189533</text:p>
          </table:table-cell>
        </table:table-row>
        <table:table-row table:style-name="ro1">
          <table:table-cell office:value-type="float" office:value="7.81239494393541E+017">
            <text:p>781239494393541000</text:p>
          </table:table-cell>
          <table:table-cell office:value-type="string">
            <text:p>Flareon</text:p>
          </table:table-cell>
          <table:table-cell office:value-type="string">
            <text:p>09/28/16 09:09 PM</text:p>
          </table:table-cell>
          <table:table-cell office:value-type="float" office:value="34.1393197051">
            <text:p>34.1393197051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81239432552722E+017">
            <text:p>781239432552722000</text:p>
          </table:table-cell>
          <table:table-cell office:value-type="string">
            <text:p>Magmar</text:p>
          </table:table-cell>
          <table:table-cell office:value-type="string">
            <text:p>09/28/16 09:09 PM</text:p>
          </table:table-cell>
          <table:table-cell office:value-type="float" office:value="34.1378992242">
            <text:p>34.1378992242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81239408280297E+017">
            <text:p>781239408280297000</text:p>
          </table:table-cell>
          <table:table-cell office:value-type="string">
            <text:p>Arcanine</text:p>
          </table:table-cell>
          <table:table-cell office:value-type="string">
            <text:p>09/28/16 09:09 PM</text:p>
          </table:table-cell>
          <table:table-cell office:value-type="float" office:value="34.1132973038">
            <text:p>34.1132973038</text:p>
          </table:table-cell>
          <table:table-cell office:value-type="float" office:value="-118.0619231265">
            <text:p>-118.0619231265</text:p>
          </table:table-cell>
        </table:table-row>
        <table:table-row table:style-name="ro1">
          <table:table-cell office:value-type="float" office:value="7.8123940510935E+017">
            <text:p>781239405109350000</text:p>
          </table:table-cell>
          <table:table-cell office:value-type="string">
            <text:p>Arcanine</text:p>
          </table:table-cell>
          <table:table-cell office:value-type="string">
            <text:p>09/28/16 09:09 PM</text:p>
          </table:table-cell>
          <table:table-cell office:value-type="float" office:value="34.1262661361">
            <text:p>34.1262661361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81239369344492E+017">
            <text:p>781239369344492000</text:p>
          </table:table-cell>
          <table:table-cell office:value-type="string">
            <text:p>Nidoqueen</text:p>
          </table:table-cell>
          <table:table-cell office:value-type="string">
            <text:p>09/28/16 09:09 PM</text:p>
          </table:table-cell>
          <table:table-cell office:value-type="float" office:value="34.1238152609">
            <text:p>34.1238152609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81237914071999E+017">
            <text:p>781237914071999000</text:p>
          </table:table-cell>
          <table:table-cell office:value-type="string">
            <text:p>Magmar</text:p>
          </table:table-cell>
          <table:table-cell office:value-type="string">
            <text:p>09/28/16 09:03 PM</text:p>
          </table:table-cell>
          <table:table-cell office:value-type="float" office:value="34.1040347413">
            <text:p>34.1040347413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23704212661E+017">
            <text:p>781237042126610000</text:p>
          </table:table-cell>
          <table:table-cell office:value-type="string">
            <text:p>Charmeleon</text:p>
          </table:table-cell>
          <table:table-cell office:value-type="string">
            <text:p>09/28/16 09:00 PM</text:p>
          </table:table-cell>
          <table:table-cell office:value-type="float" office:value="34.1562785638">
            <text:p>34.1562785638</text:p>
          </table:table-cell>
          <table:table-cell office:value-type="float" office:value="-118.0367682316">
            <text:p>-118.0367682316</text:p>
          </table:table-cell>
        </table:table-row>
        <table:table-row table:style-name="ro1">
          <table:table-cell office:value-type="float" office:value="7.81233900039184E+017">
            <text:p>781233900039184000</text:p>
          </table:table-cell>
          <table:table-cell office:value-type="string">
            <text:p>Jolteon</text:p>
          </table:table-cell>
          <table:table-cell office:value-type="string">
            <text:p>09/28/16 08:47 PM</text:p>
          </table:table-cell>
          <table:table-cell office:value-type="float" office:value="34.1532646645">
            <text:p>34.1532646645</text:p>
          </table:table-cell>
          <table:table-cell office:value-type="float" office:value="-118.01819705">
            <text:p>-118.01819705</text:p>
          </table:table-cell>
        </table:table-row>
        <table:table-row table:style-name="ro1">
          <table:table-cell office:value-type="float" office:value="7.81233360983122E+017">
            <text:p>781233360983122000</text:p>
          </table:table-cell>
          <table:table-cell office:value-type="string">
            <text:p>Hitmonchan</text:p>
          </table:table-cell>
          <table:table-cell office:value-type="string">
            <text:p>09/28/16 08:45 PM</text:p>
          </table:table-cell>
          <table:table-cell office:value-type="float" office:value="34.1166505688">
            <text:p>34.1166505688</text:p>
          </table:table-cell>
          <table:table-cell office:value-type="float" office:value="-118.0622889894">
            <text:p>-118.0622889894</text:p>
          </table:table-cell>
        </table:table-row>
        <table:table-row table:style-name="ro1">
          <table:table-cell office:value-type="float" office:value="7.81232438634615E+017">
            <text:p>781232438634615000</text:p>
          </table:table-cell>
          <table:table-cell office:value-type="string">
            <text:p>Chansey</text:p>
          </table:table-cell>
          <table:table-cell office:value-type="string">
            <text:p>09/28/16 08:41 PM</text:p>
          </table:table-cell>
          <table:table-cell office:value-type="float" office:value="34.1088664447">
            <text:p>34.1088664447</text:p>
          </table:table-cell>
          <table:table-cell office:value-type="float" office:value="-118.0176481185">
            <text:p>-118.0176481185</text:p>
          </table:table-cell>
        </table:table-row>
        <table:table-row table:style-name="ro1">
          <table:table-cell office:value-type="float" office:value="7.81231562247463E+017">
            <text:p>781231562247463000</text:p>
          </table:table-cell>
          <table:table-cell office:value-type="string">
            <text:p>Victreebel</text:p>
          </table:table-cell>
          <table:table-cell office:value-type="string">
            <text:p>09/28/16 08:38 PM</text:p>
          </table:table-cell>
          <table:table-cell office:value-type="float" office:value="34.131844963">
            <text:p>34.131844963</text:p>
          </table:table-cell>
          <table:table-cell office:value-type="float" office:value="-118.0413421153">
            <text:p>-118.0413421153</text:p>
          </table:table-cell>
        </table:table-row>
        <table:table-row table:style-name="ro1">
          <table:table-cell office:value-type="float" office:value="7.81231236517736E+017">
            <text:p>781231236517736000</text:p>
          </table:table-cell>
          <table:table-cell office:value-type="string">
            <text:p>Exeggutor</text:p>
          </table:table-cell>
          <table:table-cell office:value-type="string">
            <text:p>09/28/16 08:36 PM</text:p>
          </table:table-cell>
          <table:table-cell office:value-type="float" office:value="34.1164281173">
            <text:p>34.1164281173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8123113665554E+017">
            <text:p>781231136655540000</text:p>
          </table:table-cell>
          <table:table-cell office:value-type="string">
            <text:p>Magmar</text:p>
          </table:table-cell>
          <table:table-cell office:value-type="string">
            <text:p>09/28/16 08:36 PM</text:p>
          </table:table-cell>
          <table:table-cell office:value-type="float" office:value="34.1034738986">
            <text:p>34.1034738986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230779367956E+017">
            <text:p>781230779367956000</text:p>
          </table:table-cell>
          <table:table-cell office:value-type="string">
            <text:p>Charmeleon</text:p>
          </table:table-cell>
          <table:table-cell office:value-type="string">
            <text:p>09/28/16 08:35 PM</text:p>
          </table:table-cell>
          <table:table-cell office:value-type="float" office:value="34.1024198691">
            <text:p>34.1024198691</text:p>
          </table:table-cell>
          <table:table-cell office:value-type="float" office:value="-118.0203927591">
            <text:p>-118.0203927591</text:p>
          </table:table-cell>
        </table:table-row>
        <table:table-row table:style-name="ro1">
          <table:table-cell office:value-type="float" office:value="7.81230592977359E+017">
            <text:p>781230592977359000</text:p>
          </table:table-cell>
          <table:table-cell office:value-type="string">
            <text:p>Nidoqueen</text:p>
          </table:table-cell>
          <table:table-cell office:value-type="string">
            <text:p>09/28/16 08:34 PM</text:p>
          </table:table-cell>
          <table:table-cell office:value-type="float" office:value="34.1064630595">
            <text:p>34.1064630595</text:p>
          </table:table-cell>
          <table:table-cell office:value-type="float" office:value="-118.0140800222">
            <text:p>-118.0140800222</text:p>
          </table:table-cell>
        </table:table-row>
        <table:table-row table:style-name="ro1">
          <table:table-cell office:value-type="float" office:value="7.81230190328283E+017">
            <text:p>781230190328283000</text:p>
          </table:table-cell>
          <table:table-cell office:value-type="string">
            <text:p>Jolteon</text:p>
          </table:table-cell>
          <table:table-cell office:value-type="string">
            <text:p>09/28/16 08:32 PM</text:p>
          </table:table-cell>
          <table:table-cell office:value-type="float" office:value="34.1147356373">
            <text:p>34.1147356373</text:p>
          </table:table-cell>
          <table:table-cell office:value-type="float" office:value="-118.0282604935">
            <text:p>-118.0282604935</text:p>
          </table:table-cell>
        </table:table-row>
        <table:table-row table:style-name="ro1">
          <table:table-cell office:value-type="float" office:value="7.81230083876848E+017">
            <text:p>781230083876848000</text:p>
          </table:table-cell>
          <table:table-cell office:value-type="string">
            <text:p>Rapidash</text:p>
          </table:table-cell>
          <table:table-cell office:value-type="string">
            <text:p>09/28/16 08:32 PM</text:p>
          </table:table-cell>
          <table:table-cell office:value-type="float" office:value="34.1460815641">
            <text:p>34.1460815641</text:p>
          </table:table-cell>
          <table:table-cell office:value-type="float" office:value="-118.0307305241">
            <text:p>-118.0307305241</text:p>
          </table:table-cell>
        </table:table-row>
        <table:table-row table:style-name="ro1">
          <table:table-cell office:value-type="float" office:value="7.81229949076156E+017">
            <text:p>781229949076156000</text:p>
          </table:table-cell>
          <table:table-cell office:value-type="string">
            <text:p>Tangela</text:p>
          </table:table-cell>
          <table:table-cell office:value-type="string">
            <text:p>09/28/16 08:31 PM</text:p>
          </table:table-cell>
          <table:table-cell office:value-type="float" office:value="34.1259413407">
            <text:p>34.1259413407</text:p>
          </table:table-cell>
          <table:table-cell office:value-type="float" office:value="-118.0496662799">
            <text:p>-118.0496662799</text:p>
          </table:table-cell>
        </table:table-row>
        <table:table-row table:style-name="ro1">
          <table:table-cell office:value-type="float" office:value="7.81229870038692E+017">
            <text:p>781229870038692000</text:p>
          </table:table-cell>
          <table:table-cell office:value-type="string">
            <text:p>Magmar</text:p>
          </table:table-cell>
          <table:table-cell office:value-type="string">
            <text:p>09/28/16 08:31 PM</text:p>
          </table:table-cell>
          <table:table-cell office:value-type="float" office:value="34.1047085853">
            <text:p>34.1047085853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229742015951E+017">
            <text:p>781229742015951000</text:p>
          </table:table-cell>
          <table:table-cell office:value-type="string">
            <text:p>Magmar</text:p>
          </table:table-cell>
          <table:table-cell office:value-type="string">
            <text:p>09/28/16 08:30 PM</text:p>
          </table:table-cell>
          <table:table-cell office:value-type="float" office:value="34.1027178898">
            <text:p>34.1027178898</text:p>
          </table:table-cell>
          <table:table-cell office:value-type="float" office:value="-118.0169162072">
            <text:p>-118.0169162072</text:p>
          </table:table-cell>
        </table:table-row>
        <table:table-row table:style-name="ro1">
          <table:table-cell office:value-type="float" office:value="7.8122916648199E+017">
            <text:p>781229166481990000</text:p>
          </table:table-cell>
          <table:table-cell office:value-type="string">
            <text:p>Scyther</text:p>
          </table:table-cell>
          <table:table-cell office:value-type="string">
            <text:p>09/28/16 08:28 PM</text:p>
          </table:table-cell>
          <table:table-cell office:value-type="float" office:value="34.14979069">
            <text:p>34.14979069</text:p>
          </table:table-cell>
          <table:table-cell office:value-type="float" office:value="-118.0445437635">
            <text:p>-118.0445437635</text:p>
          </table:table-cell>
        </table:table-row>
        <table:table-row table:style-name="ro1">
          <table:table-cell office:value-type="float" office:value="7.81228422043275E+017">
            <text:p>781228422043275000</text:p>
          </table:table-cell>
          <table:table-cell office:value-type="string">
            <text:p>Electabuzz</text:p>
          </table:table-cell>
          <table:table-cell office:value-type="string">
            <text:p>09/28/16 08:25 PM</text:p>
          </table:table-cell>
          <table:table-cell office:value-type="float" office:value="34.1071010537">
            <text:p>34.1071010537</text:p>
          </table:table-cell>
          <table:table-cell office:value-type="float" office:value="-118.0432631112">
            <text:p>-118.0432631112</text:p>
          </table:table-cell>
        </table:table-row>
        <table:table-row table:style-name="ro1">
          <table:table-cell office:value-type="float" office:value="7.81228267986522E+017">
            <text:p>781228267986522000</text:p>
          </table:table-cell>
          <table:table-cell office:value-type="string">
            <text:p>Scyther</text:p>
          </table:table-cell>
          <table:table-cell office:value-type="string">
            <text:p>09/28/16 08:25 PM</text:p>
          </table:table-cell>
          <table:table-cell office:value-type="float" office:value="34.1081848217">
            <text:p>34.1081848217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81226885090992E+017">
            <text:p>781226885090992000</text:p>
          </table:table-cell>
          <table:table-cell office:value-type="string">
            <text:p>Magmar</text:p>
          </table:table-cell>
          <table:table-cell office:value-type="string">
            <text:p>09/28/16 08:19 PM</text:p>
          </table:table-cell>
          <table:table-cell office:value-type="float" office:value="34.1044682255">
            <text:p>34.1044682255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226106976207E+017">
            <text:p>781226106976207000</text:p>
          </table:table-cell>
          <table:table-cell office:value-type="string">
            <text:p>Clefable</text:p>
          </table:table-cell>
          <table:table-cell office:value-type="string">
            <text:p>09/28/16 08:16 PM</text:p>
          </table:table-cell>
          <table:table-cell office:value-type="float" office:value="34.166638434">
            <text:p>34.166638434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81224481993859E+017">
            <text:p>781224481993859000</text:p>
          </table:table-cell>
          <table:table-cell office:value-type="string">
            <text:p>Arcanine</text:p>
          </table:table-cell>
          <table:table-cell office:value-type="string">
            <text:p>09/28/16 08:10 PM</text:p>
          </table:table-cell>
          <table:table-cell office:value-type="float" office:value="34.1640190411">
            <text:p>34.1640190411</text:p>
          </table:table-cell>
          <table:table-cell office:value-type="float" office:value="-118.0313708968">
            <text:p>-118.0313708968</text:p>
          </table:table-cell>
        </table:table-row>
        <table:table-row table:style-name="ro1">
          <table:table-cell office:value-type="float" office:value="7.81224075263742E+017">
            <text:p>781224075263742000</text:p>
          </table:table-cell>
          <table:table-cell office:value-type="string">
            <text:p>Arcanine</text:p>
          </table:table-cell>
          <table:table-cell office:value-type="string">
            <text:p>09/28/16 08:08 PM</text:p>
          </table:table-cell>
          <table:table-cell office:value-type="float" office:value="34.1077881203">
            <text:p>34.1077881203</text:p>
          </table:table-cell>
          <table:table-cell office:value-type="float" office:value="-118.031736823">
            <text:p>-118.031736823</text:p>
          </table:table-cell>
        </table:table-row>
        <table:table-row table:style-name="ro1">
          <table:table-cell office:value-type="float" office:value="7.81223637508432E+017">
            <text:p>781223637508432000</text:p>
          </table:table-cell>
          <table:table-cell office:value-type="string">
            <text:p>Nidoking</text:p>
          </table:table-cell>
          <table:table-cell office:value-type="string">
            <text:p>09/28/16 08:06 PM</text:p>
          </table:table-cell>
          <table:table-cell office:value-type="float" office:value="34.1325286928">
            <text:p>34.1325286928</text:p>
          </table:table-cell>
          <table:table-cell office:value-type="float" office:value="-118.0165502504">
            <text:p>-118.0165502504</text:p>
          </table:table-cell>
        </table:table-row>
        <table:table-row table:style-name="ro1">
          <table:table-cell office:value-type="float" office:value="7.81221913016144E+017">
            <text:p>781221913016144000</text:p>
          </table:table-cell>
          <table:table-cell office:value-type="string">
            <text:p>Magmar</text:p>
          </table:table-cell>
          <table:table-cell office:value-type="string">
            <text:p>09/28/16 07:59 PM</text:p>
          </table:table-cell>
          <table:table-cell office:value-type="float" office:value="34.1412591346">
            <text:p>34.1412591346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81221569729147E+017">
            <text:p>781221569729147000</text:p>
          </table:table-cell>
          <table:table-cell office:value-type="string">
            <text:p>Flareon</text:p>
          </table:table-cell>
          <table:table-cell office:value-type="string">
            <text:p>09/28/16 07:58 PM</text:p>
          </table:table-cell>
          <table:table-cell office:value-type="float" office:value="34.1050994602">
            <text:p>34.1050994602</text:p>
          </table:table-cell>
          <table:table-cell office:value-type="float" office:value="-118.0396955308">
            <text:p>-118.0396955308</text:p>
          </table:table-cell>
        </table:table-row>
        <table:table-row table:style-name="ro1">
          <table:table-cell office:value-type="float" office:value="7.81221460962447E+017">
            <text:p>781221460962447000</text:p>
          </table:table-cell>
          <table:table-cell office:value-type="string">
            <text:p>Jolteon</text:p>
          </table:table-cell>
          <table:table-cell office:value-type="string">
            <text:p>09/28/16 07:58 PM</text:p>
          </table:table-cell>
          <table:table-cell office:value-type="float" office:value="34.123954258">
            <text:p>34.123954258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81220963790696E+017">
            <text:p>781220963790696000</text:p>
          </table:table-cell>
          <table:table-cell office:value-type="string">
            <text:p>Magmar</text:p>
          </table:table-cell>
          <table:table-cell office:value-type="string">
            <text:p>09/28/16 07:56 PM</text:p>
          </table:table-cell>
          <table:table-cell office:value-type="float" office:value="34.1044230241">
            <text:p>34.1044230241</text:p>
          </table:table-cell>
          <table:table-cell office:value-type="float" office:value="-118.016824718">
            <text:p>-118.016824718</text:p>
          </table:table-cell>
        </table:table-row>
        <table:table-row table:style-name="ro1">
          <table:table-cell office:value-type="float" office:value="7.81220637134103E+017">
            <text:p>781220637134103000</text:p>
          </table:table-cell>
          <table:table-cell office:value-type="string">
            <text:p>Scyther</text:p>
          </table:table-cell>
          <table:table-cell office:value-type="string">
            <text:p>09/28/16 07:54 PM</text:p>
          </table:table-cell>
          <table:table-cell office:value-type="float" office:value="34.1278852938">
            <text:p>34.1278852938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81220528107299E+017">
            <text:p>781220528107299000</text:p>
          </table:table-cell>
          <table:table-cell office:value-type="string">
            <text:p>Magmar</text:p>
          </table:table-cell>
          <table:table-cell office:value-type="string">
            <text:p>09/28/16 07:54 PM</text:p>
          </table:table-cell>
          <table:table-cell office:value-type="float" office:value="34.1028432117">
            <text:p>34.1028432117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81220186300912E+017">
            <text:p>781220186300912000</text:p>
          </table:table-cell>
          <table:table-cell office:value-type="string">
            <text:p>Arcanine</text:p>
          </table:table-cell>
          <table:table-cell office:value-type="string">
            <text:p>09/28/16 07:53 PM</text:p>
          </table:table-cell>
          <table:table-cell office:value-type="float" office:value="34.1324420952">
            <text:p>34.1324420952</text:p>
          </table:table-cell>
          <table:table-cell office:value-type="float" office:value="-118.01819705">
            <text:p>-118.01819705</text:p>
          </table:table-cell>
        </table:table-row>
        <table:table-row table:style-name="ro1">
          <table:table-cell office:value-type="float" office:value="7.81218008664465E+017">
            <text:p>781218008664465000</text:p>
          </table:table-cell>
          <table:table-cell office:value-type="string">
            <text:p>Jolteon</text:p>
          </table:table-cell>
          <table:table-cell office:value-type="string">
            <text:p>09/28/16 07:44 PM</text:p>
          </table:table-cell>
          <table:table-cell office:value-type="float" office:value="34.1422847824">
            <text:p>34.1422847824</text:p>
          </table:table-cell>
          <table:table-cell office:value-type="float" office:value="-118.0311879334">
            <text:p>-118.0311879334</text:p>
          </table:table-cell>
        </table:table-row>
        <table:table-row table:style-name="ro1">
          <table:table-cell office:value-type="float" office:value="7.81217643558646E+017">
            <text:p>781217643558646000</text:p>
          </table:table-cell>
          <table:table-cell office:value-type="string">
            <text:p>Ninetales</text:p>
          </table:table-cell>
          <table:table-cell office:value-type="string">
            <text:p>09/28/16 07:42 PM</text:p>
          </table:table-cell>
          <table:table-cell office:value-type="float" office:value="34.1694303274">
            <text:p>34.1694303274</text:p>
          </table:table-cell>
          <table:table-cell office:value-type="float" office:value="-118.0276201096">
            <text:p>-118.0276201096</text:p>
          </table:table-cell>
        </table:table-row>
        <table:table-row table:style-name="ro1">
          <table:table-cell office:value-type="float" office:value="7.81217098777235E+017">
            <text:p>781217098777235000</text:p>
          </table:table-cell>
          <table:table-cell office:value-type="string">
            <text:p>Scyther</text:p>
          </table:table-cell>
          <table:table-cell office:value-type="string">
            <text:p>09/28/16 07:40 PM</text:p>
          </table:table-cell>
          <table:table-cell office:value-type="float" office:value="34.134730023">
            <text:p>34.134730023</text:p>
          </table:table-cell>
          <table:table-cell office:value-type="float" office:value="-118.0594535319">
            <text:p>-118.0594535319</text:p>
          </table:table-cell>
        </table:table-row>
        <table:table-row table:style-name="ro1">
          <table:table-cell office:value-type="float" office:value="7.81216371329802E+017">
            <text:p>781216371329802000</text:p>
          </table:table-cell>
          <table:table-cell office:value-type="string">
            <text:p>Chansey</text:p>
          </table:table-cell>
          <table:table-cell office:value-type="string">
            <text:p>09/28/16 07:37 PM</text:p>
          </table:table-cell>
          <table:table-cell office:value-type="float" office:value="34.1031396921">
            <text:p>34.1031396921</text:p>
          </table:table-cell>
          <table:table-cell office:value-type="float" office:value="-118.0310964516">
            <text:p>-118.0310964516</text:p>
          </table:table-cell>
        </table:table-row>
        <table:table-row table:style-name="ro1">
          <table:table-cell office:value-type="float" office:value="7.81216200541872E+017">
            <text:p>781216200541872000</text:p>
          </table:table-cell>
          <table:table-cell office:value-type="string">
            <text:p>Chansey</text:p>
          </table:table-cell>
          <table:table-cell office:value-type="string">
            <text:p>09/28/16 07:37 PM</text:p>
          </table:table-cell>
          <table:table-cell office:value-type="float" office:value="34.1098526924">
            <text:p>34.1098526924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81216035802198E+017">
            <text:p>781216035802198000</text:p>
          </table:table-cell>
          <table:table-cell office:value-type="string">
            <text:p>Magmar</text:p>
          </table:table-cell>
          <table:table-cell office:value-type="string">
            <text:p>09/28/16 07:36 PM</text:p>
          </table:table-cell>
          <table:table-cell office:value-type="float" office:value="34.1034738986">
            <text:p>34.1034738986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215773117194E+017">
            <text:p>781215773117194000</text:p>
          </table:table-cell>
          <table:table-cell office:value-type="string">
            <text:p>Golem</text:p>
          </table:table-cell>
          <table:table-cell office:value-type="string">
            <text:p>09/28/16 07:35 PM</text:p>
          </table:table-cell>
          <table:table-cell office:value-type="float" office:value="34.1362797875">
            <text:p>34.1362797875</text:p>
          </table:table-cell>
          <table:table-cell office:value-type="float" office:value="-118.0276201096">
            <text:p>-118.0276201096</text:p>
          </table:table-cell>
        </table:table-row>
        <table:table-row table:style-name="ro1">
          <table:table-cell office:value-type="float" office:value="7.81214639346426E+017">
            <text:p>781214639346426000</text:p>
          </table:table-cell>
          <table:table-cell office:value-type="string">
            <text:p>Magmar</text:p>
          </table:table-cell>
          <table:table-cell office:value-type="string">
            <text:p>09/28/16 07:30 PM</text:p>
          </table:table-cell>
          <table:table-cell office:value-type="float" office:value="34.1032438175">
            <text:p>34.1032438175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81213843552805E+017">
            <text:p>781213843552805000</text:p>
          </table:table-cell>
          <table:table-cell office:value-type="string">
            <text:p>Butterfree</text:p>
          </table:table-cell>
          <table:table-cell office:value-type="string">
            <text:p>09/28/16 07:27 PM</text:p>
          </table:table-cell>
          <table:table-cell office:value-type="float" office:value="34.1079098384">
            <text:p>34.1079098384</text:p>
          </table:table-cell>
          <table:table-cell office:value-type="float" office:value="-118.038048931">
            <text:p>-118.038048931</text:p>
          </table:table-cell>
        </table:table-row>
        <table:table-row table:style-name="ro1">
          <table:table-cell office:value-type="float" office:value="7.81212548880224E+017">
            <text:p>781212548880224000</text:p>
          </table:table-cell>
          <table:table-cell office:value-type="string">
            <text:p>Arcanine</text:p>
          </table:table-cell>
          <table:table-cell office:value-type="string">
            <text:p>09/28/16 07:22 PM</text:p>
          </table:table-cell>
          <table:table-cell office:value-type="float" office:value="34.1249483752">
            <text:p>34.1249483752</text:p>
          </table:table-cell>
          <table:table-cell office:value-type="float" office:value="-118.0591791304">
            <text:p>-118.0591791304</text:p>
          </table:table-cell>
        </table:table-row>
        <table:table-row table:style-name="ro1">
          <table:table-cell office:value-type="float" office:value="7.81212438897107E+017">
            <text:p>781212438897107000</text:p>
          </table:table-cell>
          <table:table-cell office:value-type="string">
            <text:p>Jolteon</text:p>
          </table:table-cell>
          <table:table-cell office:value-type="string">
            <text:p>09/28/16 07:22 PM</text:p>
          </table:table-cell>
          <table:table-cell office:value-type="float" office:value="34.1469249173">
            <text:p>34.1469249173</text:p>
          </table:table-cell>
          <table:table-cell office:value-type="float" office:value="-118.0214906035">
            <text:p>-118.0214906035</text:p>
          </table:table-cell>
        </table:table-row>
        <table:table-row table:style-name="ro1">
          <table:table-cell office:value-type="float" office:value="7.81212423558566E+017">
            <text:p>781212423558566000</text:p>
          </table:table-cell>
          <table:table-cell office:value-type="string">
            <text:p>Nidoqueen</text:p>
          </table:table-cell>
          <table:table-cell office:value-type="string">
            <text:p>09/28/16 07:22 PM</text:p>
          </table:table-cell>
          <table:table-cell office:value-type="float" office:value="34.1599717121">
            <text:p>34.1599717121</text:p>
          </table:table-cell>
          <table:table-cell office:value-type="float" office:value="-118.0496662799">
            <text:p>-118.0496662799</text:p>
          </table:table-cell>
        </table:table-row>
        <table:table-row table:style-name="ro1">
          <table:table-cell office:value-type="float" office:value="7.81211136741953E+017">
            <text:p>781211136741953000</text:p>
          </table:table-cell>
          <table:table-cell office:value-type="string">
            <text:p>Hitmonchan</text:p>
          </table:table-cell>
          <table:table-cell office:value-type="string">
            <text:p>09/28/16 07:17 PM</text:p>
          </table:table-cell>
          <table:table-cell office:value-type="float" office:value="34.1515437558">
            <text:p>34.1515437558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812108834101E+017">
            <text:p>781210883410100000</text:p>
          </table:table-cell>
          <table:table-cell office:value-type="string">
            <text:p>Arcanine</text:p>
          </table:table-cell>
          <table:table-cell office:value-type="string">
            <text:p>09/28/16 07:16 PM</text:p>
          </table:table-cell>
          <table:table-cell office:value-type="float" office:value="34.11827012">
            <text:p>34.11827012</text:p>
          </table:table-cell>
          <table:table-cell office:value-type="float" office:value="-118.0476538805">
            <text:p>-118.0476538805</text:p>
          </table:table-cell>
        </table:table-row>
        <table:table-row table:style-name="ro1">
          <table:table-cell office:value-type="float" office:value="7.81210801688359E+017">
            <text:p>781210801688359000</text:p>
          </table:table-cell>
          <table:table-cell office:value-type="string">
            <text:p>Arcanine</text:p>
          </table:table-cell>
          <table:table-cell office:value-type="string">
            <text:p>09/28/16 07:15 PM</text:p>
          </table:table-cell>
          <table:table-cell office:value-type="float" office:value="34.1412138904">
            <text:p>34.1412138904</text:p>
          </table:table-cell>
          <table:table-cell office:value-type="float" office:value="-118.0287179092">
            <text:p>-118.0287179092</text:p>
          </table:table-cell>
        </table:table-row>
        <table:table-row table:style-name="ro1">
          <table:table-cell office:value-type="float" office:value="7.81210590467404E+017">
            <text:p>781210590467404000</text:p>
          </table:table-cell>
          <table:table-cell office:value-type="string">
            <text:p>Lickitung</text:p>
          </table:table-cell>
          <table:table-cell office:value-type="string">
            <text:p>09/28/16 07:14 PM</text:p>
          </table:table-cell>
          <table:table-cell office:value-type="float" office:value="34.1033067522">
            <text:p>34.1033067522</text:p>
          </table:table-cell>
          <table:table-cell office:value-type="float" office:value="-118.0450011371">
            <text:p>-118.0450011371</text:p>
          </table:table-cell>
        </table:table-row>
        <table:table-row table:style-name="ro1">
          <table:table-cell office:value-type="float" office:value="7.81208240738533E+017">
            <text:p>781208240738533000</text:p>
          </table:table-cell>
          <table:table-cell office:value-type="string">
            <text:p>Kingler</text:p>
          </table:table-cell>
          <table:table-cell office:value-type="string">
            <text:p>09/28/16 07:05 PM</text:p>
          </table:table-cell>
          <table:table-cell office:value-type="float" office:value="34.1339793947">
            <text:p>34.1339793947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81207716412789E+017">
            <text:p>781207716412789000</text:p>
          </table:table-cell>
          <table:table-cell office:value-type="string">
            <text:p>Magmar</text:p>
          </table:table-cell>
          <table:table-cell office:value-type="string">
            <text:p>09/28/16 07:03 PM</text:p>
          </table:table-cell>
          <table:table-cell office:value-type="float" office:value="34.1040347413">
            <text:p>34.1040347413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207698696131E+017">
            <text:p>781207698696131000</text:p>
          </table:table-cell>
          <table:table-cell office:value-type="string">
            <text:p>Rapidash</text:p>
          </table:table-cell>
          <table:table-cell office:value-type="string">
            <text:p>09/28/16 07:03 PM</text:p>
          </table:table-cell>
          <table:table-cell office:value-type="float" office:value="34.0973170271">
            <text:p>34.0973170271</text:p>
          </table:table-cell>
          <table:table-cell office:value-type="float" office:value="-118.0514042428">
            <text:p>-118.0514042428</text:p>
          </table:table-cell>
        </table:table-row>
        <table:table-row table:style-name="ro1">
          <table:table-cell office:value-type="float" office:value="7.81206641626616E+017">
            <text:p>781206641626616000</text:p>
          </table:table-cell>
          <table:table-cell office:value-type="string">
            <text:p>Rapidash</text:p>
          </table:table-cell>
          <table:table-cell office:value-type="string">
            <text:p>09/28/16 06:59 PM</text:p>
          </table:table-cell>
          <table:table-cell office:value-type="float" office:value="34.1242690799">
            <text:p>34.1242690799</text:p>
          </table:table-cell>
          <table:table-cell office:value-type="float" office:value="-118.0619231265">
            <text:p>-118.0619231265</text:p>
          </table:table-cell>
        </table:table-row>
        <table:table-row table:style-name="ro1">
          <table:table-cell office:value-type="float" office:value="7.81206100670423E+017">
            <text:p>781206100670423000</text:p>
          </table:table-cell>
          <table:table-cell office:value-type="string">
            <text:p>Charmeleon</text:p>
          </table:table-cell>
          <table:table-cell office:value-type="string">
            <text:p>09/28/16 06:57 PM</text:p>
          </table:table-cell>
          <table:table-cell office:value-type="float" office:value="34.1241761948">
            <text:p>34.1241761948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81204990853419E+017">
            <text:p>781204990853419000</text:p>
          </table:table-cell>
          <table:table-cell office:value-type="string">
            <text:p>Chansey</text:p>
          </table:table-cell>
          <table:table-cell office:value-type="string">
            <text:p>09/28/16 06:52 PM</text:p>
          </table:table-cell>
          <table:table-cell office:value-type="float" office:value="34.115776154">
            <text:p>34.115776154</text:p>
          </table:table-cell>
          <table:table-cell office:value-type="float" office:value="-118.0318283044">
            <text:p>-118.0318283044</text:p>
          </table:table-cell>
        </table:table-row>
        <table:table-row table:style-name="ro1">
          <table:table-cell office:value-type="float" office:value="7.81203505730113E+017">
            <text:p>781203505730113000</text:p>
          </table:table-cell>
          <table:table-cell office:value-type="string">
            <text:p>Charmeleon</text:p>
          </table:table-cell>
          <table:table-cell office:value-type="string">
            <text:p>09/28/16 06:46 PM</text:p>
          </table:table-cell>
          <table:table-cell office:value-type="float" office:value="34.157878397">
            <text:p>34.157878397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8120311559272E+017">
            <text:p>781203115592720000</text:p>
          </table:table-cell>
          <table:table-cell office:value-type="string">
            <text:p>Ninetales</text:p>
          </table:table-cell>
          <table:table-cell office:value-type="string">
            <text:p>09/28/16 06:45 PM</text:p>
          </table:table-cell>
          <table:table-cell office:value-type="float" office:value="34.1420134717">
            <text:p>34.1420134717</text:p>
          </table:table-cell>
          <table:table-cell office:value-type="float" office:value="-118.0364937948">
            <text:p>-118.0364937948</text:p>
          </table:table-cell>
        </table:table-row>
        <table:table-row table:style-name="ro1">
          <table:table-cell office:value-type="float" office:value="7.81202669041885E+017">
            <text:p>781202669041885000</text:p>
          </table:table-cell>
          <table:table-cell office:value-type="string">
            <text:p>Raichu</text:p>
          </table:table-cell>
          <table:table-cell office:value-type="string">
            <text:p>09/28/16 06:43 PM</text:p>
          </table:table-cell>
          <table:table-cell office:value-type="float" office:value="34.1219787522">
            <text:p>34.1219787522</text:p>
          </table:table-cell>
          <table:table-cell office:value-type="float" office:value="-118.0320112672">
            <text:p>-118.0320112672</text:p>
          </table:table-cell>
        </table:table-row>
        <table:table-row table:style-name="ro1">
          <table:table-cell office:value-type="float" office:value="7.81202597990371E+017">
            <text:p>781202597990371000</text:p>
          </table:table-cell>
          <table:table-cell office:value-type="string">
            <text:p>Chansey</text:p>
          </table:table-cell>
          <table:table-cell office:value-type="string">
            <text:p>09/28/16 06:43 PM</text:p>
          </table:table-cell>
          <table:table-cell office:value-type="float" office:value="34.1290497146">
            <text:p>34.1290497146</text:p>
          </table:table-cell>
          <table:table-cell office:value-type="float" office:value="-118.0319197858">
            <text:p>-118.0319197858</text:p>
          </table:table-cell>
        </table:table-row>
        <table:table-row table:style-name="ro1">
          <table:table-cell office:value-type="float" office:value="7.8120111826516E+017">
            <text:p>781201118265160000</text:p>
          </table:table-cell>
          <table:table-cell office:value-type="string">
            <text:p>Charmeleon</text:p>
          </table:table-cell>
          <table:table-cell office:value-type="string">
            <text:p>09/28/16 06:37 PM</text:p>
          </table:table-cell>
          <table:table-cell office:value-type="float" office:value="34.1311877195">
            <text:p>34.1311877195</text:p>
          </table:table-cell>
          <table:table-cell office:value-type="float" office:value="-118.0158183345">
            <text:p>-118.0158183345</text:p>
          </table:table-cell>
        </table:table-row>
        <table:table-row table:style-name="ro1">
          <table:table-cell office:value-type="float" office:value="7.81201100523254E+017">
            <text:p>781201100523254000</text:p>
          </table:table-cell>
          <table:table-cell office:value-type="string">
            <text:p>Arcanine</text:p>
          </table:table-cell>
          <table:table-cell office:value-type="string">
            <text:p>09/28/16 06:37 PM</text:p>
          </table:table-cell>
          <table:table-cell office:value-type="float" office:value="34.1098526924">
            <text:p>34.1098526924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8120068868028E+017">
            <text:p>781200688680280000</text:p>
          </table:table-cell>
          <table:table-cell office:value-type="string">
            <text:p>Kingler</text:p>
          </table:table-cell>
          <table:table-cell office:value-type="string">
            <text:p>09/28/16 06:35 PM</text:p>
          </table:table-cell>
          <table:table-cell office:value-type="float" office:value="34.1339793947">
            <text:p>34.1339793947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81200621626012E+017">
            <text:p>781200621626012000</text:p>
          </table:table-cell>
          <table:table-cell office:value-type="string">
            <text:p>Ivysaur</text:p>
          </table:table-cell>
          <table:table-cell office:value-type="string">
            <text:p>09/28/16 06:35 PM</text:p>
          </table:table-cell>
          <table:table-cell office:value-type="float" office:value="34.1194819565">
            <text:p>34.1194819565</text:p>
          </table:table-cell>
          <table:table-cell office:value-type="float" office:value="-118.0557033406">
            <text:p>-118.0557033406</text:p>
          </table:table-cell>
        </table:table-row>
        <table:table-row table:style-name="ro1">
          <table:table-cell office:value-type="float" office:value="7.81200054388269E+017">
            <text:p>781200054388269000</text:p>
          </table:table-cell>
          <table:table-cell office:value-type="string">
            <text:p>Beedrill</text:p>
          </table:table-cell>
          <table:table-cell office:value-type="string">
            <text:p>09/28/16 06:33 PM</text:p>
          </table:table-cell>
          <table:table-cell office:value-type="float" office:value="34.162437022">
            <text:p>34.162437022</text:p>
          </table:table-cell>
          <table:table-cell office:value-type="float" office:value="-118.0257904285">
            <text:p>-118.0257904285</text:p>
          </table:table-cell>
        </table:table-row>
        <table:table-row table:style-name="ro1">
          <table:table-cell office:value-type="float" office:value="7.81199698656801E+017">
            <text:p>781199698656801000</text:p>
          </table:table-cell>
          <table:table-cell office:value-type="string">
            <text:p>Charmeleon</text:p>
          </table:table-cell>
          <table:table-cell office:value-type="string">
            <text:p>09/28/16 06:31 PM</text:p>
          </table:table-cell>
          <table:table-cell office:value-type="float" office:value="34.1572221973">
            <text:p>34.1572221973</text:p>
          </table:table-cell>
          <table:table-cell office:value-type="float" office:value="-118.0303645958">
            <text:p>-118.0303645958</text:p>
          </table:table-cell>
        </table:table-row>
        <table:table-row table:style-name="ro1">
          <table:table-cell office:value-type="float" office:value="7.81199541483688E+017">
            <text:p>781199541483688000</text:p>
          </table:table-cell>
          <table:table-cell office:value-type="string">
            <text:p>Magmar</text:p>
          </table:table-cell>
          <table:table-cell office:value-type="string">
            <text:p>09/28/16 06:30 PM</text:p>
          </table:table-cell>
          <table:table-cell office:value-type="float" office:value="34.1027178898">
            <text:p>34.1027178898</text:p>
          </table:table-cell>
          <table:table-cell office:value-type="float" office:value="-118.0169162072">
            <text:p>-118.0169162072</text:p>
          </table:table-cell>
        </table:table-row>
        <table:table-row table:style-name="ro1">
          <table:table-cell office:value-type="float" office:value="7.81197875833213E+017">
            <text:p>781197875833213000</text:p>
          </table:table-cell>
          <table:table-cell office:value-type="string">
            <text:p>Arcanine</text:p>
          </table:table-cell>
          <table:table-cell office:value-type="string">
            <text:p>09/28/16 06:24 PM</text:p>
          </table:table-cell>
          <table:table-cell office:value-type="float" office:value="34.1108039952">
            <text:p>34.1108039952</text:p>
          </table:table-cell>
          <table:table-cell office:value-type="float" office:value="-118.0622889894">
            <text:p>-118.0622889894</text:p>
          </table:table-cell>
        </table:table-row>
        <table:table-row table:style-name="ro1">
          <table:table-cell office:value-type="float" office:value="7.81197803800318E+017">
            <text:p>781197803800318000</text:p>
          </table:table-cell>
          <table:table-cell office:value-type="string">
            <text:p>Venusaur</text:p>
          </table:table-cell>
          <table:table-cell office:value-type="string">
            <text:p>09/28/16 06:24 PM</text:p>
          </table:table-cell>
          <table:table-cell office:value-type="float" office:value="34.1250355347">
            <text:p>34.1250355347</text:p>
          </table:table-cell>
          <table:table-cell office:value-type="float" office:value="-118.0209416822">
            <text:p>-118.0209416822</text:p>
          </table:table-cell>
        </table:table-row>
        <table:table-row table:style-name="ro1">
          <table:table-cell office:value-type="float" office:value="7.81197341113979E+017">
            <text:p>781197341113979000</text:p>
          </table:table-cell>
          <table:table-cell office:value-type="string">
            <text:p>Arcanine</text:p>
          </table:table-cell>
          <table:table-cell office:value-type="string">
            <text:p>09/28/16 06:22 PM</text:p>
          </table:table-cell>
          <table:table-cell office:value-type="float" office:value="34.1202505542">
            <text:p>34.1202505542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196329435353E+017">
            <text:p>781196329435353000</text:p>
          </table:table-cell>
          <table:table-cell office:value-type="string">
            <text:p>Arcanine</text:p>
          </table:table-cell>
          <table:table-cell office:value-type="string">
            <text:p>09/28/16 06:18 PM</text:p>
          </table:table-cell>
          <table:table-cell office:value-type="float" office:value="34.1086606791">
            <text:p>34.1086606791</text:p>
          </table:table-cell>
          <table:table-cell office:value-type="float" office:value="-118.0609169995">
            <text:p>-118.0609169995</text:p>
          </table:table-cell>
        </table:table-row>
        <table:table-row table:style-name="ro1">
          <table:table-cell office:value-type="float" office:value="7.81196235046728E+017">
            <text:p>781196235046728000</text:p>
          </table:table-cell>
          <table:table-cell office:value-type="string">
            <text:p>Charizard</text:p>
          </table:table-cell>
          <table:table-cell office:value-type="string">
            <text:p>09/28/16 06:17 PM</text:p>
          </table:table-cell>
          <table:table-cell office:value-type="float" office:value="34.1273721962">
            <text:p>34.1273721962</text:p>
          </table:table-cell>
          <table:table-cell office:value-type="float" office:value="-118.0542398297">
            <text:p>-118.0542398297</text:p>
          </table:table-cell>
        </table:table-row>
        <table:table-row table:style-name="ro1">
          <table:table-cell office:value-type="float" office:value="7.81193493771203E+017">
            <text:p>781193493771203000</text:p>
          </table:table-cell>
          <table:table-cell office:value-type="string">
            <text:p>Jolteon</text:p>
          </table:table-cell>
          <table:table-cell office:value-type="string">
            <text:p>09/28/16 06:06 PM</text:p>
          </table:table-cell>
          <table:table-cell office:value-type="float" office:value="34.1544093094">
            <text:p>34.1544093094</text:p>
          </table:table-cell>
          <table:table-cell office:value-type="float" office:value="-118.0307305241">
            <text:p>-118.0307305241</text:p>
          </table:table-cell>
        </table:table-row>
        <table:table-row table:style-name="ro1">
          <table:table-cell office:value-type="float" office:value="7.81192776423617E+017">
            <text:p>781192776423617000</text:p>
          </table:table-cell>
          <table:table-cell office:value-type="string">
            <text:p>Dragonite</text:p>
          </table:table-cell>
          <table:table-cell office:value-type="string">
            <text:p>09/28/16 06:04 PM</text:p>
          </table:table-cell>
          <table:table-cell office:value-type="float" office:value="34.155023752">
            <text:p>34.155023752</text:p>
          </table:table-cell>
          <table:table-cell office:value-type="float" office:value="-118.0295412544">
            <text:p>-118.0295412544</text:p>
          </table:table-cell>
        </table:table-row>
        <table:table-row table:style-name="ro1">
          <table:table-cell office:value-type="float" office:value="7.8119261609218E+017">
            <text:p>781192616092180000</text:p>
          </table:table-cell>
          <table:table-cell office:value-type="string">
            <text:p>Magmar</text:p>
          </table:table-cell>
          <table:table-cell office:value-type="string">
            <text:p>09/28/16 06:03 PM</text:p>
          </table:table-cell>
          <table:table-cell office:value-type="float" office:value="34.1040347413">
            <text:p>34.1040347413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192488006537E+017">
            <text:p>781192488006537000</text:p>
          </table:table-cell>
          <table:table-cell office:value-type="string">
            <text:p>Scyther</text:p>
          </table:table-cell>
          <table:table-cell office:value-type="string">
            <text:p>09/28/16 06:02 PM</text:p>
          </table:table-cell>
          <table:table-cell office:value-type="float" office:value="34.1200911124">
            <text:p>34.1200911124</text:p>
          </table:table-cell>
          <table:table-cell office:value-type="float" office:value="-118.0244181552">
            <text:p>-118.0244181552</text:p>
          </table:table-cell>
        </table:table-row>
        <table:table-row table:style-name="ro1">
          <table:table-cell office:value-type="float" office:value="7.81191157967573E+017">
            <text:p>781191157967573000</text:p>
          </table:table-cell>
          <table:table-cell office:value-type="string">
            <text:p>Raichu</text:p>
          </table:table-cell>
          <table:table-cell office:value-type="string">
            <text:p>09/28/16 05:57 PM</text:p>
          </table:table-cell>
          <table:table-cell office:value-type="float" office:value="34.1201763508">
            <text:p>34.1201763508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8119080913562E+017">
            <text:p>781190809135620000</text:p>
          </table:table-cell>
          <table:table-cell office:value-type="string">
            <text:p>Magmar</text:p>
          </table:table-cell>
          <table:table-cell office:value-type="string">
            <text:p>09/28/16 05:56 PM</text:p>
          </table:table-cell>
          <table:table-cell office:value-type="float" office:value="34.1044230241">
            <text:p>34.1044230241</text:p>
          </table:table-cell>
          <table:table-cell office:value-type="float" office:value="-118.016824718">
            <text:p>-118.016824718</text:p>
          </table:table-cell>
        </table:table-row>
        <table:table-row table:style-name="ro1">
          <table:table-cell office:value-type="float" office:value="7.81190800038171E+017">
            <text:p>781190800038171000</text:p>
          </table:table-cell>
          <table:table-cell office:value-type="string">
            <text:p>Jolteon</text:p>
          </table:table-cell>
          <table:table-cell office:value-type="string">
            <text:p>09/28/16 05:56 PM</text:p>
          </table:table-cell>
          <table:table-cell office:value-type="float" office:value="34.1286549168">
            <text:p>34.1286549168</text:p>
          </table:table-cell>
          <table:table-cell office:value-type="float" office:value="-118.0182885385">
            <text:p>-118.0182885385</text:p>
          </table:table-cell>
        </table:table-row>
        <table:table-row table:style-name="ro1">
          <table:table-cell office:value-type="float" office:value="7.81190708451381E+017">
            <text:p>781190708451381000</text:p>
          </table:table-cell>
          <table:table-cell office:value-type="string">
            <text:p>Arcanine</text:p>
          </table:table-cell>
          <table:table-cell office:value-type="string">
            <text:p>09/28/16 05:55 PM</text:p>
          </table:table-cell>
          <table:table-cell office:value-type="float" office:value="34.1002051069">
            <text:p>34.1002051069</text:p>
          </table:table-cell>
          <table:table-cell office:value-type="float" office:value="-118.0371341467">
            <text:p>-118.0371341467</text:p>
          </table:table-cell>
        </table:table-row>
        <table:table-row table:style-name="ro1">
          <table:table-cell office:value-type="float" office:value="7.81190331106591E+017">
            <text:p>781190331106591000</text:p>
          </table:table-cell>
          <table:table-cell office:value-type="string">
            <text:p>Magmar</text:p>
          </table:table-cell>
          <table:table-cell office:value-type="string">
            <text:p>09/28/16 05:54 PM</text:p>
          </table:table-cell>
          <table:table-cell office:value-type="float" office:value="34.1028432117">
            <text:p>34.1028432117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81190299271823E+017">
            <text:p>781190299271823000</text:p>
          </table:table-cell>
          <table:table-cell office:value-type="string">
            <text:p>Chansey</text:p>
          </table:table-cell>
          <table:table-cell office:value-type="string">
            <text:p>09/28/16 05:54 PM</text:p>
          </table:table-cell>
          <table:table-cell office:value-type="float" office:value="34.1554832965">
            <text:p>34.1554832965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81190116366623E+017">
            <text:p>781190116366623000</text:p>
          </table:table-cell>
          <table:table-cell office:value-type="string">
            <text:p>Magmar</text:p>
          </table:table-cell>
          <table:table-cell office:value-type="string">
            <text:p>09/28/16 05:53 PM</text:p>
          </table:table-cell>
          <table:table-cell office:value-type="float" office:value="34.1058837064">
            <text:p>34.1058837064</text:p>
          </table:table-cell>
          <table:table-cell office:value-type="float" office:value="-118.0154523754">
            <text:p>-118.0154523754</text:p>
          </table:table-cell>
        </table:table-row>
        <table:table-row table:style-name="ro1">
          <table:table-cell office:value-type="float" office:value="7.8118989002523E+017">
            <text:p>781189890025230000</text:p>
          </table:table-cell>
          <table:table-cell office:value-type="string">
            <text:p>Ninetales</text:p>
          </table:table-cell>
          <table:table-cell office:value-type="string">
            <text:p>09/28/16 05:52 PM</text:p>
          </table:table-cell>
          <table:table-cell office:value-type="float" office:value="34.1348108665">
            <text:p>34.1348108665</text:p>
          </table:table-cell>
          <table:table-cell office:value-type="float" office:value="-118.0643012219">
            <text:p>-118.0643012219</text:p>
          </table:table-cell>
        </table:table-row>
        <table:table-row table:style-name="ro1">
          <table:table-cell office:value-type="float" office:value="7.81189124795437E+017">
            <text:p>781189124795437000</text:p>
          </table:table-cell>
          <table:table-cell office:value-type="string">
            <text:p>Ninetales</text:p>
          </table:table-cell>
          <table:table-cell office:value-type="string">
            <text:p>09/28/16 05:49 PM</text:p>
          </table:table-cell>
          <table:table-cell office:value-type="float" office:value="34.113352422">
            <text:p>34.113352422</text:p>
          </table:table-cell>
          <table:table-cell office:value-type="float" office:value="-118.021216143">
            <text:p>-118.021216143</text:p>
          </table:table-cell>
        </table:table-row>
        <table:table-row table:style-name="ro1">
          <table:table-cell office:value-type="float" office:value="7.81189110702576E+017">
            <text:p>781189110702576000</text:p>
          </table:table-cell>
          <table:table-cell office:value-type="string">
            <text:p>Lickitung</text:p>
          </table:table-cell>
          <table:table-cell office:value-type="string">
            <text:p>09/28/16 05:49 PM</text:p>
          </table:table-cell>
          <table:table-cell office:value-type="float" office:value="34.1059792116">
            <text:p>34.1059792116</text:p>
          </table:table-cell>
          <table:table-cell office:value-type="float" office:value="-118.0594535319">
            <text:p>-118.0594535319</text:p>
          </table:table-cell>
        </table:table-row>
        <table:table-row table:style-name="ro1">
          <table:table-cell office:value-type="float" office:value="7.8118878970411E+017">
            <text:p>781188789704110000</text:p>
          </table:table-cell>
          <table:table-cell office:value-type="string">
            <text:p>Arcanine</text:p>
          </table:table-cell>
          <table:table-cell office:value-type="string">
            <text:p>09/28/16 05:48 PM</text:p>
          </table:table-cell>
          <table:table-cell office:value-type="float" office:value="34.1233496422">
            <text:p>34.1233496422</text:p>
          </table:table-cell>
          <table:table-cell office:value-type="float" office:value="-118.0352130842">
            <text:p>-118.0352130842</text:p>
          </table:table-cell>
        </table:table-row>
        <table:table-row table:style-name="ro1">
          <table:table-cell office:value-type="float" office:value="7.81188747828142E+017">
            <text:p>781188747828142000</text:p>
          </table:table-cell>
          <table:table-cell office:value-type="string">
            <text:p>Raichu</text:p>
          </table:table-cell>
          <table:table-cell office:value-type="string">
            <text:p>09/28/16 05:48 PM</text:p>
          </table:table-cell>
          <table:table-cell office:value-type="float" office:value="34.1217428399">
            <text:p>34.1217428399</text:p>
          </table:table-cell>
          <table:table-cell office:value-type="float" office:value="-118.037500061">
            <text:p>-118.037500061</text:p>
          </table:table-cell>
        </table:table-row>
        <table:table-row table:style-name="ro1">
          <table:table-cell office:value-type="float" office:value="7.81188546505826E+017">
            <text:p>781188546505826000</text:p>
          </table:table-cell>
          <table:table-cell office:value-type="string">
            <text:p>Jolteon</text:p>
          </table:table-cell>
          <table:table-cell office:value-type="string">
            <text:p>09/28/16 05:47 PM</text:p>
          </table:table-cell>
          <table:table-cell office:value-type="float" office:value="34.1185591978">
            <text:p>34.1185591978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81187574740029E+017">
            <text:p>781187574740029000</text:p>
          </table:table-cell>
          <table:table-cell office:value-type="string">
            <text:p>Scyther</text:p>
          </table:table-cell>
          <table:table-cell office:value-type="string">
            <text:p>09/28/16 05:43 PM</text:p>
          </table:table-cell>
          <table:table-cell office:value-type="float" office:value="34.160876535">
            <text:p>34.160876535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81186942134129E+017">
            <text:p>781186942134129000</text:p>
          </table:table-cell>
          <table:table-cell office:value-type="string">
            <text:p>Magmar</text:p>
          </table:table-cell>
          <table:table-cell office:value-type="string">
            <text:p>09/28/16 05:40 PM</text:p>
          </table:table-cell>
          <table:table-cell office:value-type="float" office:value="34.1550177917">
            <text:p>34.1550177917</text:p>
          </table:table-cell>
          <table:table-cell office:value-type="float" office:value="-118.0192034201">
            <text:p>-118.0192034201</text:p>
          </table:table-cell>
        </table:table-row>
        <table:table-row table:style-name="ro1">
          <table:table-cell office:value-type="float" office:value="7.81186491653304E+017">
            <text:p>781186491653304000</text:p>
          </table:table-cell>
          <table:table-cell office:value-type="string">
            <text:p>Clefable</text:p>
          </table:table-cell>
          <table:table-cell office:value-type="string">
            <text:p>09/28/16 05:39 PM</text:p>
          </table:table-cell>
          <table:table-cell office:value-type="float" office:value="34.1541307755">
            <text:p>34.1541307755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81185925808206E+017">
            <text:p>781185925808206000</text:p>
          </table:table-cell>
          <table:table-cell office:value-type="string">
            <text:p>Snorlax</text:p>
          </table:table-cell>
          <table:table-cell office:value-type="string">
            <text:p>09/28/16 05:36 PM</text:p>
          </table:table-cell>
          <table:table-cell office:value-type="float" office:value="34.1136896477">
            <text:p>34.1136896477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81185837404791E+017">
            <text:p>781185837404791000</text:p>
          </table:table-cell>
          <table:table-cell office:value-type="string">
            <text:p>Magmar</text:p>
          </table:table-cell>
          <table:table-cell office:value-type="string">
            <text:p>09/28/16 05:36 PM</text:p>
          </table:table-cell>
          <table:table-cell office:value-type="float" office:value="34.1034738986">
            <text:p>34.1034738986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185124406665E+017">
            <text:p>781185124406665000</text:p>
          </table:table-cell>
          <table:table-cell office:value-type="string">
            <text:p>Nidoqueen</text:p>
          </table:table-cell>
          <table:table-cell office:value-type="string">
            <text:p>09/28/16 05:33 PM</text:p>
          </table:table-cell>
          <table:table-cell office:value-type="float" office:value="34.1609662429">
            <text:p>34.1609662429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81185088193049E+017">
            <text:p>781185088193049000</text:p>
          </table:table-cell>
          <table:table-cell office:value-type="string">
            <text:p>Kabutops</text:p>
          </table:table-cell>
          <table:table-cell office:value-type="string">
            <text:p>09/28/16 05:33 PM</text:p>
          </table:table-cell>
          <table:table-cell office:value-type="float" office:value="34.1378290641">
            <text:p>34.1378290641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81184570360115E+017">
            <text:p>781184570360115000</text:p>
          </table:table-cell>
          <table:table-cell office:value-type="string">
            <text:p>Magmar</text:p>
          </table:table-cell>
          <table:table-cell office:value-type="string">
            <text:p>09/28/16 05:31 PM</text:p>
          </table:table-cell>
          <table:table-cell office:value-type="float" office:value="34.1047085853">
            <text:p>34.1047085853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184442354106E+017">
            <text:p>781184442354106000</text:p>
          </table:table-cell>
          <table:table-cell office:value-type="string">
            <text:p>Magmar</text:p>
          </table:table-cell>
          <table:table-cell office:value-type="string">
            <text:p>09/28/16 05:30 PM</text:p>
          </table:table-cell>
          <table:table-cell office:value-type="float" office:value="34.1032438175">
            <text:p>34.1032438175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81184205208162E+017">
            <text:p>781184205208162000</text:p>
          </table:table-cell>
          <table:table-cell office:value-type="string">
            <text:p>Rapidash</text:p>
          </table:table-cell>
          <table:table-cell office:value-type="string">
            <text:p>09/28/16 05:30 PM</text:p>
          </table:table-cell>
          <table:table-cell office:value-type="float" office:value="34.1549137279">
            <text:p>34.1549137279</text:p>
          </table:table-cell>
          <table:table-cell office:value-type="float" office:value="-118.0396955308">
            <text:p>-118.0396955308</text:p>
          </table:table-cell>
        </table:table-row>
        <table:table-row table:style-name="ro1">
          <table:table-cell office:value-type="float" office:value="7.81183522245444E+017">
            <text:p>781183522245444000</text:p>
          </table:table-cell>
          <table:table-cell office:value-type="string">
            <text:p>Exeggutor</text:p>
          </table:table-cell>
          <table:table-cell office:value-type="string">
            <text:p>09/28/16 05:27 PM</text:p>
          </table:table-cell>
          <table:table-cell office:value-type="float" office:value="34.1074418626">
            <text:p>34.1074418626</text:p>
          </table:table-cell>
          <table:table-cell office:value-type="float" office:value="-118.0587217935">
            <text:p>-118.0587217935</text:p>
          </table:table-cell>
        </table:table-row>
        <table:table-row table:style-name="ro1">
          <table:table-cell office:value-type="float" office:value="7.81183449457529E+017">
            <text:p>781183449457529000</text:p>
          </table:table-cell>
          <table:table-cell office:value-type="string">
            <text:p>Rapidash</text:p>
          </table:table-cell>
          <table:table-cell office:value-type="string">
            <text:p>09/28/16 05:27 PM</text:p>
          </table:table-cell>
          <table:table-cell office:value-type="float" office:value="34.1520247131">
            <text:p>34.1520247131</text:p>
          </table:table-cell>
          <table:table-cell office:value-type="float" office:value="-118.0503980559">
            <text:p>-118.0503980559</text:p>
          </table:table-cell>
        </table:table-row>
        <table:table-row table:style-name="ro1">
          <table:table-cell office:value-type="float" office:value="7.8118320596557E+017">
            <text:p>781183205965570000</text:p>
          </table:table-cell>
          <table:table-cell office:value-type="string">
            <text:p>Magmar</text:p>
          </table:table-cell>
          <table:table-cell office:value-type="string">
            <text:p>09/28/16 05:26 PM</text:p>
          </table:table-cell>
          <table:table-cell office:value-type="float" office:value="34.1007996138">
            <text:p>34.1007996138</text:p>
          </table:table-cell>
          <table:table-cell office:value-type="float" office:value="-118.0486600831">
            <text:p>-118.0486600831</text:p>
          </table:table-cell>
        </table:table-row>
        <table:table-row table:style-name="ro1">
          <table:table-cell office:value-type="float" office:value="7.81183108821324E+017">
            <text:p>781183108821324000</text:p>
          </table:table-cell>
          <table:table-cell office:value-type="string">
            <text:p>Scyther</text:p>
          </table:table-cell>
          <table:table-cell office:value-type="string">
            <text:p>09/28/16 05:25 PM</text:p>
          </table:table-cell>
          <table:table-cell office:value-type="float" office:value="34.1090470847">
            <text:p>34.1090470847</text:p>
          </table:table-cell>
          <table:table-cell office:value-type="float" office:value="-118.0515871853">
            <text:p>-118.0515871853</text:p>
          </table:table-cell>
        </table:table-row>
        <table:table-row table:style-name="ro1">
          <table:table-cell office:value-type="float" office:value="7.81181508497224E+017">
            <text:p>781181508497224000</text:p>
          </table:table-cell>
          <table:table-cell office:value-type="string">
            <text:p>Raichu</text:p>
          </table:table-cell>
          <table:table-cell office:value-type="string">
            <text:p>09/28/16 05:19 PM</text:p>
          </table:table-cell>
          <table:table-cell office:value-type="float" office:value="34.1287484183">
            <text:p>34.1287484183</text:p>
          </table:table-cell>
          <table:table-cell office:value-type="float" office:value="-118.0227714133">
            <text:p>-118.0227714133</text:p>
          </table:table-cell>
        </table:table-row>
        <table:table-row table:style-name="ro1">
          <table:table-cell office:value-type="float" office:value="7.81181047589351E+017">
            <text:p>781181047589351000</text:p>
          </table:table-cell>
          <table:table-cell office:value-type="string">
            <text:p>Chansey</text:p>
          </table:table-cell>
          <table:table-cell office:value-type="string">
            <text:p>09/28/16 05:17 PM</text:p>
          </table:table-cell>
          <table:table-cell office:value-type="float" office:value="34.1012707645">
            <text:p>34.1012707645</text:p>
          </table:table-cell>
          <table:table-cell office:value-type="float" office:value="-118.0616487288">
            <text:p>-118.0616487288</text:p>
          </table:table-cell>
        </table:table-row>
        <table:table-row table:style-name="ro1">
          <table:table-cell office:value-type="float" office:value="7.81180995051467E+017">
            <text:p>781180995051467000</text:p>
          </table:table-cell>
          <table:table-cell office:value-type="string">
            <text:p>Nidoqueen</text:p>
          </table:table-cell>
          <table:table-cell office:value-type="string">
            <text:p>09/28/16 05:17 PM</text:p>
          </table:table-cell>
          <table:table-cell office:value-type="float" office:value="34.1455612367">
            <text:p>34.1455612367</text:p>
          </table:table-cell>
          <table:table-cell office:value-type="float" office:value="-118.037042668">
            <text:p>-118.037042668</text:p>
          </table:table-cell>
        </table:table-row>
        <table:table-row table:style-name="ro1">
          <table:table-cell office:value-type="float" office:value="7.8118071871393E+017">
            <text:p>781180718713930000</text:p>
          </table:table-cell>
          <table:table-cell office:value-type="string">
            <text:p>Magmar</text:p>
          </table:table-cell>
          <table:table-cell office:value-type="string">
            <text:p>09/28/16 05:16 PM</text:p>
          </table:table-cell>
          <table:table-cell office:value-type="float" office:value="34.1108199847">
            <text:p>34.1108199847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81179951559029E+017">
            <text:p>781179951559029000</text:p>
          </table:table-cell>
          <table:table-cell office:value-type="string">
            <text:p>Arcanine</text:p>
          </table:table-cell>
          <table:table-cell office:value-type="string">
            <text:p>09/28/16 05:13 PM</text:p>
          </table:table-cell>
          <table:table-cell office:value-type="float" office:value="34.1146469039">
            <text:p>34.1146469039</text:p>
          </table:table-cell>
          <table:table-cell office:value-type="float" office:value="-118.0179225845">
            <text:p>-118.0179225845</text:p>
          </table:table-cell>
        </table:table-row>
        <table:table-row table:style-name="ro1">
          <table:table-cell office:value-type="float" office:value="7.81179705852506E+017">
            <text:p>781179705852506000</text:p>
          </table:table-cell>
          <table:table-cell office:value-type="string">
            <text:p>Magmar</text:p>
          </table:table-cell>
          <table:table-cell office:value-type="string">
            <text:p>09/28/16 05:12 PM</text:p>
          </table:table-cell>
          <table:table-cell office:value-type="float" office:value="34.1608386184">
            <text:p>34.1608386184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81179186312417E+017">
            <text:p>781179186312417000</text:p>
          </table:table-cell>
          <table:table-cell office:value-type="string">
            <text:p>Hitmonlee</text:p>
          </table:table-cell>
          <table:table-cell office:value-type="string">
            <text:p>09/28/16 05:10 PM</text:p>
          </table:table-cell>
          <table:table-cell office:value-type="float" office:value="34.1078422385">
            <text:p>34.1078422385</text:p>
          </table:table-cell>
          <table:table-cell office:value-type="float" office:value="-118.0629292477">
            <text:p>-118.0629292477</text:p>
          </table:table-cell>
        </table:table-row>
        <table:table-row table:style-name="ro1">
          <table:table-cell office:value-type="float" office:value="7.8117792368427E+017">
            <text:p>781177923684270000</text:p>
          </table:table-cell>
          <table:table-cell office:value-type="string">
            <text:p>Nidoqueen</text:p>
          </table:table-cell>
          <table:table-cell office:value-type="string">
            <text:p>09/28/16 05:05 PM</text:p>
          </table:table-cell>
          <table:table-cell office:value-type="float" office:value="34.1652409698">
            <text:p>34.1652409698</text:p>
          </table:table-cell>
          <table:table-cell office:value-type="float" office:value="-118.0439034385">
            <text:p>-118.0439034385</text:p>
          </table:table-cell>
        </table:table-row>
        <table:table-row table:style-name="ro1">
          <table:table-cell office:value-type="float" office:value="7.81177670147019E+017">
            <text:p>781177670147019000</text:p>
          </table:table-cell>
          <table:table-cell office:value-type="string">
            <text:p>Scyther</text:p>
          </table:table-cell>
          <table:table-cell office:value-type="string">
            <text:p>09/28/16 05:04 PM</text:p>
          </table:table-cell>
          <table:table-cell office:value-type="float" office:value="34.1214308064">
            <text:p>34.1214308064</text:p>
          </table:table-cell>
          <table:table-cell office:value-type="float" office:value="-118.0659475769">
            <text:p>-118.0659475769</text:p>
          </table:table-cell>
        </table:table-row>
        <table:table-row table:style-name="ro1">
          <table:table-cell office:value-type="float" office:value="7.81177149529084E+017">
            <text:p>781177149529084000</text:p>
          </table:table-cell>
          <table:table-cell office:value-type="string">
            <text:p>Clefable</text:p>
          </table:table-cell>
          <table:table-cell office:value-type="string">
            <text:p>09/28/16 05:02 PM</text:p>
          </table:table-cell>
          <table:table-cell office:value-type="float" office:value="34.1518678729">
            <text:p>34.1518678729</text:p>
          </table:table-cell>
          <table:table-cell office:value-type="float" office:value="-118.0299986668">
            <text:p>-118.0299986668</text:p>
          </table:table-cell>
        </table:table-row>
        <table:table-row table:style-name="ro1">
          <table:table-cell office:value-type="float" office:value="7.81175004394234E+017">
            <text:p>781175004394234000</text:p>
          </table:table-cell>
          <table:table-cell office:value-type="string">
            <text:p>Arcanine</text:p>
          </table:table-cell>
          <table:table-cell office:value-type="string">
            <text:p>09/28/16 04:53 PM</text:p>
          </table:table-cell>
          <table:table-cell office:value-type="float" office:value="34.0999317979">
            <text:p>34.0999317979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81174125423276E+017">
            <text:p>781174125423276000</text:p>
          </table:table-cell>
          <table:table-cell office:value-type="string">
            <text:p>Wigglytuff</text:p>
          </table:table-cell>
          <table:table-cell office:value-type="string">
            <text:p>09/28/16 04:49 PM</text:p>
          </table:table-cell>
          <table:table-cell office:value-type="float" office:value="34.150811512">
            <text:p>34.150811512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8117114979951E+017">
            <text:p>781171149799510000</text:p>
          </table:table-cell>
          <table:table-cell office:value-type="string">
            <text:p>Tangela</text:p>
          </table:table-cell>
          <table:table-cell office:value-type="string">
            <text:p>09/28/16 04:38 PM</text:p>
          </table:table-cell>
          <table:table-cell office:value-type="float" office:value="34.1076403312">
            <text:p>34.1076403312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81170867845804E+017">
            <text:p>781170867845804000</text:p>
          </table:table-cell>
          <table:table-cell office:value-type="string">
            <text:p>Jolteon</text:p>
          </table:table-cell>
          <table:table-cell office:value-type="string">
            <text:p>09/28/16 04:37 PM</text:p>
          </table:table-cell>
          <table:table-cell office:value-type="float" office:value="34.1108665309">
            <text:p>34.1108665309</text:p>
          </table:table-cell>
          <table:table-cell office:value-type="float" office:value="-118.0241436993">
            <text:p>-118.0241436993</text:p>
          </table:table-cell>
        </table:table-row>
        <table:table-row table:style-name="ro1">
          <table:table-cell office:value-type="float" office:value="7.81170381453263E+017">
            <text:p>781170381453263000</text:p>
          </table:table-cell>
          <table:table-cell office:value-type="string">
            <text:p>Jolteon</text:p>
          </table:table-cell>
          <table:table-cell office:value-type="string">
            <text:p>09/28/16 04:35 PM</text:p>
          </table:table-cell>
          <table:table-cell office:value-type="float" office:value="34.1024198691">
            <text:p>34.1024198691</text:p>
          </table:table-cell>
          <table:table-cell office:value-type="float" office:value="-118.0203927591">
            <text:p>-118.0203927591</text:p>
          </table:table-cell>
        </table:table-row>
        <table:table-row table:style-name="ro1">
          <table:table-cell office:value-type="float" office:value="7.81170243070595E+017">
            <text:p>781170243070595000</text:p>
          </table:table-cell>
          <table:table-cell office:value-type="string">
            <text:p>Chansey</text:p>
          </table:table-cell>
          <table:table-cell office:value-type="string">
            <text:p>09/28/16 04:34 PM</text:p>
          </table:table-cell>
          <table:table-cell office:value-type="float" office:value="34.1006271678">
            <text:p>34.1006271678</text:p>
          </table:table-cell>
          <table:table-cell office:value-type="float" office:value="-118.0483856648">
            <text:p>-118.0483856648</text:p>
          </table:table-cell>
        </table:table-row>
        <table:table-row table:style-name="ro1">
          <table:table-cell office:value-type="float" office:value="7.8116949009664E+017">
            <text:p>781169490096640000</text:p>
          </table:table-cell>
          <table:table-cell office:value-type="string">
            <text:p>Rapidash</text:p>
          </table:table-cell>
          <table:table-cell office:value-type="string">
            <text:p>09/28/16 04:31 PM</text:p>
          </table:table-cell>
          <table:table-cell office:value-type="float" office:value="34.1197952579">
            <text:p>34.1197952579</text:p>
          </table:table-cell>
          <table:table-cell office:value-type="float" office:value="-118.0573497759">
            <text:p>-118.0573497759</text:p>
          </table:table-cell>
        </table:table-row>
        <table:table-row table:style-name="ro1">
          <table:table-cell office:value-type="float" office:value="7.81169469490016E+017">
            <text:p>781169469490016000</text:p>
          </table:table-cell>
          <table:table-cell office:value-type="string">
            <text:p>Magmar</text:p>
          </table:table-cell>
          <table:table-cell office:value-type="string">
            <text:p>09/28/16 04:31 PM</text:p>
          </table:table-cell>
          <table:table-cell office:value-type="float" office:value="34.1047085853">
            <text:p>34.1047085853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81169341760799E+017">
            <text:p>781169341760799000</text:p>
          </table:table-cell>
          <table:table-cell office:value-type="string">
            <text:p>Magmar</text:p>
          </table:table-cell>
          <table:table-cell office:value-type="string">
            <text:p>09/28/16 04:30 PM</text:p>
          </table:table-cell>
          <table:table-cell office:value-type="float" office:value="34.1027178898">
            <text:p>34.1027178898</text:p>
          </table:table-cell>
          <table:table-cell office:value-type="float" office:value="-118.0169162072">
            <text:p>-118.0169162072</text:p>
          </table:table-cell>
        </table:table-row>
        <table:table-row table:style-name="ro1">
          <table:table-cell office:value-type="float" office:value="7.81168299417625E+017">
            <text:p>781168299417625000</text:p>
          </table:table-cell>
          <table:table-cell office:value-type="string">
            <text:p>Tangela</text:p>
          </table:table-cell>
          <table:table-cell office:value-type="string">
            <text:p>09/28/16 04:26 PM</text:p>
          </table:table-cell>
          <table:table-cell office:value-type="float" office:value="34.1406328448">
            <text:p>34.1406328448</text:p>
          </table:table-cell>
          <table:table-cell office:value-type="float" office:value="-118.0336579232">
            <text:p>-118.0336579232</text:p>
          </table:table-cell>
        </table:table-row>
        <table:table-row table:style-name="ro1">
          <table:table-cell office:value-type="float" office:value="7.81168211261743E+017">
            <text:p>781168211261743000</text:p>
          </table:table-cell>
          <table:table-cell office:value-type="string">
            <text:p>Magmar</text:p>
          </table:table-cell>
          <table:table-cell office:value-type="string">
            <text:p>09/28/16 04:26 PM</text:p>
          </table:table-cell>
          <table:table-cell office:value-type="float" office:value="34.1519634942">
            <text:p>34.1519634942</text:p>
          </table:table-cell>
          <table:table-cell office:value-type="float" office:value="-118.0273456586">
            <text:p>-118.0273456586</text:p>
          </table:table-cell>
        </table:table-row>
        <table:table-row table:style-name="ro1">
          <table:table-cell office:value-type="float" office:value="7.8116794035576E+017">
            <text:p>781167940355760000</text:p>
          </table:table-cell>
          <table:table-cell office:value-type="string">
            <text:p>Magmar</text:p>
          </table:table-cell>
          <table:table-cell office:value-type="string">
            <text:p>09/28/16 04:25 PM</text:p>
          </table:table-cell>
          <table:table-cell office:value-type="float" office:value="34.1022720817">
            <text:p>34.1022720817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167589590315E+017">
            <text:p>781167589590315000</text:p>
          </table:table-cell>
          <table:table-cell office:value-type="string">
            <text:p>Scyther</text:p>
          </table:table-cell>
          <table:table-cell office:value-type="string">
            <text:p>09/28/16 04:24 PM</text:p>
          </table:table-cell>
          <table:table-cell office:value-type="float" office:value="34.1141043661">
            <text:p>34.1141043661</text:p>
          </table:table-cell>
          <table:table-cell office:value-type="float" office:value="-118.020118297">
            <text:p>-118.020118297</text:p>
          </table:table-cell>
        </table:table-row>
        <table:table-row table:style-name="ro1">
          <table:table-cell office:value-type="float" office:value="7.81166433006817E+017">
            <text:p>781166433006817000</text:p>
          </table:table-cell>
          <table:table-cell office:value-type="string">
            <text:p>Flareon</text:p>
          </table:table-cell>
          <table:table-cell office:value-type="string">
            <text:p>09/28/16 04:19 PM</text:p>
          </table:table-cell>
          <table:table-cell office:value-type="float" office:value="34.1067209861">
            <text:p>34.1067209861</text:p>
          </table:table-cell>
          <table:table-cell office:value-type="float" office:value="-118.0587217935">
            <text:p>-118.0587217935</text:p>
          </table:table-cell>
        </table:table-row>
        <table:table-row table:style-name="ro1">
          <table:table-cell office:value-type="float" office:value="7.81166290383667E+017">
            <text:p>781166290383667000</text:p>
          </table:table-cell>
          <table:table-cell office:value-type="string">
            <text:p>Snorlax</text:p>
          </table:table-cell>
          <table:table-cell office:value-type="string">
            <text:p>09/28/16 04:18 PM</text:p>
          </table:table-cell>
          <table:table-cell office:value-type="float" office:value="34.1039727552">
            <text:p>34.1039727552</text:p>
          </table:table-cell>
          <table:table-cell office:value-type="float" office:value="-118.0228628994">
            <text:p>-118.0228628994</text:p>
          </table:table-cell>
        </table:table-row>
        <table:table-row table:style-name="ro1">
          <table:table-cell office:value-type="float" office:value="7.81166071302595E+017">
            <text:p>781166071302595000</text:p>
          </table:table-cell>
          <table:table-cell office:value-type="string">
            <text:p>Magmar</text:p>
          </table:table-cell>
          <table:table-cell office:value-type="string">
            <text:p>09/28/16 04:17 PM</text:p>
          </table:table-cell>
          <table:table-cell office:value-type="float" office:value="34.1459327603">
            <text:p>34.1459327603</text:p>
          </table:table-cell>
          <table:table-cell office:value-type="float" office:value="-118.0225884411">
            <text:p>-118.0225884411</text:p>
          </table:table-cell>
        </table:table-row>
        <table:table-row table:style-name="ro1">
          <table:table-cell office:value-type="float" office:value="7.81165797032944E+017">
            <text:p>781165797032944000</text:p>
          </table:table-cell>
          <table:table-cell office:value-type="string">
            <text:p>Hitmonlee</text:p>
          </table:table-cell>
          <table:table-cell office:value-type="string">
            <text:p>09/28/16 04:16 PM</text:p>
          </table:table-cell>
          <table:table-cell office:value-type="float" office:value="34.1145108209">
            <text:p>34.1145108209</text:p>
          </table:table-cell>
          <table:table-cell office:value-type="float" office:value="-118.0621975238">
            <text:p>-118.0621975238</text:p>
          </table:table-cell>
        </table:table-row>
        <table:table-row table:style-name="ro1">
          <table:table-cell office:value-type="float" office:value="7.81165665407283E+017">
            <text:p>781165665407283000</text:p>
          </table:table-cell>
          <table:table-cell office:value-type="string">
            <text:p>Beedrill</text:p>
          </table:table-cell>
          <table:table-cell office:value-type="string">
            <text:p>09/28/16 04:16 PM</text:p>
          </table:table-cell>
          <table:table-cell office:value-type="float" office:value="34.1430159989">
            <text:p>34.143015998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81165379238277E+017">
            <text:p>781165379238277000</text:p>
          </table:table-cell>
          <table:table-cell office:value-type="string">
            <text:p>Jolteon</text:p>
          </table:table-cell>
          <table:table-cell office:value-type="string">
            <text:p>09/28/16 04:15 PM</text:p>
          </table:table-cell>
          <table:table-cell office:value-type="float" office:value="34.1504395211">
            <text:p>34.1504395211</text:p>
          </table:table-cell>
          <table:table-cell office:value-type="float" office:value="-118.0477453537">
            <text:p>-118.0477453537</text:p>
          </table:table-cell>
        </table:table-row>
        <table:table-row table:style-name="ro1">
          <table:table-cell office:value-type="float" office:value="7.8116518354459E+017">
            <text:p>781165183544590000</text:p>
          </table:table-cell>
          <table:table-cell office:value-type="string">
            <text:p>Scyther</text:p>
          </table:table-cell>
          <table:table-cell office:value-type="string">
            <text:p>09/28/16 04:14 PM</text:p>
          </table:table-cell>
          <table:table-cell office:value-type="float" office:value="34.1297264589">
            <text:p>34.1297264589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8116351349019E+017">
            <text:p>781163513490190000</text:p>
          </table:table-cell>
          <table:table-cell office:value-type="string">
            <text:p>Jolteon</text:p>
          </table:table-cell>
          <table:table-cell office:value-type="string">
            <text:p>09/28/16 04:07 PM</text:p>
          </table:table-cell>
          <table:table-cell office:value-type="float" office:value="34.1576973822">
            <text:p>34.1576973822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81163296741216E+017">
            <text:p>781163296741216000</text:p>
          </table:table-cell>
          <table:table-cell office:value-type="string">
            <text:p>Electabuzz</text:p>
          </table:table-cell>
          <table:table-cell office:value-type="string">
            <text:p>09/28/16 04:06 PM</text:p>
          </table:table-cell>
          <table:table-cell office:value-type="float" office:value="34.1694107412">
            <text:p>34.1694107412</text:p>
          </table:table-cell>
          <table:table-cell office:value-type="float" office:value="-118.0332005203">
            <text:p>-118.0332005203</text:p>
          </table:table-cell>
        </table:table-row>
        <table:table-row table:style-name="ro1">
          <table:table-cell office:value-type="float" office:value="7.81163169620242E+017">
            <text:p>781163169620242000</text:p>
          </table:table-cell>
          <table:table-cell office:value-type="string">
            <text:p>Jynx</text:p>
          </table:table-cell>
          <table:table-cell office:value-type="string">
            <text:p>09/28/16 04:06 PM</text:p>
          </table:table-cell>
          <table:table-cell office:value-type="float" office:value="34.1383785703">
            <text:p>34.1383785703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81161822158107E+017">
            <text:p>781161822158107000</text:p>
          </table:table-cell>
          <table:table-cell office:value-type="string">
            <text:p>Wigglytuff</text:p>
          </table:table-cell>
          <table:table-cell office:value-type="string">
            <text:p>09/28/16 04:01 PM</text:p>
          </table:table-cell>
          <table:table-cell office:value-type="float" office:value="34.1283538728">
            <text:p>34.1283538728</text:p>
          </table:table-cell>
          <table:table-cell office:value-type="float" office:value="-118.0366767528">
            <text:p>-118.0366767528</text:p>
          </table:table-cell>
        </table:table-row>
        <table:table-row table:style-name="ro1">
          <table:table-cell office:value-type="float" office:value="7.81161531329221E+017">
            <text:p>781161531329221000</text:p>
          </table:table-cell>
          <table:table-cell office:value-type="string">
            <text:p>Magmar</text:p>
          </table:table-cell>
          <table:table-cell office:value-type="string">
            <text:p>09/28/16 03:59 PM</text:p>
          </table:table-cell>
          <table:table-cell office:value-type="float" office:value="34.160428355">
            <text:p>34.160428355</text:p>
          </table:table-cell>
          <table:table-cell office:value-type="float" office:value="-118.0539654201">
            <text:p>-118.0539654201</text:p>
          </table:table-cell>
        </table:table-row>
        <table:table-row table:style-name="ro1">
          <table:table-cell office:value-type="float" office:value="7.81161320720716E+017">
            <text:p>781161320720716000</text:p>
          </table:table-cell>
          <table:table-cell office:value-type="string">
            <text:p>Charmeleon</text:p>
          </table:table-cell>
          <table:table-cell office:value-type="string">
            <text:p>09/28/16 03:59 PM</text:p>
          </table:table-cell>
          <table:table-cell office:value-type="float" office:value="34.130033433">
            <text:p>34.130033433</text:p>
          </table:table-cell>
          <table:table-cell office:value-type="float" office:value="-118.0318283044">
            <text:p>-118.0318283044</text:p>
          </table:table-cell>
        </table:table-row>
        <table:table-row table:style-name="ro1">
          <table:table-cell office:value-type="float" office:value="7.81160257103933E+017">
            <text:p>781160257103933000</text:p>
          </table:table-cell>
          <table:table-cell office:value-type="string">
            <text:p>Magmar</text:p>
          </table:table-cell>
          <table:table-cell office:value-type="string">
            <text:p>09/28/16 03:54 PM</text:p>
          </table:table-cell>
          <table:table-cell office:value-type="float" office:value="34.1220924677">
            <text:p>34.1220924677</text:p>
          </table:table-cell>
          <table:table-cell office:value-type="float" office:value="-118.0652158655">
            <text:p>-118.0652158655</text:p>
          </table:table-cell>
        </table:table-row>
        <table:table-row table:style-name="ro1">
          <table:table-cell office:value-type="float" office:value="7.81159398357869E+017">
            <text:p>781159398357869000</text:p>
          </table:table-cell>
          <table:table-cell office:value-type="string">
            <text:p>Scyther</text:p>
          </table:table-cell>
          <table:table-cell office:value-type="string">
            <text:p>09/28/16 03:51 PM</text:p>
          </table:table-cell>
          <table:table-cell office:value-type="float" office:value="34.1266800491">
            <text:p>34.1266800491</text:p>
          </table:table-cell>
          <table:table-cell office:value-type="float" office:value="-118.0236862718">
            <text:p>-118.0236862718</text:p>
          </table:table-cell>
        </table:table-row>
        <table:table-row table:style-name="ro1">
          <table:table-cell office:value-type="float" office:value="7.81159379533861E+017">
            <text:p>781159379533861000</text:p>
          </table:table-cell>
          <table:table-cell office:value-type="string">
            <text:p>Rapidash</text:p>
          </table:table-cell>
          <table:table-cell office:value-type="string">
            <text:p>09/28/16 03:51 PM</text:p>
          </table:table-cell>
          <table:table-cell office:value-type="float" office:value="34.1246523571">
            <text:p>34.1246523571</text:p>
          </table:table-cell>
          <table:table-cell office:value-type="float" office:value="-118.059727933">
            <text:p>-118.059727933</text:p>
          </table:table-cell>
        </table:table-row>
        <table:table-row table:style-name="ro1">
          <table:table-cell office:value-type="float" office:value="7.81159057172357E+017">
            <text:p>781159057172357000</text:p>
          </table:table-cell>
          <table:table-cell office:value-type="string">
            <text:p>Jolteon</text:p>
          </table:table-cell>
          <table:table-cell office:value-type="string">
            <text:p>09/28/16 03:50 PM</text:p>
          </table:table-cell>
          <table:table-cell office:value-type="float" office:value="34.1208133652">
            <text:p>34.1208133652</text:p>
          </table:table-cell>
          <table:table-cell office:value-type="float" office:value="-118.0616487288">
            <text:p>-118.0616487288</text:p>
          </table:table-cell>
        </table:table-row>
        <table:table-row table:style-name="ro1">
          <table:table-cell office:value-type="float" office:value="7.81158931540349E+017">
            <text:p>781158931540349000</text:p>
          </table:table-cell>
          <table:table-cell office:value-type="string">
            <text:p>Jolteon</text:p>
          </table:table-cell>
          <table:table-cell office:value-type="string">
            <text:p>09/28/16 03:49 PM</text:p>
          </table:table-cell>
          <table:table-cell office:value-type="float" office:value="34.1287641968">
            <text:p>34.1287641968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81158608054596E+017">
            <text:p>781158608054596000</text:p>
          </table:table-cell>
          <table:table-cell office:value-type="string">
            <text:p>Beedrill</text:p>
          </table:table-cell>
          <table:table-cell office:value-type="string">
            <text:p>09/28/16 03:48 PM</text:p>
          </table:table-cell>
          <table:table-cell office:value-type="float" office:value="34.1430159989">
            <text:p>34.143015998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8115675619389E+017">
            <text:p>781156756193890000</text:p>
          </table:table-cell>
          <table:table-cell office:value-type="string">
            <text:p>Arcanine</text:p>
          </table:table-cell>
          <table:table-cell office:value-type="string">
            <text:p>09/28/16 03:40 PM</text:p>
          </table:table-cell>
          <table:table-cell office:value-type="float" office:value="34.1018958824">
            <text:p>34.1018958824</text:p>
          </table:table-cell>
          <table:table-cell office:value-type="float" office:value="-118.0600938005">
            <text:p>-118.0600938005</text:p>
          </table:table-cell>
        </table:table-row>
        <table:table-row table:style-name="ro1">
          <table:table-cell office:value-type="float" office:value="7.81155608653287E+017">
            <text:p>781155608653287000</text:p>
          </table:table-cell>
          <table:table-cell office:value-type="string">
            <text:p>Scyther</text:p>
          </table:table-cell>
          <table:table-cell office:value-type="string">
            <text:p>09/28/16 03:36 PM</text:p>
          </table:table-cell>
          <table:table-cell office:value-type="float" office:value="34.1160418443">
            <text:p>34.1160418443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81154472198218E+017">
            <text:p>781154472198218000</text:p>
          </table:table-cell>
          <table:table-cell office:value-type="string">
            <text:p>Arcanine</text:p>
          </table:table-cell>
          <table:table-cell office:value-type="string">
            <text:p>09/28/16 03:31 PM</text:p>
          </table:table-cell>
          <table:table-cell office:value-type="float" office:value="34.1065143762">
            <text:p>34.1065143762</text:p>
          </table:table-cell>
          <table:table-cell office:value-type="float" office:value="-118.0158183345">
            <text:p>-118.0158183345</text:p>
          </table:table-cell>
        </table:table-row>
        <table:table-row table:style-name="ro1">
          <table:table-cell office:value-type="float" office:value="7.81154082291528E+017">
            <text:p>781154082291528000</text:p>
          </table:table-cell>
          <table:table-cell office:value-type="string">
            <text:p>Snorlax</text:p>
          </table:table-cell>
          <table:table-cell office:value-type="string">
            <text:p>09/28/16 03:30 PM</text:p>
          </table:table-cell>
          <table:table-cell office:value-type="float" office:value="34.1190219344">
            <text:p>34.1190219344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81153814741029E+017">
            <text:p>781153814741029000</text:p>
          </table:table-cell>
          <table:table-cell office:value-type="string">
            <text:p>Tangela</text:p>
          </table:table-cell>
          <table:table-cell office:value-type="string">
            <text:p>09/28/16 03:29 PM</text:p>
          </table:table-cell>
          <table:table-cell office:value-type="float" office:value="34.1070604907">
            <text:p>34.1070604907</text:p>
          </table:table-cell>
          <table:table-cell office:value-type="float" office:value="-118.0615572628">
            <text:p>-118.0615572628</text:p>
          </table:table-cell>
        </table:table-row>
        <table:table-row table:style-name="ro1">
          <table:table-cell office:value-type="float" office:value="7.81153201672167E+017">
            <text:p>781153201672167000</text:p>
          </table:table-cell>
          <table:table-cell office:value-type="string">
            <text:p>Arcanine</text:p>
          </table:table-cell>
          <table:table-cell office:value-type="string">
            <text:p>09/28/16 03:26 PM</text:p>
          </table:table-cell>
          <table:table-cell office:value-type="float" office:value="34.1600339472">
            <text:p>34.1600339472</text:p>
          </table:table-cell>
          <table:table-cell office:value-type="float" office:value="-118.0426227816">
            <text:p>-118.0426227816</text:p>
          </table:table-cell>
        </table:table-row>
        <table:table-row table:style-name="ro1">
          <table:table-cell office:value-type="float" office:value="7.81151809188405E+017">
            <text:p>781151809188405000</text:p>
          </table:table-cell>
          <table:table-cell office:value-type="string">
            <text:p>Magmar</text:p>
          </table:table-cell>
          <table:table-cell office:value-type="string">
            <text:p>09/28/16 03:21 PM</text:p>
          </table:table-cell>
          <table:table-cell office:value-type="float" office:value="34.1409798603">
            <text:p>34.1409798603</text:p>
          </table:table-cell>
          <table:table-cell office:value-type="float" office:value="-118.0150864156">
            <text:p>-118.0150864156</text:p>
          </table:table-cell>
        </table:table-row>
        <table:table-row table:style-name="ro1">
          <table:table-cell office:value-type="float" office:value="7.81151421177541E+017">
            <text:p>781151421177541000</text:p>
          </table:table-cell>
          <table:table-cell office:value-type="string">
            <text:p>Nidoqueen</text:p>
          </table:table-cell>
          <table:table-cell office:value-type="string">
            <text:p>09/28/16 03:19 PM</text:p>
          </table:table-cell>
          <table:table-cell office:value-type="float" office:value="34.1514588164">
            <text:p>34.1514588164</text:p>
          </table:table-cell>
          <table:table-cell office:value-type="float" office:value="-118.0148119453">
            <text:p>-118.0148119453</text:p>
          </table:table-cell>
        </table:table-row>
        <table:table-row table:style-name="ro1">
          <table:table-cell office:value-type="float" office:value="7.81150535390863E+017">
            <text:p>781150535390863000</text:p>
          </table:table-cell>
          <table:table-cell office:value-type="string">
            <text:p>Golem</text:p>
          </table:table-cell>
          <table:table-cell office:value-type="string">
            <text:p>09/28/16 03:16 PM</text:p>
          </table:table-cell>
          <table:table-cell office:value-type="float" office:value="34.1538468902">
            <text:p>34.1538468902</text:p>
          </table:table-cell>
          <table:table-cell office:value-type="float" office:value="-118.025881913">
            <text:p>-118.025881913</text:p>
          </table:table-cell>
        </table:table-row>
        <table:table-row table:style-name="ro1">
          <table:table-cell office:value-type="float" office:value="7.81149906346005E+017">
            <text:p>781149906346005000</text:p>
          </table:table-cell>
          <table:table-cell office:value-type="string">
            <text:p>Charmeleon</text:p>
          </table:table-cell>
          <table:table-cell office:value-type="string">
            <text:p>09/28/16 03:13 PM</text:p>
          </table:table-cell>
          <table:table-cell office:value-type="float" office:value="34.1303216106">
            <text:p>34.1303216106</text:p>
          </table:table-cell>
          <table:table-cell office:value-type="float" office:value="-118.049117446">
            <text:p>-118.049117446</text:p>
          </table:table-cell>
        </table:table-row>
        <table:table-row table:style-name="ro1">
          <table:table-cell office:value-type="float" office:value="7.81149554720727E+017">
            <text:p>781149554720727000</text:p>
          </table:table-cell>
          <table:table-cell office:value-type="string">
            <text:p>Magmar</text:p>
          </table:table-cell>
          <table:table-cell office:value-type="string">
            <text:p>09/28/16 03:12 PM</text:p>
          </table:table-cell>
          <table:table-cell office:value-type="float" office:value="34.1374725309">
            <text:p>34.1374725309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811495420916E+017">
            <text:p>781149542091600000</text:p>
          </table:table-cell>
          <table:table-cell office:value-type="string">
            <text:p>Nidoqueen</text:p>
          </table:table-cell>
          <table:table-cell office:value-type="string">
            <text:p>09/28/16 03:12 PM</text:p>
          </table:table-cell>
          <table:table-cell office:value-type="float" office:value="34.1283060996">
            <text:p>34.1283060996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81148219736592E+017">
            <text:p>781148219736592000</text:p>
          </table:table-cell>
          <table:table-cell office:value-type="string">
            <text:p>Jynx</text:p>
          </table:table-cell>
          <table:table-cell office:value-type="string">
            <text:p>09/28/16 03:07 PM</text:p>
          </table:table-cell>
          <table:table-cell office:value-type="float" office:value="34.1385404919">
            <text:p>34.1385404919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81147316816196E+017">
            <text:p>781147316816196000</text:p>
          </table:table-cell>
          <table:table-cell office:value-type="string">
            <text:p>Magmar</text:p>
          </table:table-cell>
          <table:table-cell office:value-type="string">
            <text:p>09/28/16 03:03 PM</text:p>
          </table:table-cell>
          <table:table-cell office:value-type="float" office:value="34.1040347413">
            <text:p>34.1040347413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14723756904E+017">
            <text:p>781147237569040000</text:p>
          </table:table-cell>
          <table:table-cell office:value-type="string">
            <text:p>Lickitung</text:p>
          </table:table-cell>
          <table:table-cell office:value-type="string">
            <text:p>09/28/16 03:03 PM</text:p>
          </table:table-cell>
          <table:table-cell office:value-type="float" office:value="34.113584134">
            <text:p>34.113584134</text:p>
          </table:table-cell>
          <table:table-cell office:value-type="float" office:value="-118.0665878219">
            <text:p>-118.0665878219</text:p>
          </table:table-cell>
        </table:table-row>
        <table:table-row table:style-name="ro1">
          <table:table-cell office:value-type="float" office:value="7.81144712631554E+017">
            <text:p>781144712631554000</text:p>
          </table:table-cell>
          <table:table-cell office:value-type="string">
            <text:p>Clefable</text:p>
          </table:table-cell>
          <table:table-cell office:value-type="string">
            <text:p>09/28/16 02:53 PM</text:p>
          </table:table-cell>
          <table:table-cell office:value-type="float" office:value="34.1629379216">
            <text:p>34.1629379216</text:p>
          </table:table-cell>
          <table:table-cell office:value-type="float" office:value="-118.0467391459">
            <text:p>-118.0467391459</text:p>
          </table:table-cell>
        </table:table-row>
        <table:table-row table:style-name="ro1">
          <table:table-cell office:value-type="float" office:value="7.81144218777424E+017">
            <text:p>781144218777424000</text:p>
          </table:table-cell>
          <table:table-cell office:value-type="string">
            <text:p>Tangela</text:p>
          </table:table-cell>
          <table:table-cell office:value-type="string">
            <text:p>09/28/16 02:51 PM</text:p>
          </table:table-cell>
          <table:table-cell office:value-type="float" office:value="34.1076640083">
            <text:p>34.1076640083</text:p>
          </table:table-cell>
          <table:table-cell office:value-type="float" office:value="-118.0247840958">
            <text:p>-118.0247840958</text:p>
          </table:table-cell>
        </table:table-row>
        <table:table-row table:style-name="ro1">
          <table:table-cell office:value-type="float" office:value="7.81144059268112E+017">
            <text:p>781144059268112000</text:p>
          </table:table-cell>
          <table:table-cell office:value-type="string">
            <text:p>Tangela</text:p>
          </table:table-cell>
          <table:table-cell office:value-type="string">
            <text:p>09/28/16 02:50 PM</text:p>
          </table:table-cell>
          <table:table-cell office:value-type="float" office:value="34.100665686">
            <text:p>34.100665686</text:p>
          </table:table-cell>
          <table:table-cell office:value-type="float" office:value="-118.0498492242">
            <text:p>-118.0498492242</text:p>
          </table:table-cell>
        </table:table-row>
        <table:table-row table:style-name="ro1">
          <table:table-cell office:value-type="float" office:value="7.81143847166292E+017">
            <text:p>781143847166292000</text:p>
          </table:table-cell>
          <table:table-cell office:value-type="string">
            <text:p>Electabuzz</text:p>
          </table:table-cell>
          <table:table-cell office:value-type="string">
            <text:p>09/28/16 02:49 PM</text:p>
          </table:table-cell>
          <table:table-cell office:value-type="float" office:value="34.1422359464">
            <text:p>34.1422359464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8114197816345E+017">
            <text:p>781141978163450000</text:p>
          </table:table-cell>
          <table:table-cell office:value-type="string">
            <text:p>Clefable</text:p>
          </table:table-cell>
          <table:table-cell office:value-type="string">
            <text:p>09/28/16 02:42 PM</text:p>
          </table:table-cell>
          <table:table-cell office:value-type="float" office:value="34.1516337532">
            <text:p>34.1516337532</text:p>
          </table:table-cell>
          <table:table-cell office:value-type="float" office:value="-118.019935322">
            <text:p>-118.019935322</text:p>
          </table:table-cell>
        </table:table-row>
        <table:table-row table:style-name="ro1">
          <table:table-cell office:value-type="float" office:value="7.81141749896929E+017">
            <text:p>781141749896929000</text:p>
          </table:table-cell>
          <table:table-cell office:value-type="string">
            <text:p>Arcanine</text:p>
          </table:table-cell>
          <table:table-cell office:value-type="string">
            <text:p>09/28/16 02:41 PM</text:p>
          </table:table-cell>
          <table:table-cell office:value-type="float" office:value="34.1092700738">
            <text:p>34.1092700738</text:p>
          </table:table-cell>
          <table:table-cell office:value-type="float" office:value="-118.0535995399">
            <text:p>-118.0535995399</text:p>
          </table:table-cell>
        </table:table-row>
        <table:table-row table:style-name="ro1">
          <table:table-cell office:value-type="float" office:value="7.81141134961578E+017">
            <text:p>781141134961578000</text:p>
          </table:table-cell>
          <table:table-cell office:value-type="string">
            <text:p>Magmar</text:p>
          </table:table-cell>
          <table:table-cell office:value-type="string">
            <text:p>09/28/16 02:38 PM</text:p>
          </table:table-cell>
          <table:table-cell office:value-type="float" office:value="34.1396014177">
            <text:p>34.1396014177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141124874252E+017">
            <text:p>781141124874252000</text:p>
          </table:table-cell>
          <table:table-cell office:value-type="string">
            <text:p>Ivysaur</text:p>
          </table:table-cell>
          <table:table-cell office:value-type="string">
            <text:p>09/28/16 02:38 PM</text:p>
          </table:table-cell>
          <table:table-cell office:value-type="float" office:value="34.1286492546">
            <text:p>34.1286492546</text:p>
          </table:table-cell>
          <table:table-cell office:value-type="float" office:value="-118.0319197858">
            <text:p>-118.0319197858</text:p>
          </table:table-cell>
        </table:table-row>
        <table:table-row table:style-name="ro1">
          <table:table-cell office:value-type="float" office:value="7.81140960931557E+017">
            <text:p>781140960931557000</text:p>
          </table:table-cell>
          <table:table-cell office:value-type="string">
            <text:p>Charmeleon</text:p>
          </table:table-cell>
          <table:table-cell office:value-type="string">
            <text:p>09/28/16 02:38 PM</text:p>
          </table:table-cell>
          <table:table-cell office:value-type="float" office:value="34.1272273316">
            <text:p>34.1272273316</text:p>
          </table:table-cell>
          <table:table-cell office:value-type="float" office:value="-118.0192034201">
            <text:p>-118.0192034201</text:p>
          </table:table-cell>
        </table:table-row>
        <table:table-row table:style-name="ro1">
          <table:table-cell office:value-type="float" office:value="7.8114032130012E+017">
            <text:p>781140321300120000</text:p>
          </table:table-cell>
          <table:table-cell office:value-type="string">
            <text:p>Arcanine</text:p>
          </table:table-cell>
          <table:table-cell office:value-type="string">
            <text:p>09/28/16 02:35 PM</text:p>
          </table:table-cell>
          <table:table-cell office:value-type="float" office:value="34.0964820549">
            <text:p>34.0964820549</text:p>
          </table:table-cell>
          <table:table-cell office:value-type="float" office:value="-118.0638438984">
            <text:p>-118.0638438984</text:p>
          </table:table-cell>
        </table:table-row>
        <table:table-row table:style-name="ro1">
          <table:table-cell office:value-type="float" office:value="7.81140031117283E+017">
            <text:p>781140031117283000</text:p>
          </table:table-cell>
          <table:table-cell office:value-type="string">
            <text:p>Nidoking</text:p>
          </table:table-cell>
          <table:table-cell office:value-type="string">
            <text:p>09/28/16 02:34 PM</text:p>
          </table:table-cell>
          <table:table-cell office:value-type="float" office:value="34.1630906174">
            <text:p>34.1630906174</text:p>
          </table:table-cell>
          <table:table-cell office:value-type="float" office:value="-118.0393296211">
            <text:p>-118.0393296211</text:p>
          </table:table-cell>
        </table:table-row>
        <table:table-row table:style-name="ro1">
          <table:table-cell office:value-type="float" office:value="7.81139414294549E+017">
            <text:p>781139414294549000</text:p>
          </table:table-cell>
          <table:table-cell office:value-type="string">
            <text:p>Magmar</text:p>
          </table:table-cell>
          <table:table-cell office:value-type="string">
            <text:p>09/28/16 02:32 PM</text:p>
          </table:table-cell>
          <table:table-cell office:value-type="float" office:value="34.1367449992">
            <text:p>34.1367449992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81138826211172E+017">
            <text:p>781138826211172000</text:p>
          </table:table-cell>
          <table:table-cell office:value-type="string">
            <text:p>Arcanine</text:p>
          </table:table-cell>
          <table:table-cell office:value-type="string">
            <text:p>09/28/16 02:29 PM</text:p>
          </table:table-cell>
          <table:table-cell office:value-type="float" office:value="34.1198406698">
            <text:p>34.1198406698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81138586317894E+017">
            <text:p>781138586317894000</text:p>
          </table:table-cell>
          <table:table-cell office:value-type="string">
            <text:p>Tangela</text:p>
          </table:table-cell>
          <table:table-cell office:value-type="string">
            <text:p>09/28/16 02:28 PM</text:p>
          </table:table-cell>
          <table:table-cell office:value-type="float" office:value="34.1261290595">
            <text:p>34.1261290595</text:p>
          </table:table-cell>
          <table:table-cell office:value-type="float" office:value="-118.0557033406">
            <text:p>-118.0557033406</text:p>
          </table:table-cell>
        </table:table-row>
        <table:table-row table:style-name="ro1">
          <table:table-cell office:value-type="float" office:value="7.8113675310513E+017">
            <text:p>781136753105130000</text:p>
          </table:table-cell>
          <table:table-cell office:value-type="string">
            <text:p>Scyther</text:p>
          </table:table-cell>
          <table:table-cell office:value-type="string">
            <text:p>09/28/16 02:21 PM</text:p>
          </table:table-cell>
          <table:table-cell office:value-type="float" office:value="34.127905167">
            <text:p>34.127905167</text:p>
          </table:table-cell>
          <table:table-cell office:value-type="float" office:value="-118.0439949136">
            <text:p>-118.0439949136</text:p>
          </table:table-cell>
        </table:table-row>
        <table:table-row table:style-name="ro1">
          <table:table-cell office:value-type="float" office:value="7.81136626374148E+017">
            <text:p>781136626374148000</text:p>
          </table:table-cell>
          <table:table-cell office:value-type="string">
            <text:p>Arcanine</text:p>
          </table:table-cell>
          <table:table-cell office:value-type="string">
            <text:p>09/28/16 02:20 PM</text:p>
          </table:table-cell>
          <table:table-cell office:value-type="float" office:value="34.1408894163">
            <text:p>34.1408894163</text:p>
          </table:table-cell>
          <table:table-cell office:value-type="float" office:value="-118.0154523754">
            <text:p>-118.0154523754</text:p>
          </table:table-cell>
        </table:table-row>
        <table:table-row table:style-name="ro1">
          <table:table-cell office:value-type="float" office:value="7.81136380910973E+017">
            <text:p>781136380910973000</text:p>
          </table:table-cell>
          <table:table-cell office:value-type="string">
            <text:p>Beedrill</text:p>
          </table:table-cell>
          <table:table-cell office:value-type="string">
            <text:p>09/28/16 02:20 PM</text:p>
          </table:table-cell>
          <table:table-cell office:value-type="float" office:value="34.1332255028">
            <text:p>34.1332255028</text:p>
          </table:table-cell>
          <table:table-cell office:value-type="float" office:value="-118.0399699626">
            <text:p>-118.0399699626</text:p>
          </table:table-cell>
        </table:table-row>
        <table:table-row table:style-name="ro1">
          <table:table-cell office:value-type="float" office:value="7.81135821248221E+017">
            <text:p>781135821248221000</text:p>
          </table:table-cell>
          <table:table-cell office:value-type="string">
            <text:p>Ivysaur</text:p>
          </table:table-cell>
          <table:table-cell office:value-type="string">
            <text:p>09/28/16 02:17 PM</text:p>
          </table:table-cell>
          <table:table-cell office:value-type="float" office:value="34.1492717054">
            <text:p>34.1492717054</text:p>
          </table:table-cell>
          <table:table-cell office:value-type="float" office:value="-118.0220395231">
            <text:p>-118.0220395231</text:p>
          </table:table-cell>
        </table:table-row>
        <table:table-row table:style-name="ro1">
          <table:table-cell office:value-type="float" office:value="7.81135164256596E+017">
            <text:p>781135164256596000</text:p>
          </table:table-cell>
          <table:table-cell office:value-type="string">
            <text:p>Arcanine</text:p>
          </table:table-cell>
          <table:table-cell office:value-type="string">
            <text:p>09/28/16 02:15 PM</text:p>
          </table:table-cell>
          <table:table-cell office:value-type="float" office:value="34.1496031636">
            <text:p>34.1496031636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81134928385675E+017">
            <text:p>781134928385675000</text:p>
          </table:table-cell>
          <table:table-cell office:value-type="string">
            <text:p>Snorlax</text:p>
          </table:table-cell>
          <table:table-cell office:value-type="string">
            <text:p>09/28/16 02:14 PM</text:p>
          </table:table-cell>
          <table:table-cell office:value-type="float" office:value="34.1220342823">
            <text:p>34.1220342823</text:p>
          </table:table-cell>
          <table:table-cell office:value-type="float" office:value="-118.0560692165">
            <text:p>-118.0560692165</text:p>
          </table:table-cell>
        </table:table-row>
        <table:table-row table:style-name="ro1">
          <table:table-cell office:value-type="float" office:value="7.81134375580611E+017">
            <text:p>781134375580611000</text:p>
          </table:table-cell>
          <table:table-cell office:value-type="string">
            <text:p>Hitmonchan</text:p>
          </table:table-cell>
          <table:table-cell office:value-type="string">
            <text:p>09/28/16 02:12 PM</text:p>
          </table:table-cell>
          <table:table-cell office:value-type="float" office:value="34.1176187301">
            <text:p>34.1176187301</text:p>
          </table:table-cell>
          <table:table-cell office:value-type="float" office:value="-118.0606426003">
            <text:p>-118.0606426003</text:p>
          </table:table-cell>
        </table:table-row>
        <table:table-row table:style-name="ro1">
          <table:table-cell office:value-type="float" office:value="7.81134093106852E+017">
            <text:p>781134093106852000</text:p>
          </table:table-cell>
          <table:table-cell office:value-type="string">
            <text:p>Nidoqueen</text:p>
          </table:table-cell>
          <table:table-cell office:value-type="string">
            <text:p>09/28/16 02:10 PM</text:p>
          </table:table-cell>
          <table:table-cell office:value-type="float" office:value="34.1507895579">
            <text:p>34.1507895579</text:p>
          </table:table-cell>
          <table:table-cell office:value-type="float" office:value="-118.020758708">
            <text:p>-118.020758708</text:p>
          </table:table-cell>
        </table:table-row>
        <table:table-row table:style-name="ro1">
          <table:table-cell office:value-type="float" office:value="7.8113394651596E+017">
            <text:p>781133946515960000</text:p>
          </table:table-cell>
          <table:table-cell office:value-type="string">
            <text:p>Arcanine</text:p>
          </table:table-cell>
          <table:table-cell office:value-type="string">
            <text:p>09/28/16 02:10 PM</text:p>
          </table:table-cell>
          <table:table-cell office:value-type="float" office:value="34.1525620442">
            <text:p>34.1525620442</text:p>
          </table:table-cell>
          <table:table-cell office:value-type="float" office:value="-118.0414335918">
            <text:p>-118.0414335918</text:p>
          </table:table-cell>
        </table:table-row>
        <table:table-row table:style-name="ro1">
          <table:table-cell office:value-type="float" office:value="7.81133613186159E+017">
            <text:p>781133613186159000</text:p>
          </table:table-cell>
          <table:table-cell office:value-type="string">
            <text:p>Snorlax</text:p>
          </table:table-cell>
          <table:table-cell office:value-type="string">
            <text:p>09/28/16 02:09 PM</text:p>
          </table:table-cell>
          <table:table-cell office:value-type="float" office:value="34.1455925693">
            <text:p>34.1455925693</text:p>
          </table:table-cell>
          <table:table-cell office:value-type="float" office:value="-118.03594492">
            <text:p>-118.03594492</text:p>
          </table:table-cell>
        </table:table-row>
        <table:table-row table:style-name="ro1">
          <table:table-cell office:value-type="float" office:value="7.81133434278207E+017">
            <text:p>781133434278207000</text:p>
          </table:table-cell>
          <table:table-cell office:value-type="string">
            <text:p>Rapidash</text:p>
          </table:table-cell>
          <table:table-cell office:value-type="string">
            <text:p>09/28/16 02:08 PM</text:p>
          </table:table-cell>
          <table:table-cell office:value-type="float" office:value="34.1200355196">
            <text:p>34.1200355196</text:p>
          </table:table-cell>
          <table:table-cell office:value-type="float" office:value="-118.0573497759">
            <text:p>-118.0573497759</text:p>
          </table:table-cell>
        </table:table-row>
        <table:table-row table:style-name="ro1">
          <table:table-cell office:value-type="float" office:value="7.81133337679176E+017">
            <text:p>781133337679176000</text:p>
          </table:table-cell>
          <table:table-cell office:value-type="string">
            <text:p>Flareon</text:p>
          </table:table-cell>
          <table:table-cell office:value-type="string">
            <text:p>09/28/16 02:07 PM</text:p>
          </table:table-cell>
          <table:table-cell office:value-type="float" office:value="34.1044000713">
            <text:p>34.1044000713</text:p>
          </table:table-cell>
          <table:table-cell office:value-type="float" office:value="-118.0431716357">
            <text:p>-118.0431716357</text:p>
          </table:table-cell>
        </table:table-row>
        <table:table-row table:style-name="ro1">
          <table:table-cell office:value-type="float" office:value="7.8113283708477E+017">
            <text:p>781132837084770000</text:p>
          </table:table-cell>
          <table:table-cell office:value-type="string">
            <text:p>Hitmonchan</text:p>
          </table:table-cell>
          <table:table-cell office:value-type="string">
            <text:p>09/28/16 02:05 PM</text:p>
          </table:table-cell>
          <table:table-cell office:value-type="float" office:value="34.1506647118">
            <text:p>34.1506647118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81132588278624E+017">
            <text:p>781132588278624000</text:p>
          </table:table-cell>
          <table:table-cell office:value-type="string">
            <text:p>Arcanine</text:p>
          </table:table-cell>
          <table:table-cell office:value-type="string">
            <text:p>09/28/16 02:04 PM</text:p>
          </table:table-cell>
          <table:table-cell office:value-type="float" office:value="34.0968178314">
            <text:p>34.0968178314</text:p>
          </table:table-cell>
          <table:table-cell office:value-type="float" office:value="-118.0569839027">
            <text:p>-118.0569839027</text:p>
          </table:table-cell>
        </table:table-row>
        <table:table-row table:style-name="ro1">
          <table:table-cell office:value-type="float" office:value="7.811314924916E+017">
            <text:p>781131492491600000</text:p>
          </table:table-cell>
          <table:table-cell office:value-type="string">
            <text:p>Lickitung</text:p>
          </table:table-cell>
          <table:table-cell office:value-type="string">
            <text:p>09/28/16 02:00 PM</text:p>
          </table:table-cell>
          <table:table-cell office:value-type="float" office:value="34.1070933076">
            <text:p>34.1070933076</text:p>
          </table:table-cell>
          <table:table-cell office:value-type="float" office:value="-118.0215820902">
            <text:p>-118.0215820902</text:p>
          </table:table-cell>
        </table:table-row>
        <table:table-row table:style-name="ro1">
          <table:table-cell office:value-type="float" office:value="7.81130168563753E+017">
            <text:p>781130168563753000</text:p>
          </table:table-cell>
          <table:table-cell office:value-type="string">
            <text:p>Rapidash</text:p>
          </table:table-cell>
          <table:table-cell office:value-type="string">
            <text:p>09/28/16 01:55 PM</text:p>
          </table:table-cell>
          <table:table-cell office:value-type="float" office:value="34.1562759569">
            <text:p>34.1562759569</text:p>
          </table:table-cell>
          <table:table-cell office:value-type="float" office:value="-118.0535995399">
            <text:p>-118.0535995399</text:p>
          </table:table-cell>
        </table:table-row>
        <table:table-row table:style-name="ro1">
          <table:table-cell office:value-type="float" office:value="7.81127452508553E+017">
            <text:p>781127452508553000</text:p>
          </table:table-cell>
          <table:table-cell office:value-type="string">
            <text:p>Magmar</text:p>
          </table:table-cell>
          <table:table-cell office:value-type="string">
            <text:p>09/28/16 01:44 PM</text:p>
          </table:table-cell>
          <table:table-cell office:value-type="float" office:value="34.1388077177">
            <text:p>34.1388077177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81127376872677E+017">
            <text:p>781127376872677000</text:p>
          </table:table-cell>
          <table:table-cell office:value-type="string">
            <text:p>Charmeleon</text:p>
          </table:table-cell>
          <table:table-cell office:value-type="string">
            <text:p>09/28/16 01:44 PM</text:p>
          </table:table-cell>
          <table:table-cell office:value-type="float" office:value="34.1396577934">
            <text:p>34.1396577934</text:p>
          </table:table-cell>
          <table:table-cell office:value-type="float" office:value="-118.012982132">
            <text:p>-118.012982132</text:p>
          </table:table-cell>
        </table:table-row>
        <table:table-row table:style-name="ro1">
          <table:table-cell office:value-type="float" office:value="7.81125978865086E+017">
            <text:p>781125978865086000</text:p>
          </table:table-cell>
          <table:table-cell office:value-type="string">
            <text:p>Scyther</text:p>
          </table:table-cell>
          <table:table-cell office:value-type="string">
            <text:p>09/28/16 01:38 PM</text:p>
          </table:table-cell>
          <table:table-cell office:value-type="float" office:value="34.1308610523">
            <text:p>34.1308610523</text:p>
          </table:table-cell>
          <table:table-cell office:value-type="float" office:value="-118.0252415205">
            <text:p>-118.0252415205</text:p>
          </table:table-cell>
        </table:table-row>
        <table:table-row table:style-name="ro1">
          <table:table-cell office:value-type="float" office:value="7.81125337438499E+017">
            <text:p>781125337438499000</text:p>
          </table:table-cell>
          <table:table-cell office:value-type="string">
            <text:p>Tangela</text:p>
          </table:table-cell>
          <table:table-cell office:value-type="string">
            <text:p>09/28/16 01:36 PM</text:p>
          </table:table-cell>
          <table:table-cell office:value-type="float" office:value="34.1268393256">
            <text:p>34.1268393256</text:p>
          </table:table-cell>
          <table:table-cell office:value-type="float" office:value="-118.0272541749">
            <text:p>-118.0272541749</text:p>
          </table:table-cell>
        </table:table-row>
        <table:table-row table:style-name="ro1">
          <table:table-cell office:value-type="float" office:value="7.81125006465958E+017">
            <text:p>781125006465958000</text:p>
          </table:table-cell>
          <table:table-cell office:value-type="string">
            <text:p>Rapidash</text:p>
          </table:table-cell>
          <table:table-cell office:value-type="string">
            <text:p>09/28/16 01:34 PM</text:p>
          </table:table-cell>
          <table:table-cell office:value-type="float" office:value="34.1435832241">
            <text:p>34.1435832241</text:p>
          </table:table-cell>
          <table:table-cell office:value-type="float" office:value="-118.0171906743">
            <text:p>-118.0171906743</text:p>
          </table:table-cell>
        </table:table-row>
        <table:table-row table:style-name="ro1">
          <table:table-cell office:value-type="float" office:value="7.81124880229999E+017">
            <text:p>781124880229999000</text:p>
          </table:table-cell>
          <table:table-cell office:value-type="string">
            <text:p>Jolteon</text:p>
          </table:table-cell>
          <table:table-cell office:value-type="string">
            <text:p>09/28/16 01:34 PM</text:p>
          </table:table-cell>
          <table:table-cell office:value-type="float" office:value="34.1312739799">
            <text:p>34.1312739799</text:p>
          </table:table-cell>
          <table:table-cell office:value-type="float" office:value="-118.0459158807">
            <text:p>-118.0459158807</text:p>
          </table:table-cell>
        </table:table-row>
        <table:table-row table:style-name="ro1">
          <table:table-cell office:value-type="float" office:value="7.81124663158067E+017">
            <text:p>781124663158067000</text:p>
          </table:table-cell>
          <table:table-cell office:value-type="string">
            <text:p>Hitmonlee</text:p>
          </table:table-cell>
          <table:table-cell office:value-type="string">
            <text:p>09/28/16 01:33 PM</text:p>
          </table:table-cell>
          <table:table-cell office:value-type="float" office:value="34.1481478175">
            <text:p>34.1481478175</text:p>
          </table:table-cell>
          <table:table-cell office:value-type="float" office:value="-118.0291753237">
            <text:p>-118.0291753237</text:p>
          </table:table-cell>
        </table:table-row>
        <table:table-row table:style-name="ro1">
          <table:table-cell office:value-type="float" office:value="7.81124050336612E+017">
            <text:p>781124050336612000</text:p>
          </table:table-cell>
          <table:table-cell office:value-type="string">
            <text:p>Magmar</text:p>
          </table:table-cell>
          <table:table-cell office:value-type="string">
            <text:p>09/28/16 01:31 PM</text:p>
          </table:table-cell>
          <table:table-cell office:value-type="float" office:value="34.1022720817">
            <text:p>34.1022720817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1119990804079E+017">
            <text:p>781119990804079000</text:p>
          </table:table-cell>
          <table:table-cell office:value-type="string">
            <text:p>Ivysaur</text:p>
          </table:table-cell>
          <table:table-cell office:value-type="string">
            <text:p>09/28/16 01:14 PM</text:p>
          </table:table-cell>
          <table:table-cell office:value-type="float" office:value="34.1450206757">
            <text:p>34.1450206757</text:p>
          </table:table-cell>
          <table:table-cell office:value-type="float" office:value="-118.0236862718">
            <text:p>-118.0236862718</text:p>
          </table:table-cell>
        </table:table-row>
        <table:table-row table:style-name="ro1">
          <table:table-cell office:value-type="float" office:value="7.81119896335716E+017">
            <text:p>781119896335716000</text:p>
          </table:table-cell>
          <table:table-cell office:value-type="string">
            <text:p>Rapidash</text:p>
          </table:table-cell>
          <table:table-cell office:value-type="string">
            <text:p>09/28/16 01:14 PM</text:p>
          </table:table-cell>
          <table:table-cell office:value-type="float" office:value="34.1435832241">
            <text:p>34.1435832241</text:p>
          </table:table-cell>
          <table:table-cell office:value-type="float" office:value="-118.0171906743">
            <text:p>-118.0171906743</text:p>
          </table:table-cell>
        </table:table-row>
        <table:table-row table:style-name="ro2">
          <table:table-cell office:value-type="float" office:value="7.81116762800525E+017">
            <text:p>781116762800525000</text:p>
          </table:table-cell>
          <table:table-cell office:value-type="string">
            <text:p>Haunter</text:p>
          </table:table-cell>
          <table:table-cell office:value-type="string">
            <text:p>09/28/16 01:02 PM</text:p>
          </table:table-cell>
          <table:table-cell office:value-type="float" office:value="34.1540837639">
            <text:p>34.1540837639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81061916668027E+017">
            <text:p>781061916668027000</text:p>
          </table:table-cell>
          <table:table-cell office:value-type="string">
            <text:p>Beedrill</text:p>
          </table:table-cell>
          <table:table-cell office:value-type="string">
            <text:p>09/28/16 09:24 AM</text:p>
          </table:table-cell>
          <table:table-cell office:value-type="float" office:value="34.11941414">
            <text:p>34.11941414</text:p>
          </table:table-cell>
          <table:table-cell office:value-type="float" office:value="-118.0517701276">
            <text:p>-118.0517701276</text:p>
          </table:table-cell>
        </table:table-row>
        <table:table-row table:style-name="ro1">
          <table:table-cell office:value-type="float" office:value="7.80287851522961E+017">
            <text:p>780287851522961000</text:p>
          </table:table-cell>
          <table:table-cell office:value-type="string">
            <text:p>Jolteon</text:p>
          </table:table-cell>
          <table:table-cell office:value-type="string">
            <text:p>09/26/16 06:08 AM</text:p>
          </table:table-cell>
          <table:table-cell office:value-type="float" office:value="34.1015762274">
            <text:p>34.1015762274</text:p>
          </table:table-cell>
          <table:table-cell office:value-type="float" office:value="-118.048111246">
            <text:p>-118.048111246</text:p>
          </table:table-cell>
        </table:table-row>
        <table:table-row table:style-name="ro1">
          <table:table-cell office:value-type="float" office:value="7.80283885678572E+017">
            <text:p>780283885678572000</text:p>
          </table:table-cell>
          <table:table-cell office:value-type="string">
            <text:p>Tangela</text:p>
          </table:table-cell>
          <table:table-cell office:value-type="string">
            <text:p>09/26/16 05:52 AM</text:p>
          </table:table-cell>
          <table:table-cell office:value-type="float" office:value="34.1059823836">
            <text:p>34.1059823836</text:p>
          </table:table-cell>
          <table:table-cell office:value-type="float" office:value="-118.0325601542">
            <text:p>-118.0325601542</text:p>
          </table:table-cell>
        </table:table-row>
        <table:table-row table:style-name="ro1">
          <table:table-cell office:value-type="float" office:value="7.80283404449264E+017">
            <text:p>780283404449264000</text:p>
          </table:table-cell>
          <table:table-cell office:value-type="string">
            <text:p>Dratini</text:p>
          </table:table-cell>
          <table:table-cell office:value-type="string">
            <text:p>09/26/16 05:50 AM</text:p>
          </table:table-cell>
          <table:table-cell office:value-type="float" office:value="34.1617090874">
            <text:p>34.1617090874</text:p>
          </table:table-cell>
          <table:table-cell office:value-type="float" office:value="-118.0358534407">
            <text:p>-118.0358534407</text:p>
          </table:table-cell>
        </table:table-row>
        <table:table-row table:style-name="ro1">
          <table:table-cell office:value-type="float" office:value="7.80280746598474E+017">
            <text:p>780280746598474000</text:p>
          </table:table-cell>
          <table:table-cell office:value-type="string">
            <text:p>Seadra</text:p>
          </table:table-cell>
          <table:table-cell office:value-type="string">
            <text:p>09/26/16 05:40 AM</text:p>
          </table:table-cell>
          <table:table-cell office:value-type="float" office:value="34.1341621908">
            <text:p>34.1341621908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80277463691645E+017">
            <text:p>780277463691645000</text:p>
          </table:table-cell>
          <table:table-cell office:value-type="string">
            <text:p>Exeggutor</text:p>
          </table:table-cell>
          <table:table-cell office:value-type="string">
            <text:p>09/26/16 05:26 AM</text:p>
          </table:table-cell>
          <table:table-cell office:value-type="float" office:value="34.1399527378">
            <text:p>34.1399527378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80277158233072E+017">
            <text:p>780277158233072000</text:p>
          </table:table-cell>
          <table:table-cell office:value-type="string">
            <text:p>Hitmonlee</text:p>
          </table:table-cell>
          <table:table-cell office:value-type="string">
            <text:p>09/26/16 05:25 AM</text:p>
          </table:table-cell>
          <table:table-cell office:value-type="float" office:value="34.1007996138">
            <text:p>34.1007996138</text:p>
          </table:table-cell>
          <table:table-cell office:value-type="float" office:value="-118.0486600831">
            <text:p>-118.0486600831</text:p>
          </table:table-cell>
        </table:table-row>
        <table:table-row table:style-name="ro1">
          <table:table-cell office:value-type="float" office:value="7.80275931755614E+017">
            <text:p>780275931755614000</text:p>
          </table:table-cell>
          <table:table-cell office:value-type="string">
            <text:p>Chansey</text:p>
          </table:table-cell>
          <table:table-cell office:value-type="string">
            <text:p>09/26/16 05:20 AM</text:p>
          </table:table-cell>
          <table:table-cell office:value-type="float" office:value="34.1106786221">
            <text:p>34.1106786221</text:p>
          </table:table-cell>
          <table:table-cell office:value-type="float" office:value="-118.0624719206">
            <text:p>-118.0624719206</text:p>
          </table:table-cell>
        </table:table-row>
        <table:table-row table:style-name="ro1">
          <table:table-cell office:value-type="float" office:value="7.80275907713864E+017">
            <text:p>780275907713864000</text:p>
          </table:table-cell>
          <table:table-cell office:value-type="string">
            <text:p>Arcanine</text:p>
          </table:table-cell>
          <table:table-cell office:value-type="string">
            <text:p>09/26/16 05:20 AM</text:p>
          </table:table-cell>
          <table:table-cell office:value-type="float" office:value="34.160604815">
            <text:p>34.160604815</text:p>
          </table:table-cell>
          <table:table-cell office:value-type="float" office:value="-118.0513127715">
            <text:p>-118.0513127715</text:p>
          </table:table-cell>
        </table:table-row>
        <table:table-row table:style-name="ro1">
          <table:table-cell office:value-type="float" office:value="7.80274810714599E+017">
            <text:p>780274810714599000</text:p>
          </table:table-cell>
          <table:table-cell office:value-type="string">
            <text:p>Electabuzz</text:p>
          </table:table-cell>
          <table:table-cell office:value-type="string">
            <text:p>09/26/16 05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80271366800933E+017">
            <text:p>780271366800933000</text:p>
          </table:table-cell>
          <table:table-cell office:value-type="string">
            <text:p>Kingler</text:p>
          </table:table-cell>
          <table:table-cell office:value-type="string">
            <text:p>09/26/16 05:02 AM</text:p>
          </table:table-cell>
          <table:table-cell office:value-type="float" office:value="34.1554119171">
            <text:p>34.1554119171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80270198326571E+017">
            <text:p>780270198326571000</text:p>
          </table:table-cell>
          <table:table-cell office:value-type="string">
            <text:p>Magmar</text:p>
          </table:table-cell>
          <table:table-cell office:value-type="string">
            <text:p>09/26/16 04:58 AM</text:p>
          </table:table-cell>
          <table:table-cell office:value-type="float" office:value="34.1563625983">
            <text:p>34.1563625983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80268369475871E+017">
            <text:p>780268369475871000</text:p>
          </table:table-cell>
          <table:table-cell office:value-type="string">
            <text:p>Chansey</text:p>
          </table:table-cell>
          <table:table-cell office:value-type="string">
            <text:p>09/26/16 04:50 AM</text:p>
          </table:table-cell>
          <table:table-cell office:value-type="float" office:value="34.1106786221">
            <text:p>34.1106786221</text:p>
          </table:table-cell>
          <table:table-cell office:value-type="float" office:value="-118.0624719206">
            <text:p>-118.0624719206</text:p>
          </table:table-cell>
        </table:table-row>
        <table:table-row table:style-name="ro1">
          <table:table-cell office:value-type="float" office:value="7.80267922564317E+017">
            <text:p>780267922564317000</text:p>
          </table:table-cell>
          <table:table-cell office:value-type="string">
            <text:p>Nidoking</text:p>
          </table:table-cell>
          <table:table-cell office:value-type="string">
            <text:p>09/26/16 04:49 AM</text:p>
          </table:table-cell>
          <table:table-cell office:value-type="float" office:value="34.1626093289">
            <text:p>34.1626093289</text:p>
          </table:table-cell>
          <table:table-cell office:value-type="float" office:value="-118.0525933655">
            <text:p>-118.0525933655</text:p>
          </table:table-cell>
        </table:table-row>
        <table:table-row table:style-name="ro1">
          <table:table-cell office:value-type="float" office:value="7.80262222631088E+017">
            <text:p>780262222631088000</text:p>
          </table:table-cell>
          <table:table-cell office:value-type="string">
            <text:p>Magmar</text:p>
          </table:table-cell>
          <table:table-cell office:value-type="string">
            <text:p>09/26/16 04:26 AM</text:p>
          </table:table-cell>
          <table:table-cell office:value-type="float" office:value="34.1171465979">
            <text:p>34.1171465979</text:p>
          </table:table-cell>
          <table:table-cell office:value-type="float" office:value="-118.0638438984">
            <text:p>-118.0638438984</text:p>
          </table:table-cell>
        </table:table-row>
        <table:table-row table:style-name="ro1">
          <table:table-cell office:value-type="float" office:value="7.80261836151149E+017">
            <text:p>780261836151149000</text:p>
          </table:table-cell>
          <table:table-cell office:value-type="string">
            <text:p>Electabuzz</text:p>
          </table:table-cell>
          <table:table-cell office:value-type="string">
            <text:p>09/26/16 04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80259233702945E+017">
            <text:p>780259233702945000</text:p>
          </table:table-cell>
          <table:table-cell office:value-type="string">
            <text:p>Hitmonlee</text:p>
          </table:table-cell>
          <table:table-cell office:value-type="string">
            <text:p>09/26/16 04:14 AM</text:p>
          </table:table-cell>
          <table:table-cell office:value-type="float" office:value="34.1514238109">
            <text:p>34.1514238109</text:p>
          </table:table-cell>
          <table:table-cell office:value-type="float" office:value="-118.0266137873">
            <text:p>-118.0266137873</text:p>
          </table:table-cell>
        </table:table-row>
        <table:table-row table:style-name="ro1">
          <table:table-cell office:value-type="float" office:value="7.80257146986377E+017">
            <text:p>780257146986377000</text:p>
          </table:table-cell>
          <table:table-cell office:value-type="string">
            <text:p>Exeggutor</text:p>
          </table:table-cell>
          <table:table-cell office:value-type="string">
            <text:p>09/26/16 04:06 AM</text:p>
          </table:table-cell>
          <table:table-cell office:value-type="float" office:value="34.100419672">
            <text:p>34.100419672</text:p>
          </table:table-cell>
          <table:table-cell office:value-type="float" office:value="-118.032377192">
            <text:p>-118.032377192</text:p>
          </table:table-cell>
        </table:table-row>
        <table:table-row table:style-name="ro1">
          <table:table-cell office:value-type="float" office:value="7.80256619867152E+017">
            <text:p>780256619867152000</text:p>
          </table:table-cell>
          <table:table-cell office:value-type="string">
            <text:p>Raichu</text:p>
          </table:table-cell>
          <table:table-cell office:value-type="string">
            <text:p>09/26/16 04:04 AM</text:p>
          </table:table-cell>
          <table:table-cell office:value-type="float" office:value="34.1231080863">
            <text:p>34.1231080863</text:p>
          </table:table-cell>
          <table:table-cell office:value-type="float" office:value="-118.038780755">
            <text:p>-118.038780755</text:p>
          </table:table-cell>
        </table:table-row>
        <table:table-row table:style-name="ro1">
          <table:table-cell office:value-type="float" office:value="7.80255961126547E+017">
            <text:p>780255961126547000</text:p>
          </table:table-cell>
          <table:table-cell office:value-type="string">
            <text:p>Charmeleon</text:p>
          </table:table-cell>
          <table:table-cell office:value-type="string">
            <text:p>09/26/16 04:01 AM</text:p>
          </table:table-cell>
          <table:table-cell office:value-type="float" office:value="34.1623691424">
            <text:p>34.1623691424</text:p>
          </table:table-cell>
          <table:table-cell office:value-type="float" office:value="-118.0260648818">
            <text:p>-118.0260648818</text:p>
          </table:table-cell>
        </table:table-row>
        <table:table-row table:style-name="ro1">
          <table:table-cell office:value-type="float" office:value="7.80252414167228E+017">
            <text:p>780252414167228000</text:p>
          </table:table-cell>
          <table:table-cell office:value-type="string">
            <text:p>Electabuzz</text:p>
          </table:table-cell>
          <table:table-cell office:value-type="string">
            <text:p>09/26/16 03:47 AM</text:p>
          </table:table-cell>
          <table:table-cell office:value-type="float" office:value="34.1248932509">
            <text:p>34.1248932509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80250951827337E+017">
            <text:p>780250951827337000</text:p>
          </table:table-cell>
          <table:table-cell office:value-type="string">
            <text:p>Grimer</text:p>
          </table:table-cell>
          <table:table-cell office:value-type="string">
            <text:p>09/26/16 03:41 AM</text:p>
          </table:table-cell>
          <table:table-cell office:value-type="float" office:value="34.1180729817">
            <text:p>34.1180729817</text:p>
          </table:table-cell>
          <table:table-cell office:value-type="float" office:value="-118.0426227816">
            <text:p>-118.0426227816</text:p>
          </table:table-cell>
        </table:table-row>
        <table:table-row table:style-name="ro1">
          <table:table-cell office:value-type="float" office:value="7.80250749955473E+017">
            <text:p>780250749955473000</text:p>
          </table:table-cell>
          <table:table-cell office:value-type="string">
            <text:p>Charmeleon</text:p>
          </table:table-cell>
          <table:table-cell office:value-type="string">
            <text:p>09/26/16 03:40 AM</text:p>
          </table:table-cell>
          <table:table-cell office:value-type="float" office:value="34.1271998646">
            <text:p>34.1271998646</text:p>
          </table:table-cell>
          <table:table-cell office:value-type="float" office:value="-118.0539654201">
            <text:p>-118.0539654201</text:p>
          </table:table-cell>
        </table:table-row>
        <table:table-row table:style-name="ro1">
          <table:table-cell office:value-type="float" office:value="7.80248215912198E+017">
            <text:p>780248215912198000</text:p>
          </table:table-cell>
          <table:table-cell office:value-type="string">
            <text:p>Rapidash</text:p>
          </table:table-cell>
          <table:table-cell office:value-type="string">
            <text:p>09/26/16 03:30 AM</text:p>
          </table:table-cell>
          <table:table-cell office:value-type="float" office:value="34.1669079844">
            <text:p>34.1669079844</text:p>
          </table:table-cell>
          <table:table-cell office:value-type="float" office:value="-118.0339323644">
            <text:p>-118.0339323644</text:p>
          </table:table-cell>
        </table:table-row>
        <table:table-row table:style-name="ro1">
          <table:table-cell office:value-type="float" office:value="7.80246954768859E+017">
            <text:p>780246954768859000</text:p>
          </table:table-cell>
          <table:table-cell office:value-type="string">
            <text:p>Charmeleon</text:p>
          </table:table-cell>
          <table:table-cell office:value-type="string">
            <text:p>09/26/16 03:25 AM</text:p>
          </table:table-cell>
          <table:table-cell office:value-type="float" office:value="34.1427927186">
            <text:p>34.1427927186</text:p>
          </table:table-cell>
          <table:table-cell office:value-type="float" office:value="-118.016824718">
            <text:p>-118.016824718</text:p>
          </table:table-cell>
        </table:table-row>
        <table:table-row table:style-name="ro1">
          <table:table-cell office:value-type="float" office:value="7.80245946193945E+017">
            <text:p>780245946193945000</text:p>
          </table:table-cell>
          <table:table-cell office:value-type="string">
            <text:p>Chansey</text:p>
          </table:table-cell>
          <table:table-cell office:value-type="string">
            <text:p>09/26/16 03:21 AM</text:p>
          </table:table-cell>
          <table:table-cell office:value-type="float" office:value="34.1107013912">
            <text:p>34.1107013912</text:p>
          </table:table-cell>
          <table:table-cell office:value-type="float" office:value="-118.0539654201">
            <text:p>-118.0539654201</text:p>
          </table:table-cell>
        </table:table-row>
        <table:table-row table:style-name="ro1">
          <table:table-cell office:value-type="float" office:value="7.80245330520449E+017">
            <text:p>780245330520449000</text:p>
          </table:table-cell>
          <table:table-cell office:value-type="string">
            <text:p>Nidoking</text:p>
          </table:table-cell>
          <table:table-cell office:value-type="string">
            <text:p>09/26/16 03:19 AM</text:p>
          </table:table-cell>
          <table:table-cell office:value-type="float" office:value="34.1518330524">
            <text:p>34.1518330524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8024494163304E+017">
            <text:p>780244941633040000</text:p>
          </table:table-cell>
          <table:table-cell office:value-type="string">
            <text:p>Arcanine</text:p>
          </table:table-cell>
          <table:table-cell office:value-type="string">
            <text:p>09/26/16 03:17 AM</text:p>
          </table:table-cell>
          <table:table-cell office:value-type="float" office:value="34.1275579109">
            <text:p>34.1275579109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80244770517955E+017">
            <text:p>780244770517955000</text:p>
          </table:table-cell>
          <table:table-cell office:value-type="string">
            <text:p>Rapidash</text:p>
          </table:table-cell>
          <table:table-cell office:value-type="string">
            <text:p>09/26/16 03:17 AM</text:p>
          </table:table-cell>
          <table:table-cell office:value-type="float" office:value="34.1515437558">
            <text:p>34.1515437558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80242778747875E+017">
            <text:p>780242778747875000</text:p>
          </table:table-cell>
          <table:table-cell office:value-type="string">
            <text:p>Flareon</text:p>
          </table:table-cell>
          <table:table-cell office:value-type="string">
            <text:p>09/26/16 03:09 AM</text:p>
          </table:table-cell>
          <table:table-cell office:value-type="float" office:value="34.1405200195">
            <text:p>34.1405200195</text:p>
          </table:table-cell>
          <table:table-cell office:value-type="float" office:value="-118.0221310096">
            <text:p>-118.0221310096</text:p>
          </table:table-cell>
        </table:table-row>
        <table:table-row table:style-name="ro1">
          <table:table-cell office:value-type="float" office:value="7.80242762239054E+017">
            <text:p>780242762239054000</text:p>
          </table:table-cell>
          <table:table-cell office:value-type="string">
            <text:p>Magmar</text:p>
          </table:table-cell>
          <table:table-cell office:value-type="string">
            <text:p>09/26/16 03:09 AM</text:p>
          </table:table-cell>
          <table:table-cell office:value-type="float" office:value="34.1412879622">
            <text:p>34.1412879622</text:p>
          </table:table-cell>
          <table:table-cell office:value-type="float" office:value="-118.0148119453">
            <text:p>-118.0148119453</text:p>
          </table:table-cell>
        </table:table-row>
        <table:table-row table:style-name="ro1">
          <table:table-cell office:value-type="float" office:value="7.80240013824959E+017">
            <text:p>780240013824959000</text:p>
          </table:table-cell>
          <table:table-cell office:value-type="string">
            <text:p>Dratini</text:p>
          </table:table-cell>
          <table:table-cell office:value-type="string">
            <text:p>09/26/16 02:58 AM</text:p>
          </table:table-cell>
          <table:table-cell office:value-type="float" office:value="34.1388391662">
            <text:p>34.1388391662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80237955268948E+017">
            <text:p>780237955268948000</text:p>
          </table:table-cell>
          <table:table-cell office:value-type="string">
            <text:p>Magmar</text:p>
          </table:table-cell>
          <table:table-cell office:value-type="string">
            <text:p>09/26/16 02:49 AM</text:p>
          </table:table-cell>
          <table:table-cell office:value-type="float" office:value="34.1395957118">
            <text:p>34.1395957118</text:p>
          </table:table-cell>
          <table:table-cell office:value-type="float" office:value="-118.0151779056">
            <text:p>-118.0151779056</text:p>
          </table:table-cell>
        </table:table-row>
        <table:table-row table:style-name="ro1">
          <table:table-cell office:value-type="float" office:value="7.8023716814481E+017">
            <text:p>780237168144810000</text:p>
          </table:table-cell>
          <table:table-cell office:value-type="string">
            <text:p>Ivysaur</text:p>
          </table:table-cell>
          <table:table-cell office:value-type="string">
            <text:p>09/26/16 02:46 AM</text:p>
          </table:table-cell>
          <table:table-cell office:value-type="float" office:value="34.1179010896">
            <text:p>34.1179010896</text:p>
          </table:table-cell>
          <table:table-cell office:value-type="float" office:value="-118.0549715867">
            <text:p>-118.0549715867</text:p>
          </table:table-cell>
        </table:table-row>
        <table:table-row table:style-name="ro1">
          <table:table-cell office:value-type="float" office:value="7.80234889329189E+017">
            <text:p>780234889329189000</text:p>
          </table:table-cell>
          <table:table-cell office:value-type="string">
            <text:p>Arcanine</text:p>
          </table:table-cell>
          <table:table-cell office:value-type="string">
            <text:p>09/26/16 02:37 AM</text:p>
          </table:table-cell>
          <table:table-cell office:value-type="float" office:value="34.1133547536">
            <text:p>34.1133547536</text:p>
          </table:table-cell>
          <table:table-cell office:value-type="float" office:value="-118.0620145923">
            <text:p>-118.0620145923</text:p>
          </table:table-cell>
        </table:table-row>
        <table:table-row table:style-name="ro1">
          <table:table-cell office:value-type="float" office:value="7.80234033875735E+017">
            <text:p>780234033875735000</text:p>
          </table:table-cell>
          <table:table-cell office:value-type="string">
            <text:p>Nidoking</text:p>
          </table:table-cell>
          <table:table-cell office:value-type="string">
            <text:p>09/26/16 02:34 AM</text:p>
          </table:table-cell>
          <table:table-cell office:value-type="float" office:value="34.1625187341">
            <text:p>34.1625187341</text:p>
          </table:table-cell>
          <table:table-cell office:value-type="float" office:value="-118.0529592477">
            <text:p>-118.0529592477</text:p>
          </table:table-cell>
        </table:table-row>
        <table:table-row table:style-name="ro1">
          <table:table-cell office:value-type="float" office:value="7.80233939403145E+017">
            <text:p>780233939403145000</text:p>
          </table:table-cell>
          <table:table-cell office:value-type="string">
            <text:p>Rapidash</text:p>
          </table:table-cell>
          <table:table-cell office:value-type="string">
            <text:p>09/26/16 02:34 AM</text:p>
          </table:table-cell>
          <table:table-cell office:value-type="float" office:value="34.1399582658">
            <text:p>34.1399582658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80233366587126E+017">
            <text:p>780233366587126000</text:p>
          </table:table-cell>
          <table:table-cell office:value-type="string">
            <text:p>Flareon</text:p>
          </table:table-cell>
          <table:table-cell office:value-type="string">
            <text:p>09/26/16 02:31 AM</text:p>
          </table:table-cell>
          <table:table-cell office:value-type="float" office:value="34.1540569452">
            <text:p>34.1540569452</text:p>
          </table:table-cell>
          <table:table-cell office:value-type="float" office:value="-118.0535080697">
            <text:p>-118.0535080697</text:p>
          </table:table-cell>
        </table:table-row>
        <table:table-row table:style-name="ro1">
          <table:table-cell office:value-type="float" office:value="7.80233210001105E+017">
            <text:p>780233210001105000</text:p>
          </table:table-cell>
          <table:table-cell office:value-type="string">
            <text:p>Flareon</text:p>
          </table:table-cell>
          <table:table-cell office:value-type="string">
            <text:p>09/26/16 02:31 AM</text:p>
          </table:table-cell>
          <table:table-cell office:value-type="float" office:value="34.1118171493">
            <text:p>34.1118171493</text:p>
          </table:table-cell>
          <table:table-cell office:value-type="float" office:value="-118.0646670799">
            <text:p>-118.0646670799</text:p>
          </table:table-cell>
        </table:table-row>
        <table:table-row table:style-name="ro1">
          <table:table-cell office:value-type="float" office:value="7.80231862559969E+017">
            <text:p>780231862559969000</text:p>
          </table:table-cell>
          <table:table-cell office:value-type="string">
            <text:p>Arcanine</text:p>
          </table:table-cell>
          <table:table-cell office:value-type="string">
            <text:p>09/26/16 02:25 AM</text:p>
          </table:table-cell>
          <table:table-cell office:value-type="float" office:value="34.1490571331">
            <text:p>34.1490571331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80229617172963E+017">
            <text:p>780229617172963000</text:p>
          </table:table-cell>
          <table:table-cell office:value-type="string">
            <text:p>Exeggutor</text:p>
          </table:table-cell>
          <table:table-cell office:value-type="string">
            <text:p>09/26/16 02:16 AM</text:p>
          </table:table-cell>
          <table:table-cell office:value-type="float" office:value="34.1114744806">
            <text:p>34.1114744806</text:p>
          </table:table-cell>
          <table:table-cell office:value-type="float" office:value="-118.0246011256">
            <text:p>-118.0246011256</text:p>
          </table:table-cell>
        </table:table-row>
        <table:table-row table:style-name="ro1">
          <table:table-cell office:value-type="float" office:value="7.80229510918578E+017">
            <text:p>780229510918578000</text:p>
          </table:table-cell>
          <table:table-cell office:value-type="string">
            <text:p>Electabuzz</text:p>
          </table:table-cell>
          <table:table-cell office:value-type="string">
            <text:p>09/26/16 0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80228647898591E+017">
            <text:p>780228647898591000</text:p>
          </table:table-cell>
          <table:table-cell office:value-type="string">
            <text:p>Exeggutor</text:p>
          </table:table-cell>
          <table:table-cell office:value-type="string">
            <text:p>09/26/16 02:13 AM</text:p>
          </table:table-cell>
          <table:table-cell office:value-type="float" office:value="34.1275695023">
            <text:p>34.1275695023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80226196910977E+017">
            <text:p>780226196910977000</text:p>
          </table:table-cell>
          <table:table-cell office:value-type="string">
            <text:p>Omastar</text:p>
          </table:table-cell>
          <table:table-cell office:value-type="string">
            <text:p>09/26/16 02:03 AM</text:p>
          </table:table-cell>
          <table:table-cell office:value-type="float" office:value="34.150654257">
            <text:p>34.150654257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80223384474952E+017">
            <text:p>780223384474952000</text:p>
          </table:table-cell>
          <table:table-cell office:value-type="string">
            <text:p>Venusaur</text:p>
          </table:table-cell>
          <table:table-cell office:value-type="string">
            <text:p>09/26/16 01:52 AM</text:p>
          </table:table-cell>
          <table:table-cell office:value-type="float" office:value="34.1687375329">
            <text:p>34.1687375329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80223345212088E+017">
            <text:p>780223345212088000</text:p>
          </table:table-cell>
          <table:table-cell office:value-type="string">
            <text:p>Nidoking</text:p>
          </table:table-cell>
          <table:table-cell office:value-type="string">
            <text:p>09/26/16 01:51 AM</text:p>
          </table:table-cell>
          <table:table-cell office:value-type="float" office:value="34.1672143855">
            <text:p>34.1672143855</text:p>
          </table:table-cell>
          <table:table-cell office:value-type="float" office:value="-118.0330175588">
            <text:p>-118.0330175588</text:p>
          </table:table-cell>
        </table:table-row>
        <table:table-row table:style-name="ro1">
          <table:table-cell office:value-type="float" office:value="7.80219156188713E+017">
            <text:p>780219156188713000</text:p>
          </table:table-cell>
          <table:table-cell office:value-type="string">
            <text:p>Exeggutor</text:p>
          </table:table-cell>
          <table:table-cell office:value-type="string">
            <text:p>09/26/16 01:35 AM</text:p>
          </table:table-cell>
          <table:table-cell office:value-type="float" office:value="34.1217577981">
            <text:p>34.1217577981</text:p>
          </table:table-cell>
          <table:table-cell office:value-type="float" office:value="-118.019294908">
            <text:p>-118.019294908</text:p>
          </table:table-cell>
        </table:table-row>
        <table:table-row table:style-name="ro1">
          <table:table-cell office:value-type="float" office:value="7.80216542755639E+017">
            <text:p>780216542755639000</text:p>
          </table:table-cell>
          <table:table-cell office:value-type="string">
            <text:p>Electabuzz</text:p>
          </table:table-cell>
          <table:table-cell office:value-type="string">
            <text:p>09/26/16 01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80213934334763E+017">
            <text:p>780213934334763000</text:p>
          </table:table-cell>
          <table:table-cell office:value-type="string">
            <text:p>Arcanine</text:p>
          </table:table-cell>
          <table:table-cell office:value-type="string">
            <text:p>09/26/16 01:14 AM</text:p>
          </table:table-cell>
          <table:table-cell office:value-type="float" office:value="34.1514238109">
            <text:p>34.1514238109</text:p>
          </table:table-cell>
          <table:table-cell office:value-type="float" office:value="-118.0266137873">
            <text:p>-118.0266137873</text:p>
          </table:table-cell>
        </table:table-row>
        <table:table-row table:style-name="ro1">
          <table:table-cell office:value-type="float" office:value="7.8021278717157E+017">
            <text:p>780212787171570000</text:p>
          </table:table-cell>
          <table:table-cell office:value-type="string">
            <text:p>Magmar</text:p>
          </table:table-cell>
          <table:table-cell office:value-type="string">
            <text:p>09/26/16 01:09 AM</text:p>
          </table:table-cell>
          <table:table-cell office:value-type="float" office:value="34.1268464229">
            <text:p>34.1268464229</text:p>
          </table:table-cell>
          <table:table-cell office:value-type="float" office:value="-118.0544227693">
            <text:p>-118.0544227693</text:p>
          </table:table-cell>
        </table:table-row>
        <table:table-row table:style-name="ro1">
          <table:table-cell office:value-type="float" office:value="7.80211095654892E+017">
            <text:p>780211095654892000</text:p>
          </table:table-cell>
          <table:table-cell office:value-type="string">
            <text:p>Arcanine</text:p>
          </table:table-cell>
          <table:table-cell office:value-type="string">
            <text:p>09/26/16 01:03 AM</text:p>
          </table:table-cell>
          <table:table-cell office:value-type="float" office:value="34.1245125353">
            <text:p>34.1245125353</text:p>
          </table:table-cell>
          <table:table-cell office:value-type="float" office:value="-118.0337494036">
            <text:p>-118.0337494036</text:p>
          </table:table-cell>
        </table:table-row>
        <table:table-row table:style-name="ro1">
          <table:table-cell office:value-type="float" office:value="7.80210600076993E+017">
            <text:p>780210600076993000</text:p>
          </table:table-cell>
          <table:table-cell office:value-type="string">
            <text:p>Weezing</text:p>
          </table:table-cell>
          <table:table-cell office:value-type="string">
            <text:p>09/26/16 01:01 AM</text:p>
          </table:table-cell>
          <table:table-cell office:value-type="float" office:value="34.1109638342">
            <text:p>34.1109638342</text:p>
          </table:table-cell>
          <table:table-cell office:value-type="float" office:value="-118.0664963584">
            <text:p>-118.0664963584</text:p>
          </table:table-cell>
        </table:table-row>
        <table:table-row table:style-name="ro1">
          <table:table-cell office:value-type="float" office:value="7.80209127125455E+017">
            <text:p>780209127125455000</text:p>
          </table:table-cell>
          <table:table-cell office:value-type="string">
            <text:p>Flareon</text:p>
          </table:table-cell>
          <table:table-cell office:value-type="string">
            <text:p>09/26/16 12:55 AM</text:p>
          </table:table-cell>
          <table:table-cell office:value-type="float" office:value="34.1658594135">
            <text:p>34.1658594135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80207593532732E+017">
            <text:p>780207593532732000</text:p>
          </table:table-cell>
          <table:table-cell office:value-type="string">
            <text:p>Jolteon</text:p>
          </table:table-cell>
          <table:table-cell office:value-type="string">
            <text:p>09/26/16 12:49 AM</text:p>
          </table:table-cell>
          <table:table-cell office:value-type="float" office:value="34.1170479705">
            <text:p>34.1170479705</text:p>
          </table:table-cell>
          <table:table-cell office:value-type="float" office:value="-118.0525933655">
            <text:p>-118.0525933655</text:p>
          </table:table-cell>
        </table:table-row>
        <table:table-row table:style-name="ro1">
          <table:table-cell office:value-type="float" office:value="7.80206927426892E+017">
            <text:p>780206927426892000</text:p>
          </table:table-cell>
          <table:table-cell office:value-type="string">
            <text:p>Magmar</text:p>
          </table:table-cell>
          <table:table-cell office:value-type="string">
            <text:p>09/26/16 12:46 AM</text:p>
          </table:table-cell>
          <table:table-cell office:value-type="float" office:value="34.1406575931">
            <text:p>34.1406575931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80205928079503E+017">
            <text:p>780205928079503000</text:p>
          </table:table-cell>
          <table:table-cell office:value-type="string">
            <text:p>Exeggutor</text:p>
          </table:table-cell>
          <table:table-cell office:value-type="string">
            <text:p>09/26/16 12:42 AM</text:p>
          </table:table-cell>
          <table:table-cell office:value-type="float" office:value="34.1504630154">
            <text:p>34.1504630154</text:p>
          </table:table-cell>
          <table:table-cell office:value-type="float" office:value="-118.0392381435">
            <text:p>-118.0392381435</text:p>
          </table:table-cell>
        </table:table-row>
        <table:table-row table:style-name="ro1">
          <table:table-cell office:value-type="float" office:value="7.80202958277399E+017">
            <text:p>780202958277399000</text:p>
          </table:table-cell>
          <table:table-cell office:value-type="string">
            <text:p>Chansey</text:p>
          </table:table-cell>
          <table:table-cell office:value-type="string">
            <text:p>09/26/16 12:30 AM</text:p>
          </table:table-cell>
          <table:table-cell office:value-type="float" office:value="34.1397154164">
            <text:p>34.1397154164</text:p>
          </table:table-cell>
          <table:table-cell office:value-type="float" office:value="-118.0208501951">
            <text:p>-118.0208501951</text:p>
          </table:table-cell>
        </table:table-row>
        <table:table-row table:style-name="ro1">
          <table:table-cell office:value-type="float" office:value="7.8019931372075E+017">
            <text:p>780199313720750000</text:p>
          </table:table-cell>
          <table:table-cell office:value-type="string">
            <text:p>Electabuzz</text:p>
          </table:table-cell>
          <table:table-cell office:value-type="string">
            <text:p>09/26/16 1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80198992751714E+017">
            <text:p>780198992751714000</text:p>
          </table:table-cell>
          <table:table-cell office:value-type="string">
            <text:p>Nidoqueen</text:p>
          </table:table-cell>
          <table:table-cell office:value-type="string">
            <text:p>09/26/16 12:15 AM</text:p>
          </table:table-cell>
          <table:table-cell office:value-type="float" office:value="34.1548508709">
            <text:p>34.1548508709</text:p>
          </table:table-cell>
          <table:table-cell office:value-type="float" office:value="-118.0208501951">
            <text:p>-118.0208501951</text:p>
          </table:table-cell>
        </table:table-row>
        <table:table-row table:style-name="ro1">
          <table:table-cell office:value-type="float" office:value="7.80197833039164E+017">
            <text:p>780197833039164000</text:p>
          </table:table-cell>
          <table:table-cell office:value-type="string">
            <text:p>Hitmonlee</text:p>
          </table:table-cell>
          <table:table-cell office:value-type="string">
            <text:p>09/26/16 12:10 AM</text:p>
          </table:table-cell>
          <table:table-cell office:value-type="float" office:value="34.1106559817">
            <text:p>34.1106559817</text:p>
          </table:table-cell>
          <table:table-cell office:value-type="float" office:value="-118.0625633861">
            <text:p>-118.0625633861</text:p>
          </table:table-cell>
        </table:table-row>
        <table:table-row table:style-name="ro1">
          <table:table-cell office:value-type="float" office:value="7.80196884086268E+017">
            <text:p>780196884086268000</text:p>
          </table:table-cell>
          <table:table-cell office:value-type="string">
            <text:p>Flareon</text:p>
          </table:table-cell>
          <table:table-cell office:value-type="string">
            <text:p>09/26/16 12:06 AM</text:p>
          </table:table-cell>
          <table:table-cell office:value-type="float" office:value="34.1007543619">
            <text:p>34.1007543619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801939859019E+017">
            <text:p>780193985901900000</text:p>
          </table:table-cell>
          <table:table-cell office:value-type="string">
            <text:p>Charmeleon</text:p>
          </table:table-cell>
          <table:table-cell office:value-type="string">
            <text:p>09/25/16 11:55 PM</text:p>
          </table:table-cell>
          <table:table-cell office:value-type="float" office:value="34.1611562461">
            <text:p>34.1611562461</text:p>
          </table:table-cell>
          <table:table-cell office:value-type="float" office:value="-118.0523189533">
            <text:p>-118.0523189533</text:p>
          </table:table-cell>
        </table:table-row>
        <table:table-row table:style-name="ro1">
          <table:table-cell office:value-type="float" office:value="7.80190794552517E+017">
            <text:p>780190794552517000</text:p>
          </table:table-cell>
          <table:table-cell office:value-type="string">
            <text:p>Magmar</text:p>
          </table:table-cell>
          <table:table-cell office:value-type="string">
            <text:p>09/25/16 11:42 PM</text:p>
          </table:table-cell>
          <table:table-cell office:value-type="float" office:value="34.1227751259">
            <text:p>34.1227751259</text:p>
          </table:table-cell>
          <table:table-cell office:value-type="float" office:value="-118.0637524335">
            <text:p>-118.0637524335</text:p>
          </table:table-cell>
        </table:table-row>
        <table:table-row table:style-name="ro1">
          <table:table-cell office:value-type="float" office:value="7.80190294381765E+017">
            <text:p>780190294381765000</text:p>
          </table:table-cell>
          <table:table-cell office:value-type="string">
            <text:p>Flareon</text:p>
          </table:table-cell>
          <table:table-cell office:value-type="string">
            <text:p>09/25/16 11:40 PM</text:p>
          </table:table-cell>
          <table:table-cell office:value-type="float" office:value="34.1509519735">
            <text:p>34.1509519735</text:p>
          </table:table-cell>
          <table:table-cell office:value-type="float" office:value="-118.0136225688">
            <text:p>-118.0136225688</text:p>
          </table:table-cell>
        </table:table-row>
        <table:table-row table:style-name="ro1">
          <table:table-cell office:value-type="float" office:value="7.80185297128526E+017">
            <text:p>780185297128526000</text:p>
          </table:table-cell>
          <table:table-cell office:value-type="string">
            <text:p>Raichu</text:p>
          </table:table-cell>
          <table:table-cell office:value-type="string">
            <text:p>09/25/16 11:20 PM</text:p>
          </table:table-cell>
          <table:table-cell office:value-type="float" office:value="34.1346694687">
            <text:p>34.1346694687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80184228126261E+017">
            <text:p>780184228126261000</text:p>
          </table:table-cell>
          <table:table-cell office:value-type="string">
            <text:p>Arcanine</text:p>
          </table:table-cell>
          <table:table-cell office:value-type="string">
            <text:p>09/25/16 11:16 PM</text:p>
          </table:table-cell>
          <table:table-cell office:value-type="float" office:value="34.1168538545">
            <text:p>34.1168538545</text:p>
          </table:table-cell>
          <table:table-cell office:value-type="float" office:value="-118.040427348">
            <text:p>-118.040427348</text:p>
          </table:table-cell>
        </table:table-row>
        <table:table-row table:style-name="ro1">
          <table:table-cell office:value-type="float" office:value="7.80184215014875E+017">
            <text:p>780184215014875000</text:p>
          </table:table-cell>
          <table:table-cell office:value-type="string">
            <text:p>Electabuzz</text:p>
          </table:table-cell>
          <table:table-cell office:value-type="string">
            <text:p>09/25/16 11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80182584496038E+017">
            <text:p>780182584496038000</text:p>
          </table:table-cell>
          <table:table-cell office:value-type="string">
            <text:p>Tangela</text:p>
          </table:table-cell>
          <table:table-cell office:value-type="string">
            <text:p>09/25/16 11:09 PM</text:p>
          </table:table-cell>
          <table:table-cell office:value-type="float" office:value="34.1514553779">
            <text:p>34.1514553779</text:p>
          </table:table-cell>
          <table:table-cell office:value-type="float" office:value="-118.0514042428">
            <text:p>-118.0514042428</text:p>
          </table:table-cell>
        </table:table-row>
        <table:table-row table:style-name="ro1">
          <table:table-cell office:value-type="float" office:value="7.80174107367182E+017">
            <text:p>780174107367182000</text:p>
          </table:table-cell>
          <table:table-cell office:value-type="string">
            <text:p>Flareon</text:p>
          </table:table-cell>
          <table:table-cell office:value-type="string">
            <text:p>09/25/16 10:36 PM</text:p>
          </table:table-cell>
          <table:table-cell office:value-type="float" office:value="34.1101626957">
            <text:p>34.1101626957</text:p>
          </table:table-cell>
          <table:table-cell office:value-type="float" office:value="-118.0454585095">
            <text:p>-118.0454585095</text:p>
          </table:table-cell>
        </table:table-row>
        <table:table-row table:style-name="ro1">
          <table:table-cell office:value-type="float" office:value="7.80172433819001E+017">
            <text:p>780172433819001000</text:p>
          </table:table-cell>
          <table:table-cell office:value-type="string">
            <text:p>Raichu</text:p>
          </table:table-cell>
          <table:table-cell office:value-type="string">
            <text:p>09/25/16 10:29 PM</text:p>
          </table:table-cell>
          <table:table-cell office:value-type="float" office:value="34.122278065">
            <text:p>34.122278065</text:p>
          </table:table-cell>
          <table:table-cell office:value-type="float" office:value="-118.0447267131">
            <text:p>-118.0447267131</text:p>
          </table:table-cell>
        </table:table-row>
        <table:table-row table:style-name="ro1">
          <table:table-cell office:value-type="float" office:value="7.80170936687341E+017">
            <text:p>780170936687341000</text:p>
          </table:table-cell>
          <table:table-cell office:value-type="string">
            <text:p>Charizard</text:p>
          </table:table-cell>
          <table:table-cell office:value-type="string">
            <text:p>09/25/16 10:23 PM</text:p>
          </table:table-cell>
          <table:table-cell office:value-type="float" office:value="34.1515370309">
            <text:p>34.1515370309</text:p>
          </table:table-cell>
          <table:table-cell office:value-type="float" office:value="-118.0141715128">
            <text:p>-118.0141715128</text:p>
          </table:table-cell>
        </table:table-row>
        <table:table-row table:style-name="ro1">
          <table:table-cell office:value-type="float" office:value="7.80169093450076E+017">
            <text:p>780169093450076000</text:p>
          </table:table-cell>
          <table:table-cell office:value-type="string">
            <text:p>Raichu</text:p>
          </table:table-cell>
          <table:table-cell office:value-type="string">
            <text:p>09/25/16 10:16 PM</text:p>
          </table:table-cell>
          <table:table-cell office:value-type="float" office:value="34.1193662392">
            <text:p>34.1193662392</text:p>
          </table:table-cell>
          <table:table-cell office:value-type="float" office:value="-118.0386892772">
            <text:p>-118.0386892772</text:p>
          </table:table-cell>
        </table:table-row>
        <table:table-row table:style-name="ro1">
          <table:table-cell office:value-type="float" office:value="7.801690447249E+017">
            <text:p>780169044724900000</text:p>
          </table:table-cell>
          <table:table-cell office:value-type="string">
            <text:p>Wartortle</text:p>
          </table:table-cell>
          <table:table-cell office:value-type="string">
            <text:p>09/25/16 10:16 PM</text:p>
          </table:table-cell>
          <table:table-cell office:value-type="float" office:value="34.1217899129">
            <text:p>34.1217899129</text:p>
          </table:table-cell>
          <table:table-cell office:value-type="float" office:value="-118.0379574528">
            <text:p>-118.0379574528</text:p>
          </table:table-cell>
        </table:table-row>
        <table:table-row table:style-name="ro1">
          <table:table-cell office:value-type="float" office:value="7.80168576544104E+017">
            <text:p>780168576544104000</text:p>
          </table:table-cell>
          <table:table-cell office:value-type="string">
            <text:p>Aerodactyl</text:p>
          </table:table-cell>
          <table:table-cell office:value-type="string">
            <text:p>09/25/16 10:14 PM</text:p>
          </table:table-cell>
          <table:table-cell office:value-type="float" office:value="34.1404356779">
            <text:p>34.1404356779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80166241046495E+017">
            <text:p>780166241046495000</text:p>
          </table:table-cell>
          <table:table-cell office:value-type="string">
            <text:p>Rapidash</text:p>
          </table:table-cell>
          <table:table-cell office:value-type="string">
            <text:p>09/25/16 10:05 PM</text:p>
          </table:table-cell>
          <table:table-cell office:value-type="float" office:value="34.1141124048">
            <text:p>34.1141124048</text:p>
          </table:table-cell>
          <table:table-cell office:value-type="float" office:value="-118.0544227693">
            <text:p>-118.0544227693</text:p>
          </table:table-cell>
        </table:table-row>
        <table:table-row table:style-name="ro1">
          <table:table-cell office:value-type="float" office:value="7.80165635955233E+017">
            <text:p>780165635955233000</text:p>
          </table:table-cell>
          <table:table-cell office:value-type="string">
            <text:p>Lickitung</text:p>
          </table:table-cell>
          <table:table-cell office:value-type="string">
            <text:p>09/25/16 10:02 PM</text:p>
          </table:table-cell>
          <table:table-cell office:value-type="float" office:value="34.1256698504">
            <text:p>34.1256698504</text:p>
          </table:table-cell>
          <table:table-cell office:value-type="float" office:value="-118.0303645958">
            <text:p>-118.0303645958</text:p>
          </table:table-cell>
        </table:table-row>
        <table:table-row table:style-name="ro1">
          <table:table-cell office:value-type="float" office:value="7.80160664786514E+017">
            <text:p>780160664786514000</text:p>
          </table:table-cell>
          <table:table-cell office:value-type="string">
            <text:p>Beedrill</text:p>
          </table:table-cell>
          <table:table-cell office:value-type="string">
            <text:p>09/25/16 09:42 PM</text:p>
          </table:table-cell>
          <table:table-cell office:value-type="float" office:value="34.1247469465">
            <text:p>34.1247469465</text:p>
          </table:table-cell>
          <table:table-cell office:value-type="float" office:value="-118.0522274824">
            <text:p>-118.0522274824</text:p>
          </table:table-cell>
        </table:table-row>
        <table:table-row table:style-name="ro1">
          <table:table-cell office:value-type="float" office:value="7.80158284577645E+017">
            <text:p>780158284577645000</text:p>
          </table:table-cell>
          <table:table-cell office:value-type="string">
            <text:p>Arcanine</text:p>
          </table:table-cell>
          <table:table-cell office:value-type="string">
            <text:p>09/25/16 09:33 PM</text:p>
          </table:table-cell>
          <table:table-cell office:value-type="float" office:value="34.1240244515">
            <text:p>34.1240244515</text:p>
          </table:table-cell>
          <table:table-cell office:value-type="float" office:value="-118.0515871853">
            <text:p>-118.0515871853</text:p>
          </table:table-cell>
        </table:table-row>
        <table:table-row table:style-name="ro1">
          <table:table-cell office:value-type="float" office:value="7.80157477648151E+017">
            <text:p>780157477648151000</text:p>
          </table:table-cell>
          <table:table-cell office:value-type="string">
            <text:p>Electabuzz</text:p>
          </table:table-cell>
          <table:table-cell office:value-type="string">
            <text:p>09/25/16 09:30 PM</text:p>
          </table:table-cell>
          <table:table-cell office:value-type="float" office:value="34.1652304363">
            <text:p>34.1652304363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80156931272872E+017">
            <text:p>780156931272872000</text:p>
          </table:table-cell>
          <table:table-cell office:value-type="string">
            <text:p>Rapidash</text:p>
          </table:table-cell>
          <table:table-cell office:value-type="string">
            <text:p>09/25/16 09:28 PM</text:p>
          </table:table-cell>
          <table:table-cell office:value-type="float" office:value="34.1247941809">
            <text:p>34.1247941809</text:p>
          </table:table-cell>
          <table:table-cell office:value-type="float" office:value="-118.0659475769">
            <text:p>-118.0659475769</text:p>
          </table:table-cell>
        </table:table-row>
        <table:table-row table:style-name="ro1">
          <table:table-cell office:value-type="float" office:value="7.80155175977705E+017">
            <text:p>780155175977705000</text:p>
          </table:table-cell>
          <table:table-cell office:value-type="string">
            <text:p>Arcanine</text:p>
          </table:table-cell>
          <table:table-cell office:value-type="string">
            <text:p>09/25/16 09:21 PM</text:p>
          </table:table-cell>
          <table:table-cell office:value-type="float" office:value="34.1408649019">
            <text:p>34.1408649019</text:p>
          </table:table-cell>
          <table:table-cell office:value-type="float" office:value="-118.0149034354">
            <text:p>-118.0149034354</text:p>
          </table:table-cell>
        </table:table-row>
        <table:table-row table:style-name="ro1">
          <table:table-cell office:value-type="float" office:value="7.801551038063E+017">
            <text:p>780155103806300000</text:p>
          </table:table-cell>
          <table:table-cell office:value-type="string">
            <text:p>Chansey</text:p>
          </table:table-cell>
          <table:table-cell office:value-type="string">
            <text:p>09/25/16 09:20 PM</text:p>
          </table:table-cell>
          <table:table-cell office:value-type="float" office:value="34.1102030323">
            <text:p>34.1102030323</text:p>
          </table:table-cell>
          <table:table-cell office:value-type="float" office:value="-118.0242351847">
            <text:p>-118.0242351847</text:p>
          </table:table-cell>
        </table:table-row>
        <table:table-row table:style-name="ro1">
          <table:table-cell office:value-type="float" office:value="7.80154237619548E+017">
            <text:p>780154237619548000</text:p>
          </table:table-cell>
          <table:table-cell office:value-type="string">
            <text:p>Flareon</text:p>
          </table:table-cell>
          <table:table-cell office:value-type="string">
            <text:p>09/25/16 09:17 PM</text:p>
          </table:table-cell>
          <table:table-cell office:value-type="float" office:value="34.1111571427">
            <text:p>34.1111571427</text:p>
          </table:table-cell>
          <table:table-cell office:value-type="float" office:value="-118.0660390406">
            <text:p>-118.0660390406</text:p>
          </table:table-cell>
        </table:table-row>
        <table:table-row table:style-name="ro1">
          <table:table-cell office:value-type="float" office:value="7.80154013379469E+017">
            <text:p>780154013379469000</text:p>
          </table:table-cell>
          <table:table-cell office:value-type="string">
            <text:p>Electabuzz</text:p>
          </table:table-cell>
          <table:table-cell office:value-type="string">
            <text:p>09/25/16 09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80153816708551E+017">
            <text:p>780153816708551000</text:p>
          </table:table-cell>
          <table:table-cell office:value-type="string">
            <text:p>Magmar</text:p>
          </table:table-cell>
          <table:table-cell office:value-type="string">
            <text:p>09/25/16 09:15 PM</text:p>
          </table:table-cell>
          <table:table-cell office:value-type="float" office:value="34.1079711617">
            <text:p>34.1079711617</text:p>
          </table:table-cell>
          <table:table-cell office:value-type="float" office:value="-118.0556118716">
            <text:p>-118.0556118716</text:p>
          </table:table-cell>
        </table:table-row>
        <table:table-row table:style-name="ro1">
          <table:table-cell office:value-type="float" office:value="7.80153342915858E+017">
            <text:p>780153342915858000</text:p>
          </table:table-cell>
          <table:table-cell office:value-type="string">
            <text:p>Nidoqueen</text:p>
          </table:table-cell>
          <table:table-cell office:value-type="string">
            <text:p>09/25/16 09:13 PM</text:p>
          </table:table-cell>
          <table:table-cell office:value-type="float" office:value="34.1494214659">
            <text:p>34.1494214659</text:p>
          </table:table-cell>
          <table:table-cell office:value-type="float" office:value="-118.0224054686">
            <text:p>-118.0224054686</text:p>
          </table:table-cell>
        </table:table-row>
        <table:table-row table:style-name="ro1">
          <table:table-cell office:value-type="float" office:value="7.8014838179235E+017">
            <text:p>780148381792350000</text:p>
          </table:table-cell>
          <table:table-cell office:value-type="string">
            <text:p>Rapidash</text:p>
          </table:table-cell>
          <table:table-cell office:value-type="string">
            <text:p>09/25/16 08:54 PM</text:p>
          </table:table-cell>
          <table:table-cell office:value-type="float" office:value="34.1222914013">
            <text:p>34.1222914013</text:p>
          </table:table-cell>
          <table:table-cell office:value-type="float" office:value="-118.0216735769">
            <text:p>-118.0216735769</text:p>
          </table:table-cell>
        </table:table-row>
        <table:table-row table:style-name="ro1">
          <table:table-cell office:value-type="float" office:value="7.80144413079064E+017">
            <text:p>780144413079064000</text:p>
          </table:table-cell>
          <table:table-cell office:value-type="string">
            <text:p>Arcanine</text:p>
          </table:table-cell>
          <table:table-cell office:value-type="string">
            <text:p>09/25/16 08:38 PM</text:p>
          </table:table-cell>
          <table:table-cell office:value-type="float" office:value="34.1515876617">
            <text:p>34.1515876617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8014405400882E+017">
            <text:p>780144054008820000</text:p>
          </table:table-cell>
          <table:table-cell office:value-type="string">
            <text:p>Chansey</text:p>
          </table:table-cell>
          <table:table-cell office:value-type="string">
            <text:p>09/25/16 08:36 PM</text:p>
          </table:table-cell>
          <table:table-cell office:value-type="float" office:value="34.1023455344">
            <text:p>34.1023455344</text:p>
          </table:table-cell>
          <table:table-cell office:value-type="float" office:value="-118.0372256253">
            <text:p>-118.0372256253</text:p>
          </table:table-cell>
        </table:table-row>
        <table:table-row table:style-name="ro1">
          <table:table-cell office:value-type="float" office:value="7.80143891261497E+017">
            <text:p>780143891261497000</text:p>
          </table:table-cell>
          <table:table-cell office:value-type="string">
            <text:p>Nidoqueen</text:p>
          </table:table-cell>
          <table:table-cell office:value-type="string">
            <text:p>09/25/16 08:36 PM</text:p>
          </table:table-cell>
          <table:table-cell office:value-type="float" office:value="34.1603256513">
            <text:p>34.1603256513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80143540424761E+017">
            <text:p>780143540424761000</text:p>
          </table:table-cell>
          <table:table-cell office:value-type="string">
            <text:p>Omastar</text:p>
          </table:table-cell>
          <table:table-cell office:value-type="string">
            <text:p>09/25/16 08:34 PM</text:p>
          </table:table-cell>
          <table:table-cell office:value-type="float" office:value="34.1378290641">
            <text:p>34.1378290641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80142841519493E+017">
            <text:p>780142841519493000</text:p>
          </table:table-cell>
          <table:table-cell office:value-type="string">
            <text:p>Raichu</text:p>
          </table:table-cell>
          <table:table-cell office:value-type="string">
            <text:p>09/25/16 08:32 PM</text:p>
          </table:table-cell>
          <table:table-cell office:value-type="float" office:value="34.1196296328">
            <text:p>34.1196296328</text:p>
          </table:table-cell>
          <table:table-cell office:value-type="float" office:value="-118.0428057331">
            <text:p>-118.0428057331</text:p>
          </table:table-cell>
        </table:table-row>
        <table:table-row table:style-name="ro1">
          <table:table-cell office:value-type="float" office:value="7.80141252142506E+017">
            <text:p>780141252142506000</text:p>
          </table:table-cell>
          <table:table-cell office:value-type="string">
            <text:p>Ivysaur</text:p>
          </table:table-cell>
          <table:table-cell office:value-type="string">
            <text:p>09/25/16 08:25 PM</text:p>
          </table:table-cell>
          <table:table-cell office:value-type="float" office:value="34.1606146424">
            <text:p>34.1606146424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80140498115629E+017">
            <text:p>780140498115629000</text:p>
          </table:table-cell>
          <table:table-cell office:value-type="string">
            <text:p>Raichu</text:p>
          </table:table-cell>
          <table:table-cell office:value-type="string">
            <text:p>09/25/16 08:22 PM</text:p>
          </table:table-cell>
          <table:table-cell office:value-type="float" office:value="34.1165150408">
            <text:p>34.1165150408</text:p>
          </table:table-cell>
          <table:table-cell office:value-type="float" office:value="-118.058630326">
            <text:p>-118.058630326</text:p>
          </table:table-cell>
        </table:table-row>
        <table:table-row table:style-name="ro1">
          <table:table-cell office:value-type="float" office:value="7.80139444447748E+017">
            <text:p>780139444447748000</text:p>
          </table:table-cell>
          <table:table-cell office:value-type="string">
            <text:p>Clefable</text:p>
          </table:table-cell>
          <table:table-cell office:value-type="string">
            <text:p>09/25/16 08:18 PM</text:p>
          </table:table-cell>
          <table:table-cell office:value-type="float" office:value="34.1630017153">
            <text:p>34.1630017153</text:p>
          </table:table-cell>
          <table:table-cell office:value-type="float" office:value="-118.0493918632">
            <text:p>-118.0493918632</text:p>
          </table:table-cell>
        </table:table-row>
        <table:table-row table:style-name="ro1">
          <table:table-cell office:value-type="float" office:value="7.8013891634713E+017">
            <text:p>780138916347130000</text:p>
          </table:table-cell>
          <table:table-cell office:value-type="string">
            <text:p>Electabuzz</text:p>
          </table:table-cell>
          <table:table-cell office:value-type="string">
            <text:p>09/25/16 08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8013713741278E+017">
            <text:p>780137137412780000</text:p>
          </table:table-cell>
          <table:table-cell office:value-type="string">
            <text:p>Grimer</text:p>
          </table:table-cell>
          <table:table-cell office:value-type="string">
            <text:p>09/25/16 08:09 PM</text:p>
          </table:table-cell>
          <table:table-cell office:value-type="float" office:value="34.1647933953">
            <text:p>34.1647933953</text:p>
          </table:table-cell>
          <table:table-cell office:value-type="float" office:value="-118.0525018948">
            <text:p>-118.0525018948</text:p>
          </table:table-cell>
        </table:table-row>
        <table:table-row table:style-name="ro1">
          <table:table-cell office:value-type="float" office:value="7.80136908290527E+017">
            <text:p>780136908290527000</text:p>
          </table:table-cell>
          <table:table-cell office:value-type="string">
            <text:p>Arcanine</text:p>
          </table:table-cell>
          <table:table-cell office:value-type="string">
            <text:p>09/25/16 08:08 PM</text:p>
          </table:table-cell>
          <table:table-cell office:value-type="float" office:value="34.1516065854">
            <text:p>34.1516065854</text:p>
          </table:table-cell>
          <table:table-cell office:value-type="float" office:value="-118.0265223032">
            <text:p>-118.0265223032</text:p>
          </table:table-cell>
        </table:table-row>
        <table:table-row table:style-name="ro1">
          <table:table-cell office:value-type="float" office:value="7.80136422338499E+017">
            <text:p>780136422338499000</text:p>
          </table:table-cell>
          <table:table-cell office:value-type="string">
            <text:p>Jolteon</text:p>
          </table:table-cell>
          <table:table-cell office:value-type="string">
            <text:p>09/25/16 08:06 PM</text:p>
          </table:table-cell>
          <table:table-cell office:value-type="float" office:value="34.1529668195">
            <text:p>34.1529668195</text:p>
          </table:table-cell>
          <table:table-cell office:value-type="float" office:value="-118.0475624072">
            <text:p>-118.0475624072</text:p>
          </table:table-cell>
        </table:table-row>
        <table:table-row table:style-name="ro1">
          <table:table-cell office:value-type="float" office:value="7.80134571006243E+017">
            <text:p>780134571006243000</text:p>
          </table:table-cell>
          <table:table-cell office:value-type="string">
            <text:p>Golem</text:p>
          </table:table-cell>
          <table:table-cell office:value-type="string">
            <text:p>09/25/16 07:59 PM</text:p>
          </table:table-cell>
          <table:table-cell office:value-type="float" office:value="34.1450646085">
            <text:p>34.1450646085</text:p>
          </table:table-cell>
          <table:table-cell office:value-type="float" office:value="-118.0270712072">
            <text:p>-118.0270712072</text:p>
          </table:table-cell>
        </table:table-row>
        <table:table-row table:style-name="ro1">
          <table:table-cell office:value-type="float" office:value="7.80133724100768E+017">
            <text:p>780133724100768000</text:p>
          </table:table-cell>
          <table:table-cell office:value-type="string">
            <text:p>Golem</text:p>
          </table:table-cell>
          <table:table-cell office:value-type="string">
            <text:p>09/25/16 07:55 PM</text:p>
          </table:table-cell>
          <table:table-cell office:value-type="float" office:value="34.1402700451">
            <text:p>34.1402700451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80129462356545E+017">
            <text:p>780129462356545000</text:p>
          </table:table-cell>
          <table:table-cell office:value-type="string">
            <text:p>Charmeleon</text:p>
          </table:table-cell>
          <table:table-cell office:value-type="string">
            <text:p>09/25/16 07:38 PM</text:p>
          </table:table-cell>
          <table:table-cell office:value-type="float" office:value="34.1286492546">
            <text:p>34.1286492546</text:p>
          </table:table-cell>
          <table:table-cell office:value-type="float" office:value="-118.0319197858">
            <text:p>-118.0319197858</text:p>
          </table:table-cell>
        </table:table-row>
        <table:table-row table:style-name="ro1">
          <table:table-cell office:value-type="float" office:value="7.80126450481455E+017">
            <text:p>780126450481455000</text:p>
          </table:table-cell>
          <table:table-cell office:value-type="string">
            <text:p>Hitmonlee</text:p>
          </table:table-cell>
          <table:table-cell office:value-type="string">
            <text:p>09/25/16 07:26 PM</text:p>
          </table:table-cell>
          <table:table-cell office:value-type="float" office:value="34.1503426024">
            <text:p>34.1503426024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80125708781617E+017">
            <text:p>780125708781617000</text:p>
          </table:table-cell>
          <table:table-cell office:value-type="string">
            <text:p>Jolteon</text:p>
          </table:table-cell>
          <table:table-cell office:value-type="string">
            <text:p>09/25/16 07:23 PM</text:p>
          </table:table-cell>
          <table:table-cell office:value-type="float" office:value="34.1170514503">
            <text:p>34.1170514503</text:p>
          </table:table-cell>
          <table:table-cell office:value-type="float" office:value="-118.0538739501">
            <text:p>-118.0538739501</text:p>
          </table:table-cell>
        </table:table-row>
        <table:table-row table:style-name="ro1">
          <table:table-cell office:value-type="float" office:value="7.80123824402477E+017">
            <text:p>780123824402477000</text:p>
          </table:table-cell>
          <table:table-cell office:value-type="string">
            <text:p>Nidoqueen</text:p>
          </table:table-cell>
          <table:table-cell office:value-type="string">
            <text:p>09/25/16 07:16 PM</text:p>
          </table:table-cell>
          <table:table-cell office:value-type="float" office:value="34.1457856548">
            <text:p>34.1457856548</text:p>
          </table:table-cell>
          <table:table-cell office:value-type="float" office:value="-118.0312794151">
            <text:p>-118.0312794151</text:p>
          </table:table-cell>
        </table:table-row>
        <table:table-row table:style-name="ro1">
          <table:table-cell office:value-type="float" office:value="7.8012296491828E+017">
            <text:p>780122964918280000</text:p>
          </table:table-cell>
          <table:table-cell office:value-type="string">
            <text:p>Charmeleon</text:p>
          </table:table-cell>
          <table:table-cell office:value-type="string">
            <text:p>09/25/16 07:13 PM</text:p>
          </table:table-cell>
          <table:table-cell office:value-type="float" office:value="34.1269265056">
            <text:p>34.1269265056</text:p>
          </table:table-cell>
          <table:table-cell office:value-type="float" office:value="-118.0544227693">
            <text:p>-118.0544227693</text:p>
          </table:table-cell>
        </table:table-row>
        <table:table-row table:style-name="ro1">
          <table:table-cell office:value-type="float" office:value="7.80122579797279E+017">
            <text:p>780122579797279000</text:p>
          </table:table-cell>
          <table:table-cell office:value-type="string">
            <text:p>Exeggutor</text:p>
          </table:table-cell>
          <table:table-cell office:value-type="string">
            <text:p>09/25/16 07:11 PM</text:p>
          </table:table-cell>
          <table:table-cell office:value-type="float" office:value="34.1591906243">
            <text:p>34.1591906243</text:p>
          </table:table-cell>
          <table:table-cell office:value-type="float" office:value="-118.0224054686">
            <text:p>-118.0224054686</text:p>
          </table:table-cell>
        </table:table-row>
        <table:table-row table:style-name="ro1">
          <table:table-cell office:value-type="float" office:value="7.801205012135E+017">
            <text:p>780120501213500000</text:p>
          </table:table-cell>
          <table:table-cell office:value-type="string">
            <text:p>Raichu</text:p>
          </table:table-cell>
          <table:table-cell office:value-type="string">
            <text:p>09/25/16 07:03 PM</text:p>
          </table:table-cell>
          <table:table-cell office:value-type="float" office:value="34.1245125353">
            <text:p>34.1245125353</text:p>
          </table:table-cell>
          <table:table-cell office:value-type="float" office:value="-118.0337494036">
            <text:p>-118.0337494036</text:p>
          </table:table-cell>
        </table:table-row>
        <table:table-row table:style-name="ro1">
          <table:table-cell office:value-type="float" office:value="7.80120174527603E+017">
            <text:p>780120174527603000</text:p>
          </table:table-cell>
          <table:table-cell office:value-type="string">
            <text:p>Chansey</text:p>
          </table:table-cell>
          <table:table-cell office:value-type="string">
            <text:p>09/25/16 07:01 PM</text:p>
          </table:table-cell>
          <table:table-cell office:value-type="float" office:value="34.1000972596">
            <text:p>34.1000972596</text:p>
          </table:table-cell>
          <table:table-cell office:value-type="float" office:value="-118.031736823">
            <text:p>-118.031736823</text:p>
          </table:table-cell>
        </table:table-row>
        <table:table-row table:style-name="ro1">
          <table:table-cell office:value-type="float" office:value="7.80116685562847E+017">
            <text:p>780116685562847000</text:p>
          </table:table-cell>
          <table:table-cell office:value-type="string">
            <text:p>Charmeleon</text:p>
          </table:table-cell>
          <table:table-cell office:value-type="string">
            <text:p>09/25/16 06:48 PM</text:p>
          </table:table-cell>
          <table:table-cell office:value-type="float" office:value="34.1127123932">
            <text:p>34.1127123932</text:p>
          </table:table-cell>
          <table:table-cell office:value-type="float" office:value="-118.0367682316">
            <text:p>-118.0367682316</text:p>
          </table:table-cell>
        </table:table-row>
        <table:table-row table:style-name="ro1">
          <table:table-cell office:value-type="float" office:value="7.80115671837311E+017">
            <text:p>780115671837311000</text:p>
          </table:table-cell>
          <table:table-cell office:value-type="string">
            <text:p>Dratini</text:p>
          </table:table-cell>
          <table:table-cell office:value-type="string">
            <text:p>09/25/16 06:44 PM</text:p>
          </table:table-cell>
          <table:table-cell office:value-type="float" office:value="34.0998091139">
            <text:p>34.0998091139</text:p>
          </table:table-cell>
          <table:table-cell office:value-type="float" office:value="-118.0348471652">
            <text:p>-118.0348471652</text:p>
          </table:table-cell>
        </table:table-row>
        <table:table-row table:style-name="ro1">
          <table:table-cell office:value-type="float" office:value="7.80112228443795E+017">
            <text:p>780112228443795000</text:p>
          </table:table-cell>
          <table:table-cell office:value-type="string">
            <text:p>Hitmonchan</text:p>
          </table:table-cell>
          <table:table-cell office:value-type="string">
            <text:p>09/25/16 06:30 PM</text:p>
          </table:table-cell>
          <table:table-cell office:value-type="float" office:value="34.1202881412">
            <text:p>34.1202881412</text:p>
          </table:table-cell>
          <table:table-cell office:value-type="float" office:value="-118.0534165995">
            <text:p>-118.0534165995</text:p>
          </table:table-cell>
        </table:table-row>
        <table:table-row table:style-name="ro1">
          <table:table-cell office:value-type="float" office:value="7.80111874289377E+017">
            <text:p>780111874289377000</text:p>
          </table:table-cell>
          <table:table-cell office:value-type="string">
            <text:p>Charmeleon</text:p>
          </table:table-cell>
          <table:table-cell office:value-type="string">
            <text:p>09/25/16 06:28 PM</text:p>
          </table:table-cell>
          <table:table-cell office:value-type="float" office:value="34.1031813976">
            <text:p>34.1031813976</text:p>
          </table:table-cell>
          <table:table-cell office:value-type="float" office:value="-118.0451840862">
            <text:p>-118.0451840862</text:p>
          </table:table-cell>
        </table:table-row>
        <table:table-row table:style-name="ro1">
          <table:table-cell office:value-type="float" office:value="7.80111732651942E+017">
            <text:p>780111732651942000</text:p>
          </table:table-cell>
          <table:table-cell office:value-type="string">
            <text:p>Electabuzz</text:p>
          </table:table-cell>
          <table:table-cell office:value-type="string">
            <text:p>09/25/16 06:28 PM</text:p>
          </table:table-cell>
          <table:table-cell office:value-type="float" office:value="34.1391265486">
            <text:p>34.1391265486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80110489128833E+017">
            <text:p>780110489128833000</text:p>
          </table:table-cell>
          <table:table-cell office:value-type="string">
            <text:p>Rapidash</text:p>
          </table:table-cell>
          <table:table-cell office:value-type="string">
            <text:p>09/25/16 06:23 PM</text:p>
          </table:table-cell>
          <table:table-cell office:value-type="float" office:value="34.1512758347">
            <text:p>34.1512758347</text:p>
          </table:table-cell>
          <table:table-cell office:value-type="float" office:value="-118.0527763067">
            <text:p>-118.0527763067</text:p>
          </table:table-cell>
        </table:table-row>
        <table:table-row table:style-name="ro1">
          <table:table-cell office:value-type="float" office:value="7.80108246707085E+017">
            <text:p>780108246707085000</text:p>
          </table:table-cell>
          <table:table-cell office:value-type="string">
            <text:p>Alakazam</text:p>
          </table:table-cell>
          <table:table-cell office:value-type="string">
            <text:p>09/25/16 06:14 PM</text:p>
          </table:table-cell>
          <table:table-cell office:value-type="float" office:value="34.1242749704">
            <text:p>34.1242749704</text:p>
          </table:table-cell>
          <table:table-cell office:value-type="float" office:value="-118.0554289333">
            <text:p>-118.0554289333</text:p>
          </table:table-cell>
        </table:table-row>
        <table:table-row table:style-name="ro1">
          <table:table-cell office:value-type="float" office:value="7.8010729928518E+017">
            <text:p>780107299285180000</text:p>
          </table:table-cell>
          <table:table-cell office:value-type="string">
            <text:p>Raichu</text:p>
          </table:table-cell>
          <table:table-cell office:value-type="string">
            <text:p>09/25/16 06:10 PM</text:p>
          </table:table-cell>
          <table:table-cell office:value-type="float" office:value="34.1577507933">
            <text:p>34.1577507933</text:p>
          </table:table-cell>
          <table:table-cell office:value-type="float" office:value="-118.0398784854">
            <text:p>-118.0398784854</text:p>
          </table:table-cell>
        </table:table-row>
        <table:table-row table:style-name="ro1">
          <table:table-cell office:value-type="float" office:value="7.80104457077961E+017">
            <text:p>780104457077961000</text:p>
          </table:table-cell>
          <table:table-cell office:value-type="string">
            <text:p>Nidoqueen</text:p>
          </table:table-cell>
          <table:table-cell office:value-type="string">
            <text:p>09/25/16 05:59 PM</text:p>
          </table:table-cell>
          <table:table-cell office:value-type="float" office:value="34.1273045123">
            <text:p>34.1273045123</text:p>
          </table:table-cell>
          <table:table-cell office:value-type="float" office:value="-118.050306584">
            <text:p>-118.050306584</text:p>
          </table:table-cell>
        </table:table-row>
        <table:table-row table:style-name="ro1">
          <table:table-cell office:value-type="float" office:value="7.8010398886785E+017">
            <text:p>780103988867850000</text:p>
          </table:table-cell>
          <table:table-cell office:value-type="string">
            <text:p>Snorlax</text:p>
          </table:table-cell>
          <table:table-cell office:value-type="string">
            <text:p>09/25/16 05:57 PM</text:p>
          </table:table-cell>
          <table:table-cell office:value-type="float" office:value="34.1082689197">
            <text:p>34.1082689197</text:p>
          </table:table-cell>
          <table:table-cell office:value-type="float" office:value="-118.0557033406">
            <text:p>-118.0557033406</text:p>
          </table:table-cell>
        </table:table-row>
        <table:table-row table:style-name="ro1">
          <table:table-cell office:value-type="float" office:value="7.80103841245045E+017">
            <text:p>780103841245045000</text:p>
          </table:table-cell>
          <table:table-cell office:value-type="string">
            <text:p>Hitmonlee</text:p>
          </table:table-cell>
          <table:table-cell office:value-type="string">
            <text:p>09/25/16 05:57 PM</text:p>
          </table:table-cell>
          <table:table-cell office:value-type="float" office:value="34.1241761948">
            <text:p>34.1241761948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80100917609718E+017">
            <text:p>780100917609718000</text:p>
          </table:table-cell>
          <table:table-cell office:value-type="string">
            <text:p>Dratini</text:p>
          </table:table-cell>
          <table:table-cell office:value-type="string">
            <text:p>09/25/16 05:45 PM</text:p>
          </table:table-cell>
          <table:table-cell office:value-type="float" office:value="34.1507519454">
            <text:p>34.1507519454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80097131436794E+017">
            <text:p>780097131436794000</text:p>
          </table:table-cell>
          <table:table-cell office:value-type="string">
            <text:p>Magmar</text:p>
          </table:table-cell>
          <table:table-cell office:value-type="string">
            <text:p>09/25/16 05:30 PM</text:p>
          </table:table-cell>
          <table:table-cell office:value-type="float" office:value="34.1404748017">
            <text:p>34.1404748017</text:p>
          </table:table-cell>
          <table:table-cell office:value-type="float" office:value="-118.0145374745">
            <text:p>-118.0145374745</text:p>
          </table:table-cell>
        </table:table-row>
        <table:table-row table:style-name="ro1">
          <table:table-cell office:value-type="float" office:value="7.80095252820398E+017">
            <text:p>780095252820398000</text:p>
          </table:table-cell>
          <table:table-cell office:value-type="string">
            <text:p>Dratini</text:p>
          </table:table-cell>
          <table:table-cell office:value-type="string">
            <text:p>09/25/16 05:22 PM</text:p>
          </table:table-cell>
          <table:table-cell office:value-type="float" office:value="34.1507519454">
            <text:p>34.1507519454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80095124764111E+017">
            <text:p>780095124764111000</text:p>
          </table:table-cell>
          <table:table-cell office:value-type="string">
            <text:p>Charmeleon</text:p>
          </table:table-cell>
          <table:table-cell office:value-type="string">
            <text:p>09/25/16 05:22 PM</text:p>
          </table:table-cell>
          <table:table-cell office:value-type="float" office:value="34.1248804485">
            <text:p>34.1248804485</text:p>
          </table:table-cell>
          <table:table-cell office:value-type="float" office:value="-118.0594535319">
            <text:p>-118.0594535319</text:p>
          </table:table-cell>
        </table:table-row>
        <table:table-row table:style-name="ro1">
          <table:table-cell office:value-type="float" office:value="7.80094983147631E+017">
            <text:p>780094983147631000</text:p>
          </table:table-cell>
          <table:table-cell office:value-type="string">
            <text:p>Rapidash</text:p>
          </table:table-cell>
          <table:table-cell office:value-type="string">
            <text:p>09/25/16 05:21 PM</text:p>
          </table:table-cell>
          <table:table-cell office:value-type="float" office:value="34.1549949775">
            <text:p>34.1549949775</text:p>
          </table:table-cell>
          <table:table-cell office:value-type="float" office:value="-118.0445437635">
            <text:p>-118.0445437635</text:p>
          </table:table-cell>
        </table:table-row>
        <table:table-row table:style-name="ro1">
          <table:table-cell office:value-type="float" office:value="7.80093619772404E+017">
            <text:p>780093619772404000</text:p>
          </table:table-cell>
          <table:table-cell office:value-type="string">
            <text:p>Electabuzz</text:p>
          </table:table-cell>
          <table:table-cell office:value-type="string">
            <text:p>09/25/16 05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80093053696565E+017">
            <text:p>780093053696565000</text:p>
          </table:table-cell>
          <table:table-cell office:value-type="string">
            <text:p>Lickitung</text:p>
          </table:table-cell>
          <table:table-cell office:value-type="string">
            <text:p>09/25/16 05:14 PM</text:p>
          </table:table-cell>
          <table:table-cell office:value-type="float" office:value="34.1285398121">
            <text:p>34.1285398121</text:p>
          </table:table-cell>
          <table:table-cell office:value-type="float" office:value="-118.0336579232">
            <text:p>-118.0336579232</text:p>
          </table:table-cell>
        </table:table-row>
        <table:table-row table:style-name="ro1">
          <table:table-cell office:value-type="float" office:value="7.80091984253891E+017">
            <text:p>780091984253891000</text:p>
          </table:table-cell>
          <table:table-cell office:value-type="string">
            <text:p>Nidoqueen</text:p>
          </table:table-cell>
          <table:table-cell office:value-type="string">
            <text:p>09/25/16 05:09 PM</text:p>
          </table:table-cell>
          <table:table-cell office:value-type="float" office:value="34.1392744785">
            <text:p>34.1392744785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80091636143448E+017">
            <text:p>780091636143448000</text:p>
          </table:table-cell>
          <table:table-cell office:value-type="string">
            <text:p>Jolteon</text:p>
          </table:table-cell>
          <table:table-cell office:value-type="string">
            <text:p>09/25/16 05:08 PM</text:p>
          </table:table-cell>
          <table:table-cell office:value-type="float" office:value="34.1216544728">
            <text:p>34.1216544728</text:p>
          </table:table-cell>
          <table:table-cell office:value-type="float" office:value="-118.059544999">
            <text:p>-118.059544999</text:p>
          </table:table-cell>
        </table:table-row>
        <table:table-row table:style-name="ro1">
          <table:table-cell office:value-type="float" office:value="7.80088063867224E+017">
            <text:p>780088063867224000</text:p>
          </table:table-cell>
          <table:table-cell office:value-type="string">
            <text:p>Electabuzz</text:p>
          </table:table-cell>
          <table:table-cell office:value-type="string">
            <text:p>09/25/16 04:54 PM</text:p>
          </table:table-cell>
          <table:table-cell office:value-type="float" office:value="34.1178710604">
            <text:p>34.1178710604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80086513178522E+017">
            <text:p>780086513178522000</text:p>
          </table:table-cell>
          <table:table-cell office:value-type="string">
            <text:p>Magmar</text:p>
          </table:table-cell>
          <table:table-cell office:value-type="string">
            <text:p>09/25/16 04:48 PM</text:p>
          </table:table-cell>
          <table:table-cell office:value-type="float" office:value="34.1396014177">
            <text:p>34.1396014177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80085963858981E+017">
            <text:p>780085963858981000</text:p>
          </table:table-cell>
          <table:table-cell office:value-type="string">
            <text:p>Raichu</text:p>
          </table:table-cell>
          <table:table-cell office:value-type="string">
            <text:p>09/25/16 04:46 PM</text:p>
          </table:table-cell>
          <table:table-cell office:value-type="float" office:value="34.1170036507">
            <text:p>34.1170036507</text:p>
          </table:table-cell>
          <table:table-cell office:value-type="float" office:value="-118.0407932555">
            <text:p>-118.0407932555</text:p>
          </table:table-cell>
        </table:table-row>
        <table:table-row table:style-name="ro1">
          <table:table-cell office:value-type="float" office:value="7.80085770665067E+017">
            <text:p>780085770665067000</text:p>
          </table:table-cell>
          <table:table-cell office:value-type="string">
            <text:p>Magmar</text:p>
          </table:table-cell>
          <table:table-cell office:value-type="string">
            <text:p>09/25/16 04:45 PM</text:p>
          </table:table-cell>
          <table:table-cell office:value-type="float" office:value="34.1451826674">
            <text:p>34.1451826674</text:p>
          </table:table-cell>
          <table:table-cell office:value-type="float" office:value="-118.02432667">
            <text:p>-118.02432667</text:p>
          </table:table-cell>
        </table:table-row>
        <table:table-row table:style-name="ro1">
          <table:table-cell office:value-type="float" office:value="7.80085170137248E+017">
            <text:p>780085170137248000</text:p>
          </table:table-cell>
          <table:table-cell office:value-type="string">
            <text:p>Raichu</text:p>
          </table:table-cell>
          <table:table-cell office:value-type="string">
            <text:p>09/25/16 04:42 PM</text:p>
          </table:table-cell>
          <table:table-cell office:value-type="float" office:value="34.1307010978">
            <text:p>34.1307010978</text:p>
          </table:table-cell>
          <table:table-cell office:value-type="float" office:value="-118.0498492242">
            <text:p>-118.0498492242</text:p>
          </table:table-cell>
        </table:table-row>
        <table:table-row table:style-name="ro1">
          <table:table-cell office:value-type="float" office:value="7.80080938503971E+017">
            <text:p>780080938503971000</text:p>
          </table:table-cell>
          <table:table-cell office:value-type="string">
            <text:p>Magmar</text:p>
          </table:table-cell>
          <table:table-cell office:value-type="string">
            <text:p>09/25/16 04:26 PM</text:p>
          </table:table-cell>
          <table:table-cell office:value-type="float" office:value="34.1243573719">
            <text:p>34.1243573719</text:p>
          </table:table-cell>
          <table:table-cell office:value-type="float" office:value="-118.0651244013">
            <text:p>-118.0651244013</text:p>
          </table:table-cell>
        </table:table-row>
        <table:table-row table:style-name="ro1">
          <table:table-cell office:value-type="float" office:value="7.80080277334823E+017">
            <text:p>780080277334823000</text:p>
          </table:table-cell>
          <table:table-cell office:value-type="string">
            <text:p>Exeggutor</text:p>
          </table:table-cell>
          <table:table-cell office:value-type="string">
            <text:p>09/25/16 04:23 PM</text:p>
          </table:table-cell>
          <table:table-cell office:value-type="float" office:value="34.1270745046">
            <text:p>34.1270745046</text:p>
          </table:table-cell>
          <table:table-cell office:value-type="float" office:value="-118.0541483599">
            <text:p>-118.0541483599</text:p>
          </table:table-cell>
        </table:table-row>
        <table:table-row table:style-name="ro1">
          <table:table-cell office:value-type="float" office:value="7.80080071704916E+017">
            <text:p>780080071704916000</text:p>
          </table:table-cell>
          <table:table-cell office:value-type="string">
            <text:p>Venusaur</text:p>
          </table:table-cell>
          <table:table-cell office:value-type="string">
            <text:p>09/25/16 04:22 PM</text:p>
          </table:table-cell>
          <table:table-cell office:value-type="float" office:value="34.1623795818">
            <text:p>34.1623795818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80078666428461E+017">
            <text:p>780078666428461000</text:p>
          </table:table-cell>
          <table:table-cell office:value-type="string">
            <text:p>Chansey</text:p>
          </table:table-cell>
          <table:table-cell office:value-type="string">
            <text:p>09/25/16 04:17 PM</text:p>
          </table:table-cell>
          <table:table-cell office:value-type="float" office:value="34.1149845266">
            <text:p>34.1149845266</text:p>
          </table:table-cell>
          <table:table-cell office:value-type="float" office:value="-118.0350301248">
            <text:p>-118.0350301248</text:p>
          </table:table-cell>
        </table:table-row>
        <table:table-row table:style-name="ro1">
          <table:table-cell office:value-type="float" office:value="7.80075662199489E+017">
            <text:p>780075662199489000</text:p>
          </table:table-cell>
          <table:table-cell office:value-type="string">
            <text:p>Charmeleon</text:p>
          </table:table-cell>
          <table:table-cell office:value-type="string">
            <text:p>09/25/16 04:05 PM</text:p>
          </table:table-cell>
          <table:table-cell office:value-type="float" office:value="34.1531610505">
            <text:p>34.1531610505</text:p>
          </table:table-cell>
          <table:table-cell office:value-type="float" office:value="-118.0260648818">
            <text:p>-118.0260648818</text:p>
          </table:table-cell>
        </table:table-row>
        <table:table-row table:style-name="ro1">
          <table:table-cell office:value-type="float" office:value="7.8007315427833E+017">
            <text:p>780073154278330000</text:p>
          </table:table-cell>
          <table:table-cell office:value-type="string">
            <text:p>Kingler</text:p>
          </table:table-cell>
          <table:table-cell office:value-type="string">
            <text:p>09/25/16 03:55 PM</text:p>
          </table:table-cell>
          <table:table-cell office:value-type="float" office:value="34.1668848284">
            <text:p>34.1668848284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80071881919443E+017">
            <text:p>780071881919443000</text:p>
          </table:table-cell>
          <table:table-cell office:value-type="string">
            <text:p>Snorlax</text:p>
          </table:table-cell>
          <table:table-cell office:value-type="string">
            <text:p>09/25/16 03:50 PM</text:p>
          </table:table-cell>
          <table:table-cell office:value-type="float" office:value="34.1276698864">
            <text:p>34.1276698864</text:p>
          </table:table-cell>
          <table:table-cell office:value-type="float" office:value="-118.0543312995">
            <text:p>-118.0543312995</text:p>
          </table:table-cell>
        </table:table-row>
        <table:table-row table:style-name="ro1">
          <table:table-cell office:value-type="float" office:value="7.80071268515062E+017">
            <text:p>780071268515062000</text:p>
          </table:table-cell>
          <table:table-cell office:value-type="string">
            <text:p>Kingler</text:p>
          </table:table-cell>
          <table:table-cell office:value-type="string">
            <text:p>09/25/16 03:47 PM</text:p>
          </table:table-cell>
          <table:table-cell office:value-type="float" office:value="34.1568792933">
            <text:p>34.1568792933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80069779163914E+017">
            <text:p>780069779163914000</text:p>
          </table:table-cell>
          <table:table-cell office:value-type="string">
            <text:p>Tangela</text:p>
          </table:table-cell>
          <table:table-cell office:value-type="string">
            <text:p>09/25/16 03:41 PM</text:p>
          </table:table-cell>
          <table:table-cell office:value-type="float" office:value="34.1289201989">
            <text:p>34.1289201989</text:p>
          </table:table-cell>
          <table:table-cell office:value-type="float" office:value="-118.0470135668">
            <text:p>-118.0470135668</text:p>
          </table:table-cell>
        </table:table-row>
        <table:table-row table:style-name="ro1">
          <table:table-cell office:value-type="float" office:value="7.80069164480201E+017">
            <text:p>780069164480201000</text:p>
          </table:table-cell>
          <table:table-cell office:value-type="string">
            <text:p>Hitmonchan</text:p>
          </table:table-cell>
          <table:table-cell office:value-type="string">
            <text:p>09/25/16 03:39 PM</text:p>
          </table:table-cell>
          <table:table-cell office:value-type="float" office:value="34.1503917171">
            <text:p>34.1503917171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80068942458917E+017">
            <text:p>780068942458917000</text:p>
          </table:table-cell>
          <table:table-cell office:value-type="string">
            <text:p>Raichu</text:p>
          </table:table-cell>
          <table:table-cell office:value-type="string">
            <text:p>09/25/16 03:38 PM</text:p>
          </table:table-cell>
          <table:table-cell office:value-type="float" office:value="34.1006787332">
            <text:p>34.1006787332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80068917582573E+017">
            <text:p>780068917582573000</text:p>
          </table:table-cell>
          <table:table-cell office:value-type="string">
            <text:p>Charmeleon</text:p>
          </table:table-cell>
          <table:table-cell office:value-type="string">
            <text:p>09/25/16 03:38 PM</text:p>
          </table:table-cell>
          <table:table-cell office:value-type="float" office:value="34.1515876617">
            <text:p>34.1515876617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80066506331697E+017">
            <text:p>780066506331697000</text:p>
          </table:table-cell>
          <table:table-cell office:value-type="string">
            <text:p>Raichu</text:p>
          </table:table-cell>
          <table:table-cell office:value-type="string">
            <text:p>09/25/16 03:28 PM</text:p>
          </table:table-cell>
          <table:table-cell office:value-type="float" office:value="34.1242523315">
            <text:p>34.1242523315</text:p>
          </table:table-cell>
          <table:table-cell office:value-type="float" office:value="-118.0555204024">
            <text:p>-118.0555204024</text:p>
          </table:table-cell>
        </table:table-row>
        <table:table-row table:style-name="ro1">
          <table:table-cell office:value-type="float" office:value="7.80066282280333E+017">
            <text:p>780066282280333000</text:p>
          </table:table-cell>
          <table:table-cell office:value-type="string">
            <text:p>Rapidash</text:p>
          </table:table-cell>
          <table:table-cell office:value-type="string">
            <text:p>09/25/16 03:27 PM</text:p>
          </table:table-cell>
          <table:table-cell office:value-type="float" office:value="34.1690628434">
            <text:p>34.1690628434</text:p>
          </table:table-cell>
          <table:table-cell office:value-type="float" office:value="-118.0313708968">
            <text:p>-118.0313708968</text:p>
          </table:table-cell>
        </table:table-row>
        <table:table-row table:style-name="ro1">
          <table:table-cell office:value-type="float" office:value="7.80063891023798E+017">
            <text:p>780063891023798000</text:p>
          </table:table-cell>
          <table:table-cell office:value-type="string">
            <text:p>Nidoking</text:p>
          </table:table-cell>
          <table:table-cell office:value-type="string">
            <text:p>09/25/16 03:18 PM</text:p>
          </table:table-cell>
          <table:table-cell office:value-type="float" office:value="34.1673325847">
            <text:p>34.1673325847</text:p>
          </table:table-cell>
          <table:table-cell office:value-type="float" office:value="-118.0344812454">
            <text:p>-118.0344812454</text:p>
          </table:table-cell>
        </table:table-row>
        <table:table-row table:style-name="ro1">
          <table:table-cell office:value-type="float" office:value="7.8006341959238E+017">
            <text:p>780063419592380000</text:p>
          </table:table-cell>
          <table:table-cell office:value-type="string">
            <text:p>Electabuzz</text:p>
          </table:table-cell>
          <table:table-cell office:value-type="string">
            <text:p>09/25/16 03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80062993807581E+017">
            <text:p>780062993807581000</text:p>
          </table:table-cell>
          <table:table-cell office:value-type="string">
            <text:p>Charmeleon</text:p>
          </table:table-cell>
          <table:table-cell office:value-type="string">
            <text:p>09/25/16 03:14 PM</text:p>
          </table:table-cell>
          <table:table-cell office:value-type="float" office:value="34.1275021291">
            <text:p>34.1275021291</text:p>
          </table:table-cell>
          <table:table-cell office:value-type="float" office:value="-118.0601852672">
            <text:p>-118.0601852672</text:p>
          </table:table-cell>
        </table:table-row>
        <table:table-row table:style-name="ro1">
          <table:table-cell office:value-type="float" office:value="7.80059451663323E+017">
            <text:p>780059451663323000</text:p>
          </table:table-cell>
          <table:table-cell office:value-type="string">
            <text:p>Starmie</text:p>
          </table:table-cell>
          <table:table-cell office:value-type="string">
            <text:p>09/25/16 03:00 PM</text:p>
          </table:table-cell>
          <table:table-cell office:value-type="float" office:value="34.1530062311">
            <text:p>34.1530062311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80059123953959E+017">
            <text:p>780059123953959000</text:p>
          </table:table-cell>
          <table:table-cell office:value-type="string">
            <text:p>Ninetales</text:p>
          </table:table-cell>
          <table:table-cell office:value-type="string">
            <text:p>09/25/16 02:59 PM</text:p>
          </table:table-cell>
          <table:table-cell office:value-type="float" office:value="34.1299044252">
            <text:p>34.1299044252</text:p>
          </table:table-cell>
          <table:table-cell office:value-type="float" office:value="-118.0307305241">
            <text:p>-118.0307305241</text:p>
          </table:table-cell>
        </table:table-row>
        <table:table-row table:style-name="ro1">
          <table:table-cell office:value-type="float" office:value="7.80058822308016E+017">
            <text:p>780058822308016000</text:p>
          </table:table-cell>
          <table:table-cell office:value-type="string">
            <text:p>Kingler</text:p>
          </table:table-cell>
          <table:table-cell office:value-type="string">
            <text:p>09/25/16 02:58 P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80057575547032E+017">
            <text:p>780057575547032000</text:p>
          </table:table-cell>
          <table:table-cell office:value-type="string">
            <text:p>Flareon</text:p>
          </table:table-cell>
          <table:table-cell office:value-type="string">
            <text:p>09/25/16 02:53 PM</text:p>
          </table:table-cell>
          <table:table-cell office:value-type="float" office:value="34.1061935827">
            <text:p>34.1061935827</text:p>
          </table:table-cell>
          <table:table-cell office:value-type="float" office:value="-118.0342982853">
            <text:p>-118.0342982853</text:p>
          </table:table-cell>
        </table:table-row>
        <table:table-row table:style-name="ro1">
          <table:table-cell office:value-type="float" office:value="7.80057425416118E+017">
            <text:p>780057425416118000</text:p>
          </table:table-cell>
          <table:table-cell office:value-type="string">
            <text:p>Tangela</text:p>
          </table:table-cell>
          <table:table-cell office:value-type="string">
            <text:p>09/25/16 02:52 PM</text:p>
          </table:table-cell>
          <table:table-cell office:value-type="float" office:value="34.1506231556">
            <text:p>34.1506231556</text:p>
          </table:table-cell>
          <table:table-cell office:value-type="float" office:value="-118.0392381435">
            <text:p>-118.0392381435</text:p>
          </table:table-cell>
        </table:table-row>
        <table:table-row table:style-name="ro1">
          <table:table-cell office:value-type="float" office:value="7.80057259892105E+017">
            <text:p>780057259892105000</text:p>
          </table:table-cell>
          <table:table-cell office:value-type="string">
            <text:p>Rapidash</text:p>
          </table:table-cell>
          <table:table-cell office:value-type="string">
            <text:p>09/25/16 02:51 PM</text:p>
          </table:table-cell>
          <table:table-cell office:value-type="float" office:value="34.1426309455">
            <text:p>34.1426309455</text:p>
          </table:table-cell>
          <table:table-cell office:value-type="float" office:value="-118.0281690102">
            <text:p>-118.0281690102</text:p>
          </table:table-cell>
        </table:table-row>
        <table:table-row table:style-name="ro1">
          <table:table-cell office:value-type="float" office:value="7.80057226102714E+017">
            <text:p>780057226102714000</text:p>
          </table:table-cell>
          <table:table-cell office:value-type="string">
            <text:p>Wigglytuff</text:p>
          </table:table-cell>
          <table:table-cell office:value-type="string">
            <text:p>09/25/16 02:51 PM</text:p>
          </table:table-cell>
          <table:table-cell office:value-type="float" office:value="34.0984870171">
            <text:p>34.0984870171</text:p>
          </table:table-cell>
          <table:table-cell office:value-type="float" office:value="-118.040518825">
            <text:p>-118.040518825</text:p>
          </table:table-cell>
        </table:table-row>
        <table:table-row table:style-name="ro1">
          <table:table-cell office:value-type="float" office:value="7.80054504662114E+017">
            <text:p>780054504662114000</text:p>
          </table:table-cell>
          <table:table-cell office:value-type="string">
            <text:p>Chansey</text:p>
          </table:table-cell>
          <table:table-cell office:value-type="string">
            <text:p>09/25/16 02:41 PM</text:p>
          </table:table-cell>
          <table:table-cell office:value-type="float" office:value="34.1191698624">
            <text:p>34.1191698624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80049817737114E+017">
            <text:p>780049817737114000</text:p>
          </table:table-cell>
          <table:table-cell office:value-type="string">
            <text:p>Beedrill</text:p>
          </table:table-cell>
          <table:table-cell office:value-type="string">
            <text:p>09/25/16 02:22 PM</text:p>
          </table:table-cell>
          <table:table-cell office:value-type="float" office:value="34.1179654048">
            <text:p>34.1179654048</text:p>
          </table:table-cell>
          <table:table-cell office:value-type="float" office:value="-118.0576241803">
            <text:p>-118.0576241803</text:p>
          </table:table-cell>
        </table:table-row>
        <table:table-row table:style-name="ro1">
          <table:table-cell office:value-type="float" office:value="7.80049523401896E+017">
            <text:p>780049523401896000</text:p>
          </table:table-cell>
          <table:table-cell office:value-type="string">
            <text:p>Kingler</text:p>
          </table:table-cell>
          <table:table-cell office:value-type="string">
            <text:p>09/25/16 02:21 P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80049145805414E+017">
            <text:p>780049145805414000</text:p>
          </table:table-cell>
          <table:table-cell office:value-type="string">
            <text:p>Tangela</text:p>
          </table:table-cell>
          <table:table-cell office:value-type="string">
            <text:p>09/25/16 02:19 PM</text:p>
          </table:table-cell>
          <table:table-cell office:value-type="float" office:value="34.1556606634">
            <text:p>34.1556606634</text:p>
          </table:table-cell>
          <table:table-cell office:value-type="float" office:value="-118.0366767528">
            <text:p>-118.0366767528</text:p>
          </table:table-cell>
        </table:table-row>
        <table:table-row table:style-name="ro1">
          <table:table-cell office:value-type="float" office:value="7.80048791042785E+017">
            <text:p>780048791042785000</text:p>
          </table:table-cell>
          <table:table-cell office:value-type="string">
            <text:p>Scyther</text:p>
          </table:table-cell>
          <table:table-cell office:value-type="string">
            <text:p>09/25/16 02:18 PM</text:p>
          </table:table-cell>
          <table:table-cell office:value-type="float" office:value="34.128183063">
            <text:p>34.128183063</text:p>
          </table:table-cell>
          <table:table-cell office:value-type="float" office:value="-118.0250585507">
            <text:p>-118.0250585507</text:p>
          </table:table-cell>
        </table:table-row>
        <table:table-row table:style-name="ro1">
          <table:table-cell office:value-type="float" office:value="7.80048041994662E+017">
            <text:p>780048041994662000</text:p>
          </table:table-cell>
          <table:table-cell office:value-type="string">
            <text:p>Omastar</text:p>
          </table:table-cell>
          <table:table-cell office:value-type="string">
            <text:p>09/25/16 02:15 PM</text:p>
          </table:table-cell>
          <table:table-cell office:value-type="float" office:value="34.1410084796">
            <text:p>34.1410084796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80045394638017E+017">
            <text:p>780045394638017000</text:p>
          </table:table-cell>
          <table:table-cell office:value-type="string">
            <text:p>Snorlax</text:p>
          </table:table-cell>
          <table:table-cell office:value-type="string">
            <text:p>09/25/16 02:04 PM</text:p>
          </table:table-cell>
          <table:table-cell office:value-type="float" office:value="34.1078333801">
            <text:p>34.1078333801</text:p>
          </table:table-cell>
          <table:table-cell office:value-type="float" office:value="-118.0513127715">
            <text:p>-118.0513127715</text:p>
          </table:table-cell>
        </table:table-row>
        <table:table-row table:style-name="ro1">
          <table:table-cell office:value-type="float" office:value="7.80044568230113E+017">
            <text:p>780044568230113000</text:p>
          </table:table-cell>
          <table:table-cell office:value-type="string">
            <text:p>Nidoking</text:p>
          </table:table-cell>
          <table:table-cell office:value-type="string">
            <text:p>09/25/16 02:01 PM</text:p>
          </table:table-cell>
          <table:table-cell office:value-type="float" office:value="34.1623691424">
            <text:p>34.1623691424</text:p>
          </table:table-cell>
          <table:table-cell office:value-type="float" office:value="-118.0260648818">
            <text:p>-118.0260648818</text:p>
          </table:table-cell>
        </table:table-row>
        <table:table-row table:style-name="ro1">
          <table:table-cell office:value-type="float" office:value="7.80044170488484E+017">
            <text:p>780044170488484000</text:p>
          </table:table-cell>
          <table:table-cell office:value-type="string">
            <text:p>Jolteon</text:p>
          </table:table-cell>
          <table:table-cell office:value-type="string">
            <text:p>09/25/16 01:59 PM</text:p>
          </table:table-cell>
          <table:table-cell office:value-type="float" office:value="34.0993767236">
            <text:p>34.0993767236</text:p>
          </table:table-cell>
          <table:table-cell office:value-type="float" office:value="-118.039512576">
            <text:p>-118.039512576</text:p>
          </table:table-cell>
        </table:table-row>
        <table:table-row table:style-name="ro1">
          <table:table-cell office:value-type="float" office:value="7.80042943675572E+017">
            <text:p>780042943675572000</text:p>
          </table:table-cell>
          <table:table-cell office:value-type="string">
            <text:p>Magmar</text:p>
          </table:table-cell>
          <table:table-cell office:value-type="string">
            <text:p>09/25/16 01:55 PM</text:p>
          </table:table-cell>
          <table:table-cell office:value-type="float" office:value="34.1435747312">
            <text:p>34.1435747312</text:p>
          </table:table-cell>
          <table:table-cell office:value-type="float" office:value="-118.01819705">
            <text:p>-118.01819705</text:p>
          </table:table-cell>
        </table:table-row>
        <table:table-row table:style-name="ro1">
          <table:table-cell office:value-type="float" office:value="7.80041499606E+017">
            <text:p>780041499606000000</text:p>
          </table:table-cell>
          <table:table-cell office:value-type="string">
            <text:p>Clefable</text:p>
          </table:table-cell>
          <table:table-cell office:value-type="string">
            <text:p>09/25/16 01:49 PM</text:p>
          </table:table-cell>
          <table:table-cell office:value-type="float" office:value="34.1617613259">
            <text:p>34.1617613259</text:p>
          </table:table-cell>
          <table:table-cell office:value-type="float" office:value="-118.0472879872">
            <text:p>-118.0472879872</text:p>
          </table:table-cell>
        </table:table-row>
        <table:table-row table:style-name="ro1">
          <table:table-cell office:value-type="float" office:value="7.80041068905505E+017">
            <text:p>780041068905505000</text:p>
          </table:table-cell>
          <table:table-cell office:value-type="string">
            <text:p>Exeggutor</text:p>
          </table:table-cell>
          <table:table-cell office:value-type="string">
            <text:p>09/25/16 01:47 PM</text:p>
          </table:table-cell>
          <table:table-cell office:value-type="float" office:value="34.1568792933">
            <text:p>34.1568792933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80039265677873E+017">
            <text:p>780039265677873000</text:p>
          </table:table-cell>
          <table:table-cell office:value-type="string">
            <text:p>Clefable</text:p>
          </table:table-cell>
          <table:table-cell office:value-type="string">
            <text:p>09/25/16 01:40 PM</text:p>
          </table:table-cell>
          <table:table-cell office:value-type="float" office:value="34.1559032382">
            <text:p>34.1559032382</text:p>
          </table:table-cell>
          <table:table-cell office:value-type="float" office:value="-118.0463732507">
            <text:p>-118.0463732507</text:p>
          </table:table-cell>
        </table:table-row>
        <table:table-row table:style-name="ro1">
          <table:table-cell office:value-type="float" office:value="7.80039024081678E+017">
            <text:p>780039024081678000</text:p>
          </table:table-cell>
          <table:table-cell office:value-type="string">
            <text:p>Ivysaur</text:p>
          </table:table-cell>
          <table:table-cell office:value-type="string">
            <text:p>09/25/16 01:39 PM</text:p>
          </table:table-cell>
          <table:table-cell office:value-type="float" office:value="34.1123046001">
            <text:p>34.1123046001</text:p>
          </table:table-cell>
          <table:table-cell office:value-type="float" office:value="-118.0228628994">
            <text:p>-118.0228628994</text:p>
          </table:table-cell>
        </table:table-row>
        <table:table-row table:style-name="ro1">
          <table:table-cell office:value-type="float" office:value="7.80037914851881E+017">
            <text:p>780037914851881000</text:p>
          </table:table-cell>
          <table:table-cell office:value-type="string">
            <text:p>Hitmonlee</text:p>
          </table:table-cell>
          <table:table-cell office:value-type="string">
            <text:p>09/25/16 01:35 PM</text:p>
          </table:table-cell>
          <table:table-cell office:value-type="float" office:value="34.150581372">
            <text:p>34.150581372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80035771013018E+017">
            <text:p>780035771013018000</text:p>
          </table:table-cell>
          <table:table-cell office:value-type="string">
            <text:p>Chansey</text:p>
          </table:table-cell>
          <table:table-cell office:value-type="string">
            <text:p>09/25/16 01:26 PM</text:p>
          </table:table-cell>
          <table:table-cell office:value-type="float" office:value="34.1530355975">
            <text:p>34.1530355975</text:p>
          </table:table-cell>
          <table:table-cell office:value-type="float" office:value="-118.0521360115">
            <text:p>-118.0521360115</text:p>
          </table:table-cell>
        </table:table-row>
        <table:table-row table:style-name="ro1">
          <table:table-cell office:value-type="float" office:value="7.80035346629206E+017">
            <text:p>780035346629206000</text:p>
          </table:table-cell>
          <table:table-cell office:value-type="string">
            <text:p>Electabuzz</text:p>
          </table:table-cell>
          <table:table-cell office:value-type="string">
            <text:p>09/25/16 01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80031103742554E+017">
            <text:p>780031103742554000</text:p>
          </table:table-cell>
          <table:table-cell office:value-type="string">
            <text:p>Flareon</text:p>
          </table:table-cell>
          <table:table-cell office:value-type="string">
            <text:p>09/25/16 01:08 PM</text:p>
          </table:table-cell>
          <table:table-cell office:value-type="float" office:value="34.1679159217">
            <text:p>34.1679159217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80028978337677E+017">
            <text:p>780028978337677000</text:p>
          </table:table-cell>
          <table:table-cell office:value-type="string">
            <text:p>Magmar</text:p>
          </table:table-cell>
          <table:table-cell office:value-type="string">
            <text:p>09/25/16 12:59 PM</text:p>
          </table:table-cell>
          <table:table-cell office:value-type="float" office:value="34.1425628186">
            <text:p>34.1425628186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80026184092389E+017">
            <text:p>780026184092389000</text:p>
          </table:table-cell>
          <table:table-cell office:value-type="string">
            <text:p>Nidoqueen</text:p>
          </table:table-cell>
          <table:table-cell office:value-type="string">
            <text:p>09/25/16 12:48 PM</text:p>
          </table:table-cell>
          <table:table-cell office:value-type="float" office:value="34.1547879183">
            <text:p>34.1547879183</text:p>
          </table:table-cell>
          <table:table-cell office:value-type="float" office:value="-118.0440863887">
            <text:p>-118.0440863887</text:p>
          </table:table-cell>
        </table:table-row>
        <table:table-row table:style-name="ro1">
          <table:table-cell office:value-type="float" office:value="7.80024170956501E+017">
            <text:p>780024170956501000</text:p>
          </table:table-cell>
          <table:table-cell office:value-type="string">
            <text:p>Magmar</text:p>
          </table:table-cell>
          <table:table-cell office:value-type="string">
            <text:p>09/25/16 12:40 PM</text:p>
          </table:table-cell>
          <table:table-cell office:value-type="float" office:value="34.1593733886">
            <text:p>34.1593733886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8002237407896E+017">
            <text:p>780022374078960000</text:p>
          </table:table-cell>
          <table:table-cell office:value-type="string">
            <text:p>Dratini</text:p>
          </table:table-cell>
          <table:table-cell office:value-type="string">
            <text:p>09/25/16 12:33 PM</text:p>
          </table:table-cell>
          <table:table-cell office:value-type="float" office:value="34.1551821408">
            <text:p>34.1551821408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8002154694536E+017">
            <text:p>780021546945360000</text:p>
          </table:table-cell>
          <table:table-cell office:value-type="string">
            <text:p>Arcanine</text:p>
          </table:table-cell>
          <table:table-cell office:value-type="string">
            <text:p>09/25/16 12:30 PM</text:p>
          </table:table-cell>
          <table:table-cell office:value-type="float" office:value="34.1250672885">
            <text:p>34.1250672885</text:p>
          </table:table-cell>
          <table:table-cell office:value-type="float" office:value="-118.0522274824">
            <text:p>-118.0522274824</text:p>
          </table:table-cell>
        </table:table-row>
        <table:table-row table:style-name="ro1">
          <table:table-cell office:value-type="float" office:value="7.80021120615404E+017">
            <text:p>780021120615404000</text:p>
          </table:table-cell>
          <table:table-cell office:value-type="string">
            <text:p>Lickitung</text:p>
          </table:table-cell>
          <table:table-cell office:value-type="string">
            <text:p>09/25/16 12:28 PM</text:p>
          </table:table-cell>
          <table:table-cell office:value-type="float" office:value="34.1276697072">
            <text:p>34.1276697072</text:p>
          </table:table-cell>
          <table:table-cell office:value-type="float" office:value="-118.037500061">
            <text:p>-118.037500061</text:p>
          </table:table-cell>
        </table:table-row>
        <table:table-row table:style-name="ro1">
          <table:table-cell office:value-type="float" office:value="7.80020525632369E+017">
            <text:p>780020525632369000</text:p>
          </table:table-cell>
          <table:table-cell office:value-type="string">
            <text:p>Lickitung</text:p>
          </table:table-cell>
          <table:table-cell office:value-type="string">
            <text:p>09/25/16 12:26 PM</text:p>
          </table:table-cell>
          <table:table-cell office:value-type="float" office:value="34.143023051">
            <text:p>34.143023051</text:p>
          </table:table-cell>
          <table:table-cell office:value-type="float" office:value="-118.0333834816">
            <text:p>-118.0333834816</text:p>
          </table:table-cell>
        </table:table-row>
        <table:table-row table:style-name="ro1">
          <table:table-cell office:value-type="float" office:value="7.80015702598046E+017">
            <text:p>780015702598046000</text:p>
          </table:table-cell>
          <table:table-cell office:value-type="string">
            <text:p>Aerodactyl</text:p>
          </table:table-cell>
          <table:table-cell office:value-type="string">
            <text:p>09/25/16 12:06 PM</text:p>
          </table:table-cell>
          <table:table-cell office:value-type="float" office:value="34.1404582997">
            <text:p>34.1404582997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80015478760575E+017">
            <text:p>780015478760575000</text:p>
          </table:table-cell>
          <table:table-cell office:value-type="string">
            <text:p>Butterfree</text:p>
          </table:table-cell>
          <table:table-cell office:value-type="string">
            <text:p>09/25/16 12:05 PM</text:p>
          </table:table-cell>
          <table:table-cell office:value-type="float" office:value="34.1506647118">
            <text:p>34.1506647118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80014152504914E+017">
            <text:p>780014152504914000</text:p>
          </table:table-cell>
          <table:table-cell office:value-type="string">
            <text:p>Nidoqueen</text:p>
          </table:table-cell>
          <table:table-cell office:value-type="string">
            <text:p>09/25/16 12:00 PM</text:p>
          </table:table-cell>
          <table:table-cell office:value-type="float" office:value="34.1623411483">
            <text:p>34.1623411483</text:p>
          </table:table-cell>
          <table:table-cell office:value-type="float" office:value="-118.0459158807">
            <text:p>-118.0459158807</text:p>
          </table:table-cell>
        </table:table-row>
        <table:table-row table:style-name="ro1">
          <table:table-cell office:value-type="float" office:value="7.80012883132359E+017">
            <text:p>780012883132359000</text:p>
          </table:table-cell>
          <table:table-cell office:value-type="string">
            <text:p>Weezing</text:p>
          </table:table-cell>
          <table:table-cell office:value-type="string">
            <text:p>09/25/16 11:55 AM</text:p>
          </table:table-cell>
          <table:table-cell office:value-type="float" office:value="34.1212867178">
            <text:p>34.1212867178</text:p>
          </table:table-cell>
          <table:table-cell office:value-type="float" office:value="-118.038048931">
            <text:p>-118.038048931</text:p>
          </table:table-cell>
        </table:table-row>
        <table:table-row table:style-name="ro1">
          <table:table-cell office:value-type="float" office:value="7.80012810885403E+017">
            <text:p>780012810885403000</text:p>
          </table:table-cell>
          <table:table-cell office:value-type="string">
            <text:p>Raichu</text:p>
          </table:table-cell>
          <table:table-cell office:value-type="string">
            <text:p>09/25/16 11:55 AM</text:p>
          </table:table-cell>
          <table:table-cell office:value-type="float" office:value="34.1251578338">
            <text:p>34.1251578338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8001269470745E+017">
            <text:p>780012694707450000</text:p>
          </table:table-cell>
          <table:table-cell office:value-type="string">
            <text:p>Jolteon</text:p>
          </table:table-cell>
          <table:table-cell office:value-type="string">
            <text:p>09/25/16 11:54 AM</text:p>
          </table:table-cell>
          <table:table-cell office:value-type="float" office:value="34.1224928747">
            <text:p>34.1224928747</text:p>
          </table:table-cell>
          <table:table-cell office:value-type="float" office:value="-118.0652158655">
            <text:p>-118.0652158655</text:p>
          </table:table-cell>
        </table:table-row>
        <table:table-row table:style-name="ro1">
          <table:table-cell office:value-type="float" office:value="7.80010732276429E+017">
            <text:p>780010732276429000</text:p>
          </table:table-cell>
          <table:table-cell office:value-type="string">
            <text:p>Scyther</text:p>
          </table:table-cell>
          <table:table-cell office:value-type="string">
            <text:p>09/25/16 11:47 AM</text:p>
          </table:table-cell>
          <table:table-cell office:value-type="float" office:value="34.1081992593">
            <text:p>34.1081992593</text:p>
          </table:table-cell>
          <table:table-cell office:value-type="float" office:value="-118.0553374641">
            <text:p>-118.0553374641</text:p>
          </table:table-cell>
        </table:table-row>
        <table:table-row table:style-name="ro1">
          <table:table-cell office:value-type="float" office:value="7.80008774434034E+017">
            <text:p>780008774434034000</text:p>
          </table:table-cell>
          <table:table-cell office:value-type="string">
            <text:p>Scyther</text:p>
          </table:table-cell>
          <table:table-cell office:value-type="string">
            <text:p>09/25/16 11:39 AM</text:p>
          </table:table-cell>
          <table:table-cell office:value-type="float" office:value="34.131102703">
            <text:p>34.131102703</text:p>
          </table:table-cell>
          <table:table-cell office:value-type="float" office:value="-118.0336579232">
            <text:p>-118.0336579232</text:p>
          </table:table-cell>
        </table:table-row>
        <table:table-row table:style-name="ro1">
          <table:table-cell office:value-type="float" office:value="7.80007884520161E+017">
            <text:p>780007884520161000</text:p>
          </table:table-cell>
          <table:table-cell office:value-type="string">
            <text:p>Nidoking</text:p>
          </table:table-cell>
          <table:table-cell office:value-type="string">
            <text:p>09/25/16 11:35 AM</text:p>
          </table:table-cell>
          <table:table-cell office:value-type="float" office:value="34.1601272574">
            <text:p>34.1601272574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80006676355097E+017">
            <text:p>780006676355097000</text:p>
          </table:table-cell>
          <table:table-cell office:value-type="string">
            <text:p>Nidoking</text:p>
          </table:table-cell>
          <table:table-cell office:value-type="string">
            <text:p>09/25/16 11:30 AM</text:p>
          </table:table-cell>
          <table:table-cell office:value-type="float" office:value="34.1580037196">
            <text:p>34.1580037196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80005048671543E+017">
            <text:p>780005048671543000</text:p>
          </table:table-cell>
          <table:table-cell office:value-type="string">
            <text:p>Nidoqueen</text:p>
          </table:table-cell>
          <table:table-cell office:value-type="string">
            <text:p>09/25/16 11:24 AM</text:p>
          </table:table-cell>
          <table:table-cell office:value-type="float" office:value="34.1205301436">
            <text:p>34.1205301436</text:p>
          </table:table-cell>
          <table:table-cell office:value-type="float" office:value="-118.0145374745">
            <text:p>-118.0145374745</text:p>
          </table:table-cell>
        </table:table-row>
        <table:table-row table:style-name="ro1">
          <table:table-cell office:value-type="float" office:value="7.79999538832482E+017">
            <text:p>779999538832482000</text:p>
          </table:table-cell>
          <table:table-cell office:value-type="string">
            <text:p>Charmeleon</text:p>
          </table:table-cell>
          <table:table-cell office:value-type="string">
            <text:p>09/25/16 11:02 AM</text:p>
          </table:table-cell>
          <table:table-cell office:value-type="float" office:value="34.1256698504">
            <text:p>34.1256698504</text:p>
          </table:table-cell>
          <table:table-cell office:value-type="float" office:value="-118.0303645958">
            <text:p>-118.0303645958</text:p>
          </table:table-cell>
        </table:table-row>
        <table:table-row table:style-name="ro1">
          <table:table-cell office:value-type="float" office:value="7.79999470658261E+017">
            <text:p>779999470658261000</text:p>
          </table:table-cell>
          <table:table-cell office:value-type="string">
            <text:p>Arcanine</text:p>
          </table:table-cell>
          <table:table-cell office:value-type="string">
            <text:p>09/25/16 11:02 AM</text:p>
          </table:table-cell>
          <table:table-cell office:value-type="float" office:value="34.1041543102">
            <text:p>34.1041543102</text:p>
          </table:table-cell>
          <table:table-cell office:value-type="float" office:value="-118.0574412441">
            <text:p>-118.0574412441</text:p>
          </table:table-cell>
        </table:table-row>
        <table:table-row table:style-name="ro1">
          <table:table-cell office:value-type="float" office:value="7.79997343223382E+017">
            <text:p>779997343223382000</text:p>
          </table:table-cell>
          <table:table-cell office:value-type="string">
            <text:p>Snorlax</text:p>
          </table:table-cell>
          <table:table-cell office:value-type="string">
            <text:p>09/25/16 10:53 AM</text:p>
          </table:table-cell>
          <table:table-cell office:value-type="float" office:value="34.1602734815">
            <text:p>34.1602734815</text:p>
          </table:table-cell>
          <table:table-cell office:value-type="float" office:value="-118.0293582891">
            <text:p>-118.0293582891</text:p>
          </table:table-cell>
        </table:table-row>
        <table:table-row table:style-name="ro1">
          <table:table-cell office:value-type="float" office:value="7.79996919883891E+017">
            <text:p>779996919883891000</text:p>
          </table:table-cell>
          <table:table-cell office:value-type="string">
            <text:p>Golem</text:p>
          </table:table-cell>
          <table:table-cell office:value-type="string">
            <text:p>09/25/16 10:52 AM</text:p>
          </table:table-cell>
          <table:table-cell office:value-type="float" office:value="34.142771988">
            <text:p>34.142771988</text:p>
          </table:table-cell>
          <table:table-cell office:value-type="float" office:value="-118.0175566298">
            <text:p>-118.0175566298</text:p>
          </table:table-cell>
        </table:table-row>
        <table:table-row table:style-name="ro1">
          <table:table-cell office:value-type="float" office:value="7.79995470131147E+017">
            <text:p>779995470131147000</text:p>
          </table:table-cell>
          <table:table-cell office:value-type="string">
            <text:p>Arcanine</text:p>
          </table:table-cell>
          <table:table-cell office:value-type="string">
            <text:p>09/25/16 10:46 AM</text:p>
          </table:table-cell>
          <table:table-cell office:value-type="float" office:value="34.1602000529">
            <text:p>34.1602000529</text:p>
          </table:table-cell>
          <table:table-cell office:value-type="float" office:value="-118.0361278785">
            <text:p>-118.0361278785</text:p>
          </table:table-cell>
        </table:table-row>
        <table:table-row table:style-name="ro1">
          <table:table-cell office:value-type="float" office:value="7.79994630028824E+017">
            <text:p>779994630028824000</text:p>
          </table:table-cell>
          <table:table-cell office:value-type="string">
            <text:p>Magmar</text:p>
          </table:table-cell>
          <table:table-cell office:value-type="string">
            <text:p>09/25/16 10:43 AM</text:p>
          </table:table-cell>
          <table:table-cell office:value-type="float" office:value="34.1241325238">
            <text:p>34.1241325238</text:p>
          </table:table-cell>
          <table:table-cell office:value-type="float" office:value="-118.0666792852">
            <text:p>-118.0666792852</text:p>
          </table:table-cell>
        </table:table-row>
        <table:table-row table:style-name="ro1">
          <table:table-cell office:value-type="float" office:value="7.79993801028882E+017">
            <text:p>779993801028882000</text:p>
          </table:table-cell>
          <table:table-cell office:value-type="string">
            <text:p>Venusaur</text:p>
          </table:table-cell>
          <table:table-cell office:value-type="string">
            <text:p>09/25/16 10:39 AM</text:p>
          </table:table-cell>
          <table:table-cell office:value-type="float" office:value="34.1270834434">
            <text:p>34.1270834434</text:p>
          </table:table-cell>
          <table:table-cell office:value-type="float" office:value="-118.048934501">
            <text:p>-118.048934501</text:p>
          </table:table-cell>
        </table:table-row>
        <table:table-row table:style-name="ro1">
          <table:table-cell office:value-type="float" office:value="7.79991719622218E+017">
            <text:p>779991719622218000</text:p>
          </table:table-cell>
          <table:table-cell office:value-type="string">
            <text:p>Arcanine</text:p>
          </table:table-cell>
          <table:table-cell office:value-type="string">
            <text:p>09/25/16 10:31 AM</text:p>
          </table:table-cell>
          <table:table-cell office:value-type="float" office:value="34.1020654277">
            <text:p>34.1020654277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999108758263E+017">
            <text:p>779991087582630000</text:p>
          </table:table-cell>
          <table:table-cell office:value-type="string">
            <text:p>Flareon</text:p>
          </table:table-cell>
          <table:table-cell office:value-type="string">
            <text:p>09/25/16 10:29 AM</text:p>
          </table:table-cell>
          <table:table-cell office:value-type="float" office:value="34.1215057162">
            <text:p>34.1215057162</text:p>
          </table:table-cell>
          <table:table-cell office:value-type="float" office:value="-118.0267967554">
            <text:p>-118.0267967554</text:p>
          </table:table-cell>
        </table:table-row>
        <table:table-row table:style-name="ro1">
          <table:table-cell office:value-type="float" office:value="7.79990885370999E+017">
            <text:p>779990885370999000</text:p>
          </table:table-cell>
          <table:table-cell office:value-type="string">
            <text:p>Scyther</text:p>
          </table:table-cell>
          <table:table-cell office:value-type="string">
            <text:p>09/25/16 10:28 AM</text:p>
          </table:table-cell>
          <table:table-cell office:value-type="float" office:value="34.1516033322">
            <text:p>34.1516033322</text:p>
          </table:table-cell>
          <table:table-cell office:value-type="float" office:value="-118.0336579232">
            <text:p>-118.0336579232</text:p>
          </table:table-cell>
        </table:table-row>
        <table:table-row table:style-name="ro1">
          <table:table-cell office:value-type="float" office:value="7.79987457496396E+017">
            <text:p>779987457496396000</text:p>
          </table:table-cell>
          <table:table-cell office:value-type="string">
            <text:p>Hitmonchan</text:p>
          </table:table-cell>
          <table:table-cell office:value-type="string">
            <text:p>09/25/16 10:14 AM</text:p>
          </table:table-cell>
          <table:table-cell office:value-type="float" office:value="34.1242749704">
            <text:p>34.1242749704</text:p>
          </table:table-cell>
          <table:table-cell office:value-type="float" office:value="-118.0554289333">
            <text:p>-118.0554289333</text:p>
          </table:table-cell>
        </table:table-row>
        <table:table-row table:style-name="ro1">
          <table:table-cell office:value-type="float" office:value="7.79986404730253E+017">
            <text:p>779986404730253000</text:p>
          </table:table-cell>
          <table:table-cell office:value-type="string">
            <text:p>Magmar</text:p>
          </table:table-cell>
          <table:table-cell office:value-type="string">
            <text:p>09/25/16 10:10 AM</text:p>
          </table:table-cell>
          <table:table-cell office:value-type="float" office:value="34.1529248021">
            <text:p>34.1529248021</text:p>
          </table:table-cell>
          <table:table-cell office:value-type="float" office:value="-118.0490259735">
            <text:p>-118.0490259735</text:p>
          </table:table-cell>
        </table:table-row>
        <table:table-row table:style-name="ro1">
          <table:table-cell office:value-type="float" office:value="7.79986401702011E+017">
            <text:p>779986401702011000</text:p>
          </table:table-cell>
          <table:table-cell office:value-type="string">
            <text:p>Snorlax</text:p>
          </table:table-cell>
          <table:table-cell office:value-type="string">
            <text:p>09/25/16 10:10 AM</text:p>
          </table:table-cell>
          <table:table-cell office:value-type="float" office:value="34.1168477299">
            <text:p>34.1168477299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9985730986582E+017">
            <text:p>779985730986582000</text:p>
          </table:table-cell>
          <table:table-cell office:value-type="string">
            <text:p>Chansey</text:p>
          </table:table-cell>
          <table:table-cell office:value-type="string">
            <text:p>09/25/16 10:07 AM</text:p>
          </table:table-cell>
          <table:table-cell office:value-type="float" office:value="34.1183215074">
            <text:p>34.1183215074</text:p>
          </table:table-cell>
          <table:table-cell office:value-type="float" office:value="-118.029632737">
            <text:p>-118.029632737</text:p>
          </table:table-cell>
        </table:table-row>
        <table:table-row table:style-name="ro1">
          <table:table-cell office:value-type="float" office:value="7.79982307658609E+017">
            <text:p>779982307658609000</text:p>
          </table:table-cell>
          <table:table-cell office:value-type="string">
            <text:p>Scyther</text:p>
          </table:table-cell>
          <table:table-cell office:value-type="string">
            <text:p>09/25/16 09:54 AM</text:p>
          </table:table-cell>
          <table:table-cell office:value-type="float" office:value="34.1223584956">
            <text:p>34.1223584956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9981889994044E+017">
            <text:p>779981889994044000</text:p>
          </table:table-cell>
          <table:table-cell office:value-type="string">
            <text:p>Hitmonchan</text:p>
          </table:table-cell>
          <table:table-cell office:value-type="string">
            <text:p>09/25/16 09:52 AM</text:p>
          </table:table-cell>
          <table:table-cell office:value-type="float" office:value="34.1118070886">
            <text:p>34.1118070886</text:p>
          </table:table-cell>
          <table:table-cell office:value-type="float" office:value="-118.0566180288">
            <text:p>-118.0566180288</text:p>
          </table:table-cell>
        </table:table-row>
        <table:table-row table:style-name="ro1">
          <table:table-cell office:value-type="float" office:value="7.7998173596654E+017">
            <text:p>779981735966540000</text:p>
          </table:table-cell>
          <table:table-cell office:value-type="string">
            <text:p>Magmar</text:p>
          </table:table-cell>
          <table:table-cell office:value-type="string">
            <text:p>09/25/16 09:51 AM</text:p>
          </table:table-cell>
          <table:table-cell office:value-type="float" office:value="34.1512374567">
            <text:p>34.1512374567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9981692073222E+017">
            <text:p>779981692073222000</text:p>
          </table:table-cell>
          <table:table-cell office:value-type="string">
            <text:p>Flareon</text:p>
          </table:table-cell>
          <table:table-cell office:value-type="string">
            <text:p>09/25/16 09:51 AM</text:p>
          </table:table-cell>
          <table:table-cell office:value-type="float" office:value="34.1564751893">
            <text:p>34.1564751893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79978796849963E+017">
            <text:p>779978796849963000</text:p>
          </table:table-cell>
          <table:table-cell office:value-type="string">
            <text:p>Nidoking</text:p>
          </table:table-cell>
          <table:table-cell office:value-type="string">
            <text:p>09/25/16 09:40 AM</text:p>
          </table:table-cell>
          <table:table-cell office:value-type="float" office:value="34.1490009578">
            <text:p>34.1490009578</text:p>
          </table:table-cell>
          <table:table-cell office:value-type="float" office:value="-118.0357619613">
            <text:p>-118.0357619613</text:p>
          </table:table-cell>
        </table:table-row>
        <table:table-row table:style-name="ro1">
          <table:table-cell office:value-type="float" office:value="7.79978348504035E+017">
            <text:p>779978348504035000</text:p>
          </table:table-cell>
          <table:table-cell office:value-type="string">
            <text:p>Wigglytuff</text:p>
          </table:table-cell>
          <table:table-cell office:value-type="string">
            <text:p>09/25/16 09:38 AM</text:p>
          </table:table-cell>
          <table:table-cell office:value-type="float" office:value="34.1404276947">
            <text:p>34.1404276947</text:p>
          </table:table-cell>
          <table:table-cell office:value-type="float" office:value="-118.0218565501">
            <text:p>-118.0218565501</text:p>
          </table:table-cell>
        </table:table-row>
        <table:table-row table:style-name="ro1">
          <table:table-cell office:value-type="float" office:value="7.79975827828068E+017">
            <text:p>779975827828068000</text:p>
          </table:table-cell>
          <table:table-cell office:value-type="string">
            <text:p>Jolteon</text:p>
          </table:table-cell>
          <table:table-cell office:value-type="string">
            <text:p>09/25/16 09:28 AM</text:p>
          </table:table-cell>
          <table:table-cell office:value-type="float" office:value="34.1290508562">
            <text:p>34.1290508562</text:p>
          </table:table-cell>
          <table:table-cell office:value-type="float" office:value="-118.0283519767">
            <text:p>-118.0283519767</text:p>
          </table:table-cell>
        </table:table-row>
        <table:table-row table:style-name="ro1">
          <table:table-cell office:value-type="float" office:value="7.7997536996522E+017">
            <text:p>779975369965220000</text:p>
          </table:table-cell>
          <table:table-cell office:value-type="string">
            <text:p>Hitmonchan</text:p>
          </table:table-cell>
          <table:table-cell office:value-type="string">
            <text:p>09/25/16 09:26 AM</text:p>
          </table:table-cell>
          <table:table-cell office:value-type="float" office:value="34.1118070886">
            <text:p>34.1118070886</text:p>
          </table:table-cell>
          <table:table-cell office:value-type="float" office:value="-118.0566180288">
            <text:p>-118.0566180288</text:p>
          </table:table-cell>
        </table:table-row>
        <table:table-row table:style-name="ro1">
          <table:table-cell office:value-type="float" office:value="7.79974996663816E+017">
            <text:p>779974996663816000</text:p>
          </table:table-cell>
          <table:table-cell office:value-type="string">
            <text:p>Raichu</text:p>
          </table:table-cell>
          <table:table-cell office:value-type="string">
            <text:p>09/25/16 09:25 AM</text:p>
          </table:table-cell>
          <table:table-cell office:value-type="float" office:value="34.1208150027">
            <text:p>34.1208150027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9974456844296E+017">
            <text:p>779974456844296000</text:p>
          </table:table-cell>
          <table:table-cell office:value-type="string">
            <text:p>Exeggutor</text:p>
          </table:table-cell>
          <table:table-cell office:value-type="string">
            <text:p>09/25/16 09:22 AM</text:p>
          </table:table-cell>
          <table:table-cell office:value-type="float" office:value="34.1513577212">
            <text:p>34.1513577212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997107278329E+017">
            <text:p>779971072783290000</text:p>
          </table:table-cell>
          <table:table-cell office:value-type="string">
            <text:p>Magmar</text:p>
          </table:table-cell>
          <table:table-cell office:value-type="string">
            <text:p>09/25/16 09:09 AM</text:p>
          </table:table-cell>
          <table:table-cell office:value-type="float" office:value="34.1116032147">
            <text:p>34.1116032147</text:p>
          </table:table-cell>
          <table:table-cell office:value-type="float" office:value="-118.0616487288">
            <text:p>-118.0616487288</text:p>
          </table:table-cell>
        </table:table-row>
        <table:table-row table:style-name="ro1">
          <table:table-cell office:value-type="float" office:value="7.79969033646973E+017">
            <text:p>779969033646973000</text:p>
          </table:table-cell>
          <table:table-cell office:value-type="string">
            <text:p>Lickitung</text:p>
          </table:table-cell>
          <table:table-cell office:value-type="string">
            <text:p>09/25/16 09:01 AM</text:p>
          </table:table-cell>
          <table:table-cell office:value-type="float" office:value="34.1573736203">
            <text:p>34.1573736203</text:p>
          </table:table-cell>
          <table:table-cell office:value-type="float" office:value="-118.0313708968">
            <text:p>-118.0313708968</text:p>
          </table:table-cell>
        </table:table-row>
        <table:table-row table:style-name="ro1">
          <table:table-cell office:value-type="float" office:value="7.79967998824022E+017">
            <text:p>779967998824022000</text:p>
          </table:table-cell>
          <table:table-cell office:value-type="string">
            <text:p>Snorlax</text:p>
          </table:table-cell>
          <table:table-cell office:value-type="string">
            <text:p>09/25/16 08:57 AM</text:p>
          </table:table-cell>
          <table:table-cell office:value-type="float" office:value="34.1026610331">
            <text:p>34.1026610331</text:p>
          </table:table-cell>
          <table:table-cell office:value-type="float" office:value="-118.0472879872">
            <text:p>-118.0472879872</text:p>
          </table:table-cell>
        </table:table-row>
        <table:table-row table:style-name="ro1">
          <table:table-cell office:value-type="float" office:value="7.799678377083E+017">
            <text:p>779967837708300000</text:p>
          </table:table-cell>
          <table:table-cell office:value-type="string">
            <text:p>Jolteon</text:p>
          </table:table-cell>
          <table:table-cell office:value-type="string">
            <text:p>09/25/16 08:56 AM</text:p>
          </table:table-cell>
          <table:table-cell office:value-type="float" office:value="34.1242158247">
            <text:p>34.1242158247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9967820146672E+017">
            <text:p>779967820146672000</text:p>
          </table:table-cell>
          <table:table-cell office:value-type="string">
            <text:p>Snorlax</text:p>
          </table:table-cell>
          <table:table-cell office:value-type="string">
            <text:p>09/25/16 08:56 AM</text:p>
          </table:table-cell>
          <table:table-cell office:value-type="float" office:value="34.1196286085">
            <text:p>34.1196286085</text:p>
          </table:table-cell>
          <table:table-cell office:value-type="float" office:value="-118.0680512302">
            <text:p>-118.0680512302</text:p>
          </table:table-cell>
        </table:table-row>
        <table:table-row table:style-name="ro1">
          <table:table-cell office:value-type="float" office:value="7.79967381191864E+017">
            <text:p>779967381191864000</text:p>
          </table:table-cell>
          <table:table-cell office:value-type="string">
            <text:p>Jolteon</text:p>
          </table:table-cell>
          <table:table-cell office:value-type="string">
            <text:p>09/25/16 08:54 AM</text:p>
          </table:table-cell>
          <table:table-cell office:value-type="float" office:value="34.1270990721">
            <text:p>34.1270990721</text:p>
          </table:table-cell>
          <table:table-cell office:value-type="float" office:value="-118.0504895276">
            <text:p>-118.0504895276</text:p>
          </table:table-cell>
        </table:table-row>
        <table:table-row table:style-name="ro1">
          <table:table-cell office:value-type="float" office:value="7.79967060080153E+017">
            <text:p>779967060080153000</text:p>
          </table:table-cell>
          <table:table-cell office:value-type="string">
            <text:p>Raichu</text:p>
          </table:table-cell>
          <table:table-cell office:value-type="string">
            <text:p>09/25/16 08:53 AM</text:p>
          </table:table-cell>
          <table:table-cell office:value-type="float" office:value="34.126899698">
            <text:p>34.126899698</text:p>
          </table:table-cell>
          <table:table-cell office:value-type="float" office:value="-118.0130736231">
            <text:p>-118.0130736231</text:p>
          </table:table-cell>
        </table:table-row>
        <table:table-row table:style-name="ro1">
          <table:table-cell office:value-type="float" office:value="7.79966443240628E+017">
            <text:p>779966443240628000</text:p>
          </table:table-cell>
          <table:table-cell office:value-type="string">
            <text:p>Kingler</text:p>
          </table:table-cell>
          <table:table-cell office:value-type="string">
            <text:p>09/25/16 08:51 A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9965425454977E+017">
            <text:p>779965425454977000</text:p>
          </table:table-cell>
          <table:table-cell office:value-type="string">
            <text:p>Flareon</text:p>
          </table:table-cell>
          <table:table-cell office:value-type="string">
            <text:p>09/25/16 08:47 AM</text:p>
          </table:table-cell>
          <table:table-cell office:value-type="float" office:value="34.1237442625">
            <text:p>34.1237442625</text:p>
          </table:table-cell>
          <table:table-cell office:value-type="float" office:value="-118.0669536751">
            <text:p>-118.0669536751</text:p>
          </table:table-cell>
        </table:table-row>
        <table:table-row table:style-name="ro1">
          <table:table-cell office:value-type="float" office:value="7.79965373340725E+017">
            <text:p>779965373340725000</text:p>
          </table:table-cell>
          <table:table-cell office:value-type="string">
            <text:p>Flareon</text:p>
          </table:table-cell>
          <table:table-cell office:value-type="string">
            <text:p>09/25/16 08:46 AM</text:p>
          </table:table-cell>
          <table:table-cell office:value-type="float" office:value="34.1255387288">
            <text:p>34.1255387288</text:p>
          </table:table-cell>
          <table:table-cell office:value-type="float" office:value="-118.0574412441">
            <text:p>-118.0574412441</text:p>
          </table:table-cell>
        </table:table-row>
        <table:table-row table:style-name="ro1">
          <table:table-cell office:value-type="float" office:value="7.79964441634808E+017">
            <text:p>779964441634808000</text:p>
          </table:table-cell>
          <table:table-cell office:value-type="string">
            <text:p>Nidoking</text:p>
          </table:table-cell>
          <table:table-cell office:value-type="string">
            <text:p>09/25/16 08:43 AM</text:p>
          </table:table-cell>
          <table:table-cell office:value-type="float" office:value="34.1604131027">
            <text:p>34.1604131027</text:p>
          </table:table-cell>
          <table:table-cell office:value-type="float" office:value="-118.052410424">
            <text:p>-118.052410424</text:p>
          </table:table-cell>
        </table:table-row>
        <table:table-row table:style-name="ro1">
          <table:table-cell office:value-type="float" office:value="7.79963815282651E+017">
            <text:p>779963815282651000</text:p>
          </table:table-cell>
          <table:table-cell office:value-type="string">
            <text:p>Butterfree</text:p>
          </table:table-cell>
          <table:table-cell office:value-type="string">
            <text:p>09/25/16 08:40 AM</text:p>
          </table:table-cell>
          <table:table-cell office:value-type="float" office:value="34.1630331957">
            <text:p>34.1630331957</text:p>
          </table:table-cell>
          <table:table-cell office:value-type="float" office:value="-118.0392381435">
            <text:p>-118.0392381435</text:p>
          </table:table-cell>
        </table:table-row>
        <table:table-row table:style-name="ro1">
          <table:table-cell office:value-type="float" office:value="7.79961233373925E+017">
            <text:p>779961233373925000</text:p>
          </table:table-cell>
          <table:table-cell office:value-type="string">
            <text:p>Golem</text:p>
          </table:table-cell>
          <table:table-cell office:value-type="string">
            <text:p>09/25/16 08:30 AM</text:p>
          </table:table-cell>
          <table:table-cell office:value-type="float" office:value="34.1412708037">
            <text:p>34.1412708037</text:p>
          </table:table-cell>
          <table:table-cell office:value-type="float" office:value="-118.0246011256">
            <text:p>-118.0246011256</text:p>
          </table:table-cell>
        </table:table-row>
        <table:table-row table:style-name="ro1">
          <table:table-cell office:value-type="float" office:value="7.7996073456633E+017">
            <text:p>779960734566330000</text:p>
          </table:table-cell>
          <table:table-cell office:value-type="string">
            <text:p>Seaking</text:p>
          </table:table-cell>
          <table:table-cell office:value-type="string">
            <text:p>09/25/16 08:28 AM</text:p>
          </table:table-cell>
          <table:table-cell office:value-type="float" office:value="34.1391265486">
            <text:p>34.1391265486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79960531503297E+017">
            <text:p>779960531503297000</text:p>
          </table:table-cell>
          <table:table-cell office:value-type="string">
            <text:p>Jolteon</text:p>
          </table:table-cell>
          <table:table-cell office:value-type="string">
            <text:p>09/25/16 08:27 AM</text:p>
          </table:table-cell>
          <table:table-cell office:value-type="float" office:value="34.1677734012">
            <text:p>34.1677734012</text:p>
          </table:table-cell>
          <table:table-cell office:value-type="float" office:value="-118.0281690102">
            <text:p>-118.0281690102</text:p>
          </table:table-cell>
        </table:table-row>
        <table:table-row table:style-name="ro1">
          <table:table-cell office:value-type="float" office:value="7.79960362145751E+017">
            <text:p>779960362145751000</text:p>
          </table:table-cell>
          <table:table-cell office:value-type="string">
            <text:p>Hitmonlee</text:p>
          </table:table-cell>
          <table:table-cell office:value-type="string">
            <text:p>09/25/16 08:26 AM</text:p>
          </table:table-cell>
          <table:table-cell office:value-type="float" office:value="34.1503426024">
            <text:p>34.1503426024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9958925122638E+017">
            <text:p>779958925122638000</text:p>
          </table:table-cell>
          <table:table-cell office:value-type="string">
            <text:p>Kingler</text:p>
          </table:table-cell>
          <table:table-cell office:value-type="string">
            <text:p>09/25/16 08:21 A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9957639597793E+017">
            <text:p>779957639597793000</text:p>
          </table:table-cell>
          <table:table-cell office:value-type="string">
            <text:p>Golem</text:p>
          </table:table-cell>
          <table:table-cell office:value-type="string">
            <text:p>09/25/16 08:16 AM</text:p>
          </table:table-cell>
          <table:table-cell office:value-type="float" office:value="34.1622036774">
            <text:p>34.1622036774</text:p>
          </table:table-cell>
          <table:table-cell office:value-type="float" office:value="-118.0458244065">
            <text:p>-118.0458244065</text:p>
          </table:table-cell>
        </table:table-row>
        <table:table-row table:style-name="ro1">
          <table:table-cell office:value-type="float" office:value="7.79956887873737E+017">
            <text:p>779956887873737000</text:p>
          </table:table-cell>
          <table:table-cell office:value-type="string">
            <text:p>Ninetales</text:p>
          </table:table-cell>
          <table:table-cell office:value-type="string">
            <text:p>09/25/16 08:13 AM</text:p>
          </table:table-cell>
          <table:table-cell office:value-type="float" office:value="34.0997968409">
            <text:p>34.0997968409</text:p>
          </table:table-cell>
          <table:table-cell office:value-type="float" office:value="-118.0345727255">
            <text:p>-118.0345727255</text:p>
          </table:table-cell>
        </table:table-row>
        <table:table-row table:style-name="ro1">
          <table:table-cell office:value-type="float" office:value="7.79956862523277E+017">
            <text:p>779956862523277000</text:p>
          </table:table-cell>
          <table:table-cell office:value-type="string">
            <text:p>Charmeleon</text:p>
          </table:table-cell>
          <table:table-cell office:value-type="string">
            <text:p>09/25/16 08:13 AM</text:p>
          </table:table-cell>
          <table:table-cell office:value-type="float" office:value="34.1181671776">
            <text:p>34.1181671776</text:p>
          </table:table-cell>
          <table:table-cell office:value-type="float" office:value="-118.0603682006">
            <text:p>-118.0603682006</text:p>
          </table:table-cell>
        </table:table-row>
        <table:table-row table:style-name="ro1">
          <table:table-cell office:value-type="float" office:value="7.79955567850775E+017">
            <text:p>779955567850775000</text:p>
          </table:table-cell>
          <table:table-cell office:value-type="string">
            <text:p>Rapidash</text:p>
          </table:table-cell>
          <table:table-cell office:value-type="string">
            <text:p>09/25/16 08:07 AM</text:p>
          </table:table-cell>
          <table:table-cell office:value-type="float" office:value="34.1180490888">
            <text:p>34.1180490888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9954640263664E+017">
            <text:p>779954640263664000</text:p>
          </table:table-cell>
          <table:table-cell office:value-type="string">
            <text:p>Nidoqueen</text:p>
          </table:table-cell>
          <table:table-cell office:value-type="string">
            <text:p>09/25/16 08:04 AM</text:p>
          </table:table-cell>
          <table:table-cell office:value-type="float" office:value="34.11937969">
            <text:p>34.11937969</text:p>
          </table:table-cell>
          <table:table-cell office:value-type="float" office:value="-118.0162757823">
            <text:p>-118.0162757823</text:p>
          </table:table-cell>
        </table:table-row>
        <table:table-row table:style-name="ro1">
          <table:table-cell office:value-type="float" office:value="7.79948605998182E+017">
            <text:p>779948605998182000</text:p>
          </table:table-cell>
          <table:table-cell office:value-type="string">
            <text:p>Beedrill</text:p>
          </table:table-cell>
          <table:table-cell office:value-type="string">
            <text:p>09/25/16 07:40 AM</text:p>
          </table:table-cell>
          <table:table-cell office:value-type="float" office:value="34.1147705158">
            <text:p>34.1147705158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79947350638723E+017">
            <text:p>779947350638723000</text:p>
          </table:table-cell>
          <table:table-cell office:value-type="string">
            <text:p>Nidoking</text:p>
          </table:table-cell>
          <table:table-cell office:value-type="string">
            <text:p>09/25/16 07:35 AM</text:p>
          </table:table-cell>
          <table:table-cell office:value-type="float" office:value="34.1614959569">
            <text:p>34.1614959569</text:p>
          </table:table-cell>
          <table:table-cell office:value-type="float" office:value="-118.0509468858">
            <text:p>-118.0509468858</text:p>
          </table:table-cell>
        </table:table-row>
        <table:table-row table:style-name="ro1">
          <table:table-cell office:value-type="float" office:value="7.79947031947162E+017">
            <text:p>779947031947162000</text:p>
          </table:table-cell>
          <table:table-cell office:value-type="string">
            <text:p>Ninetales</text:p>
          </table:table-cell>
          <table:table-cell office:value-type="string">
            <text:p>09/25/16 07:33 AM</text:p>
          </table:table-cell>
          <table:table-cell office:value-type="float" office:value="34.1346645609">
            <text:p>34.1346645609</text:p>
          </table:table-cell>
          <table:table-cell office:value-type="float" office:value="-118.030913488">
            <text:p>-118.030913488</text:p>
          </table:table-cell>
        </table:table-row>
        <table:table-row table:style-name="ro1">
          <table:table-cell office:value-type="float" office:value="7.79945904866333E+017">
            <text:p>779945904866333000</text:p>
          </table:table-cell>
          <table:table-cell office:value-type="string">
            <text:p>Charmeleon</text:p>
          </table:table-cell>
          <table:table-cell office:value-type="string">
            <text:p>09/25/16 07:29 AM</text:p>
          </table:table-cell>
          <table:table-cell office:value-type="float" office:value="34.1132276847">
            <text:p>34.1132276847</text:p>
          </table:table-cell>
          <table:table-cell office:value-type="float" office:value="-118.0615572628">
            <text:p>-118.0615572628</text:p>
          </table:table-cell>
        </table:table-row>
        <table:table-row table:style-name="ro1">
          <table:table-cell office:value-type="float" office:value="7.79944960195912E+017">
            <text:p>779944960195912000</text:p>
          </table:table-cell>
          <table:table-cell office:value-type="string">
            <text:p>Raichu</text:p>
          </table:table-cell>
          <table:table-cell office:value-type="string">
            <text:p>09/25/16 07:25 AM</text:p>
          </table:table-cell>
          <table:table-cell office:value-type="float" office:value="34.1328423416">
            <text:p>34.1328423416</text:p>
          </table:table-cell>
          <table:table-cell office:value-type="float" office:value="-118.0505809994">
            <text:p>-118.0505809994</text:p>
          </table:table-cell>
        </table:table-row>
        <table:table-row table:style-name="ro1">
          <table:table-cell office:value-type="float" office:value="7.79943761295966E+017">
            <text:p>779943761295966000</text:p>
          </table:table-cell>
          <table:table-cell office:value-type="string">
            <text:p>Raichu</text:p>
          </table:table-cell>
          <table:table-cell office:value-type="string">
            <text:p>09/25/16 07:20 AM</text:p>
          </table:table-cell>
          <table:table-cell office:value-type="float" office:value="34.1262531357">
            <text:p>34.1262531357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9941965123027E+017">
            <text:p>779941965123027000</text:p>
          </table:table-cell>
          <table:table-cell office:value-type="string">
            <text:p>Magmar</text:p>
          </table:table-cell>
          <table:table-cell office:value-type="string">
            <text:p>09/25/16 07:13 AM</text:p>
          </table:table-cell>
          <table:table-cell office:value-type="float" office:value="34.114603336">
            <text:p>34.114603336</text:p>
          </table:table-cell>
          <table:table-cell office:value-type="float" office:value="-118.0582644555">
            <text:p>-118.0582644555</text:p>
          </table:table-cell>
        </table:table-row>
        <table:table-row table:style-name="ro1">
          <table:table-cell office:value-type="float" office:value="7.79939534716875E+017">
            <text:p>779939534716875000</text:p>
          </table:table-cell>
          <table:table-cell office:value-type="string">
            <text:p>Kingler</text:p>
          </table:table-cell>
          <table:table-cell office:value-type="string">
            <text:p>09/25/16 07:04 AM</text:p>
          </table:table-cell>
          <table:table-cell office:value-type="float" office:value="34.1180173181">
            <text:p>34.1180173181</text:p>
          </table:table-cell>
          <table:table-cell office:value-type="float" office:value="-118.0431716357">
            <text:p>-118.0431716357</text:p>
          </table:table-cell>
        </table:table-row>
        <table:table-row table:style-name="ro1">
          <table:table-cell office:value-type="float" office:value="7.799383130293E+017">
            <text:p>779938313029300000</text:p>
          </table:table-cell>
          <table:table-cell office:value-type="string">
            <text:p>Charmeleon</text:p>
          </table:table-cell>
          <table:table-cell office:value-type="string">
            <text:p>09/25/16 06:59 AM</text:p>
          </table:table-cell>
          <table:table-cell office:value-type="float" office:value="34.1636179179">
            <text:p>34.1636179179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9937017803051E+017">
            <text:p>779937017803051000</text:p>
          </table:table-cell>
          <table:table-cell office:value-type="string">
            <text:p>Magmar</text:p>
          </table:table-cell>
          <table:table-cell office:value-type="string">
            <text:p>09/25/16 06:54 AM</text:p>
          </table:table-cell>
          <table:table-cell office:value-type="float" office:value="34.1263139333">
            <text:p>34.1263139333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9936921971634E+017">
            <text:p>779936921971634000</text:p>
          </table:table-cell>
          <table:table-cell office:value-type="string">
            <text:p>Hitmonchan</text:p>
          </table:table-cell>
          <table:table-cell office:value-type="string">
            <text:p>09/25/16 06:53 AM</text:p>
          </table:table-cell>
          <table:table-cell office:value-type="float" office:value="34.0999532833">
            <text:p>34.0999532833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9930440043868E+017">
            <text:p>779930440043868000</text:p>
          </table:table-cell>
          <table:table-cell office:value-type="string">
            <text:p>Ninetales</text:p>
          </table:table-cell>
          <table:table-cell office:value-type="string">
            <text:p>09/25/16 06:28 AM</text:p>
          </table:table-cell>
          <table:table-cell office:value-type="float" office:value="34.1247941809">
            <text:p>34.1247941809</text:p>
          </table:table-cell>
          <table:table-cell office:value-type="float" office:value="-118.0659475769">
            <text:p>-118.0659475769</text:p>
          </table:table-cell>
        </table:table-row>
        <table:table-row table:style-name="ro1">
          <table:table-cell office:value-type="float" office:value="7.79928818479878E+017">
            <text:p>779928818479878000</text:p>
          </table:table-cell>
          <table:table-cell office:value-type="string">
            <text:p>Clefable</text:p>
          </table:table-cell>
          <table:table-cell office:value-type="string">
            <text:p>09/25/16 06:21 AM</text:p>
          </table:table-cell>
          <table:table-cell office:value-type="float" office:value="34.1502827992">
            <text:p>34.1502827992</text:p>
          </table:table-cell>
          <table:table-cell office:value-type="float" office:value="-118.0195693714">
            <text:p>-118.0195693714</text:p>
          </table:table-cell>
        </table:table-row>
        <table:table-row table:style-name="ro1">
          <table:table-cell office:value-type="float" office:value="7.79918275853427E+017">
            <text:p>779918275853427000</text:p>
          </table:table-cell>
          <table:table-cell office:value-type="string">
            <text:p>Rapidash</text:p>
          </table:table-cell>
          <table:table-cell office:value-type="string">
            <text:p>09/25/16 05:39 AM</text:p>
          </table:table-cell>
          <table:table-cell office:value-type="float" office:value="34.1238741753">
            <text:p>34.1238741753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9915896777089E+017">
            <text:p>779915896777089000</text:p>
          </table:table-cell>
          <table:table-cell office:value-type="string">
            <text:p>Ninetales</text:p>
          </table:table-cell>
          <table:table-cell office:value-type="string">
            <text:p>09/25/16 05:30 AM</text:p>
          </table:table-cell>
          <table:table-cell office:value-type="float" office:value="34.1156359052">
            <text:p>34.1156359052</text:p>
          </table:table-cell>
          <table:table-cell office:value-type="float" office:value="-118.0550630561">
            <text:p>-118.0550630561</text:p>
          </table:table-cell>
        </table:table-row>
        <table:table-row table:style-name="ro1">
          <table:table-cell office:value-type="float" office:value="7.79914553001857E+017">
            <text:p>779914553001857000</text:p>
          </table:table-cell>
          <table:table-cell office:value-type="string">
            <text:p>Electabuzz</text:p>
          </table:table-cell>
          <table:table-cell office:value-type="string">
            <text:p>09/25/16 05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913281397936E+017">
            <text:p>779913281397936000</text:p>
          </table:table-cell>
          <table:table-cell office:value-type="string">
            <text:p>Scyther</text:p>
          </table:table-cell>
          <table:table-cell office:value-type="string">
            <text:p>09/25/16 05:19 AM</text:p>
          </table:table-cell>
          <table:table-cell office:value-type="float" office:value="34.1507294861">
            <text:p>34.1507294861</text:p>
          </table:table-cell>
          <table:table-cell office:value-type="float" office:value="-118.0320112672">
            <text:p>-118.0320112672</text:p>
          </table:table-cell>
        </table:table-row>
        <table:table-row table:style-name="ro1">
          <table:table-cell office:value-type="float" office:value="7.79913018045899E+017">
            <text:p>779913018045899000</text:p>
          </table:table-cell>
          <table:table-cell office:value-type="string">
            <text:p>Chansey</text:p>
          </table:table-cell>
          <table:table-cell office:value-type="string">
            <text:p>09/25/16 05:18 AM</text:p>
          </table:table-cell>
          <table:table-cell office:value-type="float" office:value="34.1319592421">
            <text:p>34.1319592421</text:p>
          </table:table-cell>
          <table:table-cell office:value-type="float" office:value="-118.0331090395">
            <text:p>-118.0331090395</text:p>
          </table:table-cell>
        </table:table-row>
        <table:table-row table:style-name="ro1">
          <table:table-cell office:value-type="float" office:value="7.79911868701749E+017">
            <text:p>779911868701749000</text:p>
          </table:table-cell>
          <table:table-cell office:value-type="string">
            <text:p>Rapidash</text:p>
          </table:table-cell>
          <table:table-cell office:value-type="string">
            <text:p>09/25/16 05:14 AM</text:p>
          </table:table-cell>
          <table:table-cell office:value-type="float" office:value="34.1246074746">
            <text:p>34.1246074746</text:p>
          </table:table-cell>
          <table:table-cell office:value-type="float" office:value="-118.0557033406">
            <text:p>-118.0557033406</text:p>
          </table:table-cell>
        </table:table-row>
        <table:table-row table:style-name="ro1">
          <table:table-cell office:value-type="float" office:value="7.79911260091453E+017">
            <text:p>779911260091453000</text:p>
          </table:table-cell>
          <table:table-cell office:value-type="string">
            <text:p>Snorlax</text:p>
          </table:table-cell>
          <table:table-cell office:value-type="string">
            <text:p>09/25/16 05:11 AM</text:p>
          </table:table-cell>
          <table:table-cell office:value-type="float" office:value="34.1448247141">
            <text:p>34.1448247141</text:p>
          </table:table-cell>
          <table:table-cell office:value-type="float" office:value="-118.0312794151">
            <text:p>-118.0312794151</text:p>
          </table:table-cell>
        </table:table-row>
        <table:table-row table:style-name="ro1">
          <table:table-cell office:value-type="float" office:value="7.79909729564758E+017">
            <text:p>779909729564758000</text:p>
          </table:table-cell>
          <table:table-cell office:value-type="string">
            <text:p>Snorlax</text:p>
          </table:table-cell>
          <table:table-cell office:value-type="string">
            <text:p>09/25/16 05:05 AM</text:p>
          </table:table-cell>
          <table:table-cell office:value-type="float" office:value="34.1213970396">
            <text:p>34.1213970396</text:p>
          </table:table-cell>
          <table:table-cell office:value-type="float" office:value="-118.0136225688">
            <text:p>-118.0136225688</text:p>
          </table:table-cell>
        </table:table-row>
        <table:table-row table:style-name="ro1">
          <table:table-cell office:value-type="float" office:value="7.79909205637476E+017">
            <text:p>779909205637476000</text:p>
          </table:table-cell>
          <table:table-cell office:value-type="string">
            <text:p>Wartortle</text:p>
          </table:table-cell>
          <table:table-cell office:value-type="string">
            <text:p>09/25/16 05:03 AM</text:p>
          </table:table-cell>
          <table:table-cell office:value-type="float" office:value="34.1229687068">
            <text:p>34.1229687068</text:p>
          </table:table-cell>
          <table:table-cell office:value-type="float" office:value="-118.038048931">
            <text:p>-118.038048931</text:p>
          </table:table-cell>
        </table:table-row>
        <table:table-row table:style-name="ro1">
          <table:table-cell office:value-type="float" office:value="7.79907633725661E+017">
            <text:p>779907633725661000</text:p>
          </table:table-cell>
          <table:table-cell office:value-type="string">
            <text:p>Exeggutor</text:p>
          </table:table-cell>
          <table:table-cell office:value-type="string">
            <text:p>09/25/16 04:57 AM</text:p>
          </table:table-cell>
          <table:table-cell office:value-type="float" office:value="34.0994020476">
            <text:p>34.0994020476</text:p>
          </table:table-cell>
          <table:table-cell office:value-type="float" office:value="-118.0364937948">
            <text:p>-118.0364937948</text:p>
          </table:table-cell>
        </table:table-row>
        <table:table-row table:style-name="ro1">
          <table:table-cell office:value-type="float" office:value="7.79903603058221E+017">
            <text:p>779903603058221000</text:p>
          </table:table-cell>
          <table:table-cell office:value-type="string">
            <text:p>Machamp</text:p>
          </table:table-cell>
          <table:table-cell office:value-type="string">
            <text:p>09/25/16 04:41 AM</text:p>
          </table:table-cell>
          <table:table-cell office:value-type="float" office:value="34.1250902238">
            <text:p>34.1250902238</text:p>
          </table:table-cell>
          <table:table-cell office:value-type="float" office:value="-118.0653987936">
            <text:p>-118.0653987936</text:p>
          </table:table-cell>
        </table:table-row>
        <table:table-row table:style-name="ro1">
          <table:table-cell office:value-type="float" office:value="7.79900305936822E+017">
            <text:p>779900305936822000</text:p>
          </table:table-cell>
          <table:table-cell office:value-type="string">
            <text:p>Ivysaur</text:p>
          </table:table-cell>
          <table:table-cell office:value-type="string">
            <text:p>09/25/16 04:28 AM</text:p>
          </table:table-cell>
          <table:table-cell office:value-type="float" office:value="34.1214162301">
            <text:p>34.1214162301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7989657697407E+017">
            <text:p>779896576974070000</text:p>
          </table:table-cell>
          <table:table-cell office:value-type="string">
            <text:p>Raichu</text:p>
          </table:table-cell>
          <table:table-cell office:value-type="string">
            <text:p>09/25/16 04:13 AM</text:p>
          </table:table-cell>
          <table:table-cell office:value-type="float" office:value="34.1197082458">
            <text:p>34.1197082458</text:p>
          </table:table-cell>
          <table:table-cell office:value-type="float" office:value="-118.0463732507">
            <text:p>-118.0463732507</text:p>
          </table:table-cell>
        </table:table-row>
        <table:table-row table:style-name="ro1">
          <table:table-cell office:value-type="float" office:value="7.79895213619712E+017">
            <text:p>779895213619712000</text:p>
          </table:table-cell>
          <table:table-cell office:value-type="string">
            <text:p>Nidoqueen</text:p>
          </table:table-cell>
          <table:table-cell office:value-type="string">
            <text:p>09/25/16 04:08 AM</text:p>
          </table:table-cell>
          <table:table-cell office:value-type="float" office:value="34.1679956833">
            <text:p>34.1679956833</text:p>
          </table:table-cell>
          <table:table-cell office:value-type="float" office:value="-118.0343897654">
            <text:p>-118.0343897654</text:p>
          </table:table-cell>
        </table:table-row>
        <table:table-row table:style-name="ro1">
          <table:table-cell office:value-type="float" office:value="7.79894891325207E+017">
            <text:p>779894891325207000</text:p>
          </table:table-cell>
          <table:table-cell office:value-type="string">
            <text:p>Hitmonchan</text:p>
          </table:table-cell>
          <table:table-cell office:value-type="string">
            <text:p>09/25/16 04:06 AM</text:p>
          </table:table-cell>
          <table:table-cell office:value-type="float" office:value="34.1515333437">
            <text:p>34.1515333437</text:p>
          </table:table-cell>
          <table:table-cell office:value-type="float" office:value="-118.0248755808">
            <text:p>-118.0248755808</text:p>
          </table:table-cell>
        </table:table-row>
        <table:table-row table:style-name="ro1">
          <table:table-cell office:value-type="float" office:value="7.79894872417325E+017">
            <text:p>779894872417325000</text:p>
          </table:table-cell>
          <table:table-cell office:value-type="string">
            <text:p>Golduck</text:p>
          </table:table-cell>
          <table:table-cell office:value-type="string">
            <text:p>09/25/16 04:06 AM</text:p>
          </table:table-cell>
          <table:table-cell office:value-type="float" office:value="34.1552047675">
            <text:p>34.1552047675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9894116662469E+017">
            <text:p>779894116662469000</text:p>
          </table:table-cell>
          <table:table-cell office:value-type="string">
            <text:p>Chansey</text:p>
          </table:table-cell>
          <table:table-cell office:value-type="string">
            <text:p>09/25/16 04:03 AM</text:p>
          </table:table-cell>
          <table:table-cell office:value-type="float" office:value="34.1263434947">
            <text:p>34.1263434947</text:p>
          </table:table-cell>
          <table:table-cell office:value-type="float" office:value="-118.050306584">
            <text:p>-118.050306584</text:p>
          </table:table-cell>
        </table:table-row>
        <table:table-row table:style-name="ro1">
          <table:table-cell office:value-type="float" office:value="7.79891957095031E+017">
            <text:p>779891957095031000</text:p>
          </table:table-cell>
          <table:table-cell office:value-type="string">
            <text:p>Charizard</text:p>
          </table:table-cell>
          <table:table-cell office:value-type="string">
            <text:p>09/25/16 03:55 AM</text:p>
          </table:table-cell>
          <table:table-cell office:value-type="float" office:value="34.1668848284">
            <text:p>34.1668848284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79891951705338E+017">
            <text:p>779891951705338000</text:p>
          </table:table-cell>
          <table:table-cell office:value-type="string">
            <text:p>Arcanine</text:p>
          </table:table-cell>
          <table:table-cell office:value-type="string">
            <text:p>09/25/16 03:55 AM</text:p>
          </table:table-cell>
          <table:table-cell office:value-type="float" office:value="34.1435747312">
            <text:p>34.1435747312</text:p>
          </table:table-cell>
          <table:table-cell office:value-type="float" office:value="-118.01819705">
            <text:p>-118.01819705</text:p>
          </table:table-cell>
        </table:table-row>
        <table:table-row table:style-name="ro1">
          <table:table-cell office:value-type="float" office:value="7.79887477074952E+017">
            <text:p>779887477074952000</text:p>
          </table:table-cell>
          <table:table-cell office:value-type="string">
            <text:p>Golem</text:p>
          </table:table-cell>
          <table:table-cell office:value-type="string">
            <text:p>09/25/16 03:37 AM</text:p>
          </table:table-cell>
          <table:table-cell office:value-type="float" office:value="34.1279256646">
            <text:p>34.1279256646</text:p>
          </table:table-cell>
          <table:table-cell office:value-type="float" office:value="-118.0558862786">
            <text:p>-118.0558862786</text:p>
          </table:table-cell>
        </table:table-row>
        <table:table-row table:style-name="ro1">
          <table:table-cell office:value-type="float" office:value="7.79883863208112E+017">
            <text:p>779883863208112000</text:p>
          </table:table-cell>
          <table:table-cell office:value-type="string">
            <text:p>Nidoking</text:p>
          </table:table-cell>
          <table:table-cell office:value-type="string">
            <text:p>09/25/16 03:22 AM</text:p>
          </table:table-cell>
          <table:table-cell office:value-type="float" office:value="34.1659891725">
            <text:p>34.1659891725</text:p>
          </table:table-cell>
          <table:table-cell office:value-type="float" office:value="-118.0324686731">
            <text:p>-118.0324686731</text:p>
          </table:table-cell>
        </table:table-row>
        <table:table-row table:style-name="ro1">
          <table:table-cell office:value-type="float" office:value="7.79883460462727E+017">
            <text:p>779883460462727000</text:p>
          </table:table-cell>
          <table:table-cell office:value-type="string">
            <text:p>Magmar</text:p>
          </table:table-cell>
          <table:table-cell office:value-type="string">
            <text:p>09/25/16 03:21 AM</text:p>
          </table:table-cell>
          <table:table-cell office:value-type="float" office:value="34.1275776386">
            <text:p>34.1275776386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9882224480981E+017">
            <text:p>779882224480981000</text:p>
          </table:table-cell>
          <table:table-cell office:value-type="string">
            <text:p>Magmar</text:p>
          </table:table-cell>
          <table:table-cell office:value-type="string">
            <text:p>09/25/16 03:16 AM</text:p>
          </table:table-cell>
          <table:table-cell office:value-type="float" office:value="34.1249848383">
            <text:p>34.1249848383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9882222773899E+017">
            <text:p>779882222773899000</text:p>
          </table:table-cell>
          <table:table-cell office:value-type="string">
            <text:p>Electabuzz</text:p>
          </table:table-cell>
          <table:table-cell office:value-type="string">
            <text:p>09/25/16 03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882188238041E+017">
            <text:p>779882188238041000</text:p>
          </table:table-cell>
          <table:table-cell office:value-type="string">
            <text:p>Scyther</text:p>
          </table:table-cell>
          <table:table-cell office:value-type="string">
            <text:p>09/25/16 03:16 AM</text:p>
          </table:table-cell>
          <table:table-cell office:value-type="float" office:value="34.154976745">
            <text:p>34.154976745</text:p>
          </table:table-cell>
          <table:table-cell office:value-type="float" office:value="-118.0332920009">
            <text:p>-118.0332920009</text:p>
          </table:table-cell>
        </table:table-row>
        <table:table-row table:style-name="ro1">
          <table:table-cell office:value-type="float" office:value="7.79881597164134E+017">
            <text:p>779881597164134000</text:p>
          </table:table-cell>
          <table:table-cell office:value-type="string">
            <text:p>Charizard</text:p>
          </table:table-cell>
          <table:table-cell office:value-type="string">
            <text:p>09/25/16 03:13 AM</text:p>
          </table:table-cell>
          <table:table-cell office:value-type="float" office:value="34.1381785801">
            <text:p>34.1381785801</text:p>
          </table:table-cell>
          <table:table-cell office:value-type="float" office:value="-118.0235033005">
            <text:p>-118.0235033005</text:p>
          </table:table-cell>
        </table:table-row>
        <table:table-row table:style-name="ro1">
          <table:table-cell office:value-type="float" office:value="7.79881221610279E+017">
            <text:p>779881221610279000</text:p>
          </table:table-cell>
          <table:table-cell office:value-type="string">
            <text:p>Lickitung</text:p>
          </table:table-cell>
          <table:table-cell office:value-type="string">
            <text:p>09/25/16 03:12 AM</text:p>
          </table:table-cell>
          <table:table-cell office:value-type="float" office:value="34.1506927106">
            <text:p>34.1506927106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9879714533933E+017">
            <text:p>779879714533933000</text:p>
          </table:table-cell>
          <table:table-cell office:value-type="string">
            <text:p>Clefable</text:p>
          </table:table-cell>
          <table:table-cell office:value-type="string">
            <text:p>09/25/16 03:06 AM</text:p>
          </table:table-cell>
          <table:table-cell office:value-type="float" office:value="34.1680307426">
            <text:p>34.1680307426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9878476077601E+017">
            <text:p>779878476077601000</text:p>
          </table:table-cell>
          <table:table-cell office:value-type="string">
            <text:p>Dragonite</text:p>
          </table:table-cell>
          <table:table-cell office:value-type="string">
            <text:p>09/25/16 03:01 AM</text:p>
          </table:table-cell>
          <table:table-cell office:value-type="float" office:value="34.1589712466">
            <text:p>34.1589712466</text:p>
          </table:table-cell>
          <table:table-cell office:value-type="float" office:value="-118.0216735769">
            <text:p>-118.0216735769</text:p>
          </table:table-cell>
        </table:table-row>
        <table:table-row table:style-name="ro1">
          <table:table-cell office:value-type="float" office:value="7.79878470625001E+017">
            <text:p>779878470625001000</text:p>
          </table:table-cell>
          <table:table-cell office:value-type="string">
            <text:p>Butterfree</text:p>
          </table:table-cell>
          <table:table-cell office:value-type="string">
            <text:p>09/25/16 03:01 AM</text:p>
          </table:table-cell>
          <table:table-cell office:value-type="float" office:value="34.1623691424">
            <text:p>34.1623691424</text:p>
          </table:table-cell>
          <table:table-cell office:value-type="float" office:value="-118.0260648818">
            <text:p>-118.0260648818</text:p>
          </table:table-cell>
        </table:table-row>
        <table:table-row table:style-name="ro1">
          <table:table-cell office:value-type="float" office:value="7.79877810009624E+017">
            <text:p>779877810009624000</text:p>
          </table:table-cell>
          <table:table-cell office:value-type="string">
            <text:p>Jolteon</text:p>
          </table:table-cell>
          <table:table-cell office:value-type="string">
            <text:p>09/25/16 02:58 AM</text:p>
          </table:table-cell>
          <table:table-cell office:value-type="float" office:value="34.1124452324">
            <text:p>34.1124452324</text:p>
          </table:table-cell>
          <table:table-cell office:value-type="float" office:value="-118.0686000052">
            <text:p>-118.0686000052</text:p>
          </table:table-cell>
        </table:table-row>
        <table:table-row table:style-name="ro1">
          <table:table-cell office:value-type="float" office:value="7.79875632016609E+017">
            <text:p>779875632016609000</text:p>
          </table:table-cell>
          <table:table-cell office:value-type="string">
            <text:p>Snorlax</text:p>
          </table:table-cell>
          <table:table-cell office:value-type="string">
            <text:p>09/25/16 02:50 AM</text:p>
          </table:table-cell>
          <table:table-cell office:value-type="float" office:value="34.164391595">
            <text:p>34.164391595</text:p>
          </table:table-cell>
          <table:table-cell office:value-type="float" office:value="-118.0295412544">
            <text:p>-118.0295412544</text:p>
          </table:table-cell>
        </table:table-row>
        <table:table-row table:style-name="ro1">
          <table:table-cell office:value-type="float" office:value="7.79872121568702E+017">
            <text:p>779872121568702000</text:p>
          </table:table-cell>
          <table:table-cell office:value-type="string">
            <text:p>Jolteon</text:p>
          </table:table-cell>
          <table:table-cell office:value-type="string">
            <text:p>09/25/16 02:36 AM</text:p>
          </table:table-cell>
          <table:table-cell office:value-type="float" office:value="34.1101626957">
            <text:p>34.1101626957</text:p>
          </table:table-cell>
          <table:table-cell office:value-type="float" office:value="-118.0454585095">
            <text:p>-118.0454585095</text:p>
          </table:table-cell>
        </table:table-row>
        <table:table-row table:style-name="ro1">
          <table:table-cell office:value-type="float" office:value="7.79871661642293E+017">
            <text:p>779871661642293000</text:p>
          </table:table-cell>
          <table:table-cell office:value-type="string">
            <text:p>Magmar</text:p>
          </table:table-cell>
          <table:table-cell office:value-type="string">
            <text:p>09/25/16 02:34 AM</text:p>
          </table:table-cell>
          <table:table-cell office:value-type="float" office:value="34.1046592147">
            <text:p>34.1046592147</text:p>
          </table:table-cell>
          <table:table-cell office:value-type="float" office:value="-118.0340238447">
            <text:p>-118.0340238447</text:p>
          </table:table-cell>
        </table:table-row>
        <table:table-row table:style-name="ro1">
          <table:table-cell office:value-type="float" office:value="7.79870930877112E+017">
            <text:p>779870930877112000</text:p>
          </table:table-cell>
          <table:table-cell office:value-type="string">
            <text:p>Dragonite</text:p>
          </table:table-cell>
          <table:table-cell office:value-type="string">
            <text:p>09/25/16 02:31 AM</text:p>
          </table:table-cell>
          <table:table-cell office:value-type="float" office:value="34.1589712466">
            <text:p>34.1589712466</text:p>
          </table:table-cell>
          <table:table-cell office:value-type="float" office:value="-118.0216735769">
            <text:p>-118.0216735769</text:p>
          </table:table-cell>
        </table:table-row>
        <table:table-row table:style-name="ro1">
          <table:table-cell office:value-type="float" office:value="7.79870680284144E+017">
            <text:p>779870680284144000</text:p>
          </table:table-cell>
          <table:table-cell office:value-type="string">
            <text:p>Rapidash</text:p>
          </table:table-cell>
          <table:table-cell office:value-type="string">
            <text:p>09/25/16 02:30 AM</text:p>
          </table:table-cell>
          <table:table-cell office:value-type="float" office:value="34.1507803675">
            <text:p>34.1507803675</text:p>
          </table:table-cell>
          <table:table-cell office:value-type="float" office:value="-118.0175566298">
            <text:p>-118.0175566298</text:p>
          </table:table-cell>
        </table:table-row>
        <table:table-row table:style-name="ro1">
          <table:table-cell office:value-type="float" office:value="7.79869797945184E+017">
            <text:p>779869797945184000</text:p>
          </table:table-cell>
          <table:table-cell office:value-type="string">
            <text:p>Magmar</text:p>
          </table:table-cell>
          <table:table-cell office:value-type="string">
            <text:p>09/25/16 02:27 AM</text:p>
          </table:table-cell>
          <table:table-cell office:value-type="float" office:value="34.1520247131">
            <text:p>34.1520247131</text:p>
          </table:table-cell>
          <table:table-cell office:value-type="float" office:value="-118.0503980559">
            <text:p>-118.0503980559</text:p>
          </table:table-cell>
        </table:table-row>
        <table:table-row table:style-name="ro1">
          <table:table-cell office:value-type="float" office:value="7.79869250764673E+017">
            <text:p>779869250764673000</text:p>
          </table:table-cell>
          <table:table-cell office:value-type="string">
            <text:p>Electabuzz</text:p>
          </table:table-cell>
          <table:table-cell office:value-type="string">
            <text:p>09/25/16 02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868862749684E+017">
            <text:p>779868862749684000</text:p>
          </table:table-cell>
          <table:table-cell office:value-type="string">
            <text:p>Tangela</text:p>
          </table:table-cell>
          <table:table-cell office:value-type="string">
            <text:p>09/25/16 02:23 AM</text:p>
          </table:table-cell>
          <table:table-cell office:value-type="float" office:value="34.1001015279">
            <text:p>34.1001015279</text:p>
          </table:table-cell>
          <table:table-cell office:value-type="float" office:value="-118.0407932555">
            <text:p>-118.0407932555</text:p>
          </table:table-cell>
        </table:table-row>
        <table:table-row table:style-name="ro1">
          <table:table-cell office:value-type="float" office:value="7.79867947661562E+017">
            <text:p>779867947661562000</text:p>
          </table:table-cell>
          <table:table-cell office:value-type="string">
            <text:p>Raichu</text:p>
          </table:table-cell>
          <table:table-cell office:value-type="string">
            <text:p>09/25/16 02:19 AM</text:p>
          </table:table-cell>
          <table:table-cell office:value-type="float" office:value="34.1121215597">
            <text:p>34.1121215597</text:p>
          </table:table-cell>
          <table:table-cell office:value-type="float" office:value="-118.0673195276">
            <text:p>-118.0673195276</text:p>
          </table:table-cell>
        </table:table-row>
        <table:table-row table:style-name="ro1">
          <table:table-cell office:value-type="float" office:value="7.79867132578243E+017">
            <text:p>779867132578243000</text:p>
          </table:table-cell>
          <table:table-cell office:value-type="string">
            <text:p>Electabuzz</text:p>
          </table:table-cell>
          <table:table-cell office:value-type="string">
            <text:p>09/25/16 0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864529429602E+017">
            <text:p>779864529429602000</text:p>
          </table:table-cell>
          <table:table-cell office:value-type="string">
            <text:p>Magmar</text:p>
          </table:table-cell>
          <table:table-cell office:value-type="string">
            <text:p>09/25/16 02:06 AM</text:p>
          </table:table-cell>
          <table:table-cell office:value-type="float" office:value="34.1033720879">
            <text:p>34.1033720879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79861531609604E+017">
            <text:p>779861531609604000</text:p>
          </table:table-cell>
          <table:table-cell office:value-type="string">
            <text:p>Dratini</text:p>
          </table:table-cell>
          <table:table-cell office:value-type="string">
            <text:p>09/25/16 01:54 AM</text:p>
          </table:table-cell>
          <table:table-cell office:value-type="float" office:value="34.1219926872">
            <text:p>34.1219926872</text:p>
          </table:table-cell>
          <table:table-cell office:value-type="float" office:value="-118.0138055503">
            <text:p>-118.0138055503</text:p>
          </table:table-cell>
        </table:table-row>
        <table:table-row table:style-name="ro1">
          <table:table-cell office:value-type="float" office:value="7.79859652364251E+017">
            <text:p>779859652364251000</text:p>
          </table:table-cell>
          <table:table-cell office:value-type="string">
            <text:p>Golem</text:p>
          </table:table-cell>
          <table:table-cell office:value-type="string">
            <text:p>09/25/16 01:46 AM</text:p>
          </table:table-cell>
          <table:table-cell office:value-type="float" office:value="34.1500363059">
            <text:p>34.1500363059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9859316517974E+017">
            <text:p>779859316517974000</text:p>
          </table:table-cell>
          <table:table-cell office:value-type="string">
            <text:p>Exeggutor</text:p>
          </table:table-cell>
          <table:table-cell office:value-type="string">
            <text:p>09/25/16 01:45 AM</text:p>
          </table:table-cell>
          <table:table-cell office:value-type="float" office:value="34.1027949424">
            <text:p>34.1027949424</text:p>
          </table:table-cell>
          <table:table-cell office:value-type="float" office:value="-118.0460988288">
            <text:p>-118.0460988288</text:p>
          </table:table-cell>
        </table:table-row>
        <table:table-row table:style-name="ro1">
          <table:table-cell office:value-type="float" office:value="7.79858377383957E+017">
            <text:p>779858377383957000</text:p>
          </table:table-cell>
          <table:table-cell office:value-type="string">
            <text:p>Jolteon</text:p>
          </table:table-cell>
          <table:table-cell office:value-type="string">
            <text:p>09/25/16 01:41 AM</text:p>
          </table:table-cell>
          <table:table-cell office:value-type="float" office:value="34.1659007106">
            <text:p>34.1659007106</text:p>
          </table:table-cell>
          <table:table-cell office:value-type="float" office:value="-118.0250585507">
            <text:p>-118.0250585507</text:p>
          </table:table-cell>
        </table:table-row>
        <table:table-row table:style-name="ro1">
          <table:table-cell office:value-type="float" office:value="7.79855632752968E+017">
            <text:p>779855632752968000</text:p>
          </table:table-cell>
          <table:table-cell office:value-type="string">
            <text:p>Jolteon</text:p>
          </table:table-cell>
          <table:table-cell office:value-type="string">
            <text:p>09/25/16 01:30 AM</text:p>
          </table:table-cell>
          <table:table-cell office:value-type="float" office:value="34.1163962435">
            <text:p>34.1163962435</text:p>
          </table:table-cell>
          <table:table-cell office:value-type="float" office:value="-118.0325601542">
            <text:p>-118.0325601542</text:p>
          </table:table-cell>
        </table:table-row>
        <table:table-row table:style-name="ro1">
          <table:table-cell office:value-type="float" office:value="7.79855350665052E+017">
            <text:p>779855350665052000</text:p>
          </table:table-cell>
          <table:table-cell office:value-type="string">
            <text:p>Lickitung</text:p>
          </table:table-cell>
          <table:table-cell office:value-type="string">
            <text:p>09/25/16 01:29 AM</text:p>
          </table:table-cell>
          <table:table-cell office:value-type="float" office:value="34.1494455871">
            <text:p>34.1494455871</text:p>
          </table:table-cell>
          <table:table-cell office:value-type="float" office:value="-118.048202719">
            <text:p>-118.048202719</text:p>
          </table:table-cell>
        </table:table-row>
        <table:table-row table:style-name="ro1">
          <table:table-cell office:value-type="float" office:value="7.79854020231909E+017">
            <text:p>779854020231909000</text:p>
          </table:table-cell>
          <table:table-cell office:value-type="string">
            <text:p>Hitmonlee</text:p>
          </table:table-cell>
          <table:table-cell office:value-type="string">
            <text:p>09/25/16 01:24 AM</text:p>
          </table:table-cell>
          <table:table-cell office:value-type="float" office:value="34.1106211698">
            <text:p>34.1106211698</text:p>
          </table:table-cell>
          <table:table-cell office:value-type="float" office:value="-118.062380455">
            <text:p>-118.062380455</text:p>
          </table:table-cell>
        </table:table-row>
        <table:table-row table:style-name="ro1">
          <table:table-cell office:value-type="float" office:value="7.79853481611899E+017">
            <text:p>779853481611899000</text:p>
          </table:table-cell>
          <table:table-cell office:value-type="string">
            <text:p>Butterfree</text:p>
          </table:table-cell>
          <table:table-cell office:value-type="string">
            <text:p>09/25/16 01:22 AM</text:p>
          </table:table-cell>
          <table:table-cell office:value-type="float" office:value="34.1212771595">
            <text:p>34.1212771595</text:p>
          </table:table-cell>
          <table:table-cell office:value-type="float" office:value="-118.0685085429">
            <text:p>-118.0685085429</text:p>
          </table:table-cell>
        </table:table-row>
        <table:table-row table:style-name="ro1">
          <table:table-cell office:value-type="float" office:value="7.79853163213971E+017">
            <text:p>779853163213971000</text:p>
          </table:table-cell>
          <table:table-cell office:value-type="string">
            <text:p>Kingler</text:p>
          </table:table-cell>
          <table:table-cell office:value-type="string">
            <text:p>09/25/16 01:20 AM</text:p>
          </table:table-cell>
          <table:table-cell office:value-type="float" office:value="34.1220501899">
            <text:p>34.1220501899</text:p>
          </table:table-cell>
          <table:table-cell office:value-type="float" office:value="-118.013897041">
            <text:p>-118.013897041</text:p>
          </table:table-cell>
        </table:table-row>
        <table:table-row table:style-name="ro1">
          <table:table-cell office:value-type="float" office:value="7.79853017394712E+017">
            <text:p>779853017394712000</text:p>
          </table:table-cell>
          <table:table-cell office:value-type="string">
            <text:p>Magmar</text:p>
          </table:table-cell>
          <table:table-cell office:value-type="string">
            <text:p>09/25/16 01:20 AM</text:p>
          </table:table-cell>
          <table:table-cell office:value-type="float" office:value="34.1631319779">
            <text:p>34.1631319779</text:p>
          </table:table-cell>
          <table:table-cell office:value-type="float" office:value="-118.0420739257">
            <text:p>-118.0420739257</text:p>
          </table:table-cell>
        </table:table-row>
        <table:table-row table:style-name="ro1">
          <table:table-cell office:value-type="float" office:value="7.79851307926508E+017">
            <text:p>779851307926508000</text:p>
          </table:table-cell>
          <table:table-cell office:value-type="string">
            <text:p>Alakazam</text:p>
          </table:table-cell>
          <table:table-cell office:value-type="string">
            <text:p>09/25/16 01:13 AM</text:p>
          </table:table-cell>
          <table:table-cell office:value-type="float" office:value="34.1275774015">
            <text:p>34.1275774015</text:p>
          </table:table-cell>
          <table:table-cell office:value-type="float" office:value="-118.0372256253">
            <text:p>-118.0372256253</text:p>
          </table:table-cell>
        </table:table-row>
        <table:table-row table:style-name="ro1">
          <table:table-cell office:value-type="float" office:value="7.79850860171932E+017">
            <text:p>779850860171932000</text:p>
          </table:table-cell>
          <table:table-cell office:value-type="string">
            <text:p>Magmar</text:p>
          </table:table-cell>
          <table:table-cell office:value-type="string">
            <text:p>09/25/16 01:11 AM</text:p>
          </table:table-cell>
          <table:table-cell office:value-type="float" office:value="34.1220868557">
            <text:p>34.1220868557</text:p>
          </table:table-cell>
          <table:table-cell office:value-type="float" office:value="-118.0675024535">
            <text:p>-118.0675024535</text:p>
          </table:table-cell>
        </table:table-row>
        <table:table-row table:style-name="ro1">
          <table:table-cell office:value-type="float" office:value="7.79850827540279E+017">
            <text:p>779850827540279000</text:p>
          </table:table-cell>
          <table:table-cell office:value-type="string">
            <text:p>Exeggutor</text:p>
          </table:table-cell>
          <table:table-cell office:value-type="string">
            <text:p>09/25/16 01:11 AM</text:p>
          </table:table-cell>
          <table:table-cell office:value-type="float" office:value="34.1101473093">
            <text:p>34.1101473093</text:p>
          </table:table-cell>
          <table:table-cell office:value-type="float" office:value="-118.048111246">
            <text:p>-118.048111246</text:p>
          </table:table-cell>
        </table:table-row>
        <table:table-row table:style-name="ro1">
          <table:table-cell office:value-type="float" office:value="7.79850752571249E+017">
            <text:p>779850752571249000</text:p>
          </table:table-cell>
          <table:table-cell office:value-type="string">
            <text:p>Exeggutor</text:p>
          </table:table-cell>
          <table:table-cell office:value-type="string">
            <text:p>09/25/16 01:11 AM</text:p>
          </table:table-cell>
          <table:table-cell office:value-type="float" office:value="34.1289573933">
            <text:p>34.1289573933</text:p>
          </table:table-cell>
          <table:table-cell office:value-type="float" office:value="-118.0316453415">
            <text:p>-118.0316453415</text:p>
          </table:table-cell>
        </table:table-row>
        <table:table-row table:style-name="ro1">
          <table:table-cell office:value-type="float" office:value="7.79847798460064E+017">
            <text:p>779847798460064000</text:p>
          </table:table-cell>
          <table:table-cell office:value-type="string">
            <text:p>Lickitung</text:p>
          </table:table-cell>
          <table:table-cell office:value-type="string">
            <text:p>09/25/16 12:59 AM</text:p>
          </table:table-cell>
          <table:table-cell office:value-type="float" office:value="34.1494455871">
            <text:p>34.1494455871</text:p>
          </table:table-cell>
          <table:table-cell office:value-type="float" office:value="-118.048202719">
            <text:p>-118.048202719</text:p>
          </table:table-cell>
        </table:table-row>
        <table:table-row table:style-name="ro1">
          <table:table-cell office:value-type="float" office:value="7.79847454053192E+017">
            <text:p>779847454053192000</text:p>
          </table:table-cell>
          <table:table-cell office:value-type="string">
            <text:p>Magmar</text:p>
          </table:table-cell>
          <table:table-cell office:value-type="string">
            <text:p>09/25/16 12:58 AM</text:p>
          </table:table-cell>
          <table:table-cell office:value-type="float" office:value="34.1099107997">
            <text:p>34.1099107997</text:p>
          </table:table-cell>
          <table:table-cell office:value-type="float" office:value="-118.0620145923">
            <text:p>-118.0620145923</text:p>
          </table:table-cell>
        </table:table-row>
        <table:table-row table:style-name="ro1">
          <table:table-cell office:value-type="float" office:value="7.79847023625249E+017">
            <text:p>779847023625249000</text:p>
          </table:table-cell>
          <table:table-cell office:value-type="string">
            <text:p>Lickitung</text:p>
          </table:table-cell>
          <table:table-cell office:value-type="string">
            <text:p>09/25/16 12:56 AM</text:p>
          </table:table-cell>
          <table:table-cell office:value-type="float" office:value="34.1046272944">
            <text:p>34.1046272944</text:p>
          </table:table-cell>
          <table:table-cell office:value-type="float" office:value="-118.0386892772">
            <text:p>-118.0386892772</text:p>
          </table:table-cell>
        </table:table-row>
        <table:table-row table:style-name="ro1">
          <table:table-cell office:value-type="float" office:value="7.79844177886532E+017">
            <text:p>779844177886532000</text:p>
          </table:table-cell>
          <table:table-cell office:value-type="string">
            <text:p>Magmar</text:p>
          </table:table-cell>
          <table:table-cell office:value-type="string">
            <text:p>09/25/16 12:45 AM</text:p>
          </table:table-cell>
          <table:table-cell office:value-type="float" office:value="34.1516330773">
            <text:p>34.1516330773</text:p>
          </table:table-cell>
          <table:table-cell office:value-type="float" office:value="-118.0157268448">
            <text:p>-118.0157268448</text:p>
          </table:table-cell>
        </table:table-row>
        <table:table-row table:style-name="ro1">
          <table:table-cell office:value-type="float" office:value="7.79843616466309E+017">
            <text:p>779843616466309000</text:p>
          </table:table-cell>
          <table:table-cell office:value-type="string">
            <text:p>Raichu</text:p>
          </table:table-cell>
          <table:table-cell office:value-type="string">
            <text:p>09/25/16 12:43 AM</text:p>
          </table:table-cell>
          <table:table-cell office:value-type="float" office:value="34.112566059">
            <text:p>34.112566059</text:p>
          </table:table-cell>
          <table:table-cell office:value-type="float" office:value="-118.0496662799">
            <text:p>-118.0496662799</text:p>
          </table:table-cell>
        </table:table-row>
        <table:table-row table:style-name="ro1">
          <table:table-cell office:value-type="float" office:value="7.79843004483838E+017">
            <text:p>779843004483838000</text:p>
          </table:table-cell>
          <table:table-cell office:value-type="string">
            <text:p>Flareon</text:p>
          </table:table-cell>
          <table:table-cell office:value-type="string">
            <text:p>09/25/16 12:40 AM</text:p>
          </table:table-cell>
          <table:table-cell office:value-type="float" office:value="34.1263313149">
            <text:p>34.1263313149</text:p>
          </table:table-cell>
          <table:table-cell office:value-type="float" office:value="-118.0500321683">
            <text:p>-118.0500321683</text:p>
          </table:table-cell>
        </table:table-row>
        <table:table-row table:style-name="ro1">
          <table:table-cell office:value-type="float" office:value="7.79841961939177E+017">
            <text:p>779841961939177000</text:p>
          </table:table-cell>
          <table:table-cell office:value-type="string">
            <text:p>Chansey</text:p>
          </table:table-cell>
          <table:table-cell office:value-type="string">
            <text:p>09/25/16 12:36 AM</text:p>
          </table:table-cell>
          <table:table-cell office:value-type="float" office:value="34.1160418443">
            <text:p>34.1160418443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9841430005002E+017">
            <text:p>779841430005002000</text:p>
          </table:table-cell>
          <table:table-cell office:value-type="string">
            <text:p>Exeggutor</text:p>
          </table:table-cell>
          <table:table-cell office:value-type="string">
            <text:p>09/25/16 12:34 AM</text:p>
          </table:table-cell>
          <table:table-cell office:value-type="float" office:value="34.146929366">
            <text:p>34.146929366</text:p>
          </table:table-cell>
          <table:table-cell office:value-type="float" office:value="-118.0311879334">
            <text:p>-118.0311879334</text:p>
          </table:table-cell>
        </table:table-row>
        <table:table-row table:style-name="ro1">
          <table:table-cell office:value-type="float" office:value="7.79840584793989E+017">
            <text:p>779840584793989000</text:p>
          </table:table-cell>
          <table:table-cell office:value-type="string">
            <text:p>Nidoqueen</text:p>
          </table:table-cell>
          <table:table-cell office:value-type="string">
            <text:p>09/25/16 12:30 AM</text:p>
          </table:table-cell>
          <table:table-cell office:value-type="float" office:value="34.1580037196">
            <text:p>34.1580037196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9836458127401E+017">
            <text:p>779836458127401000</text:p>
          </table:table-cell>
          <table:table-cell office:value-type="string">
            <text:p>Hitmonlee</text:p>
          </table:table-cell>
          <table:table-cell office:value-type="string">
            <text:p>09/25/16 12:14 AM</text:p>
          </table:table-cell>
          <table:table-cell office:value-type="float" office:value="34.1242749704">
            <text:p>34.1242749704</text:p>
          </table:table-cell>
          <table:table-cell office:value-type="float" office:value="-118.0554289333">
            <text:p>-118.0554289333</text:p>
          </table:table-cell>
        </table:table-row>
        <table:table-row table:style-name="ro1">
          <table:table-cell office:value-type="float" office:value="7.79835846333653E+017">
            <text:p>779835846333653000</text:p>
          </table:table-cell>
          <table:table-cell office:value-type="string">
            <text:p>Charmeleon</text:p>
          </table:table-cell>
          <table:table-cell office:value-type="string">
            <text:p>09/25/16 12:12 AM</text:p>
          </table:table-cell>
          <table:table-cell office:value-type="float" office:value="34.1632759569">
            <text:p>34.1632759569</text:p>
          </table:table-cell>
          <table:table-cell office:value-type="float" office:value="-118.0447267131">
            <text:p>-118.0447267131</text:p>
          </table:table-cell>
        </table:table-row>
        <table:table-row table:style-name="ro1">
          <table:table-cell office:value-type="float" office:value="7.79835239262675E+017">
            <text:p>779835239262675000</text:p>
          </table:table-cell>
          <table:table-cell office:value-type="string">
            <text:p>Machamp</text:p>
          </table:table-cell>
          <table:table-cell office:value-type="string">
            <text:p>09/25/16 12:09 AM</text:p>
          </table:table-cell>
          <table:table-cell office:value-type="float" office:value="34.1397983546">
            <text:p>34.1397983546</text:p>
          </table:table-cell>
          <table:table-cell office:value-type="float" office:value="-118.0179225845">
            <text:p>-118.0179225845</text:p>
          </table:table-cell>
        </table:table-row>
        <table:table-row table:style-name="ro1">
          <table:table-cell office:value-type="float" office:value="7.7983349262857E+017">
            <text:p>779833492628570000</text:p>
          </table:table-cell>
          <table:table-cell office:value-type="string">
            <text:p>Tangela</text:p>
          </table:table-cell>
          <table:table-cell office:value-type="string">
            <text:p>09/25/16 12:02 AM</text:p>
          </table:table-cell>
          <table:table-cell office:value-type="float" office:value="34.1159889044">
            <text:p>34.1159889044</text:p>
          </table:table-cell>
          <table:table-cell office:value-type="float" office:value="-118.063020713">
            <text:p>-118.063020713</text:p>
          </table:table-cell>
        </table:table-row>
        <table:table-row table:style-name="ro1">
          <table:table-cell office:value-type="float" office:value="7.79833136716788E+017">
            <text:p>779833136716788000</text:p>
          </table:table-cell>
          <table:table-cell office:value-type="string">
            <text:p>Wartortle</text:p>
          </table:table-cell>
          <table:table-cell office:value-type="string">
            <text:p>09/25/16 12:01 AM</text:p>
          </table:table-cell>
          <table:table-cell office:value-type="float" office:value="34.1573736203">
            <text:p>34.1573736203</text:p>
          </table:table-cell>
          <table:table-cell office:value-type="float" office:value="-118.0313708968">
            <text:p>-118.0313708968</text:p>
          </table:table-cell>
        </table:table-row>
        <table:table-row table:style-name="ro1">
          <table:table-cell office:value-type="float" office:value="7.79832366604825E+017">
            <text:p>779832366604825000</text:p>
          </table:table-cell>
          <table:table-cell office:value-type="string">
            <text:p>Charizard</text:p>
          </table:table-cell>
          <table:table-cell office:value-type="string">
            <text:p>09/24/16 11:58 PM</text:p>
          </table:table-cell>
          <table:table-cell office:value-type="float" office:value="34.1468906214">
            <text:p>34.1468906214</text:p>
          </table:table-cell>
          <table:table-cell office:value-type="float" office:value="-118.0255159747">
            <text:p>-118.0255159747</text:p>
          </table:table-cell>
        </table:table-row>
        <table:table-row table:style-name="ro1">
          <table:table-cell office:value-type="float" office:value="7.79832315266474E+017">
            <text:p>779832315266474000</text:p>
          </table:table-cell>
          <table:table-cell office:value-type="string">
            <text:p>Exeggutor</text:p>
          </table:table-cell>
          <table:table-cell office:value-type="string">
            <text:p>09/24/16 11:58 PM</text:p>
          </table:table-cell>
          <table:table-cell office:value-type="float" office:value="34.1257551232">
            <text:p>34.1257551232</text:p>
          </table:table-cell>
          <table:table-cell office:value-type="float" office:value="-118.0659475769">
            <text:p>-118.0659475769</text:p>
          </table:table-cell>
        </table:table-row>
        <table:table-row table:style-name="ro1">
          <table:table-cell office:value-type="float" office:value="7.79831869332304E+017">
            <text:p>779831869332304000</text:p>
          </table:table-cell>
          <table:table-cell office:value-type="string">
            <text:p>Scyther</text:p>
          </table:table-cell>
          <table:table-cell office:value-type="string">
            <text:p>09/24/16 11:56 PM</text:p>
          </table:table-cell>
          <table:table-cell office:value-type="float" office:value="34.1272917072">
            <text:p>34.1272917072</text:p>
          </table:table-cell>
          <table:table-cell office:value-type="float" office:value="-118.0584473909">
            <text:p>-118.0584473909</text:p>
          </table:table-cell>
        </table:table-row>
        <table:table-row table:style-name="ro1">
          <table:table-cell office:value-type="float" office:value="7.79831249942655E+017">
            <text:p>779831249942655000</text:p>
          </table:table-cell>
          <table:table-cell office:value-type="string">
            <text:p>Lickitung</text:p>
          </table:table-cell>
          <table:table-cell office:value-type="string">
            <text:p>09/24/16 11:53 PM</text:p>
          </table:table-cell>
          <table:table-cell office:value-type="float" office:value="34.1602734815">
            <text:p>34.1602734815</text:p>
          </table:table-cell>
          <table:table-cell office:value-type="float" office:value="-118.0293582891">
            <text:p>-118.0293582891</text:p>
          </table:table-cell>
        </table:table-row>
        <table:table-row table:style-name="ro1">
          <table:table-cell office:value-type="float" office:value="7.79830156835774E+017">
            <text:p>779830156835774000</text:p>
          </table:table-cell>
          <table:table-cell office:value-type="string">
            <text:p>Kingler</text:p>
          </table:table-cell>
          <table:table-cell office:value-type="string">
            <text:p>09/24/16 11:49 PM</text:p>
          </table:table-cell>
          <table:table-cell office:value-type="float" office:value="34.1678132256">
            <text:p>34.1678132256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9825959293759E+017">
            <text:p>779825959293759000</text:p>
          </table:table-cell>
          <table:table-cell office:value-type="string">
            <text:p>Jolteon</text:p>
          </table:table-cell>
          <table:table-cell office:value-type="string">
            <text:p>09/24/16 11:32 PM</text:p>
          </table:table-cell>
          <table:table-cell office:value-type="float" office:value="34.1493647051">
            <text:p>34.1493647051</text:p>
          </table:table-cell>
          <table:table-cell office:value-type="float" office:value="-118.0307305241">
            <text:p>-118.0307305241</text:p>
          </table:table-cell>
        </table:table-row>
        <table:table-row table:style-name="ro1">
          <table:table-cell office:value-type="float" office:value="7.79824994784203E+017">
            <text:p>779824994784203000</text:p>
          </table:table-cell>
          <table:table-cell office:value-type="string">
            <text:p>Nidoqueen</text:p>
          </table:table-cell>
          <table:table-cell office:value-type="string">
            <text:p>09/24/16 11:29 PM</text:p>
          </table:table-cell>
          <table:table-cell office:value-type="float" office:value="34.1280060572">
            <text:p>34.1280060572</text:p>
          </table:table-cell>
          <table:table-cell office:value-type="float" office:value="-118.0516786564">
            <text:p>-118.0516786564</text:p>
          </table:table-cell>
        </table:table-row>
        <table:table-row table:style-name="ro1">
          <table:table-cell office:value-type="float" office:value="7.79823952352817E+017">
            <text:p>779823952352817000</text:p>
          </table:table-cell>
          <table:table-cell office:value-type="string">
            <text:p>Electabuzz</text:p>
          </table:table-cell>
          <table:table-cell office:value-type="string">
            <text:p>09/24/16 11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823288243466E+017">
            <text:p>779823288243466000</text:p>
          </table:table-cell>
          <table:table-cell office:value-type="string">
            <text:p>Lickitung</text:p>
          </table:table-cell>
          <table:table-cell office:value-type="string">
            <text:p>09/24/16 11:22 PM</text:p>
          </table:table-cell>
          <table:table-cell office:value-type="float" office:value="34.1469249173">
            <text:p>34.1469249173</text:p>
          </table:table-cell>
          <table:table-cell office:value-type="float" office:value="-118.0214906035">
            <text:p>-118.0214906035</text:p>
          </table:table-cell>
        </table:table-row>
        <table:table-row table:style-name="ro1">
          <table:table-cell office:value-type="float" office:value="7.79822234667917E+017">
            <text:p>779822234667917000</text:p>
          </table:table-cell>
          <table:table-cell office:value-type="string">
            <text:p>Rapidash</text:p>
          </table:table-cell>
          <table:table-cell office:value-type="string">
            <text:p>09/24/16 11:18 PM</text:p>
          </table:table-cell>
          <table:table-cell office:value-type="float" office:value="34.1528486855">
            <text:p>34.1528486855</text:p>
          </table:table-cell>
          <table:table-cell office:value-type="float" office:value="-118.0460988288">
            <text:p>-118.0460988288</text:p>
          </table:table-cell>
        </table:table-row>
        <table:table-row table:style-name="ro1">
          <table:table-cell office:value-type="float" office:value="7.79822006766227E+017">
            <text:p>779822006766227000</text:p>
          </table:table-cell>
          <table:table-cell office:value-type="string">
            <text:p>Arcanine</text:p>
          </table:table-cell>
          <table:table-cell office:value-type="string">
            <text:p>09/24/16 11:17 PM</text:p>
          </table:table-cell>
          <table:table-cell office:value-type="float" office:value="34.167142842">
            <text:p>34.167142842</text:p>
          </table:table-cell>
          <table:table-cell office:value-type="float" office:value="-118.0452755607">
            <text:p>-118.0452755607</text:p>
          </table:table-cell>
        </table:table-row>
        <table:table-row table:style-name="ro1">
          <table:table-cell office:value-type="float" office:value="7.79821920640316E+017">
            <text:p>779821920640316000</text:p>
          </table:table-cell>
          <table:table-cell office:value-type="string">
            <text:p>Jolteon</text:p>
          </table:table-cell>
          <table:table-cell office:value-type="string">
            <text:p>09/24/16 11:16 PM</text:p>
          </table:table-cell>
          <table:table-cell office:value-type="float" office:value="34.1275218869">
            <text:p>34.1275218869</text:p>
          </table:table-cell>
          <table:table-cell office:value-type="float" office:value="-118.0546057086">
            <text:p>-118.0546057086</text:p>
          </table:table-cell>
        </table:table-row>
        <table:table-row table:style-name="ro1">
          <table:table-cell office:value-type="float" office:value="7.79821192748294E+017">
            <text:p>779821192748294000</text:p>
          </table:table-cell>
          <table:table-cell office:value-type="string">
            <text:p>Magmar</text:p>
          </table:table-cell>
          <table:table-cell office:value-type="string">
            <text:p>09/24/16 11:13 PM</text:p>
          </table:table-cell>
          <table:table-cell office:value-type="float" office:value="34.1229236605">
            <text:p>34.1229236605</text:p>
          </table:table-cell>
          <table:table-cell office:value-type="float" office:value="-118.0592705976">
            <text:p>-118.0592705976</text:p>
          </table:table-cell>
        </table:table-row>
        <table:table-row table:style-name="ro1">
          <table:table-cell office:value-type="float" office:value="7.79818211155948E+017">
            <text:p>779818211155948000</text:p>
          </table:table-cell>
          <table:table-cell office:value-type="string">
            <text:p>Charmeleon</text:p>
          </table:table-cell>
          <table:table-cell office:value-type="string">
            <text:p>09/24/16 11:02 PM</text:p>
          </table:table-cell>
          <table:table-cell office:value-type="float" office:value="34.1601881972">
            <text:p>34.1601881972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7981698592428E+017">
            <text:p>779816985924280000</text:p>
          </table:table-cell>
          <table:table-cell office:value-type="string">
            <text:p>Ivysaur</text:p>
          </table:table-cell>
          <table:table-cell office:value-type="string">
            <text:p>09/24/16 10:57 PM</text:p>
          </table:table-cell>
          <table:table-cell office:value-type="float" office:value="34.1258978618">
            <text:p>34.1258978618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9815981644296E+017">
            <text:p>779815981644296000</text:p>
          </table:table-cell>
          <table:table-cell office:value-type="string">
            <text:p>Aerodactyl</text:p>
          </table:table-cell>
          <table:table-cell office:value-type="string">
            <text:p>09/24/16 10:53 PM</text:p>
          </table:table-cell>
          <table:table-cell office:value-type="float" office:value="34.1262904361">
            <text:p>34.1262904361</text:p>
          </table:table-cell>
          <table:table-cell office:value-type="float" office:value="-118.0605511338">
            <text:p>-118.0605511338</text:p>
          </table:table-cell>
        </table:table-row>
        <table:table-row table:style-name="ro1">
          <table:table-cell office:value-type="float" office:value="7.79814304346276E+017">
            <text:p>779814304346276000</text:p>
          </table:table-cell>
          <table:table-cell office:value-type="string">
            <text:p>Chansey</text:p>
          </table:table-cell>
          <table:table-cell office:value-type="string">
            <text:p>09/24/16 10:46 PM</text:p>
          </table:table-cell>
          <table:table-cell office:value-type="float" office:value="34.1141472285">
            <text:p>34.1141472285</text:p>
          </table:table-cell>
          <table:table-cell office:value-type="float" office:value="-118.0546057086">
            <text:p>-118.0546057086</text:p>
          </table:table-cell>
        </table:table-row>
        <table:table-row table:style-name="ro1">
          <table:table-cell office:value-type="float" office:value="7.79806729991131E+017">
            <text:p>779806729991131000</text:p>
          </table:table-cell>
          <table:table-cell office:value-type="string">
            <text:p>Electabuzz</text:p>
          </table:table-cell>
          <table:table-cell office:value-type="string">
            <text:p>09/24/16 10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805719549706E+017">
            <text:p>779805719549706000</text:p>
          </table:table-cell>
          <table:table-cell office:value-type="string">
            <text:p>Rapidash</text:p>
          </table:table-cell>
          <table:table-cell office:value-type="string">
            <text:p>09/24/16 10:12 PM</text:p>
          </table:table-cell>
          <table:table-cell office:value-type="float" office:value="34.1506927106">
            <text:p>34.1506927106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980561319474E+017">
            <text:p>779805613194740000</text:p>
          </table:table-cell>
          <table:table-cell office:value-type="string">
            <text:p>Snorlax</text:p>
          </table:table-cell>
          <table:table-cell office:value-type="string">
            <text:p>09/24/16 10:12 PM</text:p>
          </table:table-cell>
          <table:table-cell office:value-type="float" office:value="34.1319530908">
            <text:p>34.1319530908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9805280607478E+017">
            <text:p>779805280607478000</text:p>
          </table:table-cell>
          <table:table-cell office:value-type="string">
            <text:p>Rapidash</text:p>
          </table:table-cell>
          <table:table-cell office:value-type="string">
            <text:p>09/24/16 10:10 PM</text:p>
          </table:table-cell>
          <table:table-cell office:value-type="float" office:value="34.1457921179">
            <text:p>34.1457921179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9799932165165E+017">
            <text:p>779799932165165000</text:p>
          </table:table-cell>
          <table:table-cell office:value-type="string">
            <text:p>Snorlax</text:p>
          </table:table-cell>
          <table:table-cell office:value-type="string">
            <text:p>09/24/16 09:49 PM</text:p>
          </table:table-cell>
          <table:table-cell office:value-type="float" office:value="34.1319530908">
            <text:p>34.1319530908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9799630838063E+017">
            <text:p>779799630838063000</text:p>
          </table:table-cell>
          <table:table-cell office:value-type="string">
            <text:p>Jolteon</text:p>
          </table:table-cell>
          <table:table-cell office:value-type="string">
            <text:p>09/24/16 09:48 PM</text:p>
          </table:table-cell>
          <table:table-cell office:value-type="float" office:value="34.1426679065">
            <text:p>34.1426679065</text:p>
          </table:table-cell>
          <table:table-cell office:value-type="float" office:value="-118.0332005203">
            <text:p>-118.0332005203</text:p>
          </table:table-cell>
        </table:table-row>
        <table:table-row table:style-name="ro1">
          <table:table-cell office:value-type="float" office:value="7.79798974031016E+017">
            <text:p>779798974031016000</text:p>
          </table:table-cell>
          <table:table-cell office:value-type="string">
            <text:p>Arcanine</text:p>
          </table:table-cell>
          <table:table-cell office:value-type="string">
            <text:p>09/24/16 09:45 PM</text:p>
          </table:table-cell>
          <table:table-cell office:value-type="float" office:value="34.1570846881">
            <text:p>34.1570846881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9798236831765E+017">
            <text:p>779798236831765000</text:p>
          </table:table-cell>
          <table:table-cell office:value-type="string">
            <text:p>Lickitung</text:p>
          </table:table-cell>
          <table:table-cell office:value-type="string">
            <text:p>09/24/16 09:42 PM</text:p>
          </table:table-cell>
          <table:table-cell office:value-type="float" office:value="34.1457736033">
            <text:p>34.1457736033</text:p>
          </table:table-cell>
          <table:table-cell office:value-type="float" office:value="-118.0352130842">
            <text:p>-118.0352130842</text:p>
          </table:table-cell>
        </table:table-row>
        <table:table-row table:style-name="ro1">
          <table:table-cell office:value-type="float" office:value="7.79797276969492E+017">
            <text:p>779797276969492000</text:p>
          </table:table-cell>
          <table:table-cell office:value-type="string">
            <text:p>Ivysaur</text:p>
          </table:table-cell>
          <table:table-cell office:value-type="string">
            <text:p>09/24/16 09:38 PM</text:p>
          </table:table-cell>
          <table:table-cell office:value-type="float" office:value="34.1229305669">
            <text:p>34.1229305669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9795881537118E+017">
            <text:p>779795881537118000</text:p>
          </table:table-cell>
          <table:table-cell office:value-type="string">
            <text:p>Vaporeon</text:p>
          </table:table-cell>
          <table:table-cell office:value-type="string">
            <text:p>09/24/16 09:33 PM</text:p>
          </table:table-cell>
          <table:table-cell office:value-type="float" office:value="34.1551821408">
            <text:p>34.1551821408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79795361120424E+017">
            <text:p>779795361120424000</text:p>
          </table:table-cell>
          <table:table-cell office:value-type="string">
            <text:p>Jolteon</text:p>
          </table:table-cell>
          <table:table-cell office:value-type="string">
            <text:p>09/24/16 09:31 PM</text:p>
          </table:table-cell>
          <table:table-cell office:value-type="float" office:value="34.1203596197">
            <text:p>34.1203596197</text:p>
          </table:table-cell>
          <table:table-cell office:value-type="float" office:value="-118.0149034354">
            <text:p>-118.0149034354</text:p>
          </table:table-cell>
        </table:table-row>
        <table:table-row table:style-name="ro1">
          <table:table-cell office:value-type="float" office:value="7.79794140766675E+017">
            <text:p>779794140766675000</text:p>
          </table:table-cell>
          <table:table-cell office:value-type="string">
            <text:p>Hitmonlee</text:p>
          </table:table-cell>
          <table:table-cell office:value-type="string">
            <text:p>09/24/16 09:26 PM</text:p>
          </table:table-cell>
          <table:table-cell office:value-type="float" office:value="34.1171465979">
            <text:p>34.1171465979</text:p>
          </table:table-cell>
          <table:table-cell office:value-type="float" office:value="-118.0638438984">
            <text:p>-118.0638438984</text:p>
          </table:table-cell>
        </table:table-row>
        <table:table-row table:style-name="ro1">
          <table:table-cell office:value-type="float" office:value="7.79793049761178E+017">
            <text:p>779793049761178000</text:p>
          </table:table-cell>
          <table:table-cell office:value-type="string">
            <text:p>Rapidash</text:p>
          </table:table-cell>
          <table:table-cell office:value-type="string">
            <text:p>09/24/16 09:22 PM</text:p>
          </table:table-cell>
          <table:table-cell office:value-type="float" office:value="34.1668848153">
            <text:p>34.1668848153</text:p>
          </table:table-cell>
          <table:table-cell office:value-type="float" office:value="-118.0472879872">
            <text:p>-118.0472879872</text:p>
          </table:table-cell>
        </table:table-row>
        <table:table-row table:style-name="ro1">
          <table:table-cell office:value-type="float" office:value="7.7979261330185E+017">
            <text:p>779792613301850000</text:p>
          </table:table-cell>
          <table:table-cell office:value-type="string">
            <text:p>Raichu</text:p>
          </table:table-cell>
          <table:table-cell office:value-type="string">
            <text:p>09/24/16 09:20 PM</text:p>
          </table:table-cell>
          <table:table-cell office:value-type="float" office:value="34.1274970638">
            <text:p>34.1274970638</text:p>
          </table:table-cell>
          <table:table-cell office:value-type="float" office:value="-118.0252415205">
            <text:p>-118.0252415205</text:p>
          </table:table-cell>
        </table:table-row>
        <table:table-row table:style-name="ro1">
          <table:table-cell office:value-type="float" office:value="7.79792098912408E+017">
            <text:p>779792098912408000</text:p>
          </table:table-cell>
          <table:table-cell office:value-type="string">
            <text:p>Grimer</text:p>
          </table:table-cell>
          <table:table-cell office:value-type="string">
            <text:p>09/24/16 09:18 PM</text:p>
          </table:table-cell>
          <table:table-cell office:value-type="float" office:value="34.1428153315">
            <text:p>34.1428153315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7978842663997E+017">
            <text:p>779788426639970000</text:p>
          </table:table-cell>
          <table:table-cell office:value-type="string">
            <text:p>Ivysaur</text:p>
          </table:table-cell>
          <table:table-cell office:value-type="string">
            <text:p>09/24/16 09:03 PM</text:p>
          </table:table-cell>
          <table:table-cell office:value-type="float" office:value="34.1079085134">
            <text:p>34.1079085134</text:p>
          </table:table-cell>
          <table:table-cell office:value-type="float" office:value="-118.0578071163">
            <text:p>-118.0578071163</text:p>
          </table:table-cell>
        </table:table-row>
        <table:table-row table:style-name="ro1">
          <table:table-cell office:value-type="float" office:value="7.79788239565533E+017">
            <text:p>779788239565533000</text:p>
          </table:table-cell>
          <table:table-cell office:value-type="string">
            <text:p>Aerodactyl</text:p>
          </table:table-cell>
          <table:table-cell office:value-type="string">
            <text:p>09/24/16 09:02 PM</text:p>
          </table:table-cell>
          <table:table-cell office:value-type="float" office:value="34.141111185">
            <text:p>34.141111185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9787840188101E+017">
            <text:p>779787840188101000</text:p>
          </table:table-cell>
          <table:table-cell office:value-type="string">
            <text:p>Jolteon</text:p>
          </table:table-cell>
          <table:table-cell office:value-type="string">
            <text:p>09/24/16 09:01 PM</text:p>
          </table:table-cell>
          <table:table-cell office:value-type="float" office:value="34.1203596197">
            <text:p>34.1203596197</text:p>
          </table:table-cell>
          <table:table-cell office:value-type="float" office:value="-118.0149034354">
            <text:p>-118.0149034354</text:p>
          </table:table-cell>
        </table:table-row>
        <table:table-row table:style-name="ro1">
          <table:table-cell office:value-type="float" office:value="7.79786861568926E+017">
            <text:p>779786861568926000</text:p>
          </table:table-cell>
          <table:table-cell office:value-type="string">
            <text:p>Electabuzz</text:p>
          </table:table-cell>
          <table:table-cell office:value-type="string">
            <text:p>09/24/16 08:57 PM</text:p>
          </table:table-cell>
          <table:table-cell office:value-type="float" office:value="34.1494716082">
            <text:p>34.1494716082</text:p>
          </table:table-cell>
          <table:table-cell office:value-type="float" office:value="-118.019935322">
            <text:p>-118.019935322</text:p>
          </table:table-cell>
        </table:table-row>
        <table:table-row table:style-name="ro1">
          <table:table-cell office:value-type="float" office:value="7.79785445076972E+017">
            <text:p>779785445076972000</text:p>
          </table:table-cell>
          <table:table-cell office:value-type="string">
            <text:p>Rapidash</text:p>
          </table:table-cell>
          <table:table-cell office:value-type="string">
            <text:p>09/24/16 08:51 PM</text:p>
          </table:table-cell>
          <table:table-cell office:value-type="float" office:value="34.1512374567">
            <text:p>34.1512374567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9785414395572E+017">
            <text:p>779785414395572000</text:p>
          </table:table-cell>
          <table:table-cell office:value-type="string">
            <text:p>Chansey</text:p>
          </table:table-cell>
          <table:table-cell office:value-type="string">
            <text:p>09/24/16 08:51 PM</text:p>
          </table:table-cell>
          <table:table-cell office:value-type="float" office:value="34.1564475233">
            <text:p>34.1564475233</text:p>
          </table:table-cell>
          <table:table-cell office:value-type="float" office:value="-118.0490259735">
            <text:p>-118.0490259735</text:p>
          </table:table-cell>
        </table:table-row>
        <table:table-row table:style-name="ro1">
          <table:table-cell office:value-type="float" office:value="7.7978497436697E+017">
            <text:p>779784974366970000</text:p>
          </table:table-cell>
          <table:table-cell office:value-type="string">
            <text:p>Arcanine</text:p>
          </table:table-cell>
          <table:table-cell office:value-type="string">
            <text:p>09/24/16 08:50 PM</text:p>
          </table:table-cell>
          <table:table-cell office:value-type="float" office:value="34.150811512">
            <text:p>34.150811512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79782530337681E+017">
            <text:p>779782530337681000</text:p>
          </table:table-cell>
          <table:table-cell office:value-type="string">
            <text:p>Rapidash</text:p>
          </table:table-cell>
          <table:table-cell office:value-type="string">
            <text:p>09/24/16 08:40 PM</text:p>
          </table:table-cell>
          <table:table-cell office:value-type="float" office:value="34.1251206942">
            <text:p>34.1251206942</text:p>
          </table:table-cell>
          <table:table-cell office:value-type="float" office:value="-118.0594535319">
            <text:p>-118.0594535319</text:p>
          </table:table-cell>
        </table:table-row>
        <table:table-row table:style-name="ro1">
          <table:table-cell office:value-type="float" office:value="7.79781393161134E+017">
            <text:p>779781393161134000</text:p>
          </table:table-cell>
          <table:table-cell office:value-type="string">
            <text:p>Magmar</text:p>
          </table:table-cell>
          <table:table-cell office:value-type="string">
            <text:p>09/24/16 08:35 PM</text:p>
          </table:table-cell>
          <table:table-cell office:value-type="float" office:value="34.1601272574">
            <text:p>34.1601272574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9779699543151E+017">
            <text:p>779779699543151000</text:p>
          </table:table-cell>
          <table:table-cell office:value-type="string">
            <text:p>Nidoqueen</text:p>
          </table:table-cell>
          <table:table-cell office:value-type="string">
            <text:p>09/24/16 08:29 PM</text:p>
          </table:table-cell>
          <table:table-cell office:value-type="float" office:value="34.1261576037">
            <text:p>34.1261576037</text:p>
          </table:table-cell>
          <table:table-cell office:value-type="float" office:value="-118.0173736521">
            <text:p>-118.0173736521</text:p>
          </table:table-cell>
        </table:table-row>
        <table:table-row table:style-name="ro1">
          <table:table-cell office:value-type="float" office:value="7.79776999543804E+017">
            <text:p>779776999543804000</text:p>
          </table:table-cell>
          <table:table-cell office:value-type="string">
            <text:p>Nidoqueen</text:p>
          </table:table-cell>
          <table:table-cell office:value-type="string">
            <text:p>09/24/16 08:18 PM</text:p>
          </table:table-cell>
          <table:table-cell office:value-type="float" office:value="34.1673325847">
            <text:p>34.1673325847</text:p>
          </table:table-cell>
          <table:table-cell office:value-type="float" office:value="-118.0344812454">
            <text:p>-118.0344812454</text:p>
          </table:table-cell>
        </table:table-row>
        <table:table-row table:style-name="ro1">
          <table:table-cell office:value-type="float" office:value="7.79774216056865E+017">
            <text:p>779774216056865000</text:p>
          </table:table-cell>
          <table:table-cell office:value-type="string">
            <text:p>Flareon</text:p>
          </table:table-cell>
          <table:table-cell office:value-type="string">
            <text:p>09/24/16 08:07 PM</text:p>
          </table:table-cell>
          <table:table-cell office:value-type="float" office:value="34.1687776765">
            <text:p>34.1687776765</text:p>
          </table:table-cell>
          <table:table-cell office:value-type="float" office:value="-118.0273456586">
            <text:p>-118.0273456586</text:p>
          </table:table-cell>
        </table:table-row>
        <table:table-row table:style-name="ro1">
          <table:table-cell office:value-type="float" office:value="7.7977265728161E+017">
            <text:p>779772657281610000</text:p>
          </table:table-cell>
          <table:table-cell office:value-type="string">
            <text:p>Jolteon</text:p>
          </table:table-cell>
          <table:table-cell office:value-type="string">
            <text:p>09/24/16 08:01 PM</text:p>
          </table:table-cell>
          <table:table-cell office:value-type="float" office:value="34.1289867115">
            <text:p>34.1289867115</text:p>
          </table:table-cell>
          <table:table-cell office:value-type="float" office:value="-118.0299071844">
            <text:p>-118.0299071844</text:p>
          </table:table-cell>
        </table:table-row>
        <table:table-row table:style-name="ro1">
          <table:table-cell office:value-type="float" office:value="7.7977197358062E+017">
            <text:p>779771973580620000</text:p>
          </table:table-cell>
          <table:table-cell office:value-type="string">
            <text:p>Arcanine</text:p>
          </table:table-cell>
          <table:table-cell office:value-type="string">
            <text:p>09/24/16 07:58 PM</text:p>
          </table:table-cell>
          <table:table-cell office:value-type="float" office:value="34.1074174843">
            <text:p>34.1074174843</text:p>
          </table:table-cell>
          <table:table-cell office:value-type="float" office:value="-118.0581729878">
            <text:p>-118.0581729878</text:p>
          </table:table-cell>
        </table:table-row>
        <table:table-row table:style-name="ro1">
          <table:table-cell office:value-type="float" office:value="7.79771106374726E+017">
            <text:p>779771106374726000</text:p>
          </table:table-cell>
          <table:table-cell office:value-type="string">
            <text:p>Arcanine</text:p>
          </table:table-cell>
          <table:table-cell office:value-type="string">
            <text:p>09/24/16 07:54 PM</text:p>
          </table:table-cell>
          <table:table-cell office:value-type="float" office:value="34.1224928747">
            <text:p>34.1224928747</text:p>
          </table:table-cell>
          <table:table-cell office:value-type="float" office:value="-118.0652158655">
            <text:p>-118.0652158655</text:p>
          </table:table-cell>
        </table:table-row>
        <table:table-row table:style-name="ro1">
          <table:table-cell office:value-type="float" office:value="7.79770536012296E+017">
            <text:p>779770536012296000</text:p>
          </table:table-cell>
          <table:table-cell office:value-type="string">
            <text:p>Snorlax</text:p>
          </table:table-cell>
          <table:table-cell office:value-type="string">
            <text:p>09/24/16 07:52 PM</text:p>
          </table:table-cell>
          <table:table-cell office:value-type="float" office:value="34.1504751839">
            <text:p>34.1504751839</text:p>
          </table:table-cell>
          <table:table-cell office:value-type="float" office:value="-118.039512576">
            <text:p>-118.039512576</text:p>
          </table:table-cell>
        </table:table-row>
        <table:table-row table:style-name="ro1">
          <table:table-cell office:value-type="float" office:value="7.79769909819548E+017">
            <text:p>779769909819548000</text:p>
          </table:table-cell>
          <table:table-cell office:value-type="string">
            <text:p>Beedrill</text:p>
          </table:table-cell>
          <table:table-cell office:value-type="string">
            <text:p>09/24/16 07:50 PM</text:p>
          </table:table-cell>
          <table:table-cell office:value-type="float" office:value="34.1188122802">
            <text:p>34.1188122802</text:p>
          </table:table-cell>
          <table:table-cell office:value-type="float" office:value="-118.037042668">
            <text:p>-118.037042668</text:p>
          </table:table-cell>
        </table:table-row>
        <table:table-row table:style-name="ro1">
          <table:table-cell office:value-type="float" office:value="7.79769797013754E+017">
            <text:p>779769797013754000</text:p>
          </table:table-cell>
          <table:table-cell office:value-type="string">
            <text:p>Exeggutor</text:p>
          </table:table-cell>
          <table:table-cell office:value-type="string">
            <text:p>09/24/16 07:49 PM</text:p>
          </table:table-cell>
          <table:table-cell office:value-type="float" office:value="34.1422359464">
            <text:p>34.1422359464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79765712952754E+017">
            <text:p>779765712952754000</text:p>
          </table:table-cell>
          <table:table-cell office:value-type="string">
            <text:p>Snorlax</text:p>
          </table:table-cell>
          <table:table-cell office:value-type="string">
            <text:p>09/24/16 07:33 PM</text:p>
          </table:table-cell>
          <table:table-cell office:value-type="float" office:value="34.1504751839">
            <text:p>34.1504751839</text:p>
          </table:table-cell>
          <table:table-cell office:value-type="float" office:value="-118.039512576">
            <text:p>-118.039512576</text:p>
          </table:table-cell>
        </table:table-row>
        <table:table-row table:style-name="ro1">
          <table:table-cell office:value-type="float" office:value="7.79764212989952E+017">
            <text:p>779764212989952000</text:p>
          </table:table-cell>
          <table:table-cell office:value-type="string">
            <text:p>Beedrill</text:p>
          </table:table-cell>
          <table:table-cell office:value-type="string">
            <text:p>09/24/16 07:27 PM</text:p>
          </table:table-cell>
          <table:table-cell office:value-type="float" office:value="34.1181866325">
            <text:p>34.1181866325</text:p>
          </table:table-cell>
          <table:table-cell office:value-type="float" office:value="-118.0547886477">
            <text:p>-118.0547886477</text:p>
          </table:table-cell>
        </table:table-row>
        <table:table-row table:style-name="ro1">
          <table:table-cell office:value-type="float" office:value="7.79763551871218E+017">
            <text:p>779763551871218000</text:p>
          </table:table-cell>
          <table:table-cell office:value-type="string">
            <text:p>Electabuzz</text:p>
          </table:table-cell>
          <table:table-cell office:value-type="string">
            <text:p>09/24/16 07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763249965216E+017">
            <text:p>779763249965216000</text:p>
          </table:table-cell>
          <table:table-cell office:value-type="string">
            <text:p>Chansey</text:p>
          </table:table-cell>
          <table:table-cell office:value-type="string">
            <text:p>09/24/16 07:23 PM</text:p>
          </table:table-cell>
          <table:table-cell office:value-type="float" office:value="34.1515370309">
            <text:p>34.1515370309</text:p>
          </table:table-cell>
          <table:table-cell office:value-type="float" office:value="-118.0141715128">
            <text:p>-118.0141715128</text:p>
          </table:table-cell>
        </table:table-row>
        <table:table-row table:style-name="ro1">
          <table:table-cell office:value-type="float" office:value="7.79762481304523E+017">
            <text:p>779762481304523000</text:p>
          </table:table-cell>
          <table:table-cell office:value-type="string">
            <text:p>Scyther</text:p>
          </table:table-cell>
          <table:table-cell office:value-type="string">
            <text:p>09/24/16 07:20 PM</text:p>
          </table:table-cell>
          <table:table-cell office:value-type="float" office:value="34.1450188435">
            <text:p>34.1450188435</text:p>
          </table:table-cell>
          <table:table-cell office:value-type="float" office:value="-118.0230458714">
            <text:p>-118.0230458714</text:p>
          </table:table-cell>
        </table:table-row>
        <table:table-row table:style-name="ro1">
          <table:table-cell office:value-type="float" office:value="7.79761227295711E+017">
            <text:p>779761227295711000</text:p>
          </table:table-cell>
          <table:table-cell office:value-type="string">
            <text:p>Raichu</text:p>
          </table:table-cell>
          <table:table-cell office:value-type="string">
            <text:p>09/24/16 07:15 PM</text:p>
          </table:table-cell>
          <table:table-cell office:value-type="float" office:value="34.1126375073">
            <text:p>34.1126375073</text:p>
          </table:table-cell>
          <table:table-cell office:value-type="float" office:value="-118.0506724711">
            <text:p>-118.0506724711</text:p>
          </table:table-cell>
        </table:table-row>
        <table:table-row table:style-name="ro1">
          <table:table-cell office:value-type="float" office:value="7.7975715557435E+017">
            <text:p>779757155574350000</text:p>
          </table:table-cell>
          <table:table-cell office:value-type="string">
            <text:p>Jolteon</text:p>
          </table:table-cell>
          <table:table-cell office:value-type="string">
            <text:p>09/24/16 06:59 PM</text:p>
          </table:table-cell>
          <table:table-cell office:value-type="float" office:value="34.1186607356">
            <text:p>34.1186607356</text:p>
          </table:table-cell>
          <table:table-cell office:value-type="float" office:value="-118.0282604935">
            <text:p>-118.0282604935</text:p>
          </table:table-cell>
        </table:table-row>
        <table:table-row table:style-name="ro1">
          <table:table-cell office:value-type="float" office:value="7.79755788969533E+017">
            <text:p>779755788969533000</text:p>
          </table:table-cell>
          <table:table-cell office:value-type="string">
            <text:p>Beedrill</text:p>
          </table:table-cell>
          <table:table-cell office:value-type="string">
            <text:p>09/24/16 06:54 PM</text:p>
          </table:table-cell>
          <table:table-cell office:value-type="float" office:value="34.1490357698">
            <text:p>34.1490357698</text:p>
          </table:table-cell>
          <table:table-cell office:value-type="float" office:value="-118.03594492">
            <text:p>-118.03594492</text:p>
          </table:table-cell>
        </table:table-row>
        <table:table-row table:style-name="ro1">
          <table:table-cell office:value-type="float" office:value="7.79754129841271E+017">
            <text:p>779754129841271000</text:p>
          </table:table-cell>
          <table:table-cell office:value-type="string">
            <text:p>Chansey</text:p>
          </table:table-cell>
          <table:table-cell office:value-type="string">
            <text:p>09/24/16 06:47 PM</text:p>
          </table:table-cell>
          <table:table-cell office:value-type="float" office:value="34.1248932509">
            <text:p>34.1248932509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97529121215E+017">
            <text:p>779752912121500000</text:p>
          </table:table-cell>
          <table:table-cell office:value-type="string">
            <text:p>Flareon</text:p>
          </table:table-cell>
          <table:table-cell office:value-type="string">
            <text:p>09/24/16 06:42 PM</text:p>
          </table:table-cell>
          <table:table-cell office:value-type="float" office:value="34.1227751259">
            <text:p>34.1227751259</text:p>
          </table:table-cell>
          <table:table-cell office:value-type="float" office:value="-118.0637524335">
            <text:p>-118.0637524335</text:p>
          </table:table-cell>
        </table:table-row>
        <table:table-row table:style-name="ro1">
          <table:table-cell office:value-type="float" office:value="7.79751823783723E+017">
            <text:p>779751823783723000</text:p>
          </table:table-cell>
          <table:table-cell office:value-type="string">
            <text:p>Scyther</text:p>
          </table:table-cell>
          <table:table-cell office:value-type="string">
            <text:p>09/24/16 06:38 PM</text:p>
          </table:table-cell>
          <table:table-cell office:value-type="float" office:value="34.1511872975">
            <text:p>34.1511872975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9750959027069E+017">
            <text:p>779750959027069000</text:p>
          </table:table-cell>
          <table:table-cell office:value-type="string">
            <text:p>Clefable</text:p>
          </table:table-cell>
          <table:table-cell office:value-type="string">
            <text:p>09/24/16 06:34 PM</text:p>
          </table:table-cell>
          <table:table-cell office:value-type="float" office:value="34.1668417524">
            <text:p>34.1668417524</text:p>
          </table:table-cell>
          <table:table-cell office:value-type="float" office:value="-118.0348471652">
            <text:p>-118.0348471652</text:p>
          </table:table-cell>
        </table:table-row>
        <table:table-row table:style-name="ro1">
          <table:table-cell office:value-type="float" office:value="7.79750817737773E+017">
            <text:p>779750817737773000</text:p>
          </table:table-cell>
          <table:table-cell office:value-type="string">
            <text:p>Ivysaur</text:p>
          </table:table-cell>
          <table:table-cell office:value-type="string">
            <text:p>09/24/16 06:34 PM</text:p>
          </table:table-cell>
          <table:table-cell office:value-type="float" office:value="34.1529468502">
            <text:p>34.1529468502</text:p>
          </table:table-cell>
          <table:table-cell office:value-type="float" office:value="-118.0398784854">
            <text:p>-118.0398784854</text:p>
          </table:table-cell>
        </table:table-row>
        <table:table-row table:style-name="ro1">
          <table:table-cell office:value-type="float" office:value="7.79747790607954E+017">
            <text:p>779747790607954000</text:p>
          </table:table-cell>
          <table:table-cell office:value-type="string">
            <text:p>Rapidash</text:p>
          </table:table-cell>
          <table:table-cell office:value-type="string">
            <text:p>09/24/16 06:22 PM</text:p>
          </table:table-cell>
          <table:table-cell office:value-type="float" office:value="34.1469249173">
            <text:p>34.1469249173</text:p>
          </table:table-cell>
          <table:table-cell office:value-type="float" office:value="-118.0214906035">
            <text:p>-118.0214906035</text:p>
          </table:table-cell>
        </table:table-row>
        <table:table-row table:style-name="ro1">
          <table:table-cell office:value-type="float" office:value="7.79742179359019E+017">
            <text:p>779742179359019000</text:p>
          </table:table-cell>
          <table:table-cell office:value-type="string">
            <text:p>Jolteon</text:p>
          </table:table-cell>
          <table:table-cell office:value-type="string">
            <text:p>09/24/16 05:59 PM</text:p>
          </table:table-cell>
          <table:table-cell office:value-type="float" office:value="34.1073932974">
            <text:p>34.1073932974</text:p>
          </table:table-cell>
          <table:table-cell office:value-type="float" office:value="-118.0414335918">
            <text:p>-118.0414335918</text:p>
          </table:table-cell>
        </table:table-row>
        <table:table-row table:style-name="ro1">
          <table:table-cell office:value-type="float" office:value="7.79741733055717E+017">
            <text:p>779741733055717000</text:p>
          </table:table-cell>
          <table:table-cell office:value-type="string">
            <text:p>Jolteon</text:p>
          </table:table-cell>
          <table:table-cell office:value-type="string">
            <text:p>09/24/16 05:58 PM</text:p>
          </table:table-cell>
          <table:table-cell office:value-type="float" office:value="34.1227133526">
            <text:p>34.1227133526</text:p>
          </table:table-cell>
          <table:table-cell office:value-type="float" office:value="-118.0449096625">
            <text:p>-118.0449096625</text:p>
          </table:table-cell>
        </table:table-row>
        <table:table-row table:style-name="ro1">
          <table:table-cell office:value-type="float" office:value="7.79740937882743E+017">
            <text:p>779740937882743000</text:p>
          </table:table-cell>
          <table:table-cell office:value-type="string">
            <text:p>Arcanine</text:p>
          </table:table-cell>
          <table:table-cell office:value-type="string">
            <text:p>09/24/16 05:55 PM</text:p>
          </table:table-cell>
          <table:table-cell office:value-type="float" office:value="34.1299392761">
            <text:p>34.1299392761</text:p>
          </table:table-cell>
          <table:table-cell office:value-type="float" office:value="-118.030913488">
            <text:p>-118.030913488</text:p>
          </table:table-cell>
        </table:table-row>
        <table:table-row table:style-name="ro1">
          <table:table-cell office:value-type="float" office:value="7.79739583143522E+017">
            <text:p>779739583143522000</text:p>
          </table:table-cell>
          <table:table-cell office:value-type="string">
            <text:p>Dratini</text:p>
          </table:table-cell>
          <table:table-cell office:value-type="string">
            <text:p>09/24/16 05:49 PM</text:p>
          </table:table-cell>
          <table:table-cell office:value-type="float" office:value="34.133921945">
            <text:p>34.133921945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9738026272358E+017">
            <text:p>779738026272358000</text:p>
          </table:table-cell>
          <table:table-cell office:value-type="string">
            <text:p>Beedrill</text:p>
          </table:table-cell>
          <table:table-cell office:value-type="string">
            <text:p>09/24/16 05:43 PM</text:p>
          </table:table-cell>
          <table:table-cell office:value-type="float" office:value="34.1322227569">
            <text:p>34.1322227569</text:p>
          </table:table-cell>
          <table:table-cell office:value-type="float" office:value="-118.0414335918">
            <text:p>-118.0414335918</text:p>
          </table:table-cell>
        </table:table-row>
        <table:table-row table:style-name="ro1">
          <table:table-cell office:value-type="float" office:value="7.79734816006677E+017">
            <text:p>779734816006677000</text:p>
          </table:table-cell>
          <table:table-cell office:value-type="string">
            <text:p>Raichu</text:p>
          </table:table-cell>
          <table:table-cell office:value-type="string">
            <text:p>09/24/16 05:30 PM</text:p>
          </table:table-cell>
          <table:table-cell office:value-type="float" office:value="34.1193339582">
            <text:p>34.1193339582</text:p>
          </table:table-cell>
          <table:table-cell office:value-type="float" office:value="-118.0475624072">
            <text:p>-118.0475624072</text:p>
          </table:table-cell>
        </table:table-row>
        <table:table-row table:style-name="ro1">
          <table:table-cell office:value-type="float" office:value="7.79734738697269E+017">
            <text:p>779734738697269000</text:p>
          </table:table-cell>
          <table:table-cell office:value-type="string">
            <text:p>Clefable</text:p>
          </table:table-cell>
          <table:table-cell office:value-type="string">
            <text:p>09/24/16 05:30 PM</text:p>
          </table:table-cell>
          <table:table-cell office:value-type="float" office:value="34.1625501266">
            <text:p>34.1625501266</text:p>
          </table:table-cell>
          <table:table-cell office:value-type="float" office:value="-118.0295412544">
            <text:p>-118.0295412544</text:p>
          </table:table-cell>
        </table:table-row>
        <table:table-row table:style-name="ro1">
          <table:table-cell office:value-type="float" office:value="7.79733422721773E+017">
            <text:p>779733422721773000</text:p>
          </table:table-cell>
          <table:table-cell office:value-type="string">
            <text:p>Jolteon</text:p>
          </table:table-cell>
          <table:table-cell office:value-type="string">
            <text:p>09/24/16 05:25 PM</text:p>
          </table:table-cell>
          <table:table-cell office:value-type="float" office:value="34.1599827833">
            <text:p>34.1599827833</text:p>
          </table:table-cell>
          <table:table-cell office:value-type="float" office:value="-118.0541483599">
            <text:p>-118.0541483599</text:p>
          </table:table-cell>
        </table:table-row>
        <table:table-row table:style-name="ro1">
          <table:table-cell office:value-type="float" office:value="7.79733358053995E+017">
            <text:p>779733358053995000</text:p>
          </table:table-cell>
          <table:table-cell office:value-type="string">
            <text:p>Electabuzz</text:p>
          </table:table-cell>
          <table:table-cell office:value-type="string">
            <text:p>09/24/16 05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733168714723E+017">
            <text:p>779733168714723000</text:p>
          </table:table-cell>
          <table:table-cell office:value-type="string">
            <text:p>Jolteon</text:p>
          </table:table-cell>
          <table:table-cell office:value-type="string">
            <text:p>09/24/16 05:24 PM</text:p>
          </table:table-cell>
          <table:table-cell office:value-type="float" office:value="34.1277724226">
            <text:p>34.1277724226</text:p>
          </table:table-cell>
          <table:table-cell office:value-type="float" office:value="-118.0374085825">
            <text:p>-118.0374085825</text:p>
          </table:table-cell>
        </table:table-row>
        <table:table-row table:style-name="ro1">
          <table:table-cell office:value-type="float" office:value="7.79732161045737E+017">
            <text:p>779732161045737000</text:p>
          </table:table-cell>
          <table:table-cell office:value-type="string">
            <text:p>Charmeleon</text:p>
          </table:table-cell>
          <table:table-cell office:value-type="string">
            <text:p>09/24/16 05:20 PM</text:p>
          </table:table-cell>
          <table:table-cell office:value-type="float" office:value="34.1667343174">
            <text:p>34.1667343174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9732018506535E+017">
            <text:p>779732018506535000</text:p>
          </table:table-cell>
          <table:table-cell office:value-type="string">
            <text:p>Raichu</text:p>
          </table:table-cell>
          <table:table-cell office:value-type="string">
            <text:p>09/24/16 05:19 PM</text:p>
          </table:table-cell>
          <table:table-cell office:value-type="float" office:value="34.1116829709">
            <text:p>34.1116829709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79727494433813E+017">
            <text:p>779727494433813000</text:p>
          </table:table-cell>
          <table:table-cell office:value-type="string">
            <text:p>Exeggutor</text:p>
          </table:table-cell>
          <table:table-cell office:value-type="string">
            <text:p>09/24/16 05:01 PM</text:p>
          </table:table-cell>
          <table:table-cell office:value-type="float" office:value="34.1315281415">
            <text:p>34.1315281415</text:p>
          </table:table-cell>
          <table:table-cell office:value-type="float" office:value="-118.0426227816">
            <text:p>-118.0426227816</text:p>
          </table:table-cell>
        </table:table-row>
        <table:table-row table:style-name="ro1">
          <table:table-cell office:value-type="float" office:value="7.79726927712051E+017">
            <text:p>779726927712051000</text:p>
          </table:table-cell>
          <table:table-cell office:value-type="string">
            <text:p>Arcanine</text:p>
          </table:table-cell>
          <table:table-cell office:value-type="string">
            <text:p>09/24/16 04:59 PM</text:p>
          </table:table-cell>
          <table:table-cell office:value-type="float" office:value="34.1174394172">
            <text:p>34.1174394172</text:p>
          </table:table-cell>
          <table:table-cell office:value-type="float" office:value="-118.0451840862">
            <text:p>-118.0451840862</text:p>
          </table:table-cell>
        </table:table-row>
        <table:table-row table:style-name="ro1">
          <table:table-cell office:value-type="float" office:value="7.79726291247305E+017">
            <text:p>779726291247305000</text:p>
          </table:table-cell>
          <table:table-cell office:value-type="string">
            <text:p>Aerodactyl</text:p>
          </table:table-cell>
          <table:table-cell office:value-type="string">
            <text:p>09/24/16 04:56 PM</text:p>
          </table:table-cell>
          <table:table-cell office:value-type="float" office:value="34.1244712148">
            <text:p>34.1244712148</text:p>
          </table:table-cell>
          <table:table-cell office:value-type="float" office:value="-118.0604596672">
            <text:p>-118.0604596672</text:p>
          </table:table-cell>
        </table:table-row>
        <table:table-row table:style-name="ro1">
          <table:table-cell office:value-type="float" office:value="7.79726025211032E+017">
            <text:p>779726025211032000</text:p>
          </table:table-cell>
          <table:table-cell office:value-type="string">
            <text:p>Magmar</text:p>
          </table:table-cell>
          <table:table-cell office:value-type="string">
            <text:p>09/24/16 04:55 PM</text:p>
          </table:table-cell>
          <table:table-cell office:value-type="float" office:value="34.1274798988">
            <text:p>34.1274798988</text:p>
          </table:table-cell>
          <table:table-cell office:value-type="float" office:value="-118.0194778836">
            <text:p>-118.0194778836</text:p>
          </table:table-cell>
        </table:table-row>
        <table:table-row table:style-name="ro1">
          <table:table-cell office:value-type="float" office:value="7.79717635000853E+017">
            <text:p>779717635000853000</text:p>
          </table:table-cell>
          <table:table-cell office:value-type="string">
            <text:p>Magmar</text:p>
          </table:table-cell>
          <table:table-cell office:value-type="string">
            <text:p>09/24/16 04:22 PM</text:p>
          </table:table-cell>
          <table:table-cell office:value-type="float" office:value="34.1248804485">
            <text:p>34.1248804485</text:p>
          </table:table-cell>
          <table:table-cell office:value-type="float" office:value="-118.0594535319">
            <text:p>-118.0594535319</text:p>
          </table:table-cell>
        </table:table-row>
        <table:table-row table:style-name="ro1">
          <table:table-cell office:value-type="float" office:value="7.7971719266954E+017">
            <text:p>779717192669540000</text:p>
          </table:table-cell>
          <table:table-cell office:value-type="string">
            <text:p>Magmar</text:p>
          </table:table-cell>
          <table:table-cell office:value-type="string">
            <text:p>09/24/16 04:20 PM</text:p>
          </table:table-cell>
          <table:table-cell office:value-type="float" office:value="34.1253652441">
            <text:p>34.1253652441</text:p>
          </table:table-cell>
          <table:table-cell office:value-type="float" office:value="-118.0655817215">
            <text:p>-118.0655817215</text:p>
          </table:table-cell>
        </table:table-row>
        <table:table-row table:style-name="ro1">
          <table:table-cell office:value-type="float" office:value="7.797128123397E+017">
            <text:p>779712812339700000</text:p>
          </table:table-cell>
          <table:table-cell office:value-type="string">
            <text:p>Aerodactyl</text:p>
          </table:table-cell>
          <table:table-cell office:value-type="string">
            <text:p>09/24/16 04:03 PM</text:p>
          </table:table-cell>
          <table:table-cell office:value-type="float" office:value="34.150654257">
            <text:p>34.150654257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9712152487596E+017">
            <text:p>779712152487596000</text:p>
          </table:table-cell>
          <table:table-cell office:value-type="string">
            <text:p>Chansey</text:p>
          </table:table-cell>
          <table:table-cell office:value-type="string">
            <text:p>09/24/16 04:00 PM</text:p>
          </table:table-cell>
          <table:table-cell office:value-type="float" office:value="34.1143663049">
            <text:p>34.1143663049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9711956403917E+017">
            <text:p>779711956403917000</text:p>
          </table:table-cell>
          <table:table-cell office:value-type="string">
            <text:p>Raichu</text:p>
          </table:table-cell>
          <table:table-cell office:value-type="string">
            <text:p>09/24/16 03:59 PM</text:p>
          </table:table-cell>
          <table:table-cell office:value-type="float" office:value="34.1305385021">
            <text:p>34.1305385021</text:p>
          </table:table-cell>
          <table:table-cell office:value-type="float" office:value="-118.0576241803">
            <text:p>-118.0576241803</text:p>
          </table:table-cell>
        </table:table-row>
        <table:table-row table:style-name="ro1">
          <table:table-cell office:value-type="float" office:value="7.79711450893779E+017">
            <text:p>779711450893779000</text:p>
          </table:table-cell>
          <table:table-cell office:value-type="string">
            <text:p>Raichu</text:p>
          </table:table-cell>
          <table:table-cell office:value-type="string">
            <text:p>09/24/16 03:57 PM</text:p>
          </table:table-cell>
          <table:table-cell office:value-type="float" office:value="34.1274520611">
            <text:p>34.1274520611</text:p>
          </table:table-cell>
          <table:table-cell office:value-type="float" office:value="-118.0374085825">
            <text:p>-118.0374085825</text:p>
          </table:table-cell>
        </table:table-row>
        <table:table-row table:style-name="ro1">
          <table:table-cell office:value-type="float" office:value="7.79710583499137E+017">
            <text:p>779710583499137000</text:p>
          </table:table-cell>
          <table:table-cell office:value-type="string">
            <text:p>Jolteon</text:p>
          </table:table-cell>
          <table:table-cell office:value-type="string">
            <text:p>09/24/16 03:54 PM</text:p>
          </table:table-cell>
          <table:table-cell office:value-type="float" office:value="34.1030722253">
            <text:p>34.1030722253</text:p>
          </table:table-cell>
          <table:table-cell office:value-type="float" office:value="-118.0391466659">
            <text:p>-118.0391466659</text:p>
          </table:table-cell>
        </table:table-row>
        <table:table-row table:style-name="ro1">
          <table:table-cell office:value-type="float" office:value="7.79710171228414E+017">
            <text:p>779710171228414000</text:p>
          </table:table-cell>
          <table:table-cell office:value-type="string">
            <text:p>Magmar</text:p>
          </table:table-cell>
          <table:table-cell office:value-type="string">
            <text:p>09/24/16 03:52 PM</text:p>
          </table:table-cell>
          <table:table-cell office:value-type="float" office:value="34.109075047">
            <text:p>34.109075047</text:p>
          </table:table-cell>
          <table:table-cell office:value-type="float" office:value="-118.0618316606">
            <text:p>-118.0618316606</text:p>
          </table:table-cell>
        </table:table-row>
        <table:table-row table:style-name="ro1">
          <table:table-cell office:value-type="float" office:value="7.7971009376809E+017">
            <text:p>779710093768090000</text:p>
          </table:table-cell>
          <table:table-cell office:value-type="string">
            <text:p>Arcanine</text:p>
          </table:table-cell>
          <table:table-cell office:value-type="string">
            <text:p>09/24/16 03:52 PM</text:p>
          </table:table-cell>
          <table:table-cell office:value-type="float" office:value="34.1677631012">
            <text:p>34.1677631012</text:p>
          </table:table-cell>
          <table:table-cell office:value-type="float" office:value="-118.0417994972">
            <text:p>-118.0417994972</text:p>
          </table:table-cell>
        </table:table-row>
        <table:table-row table:style-name="ro1">
          <table:table-cell office:value-type="float" office:value="7.79709355365052E+017">
            <text:p>779709355365052000</text:p>
          </table:table-cell>
          <table:table-cell office:value-type="string">
            <text:p>Raichu</text:p>
          </table:table-cell>
          <table:table-cell office:value-type="string">
            <text:p>09/24/16 03:49 PM</text:p>
          </table:table-cell>
          <table:table-cell office:value-type="float" office:value="34.1319530908">
            <text:p>34.1319530908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9709350239548E+017">
            <text:p>779709350239548000</text:p>
          </table:table-cell>
          <table:table-cell office:value-type="string">
            <text:p>Snorlax</text:p>
          </table:table-cell>
          <table:table-cell office:value-type="string">
            <text:p>09/24/16 03:49 PM</text:p>
          </table:table-cell>
          <table:table-cell office:value-type="float" office:value="34.1259637803">
            <text:p>34.1259637803</text:p>
          </table:table-cell>
          <table:table-cell office:value-type="float" office:value="-118.0213991167">
            <text:p>-118.0213991167</text:p>
          </table:table-cell>
        </table:table-row>
        <table:table-row table:style-name="ro1">
          <table:table-cell office:value-type="float" office:value="7.79708986404721E+017">
            <text:p>779708986404721000</text:p>
          </table:table-cell>
          <table:table-cell office:value-type="string">
            <text:p>Magmar</text:p>
          </table:table-cell>
          <table:table-cell office:value-type="string">
            <text:p>09/24/16 03:48 PM</text:p>
          </table:table-cell>
          <table:table-cell office:value-type="float" office:value="34.1614464095">
            <text:p>34.1614464095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9708018069938E+017">
            <text:p>779708018069938000</text:p>
          </table:table-cell>
          <table:table-cell office:value-type="string">
            <text:p>Chansey</text:p>
          </table:table-cell>
          <table:table-cell office:value-type="string">
            <text:p>09/24/16 03:44 PM</text:p>
          </table:table-cell>
          <table:table-cell office:value-type="float" office:value="34.1040165078">
            <text:p>34.1040165078</text:p>
          </table:table-cell>
          <table:table-cell office:value-type="float" office:value="-118.0531421886">
            <text:p>-118.0531421886</text:p>
          </table:table-cell>
        </table:table-row>
        <table:table-row table:style-name="ro1">
          <table:table-cell office:value-type="float" office:value="7.79703630626599E+017">
            <text:p>779703630626599000</text:p>
          </table:table-cell>
          <table:table-cell office:value-type="string">
            <text:p>Chansey</text:p>
          </table:table-cell>
          <table:table-cell office:value-type="string">
            <text:p>09/24/16 03:26 PM</text:p>
          </table:table-cell>
          <table:table-cell office:value-type="float" office:value="34.1007706849">
            <text:p>34.1007706849</text:p>
          </table:table-cell>
          <table:table-cell office:value-type="float" office:value="-118.0426227816">
            <text:p>-118.0426227816</text:p>
          </table:table-cell>
        </table:table-row>
        <table:table-row table:style-name="ro1">
          <table:table-cell office:value-type="float" office:value="7.79703126836126E+017">
            <text:p>779703126836126000</text:p>
          </table:table-cell>
          <table:table-cell office:value-type="string">
            <text:p>Magmar</text:p>
          </table:table-cell>
          <table:table-cell office:value-type="string">
            <text:p>09/24/16 03:24 PM</text:p>
          </table:table-cell>
          <table:table-cell office:value-type="float" office:value="34.1435832241">
            <text:p>34.1435832241</text:p>
          </table:table-cell>
          <table:table-cell office:value-type="float" office:value="-118.0171906743">
            <text:p>-118.0171906743</text:p>
          </table:table-cell>
        </table:table-row>
        <table:table-row table:style-name="ro1">
          <table:table-cell office:value-type="float" office:value="7.79699002199515E+017">
            <text:p>779699002199515000</text:p>
          </table:table-cell>
          <table:table-cell office:value-type="string">
            <text:p>Magmar</text:p>
          </table:table-cell>
          <table:table-cell office:value-type="string">
            <text:p>09/24/16 03:08 PM</text:p>
          </table:table-cell>
          <table:table-cell office:value-type="float" office:value="34.1277604419">
            <text:p>34.1277604419</text:p>
          </table:table-cell>
          <table:table-cell office:value-type="float" office:value="-118.0539654201">
            <text:p>-118.0539654201</text:p>
          </table:table-cell>
        </table:table-row>
        <table:table-row table:style-name="ro1">
          <table:table-cell office:value-type="float" office:value="7.79697799621247E+017">
            <text:p>779697799621247000</text:p>
          </table:table-cell>
          <table:table-cell office:value-type="string">
            <text:p>Arcanine</text:p>
          </table:table-cell>
          <table:table-cell office:value-type="string">
            <text:p>09/24/16 03:03 PM</text:p>
          </table:table-cell>
          <table:table-cell office:value-type="float" office:value="34.1201851194">
            <text:p>34.1201851194</text:p>
          </table:table-cell>
          <table:table-cell office:value-type="float" office:value="-118.0139885316">
            <text:p>-118.0139885316</text:p>
          </table:table-cell>
        </table:table-row>
        <table:table-row table:style-name="ro1">
          <table:table-cell office:value-type="float" office:value="7.79697758122803E+017">
            <text:p>779697758122803000</text:p>
          </table:table-cell>
          <table:table-cell office:value-type="string">
            <text:p>Dratini</text:p>
          </table:table-cell>
          <table:table-cell office:value-type="string">
            <text:p>09/24/16 03:03 PM</text:p>
          </table:table-cell>
          <table:table-cell office:value-type="float" office:value="34.100472647">
            <text:p>34.100472647</text:p>
          </table:table-cell>
          <table:table-cell office:value-type="float" office:value="-118.0347556853">
            <text:p>-118.0347556853</text:p>
          </table:table-cell>
        </table:table-row>
        <table:table-row table:style-name="ro1">
          <table:table-cell office:value-type="float" office:value="7.79693468457185E+017">
            <text:p>779693468457185000</text:p>
          </table:table-cell>
          <table:table-cell office:value-type="string">
            <text:p>Chansey</text:p>
          </table:table-cell>
          <table:table-cell office:value-type="string">
            <text:p>09/24/16 02:46 PM</text:p>
          </table:table-cell>
          <table:table-cell office:value-type="float" office:value="34.1430159989">
            <text:p>34.143015998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79692763411419E+017">
            <text:p>779692763411419000</text:p>
          </table:table-cell>
          <table:table-cell office:value-type="string">
            <text:p>Charmeleon</text:p>
          </table:table-cell>
          <table:table-cell office:value-type="string">
            <text:p>09/24/16 02:43 PM</text:p>
          </table:table-cell>
          <table:table-cell office:value-type="float" office:value="34.1195173427">
            <text:p>34.1195173427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9692639121576E+017">
            <text:p>779692639121576000</text:p>
          </table:table-cell>
          <table:table-cell office:value-type="string">
            <text:p>Magmar</text:p>
          </table:table-cell>
          <table:table-cell office:value-type="string">
            <text:p>09/24/16 02:43 PM</text:p>
          </table:table-cell>
          <table:table-cell office:value-type="float" office:value="34.1241325238">
            <text:p>34.1241325238</text:p>
          </table:table-cell>
          <table:table-cell office:value-type="float" office:value="-118.0666792852">
            <text:p>-118.0666792852</text:p>
          </table:table-cell>
        </table:table-row>
        <table:table-row table:style-name="ro1">
          <table:table-cell office:value-type="float" office:value="7.79691578893873E+017">
            <text:p>779691578893873000</text:p>
          </table:table-cell>
          <table:table-cell office:value-type="string">
            <text:p>Chansey</text:p>
          </table:table-cell>
          <table:table-cell office:value-type="string">
            <text:p>09/24/16 02:38 PM</text:p>
          </table:table-cell>
          <table:table-cell office:value-type="float" office:value="34.1229305669">
            <text:p>34.1229305669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9689113582567E+017">
            <text:p>779689113582567000</text:p>
          </table:table-cell>
          <table:table-cell office:value-type="string">
            <text:p>Rapidash</text:p>
          </table:table-cell>
          <table:table-cell office:value-type="string">
            <text:p>09/24/16 02:29 PM</text:p>
          </table:table-cell>
          <table:table-cell office:value-type="float" office:value="34.1462065478">
            <text:p>34.1462065478</text:p>
          </table:table-cell>
          <table:table-cell office:value-type="float" office:value="-118.0263393348">
            <text:p>-118.0263393348</text:p>
          </table:table-cell>
        </table:table-row>
        <table:table-row table:style-name="ro1">
          <table:table-cell office:value-type="float" office:value="7.79688942178218E+017">
            <text:p>779688942178218000</text:p>
          </table:table-cell>
          <table:table-cell office:value-type="string">
            <text:p>Seadra</text:p>
          </table:table-cell>
          <table:table-cell office:value-type="string">
            <text:p>09/24/16 02:28 PM</text:p>
          </table:table-cell>
          <table:table-cell office:value-type="float" office:value="34.1391265486">
            <text:p>34.1391265486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79688684002029E+017">
            <text:p>779688684002029000</text:p>
          </table:table-cell>
          <table:table-cell office:value-type="string">
            <text:p>Chansey</text:p>
          </table:table-cell>
          <table:table-cell office:value-type="string">
            <text:p>09/24/16 02:27 PM</text:p>
          </table:table-cell>
          <table:table-cell office:value-type="float" office:value="34.1514222198">
            <text:p>34.1514222198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79686517111337E+017">
            <text:p>779686517111337000</text:p>
          </table:table-cell>
          <table:table-cell office:value-type="string">
            <text:p>Venusaur</text:p>
          </table:table-cell>
          <table:table-cell office:value-type="string">
            <text:p>09/24/16 02:18 PM</text:p>
          </table:table-cell>
          <table:table-cell office:value-type="float" office:value="34.126467124">
            <text:p>34.126467124</text:p>
          </table:table-cell>
          <table:table-cell office:value-type="float" office:value="-118.0494833355">
            <text:p>-118.0494833355</text:p>
          </table:table-cell>
        </table:table-row>
        <table:table-row table:style-name="ro1">
          <table:table-cell office:value-type="float" office:value="7.79684657734357E+017">
            <text:p>779684657734357000</text:p>
          </table:table-cell>
          <table:table-cell office:value-type="string">
            <text:p>Weezing</text:p>
          </table:table-cell>
          <table:table-cell office:value-type="string">
            <text:p>09/24/16 02:11 PM</text:p>
          </table:table-cell>
          <table:table-cell office:value-type="float" office:value="34.1642665466">
            <text:p>34.1642665466</text:p>
          </table:table-cell>
          <table:table-cell office:value-type="float" office:value="-118.0429886845">
            <text:p>-118.0429886845</text:p>
          </table:table-cell>
        </table:table-row>
        <table:table-row table:style-name="ro1">
          <table:table-cell office:value-type="float" office:value="7.79683838947537E+017">
            <text:p>779683838947537000</text:p>
          </table:table-cell>
          <table:table-cell office:value-type="string">
            <text:p>Charmeleon</text:p>
          </table:table-cell>
          <table:table-cell office:value-type="string">
            <text:p>09/24/16 02:08 PM</text:p>
          </table:table-cell>
          <table:table-cell office:value-type="float" office:value="34.1614474508">
            <text:p>34.1614474508</text:p>
          </table:table-cell>
          <table:table-cell office:value-type="float" office:value="-118.0407932555">
            <text:p>-118.0407932555</text:p>
          </table:table-cell>
        </table:table-row>
        <table:table-row table:style-name="ro1">
          <table:table-cell office:value-type="float" office:value="7.79683769254945E+017">
            <text:p>779683769254945000</text:p>
          </table:table-cell>
          <table:table-cell office:value-type="string">
            <text:p>Nidoking</text:p>
          </table:table-cell>
          <table:table-cell office:value-type="string">
            <text:p>09/24/16 02:07 PM</text:p>
          </table:table-cell>
          <table:table-cell office:value-type="float" office:value="34.1576973822">
            <text:p>34.1576973822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79682699451572E+017">
            <text:p>779682699451572000</text:p>
          </table:table-cell>
          <table:table-cell office:value-type="string">
            <text:p>Venusaur</text:p>
          </table:table-cell>
          <table:table-cell office:value-type="string">
            <text:p>09/24/16 02:03 PM</text:p>
          </table:table-cell>
          <table:table-cell office:value-type="float" office:value="34.1389541197">
            <text:p>34.1389541197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79682193559871E+017">
            <text:p>779682193559871000</text:p>
          </table:table-cell>
          <table:table-cell office:value-type="string">
            <text:p>Tangela</text:p>
          </table:table-cell>
          <table:table-cell office:value-type="string">
            <text:p>09/24/16 02:01 PM</text:p>
          </table:table-cell>
          <table:table-cell office:value-type="float" office:value="34.1315281415">
            <text:p>34.1315281415</text:p>
          </table:table-cell>
          <table:table-cell office:value-type="float" office:value="-118.0426227816">
            <text:p>-118.0426227816</text:p>
          </table:table-cell>
        </table:table-row>
        <table:table-row table:style-name="ro1">
          <table:table-cell office:value-type="float" office:value="7.79681805565768E+017">
            <text:p>779681805565768000</text:p>
          </table:table-cell>
          <table:table-cell office:value-type="string">
            <text:p>Magmar</text:p>
          </table:table-cell>
          <table:table-cell office:value-type="string">
            <text:p>09/24/16 02:00 PM</text:p>
          </table:table-cell>
          <table:table-cell office:value-type="float" office:value="34.1269700866">
            <text:p>34.1269700866</text:p>
          </table:table-cell>
          <table:table-cell office:value-type="float" office:value="-118.0535995399">
            <text:p>-118.0535995399</text:p>
          </table:table-cell>
        </table:table-row>
        <table:table-row table:style-name="ro1">
          <table:table-cell office:value-type="float" office:value="7.79680319360242E+017">
            <text:p>779680319360242000</text:p>
          </table:table-cell>
          <table:table-cell office:value-type="string">
            <text:p>Snorlax</text:p>
          </table:table-cell>
          <table:table-cell office:value-type="string">
            <text:p>09/24/16 01:54 PM</text:p>
          </table:table-cell>
          <table:table-cell office:value-type="float" office:value="34.13095784">
            <text:p>34.13095784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9679848864162E+017">
            <text:p>779679848864162000</text:p>
          </table:table-cell>
          <table:table-cell office:value-type="string">
            <text:p>Raichu</text:p>
          </table:table-cell>
          <table:table-cell office:value-type="string">
            <text:p>09/24/16 01:52 PM</text:p>
          </table:table-cell>
          <table:table-cell office:value-type="float" office:value="34.1203403249">
            <text:p>34.1203403249</text:p>
          </table:table-cell>
          <table:table-cell office:value-type="float" office:value="-118.0473794606">
            <text:p>-118.0473794606</text:p>
          </table:table-cell>
        </table:table-row>
        <table:table-row table:style-name="ro2">
          <table:table-cell office:value-type="float" office:value="7.79675769505092E+017">
            <text:p>779675769505092000</text:p>
          </table:table-cell>
          <table:table-cell office:value-type="string">
            <text:p>Haunter</text:p>
          </table:table-cell>
          <table:table-cell office:value-type="string">
            <text:p>09/24/16 01:36 PM</text:p>
          </table:table-cell>
          <table:table-cell office:value-type="float" office:value="34.1153935575">
            <text:p>34.1153935575</text:p>
          </table:table-cell>
          <table:table-cell office:value-type="float" office:value="-118.0460073548">
            <text:p>-118.0460073548</text:p>
          </table:table-cell>
        </table:table-row>
        <table:table-row table:style-name="ro1">
          <table:table-cell office:value-type="float" office:value="7.79675759853998E+017">
            <text:p>779675759853998000</text:p>
          </table:table-cell>
          <table:table-cell office:value-type="string">
            <text:p>Grimer</text:p>
          </table:table-cell>
          <table:table-cell office:value-type="string">
            <text:p>09/24/16 01:36 PM</text:p>
          </table:table-cell>
          <table:table-cell office:value-type="float" office:value="34.1394224079">
            <text:p>34.1394224079</text:p>
          </table:table-cell>
          <table:table-cell office:value-type="float" office:value="-118.0184715152">
            <text:p>-118.0184715152</text:p>
          </table:table-cell>
        </table:table-row>
        <table:table-row table:style-name="ro1">
          <table:table-cell office:value-type="float" office:value="7.7967375656629E+017">
            <text:p>779673756566290000</text:p>
          </table:table-cell>
          <table:table-cell office:value-type="string">
            <text:p>Rapidash</text:p>
          </table:table-cell>
          <table:table-cell office:value-type="string">
            <text:p>09/24/16 01:28 PM</text:p>
          </table:table-cell>
          <table:table-cell office:value-type="float" office:value="34.147640735">
            <text:p>34.147640735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79672960021901E+017">
            <text:p>779672960021901000</text:p>
          </table:table-cell>
          <table:table-cell office:value-type="string">
            <text:p>Electabuzz</text:p>
          </table:table-cell>
          <table:table-cell office:value-type="string">
            <text:p>09/24/16 01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66841615623E+017">
            <text:p>779668416156230000</text:p>
          </table:table-cell>
          <table:table-cell office:value-type="string">
            <text:p>Tangela</text:p>
          </table:table-cell>
          <table:table-cell office:value-type="string">
            <text:p>09/24/16 01:06 PM</text:p>
          </table:table-cell>
          <table:table-cell office:value-type="float" office:value="34.1404582997">
            <text:p>34.1404582997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9667642856583E+017">
            <text:p>779667642856583000</text:p>
          </table:table-cell>
          <table:table-cell office:value-type="string">
            <text:p>Rapidash</text:p>
          </table:table-cell>
          <table:table-cell office:value-type="string">
            <text:p>09/24/16 01:03 PM</text:p>
          </table:table-cell>
          <table:table-cell office:value-type="float" office:value="34.1496240178">
            <text:p>34.1496240178</text:p>
          </table:table-cell>
          <table:table-cell office:value-type="float" office:value="-118.0293582891">
            <text:p>-118.0293582891</text:p>
          </table:table-cell>
        </table:table-row>
        <table:table-row table:style-name="ro1">
          <table:table-cell office:value-type="float" office:value="7.79666773167583E+017">
            <text:p>779666773167583000</text:p>
          </table:table-cell>
          <table:table-cell office:value-type="string">
            <text:p>Chansey</text:p>
          </table:table-cell>
          <table:table-cell office:value-type="string">
            <text:p>09/24/16 01:00 PM</text:p>
          </table:table-cell>
          <table:table-cell office:value-type="float" office:value="34.1161470217">
            <text:p>34.1161470217</text:p>
          </table:table-cell>
          <table:table-cell office:value-type="float" office:value="-118.0413421153">
            <text:p>-118.0413421153</text:p>
          </table:table-cell>
        </table:table-row>
        <table:table-row table:style-name="ro1">
          <table:table-cell office:value-type="float" office:value="7.79663689611784E+017">
            <text:p>779663689611784000</text:p>
          </table:table-cell>
          <table:table-cell office:value-type="string">
            <text:p>Magmar</text:p>
          </table:table-cell>
          <table:table-cell office:value-type="string">
            <text:p>09/24/16 12:48 PM</text:p>
          </table:table-cell>
          <table:table-cell office:value-type="float" office:value="34.1614464095">
            <text:p>34.1614464095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966200852632E+017">
            <text:p>779662008526320000</text:p>
          </table:table-cell>
          <table:table-cell office:value-type="string">
            <text:p>Snorlax</text:p>
          </table:table-cell>
          <table:table-cell office:value-type="string">
            <text:p>09/24/16 12:41 PM</text:p>
          </table:table-cell>
          <table:table-cell office:value-type="float" office:value="34.1262825875">
            <text:p>34.1262825875</text:p>
          </table:table-cell>
          <table:table-cell office:value-type="float" office:value="-118.048934501">
            <text:p>-118.048934501</text:p>
          </table:table-cell>
        </table:table-row>
        <table:table-row table:style-name="ro1">
          <table:table-cell office:value-type="float" office:value="7.79657843796431E+017">
            <text:p>779657843796431000</text:p>
          </table:table-cell>
          <table:table-cell office:value-type="string">
            <text:p>Jolteon</text:p>
          </table:table-cell>
          <table:table-cell office:value-type="string">
            <text:p>09/24/16 12:24 PM</text:p>
          </table:table-cell>
          <table:table-cell office:value-type="float" office:value="34.164681265">
            <text:p>34.164681265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79654887684518E+017">
            <text:p>779654887684518000</text:p>
          </table:table-cell>
          <table:table-cell office:value-type="string">
            <text:p>Hitmonlee</text:p>
          </table:table-cell>
          <table:table-cell office:value-type="string">
            <text:p>09/24/16 12:13 PM</text:p>
          </table:table-cell>
          <table:table-cell office:value-type="float" office:value="34.1106089976">
            <text:p>34.1106089976</text:p>
          </table:table-cell>
          <table:table-cell office:value-type="float" office:value="-118.0621060581">
            <text:p>-118.0621060581</text:p>
          </table:table-cell>
        </table:table-row>
        <table:table-row table:style-name="ro1">
          <table:table-cell office:value-type="float" office:value="7.79654726069531E+017">
            <text:p>779654726069531000</text:p>
          </table:table-cell>
          <table:table-cell office:value-type="string">
            <text:p>Jolteon</text:p>
          </table:table-cell>
          <table:table-cell office:value-type="string">
            <text:p>09/24/16 12:12 PM</text:p>
          </table:table-cell>
          <table:table-cell office:value-type="float" office:value="34.1530468834">
            <text:p>34.1530468834</text:p>
          </table:table-cell>
          <table:table-cell office:value-type="float" office:value="-118.0475624072">
            <text:p>-118.0475624072</text:p>
          </table:table-cell>
        </table:table-row>
        <table:table-row table:style-name="ro1">
          <table:table-cell office:value-type="float" office:value="7.79654337471459E+017">
            <text:p>779654337471459000</text:p>
          </table:table-cell>
          <table:table-cell office:value-type="string">
            <text:p>Ivysaur</text:p>
          </table:table-cell>
          <table:table-cell office:value-type="string">
            <text:p>09/24/16 12:10 PM</text:p>
          </table:table-cell>
          <table:table-cell office:value-type="float" office:value="34.1531170442">
            <text:p>34.1531170442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965430696217E+017">
            <text:p>779654306962170000</text:p>
          </table:table-cell>
          <table:table-cell office:value-type="string">
            <text:p>Raichu</text:p>
          </table:table-cell>
          <table:table-cell office:value-type="string">
            <text:p>09/24/16 12:10 PM</text:p>
          </table:table-cell>
          <table:table-cell office:value-type="float" office:value="34.1160320744">
            <text:p>34.1160320744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79654141412987E+017">
            <text:p>779654141412987000</text:p>
          </table:table-cell>
          <table:table-cell office:value-type="string">
            <text:p>Snorlax</text:p>
          </table:table-cell>
          <table:table-cell office:value-type="string">
            <text:p>09/24/16 12:10 PM</text:p>
          </table:table-cell>
          <table:table-cell office:value-type="float" office:value="34.1526626098">
            <text:p>34.1526626098</text:p>
          </table:table-cell>
          <table:table-cell office:value-type="float" office:value="-118.0449096625">
            <text:p>-118.0449096625</text:p>
          </table:table-cell>
        </table:table-row>
        <table:table-row table:style-name="ro1">
          <table:table-cell office:value-type="float" office:value="7.7965290882859E+017">
            <text:p>779652908828590000</text:p>
          </table:table-cell>
          <table:table-cell office:value-type="string">
            <text:p>Rapidash</text:p>
          </table:table-cell>
          <table:table-cell office:value-type="string">
            <text:p>09/24/16 12:05 PM</text:p>
          </table:table-cell>
          <table:table-cell office:value-type="float" office:value="34.1627135957">
            <text:p>34.1627135957</text:p>
          </table:table-cell>
          <table:table-cell office:value-type="float" office:value="-118.0531421886">
            <text:p>-118.0531421886</text:p>
          </table:table-cell>
        </table:table-row>
        <table:table-row table:style-name="ro1">
          <table:table-cell office:value-type="float" office:value="7.79651374430589E+017">
            <text:p>779651374430589000</text:p>
          </table:table-cell>
          <table:table-cell office:value-type="string">
            <text:p>Chansey</text:p>
          </table:table-cell>
          <table:table-cell office:value-type="string">
            <text:p>09/24/16 11:59 AM</text:p>
          </table:table-cell>
          <table:table-cell office:value-type="float" office:value="34.130033433">
            <text:p>34.130033433</text:p>
          </table:table-cell>
          <table:table-cell office:value-type="float" office:value="-118.0318283044">
            <text:p>-118.0318283044</text:p>
          </table:table-cell>
        </table:table-row>
        <table:table-row table:style-name="ro1">
          <table:table-cell office:value-type="float" office:value="7.79649158391083E+017">
            <text:p>779649158391083000</text:p>
          </table:table-cell>
          <table:table-cell office:value-type="string">
            <text:p>Chansey</text:p>
          </table:table-cell>
          <table:table-cell office:value-type="string">
            <text:p>09/24/16 11:50 AM</text:p>
          </table:table-cell>
          <table:table-cell office:value-type="float" office:value="34.1323446658">
            <text:p>34.1323446658</text:p>
          </table:table-cell>
          <table:table-cell office:value-type="float" office:value="-118.0441778638">
            <text:p>-118.0441778638</text:p>
          </table:table-cell>
        </table:table-row>
        <table:table-row table:style-name="ro1">
          <table:table-cell office:value-type="float" office:value="7.79648769608393E+017">
            <text:p>779648769608393000</text:p>
          </table:table-cell>
          <table:table-cell office:value-type="string">
            <text:p>Arcanine</text:p>
          </table:table-cell>
          <table:table-cell office:value-type="string">
            <text:p>09/24/16 11:48 AM</text:p>
          </table:table-cell>
          <table:table-cell office:value-type="float" office:value="34.1495064533">
            <text:p>34.1495064533</text:p>
          </table:table-cell>
          <table:table-cell office:value-type="float" office:value="-118.020118297">
            <text:p>-118.020118297</text:p>
          </table:table-cell>
        </table:table-row>
        <table:table-row table:style-name="ro1">
          <table:table-cell office:value-type="float" office:value="7.79648646111334E+017">
            <text:p>779648646111334000</text:p>
          </table:table-cell>
          <table:table-cell office:value-type="string">
            <text:p>Ninetales</text:p>
          </table:table-cell>
          <table:table-cell office:value-type="string">
            <text:p>09/24/16 11:48 AM</text:p>
          </table:table-cell>
          <table:table-cell office:value-type="float" office:value="34.115951976">
            <text:p>34.115951976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79646714978328E+017">
            <text:p>779646714978328000</text:p>
          </table:table-cell>
          <table:table-cell office:value-type="string">
            <text:p>Ninetales</text:p>
          </table:table-cell>
          <table:table-cell office:value-type="string">
            <text:p>09/24/16 11:40 AM</text:p>
          </table:table-cell>
          <table:table-cell office:value-type="float" office:value="34.1569058876">
            <text:p>34.1569058876</text:p>
          </table:table-cell>
          <table:table-cell office:value-type="float" office:value="-118.0539654201">
            <text:p>-118.0539654201</text:p>
          </table:table-cell>
        </table:table-row>
        <table:table-row table:style-name="ro1">
          <table:table-cell office:value-type="float" office:value="7.79642757170082E+017">
            <text:p>779642757170082000</text:p>
          </table:table-cell>
          <table:table-cell office:value-type="string">
            <text:p>Electabuzz</text:p>
          </table:table-cell>
          <table:table-cell office:value-type="string">
            <text:p>09/24/16 11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637831526343E+017">
            <text:p>779637831526343000</text:p>
          </table:table-cell>
          <table:table-cell office:value-type="string">
            <text:p>Magmar</text:p>
          </table:table-cell>
          <table:table-cell office:value-type="string">
            <text:p>09/24/16 11:05 AM</text:p>
          </table:table-cell>
          <table:table-cell office:value-type="float" office:value="34.1217793478">
            <text:p>34.1217793478</text:p>
          </table:table-cell>
          <table:table-cell office:value-type="float" office:value="-118.0635695037">
            <text:p>-118.0635695037</text:p>
          </table:table-cell>
        </table:table-row>
        <table:table-row table:style-name="ro1">
          <table:table-cell office:value-type="float" office:value="7.79637263890166E+017">
            <text:p>779637263890166000</text:p>
          </table:table-cell>
          <table:table-cell office:value-type="string">
            <text:p>Rapidash</text:p>
          </table:table-cell>
          <table:table-cell office:value-type="string">
            <text:p>09/24/16 11:03 AM</text:p>
          </table:table-cell>
          <table:table-cell office:value-type="float" office:value="34.1241972124">
            <text:p>34.1241972124</text:p>
          </table:table-cell>
          <table:table-cell office:value-type="float" office:value="-118.0651244013">
            <text:p>-118.0651244013</text:p>
          </table:table-cell>
        </table:table-row>
        <table:table-row table:style-name="ro1">
          <table:table-cell office:value-type="float" office:value="7.79634999687467E+017">
            <text:p>779634999687467000</text:p>
          </table:table-cell>
          <table:table-cell office:value-type="string">
            <text:p>Beedrill</text:p>
          </table:table-cell>
          <table:table-cell office:value-type="string">
            <text:p>09/24/16 10:54 AM</text:p>
          </table:table-cell>
          <table:table-cell office:value-type="float" office:value="34.1222914013">
            <text:p>34.1222914013</text:p>
          </table:table-cell>
          <table:table-cell office:value-type="float" office:value="-118.0216735769">
            <text:p>-118.0216735769</text:p>
          </table:table-cell>
        </table:table-row>
        <table:table-row table:style-name="ro1">
          <table:table-cell office:value-type="float" office:value="7.79633951526691E+017">
            <text:p>779633951526691000</text:p>
          </table:table-cell>
          <table:table-cell office:value-type="string">
            <text:p>Arcanine</text:p>
          </table:table-cell>
          <table:table-cell office:value-type="string">
            <text:p>09/24/16 10:49 AM</text:p>
          </table:table-cell>
          <table:table-cell office:value-type="float" office:value="34.1542517616">
            <text:p>34.1542517616</text:p>
          </table:table-cell>
          <table:table-cell office:value-type="float" office:value="-118.0446352383">
            <text:p>-118.0446352383</text:p>
          </table:table-cell>
        </table:table-row>
        <table:table-row table:style-name="ro1">
          <table:table-cell office:value-type="float" office:value="7.79632723434414E+017">
            <text:p>779632723434414000</text:p>
          </table:table-cell>
          <table:table-cell office:value-type="string">
            <text:p>Seadra</text:p>
          </table:table-cell>
          <table:table-cell office:value-type="string">
            <text:p>09/24/16 10:45 AM</text:p>
          </table:table-cell>
          <table:table-cell office:value-type="float" office:value="34.1408036526">
            <text:p>34.1408036526</text:p>
          </table:table-cell>
          <table:table-cell office:value-type="float" office:value="-118.0213076299">
            <text:p>-118.0213076299</text:p>
          </table:table-cell>
        </table:table-row>
        <table:table-row table:style-name="ro1">
          <table:table-cell office:value-type="float" office:value="7.79631799630635E+017">
            <text:p>779631799630635000</text:p>
          </table:table-cell>
          <table:table-cell office:value-type="string">
            <text:p>Beedrill</text:p>
          </table:table-cell>
          <table:table-cell office:value-type="string">
            <text:p>09/24/16 10:41 AM</text:p>
          </table:table-cell>
          <table:table-cell office:value-type="float" office:value="34.1092700738">
            <text:p>34.1092700738</text:p>
          </table:table-cell>
          <table:table-cell office:value-type="float" office:value="-118.0535995399">
            <text:p>-118.0535995399</text:p>
          </table:table-cell>
        </table:table-row>
        <table:table-row table:style-name="ro1">
          <table:table-cell office:value-type="float" office:value="7.79631329298096E+017">
            <text:p>779631329298096000</text:p>
          </table:table-cell>
          <table:table-cell office:value-type="string">
            <text:p>Nidoking</text:p>
          </table:table-cell>
          <table:table-cell office:value-type="string">
            <text:p>09/24/16 10:39 AM</text:p>
          </table:table-cell>
          <table:table-cell office:value-type="float" office:value="34.1651382721">
            <text:p>34.1651382721</text:p>
          </table:table-cell>
          <table:table-cell office:value-type="float" office:value="-118.0439949136">
            <text:p>-118.0439949136</text:p>
          </table:table-cell>
        </table:table-row>
        <table:table-row table:style-name="ro1">
          <table:table-cell office:value-type="float" office:value="7.79628869800252E+017">
            <text:p>779628869800252000</text:p>
          </table:table-cell>
          <table:table-cell office:value-type="string">
            <text:p>Chansey</text:p>
          </table:table-cell>
          <table:table-cell office:value-type="string">
            <text:p>09/24/16 10:29 AM</text:p>
          </table:table-cell>
          <table:table-cell office:value-type="float" office:value="34.1592256221">
            <text:p>34.1592256221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9626584776913E+017">
            <text:p>779626584776913000</text:p>
          </table:table-cell>
          <table:table-cell office:value-type="string">
            <text:p>Charmeleon</text:p>
          </table:table-cell>
          <table:table-cell office:value-type="string">
            <text:p>09/24/16 10:20 AM</text:p>
          </table:table-cell>
          <table:table-cell office:value-type="float" office:value="34.1623691684">
            <text:p>34.1623691684</text:p>
          </table:table-cell>
          <table:table-cell office:value-type="float" office:value="-118.0525933655">
            <text:p>-118.0525933655</text:p>
          </table:table-cell>
        </table:table-row>
        <table:table-row table:style-name="ro1">
          <table:table-cell office:value-type="float" office:value="7.79622031067259E+017">
            <text:p>779622031067259000</text:p>
          </table:table-cell>
          <table:table-cell office:value-type="string">
            <text:p>Rapidash</text:p>
          </table:table-cell>
          <table:table-cell office:value-type="string">
            <text:p>09/24/16 10:02 AM</text:p>
          </table:table-cell>
          <table:table-cell office:value-type="float" office:value="34.1542907235">
            <text:p>34.1542907235</text:p>
          </table:table-cell>
          <table:table-cell office:value-type="float" office:value="-118.0250585507">
            <text:p>-118.0250585507</text:p>
          </table:table-cell>
        </table:table-row>
        <table:table-row table:style-name="ro1">
          <table:table-cell office:value-type="float" office:value="7.79621967431213E+017">
            <text:p>779621967431213000</text:p>
          </table:table-cell>
          <table:table-cell office:value-type="string">
            <text:p>Snorlax</text:p>
          </table:table-cell>
          <table:table-cell office:value-type="string">
            <text:p>09/24/16 10:02 AM</text:p>
          </table:table-cell>
          <table:table-cell office:value-type="float" office:value="34.1275154264">
            <text:p>34.1275154264</text:p>
          </table:table-cell>
          <table:table-cell office:value-type="float" office:value="-118.0160928033">
            <text:p>-118.0160928033</text:p>
          </table:table-cell>
        </table:table-row>
        <table:table-row table:style-name="ro1">
          <table:table-cell office:value-type="float" office:value="7.79621659997119E+017">
            <text:p>779621659997119000</text:p>
          </table:table-cell>
          <table:table-cell office:value-type="string">
            <text:p>Jolteon</text:p>
          </table:table-cell>
          <table:table-cell office:value-type="string">
            <text:p>09/24/16 10:01 AM</text:p>
          </table:table-cell>
          <table:table-cell office:value-type="float" office:value="34.1289867115">
            <text:p>34.1289867115</text:p>
          </table:table-cell>
          <table:table-cell office:value-type="float" office:value="-118.0299071844">
            <text:p>-118.0299071844</text:p>
          </table:table-cell>
        </table:table-row>
        <table:table-row table:style-name="ro1">
          <table:table-cell office:value-type="float" office:value="7.79620979114856E+017">
            <text:p>779620979114856000</text:p>
          </table:table-cell>
          <table:table-cell office:value-type="string">
            <text:p>Scyther</text:p>
          </table:table-cell>
          <table:table-cell office:value-type="string">
            <text:p>09/24/16 09:58 AM</text:p>
          </table:table-cell>
          <table:table-cell office:value-type="float" office:value="34.1406519864">
            <text:p>34.1406519864</text:p>
          </table:table-cell>
          <table:table-cell office:value-type="float" office:value="-118.0203012718">
            <text:p>-118.0203012718</text:p>
          </table:table-cell>
        </table:table-row>
        <table:table-row table:style-name="ro1">
          <table:table-cell office:value-type="float" office:value="7.79619413154632E+017">
            <text:p>779619413154632000</text:p>
          </table:table-cell>
          <table:table-cell office:value-type="string">
            <text:p>Flareon</text:p>
          </table:table-cell>
          <table:table-cell office:value-type="string">
            <text:p>09/24/16 09:52 AM</text:p>
          </table:table-cell>
          <table:table-cell office:value-type="float" office:value="34.1199753384">
            <text:p>34.1199753384</text:p>
          </table:table-cell>
          <table:table-cell office:value-type="float" office:value="-118.0278030767">
            <text:p>-118.0278030767</text:p>
          </table:table-cell>
        </table:table-row>
        <table:table-row table:style-name="ro1">
          <table:table-cell office:value-type="float" office:value="7.79619175757074E+017">
            <text:p>779619175757074000</text:p>
          </table:table-cell>
          <table:table-cell office:value-type="string">
            <text:p>Rapidash</text:p>
          </table:table-cell>
          <table:table-cell office:value-type="string">
            <text:p>09/24/16 09:51 AM</text:p>
          </table:table-cell>
          <table:table-cell office:value-type="float" office:value="34.1248863952">
            <text:p>34.1248863952</text:p>
          </table:table-cell>
          <table:table-cell office:value-type="float" office:value="-118.0662219679">
            <text:p>-118.0662219679</text:p>
          </table:table-cell>
        </table:table-row>
        <table:table-row table:style-name="ro1">
          <table:table-cell office:value-type="float" office:value="7.7961824494873E+017">
            <text:p>779618244948730000</text:p>
          </table:table-cell>
          <table:table-cell office:value-type="string">
            <text:p>Ivysaur</text:p>
          </table:table-cell>
          <table:table-cell office:value-type="string">
            <text:p>09/24/16 09:47 AM</text:p>
          </table:table-cell>
          <table:table-cell office:value-type="float" office:value="34.1505640129">
            <text:p>34.1505640129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9616285076263E+017">
            <text:p>779616285076263000</text:p>
          </table:table-cell>
          <table:table-cell office:value-type="string">
            <text:p>Rapidash</text:p>
          </table:table-cell>
          <table:table-cell office:value-type="string">
            <text:p>09/24/16 09:39 AM</text:p>
          </table:table-cell>
          <table:table-cell office:value-type="float" office:value="34.1238741753">
            <text:p>34.1238741753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9615267953386E+017">
            <text:p>779615267953386000</text:p>
          </table:table-cell>
          <table:table-cell office:value-type="string">
            <text:p>Magmar</text:p>
          </table:table-cell>
          <table:table-cell office:value-type="string">
            <text:p>09/24/16 09:35 AM</text:p>
          </table:table-cell>
          <table:table-cell office:value-type="float" office:value="34.1106438101">
            <text:p>34.1106438101</text:p>
          </table:table-cell>
          <table:table-cell office:value-type="float" office:value="-118.0622889894">
            <text:p>-118.0622889894</text:p>
          </table:table-cell>
        </table:table-row>
        <table:table-row table:style-name="ro1">
          <table:table-cell office:value-type="float" office:value="7.79614784916296E+017">
            <text:p>779614784916296000</text:p>
          </table:table-cell>
          <table:table-cell office:value-type="string">
            <text:p>Rapidash</text:p>
          </table:table-cell>
          <table:table-cell office:value-type="string">
            <text:p>09/24/16 09:33 AM</text:p>
          </table:table-cell>
          <table:table-cell office:value-type="float" office:value="34.1513822597">
            <text:p>34.1513822597</text:p>
          </table:table-cell>
          <table:table-cell office:value-type="float" office:value="-118.0322857109">
            <text:p>-118.0322857109</text:p>
          </table:table-cell>
        </table:table-row>
        <table:table-row table:style-name="ro1">
          <table:table-cell office:value-type="float" office:value="7.79612460609253E+017">
            <text:p>779612460609253000</text:p>
          </table:table-cell>
          <table:table-cell office:value-type="string">
            <text:p>Arcanine</text:p>
          </table:table-cell>
          <table:table-cell office:value-type="string">
            <text:p>09/24/16 09:24 AM</text:p>
          </table:table-cell>
          <table:table-cell office:value-type="float" office:value="34.1242779169">
            <text:p>34.1242779169</text:p>
          </table:table-cell>
          <table:table-cell office:value-type="float" office:value="-118.0609169995">
            <text:p>-118.0609169995</text:p>
          </table:table-cell>
        </table:table-row>
        <table:table-row table:style-name="ro1">
          <table:table-cell office:value-type="float" office:value="7.79611788241359E+017">
            <text:p>779611788241359000</text:p>
          </table:table-cell>
          <table:table-cell office:value-type="string">
            <text:p>Arcanine</text:p>
          </table:table-cell>
          <table:table-cell office:value-type="string">
            <text:p>09/24/16 09:21 AM</text:p>
          </table:table-cell>
          <table:table-cell office:value-type="float" office:value="34.1655997602">
            <text:p>34.1655997602</text:p>
          </table:table-cell>
          <table:table-cell office:value-type="float" office:value="-118.0502151122">
            <text:p>-118.0502151122</text:p>
          </table:table-cell>
        </table:table-row>
        <table:table-row table:style-name="ro1">
          <table:table-cell office:value-type="float" office:value="7.79604644951581E+017">
            <text:p>779604644951581000</text:p>
          </table:table-cell>
          <table:table-cell office:value-type="string">
            <text:p>Flareon</text:p>
          </table:table-cell>
          <table:table-cell office:value-type="string">
            <text:p>09/24/16 08:53 AM</text:p>
          </table:table-cell>
          <table:table-cell office:value-type="float" office:value="34.139051014">
            <text:p>34.139051014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9604277928919E+017">
            <text:p>779604277928919000</text:p>
          </table:table-cell>
          <table:table-cell office:value-type="string">
            <text:p>Flareon</text:p>
          </table:table-cell>
          <table:table-cell office:value-type="string">
            <text:p>09/24/16 08:51 AM</text:p>
          </table:table-cell>
          <table:table-cell office:value-type="float" office:value="34.1426309455">
            <text:p>34.1426309455</text:p>
          </table:table-cell>
          <table:table-cell office:value-type="float" office:value="-118.0281690102">
            <text:p>-118.0281690102</text:p>
          </table:table-cell>
        </table:table-row>
        <table:table-row table:style-name="ro1">
          <table:table-cell office:value-type="float" office:value="7.79603837489259E+017">
            <text:p>779603837489259000</text:p>
          </table:table-cell>
          <table:table-cell office:value-type="string">
            <text:p>Chansey</text:p>
          </table:table-cell>
          <table:table-cell office:value-type="string">
            <text:p>09/24/16 08:50 AM</text:p>
          </table:table-cell>
          <table:table-cell office:value-type="float" office:value="34.1198296546">
            <text:p>34.1198296546</text:p>
          </table:table-cell>
          <table:table-cell office:value-type="float" office:value="-118.0407017787">
            <text:p>-118.0407017787</text:p>
          </table:table-cell>
        </table:table-row>
        <table:table-row table:style-name="ro1">
          <table:table-cell office:value-type="float" office:value="7.79602863244706E+017">
            <text:p>779602863244706000</text:p>
          </table:table-cell>
          <table:table-cell office:value-type="string">
            <text:p>Magmar</text:p>
          </table:table-cell>
          <table:table-cell office:value-type="string">
            <text:p>09/24/16 08:46 AM</text:p>
          </table:table-cell>
          <table:table-cell office:value-type="float" office:value="34.1425232337">
            <text:p>34.1425232337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960040494644E+017">
            <text:p>779600404946440000</text:p>
          </table:table-cell>
          <table:table-cell office:value-type="string">
            <text:p>Scyther</text:p>
          </table:table-cell>
          <table:table-cell office:value-type="string">
            <text:p>09/24/16 08:36 AM</text:p>
          </table:table-cell>
          <table:table-cell office:value-type="float" office:value="34.1216928739">
            <text:p>34.1216928739</text:p>
          </table:table-cell>
          <table:table-cell office:value-type="float" office:value="-118.0130736231">
            <text:p>-118.0130736231</text:p>
          </table:table-cell>
        </table:table-row>
        <table:table-row table:style-name="ro1">
          <table:table-cell office:value-type="float" office:value="7.7959884645204E+017">
            <text:p>779598846452040000</text:p>
          </table:table-cell>
          <table:table-cell office:value-type="string">
            <text:p>Rapidash</text:p>
          </table:table-cell>
          <table:table-cell office:value-type="string">
            <text:p>09/24/16 08:30 AM</text:p>
          </table:table-cell>
          <table:table-cell office:value-type="float" office:value="34.1464285056">
            <text:p>34.1464285056</text:p>
          </table:table-cell>
          <table:table-cell office:value-type="float" office:value="-118.019935322">
            <text:p>-118.019935322</text:p>
          </table:table-cell>
        </table:table-row>
        <table:table-row table:style-name="ro1">
          <table:table-cell office:value-type="float" office:value="7.79598557586174E+017">
            <text:p>779598557586174000</text:p>
          </table:table-cell>
          <table:table-cell office:value-type="string">
            <text:p>Jolteon</text:p>
          </table:table-cell>
          <table:table-cell office:value-type="string">
            <text:p>09/24/16 08:29 AM</text:p>
          </table:table-cell>
          <table:table-cell office:value-type="float" office:value="34.1181122761">
            <text:p>34.1181122761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9594085057245E+017">
            <text:p>779594085057245000</text:p>
          </table:table-cell>
          <table:table-cell office:value-type="string">
            <text:p>Electabuzz</text:p>
          </table:table-cell>
          <table:table-cell office:value-type="string">
            <text:p>09/24/16 08:11 AM</text:p>
          </table:table-cell>
          <table:table-cell office:value-type="float" office:value="34.1279276799">
            <text:p>34.1279276799</text:p>
          </table:table-cell>
          <table:table-cell office:value-type="float" office:value="-118.0523189533">
            <text:p>-118.0523189533</text:p>
          </table:table-cell>
        </table:table-row>
        <table:table-row table:style-name="ro1">
          <table:table-cell office:value-type="float" office:value="7.79591423934943E+017">
            <text:p>779591423934943000</text:p>
          </table:table-cell>
          <table:table-cell office:value-type="string">
            <text:p>Chansey</text:p>
          </table:table-cell>
          <table:table-cell office:value-type="string">
            <text:p>09/24/16 08:00 AM</text:p>
          </table:table-cell>
          <table:table-cell office:value-type="float" office:value="34.1009544593">
            <text:p>34.1009544593</text:p>
          </table:table-cell>
          <table:table-cell office:value-type="float" office:value="-118.0389637106">
            <text:p>-118.0389637106</text:p>
          </table:table-cell>
        </table:table-row>
        <table:table-row table:style-name="ro1">
          <table:table-cell office:value-type="float" office:value="7.79590392576553E+017">
            <text:p>779590392576553000</text:p>
          </table:table-cell>
          <table:table-cell office:value-type="string">
            <text:p>Raichu</text:p>
          </table:table-cell>
          <table:table-cell office:value-type="string">
            <text:p>09/24/16 07:56 AM</text:p>
          </table:table-cell>
          <table:table-cell office:value-type="float" office:value="34.1078682301">
            <text:p>34.1078682301</text:p>
          </table:table-cell>
          <table:table-cell office:value-type="float" office:value="-118.031736823">
            <text:p>-118.031736823</text:p>
          </table:table-cell>
        </table:table-row>
        <table:table-row table:style-name="ro1">
          <table:table-cell office:value-type="float" office:value="7.79588418607002E+017">
            <text:p>779588418607002000</text:p>
          </table:table-cell>
          <table:table-cell office:value-type="string">
            <text:p>Beedrill</text:p>
          </table:table-cell>
          <table:table-cell office:value-type="string">
            <text:p>09/24/16 07:48 AM</text:p>
          </table:table-cell>
          <table:table-cell office:value-type="float" office:value="34.1142862079">
            <text:p>34.1142862079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9587536620442E+017">
            <text:p>779587536620442000</text:p>
          </table:table-cell>
          <table:table-cell office:value-type="string">
            <text:p>Flareon</text:p>
          </table:table-cell>
          <table:table-cell office:value-type="string">
            <text:p>09/24/16 07:45 AM</text:p>
          </table:table-cell>
          <table:table-cell office:value-type="float" office:value="34.1512201952">
            <text:p>34.1512201952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79587509701325E+017">
            <text:p>779587509701325000</text:p>
          </table:table-cell>
          <table:table-cell office:value-type="string">
            <text:p>Nidoking</text:p>
          </table:table-cell>
          <table:table-cell office:value-type="string">
            <text:p>09/24/16 07:45 AM</text:p>
          </table:table-cell>
          <table:table-cell office:value-type="float" office:value="34.1193693767">
            <text:p>34.1193693767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79586214370214E+017">
            <text:p>779586214370214000</text:p>
          </table:table-cell>
          <table:table-cell office:value-type="string">
            <text:p>Flareon</text:p>
          </table:table-cell>
          <table:table-cell office:value-type="string">
            <text:p>09/24/16 07:40 AM</text:p>
          </table:table-cell>
          <table:table-cell office:value-type="float" office:value="34.1147705158">
            <text:p>34.1147705158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79584375478288E+017">
            <text:p>779584375478288000</text:p>
          </table:table-cell>
          <table:table-cell office:value-type="string">
            <text:p>Tangela</text:p>
          </table:table-cell>
          <table:table-cell office:value-type="string">
            <text:p>09/24/16 07:32 AM</text:p>
          </table:table-cell>
          <table:table-cell office:value-type="float" office:value="34.1074993234">
            <text:p>34.1074993234</text:p>
          </table:table-cell>
          <table:table-cell office:value-type="float" office:value="-118.058813261">
            <text:p>-118.058813261</text:p>
          </table:table-cell>
        </table:table-row>
        <table:table-row table:style-name="ro1">
          <table:table-cell office:value-type="float" office:value="7.79580254343922E+017">
            <text:p>779580254343922000</text:p>
          </table:table-cell>
          <table:table-cell office:value-type="string">
            <text:p>Jolteon</text:p>
          </table:table-cell>
          <table:table-cell office:value-type="string">
            <text:p>09/24/16 07:16 AM</text:p>
          </table:table-cell>
          <table:table-cell office:value-type="float" office:value="34.1189875283">
            <text:p>34.1189875283</text:p>
          </table:table-cell>
          <table:table-cell office:value-type="float" office:value="-118.0547886477">
            <text:p>-118.0547886477</text:p>
          </table:table-cell>
        </table:table-row>
        <table:table-row table:style-name="ro1">
          <table:table-cell office:value-type="float" office:value="7.79579193071849E+017">
            <text:p>779579193071849000</text:p>
          </table:table-cell>
          <table:table-cell office:value-type="string">
            <text:p>Snorlax</text:p>
          </table:table-cell>
          <table:table-cell office:value-type="string">
            <text:p>09/24/16 07:12 AM</text:p>
          </table:table-cell>
          <table:table-cell office:value-type="float" office:value="34.1601864181">
            <text:p>34.1601864181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9578285902573E+017">
            <text:p>779578285902573000</text:p>
          </table:table-cell>
          <table:table-cell office:value-type="string">
            <text:p>Arcanine</text:p>
          </table:table-cell>
          <table:table-cell office:value-type="string">
            <text:p>09/24/16 07:08 AM</text:p>
          </table:table-cell>
          <table:table-cell office:value-type="float" office:value="34.1494612178">
            <text:p>34.1494612178</text:p>
          </table:table-cell>
          <table:table-cell office:value-type="float" office:value="-118.0203012718">
            <text:p>-118.0203012718</text:p>
          </table:table-cell>
        </table:table-row>
        <table:table-row table:style-name="ro1">
          <table:table-cell office:value-type="float" office:value="7.79577992867557E+017">
            <text:p>779577992867557000</text:p>
          </table:table-cell>
          <table:table-cell office:value-type="string">
            <text:p>Hitmonchan</text:p>
          </table:table-cell>
          <table:table-cell office:value-type="string">
            <text:p>09/24/16 07:07 AM</text:p>
          </table:table-cell>
          <table:table-cell office:value-type="float" office:value="34.1098496737">
            <text:p>34.1098496737</text:p>
          </table:table-cell>
          <table:table-cell office:value-type="float" office:value="-118.0648500086">
            <text:p>-118.0648500086</text:p>
          </table:table-cell>
        </table:table-row>
        <table:table-row table:style-name="ro1">
          <table:table-cell office:value-type="float" office:value="7.79577906733261E+017">
            <text:p>779577906733261000</text:p>
          </table:table-cell>
          <table:table-cell office:value-type="string">
            <text:p>Chansey</text:p>
          </table:table-cell>
          <table:table-cell office:value-type="string">
            <text:p>09/24/16 07:07 AM</text:p>
          </table:table-cell>
          <table:table-cell office:value-type="float" office:value="34.1190536109">
            <text:p>34.1190536109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9577336513434E+017">
            <text:p>779577336513434000</text:p>
          </table:table-cell>
          <table:table-cell office:value-type="string">
            <text:p>Charmeleon</text:p>
          </table:table-cell>
          <table:table-cell office:value-type="string">
            <text:p>09/24/16 07:04 AM</text:p>
          </table:table-cell>
          <table:table-cell office:value-type="float" office:value="34.1637189454">
            <text:p>34.1637189454</text:p>
          </table:table-cell>
          <table:table-cell office:value-type="float" office:value="-118.0390551883">
            <text:p>-118.0390551883</text:p>
          </table:table-cell>
        </table:table-row>
        <table:table-row table:style-name="ro1">
          <table:table-cell office:value-type="float" office:value="7.79576333550494E+017">
            <text:p>779576333550494000</text:p>
          </table:table-cell>
          <table:table-cell office:value-type="string">
            <text:p>Wigglytuff</text:p>
          </table:table-cell>
          <table:table-cell office:value-type="string">
            <text:p>09/24/16 07:00 AM</text:p>
          </table:table-cell>
          <table:table-cell office:value-type="float" office:value="34.106896562">
            <text:p>34.106896562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9575590164627E+017">
            <text:p>779575590164627000</text:p>
          </table:table-cell>
          <table:table-cell office:value-type="string">
            <text:p>Clefable</text:p>
          </table:table-cell>
          <table:table-cell office:value-type="string">
            <text:p>09/24/16 06:57 AM</text:p>
          </table:table-cell>
          <table:table-cell office:value-type="float" office:value="34.1653557957">
            <text:p>34.1653557957</text:p>
          </table:table-cell>
          <table:table-cell office:value-type="float" office:value="-118.0440863887">
            <text:p>-118.0440863887</text:p>
          </table:table-cell>
        </table:table-row>
        <table:table-row table:style-name="ro1">
          <table:table-cell office:value-type="float" office:value="7.79574977645335E+017">
            <text:p>779574977645335000</text:p>
          </table:table-cell>
          <table:table-cell office:value-type="string">
            <text:p>Snorlax</text:p>
          </table:table-cell>
          <table:table-cell office:value-type="string">
            <text:p>09/24/16 06:55 AM</text:p>
          </table:table-cell>
          <table:table-cell office:value-type="float" office:value="34.1014227232">
            <text:p>34.1014227232</text:p>
          </table:table-cell>
          <table:table-cell office:value-type="float" office:value="-118.0464647246">
            <text:p>-118.0464647246</text:p>
          </table:table-cell>
        </table:table-row>
        <table:table-row table:style-name="ro1">
          <table:table-cell office:value-type="float" office:value="7.7956847174296E+017">
            <text:p>779568471742960000</text:p>
          </table:table-cell>
          <table:table-cell office:value-type="string">
            <text:p>Flareon</text:p>
          </table:table-cell>
          <table:table-cell office:value-type="string">
            <text:p>09/24/16 06:29 AM</text:p>
          </table:table-cell>
          <table:table-cell office:value-type="float" office:value="34.1592256221">
            <text:p>34.1592256221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9567533653238E+017">
            <text:p>779567533653238000</text:p>
          </table:table-cell>
          <table:table-cell office:value-type="string">
            <text:p>Arcanine</text:p>
          </table:table-cell>
          <table:table-cell office:value-type="string">
            <text:p>09/24/16 06:25 AM</text:p>
          </table:table-cell>
          <table:table-cell office:value-type="float" office:value="34.159218686">
            <text:p>34.159218686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79567261271007E+017">
            <text:p>779567261271007000</text:p>
          </table:table-cell>
          <table:table-cell office:value-type="string">
            <text:p>Electabuzz</text:p>
          </table:table-cell>
          <table:table-cell office:value-type="string">
            <text:p>09/24/16 06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567175665226E+017">
            <text:p>779567175665226000</text:p>
          </table:table-cell>
          <table:table-cell office:value-type="string">
            <text:p>Chansey</text:p>
          </table:table-cell>
          <table:table-cell office:value-type="string">
            <text:p>09/24/16 06:24 AM</text:p>
          </table:table-cell>
          <table:table-cell office:value-type="float" office:value="34.1138884533">
            <text:p>34.1138884533</text:p>
          </table:table-cell>
          <table:table-cell office:value-type="float" office:value="-118.0692402406">
            <text:p>-118.0692402406</text:p>
          </table:table-cell>
        </table:table-row>
        <table:table-row table:style-name="ro1">
          <table:table-cell office:value-type="float" office:value="7.79561943690416E+017">
            <text:p>779561943690416000</text:p>
          </table:table-cell>
          <table:table-cell office:value-type="string">
            <text:p>Magmar</text:p>
          </table:table-cell>
          <table:table-cell office:value-type="string">
            <text:p>09/24/16 06:03 AM</text:p>
          </table:table-cell>
          <table:table-cell office:value-type="float" office:value="34.1406472419">
            <text:p>34.1406472419</text:p>
          </table:table-cell>
          <table:table-cell office:value-type="float" office:value="-118.0148119453">
            <text:p>-118.0148119453</text:p>
          </table:table-cell>
        </table:table-row>
        <table:table-row table:style-name="ro1">
          <table:table-cell office:value-type="float" office:value="7.79558250601599E+017">
            <text:p>779558250601599000</text:p>
          </table:table-cell>
          <table:table-cell office:value-type="string">
            <text:p>Charmeleon</text:p>
          </table:table-cell>
          <table:table-cell office:value-type="string">
            <text:p>09/24/16 05:49 AM</text:p>
          </table:table-cell>
          <table:table-cell office:value-type="float" office:value="34.1626093289">
            <text:p>34.1626093289</text:p>
          </table:table-cell>
          <table:table-cell office:value-type="float" office:value="-118.0525933655">
            <text:p>-118.0525933655</text:p>
          </table:table-cell>
        </table:table-row>
        <table:table-row table:style-name="ro1">
          <table:table-cell office:value-type="float" office:value="7.7955668969556E+017">
            <text:p>779556689695560000</text:p>
          </table:table-cell>
          <table:table-cell office:value-type="string">
            <text:p>Jolteon</text:p>
          </table:table-cell>
          <table:table-cell office:value-type="string">
            <text:p>09/24/16 05:42 AM</text:p>
          </table:table-cell>
          <table:table-cell office:value-type="float" office:value="34.1539704736">
            <text:p>34.1539704736</text:p>
          </table:table-cell>
          <table:table-cell office:value-type="float" office:value="-118.0509468858">
            <text:p>-118.0509468858</text:p>
          </table:table-cell>
        </table:table-row>
        <table:table-row table:style-name="ro1">
          <table:table-cell office:value-type="float" office:value="7.79556085191414E+017">
            <text:p>779556085191414000</text:p>
          </table:table-cell>
          <table:table-cell office:value-type="string">
            <text:p>Ninetales</text:p>
          </table:table-cell>
          <table:table-cell office:value-type="string">
            <text:p>09/24/16 05:40 AM</text:p>
          </table:table-cell>
          <table:table-cell office:value-type="float" office:value="34.1060153428">
            <text:p>34.1060153428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9552892684382E+017">
            <text:p>779552892684382000</text:p>
          </table:table-cell>
          <table:table-cell office:value-type="string">
            <text:p>Hitmonlee</text:p>
          </table:table-cell>
          <table:table-cell office:value-type="string">
            <text:p>09/24/16 05:27 AM</text:p>
          </table:table-cell>
          <table:table-cell office:value-type="float" office:value="34.1147318147">
            <text:p>34.1147318147</text:p>
          </table:table-cell>
          <table:table-cell office:value-type="float" office:value="-118.0635695037">
            <text:p>-118.0635695037</text:p>
          </table:table-cell>
        </table:table-row>
        <table:table-row table:style-name="ro1">
          <table:table-cell office:value-type="float" office:value="7.79552228482744E+017">
            <text:p>779552228482744000</text:p>
          </table:table-cell>
          <table:table-cell office:value-type="string">
            <text:p>Chansey</text:p>
          </table:table-cell>
          <table:table-cell office:value-type="string">
            <text:p>09/24/16 05:25 AM</text:p>
          </table:table-cell>
          <table:table-cell office:value-type="float" office:value="34.1599827833">
            <text:p>34.1599827833</text:p>
          </table:table-cell>
          <table:table-cell office:value-type="float" office:value="-118.0541483599">
            <text:p>-118.0541483599</text:p>
          </table:table-cell>
        </table:table-row>
        <table:table-row table:style-name="ro1">
          <table:table-cell office:value-type="float" office:value="7.79550997941064E+017">
            <text:p>779550997941064000</text:p>
          </table:table-cell>
          <table:table-cell office:value-type="string">
            <text:p>Raichu</text:p>
          </table:table-cell>
          <table:table-cell office:value-type="string">
            <text:p>09/24/16 05:20 AM</text:p>
          </table:table-cell>
          <table:table-cell office:value-type="float" office:value="34.0979845132">
            <text:p>34.0979845132</text:p>
          </table:table-cell>
          <table:table-cell office:value-type="float" office:value="-118.037042668">
            <text:p>-118.037042668</text:p>
          </table:table-cell>
        </table:table-row>
        <table:table-row table:style-name="ro1">
          <table:table-cell office:value-type="float" office:value="7.79550035692269E+017">
            <text:p>779550035692269000</text:p>
          </table:table-cell>
          <table:table-cell office:value-type="string">
            <text:p>Electabuzz</text:p>
          </table:table-cell>
          <table:table-cell office:value-type="string">
            <text:p>09/24/16 05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549330579481E+017">
            <text:p>779549330579481000</text:p>
          </table:table-cell>
          <table:table-cell office:value-type="string">
            <text:p>Scyther</text:p>
          </table:table-cell>
          <table:table-cell office:value-type="string">
            <text:p>09/24/16 05:13 AM</text:p>
          </table:table-cell>
          <table:table-cell office:value-type="float" office:value="34.1124861452">
            <text:p>34.1124861452</text:p>
          </table:table-cell>
          <table:table-cell office:value-type="float" office:value="-118.0299071844">
            <text:p>-118.0299071844</text:p>
          </table:table-cell>
        </table:table-row>
        <table:table-row table:style-name="ro1">
          <table:table-cell office:value-type="float" office:value="7.79549301072536E+017">
            <text:p>779549301072536000</text:p>
          </table:table-cell>
          <table:table-cell office:value-type="string">
            <text:p>Ivysaur</text:p>
          </table:table-cell>
          <table:table-cell office:value-type="string">
            <text:p>09/24/16 05:13 AM</text:p>
          </table:table-cell>
          <table:table-cell office:value-type="float" office:value="34.1622995152">
            <text:p>34.1622995152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9548813337834E+017">
            <text:p>779548813337834000</text:p>
          </table:table-cell>
          <table:table-cell office:value-type="string">
            <text:p>Raichu</text:p>
          </table:table-cell>
          <table:table-cell office:value-type="string">
            <text:p>09/24/16 05:11 AM</text:p>
          </table:table-cell>
          <table:table-cell office:value-type="float" office:value="34.1251769667">
            <text:p>34.1251769667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9548088062976E+017">
            <text:p>779548088062976000</text:p>
          </table:table-cell>
          <table:table-cell office:value-type="string">
            <text:p>Electabuzz</text:p>
          </table:table-cell>
          <table:table-cell office:value-type="string">
            <text:p>09/24/16 05:08 AM</text:p>
          </table:table-cell>
          <table:table-cell office:value-type="float" office:value="34.1494612178">
            <text:p>34.1494612178</text:p>
          </table:table-cell>
          <table:table-cell office:value-type="float" office:value="-118.0203012718">
            <text:p>-118.0203012718</text:p>
          </table:table-cell>
        </table:table-row>
        <table:table-row table:style-name="ro1">
          <table:table-cell office:value-type="float" office:value="7.79547221087793E+017">
            <text:p>779547221087793000</text:p>
          </table:table-cell>
          <table:table-cell office:value-type="string">
            <text:p>Machamp</text:p>
          </table:table-cell>
          <table:table-cell office:value-type="string">
            <text:p>09/24/16 05:05 AM</text:p>
          </table:table-cell>
          <table:table-cell office:value-type="float" office:value="34.1269067785">
            <text:p>34.1269067785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9543286948037E+017">
            <text:p>779543286948037000</text:p>
          </table:table-cell>
          <table:table-cell office:value-type="string">
            <text:p>Rapidash</text:p>
          </table:table-cell>
          <table:table-cell office:value-type="string">
            <text:p>09/24/16 04:49 AM</text:p>
          </table:table-cell>
          <table:table-cell office:value-type="float" office:value="34.1234842451">
            <text:p>34.1234842451</text:p>
          </table:table-cell>
          <table:table-cell office:value-type="float" office:value="-118.0592705976">
            <text:p>-118.0592705976</text:p>
          </table:table-cell>
        </table:table-row>
        <table:table-row table:style-name="ro1">
          <table:table-cell office:value-type="float" office:value="7.79542564990886E+017">
            <text:p>779542564990886000</text:p>
          </table:table-cell>
          <table:table-cell office:value-type="string">
            <text:p>Hitmonchan</text:p>
          </table:table-cell>
          <table:table-cell office:value-type="string">
            <text:p>09/24/16 04:46 AM</text:p>
          </table:table-cell>
          <table:table-cell office:value-type="float" office:value="34.1500363059">
            <text:p>34.1500363059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9540903065112E+017">
            <text:p>779540903065112000</text:p>
          </table:table-cell>
          <table:table-cell office:value-type="string">
            <text:p>Rapidash</text:p>
          </table:table-cell>
          <table:table-cell office:value-type="string">
            <text:p>09/24/16 04:40 AM</text:p>
          </table:table-cell>
          <table:table-cell office:value-type="float" office:value="34.1239227934">
            <text:p>34.1239227934</text:p>
          </table:table-cell>
          <table:table-cell office:value-type="float" office:value="-118.0607340668">
            <text:p>-118.0607340668</text:p>
          </table:table-cell>
        </table:table-row>
        <table:table-row table:style-name="ro1">
          <table:table-cell office:value-type="float" office:value="7.79539856737186E+017">
            <text:p>779539856737186000</text:p>
          </table:table-cell>
          <table:table-cell office:value-type="string">
            <text:p>Charmeleon</text:p>
          </table:table-cell>
          <table:table-cell office:value-type="string">
            <text:p>09/24/16 04:35 AM</text:p>
          </table:table-cell>
          <table:table-cell office:value-type="float" office:value="34.1198214701">
            <text:p>34.1198214701</text:p>
          </table:table-cell>
          <table:table-cell office:value-type="float" office:value="-118.0148119453">
            <text:p>-118.0148119453</text:p>
          </table:table-cell>
        </table:table-row>
        <table:table-row table:style-name="ro1">
          <table:table-cell office:value-type="float" office:value="7.79539433427046E+017">
            <text:p>779539433427046000</text:p>
          </table:table-cell>
          <table:table-cell office:value-type="string">
            <text:p>Chansey</text:p>
          </table:table-cell>
          <table:table-cell office:value-type="string">
            <text:p>09/24/16 04:34 AM</text:p>
          </table:table-cell>
          <table:table-cell office:value-type="float" office:value="34.1698775913">
            <text:p>34.1698775913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79538494301495E+017">
            <text:p>779538494301495000</text:p>
          </table:table-cell>
          <table:table-cell office:value-type="string">
            <text:p>Magmar</text:p>
          </table:table-cell>
          <table:table-cell office:value-type="string">
            <text:p>09/24/16 04:30 AM</text:p>
          </table:table-cell>
          <table:table-cell office:value-type="float" office:value="34.1406722931">
            <text:p>34.1406722931</text:p>
          </table:table-cell>
          <table:table-cell office:value-type="float" office:value="-118.0273456586">
            <text:p>-118.0273456586</text:p>
          </table:table-cell>
        </table:table-row>
        <table:table-row table:style-name="ro1">
          <table:table-cell office:value-type="float" office:value="7.79535589242655E+017">
            <text:p>779535589242655000</text:p>
          </table:table-cell>
          <table:table-cell office:value-type="string">
            <text:p>Charmeleon</text:p>
          </table:table-cell>
          <table:table-cell office:value-type="string">
            <text:p>09/24/16 04:19 AM</text:p>
          </table:table-cell>
          <table:table-cell office:value-type="float" office:value="34.1384443662">
            <text:p>34.1384443662</text:p>
          </table:table-cell>
          <table:table-cell office:value-type="float" office:value="-118.0204842464">
            <text:p>-118.0204842464</text:p>
          </table:table-cell>
        </table:table-row>
        <table:table-row table:style-name="ro1">
          <table:table-cell office:value-type="float" office:value="7.79535031484035E+017">
            <text:p>779535031484035000</text:p>
          </table:table-cell>
          <table:table-cell office:value-type="string">
            <text:p>Electabuzz</text:p>
          </table:table-cell>
          <table:table-cell office:value-type="string">
            <text:p>09/24/16 04:16 AM</text:p>
          </table:table-cell>
          <table:table-cell office:value-type="float" office:value="34.1124407009">
            <text:p>34.1124407009</text:p>
          </table:table-cell>
          <table:table-cell office:value-type="float" office:value="-118.0498492242">
            <text:p>-118.0498492242</text:p>
          </table:table-cell>
        </table:table-row>
        <table:table-row table:style-name="ro1">
          <table:table-cell office:value-type="float" office:value="7.79534938529948E+017">
            <text:p>779534938529948000</text:p>
          </table:table-cell>
          <table:table-cell office:value-type="string">
            <text:p>Electabuzz</text:p>
          </table:table-cell>
          <table:table-cell office:value-type="string">
            <text:p>09/24/16 04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533489460744E+017">
            <text:p>779533489460744000</text:p>
          </table:table-cell>
          <table:table-cell office:value-type="string">
            <text:p>Nidoqueen</text:p>
          </table:table-cell>
          <table:table-cell office:value-type="string">
            <text:p>09/24/16 04:10 AM</text:p>
          </table:table-cell>
          <table:table-cell office:value-type="float" office:value="34.1100201497">
            <text:p>34.1100201497</text:p>
          </table:table-cell>
          <table:table-cell office:value-type="float" office:value="-118.0476538805">
            <text:p>-118.0476538805</text:p>
          </table:table-cell>
        </table:table-row>
        <table:table-row table:style-name="ro1">
          <table:table-cell office:value-type="float" office:value="7.79530869866234E+017">
            <text:p>779530869866234000</text:p>
          </table:table-cell>
          <table:table-cell office:value-type="string">
            <text:p>Hitmonchan</text:p>
          </table:table-cell>
          <table:table-cell office:value-type="string">
            <text:p>09/24/16 04:00 AM</text:p>
          </table:table-cell>
          <table:table-cell office:value-type="float" office:value="34.1134574849">
            <text:p>34.1134574849</text:p>
          </table:table-cell>
          <table:table-cell office:value-type="float" office:value="-118.0619231265">
            <text:p>-118.0619231265</text:p>
          </table:table-cell>
        </table:table-row>
        <table:table-row table:style-name="ro1">
          <table:table-cell office:value-type="float" office:value="7.79530531486704E+017">
            <text:p>779530531486704000</text:p>
          </table:table-cell>
          <table:table-cell office:value-type="string">
            <text:p>Arcanine</text:p>
          </table:table-cell>
          <table:table-cell office:value-type="string">
            <text:p>09/24/16 03:58 AM</text:p>
          </table:table-cell>
          <table:table-cell office:value-type="float" office:value="34.1152408038">
            <text:p>34.1152408038</text:p>
          </table:table-cell>
          <table:table-cell office:value-type="float" office:value="-118.0365852738">
            <text:p>-118.0365852738</text:p>
          </table:table-cell>
        </table:table-row>
        <table:table-row table:style-name="ro1">
          <table:table-cell office:value-type="float" office:value="7.79527697512837E+017">
            <text:p>779527697512837000</text:p>
          </table:table-cell>
          <table:table-cell office:value-type="string">
            <text:p>Wartortle</text:p>
          </table:table-cell>
          <table:table-cell office:value-type="string">
            <text:p>09/24/16 03:47 AM</text:p>
          </table:table-cell>
          <table:table-cell office:value-type="float" office:value="34.1399189506">
            <text:p>34.1399189506</text:p>
          </table:table-cell>
          <table:table-cell office:value-type="float" office:value="-118.0200268095">
            <text:p>-118.0200268095</text:p>
          </table:table-cell>
        </table:table-row>
        <table:table-row table:style-name="ro1">
          <table:table-cell office:value-type="float" office:value="7.79527240023323E+017">
            <text:p>779527240023323000</text:p>
          </table:table-cell>
          <table:table-cell office:value-type="string">
            <text:p>Tangela</text:p>
          </table:table-cell>
          <table:table-cell office:value-type="string">
            <text:p>09/24/16 03:45 AM</text:p>
          </table:table-cell>
          <table:table-cell office:value-type="float" office:value="34.1565433095">
            <text:p>34.1565433095</text:p>
          </table:table-cell>
          <table:table-cell office:value-type="float" office:value="-118.0331090395">
            <text:p>-118.0331090395</text:p>
          </table:table-cell>
        </table:table-row>
        <table:table-row table:style-name="ro1">
          <table:table-cell office:value-type="float" office:value="7.79525799221178E+017">
            <text:p>779525799221178000</text:p>
          </table:table-cell>
          <table:table-cell office:value-type="string">
            <text:p>Jolteon</text:p>
          </table:table-cell>
          <table:table-cell office:value-type="string">
            <text:p>09/24/16 03:40 AM</text:p>
          </table:table-cell>
          <table:table-cell office:value-type="float" office:value="34.1239227934">
            <text:p>34.1239227934</text:p>
          </table:table-cell>
          <table:table-cell office:value-type="float" office:value="-118.0607340668">
            <text:p>-118.0607340668</text:p>
          </table:table-cell>
        </table:table-row>
        <table:table-row table:style-name="ro1">
          <table:table-cell office:value-type="float" office:value="7.79525617465168E+017">
            <text:p>779525617465168000</text:p>
          </table:table-cell>
          <table:table-cell office:value-type="string">
            <text:p>Hitmonlee</text:p>
          </table:table-cell>
          <table:table-cell office:value-type="string">
            <text:p>09/24/16 03:39 AM</text:p>
          </table:table-cell>
          <table:table-cell office:value-type="float" office:value="34.1089757305">
            <text:p>34.1089757305</text:p>
          </table:table-cell>
          <table:table-cell office:value-type="float" office:value="-118.0632036434">
            <text:p>-118.0632036434</text:p>
          </table:table-cell>
        </table:table-row>
        <table:table-row table:style-name="ro1">
          <table:table-cell office:value-type="float" office:value="7.79525455858676E+017">
            <text:p>779525455858676000</text:p>
          </table:table-cell>
          <table:table-cell office:value-type="string">
            <text:p>Rapidash</text:p>
          </table:table-cell>
          <table:table-cell office:value-type="string">
            <text:p>09/24/16 03:38 AM</text:p>
          </table:table-cell>
          <table:table-cell office:value-type="float" office:value="34.1404473313">
            <text:p>34.1404473313</text:p>
          </table:table-cell>
          <table:table-cell office:value-type="float" office:value="-118.0246926107">
            <text:p>-118.0246926107</text:p>
          </table:table-cell>
        </table:table-row>
        <table:table-row table:style-name="ro1">
          <table:table-cell office:value-type="float" office:value="7.79524859814523E+017">
            <text:p>779524859814523000</text:p>
          </table:table-cell>
          <table:table-cell office:value-type="string">
            <text:p>Jolteon</text:p>
          </table:table-cell>
          <table:table-cell office:value-type="string">
            <text:p>09/24/16 03:36 AM</text:p>
          </table:table-cell>
          <table:table-cell office:value-type="float" office:value="34.1187472603">
            <text:p>34.1187472603</text:p>
          </table:table-cell>
          <table:table-cell office:value-type="float" office:value="-118.0547886477">
            <text:p>-118.0547886477</text:p>
          </table:table-cell>
        </table:table-row>
        <table:table-row table:style-name="ro1">
          <table:table-cell office:value-type="float" office:value="7.79519835705225E+017">
            <text:p>779519835705225000</text:p>
          </table:table-cell>
          <table:table-cell office:value-type="string">
            <text:p>Electabuzz</text:p>
          </table:table-cell>
          <table:table-cell office:value-type="string">
            <text:p>09/24/16 03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519263824413E+017">
            <text:p>779519263824413000</text:p>
          </table:table-cell>
          <table:table-cell office:value-type="string">
            <text:p>Alakazam</text:p>
          </table:table-cell>
          <table:table-cell office:value-type="string">
            <text:p>09/24/16 03:14 AM</text:p>
          </table:table-cell>
          <table:table-cell office:value-type="float" office:value="34.1115343975">
            <text:p>34.1115343975</text:p>
          </table:table-cell>
          <table:table-cell office:value-type="float" office:value="-118.0331090395">
            <text:p>-118.0331090395</text:p>
          </table:table-cell>
        </table:table-row>
        <table:table-row table:style-name="ro1">
          <table:table-cell office:value-type="float" office:value="7.79516071564878E+017">
            <text:p>779516071564878000</text:p>
          </table:table-cell>
          <table:table-cell office:value-type="string">
            <text:p>Chansey</text:p>
          </table:table-cell>
          <table:table-cell office:value-type="string">
            <text:p>09/24/16 03:01 AM</text:p>
          </table:table-cell>
          <table:table-cell office:value-type="float" office:value="34.095931793">
            <text:p>34.095931793</text:p>
          </table:table-cell>
          <table:table-cell office:value-type="float" office:value="-118.039512576">
            <text:p>-118.039512576</text:p>
          </table:table-cell>
        </table:table-row>
        <table:table-row table:style-name="ro1">
          <table:table-cell office:value-type="float" office:value="7.79515525642658E+017">
            <text:p>779515525642658000</text:p>
          </table:table-cell>
          <table:table-cell office:value-type="string">
            <text:p>Ninetales</text:p>
          </table:table-cell>
          <table:table-cell office:value-type="string">
            <text:p>09/24/16 02:59 AM</text:p>
          </table:table-cell>
          <table:table-cell office:value-type="float" office:value="34.1636179179">
            <text:p>34.1636179179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9514782428705E+017">
            <text:p>779514782428705000</text:p>
          </table:table-cell>
          <table:table-cell office:value-type="string">
            <text:p>Flareon</text:p>
          </table:table-cell>
          <table:table-cell office:value-type="string">
            <text:p>09/24/16 02:56 AM</text:p>
          </table:table-cell>
          <table:table-cell office:value-type="float" office:value="34.1272917072">
            <text:p>34.1272917072</text:p>
          </table:table-cell>
          <table:table-cell office:value-type="float" office:value="-118.0584473909">
            <text:p>-118.0584473909</text:p>
          </table:table-cell>
        </table:table-row>
        <table:table-row table:style-name="ro1">
          <table:table-cell office:value-type="float" office:value="7.79511948647936E+017">
            <text:p>779511948647936000</text:p>
          </table:table-cell>
          <table:table-cell office:value-type="string">
            <text:p>Magmar</text:p>
          </table:table-cell>
          <table:table-cell office:value-type="string">
            <text:p>09/24/16 02:45 AM</text:p>
          </table:table-cell>
          <table:table-cell office:value-type="float" office:value="34.1297905882">
            <text:p>34.1297905882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9511649690489E+017">
            <text:p>779511649690489000</text:p>
          </table:table-cell>
          <table:table-cell office:value-type="string">
            <text:p>Magmar</text:p>
          </table:table-cell>
          <table:table-cell office:value-type="string">
            <text:p>09/24/16 02:43 AM</text:p>
          </table:table-cell>
          <table:table-cell office:value-type="float" office:value="34.1562709134">
            <text:p>34.1562709134</text:p>
          </table:table-cell>
          <table:table-cell office:value-type="float" office:value="-118.0173736521">
            <text:p>-118.0173736521</text:p>
          </table:table-cell>
        </table:table-row>
        <table:table-row table:style-name="ro1">
          <table:table-cell office:value-type="float" office:value="7.79504737779524E+017">
            <text:p>779504737779524000</text:p>
          </table:table-cell>
          <table:table-cell office:value-type="string">
            <text:p>Electabuzz</text:p>
          </table:table-cell>
          <table:table-cell office:value-type="string">
            <text:p>09/24/16 0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503208938873E+017">
            <text:p>779503208938873000</text:p>
          </table:table-cell>
          <table:table-cell office:value-type="string">
            <text:p>Machamp</text:p>
          </table:table-cell>
          <table:table-cell office:value-type="string">
            <text:p>09/24/16 02:10 AM</text:p>
          </table:table-cell>
          <table:table-cell office:value-type="float" office:value="34.1279831031">
            <text:p>34.1279831031</text:p>
          </table:table-cell>
          <table:table-cell office:value-type="float" office:value="-118.0193863958">
            <text:p>-118.0193863958</text:p>
          </table:table-cell>
        </table:table-row>
        <table:table-row table:style-name="ro1">
          <table:table-cell office:value-type="float" office:value="7.79502992982552E+017">
            <text:p>779502992982552000</text:p>
          </table:table-cell>
          <table:table-cell office:value-type="string">
            <text:p>Chansey</text:p>
          </table:table-cell>
          <table:table-cell office:value-type="string">
            <text:p>09/24/16 02:09 AM</text:p>
          </table:table-cell>
          <table:table-cell office:value-type="float" office:value="34.1154406079">
            <text:p>34.1154406079</text:p>
          </table:table-cell>
          <table:table-cell office:value-type="float" office:value="-118.0464647246">
            <text:p>-118.0464647246</text:p>
          </table:table-cell>
        </table:table-row>
        <table:table-row table:style-name="ro1">
          <table:table-cell office:value-type="float" office:value="7.79502051881464E+017">
            <text:p>779502051881464000</text:p>
          </table:table-cell>
          <table:table-cell office:value-type="string">
            <text:p>Tangela</text:p>
          </table:table-cell>
          <table:table-cell office:value-type="string">
            <text:p>09/24/16 02:05 AM</text:p>
          </table:table-cell>
          <table:table-cell office:value-type="float" office:value="34.1560141552">
            <text:p>34.1560141552</text:p>
          </table:table-cell>
          <table:table-cell office:value-type="float" office:value="-118.0278030767">
            <text:p>-118.0278030767</text:p>
          </table:table-cell>
        </table:table-row>
        <table:table-row table:style-name="ro1">
          <table:table-cell office:value-type="float" office:value="7.79502034777088E+017">
            <text:p>779502034777088000</text:p>
          </table:table-cell>
          <table:table-cell office:value-type="string">
            <text:p>Magmar</text:p>
          </table:table-cell>
          <table:table-cell office:value-type="string">
            <text:p>09/24/16 02:05 AM</text:p>
          </table:table-cell>
          <table:table-cell office:value-type="float" office:value="34.1216686602">
            <text:p>34.1216686602</text:p>
          </table:table-cell>
          <table:table-cell office:value-type="float" office:value="-118.0562521541">
            <text:p>-118.0562521541</text:p>
          </table:table-cell>
        </table:table-row>
        <table:table-row table:style-name="ro1">
          <table:table-cell office:value-type="float" office:value="7.79498207369769E+017">
            <text:p>779498207369769000</text:p>
          </table:table-cell>
          <table:table-cell office:value-type="string">
            <text:p>Jolteon</text:p>
          </table:table-cell>
          <table:table-cell office:value-type="string">
            <text:p>09/24/16 01:50 AM</text:p>
          </table:table-cell>
          <table:table-cell office:value-type="float" office:value="34.1255772578">
            <text:p>34.1255772578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9496871148433E+017">
            <text:p>779496871148433000</text:p>
          </table:table-cell>
          <table:table-cell office:value-type="string">
            <text:p>Snorlax</text:p>
          </table:table-cell>
          <table:table-cell office:value-type="string">
            <text:p>09/24/16 01:45 AM</text:p>
          </table:table-cell>
          <table:table-cell office:value-type="float" office:value="34.1432022828">
            <text:p>34.1432022828</text:p>
          </table:table-cell>
          <table:table-cell office:value-type="float" office:value="-118.0320112672">
            <text:p>-118.0320112672</text:p>
          </table:table-cell>
        </table:table-row>
        <table:table-row table:style-name="ro1">
          <table:table-cell office:value-type="float" office:value="7.7949438389683E+017">
            <text:p>779494383896830000</text:p>
          </table:table-cell>
          <table:table-cell office:value-type="string">
            <text:p>Jolteon</text:p>
          </table:table-cell>
          <table:table-cell office:value-type="string">
            <text:p>09/24/16 01:35 AM</text:p>
          </table:table-cell>
          <table:table-cell office:value-type="float" office:value="34.1217577981">
            <text:p>34.1217577981</text:p>
          </table:table-cell>
          <table:table-cell office:value-type="float" office:value="-118.019294908">
            <text:p>-118.019294908</text:p>
          </table:table-cell>
        </table:table-row>
        <table:table-row table:style-name="ro1">
          <table:table-cell office:value-type="float" office:value="7.79490203958293E+017">
            <text:p>779490203958293000</text:p>
          </table:table-cell>
          <table:table-cell office:value-type="string">
            <text:p>Clefable</text:p>
          </table:table-cell>
          <table:table-cell office:value-type="string">
            <text:p>09/24/16 01:18 AM</text:p>
          </table:table-cell>
          <table:table-cell office:value-type="float" office:value="34.1636273685">
            <text:p>34.1636273685</text:p>
          </table:table-cell>
          <table:table-cell office:value-type="float" office:value="-118.0526848361">
            <text:p>-118.0526848361</text:p>
          </table:table-cell>
        </table:table-row>
        <table:table-row table:style-name="ro1">
          <table:table-cell office:value-type="float" office:value="7.79489637408518E+017">
            <text:p>779489637408518000</text:p>
          </table:table-cell>
          <table:table-cell office:value-type="string">
            <text:p>Electabuzz</text:p>
          </table:table-cell>
          <table:table-cell office:value-type="string">
            <text:p>09/24/16 01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488899554877E+017">
            <text:p>779488899554877000</text:p>
          </table:table-cell>
          <table:table-cell office:value-type="string">
            <text:p>Raichu</text:p>
          </table:table-cell>
          <table:table-cell office:value-type="string">
            <text:p>09/24/16 01:13 AM</text:p>
          </table:table-cell>
          <table:table-cell office:value-type="float" office:value="34.0976524254">
            <text:p>34.0976524254</text:p>
          </table:table-cell>
          <table:table-cell office:value-type="float" office:value="-118.0332005203">
            <text:p>-118.0332005203</text:p>
          </table:table-cell>
        </table:table-row>
        <table:table-row table:style-name="ro1">
          <table:table-cell office:value-type="float" office:value="7.79487968545247E+017">
            <text:p>779487968545247000</text:p>
          </table:table-cell>
          <table:table-cell office:value-type="string">
            <text:p>Scyther</text:p>
          </table:table-cell>
          <table:table-cell office:value-type="string">
            <text:p>09/24/16 01:09 AM</text:p>
          </table:table-cell>
          <table:table-cell office:value-type="float" office:value="34.1050107019">
            <text:p>34.1050107019</text:p>
          </table:table-cell>
          <table:table-cell office:value-type="float" office:value="-118.0329260779">
            <text:p>-118.0329260779</text:p>
          </table:table-cell>
        </table:table-row>
        <table:table-row table:style-name="ro1">
          <table:table-cell office:value-type="float" office:value="7.79487629309989E+017">
            <text:p>779487629309989000</text:p>
          </table:table-cell>
          <table:table-cell office:value-type="string">
            <text:p>Charmeleon</text:p>
          </table:table-cell>
          <table:table-cell office:value-type="string">
            <text:p>09/24/16 01:08 AM</text:p>
          </table:table-cell>
          <table:table-cell office:value-type="float" office:value="34.1427479861">
            <text:p>34.1427479861</text:p>
          </table:table-cell>
          <table:table-cell office:value-type="float" office:value="-118.0332005203">
            <text:p>-118.0332005203</text:p>
          </table:table-cell>
        </table:table-row>
        <table:table-row table:style-name="ro1">
          <table:table-cell office:value-type="float" office:value="7.79486884409909E+017">
            <text:p>779486884409909000</text:p>
          </table:table-cell>
          <table:table-cell office:value-type="string">
            <text:p>Machamp</text:p>
          </table:table-cell>
          <table:table-cell office:value-type="string">
            <text:p>09/24/16 01:05 AM</text:p>
          </table:table-cell>
          <table:table-cell office:value-type="float" office:value="34.1253304603">
            <text:p>34.1253304603</text:p>
          </table:table-cell>
          <table:table-cell office:value-type="float" office:value="-118.0653987936">
            <text:p>-118.0653987936</text:p>
          </table:table-cell>
        </table:table-row>
        <table:table-row table:style-name="ro1">
          <table:table-cell office:value-type="float" office:value="7.79484072422716E+017">
            <text:p>779484072422716000</text:p>
          </table:table-cell>
          <table:table-cell office:value-type="string">
            <text:p>Rapidash</text:p>
          </table:table-cell>
          <table:table-cell office:value-type="string">
            <text:p>09/24/16 12:54 AM</text:p>
          </table:table-cell>
          <table:table-cell office:value-type="float" office:value="34.1287623581">
            <text:p>34.1287623581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79482698293269E+017">
            <text:p>779482698293269000</text:p>
          </table:table-cell>
          <table:table-cell office:value-type="string">
            <text:p>Hitmonlee</text:p>
          </table:table-cell>
          <table:table-cell office:value-type="string">
            <text:p>09/24/16 12:48 AM</text:p>
          </table:table-cell>
          <table:table-cell office:value-type="float" office:value="34.1114586001">
            <text:p>34.1114586001</text:p>
          </table:table-cell>
          <table:table-cell office:value-type="float" office:value="-118.0632036434">
            <text:p>-118.0632036434</text:p>
          </table:table-cell>
        </table:table-row>
        <table:table-row table:style-name="ro1">
          <table:table-cell office:value-type="float" office:value="7.79480627665998E+017">
            <text:p>779480627665998000</text:p>
          </table:table-cell>
          <table:table-cell office:value-type="string">
            <text:p>Lickitung</text:p>
          </table:table-cell>
          <table:table-cell office:value-type="string">
            <text:p>09/24/16 12:40 AM</text:p>
          </table:table-cell>
          <table:table-cell office:value-type="float" office:value="34.1264524969">
            <text:p>34.1264524969</text:p>
          </table:table-cell>
          <table:table-cell office:value-type="float" office:value="-118.03594492">
            <text:p>-118.03594492</text:p>
          </table:table-cell>
        </table:table-row>
        <table:table-row table:style-name="ro1">
          <table:table-cell office:value-type="float" office:value="7.79479558944805E+017">
            <text:p>779479558944805000</text:p>
          </table:table-cell>
          <table:table-cell office:value-type="string">
            <text:p>Snorlax</text:p>
          </table:table-cell>
          <table:table-cell office:value-type="string">
            <text:p>09/24/16 12:36 AM</text:p>
          </table:table-cell>
          <table:table-cell office:value-type="float" office:value="34.1187472603">
            <text:p>34.1187472603</text:p>
          </table:table-cell>
          <table:table-cell office:value-type="float" office:value="-118.0547886477">
            <text:p>-118.0547886477</text:p>
          </table:table-cell>
        </table:table-row>
        <table:table-row table:style-name="ro1">
          <table:table-cell office:value-type="float" office:value="7.79479280728224E+017">
            <text:p>779479280728224000</text:p>
          </table:table-cell>
          <table:table-cell office:value-type="string">
            <text:p>Snorlax</text:p>
          </table:table-cell>
          <table:table-cell office:value-type="string">
            <text:p>09/24/16 12:35 AM</text:p>
          </table:table-cell>
          <table:table-cell office:value-type="float" office:value="34.1217577981">
            <text:p>34.1217577981</text:p>
          </table:table-cell>
          <table:table-cell office:value-type="float" office:value="-118.019294908">
            <text:p>-118.019294908</text:p>
          </table:table-cell>
        </table:table-row>
        <table:table-row table:style-name="ro1">
          <table:table-cell office:value-type="float" office:value="7.79475078811562E+017">
            <text:p>779475078811562000</text:p>
          </table:table-cell>
          <table:table-cell office:value-type="string">
            <text:p>Chansey</text:p>
          </table:table-cell>
          <table:table-cell office:value-type="string">
            <text:p>09/24/16 12:18 AM</text:p>
          </table:table-cell>
          <table:table-cell office:value-type="float" office:value="34.1342560353">
            <text:p>34.1342560353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79473610217886E+017">
            <text:p>779473610217886000</text:p>
          </table:table-cell>
          <table:table-cell office:value-type="string">
            <text:p>Charmeleon</text:p>
          </table:table-cell>
          <table:table-cell office:value-type="string">
            <text:p>09/24/16 12:12 AM</text:p>
          </table:table-cell>
          <table:table-cell office:value-type="float" office:value="34.1624752103">
            <text:p>34.1624752103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79471665684021E+017">
            <text:p>779471665684021000</text:p>
          </table:table-cell>
          <table:table-cell office:value-type="string">
            <text:p>Hitmonchan</text:p>
          </table:table-cell>
          <table:table-cell office:value-type="string">
            <text:p>09/24/16 12:05 AM</text:p>
          </table:table-cell>
          <table:table-cell office:value-type="float" office:value="34.1141124048">
            <text:p>34.1141124048</text:p>
          </table:table-cell>
          <table:table-cell office:value-type="float" office:value="-118.0544227693">
            <text:p>-118.0544227693</text:p>
          </table:table-cell>
        </table:table-row>
        <table:table-row table:style-name="ro1">
          <table:table-cell office:value-type="float" office:value="7.79471478672597E+017">
            <text:p>779471478672597000</text:p>
          </table:table-cell>
          <table:table-cell office:value-type="string">
            <text:p>Rapidash</text:p>
          </table:table-cell>
          <table:table-cell office:value-type="string">
            <text:p>09/24/16 12:04 AM</text:p>
          </table:table-cell>
          <table:table-cell office:value-type="float" office:value="34.1266810087">
            <text:p>34.1266810087</text:p>
          </table:table-cell>
          <table:table-cell office:value-type="float" office:value="-118.0278945601">
            <text:p>-118.0278945601</text:p>
          </table:table-cell>
        </table:table-row>
        <table:table-row table:style-name="ro1">
          <table:table-cell office:value-type="float" office:value="7.79469701764133E+017">
            <text:p>779469701764133000</text:p>
          </table:table-cell>
          <table:table-cell office:value-type="string">
            <text:p>Clefable</text:p>
          </table:table-cell>
          <table:table-cell office:value-type="string">
            <text:p>09/23/16 11:57 PM</text:p>
          </table:table-cell>
          <table:table-cell office:value-type="float" office:value="34.1559514098">
            <text:p>34.1559514098</text:p>
          </table:table-cell>
          <table:table-cell office:value-type="float" office:value="-118.0257904285">
            <text:p>-118.0257904285</text:p>
          </table:table-cell>
        </table:table-row>
        <table:table-row table:style-name="ro1">
          <table:table-cell office:value-type="float" office:value="7.79469420947083E+017">
            <text:p>779469420947083000</text:p>
          </table:table-cell>
          <table:table-cell office:value-type="string">
            <text:p>Magmar</text:p>
          </table:table-cell>
          <table:table-cell office:value-type="string">
            <text:p>09/23/16 11:56 PM</text:p>
          </table:table-cell>
          <table:table-cell office:value-type="float" office:value="34.1501724694">
            <text:p>34.1501724694</text:p>
          </table:table-cell>
          <table:table-cell office:value-type="float" office:value="-118.0332920009">
            <text:p>-118.0332920009</text:p>
          </table:table-cell>
        </table:table-row>
        <table:table-row table:style-name="ro1">
          <table:table-cell office:value-type="float" office:value="7.79467629224268E+017">
            <text:p>779467629224268000</text:p>
          </table:table-cell>
          <table:table-cell office:value-type="string">
            <text:p>Nidoqueen</text:p>
          </table:table-cell>
          <table:table-cell office:value-type="string">
            <text:p>09/23/16 11:48 PM</text:p>
          </table:table-cell>
          <table:table-cell office:value-type="float" office:value="34.1296511475">
            <text:p>34.1296511475</text:p>
          </table:table-cell>
          <table:table-cell office:value-type="float" office:value="-118.0262478505">
            <text:p>-118.0262478505</text:p>
          </table:table-cell>
        </table:table-row>
        <table:table-row table:style-name="ro1">
          <table:table-cell office:value-type="float" office:value="7.7946715314149E+017">
            <text:p>779467153141490000</text:p>
          </table:table-cell>
          <table:table-cell office:value-type="string">
            <text:p>Dratini</text:p>
          </table:table-cell>
          <table:table-cell office:value-type="string">
            <text:p>09/23/16 11:47 PM</text:p>
          </table:table-cell>
          <table:table-cell office:value-type="float" office:value="34.1512776461">
            <text:p>34.1512776461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9465917398778E+017">
            <text:p>779465917398778000</text:p>
          </table:table-cell>
          <table:table-cell office:value-type="string">
            <text:p>Chansey</text:p>
          </table:table-cell>
          <table:table-cell office:value-type="string">
            <text:p>09/23/16 11:42 PM</text:p>
          </table:table-cell>
          <table:table-cell office:value-type="float" office:value="34.1662453294">
            <text:p>34.1662453294</text:p>
          </table:table-cell>
          <table:table-cell office:value-type="float" office:value="-118.0256074593">
            <text:p>-118.0256074593</text:p>
          </table:table-cell>
        </table:table-row>
        <table:table-row table:style-name="ro1">
          <table:table-cell office:value-type="float" office:value="7.79465456943899E+017">
            <text:p>779465456943899000</text:p>
          </table:table-cell>
          <table:table-cell office:value-type="string">
            <text:p>Hitmonlee</text:p>
          </table:table-cell>
          <table:table-cell office:value-type="string">
            <text:p>09/23/16 11:40 PM</text:p>
          </table:table-cell>
          <table:table-cell office:value-type="float" office:value="34.1163146798">
            <text:p>34.1163146798</text:p>
          </table:table-cell>
          <table:table-cell office:value-type="float" office:value="-118.0607340668">
            <text:p>-118.0607340668</text:p>
          </table:table-cell>
        </table:table-row>
        <table:table-row table:style-name="ro1">
          <table:table-cell office:value-type="float" office:value="7.79459437287186E+017">
            <text:p>779459437287186000</text:p>
          </table:table-cell>
          <table:table-cell office:value-type="string">
            <text:p>Jolteon</text:p>
          </table:table-cell>
          <table:table-cell office:value-type="string">
            <text:p>09/23/16 11:16 PM</text:p>
          </table:table-cell>
          <table:table-cell office:value-type="float" office:value="34.1021143502">
            <text:p>34.1021143502</text:p>
          </table:table-cell>
          <table:table-cell office:value-type="float" office:value="-118.048202719">
            <text:p>-118.048202719</text:p>
          </table:table-cell>
        </table:table-row>
        <table:table-row table:style-name="ro1">
          <table:table-cell office:value-type="float" office:value="7.79459239198667E+017">
            <text:p>779459239198667000</text:p>
          </table:table-cell>
          <table:table-cell office:value-type="string">
            <text:p>Jolteon</text:p>
          </table:table-cell>
          <table:table-cell office:value-type="string">
            <text:p>09/23/16 11:15 PM</text:p>
          </table:table-cell>
          <table:table-cell office:value-type="float" office:value="34.1079711617">
            <text:p>34.1079711617</text:p>
          </table:table-cell>
          <table:table-cell office:value-type="float" office:value="-118.0556118716">
            <text:p>-118.0556118716</text:p>
          </table:table-cell>
        </table:table-row>
        <table:table-row table:style-name="ro1">
          <table:table-cell office:value-type="float" office:value="7.79457810073399E+017">
            <text:p>779457810073399000</text:p>
          </table:table-cell>
          <table:table-cell office:value-type="string">
            <text:p>Arcanine</text:p>
          </table:table-cell>
          <table:table-cell office:value-type="string">
            <text:p>09/23/16 11:09 PM</text:p>
          </table:table-cell>
          <table:table-cell office:value-type="float" office:value="34.1678186612">
            <text:p>34.1678186612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79456973708272E+017">
            <text:p>779456973708272000</text:p>
          </table:table-cell>
          <table:table-cell office:value-type="string">
            <text:p>Arcanine</text:p>
          </table:table-cell>
          <table:table-cell office:value-type="string">
            <text:p>09/23/16 11:06 PM</text:p>
          </table:table-cell>
          <table:table-cell office:value-type="float" office:value="34.1426218459">
            <text:p>34.1426218459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9449336199459E+017">
            <text:p>779449336199459000</text:p>
          </table:table-cell>
          <table:table-cell office:value-type="string">
            <text:p>Lickitung</text:p>
          </table:table-cell>
          <table:table-cell office:value-type="string">
            <text:p>09/23/16 10:36 PM</text:p>
          </table:table-cell>
          <table:table-cell office:value-type="float" office:value="34.1104500685">
            <text:p>34.1104500685</text:p>
          </table:table-cell>
          <table:table-cell office:value-type="float" office:value="-118.0459158807">
            <text:p>-118.0459158807</text:p>
          </table:table-cell>
        </table:table-row>
        <table:table-row table:style-name="ro1">
          <table:table-cell office:value-type="float" office:value="7.79448961748705E+017">
            <text:p>779448961748705000</text:p>
          </table:table-cell>
          <table:table-cell office:value-type="string">
            <text:p>Dragonair</text:p>
          </table:table-cell>
          <table:table-cell office:value-type="string">
            <text:p>09/23/16 10:34 PM</text:p>
          </table:table-cell>
          <table:table-cell office:value-type="float" office:value="34.1378290641">
            <text:p>34.1378290641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9448251871138E+017">
            <text:p>779448251871138000</text:p>
          </table:table-cell>
          <table:table-cell office:value-type="string">
            <text:p>Magmar</text:p>
          </table:table-cell>
          <table:table-cell office:value-type="string">
            <text:p>09/23/16 10:31 PM</text:p>
          </table:table-cell>
          <table:table-cell office:value-type="float" office:value="34.1676933403">
            <text:p>34.1676933403</text:p>
          </table:table-cell>
          <table:table-cell office:value-type="float" office:value="-118.0281690102">
            <text:p>-118.0281690102</text:p>
          </table:table-cell>
        </table:table-row>
        <table:table-row table:style-name="ro1">
          <table:table-cell office:value-type="float" office:value="7.79446461368984E+017">
            <text:p>779446461368984000</text:p>
          </table:table-cell>
          <table:table-cell office:value-type="string">
            <text:p>Electabuzz</text:p>
          </table:table-cell>
          <table:table-cell office:value-type="string">
            <text:p>09/23/16 10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44643476863E+017">
            <text:p>779446434768630000</text:p>
          </table:table-cell>
          <table:table-cell office:value-type="string">
            <text:p>Arcanine</text:p>
          </table:table-cell>
          <table:table-cell office:value-type="string">
            <text:p>09/23/16 10:24 PM</text:p>
          </table:table-cell>
          <table:table-cell office:value-type="float" office:value="34.1435832241">
            <text:p>34.1435832241</text:p>
          </table:table-cell>
          <table:table-cell office:value-type="float" office:value="-118.0171906743">
            <text:p>-118.0171906743</text:p>
          </table:table-cell>
        </table:table-row>
        <table:table-row table:style-name="ro1">
          <table:table-cell office:value-type="float" office:value="7.79444035928797E+017">
            <text:p>779444035928797000</text:p>
          </table:table-cell>
          <table:table-cell office:value-type="string">
            <text:p>Charmeleon</text:p>
          </table:table-cell>
          <table:table-cell office:value-type="string">
            <text:p>09/23/16 10:15 PM</text:p>
          </table:table-cell>
          <table:table-cell office:value-type="float" office:value="34.1664397859">
            <text:p>34.1664397859</text:p>
          </table:table-cell>
          <table:table-cell office:value-type="float" office:value="-118.0342068051">
            <text:p>-118.0342068051</text:p>
          </table:table-cell>
        </table:table-row>
        <table:table-row table:style-name="ro1">
          <table:table-cell office:value-type="float" office:value="7.79443111508398E+017">
            <text:p>779443111508398000</text:p>
          </table:table-cell>
          <table:table-cell office:value-type="string">
            <text:p>Hypno</text:p>
          </table:table-cell>
          <table:table-cell office:value-type="string">
            <text:p>09/23/16 10:11 PM</text:p>
          </table:table-cell>
          <table:table-cell office:value-type="float" office:value="34.1553096576">
            <text:p>34.1553096576</text:p>
          </table:table-cell>
          <table:table-cell office:value-type="float" office:value="-118.0468306195">
            <text:p>-118.0468306195</text:p>
          </table:table-cell>
        </table:table-row>
        <table:table-row table:style-name="ro1">
          <table:table-cell office:value-type="float" office:value="7.79442309645545E+017">
            <text:p>779442309645545000</text:p>
          </table:table-cell>
          <table:table-cell office:value-type="string">
            <text:p>Magmar</text:p>
          </table:table-cell>
          <table:table-cell office:value-type="string">
            <text:p>09/23/16 10:08 PM</text:p>
          </table:table-cell>
          <table:table-cell office:value-type="float" office:value="34.1277604419">
            <text:p>34.1277604419</text:p>
          </table:table-cell>
          <table:table-cell office:value-type="float" office:value="-118.0539654201">
            <text:p>-118.0539654201</text:p>
          </table:table-cell>
        </table:table-row>
        <table:table-row table:style-name="ro1">
          <table:table-cell office:value-type="float" office:value="7.79442204410458E+017">
            <text:p>779442204410458000</text:p>
          </table:table-cell>
          <table:table-cell office:value-type="string">
            <text:p>Arcanine</text:p>
          </table:table-cell>
          <table:table-cell office:value-type="string">
            <text:p>09/23/16 10:07 PM</text:p>
          </table:table-cell>
          <table:table-cell office:value-type="float" office:value="34.1188688717">
            <text:p>34.1188688717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9441023193801E+017">
            <text:p>779441023193801000</text:p>
          </table:table-cell>
          <table:table-cell office:value-type="string">
            <text:p>Raichu</text:p>
          </table:table-cell>
          <table:table-cell office:value-type="string">
            <text:p>09/23/16 10:03 PM</text:p>
          </table:table-cell>
          <table:table-cell office:value-type="float" office:value="34.1245125353">
            <text:p>34.1245125353</text:p>
          </table:table-cell>
          <table:table-cell office:value-type="float" office:value="-118.0337494036">
            <text:p>-118.0337494036</text:p>
          </table:table-cell>
        </table:table-row>
        <table:table-row table:style-name="ro1">
          <table:table-cell office:value-type="float" office:value="7.79440950468751E+017">
            <text:p>779440950468751000</text:p>
          </table:table-cell>
          <table:table-cell office:value-type="string">
            <text:p>Flareon</text:p>
          </table:table-cell>
          <table:table-cell office:value-type="string">
            <text:p>09/23/16 10:02 PM</text:p>
          </table:table-cell>
          <table:table-cell office:value-type="float" office:value="34.141111185">
            <text:p>34.141111185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9440459324141E+017">
            <text:p>779440459324141000</text:p>
          </table:table-cell>
          <table:table-cell office:value-type="string">
            <text:p>Lickitung</text:p>
          </table:table-cell>
          <table:table-cell office:value-type="string">
            <text:p>09/23/16 10:01 PM</text:p>
          </table:table-cell>
          <table:table-cell office:value-type="float" office:value="34.1104500685">
            <text:p>34.1104500685</text:p>
          </table:table-cell>
          <table:table-cell office:value-type="float" office:value="-118.0459158807">
            <text:p>-118.0459158807</text:p>
          </table:table-cell>
        </table:table-row>
        <table:table-row table:style-name="ro1">
          <table:table-cell office:value-type="float" office:value="7.79440323470635E+017">
            <text:p>779440323470635000</text:p>
          </table:table-cell>
          <table:table-cell office:value-type="string">
            <text:p>Jolteon</text:p>
          </table:table-cell>
          <table:table-cell office:value-type="string">
            <text:p>09/23/16 10:00 PM</text:p>
          </table:table-cell>
          <table:table-cell office:value-type="float" office:value="34.1292184492">
            <text:p>34.1292184492</text:p>
          </table:table-cell>
          <table:table-cell office:value-type="float" office:value="-118.030913488">
            <text:p>-118.030913488</text:p>
          </table:table-cell>
        </table:table-row>
        <table:table-row table:style-name="ro1">
          <table:table-cell office:value-type="float" office:value="7.79438668549272E+017">
            <text:p>779438668549272000</text:p>
          </table:table-cell>
          <table:table-cell office:value-type="string">
            <text:p>Magmar</text:p>
          </table:table-cell>
          <table:table-cell office:value-type="string">
            <text:p>09/23/16 09:53 PM</text:p>
          </table:table-cell>
          <table:table-cell office:value-type="float" office:value="34.1162519868">
            <text:p>34.1162519868</text:p>
          </table:table-cell>
          <table:table-cell office:value-type="float" office:value="-118.0460988288">
            <text:p>-118.0460988288</text:p>
          </table:table-cell>
        </table:table-row>
        <table:table-row table:style-name="ro1">
          <table:table-cell office:value-type="float" office:value="7.7943861966046E+017">
            <text:p>779438619660460000</text:p>
          </table:table-cell>
          <table:table-cell office:value-type="string">
            <text:p>Flareon</text:p>
          </table:table-cell>
          <table:table-cell office:value-type="string">
            <text:p>09/23/16 09:53 PM</text:p>
          </table:table-cell>
          <table:table-cell office:value-type="float" office:value="34.1225607808">
            <text:p>34.1225607808</text:p>
          </table:table-cell>
          <table:table-cell office:value-type="float" office:value="-118.019935322">
            <text:p>-118.019935322</text:p>
          </table:table-cell>
        </table:table-row>
        <table:table-row table:style-name="ro1">
          <table:table-cell office:value-type="float" office:value="7.79436955880739E+017">
            <text:p>779436955880739000</text:p>
          </table:table-cell>
          <table:table-cell office:value-type="string">
            <text:p>Omastar</text:p>
          </table:table-cell>
          <table:table-cell office:value-type="string">
            <text:p>09/23/16 09:47 PM</text:p>
          </table:table-cell>
          <table:table-cell office:value-type="float" office:value="34.1512776461">
            <text:p>34.1512776461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9435321536545E+017">
            <text:p>779435321536545000</text:p>
          </table:table-cell>
          <table:table-cell office:value-type="string">
            <text:p>Dragonite</text:p>
          </table:table-cell>
          <table:table-cell office:value-type="string">
            <text:p>09/23/16 09:40 PM</text:p>
          </table:table-cell>
          <table:table-cell office:value-type="float" office:value="34.1569058876">
            <text:p>34.1569058876</text:p>
          </table:table-cell>
          <table:table-cell office:value-type="float" office:value="-118.0539654201">
            <text:p>-118.0539654201</text:p>
          </table:table-cell>
        </table:table-row>
        <table:table-row table:style-name="ro1">
          <table:table-cell office:value-type="float" office:value="7.79433148408934E+017">
            <text:p>779433148408934000</text:p>
          </table:table-cell>
          <table:table-cell office:value-type="string">
            <text:p>Kingler</text:p>
          </table:table-cell>
          <table:table-cell office:value-type="string">
            <text:p>09/23/16 09:31 PM</text:p>
          </table:table-cell>
          <table:table-cell office:value-type="float" office:value="34.1325936151">
            <text:p>34.1325936151</text:p>
          </table:table-cell>
          <table:table-cell office:value-type="float" office:value="-118.0431716357">
            <text:p>-118.0431716357</text:p>
          </table:table-cell>
        </table:table-row>
        <table:table-row table:style-name="ro1">
          <table:table-cell office:value-type="float" office:value="7.79431365624291E+017">
            <text:p>779431365624291000</text:p>
          </table:table-cell>
          <table:table-cell office:value-type="string">
            <text:p>Electabuzz</text:p>
          </table:table-cell>
          <table:table-cell office:value-type="string">
            <text:p>09/23/16 09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430241353634E+017">
            <text:p>779430241353634000</text:p>
          </table:table-cell>
          <table:table-cell office:value-type="string">
            <text:p>Chansey</text:p>
          </table:table-cell>
          <table:table-cell office:value-type="string">
            <text:p>09/23/16 09:20 PM</text:p>
          </table:table-cell>
          <table:table-cell office:value-type="float" office:value="34.111806669">
            <text:p>34.111806669</text:p>
          </table:table-cell>
          <table:table-cell office:value-type="float" office:value="-118.0650329371">
            <text:p>-118.0650329371</text:p>
          </table:table-cell>
        </table:table-row>
        <table:table-row table:style-name="ro1">
          <table:table-cell office:value-type="float" office:value="7.79429241209229E+017">
            <text:p>779429241209229000</text:p>
          </table:table-cell>
          <table:table-cell office:value-type="string">
            <text:p>Electabuzz</text:p>
          </table:table-cell>
          <table:table-cell office:value-type="string">
            <text:p>09/23/16 09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427688163357E+017">
            <text:p>779427688163357000</text:p>
          </table:table-cell>
          <table:table-cell office:value-type="string">
            <text:p>Arcanine</text:p>
          </table:table-cell>
          <table:table-cell office:value-type="string">
            <text:p>09/23/16 09:10 PM</text:p>
          </table:table-cell>
          <table:table-cell office:value-type="float" office:value="34.140955306">
            <text:p>34.140955306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9426579902411E+017">
            <text:p>779426579902411000</text:p>
          </table:table-cell>
          <table:table-cell office:value-type="string">
            <text:p>Seaking</text:p>
          </table:table-cell>
          <table:table-cell office:value-type="string">
            <text:p>09/23/16 09:05 PM</text:p>
          </table:table-cell>
          <table:table-cell office:value-type="float" office:value="34.1517580958">
            <text:p>34.1517580958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9425793566872E+017">
            <text:p>779425793566872000</text:p>
          </table:table-cell>
          <table:table-cell office:value-type="string">
            <text:p>Kingler</text:p>
          </table:table-cell>
          <table:table-cell office:value-type="string">
            <text:p>09/23/16 09:02 PM</text:p>
          </table:table-cell>
          <table:table-cell office:value-type="float" office:value="34.1554119171">
            <text:p>34.1554119171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94249349509E+017">
            <text:p>779424934950900000</text:p>
          </table:table-cell>
          <table:table-cell office:value-type="string">
            <text:p>Poliwrath</text:p>
          </table:table-cell>
          <table:table-cell office:value-type="string">
            <text:p>09/23/16 08:59 PM</text:p>
          </table:table-cell>
          <table:table-cell office:value-type="float" office:value="34.1073208126">
            <text:p>34.1073208126</text:p>
          </table:table-cell>
          <table:table-cell office:value-type="float" office:value="-118.0362193576">
            <text:p>-118.0362193576</text:p>
          </table:table-cell>
        </table:table-row>
        <table:table-row table:style-name="ro1">
          <table:table-cell office:value-type="float" office:value="7.79423683374789E+017">
            <text:p>779423683374789000</text:p>
          </table:table-cell>
          <table:table-cell office:value-type="string">
            <text:p>Charmeleon</text:p>
          </table:table-cell>
          <table:table-cell office:value-type="string">
            <text:p>09/23/16 08:54 PM</text:p>
          </table:table-cell>
          <table:table-cell office:value-type="float" office:value="34.1176637418">
            <text:p>34.1176637418</text:p>
          </table:table-cell>
          <table:table-cell office:value-type="float" office:value="-118.0316453415">
            <text:p>-118.0316453415</text:p>
          </table:table-cell>
        </table:table-row>
        <table:table-row table:style-name="ro1">
          <table:table-cell office:value-type="float" office:value="7.79421688257577E+017">
            <text:p>779421688257577000</text:p>
          </table:table-cell>
          <table:table-cell office:value-type="string">
            <text:p>Rapidash</text:p>
          </table:table-cell>
          <table:table-cell office:value-type="string">
            <text:p>09/23/16 08:46 PM</text:p>
          </table:table-cell>
          <table:table-cell office:value-type="float" office:value="34.1602000529">
            <text:p>34.1602000529</text:p>
          </table:table-cell>
          <table:table-cell office:value-type="float" office:value="-118.0361278785">
            <text:p>-118.0361278785</text:p>
          </table:table-cell>
        </table:table-row>
        <table:table-row table:style-name="ro1">
          <table:table-cell office:value-type="float" office:value="7.79420191243444E+017">
            <text:p>779420191243444000</text:p>
          </table:table-cell>
          <table:table-cell office:value-type="string">
            <text:p>Clefable</text:p>
          </table:table-cell>
          <table:table-cell office:value-type="string">
            <text:p>09/23/16 08:40 PM</text:p>
          </table:table-cell>
          <table:table-cell office:value-type="float" office:value="34.1593733886">
            <text:p>34.1593733886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941873059806E+017">
            <text:p>779418730598060000</text:p>
          </table:table-cell>
          <table:table-cell office:value-type="string">
            <text:p>Nidoqueen</text:p>
          </table:table-cell>
          <table:table-cell office:value-type="string">
            <text:p>09/23/16 08:34 PM</text:p>
          </table:table-cell>
          <table:table-cell office:value-type="float" office:value="34.1634082938">
            <text:p>34.1634082938</text:p>
          </table:table-cell>
          <table:table-cell office:value-type="float" office:value="-118.0519530696">
            <text:p>-118.0519530696</text:p>
          </table:table-cell>
        </table:table-row>
        <table:table-row table:style-name="ro1">
          <table:table-cell office:value-type="float" office:value="7.79418237096239E+017">
            <text:p>779418237096239000</text:p>
          </table:table-cell>
          <table:table-cell office:value-type="string">
            <text:p>Arcanine</text:p>
          </table:table-cell>
          <table:table-cell office:value-type="string">
            <text:p>09/23/16 08:32 PM</text:p>
          </table:table-cell>
          <table:table-cell office:value-type="float" office:value="34.1497282251">
            <text:p>34.1497282251</text:p>
          </table:table-cell>
          <table:table-cell office:value-type="float" office:value="-118.0425313057">
            <text:p>-118.0425313057</text:p>
          </table:table-cell>
        </table:table-row>
        <table:table-row table:style-name="ro1">
          <table:table-cell office:value-type="float" office:value="7.79418062260806E+017">
            <text:p>779418062260806000</text:p>
          </table:table-cell>
          <table:table-cell office:value-type="string">
            <text:p>Raichu</text:p>
          </table:table-cell>
          <table:table-cell office:value-type="string">
            <text:p>09/23/16 08:32 PM</text:p>
          </table:table-cell>
          <table:table-cell office:value-type="float" office:value="34.1208193228">
            <text:p>34.1208193228</text:p>
          </table:table-cell>
          <table:table-cell office:value-type="float" office:value="-118.0684170804">
            <text:p>-118.0684170804</text:p>
          </table:table-cell>
        </table:table-row>
        <table:table-row table:style-name="ro1">
          <table:table-cell office:value-type="float" office:value="7.79417836154262E+017">
            <text:p>779417836154262000</text:p>
          </table:table-cell>
          <table:table-cell office:value-type="string">
            <text:p>Tangela</text:p>
          </table:table-cell>
          <table:table-cell office:value-type="string">
            <text:p>09/23/16 08:31 PM</text:p>
          </table:table-cell>
          <table:table-cell office:value-type="float" office:value="34.1118171493">
            <text:p>34.1118171493</text:p>
          </table:table-cell>
          <table:table-cell office:value-type="float" office:value="-118.0646670799">
            <text:p>-118.0646670799</text:p>
          </table:table-cell>
        </table:table-row>
        <table:table-row table:style-name="ro1">
          <table:table-cell office:value-type="float" office:value="7.7941608321629E+017">
            <text:p>779416083216290000</text:p>
          </table:table-cell>
          <table:table-cell office:value-type="string">
            <text:p>Dratini</text:p>
          </table:table-cell>
          <table:table-cell office:value-type="string">
            <text:p>09/23/16 08:24 PM</text:p>
          </table:table-cell>
          <table:table-cell office:value-type="float" office:value="34.1387816891">
            <text:p>34.1387816891</text:p>
          </table:table-cell>
          <table:table-cell office:value-type="float" office:value="-118.0184715152">
            <text:p>-118.0184715152</text:p>
          </table:table-cell>
        </table:table-row>
        <table:table-row table:style-name="ro1">
          <table:table-cell office:value-type="float" office:value="7.79415539345084E+017">
            <text:p>779415539345084000</text:p>
          </table:table-cell>
          <table:table-cell office:value-type="string">
            <text:p>Nidoqueen</text:p>
          </table:table-cell>
          <table:table-cell office:value-type="string">
            <text:p>09/23/16 08:22 PM</text:p>
          </table:table-cell>
          <table:table-cell office:value-type="float" office:value="34.1620678189">
            <text:p>34.1620678189</text:p>
          </table:table-cell>
          <table:table-cell office:value-type="float" office:value="-118.0463732507">
            <text:p>-118.0463732507</text:p>
          </table:table-cell>
        </table:table-row>
        <table:table-row table:style-name="ro1">
          <table:table-cell office:value-type="float" office:value="7.7941528469207E+017">
            <text:p>779415284692070000</text:p>
          </table:table-cell>
          <table:table-cell office:value-type="string">
            <text:p>Arcanine</text:p>
          </table:table-cell>
          <table:table-cell office:value-type="string">
            <text:p>09/23/16 08:20 PM</text:p>
          </table:table-cell>
          <table:table-cell office:value-type="float" office:value="34.1476950223">
            <text:p>34.1476950223</text:p>
          </table:table-cell>
          <table:table-cell office:value-type="float" office:value="-118.0267967554">
            <text:p>-118.0267967554</text:p>
          </table:table-cell>
        </table:table-row>
        <table:table-row table:style-name="ro1">
          <table:table-cell office:value-type="float" office:value="7.79413801053528E+017">
            <text:p>779413801053528000</text:p>
          </table:table-cell>
          <table:table-cell office:value-type="string">
            <text:p>Magmar</text:p>
          </table:table-cell>
          <table:table-cell office:value-type="string">
            <text:p>09/23/16 08:15 PM</text:p>
          </table:table-cell>
          <table:table-cell office:value-type="float" office:value="34.1564751893">
            <text:p>34.1564751893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79413485499273E+017">
            <text:p>779413485499273000</text:p>
          </table:table-cell>
          <table:table-cell office:value-type="string">
            <text:p>Charmeleon</text:p>
          </table:table-cell>
          <table:table-cell office:value-type="string">
            <text:p>09/23/16 08:13 PM</text:p>
          </table:table-cell>
          <table:table-cell office:value-type="float" office:value="34.1641080567">
            <text:p>34.1641080567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9412059574317E+017">
            <text:p>779412059574317000</text:p>
          </table:table-cell>
          <table:table-cell office:value-type="string">
            <text:p>Grimer</text:p>
          </table:table-cell>
          <table:table-cell office:value-type="string">
            <text:p>09/23/16 08:08 PM</text:p>
          </table:table-cell>
          <table:table-cell office:value-type="float" office:value="34.1628494888">
            <text:p>34.1628494888</text:p>
          </table:table-cell>
          <table:table-cell office:value-type="float" office:value="-118.0525933655">
            <text:p>-118.0525933655</text:p>
          </table:table-cell>
        </table:table-row>
        <table:table-row table:style-name="ro1">
          <table:table-cell office:value-type="float" office:value="7.79411367275008E+017">
            <text:p>779411367275008000</text:p>
          </table:table-cell>
          <table:table-cell office:value-type="string">
            <text:p>Alakazam</text:p>
          </table:table-cell>
          <table:table-cell office:value-type="string">
            <text:p>09/23/16 08:05 PM</text:p>
          </table:table-cell>
          <table:table-cell office:value-type="float" office:value="34.1259319978">
            <text:p>34.1259319978</text:p>
          </table:table-cell>
          <table:table-cell office:value-type="float" office:value="-118.0590876631">
            <text:p>-118.0590876631</text:p>
          </table:table-cell>
        </table:table-row>
        <table:table-row table:style-name="ro1">
          <table:table-cell office:value-type="float" office:value="7.79407909822149E+017">
            <text:p>779407909822149000</text:p>
          </table:table-cell>
          <table:table-cell office:value-type="string">
            <text:p>Magmar</text:p>
          </table:table-cell>
          <table:table-cell office:value-type="string">
            <text:p>09/23/16 07:51 PM</text:p>
          </table:table-cell>
          <table:table-cell office:value-type="float" office:value="34.1564751893">
            <text:p>34.1564751893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79407489137644E+017">
            <text:p>779407489137644000</text:p>
          </table:table-cell>
          <table:table-cell office:value-type="string">
            <text:p>Magmar</text:p>
          </table:table-cell>
          <table:table-cell office:value-type="string">
            <text:p>09/23/16 07:50 PM</text:p>
          </table:table-cell>
          <table:table-cell office:value-type="float" office:value="34.150811512">
            <text:p>34.150811512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79405321391354E+017">
            <text:p>779405321391354000</text:p>
          </table:table-cell>
          <table:table-cell office:value-type="string">
            <text:p>Flareon</text:p>
          </table:table-cell>
          <table:table-cell office:value-type="string">
            <text:p>09/23/16 07:41 PM</text:p>
          </table:table-cell>
          <table:table-cell office:value-type="float" office:value="34.1250902238">
            <text:p>34.1250902238</text:p>
          </table:table-cell>
          <table:table-cell office:value-type="float" office:value="-118.0653987936">
            <text:p>-118.0653987936</text:p>
          </table:table-cell>
        </table:table-row>
        <table:table-row table:style-name="ro1">
          <table:table-cell office:value-type="float" office:value="7.79404555993747E+017">
            <text:p>779404555993747000</text:p>
          </table:table-cell>
          <table:table-cell office:value-type="string">
            <text:p>Snorlax</text:p>
          </table:table-cell>
          <table:table-cell office:value-type="string">
            <text:p>09/23/16 07:38 PM</text:p>
          </table:table-cell>
          <table:table-cell office:value-type="float" office:value="34.1404276947">
            <text:p>34.1404276947</text:p>
          </table:table-cell>
          <table:table-cell office:value-type="float" office:value="-118.0218565501">
            <text:p>-118.0218565501</text:p>
          </table:table-cell>
        </table:table-row>
        <table:table-row table:style-name="ro1">
          <table:table-cell office:value-type="float" office:value="7.79399357950943E+017">
            <text:p>779399357950943000</text:p>
          </table:table-cell>
          <table:table-cell office:value-type="string">
            <text:p>Lickitung</text:p>
          </table:table-cell>
          <table:table-cell office:value-type="string">
            <text:p>09/23/16 07:17 PM</text:p>
          </table:table-cell>
          <table:table-cell office:value-type="float" office:value="34.1339793947">
            <text:p>34.1339793947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9395939408544E+017">
            <text:p>779395939408544000</text:p>
          </table:table-cell>
          <table:table-cell office:value-type="string">
            <text:p>Rapidash</text:p>
          </table:table-cell>
          <table:table-cell office:value-type="string">
            <text:p>09/23/16 07:04 PM</text:p>
          </table:table-cell>
          <table:table-cell office:value-type="float" office:value="34.107812723">
            <text:p>34.107812723</text:p>
          </table:table-cell>
          <table:table-cell office:value-type="float" office:value="-118.0562521541">
            <text:p>-118.0562521541</text:p>
          </table:table-cell>
        </table:table-row>
        <table:table-row table:style-name="ro1">
          <table:table-cell office:value-type="float" office:value="7.79393762589946E+017">
            <text:p>779393762589946000</text:p>
          </table:table-cell>
          <table:table-cell office:value-type="string">
            <text:p>Flareon</text:p>
          </table:table-cell>
          <table:table-cell office:value-type="string">
            <text:p>09/23/16 06:55 PM</text:p>
          </table:table-cell>
          <table:table-cell office:value-type="float" office:value="34.1551186627">
            <text:p>34.1551186627</text:p>
          </table:table-cell>
          <table:table-cell office:value-type="float" office:value="-118.0184715152">
            <text:p>-118.0184715152</text:p>
          </table:table-cell>
        </table:table-row>
        <table:table-row table:style-name="ro1">
          <table:table-cell office:value-type="float" office:value="7.79393384356024E+017">
            <text:p>779393384356024000</text:p>
          </table:table-cell>
          <table:table-cell office:value-type="string">
            <text:p>Snorlax</text:p>
          </table:table-cell>
          <table:table-cell office:value-type="string">
            <text:p>09/23/16 06:53 PM</text:p>
          </table:table-cell>
          <table:table-cell office:value-type="float" office:value="34.1255302824">
            <text:p>34.1255302824</text:p>
          </table:table-cell>
          <table:table-cell office:value-type="float" office:value="-118.0542398297">
            <text:p>-118.0542398297</text:p>
          </table:table-cell>
        </table:table-row>
        <table:table-row table:style-name="ro1">
          <table:table-cell office:value-type="float" office:value="7.79393269348258E+017">
            <text:p>779393269348258000</text:p>
          </table:table-cell>
          <table:table-cell office:value-type="string">
            <text:p>Dratini</text:p>
          </table:table-cell>
          <table:table-cell office:value-type="string">
            <text:p>09/23/16 06:53 PM</text:p>
          </table:table-cell>
          <table:table-cell office:value-type="float" office:value="34.1067600542">
            <text:p>34.1067600542</text:p>
          </table:table-cell>
          <table:table-cell office:value-type="float" office:value="-118.0362193576">
            <text:p>-118.0362193576</text:p>
          </table:table-cell>
        </table:table-row>
        <table:table-row table:style-name="ro1">
          <table:table-cell office:value-type="float" office:value="7.79392366075453E+017">
            <text:p>779392366075453000</text:p>
          </table:table-cell>
          <table:table-cell office:value-type="string">
            <text:p>Ninetales</text:p>
          </table:table-cell>
          <table:table-cell office:value-type="string">
            <text:p>09/23/16 06:49 PM</text:p>
          </table:table-cell>
          <table:table-cell office:value-type="float" office:value="34.1201505993">
            <text:p>34.1201505993</text:p>
          </table:table-cell>
          <table:table-cell office:value-type="float" office:value="-118.0533251293">
            <text:p>-118.0533251293</text:p>
          </table:table-cell>
        </table:table-row>
        <table:table-row table:style-name="ro1">
          <table:table-cell office:value-type="float" office:value="7.79388750925214E+017">
            <text:p>779388750925214000</text:p>
          </table:table-cell>
          <table:table-cell office:value-type="string">
            <text:p>Lickitung</text:p>
          </table:table-cell>
          <table:table-cell office:value-type="string">
            <text:p>09/23/16 06:35 PM</text:p>
          </table:table-cell>
          <table:table-cell office:value-type="float" office:value="34.1339793947">
            <text:p>34.1339793947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9388300255572E+017">
            <text:p>779388300255572000</text:p>
          </table:table-cell>
          <table:table-cell office:value-type="string">
            <text:p>Electabuzz</text:p>
          </table:table-cell>
          <table:table-cell office:value-type="string">
            <text:p>09/23/16 06:33 PM</text:p>
          </table:table-cell>
          <table:table-cell office:value-type="float" office:value="34.1203622432">
            <text:p>34.1203622432</text:p>
          </table:table-cell>
          <table:table-cell office:value-type="float" office:value="-118.0388722328">
            <text:p>-118.0388722328</text:p>
          </table:table-cell>
        </table:table-row>
        <table:table-row table:style-name="ro1">
          <table:table-cell office:value-type="float" office:value="7.79387491438567E+017">
            <text:p>779387491438567000</text:p>
          </table:table-cell>
          <table:table-cell office:value-type="string">
            <text:p>Flareon</text:p>
          </table:table-cell>
          <table:table-cell office:value-type="string">
            <text:p>09/23/16 06:30 PM</text:p>
          </table:table-cell>
          <table:table-cell office:value-type="float" office:value="34.1507803675">
            <text:p>34.1507803675</text:p>
          </table:table-cell>
          <table:table-cell office:value-type="float" office:value="-118.0175566298">
            <text:p>-118.0175566298</text:p>
          </table:table-cell>
        </table:table-row>
        <table:table-row table:style-name="ro1">
          <table:table-cell office:value-type="float" office:value="7.79386792269132E+017">
            <text:p>779386792269132000</text:p>
          </table:table-cell>
          <table:table-cell office:value-type="string">
            <text:p>Nidoqueen</text:p>
          </table:table-cell>
          <table:table-cell office:value-type="string">
            <text:p>09/23/16 06:27 PM</text:p>
          </table:table-cell>
          <table:table-cell office:value-type="float" office:value="34.1181291789">
            <text:p>34.1181291789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9382386983211E+017">
            <text:p>779382386983211000</text:p>
          </table:table-cell>
          <table:table-cell office:value-type="string">
            <text:p>Magmar</text:p>
          </table:table-cell>
          <table:table-cell office:value-type="string">
            <text:p>09/23/16 06:10 PM</text:p>
          </table:table-cell>
          <table:table-cell office:value-type="float" office:value="34.140955306">
            <text:p>34.140955306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9380753276645E+017">
            <text:p>779380753276645000</text:p>
          </table:table-cell>
          <table:table-cell office:value-type="string">
            <text:p>Charmeleon</text:p>
          </table:table-cell>
          <table:table-cell office:value-type="string">
            <text:p>09/23/16 06:03 PM</text:p>
          </table:table-cell>
          <table:table-cell office:value-type="float" office:value="34.1496240178">
            <text:p>34.1496240178</text:p>
          </table:table-cell>
          <table:table-cell office:value-type="float" office:value="-118.0293582891">
            <text:p>-118.0293582891</text:p>
          </table:table-cell>
        </table:table-row>
        <table:table-row table:style-name="ro1">
          <table:table-cell office:value-type="float" office:value="7.79380626646446E+017">
            <text:p>779380626646446000</text:p>
          </table:table-cell>
          <table:table-cell office:value-type="string">
            <text:p>Magmar</text:p>
          </table:table-cell>
          <table:table-cell office:value-type="string">
            <text:p>09/23/16 06:03 PM</text:p>
          </table:table-cell>
          <table:table-cell office:value-type="float" office:value="34.150654257">
            <text:p>34.150654257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9379362005082E+017">
            <text:p>779379362005082000</text:p>
          </table:table-cell>
          <table:table-cell office:value-type="string">
            <text:p>Jolteon</text:p>
          </table:table-cell>
          <table:table-cell office:value-type="string">
            <text:p>09/23/16 05:58 PM</text:p>
          </table:table-cell>
          <table:table-cell office:value-type="float" office:value="34.1406741132">
            <text:p>34.1406741132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79378975726383E+017">
            <text:p>779378975726383000</text:p>
          </table:table-cell>
          <table:table-cell office:value-type="string">
            <text:p>Exeggutor</text:p>
          </table:table-cell>
          <table:table-cell office:value-type="string">
            <text:p>09/23/16 05:56 PM</text:p>
          </table:table-cell>
          <table:table-cell office:value-type="float" office:value="34.1307185845">
            <text:p>34.1307185845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9378959532208E+017">
            <text:p>779378959532208000</text:p>
          </table:table-cell>
          <table:table-cell office:value-type="string">
            <text:p>Magmar</text:p>
          </table:table-cell>
          <table:table-cell office:value-type="string">
            <text:p>09/23/16 05:56 PM</text:p>
          </table:table-cell>
          <table:table-cell office:value-type="float" office:value="34.1242158247">
            <text:p>34.1242158247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9377620798407E+017">
            <text:p>779377620798407000</text:p>
          </table:table-cell>
          <table:table-cell office:value-type="string">
            <text:p>Raichu</text:p>
          </table:table-cell>
          <table:table-cell office:value-type="string">
            <text:p>09/23/16 05:51 PM</text:p>
          </table:table-cell>
          <table:table-cell office:value-type="float" office:value="34.141484757">
            <text:p>34.141484757</text:p>
          </table:table-cell>
          <table:table-cell office:value-type="float" office:value="-118.0234118148">
            <text:p>-118.0234118148</text:p>
          </table:table-cell>
        </table:table-row>
        <table:table-row table:style-name="ro1">
          <table:table-cell office:value-type="float" office:value="7.79376409093431E+017">
            <text:p>779376409093431000</text:p>
          </table:table-cell>
          <table:table-cell office:value-type="string">
            <text:p>Snorlax</text:p>
          </table:table-cell>
          <table:table-cell office:value-type="string">
            <text:p>09/23/16 05:46 PM</text:p>
          </table:table-cell>
          <table:table-cell office:value-type="float" office:value="34.1276921224">
            <text:p>34.1276921224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937535860496E+017">
            <text:p>779375358604960000</text:p>
          </table:table-cell>
          <table:table-cell office:value-type="string">
            <text:p>Lickitung</text:p>
          </table:table-cell>
          <table:table-cell office:value-type="string">
            <text:p>09/23/16 05:42 PM</text:p>
          </table:table-cell>
          <table:table-cell office:value-type="float" office:value="34.126668982">
            <text:p>34.126668982</text:p>
          </table:table-cell>
          <table:table-cell office:value-type="float" office:value="-118.0522274824">
            <text:p>-118.0522274824</text:p>
          </table:table-cell>
        </table:table-row>
        <table:table-row table:style-name="ro1">
          <table:table-cell office:value-type="float" office:value="7.7937212666291E+017">
            <text:p>779372126662910000</text:p>
          </table:table-cell>
          <table:table-cell office:value-type="string">
            <text:p>Arcanine</text:p>
          </table:table-cell>
          <table:table-cell office:value-type="string">
            <text:p>09/23/16 05:29 PM</text:p>
          </table:table-cell>
          <table:table-cell office:value-type="float" office:value="34.1133773944">
            <text:p>34.1133773944</text:p>
          </table:table-cell>
          <table:table-cell office:value-type="float" office:value="-118.0619231265">
            <text:p>-118.0619231265</text:p>
          </table:table-cell>
        </table:table-row>
        <table:table-row table:style-name="ro1">
          <table:table-cell office:value-type="float" office:value="7.79371479016153E+017">
            <text:p>779371479016153000</text:p>
          </table:table-cell>
          <table:table-cell office:value-type="string">
            <text:p>Jolteon</text:p>
          </table:table-cell>
          <table:table-cell office:value-type="string">
            <text:p>09/23/16 05:26 PM</text:p>
          </table:table-cell>
          <table:table-cell office:value-type="float" office:value="34.1503426024">
            <text:p>34.1503426024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9370783189574E+017">
            <text:p>779370783189574000</text:p>
          </table:table-cell>
          <table:table-cell office:value-type="string">
            <text:p>Kabutops</text:p>
          </table:table-cell>
          <table:table-cell office:value-type="string">
            <text:p>09/23/16 05:24 PM</text:p>
          </table:table-cell>
          <table:table-cell office:value-type="float" office:value="34.1387816891">
            <text:p>34.1387816891</text:p>
          </table:table-cell>
          <table:table-cell office:value-type="float" office:value="-118.0184715152">
            <text:p>-118.0184715152</text:p>
          </table:table-cell>
        </table:table-row>
        <table:table-row table:style-name="ro1">
          <table:table-cell office:value-type="float" office:value="7.79366486779376E+017">
            <text:p>779366486779376000</text:p>
          </table:table-cell>
          <table:table-cell office:value-type="string">
            <text:p>Magmar</text:p>
          </table:table-cell>
          <table:table-cell office:value-type="string">
            <text:p>09/23/16 05:07 PM</text:p>
          </table:table-cell>
          <table:table-cell office:value-type="float" office:value="34.1628615957">
            <text:p>34.1628615957</text:p>
          </table:table-cell>
          <table:table-cell office:value-type="float" office:value="-118.0528677772">
            <text:p>-118.0528677772</text:p>
          </table:table-cell>
        </table:table-row>
        <table:table-row table:style-name="ro1">
          <table:table-cell office:value-type="float" office:value="7.79365451205718E+017">
            <text:p>779365451205718000</text:p>
          </table:table-cell>
          <table:table-cell office:value-type="string">
            <text:p>Magmar</text:p>
          </table:table-cell>
          <table:table-cell office:value-type="string">
            <text:p>09/23/16 05:02 PM</text:p>
          </table:table-cell>
          <table:table-cell office:value-type="float" office:value="34.1433118581">
            <text:p>34.1433118581</text:p>
          </table:table-cell>
          <table:table-cell office:value-type="float" office:value="-118.0182885385">
            <text:p>-118.0182885385</text:p>
          </table:table-cell>
        </table:table-row>
        <table:table-row table:style-name="ro1">
          <table:table-cell office:value-type="float" office:value="7.79362845590827E+017">
            <text:p>779362845590827000</text:p>
          </table:table-cell>
          <table:table-cell office:value-type="string">
            <text:p>Nidoking</text:p>
          </table:table-cell>
          <table:table-cell office:value-type="string">
            <text:p>09/23/16 04:52 PM</text:p>
          </table:table-cell>
          <table:table-cell office:value-type="float" office:value="34.1671745284">
            <text:p>34.1671745284</text:p>
          </table:table-cell>
          <table:table-cell office:value-type="float" office:value="-118.030913488">
            <text:p>-118.030913488</text:p>
          </table:table-cell>
        </table:table-row>
        <table:table-row table:style-name="ro1">
          <table:table-cell office:value-type="float" office:value="7.79361708582109E+017">
            <text:p>779361708582109000</text:p>
          </table:table-cell>
          <table:table-cell office:value-type="string">
            <text:p>Hitmonlee</text:p>
          </table:table-cell>
          <table:table-cell office:value-type="string">
            <text:p>09/23/16 04:48 PM</text:p>
          </table:table-cell>
          <table:table-cell office:value-type="float" office:value="34.1092717593">
            <text:p>34.1092717593</text:p>
          </table:table-cell>
          <table:table-cell office:value-type="float" office:value="-118.0626548516">
            <text:p>-118.0626548516</text:p>
          </table:table-cell>
        </table:table-row>
        <table:table-row table:style-name="ro1">
          <table:table-cell office:value-type="float" office:value="7.79360389662253E+017">
            <text:p>779360389662253000</text:p>
          </table:table-cell>
          <table:table-cell office:value-type="string">
            <text:p>Rapidash</text:p>
          </table:table-cell>
          <table:table-cell office:value-type="string">
            <text:p>09/23/16 04:42 PM</text:p>
          </table:table-cell>
          <table:table-cell office:value-type="float" office:value="34.1497629789">
            <text:p>34.1497629789</text:p>
          </table:table-cell>
          <table:table-cell office:value-type="float" office:value="-118.013897041">
            <text:p>-118.013897041</text:p>
          </table:table-cell>
        </table:table-row>
        <table:table-row table:style-name="ro1">
          <table:table-cell office:value-type="float" office:value="7.79359661686264E+017">
            <text:p>779359661686264000</text:p>
          </table:table-cell>
          <table:table-cell office:value-type="string">
            <text:p>Hitmonlee</text:p>
          </table:table-cell>
          <table:table-cell office:value-type="string">
            <text:p>09/23/16 04:39 PM</text:p>
          </table:table-cell>
          <table:table-cell office:value-type="float" office:value="34.1291302158">
            <text:p>34.1291302158</text:p>
          </table:table-cell>
          <table:table-cell office:value-type="float" office:value="-118.0571668394">
            <text:p>-118.0571668394</text:p>
          </table:table-cell>
        </table:table-row>
        <table:table-row table:style-name="ro1">
          <table:table-cell office:value-type="float" office:value="7.79358450560082E+017">
            <text:p>779358450560082000</text:p>
          </table:table-cell>
          <table:table-cell office:value-type="string">
            <text:p>Golem</text:p>
          </table:table-cell>
          <table:table-cell office:value-type="string">
            <text:p>09/23/16 04:35 PM</text:p>
          </table:table-cell>
          <table:table-cell office:value-type="float" office:value="34.1247472602">
            <text:p>34.1247472602</text:p>
          </table:table-cell>
          <table:table-cell office:value-type="float" office:value="-118.0654902576">
            <text:p>-118.0654902576</text:p>
          </table:table-cell>
        </table:table-row>
        <table:table-row table:style-name="ro1">
          <table:table-cell office:value-type="float" office:value="7.7935778714284E+017">
            <text:p>779357787142840000</text:p>
          </table:table-cell>
          <table:table-cell office:value-type="string">
            <text:p>Chansey</text:p>
          </table:table-cell>
          <table:table-cell office:value-type="string">
            <text:p>09/23/16 04:32 PM</text:p>
          </table:table-cell>
          <table:table-cell office:value-type="float" office:value="34.1631210314">
            <text:p>34.1631210314</text:p>
          </table:table-cell>
          <table:table-cell office:value-type="float" office:value="-118.0291753237">
            <text:p>-118.0291753237</text:p>
          </table:table-cell>
        </table:table-row>
        <table:table-row table:style-name="ro1">
          <table:table-cell office:value-type="float" office:value="7.79357214939095E+017">
            <text:p>779357214939095000</text:p>
          </table:table-cell>
          <table:table-cell office:value-type="string">
            <text:p>Chansey</text:p>
          </table:table-cell>
          <table:table-cell office:value-type="string">
            <text:p>09/23/16 04:30 PM</text:p>
          </table:table-cell>
          <table:table-cell office:value-type="float" office:value="34.1506614475">
            <text:p>34.1506614475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79356279055618E+017">
            <text:p>779356279055618000</text:p>
          </table:table-cell>
          <table:table-cell office:value-type="string">
            <text:p>Arcanine</text:p>
          </table:table-cell>
          <table:table-cell office:value-type="string">
            <text:p>09/23/16 04:26 PM</text:p>
          </table:table-cell>
          <table:table-cell office:value-type="float" office:value="34.131754444">
            <text:p>34.131754444</text:p>
          </table:table-cell>
          <table:table-cell office:value-type="float" office:value="-118.0417080209">
            <text:p>-118.0417080209</text:p>
          </table:table-cell>
        </table:table-row>
        <table:table-row table:style-name="ro1">
          <table:table-cell office:value-type="float" office:value="7.79356213049856E+017">
            <text:p>779356213049856000</text:p>
          </table:table-cell>
          <table:table-cell office:value-type="string">
            <text:p>Arcanine</text:p>
          </table:table-cell>
          <table:table-cell office:value-type="string">
            <text:p>09/23/16 04:26 PM</text:p>
          </table:table-cell>
          <table:table-cell office:value-type="float" office:value="34.1149372768">
            <text:p>34.1149372768</text:p>
          </table:table-cell>
          <table:table-cell office:value-type="float" office:value="-118.0633865736">
            <text:p>-118.0633865736</text:p>
          </table:table-cell>
        </table:table-row>
        <table:table-row table:style-name="ro1">
          <table:table-cell office:value-type="float" office:value="7.79355252822647E+017">
            <text:p>779355252822647000</text:p>
          </table:table-cell>
          <table:table-cell office:value-type="string">
            <text:p>Chansey</text:p>
          </table:table-cell>
          <table:table-cell office:value-type="string">
            <text:p>09/23/16 04:22 PM</text:p>
          </table:table-cell>
          <table:table-cell office:value-type="float" office:value="34.1249483752">
            <text:p>34.1249483752</text:p>
          </table:table-cell>
          <table:table-cell office:value-type="float" office:value="-118.0591791304">
            <text:p>-118.0591791304</text:p>
          </table:table-cell>
        </table:table-row>
        <table:table-row table:style-name="ro1">
          <table:table-cell office:value-type="float" office:value="7.79353744492278E+017">
            <text:p>779353744492278000</text:p>
          </table:table-cell>
          <table:table-cell office:value-type="string">
            <text:p>Electabuzz</text:p>
          </table:table-cell>
          <table:table-cell office:value-type="string">
            <text:p>09/23/16 04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351879012655E+017">
            <text:p>779351879012655000</text:p>
          </table:table-cell>
          <table:table-cell office:value-type="string">
            <text:p>Charmeleon</text:p>
          </table:table-cell>
          <table:table-cell office:value-type="string">
            <text:p>09/23/16 04:09 PM</text:p>
          </table:table-cell>
          <table:table-cell office:value-type="float" office:value="34.1577774514">
            <text:p>34.1577774514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79350550244495E+017">
            <text:p>779350550244495000</text:p>
          </table:table-cell>
          <table:table-cell office:value-type="string">
            <text:p>Jolteon</text:p>
          </table:table-cell>
          <table:table-cell office:value-type="string">
            <text:p>09/23/16 04:03 PM</text:p>
          </table:table-cell>
          <table:table-cell office:value-type="float" office:value="34.1406472419">
            <text:p>34.1406472419</text:p>
          </table:table-cell>
          <table:table-cell office:value-type="float" office:value="-118.0148119453">
            <text:p>-118.0148119453</text:p>
          </table:table-cell>
        </table:table-row>
        <table:table-row table:style-name="ro1">
          <table:table-cell office:value-type="float" office:value="7.79349820511101E+017">
            <text:p>779349820511101000</text:p>
          </table:table-cell>
          <table:table-cell office:value-type="string">
            <text:p>Magmar</text:p>
          </table:table-cell>
          <table:table-cell office:value-type="string">
            <text:p>09/23/16 04:00 PM</text:p>
          </table:table-cell>
          <table:table-cell office:value-type="float" office:value="34.1262313418">
            <text:p>34.1262313418</text:p>
          </table:table-cell>
          <table:table-cell office:value-type="float" office:value="-118.0598194">
            <text:p>-118.0598194</text:p>
          </table:table-cell>
        </table:table-row>
        <table:table-row table:style-name="ro1">
          <table:table-cell office:value-type="float" office:value="7.79348621556724E+017">
            <text:p>779348621556724000</text:p>
          </table:table-cell>
          <table:table-cell office:value-type="string">
            <text:p>Hitmonlee</text:p>
          </table:table-cell>
          <table:table-cell office:value-type="string">
            <text:p>09/23/16 03:56 PM</text:p>
          </table:table-cell>
          <table:table-cell office:value-type="float" office:value="34.1301523999">
            <text:p>34.1301523999</text:p>
          </table:table-cell>
          <table:table-cell office:value-type="float" office:value="-118.0543312995">
            <text:p>-118.0543312995</text:p>
          </table:table-cell>
        </table:table-row>
        <table:table-row table:style-name="ro1">
          <table:table-cell office:value-type="float" office:value="7.7934860431813E+017">
            <text:p>779348604318130000</text:p>
          </table:table-cell>
          <table:table-cell office:value-type="string">
            <text:p>Ninetales</text:p>
          </table:table-cell>
          <table:table-cell office:value-type="string">
            <text:p>09/23/16 03:56 PM</text:p>
          </table:table-cell>
          <table:table-cell office:value-type="float" office:value="34.1126535167">
            <text:p>34.1126535167</text:p>
          </table:table-cell>
          <table:table-cell office:value-type="float" office:value="-118.0246926107">
            <text:p>-118.0246926107</text:p>
          </table:table-cell>
        </table:table-row>
        <table:table-row table:style-name="ro1">
          <table:table-cell office:value-type="float" office:value="7.7934736384852E+017">
            <text:p>779347363848520000</text:p>
          </table:table-cell>
          <table:table-cell office:value-type="string">
            <text:p>Tangela</text:p>
          </table:table-cell>
          <table:table-cell office:value-type="string">
            <text:p>09/23/16 03:51 P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9346552510816E+017">
            <text:p>779346552510816000</text:p>
          </table:table-cell>
          <table:table-cell office:value-type="string">
            <text:p>Golem</text:p>
          </table:table-cell>
          <table:table-cell office:value-type="string">
            <text:p>09/23/16 03:47 PM</text:p>
          </table:table-cell>
          <table:table-cell office:value-type="float" office:value="34.1396014177">
            <text:p>34.1396014177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79345350943388E+017">
            <text:p>779345350943388000</text:p>
          </table:table-cell>
          <table:table-cell office:value-type="string">
            <text:p>Jolteon</text:p>
          </table:table-cell>
          <table:table-cell office:value-type="string">
            <text:p>09/23/16 03:43 PM</text:p>
          </table:table-cell>
          <table:table-cell office:value-type="float" office:value="34.1241325238">
            <text:p>34.1241325238</text:p>
          </table:table-cell>
          <table:table-cell office:value-type="float" office:value="-118.0666792852">
            <text:p>-118.0666792852</text:p>
          </table:table-cell>
        </table:table-row>
        <table:table-row table:style-name="ro1">
          <table:table-cell office:value-type="float" office:value="7.79344548904395E+017">
            <text:p>779344548904395000</text:p>
          </table:table-cell>
          <table:table-cell office:value-type="string">
            <text:p>Arcanine</text:p>
          </table:table-cell>
          <table:table-cell office:value-type="string">
            <text:p>09/23/16 03:39 PM</text:p>
          </table:table-cell>
          <table:table-cell office:value-type="float" office:value="34.1607746485">
            <text:p>34.1607746485</text:p>
          </table:table-cell>
          <table:table-cell office:value-type="float" office:value="-118.0328345971">
            <text:p>-118.0328345971</text:p>
          </table:table-cell>
        </table:table-row>
        <table:table-row table:style-name="ro1">
          <table:table-cell office:value-type="float" office:value="7.79342915197731E+017">
            <text:p>779342915197731000</text:p>
          </table:table-cell>
          <table:table-cell office:value-type="string">
            <text:p>Clefable</text:p>
          </table:table-cell>
          <table:table-cell office:value-type="string">
            <text:p>09/23/16 03:33 PM</text:p>
          </table:table-cell>
          <table:table-cell office:value-type="float" office:value="34.1588303855">
            <text:p>34.1588303855</text:p>
          </table:table-cell>
          <table:table-cell office:value-type="float" office:value="-118.0552459948">
            <text:p>-118.0552459948</text:p>
          </table:table-cell>
        </table:table-row>
        <table:table-row table:style-name="ro1">
          <table:table-cell office:value-type="float" office:value="7.79342883396608E+017">
            <text:p>779342883396608000</text:p>
          </table:table-cell>
          <table:table-cell office:value-type="string">
            <text:p>Chansey</text:p>
          </table:table-cell>
          <table:table-cell office:value-type="string">
            <text:p>09/23/16 03:33 PM</text:p>
          </table:table-cell>
          <table:table-cell office:value-type="float" office:value="34.1143785153">
            <text:p>34.1143785153</text:p>
          </table:table-cell>
          <table:table-cell office:value-type="float" office:value="-118.0471965138">
            <text:p>-118.0471965138</text:p>
          </table:table-cell>
        </table:table-row>
        <table:table-row table:style-name="ro1">
          <table:table-cell office:value-type="float" office:value="7.79339846238085E+017">
            <text:p>779339846238085000</text:p>
          </table:table-cell>
          <table:table-cell office:value-type="string">
            <text:p>Tangela</text:p>
          </table:table-cell>
          <table:table-cell office:value-type="string">
            <text:p>09/23/16 03:21 P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9336609166569E+017">
            <text:p>779336609166569000</text:p>
          </table:table-cell>
          <table:table-cell office:value-type="string">
            <text:p>Rapidash</text:p>
          </table:table-cell>
          <table:table-cell office:value-type="string">
            <text:p>09/23/16 03:08 PM</text:p>
          </table:table-cell>
          <table:table-cell office:value-type="float" office:value="34.1277604419">
            <text:p>34.1277604419</text:p>
          </table:table-cell>
          <table:table-cell office:value-type="float" office:value="-118.0539654201">
            <text:p>-118.0539654201</text:p>
          </table:table-cell>
        </table:table-row>
        <table:table-row table:style-name="ro1">
          <table:table-cell office:value-type="float" office:value="7.79336213333316E+017">
            <text:p>779336213333316000</text:p>
          </table:table-cell>
          <table:table-cell office:value-type="string">
            <text:p>Hitmonchan</text:p>
          </table:table-cell>
          <table:table-cell office:value-type="string">
            <text:p>09/23/16 03:06 PM</text:p>
          </table:table-cell>
          <table:table-cell office:value-type="float" office:value="34.1007543619">
            <text:p>34.1007543619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933243009631E+017">
            <text:p>779332430096310000</text:p>
          </table:table-cell>
          <table:table-cell office:value-type="string">
            <text:p>Nidoking</text:p>
          </table:table-cell>
          <table:table-cell office:value-type="string">
            <text:p>09/23/16 02:51 PM</text:p>
          </table:table-cell>
          <table:table-cell office:value-type="float" office:value="34.1564475233">
            <text:p>34.1564475233</text:p>
          </table:table-cell>
          <table:table-cell office:value-type="float" office:value="-118.0490259735">
            <text:p>-118.0490259735</text:p>
          </table:table-cell>
        </table:table-row>
        <table:table-row table:style-name="ro1">
          <table:table-cell office:value-type="float" office:value="7.79331320191201E+017">
            <text:p>779331320191201000</text:p>
          </table:table-cell>
          <table:table-cell office:value-type="string">
            <text:p>Wigglytuff</text:p>
          </table:table-cell>
          <table:table-cell office:value-type="string">
            <text:p>09/23/16 02:47 PM</text:p>
          </table:table-cell>
          <table:table-cell office:value-type="float" office:value="34.1132687559">
            <text:p>34.1132687559</text:p>
          </table:table-cell>
          <table:table-cell office:value-type="float" office:value="-118.0685085429">
            <text:p>-118.0685085429</text:p>
          </table:table-cell>
        </table:table-row>
        <table:table-row table:style-name="ro1">
          <table:table-cell office:value-type="float" office:value="7.79329701005267E+017">
            <text:p>779329701005267000</text:p>
          </table:table-cell>
          <table:table-cell office:value-type="string">
            <text:p>Charmeleon</text:p>
          </table:table-cell>
          <table:table-cell office:value-type="string">
            <text:p>09/23/16 02:40 PM</text:p>
          </table:table-cell>
          <table:table-cell office:value-type="float" office:value="34.1296408108">
            <text:p>34.1296408108</text:p>
          </table:table-cell>
          <table:table-cell office:value-type="float" office:value="-118.0512213002">
            <text:p>-118.0512213002</text:p>
          </table:table-cell>
        </table:table-row>
        <table:table-row table:style-name="ro1">
          <table:table-cell office:value-type="float" office:value="7.79329419806593E+017">
            <text:p>779329419806593000</text:p>
          </table:table-cell>
          <table:table-cell office:value-type="string">
            <text:p>Exeggutor</text:p>
          </table:table-cell>
          <table:table-cell office:value-type="string">
            <text:p>09/23/16 02:39 PM</text:p>
          </table:table-cell>
          <table:table-cell office:value-type="float" office:value="34.1270834434">
            <text:p>34.1270834434</text:p>
          </table:table-cell>
          <table:table-cell office:value-type="float" office:value="-118.048934501">
            <text:p>-118.048934501</text:p>
          </table:table-cell>
        </table:table-row>
        <table:table-row table:style-name="ro1">
          <table:table-cell office:value-type="float" office:value="7.79327703996518E+017">
            <text:p>779327703996518000</text:p>
          </table:table-cell>
          <table:table-cell office:value-type="string">
            <text:p>Nidoqueen</text:p>
          </table:table-cell>
          <table:table-cell office:value-type="string">
            <text:p>09/23/16 02:32 PM</text:p>
          </table:table-cell>
          <table:table-cell office:value-type="float" office:value="34.1677905828">
            <text:p>34.1677905828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932713784517E+017">
            <text:p>779327137845170000</text:p>
          </table:table-cell>
          <table:table-cell office:value-type="string">
            <text:p>Rapidash</text:p>
          </table:table-cell>
          <table:table-cell office:value-type="string">
            <text:p>09/23/16 02:30 PM</text:p>
          </table:table-cell>
          <table:table-cell office:value-type="float" office:value="34.1454393106">
            <text:p>34.1454393106</text:p>
          </table:table-cell>
          <table:table-cell office:value-type="float" office:value="-118.0181055616">
            <text:p>-118.0181055616</text:p>
          </table:table-cell>
        </table:table-row>
        <table:table-row table:style-name="ro1">
          <table:table-cell office:value-type="float" office:value="7.79321807639679E+017">
            <text:p>779321807639679000</text:p>
          </table:table-cell>
          <table:table-cell office:value-type="string">
            <text:p>Scyther</text:p>
          </table:table-cell>
          <table:table-cell office:value-type="string">
            <text:p>09/23/16 02:09 PM</text:p>
          </table:table-cell>
          <table:table-cell office:value-type="float" office:value="34.1397925646">
            <text:p>34.1397925646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79320981059883E+017">
            <text:p>779320981059883000</text:p>
          </table:table-cell>
          <table:table-cell office:value-type="string">
            <text:p>Snorlax</text:p>
          </table:table-cell>
          <table:table-cell office:value-type="string">
            <text:p>09/23/16 02:06 PM</text:p>
          </table:table-cell>
          <table:table-cell office:value-type="float" office:value="34.100419672">
            <text:p>34.100419672</text:p>
          </table:table-cell>
          <table:table-cell office:value-type="float" office:value="-118.032377192">
            <text:p>-118.032377192</text:p>
          </table:table-cell>
        </table:table-row>
        <table:table-row table:style-name="ro1">
          <table:table-cell office:value-type="float" office:value="7.79320062381392E+017">
            <text:p>779320062381392000</text:p>
          </table:table-cell>
          <table:table-cell office:value-type="string">
            <text:p>Wigglytuff</text:p>
          </table:table-cell>
          <table:table-cell office:value-type="string">
            <text:p>09/23/16 02:02 PM</text:p>
          </table:table-cell>
          <table:table-cell office:value-type="float" office:value="34.1132687559">
            <text:p>34.1132687559</text:p>
          </table:table-cell>
          <table:table-cell office:value-type="float" office:value="-118.0685085429">
            <text:p>-118.0685085429</text:p>
          </table:table-cell>
        </table:table-row>
        <table:table-row table:style-name="ro1">
          <table:table-cell office:value-type="float" office:value="7.79319181783085E+017">
            <text:p>779319181783085000</text:p>
          </table:table-cell>
          <table:table-cell office:value-type="string">
            <text:p>Beedrill</text:p>
          </table:table-cell>
          <table:table-cell office:value-type="string">
            <text:p>09/23/16 01:59 PM</text:p>
          </table:table-cell>
          <table:table-cell office:value-type="float" office:value="34.1160773232">
            <text:p>34.1160773232</text:p>
          </table:table-cell>
          <table:table-cell office:value-type="float" office:value="-118.040976209">
            <text:p>-118.040976209</text:p>
          </table:table-cell>
        </table:table-row>
        <table:table-row table:style-name="ro1">
          <table:table-cell office:value-type="float" office:value="7.79318420672131E+017">
            <text:p>779318420672131000</text:p>
          </table:table-cell>
          <table:table-cell office:value-type="string">
            <text:p>Chansey</text:p>
          </table:table-cell>
          <table:table-cell office:value-type="string">
            <text:p>09/23/16 01:56 PM</text:p>
          </table:table-cell>
          <table:table-cell office:value-type="float" office:value="34.1399301201">
            <text:p>34.1399301201</text:p>
          </table:table-cell>
          <table:table-cell office:value-type="float" office:value="-118.023869243">
            <text:p>-118.023869243</text:p>
          </table:table-cell>
        </table:table-row>
        <table:table-row table:style-name="ro1">
          <table:table-cell office:value-type="float" office:value="7.79317397488476E+017">
            <text:p>779317397488476000</text:p>
          </table:table-cell>
          <table:table-cell office:value-type="string">
            <text:p>Magmar</text:p>
          </table:table-cell>
          <table:table-cell office:value-type="string">
            <text:p>09/23/16 01:52 PM</text:p>
          </table:table-cell>
          <table:table-cell office:value-type="float" office:value="34.1423784822">
            <text:p>34.1423784822</text:p>
          </table:table-cell>
          <table:table-cell office:value-type="float" office:value="-118.0278945601">
            <text:p>-118.0278945601</text:p>
          </table:table-cell>
        </table:table-row>
        <table:table-row table:style-name="ro1">
          <table:table-cell office:value-type="float" office:value="7.7931660471466E+017">
            <text:p>779316604714660000</text:p>
          </table:table-cell>
          <table:table-cell office:value-type="string">
            <text:p>Chansey</text:p>
          </table:table-cell>
          <table:table-cell office:value-type="string">
            <text:p>09/23/16 01:48 PM</text:p>
          </table:table-cell>
          <table:table-cell office:value-type="float" office:value="34.1573521448">
            <text:p>34.1573521448</text:p>
          </table:table-cell>
          <table:table-cell office:value-type="float" office:value="-118.040518825">
            <text:p>-118.040518825</text:p>
          </table:table-cell>
        </table:table-row>
        <table:table-row table:style-name="ro1">
          <table:table-cell office:value-type="float" office:value="7.79316011421938E+017">
            <text:p>779316011421938000</text:p>
          </table:table-cell>
          <table:table-cell office:value-type="string">
            <text:p>Scyther</text:p>
          </table:table-cell>
          <table:table-cell office:value-type="string">
            <text:p>09/23/16 01:46 PM</text:p>
          </table:table-cell>
          <table:table-cell office:value-type="float" office:value="34.1276921224">
            <text:p>34.1276921224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9314062362423E+017">
            <text:p>779314062362423000</text:p>
          </table:table-cell>
          <table:table-cell office:value-type="string">
            <text:p>Magmar</text:p>
          </table:table-cell>
          <table:table-cell office:value-type="string">
            <text:p>09/23/16 01:38 PM</text:p>
          </table:table-cell>
          <table:table-cell office:value-type="float" office:value="34.1404473313">
            <text:p>34.1404473313</text:p>
          </table:table-cell>
          <table:table-cell office:value-type="float" office:value="-118.0246926107">
            <text:p>-118.0246926107</text:p>
          </table:table-cell>
        </table:table-row>
        <table:table-row table:style-name="ro1">
          <table:table-cell office:value-type="float" office:value="7.79313982876156E+017">
            <text:p>779313982876156000</text:p>
          </table:table-cell>
          <table:table-cell office:value-type="string">
            <text:p>Butterfree</text:p>
          </table:table-cell>
          <table:table-cell office:value-type="string">
            <text:p>09/23/16 01:38 PM</text:p>
          </table:table-cell>
          <table:table-cell office:value-type="float" office:value="34.1557981639">
            <text:p>34.1557981639</text:p>
          </table:table-cell>
          <table:table-cell office:value-type="float" office:value="-118.0367682316">
            <text:p>-118.0367682316</text:p>
          </table:table-cell>
        </table:table-row>
        <table:table-row table:style-name="ro1">
          <table:table-cell office:value-type="float" office:value="7.79311253609062E+017">
            <text:p>779311253609062000</text:p>
          </table:table-cell>
          <table:table-cell office:value-type="string">
            <text:p>Nidoking</text:p>
          </table:table-cell>
          <table:table-cell office:value-type="string">
            <text:p>09/23/16 01:27 PM</text:p>
          </table:table-cell>
          <table:table-cell office:value-type="float" office:value="34.1677734012">
            <text:p>34.1677734012</text:p>
          </table:table-cell>
          <table:table-cell office:value-type="float" office:value="-118.0281690102">
            <text:p>-118.0281690102</text:p>
          </table:table-cell>
        </table:table-row>
        <table:table-row table:style-name="ro1">
          <table:table-cell office:value-type="float" office:value="7.7930696219428E+017">
            <text:p>779306962194280000</text:p>
          </table:table-cell>
          <table:table-cell office:value-type="string">
            <text:p>Kabutops</text:p>
          </table:table-cell>
          <table:table-cell office:value-type="string">
            <text:p>09/23/16 01:10 PM</text:p>
          </table:table-cell>
          <table:table-cell office:value-type="float" office:value="34.1453917129">
            <text:p>34.1453917129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9302921024311E+017">
            <text:p>779302921024311000</text:p>
          </table:table-cell>
          <table:table-cell office:value-type="string">
            <text:p>Jolteon</text:p>
          </table:table-cell>
          <table:table-cell office:value-type="string">
            <text:p>09/23/16 12:54 PM</text:p>
          </table:table-cell>
          <table:table-cell office:value-type="float" office:value="34.1223584956">
            <text:p>34.1223584956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930263661695E+017">
            <text:p>779302636616950000</text:p>
          </table:table-cell>
          <table:table-cell office:value-type="string">
            <text:p>Butterfree</text:p>
          </table:table-cell>
          <table:table-cell office:value-type="string">
            <text:p>09/23/16 12:53 PM</text:p>
          </table:table-cell>
          <table:table-cell office:value-type="float" office:value="34.1225607808">
            <text:p>34.1225607808</text:p>
          </table:table-cell>
          <table:table-cell office:value-type="float" office:value="-118.019935322">
            <text:p>-118.019935322</text:p>
          </table:table-cell>
        </table:table-row>
        <table:table-row table:style-name="ro1">
          <table:table-cell office:value-type="float" office:value="7.79298606847111E+017">
            <text:p>779298606847111000</text:p>
          </table:table-cell>
          <table:table-cell office:value-type="string">
            <text:p>Ninetales</text:p>
          </table:table-cell>
          <table:table-cell office:value-type="string">
            <text:p>09/23/16 12:37 PM</text:p>
          </table:table-cell>
          <table:table-cell office:value-type="float" office:value="34.1311351165">
            <text:p>34.1311351165</text:p>
          </table:table-cell>
          <table:table-cell office:value-type="float" office:value="-118.028992358">
            <text:p>-118.028992358</text:p>
          </table:table-cell>
        </table:table-row>
        <table:table-row table:style-name="ro1">
          <table:table-cell office:value-type="float" office:value="7.79298208669249E+017">
            <text:p>779298208669249000</text:p>
          </table:table-cell>
          <table:table-cell office:value-type="string">
            <text:p>Kingler</text:p>
          </table:table-cell>
          <table:table-cell office:value-type="string">
            <text:p>09/23/16 12:35 PM</text:p>
          </table:table-cell>
          <table:table-cell office:value-type="float" office:value="34.1218359502">
            <text:p>34.1218359502</text:p>
          </table:table-cell>
          <table:table-cell office:value-type="float" office:value="-118.0186544917">
            <text:p>-118.0186544917</text:p>
          </table:table-cell>
        </table:table-row>
        <table:table-row table:style-name="ro1">
          <table:table-cell office:value-type="float" office:value="7.79296370918167E+017">
            <text:p>779296370918167000</text:p>
          </table:table-cell>
          <table:table-cell office:value-type="string">
            <text:p>Golduck</text:p>
          </table:table-cell>
          <table:table-cell office:value-type="string">
            <text:p>09/23/16 12:28 PM</text:p>
          </table:table-cell>
          <table:table-cell office:value-type="float" office:value="34.122725937">
            <text:p>34.122725937</text:p>
          </table:table-cell>
          <table:table-cell office:value-type="float" office:value="-118.0140800222">
            <text:p>-118.0140800222</text:p>
          </table:table-cell>
        </table:table-row>
        <table:table-row table:style-name="ro1">
          <table:table-cell office:value-type="float" office:value="7.7929547267022E+017">
            <text:p>779295472670220000</text:p>
          </table:table-cell>
          <table:table-cell office:value-type="string">
            <text:p>Electabuzz</text:p>
          </table:table-cell>
          <table:table-cell office:value-type="string">
            <text:p>09/23/16 12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288461647884E+017">
            <text:p>779288461647884000</text:p>
          </table:table-cell>
          <table:table-cell office:value-type="string">
            <text:p>Chansey</text:p>
          </table:table-cell>
          <table:table-cell office:value-type="string">
            <text:p>09/23/16 11:57 AM</text:p>
          </table:table-cell>
          <table:table-cell office:value-type="float" office:value="34.1272241969">
            <text:p>34.1272241969</text:p>
          </table:table-cell>
          <table:table-cell office:value-type="float" office:value="-118.054514239">
            <text:p>-118.054514239</text:p>
          </table:table-cell>
        </table:table-row>
        <table:table-row table:style-name="ro1">
          <table:table-cell office:value-type="float" office:value="7.79287849640137E+017">
            <text:p>779287849640137000</text:p>
          </table:table-cell>
          <table:table-cell office:value-type="string">
            <text:p>Hitmonlee</text:p>
          </table:table-cell>
          <table:table-cell office:value-type="string">
            <text:p>09/23/16 11:54 AM</text:p>
          </table:table-cell>
          <table:table-cell office:value-type="float" office:value="34.1174027952">
            <text:p>34.1174027952</text:p>
          </table:table-cell>
          <table:table-cell office:value-type="float" office:value="-118.0611913984">
            <text:p>-118.0611913984</text:p>
          </table:table-cell>
        </table:table-row>
        <table:table-row table:style-name="ro1">
          <table:table-cell office:value-type="float" office:value="7.79283775708508E+017">
            <text:p>779283775708508000</text:p>
          </table:table-cell>
          <table:table-cell office:value-type="string">
            <text:p>Golem</text:p>
          </table:table-cell>
          <table:table-cell office:value-type="string">
            <text:p>09/23/16 11:38 AM</text:p>
          </table:table-cell>
          <table:table-cell office:value-type="float" office:value="34.127762133">
            <text:p>34.127762133</text:p>
          </table:table-cell>
          <table:table-cell office:value-type="float" office:value="-118.0546057086">
            <text:p>-118.0546057086</text:p>
          </table:table-cell>
        </table:table-row>
        <table:table-row table:style-name="ro1">
          <table:table-cell office:value-type="float" office:value="7.79282956829336E+017">
            <text:p>779282956829336000</text:p>
          </table:table-cell>
          <table:table-cell office:value-type="string">
            <text:p>Arcanine</text:p>
          </table:table-cell>
          <table:table-cell office:value-type="string">
            <text:p>09/23/16 11:35 AM</text:p>
          </table:table-cell>
          <table:table-cell office:value-type="float" office:value="34.1101771272">
            <text:p>34.1101771272</text:p>
          </table:table-cell>
          <table:table-cell office:value-type="float" office:value="-118.0632036434">
            <text:p>-118.0632036434</text:p>
          </table:table-cell>
        </table:table-row>
        <table:table-row table:style-name="ro1">
          <table:table-cell office:value-type="float" office:value="7.7928273335681E+017">
            <text:p>779282733356810000</text:p>
          </table:table-cell>
          <table:table-cell office:value-type="string">
            <text:p>Chansey</text:p>
          </table:table-cell>
          <table:table-cell office:value-type="string">
            <text:p>09/23/16 11:34 AM</text:p>
          </table:table-cell>
          <table:table-cell office:value-type="float" office:value="34.1529468502">
            <text:p>34.1529468502</text:p>
          </table:table-cell>
          <table:table-cell office:value-type="float" office:value="-118.0398784854">
            <text:p>-118.0398784854</text:p>
          </table:table-cell>
        </table:table-row>
        <table:table-row table:style-name="ro1">
          <table:table-cell office:value-type="float" office:value="7.79280445464719E+017">
            <text:p>779280445464719000</text:p>
          </table:table-cell>
          <table:table-cell office:value-type="string">
            <text:p>Arcanine</text:p>
          </table:table-cell>
          <table:table-cell office:value-type="string">
            <text:p>09/23/16 11:25 AM</text:p>
          </table:table-cell>
          <table:table-cell office:value-type="float" office:value="34.1409817619">
            <text:p>34.1409817619</text:p>
          </table:table-cell>
          <table:table-cell office:value-type="float" office:value="-118.0157268448">
            <text:p>-118.0157268448</text:p>
          </table:table-cell>
        </table:table-row>
        <table:table-row table:style-name="ro1">
          <table:table-cell office:value-type="float" office:value="7.79276816469008E+017">
            <text:p>779276816469008000</text:p>
          </table:table-cell>
          <table:table-cell office:value-type="string">
            <text:p>Magmar</text:p>
          </table:table-cell>
          <table:table-cell office:value-type="string">
            <text:p>09/23/16 11:10 AM</text:p>
          </table:table-cell>
          <table:table-cell office:value-type="float" office:value="34.1220698215">
            <text:p>34.1220698215</text:p>
          </table:table-cell>
          <table:table-cell office:value-type="float" office:value="-118.0653073295">
            <text:p>-118.0653073295</text:p>
          </table:table-cell>
        </table:table-row>
        <table:table-row table:style-name="ro1">
          <table:table-cell office:value-type="float" office:value="7.79275505048498E+017">
            <text:p>779275505048498000</text:p>
          </table:table-cell>
          <table:table-cell office:value-type="string">
            <text:p>Dratini</text:p>
          </table:table-cell>
          <table:table-cell office:value-type="string">
            <text:p>09/23/16 11:05 AM</text:p>
          </table:table-cell>
          <table:table-cell office:value-type="float" office:value="34.1222252341">
            <text:p>34.1222252341</text:p>
          </table:table-cell>
          <table:table-cell office:value-type="float" office:value="-118.0381404092">
            <text:p>-118.0381404092</text:p>
          </table:table-cell>
        </table:table-row>
        <table:table-row table:style-name="ro1">
          <table:table-cell office:value-type="float" office:value="7.79275249107907E+017">
            <text:p>779275249107907000</text:p>
          </table:table-cell>
          <table:table-cell office:value-type="string">
            <text:p>Flareon</text:p>
          </table:table-cell>
          <table:table-cell office:value-type="string">
            <text:p>09/23/16 11:04 AM</text:p>
          </table:table-cell>
          <table:table-cell office:value-type="float" office:value="34.1260775023">
            <text:p>34.1260775023</text:p>
          </table:table-cell>
          <table:table-cell office:value-type="float" office:value="-118.0173736521">
            <text:p>-118.0173736521</text:p>
          </table:table-cell>
        </table:table-row>
        <table:table-row table:style-name="ro1">
          <table:table-cell office:value-type="float" office:value="7.79274182353752E+017">
            <text:p>779274182353752000</text:p>
          </table:table-cell>
          <table:table-cell office:value-type="string">
            <text:p>Hypno</text:p>
          </table:table-cell>
          <table:table-cell office:value-type="string">
            <text:p>09/23/16 11:00 AM</text:p>
          </table:table-cell>
          <table:table-cell office:value-type="float" office:value="34.1161470217">
            <text:p>34.1161470217</text:p>
          </table:table-cell>
          <table:table-cell office:value-type="float" office:value="-118.0413421153">
            <text:p>-118.0413421153</text:p>
          </table:table-cell>
        </table:table-row>
        <table:table-row table:style-name="ro1">
          <table:table-cell office:value-type="float" office:value="7.79272881272344E+017">
            <text:p>779272881272344000</text:p>
          </table:table-cell>
          <table:table-cell office:value-type="string">
            <text:p>Beedrill</text:p>
          </table:table-cell>
          <table:table-cell office:value-type="string">
            <text:p>09/23/16 10:55 AM</text:p>
          </table:table-cell>
          <table:table-cell office:value-type="float" office:value="34.1510235556">
            <text:p>34.1510235556</text:p>
          </table:table-cell>
          <table:table-cell office:value-type="float" office:value="-118.0146289648">
            <text:p>-118.0146289648</text:p>
          </table:table-cell>
        </table:table-row>
        <table:table-row table:style-name="ro1">
          <table:table-cell office:value-type="float" office:value="7.79271328469615E+017">
            <text:p>779271328469615000</text:p>
          </table:table-cell>
          <table:table-cell office:value-type="string">
            <text:p>Arcanine</text:p>
          </table:table-cell>
          <table:table-cell office:value-type="string">
            <text:p>09/23/16 10:48 AM</text:p>
          </table:table-cell>
          <table:table-cell office:value-type="float" office:value="34.1161426757">
            <text:p>34.1161426757</text:p>
          </table:table-cell>
          <table:table-cell office:value-type="float" office:value="-118.0358534407">
            <text:p>-118.0358534407</text:p>
          </table:table-cell>
        </table:table-row>
        <table:table-row table:style-name="ro1">
          <table:table-cell office:value-type="float" office:value="7.79269965664748E+017">
            <text:p>779269965664748000</text:p>
          </table:table-cell>
          <table:table-cell office:value-type="string">
            <text:p>Raichu</text:p>
          </table:table-cell>
          <table:table-cell office:value-type="string">
            <text:p>09/23/16 10:43 AM</text:p>
          </table:table-cell>
          <table:table-cell office:value-type="float" office:value="34.1237433795">
            <text:p>34.1237433795</text:p>
          </table:table-cell>
          <table:table-cell office:value-type="float" office:value="-118.0368597105">
            <text:p>-118.0368597105</text:p>
          </table:table-cell>
        </table:table-row>
        <table:table-row table:style-name="ro1">
          <table:table-cell office:value-type="float" office:value="7.79269470057476E+017">
            <text:p>779269470057476000</text:p>
          </table:table-cell>
          <table:table-cell office:value-type="string">
            <text:p>Ninetales</text:p>
          </table:table-cell>
          <table:table-cell office:value-type="string">
            <text:p>09/23/16 10:41 AM</text:p>
          </table:table-cell>
          <table:table-cell office:value-type="float" office:value="34.1018498365">
            <text:p>34.1018498365</text:p>
          </table:table-cell>
          <table:table-cell office:value-type="float" office:value="-118.0398784854">
            <text:p>-118.0398784854</text:p>
          </table:table-cell>
        </table:table-row>
        <table:table-row table:style-name="ro1">
          <table:table-cell office:value-type="float" office:value="7.79269238225711E+017">
            <text:p>779269238225711000</text:p>
          </table:table-cell>
          <table:table-cell office:value-type="string">
            <text:p>Nidoqueen</text:p>
          </table:table-cell>
          <table:table-cell office:value-type="string">
            <text:p>09/23/16 10:40 AM</text:p>
          </table:table-cell>
          <table:table-cell office:value-type="float" office:value="34.1630331957">
            <text:p>34.1630331957</text:p>
          </table:table-cell>
          <table:table-cell office:value-type="float" office:value="-118.0392381435">
            <text:p>-118.0392381435</text:p>
          </table:table-cell>
        </table:table-row>
        <table:table-row table:style-name="ro1">
          <table:table-cell office:value-type="float" office:value="7.79266170457207E+017">
            <text:p>779266170457207000</text:p>
          </table:table-cell>
          <table:table-cell office:value-type="string">
            <text:p>Lickitung</text:p>
          </table:table-cell>
          <table:table-cell office:value-type="string">
            <text:p>09/23/16 10:28 AM</text:p>
          </table:table-cell>
          <table:table-cell office:value-type="float" office:value="34.122725937">
            <text:p>34.122725937</text:p>
          </table:table-cell>
          <table:table-cell office:value-type="float" office:value="-118.0140800222">
            <text:p>-118.0140800222</text:p>
          </table:table-cell>
        </table:table-row>
        <table:table-row table:style-name="ro1">
          <table:table-cell office:value-type="float" office:value="7.79266007864975E+017">
            <text:p>779266007864975000</text:p>
          </table:table-cell>
          <table:table-cell office:value-type="string">
            <text:p>Jolteon</text:p>
          </table:table-cell>
          <table:table-cell office:value-type="string">
            <text:p>09/23/16 10:27 AM</text:p>
          </table:table-cell>
          <table:table-cell office:value-type="float" office:value="34.1690628434">
            <text:p>34.1690628434</text:p>
          </table:table-cell>
          <table:table-cell office:value-type="float" office:value="-118.0313708968">
            <text:p>-118.0313708968</text:p>
          </table:table-cell>
        </table:table-row>
        <table:table-row table:style-name="ro1">
          <table:table-cell office:value-type="float" office:value="7.79265817636508E+017">
            <text:p>779265817636508000</text:p>
          </table:table-cell>
          <table:table-cell office:value-type="string">
            <text:p>Flareon</text:p>
          </table:table-cell>
          <table:table-cell office:value-type="string">
            <text:p>09/23/16 10:27 AM</text:p>
          </table:table-cell>
          <table:table-cell office:value-type="float" office:value="34.1666704694">
            <text:p>34.1666704694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264631743275E+017">
            <text:p>779264631743275000</text:p>
          </table:table-cell>
          <table:table-cell office:value-type="string">
            <text:p>Magmar</text:p>
          </table:table-cell>
          <table:table-cell office:value-type="string">
            <text:p>09/23/16 10:22 AM</text:p>
          </table:table-cell>
          <table:table-cell office:value-type="float" office:value="34.0981335837">
            <text:p>34.0981335837</text:p>
          </table:table-cell>
          <table:table-cell office:value-type="float" office:value="-118.040976209">
            <text:p>-118.040976209</text:p>
          </table:table-cell>
        </table:table-row>
        <table:table-row table:style-name="ro1">
          <table:table-cell office:value-type="float" office:value="7.79262942827061E+017">
            <text:p>779262942827061000</text:p>
          </table:table-cell>
          <table:table-cell office:value-type="string">
            <text:p>Lickitung</text:p>
          </table:table-cell>
          <table:table-cell office:value-type="string">
            <text:p>09/23/16 10:15 AM</text:p>
          </table:table-cell>
          <table:table-cell office:value-type="float" office:value="34.1079711617">
            <text:p>34.1079711617</text:p>
          </table:table-cell>
          <table:table-cell office:value-type="float" office:value="-118.0556118716">
            <text:p>-118.0556118716</text:p>
          </table:table-cell>
        </table:table-row>
        <table:table-row table:style-name="ro1">
          <table:table-cell office:value-type="float" office:value="7.79262719396499E+017">
            <text:p>779262719396499000</text:p>
          </table:table-cell>
          <table:table-cell office:value-type="string">
            <text:p>Magmar</text:p>
          </table:table-cell>
          <table:table-cell office:value-type="string">
            <text:p>09/23/16 10:14 AM</text:p>
          </table:table-cell>
          <table:table-cell office:value-type="float" office:value="34.1275021291">
            <text:p>34.1275021291</text:p>
          </table:table-cell>
          <table:table-cell office:value-type="float" office:value="-118.0601852672">
            <text:p>-118.0601852672</text:p>
          </table:table-cell>
        </table:table-row>
        <table:table-row table:style-name="ro1">
          <table:table-cell office:value-type="float" office:value="7.79259914560545E+017">
            <text:p>779259914560545000</text:p>
          </table:table-cell>
          <table:table-cell office:value-type="string">
            <text:p>Seaking</text:p>
          </table:table-cell>
          <table:table-cell office:value-type="string">
            <text:p>09/23/16 10:03 AM</text:p>
          </table:table-cell>
          <table:table-cell office:value-type="float" office:value="34.1389541197">
            <text:p>34.1389541197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79259546795553E+017">
            <text:p>779259546795553000</text:p>
          </table:table-cell>
          <table:table-cell office:value-type="string">
            <text:p>Flareon</text:p>
          </table:table-cell>
          <table:table-cell office:value-type="string">
            <text:p>09/23/16 10:02 AM</text:p>
          </table:table-cell>
          <table:table-cell office:value-type="float" office:value="34.1006405549">
            <text:p>34.1006405549</text:p>
          </table:table-cell>
          <table:table-cell office:value-type="float" office:value="-118.0373171039">
            <text:p>-118.0373171039</text:p>
          </table:table-cell>
        </table:table-row>
        <table:table-row table:style-name="ro1">
          <table:table-cell office:value-type="float" office:value="7.79258580385997E+017">
            <text:p>779258580385997000</text:p>
          </table:table-cell>
          <table:table-cell office:value-type="string">
            <text:p>Arcanine</text:p>
          </table:table-cell>
          <table:table-cell office:value-type="string">
            <text:p>09/23/16 09:58 AM</text:p>
          </table:table-cell>
          <table:table-cell office:value-type="float" office:value="34.1215901913">
            <text:p>34.1215901913</text:p>
          </table:table-cell>
          <table:table-cell office:value-type="float" office:value="-118.0701548585">
            <text:p>-118.0701548585</text:p>
          </table:table-cell>
        </table:table-row>
        <table:table-row table:style-name="ro1">
          <table:table-cell office:value-type="float" office:value="7.79256395774308E+017">
            <text:p>779256395774308000</text:p>
          </table:table-cell>
          <table:table-cell office:value-type="string">
            <text:p>Flareon</text:p>
          </table:table-cell>
          <table:table-cell office:value-type="string">
            <text:p>09/23/16 09:49 AM</text:p>
          </table:table-cell>
          <table:table-cell office:value-type="float" office:value="34.1234842451">
            <text:p>34.1234842451</text:p>
          </table:table-cell>
          <table:table-cell office:value-type="float" office:value="-118.0592705976">
            <text:p>-118.0592705976</text:p>
          </table:table-cell>
        </table:table-row>
        <table:table-row table:style-name="ro1">
          <table:table-cell office:value-type="float" office:value="7.79254060603933E+017">
            <text:p>779254060603933000</text:p>
          </table:table-cell>
          <table:table-cell office:value-type="string">
            <text:p>Ninetales</text:p>
          </table:table-cell>
          <table:table-cell office:value-type="string">
            <text:p>09/23/16 09:40 AM</text:p>
          </table:table-cell>
          <table:table-cell office:value-type="float" office:value="34.1471418288">
            <text:p>34.1471418288</text:p>
          </table:table-cell>
          <table:table-cell office:value-type="float" office:value="-118.0377744962">
            <text:p>-118.0377744962</text:p>
          </table:table-cell>
        </table:table-row>
        <table:table-row table:style-name="ro1">
          <table:table-cell office:value-type="float" office:value="7.79252319846183E+017">
            <text:p>779252319846183000</text:p>
          </table:table-cell>
          <table:table-cell office:value-type="string">
            <text:p>Golem</text:p>
          </table:table-cell>
          <table:table-cell office:value-type="string">
            <text:p>09/23/16 09:33 AM</text:p>
          </table:table-cell>
          <table:table-cell office:value-type="float" office:value="34.1588303855">
            <text:p>34.1588303855</text:p>
          </table:table-cell>
          <table:table-cell office:value-type="float" office:value="-118.0552459948">
            <text:p>-118.0552459948</text:p>
          </table:table-cell>
        </table:table-row>
        <table:table-row table:style-name="ro1">
          <table:table-cell office:value-type="float" office:value="7.79250171242689E+017">
            <text:p>779250171242689000</text:p>
          </table:table-cell>
          <table:table-cell office:value-type="string">
            <text:p>Electabuzz</text:p>
          </table:table-cell>
          <table:table-cell office:value-type="string">
            <text:p>09/23/16 09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249723509052E+017">
            <text:p>779249723509052000</text:p>
          </table:table-cell>
          <table:table-cell office:value-type="string">
            <text:p>Tangela</text:p>
          </table:table-cell>
          <table:table-cell office:value-type="string">
            <text:p>09/23/16 09:23 AM</text:p>
          </table:table-cell>
          <table:table-cell office:value-type="float" office:value="34.1410034502">
            <text:p>34.1410034502</text:p>
          </table:table-cell>
          <table:table-cell office:value-type="float" office:value="-118.0192034201">
            <text:p>-118.0192034201</text:p>
          </table:table-cell>
        </table:table-row>
        <table:table-row table:style-name="ro1">
          <table:table-cell office:value-type="float" office:value="7.7924800462039E+017">
            <text:p>779248004620390000</text:p>
          </table:table-cell>
          <table:table-cell office:value-type="string">
            <text:p>Ivysaur</text:p>
          </table:table-cell>
          <table:table-cell office:value-type="string">
            <text:p>09/23/16 09:16 AM</text:p>
          </table:table-cell>
          <table:table-cell office:value-type="float" office:value="34.1270728078">
            <text:p>34.1270728078</text:p>
          </table:table-cell>
          <table:table-cell office:value-type="float" office:value="-118.0535080697">
            <text:p>-118.0535080697</text:p>
          </table:table-cell>
        </table:table-row>
        <table:table-row table:style-name="ro1">
          <table:table-cell office:value-type="float" office:value="7.79246344091206E+017">
            <text:p>779246344091206000</text:p>
          </table:table-cell>
          <table:table-cell office:value-type="string">
            <text:p>Hitmonlee</text:p>
          </table:table-cell>
          <table:table-cell office:value-type="string">
            <text:p>09/23/16 09:09 AM</text:p>
          </table:table-cell>
          <table:table-cell office:value-type="float" office:value="34.1135375753">
            <text:p>34.1135375753</text:p>
          </table:table-cell>
          <table:table-cell office:value-type="float" office:value="-118.0619231265">
            <text:p>-118.0619231265</text:p>
          </table:table-cell>
        </table:table-row>
        <table:table-row table:style-name="ro1">
          <table:table-cell office:value-type="float" office:value="7.79245652278514E+017">
            <text:p>779245652278514000</text:p>
          </table:table-cell>
          <table:table-cell office:value-type="string">
            <text:p>Raichu</text:p>
          </table:table-cell>
          <table:table-cell office:value-type="string">
            <text:p>09/23/16 09:06 AM</text:p>
          </table:table-cell>
          <table:table-cell office:value-type="float" office:value="34.1280166874">
            <text:p>34.1280166874</text:p>
          </table:table-cell>
          <table:table-cell office:value-type="float" office:value="-118.0153608856">
            <text:p>-118.0153608856</text:p>
          </table:table-cell>
        </table:table-row>
        <table:table-row table:style-name="ro1">
          <table:table-cell office:value-type="float" office:value="7.79244985589707E+017">
            <text:p>779244985589707000</text:p>
          </table:table-cell>
          <table:table-cell office:value-type="string">
            <text:p>Butterfree</text:p>
          </table:table-cell>
          <table:table-cell office:value-type="string">
            <text:p>09/23/16 09:04 AM</text:p>
          </table:table-cell>
          <table:table-cell office:value-type="float" office:value="34.1266810087">
            <text:p>34.1266810087</text:p>
          </table:table-cell>
          <table:table-cell office:value-type="float" office:value="-118.0278945601">
            <text:p>-118.0278945601</text:p>
          </table:table-cell>
        </table:table-row>
        <table:table-row table:style-name="ro1">
          <table:table-cell office:value-type="float" office:value="7.7924308120798E+017">
            <text:p>779243081207980000</text:p>
          </table:table-cell>
          <table:table-cell office:value-type="string">
            <text:p>Snorlax</text:p>
          </table:table-cell>
          <table:table-cell office:value-type="string">
            <text:p>09/23/16 08:56 AM</text:p>
          </table:table-cell>
          <table:table-cell office:value-type="float" office:value="34.1307185845">
            <text:p>34.1307185845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9242688717607E+017">
            <text:p>779242688717607000</text:p>
          </table:table-cell>
          <table:table-cell office:value-type="string">
            <text:p>Butterfree</text:p>
          </table:table-cell>
          <table:table-cell office:value-type="string">
            <text:p>09/23/16 08:55 AM</text:p>
          </table:table-cell>
          <table:table-cell office:value-type="float" office:value="34.1275587505">
            <text:p>34.1275587505</text:p>
          </table:table-cell>
          <table:table-cell office:value-type="float" office:value="-118.0470135668">
            <text:p>-118.0470135668</text:p>
          </table:table-cell>
        </table:table-row>
        <table:table-row table:style-name="ro1">
          <table:table-cell office:value-type="float" office:value="7.7924265547348E+017">
            <text:p>779242655473480000</text:p>
          </table:table-cell>
          <table:table-cell office:value-type="string">
            <text:p>Tangela</text:p>
          </table:table-cell>
          <table:table-cell office:value-type="string">
            <text:p>09/23/16 08:55 AM</text:p>
          </table:table-cell>
          <table:table-cell office:value-type="float" office:value="34.1278852938">
            <text:p>34.1278852938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9240474909421E+017">
            <text:p>779240474909421000</text:p>
          </table:table-cell>
          <table:table-cell office:value-type="string">
            <text:p>Venusaur</text:p>
          </table:table-cell>
          <table:table-cell office:value-type="string">
            <text:p>09/23/16 08:46 AM</text:p>
          </table:table-cell>
          <table:table-cell office:value-type="float" office:value="34.1425232337">
            <text:p>34.1425232337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9240027033178E+017">
            <text:p>779240027033178000</text:p>
          </table:table-cell>
          <table:table-cell office:value-type="string">
            <text:p>Charizard</text:p>
          </table:table-cell>
          <table:table-cell office:value-type="string">
            <text:p>09/23/16 08:44 AM</text:p>
          </table:table-cell>
          <table:table-cell office:value-type="float" office:value="34.1068776875">
            <text:p>34.1068776875</text:p>
          </table:table-cell>
          <table:table-cell office:value-type="float" office:value="-118.0574412441">
            <text:p>-118.0574412441</text:p>
          </table:table-cell>
        </table:table-row>
        <table:table-row table:style-name="ro1">
          <table:table-cell office:value-type="float" office:value="7.79235256603779E+017">
            <text:p>779235256603779000</text:p>
          </table:table-cell>
          <table:table-cell office:value-type="string">
            <text:p>Flareon</text:p>
          </table:table-cell>
          <table:table-cell office:value-type="string">
            <text:p>09/23/16 08:25 AM</text:p>
          </table:table-cell>
          <table:table-cell office:value-type="float" office:value="34.1068062743">
            <text:p>34.1068062743</text:p>
          </table:table-cell>
          <table:table-cell office:value-type="float" office:value="-118.0564350915">
            <text:p>-118.0564350915</text:p>
          </table:table-cell>
        </table:table-row>
        <table:table-row table:style-name="ro1">
          <table:table-cell office:value-type="float" office:value="7.7923498136105E+017">
            <text:p>779234981361050000</text:p>
          </table:table-cell>
          <table:table-cell office:value-type="string">
            <text:p>Chansey</text:p>
          </table:table-cell>
          <table:table-cell office:value-type="string">
            <text:p>09/23/16 08:24 AM</text:p>
          </table:table-cell>
          <table:table-cell office:value-type="float" office:value="34.119585186">
            <text:p>34.119585186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79232947337507E+017">
            <text:p>779232947337507000</text:p>
          </table:table-cell>
          <table:table-cell office:value-type="string">
            <text:p>Electabuzz</text:p>
          </table:table-cell>
          <table:table-cell office:value-type="string">
            <text:p>09/23/16 08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22870500026E+017">
            <text:p>779228705000260000</text:p>
          </table:table-cell>
          <table:table-cell office:value-type="string">
            <text:p>Rapidash</text:p>
          </table:table-cell>
          <table:table-cell office:value-type="string">
            <text:p>09/23/16 07:59 AM</text:p>
          </table:table-cell>
          <table:table-cell office:value-type="float" office:value="34.1425628186">
            <text:p>34.1425628186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79227964835639E+017">
            <text:p>779227964835639000</text:p>
          </table:table-cell>
          <table:table-cell office:value-type="string">
            <text:p>Magmar</text:p>
          </table:table-cell>
          <table:table-cell office:value-type="string">
            <text:p>09/23/16 07:56 AM</text:p>
          </table:table-cell>
          <table:table-cell office:value-type="float" office:value="34.1242158247">
            <text:p>34.1242158247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9225474643825E+017">
            <text:p>779225474643825000</text:p>
          </table:table-cell>
          <table:table-cell office:value-type="string">
            <text:p>Charmeleon</text:p>
          </table:table-cell>
          <table:table-cell office:value-type="string">
            <text:p>09/23/16 07:46 AM</text:p>
          </table:table-cell>
          <table:table-cell office:value-type="float" office:value="34.157878397">
            <text:p>34.157878397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9224546935124E+017">
            <text:p>779224546935124000</text:p>
          </table:table-cell>
          <table:table-cell office:value-type="string">
            <text:p>Clefable</text:p>
          </table:table-cell>
          <table:table-cell office:value-type="string">
            <text:p>09/23/16 07:43 AM</text:p>
          </table:table-cell>
          <table:table-cell office:value-type="float" office:value="34.1596240263">
            <text:p>34.1596240263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9221382907372E+017">
            <text:p>779221382907372000</text:p>
          </table:table-cell>
          <table:table-cell office:value-type="string">
            <text:p>Scyther</text:p>
          </table:table-cell>
          <table:table-cell office:value-type="string">
            <text:p>09/23/16 07:30 AM</text:p>
          </table:table-cell>
          <table:table-cell office:value-type="float" office:value="34.0972311732">
            <text:p>34.0972311732</text:p>
          </table:table-cell>
          <table:table-cell office:value-type="float" office:value="-118.0339323644">
            <text:p>-118.0339323644</text:p>
          </table:table-cell>
        </table:table-row>
        <table:table-row table:style-name="ro1">
          <table:table-cell office:value-type="float" office:value="7.79221309733483E+017">
            <text:p>779221309733483000</text:p>
          </table:table-cell>
          <table:table-cell office:value-type="string">
            <text:p>Tangela</text:p>
          </table:table-cell>
          <table:table-cell office:value-type="string">
            <text:p>09/23/16 07:30 AM</text:p>
          </table:table-cell>
          <table:table-cell office:value-type="float" office:value="34.1622317095">
            <text:p>34.1622317095</text:p>
          </table:table-cell>
          <table:table-cell office:value-type="float" office:value="-118.0525018948">
            <text:p>-118.0525018948</text:p>
          </table:table-cell>
        </table:table-row>
        <table:table-row table:style-name="ro1">
          <table:table-cell office:value-type="float" office:value="7.79219035137249E+017">
            <text:p>779219035137249000</text:p>
          </table:table-cell>
          <table:table-cell office:value-type="string">
            <text:p>Butterfree</text:p>
          </table:table-cell>
          <table:table-cell office:value-type="string">
            <text:p>09/23/16 07:21 AM</text:p>
          </table:table-cell>
          <table:table-cell office:value-type="float" office:value="34.1183641402">
            <text:p>34.1183641402</text:p>
          </table:table-cell>
          <table:table-cell office:value-type="float" office:value="-118.0569839027">
            <text:p>-118.0569839027</text:p>
          </table:table-cell>
        </table:table-row>
        <table:table-row table:style-name="ro1">
          <table:table-cell office:value-type="float" office:value="7.79214374510612E+017">
            <text:p>779214374510612000</text:p>
          </table:table-cell>
          <table:table-cell office:value-type="string">
            <text:p>Flareon</text:p>
          </table:table-cell>
          <table:table-cell office:value-type="string">
            <text:p>09/23/16 07:02 AM</text:p>
          </table:table-cell>
          <table:table-cell office:value-type="float" office:value="34.1612116473">
            <text:p>34.1612116473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9214238858351E+017">
            <text:p>779214238858351000</text:p>
          </table:table-cell>
          <table:table-cell office:value-type="string">
            <text:p>Beedrill</text:p>
          </table:table-cell>
          <table:table-cell office:value-type="string">
            <text:p>09/23/16 07:02 AM</text:p>
          </table:table-cell>
          <table:table-cell office:value-type="float" office:value="34.1135027663">
            <text:p>34.1135027663</text:p>
          </table:table-cell>
          <table:table-cell office:value-type="float" office:value="-118.0617401948">
            <text:p>-118.0617401948</text:p>
          </table:table-cell>
        </table:table-row>
        <table:table-row table:style-name="ro1">
          <table:table-cell office:value-type="float" office:value="7.79214128569209E+017">
            <text:p>779214128569209000</text:p>
          </table:table-cell>
          <table:table-cell office:value-type="string">
            <text:p>Ivysaur</text:p>
          </table:table-cell>
          <table:table-cell office:value-type="string">
            <text:p>09/23/16 07:01 AM</text:p>
          </table:table-cell>
          <table:table-cell office:value-type="float" office:value="34.1234636524">
            <text:p>34.1234636524</text:p>
          </table:table-cell>
          <table:table-cell office:value-type="float" office:value="-118.0557948097">
            <text:p>-118.0557948097</text:p>
          </table:table-cell>
        </table:table-row>
        <table:table-row table:style-name="ro1">
          <table:table-cell office:value-type="float" office:value="7.79204872423944E+017">
            <text:p>779204872423944000</text:p>
          </table:table-cell>
          <table:table-cell office:value-type="string">
            <text:p>Electabuzz</text:p>
          </table:table-cell>
          <table:table-cell office:value-type="string">
            <text:p>09/23/16 06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204423641735E+017">
            <text:p>779204423641735000</text:p>
          </table:table-cell>
          <table:table-cell office:value-type="string">
            <text:p>Wartortle</text:p>
          </table:table-cell>
          <table:table-cell office:value-type="string">
            <text:p>09/23/16 06:23 AM</text:p>
          </table:table-cell>
          <table:table-cell office:value-type="float" office:value="34.1507519454">
            <text:p>34.1507519454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9202378033529E+017">
            <text:p>779202378033529000</text:p>
          </table:table-cell>
          <table:table-cell office:value-type="string">
            <text:p>Chansey</text:p>
          </table:table-cell>
          <table:table-cell office:value-type="string">
            <text:p>09/23/16 06:14 AM</text:p>
          </table:table-cell>
          <table:table-cell office:value-type="float" office:value="34.1468399311">
            <text:p>34.1468399311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79201848481722E+017">
            <text:p>779201848481722000</text:p>
          </table:table-cell>
          <table:table-cell office:value-type="string">
            <text:p>Raichu</text:p>
          </table:table-cell>
          <table:table-cell office:value-type="string">
            <text:p>09/23/16 06:12 AM</text:p>
          </table:table-cell>
          <table:table-cell office:value-type="float" office:value="34.1216060511">
            <text:p>34.1216060511</text:p>
          </table:table-cell>
          <table:table-cell office:value-type="float" office:value="-118.0458244065">
            <text:p>-118.0458244065</text:p>
          </table:table-cell>
        </table:table-row>
        <table:table-row table:style-name="ro1">
          <table:table-cell office:value-type="float" office:value="7.79201351775466E+017">
            <text:p>779201351775466000</text:p>
          </table:table-cell>
          <table:table-cell office:value-type="string">
            <text:p>Nidoqueen</text:p>
          </table:table-cell>
          <table:table-cell office:value-type="string">
            <text:p>09/23/16 06:10 AM</text:p>
          </table:table-cell>
          <table:table-cell office:value-type="float" office:value="34.1261827113">
            <text:p>34.1261827113</text:p>
          </table:table-cell>
          <table:table-cell office:value-type="float" office:value="-118.0143544937">
            <text:p>-118.0143544937</text:p>
          </table:table-cell>
        </table:table-row>
        <table:table-row table:style-name="ro1">
          <table:table-cell office:value-type="float" office:value="7.79199572442689E+017">
            <text:p>779199572442689000</text:p>
          </table:table-cell>
          <table:table-cell office:value-type="string">
            <text:p>Arcanine</text:p>
          </table:table-cell>
          <table:table-cell office:value-type="string">
            <text:p>09/23/16 06:03 AM</text:p>
          </table:table-cell>
          <table:table-cell office:value-type="float" office:value="34.125833752">
            <text:p>34.125833752</text:p>
          </table:table-cell>
          <table:table-cell office:value-type="float" office:value="-118.0316453415">
            <text:p>-118.0316453415</text:p>
          </table:table-cell>
        </table:table-row>
        <table:table-row table:style-name="ro1">
          <table:table-cell office:value-type="float" office:value="7.79197520370999E+017">
            <text:p>779197520370999000</text:p>
          </table:table-cell>
          <table:table-cell office:value-type="string">
            <text:p>Chansey</text:p>
          </table:table-cell>
          <table:table-cell office:value-type="string">
            <text:p>09/23/16 05:55 AM</text:p>
          </table:table-cell>
          <table:table-cell office:value-type="float" office:value="34.1086622196">
            <text:p>34.1086622196</text:p>
          </table:table-cell>
          <table:table-cell office:value-type="float" office:value="-118.0256074593">
            <text:p>-118.0256074593</text:p>
          </table:table-cell>
        </table:table-row>
        <table:table-row table:style-name="ro1">
          <table:table-cell office:value-type="float" office:value="7.79195664873853E+017">
            <text:p>779195664873853000</text:p>
          </table:table-cell>
          <table:table-cell office:value-type="string">
            <text:p>Snorlax</text:p>
          </table:table-cell>
          <table:table-cell office:value-type="string">
            <text:p>09/23/16 05:48 AM</text:p>
          </table:table-cell>
          <table:table-cell office:value-type="float" office:value="34.115951976">
            <text:p>34.115951976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79193026086265E+017">
            <text:p>779193026086265000</text:p>
          </table:table-cell>
          <table:table-cell office:value-type="string">
            <text:p>Tangela</text:p>
          </table:table-cell>
          <table:table-cell office:value-type="string">
            <text:p>09/23/16 05:37 AM</text:p>
          </table:table-cell>
          <table:table-cell office:value-type="float" office:value="34.104932512">
            <text:p>34.104932512</text:p>
          </table:table-cell>
          <table:table-cell office:value-type="float" office:value="-118.0335664427">
            <text:p>-118.0335664427</text:p>
          </table:table-cell>
        </table:table-row>
        <table:table-row table:style-name="ro1">
          <table:table-cell office:value-type="float" office:value="7.79192763275288E+017">
            <text:p>779192763275288000</text:p>
          </table:table-cell>
          <table:table-cell office:value-type="string">
            <text:p>Magmar</text:p>
          </table:table-cell>
          <table:table-cell office:value-type="string">
            <text:p>09/23/16 05:36 AM</text:p>
          </table:table-cell>
          <table:table-cell office:value-type="float" office:value="34.1222339091">
            <text:p>34.1222339091</text:p>
          </table:table-cell>
          <table:table-cell office:value-type="float" office:value="-118.0215820902">
            <text:p>-118.0215820902</text:p>
          </table:table-cell>
        </table:table-row>
        <table:table-row table:style-name="ro1">
          <table:table-cell office:value-type="float" office:value="7.79192019268743E+017">
            <text:p>779192019268743000</text:p>
          </table:table-cell>
          <table:table-cell office:value-type="string">
            <text:p>Rapidash</text:p>
          </table:table-cell>
          <table:table-cell office:value-type="string">
            <text:p>09/23/16 05:33 AM</text:p>
          </table:table-cell>
          <table:table-cell office:value-type="float" office:value="34.1394355296">
            <text:p>34.1394355296</text:p>
          </table:table-cell>
          <table:table-cell office:value-type="float" office:value="-118.0151779056">
            <text:p>-118.0151779056</text:p>
          </table:table-cell>
        </table:table-row>
        <table:table-row table:style-name="ro1">
          <table:table-cell office:value-type="float" office:value="7.7919166747143E+017">
            <text:p>779191667471430000</text:p>
          </table:table-cell>
          <table:table-cell office:value-type="string">
            <text:p>Arcanine</text:p>
          </table:table-cell>
          <table:table-cell office:value-type="string">
            <text:p>09/23/16 05:32 AM</text:p>
          </table:table-cell>
          <table:table-cell office:value-type="float" office:value="34.1240938574">
            <text:p>34.1240938574</text:p>
          </table:table-cell>
          <table:table-cell office:value-type="float" office:value="-118.0561606853">
            <text:p>-118.0561606853</text:p>
          </table:table-cell>
        </table:table-row>
        <table:table-row table:style-name="ro1">
          <table:table-cell office:value-type="float" office:value="7.79191449950655E+017">
            <text:p>779191449950655000</text:p>
          </table:table-cell>
          <table:table-cell office:value-type="string">
            <text:p>Arcanine</text:p>
          </table:table-cell>
          <table:table-cell office:value-type="string">
            <text:p>09/23/16 05:31 AM</text:p>
          </table:table-cell>
          <table:table-cell office:value-type="float" office:value="34.1043520946">
            <text:p>34.1043520946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9191164901569E+017">
            <text:p>779191164901569000</text:p>
          </table:table-cell>
          <table:table-cell office:value-type="string">
            <text:p>Charmeleon</text:p>
          </table:table-cell>
          <table:table-cell office:value-type="string">
            <text:p>09/23/16 05:30 AM</text:p>
          </table:table-cell>
          <table:table-cell office:value-type="float" office:value="34.1404748017">
            <text:p>34.1404748017</text:p>
          </table:table-cell>
          <table:table-cell office:value-type="float" office:value="-118.0145374745">
            <text:p>-118.0145374745</text:p>
          </table:table-cell>
        </table:table-row>
        <table:table-row table:style-name="ro1">
          <table:table-cell office:value-type="float" office:value="7.79189774179443E+017">
            <text:p>779189774179443000</text:p>
          </table:table-cell>
          <table:table-cell office:value-type="string">
            <text:p>Electabuzz</text:p>
          </table:table-cell>
          <table:table-cell office:value-type="string">
            <text:p>09/23/16 05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185873678066E+017">
            <text:p>779185873678066000</text:p>
          </table:table-cell>
          <table:table-cell office:value-type="string">
            <text:p>Flareon</text:p>
          </table:table-cell>
          <table:table-cell office:value-type="string">
            <text:p>09/23/16 05:09 AM</text:p>
          </table:table-cell>
          <table:table-cell office:value-type="float" office:value="34.1647933953">
            <text:p>34.1647933953</text:p>
          </table:table-cell>
          <table:table-cell office:value-type="float" office:value="-118.0525018948">
            <text:p>-118.0525018948</text:p>
          </table:table-cell>
        </table:table-row>
        <table:table-row table:style-name="ro1">
          <table:table-cell office:value-type="float" office:value="7.79180994096017E+017">
            <text:p>779180994096017000</text:p>
          </table:table-cell>
          <table:table-cell office:value-type="string">
            <text:p>Magmar</text:p>
          </table:table-cell>
          <table:table-cell office:value-type="string">
            <text:p>09/23/16 04:50 AM</text:p>
          </table:table-cell>
          <table:table-cell office:value-type="float" office:value="34.150811512">
            <text:p>34.150811512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7918016113247E+017">
            <text:p>779180161132470000</text:p>
          </table:table-cell>
          <table:table-cell office:value-type="string">
            <text:p>Arcanine</text:p>
          </table:table-cell>
          <table:table-cell office:value-type="string">
            <text:p>09/23/16 04:46 AM</text:p>
          </table:table-cell>
          <table:table-cell office:value-type="float" office:value="34.1406575931">
            <text:p>34.1406575931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79177687872967E+017">
            <text:p>779177687872967000</text:p>
          </table:table-cell>
          <table:table-cell office:value-type="string">
            <text:p>Snorlax</text:p>
          </table:table-cell>
          <table:table-cell office:value-type="string">
            <text:p>09/23/16 04:36 AM</text:p>
          </table:table-cell>
          <table:table-cell office:value-type="float" office:value="34.1127509917">
            <text:p>34.1127509917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79176400930517E+017">
            <text:p>779176400930517000</text:p>
          </table:table-cell>
          <table:table-cell office:value-type="string">
            <text:p>Rapidash</text:p>
          </table:table-cell>
          <table:table-cell office:value-type="string">
            <text:p>09/23/16 04:31 AM</text:p>
          </table:table-cell>
          <table:table-cell office:value-type="float" office:value="34.1604162135">
            <text:p>34.1604162135</text:p>
          </table:table-cell>
          <table:table-cell office:value-type="float" office:value="-118.0271626911">
            <text:p>-118.0271626911</text:p>
          </table:table-cell>
        </table:table-row>
        <table:table-row table:style-name="ro1">
          <table:table-cell office:value-type="float" office:value="7.79176105982833E+017">
            <text:p>779176105982833000</text:p>
          </table:table-cell>
          <table:table-cell office:value-type="string">
            <text:p>Jolteon</text:p>
          </table:table-cell>
          <table:table-cell office:value-type="string">
            <text:p>09/23/16 04:30 AM</text:p>
          </table:table-cell>
          <table:table-cell office:value-type="float" office:value="34.1406722931">
            <text:p>34.1406722931</text:p>
          </table:table-cell>
          <table:table-cell office:value-type="float" office:value="-118.0273456586">
            <text:p>-118.0273456586</text:p>
          </table:table-cell>
        </table:table-row>
        <table:table-row table:style-name="ro1">
          <table:table-cell office:value-type="float" office:value="7.79172347454468E+017">
            <text:p>779172347454468000</text:p>
          </table:table-cell>
          <table:table-cell office:value-type="string">
            <text:p>Flareon</text:p>
          </table:table-cell>
          <table:table-cell office:value-type="string">
            <text:p>09/23/16 04:15 AM</text:p>
          </table:table-cell>
          <table:table-cell office:value-type="float" office:value="34.1079711617">
            <text:p>34.1079711617</text:p>
          </table:table-cell>
          <table:table-cell office:value-type="float" office:value="-118.0556118716">
            <text:p>-118.0556118716</text:p>
          </table:table-cell>
        </table:table-row>
        <table:table-row table:style-name="ro1">
          <table:table-cell office:value-type="float" office:value="7.79170188566463E+017">
            <text:p>779170188566463000</text:p>
          </table:table-cell>
          <table:table-cell office:value-type="string">
            <text:p>Chansey</text:p>
          </table:table-cell>
          <table:table-cell office:value-type="string">
            <text:p>09/23/16 04:07 AM</text:p>
          </table:table-cell>
          <table:table-cell office:value-type="float" office:value="34.121773106">
            <text:p>34.121773106</text:p>
          </table:table-cell>
          <table:table-cell office:value-type="float" office:value="-118.0441778638">
            <text:p>-118.0441778638</text:p>
          </table:table-cell>
        </table:table-row>
        <table:table-row table:style-name="ro1">
          <table:table-cell office:value-type="float" office:value="7.79169984354263E+017">
            <text:p>779169984354263000</text:p>
          </table:table-cell>
          <table:table-cell office:value-type="string">
            <text:p>Wigglytuff</text:p>
          </table:table-cell>
          <table:table-cell office:value-type="string">
            <text:p>09/23/16 04:06 AM</text:p>
          </table:table-cell>
          <table:table-cell office:value-type="float" office:value="34.100419672">
            <text:p>34.100419672</text:p>
          </table:table-cell>
          <table:table-cell office:value-type="float" office:value="-118.032377192">
            <text:p>-118.032377192</text:p>
          </table:table-cell>
        </table:table-row>
        <table:table-row table:style-name="ro1">
          <table:table-cell office:value-type="float" office:value="7.79162471974052E+017">
            <text:p>779162471974052000</text:p>
          </table:table-cell>
          <table:table-cell office:value-type="string">
            <text:p>Nidoqueen</text:p>
          </table:table-cell>
          <table:table-cell office:value-type="string">
            <text:p>09/23/16 03:36 AM</text:p>
          </table:table-cell>
          <table:table-cell office:value-type="float" office:value="34.1626440845">
            <text:p>34.1626440845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79161538825294E+017">
            <text:p>779161538825294000</text:p>
          </table:table-cell>
          <table:table-cell office:value-type="string">
            <text:p>Chansey</text:p>
          </table:table-cell>
          <table:table-cell office:value-type="string">
            <text:p>09/23/16 03:32 AM</text:p>
          </table:table-cell>
          <table:table-cell office:value-type="float" office:value="34.0981788209">
            <text:p>34.0981788209</text:p>
          </table:table-cell>
          <table:table-cell office:value-type="float" office:value="-118.0407932555">
            <text:p>-118.0407932555</text:p>
          </table:table-cell>
        </table:table-row>
        <table:table-row table:style-name="ro1">
          <table:table-cell office:value-type="float" office:value="7.79159812416217E+017">
            <text:p>779159812416217000</text:p>
          </table:table-cell>
          <table:table-cell office:value-type="string">
            <text:p>Magmar</text:p>
          </table:table-cell>
          <table:table-cell office:value-type="string">
            <text:p>09/23/16 03:25 AM</text:p>
          </table:table-cell>
          <table:table-cell office:value-type="float" office:value="34.1511940022">
            <text:p>34.1511940022</text:p>
          </table:table-cell>
          <table:table-cell office:value-type="float" office:value="-118.0262478505">
            <text:p>-118.0262478505</text:p>
          </table:table-cell>
        </table:table-row>
        <table:table-row table:style-name="ro1">
          <table:table-cell office:value-type="float" office:value="7.79159126043537E+017">
            <text:p>779159126043537000</text:p>
          </table:table-cell>
          <table:table-cell office:value-type="string">
            <text:p>Arcanine</text:p>
          </table:table-cell>
          <table:table-cell office:value-type="string">
            <text:p>09/23/16 03:23 AM</text:p>
          </table:table-cell>
          <table:table-cell office:value-type="float" office:value="34.1101198035">
            <text:p>34.1101198035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9158231734026E+017">
            <text:p>779158231734026000</text:p>
          </table:table-cell>
          <table:table-cell office:value-type="string">
            <text:p>Rapidash</text:p>
          </table:table-cell>
          <table:table-cell office:value-type="string">
            <text:p>09/23/16 03:19 AM</text:p>
          </table:table-cell>
          <table:table-cell office:value-type="float" office:value="34.148477633">
            <text:p>34.148477633</text:p>
          </table:table-cell>
          <table:table-cell office:value-type="float" office:value="-118.0203927591">
            <text:p>-118.0203927591</text:p>
          </table:table-cell>
        </table:table-row>
        <table:table-row table:style-name="ro1">
          <table:table-cell office:value-type="float" office:value="7.79157449789936E+017">
            <text:p>779157449789936000</text:p>
          </table:table-cell>
          <table:table-cell office:value-type="string">
            <text:p>Electabuzz</text:p>
          </table:table-cell>
          <table:table-cell office:value-type="string">
            <text:p>09/23/16 03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157022436536E+017">
            <text:p>779157022436536000</text:p>
          </table:table-cell>
          <table:table-cell office:value-type="string">
            <text:p>Charmeleon</text:p>
          </table:table-cell>
          <table:table-cell office:value-type="string">
            <text:p>09/23/16 03:14 AM</text:p>
          </table:table-cell>
          <table:table-cell office:value-type="float" office:value="34.1275021291">
            <text:p>34.1275021291</text:p>
          </table:table-cell>
          <table:table-cell office:value-type="float" office:value="-118.0601852672">
            <text:p>-118.0601852672</text:p>
          </table:table-cell>
        </table:table-row>
        <table:table-row table:style-name="ro1">
          <table:table-cell office:value-type="float" office:value="7.79156287313412E+017">
            <text:p>779156287313412000</text:p>
          </table:table-cell>
          <table:table-cell office:value-type="string">
            <text:p>Arcanine</text:p>
          </table:table-cell>
          <table:table-cell office:value-type="string">
            <text:p>09/23/16 03:11 AM</text:p>
          </table:table-cell>
          <table:table-cell office:value-type="float" office:value="34.1472061889">
            <text:p>34.1472061889</text:p>
          </table:table-cell>
          <table:table-cell office:value-type="float" office:value="-118.0320112672">
            <text:p>-118.0320112672</text:p>
          </table:table-cell>
        </table:table-row>
        <table:table-row table:style-name="ro1">
          <table:table-cell office:value-type="float" office:value="7.79154314400899E+017">
            <text:p>779154314400899000</text:p>
          </table:table-cell>
          <table:table-cell office:value-type="string">
            <text:p>Magmar</text:p>
          </table:table-cell>
          <table:table-cell office:value-type="string">
            <text:p>09/23/16 03:03 AM</text:p>
          </table:table-cell>
          <table:table-cell office:value-type="float" office:value="34.1228259441">
            <text:p>34.1228259441</text:p>
          </table:table-cell>
          <table:table-cell office:value-type="float" office:value="-118.0612828646">
            <text:p>-118.0612828646</text:p>
          </table:table-cell>
        </table:table-row>
        <table:table-row table:style-name="ro1">
          <table:table-cell office:value-type="float" office:value="7.79152434543198E+017">
            <text:p>779152434543198000</text:p>
          </table:table-cell>
          <table:table-cell office:value-type="string">
            <text:p>Nidoqueen</text:p>
          </table:table-cell>
          <table:table-cell office:value-type="string">
            <text:p>09/23/16 02:56 AM</text:p>
          </table:table-cell>
          <table:table-cell office:value-type="float" office:value="34.1632498694">
            <text:p>34.1632498694</text:p>
          </table:table-cell>
          <table:table-cell office:value-type="float" office:value="-118.0260648818">
            <text:p>-118.0260648818</text:p>
          </table:table-cell>
        </table:table-row>
        <table:table-row table:style-name="ro1">
          <table:table-cell office:value-type="float" office:value="7.79152082595E+017">
            <text:p>779152082595000000</text:p>
          </table:table-cell>
          <table:table-cell office:value-type="string">
            <text:p>Golduck</text:p>
          </table:table-cell>
          <table:table-cell office:value-type="string">
            <text:p>09/23/16 02:55 AM</text:p>
          </table:table-cell>
          <table:table-cell office:value-type="float" office:value="34.1668848284">
            <text:p>34.1668848284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79151535653605E+017">
            <text:p>779151535653605000</text:p>
          </table:table-cell>
          <table:table-cell office:value-type="string">
            <text:p>Raichu</text:p>
          </table:table-cell>
          <table:table-cell office:value-type="string">
            <text:p>09/23/16 02:52 AM</text:p>
          </table:table-cell>
          <table:table-cell office:value-type="float" office:value="34.1127744222">
            <text:p>34.1127744222</text:p>
          </table:table-cell>
          <table:table-cell office:value-type="float" office:value="-118.0675939164">
            <text:p>-118.0675939164</text:p>
          </table:table-cell>
        </table:table-row>
        <table:table-row table:style-name="ro1">
          <table:table-cell office:value-type="float" office:value="7.79147377605083E+017">
            <text:p>779147377605083000</text:p>
          </table:table-cell>
          <table:table-cell office:value-type="string">
            <text:p>Ivysaur</text:p>
          </table:table-cell>
          <table:table-cell office:value-type="string">
            <text:p>09/23/16 02:36 AM</text:p>
          </table:table-cell>
          <table:table-cell office:value-type="float" office:value="34.1160418443">
            <text:p>34.1160418443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9146774027964E+017">
            <text:p>779146774027964000</text:p>
          </table:table-cell>
          <table:table-cell office:value-type="string">
            <text:p>Magmar</text:p>
          </table:table-cell>
          <table:table-cell office:value-type="string">
            <text:p>09/23/16 02:34 AM</text:p>
          </table:table-cell>
          <table:table-cell office:value-type="float" office:value="34.1399582658">
            <text:p>34.1399582658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9146365741838E+017">
            <text:p>779146365741838000</text:p>
          </table:table-cell>
          <table:table-cell office:value-type="string">
            <text:p>Jolteon</text:p>
          </table:table-cell>
          <table:table-cell office:value-type="string">
            <text:p>09/23/16 02:32 AM</text:p>
          </table:table-cell>
          <table:table-cell office:value-type="float" office:value="34.1209890123">
            <text:p>34.1209890123</text:p>
          </table:table-cell>
          <table:table-cell office:value-type="float" office:value="-118.0632036434">
            <text:p>-118.0632036434</text:p>
          </table:table-cell>
        </table:table-row>
        <table:table-row table:style-name="ro1">
          <table:table-cell office:value-type="float" office:value="7.7914617928824E+017">
            <text:p>779146179288240000</text:p>
          </table:table-cell>
          <table:table-cell office:value-type="string">
            <text:p>Butterfree</text:p>
          </table:table-cell>
          <table:table-cell office:value-type="string">
            <text:p>09/23/16 02:31 AM</text:p>
          </table:table-cell>
          <table:table-cell office:value-type="float" office:value="34.1215283306">
            <text:p>34.1215283306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9146039517249E+017">
            <text:p>779146039517249000</text:p>
          </table:table-cell>
          <table:table-cell office:value-type="string">
            <text:p>Charmeleon</text:p>
          </table:table-cell>
          <table:table-cell office:value-type="string">
            <text:p>09/23/16 02:31 AM</text:p>
          </table:table-cell>
          <table:table-cell office:value-type="float" office:value="34.1267206542">
            <text:p>34.1267206542</text:p>
          </table:table-cell>
          <table:table-cell office:value-type="float" office:value="-118.058813261">
            <text:p>-118.058813261</text:p>
          </table:table-cell>
        </table:table-row>
        <table:table-row table:style-name="ro1">
          <table:table-cell office:value-type="float" office:value="7.79143853949399E+017">
            <text:p>779143853949399000</text:p>
          </table:table-cell>
          <table:table-cell office:value-type="string">
            <text:p>Snorlax</text:p>
          </table:table-cell>
          <table:table-cell office:value-type="string">
            <text:p>09/23/16 02:22 AM</text:p>
          </table:table-cell>
          <table:table-cell office:value-type="float" office:value="34.1446383629">
            <text:p>34.1446383629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79143278901891E+017">
            <text:p>779143278901891000</text:p>
          </table:table-cell>
          <table:table-cell office:value-type="string">
            <text:p>Magmar</text:p>
          </table:table-cell>
          <table:table-cell office:value-type="string">
            <text:p>09/23/16 02:20 AM</text:p>
          </table:table-cell>
          <table:table-cell office:value-type="float" office:value="34.1667343174">
            <text:p>34.1667343174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9141869066347E+017">
            <text:p>779141869066347000</text:p>
          </table:table-cell>
          <table:table-cell office:value-type="string">
            <text:p>Beedrill</text:p>
          </table:table-cell>
          <table:table-cell office:value-type="string">
            <text:p>09/23/16 02:14 AM</text:p>
          </table:table-cell>
          <table:table-cell office:value-type="float" office:value="34.1160843131">
            <text:p>34.1160843131</text:p>
          </table:table-cell>
          <table:table-cell office:value-type="float" office:value="-118.03155386">
            <text:p>-118.03155386</text:p>
          </table:table-cell>
        </table:table-row>
        <table:table-row table:style-name="ro1">
          <table:table-cell office:value-type="float" office:value="7.79140192804274E+017">
            <text:p>779140192804274000</text:p>
          </table:table-cell>
          <table:table-cell office:value-type="string">
            <text:p>Dragonite</text:p>
          </table:table-cell>
          <table:table-cell office:value-type="string">
            <text:p>09/23/16 02:07 AM</text:p>
          </table:table-cell>
          <table:table-cell office:value-type="float" office:value="34.1511302459">
            <text:p>34.1511302459</text:p>
          </table:table-cell>
          <table:table-cell office:value-type="float" office:value="-118.0494833355">
            <text:p>-118.0494833355</text:p>
          </table:table-cell>
        </table:table-row>
        <table:table-row table:style-name="ro1">
          <table:table-cell office:value-type="float" office:value="7.79138393431155E+017">
            <text:p>779138393431155000</text:p>
          </table:table-cell>
          <table:table-cell office:value-type="string">
            <text:p>Machamp</text:p>
          </table:table-cell>
          <table:table-cell office:value-type="string">
            <text:p>09/23/16 02:00 AM</text:p>
          </table:table-cell>
          <table:table-cell office:value-type="float" office:value="34.1250222815">
            <text:p>34.1250222815</text:p>
          </table:table-cell>
          <table:table-cell office:value-type="float" office:value="-118.0656731854">
            <text:p>-118.0656731854</text:p>
          </table:table-cell>
        </table:table-row>
        <table:table-row table:style-name="ro1">
          <table:table-cell office:value-type="float" office:value="7.7913712427672E+017">
            <text:p>779137124276720000</text:p>
          </table:table-cell>
          <table:table-cell office:value-type="string">
            <text:p>Snorlax</text:p>
          </table:table-cell>
          <table:table-cell office:value-type="string">
            <text:p>09/23/16 01:55 AM</text:p>
          </table:table-cell>
          <table:table-cell office:value-type="float" office:value="34.1086622196">
            <text:p>34.1086622196</text:p>
          </table:table-cell>
          <table:table-cell office:value-type="float" office:value="-118.0256074593">
            <text:p>-118.0256074593</text:p>
          </table:table-cell>
        </table:table-row>
        <table:table-row table:style-name="ro1">
          <table:table-cell office:value-type="float" office:value="7.79137044710699E+017">
            <text:p>779137044710699000</text:p>
          </table:table-cell>
          <table:table-cell office:value-type="string">
            <text:p>Arcanine</text:p>
          </table:table-cell>
          <table:table-cell office:value-type="string">
            <text:p>09/23/16 01:55 AM</text:p>
          </table:table-cell>
          <table:table-cell office:value-type="float" office:value="34.1574293275">
            <text:p>34.1574293275</text:p>
          </table:table-cell>
          <table:table-cell office:value-type="float" office:value="-118.0308220061">
            <text:p>-118.0308220061</text:p>
          </table:table-cell>
        </table:table-row>
        <table:table-row table:style-name="ro1">
          <table:table-cell office:value-type="float" office:value="7.79135266640408E+017">
            <text:p>779135266640408000</text:p>
          </table:table-cell>
          <table:table-cell office:value-type="string">
            <text:p>Magmar</text:p>
          </table:table-cell>
          <table:table-cell office:value-type="string">
            <text:p>09/23/16 01:48 AM</text:p>
          </table:table-cell>
          <table:table-cell office:value-type="float" office:value="34.115951976">
            <text:p>34.115951976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79134719426343E+017">
            <text:p>779134719426343000</text:p>
          </table:table-cell>
          <table:table-cell office:value-type="string">
            <text:p>Chansey</text:p>
          </table:table-cell>
          <table:table-cell office:value-type="string">
            <text:p>09/23/16 01:46 AM</text:p>
          </table:table-cell>
          <table:table-cell office:value-type="float" office:value="34.1601652578">
            <text:p>34.1601652578</text:p>
          </table:table-cell>
          <table:table-cell office:value-type="float" office:value="-118.03594492">
            <text:p>-118.03594492</text:p>
          </table:table-cell>
        </table:table-row>
        <table:table-row table:style-name="ro1">
          <table:table-cell office:value-type="float" office:value="7.79133991743922E+017">
            <text:p>779133991743922000</text:p>
          </table:table-cell>
          <table:table-cell office:value-type="string">
            <text:p>Kingler</text:p>
          </table:table-cell>
          <table:table-cell office:value-type="string">
            <text:p>09/23/16 01:43 AM</text:p>
          </table:table-cell>
          <table:table-cell office:value-type="float" office:value="34.1130989896">
            <text:p>34.1130989896</text:p>
          </table:table-cell>
          <table:table-cell office:value-type="float" office:value="-118.0520445406">
            <text:p>-118.0520445406</text:p>
          </table:table-cell>
        </table:table-row>
        <table:table-row table:style-name="ro1">
          <table:table-cell office:value-type="float" office:value="7.79133851234734E+017">
            <text:p>779133851234734000</text:p>
          </table:table-cell>
          <table:table-cell office:value-type="string">
            <text:p>Ivysaur</text:p>
          </table:table-cell>
          <table:table-cell office:value-type="string">
            <text:p>09/23/16 01:42 AM</text:p>
          </table:table-cell>
          <table:table-cell office:value-type="float" office:value="34.1268673652">
            <text:p>34.1268673652</text:p>
          </table:table-cell>
          <table:table-cell office:value-type="float" office:value="-118.05369101">
            <text:p>-118.05369101</text:p>
          </table:table-cell>
        </table:table-row>
        <table:table-row table:style-name="ro1">
          <table:table-cell office:value-type="float" office:value="7.79133828631634E+017">
            <text:p>779133828631634000</text:p>
          </table:table-cell>
          <table:table-cell office:value-type="string">
            <text:p>Golem</text:p>
          </table:table-cell>
          <table:table-cell office:value-type="string">
            <text:p>09/23/16 01:42 AM</text:p>
          </table:table-cell>
          <table:table-cell office:value-type="float" office:value="34.1227751259">
            <text:p>34.1227751259</text:p>
          </table:table-cell>
          <table:table-cell office:value-type="float" office:value="-118.0637524335">
            <text:p>-118.0637524335</text:p>
          </table:table-cell>
        </table:table-row>
        <table:table-row table:style-name="ro1">
          <table:table-cell office:value-type="float" office:value="7.79133385935499E+017">
            <text:p>779133385935499000</text:p>
          </table:table-cell>
          <table:table-cell office:value-type="string">
            <text:p>Arcanine</text:p>
          </table:table-cell>
          <table:table-cell office:value-type="string">
            <text:p>09/23/16 01:40 AM</text:p>
          </table:table-cell>
          <table:table-cell office:value-type="float" office:value="34.1271998646">
            <text:p>34.1271998646</text:p>
          </table:table-cell>
          <table:table-cell office:value-type="float" office:value="-118.0539654201">
            <text:p>-118.0539654201</text:p>
          </table:table-cell>
        </table:table-row>
        <table:table-row table:style-name="ro1">
          <table:table-cell office:value-type="float" office:value="7.79132221705691E+017">
            <text:p>779132221705691000</text:p>
          </table:table-cell>
          <table:table-cell office:value-type="string">
            <text:p>Clefable</text:p>
          </table:table-cell>
          <table:table-cell office:value-type="string">
            <text:p>09/23/16 01:36 AM</text:p>
          </table:table-cell>
          <table:table-cell office:value-type="float" office:value="34.1603256513">
            <text:p>34.1603256513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9131880188674E+017">
            <text:p>779131880188674000</text:p>
          </table:table-cell>
          <table:table-cell office:value-type="string">
            <text:p>Kingler</text:p>
          </table:table-cell>
          <table:table-cell office:value-type="string">
            <text:p>09/23/16 01:34 AM</text:p>
          </table:table-cell>
          <table:table-cell office:value-type="float" office:value="34.1378290641">
            <text:p>34.1378290641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9130763098792E+017">
            <text:p>779130763098792000</text:p>
          </table:table-cell>
          <table:table-cell office:value-type="string">
            <text:p>Rapidash</text:p>
          </table:table-cell>
          <table:table-cell office:value-type="string">
            <text:p>09/23/16 01:30 AM</text:p>
          </table:table-cell>
          <table:table-cell office:value-type="float" office:value="34.1238520979">
            <text:p>34.1238520979</text:p>
          </table:table-cell>
          <table:table-cell office:value-type="float" office:value="-118.0513127715">
            <text:p>-118.0513127715</text:p>
          </table:table-cell>
        </table:table-row>
        <table:table-row table:style-name="ro1">
          <table:table-cell office:value-type="float" office:value="7.79130219667993E+017">
            <text:p>779130219667993000</text:p>
          </table:table-cell>
          <table:table-cell office:value-type="string">
            <text:p>Dratini</text:p>
          </table:table-cell>
          <table:table-cell office:value-type="string">
            <text:p>09/23/16 01:28 AM</text:p>
          </table:table-cell>
          <table:table-cell office:value-type="float" office:value="34.1399641797">
            <text:p>34.1399641797</text:p>
          </table:table-cell>
          <table:table-cell office:value-type="float" office:value="-118.0198438344">
            <text:p>-118.0198438344</text:p>
          </table:table-cell>
        </table:table-row>
        <table:table-row table:style-name="ro1">
          <table:table-cell office:value-type="float" office:value="7.79129628073992E+017">
            <text:p>779129628073992000</text:p>
          </table:table-cell>
          <table:table-cell office:value-type="string">
            <text:p>Arcanine</text:p>
          </table:table-cell>
          <table:table-cell office:value-type="string">
            <text:p>09/23/16 01:25 AM</text:p>
          </table:table-cell>
          <table:table-cell office:value-type="float" office:value="34.1669074664">
            <text:p>34.1669074664</text:p>
          </table:table-cell>
          <table:table-cell office:value-type="float" office:value="-118.0381404092">
            <text:p>-118.0381404092</text:p>
          </table:table-cell>
        </table:table-row>
        <table:table-row table:style-name="ro1">
          <table:table-cell office:value-type="float" office:value="7.79129134333047E+017">
            <text:p>779129134333047000</text:p>
          </table:table-cell>
          <table:table-cell office:value-type="string">
            <text:p>Snorlax</text:p>
          </table:table-cell>
          <table:table-cell office:value-type="string">
            <text:p>09/23/16 01:23 AM</text:p>
          </table:table-cell>
          <table:table-cell office:value-type="float" office:value="34.1248825316">
            <text:p>34.1248825316</text:p>
          </table:table-cell>
          <table:table-cell office:value-type="float" office:value="-118.0558862786">
            <text:p>-118.0558862786</text:p>
          </table:table-cell>
        </table:table-row>
        <table:table-row table:style-name="ro1">
          <table:table-cell office:value-type="float" office:value="7.7912870846439E+017">
            <text:p>779128708464390000</text:p>
          </table:table-cell>
          <table:table-cell office:value-type="string">
            <text:p>Scyther</text:p>
          </table:table-cell>
          <table:table-cell office:value-type="string">
            <text:p>09/23/16 01:22 AM</text:p>
          </table:table-cell>
          <table:table-cell office:value-type="float" office:value="34.1469249173">
            <text:p>34.1469249173</text:p>
          </table:table-cell>
          <table:table-cell office:value-type="float" office:value="-118.0214906035">
            <text:p>-118.0214906035</text:p>
          </table:table-cell>
        </table:table-row>
        <table:table-row table:style-name="ro1">
          <table:table-cell office:value-type="float" office:value="7.79128333137121E+017">
            <text:p>779128333137121000</text:p>
          </table:table-cell>
          <table:table-cell office:value-type="string">
            <text:p>Dratini</text:p>
          </table:table-cell>
          <table:table-cell office:value-type="string">
            <text:p>09/23/16 01:20 AM</text:p>
          </table:table-cell>
          <table:table-cell office:value-type="float" office:value="34.1275321648">
            <text:p>34.1275321648</text:p>
          </table:table-cell>
          <table:table-cell office:value-type="float" office:value="-118.0140800222">
            <text:p>-118.0140800222</text:p>
          </table:table-cell>
        </table:table-row>
        <table:table-row table:style-name="ro1">
          <table:table-cell office:value-type="float" office:value="7.79127247772918E+017">
            <text:p>779127247772918000</text:p>
          </table:table-cell>
          <table:table-cell office:value-type="string">
            <text:p>Electabuzz</text:p>
          </table:table-cell>
          <table:table-cell office:value-type="string">
            <text:p>09/23/16 01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12666903867E+017">
            <text:p>779126669038670000</text:p>
          </table:table-cell>
          <table:table-cell office:value-type="string">
            <text:p>Electabuzz</text:p>
          </table:table-cell>
          <table:table-cell office:value-type="string">
            <text:p>09/23/16 01:14 AM</text:p>
          </table:table-cell>
          <table:table-cell office:value-type="float" office:value="34.1656622566">
            <text:p>34.1656622566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9125515533754E+017">
            <text:p>779125515533754000</text:p>
          </table:table-cell>
          <table:table-cell office:value-type="string">
            <text:p>Lickitung</text:p>
          </table:table-cell>
          <table:table-cell office:value-type="string">
            <text:p>09/23/16 01:09 AM</text:p>
          </table:table-cell>
          <table:table-cell office:value-type="float" office:value="34.1596429771">
            <text:p>34.1596429771</text:p>
          </table:table-cell>
          <table:table-cell office:value-type="float" office:value="-118.0374085825">
            <text:p>-118.0374085825</text:p>
          </table:table-cell>
        </table:table-row>
        <table:table-row table:style-name="ro1">
          <table:table-cell office:value-type="float" office:value="7.79125107373384E+017">
            <text:p>779125107373384000</text:p>
          </table:table-cell>
          <table:table-cell office:value-type="string">
            <text:p>Arcanine</text:p>
          </table:table-cell>
          <table:table-cell office:value-type="string">
            <text:p>09/23/16 01:07 AM</text:p>
          </table:table-cell>
          <table:table-cell office:value-type="float" office:value="34.1188688717">
            <text:p>34.1188688717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9121242351637E+017">
            <text:p>779121242351637000</text:p>
          </table:table-cell>
          <table:table-cell office:value-type="string">
            <text:p>Flareon</text:p>
          </table:table-cell>
          <table:table-cell office:value-type="string">
            <text:p>09/23/16 12:52 AM</text:p>
          </table:table-cell>
          <table:table-cell office:value-type="float" office:value="34.1671745284">
            <text:p>34.1671745284</text:p>
          </table:table-cell>
          <table:table-cell office:value-type="float" office:value="-118.030913488">
            <text:p>-118.030913488</text:p>
          </table:table-cell>
        </table:table-row>
        <table:table-row table:style-name="ro1">
          <table:table-cell office:value-type="float" office:value="7.79121176173875E+017">
            <text:p>779121176173875000</text:p>
          </table:table-cell>
          <table:table-cell office:value-type="string">
            <text:p>Golem</text:p>
          </table:table-cell>
          <table:table-cell office:value-type="string">
            <text:p>09/23/16 12:52 AM</text:p>
          </table:table-cell>
          <table:table-cell office:value-type="float" office:value="34.1409107219">
            <text:p>34.1409107219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9121018744869E+017">
            <text:p>779121018744869000</text:p>
          </table:table-cell>
          <table:table-cell office:value-type="string">
            <text:p>Arcanine</text:p>
          </table:table-cell>
          <table:table-cell office:value-type="string">
            <text:p>09/23/16 12:51 AM</text:p>
          </table:table-cell>
          <table:table-cell office:value-type="float" office:value="34.1483582508">
            <text:p>34.1483582508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9118588841996E+017">
            <text:p>779118588841996000</text:p>
          </table:table-cell>
          <table:table-cell office:value-type="string">
            <text:p>Ninetales</text:p>
          </table:table-cell>
          <table:table-cell office:value-type="string">
            <text:p>09/23/16 12:42 AM</text:p>
          </table:table-cell>
          <table:table-cell office:value-type="float" office:value="34.1452617089">
            <text:p>34.1452617089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9118586929353E+017">
            <text:p>779118586929353000</text:p>
          </table:table-cell>
          <table:table-cell office:value-type="string">
            <text:p>Scyther</text:p>
          </table:table-cell>
          <table:table-cell office:value-type="string">
            <text:p>09/23/16 12:42 AM</text:p>
          </table:table-cell>
          <table:table-cell office:value-type="float" office:value="34.1365070885">
            <text:p>34.1365070885</text:p>
          </table:table-cell>
          <table:table-cell office:value-type="float" office:value="-118.0231373573">
            <text:p>-118.0231373573</text:p>
          </table:table-cell>
        </table:table-row>
        <table:table-row table:style-name="ro1">
          <table:table-cell office:value-type="float" office:value="7.79117849310695E+017">
            <text:p>779117849310695000</text:p>
          </table:table-cell>
          <table:table-cell office:value-type="string">
            <text:p>Tentacruel</text:p>
          </table:table-cell>
          <table:table-cell office:value-type="string">
            <text:p>09/23/16 12:39 AM</text:p>
          </table:table-cell>
          <table:table-cell office:value-type="float" office:value="34.1137084898">
            <text:p>34.1137084898</text:p>
          </table:table-cell>
          <table:table-cell office:value-type="float" office:value="-118.0369511893">
            <text:p>-118.0369511893</text:p>
          </table:table-cell>
        </table:table-row>
        <table:table-row table:style-name="ro1">
          <table:table-cell office:value-type="float" office:value="7.79117798182105E+017">
            <text:p>779117798182105000</text:p>
          </table:table-cell>
          <table:table-cell office:value-type="string">
            <text:p>Ivysaur</text:p>
          </table:table-cell>
          <table:table-cell office:value-type="string">
            <text:p>09/23/16 12:38 AM</text:p>
          </table:table-cell>
          <table:table-cell office:value-type="float" office:value="34.1286492546">
            <text:p>34.1286492546</text:p>
          </table:table-cell>
          <table:table-cell office:value-type="float" office:value="-118.0319197858">
            <text:p>-118.0319197858</text:p>
          </table:table-cell>
        </table:table-row>
        <table:table-row table:style-name="ro1">
          <table:table-cell office:value-type="float" office:value="7.79114702643143E+017">
            <text:p>779114702643143000</text:p>
          </table:table-cell>
          <table:table-cell office:value-type="string">
            <text:p>Rapidash</text:p>
          </table:table-cell>
          <table:table-cell office:value-type="string">
            <text:p>09/23/16 12:26 AM</text:p>
          </table:table-cell>
          <table:table-cell office:value-type="float" office:value="34.111874996">
            <text:p>34.111874996</text:p>
          </table:table-cell>
          <table:table-cell office:value-type="float" office:value="-118.0563436228">
            <text:p>-118.0563436228</text:p>
          </table:table-cell>
        </table:table-row>
        <table:table-row table:style-name="ro1">
          <table:table-cell office:value-type="float" office:value="7.79113880085606E+017">
            <text:p>779113880085606000</text:p>
          </table:table-cell>
          <table:table-cell office:value-type="string">
            <text:p>Nidoqueen</text:p>
          </table:table-cell>
          <table:table-cell office:value-type="string">
            <text:p>09/23/16 12:23 AM</text:p>
          </table:table-cell>
          <table:table-cell office:value-type="float" office:value="34.1623795818">
            <text:p>34.1623795818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9112149503181E+017">
            <text:p>779112149503181000</text:p>
          </table:table-cell>
          <table:table-cell office:value-type="string">
            <text:p>Electabuzz</text:p>
          </table:table-cell>
          <table:table-cell office:value-type="string">
            <text:p>09/23/16 1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111533414539E+017">
            <text:p>779111533414539000</text:p>
          </table:table-cell>
          <table:table-cell office:value-type="string">
            <text:p>Jolteon</text:p>
          </table:table-cell>
          <table:table-cell office:value-type="string">
            <text:p>09/23/16 12:13 AM</text:p>
          </table:table-cell>
          <table:table-cell office:value-type="float" office:value="34.1149143413">
            <text:p>34.1149143413</text:p>
          </table:table-cell>
          <table:table-cell office:value-type="float" office:value="-118.0424398298">
            <text:p>-118.0424398298</text:p>
          </table:table-cell>
        </table:table-row>
        <table:table-row table:style-name="ro1">
          <table:table-cell office:value-type="float" office:value="7.79111109433229E+017">
            <text:p>779111109433229000</text:p>
          </table:table-cell>
          <table:table-cell office:value-type="string">
            <text:p>Arcanine</text:p>
          </table:table-cell>
          <table:table-cell office:value-type="string">
            <text:p>09/23/16 12:12 AM</text:p>
          </table:table-cell>
          <table:table-cell office:value-type="float" office:value="34.1505708125">
            <text:p>34.1505708125</text:p>
          </table:table-cell>
          <table:table-cell office:value-type="float" office:value="-118.0410676856">
            <text:p>-118.0410676856</text:p>
          </table:table-cell>
        </table:table-row>
        <table:table-row table:style-name="ro1">
          <table:table-cell office:value-type="float" office:value="7.79110884949897E+017">
            <text:p>779110884949897000</text:p>
          </table:table-cell>
          <table:table-cell office:value-type="string">
            <text:p>Snorlax</text:p>
          </table:table-cell>
          <table:table-cell office:value-type="string">
            <text:p>09/23/16 12:11 AM</text:p>
          </table:table-cell>
          <table:table-cell office:value-type="float" office:value="34.1240685136">
            <text:p>34.1240685136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79110519315673E+017">
            <text:p>779110519315673000</text:p>
          </table:table-cell>
          <table:table-cell office:value-type="string">
            <text:p>Lickitung</text:p>
          </table:table-cell>
          <table:table-cell office:value-type="string">
            <text:p>09/23/16 12:09 AM</text:p>
          </table:table-cell>
          <table:table-cell office:value-type="float" office:value="34.1678186612">
            <text:p>34.1678186612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79109182532223E+017">
            <text:p>779109182532223000</text:p>
          </table:table-cell>
          <table:table-cell office:value-type="string">
            <text:p>Magmar</text:p>
          </table:table-cell>
          <table:table-cell office:value-type="string">
            <text:p>09/23/16 12:04 AM</text:p>
          </table:table-cell>
          <table:table-cell office:value-type="float" office:value="34.136307315">
            <text:p>34.136307315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9108782810935E+017">
            <text:p>779108782810935000</text:p>
          </table:table-cell>
          <table:table-cell office:value-type="string">
            <text:p>Magmar</text:p>
          </table:table-cell>
          <table:table-cell office:value-type="string">
            <text:p>09/23/16 12:03 AM</text:p>
          </table:table-cell>
          <table:table-cell office:value-type="float" office:value="34.1241972124">
            <text:p>34.1241972124</text:p>
          </table:table-cell>
          <table:table-cell office:value-type="float" office:value="-118.0651244013">
            <text:p>-118.0651244013</text:p>
          </table:table-cell>
        </table:table-row>
        <table:table-row table:style-name="ro1">
          <table:table-cell office:value-type="float" office:value="7.79108271093232E+017">
            <text:p>779108271093232000</text:p>
          </table:table-cell>
          <table:table-cell office:value-type="string">
            <text:p>Nidoking</text:p>
          </table:table-cell>
          <table:table-cell office:value-type="string">
            <text:p>09/23/16 12:01 AM</text:p>
          </table:table-cell>
          <table:table-cell office:value-type="float" office:value="34.1104500685">
            <text:p>34.1104500685</text:p>
          </table:table-cell>
          <table:table-cell office:value-type="float" office:value="-118.0459158807">
            <text:p>-118.0459158807</text:p>
          </table:table-cell>
        </table:table-row>
        <table:table-row table:style-name="ro1">
          <table:table-cell office:value-type="float" office:value="7.79108186309599E+017">
            <text:p>779108186309599000</text:p>
          </table:table-cell>
          <table:table-cell office:value-type="string">
            <text:p>Dratini</text:p>
          </table:table-cell>
          <table:table-cell office:value-type="string">
            <text:p>09/23/16 12:00 AM</text:p>
          </table:table-cell>
          <table:table-cell office:value-type="float" office:value="34.1530062311">
            <text:p>34.1530062311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7910748429636E+017">
            <text:p>779107484296360000</text:p>
          </table:table-cell>
          <table:table-cell office:value-type="string">
            <text:p>Exeggutor</text:p>
          </table:table-cell>
          <table:table-cell office:value-type="string">
            <text:p>09/22/16 11:57 PM</text:p>
          </table:table-cell>
          <table:table-cell office:value-type="float" office:value="34.1587593038">
            <text:p>34.1587593038</text:p>
          </table:table-cell>
          <table:table-cell office:value-type="float" office:value="-118.0542398297">
            <text:p>-118.0542398297</text:p>
          </table:table-cell>
        </table:table-row>
        <table:table-row table:style-name="ro1">
          <table:table-cell office:value-type="float" office:value="7.79106957110055E+017">
            <text:p>779106957110055000</text:p>
          </table:table-cell>
          <table:table-cell office:value-type="string">
            <text:p>Golem</text:p>
          </table:table-cell>
          <table:table-cell office:value-type="string">
            <text:p>09/22/16 11:55 PM</text:p>
          </table:table-cell>
          <table:table-cell office:value-type="float" office:value="34.1402700451">
            <text:p>34.1402700451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9106881595773E+017">
            <text:p>779106881595773000</text:p>
          </table:table-cell>
          <table:table-cell office:value-type="string">
            <text:p>Snorlax</text:p>
          </table:table-cell>
          <table:table-cell office:value-type="string">
            <text:p>09/22/16 11:55 PM</text:p>
          </table:table-cell>
          <table:table-cell office:value-type="float" office:value="34.1591351027">
            <text:p>34.1591351027</text:p>
          </table:table-cell>
          <table:table-cell office:value-type="float" office:value="-118.0313708968">
            <text:p>-118.0313708968</text:p>
          </table:table-cell>
        </table:table-row>
        <table:table-row table:style-name="ro1">
          <table:table-cell office:value-type="float" office:value="7.79100323302351E+017">
            <text:p>779100323302351000</text:p>
          </table:table-cell>
          <table:table-cell office:value-type="string">
            <text:p>Golduck</text:p>
          </table:table-cell>
          <table:table-cell office:value-type="string">
            <text:p>09/22/16 11:29 PM</text:p>
          </table:table-cell>
          <table:table-cell office:value-type="float" office:value="34.1395863509">
            <text:p>34.1395863509</text:p>
          </table:table-cell>
          <table:table-cell office:value-type="float" office:value="-118.0197523468">
            <text:p>-118.0197523468</text:p>
          </table:table-cell>
        </table:table-row>
        <table:table-row table:style-name="ro1">
          <table:table-cell office:value-type="float" office:value="7.79100204293247E+017">
            <text:p>779100204293247000</text:p>
          </table:table-cell>
          <table:table-cell office:value-type="string">
            <text:p>Arcanine</text:p>
          </table:table-cell>
          <table:table-cell office:value-type="string">
            <text:p>09/22/16 11:28 PM</text:p>
          </table:table-cell>
          <table:table-cell office:value-type="float" office:value="34.163251505">
            <text:p>34.163251505</text:p>
          </table:table-cell>
          <table:table-cell office:value-type="float" office:value="-118.030913488">
            <text:p>-118.030913488</text:p>
          </table:table-cell>
        </table:table-row>
        <table:table-row table:style-name="ro1">
          <table:table-cell office:value-type="float" office:value="7.79099578985435E+017">
            <text:p>779099578985435000</text:p>
          </table:table-cell>
          <table:table-cell office:value-type="string">
            <text:p>Nidoking</text:p>
          </table:table-cell>
          <table:table-cell office:value-type="string">
            <text:p>09/22/16 11:26 PM</text:p>
          </table:table-cell>
          <table:table-cell office:value-type="float" office:value="34.1365504504">
            <text:p>34.1365504504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9097820053713E+017">
            <text:p>779097820053713000</text:p>
          </table:table-cell>
          <table:table-cell office:value-type="string">
            <text:p>Clefable</text:p>
          </table:table-cell>
          <table:table-cell office:value-type="string">
            <text:p>09/22/16 11:19 PM</text:p>
          </table:table-cell>
          <table:table-cell office:value-type="float" office:value="34.162585342">
            <text:p>34.162585342</text:p>
          </table:table-cell>
          <table:table-cell office:value-type="float" office:value="-118.0429886845">
            <text:p>-118.0429886845</text:p>
          </table:table-cell>
        </table:table-row>
        <table:table-row table:style-name="ro1">
          <table:table-cell office:value-type="float" office:value="7.79095318121939E+017">
            <text:p>779095318121939000</text:p>
          </table:table-cell>
          <table:table-cell office:value-type="string">
            <text:p>Ninetales</text:p>
          </table:table-cell>
          <table:table-cell office:value-type="string">
            <text:p>09/22/16 11:09 PM</text:p>
          </table:table-cell>
          <table:table-cell office:value-type="float" office:value="34.1397925646">
            <text:p>34.1397925646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79094769498599E+017">
            <text:p>779094769498599000</text:p>
          </table:table-cell>
          <table:table-cell office:value-type="string">
            <text:p>Rapidash</text:p>
          </table:table-cell>
          <table:table-cell office:value-type="string">
            <text:p>09/22/16 11:07 PM</text:p>
          </table:table-cell>
          <table:table-cell office:value-type="float" office:value="34.1006884464">
            <text:p>34.1006884464</text:p>
          </table:table-cell>
          <table:table-cell office:value-type="float" office:value="-118.0342068051">
            <text:p>-118.0342068051</text:p>
          </table:table-cell>
        </table:table-row>
        <table:table-row table:style-name="ro1">
          <table:table-cell office:value-type="float" office:value="7.79094011839599E+017">
            <text:p>779094011839599000</text:p>
          </table:table-cell>
          <table:table-cell office:value-type="string">
            <text:p>Golduck</text:p>
          </table:table-cell>
          <table:table-cell office:value-type="string">
            <text:p>09/22/16 11:04 PM</text:p>
          </table:table-cell>
          <table:table-cell office:value-type="float" office:value="34.1244307493">
            <text:p>34.1244307493</text:p>
          </table:table-cell>
          <table:table-cell office:value-type="float" office:value="-118.0139885316">
            <text:p>-118.0139885316</text:p>
          </table:table-cell>
        </table:table-row>
        <table:table-row table:style-name="ro1">
          <table:table-cell office:value-type="float" office:value="7.79092915356184E+017">
            <text:p>779092915356184000</text:p>
          </table:table-cell>
          <table:table-cell office:value-type="string">
            <text:p>Snorlax</text:p>
          </table:table-cell>
          <table:table-cell office:value-type="string">
            <text:p>09/22/16 11:00 PM</text:p>
          </table:table-cell>
          <table:table-cell office:value-type="float" office:value="34.1262305169">
            <text:p>34.1262305169</text:p>
          </table:table-cell>
          <table:table-cell office:value-type="float" office:value="-118.0303645958">
            <text:p>-118.0303645958</text:p>
          </table:table-cell>
        </table:table-row>
        <table:table-row table:style-name="ro1">
          <table:table-cell office:value-type="float" office:value="7.79091451657409E+017">
            <text:p>779091451657409000</text:p>
          </table:table-cell>
          <table:table-cell office:value-type="string">
            <text:p>Exeggutor</text:p>
          </table:table-cell>
          <table:table-cell office:value-type="string">
            <text:p>09/22/16 10:54 PM</text:p>
          </table:table-cell>
          <table:table-cell office:value-type="float" office:value="34.1263139333">
            <text:p>34.1263139333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9091217875284E+017">
            <text:p>779091217875284000</text:p>
          </table:table-cell>
          <table:table-cell office:value-type="string">
            <text:p>Hitmonchan</text:p>
          </table:table-cell>
          <table:table-cell office:value-type="string">
            <text:p>09/22/16 10:53 PM</text:p>
          </table:table-cell>
          <table:table-cell office:value-type="float" office:value="34.1090679959">
            <text:p>34.1090679959</text:p>
          </table:table-cell>
          <table:table-cell office:value-type="float" office:value="-118.0634780387">
            <text:p>-118.0634780387</text:p>
          </table:table-cell>
        </table:table-row>
        <table:table-row table:style-name="ro1">
          <table:table-cell office:value-type="float" office:value="7.79090894351806E+017">
            <text:p>779090894351806000</text:p>
          </table:table-cell>
          <table:table-cell office:value-type="string">
            <text:p>Jolteon</text:p>
          </table:table-cell>
          <table:table-cell office:value-type="string">
            <text:p>09/22/16 10:51 PM</text:p>
          </table:table-cell>
          <table:table-cell office:value-type="float" office:value="34.0977311152">
            <text:p>34.0977311152</text:p>
          </table:table-cell>
          <table:table-cell office:value-type="float" office:value="-118.0403358711">
            <text:p>-118.0403358711</text:p>
          </table:table-cell>
        </table:table-row>
        <table:table-row table:style-name="ro1">
          <table:table-cell office:value-type="float" office:value="7.7909089143681E+017">
            <text:p>779090891436810000</text:p>
          </table:table-cell>
          <table:table-cell office:value-type="string">
            <text:p>Charmeleon</text:p>
          </table:table-cell>
          <table:table-cell office:value-type="string">
            <text:p>09/22/16 10:51 PM</text:p>
          </table:table-cell>
          <table:table-cell office:value-type="float" office:value="34.1423784822">
            <text:p>34.1423784822</text:p>
          </table:table-cell>
          <table:table-cell office:value-type="float" office:value="-118.0278945601">
            <text:p>-118.0278945601</text:p>
          </table:table-cell>
        </table:table-row>
        <table:table-row table:style-name="ro1">
          <table:table-cell office:value-type="float" office:value="7.79090161757852E+017">
            <text:p>779090161757852000</text:p>
          </table:table-cell>
          <table:table-cell office:value-type="string">
            <text:p>Arcanine</text:p>
          </table:table-cell>
          <table:table-cell office:value-type="string">
            <text:p>09/22/16 10:49 PM</text:p>
          </table:table-cell>
          <table:table-cell office:value-type="float" office:value="34.1624839783">
            <text:p>34.1624839783</text:p>
          </table:table-cell>
          <table:table-cell office:value-type="float" office:value="-118.0527763067">
            <text:p>-118.0527763067</text:p>
          </table:table-cell>
        </table:table-row>
        <table:table-row table:style-name="ro1">
          <table:table-cell office:value-type="float" office:value="7.79088383897285E+017">
            <text:p>779088383897285000</text:p>
          </table:table-cell>
          <table:table-cell office:value-type="string">
            <text:p>Magmar</text:p>
          </table:table-cell>
          <table:table-cell office:value-type="string">
            <text:p>09/22/16 10:42 PM</text:p>
          </table:table-cell>
          <table:table-cell office:value-type="float" office:value="34.1112822893">
            <text:p>34.1112822893</text:p>
          </table:table-cell>
          <table:table-cell office:value-type="float" office:value="-118.0448181878">
            <text:p>-118.0448181878</text:p>
          </table:table-cell>
        </table:table-row>
        <table:table-row table:style-name="ro1">
          <table:table-cell office:value-type="float" office:value="7.79086312611525E+017">
            <text:p>779086312611525000</text:p>
          </table:table-cell>
          <table:table-cell office:value-type="string">
            <text:p>Magmar</text:p>
          </table:table-cell>
          <table:table-cell office:value-type="string">
            <text:p>09/22/16 10:33 PM</text:p>
          </table:table-cell>
          <table:table-cell office:value-type="float" office:value="34.1646283469">
            <text:p>34.1646283469</text:p>
          </table:table-cell>
          <table:table-cell office:value-type="float" office:value="-118.0282604935">
            <text:p>-118.0282604935</text:p>
          </table:table-cell>
        </table:table-row>
        <table:table-row table:style-name="ro1">
          <table:table-cell office:value-type="float" office:value="7.79082995214856E+017">
            <text:p>779082995214856000</text:p>
          </table:table-cell>
          <table:table-cell office:value-type="string">
            <text:p>Snorlax</text:p>
          </table:table-cell>
          <table:table-cell office:value-type="string">
            <text:p>09/22/16 10:20 PM</text:p>
          </table:table-cell>
          <table:table-cell office:value-type="float" office:value="34.1452563724">
            <text:p>34.1452563724</text:p>
          </table:table-cell>
          <table:table-cell office:value-type="float" office:value="-118.0301816314">
            <text:p>-118.0301816314</text:p>
          </table:table-cell>
        </table:table-row>
        <table:table-row table:style-name="ro1">
          <table:table-cell office:value-type="float" office:value="7.79081948081771E+017">
            <text:p>779081948081771000</text:p>
          </table:table-cell>
          <table:table-cell office:value-type="string">
            <text:p>Electabuzz</text:p>
          </table:table-cell>
          <table:table-cell office:value-type="string">
            <text:p>09/22/16 10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081938514551E+017">
            <text:p>779081938514551000</text:p>
          </table:table-cell>
          <table:table-cell office:value-type="string">
            <text:p>Arcanine</text:p>
          </table:table-cell>
          <table:table-cell office:value-type="string">
            <text:p>09/22/16 10:16 PM</text:p>
          </table:table-cell>
          <table:table-cell office:value-type="float" office:value="34.1430159989">
            <text:p>34.143015998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79079864183689E+017">
            <text:p>779079864183689000</text:p>
          </table:table-cell>
          <table:table-cell office:value-type="string">
            <text:p>Magmar</text:p>
          </table:table-cell>
          <table:table-cell office:value-type="string">
            <text:p>09/22/16 10:08 PM</text:p>
          </table:table-cell>
          <table:table-cell office:value-type="float" office:value="34.1102082144">
            <text:p>34.1102082144</text:p>
          </table:table-cell>
          <table:table-cell office:value-type="float" office:value="-118.0663134314">
            <text:p>-118.0663134314</text:p>
          </table:table-cell>
        </table:table-row>
        <table:table-row table:style-name="ro1">
          <table:table-cell office:value-type="float" office:value="7.79079483580002E+017">
            <text:p>779079483580002000</text:p>
          </table:table-cell>
          <table:table-cell office:value-type="string">
            <text:p>Magmar</text:p>
          </table:table-cell>
          <table:table-cell office:value-type="string">
            <text:p>09/22/16 10:06 PM</text:p>
          </table:table-cell>
          <table:table-cell office:value-type="float" office:value="34.1220326646">
            <text:p>34.1220326646</text:p>
          </table:table-cell>
          <table:table-cell office:value-type="float" office:value="-118.0686914676">
            <text:p>-118.0686914676</text:p>
          </table:table-cell>
        </table:table-row>
        <table:table-row table:style-name="ro1">
          <table:table-cell office:value-type="float" office:value="7.79079268244427E+017">
            <text:p>779079268244427000</text:p>
          </table:table-cell>
          <table:table-cell office:value-type="string">
            <text:p>Snorlax</text:p>
          </table:table-cell>
          <table:table-cell office:value-type="string">
            <text:p>09/22/16 10:05 PM</text:p>
          </table:table-cell>
          <table:table-cell office:value-type="float" office:value="34.151844617">
            <text:p>34.151844617</text:p>
          </table:table-cell>
          <table:table-cell office:value-type="float" office:value="-118.0216735769">
            <text:p>-118.0216735769</text:p>
          </table:table-cell>
        </table:table-row>
        <table:table-row table:style-name="ro1">
          <table:table-cell office:value-type="float" office:value="7.79077989082407E+017">
            <text:p>779077989082407000</text:p>
          </table:table-cell>
          <table:table-cell office:value-type="string">
            <text:p>Tentacruel</text:p>
          </table:table-cell>
          <table:table-cell office:value-type="string">
            <text:p>09/22/16 10:00 PM</text:p>
          </table:table-cell>
          <table:table-cell office:value-type="float" office:value="34.1530062311">
            <text:p>34.1530062311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79076587970896E+017">
            <text:p>779076587970896000</text:p>
          </table:table-cell>
          <table:table-cell office:value-type="string">
            <text:p>Dratini</text:p>
          </table:table-cell>
          <table:table-cell office:value-type="string">
            <text:p>09/22/16 09:55 PM</text:p>
          </table:table-cell>
          <table:table-cell office:value-type="float" office:value="34.1668848284">
            <text:p>34.1668848284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79075330501861E+017">
            <text:p>779075330501861000</text:p>
          </table:table-cell>
          <table:table-cell office:value-type="string">
            <text:p>Kabutops</text:p>
          </table:table-cell>
          <table:table-cell office:value-type="string">
            <text:p>09/22/16 09:50 PM</text:p>
          </table:table-cell>
          <table:table-cell office:value-type="float" office:value="34.1188122802">
            <text:p>34.1188122802</text:p>
          </table:table-cell>
          <table:table-cell office:value-type="float" office:value="-118.037042668">
            <text:p>-118.037042668</text:p>
          </table:table-cell>
        </table:table-row>
        <table:table-row table:style-name="ro1">
          <table:table-cell office:value-type="float" office:value="7.79074852518977E+017">
            <text:p>779074852518977000</text:p>
          </table:table-cell>
          <table:table-cell office:value-type="string">
            <text:p>Raichu</text:p>
          </table:table-cell>
          <table:table-cell office:value-type="string">
            <text:p>09/22/16 09:48 PM</text:p>
          </table:table-cell>
          <table:table-cell office:value-type="float" office:value="34.1233496422">
            <text:p>34.1233496422</text:p>
          </table:table-cell>
          <table:table-cell office:value-type="float" office:value="-118.0352130842">
            <text:p>-118.0352130842</text:p>
          </table:table-cell>
        </table:table-row>
        <table:table-row table:style-name="ro1">
          <table:table-cell office:value-type="float" office:value="7.79074389539103E+017">
            <text:p>779074389539103000</text:p>
          </table:table-cell>
          <table:table-cell office:value-type="string">
            <text:p>Arcanine</text:p>
          </table:table-cell>
          <table:table-cell office:value-type="string">
            <text:p>09/22/16 09:46 PM</text:p>
          </table:table-cell>
          <table:table-cell office:value-type="float" office:value="34.1430159989">
            <text:p>34.143015998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7906791439768E+017">
            <text:p>779067914397680000</text:p>
          </table:table-cell>
          <table:table-cell office:value-type="string">
            <text:p>Snorlax</text:p>
          </table:table-cell>
          <table:table-cell office:value-type="string">
            <text:p>09/22/16 09:20 PM</text:p>
          </table:table-cell>
          <table:table-cell office:value-type="float" office:value="34.1530428882">
            <text:p>34.1530428882</text:p>
          </table:table-cell>
          <table:table-cell office:value-type="float" office:value="-118.0504895276">
            <text:p>-118.0504895276</text:p>
          </table:table-cell>
        </table:table-row>
        <table:table-row table:style-name="ro1">
          <table:table-cell office:value-type="float" office:value="7.79066848855724E+017">
            <text:p>779066848855724000</text:p>
          </table:table-cell>
          <table:table-cell office:value-type="string">
            <text:p>Electabuzz</text:p>
          </table:table-cell>
          <table:table-cell office:value-type="string">
            <text:p>09/22/16 09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06633610625E+017">
            <text:p>779066336106250000</text:p>
          </table:table-cell>
          <table:table-cell office:value-type="string">
            <text:p>Wigglytuff</text:p>
          </table:table-cell>
          <table:table-cell office:value-type="string">
            <text:p>09/22/16 09:14 PM</text:p>
          </table:table-cell>
          <table:table-cell office:value-type="float" office:value="34.1465586676">
            <text:p>34.1465586676</text:p>
          </table:table-cell>
          <table:table-cell office:value-type="float" office:value="-118.0336579232">
            <text:p>-118.0336579232</text:p>
          </table:table-cell>
        </table:table-row>
        <table:table-row table:style-name="ro1">
          <table:table-cell office:value-type="float" office:value="7.79060780507419E+017">
            <text:p>779060780507419000</text:p>
          </table:table-cell>
          <table:table-cell office:value-type="string">
            <text:p>Arcanine</text:p>
          </table:table-cell>
          <table:table-cell office:value-type="string">
            <text:p>09/22/16 08:52 PM</text:p>
          </table:table-cell>
          <table:table-cell office:value-type="float" office:value="34.1409107219">
            <text:p>34.1409107219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9058013302759E+017">
            <text:p>779058013302759000</text:p>
          </table:table-cell>
          <table:table-cell office:value-type="string">
            <text:p>Snorlax</text:p>
          </table:table-cell>
          <table:table-cell office:value-type="string">
            <text:p>09/22/16 08:41 PM</text:p>
          </table:table-cell>
          <table:table-cell office:value-type="float" office:value="34.1294635615">
            <text:p>34.1294635615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79057702051787E+017">
            <text:p>779057702051787000</text:p>
          </table:table-cell>
          <table:table-cell office:value-type="string">
            <text:p>Arcanine</text:p>
          </table:table-cell>
          <table:table-cell office:value-type="string">
            <text:p>09/22/16 08:40 PM</text:p>
          </table:table-cell>
          <table:table-cell office:value-type="float" office:value="34.1503220705">
            <text:p>34.1503220705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9057180502655E+017">
            <text:p>779057180502655000</text:p>
          </table:table-cell>
          <table:table-cell office:value-type="string">
            <text:p>Exeggutor</text:p>
          </table:table-cell>
          <table:table-cell office:value-type="string">
            <text:p>09/22/16 08:38 PM</text:p>
          </table:table-cell>
          <table:table-cell office:value-type="float" office:value="34.1102151941">
            <text:p>34.1102151941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9056293214499E+017">
            <text:p>779056293214499000</text:p>
          </table:table-cell>
          <table:table-cell office:value-type="string">
            <text:p>Kingler</text:p>
          </table:table-cell>
          <table:table-cell office:value-type="string">
            <text:p>09/22/16 08:34 PM</text:p>
          </table:table-cell>
          <table:table-cell office:value-type="float" office:value="34.1546840039">
            <text:p>34.1546840039</text:p>
          </table:table-cell>
          <table:table-cell office:value-type="float" office:value="-118.0393296211">
            <text:p>-118.0393296211</text:p>
          </table:table-cell>
        </table:table-row>
        <table:table-row table:style-name="ro1">
          <table:table-cell office:value-type="float" office:value="7.79052913511379E+017">
            <text:p>779052913511379000</text:p>
          </table:table-cell>
          <table:table-cell office:value-type="string">
            <text:p>Arcanine</text:p>
          </table:table-cell>
          <table:table-cell office:value-type="string">
            <text:p>09/22/16 08:21 PM</text:p>
          </table:table-cell>
          <table:table-cell office:value-type="float" office:value="34.1408649019">
            <text:p>34.1408649019</text:p>
          </table:table-cell>
          <table:table-cell office:value-type="float" office:value="-118.0149034354">
            <text:p>-118.0149034354</text:p>
          </table:table-cell>
        </table:table-row>
        <table:table-row table:style-name="ro1">
          <table:table-cell office:value-type="float" office:value="7.79050987893822E+017">
            <text:p>779050987893822000</text:p>
          </table:table-cell>
          <table:table-cell office:value-type="string">
            <text:p>Flareon</text:p>
          </table:table-cell>
          <table:table-cell office:value-type="string">
            <text:p>09/22/16 08:13 PM</text:p>
          </table:table-cell>
          <table:table-cell office:value-type="float" office:value="34.1530977232">
            <text:p>34.1530977232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79048955975917E+017">
            <text:p>779048955975917000</text:p>
          </table:table-cell>
          <table:table-cell office:value-type="string">
            <text:p>Magmar</text:p>
          </table:table-cell>
          <table:table-cell office:value-type="string">
            <text:p>09/22/16 08:05 PM</text:p>
          </table:table-cell>
          <table:table-cell office:value-type="float" office:value="34.1217793478">
            <text:p>34.1217793478</text:p>
          </table:table-cell>
          <table:table-cell office:value-type="float" office:value="-118.0635695037">
            <text:p>-118.0635695037</text:p>
          </table:table-cell>
        </table:table-row>
        <table:table-row table:style-name="ro1">
          <table:table-cell office:value-type="float" office:value="7.7904854375125E+017">
            <text:p>779048543751250000</text:p>
          </table:table-cell>
          <table:table-cell office:value-type="string">
            <text:p>Beedrill</text:p>
          </table:table-cell>
          <table:table-cell office:value-type="string">
            <text:p>09/22/16 08:03 PM</text:p>
          </table:table-cell>
          <table:table-cell office:value-type="float" office:value="34.113131227">
            <text:p>34.113131227</text:p>
          </table:table-cell>
          <table:table-cell office:value-type="float" office:value="-118.0684170804">
            <text:p>-118.0684170804</text:p>
          </table:table-cell>
        </table:table-row>
        <table:table-row table:style-name="ro1">
          <table:table-cell office:value-type="float" office:value="7.79047661169054E+017">
            <text:p>779047661169054000</text:p>
          </table:table-cell>
          <table:table-cell office:value-type="string">
            <text:p>Raichu</text:p>
          </table:table-cell>
          <table:table-cell office:value-type="string">
            <text:p>09/22/16 08:00 PM</text:p>
          </table:table-cell>
          <table:table-cell office:value-type="float" office:value="34.1195974446">
            <text:p>34.1195974446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9043437823701E+017">
            <text:p>779043437823701000</text:p>
          </table:table-cell>
          <table:table-cell office:value-type="string">
            <text:p>Flareon</text:p>
          </table:table-cell>
          <table:table-cell office:value-type="string">
            <text:p>09/22/16 07:43 PM</text:p>
          </table:table-cell>
          <table:table-cell office:value-type="float" office:value="34.1530977232">
            <text:p>34.1530977232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79043294072287E+017">
            <text:p>779043294072287000</text:p>
          </table:table-cell>
          <table:table-cell office:value-type="string">
            <text:p>Magmar</text:p>
          </table:table-cell>
          <table:table-cell office:value-type="string">
            <text:p>09/22/16 07:42 PM</text:p>
          </table:table-cell>
          <table:table-cell office:value-type="float" office:value="34.1497629789">
            <text:p>34.1497629789</text:p>
          </table:table-cell>
          <table:table-cell office:value-type="float" office:value="-118.013897041">
            <text:p>-118.013897041</text:p>
          </table:table-cell>
        </table:table-row>
        <table:table-row table:style-name="ro1">
          <table:table-cell office:value-type="float" office:value="7.79043275273409E+017">
            <text:p>779043275273409000</text:p>
          </table:table-cell>
          <table:table-cell office:value-type="string">
            <text:p>Jolteon</text:p>
          </table:table-cell>
          <table:table-cell office:value-type="string">
            <text:p>09/22/16 07:42 PM</text:p>
          </table:table-cell>
          <table:table-cell office:value-type="float" office:value="34.1221278387">
            <text:p>34.1221278387</text:p>
          </table:table-cell>
          <table:table-cell office:value-type="float" office:value="-118.0611913984">
            <text:p>-118.0611913984</text:p>
          </table:table-cell>
        </table:table-row>
        <table:table-row table:style-name="ro1">
          <table:table-cell office:value-type="float" office:value="7.7903855466403E+017">
            <text:p>779038554664030000</text:p>
          </table:table-cell>
          <table:table-cell office:value-type="string">
            <text:p>Beedrill</text:p>
          </table:table-cell>
          <table:table-cell office:value-type="string">
            <text:p>09/22/16 07:23 PM</text:p>
          </table:table-cell>
          <table:table-cell office:value-type="float" office:value="34.1085196511">
            <text:p>34.1085196511</text:p>
          </table:table-cell>
          <table:table-cell office:value-type="float" office:value="-118.0553374641">
            <text:p>-118.0553374641</text:p>
          </table:table-cell>
        </table:table-row>
        <table:table-row table:style-name="ro1">
          <table:table-cell office:value-type="float" office:value="7.7903789419955E+017">
            <text:p>779037894199550000</text:p>
          </table:table-cell>
          <table:table-cell office:value-type="string">
            <text:p>Arcanine</text:p>
          </table:table-cell>
          <table:table-cell office:value-type="string">
            <text:p>09/22/16 07:21 PM</text:p>
          </table:table-cell>
          <table:table-cell office:value-type="float" office:value="34.1227359823">
            <text:p>34.1227359823</text:p>
          </table:table-cell>
          <table:table-cell office:value-type="float" office:value="-118.0448181878">
            <text:p>-118.0448181878</text:p>
          </table:table-cell>
        </table:table-row>
        <table:table-row table:style-name="ro1">
          <table:table-cell office:value-type="float" office:value="7.79036653138555E+017">
            <text:p>779036653138555000</text:p>
          </table:table-cell>
          <table:table-cell office:value-type="string">
            <text:p>Electabuzz</text:p>
          </table:table-cell>
          <table:table-cell office:value-type="string">
            <text:p>09/22/16 07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9035026906239E+017">
            <text:p>779035026906239000</text:p>
          </table:table-cell>
          <table:table-cell office:value-type="string">
            <text:p>Magmar</text:p>
          </table:table-cell>
          <table:table-cell office:value-type="string">
            <text:p>09/22/16 07:09 PM</text:p>
          </table:table-cell>
          <table:table-cell office:value-type="float" office:value="34.1268464229">
            <text:p>34.1268464229</text:p>
          </table:table-cell>
          <table:table-cell office:value-type="float" office:value="-118.0544227693">
            <text:p>-118.0544227693</text:p>
          </table:table-cell>
        </table:table-row>
        <table:table-row table:style-name="ro1">
          <table:table-cell office:value-type="float" office:value="7.79033796943372E+017">
            <text:p>779033796943372000</text:p>
          </table:table-cell>
          <table:table-cell office:value-type="string">
            <text:p>Arcanine</text:p>
          </table:table-cell>
          <table:table-cell office:value-type="string">
            <text:p>09/22/16 07:05 PM</text:p>
          </table:table-cell>
          <table:table-cell office:value-type="float" office:value="34.1652409698">
            <text:p>34.1652409698</text:p>
          </table:table-cell>
          <table:table-cell office:value-type="float" office:value="-118.0439034385">
            <text:p>-118.0439034385</text:p>
          </table:table-cell>
        </table:table-row>
        <table:table-row table:style-name="ro1">
          <table:table-cell office:value-type="float" office:value="7.79025687428551E+017">
            <text:p>779025687428551000</text:p>
          </table:table-cell>
          <table:table-cell office:value-type="string">
            <text:p>Ivysaur</text:p>
          </table:table-cell>
          <table:table-cell office:value-type="string">
            <text:p>09/22/16 06:32 PM</text:p>
          </table:table-cell>
          <table:table-cell office:value-type="float" office:value="34.1493647051">
            <text:p>34.1493647051</text:p>
          </table:table-cell>
          <table:table-cell office:value-type="float" office:value="-118.0307305241">
            <text:p>-118.0307305241</text:p>
          </table:table-cell>
        </table:table-row>
        <table:table-row table:style-name="ro1">
          <table:table-cell office:value-type="float" office:value="7.790252495558E+017">
            <text:p>779025249555800000</text:p>
          </table:table-cell>
          <table:table-cell office:value-type="string">
            <text:p>Hitmonchan</text:p>
          </table:table-cell>
          <table:table-cell office:value-type="string">
            <text:p>09/22/16 06:31 PM</text:p>
          </table:table-cell>
          <table:table-cell office:value-type="float" office:value="34.1118171493">
            <text:p>34.1118171493</text:p>
          </table:table-cell>
          <table:table-cell office:value-type="float" office:value="-118.0646670799">
            <text:p>-118.0646670799</text:p>
          </table:table-cell>
        </table:table-row>
        <table:table-row table:style-name="ro1">
          <table:table-cell office:value-type="float" office:value="7.7902367969903E+017">
            <text:p>779023679699030000</text:p>
          </table:table-cell>
          <table:table-cell office:value-type="string">
            <text:p>Electabuzz</text:p>
          </table:table-cell>
          <table:table-cell office:value-type="string">
            <text:p>09/22/16 06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015077479539E+017">
            <text:p>779015077479539000</text:p>
          </table:table-cell>
          <table:table-cell office:value-type="string">
            <text:p>Kingler</text:p>
          </table:table-cell>
          <table:table-cell office:value-type="string">
            <text:p>09/22/16 05:50 PM</text:p>
          </table:table-cell>
          <table:table-cell office:value-type="float" office:value="34.1628194739">
            <text:p>34.1628194739</text:p>
          </table:table-cell>
          <table:table-cell office:value-type="float" office:value="-118.0362193576">
            <text:p>-118.0362193576</text:p>
          </table:table-cell>
        </table:table-row>
        <table:table-row table:style-name="ro1">
          <table:table-cell office:value-type="float" office:value="7.79015043115475E+017">
            <text:p>779015043115475000</text:p>
          </table:table-cell>
          <table:table-cell office:value-type="string">
            <text:p>Dragonite</text:p>
          </table:table-cell>
          <table:table-cell office:value-type="string">
            <text:p>09/22/16 05:50 PM</text:p>
          </table:table-cell>
          <table:table-cell office:value-type="float" office:value="34.1617090874">
            <text:p>34.1617090874</text:p>
          </table:table-cell>
          <table:table-cell office:value-type="float" office:value="-118.0358534407">
            <text:p>-118.0358534407</text:p>
          </table:table-cell>
        </table:table-row>
        <table:table-row table:style-name="ro1">
          <table:table-cell office:value-type="float" office:value="7.79010875499778E+017">
            <text:p>779010875499778000</text:p>
          </table:table-cell>
          <table:table-cell office:value-type="string">
            <text:p>Scyther</text:p>
          </table:table-cell>
          <table:table-cell office:value-type="string">
            <text:p>09/22/16 05:34 PM</text:p>
          </table:table-cell>
          <table:table-cell office:value-type="float" office:value="34.1530176581">
            <text:p>34.1530176581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79010478139847E+017">
            <text:p>779010478139847000</text:p>
          </table:table-cell>
          <table:table-cell office:value-type="string">
            <text:p>Magmar</text:p>
          </table:table-cell>
          <table:table-cell office:value-type="string">
            <text:p>09/22/16 05:32 PM</text:p>
          </table:table-cell>
          <table:table-cell office:value-type="float" office:value="34.1072677342">
            <text:p>34.1072677342</text:p>
          </table:table-cell>
          <table:table-cell office:value-type="float" office:value="-118.0578071163">
            <text:p>-118.0578071163</text:p>
          </table:table-cell>
        </table:table-row>
        <table:table-row table:style-name="ro1">
          <table:table-cell office:value-type="float" office:value="7.79010231212794E+017">
            <text:p>779010231212794000</text:p>
          </table:table-cell>
          <table:table-cell office:value-type="string">
            <text:p>Electabuzz</text:p>
          </table:table-cell>
          <table:table-cell office:value-type="string">
            <text:p>09/22/16 05:31 PM</text:p>
          </table:table-cell>
          <table:table-cell office:value-type="float" office:value="34.1252355725">
            <text:p>34.1252355725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9009305357922E+017">
            <text:p>779009305357922000</text:p>
          </table:table-cell>
          <table:table-cell office:value-type="string">
            <text:p>Scyther</text:p>
          </table:table-cell>
          <table:table-cell office:value-type="string">
            <text:p>09/22/16 05:27 PM</text:p>
          </table:table-cell>
          <table:table-cell office:value-type="float" office:value="34.1181291789">
            <text:p>34.1181291789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9009189897089E+017">
            <text:p>779009189897089000</text:p>
          </table:table-cell>
          <table:table-cell office:value-type="string">
            <text:p>Rapidash</text:p>
          </table:table-cell>
          <table:table-cell office:value-type="string">
            <text:p>09/22/16 05:27 PM</text:p>
          </table:table-cell>
          <table:table-cell office:value-type="float" office:value="34.1514657402">
            <text:p>34.1514657402</text:p>
          </table:table-cell>
          <table:table-cell office:value-type="float" office:value="-118.0293582891">
            <text:p>-118.0293582891</text:p>
          </table:table-cell>
        </table:table-row>
        <table:table-row table:style-name="ro1">
          <table:table-cell office:value-type="float" office:value="7.7900910142244E+017">
            <text:p>779009101422440000</text:p>
          </table:table-cell>
          <table:table-cell office:value-type="string">
            <text:p>Jolteon</text:p>
          </table:table-cell>
          <table:table-cell office:value-type="string">
            <text:p>09/22/16 05:26 PM</text:p>
          </table:table-cell>
          <table:table-cell office:value-type="float" office:value="34.1399527378">
            <text:p>34.1399527378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79008581337166E+017">
            <text:p>779008581337166000</text:p>
          </table:table-cell>
          <table:table-cell office:value-type="string">
            <text:p>Electabuzz</text:p>
          </table:table-cell>
          <table:table-cell office:value-type="string">
            <text:p>09/22/16 05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9007275985842E+017">
            <text:p>779007275985842000</text:p>
          </table:table-cell>
          <table:table-cell office:value-type="string">
            <text:p>Rapidash</text:p>
          </table:table-cell>
          <table:table-cell office:value-type="string">
            <text:p>09/22/16 05:19 PM</text:p>
          </table:table-cell>
          <table:table-cell office:value-type="float" office:value="34.1121215597">
            <text:p>34.1121215597</text:p>
          </table:table-cell>
          <table:table-cell office:value-type="float" office:value="-118.0673195276">
            <text:p>-118.0673195276</text:p>
          </table:table-cell>
        </table:table-row>
        <table:table-row table:style-name="ro1">
          <table:table-cell office:value-type="float" office:value="7.79006783687799E+017">
            <text:p>779006783687799000</text:p>
          </table:table-cell>
          <table:table-cell office:value-type="string">
            <text:p>Machamp</text:p>
          </table:table-cell>
          <table:table-cell office:value-type="string">
            <text:p>09/22/16 05:17 PM</text:p>
          </table:table-cell>
          <table:table-cell office:value-type="float" office:value="34.1275579109">
            <text:p>34.1275579109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9003968504549E+017">
            <text:p>779003968504549000</text:p>
          </table:table-cell>
          <table:table-cell office:value-type="string">
            <text:p>Raichu</text:p>
          </table:table-cell>
          <table:table-cell office:value-type="string">
            <text:p>09/22/16 05:06 PM</text:p>
          </table:table-cell>
          <table:table-cell office:value-type="float" office:value="34.1269995174">
            <text:p>34.1269995174</text:p>
          </table:table-cell>
          <table:table-cell office:value-type="float" office:value="-118.0272541749">
            <text:p>-118.0272541749</text:p>
          </table:table-cell>
        </table:table-row>
        <table:table-row table:style-name="ro1">
          <table:table-cell office:value-type="float" office:value="7.79001240290075E+017">
            <text:p>779001240290075000</text:p>
          </table:table-cell>
          <table:table-cell office:value-type="string">
            <text:p>Chansey</text:p>
          </table:table-cell>
          <table:table-cell office:value-type="string">
            <text:p>09/22/16 04:55 PM</text:p>
          </table:table-cell>
          <table:table-cell office:value-type="float" office:value="34.1203682737">
            <text:p>34.1203682737</text:p>
          </table:table-cell>
          <table:table-cell office:value-type="float" office:value="-118.0330175588">
            <text:p>-118.0330175588</text:p>
          </table:table-cell>
        </table:table-row>
        <table:table-row table:style-name="ro1">
          <table:table-cell office:value-type="float" office:value="7.79000562851287E+017">
            <text:p>779000562851287000</text:p>
          </table:table-cell>
          <table:table-cell office:value-type="string">
            <text:p>Butterfree</text:p>
          </table:table-cell>
          <table:table-cell office:value-type="string">
            <text:p>09/22/16 04:53 PM</text:p>
          </table:table-cell>
          <table:table-cell office:value-type="float" office:value="34.1516162195">
            <text:p>34.1516162195</text:p>
          </table:table-cell>
          <table:table-cell office:value-type="float" office:value="-118.0471965138">
            <text:p>-118.0471965138</text:p>
          </table:table-cell>
        </table:table-row>
        <table:table-row table:style-name="ro1">
          <table:table-cell office:value-type="float" office:value="7.78996121825706E+017">
            <text:p>778996121825706000</text:p>
          </table:table-cell>
          <table:table-cell office:value-type="string">
            <text:p>Magmar</text:p>
          </table:table-cell>
          <table:table-cell office:value-type="string">
            <text:p>09/22/16 04:35 PM</text:p>
          </table:table-cell>
          <table:table-cell office:value-type="float" office:value="34.1449569314">
            <text:p>34.1449569314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899517303647E+017">
            <text:p>778995173036470000</text:p>
          </table:table-cell>
          <table:table-cell office:value-type="string">
            <text:p>Magmar</text:p>
          </table:table-cell>
          <table:table-cell office:value-type="string">
            <text:p>09/22/16 04:31 PM</text:p>
          </table:table-cell>
          <table:table-cell office:value-type="float" office:value="34.126019623">
            <text:p>34.126019623</text:p>
          </table:table-cell>
          <table:table-cell office:value-type="float" office:value="-118.0664963584">
            <text:p>-118.0664963584</text:p>
          </table:table-cell>
        </table:table-row>
        <table:table-row table:style-name="ro1">
          <table:table-cell office:value-type="float" office:value="7.78993906998387E+017">
            <text:p>778993906998387000</text:p>
          </table:table-cell>
          <table:table-cell office:value-type="string">
            <text:p>Magmar</text:p>
          </table:table-cell>
          <table:table-cell office:value-type="string">
            <text:p>09/22/16 04:26 PM</text:p>
          </table:table-cell>
          <table:table-cell office:value-type="float" office:value="34.111874996">
            <text:p>34.111874996</text:p>
          </table:table-cell>
          <table:table-cell office:value-type="float" office:value="-118.0563436228">
            <text:p>-118.0563436228</text:p>
          </table:table-cell>
        </table:table-row>
        <table:table-row table:style-name="ro1">
          <table:table-cell office:value-type="float" office:value="7.78993317996433E+017">
            <text:p>778993317996433000</text:p>
          </table:table-cell>
          <table:table-cell office:value-type="string">
            <text:p>Arcanine</text:p>
          </table:table-cell>
          <table:table-cell office:value-type="string">
            <text:p>09/22/16 04:24 PM</text:p>
          </table:table-cell>
          <table:table-cell office:value-type="float" office:value="34.167995975">
            <text:p>34.167995975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78992359123988E+017">
            <text:p>778992359123988000</text:p>
          </table:table-cell>
          <table:table-cell office:value-type="string">
            <text:p>Hitmonlee</text:p>
          </table:table-cell>
          <table:table-cell office:value-type="string">
            <text:p>09/22/16 04:20 PM</text:p>
          </table:table-cell>
          <table:table-cell office:value-type="float" office:value="34.111806669">
            <text:p>34.111806669</text:p>
          </table:table-cell>
          <table:table-cell office:value-type="float" office:value="-118.0650329371">
            <text:p>-118.0650329371</text:p>
          </table:table-cell>
        </table:table-row>
        <table:table-row table:style-name="ro1">
          <table:table-cell office:value-type="float" office:value="7.78992141208924E+017">
            <text:p>778992141208924000</text:p>
          </table:table-cell>
          <table:table-cell office:value-type="string">
            <text:p>Dratini</text:p>
          </table:table-cell>
          <table:table-cell office:value-type="string">
            <text:p>09/22/16 04:19 PM</text:p>
          </table:table-cell>
          <table:table-cell office:value-type="float" office:value="34.1202775245">
            <text:p>34.1202775245</text:p>
          </table:table-cell>
          <table:table-cell office:value-type="float" office:value="-118.0142630033">
            <text:p>-118.0142630033</text:p>
          </table:table-cell>
        </table:table-row>
        <table:table-row table:style-name="ro1">
          <table:table-cell office:value-type="float" office:value="7.7899145438328E+017">
            <text:p>778991454383280000</text:p>
          </table:table-cell>
          <table:table-cell office:value-type="string">
            <text:p>Arcanine</text:p>
          </table:table-cell>
          <table:table-cell office:value-type="string">
            <text:p>09/22/16 04:16 PM</text:p>
          </table:table-cell>
          <table:table-cell office:value-type="float" office:value="34.1124407009">
            <text:p>34.1124407009</text:p>
          </table:table-cell>
          <table:table-cell office:value-type="float" office:value="-118.0498492242">
            <text:p>-118.0498492242</text:p>
          </table:table-cell>
        </table:table-row>
        <table:table-row table:style-name="ro1">
          <table:table-cell office:value-type="float" office:value="7.78991353900348E+017">
            <text:p>778991353900348000</text:p>
          </table:table-cell>
          <table:table-cell office:value-type="string">
            <text:p>Electabuzz</text:p>
          </table:table-cell>
          <table:table-cell office:value-type="string">
            <text:p>09/22/16 04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991034957042E+017">
            <text:p>778991034957042000</text:p>
          </table:table-cell>
          <table:table-cell office:value-type="string">
            <text:p>Chansey</text:p>
          </table:table-cell>
          <table:table-cell office:value-type="string">
            <text:p>09/22/16 04:15 PM</text:p>
          </table:table-cell>
          <table:table-cell office:value-type="float" office:value="34.1570968713">
            <text:p>34.1570968713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8989061104992E+017">
            <text:p>778989061104992000</text:p>
          </table:table-cell>
          <table:table-cell office:value-type="string">
            <text:p>Chansey</text:p>
          </table:table-cell>
          <table:table-cell office:value-type="string">
            <text:p>09/22/16 04:07 PM</text:p>
          </table:table-cell>
          <table:table-cell office:value-type="float" office:value="34.1223685821">
            <text:p>34.1223685821</text:p>
          </table:table-cell>
          <table:table-cell office:value-type="float" office:value="-118.0443608137">
            <text:p>-118.0443608137</text:p>
          </table:table-cell>
        </table:table-row>
        <table:table-row table:style-name="ro1">
          <table:table-cell office:value-type="float" office:value="7.78988568416915E+017">
            <text:p>778988568416915000</text:p>
          </table:table-cell>
          <table:table-cell office:value-type="string">
            <text:p>Magmar</text:p>
          </table:table-cell>
          <table:table-cell office:value-type="string">
            <text:p>09/22/16 04:05 PM</text:p>
          </table:table-cell>
          <table:table-cell office:value-type="float" office:value="34.1449569314">
            <text:p>34.1449569314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898803744743E+017">
            <text:p>778988037447430000</text:p>
          </table:table-cell>
          <table:table-cell office:value-type="string">
            <text:p>Alakazam</text:p>
          </table:table-cell>
          <table:table-cell office:value-type="string">
            <text:p>09/22/16 04:03 PM</text:p>
          </table:table-cell>
          <table:table-cell office:value-type="float" office:value="34.1507795646">
            <text:p>34.1507795646</text:p>
          </table:table-cell>
          <table:table-cell office:value-type="float" office:value="-118.0133480962">
            <text:p>-118.0133480962</text:p>
          </table:table-cell>
        </table:table-row>
        <table:table-row table:style-name="ro1">
          <table:table-cell office:value-type="float" office:value="7.78986190808592E+017">
            <text:p>778986190808592000</text:p>
          </table:table-cell>
          <table:table-cell office:value-type="string">
            <text:p>Arcanine</text:p>
          </table:table-cell>
          <table:table-cell office:value-type="string">
            <text:p>09/22/16 03:55 PM</text:p>
          </table:table-cell>
          <table:table-cell office:value-type="float" office:value="34.1412934225">
            <text:p>34.1412934225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8985993072365E+017">
            <text:p>778985993072365000</text:p>
          </table:table-cell>
          <table:table-cell office:value-type="string">
            <text:p>Golduck</text:p>
          </table:table-cell>
          <table:table-cell office:value-type="string">
            <text:p>09/22/16 03:55 PM</text:p>
          </table:table-cell>
          <table:table-cell office:value-type="float" office:value="34.1668848284">
            <text:p>34.1668848284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78985201108083E+017">
            <text:p>778985201108083000</text:p>
          </table:table-cell>
          <table:table-cell office:value-type="string">
            <text:p>Weezing</text:p>
          </table:table-cell>
          <table:table-cell office:value-type="string">
            <text:p>09/22/16 03:51 PM</text:p>
          </table:table-cell>
          <table:table-cell office:value-type="float" office:value="34.1078975894">
            <text:p>34.1078975894</text:p>
          </table:table-cell>
          <table:table-cell office:value-type="float" office:value="-118.0377744962">
            <text:p>-118.0377744962</text:p>
          </table:table-cell>
        </table:table-row>
        <table:table-row table:style-name="ro1">
          <table:table-cell office:value-type="float" office:value="7.78984742226043E+017">
            <text:p>778984742226043000</text:p>
          </table:table-cell>
          <table:table-cell office:value-type="string">
            <text:p>Jolteon</text:p>
          </table:table-cell>
          <table:table-cell office:value-type="string">
            <text:p>09/22/16 03:50 PM</text:p>
          </table:table-cell>
          <table:table-cell office:value-type="float" office:value="34.1623359785">
            <text:p>34.1623359785</text:p>
          </table:table-cell>
          <table:table-cell office:value-type="float" office:value="-118.0530507182">
            <text:p>-118.0530507182</text:p>
          </table:table-cell>
        </table:table-row>
        <table:table-row table:style-name="ro1">
          <table:table-cell office:value-type="float" office:value="7.78981782620299E+017">
            <text:p>778981782620299000</text:p>
          </table:table-cell>
          <table:table-cell office:value-type="string">
            <text:p>Charmeleon</text:p>
          </table:table-cell>
          <table:table-cell office:value-type="string">
            <text:p>09/22/16 03:38 PM</text:p>
          </table:table-cell>
          <table:table-cell office:value-type="float" office:value="34.1006787332">
            <text:p>34.1006787332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8981169316504E+017">
            <text:p>778981169316504000</text:p>
          </table:table-cell>
          <table:table-cell office:value-type="string">
            <text:p>Rapidash</text:p>
          </table:table-cell>
          <table:table-cell office:value-type="string">
            <text:p>09/22/16 03:35 PM</text:p>
          </table:table-cell>
          <table:table-cell office:value-type="float" office:value="34.1237366517">
            <text:p>34.1237366517</text:p>
          </table:table-cell>
          <table:table-cell office:value-type="float" office:value="-118.059544999">
            <text:p>-118.059544999</text:p>
          </table:table-cell>
        </table:table-row>
        <table:table-row table:style-name="ro1">
          <table:table-cell office:value-type="float" office:value="7.78980975770411E+017">
            <text:p>778980975770411000</text:p>
          </table:table-cell>
          <table:table-cell office:value-type="string">
            <text:p>Lickitung</text:p>
          </table:table-cell>
          <table:table-cell office:value-type="string">
            <text:p>09/22/16 03:35 PM</text:p>
          </table:table-cell>
          <table:table-cell office:value-type="float" office:value="34.1614959569">
            <text:p>34.1614959569</text:p>
          </table:table-cell>
          <table:table-cell office:value-type="float" office:value="-118.0509468858">
            <text:p>-118.0509468858</text:p>
          </table:table-cell>
        </table:table-row>
        <table:table-row table:style-name="ro1">
          <table:table-cell office:value-type="float" office:value="7.78979684931416E+017">
            <text:p>778979684931416000</text:p>
          </table:table-cell>
          <table:table-cell office:value-type="string">
            <text:p>Rapidash</text:p>
          </table:table-cell>
          <table:table-cell office:value-type="string">
            <text:p>09/22/16 03:30 PM</text:p>
          </table:table-cell>
          <table:table-cell office:value-type="float" office:value="34.1213013333">
            <text:p>34.1213013333</text:p>
          </table:table-cell>
          <table:table-cell office:value-type="float" office:value="-118.0557948097">
            <text:p>-118.0557948097</text:p>
          </table:table-cell>
        </table:table-row>
        <table:table-row table:style-name="ro1">
          <table:table-cell office:value-type="float" office:value="7.78979527942812E+017">
            <text:p>778979527942812000</text:p>
          </table:table-cell>
          <table:table-cell office:value-type="string">
            <text:p>Ivysaur</text:p>
          </table:table-cell>
          <table:table-cell office:value-type="string">
            <text:p>09/22/16 03:29 PM</text:p>
          </table:table-cell>
          <table:table-cell office:value-type="float" office:value="34.1395863509">
            <text:p>34.1395863509</text:p>
          </table:table-cell>
          <table:table-cell office:value-type="float" office:value="-118.0197523468">
            <text:p>-118.0197523468</text:p>
          </table:table-cell>
        </table:table-row>
        <table:table-row table:style-name="ro1">
          <table:table-cell office:value-type="float" office:value="7.78978833680654E+017">
            <text:p>778978833680654000</text:p>
          </table:table-cell>
          <table:table-cell office:value-type="string">
            <text:p>Jolteon</text:p>
          </table:table-cell>
          <table:table-cell office:value-type="string">
            <text:p>09/22/16 03:26 PM</text:p>
          </table:table-cell>
          <table:table-cell office:value-type="float" office:value="34.1308035747">
            <text:p>34.1308035747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8977888687174E+017">
            <text:p>778977888687174000</text:p>
          </table:table-cell>
          <table:table-cell office:value-type="string">
            <text:p>Wartortle</text:p>
          </table:table-cell>
          <table:table-cell office:value-type="string">
            <text:p>09/22/16 03:22 PM</text:p>
          </table:table-cell>
          <table:table-cell office:value-type="float" office:value="34.1507519454">
            <text:p>34.1507519454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897729445915E+017">
            <text:p>778977294459150000</text:p>
          </table:table-cell>
          <table:table-cell office:value-type="string">
            <text:p>Butterfree</text:p>
          </table:table-cell>
          <table:table-cell office:value-type="string">
            <text:p>09/22/16 03:20 PM</text:p>
          </table:table-cell>
          <table:table-cell office:value-type="float" office:value="34.1309804608">
            <text:p>34.1309804608</text:p>
          </table:table-cell>
          <table:table-cell office:value-type="float" office:value="-118.030913488">
            <text:p>-118.030913488</text:p>
          </table:table-cell>
        </table:table-row>
        <table:table-row table:style-name="ro1">
          <table:table-cell office:value-type="float" office:value="7.78976840350175E+017">
            <text:p>778976840350175000</text:p>
          </table:table-cell>
          <table:table-cell office:value-type="string">
            <text:p>Scyther</text:p>
          </table:table-cell>
          <table:table-cell office:value-type="string">
            <text:p>09/22/16 03:18 PM</text:p>
          </table:table-cell>
          <table:table-cell office:value-type="float" office:value="34.126467124">
            <text:p>34.126467124</text:p>
          </table:table-cell>
          <table:table-cell office:value-type="float" office:value="-118.0494833355">
            <text:p>-118.0494833355</text:p>
          </table:table-cell>
        </table:table-row>
        <table:table-row table:style-name="ro1">
          <table:table-cell office:value-type="float" office:value="7.78975244375646E+017">
            <text:p>778975244375646000</text:p>
          </table:table-cell>
          <table:table-cell office:value-type="string">
            <text:p>Chansey</text:p>
          </table:table-cell>
          <table:table-cell office:value-type="string">
            <text:p>09/22/16 03:12 PM</text:p>
          </table:table-cell>
          <table:table-cell office:value-type="float" office:value="34.1506927106">
            <text:p>34.1506927106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8974725917712E+017">
            <text:p>778974725917712000</text:p>
          </table:table-cell>
          <table:table-cell office:value-type="string">
            <text:p>Chansey</text:p>
          </table:table-cell>
          <table:table-cell office:value-type="string">
            <text:p>09/22/16 03:10 PM</text:p>
          </table:table-cell>
          <table:table-cell office:value-type="float" office:value="34.1077883575">
            <text:p>34.1077883575</text:p>
          </table:table-cell>
          <table:table-cell office:value-type="float" office:value="-118.0599108668">
            <text:p>-118.0599108668</text:p>
          </table:table-cell>
        </table:table-row>
        <table:table-row table:style-name="ro1">
          <table:table-cell office:value-type="float" office:value="7.78971195416818E+017">
            <text:p>778971195416818000</text:p>
          </table:table-cell>
          <table:table-cell office:value-type="string">
            <text:p>Magmar</text:p>
          </table:table-cell>
          <table:table-cell office:value-type="string">
            <text:p>09/22/16 02:56 PM</text:p>
          </table:table-cell>
          <table:table-cell office:value-type="float" office:value="34.1634239233">
            <text:p>34.1634239233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8970887760454E+017">
            <text:p>778970887760454000</text:p>
          </table:table-cell>
          <table:table-cell office:value-type="string">
            <text:p>Kingler</text:p>
          </table:table-cell>
          <table:table-cell office:value-type="string">
            <text:p>09/22/16 02:55 PM</text:p>
          </table:table-cell>
          <table:table-cell office:value-type="float" office:value="34.1668848284">
            <text:p>34.1668848284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7897027156267E+017">
            <text:p>778970271562670000</text:p>
          </table:table-cell>
          <table:table-cell office:value-type="string">
            <text:p>Dratini</text:p>
          </table:table-cell>
          <table:table-cell office:value-type="string">
            <text:p>09/22/16 02:52 PM</text:p>
          </table:table-cell>
          <table:table-cell office:value-type="float" office:value="34.1337391486">
            <text:p>34.1337391486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8968313560871E+017">
            <text:p>778968313560871000</text:p>
          </table:table-cell>
          <table:table-cell office:value-type="string">
            <text:p>Chansey</text:p>
          </table:table-cell>
          <table:table-cell office:value-type="string">
            <text:p>09/22/16 02:44 PM</text:p>
          </table:table-cell>
          <table:table-cell office:value-type="float" office:value="34.1217241985">
            <text:p>34.1217241985</text:p>
          </table:table-cell>
          <table:table-cell office:value-type="float" office:value="-118.023320329">
            <text:p>-118.023320329</text:p>
          </table:table-cell>
        </table:table-row>
        <table:table-row table:style-name="ro1">
          <table:table-cell office:value-type="float" office:value="7.78967909854917E+017">
            <text:p>778967909854917000</text:p>
          </table:table-cell>
          <table:table-cell office:value-type="string">
            <text:p>Nidoking</text:p>
          </table:table-cell>
          <table:table-cell office:value-type="string">
            <text:p>09/22/16 02:43 PM</text:p>
          </table:table-cell>
          <table:table-cell office:value-type="float" office:value="34.1652983828">
            <text:p>34.1652983828</text:p>
          </table:table-cell>
          <table:table-cell office:value-type="float" office:value="-118.0439949136">
            <text:p>-118.0439949136</text:p>
          </table:table-cell>
        </table:table-row>
        <table:table-row table:style-name="ro1">
          <table:table-cell office:value-type="float" office:value="7.78965031513764E+017">
            <text:p>778965031513764000</text:p>
          </table:table-cell>
          <table:table-cell office:value-type="string">
            <text:p>Arcanine</text:p>
          </table:table-cell>
          <table:table-cell office:value-type="string">
            <text:p>09/22/16 02:31 PM</text:p>
          </table:table-cell>
          <table:table-cell office:value-type="float" office:value="34.1211051065">
            <text:p>34.1211051065</text:p>
          </table:table-cell>
          <table:table-cell office:value-type="float" office:value="-118.0345727255">
            <text:p>-118.0345727255</text:p>
          </table:table-cell>
        </table:table-row>
        <table:table-row table:style-name="ro1">
          <table:table-cell office:value-type="float" office:value="7.78964710947369E+017">
            <text:p>778964710947369000</text:p>
          </table:table-cell>
          <table:table-cell office:value-type="string">
            <text:p>Arcanine</text:p>
          </table:table-cell>
          <table:table-cell office:value-type="string">
            <text:p>09/22/16 02:30 PM</text:p>
          </table:table-cell>
          <table:table-cell office:value-type="float" office:value="34.1406722931">
            <text:p>34.1406722931</text:p>
          </table:table-cell>
          <table:table-cell office:value-type="float" office:value="-118.0273456586">
            <text:p>-118.0273456586</text:p>
          </table:table-cell>
        </table:table-row>
        <table:table-row table:style-name="ro1">
          <table:table-cell office:value-type="float" office:value="7.78963997282316E+017">
            <text:p>778963997282316000</text:p>
          </table:table-cell>
          <table:table-cell office:value-type="string">
            <text:p>Ivysaur</text:p>
          </table:table-cell>
          <table:table-cell office:value-type="string">
            <text:p>09/22/16 02:27 PM</text:p>
          </table:table-cell>
          <table:table-cell office:value-type="float" office:value="34.1480790654">
            <text:p>34.1480790654</text:p>
          </table:table-cell>
          <table:table-cell office:value-type="float" office:value="-118.0210331692">
            <text:p>-118.0210331692</text:p>
          </table:table-cell>
        </table:table-row>
        <table:table-row table:style-name="ro1">
          <table:table-cell office:value-type="float" office:value="7.78962300086518E+017">
            <text:p>778962300086518000</text:p>
          </table:table-cell>
          <table:table-cell office:value-type="string">
            <text:p>Rapidash</text:p>
          </table:table-cell>
          <table:table-cell office:value-type="string">
            <text:p>09/22/16 02:20 PM</text:p>
          </table:table-cell>
          <table:table-cell office:value-type="float" office:value="34.1476950223">
            <text:p>34.1476950223</text:p>
          </table:table-cell>
          <table:table-cell office:value-type="float" office:value="-118.0267967554">
            <text:p>-118.0267967554</text:p>
          </table:table-cell>
        </table:table-row>
        <table:table-row table:style-name="ro1">
          <table:table-cell office:value-type="float" office:value="7.78962297741988E+017">
            <text:p>778962297741988000</text:p>
          </table:table-cell>
          <table:table-cell office:value-type="string">
            <text:p>Chansey</text:p>
          </table:table-cell>
          <table:table-cell office:value-type="string">
            <text:p>09/22/16 02:20 PM</text:p>
          </table:table-cell>
          <table:table-cell office:value-type="float" office:value="34.1262531357">
            <text:p>34.1262531357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8960587162202E+017">
            <text:p>778960587162202000</text:p>
          </table:table-cell>
          <table:table-cell office:value-type="string">
            <text:p>Flareon</text:p>
          </table:table-cell>
          <table:table-cell office:value-type="string">
            <text:p>09/22/16 02:14 PM</text:p>
          </table:table-cell>
          <table:table-cell office:value-type="float" office:value="34.1064784799">
            <text:p>34.1064784799</text:p>
          </table:table-cell>
          <table:table-cell office:value-type="float" office:value="-118.0496662799">
            <text:p>-118.0496662799</text:p>
          </table:table-cell>
        </table:table-row>
        <table:table-row table:style-name="ro1">
          <table:table-cell office:value-type="float" office:value="7.78960477833474E+017">
            <text:p>778960477833474000</text:p>
          </table:table-cell>
          <table:table-cell office:value-type="string">
            <text:p>Hitmonchan</text:p>
          </table:table-cell>
          <table:table-cell office:value-type="string">
            <text:p>09/22/16 02:13 PM</text:p>
          </table:table-cell>
          <table:table-cell office:value-type="float" office:value="34.1240816909">
            <text:p>34.1240816909</text:p>
          </table:table-cell>
          <table:table-cell office:value-type="float" office:value="-118.0558862786">
            <text:p>-118.0558862786</text:p>
          </table:table-cell>
        </table:table-row>
        <table:table-row table:style-name="ro1">
          <table:table-cell office:value-type="float" office:value="7.78958551045681E+017">
            <text:p>778958551045681000</text:p>
          </table:table-cell>
          <table:table-cell office:value-type="string">
            <text:p>Exeggutor</text:p>
          </table:table-cell>
          <table:table-cell office:value-type="string">
            <text:p>09/22/16 02:06 PM</text:p>
          </table:table-cell>
          <table:table-cell office:value-type="float" office:value="34.1423594745">
            <text:p>34.1423594745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8958332027556E+017">
            <text:p>778958332027556000</text:p>
          </table:table-cell>
          <table:table-cell office:value-type="string">
            <text:p>Beedrill</text:p>
          </table:table-cell>
          <table:table-cell office:value-type="string">
            <text:p>09/22/16 02:05 PM</text:p>
          </table:table-cell>
          <table:table-cell office:value-type="float" office:value="34.1663840358">
            <text:p>34.1663840358</text:p>
          </table:table-cell>
          <table:table-cell office:value-type="float" office:value="-118.0347556853">
            <text:p>-118.0347556853</text:p>
          </table:table-cell>
        </table:table-row>
        <table:table-row table:style-name="ro1">
          <table:table-cell office:value-type="float" office:value="7.7894547742113E+017">
            <text:p>778945477421130000</text:p>
          </table:table-cell>
          <table:table-cell office:value-type="string">
            <text:p>Nidoqueen</text:p>
          </table:table-cell>
          <table:table-cell office:value-type="string">
            <text:p>09/22/16 01:14 PM</text:p>
          </table:table-cell>
          <table:table-cell office:value-type="float" office:value="34.1299507753">
            <text:p>34.1299507753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8944689294545E+017">
            <text:p>778944689294545000</text:p>
          </table:table-cell>
          <table:table-cell office:value-type="string">
            <text:p>Nidoking</text:p>
          </table:table-cell>
          <table:table-cell office:value-type="string">
            <text:p>09/22/16 01:11 PM</text:p>
          </table:table-cell>
          <table:table-cell office:value-type="float" office:value="34.1140237471">
            <text:p>34.1140237471</text:p>
          </table:table-cell>
          <table:table-cell office:value-type="float" office:value="-118.0236862718">
            <text:p>-118.0236862718</text:p>
          </table:table-cell>
        </table:table-row>
        <table:table-row table:style-name="ro1">
          <table:table-cell office:value-type="float" office:value="7.78944389477347E+017">
            <text:p>778944389477347000</text:p>
          </table:table-cell>
          <table:table-cell office:value-type="string">
            <text:p>Magmar</text:p>
          </table:table-cell>
          <table:table-cell office:value-type="string">
            <text:p>09/22/16 01:09 PM</text:p>
          </table:table-cell>
          <table:table-cell office:value-type="float" office:value="34.1050107019">
            <text:p>34.1050107019</text:p>
          </table:table-cell>
          <table:table-cell office:value-type="float" office:value="-118.0329260779">
            <text:p>-118.0329260779</text:p>
          </table:table-cell>
        </table:table-row>
        <table:table-row table:style-name="ro1">
          <table:table-cell office:value-type="float" office:value="7.78942553437577E+017">
            <text:p>778942553437577000</text:p>
          </table:table-cell>
          <table:table-cell office:value-type="string">
            <text:p>Butterfree</text:p>
          </table:table-cell>
          <table:table-cell office:value-type="string">
            <text:p>09/22/16 01:02 PM</text:p>
          </table:table-cell>
          <table:table-cell office:value-type="float" office:value="34.1542907235">
            <text:p>34.1542907235</text:p>
          </table:table-cell>
          <table:table-cell office:value-type="float" office:value="-118.0250585507">
            <text:p>-118.0250585507</text:p>
          </table:table-cell>
        </table:table-row>
        <table:table-row table:style-name="ro1">
          <table:table-cell office:value-type="float" office:value="7.78942364656148E+017">
            <text:p>778942364656148000</text:p>
          </table:table-cell>
          <table:table-cell office:value-type="string">
            <text:p>Magmar</text:p>
          </table:table-cell>
          <table:table-cell office:value-type="string">
            <text:p>09/22/16 01:01 PM</text:p>
          </table:table-cell>
          <table:table-cell office:value-type="float" office:value="34.1512510521">
            <text:p>34.1512510521</text:p>
          </table:table-cell>
          <table:table-cell office:value-type="float" office:value="-118.0221310096">
            <text:p>-118.0221310096</text:p>
          </table:table-cell>
        </table:table-row>
        <table:table-row table:style-name="ro1">
          <table:table-cell office:value-type="float" office:value="7.7894121029562E+017">
            <text:p>778941210295620000</text:p>
          </table:table-cell>
          <table:table-cell office:value-type="string">
            <text:p>Magmar</text:p>
          </table:table-cell>
          <table:table-cell office:value-type="string">
            <text:p>09/22/16 12:57 PM</text:p>
          </table:table-cell>
          <table:table-cell office:value-type="float" office:value="34.100113782">
            <text:p>34.100113782</text:p>
          </table:table-cell>
          <table:table-cell office:value-type="float" office:value="-118.0410676856">
            <text:p>-118.0410676856</text:p>
          </table:table-cell>
        </table:table-row>
        <table:table-row table:style-name="ro1">
          <table:table-cell office:value-type="float" office:value="7.78940862151569E+017">
            <text:p>778940862151569000</text:p>
          </table:table-cell>
          <table:table-cell office:value-type="string">
            <text:p>Rapidash</text:p>
          </table:table-cell>
          <table:table-cell office:value-type="string">
            <text:p>09/22/16 12:55 PM</text:p>
          </table:table-cell>
          <table:table-cell office:value-type="float" office:value="34.1402700451">
            <text:p>34.1402700451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8937322121245E+017">
            <text:p>778937322121245000</text:p>
          </table:table-cell>
          <table:table-cell office:value-type="string">
            <text:p>Charmeleon</text:p>
          </table:table-cell>
          <table:table-cell office:value-type="string">
            <text:p>09/22/16 12:41 PM</text:p>
          </table:table-cell>
          <table:table-cell office:value-type="float" office:value="34.1564630258">
            <text:p>34.1564630258</text:p>
          </table:table-cell>
          <table:table-cell office:value-type="float" office:value="-118.0373171039">
            <text:p>-118.0373171039</text:p>
          </table:table-cell>
        </table:table-row>
        <table:table-row table:style-name="ro1">
          <table:table-cell office:value-type="float" office:value="7.78936889352999E+017">
            <text:p>778936889352999000</text:p>
          </table:table-cell>
          <table:table-cell office:value-type="string">
            <text:p>Jolteon</text:p>
          </table:table-cell>
          <table:table-cell office:value-type="string">
            <text:p>09/22/16 12:40 PM</text:p>
          </table:table-cell>
          <table:table-cell office:value-type="float" office:value="34.1118900598">
            <text:p>34.1118900598</text:p>
          </table:table-cell>
          <table:table-cell office:value-type="float" office:value="-118.0452755607">
            <text:p>-118.0452755607</text:p>
          </table:table-cell>
        </table:table-row>
        <table:table-row table:style-name="ro1">
          <table:table-cell office:value-type="float" office:value="7.78936598553432E+017">
            <text:p>778936598553432000</text:p>
          </table:table-cell>
          <table:table-cell office:value-type="string">
            <text:p>Beedrill</text:p>
          </table:table-cell>
          <table:table-cell office:value-type="string">
            <text:p>09/22/16 12:38 PM</text:p>
          </table:table-cell>
          <table:table-cell office:value-type="float" office:value="34.1286492546">
            <text:p>34.1286492546</text:p>
          </table:table-cell>
          <table:table-cell office:value-type="float" office:value="-118.0319197858">
            <text:p>-118.0319197858</text:p>
          </table:table-cell>
        </table:table-row>
        <table:table-row table:style-name="ro1">
          <table:table-cell office:value-type="float" office:value="7.78936437064421E+017">
            <text:p>778936437064421000</text:p>
          </table:table-cell>
          <table:table-cell office:value-type="string">
            <text:p>Nidoqueen</text:p>
          </table:table-cell>
          <table:table-cell office:value-type="string">
            <text:p>09/22/16 12:38 PM</text:p>
          </table:table-cell>
          <table:table-cell office:value-type="float" office:value="34.1272273316">
            <text:p>34.1272273316</text:p>
          </table:table-cell>
          <table:table-cell office:value-type="float" office:value="-118.0192034201">
            <text:p>-118.0192034201</text:p>
          </table:table-cell>
        </table:table-row>
        <table:table-row table:style-name="ro1">
          <table:table-cell office:value-type="float" office:value="7.7893639220206E+017">
            <text:p>778936392202060000</text:p>
          </table:table-cell>
          <table:table-cell office:value-type="string">
            <text:p>Hitmonlee</text:p>
          </table:table-cell>
          <table:table-cell office:value-type="string">
            <text:p>09/22/16 12:38 PM</text:p>
          </table:table-cell>
          <table:table-cell office:value-type="float" office:value="34.1301540792">
            <text:p>34.1301540792</text:p>
          </table:table-cell>
          <table:table-cell office:value-type="float" office:value="-118.0549715867">
            <text:p>-118.0549715867</text:p>
          </table:table-cell>
        </table:table-row>
        <table:table-row table:style-name="ro1">
          <table:table-cell office:value-type="float" office:value="7.78935402031821E+017">
            <text:p>778935402031821000</text:p>
          </table:table-cell>
          <table:table-cell office:value-type="string">
            <text:p>Raichu</text:p>
          </table:table-cell>
          <table:table-cell office:value-type="string">
            <text:p>09/22/16 12:34 PM</text:p>
          </table:table-cell>
          <table:table-cell office:value-type="float" office:value="34.1346548644">
            <text:p>34.1346548644</text:p>
          </table:table-cell>
          <table:table-cell office:value-type="float" office:value="-118.0439034385">
            <text:p>-118.0439034385</text:p>
          </table:table-cell>
        </table:table-row>
        <table:table-row table:style-name="ro1">
          <table:table-cell office:value-type="float" office:value="7.78934388922851E+017">
            <text:p>778934388922851000</text:p>
          </table:table-cell>
          <table:table-cell office:value-type="string">
            <text:p>Golem</text:p>
          </table:table-cell>
          <table:table-cell office:value-type="string">
            <text:p>09/22/16 12:30 PM</text:p>
          </table:table-cell>
          <table:table-cell office:value-type="float" office:value="34.1213013333">
            <text:p>34.1213013333</text:p>
          </table:table-cell>
          <table:table-cell office:value-type="float" office:value="-118.0557948097">
            <text:p>-118.0557948097</text:p>
          </table:table-cell>
        </table:table-row>
        <table:table-row table:style-name="ro1">
          <table:table-cell office:value-type="float" office:value="7.78932776380748E+017">
            <text:p>778932776380748000</text:p>
          </table:table-cell>
          <table:table-cell office:value-type="string">
            <text:p>Arcanine</text:p>
          </table:table-cell>
          <table:table-cell office:value-type="string">
            <text:p>09/22/16 12:23 PM</text:p>
          </table:table-cell>
          <table:table-cell office:value-type="float" office:value="34.1510546684">
            <text:p>34.1510546684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8929992369529E+017">
            <text:p>778929992369529000</text:p>
          </table:table-cell>
          <table:table-cell office:value-type="string">
            <text:p>Kingler</text:p>
          </table:table-cell>
          <table:table-cell office:value-type="string">
            <text:p>09/22/16 12:12 PM</text:p>
          </table:table-cell>
          <table:table-cell office:value-type="float" office:value="34.1342649048">
            <text:p>34.1342649048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8929758549664E+017">
            <text:p>778929758549664000</text:p>
          </table:table-cell>
          <table:table-cell office:value-type="string">
            <text:p>Scyther</text:p>
          </table:table-cell>
          <table:table-cell office:value-type="string">
            <text:p>09/22/16 12:11 PM</text:p>
          </table:table-cell>
          <table:table-cell office:value-type="float" office:value="34.1101473093">
            <text:p>34.1101473093</text:p>
          </table:table-cell>
          <table:table-cell office:value-type="float" office:value="-118.048111246">
            <text:p>-118.048111246</text:p>
          </table:table-cell>
        </table:table-row>
        <table:table-row table:style-name="ro1">
          <table:table-cell office:value-type="float" office:value="7.7892895459797E+017">
            <text:p>778928954597970000</text:p>
          </table:table-cell>
          <table:table-cell office:value-type="string">
            <text:p>Tangela</text:p>
          </table:table-cell>
          <table:table-cell office:value-type="string">
            <text:p>09/22/16 12:08 PM</text:p>
          </table:table-cell>
          <table:table-cell office:value-type="float" office:value="34.1516065854">
            <text:p>34.1516065854</text:p>
          </table:table-cell>
          <table:table-cell office:value-type="float" office:value="-118.0265223032">
            <text:p>-118.0265223032</text:p>
          </table:table-cell>
        </table:table-row>
        <table:table-row table:style-name="ro1">
          <table:table-cell office:value-type="float" office:value="7.78928768232468E+017">
            <text:p>778928768232468000</text:p>
          </table:table-cell>
          <table:table-cell office:value-type="string">
            <text:p>Lickitung</text:p>
          </table:table-cell>
          <table:table-cell office:value-type="string">
            <text:p>09/22/16 12:07 PM</text:p>
          </table:table-cell>
          <table:table-cell office:value-type="float" office:value="34.1183215074">
            <text:p>34.1183215074</text:p>
          </table:table-cell>
          <table:table-cell office:value-type="float" office:value="-118.029632737">
            <text:p>-118.029632737</text:p>
          </table:table-cell>
        </table:table-row>
        <table:table-row table:style-name="ro1">
          <table:table-cell office:value-type="float" office:value="7.78927641831154E+017">
            <text:p>778927641831154000</text:p>
          </table:table-cell>
          <table:table-cell office:value-type="string">
            <text:p>Arcanine</text:p>
          </table:table-cell>
          <table:table-cell office:value-type="string">
            <text:p>09/22/16 12:03 PM</text:p>
          </table:table-cell>
          <table:table-cell office:value-type="float" office:value="34.1510546684">
            <text:p>34.1510546684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892444784357E+017">
            <text:p>778924447843570000</text:p>
          </table:table-cell>
          <table:table-cell office:value-type="string">
            <text:p>Dratini</text:p>
          </table:table-cell>
          <table:table-cell office:value-type="string">
            <text:p>09/22/16 11:50 AM</text:p>
          </table:table-cell>
          <table:table-cell office:value-type="float" office:value="34.1617090874">
            <text:p>34.1617090874</text:p>
          </table:table-cell>
          <table:table-cell office:value-type="float" office:value="-118.0358534407">
            <text:p>-118.0358534407</text:p>
          </table:table-cell>
        </table:table-row>
        <table:table-row table:style-name="ro1">
          <table:table-cell office:value-type="float" office:value="7.78923497758208E+017">
            <text:p>778923497758208000</text:p>
          </table:table-cell>
          <table:table-cell office:value-type="string">
            <text:p>Charmeleon</text:p>
          </table:table-cell>
          <table:table-cell office:value-type="string">
            <text:p>09/22/16 11:46 AM</text:p>
          </table:table-cell>
          <table:table-cell office:value-type="float" office:value="34.1638144437">
            <text:p>34.1638144437</text:p>
          </table:table-cell>
          <table:table-cell office:value-type="float" office:value="-118.0406103019">
            <text:p>-118.0406103019</text:p>
          </table:table-cell>
        </table:table-row>
        <table:table-row table:style-name="ro1">
          <table:table-cell office:value-type="float" office:value="7.78918127757173E+017">
            <text:p>778918127757173000</text:p>
          </table:table-cell>
          <table:table-cell office:value-type="string">
            <text:p>Chansey</text:p>
          </table:table-cell>
          <table:table-cell office:value-type="string">
            <text:p>09/22/16 11:25 AM</text:p>
          </table:table-cell>
          <table:table-cell office:value-type="float" office:value="34.1623038201">
            <text:p>34.1623038201</text:p>
          </table:table-cell>
          <table:table-cell office:value-type="float" office:value="-118.040244394">
            <text:p>-118.040244394</text:p>
          </table:table-cell>
        </table:table-row>
        <table:table-row table:style-name="ro1">
          <table:table-cell office:value-type="float" office:value="7.78917646288822E+017">
            <text:p>778917646288822000</text:p>
          </table:table-cell>
          <table:table-cell office:value-type="string">
            <text:p>Jolteon</text:p>
          </table:table-cell>
          <table:table-cell office:value-type="string">
            <text:p>09/22/16 11:23 AM</text:p>
          </table:table-cell>
          <table:table-cell office:value-type="float" office:value="34.1506963787">
            <text:p>34.1506963787</text:p>
          </table:table-cell>
          <table:table-cell office:value-type="float" office:value="-118.0366767528">
            <text:p>-118.0366767528</text:p>
          </table:table-cell>
        </table:table-row>
        <table:table-row table:style-name="ro1">
          <table:table-cell office:value-type="float" office:value="7.78916626439615E+017">
            <text:p>778916626439615000</text:p>
          </table:table-cell>
          <table:table-cell office:value-type="string">
            <text:p>Wigglytuff</text:p>
          </table:table-cell>
          <table:table-cell office:value-type="string">
            <text:p>09/22/16 11:19 AM</text:p>
          </table:table-cell>
          <table:table-cell office:value-type="float" office:value="34.162585342">
            <text:p>34.162585342</text:p>
          </table:table-cell>
          <table:table-cell office:value-type="float" office:value="-118.0429886845">
            <text:p>-118.0429886845</text:p>
          </table:table-cell>
        </table:table-row>
        <table:table-row table:style-name="ro1">
          <table:table-cell office:value-type="float" office:value="7.78913651684053E+017">
            <text:p>778913651684053000</text:p>
          </table:table-cell>
          <table:table-cell office:value-type="string">
            <text:p>Clefable</text:p>
          </table:table-cell>
          <table:table-cell office:value-type="string">
            <text:p>09/22/16 11:07 AM</text:p>
          </table:table-cell>
          <table:table-cell office:value-type="float" office:value="34.1679159217">
            <text:p>34.1679159217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78913395001078E+017">
            <text:p>778913395001078000</text:p>
          </table:table-cell>
          <table:table-cell office:value-type="string">
            <text:p>Chansey</text:p>
          </table:table-cell>
          <table:table-cell office:value-type="string">
            <text:p>09/22/16 11:06 AM</text:p>
          </table:table-cell>
          <table:table-cell office:value-type="float" office:value="34.1675942184">
            <text:p>34.1675942184</text:p>
          </table:table-cell>
          <table:table-cell office:value-type="float" office:value="-118.0253330052">
            <text:p>-118.0253330052</text:p>
          </table:table-cell>
        </table:table-row>
        <table:table-row table:style-name="ro1">
          <table:table-cell office:value-type="float" office:value="7.78910298719736E+017">
            <text:p>778910298719736000</text:p>
          </table:table-cell>
          <table:table-cell office:value-type="string">
            <text:p>Seaking</text:p>
          </table:table-cell>
          <table:table-cell office:value-type="string">
            <text:p>09/22/16 10:54 AM</text:p>
          </table:table-cell>
          <table:table-cell office:value-type="float" office:value="34.1341169261">
            <text:p>34.1341169261</text:p>
          </table:table-cell>
          <table:table-cell office:value-type="float" office:value="-118.0438119633">
            <text:p>-118.0438119633</text:p>
          </table:table-cell>
        </table:table-row>
        <table:table-row table:style-name="ro1">
          <table:table-cell office:value-type="float" office:value="7.78909562539696E+017">
            <text:p>778909562539696000</text:p>
          </table:table-cell>
          <table:table-cell office:value-type="string">
            <text:p>Wigglytuff</text:p>
          </table:table-cell>
          <table:table-cell office:value-type="string">
            <text:p>09/22/16 10:51 AM</text:p>
          </table:table-cell>
          <table:table-cell office:value-type="float" office:value="34.1122063209">
            <text:p>34.1122063209</text:p>
          </table:table-cell>
          <table:table-cell office:value-type="float" office:value="-118.0320112672">
            <text:p>-118.0320112672</text:p>
          </table:table-cell>
        </table:table-row>
        <table:table-row table:style-name="ro1">
          <table:table-cell office:value-type="float" office:value="7.78908827420725E+017">
            <text:p>778908827420725000</text:p>
          </table:table-cell>
          <table:table-cell office:value-type="string">
            <text:p>Jolteon</text:p>
          </table:table-cell>
          <table:table-cell office:value-type="string">
            <text:p>09/22/16 10:48 AM</text:p>
          </table:table-cell>
          <table:table-cell office:value-type="float" office:value="34.128246438">
            <text:p>34.128246438</text:p>
          </table:table-cell>
          <table:table-cell office:value-type="float" office:value="-118.0474709339">
            <text:p>-118.0474709339</text:p>
          </table:table-cell>
        </table:table-row>
        <table:table-row table:style-name="ro1">
          <table:table-cell office:value-type="float" office:value="7.78908729353744E+017">
            <text:p>778908729353744000</text:p>
          </table:table-cell>
          <table:table-cell office:value-type="string">
            <text:p>Raichu</text:p>
          </table:table-cell>
          <table:table-cell office:value-type="string">
            <text:p>09/22/16 10:48 AM</text:p>
          </table:table-cell>
          <table:table-cell office:value-type="float" office:value="34.1467745414">
            <text:p>34.1467745414</text:p>
          </table:table-cell>
          <table:table-cell office:value-type="float" office:value="-118.0373171039">
            <text:p>-118.0373171039</text:p>
          </table:table-cell>
        </table:table-row>
        <table:table-row table:style-name="ro1">
          <table:table-cell office:value-type="float" office:value="7.78904606013207E+017">
            <text:p>778904606013207000</text:p>
          </table:table-cell>
          <table:table-cell office:value-type="string">
            <text:p>Chansey</text:p>
          </table:table-cell>
          <table:table-cell office:value-type="string">
            <text:p>09/22/16 10:31 AM</text:p>
          </table:table-cell>
          <table:table-cell office:value-type="float" office:value="34.1259413407">
            <text:p>34.1259413407</text:p>
          </table:table-cell>
          <table:table-cell office:value-type="float" office:value="-118.0496662799">
            <text:p>-118.0496662799</text:p>
          </table:table-cell>
        </table:table-row>
        <table:table-row table:style-name="ro1">
          <table:table-cell office:value-type="float" office:value="7.78903429183738E+017">
            <text:p>778903429183738000</text:p>
          </table:table-cell>
          <table:table-cell office:value-type="string">
            <text:p>Clefable</text:p>
          </table:table-cell>
          <table:table-cell office:value-type="string">
            <text:p>09/22/16 10:27 AM</text:p>
          </table:table-cell>
          <table:table-cell office:value-type="float" office:value="34.1666704694">
            <text:p>34.1666704694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902828282622E+017">
            <text:p>778902828282622000</text:p>
          </table:table-cell>
          <table:table-cell office:value-type="string">
            <text:p>Hitmonlee</text:p>
          </table:table-cell>
          <table:table-cell office:value-type="string">
            <text:p>09/22/16 10:24 AM</text:p>
          </table:table-cell>
          <table:table-cell office:value-type="float" office:value="34.1621784837">
            <text:p>34.1621784837</text:p>
          </table:table-cell>
          <table:table-cell office:value-type="float" office:value="-118.040427348">
            <text:p>-118.040427348</text:p>
          </table:table-cell>
        </table:table-row>
        <table:table-row table:style-name="ro1">
          <table:table-cell office:value-type="float" office:value="7.78902389369606E+017">
            <text:p>778902389369606000</text:p>
          </table:table-cell>
          <table:table-cell office:value-type="string">
            <text:p>Omastar</text:p>
          </table:table-cell>
          <table:table-cell office:value-type="string">
            <text:p>09/22/16 10:22 AM</text:p>
          </table:table-cell>
          <table:table-cell office:value-type="float" office:value="34.1513577212">
            <text:p>34.1513577212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8901476307456E+017">
            <text:p>778901476307456000</text:p>
          </table:table-cell>
          <table:table-cell office:value-type="string">
            <text:p>Magmar</text:p>
          </table:table-cell>
          <table:table-cell office:value-type="string">
            <text:p>09/22/16 10:19 AM</text:p>
          </table:table-cell>
          <table:table-cell office:value-type="float" office:value="34.1191934088">
            <text:p>34.1191934088</text:p>
          </table:table-cell>
          <table:table-cell office:value-type="float" office:value="-118.0678683049">
            <text:p>-118.0678683049</text:p>
          </table:table-cell>
        </table:table-row>
        <table:table-row table:style-name="ro1">
          <table:table-cell office:value-type="float" office:value="7.7890042319734E+017">
            <text:p>778900423197340000</text:p>
          </table:table-cell>
          <table:table-cell office:value-type="string">
            <text:p>Magmar</text:p>
          </table:table-cell>
          <table:table-cell office:value-type="string">
            <text:p>09/22/16 10:15 AM</text:p>
          </table:table-cell>
          <table:table-cell office:value-type="float" office:value="34.1229500319">
            <text:p>34.1229500319</text:p>
          </table:table-cell>
          <table:table-cell office:value-type="float" office:value="-118.0562521541">
            <text:p>-118.0562521541</text:p>
          </table:table-cell>
        </table:table-row>
        <table:table-row table:style-name="ro1">
          <table:table-cell office:value-type="float" office:value="7.7889936516318E+017">
            <text:p>778899365163180000</text:p>
          </table:table-cell>
          <table:table-cell office:value-type="string">
            <text:p>Raichu</text:p>
          </table:table-cell>
          <table:table-cell office:value-type="string">
            <text:p>09/22/16 10:10 AM</text:p>
          </table:table-cell>
          <table:table-cell office:value-type="float" office:value="34.1531170442">
            <text:p>34.1531170442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8899362151674E+017">
            <text:p>778899362151674000</text:p>
          </table:table-cell>
          <table:table-cell office:value-type="string">
            <text:p>Hitmonlee</text:p>
          </table:table-cell>
          <table:table-cell office:value-type="string">
            <text:p>09/22/16 10:10 AM</text:p>
          </table:table-cell>
          <table:table-cell office:value-type="float" office:value="34.1135602161">
            <text:p>34.1135602161</text:p>
          </table:table-cell>
          <table:table-cell office:value-type="float" office:value="-118.0618316606">
            <text:p>-118.0618316606</text:p>
          </table:table-cell>
        </table:table-row>
        <table:table-row table:style-name="ro1">
          <table:table-cell office:value-type="float" office:value="7.7889899010852E+017">
            <text:p>778898990108520000</text:p>
          </table:table-cell>
          <table:table-cell office:value-type="string">
            <text:p>Magmar</text:p>
          </table:table-cell>
          <table:table-cell office:value-type="string">
            <text:p>09/22/16 10:09 AM</text:p>
          </table:table-cell>
          <table:table-cell office:value-type="float" office:value="34.1262661361">
            <text:p>34.1262661361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8897440246264E+017">
            <text:p>778897440246264000</text:p>
          </table:table-cell>
          <table:table-cell office:value-type="string">
            <text:p>Jolteon</text:p>
          </table:table-cell>
          <table:table-cell office:value-type="string">
            <text:p>09/22/16 10:03 AM</text:p>
          </table:table-cell>
          <table:table-cell office:value-type="float" office:value="34.150654257">
            <text:p>34.150654257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8895698628452E+017">
            <text:p>778895698628452000</text:p>
          </table:table-cell>
          <table:table-cell office:value-type="string">
            <text:p>Dragonite</text:p>
          </table:table-cell>
          <table:table-cell office:value-type="string">
            <text:p>09/22/16 09:56 AM</text:p>
          </table:table-cell>
          <table:table-cell office:value-type="float" office:value="34.1634239233">
            <text:p>34.1634239233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8894512731005E+017">
            <text:p>778894512731005000</text:p>
          </table:table-cell>
          <table:table-cell office:value-type="string">
            <text:p>Rapidash</text:p>
          </table:table-cell>
          <table:table-cell office:value-type="string">
            <text:p>09/22/16 09:51 AM</text:p>
          </table:table-cell>
          <table:table-cell office:value-type="float" office:value="34.1451414634">
            <text:p>34.1451414634</text:p>
          </table:table-cell>
          <table:table-cell office:value-type="float" office:value="-118.0299986668">
            <text:p>-118.0299986668</text:p>
          </table:table-cell>
        </table:table-row>
        <table:table-row table:style-name="ro1">
          <table:table-cell office:value-type="float" office:value="7.78893857442325E+017">
            <text:p>778893857442325000</text:p>
          </table:table-cell>
          <table:table-cell office:value-type="string">
            <text:p>Rapidash</text:p>
          </table:table-cell>
          <table:table-cell office:value-type="string">
            <text:p>09/22/16 09:49 AM</text:p>
          </table:table-cell>
          <table:table-cell office:value-type="float" office:value="34.1209337079">
            <text:p>34.1209337079</text:p>
          </table:table-cell>
          <table:table-cell office:value-type="float" office:value="-118.059544999">
            <text:p>-118.059544999</text:p>
          </table:table-cell>
        </table:table-row>
        <table:table-row table:style-name="ro1">
          <table:table-cell office:value-type="float" office:value="7.78890730257297E+017">
            <text:p>778890730257297000</text:p>
          </table:table-cell>
          <table:table-cell office:value-type="string">
            <text:p>Lickitung</text:p>
          </table:table-cell>
          <table:table-cell office:value-type="string">
            <text:p>09/22/16 09:36 AM</text:p>
          </table:table-cell>
          <table:table-cell office:value-type="float" office:value="34.1216928739">
            <text:p>34.1216928739</text:p>
          </table:table-cell>
          <table:table-cell office:value-type="float" office:value="-118.0130736231">
            <text:p>-118.0130736231</text:p>
          </table:table-cell>
        </table:table-row>
        <table:table-row table:style-name="ro1">
          <table:table-cell office:value-type="float" office:value="7.78889660965597E+017">
            <text:p>778889660965597000</text:p>
          </table:table-cell>
          <table:table-cell office:value-type="string">
            <text:p>Hitmonchan</text:p>
          </table:table-cell>
          <table:table-cell office:value-type="string">
            <text:p>09/22/16 09:32 AM</text:p>
          </table:table-cell>
          <table:table-cell office:value-type="float" office:value="34.1169587575">
            <text:p>34.1169587575</text:p>
          </table:table-cell>
          <table:table-cell office:value-type="float" office:value="-118.0620145923">
            <text:p>-118.0620145923</text:p>
          </table:table-cell>
        </table:table-row>
        <table:table-row table:style-name="ro1">
          <table:table-cell office:value-type="float" office:value="7.78885659650056E+017">
            <text:p>778885659650056000</text:p>
          </table:table-cell>
          <table:table-cell office:value-type="string">
            <text:p>Electabuzz</text:p>
          </table:table-cell>
          <table:table-cell office:value-type="string">
            <text:p>09/22/16 09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884841538331E+017">
            <text:p>778884841538331000</text:p>
          </table:table-cell>
          <table:table-cell office:value-type="string">
            <text:p>Golem</text:p>
          </table:table-cell>
          <table:table-cell office:value-type="string">
            <text:p>09/22/16 09:13 AM</text:p>
          </table:table-cell>
          <table:table-cell office:value-type="float" office:value="34.1239647435">
            <text:p>34.1239647435</text:p>
          </table:table-cell>
          <table:table-cell office:value-type="float" office:value="-118.0592705976">
            <text:p>-118.0592705976</text:p>
          </table:table-cell>
        </table:table-row>
        <table:table-row table:style-name="ro1">
          <table:table-cell office:value-type="float" office:value="7.78882823075738E+017">
            <text:p>778882823075738000</text:p>
          </table:table-cell>
          <table:table-cell office:value-type="string">
            <text:p>Wigglytuff</text:p>
          </table:table-cell>
          <table:table-cell office:value-type="string">
            <text:p>09/22/16 09:05 AM</text:p>
          </table:table-cell>
          <table:table-cell office:value-type="float" office:value="34.1284095294">
            <text:p>34.1284095294</text:p>
          </table:table-cell>
          <table:table-cell office:value-type="float" office:value="-118.0361278785">
            <text:p>-118.0361278785</text:p>
          </table:table-cell>
        </table:table-row>
        <table:table-row table:style-name="ro1">
          <table:table-cell office:value-type="float" office:value="7.78881057114329E+017">
            <text:p>778881057114329000</text:p>
          </table:table-cell>
          <table:table-cell office:value-type="string">
            <text:p>Dratini</text:p>
          </table:table-cell>
          <table:table-cell office:value-type="string">
            <text:p>09/22/16 08:58 AM</text:p>
          </table:table-cell>
          <table:table-cell office:value-type="float" office:value="34.1388391662">
            <text:p>34.1388391662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78880991851012E+017">
            <text:p>778880991851012000</text:p>
          </table:table-cell>
          <table:table-cell office:value-type="string">
            <text:p>Magmar</text:p>
          </table:table-cell>
          <table:table-cell office:value-type="string">
            <text:p>09/22/16 08:57 AM</text:p>
          </table:table-cell>
          <table:table-cell office:value-type="float" office:value="34.1629304984">
            <text:p>34.1629304984</text:p>
          </table:table-cell>
          <table:table-cell office:value-type="float" office:value="-118.0393296211">
            <text:p>-118.0393296211</text:p>
          </table:table-cell>
        </table:table-row>
        <table:table-row table:style-name="ro1">
          <table:table-cell office:value-type="float" office:value="7.78880645841887E+017">
            <text:p>778880645841887000</text:p>
          </table:table-cell>
          <table:table-cell office:value-type="string">
            <text:p>Arcanine</text:p>
          </table:table-cell>
          <table:table-cell office:value-type="string">
            <text:p>09/22/16 08:56 AM</text:p>
          </table:table-cell>
          <table:table-cell office:value-type="float" office:value="34.1276756279">
            <text:p>34.1276756279</text:p>
          </table:table-cell>
          <table:table-cell office:value-type="float" office:value="-118.0160928033">
            <text:p>-118.0160928033</text:p>
          </table:table-cell>
        </table:table-row>
        <table:table-row table:style-name="ro1">
          <table:table-cell office:value-type="float" office:value="7.78879106305831E+017">
            <text:p>778879106305831000</text:p>
          </table:table-cell>
          <table:table-cell office:value-type="string">
            <text:p>Rapidash</text:p>
          </table:table-cell>
          <table:table-cell office:value-type="string">
            <text:p>09/22/16 08:50 AM</text:p>
          </table:table-cell>
          <table:table-cell office:value-type="float" office:value="34.1248079364">
            <text:p>34.1248079364</text:p>
          </table:table-cell>
          <table:table-cell office:value-type="float" office:value="-118.0668622119">
            <text:p>-118.0668622119</text:p>
          </table:table-cell>
        </table:table-row>
        <table:table-row table:style-name="ro1">
          <table:table-cell office:value-type="float" office:value="7.78878088633459E+017">
            <text:p>778878088633459000</text:p>
          </table:table-cell>
          <table:table-cell office:value-type="string">
            <text:p>Flareon</text:p>
          </table:table-cell>
          <table:table-cell office:value-type="string">
            <text:p>09/22/16 08:46 AM</text:p>
          </table:table-cell>
          <table:table-cell office:value-type="float" office:value="34.1425232337">
            <text:p>34.1425232337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8874842594497E+017">
            <text:p>778874842594497000</text:p>
          </table:table-cell>
          <table:table-cell office:value-type="string">
            <text:p>Clefable</text:p>
          </table:table-cell>
          <table:table-cell office:value-type="string">
            <text:p>09/22/16 08:33 AM</text:p>
          </table:table-cell>
          <table:table-cell office:value-type="float" office:value="34.1621153257">
            <text:p>34.1621153257</text:p>
          </table:table-cell>
          <table:table-cell office:value-type="float" office:value="-118.0516786564">
            <text:p>-118.0516786564</text:p>
          </table:table-cell>
        </table:table-row>
        <table:table-row table:style-name="ro1">
          <table:table-cell office:value-type="float" office:value="7.78873708681146E+017">
            <text:p>778873708681146000</text:p>
          </table:table-cell>
          <table:table-cell office:value-type="string">
            <text:p>Tangela</text:p>
          </table:table-cell>
          <table:table-cell office:value-type="string">
            <text:p>09/22/16 08:28 AM</text:p>
          </table:table-cell>
          <table:table-cell office:value-type="float" office:value="34.1031813976">
            <text:p>34.1031813976</text:p>
          </table:table-cell>
          <table:table-cell office:value-type="float" office:value="-118.0451840862">
            <text:p>-118.0451840862</text:p>
          </table:table-cell>
        </table:table-row>
        <table:table-row table:style-name="ro1">
          <table:table-cell office:value-type="float" office:value="7.78872500826452E+017">
            <text:p>778872500826452000</text:p>
          </table:table-cell>
          <table:table-cell office:value-type="string">
            <text:p>Kingler</text:p>
          </table:table-cell>
          <table:table-cell office:value-type="string">
            <text:p>09/22/16 08:24 AM</text:p>
          </table:table-cell>
          <table:table-cell office:value-type="float" office:value="34.1387816891">
            <text:p>34.1387816891</text:p>
          </table:table-cell>
          <table:table-cell office:value-type="float" office:value="-118.0184715152">
            <text:p>-118.0184715152</text:p>
          </table:table-cell>
        </table:table-row>
        <table:table-row table:style-name="ro1">
          <table:table-cell office:value-type="float" office:value="7.78870706167612E+017">
            <text:p>778870706167612000</text:p>
          </table:table-cell>
          <table:table-cell office:value-type="string">
            <text:p>Chansey</text:p>
          </table:table-cell>
          <table:table-cell office:value-type="string">
            <text:p>09/22/16 08:17 AM</text:p>
          </table:table-cell>
          <table:table-cell office:value-type="float" office:value="34.1077616569">
            <text:p>34.1077616569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8869549525369E+017">
            <text:p>778869549525369000</text:p>
          </table:table-cell>
          <table:table-cell office:value-type="string">
            <text:p>Arcanine</text:p>
          </table:table-cell>
          <table:table-cell office:value-type="string">
            <text:p>09/22/16 08:12 AM</text:p>
          </table:table-cell>
          <table:table-cell office:value-type="float" office:value="34.0970675815">
            <text:p>34.0970675815</text:p>
          </table:table-cell>
          <table:table-cell office:value-type="float" office:value="-118.040427348">
            <text:p>-118.040427348</text:p>
          </table:table-cell>
        </table:table-row>
        <table:table-row table:style-name="ro1">
          <table:table-cell office:value-type="float" office:value="7.78868468338733E+017">
            <text:p>778868468338733000</text:p>
          </table:table-cell>
          <table:table-cell office:value-type="string">
            <text:p>Arcanine</text:p>
          </table:table-cell>
          <table:table-cell office:value-type="string">
            <text:p>09/22/16 08:08 AM</text:p>
          </table:table-cell>
          <table:table-cell office:value-type="float" office:value="34.1515577728">
            <text:p>34.1515577728</text:p>
          </table:table-cell>
          <table:table-cell office:value-type="float" office:value="-118.0134395871">
            <text:p>-118.0134395871</text:p>
          </table:table-cell>
        </table:table-row>
        <table:table-row table:style-name="ro1">
          <table:table-cell office:value-type="float" office:value="7.78868388550414E+017">
            <text:p>778868388550414000</text:p>
          </table:table-cell>
          <table:table-cell office:value-type="string">
            <text:p>Ivysaur</text:p>
          </table:table-cell>
          <table:table-cell office:value-type="string">
            <text:p>09/22/16 08:07 AM</text:p>
          </table:table-cell>
          <table:table-cell office:value-type="float" office:value="34.0990731595">
            <text:p>34.0990731595</text:p>
          </table:table-cell>
          <table:table-cell office:value-type="float" office:value="-118.037500061">
            <text:p>-118.037500061</text:p>
          </table:table-cell>
        </table:table-row>
        <table:table-row table:style-name="ro1">
          <table:table-cell office:value-type="float" office:value="7.78866387678695E+017">
            <text:p>778866387678695000</text:p>
          </table:table-cell>
          <table:table-cell office:value-type="string">
            <text:p>Arcanine</text:p>
          </table:table-cell>
          <table:table-cell office:value-type="string">
            <text:p>09/22/16 07:59 AM</text:p>
          </table:table-cell>
          <table:table-cell office:value-type="float" office:value="34.1302634741">
            <text:p>34.1302634741</text:p>
          </table:table-cell>
          <table:table-cell office:value-type="float" office:value="-118.0574412441">
            <text:p>-118.0574412441</text:p>
          </table:table-cell>
        </table:table-row>
        <table:table-row table:style-name="ro1">
          <table:table-cell office:value-type="float" office:value="7.78860918130119E+017">
            <text:p>778860918130119000</text:p>
          </table:table-cell>
          <table:table-cell office:value-type="string">
            <text:p>Raichu</text:p>
          </table:table-cell>
          <table:table-cell office:value-type="string">
            <text:p>09/22/16 07:38 AM</text:p>
          </table:table-cell>
          <table:table-cell office:value-type="float" office:value="34.1300976175">
            <text:p>34.1300976175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8858889483686E+017">
            <text:p>778858889483686000</text:p>
          </table:table-cell>
          <table:table-cell office:value-type="string">
            <text:p>Beedrill</text:p>
          </table:table-cell>
          <table:table-cell office:value-type="string">
            <text:p>09/22/16 07:30 AM</text:p>
          </table:table-cell>
          <table:table-cell office:value-type="float" office:value="34.1250672885">
            <text:p>34.1250672885</text:p>
          </table:table-cell>
          <table:table-cell office:value-type="float" office:value="-118.0522274824">
            <text:p>-118.0522274824</text:p>
          </table:table-cell>
        </table:table-row>
        <table:table-row table:style-name="ro1">
          <table:table-cell office:value-type="float" office:value="7.78858653105349E+017">
            <text:p>778858653105349000</text:p>
          </table:table-cell>
          <table:table-cell office:value-type="string">
            <text:p>Electabuzz</text:p>
          </table:table-cell>
          <table:table-cell office:value-type="string">
            <text:p>09/22/16 07:29 AM</text:p>
          </table:table-cell>
          <table:table-cell office:value-type="float" office:value="34.1513243455">
            <text:p>34.1513243455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78857583062884E+017">
            <text:p>778857583062884000</text:p>
          </table:table-cell>
          <table:table-cell office:value-type="string">
            <text:p>Electabuzz</text:p>
          </table:table-cell>
          <table:table-cell office:value-type="string">
            <text:p>09/22/16 07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852916853559E+017">
            <text:p>778852916853559000</text:p>
          </table:table-cell>
          <table:table-cell office:value-type="string">
            <text:p>Arcanine</text:p>
          </table:table-cell>
          <table:table-cell office:value-type="string">
            <text:p>09/22/16 07:06 AM</text:p>
          </table:table-cell>
          <table:table-cell office:value-type="float" office:value="34.1588856745">
            <text:p>34.1588856745</text:p>
          </table:table-cell>
          <table:table-cell office:value-type="float" office:value="-118.0498492242">
            <text:p>-118.0498492242</text:p>
          </table:table-cell>
        </table:table-row>
        <table:table-row table:style-name="ro1">
          <table:table-cell office:value-type="float" office:value="7.78852016667759E+017">
            <text:p>778852016667759000</text:p>
          </table:table-cell>
          <table:table-cell office:value-type="string">
            <text:p>Wartortle</text:p>
          </table:table-cell>
          <table:table-cell office:value-type="string">
            <text:p>09/22/16 07:02 AM</text:p>
          </table:table-cell>
          <table:table-cell office:value-type="float" office:value="34.1554119171">
            <text:p>34.1554119171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8850508547039E+017">
            <text:p>778850508547039000</text:p>
          </table:table-cell>
          <table:table-cell office:value-type="string">
            <text:p>Charmeleon</text:p>
          </table:table-cell>
          <table:table-cell office:value-type="string">
            <text:p>09/22/16 06:56 AM</text:p>
          </table:table-cell>
          <table:table-cell office:value-type="float" office:value="34.1614385485">
            <text:p>34.1614385485</text:p>
          </table:table-cell>
          <table:table-cell office:value-type="float" office:value="-118.0508554143">
            <text:p>-118.0508554143</text:p>
          </table:table-cell>
        </table:table-row>
        <table:table-row table:style-name="ro1">
          <table:table-cell office:value-type="float" office:value="7.78849967033115E+017">
            <text:p>778849967033115000</text:p>
          </table:table-cell>
          <table:table-cell office:value-type="string">
            <text:p>Flareon</text:p>
          </table:table-cell>
          <table:table-cell office:value-type="string">
            <text:p>09/22/16 06:54 AM</text:p>
          </table:table-cell>
          <table:table-cell office:value-type="float" office:value="34.1230301171">
            <text:p>34.1230301171</text:p>
          </table:table-cell>
          <table:table-cell office:value-type="float" office:value="-118.0562521541">
            <text:p>-118.0562521541</text:p>
          </table:table-cell>
        </table:table-row>
        <table:table-row table:style-name="ro1">
          <table:table-cell office:value-type="float" office:value="7.78849691953795E+017">
            <text:p>778849691953795000</text:p>
          </table:table-cell>
          <table:table-cell office:value-type="string">
            <text:p>Hitmonchan</text:p>
          </table:table-cell>
          <table:table-cell office:value-type="string">
            <text:p>09/22/16 06:53 AM</text:p>
          </table:table-cell>
          <table:table-cell office:value-type="float" office:value="34.1119408386">
            <text:p>34.1119408386</text:p>
          </table:table-cell>
          <table:table-cell office:value-type="float" office:value="-118.0638438984">
            <text:p>-118.0638438984</text:p>
          </table:table-cell>
        </table:table-row>
        <table:table-row table:style-name="ro1">
          <table:table-cell office:value-type="float" office:value="7.78849303561327E+017">
            <text:p>778849303561327000</text:p>
          </table:table-cell>
          <table:table-cell office:value-type="string">
            <text:p>Rapidash</text:p>
          </table:table-cell>
          <table:table-cell office:value-type="string">
            <text:p>09/22/16 06:51 AM</text:p>
          </table:table-cell>
          <table:table-cell office:value-type="float" office:value="34.1423784822">
            <text:p>34.1423784822</text:p>
          </table:table-cell>
          <table:table-cell office:value-type="float" office:value="-118.0278945601">
            <text:p>-118.0278945601</text:p>
          </table:table-cell>
        </table:table-row>
        <table:table-row table:style-name="ro1">
          <table:table-cell office:value-type="float" office:value="7.78842214675775E+017">
            <text:p>778842214675775000</text:p>
          </table:table-cell>
          <table:table-cell office:value-type="string">
            <text:p>Chansey</text:p>
          </table:table-cell>
          <table:table-cell office:value-type="string">
            <text:p>09/22/16 06:23 AM</text:p>
          </table:table-cell>
          <table:table-cell office:value-type="float" office:value="34.1186616758">
            <text:p>34.1186616758</text:p>
          </table:table-cell>
          <table:table-cell office:value-type="float" office:value="-118.0444522886">
            <text:p>-118.0444522886</text:p>
          </table:table-cell>
        </table:table-row>
        <table:table-row table:style-name="ro1">
          <table:table-cell office:value-type="float" office:value="7.78840542226453E+017">
            <text:p>778840542226453000</text:p>
          </table:table-cell>
          <table:table-cell office:value-type="string">
            <text:p>Chansey</text:p>
          </table:table-cell>
          <table:table-cell office:value-type="string">
            <text:p>09/22/16 06:17 AM</text:p>
          </table:table-cell>
          <table:table-cell office:value-type="float" office:value="34.1255353632">
            <text:p>34.1255353632</text:p>
          </table:table-cell>
          <table:table-cell office:value-type="float" office:value="-118.0561606853">
            <text:p>-118.0561606853</text:p>
          </table:table-cell>
        </table:table-row>
        <table:table-row table:style-name="ro1">
          <table:table-cell office:value-type="float" office:value="7.78840149203354E+017">
            <text:p>778840149203354000</text:p>
          </table:table-cell>
          <table:table-cell office:value-type="string">
            <text:p>Charmeleon</text:p>
          </table:table-cell>
          <table:table-cell office:value-type="string">
            <text:p>09/22/16 06:15 AM</text:p>
          </table:table-cell>
          <table:table-cell office:value-type="float" office:value="34.1265831349">
            <text:p>34.1265831349</text:p>
          </table:table-cell>
          <table:table-cell office:value-type="float" office:value="-118.0587217935">
            <text:p>-118.0587217935</text:p>
          </table:table-cell>
        </table:table-row>
        <table:table-row table:style-name="ro1">
          <table:table-cell office:value-type="float" office:value="7.78838703758152E+017">
            <text:p>778838703758152000</text:p>
          </table:table-cell>
          <table:table-cell office:value-type="string">
            <text:p>Hitmonlee</text:p>
          </table:table-cell>
          <table:table-cell office:value-type="string">
            <text:p>09/22/16 06:09 AM</text:p>
          </table:table-cell>
          <table:table-cell office:value-type="float" office:value="34.1100728456">
            <text:p>34.1100728456</text:p>
          </table:table-cell>
          <table:table-cell office:value-type="float" office:value="-118.0584473909">
            <text:p>-118.0584473909</text:p>
          </table:table-cell>
        </table:table-row>
        <table:table-row table:style-name="ro1">
          <table:table-cell office:value-type="float" office:value="7.78838203822322E+017">
            <text:p>778838203822322000</text:p>
          </table:table-cell>
          <table:table-cell office:value-type="string">
            <text:p>Arcanine</text:p>
          </table:table-cell>
          <table:table-cell office:value-type="string">
            <text:p>09/22/16 06:07 AM</text:p>
          </table:table-cell>
          <table:table-cell office:value-type="float" office:value="34.1180490888">
            <text:p>34.1180490888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8834379556528E+017">
            <text:p>778834379556528000</text:p>
          </table:table-cell>
          <table:table-cell office:value-type="string">
            <text:p>Kingler</text:p>
          </table:table-cell>
          <table:table-cell office:value-type="string">
            <text:p>09/22/16 05:52 AM</text:p>
          </table:table-cell>
          <table:table-cell office:value-type="float" office:value="34.1337391486">
            <text:p>34.1337391486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8832914922426E+017">
            <text:p>778832914922426000</text:p>
          </table:table-cell>
          <table:table-cell office:value-type="string">
            <text:p>Snorlax</text:p>
          </table:table-cell>
          <table:table-cell office:value-type="string">
            <text:p>09/22/16 05:46 AM</text:p>
          </table:table-cell>
          <table:table-cell office:value-type="float" office:value="34.1179010896">
            <text:p>34.1179010896</text:p>
          </table:table-cell>
          <table:table-cell office:value-type="float" office:value="-118.0549715867">
            <text:p>-118.0549715867</text:p>
          </table:table-cell>
        </table:table-row>
        <table:table-row table:style-name="ro1">
          <table:table-cell office:value-type="float" office:value="7.78831235242004E+017">
            <text:p>778831235242004000</text:p>
          </table:table-cell>
          <table:table-cell office:value-type="string">
            <text:p>Rapidash</text:p>
          </table:table-cell>
          <table:table-cell office:value-type="string">
            <text:p>09/22/16 05:40 AM</text:p>
          </table:table-cell>
          <table:table-cell office:value-type="float" office:value="34.1502538438">
            <text:p>34.1502538438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8831059030991E+017">
            <text:p>778831059030991000</text:p>
          </table:table-cell>
          <table:table-cell office:value-type="string">
            <text:p>Arcanine</text:p>
          </table:table-cell>
          <table:table-cell office:value-type="string">
            <text:p>09/22/16 05:39 AM</text:p>
          </table:table-cell>
          <table:table-cell office:value-type="float" office:value="34.1651382721">
            <text:p>34.1651382721</text:p>
          </table:table-cell>
          <table:table-cell office:value-type="float" office:value="-118.0439949136">
            <text:p>-118.0439949136</text:p>
          </table:table-cell>
        </table:table-row>
        <table:table-row table:style-name="ro1">
          <table:table-cell office:value-type="float" office:value="7.78829101347971E+017">
            <text:p>778829101347971000</text:p>
          </table:table-cell>
          <table:table-cell office:value-type="string">
            <text:p>Magmar</text:p>
          </table:table-cell>
          <table:table-cell office:value-type="string">
            <text:p>09/22/16 05:31 AM</text:p>
          </table:table-cell>
          <table:table-cell office:value-type="float" office:value="34.1206510868">
            <text:p>34.1206510868</text:p>
          </table:table-cell>
          <table:table-cell office:value-type="float" office:value="-118.0166417396">
            <text:p>-118.0166417396</text:p>
          </table:table-cell>
        </table:table-row>
        <table:table-row table:style-name="ro1">
          <table:table-cell office:value-type="float" office:value="7.78827386938794E+017">
            <text:p>778827386938794000</text:p>
          </table:table-cell>
          <table:table-cell office:value-type="string">
            <text:p>Electabuzz</text:p>
          </table:table-cell>
          <table:table-cell office:value-type="string">
            <text:p>09/22/16 05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827121326109E+017">
            <text:p>778827121326109000</text:p>
          </table:table-cell>
          <table:table-cell office:value-type="string">
            <text:p>Arcanine</text:p>
          </table:table-cell>
          <table:table-cell office:value-type="string">
            <text:p>09/22/16 05:23 AM</text:p>
          </table:table-cell>
          <table:table-cell office:value-type="float" office:value="34.112077156">
            <text:p>34.112077156</text:p>
          </table:table-cell>
          <table:table-cell office:value-type="float" office:value="-118.0386892772">
            <text:p>-118.0386892772</text:p>
          </table:table-cell>
        </table:table-row>
        <table:table-row table:style-name="ro1">
          <table:table-cell office:value-type="float" office:value="7.78825565901992E+017">
            <text:p>778825565901992000</text:p>
          </table:table-cell>
          <table:table-cell office:value-type="string">
            <text:p>Raichu</text:p>
          </table:table-cell>
          <table:table-cell office:value-type="string">
            <text:p>09/22/16 05:17 AM</text:p>
          </table:table-cell>
          <table:table-cell office:value-type="float" office:value="34.1186453824">
            <text:p>34.1186453824</text:p>
          </table:table-cell>
          <table:table-cell office:value-type="float" office:value="-118.0231373573">
            <text:p>-118.0231373573</text:p>
          </table:table-cell>
        </table:table-row>
        <table:table-row table:style-name="ro1">
          <table:table-cell office:value-type="float" office:value="7.78825393692303E+017">
            <text:p>778825393692303000</text:p>
          </table:table-cell>
          <table:table-cell office:value-type="string">
            <text:p>Scyther</text:p>
          </table:table-cell>
          <table:table-cell office:value-type="string">
            <text:p>09/22/16 05:16 AM</text:p>
          </table:table-cell>
          <table:table-cell office:value-type="float" office:value="34.149230727">
            <text:p>34.149230727</text:p>
          </table:table-cell>
          <table:table-cell office:value-type="float" office:value="-118.0361278785">
            <text:p>-118.0361278785</text:p>
          </table:table-cell>
        </table:table-row>
        <table:table-row table:style-name="ro1">
          <table:table-cell office:value-type="float" office:value="7.7882439630773E+017">
            <text:p>778824396307730000</text:p>
          </table:table-cell>
          <table:table-cell office:value-type="string">
            <text:p>Magmar</text:p>
          </table:table-cell>
          <table:table-cell office:value-type="string">
            <text:p>09/22/16 05:13 AM</text:p>
          </table:table-cell>
          <table:table-cell office:value-type="float" office:value="34.1181671776">
            <text:p>34.1181671776</text:p>
          </table:table-cell>
          <table:table-cell office:value-type="float" office:value="-118.0603682006">
            <text:p>-118.0603682006</text:p>
          </table:table-cell>
        </table:table-row>
        <table:table-row table:style-name="ro1">
          <table:table-cell office:value-type="float" office:value="7.78823779807924E+017">
            <text:p>778823779807924000</text:p>
          </table:table-cell>
          <table:table-cell office:value-type="string">
            <text:p>Magmar</text:p>
          </table:table-cell>
          <table:table-cell office:value-type="string">
            <text:p>09/22/16 05:10 AM</text:p>
          </table:table-cell>
          <table:table-cell office:value-type="float" office:value="34.1269038667">
            <text:p>34.1269038667</text:p>
          </table:table-cell>
          <table:table-cell office:value-type="float" office:value="-118.054514239">
            <text:p>-118.054514239</text:p>
          </table:table-cell>
        </table:table-row>
        <table:table-row table:style-name="ro1">
          <table:table-cell office:value-type="float" office:value="7.7882377801277E+017">
            <text:p>778823778012770000</text:p>
          </table:table-cell>
          <table:table-cell office:value-type="string">
            <text:p>Venusaur</text:p>
          </table:table-cell>
          <table:table-cell office:value-type="string">
            <text:p>09/22/16 05:10 AM</text:p>
          </table:table-cell>
          <table:table-cell office:value-type="float" office:value="34.130118391">
            <text:p>34.130118391</text:p>
          </table:table-cell>
          <table:table-cell office:value-type="float" office:value="-118.0295412544">
            <text:p>-118.0295412544</text:p>
          </table:table-cell>
        </table:table-row>
        <table:table-row table:style-name="ro1">
          <table:table-cell office:value-type="float" office:value="7.78822560787989E+017">
            <text:p>778822560787989000</text:p>
          </table:table-cell>
          <table:table-cell office:value-type="string">
            <text:p>Chansey</text:p>
          </table:table-cell>
          <table:table-cell office:value-type="string">
            <text:p>09/22/16 05:05 AM</text:p>
          </table:table-cell>
          <table:table-cell office:value-type="float" office:value="34.1263626734">
            <text:p>34.1263626734</text:p>
          </table:table-cell>
          <table:table-cell office:value-type="float" office:value="-118.048934501">
            <text:p>-118.048934501</text:p>
          </table:table-cell>
        </table:table-row>
        <table:table-row table:style-name="ro1">
          <table:table-cell office:value-type="float" office:value="7.78822524339487E+017">
            <text:p>778822524339487000</text:p>
          </table:table-cell>
          <table:table-cell office:value-type="string">
            <text:p>Seadra</text:p>
          </table:table-cell>
          <table:table-cell office:value-type="string">
            <text:p>09/22/16 05:05 AM</text:p>
          </table:table-cell>
          <table:table-cell office:value-type="float" office:value="34.1228207402">
            <text:p>34.1228207402</text:p>
          </table:table-cell>
          <table:table-cell office:value-type="float" office:value="-118.0383233654">
            <text:p>-118.0383233654</text:p>
          </table:table-cell>
        </table:table-row>
        <table:table-row table:style-name="ro1">
          <table:table-cell office:value-type="float" office:value="7.78819649311953E+017">
            <text:p>778819649311953000</text:p>
          </table:table-cell>
          <table:table-cell office:value-type="string">
            <text:p>Scyther</text:p>
          </table:table-cell>
          <table:table-cell office:value-type="string">
            <text:p>09/22/16 04:54 AM</text:p>
          </table:table-cell>
          <table:table-cell office:value-type="float" office:value="34.1223584956">
            <text:p>34.1223584956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8818117262639E+017">
            <text:p>778818117262639000</text:p>
          </table:table-cell>
          <table:table-cell office:value-type="string">
            <text:p>Arcanine</text:p>
          </table:table-cell>
          <table:table-cell office:value-type="string">
            <text:p>09/22/16 04:48 AM</text:p>
          </table:table-cell>
          <table:table-cell office:value-type="float" office:value="34.139336637">
            <text:p>34.139336637</text:p>
          </table:table-cell>
          <table:table-cell office:value-type="float" office:value="-118.0165502504">
            <text:p>-118.0165502504</text:p>
          </table:table-cell>
        </table:table-row>
        <table:table-row table:style-name="ro1">
          <table:table-cell office:value-type="float" office:value="7.78818114527957E+017">
            <text:p>778818114527957000</text:p>
          </table:table-cell>
          <table:table-cell office:value-type="string">
            <text:p>Electabuzz</text:p>
          </table:table-cell>
          <table:table-cell office:value-type="string">
            <text:p>09/22/16 04:48 AM</text:p>
          </table:table-cell>
          <table:table-cell office:value-type="float" office:value="34.1614464095">
            <text:p>34.1614464095</text:p>
          </table:table-cell>
          <table:table-cell office:value-type="float" office:value="-118.05405689">
            <text:p>-118.05405689</text:p>
          </table:table-cell>
        </table:table-row>
        <table:table-row table:style-name="ro2">
          <table:table-cell office:value-type="float" office:value="7.78817891307168E+017">
            <text:p>778817891307168000</text:p>
          </table:table-cell>
          <table:table-cell office:value-type="string">
            <text:p>Haunter</text:p>
          </table:table-cell>
          <table:table-cell office:value-type="string">
            <text:p>09/22/16 04:47 AM</text:p>
          </table:table-cell>
          <table:table-cell office:value-type="float" office:value="34.1203856676">
            <text:p>34.1203856676</text:p>
          </table:table-cell>
          <table:table-cell office:value-type="float" office:value="-118.0514042428">
            <text:p>-118.0514042428</text:p>
          </table:table-cell>
        </table:table-row>
        <table:table-row table:style-name="ro1">
          <table:table-cell office:value-type="float" office:value="7.78811707334332E+017">
            <text:p>778811707334332000</text:p>
          </table:table-cell>
          <table:table-cell office:value-type="string">
            <text:p>Chansey</text:p>
          </table:table-cell>
          <table:table-cell office:value-type="string">
            <text:p>09/22/16 04:22 AM</text:p>
          </table:table-cell>
          <table:table-cell office:value-type="float" office:value="34.1023754621">
            <text:p>34.1023754621</text:p>
          </table:table-cell>
          <table:table-cell office:value-type="float" office:value="-118.0474709339">
            <text:p>-118.0474709339</text:p>
          </table:table-cell>
        </table:table-row>
        <table:table-row table:style-name="ro1">
          <table:table-cell office:value-type="float" office:value="7.78811619031654E+017">
            <text:p>778811619031654000</text:p>
          </table:table-cell>
          <table:table-cell office:value-type="string">
            <text:p>Jolteon</text:p>
          </table:table-cell>
          <table:table-cell office:value-type="string">
            <text:p>09/22/16 04:22 AM</text:p>
          </table:table-cell>
          <table:table-cell office:value-type="float" office:value="34.1608723576">
            <text:p>34.1608723576</text:p>
          </table:table-cell>
          <table:table-cell office:value-type="float" office:value="-118.0531421886">
            <text:p>-118.0531421886</text:p>
          </table:table-cell>
        </table:table-row>
        <table:table-row table:style-name="ro1">
          <table:table-cell office:value-type="float" office:value="7.78811202994442E+017">
            <text:p>778811202994442000</text:p>
          </table:table-cell>
          <table:table-cell office:value-type="string">
            <text:p>Charizard</text:p>
          </table:table-cell>
          <table:table-cell office:value-type="string">
            <text:p>09/22/16 04:20 AM</text:p>
          </table:table-cell>
          <table:table-cell office:value-type="float" office:value="34.1309804608">
            <text:p>34.1309804608</text:p>
          </table:table-cell>
          <table:table-cell office:value-type="float" office:value="-118.030913488">
            <text:p>-118.030913488</text:p>
          </table:table-cell>
        </table:table-row>
        <table:table-row table:style-name="ro1">
          <table:table-cell office:value-type="float" office:value="7.78810927164461E+017">
            <text:p>778810927164461000</text:p>
          </table:table-cell>
          <table:table-cell office:value-type="string">
            <text:p>Electabuzz</text:p>
          </table:table-cell>
          <table:table-cell office:value-type="string">
            <text:p>09/22/16 04:19 AM</text:p>
          </table:table-cell>
          <table:table-cell office:value-type="float" office:value="34.162585342">
            <text:p>34.162585342</text:p>
          </table:table-cell>
          <table:table-cell office:value-type="float" office:value="-118.0429886845">
            <text:p>-118.0429886845</text:p>
          </table:table-cell>
        </table:table-row>
        <table:table-row table:style-name="ro1">
          <table:table-cell office:value-type="float" office:value="7.78810392579453E+017">
            <text:p>778810392579453000</text:p>
          </table:table-cell>
          <table:table-cell office:value-type="string">
            <text:p>Magmar</text:p>
          </table:table-cell>
          <table:table-cell office:value-type="string">
            <text:p>09/22/16 04:17 AM</text:p>
          </table:table-cell>
          <table:table-cell office:value-type="float" office:value="34.1027344022">
            <text:p>34.1027344022</text:p>
          </table:table-cell>
          <table:table-cell office:value-type="float" office:value="-118.048934501">
            <text:p>-118.048934501</text:p>
          </table:table-cell>
        </table:table-row>
        <table:table-row table:style-name="ro1">
          <table:table-cell office:value-type="float" office:value="7.78809992346423E+017">
            <text:p>778809992346423000</text:p>
          </table:table-cell>
          <table:table-cell office:value-type="string">
            <text:p>Nidoking</text:p>
          </table:table-cell>
          <table:table-cell office:value-type="string">
            <text:p>09/22/16 04:15 AM</text:p>
          </table:table-cell>
          <table:table-cell office:value-type="float" office:value="34.1613060384">
            <text:p>34.1613060384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8809691807691E+017">
            <text:p>778809691807691000</text:p>
          </table:table-cell>
          <table:table-cell office:value-type="string">
            <text:p>Nidoking</text:p>
          </table:table-cell>
          <table:table-cell office:value-type="string">
            <text:p>09/22/16 04:14 AM</text:p>
          </table:table-cell>
          <table:table-cell office:value-type="float" office:value="34.1655575964">
            <text:p>34.1655575964</text:p>
          </table:table-cell>
          <table:table-cell office:value-type="float" office:value="-118.0516786564">
            <text:p>-118.0516786564</text:p>
          </table:table-cell>
        </table:table-row>
        <table:table-row table:style-name="ro1">
          <table:table-cell office:value-type="float" office:value="7.78806012052505E+017">
            <text:p>778806012052505000</text:p>
          </table:table-cell>
          <table:table-cell office:value-type="string">
            <text:p>Arcanine</text:p>
          </table:table-cell>
          <table:table-cell office:value-type="string">
            <text:p>09/22/16 03:59 AM</text:p>
          </table:table-cell>
          <table:table-cell office:value-type="float" office:value="34.1073932974">
            <text:p>34.1073932974</text:p>
          </table:table-cell>
          <table:table-cell office:value-type="float" office:value="-118.0414335918">
            <text:p>-118.0414335918</text:p>
          </table:table-cell>
        </table:table-row>
        <table:table-row table:style-name="ro1">
          <table:table-cell office:value-type="float" office:value="7.78805564994302E+017">
            <text:p>778805564994302000</text:p>
          </table:table-cell>
          <table:table-cell office:value-type="string">
            <text:p>Raichu</text:p>
          </table:table-cell>
          <table:table-cell office:value-type="string">
            <text:p>09/22/16 03:58 AM</text:p>
          </table:table-cell>
          <table:table-cell office:value-type="float" office:value="34.1227133526">
            <text:p>34.1227133526</text:p>
          </table:table-cell>
          <table:table-cell office:value-type="float" office:value="-118.0449096625">
            <text:p>-118.0449096625</text:p>
          </table:table-cell>
        </table:table-row>
        <table:table-row table:style-name="ro1">
          <table:table-cell office:value-type="float" office:value="7.78805562184118E+017">
            <text:p>778805562184118000</text:p>
          </table:table-cell>
          <table:table-cell office:value-type="string">
            <text:p>Kabutops</text:p>
          </table:table-cell>
          <table:table-cell office:value-type="string">
            <text:p>09/22/16 03:58 AM</text:p>
          </table:table-cell>
          <table:table-cell office:value-type="float" office:value="34.1388391662">
            <text:p>34.1388391662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78800860692296E+017">
            <text:p>778800860692296000</text:p>
          </table:table-cell>
          <table:table-cell office:value-type="string">
            <text:p>Seadra</text:p>
          </table:table-cell>
          <table:table-cell office:value-type="string">
            <text:p>09/22/16 03:39 AM</text:p>
          </table:table-cell>
          <table:table-cell office:value-type="float" office:value="34.1300813074">
            <text:p>34.1300813074</text:p>
          </table:table-cell>
          <table:table-cell office:value-type="float" office:value="-118.0407017787">
            <text:p>-118.0407017787</text:p>
          </table:table-cell>
        </table:table-row>
        <table:table-row table:style-name="ro1">
          <table:table-cell office:value-type="float" office:value="7.78800670962889E+017">
            <text:p>778800670962889000</text:p>
          </table:table-cell>
          <table:table-cell office:value-type="string">
            <text:p>Rapidash</text:p>
          </table:table-cell>
          <table:table-cell office:value-type="string">
            <text:p>09/22/16 03:38 AM</text:p>
          </table:table-cell>
          <table:table-cell office:value-type="float" office:value="34.1289130513">
            <text:p>34.1289130513</text:p>
          </table:table-cell>
          <table:table-cell office:value-type="float" office:value="-118.040244394">
            <text:p>-118.040244394</text:p>
          </table:table-cell>
        </table:table-row>
        <table:table-row table:style-name="ro1">
          <table:table-cell office:value-type="float" office:value="7.78799110996398E+017">
            <text:p>778799110996398000</text:p>
          </table:table-cell>
          <table:table-cell office:value-type="string">
            <text:p>Nidoqueen</text:p>
          </table:table-cell>
          <table:table-cell office:value-type="string">
            <text:p>09/22/16 03:32 AM</text:p>
          </table:table-cell>
          <table:table-cell office:value-type="float" office:value="34.1571881651">
            <text:p>34.1571881651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78798863805092E+017">
            <text:p>778798863805092000</text:p>
          </table:table-cell>
          <table:table-cell office:value-type="string">
            <text:p>Raichu</text:p>
          </table:table-cell>
          <table:table-cell office:value-type="string">
            <text:p>09/22/16 03:31 AM</text:p>
          </table:table-cell>
          <table:table-cell office:value-type="float" office:value="34.1020654277">
            <text:p>34.1020654277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8797822439141E+017">
            <text:p>778797822439141000</text:p>
          </table:table-cell>
          <table:table-cell office:value-type="string">
            <text:p>Arcanine</text:p>
          </table:table-cell>
          <table:table-cell office:value-type="string">
            <text:p>09/22/16 03:27 AM</text:p>
          </table:table-cell>
          <table:table-cell office:value-type="float" office:value="34.1109415398">
            <text:p>34.1109415398</text:p>
          </table:table-cell>
          <table:table-cell office:value-type="float" office:value="-118.062380455">
            <text:p>-118.062380455</text:p>
          </table:table-cell>
        </table:table-row>
        <table:table-row table:style-name="ro1">
          <table:table-cell office:value-type="float" office:value="7.7879718793735E+017">
            <text:p>778797187937350000</text:p>
          </table:table-cell>
          <table:table-cell office:value-type="string">
            <text:p>Electabuzz</text:p>
          </table:table-cell>
          <table:table-cell office:value-type="string">
            <text:p>09/22/16 03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795888646906E+017">
            <text:p>778795888646906000</text:p>
          </table:table-cell>
          <table:table-cell office:value-type="string">
            <text:p>Clefable</text:p>
          </table:table-cell>
          <table:table-cell office:value-type="string">
            <text:p>09/22/16 03:19 AM</text:p>
          </table:table-cell>
          <table:table-cell office:value-type="float" office:value="34.155935664">
            <text:p>34.155935664</text:p>
          </table:table-cell>
          <table:table-cell office:value-type="float" office:value="-118.0368597105">
            <text:p>-118.0368597105</text:p>
          </table:table-cell>
        </table:table-row>
        <table:table-row table:style-name="ro1">
          <table:table-cell office:value-type="float" office:value="7.78795336718389E+017">
            <text:p>778795336718389000</text:p>
          </table:table-cell>
          <table:table-cell office:value-type="string">
            <text:p>Scyther</text:p>
          </table:table-cell>
          <table:table-cell office:value-type="string">
            <text:p>09/22/16 03:17 AM</text:p>
          </table:table-cell>
          <table:table-cell office:value-type="float" office:value="34.1116724864">
            <text:p>34.1116724864</text:p>
          </table:table-cell>
          <table:table-cell office:value-type="float" office:value="-118.0662219679">
            <text:p>-118.0662219679</text:p>
          </table:table-cell>
        </table:table-row>
        <table:table-row table:style-name="ro1">
          <table:table-cell office:value-type="float" office:value="7.78795058292142E+017">
            <text:p>778795058292142000</text:p>
          </table:table-cell>
          <table:table-cell office:value-type="string">
            <text:p>Scyther</text:p>
          </table:table-cell>
          <table:table-cell office:value-type="string">
            <text:p>09/22/16 03:16 AM</text:p>
          </table:table-cell>
          <table:table-cell office:value-type="float" office:value="34.1021143502">
            <text:p>34.1021143502</text:p>
          </table:table-cell>
          <table:table-cell office:value-type="float" office:value="-118.048202719">
            <text:p>-118.048202719</text:p>
          </table:table-cell>
        </table:table-row>
        <table:table-row table:style-name="ro1">
          <table:table-cell office:value-type="float" office:value="7.78794384716292E+017">
            <text:p>778794384716292000</text:p>
          </table:table-cell>
          <table:table-cell office:value-type="string">
            <text:p>Charmeleon</text:p>
          </table:table-cell>
          <table:table-cell office:value-type="string">
            <text:p>09/22/16 03:13 AM</text:p>
          </table:table-cell>
          <table:table-cell office:value-type="float" office:value="34.1240816909">
            <text:p>34.1240816909</text:p>
          </table:table-cell>
          <table:table-cell office:value-type="float" office:value="-118.0558862786">
            <text:p>-118.0558862786</text:p>
          </table:table-cell>
        </table:table-row>
        <table:table-row table:style-name="ro1">
          <table:table-cell office:value-type="float" office:value="7.7879388530047E+017">
            <text:p>778793885300470000</text:p>
          </table:table-cell>
          <table:table-cell office:value-type="string">
            <text:p>Nidoking</text:p>
          </table:table-cell>
          <table:table-cell office:value-type="string">
            <text:p>09/22/16 03:11 AM</text:p>
          </table:table-cell>
          <table:table-cell office:value-type="float" office:value="34.1180159964">
            <text:p>34.1180159964</text:p>
          </table:table-cell>
          <table:table-cell office:value-type="float" office:value="-118.0551545255">
            <text:p>-118.0551545255</text:p>
          </table:table-cell>
        </table:table-row>
        <table:table-row table:style-name="ro1">
          <table:table-cell office:value-type="float" office:value="7.78792979179811E+017">
            <text:p>778792979179811000</text:p>
          </table:table-cell>
          <table:table-cell office:value-type="string">
            <text:p>Nidoqueen</text:p>
          </table:table-cell>
          <table:table-cell office:value-type="string">
            <text:p>09/22/16 03:08 AM</text:p>
          </table:table-cell>
          <table:table-cell office:value-type="float" office:value="34.1628494888">
            <text:p>34.1628494888</text:p>
          </table:table-cell>
          <table:table-cell office:value-type="float" office:value="-118.0525933655">
            <text:p>-118.0525933655</text:p>
          </table:table-cell>
        </table:table-row>
        <table:table-row table:style-name="ro1">
          <table:table-cell office:value-type="float" office:value="7.78792672211317E+017">
            <text:p>778792672211317000</text:p>
          </table:table-cell>
          <table:table-cell office:value-type="string">
            <text:p>Dragonite</text:p>
          </table:table-cell>
          <table:table-cell office:value-type="string">
            <text:p>09/22/16 03:06 AM</text:p>
          </table:table-cell>
          <table:table-cell office:value-type="float" office:value="34.1588754504">
            <text:p>34.1588754504</text:p>
          </table:table-cell>
          <table:table-cell office:value-type="float" office:value="-118.0369511893">
            <text:p>-118.0369511893</text:p>
          </table:table-cell>
        </table:table-row>
        <table:table-row table:style-name="ro1">
          <table:table-cell office:value-type="float" office:value="7.78792465176236E+017">
            <text:p>778792465176236000</text:p>
          </table:table-cell>
          <table:table-cell office:value-type="string">
            <text:p>Magmar</text:p>
          </table:table-cell>
          <table:table-cell office:value-type="string">
            <text:p>09/22/16 03:06 AM</text:p>
          </table:table-cell>
          <table:table-cell office:value-type="float" office:value="34.1033720879">
            <text:p>34.1033720879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78791961540956E+017">
            <text:p>778791961540956000</text:p>
          </table:table-cell>
          <table:table-cell office:value-type="string">
            <text:p>Scyther</text:p>
          </table:table-cell>
          <table:table-cell office:value-type="string">
            <text:p>09/22/16 03:04 AM</text:p>
          </table:table-cell>
          <table:table-cell office:value-type="float" office:value="34.108328138">
            <text:p>34.108328138</text:p>
          </table:table-cell>
          <table:table-cell office:value-type="float" office:value="-118.0564350915">
            <text:p>-118.0564350915</text:p>
          </table:table-cell>
        </table:table-row>
        <table:table-row table:style-name="ro1">
          <table:table-cell office:value-type="float" office:value="7.78791325969715E+017">
            <text:p>778791325969715000</text:p>
          </table:table-cell>
          <table:table-cell office:value-type="string">
            <text:p>Scyther</text:p>
          </table:table-cell>
          <table:table-cell office:value-type="string">
            <text:p>09/22/16 03:01 AM</text:p>
          </table:table-cell>
          <table:table-cell office:value-type="float" office:value="34.1315281415">
            <text:p>34.1315281415</text:p>
          </table:table-cell>
          <table:table-cell office:value-type="float" office:value="-118.0426227816">
            <text:p>-118.0426227816</text:p>
          </table:table-cell>
        </table:table-row>
        <table:table-row table:style-name="ro1">
          <table:table-cell office:value-type="float" office:value="7.78789292520767E+017">
            <text:p>778789292520767000</text:p>
          </table:table-cell>
          <table:table-cell office:value-type="string">
            <text:p>Hitmonlee</text:p>
          </table:table-cell>
          <table:table-cell office:value-type="string">
            <text:p>09/22/16 02:53 AM</text:p>
          </table:table-cell>
          <table:table-cell office:value-type="float" office:value="34.1119408386">
            <text:p>34.1119408386</text:p>
          </table:table-cell>
          <table:table-cell office:value-type="float" office:value="-118.0638438984">
            <text:p>-118.0638438984</text:p>
          </table:table-cell>
        </table:table-row>
        <table:table-row table:style-name="ro1">
          <table:table-cell office:value-type="float" office:value="7.78788901846516E+017">
            <text:p>778788901846516000</text:p>
          </table:table-cell>
          <table:table-cell office:value-type="string">
            <text:p>Magmar</text:p>
          </table:table-cell>
          <table:table-cell office:value-type="string">
            <text:p>09/22/16 02:51 AM</text:p>
          </table:table-cell>
          <table:table-cell office:value-type="float" office:value="34.1423784822">
            <text:p>34.1423784822</text:p>
          </table:table-cell>
          <table:table-cell office:value-type="float" office:value="-118.0278945601">
            <text:p>-118.0278945601</text:p>
          </table:table-cell>
        </table:table-row>
        <table:table-row table:style-name="ro1">
          <table:table-cell office:value-type="float" office:value="7.78785501402665E+017">
            <text:p>778785501402665000</text:p>
          </table:table-cell>
          <table:table-cell office:value-type="string">
            <text:p>Lickitung</text:p>
          </table:table-cell>
          <table:table-cell office:value-type="string">
            <text:p>09/22/16 02:38 AM</text:p>
          </table:table-cell>
          <table:table-cell office:value-type="float" office:value="34.1080181018">
            <text:p>34.1080181018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8784615473386E+017">
            <text:p>778784615473386000</text:p>
          </table:table-cell>
          <table:table-cell office:value-type="string">
            <text:p>Arcanine</text:p>
          </table:table-cell>
          <table:table-cell office:value-type="string">
            <text:p>09/22/16 02:34 AM</text:p>
          </table:table-cell>
          <table:table-cell office:value-type="float" office:value="34.1106786221">
            <text:p>34.1106786221</text:p>
          </table:table-cell>
          <table:table-cell office:value-type="float" office:value="-118.0624719206">
            <text:p>-118.0624719206</text:p>
          </table:table-cell>
        </table:table-row>
        <table:table-row table:style-name="ro1">
          <table:table-cell office:value-type="float" office:value="7.78781546958377E+017">
            <text:p>778781546958377000</text:p>
          </table:table-cell>
          <table:table-cell office:value-type="string">
            <text:p>Arcanine</text:p>
          </table:table-cell>
          <table:table-cell office:value-type="string">
            <text:p>09/22/16 02:22 AM</text:p>
          </table:table-cell>
          <table:table-cell office:value-type="float" office:value="34.1410034502">
            <text:p>34.1410034502</text:p>
          </table:table-cell>
          <table:table-cell office:value-type="float" office:value="-118.0192034201">
            <text:p>-118.0192034201</text:p>
          </table:table-cell>
        </table:table-row>
        <table:table-row table:style-name="ro1">
          <table:table-cell office:value-type="float" office:value="7.78779695068295E+017">
            <text:p>778779695068295000</text:p>
          </table:table-cell>
          <table:table-cell office:value-type="string">
            <text:p>Dratini</text:p>
          </table:table-cell>
          <table:table-cell office:value-type="string">
            <text:p>09/22/16 02:15 AM</text:p>
          </table:table-cell>
          <table:table-cell office:value-type="float" office:value="34.1225333894">
            <text:p>34.1225333894</text:p>
          </table:table-cell>
          <table:table-cell office:value-type="float" office:value="-118.0378659745">
            <text:p>-118.0378659745</text:p>
          </table:table-cell>
        </table:table-row>
        <table:table-row table:style-name="ro1">
          <table:table-cell office:value-type="float" office:value="7.78776570022339E+017">
            <text:p>778776570022339000</text:p>
          </table:table-cell>
          <table:table-cell office:value-type="string">
            <text:p>Flareon</text:p>
          </table:table-cell>
          <table:table-cell office:value-type="string">
            <text:p>09/22/16 02:02 AM</text:p>
          </table:table-cell>
          <table:table-cell office:value-type="float" office:value="34.141111185">
            <text:p>34.141111185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8776529518014E+017">
            <text:p>778776529518014000</text:p>
          </table:table-cell>
          <table:table-cell office:value-type="string">
            <text:p>Hitmonlee</text:p>
          </table:table-cell>
          <table:table-cell office:value-type="string">
            <text:p>09/22/16 02:02 AM</text:p>
          </table:table-cell>
          <table:table-cell office:value-type="float" office:value="34.1159889044">
            <text:p>34.1159889044</text:p>
          </table:table-cell>
          <table:table-cell office:value-type="float" office:value="-118.063020713">
            <text:p>-118.063020713</text:p>
          </table:table-cell>
        </table:table-row>
        <table:table-row table:style-name="ro1">
          <table:table-cell office:value-type="float" office:value="7.78776483112157E+017">
            <text:p>778776483112157000</text:p>
          </table:table-cell>
          <table:table-cell office:value-type="string">
            <text:p>Jolteon</text:p>
          </table:table-cell>
          <table:table-cell office:value-type="string">
            <text:p>09/22/16 02:02 AM</text:p>
          </table:table-cell>
          <table:table-cell office:value-type="float" office:value="34.1256698504">
            <text:p>34.1256698504</text:p>
          </table:table-cell>
          <table:table-cell office:value-type="float" office:value="-118.0303645958">
            <text:p>-118.0303645958</text:p>
          </table:table-cell>
        </table:table-row>
        <table:table-row table:style-name="ro1">
          <table:table-cell office:value-type="float" office:value="7.78775749192847E+017">
            <text:p>778775749192847000</text:p>
          </table:table-cell>
          <table:table-cell office:value-type="string">
            <text:p>Chansey</text:p>
          </table:table-cell>
          <table:table-cell office:value-type="string">
            <text:p>09/22/16 01:59 AM</text:p>
          </table:table-cell>
          <table:table-cell office:value-type="float" office:value="34.1241563584">
            <text:p>34.1241563584</text:p>
          </table:table-cell>
          <table:table-cell office:value-type="float" office:value="-118.0581729878">
            <text:p>-118.0581729878</text:p>
          </table:table-cell>
        </table:table-row>
        <table:table-row table:style-name="ro2">
          <table:table-cell office:value-type="float" office:value="7.78774400313111E+017">
            <text:p>778774400313111000</text:p>
          </table:table-cell>
          <table:table-cell office:value-type="string">
            <text:p>Haunter</text:p>
          </table:table-cell>
          <table:table-cell office:value-type="string">
            <text:p>09/22/16 01:54 AM</text:p>
          </table:table-cell>
          <table:table-cell office:value-type="float" office:value="34.1341169261">
            <text:p>34.1341169261</text:p>
          </table:table-cell>
          <table:table-cell office:value-type="float" office:value="-118.0438119633">
            <text:p>-118.0438119633</text:p>
          </table:table-cell>
        </table:table-row>
        <table:table-row table:style-name="ro1">
          <table:table-cell office:value-type="float" office:value="7.78773428786508E+017">
            <text:p>778773428786508000</text:p>
          </table:table-cell>
          <table:table-cell office:value-type="string">
            <text:p>Arcanine</text:p>
          </table:table-cell>
          <table:table-cell office:value-type="string">
            <text:p>09/22/16 01:50 AM</text:p>
          </table:table-cell>
          <table:table-cell office:value-type="float" office:value="34.1106786221">
            <text:p>34.1106786221</text:p>
          </table:table-cell>
          <table:table-cell office:value-type="float" office:value="-118.0624719206">
            <text:p>-118.0624719206</text:p>
          </table:table-cell>
        </table:table-row>
        <table:table-row table:style-name="ro1">
          <table:table-cell office:value-type="float" office:value="7.78773182505288E+017">
            <text:p>778773182505288000</text:p>
          </table:table-cell>
          <table:table-cell office:value-type="string">
            <text:p>Ivysaur</text:p>
          </table:table-cell>
          <table:table-cell office:value-type="string">
            <text:p>09/22/16 01:49 AM</text:p>
          </table:table-cell>
          <table:table-cell office:value-type="float" office:value="34.1553597122">
            <text:p>34.1553597122</text:p>
          </table:table-cell>
          <table:table-cell office:value-type="float" office:value="-118.0310964516">
            <text:p>-118.0310964516</text:p>
          </table:table-cell>
        </table:table-row>
        <table:table-row table:style-name="ro1">
          <table:table-cell office:value-type="float" office:value="7.78770430362391E+017">
            <text:p>778770430362391000</text:p>
          </table:table-cell>
          <table:table-cell office:value-type="string">
            <text:p>Wartortle</text:p>
          </table:table-cell>
          <table:table-cell office:value-type="string">
            <text:p>09/22/16 01:38 AM</text:p>
          </table:table-cell>
          <table:table-cell office:value-type="float" office:value="34.1289130513">
            <text:p>34.1289130513</text:p>
          </table:table-cell>
          <table:table-cell office:value-type="float" office:value="-118.040244394">
            <text:p>-118.040244394</text:p>
          </table:table-cell>
        </table:table-row>
        <table:table-row table:style-name="ro1">
          <table:table-cell office:value-type="float" office:value="7.78769276165497E+017">
            <text:p>778769276165497000</text:p>
          </table:table-cell>
          <table:table-cell office:value-type="string">
            <text:p>Lickitung</text:p>
          </table:table-cell>
          <table:table-cell office:value-type="string">
            <text:p>09/22/16 01:33 AM</text:p>
          </table:table-cell>
          <table:table-cell office:value-type="float" office:value="34.1346645609">
            <text:p>34.1346645609</text:p>
          </table:table-cell>
          <table:table-cell office:value-type="float" office:value="-118.030913488">
            <text:p>-118.030913488</text:p>
          </table:table-cell>
        </table:table-row>
        <table:table-row table:style-name="ro1">
          <table:table-cell office:value-type="float" office:value="7.78769055226339E+017">
            <text:p>778769055226339000</text:p>
          </table:table-cell>
          <table:table-cell office:value-type="string">
            <text:p>Dragonite</text:p>
          </table:table-cell>
          <table:table-cell office:value-type="string">
            <text:p>09/22/16 01:33 AM</text:p>
          </table:table-cell>
          <table:table-cell office:value-type="float" office:value="34.162929542">
            <text:p>34.162929542</text:p>
          </table:table-cell>
          <table:table-cell office:value-type="float" office:value="-118.0525933655">
            <text:p>-118.0525933655</text:p>
          </table:table-cell>
        </table:table-row>
        <table:table-row table:style-name="ro1">
          <table:table-cell office:value-type="float" office:value="7.78767196730208E+017">
            <text:p>778767196730208000</text:p>
          </table:table-cell>
          <table:table-cell office:value-type="string">
            <text:p>Charmeleon</text:p>
          </table:table-cell>
          <table:table-cell office:value-type="string">
            <text:p>09/22/16 01:25 AM</text:p>
          </table:table-cell>
          <table:table-cell office:value-type="float" office:value="34.1606146424">
            <text:p>34.1606146424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78764860846772E+017">
            <text:p>778764860846772000</text:p>
          </table:table-cell>
          <table:table-cell office:value-type="string">
            <text:p>Electabuzz</text:p>
          </table:table-cell>
          <table:table-cell office:value-type="string">
            <text:p>09/22/16 01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76436014762E+017">
            <text:p>778764360147620000</text:p>
          </table:table-cell>
          <table:table-cell office:value-type="string">
            <text:p>Beedrill</text:p>
          </table:table-cell>
          <table:table-cell office:value-type="string">
            <text:p>09/22/16 01:14 AM</text:p>
          </table:table-cell>
          <table:table-cell office:value-type="float" office:value="34.1490635778">
            <text:p>34.1490635778</text:p>
          </table:table-cell>
          <table:table-cell office:value-type="float" office:value="-118.0377744962">
            <text:p>-118.0377744962</text:p>
          </table:table-cell>
        </table:table-row>
        <table:table-row table:style-name="ro1">
          <table:table-cell office:value-type="float" office:value="7.7876337759828E+017">
            <text:p>778763377598280000</text:p>
          </table:table-cell>
          <table:table-cell office:value-type="string">
            <text:p>Charmeleon</text:p>
          </table:table-cell>
          <table:table-cell office:value-type="string">
            <text:p>09/22/16 01:10 AM</text:p>
          </table:table-cell>
          <table:table-cell office:value-type="float" office:value="34.1268116175">
            <text:p>34.1268116175</text:p>
          </table:table-cell>
          <table:table-cell office:value-type="float" office:value="-118.0542398297">
            <text:p>-118.0542398297</text:p>
          </table:table-cell>
        </table:table-row>
        <table:table-row table:style-name="ro1">
          <table:table-cell office:value-type="float" office:value="7.7876228013355E+017">
            <text:p>778762280133550000</text:p>
          </table:table-cell>
          <table:table-cell office:value-type="string">
            <text:p>Flareon</text:p>
          </table:table-cell>
          <table:table-cell office:value-type="string">
            <text:p>09/22/16 01:06 AM</text:p>
          </table:table-cell>
          <table:table-cell office:value-type="float" office:value="34.1666717313">
            <text:p>34.1666717313</text:p>
          </table:table-cell>
          <table:table-cell office:value-type="float" office:value="-118.0267967554">
            <text:p>-118.0267967554</text:p>
          </table:table-cell>
        </table:table-row>
        <table:table-row table:style-name="ro1">
          <table:table-cell office:value-type="float" office:value="7.78760557650285E+017">
            <text:p>778760557650285000</text:p>
          </table:table-cell>
          <table:table-cell office:value-type="string">
            <text:p>Dratini</text:p>
          </table:table-cell>
          <table:table-cell office:value-type="string">
            <text:p>09/22/16 12:59 AM</text:p>
          </table:table-cell>
          <table:table-cell office:value-type="float" office:value="34.1073208126">
            <text:p>34.1073208126</text:p>
          </table:table-cell>
          <table:table-cell office:value-type="float" office:value="-118.0362193576">
            <text:p>-118.0362193576</text:p>
          </table:table-cell>
        </table:table-row>
        <table:table-row table:style-name="ro1">
          <table:table-cell office:value-type="float" office:value="7.78760477228708E+017">
            <text:p>778760477228708000</text:p>
          </table:table-cell>
          <table:table-cell office:value-type="string">
            <text:p>Scyther</text:p>
          </table:table-cell>
          <table:table-cell office:value-type="string">
            <text:p>09/22/16 12:59 AM</text:p>
          </table:table-cell>
          <table:table-cell office:value-type="float" office:value="34.1680345006">
            <text:p>34.1680345006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78757039552024E+017">
            <text:p>778757039552024000</text:p>
          </table:table-cell>
          <table:table-cell office:value-type="string">
            <text:p>Scyther</text:p>
          </table:table-cell>
          <table:table-cell office:value-type="string">
            <text:p>09/22/16 12:45 AM</text:p>
          </table:table-cell>
          <table:table-cell office:value-type="float" office:value="34.1105394353">
            <text:p>34.1105394353</text:p>
          </table:table-cell>
          <table:table-cell office:value-type="float" office:value="-118.0533251293">
            <text:p>-118.0533251293</text:p>
          </table:table-cell>
        </table:table-row>
        <table:table-row table:style-name="ro1">
          <table:table-cell office:value-type="float" office:value="7.78756387224506E+017">
            <text:p>778756387224506000</text:p>
          </table:table-cell>
          <table:table-cell office:value-type="string">
            <text:p>Flareon</text:p>
          </table:table-cell>
          <table:table-cell office:value-type="string">
            <text:p>09/22/16 12:42 AM</text:p>
          </table:table-cell>
          <table:table-cell office:value-type="float" office:value="34.1221278387">
            <text:p>34.1221278387</text:p>
          </table:table-cell>
          <table:table-cell office:value-type="float" office:value="-118.0611913984">
            <text:p>-118.0611913984</text:p>
          </table:table-cell>
        </table:table-row>
        <table:table-row table:style-name="ro1">
          <table:table-cell office:value-type="float" office:value="7.78754473040618E+017">
            <text:p>778754473040618000</text:p>
          </table:table-cell>
          <table:table-cell office:value-type="string">
            <text:p>Charmeleon</text:p>
          </table:table-cell>
          <table:table-cell office:value-type="string">
            <text:p>09/22/16 12:35 AM</text:p>
          </table:table-cell>
          <table:table-cell office:value-type="float" office:value="34.1247472602">
            <text:p>34.1247472602</text:p>
          </table:table-cell>
          <table:table-cell office:value-type="float" office:value="-118.0654902576">
            <text:p>-118.0654902576</text:p>
          </table:table-cell>
        </table:table-row>
        <table:table-row table:style-name="ro1">
          <table:table-cell office:value-type="float" office:value="7.78753020859257E+017">
            <text:p>778753020859257000</text:p>
          </table:table-cell>
          <table:table-cell office:value-type="string">
            <text:p>Tangela</text:p>
          </table:table-cell>
          <table:table-cell office:value-type="string">
            <text:p>09/22/16 12:29 AM</text:p>
          </table:table-cell>
          <table:table-cell office:value-type="float" office:value="34.1011078137">
            <text:p>34.1011078137</text:p>
          </table:table-cell>
          <table:table-cell office:value-type="float" office:value="-118.0483856648">
            <text:p>-118.0483856648</text:p>
          </table:table-cell>
        </table:table-row>
        <table:table-row table:style-name="ro1">
          <table:table-cell office:value-type="float" office:value="7.78749903526736E+017">
            <text:p>778749903526736000</text:p>
          </table:table-cell>
          <table:table-cell office:value-type="string">
            <text:p>Scyther</text:p>
          </table:table-cell>
          <table:table-cell office:value-type="string">
            <text:p>09/22/16 12:17 AM</text:p>
          </table:table-cell>
          <table:table-cell office:value-type="float" office:value="34.1105394353">
            <text:p>34.1105394353</text:p>
          </table:table-cell>
          <table:table-cell office:value-type="float" office:value="-118.0533251293">
            <text:p>-118.0533251293</text:p>
          </table:table-cell>
        </table:table-row>
        <table:table-row table:style-name="ro1">
          <table:table-cell office:value-type="float" office:value="7.78749760542867E+017">
            <text:p>778749760542867000</text:p>
          </table:table-cell>
          <table:table-cell office:value-type="string">
            <text:p>Electabuzz</text:p>
          </table:table-cell>
          <table:table-cell office:value-type="string">
            <text:p>09/22/16 1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747477100863E+017">
            <text:p>778747477100863000</text:p>
          </table:table-cell>
          <table:table-cell office:value-type="string">
            <text:p>Nidoking</text:p>
          </table:table-cell>
          <table:table-cell office:value-type="string">
            <text:p>09/22/16 12:07 AM</text:p>
          </table:table-cell>
          <table:table-cell office:value-type="float" office:value="34.1527371276">
            <text:p>34.1527371276</text:p>
          </table:table-cell>
          <table:table-cell office:value-type="float" office:value="-118.0471965138">
            <text:p>-118.0471965138</text:p>
          </table:table-cell>
        </table:table-row>
        <table:table-row table:style-name="ro1">
          <table:table-cell office:value-type="float" office:value="7.7874649088997E+017">
            <text:p>778746490889970000</text:p>
          </table:table-cell>
          <table:table-cell office:value-type="string">
            <text:p>Charizard</text:p>
          </table:table-cell>
          <table:table-cell office:value-type="string">
            <text:p>09/22/16 12:03 AM</text:p>
          </table:table-cell>
          <table:table-cell office:value-type="float" office:value="34.1538983708">
            <text:p>34.1538983708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78746320794157E+017">
            <text:p>778746320794157000</text:p>
          </table:table-cell>
          <table:table-cell office:value-type="string">
            <text:p>Dragonite</text:p>
          </table:table-cell>
          <table:table-cell office:value-type="string">
            <text:p>09/22/16 12:02 AM</text:p>
          </table:table-cell>
          <table:table-cell office:value-type="float" office:value="34.1554119171">
            <text:p>34.1554119171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8743990006919E+017">
            <text:p>778743990006919000</text:p>
          </table:table-cell>
          <table:table-cell office:value-type="string">
            <text:p>Kingler</text:p>
          </table:table-cell>
          <table:table-cell office:value-type="string">
            <text:p>09/21/16 11:53 PM</text:p>
          </table:table-cell>
          <table:table-cell office:value-type="float" office:value="34.1067600542">
            <text:p>34.1067600542</text:p>
          </table:table-cell>
          <table:table-cell office:value-type="float" office:value="-118.0362193576">
            <text:p>-118.0362193576</text:p>
          </table:table-cell>
        </table:table-row>
        <table:table-row table:style-name="ro1">
          <table:table-cell office:value-type="float" office:value="7.78742572948742E+017">
            <text:p>778742572948742000</text:p>
          </table:table-cell>
          <table:table-cell office:value-type="string">
            <text:p>Seaking</text:p>
          </table:table-cell>
          <table:table-cell office:value-type="string">
            <text:p>09/21/16 11:47 PM</text:p>
          </table:table-cell>
          <table:table-cell office:value-type="float" office:value="34.1399189506">
            <text:p>34.1399189506</text:p>
          </table:table-cell>
          <table:table-cell office:value-type="float" office:value="-118.0200268095">
            <text:p>-118.0200268095</text:p>
          </table:table-cell>
        </table:table-row>
        <table:table-row table:style-name="ro1">
          <table:table-cell office:value-type="float" office:value="7.78742464471441E+017">
            <text:p>778742464471441000</text:p>
          </table:table-cell>
          <table:table-cell office:value-type="string">
            <text:p>Jolteon</text:p>
          </table:table-cell>
          <table:table-cell office:value-type="string">
            <text:p>09/21/16 11:47 PM</text:p>
          </table:table-cell>
          <table:table-cell office:value-type="float" office:value="34.1248932509">
            <text:p>34.1248932509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8742276465893E+017">
            <text:p>778742276465893000</text:p>
          </table:table-cell>
          <table:table-cell office:value-type="string">
            <text:p>Flareon</text:p>
          </table:table-cell>
          <table:table-cell office:value-type="string">
            <text:p>09/21/16 11:46 PM</text:p>
          </table:table-cell>
          <table:table-cell office:value-type="float" office:value="34.1616812692">
            <text:p>34.1616812692</text:p>
          </table:table-cell>
          <table:table-cell office:value-type="float" office:value="-118.0472879872">
            <text:p>-118.0472879872</text:p>
          </table:table-cell>
        </table:table-row>
        <table:table-row table:style-name="ro1">
          <table:table-cell office:value-type="float" office:value="7.78742162259268E+017">
            <text:p>778742162259268000</text:p>
          </table:table-cell>
          <table:table-cell office:value-type="string">
            <text:p>Wartortle</text:p>
          </table:table-cell>
          <table:table-cell office:value-type="string">
            <text:p>09/21/16 11:46 PM</text:p>
          </table:table-cell>
          <table:table-cell office:value-type="float" office:value="34.1512550217">
            <text:p>34.1512550217</text:p>
          </table:table-cell>
          <table:table-cell office:value-type="float" office:value="-118.0276201096">
            <text:p>-118.0276201096</text:p>
          </table:table-cell>
        </table:table-row>
        <table:table-row table:style-name="ro1">
          <table:table-cell office:value-type="float" office:value="7.78741139167777E+017">
            <text:p>778741139167777000</text:p>
          </table:table-cell>
          <table:table-cell office:value-type="string">
            <text:p>Chansey</text:p>
          </table:table-cell>
          <table:table-cell office:value-type="string">
            <text:p>09/21/16 11:42 PM</text:p>
          </table:table-cell>
          <table:table-cell office:value-type="float" office:value="34.1241617753">
            <text:p>34.1241617753</text:p>
          </table:table-cell>
          <table:table-cell office:value-type="float" office:value="-118.0558862786">
            <text:p>-118.0558862786</text:p>
          </table:table-cell>
        </table:table-row>
        <table:table-row table:style-name="ro1">
          <table:table-cell office:value-type="float" office:value="7.78740844199236E+017">
            <text:p>778740844199236000</text:p>
          </table:table-cell>
          <table:table-cell office:value-type="string">
            <text:p>Arcanine</text:p>
          </table:table-cell>
          <table:table-cell office:value-type="string">
            <text:p>09/21/16 11:41 PM</text:p>
          </table:table-cell>
          <table:table-cell office:value-type="float" office:value="34.1564078823">
            <text:p>34.1564078823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8739188422234E+017">
            <text:p>778739188422234000</text:p>
          </table:table-cell>
          <table:table-cell office:value-type="string">
            <text:p>Jolteon</text:p>
          </table:table-cell>
          <table:table-cell office:value-type="string">
            <text:p>09/21/16 11:34 PM</text:p>
          </table:table-cell>
          <table:table-cell office:value-type="float" office:value="34.1185522941">
            <text:p>34.1185522941</text:p>
          </table:table-cell>
          <table:table-cell office:value-type="float" office:value="-118.026430819">
            <text:p>-118.026430819</text:p>
          </table:table-cell>
        </table:table-row>
        <table:table-row table:style-name="ro1">
          <table:table-cell office:value-type="float" office:value="7.78738712368652E+017">
            <text:p>778738712368652000</text:p>
          </table:table-cell>
          <table:table-cell office:value-type="string">
            <text:p>Jolteon</text:p>
          </table:table-cell>
          <table:table-cell office:value-type="string">
            <text:p>09/21/16 11:32 PM</text:p>
          </table:table-cell>
          <table:table-cell office:value-type="float" office:value="34.1571881651">
            <text:p>34.1571881651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78738268556845E+017">
            <text:p>778738268556845000</text:p>
          </table:table-cell>
          <table:table-cell office:value-type="string">
            <text:p>Rapidash</text:p>
          </table:table-cell>
          <table:table-cell office:value-type="string">
            <text:p>09/21/16 11:30 PM</text:p>
          </table:table-cell>
          <table:table-cell office:value-type="float" office:value="34.1163962435">
            <text:p>34.1163962435</text:p>
          </table:table-cell>
          <table:table-cell office:value-type="float" office:value="-118.0325601542">
            <text:p>-118.0325601542</text:p>
          </table:table-cell>
        </table:table-row>
        <table:table-row table:style-name="ro1">
          <table:table-cell office:value-type="float" office:value="7.78738260545638E+017">
            <text:p>778738260545638000</text:p>
          </table:table-cell>
          <table:table-cell office:value-type="string">
            <text:p>Magmar</text:p>
          </table:table-cell>
          <table:table-cell office:value-type="string">
            <text:p>09/21/16 11:30 PM</text:p>
          </table:table-cell>
          <table:table-cell office:value-type="float" office:value="34.1454393106">
            <text:p>34.1454393106</text:p>
          </table:table-cell>
          <table:table-cell office:value-type="float" office:value="-118.0181055616">
            <text:p>-118.0181055616</text:p>
          </table:table-cell>
        </table:table-row>
        <table:table-row table:style-name="ro1">
          <table:table-cell office:value-type="float" office:value="7.78737526748029E+017">
            <text:p>778737526748029000</text:p>
          </table:table-cell>
          <table:table-cell office:value-type="string">
            <text:p>Nidoqueen</text:p>
          </table:table-cell>
          <table:table-cell office:value-type="string">
            <text:p>09/21/16 11:27 PM</text:p>
          </table:table-cell>
          <table:table-cell office:value-type="float" office:value="34.1690628434">
            <text:p>34.1690628434</text:p>
          </table:table-cell>
          <table:table-cell office:value-type="float" office:value="-118.0313708968">
            <text:p>-118.0313708968</text:p>
          </table:table-cell>
        </table:table-row>
        <table:table-row table:style-name="ro1">
          <table:table-cell office:value-type="float" office:value="7.78736898688766E+017">
            <text:p>778736898688766000</text:p>
          </table:table-cell>
          <table:table-cell office:value-type="string">
            <text:p>Charmeleon</text:p>
          </table:table-cell>
          <table:table-cell office:value-type="string">
            <text:p>09/21/16 11:25 PM</text:p>
          </table:table-cell>
          <table:table-cell office:value-type="float" office:value="34.1663253928">
            <text:p>34.1663253928</text:p>
          </table:table-cell>
          <table:table-cell office:value-type="float" office:value="-118.0256074593">
            <text:p>-118.0256074593</text:p>
          </table:table-cell>
        </table:table-row>
        <table:table-row table:style-name="ro1">
          <table:table-cell office:value-type="float" office:value="7.78734661035897E+017">
            <text:p>778734661035897000</text:p>
          </table:table-cell>
          <table:table-cell office:value-type="string">
            <text:p>Electabuzz</text:p>
          </table:table-cell>
          <table:table-cell office:value-type="string">
            <text:p>09/21/16 11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731880958923E+017">
            <text:p>778731880958923000</text:p>
          </table:table-cell>
          <table:table-cell office:value-type="string">
            <text:p>Jolteon</text:p>
          </table:table-cell>
          <table:table-cell office:value-type="string">
            <text:p>09/21/16 11:05 PM</text:p>
          </table:table-cell>
          <table:table-cell office:value-type="float" office:value="34.1235387848">
            <text:p>34.1235387848</text:p>
          </table:table-cell>
          <table:table-cell office:value-type="float" office:value="-118.0179225845">
            <text:p>-118.0179225845</text:p>
          </table:table-cell>
        </table:table-row>
        <table:table-row table:style-name="ro1">
          <table:table-cell office:value-type="float" office:value="7.78731624103973E+017">
            <text:p>778731624103973000</text:p>
          </table:table-cell>
          <table:table-cell office:value-type="string">
            <text:p>Arcanine</text:p>
          </table:table-cell>
          <table:table-cell office:value-type="string">
            <text:p>09/21/16 11:04 PM</text:p>
          </table:table-cell>
          <table:table-cell office:value-type="float" office:value="34.1107360742">
            <text:p>34.1107360742</text:p>
          </table:table-cell>
          <table:table-cell office:value-type="float" office:value="-118.0625633861">
            <text:p>-118.0625633861</text:p>
          </table:table-cell>
        </table:table-row>
        <table:table-row table:style-name="ro1">
          <table:table-cell office:value-type="float" office:value="7.78731476049289E+017">
            <text:p>778731476049289000</text:p>
          </table:table-cell>
          <table:table-cell office:value-type="string">
            <text:p>Magmar</text:p>
          </table:table-cell>
          <table:table-cell office:value-type="string">
            <text:p>09/21/16 11:03 PM</text:p>
          </table:table-cell>
          <table:table-cell office:value-type="float" office:value="34.1496240178">
            <text:p>34.1496240178</text:p>
          </table:table-cell>
          <table:table-cell office:value-type="float" office:value="-118.0293582891">
            <text:p>-118.0293582891</text:p>
          </table:table-cell>
        </table:table-row>
        <table:table-row table:style-name="ro1">
          <table:table-cell office:value-type="float" office:value="7.78729786109596E+017">
            <text:p>778729786109596000</text:p>
          </table:table-cell>
          <table:table-cell office:value-type="string">
            <text:p>Magmar</text:p>
          </table:table-cell>
          <table:table-cell office:value-type="string">
            <text:p>09/21/16 10:57 PM</text:p>
          </table:table-cell>
          <table:table-cell office:value-type="float" office:value="34.1241761948">
            <text:p>34.1241761948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78728070945444E+017">
            <text:p>778728070945444000</text:p>
          </table:table-cell>
          <table:table-cell office:value-type="string">
            <text:p>Scyther</text:p>
          </table:table-cell>
          <table:table-cell office:value-type="string">
            <text:p>09/21/16 10:50 PM</text:p>
          </table:table-cell>
          <table:table-cell office:value-type="float" office:value="34.1255772578">
            <text:p>34.1255772578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8724454209692E+017">
            <text:p>778724454209692000</text:p>
          </table:table-cell>
          <table:table-cell office:value-type="string">
            <text:p>Raichu</text:p>
          </table:table-cell>
          <table:table-cell office:value-type="string">
            <text:p>09/21/16 10:35 PM</text:p>
          </table:table-cell>
          <table:table-cell office:value-type="float" office:value="34.1217733188">
            <text:p>34.1217733188</text:p>
          </table:table-cell>
          <table:table-cell office:value-type="float" office:value="-118.0321942297">
            <text:p>-118.0321942297</text:p>
          </table:table-cell>
        </table:table-row>
        <table:table-row table:style-name="ro1">
          <table:table-cell office:value-type="float" office:value="7.78723493294711E+017">
            <text:p>778723493294711000</text:p>
          </table:table-cell>
          <table:table-cell office:value-type="string">
            <text:p>Nidoqueen</text:p>
          </table:table-cell>
          <table:table-cell office:value-type="string">
            <text:p>09/21/16 10:32 PM</text:p>
          </table:table-cell>
          <table:table-cell office:value-type="float" office:value="34.1598957759">
            <text:p>34.1598957759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8721689475559E+017">
            <text:p>778721689475559000</text:p>
          </table:table-cell>
          <table:table-cell office:value-type="string">
            <text:p>Electabuzz</text:p>
          </table:table-cell>
          <table:table-cell office:value-type="string">
            <text:p>09/21/16 10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720935482315E+017">
            <text:p>778720935482315000</text:p>
          </table:table-cell>
          <table:table-cell office:value-type="string">
            <text:p>Raichu</text:p>
          </table:table-cell>
          <table:table-cell office:value-type="string">
            <text:p>09/21/16 10:21 PM</text:p>
          </table:table-cell>
          <table:table-cell office:value-type="float" office:value="34.1279239828">
            <text:p>34.1279239828</text:p>
          </table:table-cell>
          <table:table-cell office:value-type="float" office:value="-118.0552459948">
            <text:p>-118.0552459948</text:p>
          </table:table-cell>
        </table:table-row>
        <table:table-row table:style-name="ro1">
          <table:table-cell office:value-type="float" office:value="7.7871999969946E+017">
            <text:p>778719999699460000</text:p>
          </table:table-cell>
          <table:table-cell office:value-type="string">
            <text:p>Flareon</text:p>
          </table:table-cell>
          <table:table-cell office:value-type="string">
            <text:p>09/21/16 10:18 PM</text:p>
          </table:table-cell>
          <table:table-cell office:value-type="float" office:value="34.1189309178">
            <text:p>34.1189309178</text:p>
          </table:table-cell>
          <table:table-cell office:value-type="float" office:value="-118.0229543854">
            <text:p>-118.0229543854</text:p>
          </table:table-cell>
        </table:table-row>
        <table:table-row table:style-name="ro1">
          <table:table-cell office:value-type="float" office:value="7.78715189269057E+017">
            <text:p>778715189269057000</text:p>
          </table:table-cell>
          <table:table-cell office:value-type="string">
            <text:p>Alakazam</text:p>
          </table:table-cell>
          <table:table-cell office:value-type="string">
            <text:p>09/21/16 09:59 PM</text:p>
          </table:table-cell>
          <table:table-cell office:value-type="float" office:value="34.1110996956">
            <text:p>34.1110996956</text:p>
          </table:table-cell>
          <table:table-cell office:value-type="float" office:value="-118.0659475769">
            <text:p>-118.0659475769</text:p>
          </table:table-cell>
        </table:table-row>
        <table:table-row table:style-name="ro1">
          <table:table-cell office:value-type="float" office:value="7.78715007718613E+017">
            <text:p>778715007718613000</text:p>
          </table:table-cell>
          <table:table-cell office:value-type="string">
            <text:p>Arcanine</text:p>
          </table:table-cell>
          <table:table-cell office:value-type="string">
            <text:p>09/21/16 09:58 PM</text:p>
          </table:table-cell>
          <table:table-cell office:value-type="float" office:value="34.1406519864">
            <text:p>34.1406519864</text:p>
          </table:table-cell>
          <table:table-cell office:value-type="float" office:value="-118.0203012718">
            <text:p>-118.0203012718</text:p>
          </table:table-cell>
        </table:table-row>
        <table:table-row table:style-name="ro1">
          <table:table-cell office:value-type="float" office:value="7.78711422817534E+017">
            <text:p>778711422817534000</text:p>
          </table:table-cell>
          <table:table-cell office:value-type="string">
            <text:p>Flareon</text:p>
          </table:table-cell>
          <table:table-cell office:value-type="string">
            <text:p>09/21/16 09:44 PM</text:p>
          </table:table-cell>
          <table:table-cell office:value-type="float" office:value="34.1253403932">
            <text:p>34.1253403932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78709857335583E+017">
            <text:p>778709857335583000</text:p>
          </table:table-cell>
          <table:table-cell office:value-type="string">
            <text:p>Arcanine</text:p>
          </table:table-cell>
          <table:table-cell office:value-type="string">
            <text:p>09/21/16 09:37 PM</text:p>
          </table:table-cell>
          <table:table-cell office:value-type="float" office:value="34.1026555055">
            <text:p>34.1026555055</text:p>
          </table:table-cell>
          <table:table-cell office:value-type="float" office:value="-118.0453670351">
            <text:p>-118.0453670351</text:p>
          </table:table-cell>
        </table:table-row>
        <table:table-row table:style-name="ro1">
          <table:table-cell office:value-type="float" office:value="7.78709570822603E+017">
            <text:p>778709570822603000</text:p>
          </table:table-cell>
          <table:table-cell office:value-type="string">
            <text:p>Nidoqueen</text:p>
          </table:table-cell>
          <table:table-cell office:value-type="string">
            <text:p>09/21/16 09:36 PM</text:p>
          </table:table-cell>
          <table:table-cell office:value-type="float" office:value="34.1588165989">
            <text:p>34.1588165989</text:p>
          </table:table-cell>
          <table:table-cell office:value-type="float" office:value="-118.0278030767">
            <text:p>-118.0278030767</text:p>
          </table:table-cell>
        </table:table-row>
        <table:table-row table:style-name="ro1">
          <table:table-cell office:value-type="float" office:value="7.78709496004645E+017">
            <text:p>778709496004645000</text:p>
          </table:table-cell>
          <table:table-cell office:value-type="string">
            <text:p>Magmar</text:p>
          </table:table-cell>
          <table:table-cell office:value-type="string">
            <text:p>09/21/16 09:36 PM</text:p>
          </table:table-cell>
          <table:table-cell office:value-type="float" office:value="34.1554980179">
            <text:p>34.1554980179</text:p>
          </table:table-cell>
          <table:table-cell office:value-type="float" office:value="-118.0535080697">
            <text:p>-118.0535080697</text:p>
          </table:table-cell>
        </table:table-row>
        <table:table-row table:style-name="ro1">
          <table:table-cell office:value-type="float" office:value="7.78708000055841E+017">
            <text:p>778708000055841000</text:p>
          </table:table-cell>
          <table:table-cell office:value-type="string">
            <text:p>Aerodactyl</text:p>
          </table:table-cell>
          <table:table-cell office:value-type="string">
            <text:p>09/21/16 09:30 PM</text:p>
          </table:table-cell>
          <table:table-cell office:value-type="float" office:value="34.1637940249">
            <text:p>34.1637940249</text:p>
          </table:table-cell>
          <table:table-cell office:value-type="float" office:value="-118.0371341467">
            <text:p>-118.0371341467</text:p>
          </table:table-cell>
        </table:table-row>
        <table:table-row table:style-name="ro1">
          <table:table-cell office:value-type="float" office:value="7.78705285921649E+017">
            <text:p>778705285921649000</text:p>
          </table:table-cell>
          <table:table-cell office:value-type="string">
            <text:p>Rapidash</text:p>
          </table:table-cell>
          <table:table-cell office:value-type="string">
            <text:p>09/21/16 09:19 PM</text:p>
          </table:table-cell>
          <table:table-cell office:value-type="float" office:value="34.155935664">
            <text:p>34.155935664</text:p>
          </table:table-cell>
          <table:table-cell office:value-type="float" office:value="-118.0368597105">
            <text:p>-118.0368597105</text:p>
          </table:table-cell>
        </table:table-row>
        <table:table-row table:style-name="ro1">
          <table:table-cell office:value-type="float" office:value="7.78705269458993E+017">
            <text:p>778705269458993000</text:p>
          </table:table-cell>
          <table:table-cell office:value-type="string">
            <text:p>Clefable</text:p>
          </table:table-cell>
          <table:table-cell office:value-type="string">
            <text:p>09/21/16 09:19 PM</text:p>
          </table:table-cell>
          <table:table-cell office:value-type="float" office:value="34.1596013825">
            <text:p>34.1596013825</text:p>
          </table:table-cell>
          <table:table-cell office:value-type="float" office:value="-118.0479282999">
            <text:p>-118.0479282999</text:p>
          </table:table-cell>
        </table:table-row>
        <table:table-row table:style-name="ro1">
          <table:table-cell office:value-type="float" office:value="7.78705081029898E+017">
            <text:p>778705081029898000</text:p>
          </table:table-cell>
          <table:table-cell office:value-type="string">
            <text:p>Rapidash</text:p>
          </table:table-cell>
          <table:table-cell office:value-type="string">
            <text:p>09/21/16 09:18 PM</text:p>
          </table:table-cell>
          <table:table-cell office:value-type="float" office:value="34.1057431512">
            <text:p>34.1057431512</text:p>
          </table:table-cell>
          <table:table-cell office:value-type="float" office:value="-118.0367682316">
            <text:p>-118.0367682316</text:p>
          </table:table-cell>
        </table:table-row>
        <table:table-row table:style-name="ro1">
          <table:table-cell office:value-type="float" office:value="7.7870464583311E+017">
            <text:p>778704645833110000</text:p>
          </table:table-cell>
          <table:table-cell office:value-type="string">
            <text:p>Chansey</text:p>
          </table:table-cell>
          <table:table-cell office:value-type="string">
            <text:p>09/21/16 09:17 PM</text:p>
          </table:table-cell>
          <table:table-cell office:value-type="float" office:value="34.1255353632">
            <text:p>34.1255353632</text:p>
          </table:table-cell>
          <table:table-cell office:value-type="float" office:value="-118.0561606853">
            <text:p>-118.0561606853</text:p>
          </table:table-cell>
        </table:table-row>
        <table:table-row table:style-name="ro1">
          <table:table-cell office:value-type="float" office:value="7.78704503340016E+017">
            <text:p>778704503340016000</text:p>
          </table:table-cell>
          <table:table-cell office:value-type="string">
            <text:p>Tangela</text:p>
          </table:table-cell>
          <table:table-cell office:value-type="string">
            <text:p>09/21/16 09:16 PM</text:p>
          </table:table-cell>
          <table:table-cell office:value-type="float" office:value="34.1158835423">
            <text:p>34.1158835423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8704464752447E+017">
            <text:p>778704464752447000</text:p>
          </table:table-cell>
          <table:table-cell office:value-type="string">
            <text:p>Electabuzz</text:p>
          </table:table-cell>
          <table:table-cell office:value-type="string">
            <text:p>09/21/16 09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703192699703E+017">
            <text:p>778703192699703000</text:p>
          </table:table-cell>
          <table:table-cell office:value-type="string">
            <text:p>Clefable</text:p>
          </table:table-cell>
          <table:table-cell office:value-type="string">
            <text:p>09/21/16 09:11 PM</text:p>
          </table:table-cell>
          <table:table-cell office:value-type="float" office:value="34.1590425833">
            <text:p>34.1590425833</text:p>
          </table:table-cell>
          <table:table-cell office:value-type="float" office:value="-118.0485686103">
            <text:p>-118.0485686103</text:p>
          </table:table-cell>
        </table:table-row>
        <table:table-row table:style-name="ro1">
          <table:table-cell office:value-type="float" office:value="7.78702274201657E+017">
            <text:p>778702274201657000</text:p>
          </table:table-cell>
          <table:table-cell office:value-type="string">
            <text:p>Charmeleon</text:p>
          </table:table-cell>
          <table:table-cell office:value-type="string">
            <text:p>09/21/16 09:07 PM</text:p>
          </table:table-cell>
          <table:table-cell office:value-type="float" office:value="34.1183215074">
            <text:p>34.1183215074</text:p>
          </table:table-cell>
          <table:table-cell office:value-type="float" office:value="-118.029632737">
            <text:p>-118.029632737</text:p>
          </table:table-cell>
        </table:table-row>
        <table:table-row table:style-name="ro1">
          <table:table-cell office:value-type="float" office:value="7.78699867593945E+017">
            <text:p>778699867593945000</text:p>
          </table:table-cell>
          <table:table-cell office:value-type="string">
            <text:p>Seaking</text:p>
          </table:table-cell>
          <table:table-cell office:value-type="string">
            <text:p>09/21/16 08:58 P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8699495253037E+017">
            <text:p>778699495253037000</text:p>
          </table:table-cell>
          <table:table-cell office:value-type="string">
            <text:p>Nidoking</text:p>
          </table:table-cell>
          <table:table-cell office:value-type="string">
            <text:p>09/21/16 08:56 PM</text:p>
          </table:table-cell>
          <table:table-cell office:value-type="float" office:value="34.1262370354">
            <text:p>34.1262370354</text:p>
          </table:table-cell>
          <table:table-cell office:value-type="float" office:value="-118.0209416822">
            <text:p>-118.0209416822</text:p>
          </table:table-cell>
        </table:table-row>
        <table:table-row table:style-name="ro1">
          <table:table-cell office:value-type="float" office:value="7.78698600863768E+017">
            <text:p>778698600863768000</text:p>
          </table:table-cell>
          <table:table-cell office:value-type="string">
            <text:p>Hitmonlee</text:p>
          </table:table-cell>
          <table:table-cell office:value-type="string">
            <text:p>09/21/16 08:53 PM</text:p>
          </table:table-cell>
          <table:table-cell office:value-type="float" office:value="34.1142952266">
            <text:p>34.1142952266</text:p>
          </table:table-cell>
          <table:table-cell office:value-type="float" office:value="-118.0543312995">
            <text:p>-118.0543312995</text:p>
          </table:table-cell>
        </table:table-row>
        <table:table-row table:style-name="ro1">
          <table:table-cell office:value-type="float" office:value="7.78696121346515E+017">
            <text:p>778696121346515000</text:p>
          </table:table-cell>
          <table:table-cell office:value-type="string">
            <text:p>Machamp</text:p>
          </table:table-cell>
          <table:table-cell office:value-type="string">
            <text:p>09/21/16 08:43 PM</text:p>
          </table:table-cell>
          <table:table-cell office:value-type="float" office:value="34.1652983828">
            <text:p>34.1652983828</text:p>
          </table:table-cell>
          <table:table-cell office:value-type="float" office:value="-118.0439949136">
            <text:p>-118.0439949136</text:p>
          </table:table-cell>
        </table:table-row>
        <table:table-row table:style-name="ro1">
          <table:table-cell office:value-type="float" office:value="7.78694246442283E+017">
            <text:p>778694246442283000</text:p>
          </table:table-cell>
          <table:table-cell office:value-type="string">
            <text:p>Flareon</text:p>
          </table:table-cell>
          <table:table-cell office:value-type="string">
            <text:p>09/21/16 08:35 PM</text:p>
          </table:table-cell>
          <table:table-cell office:value-type="float" office:value="34.1627543267">
            <text:p>34.1627543267</text:p>
          </table:table-cell>
          <table:table-cell office:value-type="float" office:value="-118.0419824496">
            <text:p>-118.0419824496</text:p>
          </table:table-cell>
        </table:table-row>
        <table:table-row table:style-name="ro1">
          <table:table-cell office:value-type="float" office:value="7.78692263002067E+017">
            <text:p>778692263002067000</text:p>
          </table:table-cell>
          <table:table-cell office:value-type="string">
            <text:p>Raichu</text:p>
          </table:table-cell>
          <table:table-cell office:value-type="string">
            <text:p>09/21/16 08:27 PM</text:p>
          </table:table-cell>
          <table:table-cell office:value-type="float" office:value="34.1121047722">
            <text:p>34.1121047722</text:p>
          </table:table-cell>
          <table:table-cell office:value-type="float" office:value="-118.0525018948">
            <text:p>-118.0525018948</text:p>
          </table:table-cell>
        </table:table-row>
        <table:table-row table:style-name="ro1">
          <table:table-cell office:value-type="float" office:value="7.78690570273161E+017">
            <text:p>778690570273161000</text:p>
          </table:table-cell>
          <table:table-cell office:value-type="string">
            <text:p>Seaking</text:p>
          </table:table-cell>
          <table:table-cell office:value-type="string">
            <text:p>09/21/16 08:21 P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868976475709E+017">
            <text:p>778689764757090000</text:p>
          </table:table-cell>
          <table:table-cell office:value-type="string">
            <text:p>Flareon</text:p>
          </table:table-cell>
          <table:table-cell office:value-type="string">
            <text:p>09/21/16 08:18 PM</text:p>
          </table:table-cell>
          <table:table-cell office:value-type="float" office:value="34.1197500085">
            <text:p>34.1197500085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8689362741506E+017">
            <text:p>778689362741506000</text:p>
          </table:table-cell>
          <table:table-cell office:value-type="string">
            <text:p>Rapidash</text:p>
          </table:table-cell>
          <table:table-cell office:value-type="string">
            <text:p>09/21/16 08:16 PM</text:p>
          </table:table-cell>
          <table:table-cell office:value-type="float" office:value="34.1249848383">
            <text:p>34.1249848383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8686708086747E+017">
            <text:p>778686708086747000</text:p>
          </table:table-cell>
          <table:table-cell office:value-type="string">
            <text:p>Omastar</text:p>
          </table:table-cell>
          <table:table-cell office:value-type="string">
            <text:p>09/21/16 08:05 PM</text:p>
          </table:table-cell>
          <table:table-cell office:value-type="float" office:value="34.1517580958">
            <text:p>34.1517580958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8683290920194E+017">
            <text:p>778683290920194000</text:p>
          </table:table-cell>
          <table:table-cell office:value-type="string">
            <text:p>Flareon</text:p>
          </table:table-cell>
          <table:table-cell office:value-type="string">
            <text:p>09/21/16 07:52 PM</text:p>
          </table:table-cell>
          <table:table-cell office:value-type="float" office:value="34.1181917975">
            <text:p>34.1181917975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679648133665E+017">
            <text:p>778679648133665000</text:p>
          </table:table-cell>
          <table:table-cell office:value-type="string">
            <text:p>Chansey</text:p>
          </table:table-cell>
          <table:table-cell office:value-type="string">
            <text:p>09/21/16 07:37 PM</text:p>
          </table:table-cell>
          <table:table-cell office:value-type="float" office:value="34.104932512">
            <text:p>34.104932512</text:p>
          </table:table-cell>
          <table:table-cell office:value-type="float" office:value="-118.0335664427">
            <text:p>-118.0335664427</text:p>
          </table:table-cell>
        </table:table-row>
        <table:table-row table:style-name="ro1">
          <table:table-cell office:value-type="float" office:value="7.78678357655376E+017">
            <text:p>778678357655376000</text:p>
          </table:table-cell>
          <table:table-cell office:value-type="string">
            <text:p>Flareon</text:p>
          </table:table-cell>
          <table:table-cell office:value-type="string">
            <text:p>09/21/16 07:32 PM</text:p>
          </table:table-cell>
          <table:table-cell office:value-type="float" office:value="34.1665098787">
            <text:p>34.1665098787</text:p>
          </table:table-cell>
          <table:table-cell office:value-type="float" office:value="-118.0261563662">
            <text:p>-118.0261563662</text:p>
          </table:table-cell>
        </table:table-row>
        <table:table-row table:style-name="ro1">
          <table:table-cell office:value-type="float" office:value="7.78674268234068E+017">
            <text:p>778674268234068000</text:p>
          </table:table-cell>
          <table:table-cell office:value-type="string">
            <text:p>Electabuzz</text:p>
          </table:table-cell>
          <table:table-cell office:value-type="string">
            <text:p>09/21/16 07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673686807089E+017">
            <text:p>778673686807089000</text:p>
          </table:table-cell>
          <table:table-cell office:value-type="string">
            <text:p>Raichu</text:p>
          </table:table-cell>
          <table:table-cell office:value-type="string">
            <text:p>09/21/16 07:14 PM</text:p>
          </table:table-cell>
          <table:table-cell office:value-type="float" office:value="34.1435577138">
            <text:p>34.1435577138</text:p>
          </table:table-cell>
          <table:table-cell office:value-type="float" office:value="-118.0202097844">
            <text:p>-118.0202097844</text:p>
          </table:table-cell>
        </table:table-row>
        <table:table-row table:style-name="ro1">
          <table:table-cell office:value-type="float" office:value="7.78672829638115E+017">
            <text:p>778672829638115000</text:p>
          </table:table-cell>
          <table:table-cell office:value-type="string">
            <text:p>Kingler</text:p>
          </table:table-cell>
          <table:table-cell office:value-type="string">
            <text:p>09/21/16 07:10 PM</text:p>
          </table:table-cell>
          <table:table-cell office:value-type="float" office:value="34.1212614173">
            <text:p>34.1212614173</text:p>
          </table:table-cell>
          <table:table-cell office:value-type="float" office:value="-118.0141715128">
            <text:p>-118.0141715128</text:p>
          </table:table-cell>
        </table:table-row>
        <table:table-row table:style-name="ro1">
          <table:table-cell office:value-type="float" office:value="7.78668503779779E+017">
            <text:p>778668503779779000</text:p>
          </table:table-cell>
          <table:table-cell office:value-type="string">
            <text:p>Hitmonlee</text:p>
          </table:table-cell>
          <table:table-cell office:value-type="string">
            <text:p>09/21/16 06:53 PM</text:p>
          </table:table-cell>
          <table:table-cell office:value-type="float" office:value="34.1290329565">
            <text:p>34.1290329565</text:p>
          </table:table-cell>
          <table:table-cell office:value-type="float" office:value="-118.0549715867">
            <text:p>-118.0549715867</text:p>
          </table:table-cell>
        </table:table-row>
        <table:table-row table:style-name="ro1">
          <table:table-cell office:value-type="float" office:value="7.78667605284434E+017">
            <text:p>778667605284434000</text:p>
          </table:table-cell>
          <table:table-cell office:value-type="string">
            <text:p>Arcanine</text:p>
          </table:table-cell>
          <table:table-cell office:value-type="string">
            <text:p>09/21/16 06:49 PM</text:p>
          </table:table-cell>
          <table:table-cell office:value-type="float" office:value="34.1395957118">
            <text:p>34.1395957118</text:p>
          </table:table-cell>
          <table:table-cell office:value-type="float" office:value="-118.0151779056">
            <text:p>-118.0151779056</text:p>
          </table:table-cell>
        </table:table-row>
        <table:table-row table:style-name="ro1">
          <table:table-cell office:value-type="float" office:value="7.78663446942319E+017">
            <text:p>778663446942319000</text:p>
          </table:table-cell>
          <table:table-cell office:value-type="string">
            <text:p>Wigglytuff</text:p>
          </table:table-cell>
          <table:table-cell office:value-type="string">
            <text:p>09/21/16 06:33 PM</text:p>
          </table:table-cell>
          <table:table-cell office:value-type="float" office:value="34.1621153257">
            <text:p>34.1621153257</text:p>
          </table:table-cell>
          <table:table-cell office:value-type="float" office:value="-118.0516786564">
            <text:p>-118.0516786564</text:p>
          </table:table-cell>
        </table:table-row>
        <table:table-row table:style-name="ro1">
          <table:table-cell office:value-type="float" office:value="7.78662843931464E+017">
            <text:p>778662843931464000</text:p>
          </table:table-cell>
          <table:table-cell office:value-type="string">
            <text:p>Clefable</text:p>
          </table:table-cell>
          <table:table-cell office:value-type="string">
            <text:p>09/21/16 06:31 PM</text:p>
          </table:table-cell>
          <table:table-cell office:value-type="float" office:value="34.1627050712">
            <text:p>34.1627050712</text:p>
          </table:table-cell>
          <table:table-cell office:value-type="float" office:value="-118.0276201096">
            <text:p>-118.0276201096</text:p>
          </table:table-cell>
        </table:table-row>
        <table:table-row table:style-name="ro1">
          <table:table-cell office:value-type="float" office:value="7.7866131079168E+017">
            <text:p>778661310791680000</text:p>
          </table:table-cell>
          <table:table-cell office:value-type="string">
            <text:p>Magmar</text:p>
          </table:table-cell>
          <table:table-cell office:value-type="string">
            <text:p>09/21/16 06:24 PM</text:p>
          </table:table-cell>
          <table:table-cell office:value-type="float" office:value="34.1244833671">
            <text:p>34.1244833671</text:p>
          </table:table-cell>
          <table:table-cell office:value-type="float" office:value="-118.0607340668">
            <text:p>-118.0607340668</text:p>
          </table:table-cell>
        </table:table-row>
        <table:table-row table:style-name="ro1">
          <table:table-cell office:value-type="float" office:value="7.78660628042883E+017">
            <text:p>778660628042883000</text:p>
          </table:table-cell>
          <table:table-cell office:value-type="string">
            <text:p>Magmar</text:p>
          </table:table-cell>
          <table:table-cell office:value-type="string">
            <text:p>09/21/16 06:22 PM</text:p>
          </table:table-cell>
          <table:table-cell office:value-type="float" office:value="34.1469249173">
            <text:p>34.1469249173</text:p>
          </table:table-cell>
          <table:table-cell office:value-type="float" office:value="-118.0214906035">
            <text:p>-118.0214906035</text:p>
          </table:table-cell>
        </table:table-row>
        <table:table-row table:style-name="ro1">
          <table:table-cell office:value-type="float" office:value="7.78659166890054E+017">
            <text:p>778659166890054000</text:p>
          </table:table-cell>
          <table:table-cell office:value-type="string">
            <text:p>Electabuzz</text:p>
          </table:table-cell>
          <table:table-cell office:value-type="string">
            <text:p>09/21/16 06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654123675628E+017">
            <text:p>778654123675628000</text:p>
          </table:table-cell>
          <table:table-cell office:value-type="string">
            <text:p>Kabutops</text:p>
          </table:table-cell>
          <table:table-cell office:value-type="string">
            <text:p>09/21/16 05:56 PM</text:p>
          </table:table-cell>
          <table:table-cell office:value-type="float" office:value="34.1170388449">
            <text:p>34.1170388449</text:p>
          </table:table-cell>
          <table:table-cell office:value-type="float" office:value="-118.0620145923">
            <text:p>-118.0620145923</text:p>
          </table:table-cell>
        </table:table-row>
        <table:table-row table:style-name="ro1">
          <table:table-cell office:value-type="float" office:value="7.78652986272653E+017">
            <text:p>778652986272653000</text:p>
          </table:table-cell>
          <table:table-cell office:value-type="string">
            <text:p>Golem</text:p>
          </table:table-cell>
          <table:table-cell office:value-type="string">
            <text:p>09/21/16 05:51 PM</text:p>
          </table:table-cell>
          <table:table-cell office:value-type="float" office:value="34.1512374567">
            <text:p>34.1512374567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8650129884557E+017">
            <text:p>778650129884557000</text:p>
          </table:table-cell>
          <table:table-cell office:value-type="string">
            <text:p>Arcanine</text:p>
          </table:table-cell>
          <table:table-cell office:value-type="string">
            <text:p>09/21/16 05:40 PM</text:p>
          </table:table-cell>
          <table:table-cell office:value-type="float" office:value="34.1141732947">
            <text:p>34.1141732947</text:p>
          </table:table-cell>
          <table:table-cell office:value-type="float" office:value="-118.0515871853">
            <text:p>-118.0515871853</text:p>
          </table:table-cell>
        </table:table-row>
        <table:table-row table:style-name="ro1">
          <table:table-cell office:value-type="float" office:value="7.78649106008777E+017">
            <text:p>778649106008777000</text:p>
          </table:table-cell>
          <table:table-cell office:value-type="string">
            <text:p>Dratini</text:p>
          </table:table-cell>
          <table:table-cell office:value-type="string">
            <text:p>09/21/16 05:36 PM</text:p>
          </table:table-cell>
          <table:table-cell office:value-type="float" office:value="34.1074810287">
            <text:p>34.1074810287</text:p>
          </table:table-cell>
          <table:table-cell office:value-type="float" office:value="-118.0362193576">
            <text:p>-118.0362193576</text:p>
          </table:table-cell>
        </table:table-row>
        <table:table-row table:style-name="ro1">
          <table:table-cell office:value-type="float" office:value="7.78648718698361E+017">
            <text:p>778648718698361000</text:p>
          </table:table-cell>
          <table:table-cell office:value-type="string">
            <text:p>Golem</text:p>
          </table:table-cell>
          <table:table-cell office:value-type="string">
            <text:p>09/21/16 05:34 PM</text:p>
          </table:table-cell>
          <table:table-cell office:value-type="float" office:value="34.1280493439">
            <text:p>34.1280493439</text:p>
          </table:table-cell>
          <table:table-cell office:value-type="float" office:value="-118.0550630561">
            <text:p>-118.0550630561</text:p>
          </table:table-cell>
        </table:table-row>
        <table:table-row table:style-name="ro1">
          <table:table-cell office:value-type="float" office:value="7.78647239753204E+017">
            <text:p>778647239753204000</text:p>
          </table:table-cell>
          <table:table-cell office:value-type="string">
            <text:p>Electabuzz</text:p>
          </table:table-cell>
          <table:table-cell office:value-type="string">
            <text:p>09/21/16 05:29 PM</text:p>
          </table:table-cell>
          <table:table-cell office:value-type="float" office:value="34.1240343407">
            <text:p>34.1240343407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8642958639739E+017">
            <text:p>778642958639739000</text:p>
          </table:table-cell>
          <table:table-cell office:value-type="string">
            <text:p>Chansey</text:p>
          </table:table-cell>
          <table:table-cell office:value-type="string">
            <text:p>09/21/16 05:12 PM</text:p>
          </table:table-cell>
          <table:table-cell office:value-type="float" office:value="34.1265297118">
            <text:p>34.1265297118</text:p>
          </table:table-cell>
          <table:table-cell office:value-type="float" office:value="-118.0430801601">
            <text:p>-118.0430801601</text:p>
          </table:table-cell>
        </table:table-row>
        <table:table-row table:style-name="ro1">
          <table:table-cell office:value-type="float" office:value="7.78642512172855E+017">
            <text:p>778642512172855000</text:p>
          </table:table-cell>
          <table:table-cell office:value-type="string">
            <text:p>Jolteon</text:p>
          </table:table-cell>
          <table:table-cell office:value-type="string">
            <text:p>09/21/16 05:10 PM</text:p>
          </table:table-cell>
          <table:table-cell office:value-type="float" office:value="34.140955306">
            <text:p>34.140955306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864031902167E+017">
            <text:p>778640319021670000</text:p>
          </table:table-cell>
          <table:table-cell office:value-type="string">
            <text:p>Wigglytuff</text:p>
          </table:table-cell>
          <table:table-cell office:value-type="string">
            <text:p>09/21/16 05:01 PM</text:p>
          </table:table-cell>
          <table:table-cell office:value-type="float" office:value="34.1043520946">
            <text:p>34.1043520946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8639418466853E+017">
            <text:p>778639418466853000</text:p>
          </table:table-cell>
          <table:table-cell office:value-type="string">
            <text:p>Flareon</text:p>
          </table:table-cell>
          <table:table-cell office:value-type="string">
            <text:p>09/21/16 04:57 PM</text:p>
          </table:table-cell>
          <table:table-cell office:value-type="float" office:value="34.1211370281">
            <text:p>34.1211370281</text:p>
          </table:table-cell>
          <table:table-cell office:value-type="float" office:value="-118.0629292477">
            <text:p>-118.0629292477</text:p>
          </table:table-cell>
        </table:table-row>
        <table:table-row table:style-name="ro1">
          <table:table-cell office:value-type="float" office:value="7.78638111945261E+017">
            <text:p>778638111945261000</text:p>
          </table:table-cell>
          <table:table-cell office:value-type="string">
            <text:p>Dragonite</text:p>
          </table:table-cell>
          <table:table-cell office:value-type="string">
            <text:p>09/21/16 04:52 PM</text:p>
          </table:table-cell>
          <table:table-cell office:value-type="float" office:value="34.1657833529">
            <text:p>34.1657833529</text:p>
          </table:table-cell>
          <table:table-cell office:value-type="float" office:value="-118.0368597105">
            <text:p>-118.0368597105</text:p>
          </table:table-cell>
        </table:table-row>
        <table:table-row table:style-name="ro1">
          <table:table-cell office:value-type="float" office:value="7.78636007017022E+017">
            <text:p>778636007017022000</text:p>
          </table:table-cell>
          <table:table-cell office:value-type="string">
            <text:p>Charmeleon</text:p>
          </table:table-cell>
          <table:table-cell office:value-type="string">
            <text:p>09/21/16 04:44 PM</text:p>
          </table:table-cell>
          <table:table-cell office:value-type="float" office:value="34.1251033665">
            <text:p>34.1251033665</text:p>
          </table:table-cell>
          <table:table-cell office:value-type="float" office:value="-118.0206672209">
            <text:p>-118.0206672209</text:p>
          </table:table-cell>
        </table:table-row>
        <table:table-row table:style-name="ro1">
          <table:table-cell office:value-type="float" office:value="7.78634414251127E+017">
            <text:p>778634414251127000</text:p>
          </table:table-cell>
          <table:table-cell office:value-type="string">
            <text:p>Arcanine</text:p>
          </table:table-cell>
          <table:table-cell office:value-type="string">
            <text:p>09/21/16 04:38 PM</text:p>
          </table:table-cell>
          <table:table-cell office:value-type="float" office:value="34.1102151941">
            <text:p>34.1102151941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8632769349923E+017">
            <text:p>778632769349923000</text:p>
          </table:table-cell>
          <table:table-cell office:value-type="string">
            <text:p>Wigglytuff</text:p>
          </table:table-cell>
          <table:table-cell office:value-type="string">
            <text:p>09/21/16 04:31 PM</text:p>
          </table:table-cell>
          <table:table-cell office:value-type="float" office:value="34.1043520946">
            <text:p>34.1043520946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8632515636519E+017">
            <text:p>778632515636519000</text:p>
          </table:table-cell>
          <table:table-cell office:value-type="string">
            <text:p>Raichu</text:p>
          </table:table-cell>
          <table:table-cell office:value-type="string">
            <text:p>09/21/16 04:30 PM</text:p>
          </table:table-cell>
          <table:table-cell office:value-type="float" office:value="34.1206258617">
            <text:p>34.1206258617</text:p>
          </table:table-cell>
          <table:table-cell office:value-type="float" office:value="-118.0471965138">
            <text:p>-118.0471965138</text:p>
          </table:table-cell>
        </table:table-row>
        <table:table-row table:style-name="ro1">
          <table:table-cell office:value-type="float" office:value="7.78632147997495E+017">
            <text:p>778632147997495000</text:p>
          </table:table-cell>
          <table:table-cell office:value-type="string">
            <text:p>Jolteon</text:p>
          </table:table-cell>
          <table:table-cell office:value-type="string">
            <text:p>09/21/16 04:29 PM</text:p>
          </table:table-cell>
          <table:table-cell office:value-type="float" office:value="34.1462065478">
            <text:p>34.1462065478</text:p>
          </table:table-cell>
          <table:table-cell office:value-type="float" office:value="-118.0263393348">
            <text:p>-118.0263393348</text:p>
          </table:table-cell>
        </table:table-row>
        <table:table-row table:style-name="ro1">
          <table:table-cell office:value-type="float" office:value="7.78631094786634E+017">
            <text:p>778631094786634000</text:p>
          </table:table-cell>
          <table:table-cell office:value-type="string">
            <text:p>Electabuzz</text:p>
          </table:table-cell>
          <table:table-cell office:value-type="string">
            <text:p>09/21/16 04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628412764107E+017">
            <text:p>778628412764107000</text:p>
          </table:table-cell>
          <table:table-cell office:value-type="string">
            <text:p>Rapidash</text:p>
          </table:table-cell>
          <table:table-cell office:value-type="string">
            <text:p>09/21/16 04:14 PM</text:p>
          </table:table-cell>
          <table:table-cell office:value-type="float" office:value="34.1245953077">
            <text:p>34.1245953077</text:p>
          </table:table-cell>
          <table:table-cell office:value-type="float" office:value="-118.0554289333">
            <text:p>-118.0554289333</text:p>
          </table:table-cell>
        </table:table-row>
        <table:table-row table:style-name="ro1">
          <table:table-cell office:value-type="float" office:value="7.7862833749309E+017">
            <text:p>778628337493090000</text:p>
          </table:table-cell>
          <table:table-cell office:value-type="string">
            <text:p>Golem</text:p>
          </table:table-cell>
          <table:table-cell office:value-type="string">
            <text:p>09/21/16 04:13 PM</text:p>
          </table:table-cell>
          <table:table-cell office:value-type="float" office:value="34.1229236605">
            <text:p>34.1229236605</text:p>
          </table:table-cell>
          <table:table-cell office:value-type="float" office:value="-118.0592705976">
            <text:p>-118.0592705976</text:p>
          </table:table-cell>
        </table:table-row>
        <table:table-row table:style-name="ro1">
          <table:table-cell office:value-type="float" office:value="7.78627129088971E+017">
            <text:p>778627129088971000</text:p>
          </table:table-cell>
          <table:table-cell office:value-type="string">
            <text:p>Jolteon</text:p>
          </table:table-cell>
          <table:table-cell office:value-type="string">
            <text:p>09/21/16 04:09 PM</text:p>
          </table:table-cell>
          <table:table-cell office:value-type="float" office:value="34.1405200195">
            <text:p>34.1405200195</text:p>
          </table:table-cell>
          <table:table-cell office:value-type="float" office:value="-118.0221310096">
            <text:p>-118.0221310096</text:p>
          </table:table-cell>
        </table:table-row>
        <table:table-row table:style-name="ro1">
          <table:table-cell office:value-type="float" office:value="7.7862711563368E+017">
            <text:p>778627115633680000</text:p>
          </table:table-cell>
          <table:table-cell office:value-type="string">
            <text:p>Chansey</text:p>
          </table:table-cell>
          <table:table-cell office:value-type="string">
            <text:p>09/21/16 04:09 PM</text:p>
          </table:table-cell>
          <table:table-cell office:value-type="float" office:value="34.1108614474">
            <text:p>34.1108614474</text:p>
          </table:table-cell>
          <table:table-cell office:value-type="float" office:value="-118.062380455">
            <text:p>-118.062380455</text:p>
          </table:table-cell>
        </table:table-row>
        <table:table-row table:style-name="ro1">
          <table:table-cell office:value-type="float" office:value="7.78626798875574E+017">
            <text:p>778626798875574000</text:p>
          </table:table-cell>
          <table:table-cell office:value-type="string">
            <text:p>Alakazam</text:p>
          </table:table-cell>
          <table:table-cell office:value-type="string">
            <text:p>09/21/16 04:07 PM</text:p>
          </table:table-cell>
          <table:table-cell office:value-type="float" office:value="34.0990731595">
            <text:p>34.0990731595</text:p>
          </table:table-cell>
          <table:table-cell office:value-type="float" office:value="-118.037500061">
            <text:p>-118.037500061</text:p>
          </table:table-cell>
        </table:table-row>
        <table:table-row table:style-name="ro1">
          <table:table-cell office:value-type="float" office:value="7.78625248958611E+017">
            <text:p>778625248958611000</text:p>
          </table:table-cell>
          <table:table-cell office:value-type="string">
            <text:p>Arcanine</text:p>
          </table:table-cell>
          <table:table-cell office:value-type="string">
            <text:p>09/21/16 04:01 PM</text:p>
          </table:table-cell>
          <table:table-cell office:value-type="float" office:value="34.1364364348">
            <text:p>34.1364364348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78624180044435E+017">
            <text:p>778624180044435000</text:p>
          </table:table-cell>
          <table:table-cell office:value-type="string">
            <text:p>Jolteon</text:p>
          </table:table-cell>
          <table:table-cell office:value-type="string">
            <text:p>09/21/16 03:57 PM</text:p>
          </table:table-cell>
          <table:table-cell office:value-type="float" office:value="34.1181289857">
            <text:p>34.1181289857</text:p>
          </table:table-cell>
          <table:table-cell office:value-type="float" office:value="-118.0589047284">
            <text:p>-118.0589047284</text:p>
          </table:table-cell>
        </table:table-row>
        <table:table-row table:style-name="ro1">
          <table:table-cell office:value-type="float" office:value="7.78622126215443E+017">
            <text:p>778622126215443000</text:p>
          </table:table-cell>
          <table:table-cell office:value-type="string">
            <text:p>Jolteon</text:p>
          </table:table-cell>
          <table:table-cell office:value-type="string">
            <text:p>09/21/16 03:49 PM</text:p>
          </table:table-cell>
          <table:table-cell office:value-type="float" office:value="34.1322924058">
            <text:p>34.1322924058</text:p>
          </table:table-cell>
          <table:table-cell office:value-type="float" office:value="-118.0417994972">
            <text:p>-118.0417994972</text:p>
          </table:table-cell>
        </table:table-row>
        <table:table-row table:style-name="ro1">
          <table:table-cell office:value-type="float" office:value="7.78620236282995E+017">
            <text:p>778620236282995000</text:p>
          </table:table-cell>
          <table:table-cell office:value-type="string">
            <text:p>Kingler</text:p>
          </table:table-cell>
          <table:table-cell office:value-type="string">
            <text:p>09/21/16 03:41 PM</text:p>
          </table:table-cell>
          <table:table-cell office:value-type="float" office:value="34.1564630258">
            <text:p>34.1564630258</text:p>
          </table:table-cell>
          <table:table-cell office:value-type="float" office:value="-118.0373171039">
            <text:p>-118.0373171039</text:p>
          </table:table-cell>
        </table:table-row>
        <table:table-row table:style-name="ro1">
          <table:table-cell office:value-type="float" office:value="7.78619085840003E+017">
            <text:p>778619085840003000</text:p>
          </table:table-cell>
          <table:table-cell office:value-type="string">
            <text:p>Jolteon</text:p>
          </table:table-cell>
          <table:table-cell office:value-type="string">
            <text:p>09/21/16 03:37 PM</text:p>
          </table:table-cell>
          <table:table-cell office:value-type="float" office:value="34.108366359">
            <text:p>34.108366359</text:p>
          </table:table-cell>
          <table:table-cell office:value-type="float" office:value="-118.05369101">
            <text:p>-118.05369101</text:p>
          </table:table-cell>
        </table:table-row>
        <table:table-row table:style-name="ro1">
          <table:table-cell office:value-type="float" office:value="7.78616442920985E+017">
            <text:p>778616442920985000</text:p>
          </table:table-cell>
          <table:table-cell office:value-type="string">
            <text:p>Chansey</text:p>
          </table:table-cell>
          <table:table-cell office:value-type="string">
            <text:p>09/21/16 03:26 PM</text:p>
          </table:table-cell>
          <table:table-cell office:value-type="float" office:value="34.1308035747">
            <text:p>34.1308035747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8615992586867E+017">
            <text:p>778615992586867000</text:p>
          </table:table-cell>
          <table:table-cell office:value-type="string">
            <text:p>Electabuzz</text:p>
          </table:table-cell>
          <table:table-cell office:value-type="string">
            <text:p>09/21/16 03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615885359481E+017">
            <text:p>778615885359481000</text:p>
          </table:table-cell>
          <table:table-cell office:value-type="string">
            <text:p>Dratini</text:p>
          </table:table-cell>
          <table:table-cell office:value-type="string">
            <text:p>09/21/16 03:24 PM</text:p>
          </table:table-cell>
          <table:table-cell office:value-type="float" office:value="34.1406538541">
            <text:p>34.1406538541</text:p>
          </table:table-cell>
          <table:table-cell office:value-type="float" office:value="-118.0209416822">
            <text:p>-118.0209416822</text:p>
          </table:table-cell>
        </table:table-row>
        <table:table-row table:style-name="ro1">
          <table:table-cell office:value-type="float" office:value="7.78613829617857E+017">
            <text:p>778613829617857000</text:p>
          </table:table-cell>
          <table:table-cell office:value-type="string">
            <text:p>Jolteon</text:p>
          </table:table-cell>
          <table:table-cell office:value-type="string">
            <text:p>09/21/16 03:16 PM</text:p>
          </table:table-cell>
          <table:table-cell office:value-type="float" office:value="34.1548827659">
            <text:p>34.1548827659</text:p>
          </table:table-cell>
          <table:table-cell office:value-type="float" office:value="-118.032377192">
            <text:p>-118.032377192</text:p>
          </table:table-cell>
        </table:table-row>
        <table:table-row table:style-name="ro1">
          <table:table-cell office:value-type="float" office:value="7.78613780779381E+017">
            <text:p>778613780779381000</text:p>
          </table:table-cell>
          <table:table-cell office:value-type="string">
            <text:p>Nidoqueen</text:p>
          </table:table-cell>
          <table:table-cell office:value-type="string">
            <text:p>09/21/16 03:16 PM</text:p>
          </table:table-cell>
          <table:table-cell office:value-type="float" office:value="34.15770552">
            <text:p>34.15770552</text:p>
          </table:table-cell>
          <table:table-cell office:value-type="float" office:value="-118.0400614398">
            <text:p>-118.0400614398</text:p>
          </table:table-cell>
        </table:table-row>
        <table:table-row table:style-name="ro1">
          <table:table-cell office:value-type="float" office:value="7.78612846170997E+017">
            <text:p>778612846170997000</text:p>
          </table:table-cell>
          <table:table-cell office:value-type="string">
            <text:p>Rapidash</text:p>
          </table:table-cell>
          <table:table-cell office:value-type="string">
            <text:p>09/21/16 03:12 PM</text:p>
          </table:table-cell>
          <table:table-cell office:value-type="float" office:value="34.1056722836">
            <text:p>34.1056722836</text:p>
          </table:table-cell>
          <table:table-cell office:value-type="float" office:value="-118.0321942297">
            <text:p>-118.0321942297</text:p>
          </table:table-cell>
        </table:table-row>
        <table:table-row table:style-name="ro1">
          <table:table-cell office:value-type="float" office:value="7.78611437404983E+017">
            <text:p>778611437404983000</text:p>
          </table:table-cell>
          <table:table-cell office:value-type="string">
            <text:p>Alakazam</text:p>
          </table:table-cell>
          <table:table-cell office:value-type="string">
            <text:p>09/21/16 03:06 PM</text:p>
          </table:table-cell>
          <table:table-cell office:value-type="float" office:value="34.1515333437">
            <text:p>34.1515333437</text:p>
          </table:table-cell>
          <table:table-cell office:value-type="float" office:value="-118.0248755808">
            <text:p>-118.0248755808</text:p>
          </table:table-cell>
        </table:table-row>
        <table:table-row table:style-name="ro1">
          <table:table-cell office:value-type="float" office:value="7.78610896964694E+017">
            <text:p>778610896964694000</text:p>
          </table:table-cell>
          <table:table-cell office:value-type="string">
            <text:p>Poliwrath</text:p>
          </table:table-cell>
          <table:table-cell office:value-type="string">
            <text:p>09/21/16 03:04 PM</text:p>
          </table:table-cell>
          <table:table-cell office:value-type="float" office:value="34.106301077">
            <text:p>34.106301077</text:p>
          </table:table-cell>
          <table:table-cell office:value-type="float" office:value="-118.0396955308">
            <text:p>-118.0396955308</text:p>
          </table:table-cell>
        </table:table-row>
        <table:table-row table:style-name="ro1">
          <table:table-cell office:value-type="float" office:value="7.78610108490142E+017">
            <text:p>778610108490142000</text:p>
          </table:table-cell>
          <table:table-cell office:value-type="string">
            <text:p>Alakazam</text:p>
          </table:table-cell>
          <table:table-cell office:value-type="string">
            <text:p>09/21/16 03:01 PM</text:p>
          </table:table-cell>
          <table:table-cell office:value-type="float" office:value="34.1107412021">
            <text:p>34.1107412021</text:p>
          </table:table-cell>
          <table:table-cell office:value-type="float" office:value="-118.02432667">
            <text:p>-118.02432667</text:p>
          </table:table-cell>
        </table:table-row>
        <table:table-row table:style-name="ro1">
          <table:table-cell office:value-type="float" office:value="7.78609904831443E+017">
            <text:p>778609904831443000</text:p>
          </table:table-cell>
          <table:table-cell office:value-type="string">
            <text:p>Tangela</text:p>
          </table:table-cell>
          <table:table-cell office:value-type="string">
            <text:p>09/21/16 03:00 PM</text:p>
          </table:table-cell>
          <table:table-cell office:value-type="float" office:value="34.1530062311">
            <text:p>34.1530062311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78605927368753E+017">
            <text:p>778605927368753000</text:p>
          </table:table-cell>
          <table:table-cell office:value-type="string">
            <text:p>Nidoqueen</text:p>
          </table:table-cell>
          <table:table-cell office:value-type="string">
            <text:p>09/21/16 02:44 PM</text:p>
          </table:table-cell>
          <table:table-cell office:value-type="float" office:value="34.1238979756">
            <text:p>34.1238979756</text:p>
          </table:table-cell>
          <table:table-cell office:value-type="float" office:value="-118.0193863958">
            <text:p>-118.0193863958</text:p>
          </table:table-cell>
        </table:table-row>
        <table:table-row table:style-name="ro1">
          <table:table-cell office:value-type="float" office:value="7.78604199231623E+017">
            <text:p>778604199231623000</text:p>
          </table:table-cell>
          <table:table-cell office:value-type="string">
            <text:p>Jolteon</text:p>
          </table:table-cell>
          <table:table-cell office:value-type="string">
            <text:p>09/21/16 02:38 PM</text:p>
          </table:table-cell>
          <table:table-cell office:value-type="float" office:value="34.1102151941">
            <text:p>34.1102151941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8602584361742E+017">
            <text:p>778602584361742000</text:p>
          </table:table-cell>
          <table:table-cell office:value-type="string">
            <text:p>Magmar</text:p>
          </table:table-cell>
          <table:table-cell office:value-type="string">
            <text:p>09/21/16 02:31 PM</text:p>
          </table:table-cell>
          <table:table-cell office:value-type="float" office:value="34.126019623">
            <text:p>34.126019623</text:p>
          </table:table-cell>
          <table:table-cell office:value-type="float" office:value="-118.0664963584">
            <text:p>-118.0664963584</text:p>
          </table:table-cell>
        </table:table-row>
        <table:table-row table:style-name="ro1">
          <table:table-cell office:value-type="float" office:value="7.78600893319E+017">
            <text:p>778600893319000000</text:p>
          </table:table-cell>
          <table:table-cell office:value-type="string">
            <text:p>Electabuzz</text:p>
          </table:table-cell>
          <table:table-cell office:value-type="string">
            <text:p>09/21/16 02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600563898409E+017">
            <text:p>778600563898409000</text:p>
          </table:table-cell>
          <table:table-cell office:value-type="string">
            <text:p>Aerodactyl</text:p>
          </table:table-cell>
          <table:table-cell office:value-type="string">
            <text:p>09/21/16 02:23 PM</text:p>
          </table:table-cell>
          <table:table-cell office:value-type="float" office:value="34.163720618">
            <text:p>34.163720618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78598128308007E+017">
            <text:p>778598128308007000</text:p>
          </table:table-cell>
          <table:table-cell office:value-type="string">
            <text:p>Butterfree</text:p>
          </table:table-cell>
          <table:table-cell office:value-type="string">
            <text:p>09/21/16 02:13 PM</text:p>
          </table:table-cell>
          <table:table-cell office:value-type="float" office:value="34.1270170605">
            <text:p>34.1270170605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859760849945E+017">
            <text:p>778597608499450000</text:p>
          </table:table-cell>
          <table:table-cell office:value-type="string">
            <text:p>Jolteon</text:p>
          </table:table-cell>
          <table:table-cell office:value-type="string">
            <text:p>09/21/16 02:11 PM</text:p>
          </table:table-cell>
          <table:table-cell office:value-type="float" office:value="34.1315667258">
            <text:p>34.1315667258</text:p>
          </table:table-cell>
          <table:table-cell office:value-type="float" office:value="-118.0278945601">
            <text:p>-118.0278945601</text:p>
          </table:table-cell>
        </table:table-row>
        <table:table-row table:style-name="ro1">
          <table:table-cell office:value-type="float" office:value="7.78597544498647E+017">
            <text:p>778597544498647000</text:p>
          </table:table-cell>
          <table:table-cell office:value-type="string">
            <text:p>Magmar</text:p>
          </table:table-cell>
          <table:table-cell office:value-type="string">
            <text:p>09/21/16 02:11 PM</text:p>
          </table:table-cell>
          <table:table-cell office:value-type="float" office:value="34.1553096576">
            <text:p>34.1553096576</text:p>
          </table:table-cell>
          <table:table-cell office:value-type="float" office:value="-118.0468306195">
            <text:p>-118.0468306195</text:p>
          </table:table-cell>
        </table:table-row>
        <table:table-row table:style-name="ro1">
          <table:table-cell office:value-type="float" office:value="7.78596373952213E+017">
            <text:p>778596373952213000</text:p>
          </table:table-cell>
          <table:table-cell office:value-type="string">
            <text:p>Ivysaur</text:p>
          </table:table-cell>
          <table:table-cell office:value-type="string">
            <text:p>09/21/16 02:06 PM</text:p>
          </table:table-cell>
          <table:table-cell office:value-type="float" office:value="34.1588754504">
            <text:p>34.1588754504</text:p>
          </table:table-cell>
          <table:table-cell office:value-type="float" office:value="-118.0369511893">
            <text:p>-118.0369511893</text:p>
          </table:table-cell>
        </table:table-row>
        <table:table-row table:style-name="ro1">
          <table:table-cell office:value-type="float" office:value="7.7859616933736E+017">
            <text:p>778596169337360000</text:p>
          </table:table-cell>
          <table:table-cell office:value-type="string">
            <text:p>Rapidash</text:p>
          </table:table-cell>
          <table:table-cell office:value-type="string">
            <text:p>09/21/16 02:06 PM</text:p>
          </table:table-cell>
          <table:table-cell office:value-type="float" office:value="34.1423594745">
            <text:p>34.1423594745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8592465095791E+017">
            <text:p>778592465095791000</text:p>
          </table:table-cell>
          <table:table-cell office:value-type="string">
            <text:p>Arcanine</text:p>
          </table:table-cell>
          <table:table-cell office:value-type="string">
            <text:p>09/21/16 01:51 PM</text:p>
          </table:table-cell>
          <table:table-cell office:value-type="float" office:value="34.1246523571">
            <text:p>34.1246523571</text:p>
          </table:table-cell>
          <table:table-cell office:value-type="float" office:value="-118.059727933">
            <text:p>-118.059727933</text:p>
          </table:table-cell>
        </table:table-row>
        <table:table-row table:style-name="ro1">
          <table:table-cell office:value-type="float" office:value="7.78591976664896E+017">
            <text:p>778591976664896000</text:p>
          </table:table-cell>
          <table:table-cell office:value-type="string">
            <text:p>Chansey</text:p>
          </table:table-cell>
          <table:table-cell office:value-type="string">
            <text:p>09/21/16 01:49 PM</text:p>
          </table:table-cell>
          <table:table-cell office:value-type="float" office:value="34.1319530908">
            <text:p>34.1319530908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8588684874506E+017">
            <text:p>778588684874506000</text:p>
          </table:table-cell>
          <table:table-cell office:value-type="string">
            <text:p>Arcanine</text:p>
          </table:table-cell>
          <table:table-cell office:value-type="string">
            <text:p>09/21/16 01:36 PM</text:p>
          </table:table-cell>
          <table:table-cell office:value-type="float" office:value="34.1187472603">
            <text:p>34.1187472603</text:p>
          </table:table-cell>
          <table:table-cell office:value-type="float" office:value="-118.0547886477">
            <text:p>-118.0547886477</text:p>
          </table:table-cell>
        </table:table-row>
        <table:table-row table:style-name="ro1">
          <table:table-cell office:value-type="float" office:value="7.78588642704884E+017">
            <text:p>778588642704884000</text:p>
          </table:table-cell>
          <table:table-cell office:value-type="string">
            <text:p>Arcanine</text:p>
          </table:table-cell>
          <table:table-cell office:value-type="string">
            <text:p>09/21/16 01:36 PM</text:p>
          </table:table-cell>
          <table:table-cell office:value-type="float" office:value="34.1182144285">
            <text:p>34.1182144285</text:p>
          </table:table-cell>
          <table:table-cell office:value-type="float" office:value="-118.048202719">
            <text:p>-118.048202719</text:p>
          </table:table-cell>
        </table:table-row>
        <table:table-row table:style-name="ro1">
          <table:table-cell office:value-type="float" office:value="7.78588245890261E+017">
            <text:p>778588245890261000</text:p>
          </table:table-cell>
          <table:table-cell office:value-type="string">
            <text:p>Ninetales</text:p>
          </table:table-cell>
          <table:table-cell office:value-type="string">
            <text:p>09/21/16 01:34 PM</text:p>
          </table:table-cell>
          <table:table-cell office:value-type="float" office:value="34.1174012922">
            <text:p>34.1174012922</text:p>
          </table:table-cell>
          <table:table-cell office:value-type="float" office:value="-118.0479282999">
            <text:p>-118.0479282999</text:p>
          </table:table-cell>
        </table:table-row>
        <table:table-row table:style-name="ro1">
          <table:table-cell office:value-type="float" office:value="7.78588240819393E+017">
            <text:p>778588240819393000</text:p>
          </table:table-cell>
          <table:table-cell office:value-type="string">
            <text:p>Electabuzz</text:p>
          </table:table-cell>
          <table:table-cell office:value-type="string">
            <text:p>09/21/16 01:34 PM</text:p>
          </table:table-cell>
          <table:table-cell office:value-type="float" office:value="34.1625187341">
            <text:p>34.1625187341</text:p>
          </table:table-cell>
          <table:table-cell office:value-type="float" office:value="-118.0529592477">
            <text:p>-118.0529592477</text:p>
          </table:table-cell>
        </table:table-row>
        <table:table-row table:style-name="ro1">
          <table:table-cell office:value-type="float" office:value="7.78581191842632E+017">
            <text:p>778581191842632000</text:p>
          </table:table-cell>
          <table:table-cell office:value-type="string">
            <text:p>Charmeleon</text:p>
          </table:table-cell>
          <table:table-cell office:value-type="string">
            <text:p>09/21/16 01:06 PM</text:p>
          </table:table-cell>
          <table:table-cell office:value-type="float" office:value="34.1633501169">
            <text:p>34.1633501169</text:p>
          </table:table-cell>
          <table:table-cell office:value-type="float" office:value="-118.0379574528">
            <text:p>-118.0379574528</text:p>
          </table:table-cell>
        </table:table-row>
        <table:table-row table:style-name="ro1">
          <table:table-cell office:value-type="float" office:value="7.78580672596234E+017">
            <text:p>778580672596234000</text:p>
          </table:table-cell>
          <table:table-cell office:value-type="string">
            <text:p>Jolteon</text:p>
          </table:table-cell>
          <table:table-cell office:value-type="string">
            <text:p>09/21/16 01:04 PM</text:p>
          </table:table-cell>
          <table:table-cell office:value-type="float" office:value="34.1260775023">
            <text:p>34.1260775023</text:p>
          </table:table-cell>
          <table:table-cell office:value-type="float" office:value="-118.0173736521">
            <text:p>-118.0173736521</text:p>
          </table:table-cell>
        </table:table-row>
        <table:table-row table:style-name="ro1">
          <table:table-cell office:value-type="float" office:value="7.78575728249967E+017">
            <text:p>778575728249967000</text:p>
          </table:table-cell>
          <table:table-cell office:value-type="string">
            <text:p>Snorlax</text:p>
          </table:table-cell>
          <table:table-cell office:value-type="string">
            <text:p>09/21/16 12:44 PM</text:p>
          </table:table-cell>
          <table:table-cell office:value-type="float" office:value="34.1238979756">
            <text:p>34.1238979756</text:p>
          </table:table-cell>
          <table:table-cell office:value-type="float" office:value="-118.0193863958">
            <text:p>-118.0193863958</text:p>
          </table:table-cell>
        </table:table-row>
        <table:table-row table:style-name="ro1">
          <table:table-cell office:value-type="float" office:value="7.78574846439531E+017">
            <text:p>778574846439531000</text:p>
          </table:table-cell>
          <table:table-cell office:value-type="string">
            <text:p>Scyther</text:p>
          </table:table-cell>
          <table:table-cell office:value-type="string">
            <text:p>09/21/16 12:41 PM</text:p>
          </table:table-cell>
          <table:table-cell office:value-type="float" office:value="34.1262825875">
            <text:p>34.1262825875</text:p>
          </table:table-cell>
          <table:table-cell office:value-type="float" office:value="-118.048934501">
            <text:p>-118.048934501</text:p>
          </table:table-cell>
        </table:table-row>
        <table:table-row table:style-name="ro1">
          <table:table-cell office:value-type="float" office:value="7.78574263649305E+017">
            <text:p>778574263649305000</text:p>
          </table:table-cell>
          <table:table-cell office:value-type="string">
            <text:p>Nidoqueen</text:p>
          </table:table-cell>
          <table:table-cell office:value-type="string">
            <text:p>09/21/16 12:39 PM</text:p>
          </table:table-cell>
          <table:table-cell office:value-type="float" office:value="34.1372994651">
            <text:p>34.1372994651</text:p>
          </table:table-cell>
          <table:table-cell office:value-type="float" office:value="-118.0241436993">
            <text:p>-118.0241436993</text:p>
          </table:table-cell>
        </table:table-row>
        <table:table-row table:style-name="ro1">
          <table:table-cell office:value-type="float" office:value="7.78571050829308E+017">
            <text:p>778571050829308000</text:p>
          </table:table-cell>
          <table:table-cell office:value-type="string">
            <text:p>Nidoking</text:p>
          </table:table-cell>
          <table:table-cell office:value-type="string">
            <text:p>09/21/16 12:26 PM</text:p>
          </table:table-cell>
          <table:table-cell office:value-type="float" office:value="34.1297104946">
            <text:p>34.1297104946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8570920373871E+017">
            <text:p>778570920373871000</text:p>
          </table:table-cell>
          <table:table-cell office:value-type="string">
            <text:p>Hitmonlee</text:p>
          </table:table-cell>
          <table:table-cell office:value-type="string">
            <text:p>09/21/16 12:25 PM</text:p>
          </table:table-cell>
          <table:table-cell office:value-type="float" office:value="34.1411025847">
            <text:p>34.1411025847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78569394955821E+017">
            <text:p>778569394955821000</text:p>
          </table:table-cell>
          <table:table-cell office:value-type="string">
            <text:p>Raichu</text:p>
          </table:table-cell>
          <table:table-cell office:value-type="string">
            <text:p>09/21/16 12:19 PM</text:p>
          </table:table-cell>
          <table:table-cell office:value-type="float" office:value="34.1531849588">
            <text:p>34.1531849588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78567088663179E+017">
            <text:p>778567088663179000</text:p>
          </table:table-cell>
          <table:table-cell office:value-type="string">
            <text:p>Kingler</text:p>
          </table:table-cell>
          <table:table-cell office:value-type="string">
            <text:p>09/21/16 12:10 PM</text:p>
          </table:table-cell>
          <table:table-cell office:value-type="float" office:value="34.1453917129">
            <text:p>34.1453917129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856535263239E+017">
            <text:p>778565352632390000</text:p>
          </table:table-cell>
          <table:table-cell office:value-type="string">
            <text:p>Exeggutor</text:p>
          </table:table-cell>
          <table:table-cell office:value-type="string">
            <text:p>09/21/16 12:03 PM</text:p>
          </table:table-cell>
          <table:table-cell office:value-type="float" office:value="34.1513474025">
            <text:p>34.1513474025</text:p>
          </table:table-cell>
          <table:table-cell office:value-type="float" office:value="-118.0363108368">
            <text:p>-118.0363108368</text:p>
          </table:table-cell>
        </table:table-row>
        <table:table-row table:style-name="ro1">
          <table:table-cell office:value-type="float" office:value="7.78565125393363E+017">
            <text:p>778565125393363000</text:p>
          </table:table-cell>
          <table:table-cell office:value-type="string">
            <text:p>Snorlax</text:p>
          </table:table-cell>
          <table:table-cell office:value-type="string">
            <text:p>09/21/16 12:02 PM</text:p>
          </table:table-cell>
          <table:table-cell office:value-type="float" office:value="34.1108891397">
            <text:p>34.1108891397</text:p>
          </table:table-cell>
          <table:table-cell office:value-type="float" office:value="-118.0240522139">
            <text:p>-118.0240522139</text:p>
          </table:table-cell>
        </table:table-row>
        <table:table-row table:style-name="ro1">
          <table:table-cell office:value-type="float" office:value="7.78564982212403E+017">
            <text:p>778564982212403000</text:p>
          </table:table-cell>
          <table:table-cell office:value-type="string">
            <text:p>Chansey</text:p>
          </table:table-cell>
          <table:table-cell office:value-type="string">
            <text:p>09/21/16 12:02 PM</text:p>
          </table:table-cell>
          <table:table-cell office:value-type="float" office:value="34.1126041553">
            <text:p>34.1126041553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8564377226076E+017">
            <text:p>778564377226076000</text:p>
          </table:table-cell>
          <table:table-cell office:value-type="string">
            <text:p>Ivysaur</text:p>
          </table:table-cell>
          <table:table-cell office:value-type="string">
            <text:p>09/21/16 11:59 AM</text:p>
          </table:table-cell>
          <table:table-cell office:value-type="float" office:value="34.1452994124">
            <text:p>34.1452994124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8562780697813E+017">
            <text:p>778562780697813000</text:p>
          </table:table-cell>
          <table:table-cell office:value-type="string">
            <text:p>Magmar</text:p>
          </table:table-cell>
          <table:table-cell office:value-type="string">
            <text:p>09/21/16 11:53 AM</text:p>
          </table:table-cell>
          <table:table-cell office:value-type="float" office:value="34.139051014">
            <text:p>34.139051014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855539029633E+017">
            <text:p>778555390296330000</text:p>
          </table:table-cell>
          <table:table-cell office:value-type="string">
            <text:p>Ivysaur</text:p>
          </table:table-cell>
          <table:table-cell office:value-type="string">
            <text:p>09/21/16 11:24 AM</text:p>
          </table:table-cell>
          <table:table-cell office:value-type="float" office:value="34.1674514426">
            <text:p>34.1674514426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8549114090901E+017">
            <text:p>778549114090901000</text:p>
          </table:table-cell>
          <table:table-cell office:value-type="string">
            <text:p>Tangela</text:p>
          </table:table-cell>
          <table:table-cell office:value-type="string">
            <text:p>09/21/16 10:59 AM</text:p>
          </table:table-cell>
          <table:table-cell office:value-type="float" office:value="34.1513243455">
            <text:p>34.1513243455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78544088387719E+017">
            <text:p>778544088387719000</text:p>
          </table:table-cell>
          <table:table-cell office:value-type="string">
            <text:p>Hitmonchan</text:p>
          </table:table-cell>
          <table:table-cell office:value-type="string">
            <text:p>09/21/16 10:39 AM</text:p>
          </table:table-cell>
          <table:table-cell office:value-type="float" office:value="34.1128917379">
            <text:p>34.1128917379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8541560484864E+017">
            <text:p>778541560484864000</text:p>
          </table:table-cell>
          <table:table-cell office:value-type="string">
            <text:p>Tangela</text:p>
          </table:table-cell>
          <table:table-cell office:value-type="string">
            <text:p>09/21/16 10:29 AM</text:p>
          </table:table-cell>
          <table:table-cell office:value-type="float" office:value="34.1513243455">
            <text:p>34.1513243455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78538368745419E+017">
            <text:p>778538368745419000</text:p>
          </table:table-cell>
          <table:table-cell office:value-type="string">
            <text:p>Electabuzz</text:p>
          </table:table-cell>
          <table:table-cell office:value-type="string">
            <text:p>09/21/16 10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534969341645E+017">
            <text:p>778534969341645000</text:p>
          </table:table-cell>
          <table:table-cell office:value-type="string">
            <text:p>Nidoking</text:p>
          </table:table-cell>
          <table:table-cell office:value-type="string">
            <text:p>09/21/16 10:02 AM</text:p>
          </table:table-cell>
          <table:table-cell office:value-type="float" office:value="34.1282111314">
            <text:p>34.1282111314</text:p>
          </table:table-cell>
          <table:table-cell office:value-type="float" office:value="-118.0191119321">
            <text:p>-118.0191119321</text:p>
          </table:table-cell>
        </table:table-row>
        <table:table-row table:style-name="ro1">
          <table:table-cell office:value-type="float" office:value="7.78533985987113E+017">
            <text:p>778533985987113000</text:p>
          </table:table-cell>
          <table:table-cell office:value-type="string">
            <text:p>Beedrill</text:p>
          </table:table-cell>
          <table:table-cell office:value-type="string">
            <text:p>09/21/16 09:59 AM</text:p>
          </table:table-cell>
          <table:table-cell office:value-type="float" office:value="34.1680345006">
            <text:p>34.1680345006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78530864321827E+017">
            <text:p>778530864321827000</text:p>
          </table:table-cell>
          <table:table-cell office:value-type="string">
            <text:p>Beedrill</text:p>
          </table:table-cell>
          <table:table-cell office:value-type="string">
            <text:p>09/21/16 09:46 AM</text:p>
          </table:table-cell>
          <table:table-cell office:value-type="float" office:value="34.1108049765">
            <text:p>34.1108049765</text:p>
          </table:table-cell>
          <table:table-cell office:value-type="float" office:value="-118.0341153249">
            <text:p>-118.0341153249</text:p>
          </table:table-cell>
        </table:table-row>
        <table:table-row table:style-name="ro1">
          <table:table-cell office:value-type="float" office:value="7.78524899329479E+017">
            <text:p>778524899329479000</text:p>
          </table:table-cell>
          <table:table-cell office:value-type="string">
            <text:p>Wartortle</text:p>
          </table:table-cell>
          <table:table-cell office:value-type="string">
            <text:p>09/21/16 09:22 AM</text:p>
          </table:table-cell>
          <table:table-cell office:value-type="float" office:value="34.149349058">
            <text:p>34.149349058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78523268361785E+017">
            <text:p>778523268361785000</text:p>
          </table:table-cell>
          <table:table-cell office:value-type="string">
            <text:p>Electabuzz</text:p>
          </table:table-cell>
          <table:table-cell office:value-type="string">
            <text:p>09/21/16 09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522989356646E+017">
            <text:p>778522989356646000</text:p>
          </table:table-cell>
          <table:table-cell office:value-type="string">
            <text:p>Flareon</text:p>
          </table:table-cell>
          <table:table-cell office:value-type="string">
            <text:p>09/21/16 09:15 AM</text:p>
          </table:table-cell>
          <table:table-cell office:value-type="float" office:value="34.1037726063">
            <text:p>34.1037726063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78522214861713E+017">
            <text:p>778522214861713000</text:p>
          </table:table-cell>
          <table:table-cell office:value-type="string">
            <text:p>Chansey</text:p>
          </table:table-cell>
          <table:table-cell office:value-type="string">
            <text:p>09/21/16 09:12 AM</text:p>
          </table:table-cell>
          <table:table-cell office:value-type="float" office:value="34.1515587948">
            <text:p>34.1515587948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8522155612975E+017">
            <text:p>778522155612975000</text:p>
          </table:table-cell>
          <table:table-cell office:value-type="string">
            <text:p>Jolteon</text:p>
          </table:table-cell>
          <table:table-cell office:value-type="string">
            <text:p>09/21/16 09:12 AM</text:p>
          </table:table-cell>
          <table:table-cell office:value-type="float" office:value="34.1632759569">
            <text:p>34.1632759569</text:p>
          </table:table-cell>
          <table:table-cell office:value-type="float" office:value="-118.0447267131">
            <text:p>-118.0447267131</text:p>
          </table:table-cell>
        </table:table-row>
        <table:table-row table:style-name="ro1">
          <table:table-cell office:value-type="float" office:value="7.78522092346024E+017">
            <text:p>778522092346024000</text:p>
          </table:table-cell>
          <table:table-cell office:value-type="string">
            <text:p>Chansey</text:p>
          </table:table-cell>
          <table:table-cell office:value-type="string">
            <text:p>09/21/16 09:11 AM</text:p>
          </table:table-cell>
          <table:table-cell office:value-type="float" office:value="34.1180159964">
            <text:p>34.1180159964</text:p>
          </table:table-cell>
          <table:table-cell office:value-type="float" office:value="-118.0551545255">
            <text:p>-118.0551545255</text:p>
          </table:table-cell>
        </table:table-row>
        <table:table-row table:style-name="ro1">
          <table:table-cell office:value-type="float" office:value="7.78521677634282E+017">
            <text:p>778521677634282000</text:p>
          </table:table-cell>
          <table:table-cell office:value-type="string">
            <text:p>Chansey</text:p>
          </table:table-cell>
          <table:table-cell office:value-type="string">
            <text:p>09/21/16 09:10 AM</text:p>
          </table:table-cell>
          <table:table-cell office:value-type="float" office:value="34.1526626098">
            <text:p>34.1526626098</text:p>
          </table:table-cell>
          <table:table-cell office:value-type="float" office:value="-118.0449096625">
            <text:p>-118.0449096625</text:p>
          </table:table-cell>
        </table:table-row>
        <table:table-row table:style-name="ro1">
          <table:table-cell office:value-type="float" office:value="7.78521264071643E+017">
            <text:p>778521264071643000</text:p>
          </table:table-cell>
          <table:table-cell office:value-type="string">
            <text:p>Magmar</text:p>
          </table:table-cell>
          <table:table-cell office:value-type="string">
            <text:p>09/21/16 09:08 AM</text:p>
          </table:table-cell>
          <table:table-cell office:value-type="float" office:value="34.1516065854">
            <text:p>34.1516065854</text:p>
          </table:table-cell>
          <table:table-cell office:value-type="float" office:value="-118.0265223032">
            <text:p>-118.0265223032</text:p>
          </table:table-cell>
        </table:table-row>
        <table:table-row table:style-name="ro1">
          <table:table-cell office:value-type="float" office:value="7.78520828598063E+017">
            <text:p>778520828598063000</text:p>
          </table:table-cell>
          <table:table-cell office:value-type="string">
            <text:p>Lickitung</text:p>
          </table:table-cell>
          <table:table-cell office:value-type="string">
            <text:p>09/21/16 09:06 AM</text:p>
          </table:table-cell>
          <table:table-cell office:value-type="float" office:value="34.1137216653">
            <text:p>34.1137216653</text:p>
          </table:table-cell>
          <table:table-cell office:value-type="float" office:value="-118.0666792852">
            <text:p>-118.0666792852</text:p>
          </table:table-cell>
        </table:table-row>
        <table:table-row table:style-name="ro1">
          <table:table-cell office:value-type="float" office:value="7.78520531528065E+017">
            <text:p>778520531528065000</text:p>
          </table:table-cell>
          <table:table-cell office:value-type="string">
            <text:p>Kingler</text:p>
          </table:table-cell>
          <table:table-cell office:value-type="string">
            <text:p>09/21/16 09:05 AM</text:p>
          </table:table-cell>
          <table:table-cell office:value-type="float" office:value="34.1222252341">
            <text:p>34.1222252341</text:p>
          </table:table-cell>
          <table:table-cell office:value-type="float" office:value="-118.0381404092">
            <text:p>-118.0381404092</text:p>
          </table:table-cell>
        </table:table-row>
        <table:table-row table:style-name="ro1">
          <table:table-cell office:value-type="float" office:value="7.78518154163081E+017">
            <text:p>778518154163081000</text:p>
          </table:table-cell>
          <table:table-cell office:value-type="string">
            <text:p>Arcanine</text:p>
          </table:table-cell>
          <table:table-cell office:value-type="string">
            <text:p>09/21/16 08:56 AM</text:p>
          </table:table-cell>
          <table:table-cell office:value-type="float" office:value="34.1223217616">
            <text:p>34.1223217616</text:p>
          </table:table-cell>
          <table:table-cell office:value-type="float" office:value="-118.0319197858">
            <text:p>-118.0319197858</text:p>
          </table:table-cell>
        </table:table-row>
        <table:table-row table:style-name="ro1">
          <table:table-cell office:value-type="float" office:value="7.78517046803837E+017">
            <text:p>778517046803837000</text:p>
          </table:table-cell>
          <table:table-cell office:value-type="string">
            <text:p>Starmie</text:p>
          </table:table-cell>
          <table:table-cell office:value-type="string">
            <text:p>09/21/16 08:51 AM</text:p>
          </table:table-cell>
          <table:table-cell office:value-type="float" office:value="34.1224532949">
            <text:p>34.1224532949</text:p>
          </table:table-cell>
          <table:table-cell office:value-type="float" office:value="-118.0378659745">
            <text:p>-118.0378659745</text:p>
          </table:table-cell>
        </table:table-row>
        <table:table-row table:style-name="ro1">
          <table:table-cell office:value-type="float" office:value="7.78516673179492E+017">
            <text:p>778516673179492000</text:p>
          </table:table-cell>
          <table:table-cell office:value-type="string">
            <text:p>Flareon</text:p>
          </table:table-cell>
          <table:table-cell office:value-type="string">
            <text:p>09/21/16 08:50 AM</text:p>
          </table:table-cell>
          <table:table-cell office:value-type="float" office:value="34.1190862935">
            <text:p>34.1190862935</text:p>
          </table:table-cell>
          <table:table-cell office:value-type="float" office:value="-118.0618316606">
            <text:p>-118.0618316606</text:p>
          </table:table-cell>
        </table:table-row>
        <table:table-row table:style-name="ro1">
          <table:table-cell office:value-type="float" office:value="7.78515018274877E+017">
            <text:p>778515018274877000</text:p>
          </table:table-cell>
          <table:table-cell office:value-type="string">
            <text:p>Electabuzz</text:p>
          </table:table-cell>
          <table:table-cell office:value-type="string">
            <text:p>09/21/16 08:43 AM</text:p>
          </table:table-cell>
          <table:table-cell office:value-type="float" office:value="34.1107218855">
            <text:p>34.1107218855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78514171969229E+017">
            <text:p>778514171969229000</text:p>
          </table:table-cell>
          <table:table-cell office:value-type="string">
            <text:p>Flareon</text:p>
          </table:table-cell>
          <table:table-cell office:value-type="string">
            <text:p>09/21/16 08:40 AM</text:p>
          </table:table-cell>
          <table:table-cell office:value-type="float" office:value="34.1251206942">
            <text:p>34.1251206942</text:p>
          </table:table-cell>
          <table:table-cell office:value-type="float" office:value="-118.0594535319">
            <text:p>-118.0594535319</text:p>
          </table:table-cell>
        </table:table-row>
        <table:table-row table:style-name="ro1">
          <table:table-cell office:value-type="float" office:value="7.78513680799375E+017">
            <text:p>778513680799375000</text:p>
          </table:table-cell>
          <table:table-cell office:value-type="string">
            <text:p>Charmeleon</text:p>
          </table:table-cell>
          <table:table-cell office:value-type="string">
            <text:p>09/21/16 08:38 AM</text:p>
          </table:table-cell>
          <table:table-cell office:value-type="float" office:value="34.1588301812">
            <text:p>34.1588301812</text:p>
          </table:table-cell>
          <table:table-cell office:value-type="float" office:value="-118.0371341467">
            <text:p>-118.0371341467</text:p>
          </table:table-cell>
        </table:table-row>
        <table:table-row table:style-name="ro1">
          <table:table-cell office:value-type="float" office:value="7.78510547683676E+017">
            <text:p>778510547683676000</text:p>
          </table:table-cell>
          <table:table-cell office:value-type="string">
            <text:p>Starmie</text:p>
          </table:table-cell>
          <table:table-cell office:value-type="string">
            <text:p>09/21/16 08:25 AM</text:p>
          </table:table-cell>
          <table:table-cell office:value-type="float" office:value="34.1671145015">
            <text:p>34.1671145015</text:p>
          </table:table-cell>
          <table:table-cell office:value-type="float" office:value="-118.0385977993">
            <text:p>-118.0385977993</text:p>
          </table:table-cell>
        </table:table-row>
        <table:table-row table:style-name="ro1">
          <table:table-cell office:value-type="float" office:value="7.78510436320752E+017">
            <text:p>778510436320752000</text:p>
          </table:table-cell>
          <table:table-cell office:value-type="string">
            <text:p>Charmeleon</text:p>
          </table:table-cell>
          <table:table-cell office:value-type="string">
            <text:p>09/21/16 08:25 AM</text:p>
          </table:table-cell>
          <table:table-cell office:value-type="float" office:value="34.1652598434">
            <text:p>34.1652598434</text:p>
          </table:table-cell>
          <table:table-cell office:value-type="float" office:value="-118.0334749622">
            <text:p>-118.0334749622</text:p>
          </table:table-cell>
        </table:table-row>
        <table:table-row table:style-name="ro1">
          <table:table-cell office:value-type="float" office:value="7.78510364807827E+017">
            <text:p>778510364807827000</text:p>
          </table:table-cell>
          <table:table-cell office:value-type="string">
            <text:p>Lickitung</text:p>
          </table:table-cell>
          <table:table-cell office:value-type="string">
            <text:p>09/21/16 08:25 AM</text:p>
          </table:table-cell>
          <table:table-cell office:value-type="float" office:value="34.1599827833">
            <text:p>34.1599827833</text:p>
          </table:table-cell>
          <table:table-cell office:value-type="float" office:value="-118.0541483599">
            <text:p>-118.0541483599</text:p>
          </table:table-cell>
        </table:table-row>
        <table:table-row table:style-name="ro1">
          <table:table-cell office:value-type="float" office:value="7.78509803890942E+017">
            <text:p>778509803890942000</text:p>
          </table:table-cell>
          <table:table-cell office:value-type="string">
            <text:p>Arcanine</text:p>
          </table:table-cell>
          <table:table-cell office:value-type="string">
            <text:p>09/21/16 08:22 AM</text:p>
          </table:table-cell>
          <table:table-cell office:value-type="float" office:value="34.1507519454">
            <text:p>34.1507519454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8509531479364E+017">
            <text:p>778509531479364000</text:p>
          </table:table-cell>
          <table:table-cell office:value-type="string">
            <text:p>Charmeleon</text:p>
          </table:table-cell>
          <table:table-cell office:value-type="string">
            <text:p>09/21/16 08:21 AM</text:p>
          </table:table-cell>
          <table:table-cell office:value-type="float" office:value="34.1592754388">
            <text:p>34.1592754388</text:p>
          </table:table-cell>
          <table:table-cell office:value-type="float" office:value="-118.0502151122">
            <text:p>-118.0502151122</text:p>
          </table:table-cell>
        </table:table-row>
        <table:table-row table:style-name="ro1">
          <table:table-cell office:value-type="float" office:value="7.78509421018124E+017">
            <text:p>778509421018124000</text:p>
          </table:table-cell>
          <table:table-cell office:value-type="string">
            <text:p>Magmar</text:p>
          </table:table-cell>
          <table:table-cell office:value-type="string">
            <text:p>09/21/16 08:21 AM</text:p>
          </table:table-cell>
          <table:table-cell office:value-type="float" office:value="34.1147635974">
            <text:p>34.1147635974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8508166749237E+017">
            <text:p>778508166749237000</text:p>
          </table:table-cell>
          <table:table-cell office:value-type="string">
            <text:p>Electabuzz</text:p>
          </table:table-cell>
          <table:table-cell office:value-type="string">
            <text:p>09/21/16 08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506921565237E+017">
            <text:p>778506921565237000</text:p>
          </table:table-cell>
          <table:table-cell office:value-type="string">
            <text:p>Chansey</text:p>
          </table:table-cell>
          <table:table-cell office:value-type="string">
            <text:p>09/21/16 08:11 AM</text:p>
          </table:table-cell>
          <table:table-cell office:value-type="float" office:value="34.1158961638">
            <text:p>34.1158961638</text:p>
          </table:table-cell>
          <table:table-cell office:value-type="float" office:value="-118.0669536751">
            <text:p>-118.0669536751</text:p>
          </table:table-cell>
        </table:table-row>
        <table:table-row table:style-name="ro1">
          <table:table-cell office:value-type="float" office:value="7.78505922322633E+017">
            <text:p>778505922322633000</text:p>
          </table:table-cell>
          <table:table-cell office:value-type="string">
            <text:p>Nidoqueen</text:p>
          </table:table-cell>
          <table:table-cell office:value-type="string">
            <text:p>09/21/16 08:07 AM</text:p>
          </table:table-cell>
          <table:table-cell office:value-type="float" office:value="34.1682132206">
            <text:p>34.1682132206</text:p>
          </table:table-cell>
          <table:table-cell office:value-type="float" office:value="-118.0344812454">
            <text:p>-118.0344812454</text:p>
          </table:table-cell>
        </table:table-row>
        <table:table-row table:style-name="ro1">
          <table:table-cell office:value-type="float" office:value="7.78505552624095E+017">
            <text:p>778505552624095000</text:p>
          </table:table-cell>
          <table:table-cell office:value-type="string">
            <text:p>Jolteon</text:p>
          </table:table-cell>
          <table:table-cell office:value-type="string">
            <text:p>09/21/16 08:06 AM</text:p>
          </table:table-cell>
          <table:table-cell office:value-type="float" office:value="34.1444189459">
            <text:p>34.1444189459</text:p>
          </table:table-cell>
          <table:table-cell office:value-type="float" office:value="-118.0173736521">
            <text:p>-118.0173736521</text:p>
          </table:table-cell>
        </table:table-row>
        <table:table-row table:style-name="ro1">
          <table:table-cell office:value-type="float" office:value="7.78502610420572E+017">
            <text:p>778502610420572000</text:p>
          </table:table-cell>
          <table:table-cell office:value-type="string">
            <text:p>Nidoking</text:p>
          </table:table-cell>
          <table:table-cell office:value-type="string">
            <text:p>09/21/16 07:54 AM</text:p>
          </table:table-cell>
          <table:table-cell office:value-type="float" office:value="34.1287623581">
            <text:p>34.1287623581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78502330538832E+017">
            <text:p>778502330538832000</text:p>
          </table:table-cell>
          <table:table-cell office:value-type="string">
            <text:p>Ninetales</text:p>
          </table:table-cell>
          <table:table-cell office:value-type="string">
            <text:p>09/21/16 07:53 AM</text:p>
          </table:table-cell>
          <table:table-cell office:value-type="float" office:value="34.1242519459">
            <text:p>34.1242519459</text:p>
          </table:table-cell>
          <table:table-cell office:value-type="float" office:value="-118.059727933">
            <text:p>-118.059727933</text:p>
          </table:table-cell>
        </table:table-row>
        <table:table-row table:style-name="ro1">
          <table:table-cell office:value-type="float" office:value="7.78501195883172E+017">
            <text:p>778501195883172000</text:p>
          </table:table-cell>
          <table:table-cell office:value-type="string">
            <text:p>Magmar</text:p>
          </table:table-cell>
          <table:table-cell office:value-type="string">
            <text:p>09/21/16 07:48 AM</text:p>
          </table:table-cell>
          <table:table-cell office:value-type="float" office:value="34.1607537211">
            <text:p>34.1607537211</text:p>
          </table:table-cell>
          <table:table-cell office:value-type="float" office:value="-118.0335664427">
            <text:p>-118.0335664427</text:p>
          </table:table-cell>
        </table:table-row>
        <table:table-row table:style-name="ro1">
          <table:table-cell office:value-type="float" office:value="7.7849759238459E+017">
            <text:p>778497592384590000</text:p>
          </table:table-cell>
          <table:table-cell office:value-type="string">
            <text:p>Magmar</text:p>
          </table:table-cell>
          <table:table-cell office:value-type="string">
            <text:p>09/21/16 07:34 AM</text:p>
          </table:table-cell>
          <table:table-cell office:value-type="float" office:value="34.1625187341">
            <text:p>34.1625187341</text:p>
          </table:table-cell>
          <table:table-cell office:value-type="float" office:value="-118.0529592477">
            <text:p>-118.0529592477</text:p>
          </table:table-cell>
        </table:table-row>
        <table:table-row table:style-name="ro1">
          <table:table-cell office:value-type="float" office:value="7.78496980494356E+017">
            <text:p>778496980494356000</text:p>
          </table:table-cell>
          <table:table-cell office:value-type="string">
            <text:p>Arcanine</text:p>
          </table:table-cell>
          <table:table-cell office:value-type="string">
            <text:p>09/21/16 07:31 AM</text:p>
          </table:table-cell>
          <table:table-cell office:value-type="float" office:value="34.1325936151">
            <text:p>34.1325936151</text:p>
          </table:table-cell>
          <table:table-cell office:value-type="float" office:value="-118.0431716357">
            <text:p>-118.0431716357</text:p>
          </table:table-cell>
        </table:table-row>
        <table:table-row table:style-name="ro1">
          <table:table-cell office:value-type="float" office:value="7.78495195117556E+017">
            <text:p>778495195117556000</text:p>
          </table:table-cell>
          <table:table-cell office:value-type="string">
            <text:p>Electabuzz</text:p>
          </table:table-cell>
          <table:table-cell office:value-type="string">
            <text:p>09/21/16 07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49494457086E+017">
            <text:p>778494944570860000</text:p>
          </table:table-cell>
          <table:table-cell office:value-type="string">
            <text:p>Scyther</text:p>
          </table:table-cell>
          <table:table-cell office:value-type="string">
            <text:p>09/21/16 07:23 AM</text:p>
          </table:table-cell>
          <table:table-cell office:value-type="float" office:value="34.1680031229">
            <text:p>34.1680031229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849439096039E+017">
            <text:p>778494390960390000</text:p>
          </table:table-cell>
          <table:table-cell office:value-type="string">
            <text:p>Kabutops</text:p>
          </table:table-cell>
          <table:table-cell office:value-type="string">
            <text:p>09/21/16 07:21 AM</text:p>
          </table:table-cell>
          <table:table-cell office:value-type="float" office:value="34.1254535906">
            <text:p>34.1254535906</text:p>
          </table:table-cell>
          <table:table-cell office:value-type="float" office:value="-118.0555204024">
            <text:p>-118.0555204024</text:p>
          </table:table-cell>
        </table:table-row>
        <table:table-row table:style-name="ro1">
          <table:table-cell office:value-type="float" office:value="7.78493475108983E+017">
            <text:p>778493475108983000</text:p>
          </table:table-cell>
          <table:table-cell office:value-type="string">
            <text:p>Jolteon</text:p>
          </table:table-cell>
          <table:table-cell office:value-type="string">
            <text:p>09/21/16 07:18 AM</text:p>
          </table:table-cell>
          <table:table-cell office:value-type="float" office:value="34.1528486855">
            <text:p>34.1528486855</text:p>
          </table:table-cell>
          <table:table-cell office:value-type="float" office:value="-118.0460988288">
            <text:p>-118.0460988288</text:p>
          </table:table-cell>
        </table:table-row>
        <table:table-row table:style-name="ro1">
          <table:table-cell office:value-type="float" office:value="7.78493069704307E+017">
            <text:p>778493069704307000</text:p>
          </table:table-cell>
          <table:table-cell office:value-type="string">
            <text:p>Electabuzz</text:p>
          </table:table-cell>
          <table:table-cell office:value-type="string">
            <text:p>09/21/16 07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491792240939E+017">
            <text:p>778491792240939000</text:p>
          </table:table-cell>
          <table:table-cell office:value-type="string">
            <text:p>Flareon</text:p>
          </table:table-cell>
          <table:table-cell office:value-type="string">
            <text:p>09/21/16 07:11 AM</text:p>
          </table:table-cell>
          <table:table-cell office:value-type="float" office:value="34.1501964602">
            <text:p>34.1501964602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8490979368133E+017">
            <text:p>778490979368133000</text:p>
          </table:table-cell>
          <table:table-cell office:value-type="string">
            <text:p>Clefable</text:p>
          </table:table-cell>
          <table:table-cell office:value-type="string">
            <text:p>09/21/16 07:08 AM</text:p>
          </table:table-cell>
          <table:table-cell office:value-type="float" office:value="34.1614474508">
            <text:p>34.1614474508</text:p>
          </table:table-cell>
          <table:table-cell office:value-type="float" office:value="-118.0407932555">
            <text:p>-118.0407932555</text:p>
          </table:table-cell>
        </table:table-row>
        <table:table-row table:style-name="ro1">
          <table:table-cell office:value-type="float" office:value="7.78489033336828E+017">
            <text:p>778489033336828000</text:p>
          </table:table-cell>
          <table:table-cell office:value-type="string">
            <text:p>Dratini</text:p>
          </table:table-cell>
          <table:table-cell office:value-type="string">
            <text:p>09/21/16 07:00 AM</text:p>
          </table:table-cell>
          <table:table-cell office:value-type="float" office:value="34.1422036782">
            <text:p>34.1422036782</text:p>
          </table:table-cell>
          <table:table-cell office:value-type="float" office:value="-118.0227714133">
            <text:p>-118.0227714133</text:p>
          </table:table-cell>
        </table:table-row>
        <table:table-row table:style-name="ro1">
          <table:table-cell office:value-type="float" office:value="7.78488666003956E+017">
            <text:p>778488666003956000</text:p>
          </table:table-cell>
          <table:table-cell office:value-type="string">
            <text:p>Kingler</text:p>
          </table:table-cell>
          <table:table-cell office:value-type="string">
            <text:p>09/21/16 06:58 AM</text:p>
          </table:table-cell>
          <table:table-cell office:value-type="float" office:value="34.1409515872">
            <text:p>34.1409515872</text:p>
          </table:table-cell>
          <table:table-cell office:value-type="float" office:value="-118.0210331692">
            <text:p>-118.0210331692</text:p>
          </table:table-cell>
        </table:table-row>
        <table:table-row table:style-name="ro1">
          <table:table-cell office:value-type="float" office:value="7.78486888822813E+017">
            <text:p>778486888822813000</text:p>
          </table:table-cell>
          <table:table-cell office:value-type="string">
            <text:p>Hitmonlee</text:p>
          </table:table-cell>
          <table:table-cell office:value-type="string">
            <text:p>09/21/16 06:51 AM</text:p>
          </table:table-cell>
          <table:table-cell office:value-type="float" office:value="34.1512374567">
            <text:p>34.1512374567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8486293135188E+017">
            <text:p>778486293135188000</text:p>
          </table:table-cell>
          <table:table-cell office:value-type="string">
            <text:p>Rapidash</text:p>
          </table:table-cell>
          <table:table-cell office:value-type="string">
            <text:p>09/21/16 06:49 AM</text:p>
          </table:table-cell>
          <table:table-cell office:value-type="float" office:value="34.1553597122">
            <text:p>34.1553597122</text:p>
          </table:table-cell>
          <table:table-cell office:value-type="float" office:value="-118.0310964516">
            <text:p>-118.0310964516</text:p>
          </table:table-cell>
        </table:table-row>
        <table:table-row table:style-name="ro1">
          <table:table-cell office:value-type="float" office:value="7.78484671315218E+017">
            <text:p>778484671315218000</text:p>
          </table:table-cell>
          <table:table-cell office:value-type="string">
            <text:p>Magmar</text:p>
          </table:table-cell>
          <table:table-cell office:value-type="string">
            <text:p>09/21/16 06:43 AM</text:p>
          </table:table-cell>
          <table:table-cell office:value-type="float" office:value="34.1596240263">
            <text:p>34.1596240263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8484187611267E+017">
            <text:p>778484187611267000</text:p>
          </table:table-cell>
          <table:table-cell office:value-type="string">
            <text:p>Magmar</text:p>
          </table:table-cell>
          <table:table-cell office:value-type="string">
            <text:p>09/21/16 06:41 AM</text:p>
          </table:table-cell>
          <table:table-cell office:value-type="float" office:value="34.1432317717">
            <text:p>34.1432317717</text:p>
          </table:table-cell>
          <table:table-cell office:value-type="float" office:value="-118.0182885385">
            <text:p>-118.0182885385</text:p>
          </table:table-cell>
        </table:table-row>
        <table:table-row table:style-name="ro1">
          <table:table-cell office:value-type="float" office:value="7.7848182936805E+017">
            <text:p>778481829368050000</text:p>
          </table:table-cell>
          <table:table-cell office:value-type="string">
            <text:p>Nidoking</text:p>
          </table:table-cell>
          <table:table-cell office:value-type="string">
            <text:p>09/21/16 06:31 AM</text:p>
          </table:table-cell>
          <table:table-cell office:value-type="float" office:value="34.1604162135">
            <text:p>34.1604162135</text:p>
          </table:table-cell>
          <table:table-cell office:value-type="float" office:value="-118.0271626911">
            <text:p>-118.0271626911</text:p>
          </table:table-cell>
        </table:table-row>
        <table:table-row table:style-name="ro1">
          <table:table-cell office:value-type="float" office:value="7.78480324187599E+017">
            <text:p>778480324187599000</text:p>
          </table:table-cell>
          <table:table-cell office:value-type="string">
            <text:p>Jolteon</text:p>
          </table:table-cell>
          <table:table-cell office:value-type="string">
            <text:p>09/21/16 06:25 AM</text:p>
          </table:table-cell>
          <table:table-cell office:value-type="float" office:value="34.1411025847">
            <text:p>34.1411025847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78480094058721E+017">
            <text:p>778480094058721000</text:p>
          </table:table-cell>
          <table:table-cell office:value-type="string">
            <text:p>Electabuzz</text:p>
          </table:table-cell>
          <table:table-cell office:value-type="string">
            <text:p>09/21/16 06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479209463153E+017">
            <text:p>778479209463153000</text:p>
          </table:table-cell>
          <table:table-cell office:value-type="string">
            <text:p>Raichu</text:p>
          </table:table-cell>
          <table:table-cell office:value-type="string">
            <text:p>09/21/16 06:21 AM</text:p>
          </table:table-cell>
          <table:table-cell office:value-type="float" office:value="34.1227359823">
            <text:p>34.1227359823</text:p>
          </table:table-cell>
          <table:table-cell office:value-type="float" office:value="-118.0448181878">
            <text:p>-118.0448181878</text:p>
          </table:table-cell>
        </table:table-row>
        <table:table-row table:style-name="ro1">
          <table:table-cell office:value-type="float" office:value="7.78479020723753E+017">
            <text:p>778479020723753000</text:p>
          </table:table-cell>
          <table:table-cell office:value-type="string">
            <text:p>Scyther</text:p>
          </table:table-cell>
          <table:table-cell office:value-type="string">
            <text:p>09/21/16 06:20 AM</text:p>
          </table:table-cell>
          <table:table-cell office:value-type="float" office:value="34.1450188435">
            <text:p>34.1450188435</text:p>
          </table:table-cell>
          <table:table-cell office:value-type="float" office:value="-118.0230458714">
            <text:p>-118.0230458714</text:p>
          </table:table-cell>
        </table:table-row>
        <table:table-row table:style-name="ro1">
          <table:table-cell office:value-type="float" office:value="7.78476534319374E+017">
            <text:p>778476534319374000</text:p>
          </table:table-cell>
          <table:table-cell office:value-type="string">
            <text:p>Dratini</text:p>
          </table:table-cell>
          <table:table-cell office:value-type="string">
            <text:p>09/21/16 06:10 AM</text:p>
          </table:table-cell>
          <table:table-cell office:value-type="float" office:value="34.1212614173">
            <text:p>34.1212614173</text:p>
          </table:table-cell>
          <table:table-cell office:value-type="float" office:value="-118.0141715128">
            <text:p>-118.0141715128</text:p>
          </table:table-cell>
        </table:table-row>
        <table:table-row table:style-name="ro1">
          <table:table-cell office:value-type="float" office:value="7.78474098368184E+017">
            <text:p>778474098368184000</text:p>
          </table:table-cell>
          <table:table-cell office:value-type="string">
            <text:p>Flareon</text:p>
          </table:table-cell>
          <table:table-cell office:value-type="string">
            <text:p>09/21/16 06:01 AM</text:p>
          </table:table-cell>
          <table:table-cell office:value-type="float" office:value="34.1289867115">
            <text:p>34.1289867115</text:p>
          </table:table-cell>
          <table:table-cell office:value-type="float" office:value="-118.0299071844">
            <text:p>-118.0299071844</text:p>
          </table:table-cell>
        </table:table-row>
        <table:table-row table:style-name="ro1">
          <table:table-cell office:value-type="float" office:value="7.7847299393253E+017">
            <text:p>778472993932530000</text:p>
          </table:table-cell>
          <table:table-cell office:value-type="string">
            <text:p>Ninetales</text:p>
          </table:table-cell>
          <table:table-cell office:value-type="string">
            <text:p>09/21/16 05:56 AM</text:p>
          </table:table-cell>
          <table:table-cell office:value-type="float" office:value="34.1319158103">
            <text:p>34.1319158103</text:p>
          </table:table-cell>
          <table:table-cell office:value-type="float" office:value="-118.0339323644">
            <text:p>-118.0339323644</text:p>
          </table:table-cell>
        </table:table-row>
        <table:table-row table:style-name="ro1">
          <table:table-cell office:value-type="float" office:value="7.78471262473507E+017">
            <text:p>778471262473507000</text:p>
          </table:table-cell>
          <table:table-cell office:value-type="string">
            <text:p>Ivysaur</text:p>
          </table:table-cell>
          <table:table-cell office:value-type="string">
            <text:p>09/21/16 05:49 AM</text:p>
          </table:table-cell>
          <table:table-cell office:value-type="float" office:value="34.1537146928">
            <text:p>34.1537146928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8470150181753E+017">
            <text:p>778470150181753000</text:p>
          </table:table-cell>
          <table:table-cell office:value-type="string">
            <text:p>Flareon</text:p>
          </table:table-cell>
          <table:table-cell office:value-type="string">
            <text:p>09/21/16 05:45 AM</text:p>
          </table:table-cell>
          <table:table-cell office:value-type="float" office:value="34.1110426495">
            <text:p>34.1110426495</text:p>
          </table:table-cell>
          <table:table-cell office:value-type="float" office:value="-118.0532336589">
            <text:p>-118.0532336589</text:p>
          </table:table-cell>
        </table:table-row>
        <table:table-row table:style-name="ro1">
          <table:table-cell office:value-type="float" office:value="7.78469087852712E+017">
            <text:p>778469087852712000</text:p>
          </table:table-cell>
          <table:table-cell office:value-type="string">
            <text:p>Jolteon</text:p>
          </table:table-cell>
          <table:table-cell office:value-type="string">
            <text:p>09/21/16 05:41 AM</text:p>
          </table:table-cell>
          <table:table-cell office:value-type="float" office:value="34.1432317717">
            <text:p>34.1432317717</text:p>
          </table:table-cell>
          <table:table-cell office:value-type="float" office:value="-118.0182885385">
            <text:p>-118.0182885385</text:p>
          </table:table-cell>
        </table:table-row>
        <table:table-row table:style-name="ro1">
          <table:table-cell office:value-type="float" office:value="7.78468747979821E+017">
            <text:p>778468747979821000</text:p>
          </table:table-cell>
          <table:table-cell office:value-type="string">
            <text:p>Magmar</text:p>
          </table:table-cell>
          <table:table-cell office:value-type="string">
            <text:p>09/21/16 05:39 AM</text:p>
          </table:table-cell>
          <table:table-cell office:value-type="float" office:value="34.1291302158">
            <text:p>34.1291302158</text:p>
          </table:table-cell>
          <table:table-cell office:value-type="float" office:value="-118.0571668394">
            <text:p>-118.0571668394</text:p>
          </table:table-cell>
        </table:table-row>
        <table:table-row table:style-name="ro1">
          <table:table-cell office:value-type="float" office:value="7.78468358177985E+017">
            <text:p>778468358177985000</text:p>
          </table:table-cell>
          <table:table-cell office:value-type="string">
            <text:p>Scyther</text:p>
          </table:table-cell>
          <table:table-cell office:value-type="string">
            <text:p>09/21/16 05:38 AM</text:p>
          </table:table-cell>
          <table:table-cell office:value-type="float" office:value="34.131844963">
            <text:p>34.131844963</text:p>
          </table:table-cell>
          <table:table-cell office:value-type="float" office:value="-118.0413421153">
            <text:p>-118.0413421153</text:p>
          </table:table-cell>
        </table:table-row>
        <table:table-row table:style-name="ro1">
          <table:table-cell office:value-type="float" office:value="7.7846797901294E+017">
            <text:p>778467979012940000</text:p>
          </table:table-cell>
          <table:table-cell office:value-type="string">
            <text:p>Dragonite</text:p>
          </table:table-cell>
          <table:table-cell office:value-type="string">
            <text:p>09/21/16 05:36 AM</text:p>
          </table:table-cell>
          <table:table-cell office:value-type="float" office:value="34.1588165989">
            <text:p>34.1588165989</text:p>
          </table:table-cell>
          <table:table-cell office:value-type="float" office:value="-118.0278030767">
            <text:p>-118.0278030767</text:p>
          </table:table-cell>
        </table:table-row>
        <table:table-row table:style-name="ro1">
          <table:table-cell office:value-type="float" office:value="7.78467924994437E+017">
            <text:p>778467924994437000</text:p>
          </table:table-cell>
          <table:table-cell office:value-type="string">
            <text:p>Alakazam</text:p>
          </table:table-cell>
          <table:table-cell office:value-type="string">
            <text:p>09/21/16 05:36 AM</text:p>
          </table:table-cell>
          <table:table-cell office:value-type="float" office:value="34.1415800423">
            <text:p>34.1415800423</text:p>
          </table:table-cell>
          <table:table-cell office:value-type="float" office:value="-118.020758708">
            <text:p>-118.020758708</text:p>
          </table:table-cell>
        </table:table-row>
        <table:table-row table:style-name="ro1">
          <table:table-cell office:value-type="float" office:value="7.7846500243703E+017">
            <text:p>778465002437030000</text:p>
          </table:table-cell>
          <table:table-cell office:value-type="string">
            <text:p>Electabuzz</text:p>
          </table:table-cell>
          <table:table-cell office:value-type="string">
            <text:p>09/21/16 05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464139660243E+017">
            <text:p>778464139660243000</text:p>
          </table:table-cell>
          <table:table-cell office:value-type="string">
            <text:p>Snorlax</text:p>
          </table:table-cell>
          <table:table-cell office:value-type="string">
            <text:p>09/21/16 05:21 AM</text:p>
          </table:table-cell>
          <table:table-cell office:value-type="float" office:value="34.150375875">
            <text:p>34.150375875</text:p>
          </table:table-cell>
          <table:table-cell office:value-type="float" office:value="-118.0408847323">
            <text:p>-118.0408847323</text:p>
          </table:table-cell>
        </table:table-row>
        <table:table-row table:style-name="ro1">
          <table:table-cell office:value-type="float" office:value="7.78463615422607E+017">
            <text:p>778463615422607000</text:p>
          </table:table-cell>
          <table:table-cell office:value-type="string">
            <text:p>Butterfree</text:p>
          </table:table-cell>
          <table:table-cell office:value-type="string">
            <text:p>09/21/16 05:19 AM</text:p>
          </table:table-cell>
          <table:table-cell office:value-type="float" office:value="34.1590878714">
            <text:p>34.1590878714</text:p>
          </table:table-cell>
          <table:table-cell office:value-type="float" office:value="-118.0483856648">
            <text:p>-118.0483856648</text:p>
          </table:table-cell>
        </table:table-row>
        <table:table-row table:style-name="ro1">
          <table:table-cell office:value-type="float" office:value="7.78463072839053E+017">
            <text:p>778463072839053000</text:p>
          </table:table-cell>
          <table:table-cell office:value-type="string">
            <text:p>Chansey</text:p>
          </table:table-cell>
          <table:table-cell office:value-type="string">
            <text:p>09/21/16 05:17 AM</text:p>
          </table:table-cell>
          <table:table-cell office:value-type="float" office:value="34.1486249263">
            <text:p>34.1486249263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8462499771298E+017">
            <text:p>778462499771298000</text:p>
          </table:table-cell>
          <table:table-cell office:value-type="string">
            <text:p>Exeggutor</text:p>
          </table:table-cell>
          <table:table-cell office:value-type="string">
            <text:p>09/21/16 05:14 AM</text:p>
          </table:table-cell>
          <table:table-cell office:value-type="float" office:value="34.1024047948">
            <text:p>34.1024047948</text:p>
          </table:table-cell>
          <table:table-cell office:value-type="float" office:value="-118.0457329323">
            <text:p>-118.0457329323</text:p>
          </table:table-cell>
        </table:table-row>
        <table:table-row table:style-name="ro1">
          <table:table-cell office:value-type="float" office:value="7.78461697908498E+017">
            <text:p>778461697908498000</text:p>
          </table:table-cell>
          <table:table-cell office:value-type="string">
            <text:p>Ivysaur</text:p>
          </table:table-cell>
          <table:table-cell office:value-type="string">
            <text:p>09/21/16 05:11 AM</text:p>
          </table:table-cell>
          <table:table-cell office:value-type="float" office:value="34.1160605491">
            <text:p>34.1160605491</text:p>
          </table:table-cell>
          <table:table-cell office:value-type="float" office:value="-118.0598194">
            <text:p>-118.0598194</text:p>
          </table:table-cell>
        </table:table-row>
        <table:table-row table:style-name="ro1">
          <table:table-cell office:value-type="float" office:value="7.78460256431067E+017">
            <text:p>778460256431067000</text:p>
          </table:table-cell>
          <table:table-cell office:value-type="string">
            <text:p>Beedrill</text:p>
          </table:table-cell>
          <table:table-cell office:value-type="string">
            <text:p>09/21/16 05:06 AM</text:p>
          </table:table-cell>
          <table:table-cell office:value-type="float" office:value="34.138736463">
            <text:p>34.138736463</text:p>
          </table:table-cell>
          <table:table-cell office:value-type="float" office:value="-118.0186544917">
            <text:p>-118.0186544917</text:p>
          </table:table-cell>
        </table:table-row>
        <table:table-row table:style-name="ro1">
          <table:table-cell office:value-type="float" office:value="7.78458032120353E+017">
            <text:p>778458032120353000</text:p>
          </table:table-cell>
          <table:table-cell office:value-type="string">
            <text:p>Venusaur</text:p>
          </table:table-cell>
          <table:table-cell office:value-type="string">
            <text:p>09/21/16 04:57 AM</text:p>
          </table:table-cell>
          <table:table-cell office:value-type="float" office:value="34.1559514098">
            <text:p>34.1559514098</text:p>
          </table:table-cell>
          <table:table-cell office:value-type="float" office:value="-118.0257904285">
            <text:p>-118.0257904285</text:p>
          </table:table-cell>
        </table:table-row>
        <table:table-row table:style-name="ro1">
          <table:table-cell office:value-type="float" office:value="7.78457649671053E+017">
            <text:p>778457649671053000</text:p>
          </table:table-cell>
          <table:table-cell office:value-type="string">
            <text:p>Magmar</text:p>
          </table:table-cell>
          <table:table-cell office:value-type="string">
            <text:p>09/21/16 04:55 AM</text:p>
          </table:table-cell>
          <table:table-cell office:value-type="float" office:value="34.1063915628">
            <text:p>34.1063915628</text:p>
          </table:table-cell>
          <table:table-cell office:value-type="float" office:value="-118.0513127715">
            <text:p>-118.0513127715</text:p>
          </table:table-cell>
        </table:table-row>
        <table:table-row table:style-name="ro1">
          <table:table-cell office:value-type="float" office:value="7.78455076461351E+017">
            <text:p>778455076461351000</text:p>
          </table:table-cell>
          <table:table-cell office:value-type="string">
            <text:p>Dragonite</text:p>
          </table:table-cell>
          <table:table-cell office:value-type="string">
            <text:p>09/21/16 04:45 AM</text:p>
          </table:table-cell>
          <table:table-cell office:value-type="float" office:value="34.1512201952">
            <text:p>34.1512201952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78453753657557E+017">
            <text:p>778453753657557000</text:p>
          </table:table-cell>
          <table:table-cell office:value-type="string">
            <text:p>Nidoking</text:p>
          </table:table-cell>
          <table:table-cell office:value-type="string">
            <text:p>09/21/16 04:40 AM</text:p>
          </table:table-cell>
          <table:table-cell office:value-type="float" office:value="34.1147705158">
            <text:p>34.1147705158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78452418459636E+017">
            <text:p>778452418459636000</text:p>
          </table:table-cell>
          <table:table-cell office:value-type="string">
            <text:p>Arcanine</text:p>
          </table:table-cell>
          <table:table-cell office:value-type="string">
            <text:p>09/21/16 04:34 AM</text:p>
          </table:table-cell>
          <table:table-cell office:value-type="float" office:value="34.1280493439">
            <text:p>34.1280493439</text:p>
          </table:table-cell>
          <table:table-cell office:value-type="float" office:value="-118.0550630561">
            <text:p>-118.0550630561</text:p>
          </table:table-cell>
        </table:table-row>
        <table:table-row table:style-name="ro1">
          <table:table-cell office:value-type="float" office:value="7.784512396044E+017">
            <text:p>778451239604400000</text:p>
          </table:table-cell>
          <table:table-cell office:value-type="string">
            <text:p>Magmar</text:p>
          </table:table-cell>
          <table:table-cell office:value-type="string">
            <text:p>09/21/16 04:30 AM</text:p>
          </table:table-cell>
          <table:table-cell office:value-type="float" office:value="34.1506614475">
            <text:p>34.1506614475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78450163232756E+017">
            <text:p>778450163232756000</text:p>
          </table:table-cell>
          <table:table-cell office:value-type="string">
            <text:p>Chansey</text:p>
          </table:table-cell>
          <table:table-cell office:value-type="string">
            <text:p>09/21/16 04:25 AM</text:p>
          </table:table-cell>
          <table:table-cell office:value-type="float" office:value="34.1232287441">
            <text:p>34.1232287441</text:p>
          </table:table-cell>
          <table:table-cell office:value-type="float" office:value="-118.0535080697">
            <text:p>-118.0535080697</text:p>
          </table:table-cell>
        </table:table-row>
        <table:table-row table:style-name="ro1">
          <table:table-cell office:value-type="float" office:value="7.78448799173779E+017">
            <text:p>778448799173779000</text:p>
          </table:table-cell>
          <table:table-cell office:value-type="string">
            <text:p>Exeggutor</text:p>
          </table:table-cell>
          <table:table-cell office:value-type="string">
            <text:p>09/21/16 04:20 AM</text:p>
          </table:table-cell>
          <table:table-cell office:value-type="float" office:value="34.1102030323">
            <text:p>34.1102030323</text:p>
          </table:table-cell>
          <table:table-cell office:value-type="float" office:value="-118.0242351847">
            <text:p>-118.0242351847</text:p>
          </table:table-cell>
        </table:table-row>
        <table:table-row table:style-name="ro1">
          <table:table-cell office:value-type="float" office:value="7.78445892852457E+017">
            <text:p>778445892852457000</text:p>
          </table:table-cell>
          <table:table-cell office:value-type="string">
            <text:p>Ninetales</text:p>
          </table:table-cell>
          <table:table-cell office:value-type="string">
            <text:p>09/21/16 04:08 AM</text:p>
          </table:table-cell>
          <table:table-cell office:value-type="float" office:value="34.1277932403">
            <text:p>34.1277932403</text:p>
          </table:table-cell>
          <table:table-cell office:value-type="float" office:value="-118.0366767528">
            <text:p>-118.0366767528</text:p>
          </table:table-cell>
        </table:table-row>
        <table:table-row table:style-name="ro1">
          <table:table-cell office:value-type="float" office:value="7.78444095014318E+017">
            <text:p>778444095014318000</text:p>
          </table:table-cell>
          <table:table-cell office:value-type="string">
            <text:p>Golem</text:p>
          </table:table-cell>
          <table:table-cell office:value-type="string">
            <text:p>09/21/16 04:01 AM</text:p>
          </table:table-cell>
          <table:table-cell office:value-type="float" office:value="34.1512758642">
            <text:p>34.1512758642</text:p>
          </table:table-cell>
          <table:table-cell office:value-type="float" office:value="-118.0268882394">
            <text:p>-118.0268882394</text:p>
          </table:table-cell>
        </table:table-row>
        <table:table-row table:style-name="ro1">
          <table:table-cell office:value-type="float" office:value="7.78443158535365E+017">
            <text:p>778443158535365000</text:p>
          </table:table-cell>
          <table:table-cell office:value-type="string">
            <text:p>Magmar</text:p>
          </table:table-cell>
          <table:table-cell office:value-type="string">
            <text:p>09/21/16 03:58 AM</text:p>
          </table:table-cell>
          <table:table-cell office:value-type="float" office:value="34.1563625983">
            <text:p>34.1563625983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8440917187371E+017">
            <text:p>778440917187371000</text:p>
          </table:table-cell>
          <table:table-cell office:value-type="string">
            <text:p>Nidoqueen</text:p>
          </table:table-cell>
          <table:table-cell office:value-type="string">
            <text:p>09/21/16 03:49 AM</text:p>
          </table:table-cell>
          <table:table-cell office:value-type="float" office:value="34.1568193283">
            <text:p>34.1568193283</text:p>
          </table:table-cell>
          <table:table-cell office:value-type="float" office:value="-118.0423483539">
            <text:p>-118.0423483539</text:p>
          </table:table-cell>
        </table:table-row>
        <table:table-row table:style-name="ro1">
          <table:table-cell office:value-type="float" office:value="7.78436328023216E+017">
            <text:p>778436328023216000</text:p>
          </table:table-cell>
          <table:table-cell office:value-type="string">
            <text:p>Hitmonchan</text:p>
          </table:table-cell>
          <table:table-cell office:value-type="string">
            <text:p>09/21/16 03:30 AM</text:p>
          </table:table-cell>
          <table:table-cell office:value-type="float" office:value="34.1170598034">
            <text:p>34.1170598034</text:p>
          </table:table-cell>
          <table:table-cell office:value-type="float" office:value="-118.0612828646">
            <text:p>-118.0612828646</text:p>
          </table:table-cell>
        </table:table-row>
        <table:table-row table:style-name="ro1">
          <table:table-cell office:value-type="float" office:value="7.78431395827884E+017">
            <text:p>778431395827884000</text:p>
          </table:table-cell>
          <table:table-cell office:value-type="string">
            <text:p>Charmeleon</text:p>
          </table:table-cell>
          <table:table-cell office:value-type="string">
            <text:p>09/21/16 03:11 AM</text:p>
          </table:table-cell>
          <table:table-cell office:value-type="float" office:value="34.1642665466">
            <text:p>34.1642665466</text:p>
          </table:table-cell>
          <table:table-cell office:value-type="float" office:value="-118.0429886845">
            <text:p>-118.0429886845</text:p>
          </table:table-cell>
        </table:table-row>
        <table:table-row table:style-name="ro1">
          <table:table-cell office:value-type="float" office:value="7.78431044059922E+017">
            <text:p>778431044059922000</text:p>
          </table:table-cell>
          <table:table-cell office:value-type="string">
            <text:p>Magmar</text:p>
          </table:table-cell>
          <table:table-cell office:value-type="string">
            <text:p>09/21/16 03:09 AM</text:p>
          </table:table-cell>
          <table:table-cell office:value-type="float" office:value="34.1268464229">
            <text:p>34.1268464229</text:p>
          </table:table-cell>
          <table:table-cell office:value-type="float" office:value="-118.0544227693">
            <text:p>-118.0544227693</text:p>
          </table:table-cell>
        </table:table-row>
        <table:table-row table:style-name="ro1">
          <table:table-cell office:value-type="float" office:value="7.78430212707013E+017">
            <text:p>778430212707013000</text:p>
          </table:table-cell>
          <table:table-cell office:value-type="string">
            <text:p>Golem</text:p>
          </table:table-cell>
          <table:table-cell office:value-type="string">
            <text:p>09/21/16 03:06 AM</text:p>
          </table:table-cell>
          <table:table-cell office:value-type="float" office:value="34.1426218459">
            <text:p>34.1426218459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8429988315894E+017">
            <text:p>778429988315894000</text:p>
          </table:table-cell>
          <table:table-cell office:value-type="string">
            <text:p>Jolteon</text:p>
          </table:table-cell>
          <table:table-cell office:value-type="string">
            <text:p>09/21/16 03:05 AM</text:p>
          </table:table-cell>
          <table:table-cell office:value-type="float" office:value="34.151844617">
            <text:p>34.151844617</text:p>
          </table:table-cell>
          <table:table-cell office:value-type="float" office:value="-118.0216735769">
            <text:p>-118.0216735769</text:p>
          </table:table-cell>
        </table:table-row>
        <table:table-row table:style-name="ro1">
          <table:table-cell office:value-type="float" office:value="7.78427925817242E+017">
            <text:p>778427925817242000</text:p>
          </table:table-cell>
          <table:table-cell office:value-type="string">
            <text:p>Ninetales</text:p>
          </table:table-cell>
          <table:table-cell office:value-type="string">
            <text:p>09/21/16 02:57 AM</text:p>
          </table:table-cell>
          <table:table-cell office:value-type="float" office:value="34.1210845477">
            <text:p>34.1210845477</text:p>
          </table:table-cell>
          <table:table-cell office:value-type="float" office:value="-118.0647585443">
            <text:p>-118.0647585443</text:p>
          </table:table-cell>
        </table:table-row>
        <table:table-row table:style-name="ro1">
          <table:table-cell office:value-type="float" office:value="7.78425066010706E+017">
            <text:p>778425066010706000</text:p>
          </table:table-cell>
          <table:table-cell office:value-type="string">
            <text:p>Raichu</text:p>
          </table:table-cell>
          <table:table-cell office:value-type="string">
            <text:p>09/21/16 02:46 AM</text:p>
          </table:table-cell>
          <table:table-cell office:value-type="float" office:value="34.1219184752">
            <text:p>34.1219184752</text:p>
          </table:table-cell>
          <table:table-cell office:value-type="float" office:value="-118.0270712072">
            <text:p>-118.0270712072</text:p>
          </table:table-cell>
        </table:table-row>
        <table:table-row table:style-name="ro1">
          <table:table-cell office:value-type="float" office:value="7.78423271167451E+017">
            <text:p>778423271167451000</text:p>
          </table:table-cell>
          <table:table-cell office:value-type="string">
            <text:p>Seaking</text:p>
          </table:table-cell>
          <table:table-cell office:value-type="string">
            <text:p>09/21/16 02:39 AM</text:p>
          </table:table-cell>
          <table:table-cell office:value-type="float" office:value="34.1137084898">
            <text:p>34.1137084898</text:p>
          </table:table-cell>
          <table:table-cell office:value-type="float" office:value="-118.0369511893">
            <text:p>-118.0369511893</text:p>
          </table:table-cell>
        </table:table-row>
        <table:table-row table:style-name="ro1">
          <table:table-cell office:value-type="float" office:value="7.78423209888584E+017">
            <text:p>778423209888584000</text:p>
          </table:table-cell>
          <table:table-cell office:value-type="string">
            <text:p>Exeggutor</text:p>
          </table:table-cell>
          <table:table-cell office:value-type="string">
            <text:p>09/21/16 02:38 AM</text:p>
          </table:table-cell>
          <table:table-cell office:value-type="float" office:value="34.1201625159">
            <text:p>34.1201625159</text:p>
          </table:table-cell>
          <table:table-cell office:value-type="float" office:value="-118.0140800222">
            <text:p>-118.0140800222</text:p>
          </table:table-cell>
        </table:table-row>
        <table:table-row table:style-name="ro1">
          <table:table-cell office:value-type="float" office:value="7.78419595539456E+017">
            <text:p>778419595539456000</text:p>
          </table:table-cell>
          <table:table-cell office:value-type="string">
            <text:p>Starmie</text:p>
          </table:table-cell>
          <table:table-cell office:value-type="string">
            <text:p>09/21/16 02:24 AM</text:p>
          </table:table-cell>
          <table:table-cell office:value-type="float" office:value="34.1406538541">
            <text:p>34.1406538541</text:p>
          </table:table-cell>
          <table:table-cell office:value-type="float" office:value="-118.0209416822">
            <text:p>-118.0209416822</text:p>
          </table:table-cell>
        </table:table-row>
        <table:table-row table:style-name="ro1">
          <table:table-cell office:value-type="float" office:value="7.78418094817497E+017">
            <text:p>778418094817497000</text:p>
          </table:table-cell>
          <table:table-cell office:value-type="string">
            <text:p>Clefable</text:p>
          </table:table-cell>
          <table:table-cell office:value-type="string">
            <text:p>09/21/16 02:18 AM</text:p>
          </table:table-cell>
          <table:table-cell office:value-type="float" office:value="34.1606532684">
            <text:p>34.1606532684</text:p>
          </table:table-cell>
          <table:table-cell office:value-type="float" office:value="-118.052410424">
            <text:p>-118.052410424</text:p>
          </table:table-cell>
        </table:table-row>
        <table:table-row table:style-name="ro1">
          <table:table-cell office:value-type="float" office:value="7.78417277196604E+017">
            <text:p>778417277196604000</text:p>
          </table:table-cell>
          <table:table-cell office:value-type="string">
            <text:p>Dragonite</text:p>
          </table:table-cell>
          <table:table-cell office:value-type="string">
            <text:p>09/21/16 02:15 AM</text:p>
          </table:table-cell>
          <table:table-cell office:value-type="float" office:value="34.1643328412">
            <text:p>34.1643328412</text:p>
          </table:table-cell>
          <table:table-cell office:value-type="float" office:value="-118.0420739257">
            <text:p>-118.0420739257</text:p>
          </table:table-cell>
        </table:table-row>
        <table:table-row table:style-name="ro1">
          <table:table-cell office:value-type="float" office:value="7.78415720140972E+017">
            <text:p>778415720140972000</text:p>
          </table:table-cell>
          <table:table-cell office:value-type="string">
            <text:p>Chansey</text:p>
          </table:table-cell>
          <table:table-cell office:value-type="string">
            <text:p>09/21/16 02:09 AM</text:p>
          </table:table-cell>
          <table:table-cell office:value-type="float" office:value="34.1211964349">
            <text:p>34.1211964349</text:p>
          </table:table-cell>
          <table:table-cell office:value-type="float" office:value="-118.0228628994">
            <text:p>-118.0228628994</text:p>
          </table:table-cell>
        </table:table-row>
        <table:table-row table:style-name="ro1">
          <table:table-cell office:value-type="float" office:value="7.7841496412187E+017">
            <text:p>778414964121870000</text:p>
          </table:table-cell>
          <table:table-cell office:value-type="string">
            <text:p>Golduck</text:p>
          </table:table-cell>
          <table:table-cell office:value-type="string">
            <text:p>09/21/16 02:06 AM</text:p>
          </table:table-cell>
          <table:table-cell office:value-type="float" office:value="34.1304138537">
            <text:p>34.1304138537</text:p>
          </table:table-cell>
          <table:table-cell office:value-type="float" office:value="-118.040976209">
            <text:p>-118.040976209</text:p>
          </table:table-cell>
        </table:table-row>
        <table:table-row table:style-name="ro1">
          <table:table-cell office:value-type="float" office:value="7.7841320198153E+017">
            <text:p>778413201981530000</text:p>
          </table:table-cell>
          <table:table-cell office:value-type="string">
            <text:p>Flareon</text:p>
          </table:table-cell>
          <table:table-cell office:value-type="string">
            <text:p>09/21/16 01:59 AM</text:p>
          </table:table-cell>
          <table:table-cell office:value-type="float" office:value="34.1110996956">
            <text:p>34.1110996956</text:p>
          </table:table-cell>
          <table:table-cell office:value-type="float" office:value="-118.0659475769">
            <text:p>-118.0659475769</text:p>
          </table:table-cell>
        </table:table-row>
        <table:table-row table:style-name="ro1">
          <table:table-cell office:value-type="float" office:value="7.78413102400279E+017">
            <text:p>778413102400279000</text:p>
          </table:table-cell>
          <table:table-cell office:value-type="string">
            <text:p>Magmar</text:p>
          </table:table-cell>
          <table:table-cell office:value-type="string">
            <text:p>09/21/16 01:58 AM</text:p>
          </table:table-cell>
          <table:table-cell office:value-type="float" office:value="34.1400037591">
            <text:p>34.1400037591</text:p>
          </table:table-cell>
          <table:table-cell office:value-type="float" office:value="-118.0177396072">
            <text:p>-118.0177396072</text:p>
          </table:table-cell>
        </table:table-row>
        <table:table-row table:style-name="ro1">
          <table:table-cell office:value-type="float" office:value="7.78410113409229E+017">
            <text:p>778410113409229000</text:p>
          </table:table-cell>
          <table:table-cell office:value-type="string">
            <text:p>Charizard</text:p>
          </table:table-cell>
          <table:table-cell office:value-type="string">
            <text:p>09/21/16 01:46 AM</text:p>
          </table:table-cell>
          <table:table-cell office:value-type="float" office:value="34.1638144437">
            <text:p>34.1638144437</text:p>
          </table:table-cell>
          <table:table-cell office:value-type="float" office:value="-118.0406103019">
            <text:p>-118.0406103019</text:p>
          </table:table-cell>
        </table:table-row>
        <table:table-row table:style-name="ro1">
          <table:table-cell office:value-type="float" office:value="7.78409780914164E+017">
            <text:p>778409780914164000</text:p>
          </table:table-cell>
          <table:table-cell office:value-type="string">
            <text:p>Weezing</text:p>
          </table:table-cell>
          <table:table-cell office:value-type="string">
            <text:p>09/21/16 01:45 AM</text:p>
          </table:table-cell>
          <table:table-cell office:value-type="float" office:value="34.0999770307">
            <text:p>34.0999770307</text:p>
          </table:table-cell>
          <table:table-cell office:value-type="float" office:value="-118.0374085825">
            <text:p>-118.0374085825</text:p>
          </table:table-cell>
        </table:table-row>
        <table:table-row table:style-name="ro1">
          <table:table-cell office:value-type="float" office:value="7.78408693742219E+017">
            <text:p>778408693742219000</text:p>
          </table:table-cell>
          <table:table-cell office:value-type="string">
            <text:p>Tangela</text:p>
          </table:table-cell>
          <table:table-cell office:value-type="string">
            <text:p>09/21/16 01:41 AM</text:p>
          </table:table-cell>
          <table:table-cell office:value-type="float" office:value="34.1255042364">
            <text:p>34.1255042364</text:p>
          </table:table-cell>
          <table:table-cell office:value-type="float" office:value="-118.0530507182">
            <text:p>-118.0530507182</text:p>
          </table:table-cell>
        </table:table-row>
        <table:table-row table:style-name="ro1">
          <table:table-cell office:value-type="float" office:value="7.78408308487037E+017">
            <text:p>778408308487037000</text:p>
          </table:table-cell>
          <table:table-cell office:value-type="string">
            <text:p>Ninetales</text:p>
          </table:table-cell>
          <table:table-cell office:value-type="string">
            <text:p>09/21/16 01:39 AM</text:p>
          </table:table-cell>
          <table:table-cell office:value-type="float" office:value="34.1275898042">
            <text:p>34.1275898042</text:p>
          </table:table-cell>
          <table:table-cell office:value-type="float" office:value="-118.0543312995">
            <text:p>-118.0543312995</text:p>
          </table:table-cell>
        </table:table-row>
        <table:table-row table:style-name="ro1">
          <table:table-cell office:value-type="float" office:value="7.78406398015058E+017">
            <text:p>778406398015058000</text:p>
          </table:table-cell>
          <table:table-cell office:value-type="string">
            <text:p>Chansey</text:p>
          </table:table-cell>
          <table:table-cell office:value-type="string">
            <text:p>09/21/16 01:32 AM</text:p>
          </table:table-cell>
          <table:table-cell office:value-type="float" office:value="34.1196296328">
            <text:p>34.1196296328</text:p>
          </table:table-cell>
          <table:table-cell office:value-type="float" office:value="-118.0428057331">
            <text:p>-118.0428057331</text:p>
          </table:table-cell>
        </table:table-row>
        <table:table-row table:style-name="ro1">
          <table:table-cell office:value-type="float" office:value="7.78404599661076E+017">
            <text:p>778404599661076000</text:p>
          </table:table-cell>
          <table:table-cell office:value-type="string">
            <text:p>Electabuzz</text:p>
          </table:table-cell>
          <table:table-cell office:value-type="string">
            <text:p>09/21/16 01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39900294962E+017">
            <text:p>778399002949620000</text:p>
          </table:table-cell>
          <table:table-cell office:value-type="string">
            <text:p>Lickitung</text:p>
          </table:table-cell>
          <table:table-cell office:value-type="string">
            <text:p>09/21/16 01:02 AM</text:p>
          </table:table-cell>
          <table:table-cell office:value-type="float" office:value="34.1612116473">
            <text:p>34.1612116473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8391334151336E+017">
            <text:p>778391334151336000</text:p>
          </table:table-cell>
          <table:table-cell office:value-type="string">
            <text:p>Lickitung</text:p>
          </table:table-cell>
          <table:table-cell office:value-type="string">
            <text:p>09/21/16 12:32 AM</text:p>
          </table:table-cell>
          <table:table-cell office:value-type="float" office:value="34.1693654716">
            <text:p>34.1693654716</text:p>
          </table:table-cell>
          <table:table-cell office:value-type="float" office:value="-118.0333834816">
            <text:p>-118.0333834816</text:p>
          </table:table-cell>
        </table:table-row>
        <table:table-row table:style-name="ro1">
          <table:table-cell office:value-type="float" office:value="7.78389501278245E+017">
            <text:p>778389501278245000</text:p>
          </table:table-cell>
          <table:table-cell office:value-type="string">
            <text:p>Electabuzz</text:p>
          </table:table-cell>
          <table:table-cell office:value-type="string">
            <text:p>09/21/16 12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386999380107E+017">
            <text:p>778386999380107000</text:p>
          </table:table-cell>
          <table:table-cell office:value-type="string">
            <text:p>Arcanine</text:p>
          </table:table-cell>
          <table:table-cell office:value-type="string">
            <text:p>09/21/16 12:14 AM</text:p>
          </table:table-cell>
          <table:table-cell office:value-type="float" office:value="34.145244167">
            <text:p>34.145244167</text:p>
          </table:table-cell>
          <table:table-cell office:value-type="float" office:value="-118.0299071844">
            <text:p>-118.0299071844</text:p>
          </table:table-cell>
        </table:table-row>
        <table:table-row table:style-name="ro1">
          <table:table-cell office:value-type="float" office:value="7.78386215670198E+017">
            <text:p>778386215670198000</text:p>
          </table:table-cell>
          <table:table-cell office:value-type="string">
            <text:p>Nidoqueen</text:p>
          </table:table-cell>
          <table:table-cell office:value-type="string">
            <text:p>09/21/16 12:11 AM</text:p>
          </table:table-cell>
          <table:table-cell office:value-type="float" office:value="34.1596694875">
            <text:p>34.1596694875</text:p>
          </table:table-cell>
          <table:table-cell office:value-type="float" office:value="-118.0301816314">
            <text:p>-118.0301816314</text:p>
          </table:table-cell>
        </table:table-row>
        <table:table-row table:style-name="ro1">
          <table:table-cell office:value-type="float" office:value="7.78385608276259E+017">
            <text:p>778385608276259000</text:p>
          </table:table-cell>
          <table:table-cell office:value-type="string">
            <text:p>Flareon</text:p>
          </table:table-cell>
          <table:table-cell office:value-type="string">
            <text:p>09/21/16 12:09 AM</text:p>
          </table:table-cell>
          <table:table-cell office:value-type="float" office:value="34.1262661361">
            <text:p>34.1262661361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8384956770837E+017">
            <text:p>778384956770837000</text:p>
          </table:table-cell>
          <table:table-cell office:value-type="string">
            <text:p>Jolteon</text:p>
          </table:table-cell>
          <table:table-cell office:value-type="string">
            <text:p>09/21/16 12:06 AM</text:p>
          </table:table-cell>
          <table:table-cell office:value-type="float" office:value="34.1404582997">
            <text:p>34.1404582997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8384032073515E+017">
            <text:p>778384032073515000</text:p>
          </table:table-cell>
          <table:table-cell office:value-type="string">
            <text:p>Venusaur</text:p>
          </table:table-cell>
          <table:table-cell office:value-type="string">
            <text:p>09/21/16 12:03 AM</text:p>
          </table:table-cell>
          <table:table-cell office:value-type="float" office:value="34.113584134">
            <text:p>34.113584134</text:p>
          </table:table-cell>
          <table:table-cell office:value-type="float" office:value="-118.0665878219">
            <text:p>-118.0665878219</text:p>
          </table:table-cell>
        </table:table-row>
        <table:table-row table:style-name="ro1">
          <table:table-cell office:value-type="float" office:value="7.78378250804339E+017">
            <text:p>778378250804339000</text:p>
          </table:table-cell>
          <table:table-cell office:value-type="string">
            <text:p>Rapidash</text:p>
          </table:table-cell>
          <table:table-cell office:value-type="string">
            <text:p>09/20/16 11:40 PM</text:p>
          </table:table-cell>
          <table:table-cell office:value-type="float" office:value="34.1502538438">
            <text:p>34.1502538438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8377864005624E+017">
            <text:p>778377864005624000</text:p>
          </table:table-cell>
          <table:table-cell office:value-type="string">
            <text:p>Nidoking</text:p>
          </table:table-cell>
          <table:table-cell office:value-type="string">
            <text:p>09/20/16 11:38 PM</text:p>
          </table:table-cell>
          <table:table-cell office:value-type="float" office:value="34.1304051155">
            <text:p>34.1304051155</text:p>
          </table:table-cell>
          <table:table-cell office:value-type="float" office:value="-118.0503980559">
            <text:p>-118.0503980559</text:p>
          </table:table-cell>
        </table:table-row>
        <table:table-row table:style-name="ro1">
          <table:table-cell office:value-type="float" office:value="7.7837780249609E+017">
            <text:p>778377802496090000</text:p>
          </table:table-cell>
          <table:table-cell office:value-type="string">
            <text:p>Jolteon</text:p>
          </table:table-cell>
          <table:table-cell office:value-type="string">
            <text:p>09/20/16 11:38 PM</text:p>
          </table:table-cell>
          <table:table-cell office:value-type="float" office:value="34.1006787332">
            <text:p>34.1006787332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837573856297E+017">
            <text:p>778375738562970000</text:p>
          </table:table-cell>
          <table:table-cell office:value-type="string">
            <text:p>Charmeleon</text:p>
          </table:table-cell>
          <table:table-cell office:value-type="string">
            <text:p>09/20/16 11:30 PM</text:p>
          </table:table-cell>
          <table:table-cell office:value-type="float" office:value="34.1652304363">
            <text:p>34.1652304363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8374414589059E+017">
            <text:p>778374414589059000</text:p>
          </table:table-cell>
          <table:table-cell office:value-type="string">
            <text:p>Jolteon</text:p>
          </table:table-cell>
          <table:table-cell office:value-type="string">
            <text:p>09/20/16 11:24 PM</text:p>
          </table:table-cell>
          <table:table-cell office:value-type="float" office:value="34.1244833671">
            <text:p>34.1244833671</text:p>
          </table:table-cell>
          <table:table-cell office:value-type="float" office:value="-118.0607340668">
            <text:p>-118.0607340668</text:p>
          </table:table-cell>
        </table:table-row>
        <table:table-row table:style-name="ro1">
          <table:table-cell office:value-type="float" office:value="7.78374398663233E+017">
            <text:p>778374398663233000</text:p>
          </table:table-cell>
          <table:table-cell office:value-type="string">
            <text:p>Electabuzz</text:p>
          </table:table-cell>
          <table:table-cell office:value-type="string">
            <text:p>09/20/16 11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374058383553E+017">
            <text:p>778374058383553000</text:p>
          </table:table-cell>
          <table:table-cell office:value-type="string">
            <text:p>Arcanine</text:p>
          </table:table-cell>
          <table:table-cell office:value-type="string">
            <text:p>09/20/16 11:23 PM</text:p>
          </table:table-cell>
          <table:table-cell office:value-type="float" office:value="34.16263022">
            <text:p>34.16263022</text:p>
          </table:table-cell>
          <table:table-cell office:value-type="float" office:value="-118.0253330052">
            <text:p>-118.0253330052</text:p>
          </table:table-cell>
        </table:table-row>
        <table:table-row table:style-name="ro1">
          <table:table-cell office:value-type="float" office:value="7.78372579698409E+017">
            <text:p>778372579698409000</text:p>
          </table:table-cell>
          <table:table-cell office:value-type="string">
            <text:p>Arcanine</text:p>
          </table:table-cell>
          <table:table-cell office:value-type="string">
            <text:p>09/20/16 11:17 PM</text:p>
          </table:table-cell>
          <table:table-cell office:value-type="float" office:value="34.1454581836">
            <text:p>34.1454581836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78372545326178E+017">
            <text:p>778372545326178000</text:p>
          </table:table-cell>
          <table:table-cell office:value-type="string">
            <text:p>Scyther</text:p>
          </table:table-cell>
          <table:table-cell office:value-type="string">
            <text:p>09/20/16 11:17 PM</text:p>
          </table:table-cell>
          <table:table-cell office:value-type="float" office:value="34.1235433963">
            <text:p>34.1235433963</text:p>
          </table:table-cell>
          <table:table-cell office:value-type="float" office:value="-118.0389637106">
            <text:p>-118.0389637106</text:p>
          </table:table-cell>
        </table:table-row>
        <table:table-row table:style-name="ro1">
          <table:table-cell office:value-type="float" office:value="7.78372141649568E+017">
            <text:p>778372141649568000</text:p>
          </table:table-cell>
          <table:table-cell office:value-type="string">
            <text:p>Dratini</text:p>
          </table:table-cell>
          <table:table-cell office:value-type="string">
            <text:p>09/20/16 11:15 PM</text:p>
          </table:table-cell>
          <table:table-cell office:value-type="float" office:value="34.1391387972">
            <text:p>34.1391387972</text:p>
          </table:table-cell>
          <table:table-cell office:value-type="float" office:value="-118.019294908">
            <text:p>-118.019294908</text:p>
          </table:table-cell>
        </table:table-row>
        <table:table-row table:style-name="ro1">
          <table:table-cell office:value-type="float" office:value="7.78371450159833E+017">
            <text:p>778371450159833000</text:p>
          </table:table-cell>
          <table:table-cell office:value-type="string">
            <text:p>Tangela</text:p>
          </table:table-cell>
          <table:table-cell office:value-type="string">
            <text:p>09/20/16 11:13 PM</text:p>
          </table:table-cell>
          <table:table-cell office:value-type="float" office:value="34.1268588184">
            <text:p>34.1268588184</text:p>
          </table:table-cell>
          <table:table-cell office:value-type="float" office:value="-118.0504895276">
            <text:p>-118.0504895276</text:p>
          </table:table-cell>
        </table:table-row>
        <table:table-row table:style-name="ro1">
          <table:table-cell office:value-type="float" office:value="7.78370270880936E+017">
            <text:p>778370270880936000</text:p>
          </table:table-cell>
          <table:table-cell office:value-type="string">
            <text:p>Rapidash</text:p>
          </table:table-cell>
          <table:table-cell office:value-type="string">
            <text:p>09/20/16 11:08 PM</text:p>
          </table:table-cell>
          <table:table-cell office:value-type="float" office:value="34.1427479861">
            <text:p>34.1427479861</text:p>
          </table:table-cell>
          <table:table-cell office:value-type="float" office:value="-118.0332005203">
            <text:p>-118.0332005203</text:p>
          </table:table-cell>
        </table:table-row>
        <table:table-row table:style-name="ro1">
          <table:table-cell office:value-type="float" office:value="7.78369690368303E+017">
            <text:p>778369690368303000</text:p>
          </table:table-cell>
          <table:table-cell office:value-type="string">
            <text:p>Beedrill</text:p>
          </table:table-cell>
          <table:table-cell office:value-type="string">
            <text:p>09/20/16 11:06 PM</text:p>
          </table:table-cell>
          <table:table-cell office:value-type="float" office:value="34.1666717313">
            <text:p>34.1666717313</text:p>
          </table:table-cell>
          <table:table-cell office:value-type="float" office:value="-118.0267967554">
            <text:p>-118.0267967554</text:p>
          </table:table-cell>
        </table:table-row>
        <table:table-row table:style-name="ro1">
          <table:table-cell office:value-type="float" office:value="7.78369409807069E+017">
            <text:p>778369409807069000</text:p>
          </table:table-cell>
          <table:table-cell office:value-type="string">
            <text:p>Alakazam</text:p>
          </table:table-cell>
          <table:table-cell office:value-type="string">
            <text:p>09/20/16 11:05 PM</text:p>
          </table:table-cell>
          <table:table-cell office:value-type="float" office:value="34.1222565194">
            <text:p>34.1222565194</text:p>
          </table:table-cell>
          <table:table-cell office:value-type="float" office:value="-118.0214906035">
            <text:p>-118.0214906035</text:p>
          </table:table-cell>
        </table:table-row>
        <table:table-row table:style-name="ro1">
          <table:table-cell office:value-type="float" office:value="7.78368277508534E+017">
            <text:p>778368277508534000</text:p>
          </table:table-cell>
          <table:table-cell office:value-type="string">
            <text:p>Magmar</text:p>
          </table:table-cell>
          <table:table-cell office:value-type="string">
            <text:p>09/20/16 11:00 PM</text:p>
          </table:table-cell>
          <table:table-cell office:value-type="float" office:value="34.1394777508">
            <text:p>34.1394777508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8367962965082E+017">
            <text:p>778367962965082000</text:p>
          </table:table-cell>
          <table:table-cell office:value-type="string">
            <text:p>Magmar</text:p>
          </table:table-cell>
          <table:table-cell office:value-type="string">
            <text:p>09/20/16 10:59 PM</text:p>
          </table:table-cell>
          <table:table-cell office:value-type="float" office:value="34.1213350113">
            <text:p>34.1213350113</text:p>
          </table:table-cell>
          <table:table-cell office:value-type="float" office:value="-118.034938645">
            <text:p>-118.034938645</text:p>
          </table:table-cell>
        </table:table-row>
        <table:table-row table:style-name="ro1">
          <table:table-cell office:value-type="float" office:value="7.78365601081205E+017">
            <text:p>778365601081205000</text:p>
          </table:table-cell>
          <table:table-cell office:value-type="string">
            <text:p>Jolteon</text:p>
          </table:table-cell>
          <table:table-cell office:value-type="string">
            <text:p>09/20/16 10:49 PM</text:p>
          </table:table-cell>
          <table:table-cell office:value-type="float" office:value="34.1542517616">
            <text:p>34.1542517616</text:p>
          </table:table-cell>
          <table:table-cell office:value-type="float" office:value="-118.0446352383">
            <text:p>-118.0446352383</text:p>
          </table:table-cell>
        </table:table-row>
        <table:table-row table:style-name="ro1">
          <table:table-cell office:value-type="float" office:value="7.7836470217062E+017">
            <text:p>778364702170620000</text:p>
          </table:table-cell>
          <table:table-cell office:value-type="string">
            <text:p>Weezing</text:p>
          </table:table-cell>
          <table:table-cell office:value-type="string">
            <text:p>09/20/16 10:46 PM</text:p>
          </table:table-cell>
          <table:table-cell office:value-type="float" office:value="34.1425232337">
            <text:p>34.1425232337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8364475803996E+017">
            <text:p>778364475803996000</text:p>
          </table:table-cell>
          <table:table-cell office:value-type="string">
            <text:p>Hitmonlee</text:p>
          </table:table-cell>
          <table:table-cell office:value-type="string">
            <text:p>09/20/16 10:45 PM</text:p>
          </table:table-cell>
          <table:table-cell office:value-type="float" office:value="34.1512758642">
            <text:p>34.1512758642</text:p>
          </table:table-cell>
          <table:table-cell office:value-type="float" office:value="-118.0268882394">
            <text:p>-118.0268882394</text:p>
          </table:table-cell>
        </table:table-row>
        <table:table-row table:style-name="ro1">
          <table:table-cell office:value-type="float" office:value="7.78363782149964E+017">
            <text:p>778363782149964000</text:p>
          </table:table-cell>
          <table:table-cell office:value-type="string">
            <text:p>Snorlax</text:p>
          </table:table-cell>
          <table:table-cell office:value-type="string">
            <text:p>09/20/16 10:42 PM</text:p>
          </table:table-cell>
          <table:table-cell office:value-type="float" office:value="34.1268673652">
            <text:p>34.1268673652</text:p>
          </table:table-cell>
          <table:table-cell office:value-type="float" office:value="-118.05369101">
            <text:p>-118.05369101</text:p>
          </table:table-cell>
        </table:table-row>
        <table:table-row table:style-name="ro1">
          <table:table-cell office:value-type="float" office:value="7.78362152205681E+017">
            <text:p>778362152205681000</text:p>
          </table:table-cell>
          <table:table-cell office:value-type="string">
            <text:p>Flareon</text:p>
          </table:table-cell>
          <table:table-cell office:value-type="string">
            <text:p>09/20/16 10:36 PM</text:p>
          </table:table-cell>
          <table:table-cell office:value-type="float" office:value="34.1182144285">
            <text:p>34.1182144285</text:p>
          </table:table-cell>
          <table:table-cell office:value-type="float" office:value="-118.048202719">
            <text:p>-118.048202719</text:p>
          </table:table-cell>
        </table:table-row>
        <table:table-row table:style-name="ro1">
          <table:table-cell office:value-type="float" office:value="7.78358682744607E+017">
            <text:p>778358682744607000</text:p>
          </table:table-cell>
          <table:table-cell office:value-type="string">
            <text:p>Chansey</text:p>
          </table:table-cell>
          <table:table-cell office:value-type="string">
            <text:p>09/20/16 10:22 PM</text:p>
          </table:table-cell>
          <table:table-cell office:value-type="float" office:value="34.1248804485">
            <text:p>34.1248804485</text:p>
          </table:table-cell>
          <table:table-cell office:value-type="float" office:value="-118.0594535319">
            <text:p>-118.0594535319</text:p>
          </table:table-cell>
        </table:table-row>
        <table:table-row table:style-name="ro1">
          <table:table-cell office:value-type="float" office:value="7.78357321051234E+017">
            <text:p>778357321051234000</text:p>
          </table:table-cell>
          <table:table-cell office:value-type="string">
            <text:p>Arcanine</text:p>
          </table:table-cell>
          <table:table-cell office:value-type="string">
            <text:p>09/20/16 10:17 PM</text:p>
          </table:table-cell>
          <table:table-cell office:value-type="float" office:value="34.1029212845">
            <text:p>34.1029212845</text:p>
          </table:table-cell>
          <table:table-cell office:value-type="float" office:value="-118.0345727255">
            <text:p>-118.0345727255</text:p>
          </table:table-cell>
        </table:table-row>
        <table:table-row table:style-name="ro1">
          <table:table-cell office:value-type="float" office:value="7.78357179480846E+017">
            <text:p>778357179480846000</text:p>
          </table:table-cell>
          <table:table-cell office:value-type="string">
            <text:p>Electabuzz</text:p>
          </table:table-cell>
          <table:table-cell office:value-type="string">
            <text:p>09/20/16 10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356580471366E+017">
            <text:p>778356580471366000</text:p>
          </table:table-cell>
          <table:table-cell office:value-type="string">
            <text:p>Nidoqueen</text:p>
          </table:table-cell>
          <table:table-cell office:value-type="string">
            <text:p>09/20/16 10:14 PM</text:p>
          </table:table-cell>
          <table:table-cell office:value-type="float" office:value="34.162975888">
            <text:p>34.162975888</text:p>
          </table:table-cell>
          <table:table-cell office:value-type="float" office:value="-118.048202719">
            <text:p>-118.048202719</text:p>
          </table:table-cell>
        </table:table-row>
        <table:table-row table:style-name="ro1">
          <table:table-cell office:value-type="float" office:value="7.78356231261913E+017">
            <text:p>778356231261913000</text:p>
          </table:table-cell>
          <table:table-cell office:value-type="string">
            <text:p>Raichu</text:p>
          </table:table-cell>
          <table:table-cell office:value-type="string">
            <text:p>09/20/16 10:12 PM</text:p>
          </table:table-cell>
          <table:table-cell office:value-type="float" office:value="34.1077099906">
            <text:p>34.1077099906</text:p>
          </table:table-cell>
          <table:table-cell office:value-type="float" office:value="-118.0563436228">
            <text:p>-118.0563436228</text:p>
          </table:table-cell>
        </table:table-row>
        <table:table-row table:style-name="ro1">
          <table:table-cell office:value-type="float" office:value="7.78355747507712E+017">
            <text:p>778355747507712000</text:p>
          </table:table-cell>
          <table:table-cell office:value-type="string">
            <text:p>Arcanine</text:p>
          </table:table-cell>
          <table:table-cell office:value-type="string">
            <text:p>09/20/16 10:10 PM</text:p>
          </table:table-cell>
          <table:table-cell office:value-type="float" office:value="34.1160320744">
            <text:p>34.1160320744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78353504838488E+017">
            <text:p>778353504838488000</text:p>
          </table:table-cell>
          <table:table-cell office:value-type="string">
            <text:p>Hitmonlee</text:p>
          </table:table-cell>
          <table:table-cell office:value-type="string">
            <text:p>09/20/16 10:01 PM</text:p>
          </table:table-cell>
          <table:table-cell office:value-type="float" office:value="34.1512758642">
            <text:p>34.1512758642</text:p>
          </table:table-cell>
          <table:table-cell office:value-type="float" office:value="-118.0268882394">
            <text:p>-118.0268882394</text:p>
          </table:table-cell>
        </table:table-row>
        <table:table-row table:style-name="ro1">
          <table:table-cell office:value-type="float" office:value="7.78352312121041E+017">
            <text:p>778352312121041000</text:p>
          </table:table-cell>
          <table:table-cell office:value-type="string">
            <text:p>Ninetales</text:p>
          </table:table-cell>
          <table:table-cell office:value-type="string">
            <text:p>09/20/16 09:57 PM</text:p>
          </table:table-cell>
          <table:table-cell office:value-type="float" office:value="34.109120309">
            <text:p>34.109120309</text:p>
          </table:table-cell>
          <table:table-cell office:value-type="float" office:value="-118.0532336589">
            <text:p>-118.0532336589</text:p>
          </table:table-cell>
        </table:table-row>
        <table:table-row table:style-name="ro1">
          <table:table-cell office:value-type="float" office:value="7.78350841380024E+017">
            <text:p>778350841380024000</text:p>
          </table:table-cell>
          <table:table-cell office:value-type="string">
            <text:p>Alakazam</text:p>
          </table:table-cell>
          <table:table-cell office:value-type="string">
            <text:p>09/20/16 09:51 PM</text:p>
          </table:table-cell>
          <table:table-cell office:value-type="float" office:value="34.1493629373">
            <text:p>34.1493629373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7834207912242E+017">
            <text:p>778342079122420000</text:p>
          </table:table-cell>
          <table:table-cell office:value-type="string">
            <text:p>Snorlax</text:p>
          </table:table-cell>
          <table:table-cell office:value-type="string">
            <text:p>09/20/16 09:16 PM</text:p>
          </table:table-cell>
          <table:table-cell office:value-type="float" office:value="34.1457856548">
            <text:p>34.1457856548</text:p>
          </table:table-cell>
          <table:table-cell office:value-type="float" office:value="-118.0312794151">
            <text:p>-118.0312794151</text:p>
          </table:table-cell>
        </table:table-row>
        <table:table-row table:style-name="ro1">
          <table:table-cell office:value-type="float" office:value="7.78341291620913E+017">
            <text:p>778341291620913000</text:p>
          </table:table-cell>
          <table:table-cell office:value-type="string">
            <text:p>Charmeleon</text:p>
          </table:table-cell>
          <table:table-cell office:value-type="string">
            <text:p>09/20/16 09:13 PM</text:p>
          </table:table-cell>
          <table:table-cell office:value-type="float" office:value="34.1296931255">
            <text:p>34.1296931255</text:p>
          </table:table-cell>
          <table:table-cell office:value-type="float" office:value="-118.0493918632">
            <text:p>-118.0493918632</text:p>
          </table:table-cell>
        </table:table-row>
        <table:table-row table:style-name="ro1">
          <table:table-cell office:value-type="float" office:value="7.78339700897489E+017">
            <text:p>778339700897489000</text:p>
          </table:table-cell>
          <table:table-cell office:value-type="string">
            <text:p>Arcanine</text:p>
          </table:table-cell>
          <table:table-cell office:value-type="string">
            <text:p>09/20/16 09:07 PM</text:p>
          </table:table-cell>
          <table:table-cell office:value-type="float" office:value="34.0973087004">
            <text:p>34.0973087004</text:p>
          </table:table-cell>
          <table:table-cell office:value-type="float" office:value="-118.0368597105">
            <text:p>-118.0368597105</text:p>
          </table:table-cell>
        </table:table-row>
        <table:table-row table:style-name="ro1">
          <table:table-cell office:value-type="float" office:value="7.78338635095552E+017">
            <text:p>778338635095552000</text:p>
          </table:table-cell>
          <table:table-cell office:value-type="string">
            <text:p>Arcanine</text:p>
          </table:table-cell>
          <table:table-cell office:value-type="string">
            <text:p>09/20/16 09:02 PM</text:p>
          </table:table-cell>
          <table:table-cell office:value-type="float" office:value="34.1554119171">
            <text:p>34.1554119171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8335293099299E+017">
            <text:p>778335293099299000</text:p>
          </table:table-cell>
          <table:table-cell office:value-type="string">
            <text:p>Magmar</text:p>
          </table:table-cell>
          <table:table-cell office:value-type="string">
            <text:p>09/20/16 08:49 PM</text:p>
          </table:table-cell>
          <table:table-cell office:value-type="float" office:value="34.0982136972">
            <text:p>34.0982136972</text:p>
          </table:table-cell>
          <table:table-cell office:value-type="float" office:value="-118.040976209">
            <text:p>-118.040976209</text:p>
          </table:table-cell>
        </table:table-row>
        <table:table-row table:style-name="ro1">
          <table:table-cell office:value-type="float" office:value="7.78335035468362E+017">
            <text:p>778335035468362000</text:p>
          </table:table-cell>
          <table:table-cell office:value-type="string">
            <text:p>Golem</text:p>
          </table:table-cell>
          <table:table-cell office:value-type="string">
            <text:p>09/20/16 08:48 PM</text:p>
          </table:table-cell>
          <table:table-cell office:value-type="float" office:value="34.1547879183">
            <text:p>34.1547879183</text:p>
          </table:table-cell>
          <table:table-cell office:value-type="float" office:value="-118.0440863887">
            <text:p>-118.0440863887</text:p>
          </table:table-cell>
        </table:table-row>
        <table:table-row table:style-name="ro1">
          <table:table-cell office:value-type="float" office:value="7.78334520814674E+017">
            <text:p>778334520814674000</text:p>
          </table:table-cell>
          <table:table-cell office:value-type="string">
            <text:p>Raichu</text:p>
          </table:table-cell>
          <table:table-cell office:value-type="string">
            <text:p>09/20/16 08:46 PM</text:p>
          </table:table-cell>
          <table:table-cell office:value-type="float" office:value="34.1602000529">
            <text:p>34.1602000529</text:p>
          </table:table-cell>
          <table:table-cell office:value-type="float" office:value="-118.0361278785">
            <text:p>-118.0361278785</text:p>
          </table:table-cell>
        </table:table-row>
        <table:table-row table:style-name="ro1">
          <table:table-cell office:value-type="float" office:value="7.78332307073606E+017">
            <text:p>778332307073606000</text:p>
          </table:table-cell>
          <table:table-cell office:value-type="string">
            <text:p>Arcanine</text:p>
          </table:table-cell>
          <table:table-cell office:value-type="string">
            <text:p>09/20/16 08:37 PM</text:p>
          </table:table-cell>
          <table:table-cell office:value-type="float" office:value="34.1616971141">
            <text:p>34.1616971141</text:p>
          </table:table-cell>
          <table:table-cell office:value-type="float" office:value="-118.05369101">
            <text:p>-118.05369101</text:p>
          </table:table-cell>
        </table:table-row>
        <table:table-row table:style-name="ro1">
          <table:table-cell office:value-type="float" office:value="7.78331691580469E+017">
            <text:p>778331691580469000</text:p>
          </table:table-cell>
          <table:table-cell office:value-type="string">
            <text:p>Magmar</text:p>
          </table:table-cell>
          <table:table-cell office:value-type="string">
            <text:p>09/20/16 08:35 PM</text:p>
          </table:table-cell>
          <table:table-cell office:value-type="float" office:value="34.1101771272">
            <text:p>34.1101771272</text:p>
          </table:table-cell>
          <table:table-cell office:value-type="float" office:value="-118.0632036434">
            <text:p>-118.0632036434</text:p>
          </table:table-cell>
        </table:table-row>
        <table:table-row table:style-name="ro1">
          <table:table-cell office:value-type="float" office:value="7.78331022966436E+017">
            <text:p>778331022966436000</text:p>
          </table:table-cell>
          <table:table-cell office:value-type="string">
            <text:p>Ninetales</text:p>
          </table:table-cell>
          <table:table-cell office:value-type="string">
            <text:p>09/20/16 08:32 PM</text:p>
          </table:table-cell>
          <table:table-cell office:value-type="float" office:value="34.1631210314">
            <text:p>34.1631210314</text:p>
          </table:table-cell>
          <table:table-cell office:value-type="float" office:value="-118.0291753237">
            <text:p>-118.0291753237</text:p>
          </table:table-cell>
        </table:table-row>
        <table:table-row table:style-name="ro1">
          <table:table-cell office:value-type="float" office:value="7.78329905444422E+017">
            <text:p>778329905444422000</text:p>
          </table:table-cell>
          <table:table-cell office:value-type="string">
            <text:p>Arcanine</text:p>
          </table:table-cell>
          <table:table-cell office:value-type="string">
            <text:p>09/20/16 08:28 PM</text:p>
          </table:table-cell>
          <table:table-cell office:value-type="float" office:value="34.1616744648">
            <text:p>34.1616744648</text:p>
          </table:table-cell>
          <table:table-cell office:value-type="float" office:value="-118.0537824801">
            <text:p>-118.0537824801</text:p>
          </table:table-cell>
        </table:table-row>
        <table:table-row table:style-name="ro1">
          <table:table-cell office:value-type="float" office:value="7.78329102767972E+017">
            <text:p>778329102767972000</text:p>
          </table:table-cell>
          <table:table-cell office:value-type="string">
            <text:p>Electabuzz</text:p>
          </table:table-cell>
          <table:table-cell office:value-type="string">
            <text:p>09/20/16 08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326982928982E+017">
            <text:p>778326982928982000</text:p>
          </table:table-cell>
          <table:table-cell office:value-type="string">
            <text:p>Electabuzz</text:p>
          </table:table-cell>
          <table:table-cell office:value-type="string">
            <text:p>09/20/16 08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326909532852E+017">
            <text:p>778326909532852000</text:p>
          </table:table-cell>
          <table:table-cell office:value-type="string">
            <text:p>Kingler</text:p>
          </table:table-cell>
          <table:table-cell office:value-type="string">
            <text:p>09/20/16 08:16 PM</text:p>
          </table:table-cell>
          <table:table-cell office:value-type="float" office:value="34.1217899129">
            <text:p>34.1217899129</text:p>
          </table:table-cell>
          <table:table-cell office:value-type="float" office:value="-118.0379574528">
            <text:p>-118.0379574528</text:p>
          </table:table-cell>
        </table:table-row>
        <table:table-row table:style-name="ro1">
          <table:table-cell office:value-type="float" office:value="7.78324012699005E+017">
            <text:p>778324012699005000</text:p>
          </table:table-cell>
          <table:table-cell office:value-type="string">
            <text:p>Rapidash</text:p>
          </table:table-cell>
          <table:table-cell office:value-type="string">
            <text:p>09/20/16 08:04 PM</text:p>
          </table:table-cell>
          <table:table-cell office:value-type="float" office:value="34.136307315">
            <text:p>34.136307315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8319087269057E+017">
            <text:p>778319087269057000</text:p>
          </table:table-cell>
          <table:table-cell office:value-type="string">
            <text:p>Magmar</text:p>
          </table:table-cell>
          <table:table-cell office:value-type="string">
            <text:p>09/20/16 07:45 PM</text:p>
          </table:table-cell>
          <table:table-cell office:value-type="float" office:value="34.1297905882">
            <text:p>34.1297905882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8318583797428E+017">
            <text:p>778318583797428000</text:p>
          </table:table-cell>
          <table:table-cell office:value-type="string">
            <text:p>Golem</text:p>
          </table:table-cell>
          <table:table-cell office:value-type="string">
            <text:p>09/20/16 07:43 PM</text:p>
          </table:table-cell>
          <table:table-cell office:value-type="float" office:value="34.1241325238">
            <text:p>34.1241325238</text:p>
          </table:table-cell>
          <table:table-cell office:value-type="float" office:value="-118.0666792852">
            <text:p>-118.0666792852</text:p>
          </table:table-cell>
        </table:table-row>
        <table:table-row table:style-name="ro1">
          <table:table-cell office:value-type="float" office:value="7.78316564990861E+017">
            <text:p>778316564990861000</text:p>
          </table:table-cell>
          <table:table-cell office:value-type="string">
            <text:p>Arcanine</text:p>
          </table:table-cell>
          <table:table-cell office:value-type="string">
            <text:p>09/20/16 07:35 PM</text:p>
          </table:table-cell>
          <table:table-cell office:value-type="float" office:value="34.1229815907">
            <text:p>34.1229815907</text:p>
          </table:table-cell>
          <table:table-cell office:value-type="float" office:value="-118.0509468858">
            <text:p>-118.0509468858</text:p>
          </table:table-cell>
        </table:table-row>
        <table:table-row table:style-name="ro1">
          <table:table-cell office:value-type="float" office:value="7.78314429205053E+017">
            <text:p>778314429205053000</text:p>
          </table:table-cell>
          <table:table-cell office:value-type="string">
            <text:p>Scyther</text:p>
          </table:table-cell>
          <table:table-cell office:value-type="string">
            <text:p>09/20/16 07:26 PM</text:p>
          </table:table-cell>
          <table:table-cell office:value-type="float" office:value="34.1530355975">
            <text:p>34.1530355975</text:p>
          </table:table-cell>
          <table:table-cell office:value-type="float" office:value="-118.0521360115">
            <text:p>-118.0521360115</text:p>
          </table:table-cell>
        </table:table-row>
        <table:table-row table:style-name="ro1">
          <table:table-cell office:value-type="float" office:value="7.78314257758691E+017">
            <text:p>778314257758691000</text:p>
          </table:table-cell>
          <table:table-cell office:value-type="string">
            <text:p>Chansey</text:p>
          </table:table-cell>
          <table:table-cell office:value-type="string">
            <text:p>09/20/16 07:25 PM</text:p>
          </table:table-cell>
          <table:table-cell office:value-type="float" office:value="34.1232287441">
            <text:p>34.1232287441</text:p>
          </table:table-cell>
          <table:table-cell office:value-type="float" office:value="-118.0535080697">
            <text:p>-118.0535080697</text:p>
          </table:table-cell>
        </table:table-row>
        <table:table-row table:style-name="ro1">
          <table:table-cell office:value-type="float" office:value="7.78314071149908E+017">
            <text:p>778314071149908000</text:p>
          </table:table-cell>
          <table:table-cell office:value-type="string">
            <text:p>Electabuzz</text:p>
          </table:table-cell>
          <table:table-cell office:value-type="string">
            <text:p>09/20/16 07:25 PM</text:p>
          </table:table-cell>
          <table:table-cell office:value-type="float" office:value="34.1599827833">
            <text:p>34.1599827833</text:p>
          </table:table-cell>
          <table:table-cell office:value-type="float" office:value="-118.0541483599">
            <text:p>-118.0541483599</text:p>
          </table:table-cell>
        </table:table-row>
        <table:table-row table:style-name="ro1">
          <table:table-cell office:value-type="float" office:value="7.78314004796015E+017">
            <text:p>778314004796015000</text:p>
          </table:table-cell>
          <table:table-cell office:value-type="string">
            <text:p>Electabuzz</text:p>
          </table:table-cell>
          <table:table-cell office:value-type="string">
            <text:p>09/20/16 07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313956637028E+017">
            <text:p>778313956637028000</text:p>
          </table:table-cell>
          <table:table-cell office:value-type="string">
            <text:p>Slowbro</text:p>
          </table:table-cell>
          <table:table-cell office:value-type="string">
            <text:p>09/20/16 07:24 PM</text:p>
          </table:table-cell>
          <table:table-cell office:value-type="float" office:value="34.1178058558">
            <text:p>34.1178058558</text:p>
          </table:table-cell>
          <table:table-cell office:value-type="float" office:value="-118.0372256253">
            <text:p>-118.0372256253</text:p>
          </table:table-cell>
        </table:table-row>
        <table:table-row table:style-name="ro1">
          <table:table-cell office:value-type="float" office:value="7.78312145473643E+017">
            <text:p>778312145473643000</text:p>
          </table:table-cell>
          <table:table-cell office:value-type="string">
            <text:p>Chansey</text:p>
          </table:table-cell>
          <table:table-cell office:value-type="string">
            <text:p>09/20/16 07:17 PM</text:p>
          </table:table-cell>
          <table:table-cell office:value-type="float" office:value="34.1235433963">
            <text:p>34.1235433963</text:p>
          </table:table-cell>
          <table:table-cell office:value-type="float" office:value="-118.0389637106">
            <text:p>-118.0389637106</text:p>
          </table:table-cell>
        </table:table-row>
        <table:table-row table:style-name="ro1">
          <table:table-cell office:value-type="float" office:value="7.7831141051834E+017">
            <text:p>778311410518340000</text:p>
          </table:table-cell>
          <table:table-cell office:value-type="string">
            <text:p>Snorlax</text:p>
          </table:table-cell>
          <table:table-cell office:value-type="string">
            <text:p>09/20/16 07:14 PM</text:p>
          </table:table-cell>
          <table:table-cell office:value-type="float" office:value="34.1551229749">
            <text:p>34.1551229749</text:p>
          </table:table-cell>
          <table:table-cell office:value-type="float" office:value="-118.032377192">
            <text:p>-118.032377192</text:p>
          </table:table-cell>
        </table:table-row>
        <table:table-row table:style-name="ro1">
          <table:table-cell office:value-type="float" office:value="7.78310478296527E+017">
            <text:p>778310478296527000</text:p>
          </table:table-cell>
          <table:table-cell office:value-type="string">
            <text:p>Raichu</text:p>
          </table:table-cell>
          <table:table-cell office:value-type="string">
            <text:p>09/20/16 07:10 PM</text:p>
          </table:table-cell>
          <table:table-cell office:value-type="float" office:value="34.1135602161">
            <text:p>34.1135602161</text:p>
          </table:table-cell>
          <table:table-cell office:value-type="float" office:value="-118.0618316606">
            <text:p>-118.0618316606</text:p>
          </table:table-cell>
        </table:table-row>
        <table:table-row table:style-name="ro1">
          <table:table-cell office:value-type="float" office:value="7.78309874031538E+017">
            <text:p>778309874031538000</text:p>
          </table:table-cell>
          <table:table-cell office:value-type="string">
            <text:p>Magmar</text:p>
          </table:table-cell>
          <table:table-cell office:value-type="string">
            <text:p>09/20/16 07:08 PM</text:p>
          </table:table-cell>
          <table:table-cell office:value-type="float" office:value="34.1516065854">
            <text:p>34.1516065854</text:p>
          </table:table-cell>
          <table:table-cell office:value-type="float" office:value="-118.0265223032">
            <text:p>-118.0265223032</text:p>
          </table:table-cell>
        </table:table-row>
        <table:table-row table:style-name="ro1">
          <table:table-cell office:value-type="float" office:value="7.7830816129169E+017">
            <text:p>778308161291690000</text:p>
          </table:table-cell>
          <table:table-cell office:value-type="string">
            <text:p>Magmar</text:p>
          </table:table-cell>
          <table:table-cell office:value-type="string">
            <text:p>09/20/16 07:01 PM</text:p>
          </table:table-cell>
          <table:table-cell office:value-type="float" office:value="34.1433132213">
            <text:p>34.1433132213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8305979486081E+017">
            <text:p>778305979486081000</text:p>
          </table:table-cell>
          <table:table-cell office:value-type="string">
            <text:p>Lickitung</text:p>
          </table:table-cell>
          <table:table-cell office:value-type="string">
            <text:p>09/20/16 06:53 PM</text:p>
          </table:table-cell>
          <table:table-cell office:value-type="float" office:value="34.1182506517">
            <text:p>34.1182506517</text:p>
          </table:table-cell>
          <table:table-cell office:value-type="float" office:value="-118.0250585507">
            <text:p>-118.0250585507</text:p>
          </table:table-cell>
        </table:table-row>
        <table:table-row table:style-name="ro1">
          <table:table-cell office:value-type="float" office:value="7.78303016264806E+017">
            <text:p>778303016264806000</text:p>
          </table:table-cell>
          <table:table-cell office:value-type="string">
            <text:p>Venusaur</text:p>
          </table:table-cell>
          <table:table-cell office:value-type="string">
            <text:p>09/20/16 06:41 PM</text:p>
          </table:table-cell>
          <table:table-cell office:value-type="float" office:value="34.1000268447">
            <text:p>34.1000268447</text:p>
          </table:table-cell>
          <table:table-cell office:value-type="float" office:value="-118.034938645">
            <text:p>-118.034938645</text:p>
          </table:table-cell>
        </table:table-row>
        <table:table-row table:style-name="ro1">
          <table:table-cell office:value-type="float" office:value="7.78301536388514E+017">
            <text:p>778301536388514000</text:p>
          </table:table-cell>
          <table:table-cell office:value-type="string">
            <text:p>Snorlax</text:p>
          </table:table-cell>
          <table:table-cell office:value-type="string">
            <text:p>09/20/16 06:35 PM</text:p>
          </table:table-cell>
          <table:table-cell office:value-type="float" office:value="34.101882588">
            <text:p>34.101882588</text:p>
          </table:table-cell>
          <table:table-cell office:value-type="float" office:value="-118.0471965138">
            <text:p>-118.0471965138</text:p>
          </table:table-cell>
        </table:table-row>
        <table:table-row table:style-name="ro1">
          <table:table-cell office:value-type="float" office:value="7.78300248548479E+017">
            <text:p>778300248548479000</text:p>
          </table:table-cell>
          <table:table-cell office:value-type="string">
            <text:p>Hitmonchan</text:p>
          </table:table-cell>
          <table:table-cell office:value-type="string">
            <text:p>09/20/16 06:30 PM</text:p>
          </table:table-cell>
          <table:table-cell office:value-type="float" office:value="34.1506614475">
            <text:p>34.1506614475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78298904181825E+017">
            <text:p>778298904181825000</text:p>
          </table:table-cell>
          <table:table-cell office:value-type="string">
            <text:p>Electabuzz</text:p>
          </table:table-cell>
          <table:table-cell office:value-type="string">
            <text:p>09/20/16 06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297036307247E+017">
            <text:p>778297036307247000</text:p>
          </table:table-cell>
          <table:table-cell office:value-type="string">
            <text:p>Jolteon</text:p>
          </table:table-cell>
          <table:table-cell office:value-type="string">
            <text:p>09/20/16 06:17 PM</text:p>
          </table:table-cell>
          <table:table-cell office:value-type="float" office:value="34.1454581836">
            <text:p>34.1454581836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78296779347337E+017">
            <text:p>778296779347337000</text:p>
          </table:table-cell>
          <table:table-cell office:value-type="string">
            <text:p>Electabuzz</text:p>
          </table:table-cell>
          <table:table-cell office:value-type="string">
            <text:p>09/20/16 06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295809108345E+017">
            <text:p>778295809108345000</text:p>
          </table:table-cell>
          <table:table-cell office:value-type="string">
            <text:p>Butterfree</text:p>
          </table:table-cell>
          <table:table-cell office:value-type="string">
            <text:p>09/20/16 06:12 PM</text:p>
          </table:table-cell>
          <table:table-cell office:value-type="float" office:value="34.1342649048">
            <text:p>34.1342649048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8294821039411E+017">
            <text:p>778294821039411000</text:p>
          </table:table-cell>
          <table:table-cell office:value-type="string">
            <text:p>Grimer</text:p>
          </table:table-cell>
          <table:table-cell office:value-type="string">
            <text:p>09/20/16 06:08 PM</text:p>
          </table:table-cell>
          <table:table-cell office:value-type="float" office:value="34.1648964876">
            <text:p>34.1648964876</text:p>
          </table:table-cell>
          <table:table-cell office:value-type="float" office:value="-118.0433545867">
            <text:p>-118.0433545867</text:p>
          </table:table-cell>
        </table:table-row>
        <table:table-row table:style-name="ro1">
          <table:table-cell office:value-type="float" office:value="7.78293970363306E+017">
            <text:p>778293970363306000</text:p>
          </table:table-cell>
          <table:table-cell office:value-type="string">
            <text:p>Arcanine</text:p>
          </table:table-cell>
          <table:table-cell office:value-type="string">
            <text:p>09/20/16 06:05 PM</text:p>
          </table:table-cell>
          <table:table-cell office:value-type="float" office:value="34.1652409698">
            <text:p>34.1652409698</text:p>
          </table:table-cell>
          <table:table-cell office:value-type="float" office:value="-118.0439034385">
            <text:p>-118.0439034385</text:p>
          </table:table-cell>
        </table:table-row>
        <table:table-row table:style-name="ro1">
          <table:table-cell office:value-type="float" office:value="7.78293780004819E+017">
            <text:p>778293780004819000</text:p>
          </table:table-cell>
          <table:table-cell office:value-type="string">
            <text:p>Weezing</text:p>
          </table:table-cell>
          <table:table-cell office:value-type="string">
            <text:p>09/20/16 06:04 PM</text:p>
          </table:table-cell>
          <table:table-cell office:value-type="float" office:value="34.1260775023">
            <text:p>34.1260775023</text:p>
          </table:table-cell>
          <table:table-cell office:value-type="float" office:value="-118.0173736521">
            <text:p>-118.0173736521</text:p>
          </table:table-cell>
        </table:table-row>
        <table:table-row table:style-name="ro1">
          <table:table-cell office:value-type="float" office:value="7.78293381432652E+017">
            <text:p>778293381432652000</text:p>
          </table:table-cell>
          <table:table-cell office:value-type="string">
            <text:p>Hitmonlee</text:p>
          </table:table-cell>
          <table:table-cell office:value-type="string">
            <text:p>09/20/16 06:02 PM</text:p>
          </table:table-cell>
          <table:table-cell office:value-type="float" office:value="34.1292505581">
            <text:p>34.1292505581</text:p>
          </table:table-cell>
          <table:table-cell office:value-type="float" office:value="-118.0550630561">
            <text:p>-118.0550630561</text:p>
          </table:table-cell>
        </table:table-row>
        <table:table-row table:style-name="ro1">
          <table:table-cell office:value-type="float" office:value="7.78291026179924E+017">
            <text:p>778291026179924000</text:p>
          </table:table-cell>
          <table:table-cell office:value-type="string">
            <text:p>Hitmonchan</text:p>
          </table:table-cell>
          <table:table-cell office:value-type="string">
            <text:p>09/20/16 05:53 PM</text:p>
          </table:table-cell>
          <table:table-cell office:value-type="float" office:value="34.1174027952">
            <text:p>34.1174027952</text:p>
          </table:table-cell>
          <table:table-cell office:value-type="float" office:value="-118.0611913984">
            <text:p>-118.0611913984</text:p>
          </table:table-cell>
        </table:table-row>
        <table:table-row table:style-name="ro1">
          <table:table-cell office:value-type="float" office:value="7.78290280332038E+017">
            <text:p>778290280332038000</text:p>
          </table:table-cell>
          <table:table-cell office:value-type="string">
            <text:p>Arcanine</text:p>
          </table:table-cell>
          <table:table-cell office:value-type="string">
            <text:p>09/20/16 05:50 PM</text:p>
          </table:table-cell>
          <table:table-cell office:value-type="float" office:value="34.1192725759">
            <text:p>34.1192725759</text:p>
          </table:table-cell>
          <table:table-cell office:value-type="float" office:value="-118.0186544917">
            <text:p>-118.0186544917</text:p>
          </table:table-cell>
        </table:table-row>
        <table:table-row table:style-name="ro1">
          <table:table-cell office:value-type="float" office:value="7.78289959962763E+017">
            <text:p>778289959962763000</text:p>
          </table:table-cell>
          <table:table-cell office:value-type="string">
            <text:p>Nidoqueen</text:p>
          </table:table-cell>
          <table:table-cell office:value-type="string">
            <text:p>09/20/16 05:49 PM</text:p>
          </table:table-cell>
          <table:table-cell office:value-type="float" office:value="34.1671258673">
            <text:p>34.1671258673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78286308695224E+017">
            <text:p>778286308695224000</text:p>
          </table:table-cell>
          <table:table-cell office:value-type="string">
            <text:p>Golduck</text:p>
          </table:table-cell>
          <table:table-cell office:value-type="string">
            <text:p>09/20/16 05:34 PM</text:p>
          </table:table-cell>
          <table:table-cell office:value-type="float" office:value="34.1378290641">
            <text:p>34.1378290641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8283385982587E+017">
            <text:p>778283385982587000</text:p>
          </table:table-cell>
          <table:table-cell office:value-type="string">
            <text:p>Charmeleon</text:p>
          </table:table-cell>
          <table:table-cell office:value-type="string">
            <text:p>09/20/16 05:23 PM</text:p>
          </table:table-cell>
          <table:table-cell office:value-type="float" office:value="34.166350261">
            <text:p>34.166350261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282721265058E+017">
            <text:p>778282721265058000</text:p>
          </table:table-cell>
          <table:table-cell office:value-type="string">
            <text:p>Electabuzz</text:p>
          </table:table-cell>
          <table:table-cell office:value-type="string">
            <text:p>09/20/16 05:20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282409225708E+017">
            <text:p>778282409225708000</text:p>
          </table:table-cell>
          <table:table-cell office:value-type="string">
            <text:p>Butterfree</text:p>
          </table:table-cell>
          <table:table-cell office:value-type="string">
            <text:p>09/20/16 05:19 PM</text:p>
          </table:table-cell>
          <table:table-cell office:value-type="float" office:value="34.1008422914">
            <text:p>34.1008422914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828075264759E+017">
            <text:p>778280752647590000</text:p>
          </table:table-cell>
          <table:table-cell office:value-type="string">
            <text:p>Scyther</text:p>
          </table:table-cell>
          <table:table-cell office:value-type="string">
            <text:p>09/20/16 05:12 PM</text:p>
          </table:table-cell>
          <table:table-cell office:value-type="float" office:value="34.1263832418">
            <text:p>34.1263832418</text:p>
          </table:table-cell>
          <table:table-cell office:value-type="float" office:value="-118.0278030767">
            <text:p>-118.0278030767</text:p>
          </table:table-cell>
        </table:table-row>
        <table:table-row table:style-name="ro1">
          <table:table-cell office:value-type="float" office:value="7.78279943188787E+017">
            <text:p>778279943188787000</text:p>
          </table:table-cell>
          <table:table-cell office:value-type="string">
            <text:p>Arcanine</text:p>
          </table:table-cell>
          <table:table-cell office:value-type="string">
            <text:p>09/20/16 05:09 PM</text:p>
          </table:table-cell>
          <table:table-cell office:value-type="float" office:value="34.1397925646">
            <text:p>34.1397925646</text:p>
          </table:table-cell>
          <table:table-cell office:value-type="float" office:value="-118.0237777574">
            <text:p>-118.0237777574</text:p>
          </table:table-cell>
        </table:table-row>
        <table:table-row table:style-name="ro1">
          <table:table-cell office:value-type="float" office:value="7.78279300835349E+017">
            <text:p>778279300835349000</text:p>
          </table:table-cell>
          <table:table-cell office:value-type="string">
            <text:p>Rapidash</text:p>
          </table:table-cell>
          <table:table-cell office:value-type="string">
            <text:p>09/20/16 05:06 PM</text:p>
          </table:table-cell>
          <table:table-cell office:value-type="float" office:value="34.1249523903">
            <text:p>34.1249523903</text:p>
          </table:table-cell>
          <table:table-cell office:value-type="float" office:value="-118.0520445406">
            <text:p>-118.0520445406</text:p>
          </table:table-cell>
        </table:table-row>
        <table:table-row table:style-name="ro1">
          <table:table-cell office:value-type="float" office:value="7.78279129770713E+017">
            <text:p>778279129770713000</text:p>
          </table:table-cell>
          <table:table-cell office:value-type="string">
            <text:p>Arcanine</text:p>
          </table:table-cell>
          <table:table-cell office:value-type="string">
            <text:p>09/20/16 05:06 PM</text:p>
          </table:table-cell>
          <table:table-cell office:value-type="float" office:value="34.1612420535">
            <text:p>34.1612420535</text:p>
          </table:table-cell>
          <table:table-cell office:value-type="float" office:value="-118.040976209">
            <text:p>-118.040976209</text:p>
          </table:table-cell>
        </table:table-row>
        <table:table-row table:style-name="ro1">
          <table:table-cell office:value-type="float" office:value="7.78278880276644E+017">
            <text:p>778278880276644000</text:p>
          </table:table-cell>
          <table:table-cell office:value-type="string">
            <text:p>Rapidash</text:p>
          </table:table-cell>
          <table:table-cell office:value-type="string">
            <text:p>09/20/16 05:05 PM</text:p>
          </table:table-cell>
          <table:table-cell office:value-type="float" office:value="34.1217793478">
            <text:p>34.1217793478</text:p>
          </table:table-cell>
          <table:table-cell office:value-type="float" office:value="-118.0635695037">
            <text:p>-118.0635695037</text:p>
          </table:table-cell>
        </table:table-row>
        <table:table-row table:style-name="ro1">
          <table:table-cell office:value-type="float" office:value="7.78275249921987E+017">
            <text:p>778275249921987000</text:p>
          </table:table-cell>
          <table:table-cell office:value-type="string">
            <text:p>Arcanine</text:p>
          </table:table-cell>
          <table:table-cell office:value-type="string">
            <text:p>09/20/16 04:50 PM</text:p>
          </table:table-cell>
          <table:table-cell office:value-type="float" office:value="34.1120976359">
            <text:p>34.1120976359</text:p>
          </table:table-cell>
          <table:table-cell office:value-type="float" office:value="-118.0625633861">
            <text:p>-118.0625633861</text:p>
          </table:table-cell>
        </table:table-row>
        <table:table-row table:style-name="ro1">
          <table:table-cell office:value-type="float" office:value="7.78274713617302E+017">
            <text:p>778274713617302000</text:p>
          </table:table-cell>
          <table:table-cell office:value-type="string">
            <text:p>Charizard</text:p>
          </table:table-cell>
          <table:table-cell office:value-type="string">
            <text:p>09/20/16 04:48 PM</text:p>
          </table:table-cell>
          <table:table-cell office:value-type="float" office:value="34.1495064533">
            <text:p>34.1495064533</text:p>
          </table:table-cell>
          <table:table-cell office:value-type="float" office:value="-118.020118297">
            <text:p>-118.020118297</text:p>
          </table:table-cell>
        </table:table-row>
        <table:table-row table:style-name="ro1">
          <table:table-cell office:value-type="float" office:value="7.78274584193753E+017">
            <text:p>778274584193753000</text:p>
          </table:table-cell>
          <table:table-cell office:value-type="string">
            <text:p>Snorlax</text:p>
          </table:table-cell>
          <table:table-cell office:value-type="string">
            <text:p>09/20/16 04:48 PM</text:p>
          </table:table-cell>
          <table:table-cell office:value-type="float" office:value="34.1426679065">
            <text:p>34.1426679065</text:p>
          </table:table-cell>
          <table:table-cell office:value-type="float" office:value="-118.0332005203">
            <text:p>-118.0332005203</text:p>
          </table:table-cell>
        </table:table-row>
        <table:table-row table:style-name="ro1">
          <table:table-cell office:value-type="float" office:value="7.78272190177301E+017">
            <text:p>778272190177301000</text:p>
          </table:table-cell>
          <table:table-cell office:value-type="string">
            <text:p>Dratini</text:p>
          </table:table-cell>
          <table:table-cell office:value-type="string">
            <text:p>09/20/16 04:38 PM</text:p>
          </table:table-cell>
          <table:table-cell office:value-type="float" office:value="34.1289130513">
            <text:p>34.1289130513</text:p>
          </table:table-cell>
          <table:table-cell office:value-type="float" office:value="-118.040244394">
            <text:p>-118.040244394</text:p>
          </table:table-cell>
        </table:table-row>
        <table:table-row table:style-name="ro1">
          <table:table-cell office:value-type="float" office:value="7.78271272300007E+017">
            <text:p>778271272300007000</text:p>
          </table:table-cell>
          <table:table-cell office:value-type="string">
            <text:p>Nidoking</text:p>
          </table:table-cell>
          <table:table-cell office:value-type="string">
            <text:p>09/20/16 04:35 PM</text:p>
          </table:table-cell>
          <table:table-cell office:value-type="float" office:value="34.150581372">
            <text:p>34.150581372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78269132005315E+017">
            <text:p>778269132005315000</text:p>
          </table:table-cell>
          <table:table-cell office:value-type="string">
            <text:p>Flareon</text:p>
          </table:table-cell>
          <table:table-cell office:value-type="string">
            <text:p>09/20/16 04:26 PM</text:p>
          </table:table-cell>
          <table:table-cell office:value-type="float" office:value="34.111874996">
            <text:p>34.111874996</text:p>
          </table:table-cell>
          <table:table-cell office:value-type="float" office:value="-118.0563436228">
            <text:p>-118.0563436228</text:p>
          </table:table-cell>
        </table:table-row>
        <table:table-row table:style-name="ro1">
          <table:table-cell office:value-type="float" office:value="7.78267625373602E+017">
            <text:p>778267625373602000</text:p>
          </table:table-cell>
          <table:table-cell office:value-type="string">
            <text:p>Chansey</text:p>
          </table:table-cell>
          <table:table-cell office:value-type="string">
            <text:p>09/20/16 04:20 PM</text:p>
          </table:table-cell>
          <table:table-cell office:value-type="float" office:value="34.1450188435">
            <text:p>34.1450188435</text:p>
          </table:table-cell>
          <table:table-cell office:value-type="float" office:value="-118.0230458714">
            <text:p>-118.0230458714</text:p>
          </table:table-cell>
        </table:table-row>
        <table:table-row table:style-name="ro1">
          <table:table-cell office:value-type="float" office:value="7.78267033842487E+017">
            <text:p>778267033842487000</text:p>
          </table:table-cell>
          <table:table-cell office:value-type="string">
            <text:p>Chansey</text:p>
          </table:table-cell>
          <table:table-cell office:value-type="string">
            <text:p>09/20/16 04:18 PM</text:p>
          </table:table-cell>
          <table:table-cell office:value-type="float" office:value="34.1507888969">
            <text:p>34.1507888969</text:p>
          </table:table-cell>
          <table:table-cell office:value-type="float" office:value="-118.0165502504">
            <text:p>-118.0165502504</text:p>
          </table:table-cell>
        </table:table-row>
        <table:table-row table:style-name="ro1">
          <table:table-cell office:value-type="float" office:value="7.78263012138365E+017">
            <text:p>778263012138365000</text:p>
          </table:table-cell>
          <table:table-cell office:value-type="string">
            <text:p>Nidoking</text:p>
          </table:table-cell>
          <table:table-cell office:value-type="string">
            <text:p>09/20/16 04:02 PM</text:p>
          </table:table-cell>
          <table:table-cell office:value-type="float" office:value="34.1501533213">
            <text:p>34.1501533213</text:p>
          </table:table-cell>
          <table:table-cell office:value-type="float" office:value="-118.0346642054">
            <text:p>-118.0346642054</text:p>
          </table:table-cell>
        </table:table-row>
        <table:table-row table:style-name="ro1">
          <table:table-cell office:value-type="float" office:value="7.78262762300379E+017">
            <text:p>778262762300379000</text:p>
          </table:table-cell>
          <table:table-cell office:value-type="string">
            <text:p>Magmar</text:p>
          </table:table-cell>
          <table:table-cell office:value-type="string">
            <text:p>09/20/16 04:01 PM</text:p>
          </table:table-cell>
          <table:table-cell office:value-type="float" office:value="34.1109638342">
            <text:p>34.1109638342</text:p>
          </table:table-cell>
          <table:table-cell office:value-type="float" office:value="-118.0664963584">
            <text:p>-118.0664963584</text:p>
          </table:table-cell>
        </table:table-row>
        <table:table-row table:style-name="ro1">
          <table:table-cell office:value-type="float" office:value="7.78262583027507E+017">
            <text:p>778262583027507000</text:p>
          </table:table-cell>
          <table:table-cell office:value-type="string">
            <text:p>Arcanine</text:p>
          </table:table-cell>
          <table:table-cell office:value-type="string">
            <text:p>09/20/16 04:00 PM</text:p>
          </table:table-cell>
          <table:table-cell office:value-type="float" office:value="34.1394777508">
            <text:p>34.1394777508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8262190486721E+017">
            <text:p>778262190486721000</text:p>
          </table:table-cell>
          <table:table-cell office:value-type="string">
            <text:p>Tangela</text:p>
          </table:table-cell>
          <table:table-cell office:value-type="string">
            <text:p>09/20/16 03:59 PM</text:p>
          </table:table-cell>
          <table:table-cell office:value-type="float" office:value="34.1680345006">
            <text:p>34.1680345006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78260690758869E+017">
            <text:p>778260690758869000</text:p>
          </table:table-cell>
          <table:table-cell office:value-type="string">
            <text:p>Alakazam</text:p>
          </table:table-cell>
          <table:table-cell office:value-type="string">
            <text:p>09/20/16 03:53 PM</text:p>
          </table:table-cell>
          <table:table-cell office:value-type="float" office:value="34.1273717877">
            <text:p>34.1273717877</text:p>
          </table:table-cell>
          <table:table-cell office:value-type="float" office:value="-118.0584473909">
            <text:p>-118.0584473909</text:p>
          </table:table-cell>
        </table:table-row>
        <table:table-row table:style-name="ro1">
          <table:table-cell office:value-type="float" office:value="7.7826010853496E+017">
            <text:p>778260108534960000</text:p>
          </table:table-cell>
          <table:table-cell office:value-type="string">
            <text:p>Arcanine</text:p>
          </table:table-cell>
          <table:table-cell office:value-type="string">
            <text:p>09/20/16 03:50 PM</text:p>
          </table:table-cell>
          <table:table-cell office:value-type="float" office:value="34.1659815623">
            <text:p>34.1659815623</text:p>
          </table:table-cell>
          <table:table-cell office:value-type="float" office:value="-118.0383233654">
            <text:p>-118.0383233654</text:p>
          </table:table-cell>
        </table:table-row>
        <table:table-row table:style-name="ro1">
          <table:table-cell office:value-type="float" office:value="7.78259726282785E+017">
            <text:p>778259726282785000</text:p>
          </table:table-cell>
          <table:table-cell office:value-type="string">
            <text:p>Charmeleon</text:p>
          </table:table-cell>
          <table:table-cell office:value-type="string">
            <text:p>09/20/16 03:49 PM</text:p>
          </table:table-cell>
          <table:table-cell office:value-type="float" office:value="34.1568193283">
            <text:p>34.1568193283</text:p>
          </table:table-cell>
          <table:table-cell office:value-type="float" office:value="-118.0423483539">
            <text:p>-118.0423483539</text:p>
          </table:table-cell>
        </table:table-row>
        <table:table-row table:style-name="ro1">
          <table:table-cell office:value-type="float" office:value="7.78257812489069E+017">
            <text:p>778257812489069000</text:p>
          </table:table-cell>
          <table:table-cell office:value-type="string">
            <text:p>Raichu</text:p>
          </table:table-cell>
          <table:table-cell office:value-type="string">
            <text:p>09/20/16 03:41 PM</text:p>
          </table:table-cell>
          <table:table-cell office:value-type="float" office:value="34.1180729817">
            <text:p>34.1180729817</text:p>
          </table:table-cell>
          <table:table-cell office:value-type="float" office:value="-118.0426227816">
            <text:p>-118.0426227816</text:p>
          </table:table-cell>
        </table:table-row>
        <table:table-row table:style-name="ro1">
          <table:table-cell office:value-type="float" office:value="7.78255744579678E+017">
            <text:p>778255744579678000</text:p>
          </table:table-cell>
          <table:table-cell office:value-type="string">
            <text:p>Flareon</text:p>
          </table:table-cell>
          <table:table-cell office:value-type="string">
            <text:p>09/20/16 03:33 PM</text:p>
          </table:table-cell>
          <table:table-cell office:value-type="float" office:value="34.1207306698">
            <text:p>34.1207306698</text:p>
          </table:table-cell>
          <table:table-cell office:value-type="float" office:value="-118.0202097844">
            <text:p>-118.0202097844</text:p>
          </table:table-cell>
        </table:table-row>
        <table:table-row table:style-name="ro1">
          <table:table-cell office:value-type="float" office:value="7.7825535009706E+017">
            <text:p>778255350097060000</text:p>
          </table:table-cell>
          <table:table-cell office:value-type="string">
            <text:p>Wigglytuff</text:p>
          </table:table-cell>
          <table:table-cell office:value-type="string">
            <text:p>09/20/16 03:31 PM</text:p>
          </table:table-cell>
          <table:table-cell office:value-type="float" office:value="34.1059287656">
            <text:p>34.1059287656</text:p>
          </table:table-cell>
          <table:table-cell office:value-type="float" office:value="-118.0415250682">
            <text:p>-118.0415250682</text:p>
          </table:table-cell>
        </table:table-row>
        <table:table-row table:style-name="ro1">
          <table:table-cell office:value-type="float" office:value="7.78252558716457E+017">
            <text:p>778252558716457000</text:p>
          </table:table-cell>
          <table:table-cell office:value-type="string">
            <text:p>Kingler</text:p>
          </table:table-cell>
          <table:table-cell office:value-type="string">
            <text:p>09/20/16 03:20 PM</text:p>
          </table:table-cell>
          <table:table-cell office:value-type="float" office:value="34.1275321648">
            <text:p>34.1275321648</text:p>
          </table:table-cell>
          <table:table-cell office:value-type="float" office:value="-118.0140800222">
            <text:p>-118.0140800222</text:p>
          </table:table-cell>
        </table:table-row>
        <table:table-row table:style-name="ro1">
          <table:table-cell office:value-type="float" office:value="7.7825210266554E+017">
            <text:p>778252102665540000</text:p>
          </table:table-cell>
          <table:table-cell office:value-type="string">
            <text:p>Raichu</text:p>
          </table:table-cell>
          <table:table-cell office:value-type="string">
            <text:p>09/20/16 03:18 PM</text:p>
          </table:table-cell>
          <table:table-cell office:value-type="float" office:value="34.1238404823">
            <text:p>34.1238404823</text:p>
          </table:table-cell>
          <table:table-cell office:value-type="float" office:value="-118.019294908">
            <text:p>-118.019294908</text:p>
          </table:table-cell>
        </table:table-row>
        <table:table-row table:style-name="ro1">
          <table:table-cell office:value-type="float" office:value="7.78250321642467E+017">
            <text:p>778250321642467000</text:p>
          </table:table-cell>
          <table:table-cell office:value-type="string">
            <text:p>Starmie</text:p>
          </table:table-cell>
          <table:table-cell office:value-type="string">
            <text:p>09/20/16 03:11 PM</text:p>
          </table:table-cell>
          <table:table-cell office:value-type="float" office:value="34.1315667258">
            <text:p>34.1315667258</text:p>
          </table:table-cell>
          <table:table-cell office:value-type="float" office:value="-118.0278945601">
            <text:p>-118.0278945601</text:p>
          </table:table-cell>
        </table:table-row>
        <table:table-row table:style-name="ro1">
          <table:table-cell office:value-type="float" office:value="7.78248283395203E+017">
            <text:p>778248283395203000</text:p>
          </table:table-cell>
          <table:table-cell office:value-type="string">
            <text:p>Flareon</text:p>
          </table:table-cell>
          <table:table-cell office:value-type="string">
            <text:p>09/20/16 03:03 PM</text:p>
          </table:table-cell>
          <table:table-cell office:value-type="float" office:value="34.159134958">
            <text:p>34.159134958</text:p>
          </table:table-cell>
          <table:table-cell office:value-type="float" office:value="-118.0229543854">
            <text:p>-118.0229543854</text:p>
          </table:table-cell>
        </table:table-row>
        <table:table-row table:style-name="ro1">
          <table:table-cell office:value-type="float" office:value="7.78246731360117E+017">
            <text:p>778246731360117000</text:p>
          </table:table-cell>
          <table:table-cell office:value-type="string">
            <text:p>Magmar</text:p>
          </table:table-cell>
          <table:table-cell office:value-type="string">
            <text:p>09/20/16 02:57 PM</text:p>
          </table:table-cell>
          <table:table-cell office:value-type="float" office:value="34.0988308969">
            <text:p>34.0988308969</text:p>
          </table:table-cell>
          <table:table-cell office:value-type="float" office:value="-118.0368597105">
            <text:p>-118.0368597105</text:p>
          </table:table-cell>
        </table:table-row>
        <table:table-row table:style-name="ro1">
          <table:table-cell office:value-type="float" office:value="7.78243001067778E+017">
            <text:p>778243001067778000</text:p>
          </table:table-cell>
          <table:table-cell office:value-type="string">
            <text:p>Magmar</text:p>
          </table:table-cell>
          <table:table-cell office:value-type="string">
            <text:p>09/20/16 02:42 PM</text:p>
          </table:table-cell>
          <table:table-cell office:value-type="float" office:value="34.1221852791">
            <text:p>34.1221852791</text:p>
          </table:table-cell>
          <table:table-cell office:value-type="float" office:value="-118.0612828646">
            <text:p>-118.0612828646</text:p>
          </table:table-cell>
        </table:table-row>
        <table:table-row table:style-name="ro1">
          <table:table-cell office:value-type="float" office:value="7.78242598024516E+017">
            <text:p>778242598024516000</text:p>
          </table:table-cell>
          <table:table-cell office:value-type="string">
            <text:p>Snorlax</text:p>
          </table:table-cell>
          <table:table-cell office:value-type="string">
            <text:p>09/20/16 02:41 PM</text:p>
          </table:table-cell>
          <table:table-cell office:value-type="float" office:value="34.1435992165">
            <text:p>34.1435992165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78242426490069E+017">
            <text:p>778242426490069000</text:p>
          </table:table-cell>
          <table:table-cell office:value-type="string">
            <text:p>Arcanine</text:p>
          </table:table-cell>
          <table:table-cell office:value-type="string">
            <text:p>09/20/16 02:40 PM</text:p>
          </table:table-cell>
          <table:table-cell office:value-type="float" office:value="34.1060153428">
            <text:p>34.1060153428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8238847234683E+017">
            <text:p>778238847234683000</text:p>
          </table:table-cell>
          <table:table-cell office:value-type="string">
            <text:p>Weezing</text:p>
          </table:table-cell>
          <table:table-cell office:value-type="string">
            <text:p>09/20/16 02:26 PM</text:p>
          </table:table-cell>
          <table:table-cell office:value-type="float" office:value="34.1149372768">
            <text:p>34.1149372768</text:p>
          </table:table-cell>
          <table:table-cell office:value-type="float" office:value="-118.0633865736">
            <text:p>-118.0633865736</text:p>
          </table:table-cell>
        </table:table-row>
        <table:table-row table:style-name="ro1">
          <table:table-cell office:value-type="float" office:value="7.7823850651032E+017">
            <text:p>778238506510320000</text:p>
          </table:table-cell>
          <table:table-cell office:value-type="string">
            <text:p>Electabuzz</text:p>
          </table:table-cell>
          <table:table-cell office:value-type="string">
            <text:p>09/20/16 02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235200023122E+017">
            <text:p>778235200023122000</text:p>
          </table:table-cell>
          <table:table-cell office:value-type="string">
            <text:p>Flareon</text:p>
          </table:table-cell>
          <table:table-cell office:value-type="string">
            <text:p>09/20/16 02:11 PM</text:p>
          </table:table-cell>
          <table:table-cell office:value-type="float" office:value="34.1180159964">
            <text:p>34.1180159964</text:p>
          </table:table-cell>
          <table:table-cell office:value-type="float" office:value="-118.0551545255">
            <text:p>-118.0551545255</text:p>
          </table:table-cell>
        </table:table-row>
        <table:table-row table:style-name="ro1">
          <table:table-cell office:value-type="float" office:value="7.78233010961326E+017">
            <text:p>778233010961326000</text:p>
          </table:table-cell>
          <table:table-cell office:value-type="string">
            <text:p>Golem</text:p>
          </table:table-cell>
          <table:table-cell office:value-type="string">
            <text:p>09/20/16 02:03 PM</text:p>
          </table:table-cell>
          <table:table-cell office:value-type="float" office:value="34.1241972124">
            <text:p>34.1241972124</text:p>
          </table:table-cell>
          <table:table-cell office:value-type="float" office:value="-118.0651244013">
            <text:p>-118.0651244013</text:p>
          </table:table-cell>
        </table:table-row>
        <table:table-row table:style-name="ro1">
          <table:table-cell office:value-type="float" office:value="7.78232119218745E+017">
            <text:p>778232119218745000</text:p>
          </table:table-cell>
          <table:table-cell office:value-type="string">
            <text:p>Snorlax</text:p>
          </table:table-cell>
          <table:table-cell office:value-type="string">
            <text:p>09/20/16 01:59 PM</text:p>
          </table:table-cell>
          <table:table-cell office:value-type="float" office:value="34.1530184153">
            <text:p>34.1530184153</text:p>
          </table:table-cell>
          <table:table-cell office:value-type="float" office:value="-118.0366767528">
            <text:p>-118.0366767528</text:p>
          </table:table-cell>
        </table:table-row>
        <table:table-row table:style-name="ro1">
          <table:table-cell office:value-type="float" office:value="7.782320685138E+017">
            <text:p>778232068513800000</text:p>
          </table:table-cell>
          <table:table-cell office:value-type="string">
            <text:p>Beedrill</text:p>
          </table:table-cell>
          <table:table-cell office:value-type="string">
            <text:p>09/20/16 01:59 PM</text:p>
          </table:table-cell>
          <table:table-cell office:value-type="float" office:value="34.1142409504">
            <text:p>34.1142409504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8225911887868E+017">
            <text:p>778225911887868000</text:p>
          </table:table-cell>
          <table:table-cell office:value-type="string">
            <text:p>Ivysaur</text:p>
          </table:table-cell>
          <table:table-cell office:value-type="string">
            <text:p>09/20/16 01:34 PM</text:p>
          </table:table-cell>
          <table:table-cell office:value-type="float" office:value="34.1668417524">
            <text:p>34.1668417524</text:p>
          </table:table-cell>
          <table:table-cell office:value-type="float" office:value="-118.0348471652">
            <text:p>-118.0348471652</text:p>
          </table:table-cell>
        </table:table-row>
        <table:table-row table:style-name="ro1">
          <table:table-cell office:value-type="float" office:value="7.78224829698675E+017">
            <text:p>778224829698675000</text:p>
          </table:table-cell>
          <table:table-cell office:value-type="string">
            <text:p>Flareon</text:p>
          </table:table-cell>
          <table:table-cell office:value-type="string">
            <text:p>09/20/16 01:30 PM</text:p>
          </table:table-cell>
          <table:table-cell office:value-type="float" office:value="34.1676271576">
            <text:p>34.1676271576</text:p>
          </table:table-cell>
          <table:table-cell office:value-type="float" office:value="-118.0290838409">
            <text:p>-118.0290838409</text:p>
          </table:table-cell>
        </table:table-row>
        <table:table-row table:style-name="ro1">
          <table:table-cell office:value-type="float" office:value="7.78220410013758E+017">
            <text:p>778220410013758000</text:p>
          </table:table-cell>
          <table:table-cell office:value-type="string">
            <text:p>Tentacruel</text:p>
          </table:table-cell>
          <table:table-cell office:value-type="string">
            <text:p>09/20/16 01:12 PM</text:p>
          </table:table-cell>
          <table:table-cell office:value-type="float" office:value="34.13323428">
            <text:p>34.13323428</text:p>
          </table:table-cell>
          <table:table-cell office:value-type="float" office:value="-118.0431716357">
            <text:p>-118.0431716357</text:p>
          </table:table-cell>
        </table:table-row>
        <table:table-row table:style-name="ro1">
          <table:table-cell office:value-type="float" office:value="7.78216686323315E+017">
            <text:p>778216686323315000</text:p>
          </table:table-cell>
          <table:table-cell office:value-type="string">
            <text:p>Seaking</text:p>
          </table:table-cell>
          <table:table-cell office:value-type="string">
            <text:p>09/20/16 12:58 PM</text:p>
          </table:table-cell>
          <table:table-cell office:value-type="float" office:value="34.1621320325">
            <text:p>34.1621320325</text:p>
          </table:table-cell>
          <table:table-cell office:value-type="float" office:value="-118.0357619613">
            <text:p>-118.0357619613</text:p>
          </table:table-cell>
        </table:table-row>
        <table:table-row table:style-name="ro1">
          <table:table-cell office:value-type="float" office:value="7.78215671448515E+017">
            <text:p>778215671448515000</text:p>
          </table:table-cell>
          <table:table-cell office:value-type="string">
            <text:p>Snorlax</text:p>
          </table:table-cell>
          <table:table-cell office:value-type="string">
            <text:p>09/20/16 12:54 PM</text:p>
          </table:table-cell>
          <table:table-cell office:value-type="float" office:value="34.13095784">
            <text:p>34.13095784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8215547280368E+017">
            <text:p>778215547280368000</text:p>
          </table:table-cell>
          <table:table-cell office:value-type="string">
            <text:p>Chansey</text:p>
          </table:table-cell>
          <table:table-cell office:value-type="string">
            <text:p>09/20/16 12:53 PM</text:p>
          </table:table-cell>
          <table:table-cell office:value-type="float" office:value="34.1083176961">
            <text:p>34.1083176961</text:p>
          </table:table-cell>
          <table:table-cell office:value-type="float" office:value="-118.0568009659">
            <text:p>-118.0568009659</text:p>
          </table:table-cell>
        </table:table-row>
        <table:table-row table:style-name="ro1">
          <table:table-cell office:value-type="float" office:value="7.78215246821364E+017">
            <text:p>778215246821364000</text:p>
          </table:table-cell>
          <table:table-cell office:value-type="string">
            <text:p>Hitmonchan</text:p>
          </table:table-cell>
          <table:table-cell office:value-type="string">
            <text:p>09/20/16 12:52 PM</text:p>
          </table:table-cell>
          <table:table-cell office:value-type="float" office:value="34.11174963">
            <text:p>34.11174963</text:p>
          </table:table-cell>
          <table:table-cell office:value-type="float" office:value="-118.0565265602">
            <text:p>-118.0565265602</text:p>
          </table:table-cell>
        </table:table-row>
        <table:table-row table:style-name="ro1">
          <table:table-cell office:value-type="float" office:value="7.7821368191812E+017">
            <text:p>778213681918120000</text:p>
          </table:table-cell>
          <table:table-cell office:value-type="string">
            <text:p>Tentacruel</text:p>
          </table:table-cell>
          <table:table-cell office:value-type="string">
            <text:p>09/20/16 12:46 PM</text:p>
          </table:table-cell>
          <table:table-cell office:value-type="float" office:value="34.1512550217">
            <text:p>34.1512550217</text:p>
          </table:table-cell>
          <table:table-cell office:value-type="float" office:value="-118.0276201096">
            <text:p>-118.0276201096</text:p>
          </table:table-cell>
        </table:table-row>
        <table:table-row table:style-name="ro1">
          <table:table-cell office:value-type="float" office:value="7.78210544385876E+017">
            <text:p>778210544385876000</text:p>
          </table:table-cell>
          <table:table-cell office:value-type="string">
            <text:p>Chansey</text:p>
          </table:table-cell>
          <table:table-cell office:value-type="string">
            <text:p>09/20/16 12:33 PM</text:p>
          </table:table-cell>
          <table:table-cell office:value-type="float" office:value="34.1096428935">
            <text:p>34.1096428935</text:p>
          </table:table-cell>
          <table:table-cell office:value-type="float" office:value="-118.0320112672">
            <text:p>-118.0320112672</text:p>
          </table:table-cell>
        </table:table-row>
        <table:table-row table:style-name="ro1">
          <table:table-cell office:value-type="float" office:value="7.78207084722532E+017">
            <text:p>778207084722532000</text:p>
          </table:table-cell>
          <table:table-cell office:value-type="string">
            <text:p>Tangela</text:p>
          </table:table-cell>
          <table:table-cell office:value-type="string">
            <text:p>09/20/16 12:20 PM</text:p>
          </table:table-cell>
          <table:table-cell office:value-type="float" office:value="34.1608912147">
            <text:p>34.1608912147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8206181361791E+017">
            <text:p>778206181361791000</text:p>
          </table:table-cell>
          <table:table-cell office:value-type="string">
            <text:p>Electabuzz</text:p>
          </table:table-cell>
          <table:table-cell office:value-type="string">
            <text:p>09/20/16 12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206127670436E+017">
            <text:p>778206127670436000</text:p>
          </table:table-cell>
          <table:table-cell office:value-type="string">
            <text:p>Ninetales</text:p>
          </table:table-cell>
          <table:table-cell office:value-type="string">
            <text:p>09/20/16 12:16 PM</text:p>
          </table:table-cell>
          <table:table-cell office:value-type="float" office:value="34.1311149226">
            <text:p>34.1311149226</text:p>
          </table:table-cell>
          <table:table-cell office:value-type="float" office:value="-118.0339323644">
            <text:p>-118.0339323644</text:p>
          </table:table-cell>
        </table:table-row>
        <table:table-row table:style-name="ro1">
          <table:table-cell office:value-type="float" office:value="7.78205172627444E+017">
            <text:p>778205172627444000</text:p>
          </table:table-cell>
          <table:table-cell office:value-type="string">
            <text:p>Lickitung</text:p>
          </table:table-cell>
          <table:table-cell office:value-type="string">
            <text:p>09/20/16 12:12 PM</text:p>
          </table:table-cell>
          <table:table-cell office:value-type="float" office:value="34.0970675815">
            <text:p>34.0970675815</text:p>
          </table:table-cell>
          <table:table-cell office:value-type="float" office:value="-118.040427348">
            <text:p>-118.040427348</text:p>
          </table:table-cell>
        </table:table-row>
        <table:table-row table:style-name="ro1">
          <table:table-cell office:value-type="float" office:value="7.78204907358736E+017">
            <text:p>778204907358736000</text:p>
          </table:table-cell>
          <table:table-cell office:value-type="string">
            <text:p>Jolteon</text:p>
          </table:table-cell>
          <table:table-cell office:value-type="string">
            <text:p>09/20/16 12:11 PM</text:p>
          </table:table-cell>
          <table:table-cell office:value-type="float" office:value="34.1590425833">
            <text:p>34.1590425833</text:p>
          </table:table-cell>
          <table:table-cell office:value-type="float" office:value="-118.0485686103">
            <text:p>-118.0485686103</text:p>
          </table:table-cell>
        </table:table-row>
        <table:table-row table:style-name="ro1">
          <table:table-cell office:value-type="float" office:value="7.7820490542508E+017">
            <text:p>778204905425080000</text:p>
          </table:table-cell>
          <table:table-cell office:value-type="string">
            <text:p>Chansey</text:p>
          </table:table-cell>
          <table:table-cell office:value-type="string">
            <text:p>09/20/16 12:11 PM</text:p>
          </table:table-cell>
          <table:table-cell office:value-type="float" office:value="34.1289573933">
            <text:p>34.1289573933</text:p>
          </table:table-cell>
          <table:table-cell office:value-type="float" office:value="-118.0316453415">
            <text:p>-118.0316453415</text:p>
          </table:table-cell>
        </table:table-row>
        <table:table-row table:style-name="ro1">
          <table:table-cell office:value-type="float" office:value="7.78201517010489E+017">
            <text:p>778201517010489000</text:p>
          </table:table-cell>
          <table:table-cell office:value-type="string">
            <text:p>Electabuzz</text:p>
          </table:table-cell>
          <table:table-cell office:value-type="string">
            <text:p>09/20/16 11:57 AM</text:p>
          </table:table-cell>
          <table:table-cell office:value-type="float" office:value="34.1629304984">
            <text:p>34.1629304984</text:p>
          </table:table-cell>
          <table:table-cell office:value-type="float" office:value="-118.0393296211">
            <text:p>-118.0393296211</text:p>
          </table:table-cell>
        </table:table-row>
        <table:table-row table:style-name="ro1">
          <table:table-cell office:value-type="float" office:value="7.7820041127868E+017">
            <text:p>778200411278680000</text:p>
          </table:table-cell>
          <table:table-cell office:value-type="string">
            <text:p>Hitmonchan</text:p>
          </table:table-cell>
          <table:table-cell office:value-type="string">
            <text:p>09/20/16 11:53 AM</text:p>
          </table:table-cell>
          <table:table-cell office:value-type="float" office:value="34.1119408386">
            <text:p>34.1119408386</text:p>
          </table:table-cell>
          <table:table-cell office:value-type="float" office:value="-118.0638438984">
            <text:p>-118.0638438984</text:p>
          </table:table-cell>
        </table:table-row>
        <table:table-row table:style-name="ro1">
          <table:table-cell office:value-type="float" office:value="7.78198789781803E+017">
            <text:p>778198789781803000</text:p>
          </table:table-cell>
          <table:table-cell office:value-type="string">
            <text:p>Beedrill</text:p>
          </table:table-cell>
          <table:table-cell office:value-type="string">
            <text:p>09/20/16 11:47 AM</text:p>
          </table:table-cell>
          <table:table-cell office:value-type="float" office:value="34.1081992593">
            <text:p>34.1081992593</text:p>
          </table:table-cell>
          <table:table-cell office:value-type="float" office:value="-118.0553374641">
            <text:p>-118.0553374641</text:p>
          </table:table-cell>
        </table:table-row>
        <table:table-row table:style-name="ro1">
          <table:table-cell office:value-type="float" office:value="7.78198339636429E+017">
            <text:p>778198339636429000</text:p>
          </table:table-cell>
          <table:table-cell office:value-type="string">
            <text:p>Jolteon</text:p>
          </table:table-cell>
          <table:table-cell office:value-type="string">
            <text:p>09/20/16 11:45 AM</text:p>
          </table:table-cell>
          <table:table-cell office:value-type="float" office:value="34.1451826674">
            <text:p>34.1451826674</text:p>
          </table:table-cell>
          <table:table-cell office:value-type="float" office:value="-118.02432667">
            <text:p>-118.02432667</text:p>
          </table:table-cell>
        </table:table-row>
        <table:table-row table:style-name="ro1">
          <table:table-cell office:value-type="float" office:value="7.78194631905255E+017">
            <text:p>778194631905255000</text:p>
          </table:table-cell>
          <table:table-cell office:value-type="string">
            <text:p>Charmeleon</text:p>
          </table:table-cell>
          <table:table-cell office:value-type="string">
            <text:p>09/20/16 11:30 AM</text:p>
          </table:table-cell>
          <table:table-cell office:value-type="float" office:value="34.1507803675">
            <text:p>34.1507803675</text:p>
          </table:table-cell>
          <table:table-cell office:value-type="float" office:value="-118.0175566298">
            <text:p>-118.0175566298</text:p>
          </table:table-cell>
        </table:table-row>
        <table:table-row table:style-name="ro1">
          <table:table-cell office:value-type="float" office:value="7.78193207217664E+017">
            <text:p>778193207217664000</text:p>
          </table:table-cell>
          <table:table-cell office:value-type="string">
            <text:p>Electabuzz</text:p>
          </table:table-cell>
          <table:table-cell office:value-type="string">
            <text:p>09/20/16 11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192964921066E+017">
            <text:p>778192964921066000</text:p>
          </table:table-cell>
          <table:table-cell office:value-type="string">
            <text:p>Nidoqueen</text:p>
          </table:table-cell>
          <table:table-cell office:value-type="string">
            <text:p>09/20/16 11:23 AM</text:p>
          </table:table-cell>
          <table:table-cell office:value-type="float" office:value="34.1570304742">
            <text:p>34.1570304742</text:p>
          </table:table-cell>
          <table:table-cell office:value-type="float" office:value="-118.0230458714">
            <text:p>-118.0230458714</text:p>
          </table:table-cell>
        </table:table-row>
        <table:table-row table:style-name="ro1">
          <table:table-cell office:value-type="float" office:value="7.78191223332991E+017">
            <text:p>778191223332991000</text:p>
          </table:table-cell>
          <table:table-cell office:value-type="string">
            <text:p>Charmeleon</text:p>
          </table:table-cell>
          <table:table-cell office:value-type="string">
            <text:p>09/20/16 11:17 AM</text:p>
          </table:table-cell>
          <table:table-cell office:value-type="float" office:value="34.1105394353">
            <text:p>34.1105394353</text:p>
          </table:table-cell>
          <table:table-cell office:value-type="float" office:value="-118.0533251293">
            <text:p>-118.0533251293</text:p>
          </table:table-cell>
        </table:table-row>
        <table:table-row table:style-name="ro1">
          <table:table-cell office:value-type="float" office:value="7.7818838780316E+017">
            <text:p>778188387803160000</text:p>
          </table:table-cell>
          <table:table-cell office:value-type="string">
            <text:p>Magmar</text:p>
          </table:table-cell>
          <table:table-cell office:value-type="string">
            <text:p>09/20/16 11:05 AM</text:p>
          </table:table-cell>
          <table:table-cell office:value-type="float" office:value="34.1637189454">
            <text:p>34.1637189454</text:p>
          </table:table-cell>
          <table:table-cell office:value-type="float" office:value="-118.0390551883">
            <text:p>-118.0390551883</text:p>
          </table:table-cell>
        </table:table-row>
        <table:table-row table:style-name="ro1">
          <table:table-cell office:value-type="float" office:value="7.78185524825686E+017">
            <text:p>778185524825686000</text:p>
          </table:table-cell>
          <table:table-cell office:value-type="string">
            <text:p>Seaking</text:p>
          </table:table-cell>
          <table:table-cell office:value-type="string">
            <text:p>09/20/16 10:54 AM</text:p>
          </table:table-cell>
          <table:table-cell office:value-type="float" office:value="34.1341169261">
            <text:p>34.1341169261</text:p>
          </table:table-cell>
          <table:table-cell office:value-type="float" office:value="-118.0438119633">
            <text:p>-118.0438119633</text:p>
          </table:table-cell>
        </table:table-row>
        <table:table-row table:style-name="ro1">
          <table:table-cell office:value-type="float" office:value="7.78184531039879E+017">
            <text:p>778184531039879000</text:p>
          </table:table-cell>
          <table:table-cell office:value-type="string">
            <text:p>Aerodactyl</text:p>
          </table:table-cell>
          <table:table-cell office:value-type="string">
            <text:p>09/20/16 10:50 AM</text:p>
          </table:table-cell>
          <table:table-cell office:value-type="float" office:value="34.1248079364">
            <text:p>34.1248079364</text:p>
          </table:table-cell>
          <table:table-cell office:value-type="float" office:value="-118.0668622119">
            <text:p>-118.0668622119</text:p>
          </table:table-cell>
        </table:table-row>
        <table:table-row table:style-name="ro1">
          <table:table-cell office:value-type="float" office:value="7.78184433300103E+017">
            <text:p>778184433300103000</text:p>
          </table:table-cell>
          <table:table-cell office:value-type="string">
            <text:p>Charmeleon</text:p>
          </table:table-cell>
          <table:table-cell office:value-type="string">
            <text:p>09/20/16 10:50 AM</text:p>
          </table:table-cell>
          <table:table-cell office:value-type="float" office:value="34.150811512">
            <text:p>34.150811512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78183515863122E+017">
            <text:p>778183515863122000</text:p>
          </table:table-cell>
          <table:table-cell office:value-type="string">
            <text:p>Clefable</text:p>
          </table:table-cell>
          <table:table-cell office:value-type="string">
            <text:p>09/20/16 10:46 AM</text:p>
          </table:table-cell>
          <table:table-cell office:value-type="float" office:value="34.1634301768">
            <text:p>34.1634301768</text:p>
          </table:table-cell>
          <table:table-cell office:value-type="float" office:value="-118.0379574528">
            <text:p>-118.0379574528</text:p>
          </table:table-cell>
        </table:table-row>
        <table:table-row table:style-name="ro1">
          <table:table-cell office:value-type="float" office:value="7.7818303396282E+017">
            <text:p>778183033962820000</text:p>
          </table:table-cell>
          <table:table-cell office:value-type="string">
            <text:p>Nidoqueen</text:p>
          </table:table-cell>
          <table:table-cell office:value-type="string">
            <text:p>09/20/16 10:44 AM</text:p>
          </table:table-cell>
          <table:table-cell office:value-type="float" office:value="34.1251033665">
            <text:p>34.1251033665</text:p>
          </table:table-cell>
          <table:table-cell office:value-type="float" office:value="-118.0206672209">
            <text:p>-118.0206672209</text:p>
          </table:table-cell>
        </table:table-row>
        <table:table-row table:style-name="ro1">
          <table:table-cell office:value-type="float" office:value="7.78182501357482E+017">
            <text:p>778182501357482000</text:p>
          </table:table-cell>
          <table:table-cell office:value-type="string">
            <text:p>Magmar</text:p>
          </table:table-cell>
          <table:table-cell office:value-type="string">
            <text:p>09/20/16 10:42 AM</text:p>
          </table:table-cell>
          <table:table-cell office:value-type="float" office:value="34.1506893896">
            <text:p>34.1506893896</text:p>
          </table:table-cell>
          <table:table-cell office:value-type="float" office:value="-118.0299071844">
            <text:p>-118.0299071844</text:p>
          </table:table-cell>
        </table:table-row>
        <table:table-row table:style-name="ro1">
          <table:table-cell office:value-type="float" office:value="7.78180794804269E+017">
            <text:p>778180794804269000</text:p>
          </table:table-cell>
          <table:table-cell office:value-type="string">
            <text:p>Clefable</text:p>
          </table:table-cell>
          <table:table-cell office:value-type="string">
            <text:p>09/20/16 10:35 AM</text:p>
          </table:table-cell>
          <table:table-cell office:value-type="float" office:value="34.1606785047">
            <text:p>34.1606785047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78179088523592E+017">
            <text:p>778179088523592000</text:p>
          </table:table-cell>
          <table:table-cell office:value-type="string">
            <text:p>Hitmonlee</text:p>
          </table:table-cell>
          <table:table-cell office:value-type="string">
            <text:p>09/20/16 10:28 AM</text:p>
          </table:table-cell>
          <table:table-cell office:value-type="float" office:value="34.1163977163">
            <text:p>34.1163977163</text:p>
          </table:table-cell>
          <table:table-cell office:value-type="float" office:value="-118.040976209">
            <text:p>-118.040976209</text:p>
          </table:table-cell>
        </table:table-row>
        <table:table-row table:style-name="ro1">
          <table:table-cell office:value-type="float" office:value="7.78179011298136E+017">
            <text:p>778179011298136000</text:p>
          </table:table-cell>
          <table:table-cell office:value-type="string">
            <text:p>Scyther</text:p>
          </table:table-cell>
          <table:table-cell office:value-type="string">
            <text:p>09/20/16 10:28 AM</text:p>
          </table:table-cell>
          <table:table-cell office:value-type="float" office:value="34.1519131259">
            <text:p>34.1519131259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78178105827525E+017">
            <text:p>778178105827525000</text:p>
          </table:table-cell>
          <table:table-cell office:value-type="string">
            <text:p>Dratini</text:p>
          </table:table-cell>
          <table:table-cell office:value-type="string">
            <text:p>09/20/16 10:24 AM</text:p>
          </table:table-cell>
          <table:table-cell office:value-type="float" office:value="34.1338418629">
            <text:p>34.1338418629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8175259258327E+017">
            <text:p>778175259258327000</text:p>
          </table:table-cell>
          <table:table-cell office:value-type="string">
            <text:p>Jolteon</text:p>
          </table:table-cell>
          <table:table-cell office:value-type="string">
            <text:p>09/20/16 10:13 AM</text:p>
          </table:table-cell>
          <table:table-cell office:value-type="float" office:value="34.1512975397">
            <text:p>34.1512975397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8173027083321E+017">
            <text:p>778173027083321000</text:p>
          </table:table-cell>
          <table:table-cell office:value-type="string">
            <text:p>Butterfree</text:p>
          </table:table-cell>
          <table:table-cell office:value-type="string">
            <text:p>09/20/16 10:04 AM</text:p>
          </table:table-cell>
          <table:table-cell office:value-type="float" office:value="34.1215198699">
            <text:p>34.1215198699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8171139558347E+017">
            <text:p>778171139558347000</text:p>
          </table:table-cell>
          <table:table-cell office:value-type="string">
            <text:p>Jolteon</text:p>
          </table:table-cell>
          <table:table-cell office:value-type="string">
            <text:p>09/20/16 09:57 AM</text:p>
          </table:table-cell>
          <table:table-cell office:value-type="float" office:value="34.100113782">
            <text:p>34.100113782</text:p>
          </table:table-cell>
          <table:table-cell office:value-type="float" office:value="-118.0410676856">
            <text:p>-118.0410676856</text:p>
          </table:table-cell>
        </table:table-row>
        <table:table-row table:style-name="ro1">
          <table:table-cell office:value-type="float" office:value="7.78169386918183E+017">
            <text:p>778169386918183000</text:p>
          </table:table-cell>
          <table:table-cell office:value-type="string">
            <text:p>Magmar</text:p>
          </table:table-cell>
          <table:table-cell office:value-type="string">
            <text:p>09/20/16 09:50 AM</text:p>
          </table:table-cell>
          <table:table-cell office:value-type="float" office:value="34.164391595">
            <text:p>34.164391595</text:p>
          </table:table-cell>
          <table:table-cell office:value-type="float" office:value="-118.0295412544">
            <text:p>-118.0295412544</text:p>
          </table:table-cell>
        </table:table-row>
        <table:table-row table:style-name="ro1">
          <table:table-cell office:value-type="float" office:value="7.78168967730962E+017">
            <text:p>778168967730962000</text:p>
          </table:table-cell>
          <table:table-cell office:value-type="string">
            <text:p>Alakazam</text:p>
          </table:table-cell>
          <table:table-cell office:value-type="string">
            <text:p>09/20/16 09:48 AM</text:p>
          </table:table-cell>
          <table:table-cell office:value-type="float" office:value="34.1080982113">
            <text:p>34.1080982113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8165818916016E+017">
            <text:p>778165818916016000</text:p>
          </table:table-cell>
          <table:table-cell office:value-type="string">
            <text:p>Rapidash</text:p>
          </table:table-cell>
          <table:table-cell office:value-type="string">
            <text:p>09/20/16 09:36 AM</text:p>
          </table:table-cell>
          <table:table-cell office:value-type="float" office:value="34.1394224079">
            <text:p>34.1394224079</text:p>
          </table:table-cell>
          <table:table-cell office:value-type="float" office:value="-118.0184715152">
            <text:p>-118.0184715152</text:p>
          </table:table-cell>
        </table:table-row>
        <table:table-row table:style-name="ro1">
          <table:table-cell office:value-type="float" office:value="7.78164738685559E+017">
            <text:p>778164738685559000</text:p>
          </table:table-cell>
          <table:table-cell office:value-type="string">
            <text:p>Charmeleon</text:p>
          </table:table-cell>
          <table:table-cell office:value-type="string">
            <text:p>09/20/16 09:31 AM</text:p>
          </table:table-cell>
          <table:table-cell office:value-type="float" office:value="34.1540569452">
            <text:p>34.1540569452</text:p>
          </table:table-cell>
          <table:table-cell office:value-type="float" office:value="-118.0535080697">
            <text:p>-118.0535080697</text:p>
          </table:table-cell>
        </table:table-row>
        <table:table-row table:style-name="ro1">
          <table:table-cell office:value-type="float" office:value="7.78163974030385E+017">
            <text:p>778163974030385000</text:p>
          </table:table-cell>
          <table:table-cell office:value-type="string">
            <text:p>Charmeleon</text:p>
          </table:table-cell>
          <table:table-cell office:value-type="string">
            <text:p>09/20/16 09:28 AM</text:p>
          </table:table-cell>
          <table:table-cell office:value-type="float" office:value="34.1657259311">
            <text:p>34.1657259311</text:p>
          </table:table-cell>
          <table:table-cell office:value-type="float" office:value="-118.0367682316">
            <text:p>-118.0367682316</text:p>
          </table:table-cell>
        </table:table-row>
        <table:table-row table:style-name="ro1">
          <table:table-cell office:value-type="float" office:value="7.7816374851951E+017">
            <text:p>778163748519510000</text:p>
          </table:table-cell>
          <table:table-cell office:value-type="string">
            <text:p>Jolteon</text:p>
          </table:table-cell>
          <table:table-cell office:value-type="string">
            <text:p>09/20/16 09:27 AM</text:p>
          </table:table-cell>
          <table:table-cell office:value-type="float" office:value="34.1273829492">
            <text:p>34.1273829492</text:p>
          </table:table-cell>
          <table:table-cell office:value-type="float" office:value="-118.0214906035">
            <text:p>-118.0214906035</text:p>
          </table:table-cell>
        </table:table-row>
        <table:table-row table:style-name="ro1">
          <table:table-cell office:value-type="float" office:value="7.78163337679008E+017">
            <text:p>778163337679008000</text:p>
          </table:table-cell>
          <table:table-cell office:value-type="string">
            <text:p>Jolteon</text:p>
          </table:table-cell>
          <table:table-cell office:value-type="string">
            <text:p>09/20/16 09:26 AM</text:p>
          </table:table-cell>
          <table:table-cell office:value-type="float" office:value="34.1126616254">
            <text:p>34.1126616254</text:p>
          </table:table-cell>
          <table:table-cell office:value-type="float" office:value="-118.0470135668">
            <text:p>-118.0470135668</text:p>
          </table:table-cell>
        </table:table-row>
        <table:table-row table:style-name="ro1">
          <table:table-cell office:value-type="float" office:value="7.78162243276013E+017">
            <text:p>778162243276013000</text:p>
          </table:table-cell>
          <table:table-cell office:value-type="string">
            <text:p>Magmar</text:p>
          </table:table-cell>
          <table:table-cell office:value-type="string">
            <text:p>09/20/16 09:21 AM</text:p>
          </table:table-cell>
          <table:table-cell office:value-type="float" office:value="34.1219525847">
            <text:p>34.1219525847</text:p>
          </table:table-cell>
          <table:table-cell office:value-type="float" office:value="-118.0686914676">
            <text:p>-118.0686914676</text:p>
          </table:table-cell>
        </table:table-row>
        <table:table-row table:style-name="ro1">
          <table:table-cell office:value-type="float" office:value="7.781608593403E+017">
            <text:p>778160859340300000</text:p>
          </table:table-cell>
          <table:table-cell office:value-type="string">
            <text:p>Hitmonlee</text:p>
          </table:table-cell>
          <table:table-cell office:value-type="string">
            <text:p>09/20/16 09:16 AM</text:p>
          </table:table-cell>
          <table:table-cell office:value-type="float" office:value="34.1086380406">
            <text:p>34.1086380406</text:p>
          </table:table-cell>
          <table:table-cell office:value-type="float" office:value="-118.0610084659">
            <text:p>-118.0610084659</text:p>
          </table:table-cell>
        </table:table-row>
        <table:table-row table:style-name="ro1">
          <table:table-cell office:value-type="float" office:value="7.78159725208826E+017">
            <text:p>778159725208826000</text:p>
          </table:table-cell>
          <table:table-cell office:value-type="string">
            <text:p>Clefable</text:p>
          </table:table-cell>
          <table:table-cell office:value-type="string">
            <text:p>09/20/16 09:11 AM</text:p>
          </table:table-cell>
          <table:table-cell office:value-type="float" office:value="34.1596694875">
            <text:p>34.1596694875</text:p>
          </table:table-cell>
          <table:table-cell office:value-type="float" office:value="-118.0301816314">
            <text:p>-118.0301816314</text:p>
          </table:table-cell>
        </table:table-row>
        <table:table-row table:style-name="ro1">
          <table:table-cell office:value-type="float" office:value="7.78159689108484E+017">
            <text:p>778159689108484000</text:p>
          </table:table-cell>
          <table:table-cell office:value-type="string">
            <text:p>Arcanine</text:p>
          </table:table-cell>
          <table:table-cell office:value-type="string">
            <text:p>09/20/16 09:11 AM</text:p>
          </table:table-cell>
          <table:table-cell office:value-type="float" office:value="34.1101473093">
            <text:p>34.1101473093</text:p>
          </table:table-cell>
          <table:table-cell office:value-type="float" office:value="-118.048111246">
            <text:p>-118.048111246</text:p>
          </table:table-cell>
        </table:table-row>
        <table:table-row table:style-name="ro1">
          <table:table-cell office:value-type="float" office:value="7.78158126809944E+017">
            <text:p>778158126809944000</text:p>
          </table:table-cell>
          <table:table-cell office:value-type="string">
            <text:p>Machamp</text:p>
          </table:table-cell>
          <table:table-cell office:value-type="string">
            <text:p>09/20/16 09:05 AM</text:p>
          </table:table-cell>
          <table:table-cell office:value-type="float" office:value="34.1253304603">
            <text:p>34.1253304603</text:p>
          </table:table-cell>
          <table:table-cell office:value-type="float" office:value="-118.0653987936">
            <text:p>-118.0653987936</text:p>
          </table:table-cell>
        </table:table-row>
        <table:table-row table:style-name="ro1">
          <table:table-cell office:value-type="float" office:value="7.78154100651389E+017">
            <text:p>778154100651389000</text:p>
          </table:table-cell>
          <table:table-cell office:value-type="string">
            <text:p>Butterfree</text:p>
          </table:table-cell>
          <table:table-cell office:value-type="string">
            <text:p>09/20/16 08:49 AM</text:p>
          </table:table-cell>
          <table:table-cell office:value-type="float" office:value="34.1553597122">
            <text:p>34.1553597122</text:p>
          </table:table-cell>
          <table:table-cell office:value-type="float" office:value="-118.0310964516">
            <text:p>-118.0310964516</text:p>
          </table:table-cell>
        </table:table-row>
        <table:table-row table:style-name="ro1">
          <table:table-cell office:value-type="float" office:value="7.78153752830304E+017">
            <text:p>778153752830304000</text:p>
          </table:table-cell>
          <table:table-cell office:value-type="string">
            <text:p>Arcanine</text:p>
          </table:table-cell>
          <table:table-cell office:value-type="string">
            <text:p>09/20/16 08:48 AM</text:p>
          </table:table-cell>
          <table:table-cell office:value-type="float" office:value="34.1578348933">
            <text:p>34.1578348933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8153740054499E+017">
            <text:p>778153740054499000</text:p>
          </table:table-cell>
          <table:table-cell office:value-type="string">
            <text:p>Dragonite</text:p>
          </table:table-cell>
          <table:table-cell office:value-type="string">
            <text:p>09/20/16 08:48 AM</text:p>
          </table:table-cell>
          <table:table-cell office:value-type="float" office:value="34.1614464095">
            <text:p>34.1614464095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8150596943684E+017">
            <text:p>778150596943684000</text:p>
          </table:table-cell>
          <table:table-cell office:value-type="string">
            <text:p>Charmeleon</text:p>
          </table:table-cell>
          <table:table-cell office:value-type="string">
            <text:p>09/20/16 08:35 AM</text:p>
          </table:table-cell>
          <table:table-cell office:value-type="float" office:value="34.1532302348">
            <text:p>34.1532302348</text:p>
          </table:table-cell>
          <table:table-cell office:value-type="float" office:value="-118.0432631112">
            <text:p>-118.0432631112</text:p>
          </table:table-cell>
        </table:table-row>
        <table:table-row table:style-name="ro1">
          <table:table-cell office:value-type="float" office:value="7.78148954072637E+017">
            <text:p>778148954072637000</text:p>
          </table:table-cell>
          <table:table-cell office:value-type="string">
            <text:p>Tangela</text:p>
          </table:table-cell>
          <table:table-cell office:value-type="string">
            <text:p>09/20/16 08:29 AM</text:p>
          </table:table-cell>
          <table:table-cell office:value-type="float" office:value="34.1099766954">
            <text:p>34.1099766954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1487525656E+017">
            <text:p>778148752565600000</text:p>
          </table:table-cell>
          <table:table-cell office:value-type="string">
            <text:p>Tangela</text:p>
          </table:table-cell>
          <table:table-cell office:value-type="string">
            <text:p>09/20/16 08:28 AM</text:p>
          </table:table-cell>
          <table:table-cell office:value-type="float" office:value="34.1399641797">
            <text:p>34.1399641797</text:p>
          </table:table-cell>
          <table:table-cell office:value-type="float" office:value="-118.0198438344">
            <text:p>-118.0198438344</text:p>
          </table:table-cell>
        </table:table-row>
        <table:table-row table:style-name="ro1">
          <table:table-cell office:value-type="float" office:value="7.78147577279685E+017">
            <text:p>778147577279685000</text:p>
          </table:table-cell>
          <table:table-cell office:value-type="string">
            <text:p>Magmar</text:p>
          </table:table-cell>
          <table:table-cell office:value-type="string">
            <text:p>09/20/16 08:23 AM</text:p>
          </table:table-cell>
          <table:table-cell office:value-type="float" office:value="34.163720618">
            <text:p>34.163720618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78146571523359E+017">
            <text:p>778146571523359000</text:p>
          </table:table-cell>
          <table:table-cell office:value-type="string">
            <text:p>Tentacruel</text:p>
          </table:table-cell>
          <table:table-cell office:value-type="string">
            <text:p>09/20/16 08:19 AM</text:p>
          </table:table-cell>
          <table:table-cell office:value-type="float" office:value="34.1202775245">
            <text:p>34.1202775245</text:p>
          </table:table-cell>
          <table:table-cell office:value-type="float" office:value="-118.0142630033">
            <text:p>-118.0142630033</text:p>
          </table:table-cell>
        </table:table-row>
        <table:table-row table:style-name="ro1">
          <table:table-cell office:value-type="float" office:value="7.78146204240769E+017">
            <text:p>778146204240769000</text:p>
          </table:table-cell>
          <table:table-cell office:value-type="string">
            <text:p>Arcanine</text:p>
          </table:table-cell>
          <table:table-cell office:value-type="string">
            <text:p>09/20/16 08:18 AM</text:p>
          </table:table-cell>
          <table:table-cell office:value-type="float" office:value="34.1578348933">
            <text:p>34.1578348933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8146135659667E+017">
            <text:p>778146135659667000</text:p>
          </table:table-cell>
          <table:table-cell office:value-type="string">
            <text:p>Wigglytuff</text:p>
          </table:table-cell>
          <table:table-cell office:value-type="string">
            <text:p>09/20/16 08:17 AM</text:p>
          </table:table-cell>
          <table:table-cell office:value-type="float" office:value="34.1514436247">
            <text:p>34.1514436247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8144966556213E+017">
            <text:p>778144966556213000</text:p>
          </table:table-cell>
          <table:table-cell office:value-type="string">
            <text:p>Golem</text:p>
          </table:table-cell>
          <table:table-cell office:value-type="string">
            <text:p>09/20/16 08:13 AM</text:p>
          </table:table-cell>
          <table:table-cell office:value-type="float" office:value="34.1239647435">
            <text:p>34.1239647435</text:p>
          </table:table-cell>
          <table:table-cell office:value-type="float" office:value="-118.0592705976">
            <text:p>-118.0592705976</text:p>
          </table:table-cell>
        </table:table-row>
        <table:table-row table:style-name="ro1">
          <table:table-cell office:value-type="float" office:value="7.78143562680721E+017">
            <text:p>778143562680721000</text:p>
          </table:table-cell>
          <table:table-cell office:value-type="string">
            <text:p>Magmar</text:p>
          </table:table-cell>
          <table:table-cell office:value-type="string">
            <text:p>09/20/16 08:07 AM</text:p>
          </table:table-cell>
          <table:table-cell office:value-type="float" office:value="34.1607016698">
            <text:p>34.1607016698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8142352900755E+017">
            <text:p>778142352900755000</text:p>
          </table:table-cell>
          <table:table-cell office:value-type="string">
            <text:p>Arcanine</text:p>
          </table:table-cell>
          <table:table-cell office:value-type="string">
            <text:p>09/20/16 08:02 AM</text:p>
          </table:table-cell>
          <table:table-cell office:value-type="float" office:value="34.0979959751">
            <text:p>34.0979959751</text:p>
          </table:table-cell>
          <table:table-cell office:value-type="float" office:value="-118.0408847323">
            <text:p>-118.0408847323</text:p>
          </table:table-cell>
        </table:table-row>
        <table:table-row table:style-name="ro1">
          <table:table-cell office:value-type="float" office:value="7.78140579733574E+017">
            <text:p>778140579733574000</text:p>
          </table:table-cell>
          <table:table-cell office:value-type="string">
            <text:p>Arcanine</text:p>
          </table:table-cell>
          <table:table-cell office:value-type="string">
            <text:p>09/20/16 07:55 AM</text:p>
          </table:table-cell>
          <table:table-cell office:value-type="float" office:value="34.1274798988">
            <text:p>34.1274798988</text:p>
          </table:table-cell>
          <table:table-cell office:value-type="float" office:value="-118.0194778836">
            <text:p>-118.0194778836</text:p>
          </table:table-cell>
        </table:table-row>
        <table:table-row table:style-name="ro1">
          <table:table-cell office:value-type="float" office:value="7.78139467622261E+017">
            <text:p>778139467622261000</text:p>
          </table:table-cell>
          <table:table-cell office:value-type="string">
            <text:p>Ninetales</text:p>
          </table:table-cell>
          <table:table-cell office:value-type="string">
            <text:p>09/20/16 07:51 AM</text:p>
          </table:table-cell>
          <table:table-cell office:value-type="float" office:value="34.1429882247">
            <text:p>34.1429882247</text:p>
          </table:table-cell>
          <table:table-cell office:value-type="float" office:value="-118.0332005203">
            <text:p>-118.0332005203</text:p>
          </table:table-cell>
        </table:table-row>
        <table:table-row table:style-name="ro1">
          <table:table-cell office:value-type="float" office:value="7.78134596747661E+017">
            <text:p>778134596747661000</text:p>
          </table:table-cell>
          <table:table-cell office:value-type="string">
            <text:p>Lickitung</text:p>
          </table:table-cell>
          <table:table-cell office:value-type="string">
            <text:p>09/20/16 07:31 AM</text:p>
          </table:table-cell>
          <table:table-cell office:value-type="float" office:value="34.1676933403">
            <text:p>34.1676933403</text:p>
          </table:table-cell>
          <table:table-cell office:value-type="float" office:value="-118.0281690102">
            <text:p>-118.0281690102</text:p>
          </table:table-cell>
        </table:table-row>
        <table:table-row table:style-name="ro1">
          <table:table-cell office:value-type="float" office:value="7.78134276332282E+017">
            <text:p>778134276332282000</text:p>
          </table:table-cell>
          <table:table-cell office:value-type="string">
            <text:p>Magmar</text:p>
          </table:table-cell>
          <table:table-cell office:value-type="string">
            <text:p>09/20/16 07:30 AM</text:p>
          </table:table-cell>
          <table:table-cell office:value-type="float" office:value="34.1454393106">
            <text:p>34.1454393106</text:p>
          </table:table-cell>
          <table:table-cell office:value-type="float" office:value="-118.0181055616">
            <text:p>-118.0181055616</text:p>
          </table:table-cell>
        </table:table-row>
        <table:table-row table:style-name="ro1">
          <table:table-cell office:value-type="float" office:value="7.7813424313018E+017">
            <text:p>778134243130180000</text:p>
          </table:table-cell>
          <table:table-cell office:value-type="string">
            <text:p>Rapidash</text:p>
          </table:table-cell>
          <table:table-cell office:value-type="string">
            <text:p>09/20/16 07:30 AM</text:p>
          </table:table-cell>
          <table:table-cell office:value-type="float" office:value="34.1285872725">
            <text:p>34.1285872725</text:p>
          </table:table-cell>
          <table:table-cell office:value-type="float" office:value="-118.0551545255">
            <text:p>-118.0551545255</text:p>
          </table:table-cell>
        </table:table-row>
        <table:table-row table:style-name="ro1">
          <table:table-cell office:value-type="float" office:value="7.78133912304378E+017">
            <text:p>778133912304378000</text:p>
          </table:table-cell>
          <table:table-cell office:value-type="string">
            <text:p>Snorlax</text:p>
          </table:table-cell>
          <table:table-cell office:value-type="string">
            <text:p>09/20/16 07:29 AM</text:p>
          </table:table-cell>
          <table:table-cell office:value-type="float" office:value="34.1181122761">
            <text:p>34.1181122761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8133034830819E+017">
            <text:p>778133034830819000</text:p>
          </table:table-cell>
          <table:table-cell office:value-type="string">
            <text:p>Ivysaur</text:p>
          </table:table-cell>
          <table:table-cell office:value-type="string">
            <text:p>09/20/16 07:25 AM</text:p>
          </table:table-cell>
          <table:table-cell office:value-type="float" office:value="34.1490571331">
            <text:p>34.1490571331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78132470201979E+017">
            <text:p>778132470201979000</text:p>
          </table:table-cell>
          <table:table-cell office:value-type="string">
            <text:p>Hitmonlee</text:p>
          </table:table-cell>
          <table:table-cell office:value-type="string">
            <text:p>09/20/16 07:23 AM</text:p>
          </table:table-cell>
          <table:table-cell office:value-type="float" office:value="34.1101059339">
            <text:p>34.1101059339</text:p>
          </table:table-cell>
          <table:table-cell office:value-type="float" office:value="-118.0579900521">
            <text:p>-118.0579900521</text:p>
          </table:table-cell>
        </table:table-row>
        <table:table-row table:style-name="ro1">
          <table:table-cell office:value-type="float" office:value="7.7813178491988E+017">
            <text:p>778131784919880000</text:p>
          </table:table-cell>
          <table:table-cell office:value-type="string">
            <text:p>Nidoking</text:p>
          </table:table-cell>
          <table:table-cell office:value-type="string">
            <text:p>09/20/16 07:20 AM</text:p>
          </table:table-cell>
          <table:table-cell office:value-type="float" office:value="34.1026854928">
            <text:p>34.1026854928</text:p>
          </table:table-cell>
          <table:table-cell office:value-type="float" office:value="-118.0478368268">
            <text:p>-118.0478368268</text:p>
          </table:table-cell>
        </table:table-row>
        <table:table-row table:style-name="ro1">
          <table:table-cell office:value-type="float" office:value="7.78130514691646E+017">
            <text:p>778130514691646000</text:p>
          </table:table-cell>
          <table:table-cell office:value-type="string">
            <text:p>Magmar</text:p>
          </table:table-cell>
          <table:table-cell office:value-type="string">
            <text:p>09/20/16 07:15 AM</text:p>
          </table:table-cell>
          <table:table-cell office:value-type="float" office:value="34.1613060384">
            <text:p>34.1613060384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8129969088197E+017">
            <text:p>778129969088197000</text:p>
          </table:table-cell>
          <table:table-cell office:value-type="string">
            <text:p>Grimer</text:p>
          </table:table-cell>
          <table:table-cell office:value-type="string">
            <text:p>09/20/16 07:13 AM</text:p>
          </table:table-cell>
          <table:table-cell office:value-type="float" office:value="34.1232703721">
            <text:p>34.1232703721</text:p>
          </table:table-cell>
          <table:table-cell office:value-type="float" office:value="-118.0562521541">
            <text:p>-118.0562521541</text:p>
          </table:table-cell>
        </table:table-row>
        <table:table-row table:style-name="ro1">
          <table:table-cell office:value-type="float" office:value="7.78129051345101E+017">
            <text:p>778129051345101000</text:p>
          </table:table-cell>
          <table:table-cell office:value-type="string">
            <text:p>Rapidash</text:p>
          </table:table-cell>
          <table:table-cell office:value-type="string">
            <text:p>09/20/16 07:09 AM</text:p>
          </table:table-cell>
          <table:table-cell office:value-type="float" office:value="34.1514553779">
            <text:p>34.1514553779</text:p>
          </table:table-cell>
          <table:table-cell office:value-type="float" office:value="-118.0514042428">
            <text:p>-118.0514042428</text:p>
          </table:table-cell>
        </table:table-row>
        <table:table-row table:style-name="ro1">
          <table:table-cell office:value-type="float" office:value="7.7812792865996E+017">
            <text:p>778127928659960000</text:p>
          </table:table-cell>
          <table:table-cell office:value-type="string">
            <text:p>Arcanine</text:p>
          </table:table-cell>
          <table:table-cell office:value-type="string">
            <text:p>09/20/16 07:05 AM</text:p>
          </table:table-cell>
          <table:table-cell office:value-type="float" office:value="34.1253304603">
            <text:p>34.1253304603</text:p>
          </table:table-cell>
          <table:table-cell office:value-type="float" office:value="-118.0653987936">
            <text:p>-118.0653987936</text:p>
          </table:table-cell>
        </table:table-row>
        <table:table-row table:style-name="ro1">
          <table:table-cell office:value-type="float" office:value="7.78126971901514E+017">
            <text:p>778126971901514000</text:p>
          </table:table-cell>
          <table:table-cell office:value-type="string">
            <text:p>Arcanine</text:p>
          </table:table-cell>
          <table:table-cell office:value-type="string">
            <text:p>09/20/16 07:01 AM</text:p>
          </table:table-cell>
          <table:table-cell office:value-type="float" office:value="34.1433132213">
            <text:p>34.1433132213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8126763532677E+017">
            <text:p>778126763532677000</text:p>
          </table:table-cell>
          <table:table-cell office:value-type="string">
            <text:p>Magmar</text:p>
          </table:table-cell>
          <table:table-cell office:value-type="string">
            <text:p>09/20/16 07:00 AM</text:p>
          </table:table-cell>
          <table:table-cell office:value-type="float" office:value="34.1262313418">
            <text:p>34.1262313418</text:p>
          </table:table-cell>
          <table:table-cell office:value-type="float" office:value="-118.0598194">
            <text:p>-118.0598194</text:p>
          </table:table-cell>
        </table:table-row>
        <table:table-row table:style-name="ro1">
          <table:table-cell office:value-type="float" office:value="7.78125685940511E+017">
            <text:p>778125685940511000</text:p>
          </table:table-cell>
          <table:table-cell office:value-type="string">
            <text:p>Flareon</text:p>
          </table:table-cell>
          <table:table-cell office:value-type="string">
            <text:p>09/20/16 06:56 AM</text:p>
          </table:table-cell>
          <table:table-cell office:value-type="float" office:value="34.1200985903">
            <text:p>34.1200985903</text:p>
          </table:table-cell>
          <table:table-cell office:value-type="float" office:value="-118.0684170804">
            <text:p>-118.0684170804</text:p>
          </table:table-cell>
        </table:table-row>
        <table:table-row table:style-name="ro1">
          <table:table-cell office:value-type="float" office:value="7.78121586276729E+017">
            <text:p>778121586276729000</text:p>
          </table:table-cell>
          <table:table-cell office:value-type="string">
            <text:p>Nidoqueen</text:p>
          </table:table-cell>
          <table:table-cell office:value-type="string">
            <text:p>09/20/16 06:40 AM</text:p>
          </table:table-cell>
          <table:table-cell office:value-type="float" office:value="34.1511383538">
            <text:p>34.1511383538</text:p>
          </table:table-cell>
          <table:table-cell office:value-type="float" office:value="-118.0526848361">
            <text:p>-118.0526848361</text:p>
          </table:table-cell>
        </table:table-row>
        <table:table-row table:style-name="ro1">
          <table:table-cell office:value-type="float" office:value="7.78120976424927E+017">
            <text:p>778120976424927000</text:p>
          </table:table-cell>
          <table:table-cell office:value-type="string">
            <text:p>Scyther</text:p>
          </table:table-cell>
          <table:table-cell office:value-type="string">
            <text:p>09/20/16 06:37 AM</text:p>
          </table:table-cell>
          <table:table-cell office:value-type="float" office:value="34.1272346699">
            <text:p>34.1272346699</text:p>
          </table:table-cell>
          <table:table-cell office:value-type="float" office:value="-118.0541483599">
            <text:p>-118.0541483599</text:p>
          </table:table-cell>
        </table:table-row>
        <table:table-row table:style-name="ro1">
          <table:table-cell office:value-type="float" office:value="7.78120036133274E+017">
            <text:p>778120036133274000</text:p>
          </table:table-cell>
          <table:table-cell office:value-type="string">
            <text:p>Tentacruel</text:p>
          </table:table-cell>
          <table:table-cell office:value-type="string">
            <text:p>09/20/16 06:34 AM</text:p>
          </table:table-cell>
          <table:table-cell office:value-type="float" office:value="34.12377762">
            <text:p>34.12377762</text:p>
          </table:table-cell>
          <table:table-cell office:value-type="float" office:value="-118.0137140596">
            <text:p>-118.0137140596</text:p>
          </table:table-cell>
        </table:table-row>
        <table:table-row table:style-name="ro1">
          <table:table-cell office:value-type="float" office:value="7.78119051671372E+017">
            <text:p>778119051671372000</text:p>
          </table:table-cell>
          <table:table-cell office:value-type="string">
            <text:p>Jolteon</text:p>
          </table:table-cell>
          <table:table-cell office:value-type="string">
            <text:p>09/20/16 06:30 AM</text:p>
          </table:table-cell>
          <table:table-cell office:value-type="float" office:value="34.1506614475">
            <text:p>34.1506614475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78118250513175E+017">
            <text:p>778118250513175000</text:p>
          </table:table-cell>
          <table:table-cell office:value-type="string">
            <text:p>Clefable</text:p>
          </table:table-cell>
          <table:table-cell office:value-type="string">
            <text:p>09/20/16 06:27 AM</text:p>
          </table:table-cell>
          <table:table-cell office:value-type="float" office:value="34.1568897377">
            <text:p>34.1568897377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78115727337386E+017">
            <text:p>778115727337386000</text:p>
          </table:table-cell>
          <table:table-cell office:value-type="string">
            <text:p>Charmeleon</text:p>
          </table:table-cell>
          <table:table-cell office:value-type="string">
            <text:p>09/20/16 06:17 AM</text:p>
          </table:table-cell>
          <table:table-cell office:value-type="float" office:value="34.1105847007">
            <text:p>34.1105847007</text:p>
          </table:table-cell>
          <table:table-cell office:value-type="float" office:value="-118.0531421886">
            <text:p>-118.0531421886</text:p>
          </table:table-cell>
        </table:table-row>
        <table:table-row table:style-name="ro1">
          <table:table-cell office:value-type="float" office:value="7.78113170632212E+017">
            <text:p>778113170632212000</text:p>
          </table:table-cell>
          <table:table-cell office:value-type="string">
            <text:p>Jolteon</text:p>
          </table:table-cell>
          <table:table-cell office:value-type="string">
            <text:p>09/20/16 06:06 AM</text:p>
          </table:table-cell>
          <table:table-cell office:value-type="float" office:value="34.1398524679">
            <text:p>34.1398524679</text:p>
          </table:table-cell>
          <table:table-cell office:value-type="float" office:value="-118.0287179092">
            <text:p>-118.0287179092</text:p>
          </table:table-cell>
        </table:table-row>
        <table:table-row table:style-name="ro1">
          <table:table-cell office:value-type="float" office:value="7.78112104909902E+017">
            <text:p>778112104909902000</text:p>
          </table:table-cell>
          <table:table-cell office:value-type="string">
            <text:p>Raichu</text:p>
          </table:table-cell>
          <table:table-cell office:value-type="string">
            <text:p>09/20/16 06:02 AM</text:p>
          </table:table-cell>
          <table:table-cell office:value-type="float" office:value="34.1306226448">
            <text:p>34.1306226448</text:p>
          </table:table-cell>
          <table:table-cell office:value-type="float" office:value="-118.025881913">
            <text:p>-118.025881913</text:p>
          </table:table-cell>
        </table:table-row>
        <table:table-row table:style-name="ro2">
          <table:table-cell office:value-type="float" office:value="7.78111757458047E+017">
            <text:p>778111757458047000</text:p>
          </table:table-cell>
          <table:table-cell office:value-type="string">
            <text:p>Electrode</text:p>
          </table:table-cell>
          <table:table-cell office:value-type="string">
            <text:p>09/20/16 06:01 AM</text:p>
          </table:table-cell>
          <table:table-cell office:value-type="float" office:value="34.1244678815">
            <text:p>34.1244678815</text:p>
          </table:table-cell>
          <table:table-cell office:value-type="float" office:value="-118.0591791304">
            <text:p>-118.0591791304</text:p>
          </table:table-cell>
        </table:table-row>
        <table:table-row table:style-name="ro1">
          <table:table-cell office:value-type="float" office:value="7.78109317891363E+017">
            <text:p>778109317891363000</text:p>
          </table:table-cell>
          <table:table-cell office:value-type="string">
            <text:p>Hitmonlee</text:p>
          </table:table-cell>
          <table:table-cell office:value-type="string">
            <text:p>09/20/16 05:51 AM</text:p>
          </table:table-cell>
          <table:table-cell office:value-type="float" office:value="34.1081505462">
            <text:p>34.1081505462</text:p>
          </table:table-cell>
          <table:table-cell office:value-type="float" office:value="-118.0584473909">
            <text:p>-118.0584473909</text:p>
          </table:table-cell>
        </table:table-row>
        <table:table-row table:style-name="ro1">
          <table:table-cell office:value-type="float" office:value="7.78106912684605E+017">
            <text:p>778106912684605000</text:p>
          </table:table-cell>
          <table:table-cell office:value-type="string">
            <text:p>Clefable</text:p>
          </table:table-cell>
          <table:table-cell office:value-type="string">
            <text:p>09/20/16 05:41 AM</text:p>
          </table:table-cell>
          <table:table-cell office:value-type="float" office:value="34.1622488957">
            <text:p>34.1622488957</text:p>
          </table:table-cell>
          <table:table-cell office:value-type="float" office:value="-118.032377192">
            <text:p>-118.032377192</text:p>
          </table:table-cell>
        </table:table-row>
        <table:table-row table:style-name="ro1">
          <table:table-cell office:value-type="float" office:value="7.78106183240544E+017">
            <text:p>778106183240544000</text:p>
          </table:table-cell>
          <table:table-cell office:value-type="string">
            <text:p>Flareon</text:p>
          </table:table-cell>
          <table:table-cell office:value-type="string">
            <text:p>09/20/16 05:39 AM</text:p>
          </table:table-cell>
          <table:table-cell office:value-type="float" office:value="34.1269944219">
            <text:p>34.1269944219</text:p>
          </table:table-cell>
          <table:table-cell office:value-type="float" office:value="-118.0541483599">
            <text:p>-118.0541483599</text:p>
          </table:table-cell>
        </table:table-row>
        <table:table-row table:style-name="ro1">
          <table:table-cell office:value-type="float" office:value="7.78106179549553E+017">
            <text:p>778106179549553000</text:p>
          </table:table-cell>
          <table:table-cell office:value-type="string">
            <text:p>Magmar</text:p>
          </table:table-cell>
          <table:table-cell office:value-type="string">
            <text:p>09/20/16 05:39 AM</text:p>
          </table:table-cell>
          <table:table-cell office:value-type="float" office:value="34.1616711679">
            <text:p>34.1616711679</text:p>
          </table:table-cell>
          <table:table-cell office:value-type="float" office:value="-118.0259733974">
            <text:p>-118.0259733974</text:p>
          </table:table-cell>
        </table:table-row>
        <table:table-row table:style-name="ro1">
          <table:table-cell office:value-type="float" office:value="7.78105569357988E+017">
            <text:p>778105569357988000</text:p>
          </table:table-cell>
          <table:table-cell office:value-type="string">
            <text:p>Exeggutor</text:p>
          </table:table-cell>
          <table:table-cell office:value-type="string">
            <text:p>09/20/16 05:36 AM</text:p>
          </table:table-cell>
          <table:table-cell office:value-type="float" office:value="34.1562749906">
            <text:p>34.1562749906</text:p>
          </table:table-cell>
          <table:table-cell office:value-type="float" office:value="-118.0228628994">
            <text:p>-118.0228628994</text:p>
          </table:table-cell>
        </table:table-row>
        <table:table-row table:style-name="ro1">
          <table:table-cell office:value-type="float" office:value="7.78104595650404E+017">
            <text:p>778104595650404000</text:p>
          </table:table-cell>
          <table:table-cell office:value-type="string">
            <text:p>Arcanine</text:p>
          </table:table-cell>
          <table:table-cell office:value-type="string">
            <text:p>09/20/16 05:32 AM</text:p>
          </table:table-cell>
          <table:table-cell office:value-type="float" office:value="34.1147356373">
            <text:p>34.1147356373</text:p>
          </table:table-cell>
          <table:table-cell office:value-type="float" office:value="-118.0282604935">
            <text:p>-118.0282604935</text:p>
          </table:table-cell>
        </table:table-row>
        <table:table-row table:style-name="ro1">
          <table:table-cell office:value-type="float" office:value="7.78104396391576E+017">
            <text:p>778104396391576000</text:p>
          </table:table-cell>
          <table:table-cell office:value-type="string">
            <text:p>Exeggutor</text:p>
          </table:table-cell>
          <table:table-cell office:value-type="string">
            <text:p>09/20/16 05:31 AM</text:p>
          </table:table-cell>
          <table:table-cell office:value-type="float" office:value="34.1676933403">
            <text:p>34.1676933403</text:p>
          </table:table-cell>
          <table:table-cell office:value-type="float" office:value="-118.0281690102">
            <text:p>-118.0281690102</text:p>
          </table:table-cell>
        </table:table-row>
        <table:table-row table:style-name="ro1">
          <table:table-cell office:value-type="float" office:value="7.78103358175543E+017">
            <text:p>778103358175543000</text:p>
          </table:table-cell>
          <table:table-cell office:value-type="string">
            <text:p>Ivysaur</text:p>
          </table:table-cell>
          <table:table-cell office:value-type="string">
            <text:p>09/20/16 05:27 AM</text:p>
          </table:table-cell>
          <table:table-cell office:value-type="float" office:value="34.1643357335">
            <text:p>34.1643357335</text:p>
          </table:table-cell>
          <table:table-cell office:value-type="float" office:value="-118.052410424">
            <text:p>-118.052410424</text:p>
          </table:table-cell>
        </table:table-row>
        <table:table-row table:style-name="ro1">
          <table:table-cell office:value-type="float" office:value="7.78100642887954E+017">
            <text:p>778100642887954000</text:p>
          </table:table-cell>
          <table:table-cell office:value-type="string">
            <text:p>Flareon</text:p>
          </table:table-cell>
          <table:table-cell office:value-type="string">
            <text:p>09/20/16 05:17 AM</text:p>
          </table:table-cell>
          <table:table-cell office:value-type="float" office:value="34.1077616569">
            <text:p>34.1077616569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8100454194545E+017">
            <text:p>778100454194545000</text:p>
          </table:table-cell>
          <table:table-cell office:value-type="string">
            <text:p>Tangela</text:p>
          </table:table-cell>
          <table:table-cell office:value-type="string">
            <text:p>09/20/16 05:16 AM</text:p>
          </table:table-cell>
          <table:table-cell office:value-type="float" office:value="34.154976745">
            <text:p>34.154976745</text:p>
          </table:table-cell>
          <table:table-cell office:value-type="float" office:value="-118.0332920009">
            <text:p>-118.0332920009</text:p>
          </table:table-cell>
        </table:table-row>
        <table:table-row table:style-name="ro1">
          <table:table-cell office:value-type="float" office:value="7.78099395719987E+017">
            <text:p>778099395719987000</text:p>
          </table:table-cell>
          <table:table-cell office:value-type="string">
            <text:p>Hitmonchan</text:p>
          </table:table-cell>
          <table:table-cell office:value-type="string">
            <text:p>09/20/16 05:12 AM</text:p>
          </table:table-cell>
          <table:table-cell office:value-type="float" office:value="34.1176187301">
            <text:p>34.1176187301</text:p>
          </table:table-cell>
          <table:table-cell office:value-type="float" office:value="-118.0606426003">
            <text:p>-118.0606426003</text:p>
          </table:table-cell>
        </table:table-row>
        <table:table-row table:style-name="ro1">
          <table:table-cell office:value-type="float" office:value="7.78098959667622E+017">
            <text:p>778098959667622000</text:p>
          </table:table-cell>
          <table:table-cell office:value-type="string">
            <text:p>Hitmonlee</text:p>
          </table:table-cell>
          <table:table-cell office:value-type="string">
            <text:p>09/20/16 05:10 AM</text:p>
          </table:table-cell>
          <table:table-cell office:value-type="float" office:value="34.1110355006">
            <text:p>34.1110355006</text:p>
          </table:table-cell>
          <table:table-cell office:value-type="float" office:value="-118.0632951085">
            <text:p>-118.0632951085</text:p>
          </table:table-cell>
        </table:table-row>
        <table:table-row table:style-name="ro1">
          <table:table-cell office:value-type="float" office:value="7.78097010968855E+017">
            <text:p>778097010968855000</text:p>
          </table:table-cell>
          <table:table-cell office:value-type="string">
            <text:p>Nidoking</text:p>
          </table:table-cell>
          <table:table-cell office:value-type="string">
            <text:p>09/20/16 05:02 AM</text:p>
          </table:table-cell>
          <table:table-cell office:value-type="float" office:value="34.1612116473">
            <text:p>34.1612116473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8095327215837E+017">
            <text:p>778095327215837000</text:p>
          </table:table-cell>
          <table:table-cell office:value-type="string">
            <text:p>Flareon</text:p>
          </table:table-cell>
          <table:table-cell office:value-type="string">
            <text:p>09/20/16 04:55 AM</text:p>
          </table:table-cell>
          <table:table-cell office:value-type="float" office:value="34.1412934225">
            <text:p>34.1412934225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8094729091219E+017">
            <text:p>778094729091219000</text:p>
          </table:table-cell>
          <table:table-cell office:value-type="string">
            <text:p>Hitmonlee</text:p>
          </table:table-cell>
          <table:table-cell office:value-type="string">
            <text:p>09/20/16 04:53 AM</text:p>
          </table:table-cell>
          <table:table-cell office:value-type="float" office:value="34.1174027952">
            <text:p>34.1174027952</text:p>
          </table:table-cell>
          <table:table-cell office:value-type="float" office:value="-118.0611913984">
            <text:p>-118.0611913984</text:p>
          </table:table-cell>
        </table:table-row>
        <table:table-row table:style-name="ro1">
          <table:table-cell office:value-type="float" office:value="7.78094123484152E+017">
            <text:p>778094123484152000</text:p>
          </table:table-cell>
          <table:table-cell office:value-type="string">
            <text:p>Flareon</text:p>
          </table:table-cell>
          <table:table-cell office:value-type="string">
            <text:p>09/20/16 04:51 AM</text:p>
          </table:table-cell>
          <table:table-cell office:value-type="float" office:value="34.1178901634">
            <text:p>34.1178901634</text:p>
          </table:table-cell>
          <table:table-cell office:value-type="float" office:value="-118.0427142574">
            <text:p>-118.0427142574</text:p>
          </table:table-cell>
        </table:table-row>
        <table:table-row table:style-name="ro1">
          <table:table-cell office:value-type="float" office:value="7.78092731524583E+017">
            <text:p>778092731524583000</text:p>
          </table:table-cell>
          <table:table-cell office:value-type="string">
            <text:p>Hitmonchan</text:p>
          </table:table-cell>
          <table:table-cell office:value-type="string">
            <text:p>09/20/16 04:45 AM</text:p>
          </table:table-cell>
          <table:table-cell office:value-type="float" office:value="34.1119098189">
            <text:p>34.1119098189</text:p>
          </table:table-cell>
          <table:table-cell office:value-type="float" office:value="-118.0565265602">
            <text:p>-118.0565265602</text:p>
          </table:table-cell>
        </table:table-row>
        <table:table-row table:style-name="ro1">
          <table:table-cell office:value-type="float" office:value="7.78092183563952E+017">
            <text:p>778092183563952000</text:p>
          </table:table-cell>
          <table:table-cell office:value-type="string">
            <text:p>Arcanine</text:p>
          </table:table-cell>
          <table:table-cell office:value-type="string">
            <text:p>09/20/16 04:43 AM</text:p>
          </table:table-cell>
          <table:table-cell office:value-type="float" office:value="34.1322227569">
            <text:p>34.1322227569</text:p>
          </table:table-cell>
          <table:table-cell office:value-type="float" office:value="-118.0414335918">
            <text:p>-118.0414335918</text:p>
          </table:table-cell>
        </table:table-row>
        <table:table-row table:style-name="ro1">
          <table:table-cell office:value-type="float" office:value="7.78091314881724E+017">
            <text:p>778091314881724000</text:p>
          </table:table-cell>
          <table:table-cell office:value-type="string">
            <text:p>Dratini</text:p>
          </table:table-cell>
          <table:table-cell office:value-type="string">
            <text:p>09/20/16 04:40 AM</text:p>
          </table:table-cell>
          <table:table-cell office:value-type="float" office:value="34.1341621908">
            <text:p>34.1341621908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8090220172546E+017">
            <text:p>778090220172546000</text:p>
          </table:table-cell>
          <table:table-cell office:value-type="string">
            <text:p>Magmar</text:p>
          </table:table-cell>
          <table:table-cell office:value-type="string">
            <text:p>09/20/16 04:35 AM</text:p>
          </table:table-cell>
          <table:table-cell office:value-type="float" office:value="34.1106438101">
            <text:p>34.1106438101</text:p>
          </table:table-cell>
          <table:table-cell office:value-type="float" office:value="-118.0622889894">
            <text:p>-118.0622889894</text:p>
          </table:table-cell>
        </table:table-row>
        <table:table-row table:style-name="ro1">
          <table:table-cell office:value-type="float" office:value="7.78087547553612E+017">
            <text:p>778087547553612000</text:p>
          </table:table-cell>
          <table:table-cell office:value-type="string">
            <text:p>Arcanine</text:p>
          </table:table-cell>
          <table:table-cell office:value-type="string">
            <text:p>09/20/16 04:25 AM</text:p>
          </table:table-cell>
          <table:table-cell office:value-type="float" office:value="34.1151274419">
            <text:p>34.1151274419</text:p>
          </table:table-cell>
          <table:table-cell office:value-type="float" office:value="-118.0574412441">
            <text:p>-118.0574412441</text:p>
          </table:table-cell>
        </table:table-row>
        <table:table-row table:style-name="ro1">
          <table:table-cell office:value-type="float" office:value="7.78084740352049E+017">
            <text:p>778084740352049000</text:p>
          </table:table-cell>
          <table:table-cell office:value-type="string">
            <text:p>Charmeleon</text:p>
          </table:table-cell>
          <table:table-cell office:value-type="string">
            <text:p>09/20/16 04:13 AM</text:p>
          </table:table-cell>
          <table:table-cell office:value-type="float" office:value="34.1218447689">
            <text:p>34.1218447689</text:p>
          </table:table-cell>
          <table:table-cell office:value-type="float" office:value="-118.0140800222">
            <text:p>-118.0140800222</text:p>
          </table:table-cell>
        </table:table-row>
        <table:table-row table:style-name="ro1">
          <table:table-cell office:value-type="float" office:value="7.78082467056128E+017">
            <text:p>778082467056128000</text:p>
          </table:table-cell>
          <table:table-cell office:value-type="string">
            <text:p>Grimer</text:p>
          </table:table-cell>
          <table:table-cell office:value-type="string">
            <text:p>09/20/16 04:04 AM</text:p>
          </table:table-cell>
          <table:table-cell office:value-type="float" office:value="34.1160094498">
            <text:p>34.1160094498</text:p>
          </table:table-cell>
          <table:table-cell office:value-type="float" office:value="-118.0412506388">
            <text:p>-118.0412506388</text:p>
          </table:table-cell>
        </table:table-row>
        <table:table-row table:style-name="ro1">
          <table:table-cell office:value-type="float" office:value="7.7807499401001E+017">
            <text:p>778074994010010000</text:p>
          </table:table-cell>
          <table:table-cell office:value-type="string">
            <text:p>Charmeleon</text:p>
          </table:table-cell>
          <table:table-cell office:value-type="string">
            <text:p>09/20/16 03:35 AM</text:p>
          </table:table-cell>
          <table:table-cell office:value-type="float" office:value="34.1247472602">
            <text:p>34.1247472602</text:p>
          </table:table-cell>
          <table:table-cell office:value-type="float" office:value="-118.0654902576">
            <text:p>-118.0654902576</text:p>
          </table:table-cell>
        </table:table-row>
        <table:table-row table:style-name="ro1">
          <table:table-cell office:value-type="float" office:value="7.78074911646454E+017">
            <text:p>778074911646454000</text:p>
          </table:table-cell>
          <table:table-cell office:value-type="string">
            <text:p>Dratini</text:p>
          </table:table-cell>
          <table:table-cell office:value-type="string">
            <text:p>09/20/16 03:34 AM</text:p>
          </table:table-cell>
          <table:table-cell office:value-type="float" office:value="34.1378290641">
            <text:p>34.1378290641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8070611352355E+017">
            <text:p>778070611352355000</text:p>
          </table:table-cell>
          <table:table-cell office:value-type="string">
            <text:p>Rapidash</text:p>
          </table:table-cell>
          <table:table-cell office:value-type="string">
            <text:p>09/20/16 03:17 AM</text:p>
          </table:table-cell>
          <table:table-cell office:value-type="float" office:value="34.1275579109">
            <text:p>34.1275579109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8070290093834E+017">
            <text:p>778070290093834000</text:p>
          </table:table-cell>
          <table:table-cell office:value-type="string">
            <text:p>Butterfree</text:p>
          </table:table-cell>
          <table:table-cell office:value-type="string">
            <text:p>09/20/16 03:16 AM</text:p>
          </table:table-cell>
          <table:table-cell office:value-type="float" office:value="34.1457856548">
            <text:p>34.1457856548</text:p>
          </table:table-cell>
          <table:table-cell office:value-type="float" office:value="-118.0312794151">
            <text:p>-118.0312794151</text:p>
          </table:table-cell>
        </table:table-row>
        <table:table-row table:style-name="ro1">
          <table:table-cell office:value-type="float" office:value="7.78068756752847E+017">
            <text:p>778068756752847000</text:p>
          </table:table-cell>
          <table:table-cell office:value-type="string">
            <text:p>Magmar</text:p>
          </table:table-cell>
          <table:table-cell office:value-type="string">
            <text:p>09/20/16 03:10 AM</text:p>
          </table:table-cell>
          <table:table-cell office:value-type="float" office:value="34.1164429651">
            <text:p>34.1164429651</text:p>
          </table:table-cell>
          <table:table-cell office:value-type="float" office:value="-118.0407932555">
            <text:p>-118.0407932555</text:p>
          </table:table-cell>
        </table:table-row>
        <table:table-row table:style-name="ro1">
          <table:table-cell office:value-type="float" office:value="7.78065079895851E+017">
            <text:p>778065079895851000</text:p>
          </table:table-cell>
          <table:table-cell office:value-type="string">
            <text:p>Nidoqueen</text:p>
          </table:table-cell>
          <table:table-cell office:value-type="string">
            <text:p>09/20/16 02:55 AM</text:p>
          </table:table-cell>
          <table:table-cell office:value-type="float" office:value="34.1274798988">
            <text:p>34.1274798988</text:p>
          </table:table-cell>
          <table:table-cell office:value-type="float" office:value="-118.0194778836">
            <text:p>-118.0194778836</text:p>
          </table:table-cell>
        </table:table-row>
        <table:table-row table:style-name="ro1">
          <table:table-cell office:value-type="float" office:value="7.78063555878728E+017">
            <text:p>778063555878728000</text:p>
          </table:table-cell>
          <table:table-cell office:value-type="string">
            <text:p>Golem</text:p>
          </table:table-cell>
          <table:table-cell office:value-type="string">
            <text:p>09/20/16 02:49 AM</text:p>
          </table:table-cell>
          <table:table-cell office:value-type="float" office:value="34.1422359464">
            <text:p>34.1422359464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78061230254588E+017">
            <text:p>778061230254588000</text:p>
          </table:table-cell>
          <table:table-cell office:value-type="string">
            <text:p>Clefable</text:p>
          </table:table-cell>
          <table:table-cell office:value-type="string">
            <text:p>09/20/16 02:40 AM</text:p>
          </table:table-cell>
          <table:table-cell office:value-type="float" office:value="34.1559032382">
            <text:p>34.1559032382</text:p>
          </table:table-cell>
          <table:table-cell office:value-type="float" office:value="-118.0463732507">
            <text:p>-118.0463732507</text:p>
          </table:table-cell>
        </table:table-row>
        <table:table-row table:style-name="ro1">
          <table:table-cell office:value-type="float" office:value="7.78055458376393E+017">
            <text:p>778055458376393000</text:p>
          </table:table-cell>
          <table:table-cell office:value-type="string">
            <text:p>Flareon</text:p>
          </table:table-cell>
          <table:table-cell office:value-type="string">
            <text:p>09/20/16 02:17 AM</text:p>
          </table:table-cell>
          <table:table-cell office:value-type="float" office:value="34.1162601443">
            <text:p>34.1162601443</text:p>
          </table:table-cell>
          <table:table-cell office:value-type="float" office:value="-118.0408847323">
            <text:p>-118.0408847323</text:p>
          </table:table-cell>
        </table:table-row>
        <table:table-row table:style-name="ro1">
          <table:table-cell office:value-type="float" office:value="7.78053629492081E+017">
            <text:p>778053629492081000</text:p>
          </table:table-cell>
          <table:table-cell office:value-type="string">
            <text:p>Jolteon</text:p>
          </table:table-cell>
          <table:table-cell office:value-type="string">
            <text:p>09/20/16 02:10 AM</text:p>
          </table:table-cell>
          <table:table-cell office:value-type="float" office:value="34.140955306">
            <text:p>34.140955306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8053227543617E+017">
            <text:p>778053227543617000</text:p>
          </table:table-cell>
          <table:table-cell office:value-type="string">
            <text:p>Charmeleon</text:p>
          </table:table-cell>
          <table:table-cell office:value-type="string">
            <text:p>09/20/16 02:08 AM</text:p>
          </table:table-cell>
          <table:table-cell office:value-type="float" office:value="34.1659621124">
            <text:p>34.1659621124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78053095364243E+017">
            <text:p>778053095364243000</text:p>
          </table:table-cell>
          <table:table-cell office:value-type="string">
            <text:p>Chansey</text:p>
          </table:table-cell>
          <table:table-cell office:value-type="string">
            <text:p>09/20/16 02:08 AM</text:p>
          </table:table-cell>
          <table:table-cell office:value-type="float" office:value="34.1102082144">
            <text:p>34.1102082144</text:p>
          </table:table-cell>
          <table:table-cell office:value-type="float" office:value="-118.0663134314">
            <text:p>-118.0663134314</text:p>
          </table:table-cell>
        </table:table-row>
        <table:table-row table:style-name="ro1">
          <table:table-cell office:value-type="float" office:value="7.78052936639193E+017">
            <text:p>778052936639193000</text:p>
          </table:table-cell>
          <table:table-cell office:value-type="string">
            <text:p>Clefable</text:p>
          </table:table-cell>
          <table:table-cell office:value-type="string">
            <text:p>09/20/16 02:07 AM</text:p>
          </table:table-cell>
          <table:table-cell office:value-type="float" office:value="34.1681557985">
            <text:p>34.1681557985</text:p>
          </table:table-cell>
          <table:table-cell office:value-type="float" office:value="-118.0343897654">
            <text:p>-118.0343897654</text:p>
          </table:table-cell>
        </table:table-row>
        <table:table-row table:style-name="ro1">
          <table:table-cell office:value-type="float" office:value="7.78052447860171E+017">
            <text:p>778052447860171000</text:p>
          </table:table-cell>
          <table:table-cell office:value-type="string">
            <text:p>Seaking</text:p>
          </table:table-cell>
          <table:table-cell office:value-type="string">
            <text:p>09/20/16 02:05 AM</text:p>
          </table:table-cell>
          <table:table-cell office:value-type="float" office:value="34.1228207402">
            <text:p>34.1228207402</text:p>
          </table:table-cell>
          <table:table-cell office:value-type="float" office:value="-118.0383233654">
            <text:p>-118.0383233654</text:p>
          </table:table-cell>
        </table:table-row>
        <table:table-row table:style-name="ro1">
          <table:table-cell office:value-type="float" office:value="7.78052363227496E+017">
            <text:p>778052363227496000</text:p>
          </table:table-cell>
          <table:table-cell office:value-type="string">
            <text:p>Dragonite</text:p>
          </table:table-cell>
          <table:table-cell office:value-type="string">
            <text:p>09/20/16 02:05 AM</text:p>
          </table:table-cell>
          <table:table-cell office:value-type="float" office:value="34.1663840358">
            <text:p>34.1663840358</text:p>
          </table:table-cell>
          <table:table-cell office:value-type="float" office:value="-118.0347556853">
            <text:p>-118.0347556853</text:p>
          </table:table-cell>
        </table:table-row>
        <table:table-row table:style-name="ro1">
          <table:table-cell office:value-type="float" office:value="7.78050772185457E+017">
            <text:p>778050772185457000</text:p>
          </table:table-cell>
          <table:table-cell office:value-type="string">
            <text:p>Chansey</text:p>
          </table:table-cell>
          <table:table-cell office:value-type="string">
            <text:p>09/20/16 01:58 AM</text:p>
          </table:table-cell>
          <table:table-cell office:value-type="float" office:value="34.108407186">
            <text:p>34.108407186</text:p>
          </table:table-cell>
          <table:table-cell office:value-type="float" office:value="-118.0438119633">
            <text:p>-118.0438119633</text:p>
          </table:table-cell>
        </table:table-row>
        <table:table-row table:style-name="ro1">
          <table:table-cell office:value-type="float" office:value="7.78050544044614E+017">
            <text:p>778050544044614000</text:p>
          </table:table-cell>
          <table:table-cell office:value-type="string">
            <text:p>Chansey</text:p>
          </table:table-cell>
          <table:table-cell office:value-type="string">
            <text:p>09/20/16 01:57 AM</text:p>
          </table:table-cell>
          <table:table-cell office:value-type="float" office:value="34.1085786953">
            <text:p>34.1085786953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78050305816605E+017">
            <text:p>778050305816605000</text:p>
          </table:table-cell>
          <table:table-cell office:value-type="string">
            <text:p>Aerodactyl</text:p>
          </table:table-cell>
          <table:table-cell office:value-type="string">
            <text:p>09/20/16 01:57 AM</text:p>
          </table:table-cell>
          <table:table-cell office:value-type="float" office:value="34.1241761948">
            <text:p>34.1241761948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78048421814899E+017">
            <text:p>778048421814899000</text:p>
          </table:table-cell>
          <table:table-cell office:value-type="string">
            <text:p>Ivysaur</text:p>
          </table:table-cell>
          <table:table-cell office:value-type="string">
            <text:p>09/20/16 01:49 AM</text:p>
          </table:table-cell>
          <table:table-cell office:value-type="float" office:value="34.1073356402">
            <text:p>34.1073356402</text:p>
          </table:table-cell>
          <table:table-cell office:value-type="float" office:value="-118.0575327122">
            <text:p>-118.0575327122</text:p>
          </table:table-cell>
        </table:table-row>
        <table:table-row table:style-name="ro1">
          <table:table-cell office:value-type="float" office:value="7.78047309158375E+017">
            <text:p>778047309158375000</text:p>
          </table:table-cell>
          <table:table-cell office:value-type="string">
            <text:p>Chansey</text:p>
          </table:table-cell>
          <table:table-cell office:value-type="string">
            <text:p>09/20/16 01:45 AM</text:p>
          </table:table-cell>
          <table:table-cell office:value-type="float" office:value="34.1262093571">
            <text:p>34.1262093571</text:p>
          </table:table-cell>
          <table:table-cell office:value-type="float" office:value="-118.0430801601">
            <text:p>-118.0430801601</text:p>
          </table:table-cell>
        </table:table-row>
        <table:table-row table:style-name="ro1">
          <table:table-cell office:value-type="float" office:value="7.78046505303192E+017">
            <text:p>778046505303192000</text:p>
          </table:table-cell>
          <table:table-cell office:value-type="string">
            <text:p>Electabuzz</text:p>
          </table:table-cell>
          <table:table-cell office:value-type="string">
            <text:p>09/20/16 01:41 AM</text:p>
          </table:table-cell>
          <table:table-cell office:value-type="float" office:value="34.1525689316">
            <text:p>34.1525689316</text:p>
          </table:table-cell>
          <table:table-cell office:value-type="float" office:value="-118.0229543854">
            <text:p>-118.0229543854</text:p>
          </table:table-cell>
        </table:table-row>
        <table:table-row table:style-name="ro1">
          <table:table-cell office:value-type="float" office:value="7.78045737779159E+017">
            <text:p>778045737779159000</text:p>
          </table:table-cell>
          <table:table-cell office:value-type="string">
            <text:p>Tangela</text:p>
          </table:table-cell>
          <table:table-cell office:value-type="string">
            <text:p>09/20/16 01:38 AM</text:p>
          </table:table-cell>
          <table:table-cell office:value-type="float" office:value="34.1229305669">
            <text:p>34.1229305669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8044871428874E+017">
            <text:p>778044871428874000</text:p>
          </table:table-cell>
          <table:table-cell office:value-type="string">
            <text:p>Jolteon</text:p>
          </table:table-cell>
          <table:table-cell office:value-type="string">
            <text:p>09/20/16 01:35 AM</text:p>
          </table:table-cell>
          <table:table-cell office:value-type="float" office:value="34.1037687079">
            <text:p>34.1037687079</text:p>
          </table:table-cell>
          <table:table-cell office:value-type="float" office:value="-118.0385977993">
            <text:p>-118.0385977993</text:p>
          </table:table-cell>
        </table:table-row>
        <table:table-row table:style-name="ro1">
          <table:table-cell office:value-type="float" office:value="7.78044571733201E+017">
            <text:p>778044571733201000</text:p>
          </table:table-cell>
          <table:table-cell office:value-type="string">
            <text:p>Charmeleon</text:p>
          </table:table-cell>
          <table:table-cell office:value-type="string">
            <text:p>09/20/16 01:34 AM</text:p>
          </table:table-cell>
          <table:table-cell office:value-type="float" office:value="34.1529468502">
            <text:p>34.1529468502</text:p>
          </table:table-cell>
          <table:table-cell office:value-type="float" office:value="-118.0398784854">
            <text:p>-118.0398784854</text:p>
          </table:table-cell>
        </table:table-row>
        <table:table-row table:style-name="ro1">
          <table:table-cell office:value-type="float" office:value="7.7804418722877E+017">
            <text:p>778044187228770000</text:p>
          </table:table-cell>
          <table:table-cell office:value-type="string">
            <text:p>Charmeleon</text:p>
          </table:table-cell>
          <table:table-cell office:value-type="string">
            <text:p>09/20/16 01:32 AM</text:p>
          </table:table-cell>
          <table:table-cell office:value-type="float" office:value="34.1571881651">
            <text:p>34.1571881651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78043981896618E+017">
            <text:p>778043981896618000</text:p>
          </table:table-cell>
          <table:table-cell office:value-type="string">
            <text:p>Charizard</text:p>
          </table:table-cell>
          <table:table-cell office:value-type="string">
            <text:p>09/20/16 01:31 AM</text:p>
          </table:table-cell>
          <table:table-cell office:value-type="float" office:value="34.1642786793">
            <text:p>34.1642786793</text:p>
          </table:table-cell>
          <table:table-cell office:value-type="float" office:value="-118.0432631112">
            <text:p>-118.0432631112</text:p>
          </table:table-cell>
        </table:table-row>
        <table:table-row table:style-name="ro1">
          <table:table-cell office:value-type="float" office:value="7.78042940098695E+017">
            <text:p>778042940098695000</text:p>
          </table:table-cell>
          <table:table-cell office:value-type="string">
            <text:p>Magmar</text:p>
          </table:table-cell>
          <table:table-cell office:value-type="string">
            <text:p>09/20/16 01:27 AM</text:p>
          </table:table-cell>
          <table:table-cell office:value-type="float" office:value="34.1147318147">
            <text:p>34.1147318147</text:p>
          </table:table-cell>
          <table:table-cell office:value-type="float" office:value="-118.0635695037">
            <text:p>-118.0635695037</text:p>
          </table:table-cell>
        </table:table-row>
        <table:table-row table:style-name="ro1">
          <table:table-cell office:value-type="float" office:value="7.78042899686527E+017">
            <text:p>778042899686527000</text:p>
          </table:table-cell>
          <table:table-cell office:value-type="string">
            <text:p>Clefable</text:p>
          </table:table-cell>
          <table:table-cell office:value-type="string">
            <text:p>09/20/16 01:27 AM</text:p>
          </table:table-cell>
          <table:table-cell office:value-type="float" office:value="34.1677734012">
            <text:p>34.1677734012</text:p>
          </table:table-cell>
          <table:table-cell office:value-type="float" office:value="-118.0281690102">
            <text:p>-118.0281690102</text:p>
          </table:table-cell>
        </table:table-row>
        <table:table-row table:style-name="ro1">
          <table:table-cell office:value-type="float" office:value="7.78042546509394E+017">
            <text:p>778042546509394000</text:p>
          </table:table-cell>
          <table:table-cell office:value-type="string">
            <text:p>Nidoqueen</text:p>
          </table:table-cell>
          <table:table-cell office:value-type="string">
            <text:p>09/20/16 01:26 AM</text:p>
          </table:table-cell>
          <table:table-cell office:value-type="float" office:value="34.1613542498">
            <text:p>34.1613542498</text:p>
          </table:table-cell>
          <table:table-cell office:value-type="float" office:value="-118.0537824801">
            <text:p>-118.0537824801</text:p>
          </table:table-cell>
        </table:table-row>
        <table:table-row table:style-name="ro1">
          <table:table-cell office:value-type="float" office:value="7.78042213984932E+017">
            <text:p>778042213984932000</text:p>
          </table:table-cell>
          <table:table-cell office:value-type="string">
            <text:p>Electabuzz</text:p>
          </table:table-cell>
          <table:table-cell office:value-type="string">
            <text:p>09/20/16 01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039999958651E+017">
            <text:p>778039999958651000</text:p>
          </table:table-cell>
          <table:table-cell office:value-type="string">
            <text:p>Nidoking</text:p>
          </table:table-cell>
          <table:table-cell office:value-type="string">
            <text:p>09/20/16 01:16 AM</text:p>
          </table:table-cell>
          <table:table-cell office:value-type="float" office:value="34.1590548873">
            <text:p>34.1590548873</text:p>
          </table:table-cell>
          <table:table-cell office:value-type="float" office:value="-118.0229543854">
            <text:p>-118.0229543854</text:p>
          </table:table-cell>
        </table:table-row>
        <table:table-row table:style-name="ro1">
          <table:table-cell office:value-type="float" office:value="7.78038119144694E+017">
            <text:p>778038119144694000</text:p>
          </table:table-cell>
          <table:table-cell office:value-type="string">
            <text:p>Charmeleon</text:p>
          </table:table-cell>
          <table:table-cell office:value-type="string">
            <text:p>09/20/16 01:08 AM</text:p>
          </table:table-cell>
          <table:table-cell office:value-type="float" office:value="34.1607470059">
            <text:p>34.1607470059</text:p>
          </table:table-cell>
          <table:table-cell office:value-type="float" office:value="-118.0533251293">
            <text:p>-118.0533251293</text:p>
          </table:table-cell>
        </table:table-row>
        <table:table-row table:style-name="ro1">
          <table:table-cell office:value-type="float" office:value="7.78037950185546E+017">
            <text:p>778037950185546000</text:p>
          </table:table-cell>
          <table:table-cell office:value-type="string">
            <text:p>Golem</text:p>
          </table:table-cell>
          <table:table-cell office:value-type="string">
            <text:p>09/20/16 01:07 AM</text:p>
          </table:table-cell>
          <table:table-cell office:value-type="float" office:value="34.1420861951">
            <text:p>34.1420861951</text:p>
          </table:table-cell>
          <table:table-cell office:value-type="float" office:value="-118.0297242195">
            <text:p>-118.0297242195</text:p>
          </table:table-cell>
        </table:table-row>
        <table:table-row table:style-name="ro1">
          <table:table-cell office:value-type="float" office:value="7.78036608352215E+017">
            <text:p>778036608352215000</text:p>
          </table:table-cell>
          <table:table-cell office:value-type="string">
            <text:p>Scyther</text:p>
          </table:table-cell>
          <table:table-cell office:value-type="string">
            <text:p>09/20/16 01:02 AM</text:p>
          </table:table-cell>
          <table:table-cell office:value-type="float" office:value="34.1306226448">
            <text:p>34.1306226448</text:p>
          </table:table-cell>
          <table:table-cell office:value-type="float" office:value="-118.025881913">
            <text:p>-118.025881913</text:p>
          </table:table-cell>
        </table:table-row>
        <table:table-row table:style-name="ro1">
          <table:table-cell office:value-type="float" office:value="7.78036354043175E+017">
            <text:p>778036354043175000</text:p>
          </table:table-cell>
          <table:table-cell office:value-type="string">
            <text:p>Arcanine</text:p>
          </table:table-cell>
          <table:table-cell office:value-type="string">
            <text:p>09/20/16 01:01 AM</text:p>
          </table:table-cell>
          <table:table-cell office:value-type="float" office:value="34.1160115468">
            <text:p>34.1160115468</text:p>
          </table:table-cell>
          <table:table-cell office:value-type="float" office:value="-118.0629292477">
            <text:p>-118.0629292477</text:p>
          </table:table-cell>
        </table:table-row>
        <table:table-row table:style-name="ro1">
          <table:table-cell office:value-type="float" office:value="7.78035001208087E+017">
            <text:p>778035001208087000</text:p>
          </table:table-cell>
          <table:table-cell office:value-type="string">
            <text:p>Nidoqueen</text:p>
          </table:table-cell>
          <table:table-cell office:value-type="string">
            <text:p>09/20/16 12:56 AM</text:p>
          </table:table-cell>
          <table:table-cell office:value-type="float" office:value="34.1613542498">
            <text:p>34.1613542498</text:p>
          </table:table-cell>
          <table:table-cell office:value-type="float" office:value="-118.0537824801">
            <text:p>-118.0537824801</text:p>
          </table:table-cell>
        </table:table-row>
        <table:table-row table:style-name="ro1">
          <table:table-cell office:value-type="float" office:value="7.78033737925665E+017">
            <text:p>778033737925665000</text:p>
          </table:table-cell>
          <table:table-cell office:value-type="string">
            <text:p>Jolteon</text:p>
          </table:table-cell>
          <table:table-cell office:value-type="string">
            <text:p>09/20/16 12:51 AM</text:p>
          </table:table-cell>
          <table:table-cell office:value-type="float" office:value="34.1231223693">
            <text:p>34.1231223693</text:p>
          </table:table-cell>
          <table:table-cell office:value-type="float" office:value="-118.0565265602">
            <text:p>-118.0565265602</text:p>
          </table:table-cell>
        </table:table-row>
        <table:table-row table:style-name="ro1">
          <table:table-cell office:value-type="float" office:value="7.78032184263217E+017">
            <text:p>778032184263217000</text:p>
          </table:table-cell>
          <table:table-cell office:value-type="string">
            <text:p>Flareon</text:p>
          </table:table-cell>
          <table:table-cell office:value-type="string">
            <text:p>09/20/16 12:45 AM</text:p>
          </table:table-cell>
          <table:table-cell office:value-type="float" office:value="34.1589851689">
            <text:p>34.1589851689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8029434032886E+017">
            <text:p>778029434032886000</text:p>
          </table:table-cell>
          <table:table-cell office:value-type="string">
            <text:p>Dratini</text:p>
          </table:table-cell>
          <table:table-cell office:value-type="string">
            <text:p>09/20/16 12:34 AM</text:p>
          </table:table-cell>
          <table:table-cell office:value-type="float" office:value="34.1346548644">
            <text:p>34.1346548644</text:p>
          </table:table-cell>
          <table:table-cell office:value-type="float" office:value="-118.0439034385">
            <text:p>-118.0439034385</text:p>
          </table:table-cell>
        </table:table-row>
        <table:table-row table:style-name="ro1">
          <table:table-cell office:value-type="float" office:value="7.78027413254963E+017">
            <text:p>778027413254963000</text:p>
          </table:table-cell>
          <table:table-cell office:value-type="string">
            <text:p>Jolteon</text:p>
          </table:table-cell>
          <table:table-cell office:value-type="string">
            <text:p>09/20/16 12:26 AM</text:p>
          </table:table-cell>
          <table:table-cell office:value-type="float" office:value="34.1243573719">
            <text:p>34.1243573719</text:p>
          </table:table-cell>
          <table:table-cell office:value-type="float" office:value="-118.0651244013">
            <text:p>-118.0651244013</text:p>
          </table:table-cell>
        </table:table-row>
        <table:table-row table:style-name="ro1">
          <table:table-cell office:value-type="float" office:value="7.780268613098E+017">
            <text:p>778026861309800000</text:p>
          </table:table-cell>
          <table:table-cell office:value-type="string">
            <text:p>Chansey</text:p>
          </table:table-cell>
          <table:table-cell office:value-type="string">
            <text:p>09/20/16 12:23 AM</text:p>
          </table:table-cell>
          <table:table-cell office:value-type="float" office:value="34.1680031229">
            <text:p>34.1680031229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8025133483053E+017">
            <text:p>778025133483053000</text:p>
          </table:table-cell>
          <table:table-cell office:value-type="string">
            <text:p>Chansey</text:p>
          </table:table-cell>
          <table:table-cell office:value-type="string">
            <text:p>09/20/16 12:17 AM</text:p>
          </table:table-cell>
          <table:table-cell office:value-type="float" office:value="34.1077616569">
            <text:p>34.1077616569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8024987537965E+017">
            <text:p>778024987537965000</text:p>
          </table:table-cell>
          <table:table-cell office:value-type="string">
            <text:p>Electabuzz</text:p>
          </table:table-cell>
          <table:table-cell office:value-type="string">
            <text:p>09/20/16 1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8019563245965E+017">
            <text:p>778019563245965000</text:p>
          </table:table-cell>
          <table:table-cell office:value-type="string">
            <text:p>Rapidash</text:p>
          </table:table-cell>
          <table:table-cell office:value-type="string">
            <text:p>09/19/16 11:54 PM</text:p>
          </table:table-cell>
          <table:table-cell office:value-type="float" office:value="34.1224928747">
            <text:p>34.1224928747</text:p>
          </table:table-cell>
          <table:table-cell office:value-type="float" office:value="-118.0652158655">
            <text:p>-118.0652158655</text:p>
          </table:table-cell>
        </table:table-row>
        <table:table-row table:style-name="ro1">
          <table:table-cell office:value-type="float" office:value="7.78016960172872E+017">
            <text:p>778016960172872000</text:p>
          </table:table-cell>
          <table:table-cell office:value-type="string">
            <text:p>Tangela</text:p>
          </table:table-cell>
          <table:table-cell office:value-type="string">
            <text:p>09/19/16 11:44 PM</text:p>
          </table:table-cell>
          <table:table-cell office:value-type="float" office:value="34.1575442058">
            <text:p>34.1575442058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801508455562E+017">
            <text:p>778015084555620000</text:p>
          </table:table-cell>
          <table:table-cell office:value-type="string">
            <text:p>Chansey</text:p>
          </table:table-cell>
          <table:table-cell office:value-type="string">
            <text:p>09/19/16 11:37 PM</text:p>
          </table:table-cell>
          <table:table-cell office:value-type="float" office:value="34.1189857725">
            <text:p>34.1189857725</text:p>
          </table:table-cell>
          <table:table-cell office:value-type="float" office:value="-118.0259733974">
            <text:p>-118.0259733974</text:p>
          </table:table-cell>
        </table:table-row>
        <table:table-row table:style-name="ro1">
          <table:table-cell office:value-type="float" office:value="7.78014912878551E+017">
            <text:p>778014912878551000</text:p>
          </table:table-cell>
          <table:table-cell office:value-type="string">
            <text:p>Nidoking</text:p>
          </table:table-cell>
          <table:table-cell office:value-type="string">
            <text:p>09/19/16 11:36 PM</text:p>
          </table:table-cell>
          <table:table-cell office:value-type="float" office:value="34.1626440845">
            <text:p>34.1626440845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78012125365011E+017">
            <text:p>778012125365011000</text:p>
          </table:table-cell>
          <table:table-cell office:value-type="string">
            <text:p>Dragonite</text:p>
          </table:table-cell>
          <table:table-cell office:value-type="string">
            <text:p>09/19/16 11:25 PM</text:p>
          </table:table-cell>
          <table:table-cell office:value-type="float" office:value="34.1140360268">
            <text:p>34.1140360268</text:p>
          </table:table-cell>
          <table:table-cell office:value-type="float" office:value="-118.0239607285">
            <text:p>-118.0239607285</text:p>
          </table:table-cell>
        </table:table-row>
        <table:table-row table:style-name="ro1">
          <table:table-cell office:value-type="float" office:value="7.78010588244914E+017">
            <text:p>778010588244914000</text:p>
          </table:table-cell>
          <table:table-cell office:value-type="string">
            <text:p>Arcanine</text:p>
          </table:table-cell>
          <table:table-cell office:value-type="string">
            <text:p>09/19/16 11:19 PM</text:p>
          </table:table-cell>
          <table:table-cell office:value-type="float" office:value="34.1281713251">
            <text:p>34.1281713251</text:p>
          </table:table-cell>
          <table:table-cell office:value-type="float" office:value="-118.0535995399">
            <text:p>-118.0535995399</text:p>
          </table:table-cell>
        </table:table-row>
        <table:table-row table:style-name="ro1">
          <table:table-cell office:value-type="float" office:value="7.78009568538264E+017">
            <text:p>778009568538264000</text:p>
          </table:table-cell>
          <table:table-cell office:value-type="string">
            <text:p>Ninetales</text:p>
          </table:table-cell>
          <table:table-cell office:value-type="string">
            <text:p>09/19/16 11:15 PM</text:p>
          </table:table-cell>
          <table:table-cell office:value-type="float" office:value="34.1570968713">
            <text:p>34.1570968713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8008647762706E+017">
            <text:p>778008647762706000</text:p>
          </table:table-cell>
          <table:table-cell office:value-type="string">
            <text:p>Charizard</text:p>
          </table:table-cell>
          <table:table-cell office:value-type="string">
            <text:p>09/19/16 11:11 PM</text:p>
          </table:table-cell>
          <table:table-cell office:value-type="float" office:value="34.1591906243">
            <text:p>34.1591906243</text:p>
          </table:table-cell>
          <table:table-cell office:value-type="float" office:value="-118.0224054686">
            <text:p>-118.0224054686</text:p>
          </table:table-cell>
        </table:table-row>
        <table:table-row table:style-name="ro1">
          <table:table-cell office:value-type="float" office:value="7.78007897544335E+017">
            <text:p>778007897544335000</text:p>
          </table:table-cell>
          <table:table-cell office:value-type="string">
            <text:p>Arcanine</text:p>
          </table:table-cell>
          <table:table-cell office:value-type="string">
            <text:p>09/19/16 11:08 PM</text:p>
          </table:table-cell>
          <table:table-cell office:value-type="float" office:value="34.1613972051">
            <text:p>34.1613972051</text:p>
          </table:table-cell>
          <table:table-cell office:value-type="float" office:value="-118.0390551883">
            <text:p>-118.0390551883</text:p>
          </table:table-cell>
        </table:table-row>
        <table:table-row table:style-name="ro1">
          <table:table-cell office:value-type="float" office:value="7.78003473379963E+017">
            <text:p>778003473379963000</text:p>
          </table:table-cell>
          <table:table-cell office:value-type="string">
            <text:p>Arcanine</text:p>
          </table:table-cell>
          <table:table-cell office:value-type="string">
            <text:p>09/19/16 10:50 PM</text:p>
          </table:table-cell>
          <table:table-cell office:value-type="float" office:value="34.1163234565">
            <text:p>34.1163234565</text:p>
          </table:table-cell>
          <table:table-cell office:value-type="float" office:value="-118.059727933">
            <text:p>-118.059727933</text:p>
          </table:table-cell>
        </table:table-row>
        <table:table-row table:style-name="ro1">
          <table:table-cell office:value-type="float" office:value="7.7800320689066E+017">
            <text:p>778003206890660000</text:p>
          </table:table-cell>
          <table:table-cell office:value-type="string">
            <text:p>Jolteon</text:p>
          </table:table-cell>
          <table:table-cell office:value-type="string">
            <text:p>09/19/16 10:49 PM</text:p>
          </table:table-cell>
          <table:table-cell office:value-type="float" office:value="34.1540342075">
            <text:p>34.1540342075</text:p>
          </table:table-cell>
          <table:table-cell office:value-type="float" office:value="-118.0445437635">
            <text:p>-118.0445437635</text:p>
          </table:table-cell>
        </table:table-row>
        <table:table-row table:style-name="ro1">
          <table:table-cell office:value-type="float" office:value="7.78003137311277E+017">
            <text:p>778003137311277000</text:p>
          </table:table-cell>
          <table:table-cell office:value-type="string">
            <text:p>Arcanine</text:p>
          </table:table-cell>
          <table:table-cell office:value-type="string">
            <text:p>09/19/16 10:49 PM</text:p>
          </table:table-cell>
          <table:table-cell office:value-type="float" office:value="34.1234842451">
            <text:p>34.1234842451</text:p>
          </table:table-cell>
          <table:table-cell office:value-type="float" office:value="-118.0592705976">
            <text:p>-118.0592705976</text:p>
          </table:table-cell>
        </table:table-row>
        <table:table-row table:style-name="ro1">
          <table:table-cell office:value-type="float" office:value="7.78001378165658E+017">
            <text:p>778001378165658000</text:p>
          </table:table-cell>
          <table:table-cell office:value-type="string">
            <text:p>Exeggutor</text:p>
          </table:table-cell>
          <table:table-cell office:value-type="string">
            <text:p>09/19/16 10:42 PM</text:p>
          </table:table-cell>
          <table:table-cell office:value-type="float" office:value="34.1105948637">
            <text:p>34.1105948637</text:p>
          </table:table-cell>
          <table:table-cell office:value-type="float" office:value="-118.0485686103">
            <text:p>-118.0485686103</text:p>
          </table:table-cell>
        </table:table-row>
        <table:table-row table:style-name="ro1">
          <table:table-cell office:value-type="float" office:value="7.78000819526308E+017">
            <text:p>778000819526308000</text:p>
          </table:table-cell>
          <table:table-cell office:value-type="string">
            <text:p>Tangela</text:p>
          </table:table-cell>
          <table:table-cell office:value-type="string">
            <text:p>09/19/16 10:40 PM</text:p>
          </table:table-cell>
          <table:table-cell office:value-type="float" office:value="34.1299055407">
            <text:p>34.1299055407</text:p>
          </table:table-cell>
          <table:table-cell office:value-type="float" office:value="-118.0271626911">
            <text:p>-118.0271626911</text:p>
          </table:table-cell>
        </table:table-row>
        <table:table-row table:style-name="ro1">
          <table:table-cell office:value-type="float" office:value="7.77997783630438E+017">
            <text:p>777997783630438000</text:p>
          </table:table-cell>
          <table:table-cell office:value-type="string">
            <text:p>Arcanine</text:p>
          </table:table-cell>
          <table:table-cell office:value-type="string">
            <text:p>09/19/16 10:28 PM</text:p>
          </table:table-cell>
          <table:table-cell office:value-type="float" office:value="34.152816557">
            <text:p>34.152816557</text:p>
          </table:table-cell>
          <table:table-cell office:value-type="float" office:value="-118.0297242195">
            <text:p>-118.0297242195</text:p>
          </table:table-cell>
        </table:table-row>
        <table:table-row table:style-name="ro1">
          <table:table-cell office:value-type="float" office:value="7.77995355229041E+017">
            <text:p>777995355229041000</text:p>
          </table:table-cell>
          <table:table-cell office:value-type="string">
            <text:p>Beedrill</text:p>
          </table:table-cell>
          <table:table-cell office:value-type="string">
            <text:p>09/19/16 10:18 PM</text:p>
          </table:table-cell>
          <table:table-cell office:value-type="float" office:value="34.1633192637">
            <text:p>34.1633192637</text:p>
          </table:table-cell>
          <table:table-cell office:value-type="float" office:value="-118.0529592477">
            <text:p>-118.0529592477</text:p>
          </table:table-cell>
        </table:table-row>
        <table:table-row table:style-name="ro1">
          <table:table-cell office:value-type="float" office:value="7.77992326664729E+017">
            <text:p>777992326664729000</text:p>
          </table:table-cell>
          <table:table-cell office:value-type="string">
            <text:p>Jolteon</text:p>
          </table:table-cell>
          <table:table-cell office:value-type="string">
            <text:p>09/19/16 10:06 PM</text:p>
          </table:table-cell>
          <table:table-cell office:value-type="float" office:value="34.1426218459">
            <text:p>34.1426218459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7991392962355E+017">
            <text:p>777991392962355000</text:p>
          </table:table-cell>
          <table:table-cell office:value-type="string">
            <text:p>Exeggutor</text:p>
          </table:table-cell>
          <table:table-cell office:value-type="string">
            <text:p>09/19/16 10:02 PM</text:p>
          </table:table-cell>
          <table:table-cell office:value-type="float" office:value="34.1433118581">
            <text:p>34.1433118581</text:p>
          </table:table-cell>
          <table:table-cell office:value-type="float" office:value="-118.0182885385">
            <text:p>-118.0182885385</text:p>
          </table:table-cell>
        </table:table-row>
        <table:table-row table:style-name="ro1">
          <table:table-cell office:value-type="float" office:value="7.77990332818428E+017">
            <text:p>777990332818428000</text:p>
          </table:table-cell>
          <table:table-cell office:value-type="string">
            <text:p>Alakazam</text:p>
          </table:table-cell>
          <table:table-cell office:value-type="string">
            <text:p>09/19/16 09:58 PM</text:p>
          </table:table-cell>
          <table:table-cell office:value-type="float" office:value="34.124475011">
            <text:p>34.124475011</text:p>
          </table:table-cell>
          <table:table-cell office:value-type="float" office:value="-118.0575327122">
            <text:p>-118.0575327122</text:p>
          </table:table-cell>
        </table:table-row>
        <table:table-row table:style-name="ro1">
          <table:table-cell office:value-type="float" office:value="7.77988606807847E+017">
            <text:p>777988606807847000</text:p>
          </table:table-cell>
          <table:table-cell office:value-type="string">
            <text:p>Magmar</text:p>
          </table:table-cell>
          <table:table-cell office:value-type="string">
            <text:p>09/19/16 09:51 PM</text:p>
          </table:table-cell>
          <table:table-cell office:value-type="float" office:value="34.1512374567">
            <text:p>34.1512374567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7986811767304E+017">
            <text:p>777986811767304000</text:p>
          </table:table-cell>
          <table:table-cell office:value-type="string">
            <text:p>Chansey</text:p>
          </table:table-cell>
          <table:table-cell office:value-type="string">
            <text:p>09/19/16 09:44 PM</text:p>
          </table:table-cell>
          <table:table-cell office:value-type="float" office:value="34.1055488688">
            <text:p>34.1055488688</text:p>
          </table:table-cell>
          <table:table-cell office:value-type="float" office:value="-118.0527763067">
            <text:p>-118.0527763067</text:p>
          </table:table-cell>
        </table:table-row>
        <table:table-row table:style-name="ro1">
          <table:table-cell office:value-type="float" office:value="7.77986354529444E+017">
            <text:p>777986354529444000</text:p>
          </table:table-cell>
          <table:table-cell office:value-type="string">
            <text:p>Rapidash</text:p>
          </table:table-cell>
          <table:table-cell office:value-type="string">
            <text:p>09/19/16 09:42 PM</text:p>
          </table:table-cell>
          <table:table-cell office:value-type="float" office:value="34.1694303274">
            <text:p>34.1694303274</text:p>
          </table:table-cell>
          <table:table-cell office:value-type="float" office:value="-118.0276201096">
            <text:p>-118.0276201096</text:p>
          </table:table-cell>
        </table:table-row>
        <table:table-row table:style-name="ro1">
          <table:table-cell office:value-type="float" office:value="7.77985901146145E+017">
            <text:p>777985901146145000</text:p>
          </table:table-cell>
          <table:table-cell office:value-type="string">
            <text:p>Magmar</text:p>
          </table:table-cell>
          <table:table-cell office:value-type="string">
            <text:p>09/19/16 09:41 PM</text:p>
          </table:table-cell>
          <table:table-cell office:value-type="float" office:value="34.1432317717">
            <text:p>34.1432317717</text:p>
          </table:table-cell>
          <table:table-cell office:value-type="float" office:value="-118.0182885385">
            <text:p>-118.0182885385</text:p>
          </table:table-cell>
        </table:table-row>
        <table:table-row table:style-name="ro1">
          <table:table-cell office:value-type="float" office:value="7.77985835622867E+017">
            <text:p>777985835622867000</text:p>
          </table:table-cell>
          <table:table-cell office:value-type="string">
            <text:p>Golem</text:p>
          </table:table-cell>
          <table:table-cell office:value-type="string">
            <text:p>09/19/16 09:40 PM</text:p>
          </table:table-cell>
          <table:table-cell office:value-type="float" office:value="34.1234737606">
            <text:p>34.1234737606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7983239294116E+017">
            <text:p>777983239294116000</text:p>
          </table:table-cell>
          <table:table-cell office:value-type="string">
            <text:p>Clefable</text:p>
          </table:table-cell>
          <table:table-cell office:value-type="string">
            <text:p>09/19/16 09:30 PM</text:p>
          </table:table-cell>
          <table:table-cell office:value-type="float" office:value="34.1507803675">
            <text:p>34.1507803675</text:p>
          </table:table-cell>
          <table:table-cell office:value-type="float" office:value="-118.0175566298">
            <text:p>-118.0175566298</text:p>
          </table:table-cell>
        </table:table-row>
        <table:table-row table:style-name="ro1">
          <table:table-cell office:value-type="float" office:value="7.77981635283124E+017">
            <text:p>777981635283124000</text:p>
          </table:table-cell>
          <table:table-cell office:value-type="string">
            <text:p>Raichu</text:p>
          </table:table-cell>
          <table:table-cell office:value-type="string">
            <text:p>09/19/16 09:24 PM</text:p>
          </table:table-cell>
          <table:table-cell office:value-type="float" office:value="34.1199262891">
            <text:p>34.1199262891</text:p>
          </table:table-cell>
          <table:table-cell office:value-type="float" office:value="-118.0681426929">
            <text:p>-118.0681426929</text:p>
          </table:table-cell>
        </table:table-row>
        <table:table-row table:style-name="ro1">
          <table:table-cell office:value-type="float" office:value="7.77981147384906E+017">
            <text:p>777981147384906000</text:p>
          </table:table-cell>
          <table:table-cell office:value-type="string">
            <text:p>Arcanine</text:p>
          </table:table-cell>
          <table:table-cell office:value-type="string">
            <text:p>09/19/16 09:22 PM</text:p>
          </table:table-cell>
          <table:table-cell office:value-type="float" office:value="34.1608723576">
            <text:p>34.1608723576</text:p>
          </table:table-cell>
          <table:table-cell office:value-type="float" office:value="-118.0531421886">
            <text:p>-118.0531421886</text:p>
          </table:table-cell>
        </table:table-row>
        <table:table-row table:style-name="ro1">
          <table:table-cell office:value-type="float" office:value="7.77977226889351E+017">
            <text:p>777977226889351000</text:p>
          </table:table-cell>
          <table:table-cell office:value-type="string">
            <text:p>Rapidash</text:p>
          </table:table-cell>
          <table:table-cell office:value-type="string">
            <text:p>09/19/16 09:06 PM</text:p>
          </table:table-cell>
          <table:table-cell office:value-type="float" office:value="34.1426218459">
            <text:p>34.1426218459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7976646187954E+017">
            <text:p>777976646187954000</text:p>
          </table:table-cell>
          <table:table-cell office:value-type="string">
            <text:p>Tangela</text:p>
          </table:table-cell>
          <table:table-cell office:value-type="string">
            <text:p>09/19/16 09:04 PM</text:p>
          </table:table-cell>
          <table:table-cell office:value-type="float" office:value="34.1244307493">
            <text:p>34.1244307493</text:p>
          </table:table-cell>
          <table:table-cell office:value-type="float" office:value="-118.0139885316">
            <text:p>-118.0139885316</text:p>
          </table:table-cell>
        </table:table-row>
        <table:table-row table:style-name="ro1">
          <table:table-cell office:value-type="float" office:value="7.77976548573852E+017">
            <text:p>777976548573852000</text:p>
          </table:table-cell>
          <table:table-cell office:value-type="string">
            <text:p>Magmar</text:p>
          </table:table-cell>
          <table:table-cell office:value-type="string">
            <text:p>09/19/16 09:03 PM</text:p>
          </table:table-cell>
          <table:table-cell office:value-type="float" office:value="34.1228259441">
            <text:p>34.1228259441</text:p>
          </table:table-cell>
          <table:table-cell office:value-type="float" office:value="-118.0612828646">
            <text:p>-118.0612828646</text:p>
          </table:table-cell>
        </table:table-row>
        <table:table-row table:style-name="ro1">
          <table:table-cell office:value-type="float" office:value="7.77974751356518E+017">
            <text:p>777974751356518000</text:p>
          </table:table-cell>
          <table:table-cell office:value-type="string">
            <text:p>Magmar</text:p>
          </table:table-cell>
          <table:table-cell office:value-type="string">
            <text:p>09/19/16 08:56 PM</text:p>
          </table:table-cell>
          <table:table-cell office:value-type="float" office:value="34.1244712148">
            <text:p>34.1244712148</text:p>
          </table:table-cell>
          <table:table-cell office:value-type="float" office:value="-118.0604596672">
            <text:p>-118.0604596672</text:p>
          </table:table-cell>
        </table:table-row>
        <table:table-row table:style-name="ro1">
          <table:table-cell office:value-type="float" office:value="7.77971424765936E+017">
            <text:p>777971424765936000</text:p>
          </table:table-cell>
          <table:table-cell office:value-type="string">
            <text:p>Ivysaur</text:p>
          </table:table-cell>
          <table:table-cell office:value-type="string">
            <text:p>09/19/16 08:43 PM</text:p>
          </table:table-cell>
          <table:table-cell office:value-type="float" office:value="34.121116998">
            <text:p>34.121116998</text:p>
          </table:table-cell>
          <table:table-cell office:value-type="float" office:value="-118.0685085429">
            <text:p>-118.0685085429</text:p>
          </table:table-cell>
        </table:table-row>
        <table:table-row table:style-name="ro1">
          <table:table-cell office:value-type="float" office:value="7.77968917759144E+017">
            <text:p>777968917759144000</text:p>
          </table:table-cell>
          <table:table-cell office:value-type="string">
            <text:p>Nidoqueen</text:p>
          </table:table-cell>
          <table:table-cell office:value-type="string">
            <text:p>09/19/16 08:33 PM</text:p>
          </table:table-cell>
          <table:table-cell office:value-type="float" office:value="34.1621153257">
            <text:p>34.1621153257</text:p>
          </table:table-cell>
          <table:table-cell office:value-type="float" office:value="-118.0516786564">
            <text:p>-118.0516786564</text:p>
          </table:table-cell>
        </table:table-row>
        <table:table-row table:style-name="ro1">
          <table:table-cell office:value-type="float" office:value="7.77967550743183E+017">
            <text:p>777967550743183000</text:p>
          </table:table-cell>
          <table:table-cell office:value-type="string">
            <text:p>Rapidash</text:p>
          </table:table-cell>
          <table:table-cell office:value-type="string">
            <text:p>09/19/16 08:28 PM</text:p>
          </table:table-cell>
          <table:table-cell office:value-type="float" office:value="34.1189646691">
            <text:p>34.1189646691</text:p>
          </table:table-cell>
          <table:table-cell office:value-type="float" office:value="-118.0590876631">
            <text:p>-118.0590876631</text:p>
          </table:table-cell>
        </table:table-row>
        <table:table-row table:style-name="ro2">
          <table:table-cell office:value-type="float" office:value="7.77966692341133E+017">
            <text:p>777966692341133000</text:p>
          </table:table-cell>
          <table:table-cell office:value-type="string">
            <text:p>Electrode</text:p>
          </table:table-cell>
          <table:table-cell office:value-type="string">
            <text:p>09/19/16 08:24 PM</text:p>
          </table:table-cell>
          <table:table-cell office:value-type="float" office:value="34.1418789821">
            <text:p>34.1418789821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7965798543405E+017">
            <text:p>777965798543405000</text:p>
          </table:table-cell>
          <table:table-cell office:value-type="string">
            <text:p>Clefable</text:p>
          </table:table-cell>
          <table:table-cell office:value-type="string">
            <text:p>09/19/16 08:21 PM</text:p>
          </table:table-cell>
          <table:table-cell office:value-type="float" office:value="34.1612979077">
            <text:p>34.1612979077</text:p>
          </table:table-cell>
          <table:table-cell office:value-type="float" office:value="-118.0494833355">
            <text:p>-118.0494833355</text:p>
          </table:table-cell>
        </table:table-row>
        <table:table-row table:style-name="ro1">
          <table:table-cell office:value-type="float" office:value="7.77961882564956E+017">
            <text:p>777961882564956000</text:p>
          </table:table-cell>
          <table:table-cell office:value-type="string">
            <text:p>Flareon</text:p>
          </table:table-cell>
          <table:table-cell office:value-type="string">
            <text:p>09/19/16 08:05 PM</text:p>
          </table:table-cell>
          <table:table-cell office:value-type="float" office:value="34.1619583693">
            <text:p>34.1619583693</text:p>
          </table:table-cell>
          <table:table-cell office:value-type="float" office:value="-118.026430819">
            <text:p>-118.026430819</text:p>
          </table:table-cell>
        </table:table-row>
        <table:table-row table:style-name="ro1">
          <table:table-cell office:value-type="float" office:value="7.77961147697799E+017">
            <text:p>777961147697799000</text:p>
          </table:table-cell>
          <table:table-cell office:value-type="string">
            <text:p>Kingler</text:p>
          </table:table-cell>
          <table:table-cell office:value-type="string">
            <text:p>09/19/16 08:02 PM</text:p>
          </table:table-cell>
          <table:table-cell office:value-type="float" office:value="34.1554119171">
            <text:p>34.1554119171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7959649056166E+017">
            <text:p>777959649056166000</text:p>
          </table:table-cell>
          <table:table-cell office:value-type="string">
            <text:p>Rapidash</text:p>
          </table:table-cell>
          <table:table-cell office:value-type="string">
            <text:p>09/19/16 07:56 PM</text:p>
          </table:table-cell>
          <table:table-cell office:value-type="float" office:value="34.1244712148">
            <text:p>34.1244712148</text:p>
          </table:table-cell>
          <table:table-cell office:value-type="float" office:value="-118.0604596672">
            <text:p>-118.0604596672</text:p>
          </table:table-cell>
        </table:table-row>
        <table:table-row table:style-name="ro1">
          <table:table-cell office:value-type="float" office:value="7.77959405715198E+017">
            <text:p>777959405715198000</text:p>
          </table:table-cell>
          <table:table-cell office:value-type="string">
            <text:p>Snorlax</text:p>
          </table:table-cell>
          <table:table-cell office:value-type="string">
            <text:p>09/19/16 07:55 PM</text:p>
          </table:table-cell>
          <table:table-cell office:value-type="float" office:value="34.110562068">
            <text:p>34.110562068</text:p>
          </table:table-cell>
          <table:table-cell office:value-type="float" office:value="-118.0532336589">
            <text:p>-118.0532336589</text:p>
          </table:table-cell>
        </table:table-row>
        <table:table-row table:style-name="ro1">
          <table:table-cell office:value-type="float" office:value="7.77959224747839E+017">
            <text:p>777959224747839000</text:p>
          </table:table-cell>
          <table:table-cell office:value-type="string">
            <text:p>Charmeleon</text:p>
          </table:table-cell>
          <table:table-cell office:value-type="string">
            <text:p>09/19/16 07:55 PM</text:p>
          </table:table-cell>
          <table:table-cell office:value-type="float" office:value="34.1668848284">
            <text:p>34.1668848284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77957770888827E+017">
            <text:p>777957770888827000</text:p>
          </table:table-cell>
          <table:table-cell office:value-type="string">
            <text:p>Rapidash</text:p>
          </table:table-cell>
          <table:table-cell office:value-type="string">
            <text:p>09/19/16 07:49 PM</text:p>
          </table:table-cell>
          <table:table-cell office:value-type="float" office:value="34.1671258673">
            <text:p>34.1671258673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77957612872532E+017">
            <text:p>777957612872532000</text:p>
          </table:table-cell>
          <table:table-cell office:value-type="string">
            <text:p>Exeggutor</text:p>
          </table:table-cell>
          <table:table-cell office:value-type="string">
            <text:p>09/19/16 07:48 PM</text:p>
          </table:table-cell>
          <table:table-cell office:value-type="float" office:value="34.1607537211">
            <text:p>34.1607537211</text:p>
          </table:table-cell>
          <table:table-cell office:value-type="float" office:value="-118.0335664427">
            <text:p>-118.0335664427</text:p>
          </table:table-cell>
        </table:table-row>
        <table:table-row table:style-name="ro1">
          <table:table-cell office:value-type="float" office:value="7.77956676439683E+017">
            <text:p>777956676439683000</text:p>
          </table:table-cell>
          <table:table-cell office:value-type="string">
            <text:p>Tentacruel</text:p>
          </table:table-cell>
          <table:table-cell office:value-type="string">
            <text:p>09/19/16 07:45 PM</text:p>
          </table:table-cell>
          <table:table-cell office:value-type="float" office:value="34.1408036526">
            <text:p>34.1408036526</text:p>
          </table:table-cell>
          <table:table-cell office:value-type="float" office:value="-118.0213076299">
            <text:p>-118.0213076299</text:p>
          </table:table-cell>
        </table:table-row>
        <table:table-row table:style-name="ro1">
          <table:table-cell office:value-type="float" office:value="7.77955396933738E+017">
            <text:p>777955396933738000</text:p>
          </table:table-cell>
          <table:table-cell office:value-type="string">
            <text:p>Exeggutor</text:p>
          </table:table-cell>
          <table:table-cell office:value-type="string">
            <text:p>09/19/16 07:39 PM</text:p>
          </table:table-cell>
          <table:table-cell office:value-type="float" office:value="34.1607746485">
            <text:p>34.1607746485</text:p>
          </table:table-cell>
          <table:table-cell office:value-type="float" office:value="-118.0328345971">
            <text:p>-118.0328345971</text:p>
          </table:table-cell>
        </table:table-row>
        <table:table-row table:style-name="ro1">
          <table:table-cell office:value-type="float" office:value="7.77955208718455E+017">
            <text:p>777955208718455000</text:p>
          </table:table-cell>
          <table:table-cell office:value-type="string">
            <text:p>Magmar</text:p>
          </table:table-cell>
          <table:table-cell office:value-type="string">
            <text:p>09/19/16 07:39 PM</text:p>
          </table:table-cell>
          <table:table-cell office:value-type="float" office:value="34.1128917379">
            <text:p>34.1128917379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7952517300769E+017">
            <text:p>777952517300769000</text:p>
          </table:table-cell>
          <table:table-cell office:value-type="string">
            <text:p>Arcanine</text:p>
          </table:table-cell>
          <table:table-cell office:value-type="string">
            <text:p>09/19/16 07:28 PM</text:p>
          </table:table-cell>
          <table:table-cell office:value-type="float" office:value="34.1519131259">
            <text:p>34.1519131259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77952241806258E+017">
            <text:p>777952241806258000</text:p>
          </table:table-cell>
          <table:table-cell office:value-type="string">
            <text:p>Lickitung</text:p>
          </table:table-cell>
          <table:table-cell office:value-type="string">
            <text:p>09/19/16 07:27 PM</text:p>
          </table:table-cell>
          <table:table-cell office:value-type="float" office:value="34.1514222198">
            <text:p>34.1514222198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77950849490268E+017">
            <text:p>777950849490268000</text:p>
          </table:table-cell>
          <table:table-cell office:value-type="string">
            <text:p>Arcanine</text:p>
          </table:table-cell>
          <table:table-cell office:value-type="string">
            <text:p>09/19/16 07:21 PM</text:p>
          </table:table-cell>
          <table:table-cell office:value-type="float" office:value="34.1219525847">
            <text:p>34.1219525847</text:p>
          </table:table-cell>
          <table:table-cell office:value-type="float" office:value="-118.0686914676">
            <text:p>-118.0686914676</text:p>
          </table:table-cell>
        </table:table-row>
        <table:table-row table:style-name="ro1">
          <table:table-cell office:value-type="float" office:value="7.77949488203731E+017">
            <text:p>777949488203731000</text:p>
          </table:table-cell>
          <table:table-cell office:value-type="string">
            <text:p>Electabuzz</text:p>
          </table:table-cell>
          <table:table-cell office:value-type="string">
            <text:p>09/19/16 07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948829844812E+017">
            <text:p>777948829844812000</text:p>
          </table:table-cell>
          <table:table-cell office:value-type="string">
            <text:p>Raichu</text:p>
          </table:table-cell>
          <table:table-cell office:value-type="string">
            <text:p>09/19/16 07:13 PM</text:p>
          </table:table-cell>
          <table:table-cell office:value-type="float" office:value="34.114603336">
            <text:p>34.114603336</text:p>
          </table:table-cell>
          <table:table-cell office:value-type="float" office:value="-118.0582644555">
            <text:p>-118.0582644555</text:p>
          </table:table-cell>
        </table:table-row>
        <table:table-row table:style-name="ro1">
          <table:table-cell office:value-type="float" office:value="7.7794667389295E+017">
            <text:p>777946673892950000</text:p>
          </table:table-cell>
          <table:table-cell office:value-type="string">
            <text:p>Magmar</text:p>
          </table:table-cell>
          <table:table-cell office:value-type="string">
            <text:p>09/19/16 07:05 PM</text:p>
          </table:table-cell>
          <table:table-cell office:value-type="float" office:value="34.1269067785">
            <text:p>34.1269067785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7945118925951E+017">
            <text:p>777945118925951000</text:p>
          </table:table-cell>
          <table:table-cell office:value-type="string">
            <text:p>Raichu</text:p>
          </table:table-cell>
          <table:table-cell office:value-type="string">
            <text:p>09/19/16 06:59 PM</text:p>
          </table:table-cell>
          <table:table-cell office:value-type="float" office:value="34.1427027333">
            <text:p>34.1427027333</text:p>
          </table:table-cell>
          <table:table-cell office:value-type="float" office:value="-118.0333834816">
            <text:p>-118.0333834816</text:p>
          </table:table-cell>
        </table:table-row>
        <table:table-row table:style-name="ro1">
          <table:table-cell office:value-type="float" office:value="7.77938522682462E+017">
            <text:p>777938522682462000</text:p>
          </table:table-cell>
          <table:table-cell office:value-type="string">
            <text:p>Scyther</text:p>
          </table:table-cell>
          <table:table-cell office:value-type="string">
            <text:p>09/19/16 06:32 PM</text:p>
          </table:table-cell>
          <table:table-cell office:value-type="float" office:value="34.097048325">
            <text:p>34.097048325</text:p>
          </table:table-cell>
          <table:table-cell office:value-type="float" office:value="-118.0340238447">
            <text:p>-118.0340238447</text:p>
          </table:table-cell>
        </table:table-row>
        <table:table-row table:style-name="ro1">
          <table:table-cell office:value-type="float" office:value="7.77937906258223E+017">
            <text:p>777937906258223000</text:p>
          </table:table-cell>
          <table:table-cell office:value-type="string">
            <text:p>Rapidash</text:p>
          </table:table-cell>
          <table:table-cell office:value-type="string">
            <text:p>09/19/16 06:30 PM</text:p>
          </table:table-cell>
          <table:table-cell office:value-type="float" office:value="34.1412708037">
            <text:p>34.1412708037</text:p>
          </table:table-cell>
          <table:table-cell office:value-type="float" office:value="-118.0246011256">
            <text:p>-118.0246011256</text:p>
          </table:table-cell>
        </table:table-row>
        <table:table-row table:style-name="ro1">
          <table:table-cell office:value-type="float" office:value="7.77934649024614E+017">
            <text:p>777934649024614000</text:p>
          </table:table-cell>
          <table:table-cell office:value-type="string">
            <text:p>Jolteon</text:p>
          </table:table-cell>
          <table:table-cell office:value-type="string">
            <text:p>09/19/16 06:17 PM</text:p>
          </table:table-cell>
          <table:table-cell office:value-type="float" office:value="34.1454581836">
            <text:p>34.1454581836</text:p>
          </table:table-cell>
          <table:table-cell office:value-type="float" office:value="-118.0167332289">
            <text:p>-118.0167332289</text:p>
          </table:table-cell>
        </table:table-row>
        <table:table-row table:style-name="ro1">
          <table:table-cell office:value-type="float" office:value="7.77934570763137E+017">
            <text:p>777934570763137000</text:p>
          </table:table-cell>
          <table:table-cell office:value-type="string">
            <text:p>Clefable</text:p>
          </table:table-cell>
          <table:table-cell office:value-type="string">
            <text:p>09/19/16 06:17 PM</text:p>
          </table:table-cell>
          <table:table-cell office:value-type="float" office:value="34.167142842">
            <text:p>34.167142842</text:p>
          </table:table-cell>
          <table:table-cell office:value-type="float" office:value="-118.0452755607">
            <text:p>-118.0452755607</text:p>
          </table:table-cell>
        </table:table-row>
        <table:table-row table:style-name="ro1">
          <table:table-cell office:value-type="float" office:value="7.77931700999295E+017">
            <text:p>777931700999295000</text:p>
          </table:table-cell>
          <table:table-cell office:value-type="string">
            <text:p>Raichu</text:p>
          </table:table-cell>
          <table:table-cell office:value-type="string">
            <text:p>09/19/16 06:05 PM</text:p>
          </table:table-cell>
          <table:table-cell office:value-type="float" office:value="34.1213970396">
            <text:p>34.1213970396</text:p>
          </table:table-cell>
          <table:table-cell office:value-type="float" office:value="-118.0136225688">
            <text:p>-118.0136225688</text:p>
          </table:table-cell>
        </table:table-row>
        <table:table-row table:style-name="ro1">
          <table:table-cell office:value-type="float" office:value="7.77929026337857E+017">
            <text:p>777929026337857000</text:p>
          </table:table-cell>
          <table:table-cell office:value-type="string">
            <text:p>Golduck</text:p>
          </table:table-cell>
          <table:table-cell office:value-type="string">
            <text:p>09/19/16 05:55 PM</text:p>
          </table:table-cell>
          <table:table-cell office:value-type="float" office:value="34.1668848284">
            <text:p>34.1668848284</text:p>
          </table:table-cell>
          <table:table-cell office:value-type="float" office:value="-118.0382318873">
            <text:p>-118.0382318873</text:p>
          </table:table-cell>
        </table:table-row>
        <table:table-row table:style-name="ro1">
          <table:table-cell office:value-type="float" office:value="7.77928361859441E+017">
            <text:p>777928361859441000</text:p>
          </table:table-cell>
          <table:table-cell office:value-type="string">
            <text:p>Exeggutor</text:p>
          </table:table-cell>
          <table:table-cell office:value-type="string">
            <text:p>09/19/16 05:52 PM</text:p>
          </table:table-cell>
          <table:table-cell office:value-type="float" office:value="34.1271669788">
            <text:p>34.1271669788</text:p>
          </table:table-cell>
          <table:table-cell office:value-type="float" office:value="-118.0502151122">
            <text:p>-118.0502151122</text:p>
          </table:table-cell>
        </table:table-row>
        <table:table-row table:style-name="ro1">
          <table:table-cell office:value-type="float" office:value="7.7792548392935E+017">
            <text:p>777925483929350000</text:p>
          </table:table-cell>
          <table:table-cell office:value-type="string">
            <text:p>Rapidash</text:p>
          </table:table-cell>
          <table:table-cell office:value-type="string">
            <text:p>09/19/16 05:41 PM</text:p>
          </table:table-cell>
          <table:table-cell office:value-type="float" office:value="34.11209134">
            <text:p>34.11209134</text:p>
          </table:table-cell>
          <table:table-cell office:value-type="float" office:value="-118.0318283044">
            <text:p>-118.0318283044</text:p>
          </table:table-cell>
        </table:table-row>
        <table:table-row table:style-name="ro1">
          <table:table-cell office:value-type="float" office:value="7.77925243083948E+017">
            <text:p>777925243083948000</text:p>
          </table:table-cell>
          <table:table-cell office:value-type="string">
            <text:p>Charmeleon</text:p>
          </table:table-cell>
          <table:table-cell office:value-type="string">
            <text:p>09/19/16 05:40 PM</text:p>
          </table:table-cell>
          <table:table-cell office:value-type="float" office:value="34.1503220705">
            <text:p>34.1503220705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7920964025692E+017">
            <text:p>777920964025692000</text:p>
          </table:table-cell>
          <table:table-cell office:value-type="string">
            <text:p>Arcanine</text:p>
          </table:table-cell>
          <table:table-cell office:value-type="string">
            <text:p>09/19/16 05:23 PM</text:p>
          </table:table-cell>
          <table:table-cell office:value-type="float" office:value="34.1101198035">
            <text:p>34.1101198035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7920778092241E+017">
            <text:p>777920778092241000</text:p>
          </table:table-cell>
          <table:table-cell office:value-type="string">
            <text:p>Beedrill</text:p>
          </table:table-cell>
          <table:table-cell office:value-type="string">
            <text:p>09/19/16 05:22 PM</text:p>
          </table:table-cell>
          <table:table-cell office:value-type="float" office:value="34.112456552">
            <text:p>34.112456552</text:p>
          </table:table-cell>
          <table:table-cell office:value-type="float" office:value="-118.0556118716">
            <text:p>-118.0556118716</text:p>
          </table:table-cell>
        </table:table-row>
        <table:table-row table:style-name="ro1">
          <table:table-cell office:value-type="float" office:value="7.7792035636335E+017">
            <text:p>777920356363350000</text:p>
          </table:table-cell>
          <table:table-cell office:value-type="string">
            <text:p>Arcanine</text:p>
          </table:table-cell>
          <table:table-cell office:value-type="string">
            <text:p>09/19/16 05:20 PM</text:p>
          </table:table-cell>
          <table:table-cell office:value-type="float" office:value="34.1530428882">
            <text:p>34.1530428882</text:p>
          </table:table-cell>
          <table:table-cell office:value-type="float" office:value="-118.0504895276">
            <text:p>-118.0504895276</text:p>
          </table:table-cell>
        </table:table-row>
        <table:table-row table:style-name="ro1">
          <table:table-cell office:value-type="float" office:value="7.77920036958794E+017">
            <text:p>777920036958794000</text:p>
          </table:table-cell>
          <table:table-cell office:value-type="string">
            <text:p>Hitmonlee</text:p>
          </table:table-cell>
          <table:table-cell office:value-type="string">
            <text:p>09/19/16 05:19 PM</text:p>
          </table:table-cell>
          <table:table-cell office:value-type="float" office:value="34.1291407028">
            <text:p>34.1291407028</text:p>
          </table:table-cell>
          <table:table-cell office:value-type="float" office:value="-118.0568009659">
            <text:p>-118.0568009659</text:p>
          </table:table-cell>
        </table:table-row>
        <table:table-row table:style-name="ro1">
          <table:table-cell office:value-type="float" office:value="7.77914778962407E+017">
            <text:p>777914778962407000</text:p>
          </table:table-cell>
          <table:table-cell office:value-type="string">
            <text:p>Rapidash</text:p>
          </table:table-cell>
          <table:table-cell office:value-type="string">
            <text:p>09/19/16 04:58 PM</text:p>
          </table:table-cell>
          <table:table-cell office:value-type="float" office:value="34.141618674">
            <text:p>34.141618674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77913443978404E+017">
            <text:p>777913443978404000</text:p>
          </table:table-cell>
          <table:table-cell office:value-type="string">
            <text:p>Magmar</text:p>
          </table:table-cell>
          <table:table-cell office:value-type="string">
            <text:p>09/19/16 04:53 PM</text:p>
          </table:table-cell>
          <table:table-cell office:value-type="float" office:value="34.1262904361">
            <text:p>34.1262904361</text:p>
          </table:table-cell>
          <table:table-cell office:value-type="float" office:value="-118.0605511338">
            <text:p>-118.0605511338</text:p>
          </table:table-cell>
        </table:table-row>
        <table:table-row table:style-name="ro1">
          <table:table-cell office:value-type="float" office:value="7.77912717319344E+017">
            <text:p>777912717319344000</text:p>
          </table:table-cell>
          <table:table-cell office:value-type="string">
            <text:p>Raichu</text:p>
          </table:table-cell>
          <table:table-cell office:value-type="string">
            <text:p>09/19/16 04:50 PM</text:p>
          </table:table-cell>
          <table:table-cell office:value-type="float" office:value="34.1198296546">
            <text:p>34.1198296546</text:p>
          </table:table-cell>
          <table:table-cell office:value-type="float" office:value="-118.0407017787">
            <text:p>-118.0407017787</text:p>
          </table:table-cell>
        </table:table-row>
        <table:table-row table:style-name="ro1">
          <table:table-cell office:value-type="float" office:value="7.77912032679105E+017">
            <text:p>777912032679105000</text:p>
          </table:table-cell>
          <table:table-cell office:value-type="string">
            <text:p>Ivysaur</text:p>
          </table:table-cell>
          <table:table-cell office:value-type="string">
            <text:p>09/19/16 04:47 PM</text:p>
          </table:table-cell>
          <table:table-cell office:value-type="float" office:value="34.1193286028">
            <text:p>34.1193286028</text:p>
          </table:table-cell>
          <table:table-cell office:value-type="float" office:value="-118.0582644555">
            <text:p>-118.0582644555</text:p>
          </table:table-cell>
        </table:table-row>
        <table:table-row table:style-name="ro1">
          <table:table-cell office:value-type="float" office:value="7.77911538355024E+017">
            <text:p>777911538355024000</text:p>
          </table:table-cell>
          <table:table-cell office:value-type="string">
            <text:p>Nidoqueen</text:p>
          </table:table-cell>
          <table:table-cell office:value-type="string">
            <text:p>09/19/16 04:45 PM</text:p>
          </table:table-cell>
          <table:table-cell office:value-type="float" office:value="34.1570846881">
            <text:p>34.1570846881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791149411353E+017">
            <text:p>777911494113530000</text:p>
          </table:table-cell>
          <table:table-cell office:value-type="string">
            <text:p>Arcanine</text:p>
          </table:table-cell>
          <table:table-cell office:value-type="string">
            <text:p>09/19/16 04:45 PM</text:p>
          </table:table-cell>
          <table:table-cell office:value-type="float" office:value="34.1512758642">
            <text:p>34.1512758642</text:p>
          </table:table-cell>
          <table:table-cell office:value-type="float" office:value="-118.0268882394">
            <text:p>-118.0268882394</text:p>
          </table:table-cell>
        </table:table-row>
        <table:table-row table:style-name="ro1">
          <table:table-cell office:value-type="float" office:value="7.77910522721075E+017">
            <text:p>777910522721075000</text:p>
          </table:table-cell>
          <table:table-cell office:value-type="string">
            <text:p>Electabuzz</text:p>
          </table:table-cell>
          <table:table-cell office:value-type="string">
            <text:p>09/19/16 04:41 PM</text:p>
          </table:table-cell>
          <table:table-cell office:value-type="float" office:value="34.1180729817">
            <text:p>34.1180729817</text:p>
          </table:table-cell>
          <table:table-cell office:value-type="float" office:value="-118.0426227816">
            <text:p>-118.0426227816</text:p>
          </table:table-cell>
        </table:table-row>
        <table:table-row table:style-name="ro1">
          <table:table-cell office:value-type="float" office:value="7.77908740863295E+017">
            <text:p>777908740863295000</text:p>
          </table:table-cell>
          <table:table-cell office:value-type="string">
            <text:p>Hitmonchan</text:p>
          </table:table-cell>
          <table:table-cell office:value-type="string">
            <text:p>09/19/16 04:34 PM</text:p>
          </table:table-cell>
          <table:table-cell office:value-type="float" office:value="34.1420617694">
            <text:p>34.1420617694</text:p>
          </table:table-cell>
          <table:table-cell office:value-type="float" office:value="-118.0291753237">
            <text:p>-118.0291753237</text:p>
          </table:table-cell>
        </table:table-row>
        <table:table-row table:style-name="ro1">
          <table:table-cell office:value-type="float" office:value="7.77907657260675E+017">
            <text:p>777907657260675000</text:p>
          </table:table-cell>
          <table:table-cell office:value-type="string">
            <text:p>Hitmonlee</text:p>
          </table:table-cell>
          <table:table-cell office:value-type="string">
            <text:p>09/19/16 04:30 PM</text:p>
          </table:table-cell>
          <table:table-cell office:value-type="float" office:value="34.1506614475">
            <text:p>34.1506614475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77906317860016E+017">
            <text:p>777906317860016000</text:p>
          </table:table-cell>
          <table:table-cell office:value-type="string">
            <text:p>Electabuzz</text:p>
          </table:table-cell>
          <table:table-cell office:value-type="string">
            <text:p>09/19/16 04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905465330049E+017">
            <text:p>777905465330049000</text:p>
          </table:table-cell>
          <table:table-cell office:value-type="string">
            <text:p>Golduck</text:p>
          </table:table-cell>
          <table:table-cell office:value-type="string">
            <text:p>09/19/16 04:21 PM</text:p>
          </table:table-cell>
          <table:table-cell office:value-type="float" office:value="34.149166282">
            <text:p>34.149166282</text:p>
          </table:table-cell>
          <table:table-cell office:value-type="float" office:value="-118.0376830178">
            <text:p>-118.0376830178</text:p>
          </table:table-cell>
        </table:table-row>
        <table:table-row table:style-name="ro1">
          <table:table-cell office:value-type="float" office:value="7.77904191343776E+017">
            <text:p>777904191343776000</text:p>
          </table:table-cell>
          <table:table-cell office:value-type="string">
            <text:p>Electabuzz</text:p>
          </table:table-cell>
          <table:table-cell office:value-type="string">
            <text:p>09/19/16 04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901225815646E+017">
            <text:p>777901225815646000</text:p>
          </table:table-cell>
          <table:table-cell office:value-type="string">
            <text:p>Jolteon</text:p>
          </table:table-cell>
          <table:table-cell office:value-type="string">
            <text:p>09/19/16 04:04 PM</text:p>
          </table:table-cell>
          <table:table-cell office:value-type="float" office:value="34.1076647217">
            <text:p>34.1076647217</text:p>
          </table:table-cell>
          <table:table-cell office:value-type="float" office:value="-118.0565265602">
            <text:p>-118.0565265602</text:p>
          </table:table-cell>
        </table:table-row>
        <table:table-row table:style-name="ro1">
          <table:table-cell office:value-type="float" office:value="7.77900826257875E+017">
            <text:p>777900826257875000</text:p>
          </table:table-cell>
          <table:table-cell office:value-type="string">
            <text:p>Magmar</text:p>
          </table:table-cell>
          <table:table-cell office:value-type="string">
            <text:p>09/19/16 04:03 PM</text:p>
          </table:table-cell>
          <table:table-cell office:value-type="float" office:value="34.1241972124">
            <text:p>34.1241972124</text:p>
          </table:table-cell>
          <table:table-cell office:value-type="float" office:value="-118.0651244013">
            <text:p>-118.0651244013</text:p>
          </table:table-cell>
        </table:table-row>
        <table:table-row table:style-name="ro1">
          <table:table-cell office:value-type="float" office:value="7.77900694221169E+017">
            <text:p>777900694221169000</text:p>
          </table:table-cell>
          <table:table-cell office:value-type="string">
            <text:p>Snorlax</text:p>
          </table:table-cell>
          <table:table-cell office:value-type="string">
            <text:p>09/19/16 04:02 PM</text:p>
          </table:table-cell>
          <table:table-cell office:value-type="float" office:value="34.1131076556">
            <text:p>34.1131076556</text:p>
          </table:table-cell>
          <table:table-cell office:value-type="float" office:value="-118.0510383573">
            <text:p>-118.0510383573</text:p>
          </table:table-cell>
        </table:table-row>
        <table:table-row table:style-name="ro1">
          <table:table-cell office:value-type="float" office:value="7.77900518274281E+017">
            <text:p>777900518274281000</text:p>
          </table:table-cell>
          <table:table-cell office:value-type="string">
            <text:p>Arcanine</text:p>
          </table:table-cell>
          <table:table-cell office:value-type="string">
            <text:p>09/19/16 04:01 PM</text:p>
          </table:table-cell>
          <table:table-cell office:value-type="float" office:value="34.1512758642">
            <text:p>34.1512758642</text:p>
          </table:table-cell>
          <table:table-cell office:value-type="float" office:value="-118.0268882394">
            <text:p>-118.0268882394</text:p>
          </table:table-cell>
        </table:table-row>
        <table:table-row table:style-name="ro1">
          <table:table-cell office:value-type="float" office:value="7.77899972322656E+017">
            <text:p>777899972322656000</text:p>
          </table:table-cell>
          <table:table-cell office:value-type="string">
            <text:p>Rapidash</text:p>
          </table:table-cell>
          <table:table-cell office:value-type="string">
            <text:p>09/19/16 03:59 PM</text:p>
          </table:table-cell>
          <table:table-cell office:value-type="float" office:value="34.1241563584">
            <text:p>34.1241563584</text:p>
          </table:table-cell>
          <table:table-cell office:value-type="float" office:value="-118.0581729878">
            <text:p>-118.0581729878</text:p>
          </table:table-cell>
        </table:table-row>
        <table:table-row table:style-name="ro1">
          <table:table-cell office:value-type="float" office:value="7.77899594474594E+017">
            <text:p>777899594474594000</text:p>
          </table:table-cell>
          <table:table-cell office:value-type="string">
            <text:p>Omastar</text:p>
          </table:table-cell>
          <table:table-cell office:value-type="string">
            <text:p>09/19/16 03:58 PM</text:p>
          </table:table-cell>
          <table:table-cell office:value-type="float" office:value="34.1388391662">
            <text:p>34.1388391662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77898035753857E+017">
            <text:p>777898035753857000</text:p>
          </table:table-cell>
          <table:table-cell office:value-type="string">
            <text:p>Magmar</text:p>
          </table:table-cell>
          <table:table-cell office:value-type="string">
            <text:p>09/19/16 03:51 PM</text:p>
          </table:table-cell>
          <table:table-cell office:value-type="float" office:value="34.1665103653">
            <text:p>34.166510365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897508773122E+017">
            <text:p>777897508773122000</text:p>
          </table:table-cell>
          <table:table-cell office:value-type="string">
            <text:p>Nidoqueen</text:p>
          </table:table-cell>
          <table:table-cell office:value-type="string">
            <text:p>09/19/16 03:49 PM</text:p>
          </table:table-cell>
          <table:table-cell office:value-type="float" office:value="34.1542517616">
            <text:p>34.1542517616</text:p>
          </table:table-cell>
          <table:table-cell office:value-type="float" office:value="-118.0446352383">
            <text:p>-118.0446352383</text:p>
          </table:table-cell>
        </table:table-row>
        <table:table-row table:style-name="ro1">
          <table:table-cell office:value-type="float" office:value="7.77897429752435E+017">
            <text:p>777897429752435000</text:p>
          </table:table-cell>
          <table:table-cell office:value-type="string">
            <text:p>Dratini</text:p>
          </table:table-cell>
          <table:table-cell office:value-type="string">
            <text:p>09/19/16 03:49 PM</text:p>
          </table:table-cell>
          <table:table-cell office:value-type="float" office:value="34.1629343255">
            <text:p>34.1629343255</text:p>
          </table:table-cell>
          <table:table-cell office:value-type="float" office:value="-118.0364023158">
            <text:p>-118.0364023158</text:p>
          </table:table-cell>
        </table:table-row>
        <table:table-row table:style-name="ro1">
          <table:table-cell office:value-type="float" office:value="7.7789452175335E+017">
            <text:p>777894521753350000</text:p>
          </table:table-cell>
          <table:table-cell office:value-type="string">
            <text:p>Hitmonchan</text:p>
          </table:table-cell>
          <table:table-cell office:value-type="string">
            <text:p>09/19/16 03:38 PM</text:p>
          </table:table-cell>
          <table:table-cell office:value-type="float" office:value="34.1301540792">
            <text:p>34.1301540792</text:p>
          </table:table-cell>
          <table:table-cell office:value-type="float" office:value="-118.0549715867">
            <text:p>-118.0549715867</text:p>
          </table:table-cell>
        </table:table-row>
        <table:table-row table:style-name="ro1">
          <table:table-cell office:value-type="float" office:value="7.77894420813189E+017">
            <text:p>777894420813189000</text:p>
          </table:table-cell>
          <table:table-cell office:value-type="string">
            <text:p>Nidoking</text:p>
          </table:table-cell>
          <table:table-cell office:value-type="string">
            <text:p>09/19/16 03:37 PM</text:p>
          </table:table-cell>
          <table:table-cell office:value-type="float" office:value="34.1614917082">
            <text:p>34.1614917082</text:p>
          </table:table-cell>
          <table:table-cell office:value-type="float" office:value="-118.0538739501">
            <text:p>-118.0538739501</text:p>
          </table:table-cell>
        </table:table-row>
        <table:table-row table:style-name="ro1">
          <table:table-cell office:value-type="float" office:value="7.77892178378883E+017">
            <text:p>777892178378883000</text:p>
          </table:table-cell>
          <table:table-cell office:value-type="string">
            <text:p>Ivysaur</text:p>
          </table:table-cell>
          <table:table-cell office:value-type="string">
            <text:p>09/19/16 03:28 PM</text:p>
          </table:table-cell>
          <table:table-cell office:value-type="float" office:value="34.1116708854">
            <text:p>34.1116708854</text:p>
          </table:table-cell>
          <table:table-cell office:value-type="float" office:value="-118.028992358">
            <text:p>-118.028992358</text:p>
          </table:table-cell>
        </table:table-row>
        <table:table-row table:style-name="ro1">
          <table:table-cell office:value-type="float" office:value="7.77891084093362E+017">
            <text:p>777891084093362000</text:p>
          </table:table-cell>
          <table:table-cell office:value-type="string">
            <text:p>Flareon</text:p>
          </table:table-cell>
          <table:table-cell office:value-type="string">
            <text:p>09/19/16 03:24 PM</text:p>
          </table:table-cell>
          <table:table-cell office:value-type="float" office:value="34.1106211698">
            <text:p>34.1106211698</text:p>
          </table:table-cell>
          <table:table-cell office:value-type="float" office:value="-118.062380455">
            <text:p>-118.062380455</text:p>
          </table:table-cell>
        </table:table-row>
        <table:table-row table:style-name="ro1">
          <table:table-cell office:value-type="float" office:value="7.77890677849887E+017">
            <text:p>777890677849887000</text:p>
          </table:table-cell>
          <table:table-cell office:value-type="string">
            <text:p>Rapidash</text:p>
          </table:table-cell>
          <table:table-cell office:value-type="string">
            <text:p>09/19/16 03:22 PM</text:p>
          </table:table-cell>
          <table:table-cell office:value-type="float" office:value="34.1410034502">
            <text:p>34.1410034502</text:p>
          </table:table-cell>
          <table:table-cell office:value-type="float" office:value="-118.0192034201">
            <text:p>-118.0192034201</text:p>
          </table:table-cell>
        </table:table-row>
        <table:table-row table:style-name="ro1">
          <table:table-cell office:value-type="float" office:value="7.77889089123066E+017">
            <text:p>777889089123066000</text:p>
          </table:table-cell>
          <table:table-cell office:value-type="string">
            <text:p>Electabuzz</text:p>
          </table:table-cell>
          <table:table-cell office:value-type="string">
            <text:p>09/19/16 03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888950505517E+017">
            <text:p>777888950505517000</text:p>
          </table:table-cell>
          <table:table-cell office:value-type="string">
            <text:p>Magmar</text:p>
          </table:table-cell>
          <table:table-cell office:value-type="string">
            <text:p>09/19/16 03:15 PM</text:p>
          </table:table-cell>
          <table:table-cell office:value-type="float" office:value="34.1614854238">
            <text:p>34.1614854238</text:p>
          </table:table-cell>
          <table:table-cell office:value-type="float" office:value="-118.0513127715">
            <text:p>-118.0513127715</text:p>
          </table:table-cell>
        </table:table-row>
        <table:table-row table:style-name="ro1">
          <table:table-cell office:value-type="float" office:value="7.77888551639724E+017">
            <text:p>777888551639724000</text:p>
          </table:table-cell>
          <table:table-cell office:value-type="string">
            <text:p>Machamp</text:p>
          </table:table-cell>
          <table:table-cell office:value-type="string">
            <text:p>09/19/16 03:14 PM</text:p>
          </table:table-cell>
          <table:table-cell office:value-type="float" office:value="34.1404356779">
            <text:p>34.1404356779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77886414167953E+017">
            <text:p>777886414167953000</text:p>
          </table:table-cell>
          <table:table-cell office:value-type="string">
            <text:p>Rapidash</text:p>
          </table:table-cell>
          <table:table-cell office:value-type="string">
            <text:p>09/19/16 03:05 PM</text:p>
          </table:table-cell>
          <table:table-cell office:value-type="float" office:value="34.1378742876">
            <text:p>34.1378742876</text:p>
          </table:table-cell>
          <table:table-cell office:value-type="float" office:value="-118.0172821632">
            <text:p>-118.0172821632</text:p>
          </table:table-cell>
        </table:table-row>
        <table:table-row table:style-name="ro1">
          <table:table-cell office:value-type="float" office:value="7.77885959710908E+017">
            <text:p>777885959710908000</text:p>
          </table:table-cell>
          <table:table-cell office:value-type="string">
            <text:p>Arcanine</text:p>
          </table:table-cell>
          <table:table-cell office:value-type="string">
            <text:p>09/19/16 03:03 PM</text:p>
          </table:table-cell>
          <table:table-cell office:value-type="float" office:value="34.153024827">
            <text:p>34.153024827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77885172033163E+017">
            <text:p>777885172033163000</text:p>
          </table:table-cell>
          <table:table-cell office:value-type="string">
            <text:p>Charmeleon</text:p>
          </table:table-cell>
          <table:table-cell office:value-type="string">
            <text:p>09/19/16 03:00 PM</text:p>
          </table:table-cell>
          <table:table-cell office:value-type="float" office:value="34.1604723023">
            <text:p>34.1604723023</text:p>
          </table:table-cell>
          <table:table-cell office:value-type="float" office:value="-118.0440863887">
            <text:p>-118.0440863887</text:p>
          </table:table-cell>
        </table:table-row>
        <table:table-row table:style-name="ro1">
          <table:table-cell office:value-type="float" office:value="7.77884925852737E+017">
            <text:p>777884925852737000</text:p>
          </table:table-cell>
          <table:table-cell office:value-type="string">
            <text:p>Magmar</text:p>
          </table:table-cell>
          <table:table-cell office:value-type="string">
            <text:p>09/19/16 02:59 PM</text:p>
          </table:table-cell>
          <table:table-cell office:value-type="float" office:value="34.1412591346">
            <text:p>34.1412591346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7884275756536E+017">
            <text:p>777884275756536000</text:p>
          </table:table-cell>
          <table:table-cell office:value-type="string">
            <text:p>Chansey</text:p>
          </table:table-cell>
          <table:table-cell office:value-type="string">
            <text:p>09/19/16 02:57 PM</text:p>
          </table:table-cell>
          <table:table-cell office:value-type="float" office:value="34.1162271198">
            <text:p>34.1162271198</text:p>
          </table:table-cell>
          <table:table-cell office:value-type="float" office:value="-118.0413421153">
            <text:p>-118.0413421153</text:p>
          </table:table-cell>
        </table:table-row>
        <table:table-row table:style-name="ro1">
          <table:table-cell office:value-type="float" office:value="7.77880064079737E+017">
            <text:p>777880064079737000</text:p>
          </table:table-cell>
          <table:table-cell office:value-type="string">
            <text:p>Raichu</text:p>
          </table:table-cell>
          <table:table-cell office:value-type="string">
            <text:p>09/19/16 02:40 PM</text:p>
          </table:table-cell>
          <table:table-cell office:value-type="float" office:value="34.097855313">
            <text:p>34.097855313</text:p>
          </table:table-cell>
          <table:table-cell office:value-type="float" office:value="-118.03594492">
            <text:p>-118.03594492</text:p>
          </table:table-cell>
        </table:table-row>
        <table:table-row table:style-name="ro1">
          <table:table-cell office:value-type="float" office:value="7.77878983467606E+017">
            <text:p>777878983467606000</text:p>
          </table:table-cell>
          <table:table-cell office:value-type="string">
            <text:p>Chansey</text:p>
          </table:table-cell>
          <table:table-cell office:value-type="string">
            <text:p>09/19/16 02:36 PM</text:p>
          </table:table-cell>
          <table:table-cell office:value-type="float" office:value="34.1484139994">
            <text:p>34.1484139994</text:p>
          </table:table-cell>
          <table:table-cell office:value-type="float" office:value="-118.0429886845">
            <text:p>-118.0429886845</text:p>
          </table:table-cell>
        </table:table-row>
        <table:table-row table:style-name="ro1">
          <table:table-cell office:value-type="float" office:value="7.77877837814522E+017">
            <text:p>777877837814522000</text:p>
          </table:table-cell>
          <table:table-cell office:value-type="string">
            <text:p>Arcanine</text:p>
          </table:table-cell>
          <table:table-cell office:value-type="string">
            <text:p>09/19/16 02:31 PM</text:p>
          </table:table-cell>
          <table:table-cell office:value-type="float" office:value="34.1259413407">
            <text:p>34.1259413407</text:p>
          </table:table-cell>
          <table:table-cell office:value-type="float" office:value="-118.0496662799">
            <text:p>-118.0496662799</text:p>
          </table:table-cell>
        </table:table-row>
        <table:table-row table:style-name="ro1">
          <table:table-cell office:value-type="float" office:value="7.77876116996358E+017">
            <text:p>777876116996358000</text:p>
          </table:table-cell>
          <table:table-cell office:value-type="string">
            <text:p>Electabuzz</text:p>
          </table:table-cell>
          <table:table-cell office:value-type="string">
            <text:p>09/19/16 02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873899144917E+017">
            <text:p>777873899144917000</text:p>
          </table:table-cell>
          <table:table-cell office:value-type="string">
            <text:p>Ivysaur</text:p>
          </table:table-cell>
          <table:table-cell office:value-type="string">
            <text:p>09/19/16 02:16 PM</text:p>
          </table:table-cell>
          <table:table-cell office:value-type="float" office:value="34.11827012">
            <text:p>34.11827012</text:p>
          </table:table-cell>
          <table:table-cell office:value-type="float" office:value="-118.0476538805">
            <text:p>-118.0476538805</text:p>
          </table:table-cell>
        </table:table-row>
        <table:table-row table:style-name="ro1">
          <table:table-cell office:value-type="float" office:value="7.77871563735511E+017">
            <text:p>777871563735511000</text:p>
          </table:table-cell>
          <table:table-cell office:value-type="string">
            <text:p>Rapidash</text:p>
          </table:table-cell>
          <table:table-cell office:value-type="string">
            <text:p>09/19/16 02:06 PM</text:p>
          </table:table-cell>
          <table:table-cell office:value-type="float" office:value="34.1007543619">
            <text:p>34.1007543619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7867637502022E+017">
            <text:p>777867637502022000</text:p>
          </table:table-cell>
          <table:table-cell office:value-type="string">
            <text:p>Magmar</text:p>
          </table:table-cell>
          <table:table-cell office:value-type="string">
            <text:p>09/19/16 01:51 PM</text:p>
          </table:table-cell>
          <table:table-cell office:value-type="float" office:value="34.1248863952">
            <text:p>34.1248863952</text:p>
          </table:table-cell>
          <table:table-cell office:value-type="float" office:value="-118.0662219679">
            <text:p>-118.0662219679</text:p>
          </table:table-cell>
        </table:table-row>
        <table:table-row table:style-name="ro1">
          <table:table-cell office:value-type="float" office:value="7.77865546591113E+017">
            <text:p>777865546591113000</text:p>
          </table:table-cell>
          <table:table-cell office:value-type="string">
            <text:p>Dragonite</text:p>
          </table:table-cell>
          <table:table-cell office:value-type="string">
            <text:p>09/19/16 01:42 PM</text:p>
          </table:table-cell>
          <table:table-cell office:value-type="float" office:value="34.1539704736">
            <text:p>34.1539704736</text:p>
          </table:table-cell>
          <table:table-cell office:value-type="float" office:value="-118.0509468858">
            <text:p>-118.0509468858</text:p>
          </table:table-cell>
        </table:table-row>
        <table:table-row table:style-name="ro1">
          <table:table-cell office:value-type="float" office:value="7.77861571015905E+017">
            <text:p>777861571015905000</text:p>
          </table:table-cell>
          <table:table-cell office:value-type="string">
            <text:p>Golem</text:p>
          </table:table-cell>
          <table:table-cell office:value-type="string">
            <text:p>09/19/16 01:27 PM</text:p>
          </table:table-cell>
          <table:table-cell office:value-type="float" office:value="34.1520247131">
            <text:p>34.1520247131</text:p>
          </table:table-cell>
          <table:table-cell office:value-type="float" office:value="-118.0503980559">
            <text:p>-118.0503980559</text:p>
          </table:table-cell>
        </table:table-row>
        <table:table-row table:style-name="ro1">
          <table:table-cell office:value-type="float" office:value="7.77861020349927E+017">
            <text:p>777861020349927000</text:p>
          </table:table-cell>
          <table:table-cell office:value-type="string">
            <text:p>Electabuzz</text:p>
          </table:table-cell>
          <table:table-cell office:value-type="string">
            <text:p>09/19/16 01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859613836255E+017">
            <text:p>777859613836255000</text:p>
          </table:table-cell>
          <table:table-cell office:value-type="string">
            <text:p>Clefable</text:p>
          </table:table-cell>
          <table:table-cell office:value-type="string">
            <text:p>09/19/16 01:19 PM</text:p>
          </table:table-cell>
          <table:table-cell office:value-type="float" office:value="34.1518330524">
            <text:p>34.1518330524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77858897453253E+017">
            <text:p>777858897453253000</text:p>
          </table:table-cell>
          <table:table-cell office:value-type="string">
            <text:p>Electabuzz</text:p>
          </table:table-cell>
          <table:table-cell office:value-type="string">
            <text:p>09/19/16 01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858725730148E+017">
            <text:p>777858725730148000</text:p>
          </table:table-cell>
          <table:table-cell office:value-type="string">
            <text:p>Charizard</text:p>
          </table:table-cell>
          <table:table-cell office:value-type="string">
            <text:p>09/19/16 01:15 PM</text:p>
          </table:table-cell>
          <table:table-cell office:value-type="float" office:value="34.1613060384">
            <text:p>34.1613060384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7858044923228E+017">
            <text:p>777858044923228000</text:p>
          </table:table-cell>
          <table:table-cell office:value-type="string">
            <text:p>Rapidash</text:p>
          </table:table-cell>
          <table:table-cell office:value-type="string">
            <text:p>09/19/16 01:13 PM</text:p>
          </table:table-cell>
          <table:table-cell office:value-type="float" office:value="34.1269265056">
            <text:p>34.1269265056</text:p>
          </table:table-cell>
          <table:table-cell office:value-type="float" office:value="-118.0544227693">
            <text:p>-118.0544227693</text:p>
          </table:table-cell>
        </table:table-row>
        <table:table-row table:style-name="ro1">
          <table:table-cell office:value-type="float" office:value="7.77856272662012E+017">
            <text:p>777856272662012000</text:p>
          </table:table-cell>
          <table:table-cell office:value-type="string">
            <text:p>Aerodactyl</text:p>
          </table:table-cell>
          <table:table-cell office:value-type="string">
            <text:p>09/19/16 01:06 PM</text:p>
          </table:table-cell>
          <table:table-cell office:value-type="float" office:value="34.1444189459">
            <text:p>34.1444189459</text:p>
          </table:table-cell>
          <table:table-cell office:value-type="float" office:value="-118.0173736521">
            <text:p>-118.0173736521</text:p>
          </table:table-cell>
        </table:table-row>
        <table:table-row table:style-name="ro1">
          <table:table-cell office:value-type="float" office:value="7.77856107171635E+017">
            <text:p>777856107171635000</text:p>
          </table:table-cell>
          <table:table-cell office:value-type="string">
            <text:p>Golem</text:p>
          </table:table-cell>
          <table:table-cell office:value-type="string">
            <text:p>09/19/16 01:05 PM</text:p>
          </table:table-cell>
          <table:table-cell office:value-type="float" office:value="34.1449569314">
            <text:p>34.1449569314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7855384102986E+017">
            <text:p>777855384102986000</text:p>
          </table:table-cell>
          <table:table-cell office:value-type="string">
            <text:p>Chansey</text:p>
          </table:table-cell>
          <table:table-cell office:value-type="string">
            <text:p>09/19/16 01:02 PM</text:p>
          </table:table-cell>
          <table:table-cell office:value-type="float" office:value="34.1027778276">
            <text:p>34.1027778276</text:p>
          </table:table-cell>
          <table:table-cell office:value-type="float" office:value="-118.048111246">
            <text:p>-118.048111246</text:p>
          </table:table-cell>
        </table:table-row>
        <table:table-row table:style-name="ro1">
          <table:table-cell office:value-type="float" office:value="7.77853910652334E+017">
            <text:p>777853910652334000</text:p>
          </table:table-cell>
          <table:table-cell office:value-type="string">
            <text:p>Arcanine</text:p>
          </table:table-cell>
          <table:table-cell office:value-type="string">
            <text:p>09/19/16 12:56 PM</text:p>
          </table:table-cell>
          <table:table-cell office:value-type="float" office:value="34.1242158247">
            <text:p>34.1242158247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7848714371011E+017">
            <text:p>777848714371011000</text:p>
          </table:table-cell>
          <table:table-cell office:value-type="string">
            <text:p>Raichu</text:p>
          </table:table-cell>
          <table:table-cell office:value-type="string">
            <text:p>09/19/16 12:35 PM</text:p>
          </table:table-cell>
          <table:table-cell office:value-type="float" office:value="34.1198214701">
            <text:p>34.1198214701</text:p>
          </table:table-cell>
          <table:table-cell office:value-type="float" office:value="-118.0148119453">
            <text:p>-118.0148119453</text:p>
          </table:table-cell>
        </table:table-row>
        <table:table-row table:style-name="ro1">
          <table:table-cell office:value-type="float" office:value="7.77847876986692E+017">
            <text:p>777847876986692000</text:p>
          </table:table-cell>
          <table:table-cell office:value-type="string">
            <text:p>Hitmonlee</text:p>
          </table:table-cell>
          <table:table-cell office:value-type="string">
            <text:p>09/19/16 12:32 PM</text:p>
          </table:table-cell>
          <table:table-cell office:value-type="float" office:value="34.1293880787">
            <text:p>34.1293880787</text:p>
          </table:table-cell>
          <table:table-cell office:value-type="float" office:value="-118.0551545255">
            <text:p>-118.0551545255</text:p>
          </table:table-cell>
        </table:table-row>
        <table:table-row table:style-name="ro1">
          <table:table-cell office:value-type="float" office:value="7.77845916677968E+017">
            <text:p>777845916677968000</text:p>
          </table:table-cell>
          <table:table-cell office:value-type="string">
            <text:p>Electabuzz</text:p>
          </table:table-cell>
          <table:table-cell office:value-type="string">
            <text:p>09/19/16 12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845066136072E+017">
            <text:p>777845066136072000</text:p>
          </table:table-cell>
          <table:table-cell office:value-type="string">
            <text:p>Exeggutor</text:p>
          </table:table-cell>
          <table:table-cell office:value-type="string">
            <text:p>09/19/16 12:21 PM</text:p>
          </table:table-cell>
          <table:table-cell office:value-type="float" office:value="34.149166282">
            <text:p>34.149166282</text:p>
          </table:table-cell>
          <table:table-cell office:value-type="float" office:value="-118.0376830178">
            <text:p>-118.0376830178</text:p>
          </table:table-cell>
        </table:table-row>
        <table:table-row table:style-name="ro1">
          <table:table-cell office:value-type="float" office:value="7.77841441217192E+017">
            <text:p>777841441217192000</text:p>
          </table:table-cell>
          <table:table-cell office:value-type="string">
            <text:p>Scyther</text:p>
          </table:table-cell>
          <table:table-cell office:value-type="string">
            <text:p>09/19/16 12:07 PM</text:p>
          </table:table-cell>
          <table:table-cell office:value-type="float" office:value="34.1308630734">
            <text:p>34.1308630734</text:p>
          </table:table-cell>
          <table:table-cell office:value-type="float" office:value="-118.0420739257">
            <text:p>-118.0420739257</text:p>
          </table:table-cell>
        </table:table-row>
        <table:table-row table:style-name="ro1">
          <table:table-cell office:value-type="float" office:value="7.7784115209966E+017">
            <text:p>777841152099660000</text:p>
          </table:table-cell>
          <table:table-cell office:value-type="string">
            <text:p>Hitmonlee</text:p>
          </table:table-cell>
          <table:table-cell office:value-type="string">
            <text:p>09/19/16 12:05 PM</text:p>
          </table:table-cell>
          <table:table-cell office:value-type="float" office:value="34.1506647118">
            <text:p>34.1506647118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784007832005E+017">
            <text:p>777840078320050000</text:p>
          </table:table-cell>
          <table:table-cell office:value-type="string">
            <text:p>Magmar</text:p>
          </table:table-cell>
          <table:table-cell office:value-type="string">
            <text:p>09/19/16 12:01 PM</text:p>
          </table:table-cell>
          <table:table-cell office:value-type="float" office:value="34.1433132213">
            <text:p>34.1433132213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7839716884369E+017">
            <text:p>777839716884369000</text:p>
          </table:table-cell>
          <table:table-cell office:value-type="string">
            <text:p>Magmar</text:p>
          </table:table-cell>
          <table:table-cell office:value-type="string">
            <text:p>09/19/16 12:00 PM</text:p>
          </table:table-cell>
          <table:table-cell office:value-type="float" office:value="34.1513645706">
            <text:p>34.1513645706</text:p>
          </table:table-cell>
          <table:table-cell office:value-type="float" office:value="-118.025881913">
            <text:p>-118.025881913</text:p>
          </table:table-cell>
        </table:table-row>
        <table:table-row table:style-name="ro1">
          <table:table-cell office:value-type="float" office:value="7.7783609246464E+017">
            <text:p>777836092464640000</text:p>
          </table:table-cell>
          <table:table-cell office:value-type="string">
            <text:p>Chansey</text:p>
          </table:table-cell>
          <table:table-cell office:value-type="string">
            <text:p>09/19/16 11:45 AM</text:p>
          </table:table-cell>
          <table:table-cell office:value-type="float" office:value="34.1565433095">
            <text:p>34.1565433095</text:p>
          </table:table-cell>
          <table:table-cell office:value-type="float" office:value="-118.0331090395">
            <text:p>-118.0331090395</text:p>
          </table:table-cell>
        </table:table-row>
        <table:table-row table:style-name="ro1">
          <table:table-cell office:value-type="float" office:value="7.77836070415196E+017">
            <text:p>777836070415196000</text:p>
          </table:table-cell>
          <table:table-cell office:value-type="string">
            <text:p>Hitmonlee</text:p>
          </table:table-cell>
          <table:table-cell office:value-type="string">
            <text:p>09/19/16 11:45 AM</text:p>
          </table:table-cell>
          <table:table-cell office:value-type="float" office:value="34.1231399055">
            <text:p>34.1231399055</text:p>
          </table:table-cell>
          <table:table-cell office:value-type="float" office:value="-118.054514239">
            <text:p>-118.054514239</text:p>
          </table:table-cell>
        </table:table-row>
        <table:table-row table:style-name="ro1">
          <table:table-cell office:value-type="float" office:value="7.77835499859747E+017">
            <text:p>777835499859747000</text:p>
          </table:table-cell>
          <table:table-cell office:value-type="string">
            <text:p>Scyther</text:p>
          </table:table-cell>
          <table:table-cell office:value-type="string">
            <text:p>09/19/16 11:43 AM</text:p>
          </table:table-cell>
          <table:table-cell office:value-type="float" office:value="34.1020183369">
            <text:p>34.1020183369</text:p>
          </table:table-cell>
          <table:table-cell office:value-type="float" office:value="-118.0466476722">
            <text:p>-118.0466476722</text:p>
          </table:table-cell>
        </table:table-row>
        <table:table-row table:style-name="ro1">
          <table:table-cell office:value-type="float" office:value="7.77832811126325E+017">
            <text:p>777832811126325000</text:p>
          </table:table-cell>
          <table:table-cell office:value-type="string">
            <text:p>Clefable</text:p>
          </table:table-cell>
          <table:table-cell office:value-type="string">
            <text:p>09/19/16 11:32 AM</text:p>
          </table:table-cell>
          <table:table-cell office:value-type="float" office:value="34.164121805">
            <text:p>34.164121805</text:p>
          </table:table-cell>
          <table:table-cell office:value-type="float" office:value="-118.0445437635">
            <text:p>-118.0445437635</text:p>
          </table:table-cell>
        </table:table-row>
        <table:table-row table:style-name="ro1">
          <table:table-cell office:value-type="float" office:value="7.77830818462831E+017">
            <text:p>777830818462831000</text:p>
          </table:table-cell>
          <table:table-cell office:value-type="string">
            <text:p>Electabuzz</text:p>
          </table:table-cell>
          <table:table-cell office:value-type="string">
            <text:p>09/19/16 11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830263309021E+017">
            <text:p>777830263309021000</text:p>
          </table:table-cell>
          <table:table-cell office:value-type="string">
            <text:p>Rapidash</text:p>
          </table:table-cell>
          <table:table-cell office:value-type="string">
            <text:p>09/19/16 11:22 AM</text:p>
          </table:table-cell>
          <table:table-cell office:value-type="float" office:value="34.1624639393">
            <text:p>34.1624639393</text:p>
          </table:table-cell>
          <table:table-cell office:value-type="float" office:value="-118.040244394">
            <text:p>-118.040244394</text:p>
          </table:table-cell>
        </table:table-row>
        <table:table-row table:style-name="ro1">
          <table:table-cell office:value-type="float" office:value="7.77829820419875E+017">
            <text:p>777829820419875000</text:p>
          </table:table-cell>
          <table:table-cell office:value-type="string">
            <text:p>Chansey</text:p>
          </table:table-cell>
          <table:table-cell office:value-type="string">
            <text:p>09/19/16 11:20 AM</text:p>
          </table:table-cell>
          <table:table-cell office:value-type="float" office:value="34.1127731724">
            <text:p>34.1127731724</text:p>
          </table:table-cell>
          <table:table-cell office:value-type="float" office:value="-118.062746317">
            <text:p>-118.062746317</text:p>
          </table:table-cell>
        </table:table-row>
        <table:table-row table:style-name="ro1">
          <table:table-cell office:value-type="float" office:value="7.7782869545721E+017">
            <text:p>777828695457210000</text:p>
          </table:table-cell>
          <table:table-cell office:value-type="string">
            <text:p>Electabuzz</text:p>
          </table:table-cell>
          <table:table-cell office:value-type="string">
            <text:p>09/19/16 11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827012316508E+017">
            <text:p>777827012316508000</text:p>
          </table:table-cell>
          <table:table-cell office:value-type="string">
            <text:p>Tangela</text:p>
          </table:table-cell>
          <table:table-cell office:value-type="string">
            <text:p>09/19/16 11:09 AM</text:p>
          </table:table-cell>
          <table:table-cell office:value-type="float" office:value="34.1146555315">
            <text:p>34.1146555315</text:p>
          </table:table-cell>
          <table:table-cell office:value-type="float" office:value="-118.0282604935">
            <text:p>-118.0282604935</text:p>
          </table:table-cell>
        </table:table-row>
        <table:table-row table:style-name="ro1">
          <table:table-cell office:value-type="float" office:value="7.77824307971957E+017">
            <text:p>777824307971957000</text:p>
          </table:table-cell>
          <table:table-cell office:value-type="string">
            <text:p>Nidoqueen</text:p>
          </table:table-cell>
          <table:table-cell office:value-type="string">
            <text:p>09/19/16 10:59 AM</text:p>
          </table:table-cell>
          <table:table-cell office:value-type="float" office:value="34.1680345006">
            <text:p>34.1680345006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77822202934591E+017">
            <text:p>777822202934591000</text:p>
          </table:table-cell>
          <table:table-cell office:value-type="string">
            <text:p>Rapidash</text:p>
          </table:table-cell>
          <table:table-cell office:value-type="string">
            <text:p>09/19/16 10:50 AM</text:p>
          </table:table-cell>
          <table:table-cell office:value-type="float" office:value="34.1192725759">
            <text:p>34.1192725759</text:p>
          </table:table-cell>
          <table:table-cell office:value-type="float" office:value="-118.0186544917">
            <text:p>-118.0186544917</text:p>
          </table:table-cell>
        </table:table-row>
        <table:table-row table:style-name="ro1">
          <table:table-cell office:value-type="float" office:value="7.7782215412967E+017">
            <text:p>777822154129670000</text:p>
          </table:table-cell>
          <table:table-cell office:value-type="string">
            <text:p>Snorlax</text:p>
          </table:table-cell>
          <table:table-cell office:value-type="string">
            <text:p>09/19/16 10:50 AM</text:p>
          </table:table-cell>
          <table:table-cell office:value-type="float" office:value="34.1263914518">
            <text:p>34.1263914518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7782192236082E+017">
            <text:p>777821922360820000</text:p>
          </table:table-cell>
          <table:table-cell office:value-type="string">
            <text:p>Exeggutor</text:p>
          </table:table-cell>
          <table:table-cell office:value-type="string">
            <text:p>09/19/16 10:49 AM</text:p>
          </table:table-cell>
          <table:table-cell office:value-type="float" office:value="34.1678132256">
            <text:p>34.1678132256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7821348512961E+017">
            <text:p>777821348512961000</text:p>
          </table:table-cell>
          <table:table-cell office:value-type="string">
            <text:p>Rapidash</text:p>
          </table:table-cell>
          <table:table-cell office:value-type="string">
            <text:p>09/19/16 10:47 AM</text:p>
          </table:table-cell>
          <table:table-cell office:value-type="float" office:value="34.1012973664">
            <text:p>34.1012973664</text:p>
          </table:table-cell>
          <table:table-cell office:value-type="float" office:value="-118.0466476722">
            <text:p>-118.0466476722</text:p>
          </table:table-cell>
        </table:table-row>
        <table:table-row table:style-name="ro1">
          <table:table-cell office:value-type="float" office:value="7.7782090973843E+017">
            <text:p>777820909738430000</text:p>
          </table:table-cell>
          <table:table-cell office:value-type="string">
            <text:p>Jolteon</text:p>
          </table:table-cell>
          <table:table-cell office:value-type="string">
            <text:p>09/19/16 10:45 AM</text:p>
          </table:table-cell>
          <table:table-cell office:value-type="float" office:value="34.1015028312">
            <text:p>34.1015028312</text:p>
          </table:table-cell>
          <table:table-cell office:value-type="float" office:value="-118.0464647246">
            <text:p>-118.0464647246</text:p>
          </table:table-cell>
        </table:table-row>
        <table:table-row table:style-name="ro1">
          <table:table-cell office:value-type="float" office:value="7.77816529849102E+017">
            <text:p>777816529849102000</text:p>
          </table:table-cell>
          <table:table-cell office:value-type="string">
            <text:p>Exeggutor</text:p>
          </table:table-cell>
          <table:table-cell office:value-type="string">
            <text:p>09/19/16 10:28 AM</text:p>
          </table:table-cell>
          <table:table-cell office:value-type="float" office:value="34.1256898063">
            <text:p>34.1256898063</text:p>
          </table:table-cell>
          <table:table-cell office:value-type="float" office:value="-118.0140800222">
            <text:p>-118.0140800222</text:p>
          </table:table-cell>
        </table:table-row>
        <table:table-row table:style-name="ro1">
          <table:table-cell office:value-type="float" office:value="7.77813945021104E+017">
            <text:p>777813945021104000</text:p>
          </table:table-cell>
          <table:table-cell office:value-type="string">
            <text:p>Raichu</text:p>
          </table:table-cell>
          <table:table-cell office:value-type="string">
            <text:p>09/19/16 10:17 AM</text:p>
          </table:table-cell>
          <table:table-cell office:value-type="float" office:value="34.103209548">
            <text:p>34.103209548</text:p>
          </table:table-cell>
          <table:table-cell office:value-type="float" office:value="-118.0470135668">
            <text:p>-118.0470135668</text:p>
          </table:table-cell>
        </table:table-row>
        <table:table-row table:style-name="ro1">
          <table:table-cell office:value-type="float" office:value="7.77813058777252E+017">
            <text:p>777813058777252000</text:p>
          </table:table-cell>
          <table:table-cell office:value-type="string">
            <text:p>Magmar</text:p>
          </table:table-cell>
          <table:table-cell office:value-type="string">
            <text:p>09/19/16 10:14 AM</text:p>
          </table:table-cell>
          <table:table-cell office:value-type="float" office:value="34.1404356779">
            <text:p>34.1404356779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77812330071458E+017">
            <text:p>777812330071458000</text:p>
          </table:table-cell>
          <table:table-cell office:value-type="string">
            <text:p>Snorlax</text:p>
          </table:table-cell>
          <table:table-cell office:value-type="string">
            <text:p>09/19/16 10:11 AM</text:p>
          </table:table-cell>
          <table:table-cell office:value-type="float" office:value="34.1240685136">
            <text:p>34.1240685136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77809518721806E+017">
            <text:p>777809518721806000</text:p>
          </table:table-cell>
          <table:table-cell office:value-type="string">
            <text:p>Arcanine</text:p>
          </table:table-cell>
          <table:table-cell office:value-type="string">
            <text:p>09/19/16 10:00 AM</text:p>
          </table:table-cell>
          <table:table-cell office:value-type="float" office:value="34.1513645706">
            <text:p>34.1513645706</text:p>
          </table:table-cell>
          <table:table-cell office:value-type="float" office:value="-118.025881913">
            <text:p>-118.025881913</text:p>
          </table:table-cell>
        </table:table-row>
        <table:table-row table:style-name="ro1">
          <table:table-cell office:value-type="float" office:value="7.77809283949867E+017">
            <text:p>777809283949867000</text:p>
          </table:table-cell>
          <table:table-cell office:value-type="string">
            <text:p>Nidoqueen</text:p>
          </table:table-cell>
          <table:table-cell office:value-type="string">
            <text:p>09/19/16 09:59 AM</text:p>
          </table:table-cell>
          <table:table-cell office:value-type="float" office:value="34.1636179179">
            <text:p>34.1636179179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7808758491656E+017">
            <text:p>777808758491656000</text:p>
          </table:table-cell>
          <table:table-cell office:value-type="string">
            <text:p>Ivysaur</text:p>
          </table:table-cell>
          <table:table-cell office:value-type="string">
            <text:p>09/19/16 09:57 AM</text:p>
          </table:table-cell>
          <table:table-cell office:value-type="float" office:value="34.1559514098">
            <text:p>34.1559514098</text:p>
          </table:table-cell>
          <table:table-cell office:value-type="float" office:value="-118.0257904285">
            <text:p>-118.0257904285</text:p>
          </table:table-cell>
        </table:table-row>
        <table:table-row table:style-name="ro1">
          <table:table-cell office:value-type="float" office:value="7.77806934002905E+017">
            <text:p>777806934002905000</text:p>
          </table:table-cell>
          <table:table-cell office:value-type="string">
            <text:p>Arcanine</text:p>
          </table:table-cell>
          <table:table-cell office:value-type="string">
            <text:p>09/19/16 09:49 AM</text:p>
          </table:table-cell>
          <table:table-cell office:value-type="float" office:value="34.1395957118">
            <text:p>34.1395957118</text:p>
          </table:table-cell>
          <table:table-cell office:value-type="float" office:value="-118.0151779056">
            <text:p>-118.0151779056</text:p>
          </table:table-cell>
        </table:table-row>
        <table:table-row table:style-name="ro1">
          <table:table-cell office:value-type="float" office:value="7.77805195451347E+017">
            <text:p>777805195451347000</text:p>
          </table:table-cell>
          <table:table-cell office:value-type="string">
            <text:p>Jolteon</text:p>
          </table:table-cell>
          <table:table-cell office:value-type="string">
            <text:p>09/19/16 09:43 AM</text:p>
          </table:table-cell>
          <table:table-cell office:value-type="float" office:value="34.0965818422">
            <text:p>34.0965818422</text:p>
          </table:table-cell>
          <table:table-cell office:value-type="float" office:value="-118.034938645">
            <text:p>-118.034938645</text:p>
          </table:table-cell>
        </table:table-row>
        <table:table-row table:style-name="ro1">
          <table:table-cell office:value-type="float" office:value="7.77801808169185E+017">
            <text:p>777801808169185000</text:p>
          </table:table-cell>
          <table:table-cell office:value-type="string">
            <text:p>Charmeleon</text:p>
          </table:table-cell>
          <table:table-cell office:value-type="string">
            <text:p>09/19/16 09:29 AM</text:p>
          </table:table-cell>
          <table:table-cell office:value-type="float" office:value="34.1448699648">
            <text:p>34.1448699648</text:p>
          </table:table-cell>
          <table:table-cell office:value-type="float" office:value="-118.0310964516">
            <text:p>-118.0310964516</text:p>
          </table:table-cell>
        </table:table-row>
        <table:table-row table:style-name="ro1">
          <table:table-cell office:value-type="float" office:value="7.77799983613391E+017">
            <text:p>777799983613391000</text:p>
          </table:table-cell>
          <table:table-cell office:value-type="string">
            <text:p>Hitmonlee</text:p>
          </table:table-cell>
          <table:table-cell office:value-type="string">
            <text:p>09/19/16 09:22 AM</text:p>
          </table:table-cell>
          <table:table-cell office:value-type="float" office:value="34.112456552">
            <text:p>34.112456552</text:p>
          </table:table-cell>
          <table:table-cell office:value-type="float" office:value="-118.0556118716">
            <text:p>-118.0556118716</text:p>
          </table:table-cell>
        </table:table-row>
        <table:table-row table:style-name="ro1">
          <table:table-cell office:value-type="float" office:value="7.77798651103949E+017">
            <text:p>777798651103949000</text:p>
          </table:table-cell>
          <table:table-cell office:value-type="string">
            <text:p>Golem</text:p>
          </table:table-cell>
          <table:table-cell office:value-type="string">
            <text:p>09/19/16 09:17 AM</text:p>
          </table:table-cell>
          <table:table-cell office:value-type="float" office:value="34.1515437558">
            <text:p>34.1515437558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7797099932914E+017">
            <text:p>777797099932914000</text:p>
          </table:table-cell>
          <table:table-cell office:value-type="string">
            <text:p>Raichu</text:p>
          </table:table-cell>
          <table:table-cell office:value-type="string">
            <text:p>09/19/16 09:10 AM</text:p>
          </table:table-cell>
          <table:table-cell office:value-type="float" office:value="34.1261827113">
            <text:p>34.1261827113</text:p>
          </table:table-cell>
          <table:table-cell office:value-type="float" office:value="-118.0143544937">
            <text:p>-118.0143544937</text:p>
          </table:table-cell>
        </table:table-row>
        <table:table-row table:style-name="ro1">
          <table:table-cell office:value-type="float" office:value="7.77795663450943E+017">
            <text:p>777795663450943000</text:p>
          </table:table-cell>
          <table:table-cell office:value-type="string">
            <text:p>Chansey</text:p>
          </table:table-cell>
          <table:table-cell office:value-type="string">
            <text:p>09/19/16 09:05 AM</text:p>
          </table:table-cell>
          <table:table-cell office:value-type="float" office:value="34.1142307569">
            <text:p>34.1142307569</text:p>
          </table:table-cell>
          <table:table-cell office:value-type="float" office:value="-118.0516786564">
            <text:p>-118.0516786564</text:p>
          </table:table-cell>
        </table:table-row>
        <table:table-row table:style-name="ro1">
          <table:table-cell office:value-type="float" office:value="7.77791998044492E+017">
            <text:p>777791998044492000</text:p>
          </table:table-cell>
          <table:table-cell office:value-type="string">
            <text:p>Charizard</text:p>
          </table:table-cell>
          <table:table-cell office:value-type="string">
            <text:p>09/19/16 08:50 AM</text:p>
          </table:table-cell>
          <table:table-cell office:value-type="float" office:value="34.1156052358">
            <text:p>34.1156052358</text:p>
          </table:table-cell>
          <table:table-cell office:value-type="float" office:value="-118.0244181552">
            <text:p>-118.0244181552</text:p>
          </table:table-cell>
        </table:table-row>
        <table:table-row table:style-name="ro1">
          <table:table-cell office:value-type="float" office:value="7.77790201053577E+017">
            <text:p>777790201053577000</text:p>
          </table:table-cell>
          <table:table-cell office:value-type="string">
            <text:p>Butterfree</text:p>
          </table:table-cell>
          <table:table-cell office:value-type="string">
            <text:p>09/19/16 08:43 AM</text:p>
          </table:table-cell>
          <table:table-cell office:value-type="float" office:value="34.1020183369">
            <text:p>34.1020183369</text:p>
          </table:table-cell>
          <table:table-cell office:value-type="float" office:value="-118.0466476722">
            <text:p>-118.0466476722</text:p>
          </table:table-cell>
        </table:table-row>
        <table:table-row table:style-name="ro1">
          <table:table-cell office:value-type="float" office:value="7.77790046405472E+017">
            <text:p>777790046405472000</text:p>
          </table:table-cell>
          <table:table-cell office:value-type="string">
            <text:p>Beedrill</text:p>
          </table:table-cell>
          <table:table-cell office:value-type="string">
            <text:p>09/19/16 08:42 AM</text:p>
          </table:table-cell>
          <table:table-cell office:value-type="float" office:value="34.1307010978">
            <text:p>34.1307010978</text:p>
          </table:table-cell>
          <table:table-cell office:value-type="float" office:value="-118.0498492242">
            <text:p>-118.0498492242</text:p>
          </table:table-cell>
        </table:table-row>
        <table:table-row table:style-name="ro1">
          <table:table-cell office:value-type="float" office:value="7.77789616321552E+017">
            <text:p>777789616321552000</text:p>
          </table:table-cell>
          <table:table-cell office:value-type="string">
            <text:p>Jolteon</text:p>
          </table:table-cell>
          <table:table-cell office:value-type="string">
            <text:p>09/19/16 08:41 AM</text:p>
          </table:table-cell>
          <table:table-cell office:value-type="float" office:value="34.1255042364">
            <text:p>34.1255042364</text:p>
          </table:table-cell>
          <table:table-cell office:value-type="float" office:value="-118.0530507182">
            <text:p>-118.0530507182</text:p>
          </table:table-cell>
        </table:table-row>
        <table:table-row table:style-name="ro1">
          <table:table-cell office:value-type="float" office:value="7.77787077102481E+017">
            <text:p>777787077102481000</text:p>
          </table:table-cell>
          <table:table-cell office:value-type="string">
            <text:p>Butterfree</text:p>
          </table:table-cell>
          <table:table-cell office:value-type="string">
            <text:p>09/19/16 08:31 AM</text:p>
          </table:table-cell>
          <table:table-cell office:value-type="float" office:value="34.1199141506">
            <text:p>34.1199141506</text:p>
          </table:table-cell>
          <table:table-cell office:value-type="float" office:value="-118.0678683049">
            <text:p>-118.0678683049</text:p>
          </table:table-cell>
        </table:table-row>
        <table:table-row table:style-name="ro1">
          <table:table-cell office:value-type="float" office:value="7.7778649820457E+017">
            <text:p>777786498204570000</text:p>
          </table:table-cell>
          <table:table-cell office:value-type="string">
            <text:p>Exeggutor</text:p>
          </table:table-cell>
          <table:table-cell office:value-type="string">
            <text:p>09/19/16 08:28 AM</text:p>
          </table:table-cell>
          <table:table-cell office:value-type="float" office:value="34.1095494177">
            <text:p>34.1095494177</text:p>
          </table:table-cell>
          <table:table-cell office:value-type="float" office:value="-118.0430801601">
            <text:p>-118.0430801601</text:p>
          </table:table-cell>
        </table:table-row>
        <table:table-row table:style-name="ro1">
          <table:table-cell office:value-type="float" office:value="7.77786303794393E+017">
            <text:p>777786303794393000</text:p>
          </table:table-cell>
          <table:table-cell office:value-type="string">
            <text:p>Charmeleon</text:p>
          </table:table-cell>
          <table:table-cell office:value-type="string">
            <text:p>09/19/16 08:28 AM</text:p>
          </table:table-cell>
          <table:table-cell office:value-type="float" office:value="34.1679578618">
            <text:p>34.1679578618</text:p>
          </table:table-cell>
          <table:table-cell office:value-type="float" office:value="-118.0287179092">
            <text:p>-118.0287179092</text:p>
          </table:table-cell>
        </table:table-row>
        <table:table-row table:style-name="ro1">
          <table:table-cell office:value-type="float" office:value="7.7778590339781E+017">
            <text:p>777785903397810000</text:p>
          </table:table-cell>
          <table:table-cell office:value-type="string">
            <text:p>Nidoking</text:p>
          </table:table-cell>
          <table:table-cell office:value-type="string">
            <text:p>09/19/16 08:26 AM</text:p>
          </table:table-cell>
          <table:table-cell office:value-type="float" office:value="34.1234183744">
            <text:p>34.1234183744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77785102868689E+017">
            <text:p>777785102868689000</text:p>
          </table:table-cell>
          <table:table-cell office:value-type="string">
            <text:p>Nidoking</text:p>
          </table:table-cell>
          <table:table-cell office:value-type="string">
            <text:p>09/19/16 08:23 AM</text:p>
          </table:table-cell>
          <table:table-cell office:value-type="float" office:value="34.166350261">
            <text:p>34.166350261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784603100652E+017">
            <text:p>777784603100652000</text:p>
          </table:table-cell>
          <table:table-cell office:value-type="string">
            <text:p>Arcanine</text:p>
          </table:table-cell>
          <table:table-cell office:value-type="string">
            <text:p>09/19/16 08:21 AM</text:p>
          </table:table-cell>
          <table:table-cell office:value-type="float" office:value="34.1612979077">
            <text:p>34.1612979077</text:p>
          </table:table-cell>
          <table:table-cell office:value-type="float" office:value="-118.0494833355">
            <text:p>-118.0494833355</text:p>
          </table:table-cell>
        </table:table-row>
        <table:table-row table:style-name="ro1">
          <table:table-cell office:value-type="float" office:value="7.77782116192891E+017">
            <text:p>777782116192891000</text:p>
          </table:table-cell>
          <table:table-cell office:value-type="string">
            <text:p>Arcanine</text:p>
          </table:table-cell>
          <table:table-cell office:value-type="string">
            <text:p>09/19/16 08:11 AM</text:p>
          </table:table-cell>
          <table:table-cell office:value-type="float" office:value="34.1642665466">
            <text:p>34.1642665466</text:p>
          </table:table-cell>
          <table:table-cell office:value-type="float" office:value="-118.0429886845">
            <text:p>-118.0429886845</text:p>
          </table:table-cell>
        </table:table-row>
        <table:table-row table:style-name="ro1">
          <table:table-cell office:value-type="float" office:value="7.77780349661086E+017">
            <text:p>777780349661086000</text:p>
          </table:table-cell>
          <table:table-cell office:value-type="string">
            <text:p>Exeggutor</text:p>
          </table:table-cell>
          <table:table-cell office:value-type="string">
            <text:p>09/19/16 08:04 AM</text:p>
          </table:table-cell>
          <table:table-cell office:value-type="float" office:value="34.1431090706">
            <text:p>34.1431090706</text:p>
          </table:table-cell>
          <table:table-cell office:value-type="float" office:value="-118.023320329">
            <text:p>-118.023320329</text:p>
          </table:table-cell>
        </table:table-row>
        <table:table-row table:style-name="ro1">
          <table:table-cell office:value-type="float" office:value="7.77778083889688E+017">
            <text:p>777778083889688000</text:p>
          </table:table-cell>
          <table:table-cell office:value-type="string">
            <text:p>Jolteon</text:p>
          </table:table-cell>
          <table:table-cell office:value-type="string">
            <text:p>09/19/16 07:55 AM</text:p>
          </table:table-cell>
          <table:table-cell office:value-type="float" office:value="34.1251578338">
            <text:p>34.1251578338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77776798419472E+017">
            <text:p>777776798419472000</text:p>
          </table:table-cell>
          <table:table-cell office:value-type="string">
            <text:p>Arcanine</text:p>
          </table:table-cell>
          <table:table-cell office:value-type="string">
            <text:p>09/19/16 07:50 AM</text:p>
          </table:table-cell>
          <table:table-cell office:value-type="float" office:value="34.1190862935">
            <text:p>34.1190862935</text:p>
          </table:table-cell>
          <table:table-cell office:value-type="float" office:value="-118.0618316606">
            <text:p>-118.0618316606</text:p>
          </table:table-cell>
        </table:table-row>
        <table:table-row table:style-name="ro1">
          <table:table-cell office:value-type="float" office:value="7.7777512916609E+017">
            <text:p>777775129166090000</text:p>
          </table:table-cell>
          <table:table-cell office:value-type="string">
            <text:p>Tangela</text:p>
          </table:table-cell>
          <table:table-cell office:value-type="string">
            <text:p>09/19/16 07:43 AM</text:p>
          </table:table-cell>
          <table:table-cell office:value-type="float" office:value="34.1195173427">
            <text:p>34.1195173427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7774127738335E+017">
            <text:p>777774127738335000</text:p>
          </table:table-cell>
          <table:table-cell office:value-type="string">
            <text:p>Nidoqueen</text:p>
          </table:table-cell>
          <table:table-cell office:value-type="string">
            <text:p>09/19/16 07:39 AM</text:p>
          </table:table-cell>
          <table:table-cell office:value-type="float" office:value="34.1524718769">
            <text:p>34.1524718769</text:p>
          </table:table-cell>
          <table:table-cell office:value-type="float" office:value="-118.0291753237">
            <text:p>-118.0291753237</text:p>
          </table:table-cell>
        </table:table-row>
        <table:table-row table:style-name="ro1">
          <table:table-cell office:value-type="float" office:value="7.77772553100145E+017">
            <text:p>777772553100145000</text:p>
          </table:table-cell>
          <table:table-cell office:value-type="string">
            <text:p>Kingler</text:p>
          </table:table-cell>
          <table:table-cell office:value-type="string">
            <text:p>09/19/16 07:33 AM</text:p>
          </table:table-cell>
          <table:table-cell office:value-type="float" office:value="34.1551821408">
            <text:p>34.1551821408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77771572908036E+017">
            <text:p>777771572908036000</text:p>
          </table:table-cell>
          <table:table-cell office:value-type="string">
            <text:p>Charmeleon</text:p>
          </table:table-cell>
          <table:table-cell office:value-type="string">
            <text:p>09/19/16 07:29 AM</text:p>
          </table:table-cell>
          <table:table-cell office:value-type="float" office:value="34.1606711685">
            <text:p>34.1606711685</text:p>
          </table:table-cell>
          <table:table-cell office:value-type="float" office:value="-118.0503980559">
            <text:p>-118.0503980559</text:p>
          </table:table-cell>
        </table:table-row>
        <table:table-row table:style-name="ro1">
          <table:table-cell office:value-type="float" office:value="7.77771521204904E+017">
            <text:p>777771521204904000</text:p>
          </table:table-cell>
          <table:table-cell office:value-type="string">
            <text:p>Chansey</text:p>
          </table:table-cell>
          <table:table-cell office:value-type="string">
            <text:p>09/19/16 07:29 AM</text:p>
          </table:table-cell>
          <table:table-cell office:value-type="float" office:value="34.1181122761">
            <text:p>34.1181122761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7771097945018E+017">
            <text:p>777771097945018000</text:p>
          </table:table-cell>
          <table:table-cell office:value-type="string">
            <text:p>Magmar</text:p>
          </table:table-cell>
          <table:table-cell office:value-type="string">
            <text:p>09/19/16 07:27 AM</text:p>
          </table:table-cell>
          <table:table-cell office:value-type="float" office:value="34.1593385628">
            <text:p>34.1593385628</text:p>
          </table:table-cell>
          <table:table-cell office:value-type="float" office:value="-118.0221310096">
            <text:p>-118.0221310096</text:p>
          </table:table-cell>
        </table:table-row>
        <table:table-row table:style-name="ro1">
          <table:table-cell office:value-type="float" office:value="7.7776742757673E+017">
            <text:p>777767427576730000</text:p>
          </table:table-cell>
          <table:table-cell office:value-type="string">
            <text:p>Jolteon</text:p>
          </table:table-cell>
          <table:table-cell office:value-type="string">
            <text:p>09/19/16 07:12 AM</text:p>
          </table:table-cell>
          <table:table-cell office:value-type="float" office:value="34.1523274668">
            <text:p>34.1523274668</text:p>
          </table:table-cell>
          <table:table-cell office:value-type="float" office:value="-118.0145374745">
            <text:p>-118.0145374745</text:p>
          </table:table-cell>
        </table:table-row>
        <table:table-row table:style-name="ro1">
          <table:table-cell office:value-type="float" office:value="7.7776652092756E+017">
            <text:p>777766520927560000</text:p>
          </table:table-cell>
          <table:table-cell office:value-type="string">
            <text:p>Dragonite</text:p>
          </table:table-cell>
          <table:table-cell office:value-type="string">
            <text:p>09/19/16 07:09 AM</text:p>
          </table:table-cell>
          <table:table-cell office:value-type="float" office:value="34.1647933953">
            <text:p>34.1647933953</text:p>
          </table:table-cell>
          <table:table-cell office:value-type="float" office:value="-118.0525018948">
            <text:p>-118.0525018948</text:p>
          </table:table-cell>
        </table:table-row>
        <table:table-row table:style-name="ro1">
          <table:table-cell office:value-type="float" office:value="7.77763966336414E+017">
            <text:p>777763966336414000</text:p>
          </table:table-cell>
          <table:table-cell office:value-type="string">
            <text:p>Arcanine</text:p>
          </table:table-cell>
          <table:table-cell office:value-type="string">
            <text:p>09/19/16 06:59 AM</text:p>
          </table:table-cell>
          <table:table-cell office:value-type="float" office:value="34.1621462003">
            <text:p>34.1621462003</text:p>
          </table:table-cell>
          <table:table-cell office:value-type="float" office:value="-118.0324686731">
            <text:p>-118.0324686731</text:p>
          </table:table-cell>
        </table:table-row>
        <table:table-row table:style-name="ro1">
          <table:table-cell office:value-type="float" office:value="7.77763951912243E+017">
            <text:p>777763951912243000</text:p>
          </table:table-cell>
          <table:table-cell office:value-type="string">
            <text:p>Rapidash</text:p>
          </table:table-cell>
          <table:table-cell office:value-type="string">
            <text:p>09/19/16 06:59 AM</text:p>
          </table:table-cell>
          <table:table-cell office:value-type="float" office:value="34.1450646085">
            <text:p>34.1450646085</text:p>
          </table:table-cell>
          <table:table-cell office:value-type="float" office:value="-118.0270712072">
            <text:p>-118.0270712072</text:p>
          </table:table-cell>
        </table:table-row>
        <table:table-row table:style-name="ro1">
          <table:table-cell office:value-type="float" office:value="7.77763881930285E+017">
            <text:p>777763881930285000</text:p>
          </table:table-cell>
          <table:table-cell office:value-type="string">
            <text:p>Arcanine</text:p>
          </table:table-cell>
          <table:table-cell office:value-type="string">
            <text:p>09/19/16 06:58 AM</text:p>
          </table:table-cell>
          <table:table-cell office:value-type="float" office:value="34.127682051">
            <text:p>34.127682051</text:p>
          </table:table-cell>
          <table:table-cell office:value-type="float" office:value="-118.0546057086">
            <text:p>-118.0546057086</text:p>
          </table:table-cell>
        </table:table-row>
        <table:table-row table:style-name="ro1">
          <table:table-cell office:value-type="float" office:value="7.77762869333025E+017">
            <text:p>777762869333025000</text:p>
          </table:table-cell>
          <table:table-cell office:value-type="string">
            <text:p>Arcanine</text:p>
          </table:table-cell>
          <table:table-cell office:value-type="string">
            <text:p>09/19/16 06:54 AM</text:p>
          </table:table-cell>
          <table:table-cell office:value-type="float" office:value="34.1220924677">
            <text:p>34.1220924677</text:p>
          </table:table-cell>
          <table:table-cell office:value-type="float" office:value="-118.0652158655">
            <text:p>-118.0652158655</text:p>
          </table:table-cell>
        </table:table-row>
        <table:table-row table:style-name="ro1">
          <table:table-cell office:value-type="float" office:value="7.77762832154698E+017">
            <text:p>777762832154698000</text:p>
          </table:table-cell>
          <table:table-cell office:value-type="string">
            <text:p>Rapidash</text:p>
          </table:table-cell>
          <table:table-cell office:value-type="string">
            <text:p>09/19/16 06:54 AM</text:p>
          </table:table-cell>
          <table:table-cell office:value-type="float" office:value="34.1278852938">
            <text:p>34.1278852938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7760730971898E+017">
            <text:p>777760730971898000</text:p>
          </table:table-cell>
          <table:table-cell office:value-type="string">
            <text:p>Flareon</text:p>
          </table:table-cell>
          <table:table-cell office:value-type="string">
            <text:p>09/19/16 06:46 AM</text:p>
          </table:table-cell>
          <table:table-cell office:value-type="float" office:value="34.1430159989">
            <text:p>34.143015998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77759026763276E+017">
            <text:p>777759026763276000</text:p>
          </table:table-cell>
          <table:table-cell office:value-type="string">
            <text:p>Rapidash</text:p>
          </table:table-cell>
          <table:table-cell office:value-type="string">
            <text:p>09/19/16 06:39 AM</text:p>
          </table:table-cell>
          <table:table-cell office:value-type="float" office:value="34.1275898042">
            <text:p>34.1275898042</text:p>
          </table:table-cell>
          <table:table-cell office:value-type="float" office:value="-118.0543312995">
            <text:p>-118.0543312995</text:p>
          </table:table-cell>
        </table:table-row>
        <table:table-row table:style-name="ro1">
          <table:table-cell office:value-type="float" office:value="7.77758695195226E+017">
            <text:p>777758695195226000</text:p>
          </table:table-cell>
          <table:table-cell office:value-type="string">
            <text:p>Ivysaur</text:p>
          </table:table-cell>
          <table:table-cell office:value-type="string">
            <text:p>09/19/16 06:38 AM</text:p>
          </table:table-cell>
          <table:table-cell office:value-type="float" office:value="34.1515876617">
            <text:p>34.1515876617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775735935966E+017">
            <text:p>777757359359660000</text:p>
          </table:table-cell>
          <table:table-cell office:value-type="string">
            <text:p>Clefable</text:p>
          </table:table-cell>
          <table:table-cell office:value-type="string">
            <text:p>09/19/16 06:32 AM</text:p>
          </table:table-cell>
          <table:table-cell office:value-type="float" office:value="34.1677905828">
            <text:p>34.1677905828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7757152131768E+017">
            <text:p>777757152131768000</text:p>
          </table:table-cell>
          <table:table-cell office:value-type="string">
            <text:p>Clefable</text:p>
          </table:table-cell>
          <table:table-cell office:value-type="string">
            <text:p>09/19/16 06:32 AM</text:p>
          </table:table-cell>
          <table:table-cell office:value-type="float" office:value="34.1693654716">
            <text:p>34.1693654716</text:p>
          </table:table-cell>
          <table:table-cell office:value-type="float" office:value="-118.0333834816">
            <text:p>-118.0333834816</text:p>
          </table:table-cell>
        </table:table-row>
        <table:table-row table:style-name="ro1">
          <table:table-cell office:value-type="float" office:value="7.77756820542661E+017">
            <text:p>777756820542661000</text:p>
          </table:table-cell>
          <table:table-cell office:value-type="string">
            <text:p>Nidoqueen</text:p>
          </table:table-cell>
          <table:table-cell office:value-type="string">
            <text:p>09/19/16 06:30 AM</text:p>
          </table:table-cell>
          <table:table-cell office:value-type="float" office:value="34.1332185942">
            <text:p>34.1332185942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7755556991767E+017">
            <text:p>777755556991767000</text:p>
          </table:table-cell>
          <table:table-cell office:value-type="string">
            <text:p>Charmeleon</text:p>
          </table:table-cell>
          <table:table-cell office:value-type="string">
            <text:p>09/19/16 06:25 AM</text:p>
          </table:table-cell>
          <table:table-cell office:value-type="float" office:value="34.1511940022">
            <text:p>34.1511940022</text:p>
          </table:table-cell>
          <table:table-cell office:value-type="float" office:value="-118.0262478505">
            <text:p>-118.0262478505</text:p>
          </table:table-cell>
        </table:table-row>
        <table:table-row table:style-name="ro2">
          <table:table-cell office:value-type="float" office:value="7.77755344797741E+017">
            <text:p>777755344797741000</text:p>
          </table:table-cell>
          <table:table-cell office:value-type="string">
            <text:p>Electrode</text:p>
          </table:table-cell>
          <table:table-cell office:value-type="string">
            <text:p>09/19/16 06:24 AM</text:p>
          </table:table-cell>
          <table:table-cell office:value-type="float" office:value="34.1244833671">
            <text:p>34.1244833671</text:p>
          </table:table-cell>
          <table:table-cell office:value-type="float" office:value="-118.0607340668">
            <text:p>-118.0607340668</text:p>
          </table:table-cell>
        </table:table-row>
        <table:table-row table:style-name="ro1">
          <table:table-cell office:value-type="float" office:value="7.77755183228949E+017">
            <text:p>777755183228949000</text:p>
          </table:table-cell>
          <table:table-cell office:value-type="string">
            <text:p>Magmar</text:p>
          </table:table-cell>
          <table:table-cell office:value-type="string">
            <text:p>09/19/16 06:24 AM</text:p>
          </table:table-cell>
          <table:table-cell office:value-type="float" office:value="34.1238558763">
            <text:p>34.1238558763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77753488818184E+017">
            <text:p>777753488818184000</text:p>
          </table:table-cell>
          <table:table-cell office:value-type="string">
            <text:p>Magmar</text:p>
          </table:table-cell>
          <table:table-cell office:value-type="string">
            <text:p>09/19/16 06:17 AM</text:p>
          </table:table-cell>
          <table:table-cell office:value-type="float" office:value="34.1498238105">
            <text:p>34.1498238105</text:p>
          </table:table-cell>
          <table:table-cell office:value-type="float" office:value="-118.0440863887">
            <text:p>-118.0440863887</text:p>
          </table:table-cell>
        </table:table-row>
        <table:table-row table:style-name="ro1">
          <table:table-cell office:value-type="float" office:value="7.77753167131841E+017">
            <text:p>777753167131841000</text:p>
          </table:table-cell>
          <table:table-cell office:value-type="string">
            <text:p>Arcanine</text:p>
          </table:table-cell>
          <table:table-cell office:value-type="string">
            <text:p>09/19/16 06:16 AM</text:p>
          </table:table-cell>
          <table:table-cell office:value-type="float" office:value="34.1086380406">
            <text:p>34.1086380406</text:p>
          </table:table-cell>
          <table:table-cell office:value-type="float" office:value="-118.0610084659">
            <text:p>-118.0610084659</text:p>
          </table:table-cell>
        </table:table-row>
        <table:table-row table:style-name="ro1">
          <table:table-cell office:value-type="float" office:value="7.77752872507232E+017">
            <text:p>777752872507232000</text:p>
          </table:table-cell>
          <table:table-cell office:value-type="string">
            <text:p>Nidoqueen</text:p>
          </table:table-cell>
          <table:table-cell office:value-type="string">
            <text:p>09/19/16 06:15 AM</text:p>
          </table:table-cell>
          <table:table-cell office:value-type="float" office:value="34.1548508709">
            <text:p>34.1548508709</text:p>
          </table:table-cell>
          <table:table-cell office:value-type="float" office:value="-118.0208501951">
            <text:p>-118.0208501951</text:p>
          </table:table-cell>
        </table:table-row>
        <table:table-row table:style-name="ro1">
          <table:table-cell office:value-type="float" office:value="7.77751109221745E+017">
            <text:p>777751109221745000</text:p>
          </table:table-cell>
          <table:table-cell office:value-type="string">
            <text:p>Lickitung</text:p>
          </table:table-cell>
          <table:table-cell office:value-type="string">
            <text:p>09/19/16 06:08 AM</text:p>
          </table:table-cell>
          <table:table-cell office:value-type="float" office:value="34.1515577728">
            <text:p>34.1515577728</text:p>
          </table:table-cell>
          <table:table-cell office:value-type="float" office:value="-118.0134395871">
            <text:p>-118.0134395871</text:p>
          </table:table-cell>
        </table:table-row>
        <table:table-row table:style-name="ro1">
          <table:table-cell office:value-type="float" office:value="7.77749797692322E+017">
            <text:p>777749797692322000</text:p>
          </table:table-cell>
          <table:table-cell office:value-type="string">
            <text:p>Hitmonlee</text:p>
          </table:table-cell>
          <table:table-cell office:value-type="string">
            <text:p>09/19/16 06:02 AM</text:p>
          </table:table-cell>
          <table:table-cell office:value-type="float" office:value="34.1292505581">
            <text:p>34.1292505581</text:p>
          </table:table-cell>
          <table:table-cell office:value-type="float" office:value="-118.0550630561">
            <text:p>-118.0550630561</text:p>
          </table:table-cell>
        </table:table-row>
        <table:table-row table:style-name="ro1">
          <table:table-cell office:value-type="float" office:value="7.77749716612227E+017">
            <text:p>777749716612227000</text:p>
          </table:table-cell>
          <table:table-cell office:value-type="string">
            <text:p>Chansey</text:p>
          </table:table-cell>
          <table:table-cell office:value-type="string">
            <text:p>09/19/16 06:02 AM</text:p>
          </table:table-cell>
          <table:table-cell office:value-type="float" office:value="34.1132687559">
            <text:p>34.1132687559</text:p>
          </table:table-cell>
          <table:table-cell office:value-type="float" office:value="-118.0685085429">
            <text:p>-118.0685085429</text:p>
          </table:table-cell>
        </table:table-row>
        <table:table-row table:style-name="ro1">
          <table:table-cell office:value-type="float" office:value="7.77749647796294E+017">
            <text:p>777749647796294000</text:p>
          </table:table-cell>
          <table:table-cell office:value-type="string">
            <text:p>Scyther</text:p>
          </table:table-cell>
          <table:table-cell office:value-type="string">
            <text:p>09/19/16 06:02 AM</text:p>
          </table:table-cell>
          <table:table-cell office:value-type="float" office:value="34.1041543102">
            <text:p>34.1041543102</text:p>
          </table:table-cell>
          <table:table-cell office:value-type="float" office:value="-118.0574412441">
            <text:p>-118.0574412441</text:p>
          </table:table-cell>
        </table:table-row>
        <table:table-row table:style-name="ro1">
          <table:table-cell office:value-type="float" office:value="7.77749502966936E+017">
            <text:p>777749502966936000</text:p>
          </table:table-cell>
          <table:table-cell office:value-type="string">
            <text:p>Charizard</text:p>
          </table:table-cell>
          <table:table-cell office:value-type="string">
            <text:p>09/19/16 06:01 AM</text:p>
          </table:table-cell>
          <table:table-cell office:value-type="float" office:value="34.1512510521">
            <text:p>34.1512510521</text:p>
          </table:table-cell>
          <table:table-cell office:value-type="float" office:value="-118.0221310096">
            <text:p>-118.0221310096</text:p>
          </table:table-cell>
        </table:table-row>
        <table:table-row table:style-name="ro1">
          <table:table-cell office:value-type="float" office:value="7.77747703933473E+017">
            <text:p>777747703933473000</text:p>
          </table:table-cell>
          <table:table-cell office:value-type="string">
            <text:p>Arcanine</text:p>
          </table:table-cell>
          <table:table-cell office:value-type="string">
            <text:p>09/19/16 05:54 AM</text:p>
          </table:table-cell>
          <table:table-cell office:value-type="float" office:value="34.1230301171">
            <text:p>34.1230301171</text:p>
          </table:table-cell>
          <table:table-cell office:value-type="float" office:value="-118.0562521541">
            <text:p>-118.0562521541</text:p>
          </table:table-cell>
        </table:table-row>
        <table:table-row table:style-name="ro1">
          <table:table-cell office:value-type="float" office:value="7.77747495518515E+017">
            <text:p>777747495518515000</text:p>
          </table:table-cell>
          <table:table-cell office:value-type="string">
            <text:p>Hitmonchan</text:p>
          </table:table-cell>
          <table:table-cell office:value-type="string">
            <text:p>09/19/16 05:53 AM</text:p>
          </table:table-cell>
          <table:table-cell office:value-type="float" office:value="34.0999532833">
            <text:p>34.0999532833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7745350463332E+017">
            <text:p>777745350463332000</text:p>
          </table:table-cell>
          <table:table-cell office:value-type="string">
            <text:p>Lickitung</text:p>
          </table:table-cell>
          <table:table-cell office:value-type="string">
            <text:p>09/19/16 05:45 AM</text:p>
          </table:table-cell>
          <table:table-cell office:value-type="float" office:value="34.1516330773">
            <text:p>34.1516330773</text:p>
          </table:table-cell>
          <table:table-cell office:value-type="float" office:value="-118.0157268448">
            <text:p>-118.0157268448</text:p>
          </table:table-cell>
        </table:table-row>
        <table:table-row table:style-name="ro1">
          <table:table-cell office:value-type="float" office:value="7.77744747318301E+017">
            <text:p>777744747318301000</text:p>
          </table:table-cell>
          <table:table-cell office:value-type="string">
            <text:p>Arcanine</text:p>
          </table:table-cell>
          <table:table-cell office:value-type="string">
            <text:p>09/19/16 05:42 AM</text:p>
          </table:table-cell>
          <table:table-cell office:value-type="float" office:value="34.1307010978">
            <text:p>34.1307010978</text:p>
          </table:table-cell>
          <table:table-cell office:value-type="float" office:value="-118.0498492242">
            <text:p>-118.0498492242</text:p>
          </table:table-cell>
        </table:table-row>
        <table:table-row table:style-name="ro1">
          <table:table-cell office:value-type="float" office:value="7.7774234650708E+017">
            <text:p>777742346507080000</text:p>
          </table:table-cell>
          <table:table-cell office:value-type="string">
            <text:p>Snorlax</text:p>
          </table:table-cell>
          <table:table-cell office:value-type="string">
            <text:p>09/19/16 05:33 AM</text:p>
          </table:table-cell>
          <table:table-cell office:value-type="float" office:value="34.1551821408">
            <text:p>34.1551821408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77741698646409E+017">
            <text:p>777741698646409000</text:p>
          </table:table-cell>
          <table:table-cell office:value-type="string">
            <text:p>Lickitung</text:p>
          </table:table-cell>
          <table:table-cell office:value-type="string">
            <text:p>09/19/16 05:30 AM</text:p>
          </table:table-cell>
          <table:table-cell office:value-type="float" office:value="34.1669079844">
            <text:p>34.1669079844</text:p>
          </table:table-cell>
          <table:table-cell office:value-type="float" office:value="-118.0339323644">
            <text:p>-118.0339323644</text:p>
          </table:table-cell>
        </table:table-row>
        <table:table-row table:style-name="ro1">
          <table:table-cell office:value-type="float" office:value="7.77739512998826E+017">
            <text:p>777739512998826000</text:p>
          </table:table-cell>
          <table:table-cell office:value-type="string">
            <text:p>Charmeleon</text:p>
          </table:table-cell>
          <table:table-cell office:value-type="string">
            <text:p>09/19/16 05:22 AM</text:p>
          </table:table-cell>
          <table:table-cell office:value-type="float" office:value="34.1250416692">
            <text:p>34.1250416692</text:p>
          </table:table-cell>
          <table:table-cell office:value-type="float" office:value="-118.0643012219">
            <text:p>-118.0643012219</text:p>
          </table:table-cell>
        </table:table-row>
        <table:table-row table:style-name="ro1">
          <table:table-cell office:value-type="float" office:value="7.77739229279326E+017">
            <text:p>777739229279326000</text:p>
          </table:table-cell>
          <table:table-cell office:value-type="string">
            <text:p>Flareon</text:p>
          </table:table-cell>
          <table:table-cell office:value-type="string">
            <text:p>09/19/16 05:20 AM</text:p>
          </table:table-cell>
          <table:table-cell office:value-type="float" office:value="34.1127731724">
            <text:p>34.1127731724</text:p>
          </table:table-cell>
          <table:table-cell office:value-type="float" office:value="-118.062746317">
            <text:p>-118.062746317</text:p>
          </table:table-cell>
        </table:table-row>
        <table:table-row table:style-name="ro1">
          <table:table-cell office:value-type="float" office:value="7.77738384315781E+017">
            <text:p>777738384315781000</text:p>
          </table:table-cell>
          <table:table-cell office:value-type="string">
            <text:p>Arcanine</text:p>
          </table:table-cell>
          <table:table-cell office:value-type="string">
            <text:p>09/19/16 05:17 AM</text:p>
          </table:table-cell>
          <table:table-cell office:value-type="float" office:value="34.1498238105">
            <text:p>34.1498238105</text:p>
          </table:table-cell>
          <table:table-cell office:value-type="float" office:value="-118.0440863887">
            <text:p>-118.0440863887</text:p>
          </table:table-cell>
        </table:table-row>
        <table:table-row table:style-name="ro1">
          <table:table-cell office:value-type="float" office:value="7.77738096737596E+017">
            <text:p>777738096737596000</text:p>
          </table:table-cell>
          <table:table-cell office:value-type="string">
            <text:p>Electabuzz</text:p>
          </table:table-cell>
          <table:table-cell office:value-type="string">
            <text:p>09/19/16 05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734905656553E+017">
            <text:p>777734905656553000</text:p>
          </table:table-cell>
          <table:table-cell office:value-type="string">
            <text:p>Rapidash</text:p>
          </table:table-cell>
          <table:table-cell office:value-type="string">
            <text:p>09/19/16 05:03 AM</text:p>
          </table:table-cell>
          <table:table-cell office:value-type="float" office:value="34.1406472419">
            <text:p>34.1406472419</text:p>
          </table:table-cell>
          <table:table-cell office:value-type="float" office:value="-118.0148119453">
            <text:p>-118.0148119453</text:p>
          </table:table-cell>
        </table:table-row>
        <table:table-row table:style-name="ro1">
          <table:table-cell office:value-type="float" office:value="7.77733157713945E+017">
            <text:p>777733157713945000</text:p>
          </table:table-cell>
          <table:table-cell office:value-type="string">
            <text:p>Rapidash</text:p>
          </table:table-cell>
          <table:table-cell office:value-type="string">
            <text:p>09/19/16 04:56 AM</text:p>
          </table:table-cell>
          <table:table-cell office:value-type="float" office:value="34.1244712148">
            <text:p>34.1244712148</text:p>
          </table:table-cell>
          <table:table-cell office:value-type="float" office:value="-118.0604596672">
            <text:p>-118.0604596672</text:p>
          </table:table-cell>
        </table:table-row>
        <table:table-row table:style-name="ro1">
          <table:table-cell office:value-type="float" office:value="7.77731118837531E+017">
            <text:p>777731118837531000</text:p>
          </table:table-cell>
          <table:table-cell office:value-type="string">
            <text:p>Snorlax</text:p>
          </table:table-cell>
          <table:table-cell office:value-type="string">
            <text:p>09/19/16 04:48 AM</text:p>
          </table:table-cell>
          <table:table-cell office:value-type="float" office:value="34.1607537211">
            <text:p>34.1607537211</text:p>
          </table:table-cell>
          <table:table-cell office:value-type="float" office:value="-118.0335664427">
            <text:p>-118.0335664427</text:p>
          </table:table-cell>
        </table:table-row>
        <table:table-row table:style-name="ro1">
          <table:table-cell office:value-type="float" office:value="7.77730225593463E+017">
            <text:p>777730225593463000</text:p>
          </table:table-cell>
          <table:table-cell office:value-type="string">
            <text:p>Tangela</text:p>
          </table:table-cell>
          <table:table-cell office:value-type="string">
            <text:p>09/19/16 04:45 AM</text:p>
          </table:table-cell>
          <table:table-cell office:value-type="float" office:value="34.1432022828">
            <text:p>34.1432022828</text:p>
          </table:table-cell>
          <table:table-cell office:value-type="float" office:value="-118.0320112672">
            <text:p>-118.0320112672</text:p>
          </table:table-cell>
        </table:table-row>
        <table:table-row table:style-name="ro1">
          <table:table-cell office:value-type="float" office:value="7.77729966947471E+017">
            <text:p>777729966947471000</text:p>
          </table:table-cell>
          <table:table-cell office:value-type="string">
            <text:p>Tangela</text:p>
          </table:table-cell>
          <table:table-cell office:value-type="string">
            <text:p>09/19/16 04:44 AM</text:p>
          </table:table-cell>
          <table:table-cell office:value-type="float" office:value="34.1571991485">
            <text:p>34.1571991485</text:p>
          </table:table-cell>
          <table:table-cell office:value-type="float" office:value="-118.0388722328">
            <text:p>-118.0388722328</text:p>
          </table:table-cell>
        </table:table-row>
        <table:table-row table:style-name="ro1">
          <table:table-cell office:value-type="float" office:value="7.77727805169676E+017">
            <text:p>777727805169676000</text:p>
          </table:table-cell>
          <table:table-cell office:value-type="string">
            <text:p>Magmar</text:p>
          </table:table-cell>
          <table:table-cell office:value-type="string">
            <text:p>09/19/16 04:35 AM</text:p>
          </table:table-cell>
          <table:table-cell office:value-type="float" office:value="34.1532302348">
            <text:p>34.1532302348</text:p>
          </table:table-cell>
          <table:table-cell office:value-type="float" office:value="-118.0432631112">
            <text:p>-118.0432631112</text:p>
          </table:table-cell>
        </table:table-row>
        <table:table-row table:style-name="ro1">
          <table:table-cell office:value-type="float" office:value="7.77727525749297E+017">
            <text:p>777727525749297000</text:p>
          </table:table-cell>
          <table:table-cell office:value-type="string">
            <text:p>Chansey</text:p>
          </table:table-cell>
          <table:table-cell office:value-type="string">
            <text:p>09/19/16 04:34 AM</text:p>
          </table:table-cell>
          <table:table-cell office:value-type="float" office:value="34.1185522941">
            <text:p>34.1185522941</text:p>
          </table:table-cell>
          <table:table-cell office:value-type="float" office:value="-118.026430819">
            <text:p>-118.026430819</text:p>
          </table:table-cell>
        </table:table-row>
        <table:table-row table:style-name="ro1">
          <table:table-cell office:value-type="float" office:value="7.77723525897388E+017">
            <text:p>777723525897388000</text:p>
          </table:table-cell>
          <table:table-cell office:value-type="string">
            <text:p>Nidoking</text:p>
          </table:table-cell>
          <table:table-cell office:value-type="string">
            <text:p>09/19/16 04:18 AM</text:p>
          </table:table-cell>
          <table:table-cell office:value-type="float" office:value="34.1630017153">
            <text:p>34.1630017153</text:p>
          </table:table-cell>
          <table:table-cell office:value-type="float" office:value="-118.0493918632">
            <text:p>-118.0493918632</text:p>
          </table:table-cell>
        </table:table-row>
        <table:table-row table:style-name="ro1">
          <table:table-cell office:value-type="float" office:value="7.77721972297863E+017">
            <text:p>777721972297863000</text:p>
          </table:table-cell>
          <table:table-cell office:value-type="string">
            <text:p>Rapidash</text:p>
          </table:table-cell>
          <table:table-cell office:value-type="string">
            <text:p>09/19/16 04:12 AM</text:p>
          </table:table-cell>
          <table:table-cell office:value-type="float" office:value="34.1056722836">
            <text:p>34.1056722836</text:p>
          </table:table-cell>
          <table:table-cell office:value-type="float" office:value="-118.0321942297">
            <text:p>-118.0321942297</text:p>
          </table:table-cell>
        </table:table-row>
        <table:table-row table:style-name="ro1">
          <table:table-cell office:value-type="float" office:value="7.77721875237523E+017">
            <text:p>777721875237523000</text:p>
          </table:table-cell>
          <table:table-cell office:value-type="string">
            <text:p>Chansey</text:p>
          </table:table-cell>
          <table:table-cell office:value-type="string">
            <text:p>09/19/16 04:11 AM</text:p>
          </table:table-cell>
          <table:table-cell office:value-type="float" office:value="34.1563674629">
            <text:p>34.1563674629</text:p>
          </table:table-cell>
          <table:table-cell office:value-type="float" office:value="-118.0490259735">
            <text:p>-118.0490259735</text:p>
          </table:table-cell>
        </table:table-row>
        <table:table-row table:style-name="ro1">
          <table:table-cell office:value-type="float" office:value="7.77721727291757E+017">
            <text:p>777721727291757000</text:p>
          </table:table-cell>
          <table:table-cell office:value-type="string">
            <text:p>Nidoqueen</text:p>
          </table:table-cell>
          <table:table-cell office:value-type="string">
            <text:p>09/19/16 04:11 AM</text:p>
          </table:table-cell>
          <table:table-cell office:value-type="float" office:value="34.1590425833">
            <text:p>34.1590425833</text:p>
          </table:table-cell>
          <table:table-cell office:value-type="float" office:value="-118.0485686103">
            <text:p>-118.0485686103</text:p>
          </table:table-cell>
        </table:table-row>
        <table:table-row table:style-name="ro1">
          <table:table-cell office:value-type="float" office:value="7.77718087525159E+017">
            <text:p>777718087525159000</text:p>
          </table:table-cell>
          <table:table-cell office:value-type="string">
            <text:p>Beedrill</text:p>
          </table:table-cell>
          <table:table-cell office:value-type="string">
            <text:p>09/19/16 03:56 AM</text:p>
          </table:table-cell>
          <table:table-cell office:value-type="float" office:value="34.1080164293">
            <text:p>34.1080164293</text:p>
          </table:table-cell>
          <table:table-cell office:value-type="float" office:value="-118.0554289333">
            <text:p>-118.0554289333</text:p>
          </table:table-cell>
        </table:table-row>
        <table:table-row table:style-name="ro1">
          <table:table-cell office:value-type="float" office:value="7.77717512670589E+017">
            <text:p>777717512670589000</text:p>
          </table:table-cell>
          <table:table-cell office:value-type="string">
            <text:p>Clefable</text:p>
          </table:table-cell>
          <table:table-cell office:value-type="string">
            <text:p>09/19/16 03:54 AM</text:p>
          </table:table-cell>
          <table:table-cell office:value-type="float" office:value="34.1570985191">
            <text:p>34.1570985191</text:p>
          </table:table-cell>
          <table:table-cell office:value-type="float" office:value="-118.0486600831">
            <text:p>-118.0486600831</text:p>
          </table:table-cell>
        </table:table-row>
        <table:table-row table:style-name="ro1">
          <table:table-cell office:value-type="float" office:value="7.77717436531352E+017">
            <text:p>777717436531352000</text:p>
          </table:table-cell>
          <table:table-cell office:value-type="string">
            <text:p>Chansey</text:p>
          </table:table-cell>
          <table:table-cell office:value-type="string">
            <text:p>09/19/16 03:54 AM</text:p>
          </table:table-cell>
          <table:table-cell office:value-type="float" office:value="34.1287623581">
            <text:p>34.1287623581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77716700212965E+017">
            <text:p>777716700212965000</text:p>
          </table:table-cell>
          <table:table-cell office:value-type="string">
            <text:p>Arcanine</text:p>
          </table:table-cell>
          <table:table-cell office:value-type="string">
            <text:p>09/19/16 03:51 AM</text:p>
          </table:table-cell>
          <table:table-cell office:value-type="float" office:value="34.1246523571">
            <text:p>34.1246523571</text:p>
          </table:table-cell>
          <table:table-cell office:value-type="float" office:value="-118.059727933">
            <text:p>-118.059727933</text:p>
          </table:table-cell>
        </table:table-row>
        <table:table-row table:style-name="ro1">
          <table:table-cell office:value-type="float" office:value="7.77716419295183E+017">
            <text:p>777716419295183000</text:p>
          </table:table-cell>
          <table:table-cell office:value-type="string">
            <text:p>Weezing</text:p>
          </table:table-cell>
          <table:table-cell office:value-type="string">
            <text:p>09/19/16 03:50 AM</text:p>
          </table:table-cell>
          <table:table-cell office:value-type="float" office:value="34.1202545663">
            <text:p>34.1202545663</text:p>
          </table:table-cell>
          <table:table-cell office:value-type="float" office:value="-118.0412506388">
            <text:p>-118.0412506388</text:p>
          </table:table-cell>
        </table:table-row>
        <table:table-row table:style-name="ro1">
          <table:table-cell office:value-type="float" office:value="7.77716135219212E+017">
            <text:p>777716135219212000</text:p>
          </table:table-cell>
          <table:table-cell office:value-type="string">
            <text:p>Magmar</text:p>
          </table:table-cell>
          <table:table-cell office:value-type="string">
            <text:p>09/19/16 03:49 AM</text:p>
          </table:table-cell>
          <table:table-cell office:value-type="float" office:value="34.1433919445">
            <text:p>34.1433919445</text:p>
          </table:table-cell>
          <table:table-cell office:value-type="float" office:value="-118.0182885385">
            <text:p>-118.0182885385</text:p>
          </table:table-cell>
        </table:table-row>
        <table:table-row table:style-name="ro1">
          <table:table-cell office:value-type="float" office:value="7.7771458576778E+017">
            <text:p>777714585767780000</text:p>
          </table:table-cell>
          <table:table-cell office:value-type="string">
            <text:p>Charmeleon</text:p>
          </table:table-cell>
          <table:table-cell office:value-type="string">
            <text:p>09/19/16 03:43 AM</text:p>
          </table:table-cell>
          <table:table-cell office:value-type="float" office:value="34.112566059">
            <text:p>34.112566059</text:p>
          </table:table-cell>
          <table:table-cell office:value-type="float" office:value="-118.0496662799">
            <text:p>-118.0496662799</text:p>
          </table:table-cell>
        </table:table-row>
        <table:table-row table:style-name="ro1">
          <table:table-cell office:value-type="float" office:value="7.77712708275745E+017">
            <text:p>777712708275745000</text:p>
          </table:table-cell>
          <table:table-cell office:value-type="string">
            <text:p>Butterfree</text:p>
          </table:table-cell>
          <table:table-cell office:value-type="string">
            <text:p>09/19/16 03:35 AM</text:p>
          </table:table-cell>
          <table:table-cell office:value-type="float" office:value="34.1339793947">
            <text:p>34.1339793947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7712031965131E+017">
            <text:p>777712031965131000</text:p>
          </table:table-cell>
          <table:table-cell office:value-type="string">
            <text:p>Clefable</text:p>
          </table:table-cell>
          <table:table-cell office:value-type="string">
            <text:p>09/19/16 03:32 AM</text:p>
          </table:table-cell>
          <table:table-cell office:value-type="float" office:value="34.162437022">
            <text:p>34.162437022</text:p>
          </table:table-cell>
          <table:table-cell office:value-type="float" office:value="-118.0257904285">
            <text:p>-118.0257904285</text:p>
          </table:table-cell>
        </table:table-row>
        <table:table-row table:style-name="ro1">
          <table:table-cell office:value-type="float" office:value="7.77710910492115E+017">
            <text:p>777710910492115000</text:p>
          </table:table-cell>
          <table:table-cell office:value-type="string">
            <text:p>Dratini</text:p>
          </table:table-cell>
          <table:table-cell office:value-type="string">
            <text:p>09/19/16 03:28 AM</text:p>
          </table:table-cell>
          <table:table-cell office:value-type="float" office:value="34.1391265486">
            <text:p>34.1391265486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7771029565748E+017">
            <text:p>777710295657480000</text:p>
          </table:table-cell>
          <table:table-cell office:value-type="string">
            <text:p>Charmeleon</text:p>
          </table:table-cell>
          <table:table-cell office:value-type="string">
            <text:p>09/19/16 03:25 AM</text:p>
          </table:table-cell>
          <table:table-cell office:value-type="float" office:value="34.159218686">
            <text:p>34.159218686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77710088307958E+017">
            <text:p>777710088307958000</text:p>
          </table:table-cell>
          <table:table-cell office:value-type="string">
            <text:p>Magmar</text:p>
          </table:table-cell>
          <table:table-cell office:value-type="string">
            <text:p>09/19/16 03:25 AM</text:p>
          </table:table-cell>
          <table:table-cell office:value-type="float" office:value="34.1122327325">
            <text:p>34.1122327325</text:p>
          </table:table-cell>
          <table:table-cell office:value-type="float" office:value="-118.0332005203">
            <text:p>-118.0332005203</text:p>
          </table:table-cell>
        </table:table-row>
        <table:table-row table:style-name="ro1">
          <table:table-cell office:value-type="float" office:value="7.77709968048828E+017">
            <text:p>777709968048828000</text:p>
          </table:table-cell>
          <table:table-cell office:value-type="string">
            <text:p>Rapidash</text:p>
          </table:table-cell>
          <table:table-cell office:value-type="string">
            <text:p>09/19/16 03:24 AM</text:p>
          </table:table-cell>
          <table:table-cell office:value-type="float" office:value="34.1136896477">
            <text:p>34.1136896477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7706242504393E+017">
            <text:p>777706242504393000</text:p>
          </table:table-cell>
          <table:table-cell office:value-type="string">
            <text:p>Arcanine</text:p>
          </table:table-cell>
          <table:table-cell office:value-type="string">
            <text:p>09/19/16 03:09 AM</text:p>
          </table:table-cell>
          <table:table-cell office:value-type="float" office:value="34.1227830147">
            <text:p>34.1227830147</text:p>
          </table:table-cell>
          <table:table-cell office:value-type="float" office:value="-118.0452755607">
            <text:p>-118.0452755607</text:p>
          </table:table-cell>
        </table:table-row>
        <table:table-row table:style-name="ro1">
          <table:table-cell office:value-type="float" office:value="7.77705567473181E+017">
            <text:p>777705567473181000</text:p>
          </table:table-cell>
          <table:table-cell office:value-type="string">
            <text:p>Charmeleon</text:p>
          </table:table-cell>
          <table:table-cell office:value-type="string">
            <text:p>09/19/16 03:07 AM</text:p>
          </table:table-cell>
          <table:table-cell office:value-type="float" office:value="34.1513157369">
            <text:p>34.1513157369</text:p>
          </table:table-cell>
          <table:table-cell office:value-type="float" office:value="-118.0247840958">
            <text:p>-118.0247840958</text:p>
          </table:table-cell>
        </table:table-row>
        <table:table-row table:style-name="ro1">
          <table:table-cell office:value-type="float" office:value="7.77705015779525E+017">
            <text:p>777705015779525000</text:p>
          </table:table-cell>
          <table:table-cell office:value-type="string">
            <text:p>Rapidash</text:p>
          </table:table-cell>
          <table:table-cell office:value-type="string">
            <text:p>09/19/16 03:04 AM</text:p>
          </table:table-cell>
          <table:table-cell office:value-type="float" office:value="34.1435466815">
            <text:p>34.1435466815</text:p>
          </table:table-cell>
          <table:table-cell office:value-type="float" office:value="-118.0283519767">
            <text:p>-118.0283519767</text:p>
          </table:table-cell>
        </table:table-row>
        <table:table-row table:style-name="ro1">
          <table:table-cell office:value-type="float" office:value="7.77704429248143E+017">
            <text:p>777704429248143000</text:p>
          </table:table-cell>
          <table:table-cell office:value-type="string">
            <text:p>Nidoking</text:p>
          </table:table-cell>
          <table:table-cell office:value-type="string">
            <text:p>09/19/16 03:02 AM</text:p>
          </table:table-cell>
          <table:table-cell office:value-type="float" office:value="34.1612116473">
            <text:p>34.1612116473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7698460866781E+017">
            <text:p>777698460866781000</text:p>
          </table:table-cell>
          <table:table-cell office:value-type="string">
            <text:p>Beedrill</text:p>
          </table:table-cell>
          <table:table-cell office:value-type="string">
            <text:p>09/19/16 02:38 AM</text:p>
          </table:table-cell>
          <table:table-cell office:value-type="float" office:value="34.1133006116">
            <text:p>34.1133006116</text:p>
          </table:table-cell>
          <table:table-cell office:value-type="float" office:value="-118.0463732507">
            <text:p>-118.0463732507</text:p>
          </table:table-cell>
        </table:table-row>
        <table:table-row table:style-name="ro1">
          <table:table-cell office:value-type="float" office:value="7.77697900084146E+017">
            <text:p>777697900084146000</text:p>
          </table:table-cell>
          <table:table-cell office:value-type="string">
            <text:p>Tentacruel</text:p>
          </table:table-cell>
          <table:table-cell office:value-type="string">
            <text:p>09/19/16 02:36 AM</text:p>
          </table:table-cell>
          <table:table-cell office:value-type="float" office:value="34.149246354">
            <text:p>34.149246354</text:p>
          </table:table-cell>
          <table:table-cell office:value-type="float" office:value="-118.0376830178">
            <text:p>-118.0376830178</text:p>
          </table:table-cell>
        </table:table-row>
        <table:table-row table:style-name="ro1">
          <table:table-cell office:value-type="float" office:value="7.77696308878385E+017">
            <text:p>777696308878385000</text:p>
          </table:table-cell>
          <table:table-cell office:value-type="string">
            <text:p>Raichu</text:p>
          </table:table-cell>
          <table:table-cell office:value-type="string">
            <text:p>09/19/16 02:30 AM</text:p>
          </table:table-cell>
          <table:table-cell office:value-type="float" office:value="34.1019125393">
            <text:p>34.1019125393</text:p>
          </table:table-cell>
          <table:table-cell office:value-type="float" office:value="-118.0496662799">
            <text:p>-118.0496662799</text:p>
          </table:table-cell>
        </table:table-row>
        <table:table-row table:style-name="ro1">
          <table:table-cell office:value-type="float" office:value="7.77694924938412E+017">
            <text:p>777694924938412000</text:p>
          </table:table-cell>
          <table:table-cell office:value-type="string">
            <text:p>Electabuzz</text:p>
          </table:table-cell>
          <table:table-cell office:value-type="string">
            <text:p>09/19/16 02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694428479656E+017">
            <text:p>777694428479656000</text:p>
          </table:table-cell>
          <table:table-cell office:value-type="string">
            <text:p>Magmar</text:p>
          </table:table-cell>
          <table:table-cell office:value-type="string">
            <text:p>09/19/16 02:22 AM</text:p>
          </table:table-cell>
          <table:table-cell office:value-type="float" office:value="34.1507519454">
            <text:p>34.1507519454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7692377305657E+017">
            <text:p>777692377305657000</text:p>
          </table:table-cell>
          <table:table-cell office:value-type="string">
            <text:p>Kingler</text:p>
          </table:table-cell>
          <table:table-cell office:value-type="string">
            <text:p>09/19/16 02:14 AM</text:p>
          </table:table-cell>
          <table:table-cell office:value-type="float" office:value="34.1275021291">
            <text:p>34.1275021291</text:p>
          </table:table-cell>
          <table:table-cell office:value-type="float" office:value="-118.0601852672">
            <text:p>-118.0601852672</text:p>
          </table:table-cell>
        </table:table-row>
        <table:table-row table:style-name="ro1">
          <table:table-cell office:value-type="float" office:value="7.77689830155182E+017">
            <text:p>777689830155182000</text:p>
          </table:table-cell>
          <table:table-cell office:value-type="string">
            <text:p>Magmar</text:p>
          </table:table-cell>
          <table:table-cell office:value-type="string">
            <text:p>09/19/16 02:04 AM</text:p>
          </table:table-cell>
          <table:table-cell office:value-type="float" office:value="34.136307315">
            <text:p>34.136307315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7688980355551E+017">
            <text:p>777688980355551000</text:p>
          </table:table-cell>
          <table:table-cell office:value-type="string">
            <text:p>Ninetales</text:p>
          </table:table-cell>
          <table:table-cell office:value-type="string">
            <text:p>09/19/16 02:01 AM</text:p>
          </table:table-cell>
          <table:table-cell office:value-type="float" office:value="34.0995810409">
            <text:p>34.0995810409</text:p>
          </table:table-cell>
          <table:table-cell office:value-type="float" office:value="-118.0351216046">
            <text:p>-118.0351216046</text:p>
          </table:table-cell>
        </table:table-row>
        <table:table-row table:style-name="ro1">
          <table:table-cell office:value-type="float" office:value="7.77687231876129E+017">
            <text:p>777687231876129000</text:p>
          </table:table-cell>
          <table:table-cell office:value-type="string">
            <text:p>Raichu</text:p>
          </table:table-cell>
          <table:table-cell office:value-type="string">
            <text:p>09/19/16 01:54 AM</text:p>
          </table:table-cell>
          <table:table-cell office:value-type="float" office:value="34.1287623581">
            <text:p>34.1287623581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77684919283692E+017">
            <text:p>777684919283692000</text:p>
          </table:table-cell>
          <table:table-cell office:value-type="string">
            <text:p>Nidoqueen</text:p>
          </table:table-cell>
          <table:table-cell office:value-type="string">
            <text:p>09/19/16 01:45 AM</text:p>
          </table:table-cell>
          <table:table-cell office:value-type="float" office:value="34.1615005949">
            <text:p>34.1615005949</text:p>
          </table:table-cell>
          <table:table-cell office:value-type="float" office:value="-118.0263393348">
            <text:p>-118.0263393348</text:p>
          </table:table-cell>
        </table:table-row>
        <table:table-row table:style-name="ro1">
          <table:table-cell office:value-type="float" office:value="7.77684134139269E+017">
            <text:p>777684134139269000</text:p>
          </table:table-cell>
          <table:table-cell office:value-type="string">
            <text:p>Rapidash</text:p>
          </table:table-cell>
          <table:table-cell office:value-type="string">
            <text:p>09/19/16 01:42 AM</text:p>
          </table:table-cell>
          <table:table-cell office:value-type="float" office:value="34.1461946901">
            <text:p>34.1461946901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7681897442816E+017">
            <text:p>777681897442816000</text:p>
          </table:table-cell>
          <table:table-cell office:value-type="string">
            <text:p>Alakazam</text:p>
          </table:table-cell>
          <table:table-cell office:value-type="string">
            <text:p>09/19/16 01:33 AM</text:p>
          </table:table-cell>
          <table:table-cell office:value-type="float" office:value="34.1179916349">
            <text:p>34.1179916349</text:p>
          </table:table-cell>
          <table:table-cell office:value-type="float" office:value="-118.0546057086">
            <text:p>-118.0546057086</text:p>
          </table:table-cell>
        </table:table-row>
        <table:table-row table:style-name="ro1">
          <table:table-cell office:value-type="float" office:value="7.77679114161365E+017">
            <text:p>777679114161365000</text:p>
          </table:table-cell>
          <table:table-cell office:value-type="string">
            <text:p>Arcanine</text:p>
          </table:table-cell>
          <table:table-cell office:value-type="string">
            <text:p>09/19/16 01:22 AM</text:p>
          </table:table-cell>
          <table:table-cell office:value-type="float" office:value="34.1250416692">
            <text:p>34.1250416692</text:p>
          </table:table-cell>
          <table:table-cell office:value-type="float" office:value="-118.0643012219">
            <text:p>-118.0643012219</text:p>
          </table:table-cell>
        </table:table-row>
        <table:table-row table:style-name="ro1">
          <table:table-cell office:value-type="float" office:value="7.77678088700252E+017">
            <text:p>777678088700252000</text:p>
          </table:table-cell>
          <table:table-cell office:value-type="string">
            <text:p>Omastar</text:p>
          </table:table-cell>
          <table:table-cell office:value-type="string">
            <text:p>09/19/16 01:17 AM</text:p>
          </table:table-cell>
          <table:table-cell office:value-type="float" office:value="34.1459327603">
            <text:p>34.1459327603</text:p>
          </table:table-cell>
          <table:table-cell office:value-type="float" office:value="-118.0225884411">
            <text:p>-118.0225884411</text:p>
          </table:table-cell>
        </table:table-row>
        <table:table-row table:style-name="ro1">
          <table:table-cell office:value-type="float" office:value="7.77677695752638E+017">
            <text:p>777677695752638000</text:p>
          </table:table-cell>
          <table:table-cell office:value-type="string">
            <text:p>Electabuzz</text:p>
          </table:table-cell>
          <table:table-cell office:value-type="string">
            <text:p>09/19/16 01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677441460343E+017">
            <text:p>777677441460343000</text:p>
          </table:table-cell>
          <table:table-cell office:value-type="string">
            <text:p>Magmar</text:p>
          </table:table-cell>
          <table:table-cell office:value-type="string">
            <text:p>09/19/16 01:15 AM</text:p>
          </table:table-cell>
          <table:table-cell office:value-type="float" office:value="34.1251123074">
            <text:p>34.1251123074</text:p>
          </table:table-cell>
          <table:table-cell office:value-type="float" office:value="-118.0562521541">
            <text:p>-118.0562521541</text:p>
          </table:table-cell>
        </table:table-row>
        <table:table-row table:style-name="ro1">
          <table:table-cell office:value-type="float" office:value="7.77676962345083E+017">
            <text:p>777676962345083000</text:p>
          </table:table-cell>
          <table:table-cell office:value-type="string">
            <text:p>Golem</text:p>
          </table:table-cell>
          <table:table-cell office:value-type="string">
            <text:p>09/19/16 01:13 AM</text:p>
          </table:table-cell>
          <table:table-cell office:value-type="float" office:value="34.1622995152">
            <text:p>34.1622995152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7676883034976E+017">
            <text:p>777676883034976000</text:p>
          </table:table-cell>
          <table:table-cell office:value-type="string">
            <text:p>Magmar</text:p>
          </table:table-cell>
          <table:table-cell office:value-type="string">
            <text:p>09/19/16 01:13 AM</text:p>
          </table:table-cell>
          <table:table-cell office:value-type="float" office:value="34.1239647435">
            <text:p>34.1239647435</text:p>
          </table:table-cell>
          <table:table-cell office:value-type="float" office:value="-118.0592705976">
            <text:p>-118.0592705976</text:p>
          </table:table-cell>
        </table:table-row>
        <table:table-row table:style-name="ro1">
          <table:table-cell office:value-type="float" office:value="7.77676828471243E+017">
            <text:p>777676828471243000</text:p>
          </table:table-cell>
          <table:table-cell office:value-type="string">
            <text:p>Nidoking</text:p>
          </table:table-cell>
          <table:table-cell office:value-type="string">
            <text:p>09/19/16 01:12 AM</text:p>
          </table:table-cell>
          <table:table-cell office:value-type="float" office:value="34.1523274668">
            <text:p>34.1523274668</text:p>
          </table:table-cell>
          <table:table-cell office:value-type="float" office:value="-118.0145374745">
            <text:p>-118.0145374745</text:p>
          </table:table-cell>
        </table:table-row>
        <table:table-row table:style-name="ro1">
          <table:table-cell office:value-type="float" office:value="7.7767635468263E+017">
            <text:p>777676354682630000</text:p>
          </table:table-cell>
          <table:table-cell office:value-type="string">
            <text:p>Hitmonlee</text:p>
          </table:table-cell>
          <table:table-cell office:value-type="string">
            <text:p>09/19/16 01:11 AM</text:p>
          </table:table-cell>
          <table:table-cell office:value-type="float" office:value="34.1501964602">
            <text:p>34.1501964602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7676342393344E+017">
            <text:p>777676342393344000</text:p>
          </table:table-cell>
          <table:table-cell office:value-type="string">
            <text:p>Dratini</text:p>
          </table:table-cell>
          <table:table-cell office:value-type="string">
            <text:p>09/19/16 01:11 AM</text:p>
          </table:table-cell>
          <table:table-cell office:value-type="float" office:value="34.1204952439">
            <text:p>34.1204952439</text:p>
          </table:table-cell>
          <table:table-cell office:value-type="float" office:value="-118.0143544937">
            <text:p>-118.0143544937</text:p>
          </table:table-cell>
        </table:table-row>
        <table:table-row table:style-name="ro1">
          <table:table-cell office:value-type="float" office:value="7.77673396628754E+017">
            <text:p>777673396628754000</text:p>
          </table:table-cell>
          <table:table-cell office:value-type="string">
            <text:p>Raichu</text:p>
          </table:table-cell>
          <table:table-cell office:value-type="string">
            <text:p>09/19/16 12:59 AM</text:p>
          </table:table-cell>
          <table:table-cell office:value-type="float" office:value="34.1174394172">
            <text:p>34.1174394172</text:p>
          </table:table-cell>
          <table:table-cell office:value-type="float" office:value="-118.0451840862">
            <text:p>-118.0451840862</text:p>
          </table:table-cell>
        </table:table-row>
        <table:table-row table:style-name="ro1">
          <table:table-cell office:value-type="float" office:value="7.77671664788124E+017">
            <text:p>777671664788124000</text:p>
          </table:table-cell>
          <table:table-cell office:value-type="string">
            <text:p>Scyther</text:p>
          </table:table-cell>
          <table:table-cell office:value-type="string">
            <text:p>09/19/16 12:52 AM</text:p>
          </table:table-cell>
          <table:table-cell office:value-type="float" office:value="34.1679215887">
            <text:p>34.1679215887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77670401308566E+017">
            <text:p>777670401308566000</text:p>
          </table:table-cell>
          <table:table-cell office:value-type="string">
            <text:p>Beedrill</text:p>
          </table:table-cell>
          <table:table-cell office:value-type="string">
            <text:p>09/19/16 12:47 AM</text:p>
          </table:table-cell>
          <table:table-cell office:value-type="float" office:value="34.1655177714">
            <text:p>34.1655177714</text:p>
          </table:table-cell>
          <table:table-cell office:value-type="float" office:value="-118.0272541749">
            <text:p>-118.0272541749</text:p>
          </table:table-cell>
        </table:table-row>
        <table:table-row table:style-name="ro1">
          <table:table-cell office:value-type="float" office:value="7.77669242795663E+017">
            <text:p>777669242795663000</text:p>
          </table:table-cell>
          <table:table-cell office:value-type="string">
            <text:p>Arcanine</text:p>
          </table:table-cell>
          <table:table-cell office:value-type="string">
            <text:p>09/19/16 12:42 AM</text:p>
          </table:table-cell>
          <table:table-cell office:value-type="float" office:value="34.1497629789">
            <text:p>34.1497629789</text:p>
          </table:table-cell>
          <table:table-cell office:value-type="float" office:value="-118.013897041">
            <text:p>-118.013897041</text:p>
          </table:table-cell>
        </table:table-row>
        <table:table-row table:style-name="ro1">
          <table:table-cell office:value-type="float" office:value="7.77669008564687E+017">
            <text:p>777669008564687000</text:p>
          </table:table-cell>
          <table:table-cell office:value-type="string">
            <text:p>Hitmonchan</text:p>
          </table:table-cell>
          <table:table-cell office:value-type="string">
            <text:p>09/19/16 12:41 AM</text:p>
          </table:table-cell>
          <table:table-cell office:value-type="float" office:value="34.1134333296">
            <text:p>34.1134333296</text:p>
          </table:table-cell>
          <table:table-cell office:value-type="float" office:value="-118.0571668394">
            <text:p>-118.0571668394</text:p>
          </table:table-cell>
        </table:table-row>
        <table:table-row table:style-name="ro1">
          <table:table-cell office:value-type="float" office:value="7.77668550559347E+017">
            <text:p>777668550559347000</text:p>
          </table:table-cell>
          <table:table-cell office:value-type="string">
            <text:p>Magmar</text:p>
          </table:table-cell>
          <table:table-cell office:value-type="string">
            <text:p>09/19/16 12:40 AM</text:p>
          </table:table-cell>
          <table:table-cell office:value-type="float" office:value="34.1503220705">
            <text:p>34.1503220705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766472888567E+017">
            <text:p>777664728885670000</text:p>
          </table:table-cell>
          <table:table-cell office:value-type="string">
            <text:p>Electabuzz</text:p>
          </table:table-cell>
          <table:table-cell office:value-type="string">
            <text:p>09/19/16 12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663254113899E+017">
            <text:p>777663254113899000</text:p>
          </table:table-cell>
          <table:table-cell office:value-type="string">
            <text:p>Magmar</text:p>
          </table:table-cell>
          <table:table-cell office:value-type="string">
            <text:p>09/19/16 12:19 AM</text:p>
          </table:table-cell>
          <table:table-cell office:value-type="float" office:value="34.1129559948">
            <text:p>34.1129559948</text:p>
          </table:table-cell>
          <table:table-cell office:value-type="float" office:value="-118.0626548516">
            <text:p>-118.0626548516</text:p>
          </table:table-cell>
        </table:table-row>
        <table:table-row table:style-name="ro1">
          <table:table-cell office:value-type="float" office:value="7.77662278682317E+017">
            <text:p>777662278682317000</text:p>
          </table:table-cell>
          <table:table-cell office:value-type="string">
            <text:p>Rapidash</text:p>
          </table:table-cell>
          <table:table-cell office:value-type="string">
            <text:p>09/19/16 12:15 AM</text:p>
          </table:table-cell>
          <table:table-cell office:value-type="float" office:value="34.1570968713">
            <text:p>34.1570968713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7661436260602E+017">
            <text:p>777661436260602000</text:p>
          </table:table-cell>
          <table:table-cell office:value-type="string">
            <text:p>Golem</text:p>
          </table:table-cell>
          <table:table-cell office:value-type="string">
            <text:p>09/19/16 12:11 AM</text:p>
          </table:table-cell>
          <table:table-cell office:value-type="float" office:value="34.1220868557">
            <text:p>34.1220868557</text:p>
          </table:table-cell>
          <table:table-cell office:value-type="float" office:value="-118.0675024535">
            <text:p>-118.0675024535</text:p>
          </table:table-cell>
        </table:table-row>
        <table:table-row table:style-name="ro1">
          <table:table-cell office:value-type="float" office:value="7.77658357221949E+017">
            <text:p>777658357221949000</text:p>
          </table:table-cell>
          <table:table-cell office:value-type="string">
            <text:p>Arcanine</text:p>
          </table:table-cell>
          <table:table-cell office:value-type="string">
            <text:p>09/18/16 11:59 PM</text:p>
          </table:table-cell>
          <table:table-cell office:value-type="float" office:value="34.1425628186">
            <text:p>34.1425628186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77655891780706E+017">
            <text:p>777655891780706000</text:p>
          </table:table-cell>
          <table:table-cell office:value-type="string">
            <text:p>Butterfree</text:p>
          </table:table-cell>
          <table:table-cell office:value-type="string">
            <text:p>09/18/16 11:49 PM</text:p>
          </table:table-cell>
          <table:table-cell office:value-type="float" office:value="34.1537146928">
            <text:p>34.1537146928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7652279742648E+017">
            <text:p>777652279742648000</text:p>
          </table:table-cell>
          <table:table-cell office:value-type="string">
            <text:p>Arcanine</text:p>
          </table:table-cell>
          <table:table-cell office:value-type="string">
            <text:p>09/18/16 11:35 PM</text:p>
          </table:table-cell>
          <table:table-cell office:value-type="float" office:value="34.1263323673">
            <text:p>34.1263323673</text:p>
          </table:table-cell>
          <table:table-cell office:value-type="float" office:value="-118.0260648818">
            <text:p>-118.0260648818</text:p>
          </table:table-cell>
        </table:table-row>
        <table:table-row table:style-name="ro1">
          <table:table-cell office:value-type="float" office:value="7.7765158662128E+017">
            <text:p>777651586621280000</text:p>
          </table:table-cell>
          <table:table-cell office:value-type="string">
            <text:p>Magmar</text:p>
          </table:table-cell>
          <table:table-cell office:value-type="string">
            <text:p>09/18/16 11:32 PM</text:p>
          </table:table-cell>
          <table:table-cell office:value-type="float" office:value="34.1665098787">
            <text:p>34.1665098787</text:p>
          </table:table-cell>
          <table:table-cell office:value-type="float" office:value="-118.0261563662">
            <text:p>-118.0261563662</text:p>
          </table:table-cell>
        </table:table-row>
        <table:table-row table:style-name="ro1">
          <table:table-cell office:value-type="float" office:value="7.77651179723469E+017">
            <text:p>777651179723469000</text:p>
          </table:table-cell>
          <table:table-cell office:value-type="string">
            <text:p>Ivysaur</text:p>
          </table:table-cell>
          <table:table-cell office:value-type="string">
            <text:p>09/18/16 11:31 PM</text:p>
          </table:table-cell>
          <table:table-cell office:value-type="float" office:value="34.1199141506">
            <text:p>34.1199141506</text:p>
          </table:table-cell>
          <table:table-cell office:value-type="float" office:value="-118.0678683049">
            <text:p>-118.0678683049</text:p>
          </table:table-cell>
        </table:table-row>
        <table:table-row table:style-name="ro1">
          <table:table-cell office:value-type="float" office:value="7.77651178070876E+017">
            <text:p>777651178070876000</text:p>
          </table:table-cell>
          <table:table-cell office:value-type="string">
            <text:p>Chansey</text:p>
          </table:table-cell>
          <table:table-cell office:value-type="string">
            <text:p>09/18/16 11:31 PM</text:p>
          </table:table-cell>
          <table:table-cell office:value-type="float" office:value="34.1627050712">
            <text:p>34.1627050712</text:p>
          </table:table-cell>
          <table:table-cell office:value-type="float" office:value="-118.0276201096">
            <text:p>-118.0276201096</text:p>
          </table:table-cell>
        </table:table-row>
        <table:table-row table:style-name="ro1">
          <table:table-cell office:value-type="float" office:value="7.77649623733146E+017">
            <text:p>777649623733146000</text:p>
          </table:table-cell>
          <table:table-cell office:value-type="string">
            <text:p>Electabuzz</text:p>
          </table:table-cell>
          <table:table-cell office:value-type="string">
            <text:p>09/18/16 11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649571090489E+017">
            <text:p>777649571090489000</text:p>
          </table:table-cell>
          <table:table-cell office:value-type="string">
            <text:p>Arcanine</text:p>
          </table:table-cell>
          <table:table-cell office:value-type="string">
            <text:p>09/18/16 11:24 PM</text:p>
          </table:table-cell>
          <table:table-cell office:value-type="float" office:value="34.1068010838">
            <text:p>34.1068010838</text:p>
          </table:table-cell>
          <table:table-cell office:value-type="float" office:value="-118.0587217935">
            <text:p>-118.0587217935</text:p>
          </table:table-cell>
        </table:table-row>
        <table:table-row table:style-name="ro1">
          <table:table-cell office:value-type="float" office:value="7.77646958018044E+017">
            <text:p>777646958018044000</text:p>
          </table:table-cell>
          <table:table-cell office:value-type="string">
            <text:p>Arcanine</text:p>
          </table:table-cell>
          <table:table-cell office:value-type="string">
            <text:p>09/18/16 11:14 PM</text:p>
          </table:table-cell>
          <table:table-cell office:value-type="float" office:value="34.1404356779">
            <text:p>34.1404356779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77646334274777E+017">
            <text:p>777646334274777000</text:p>
          </table:table-cell>
          <table:table-cell office:value-type="string">
            <text:p>Tangela</text:p>
          </table:table-cell>
          <table:table-cell office:value-type="string">
            <text:p>09/18/16 11:11 PM</text:p>
          </table:table-cell>
          <table:table-cell office:value-type="float" office:value="34.1472061889">
            <text:p>34.1472061889</text:p>
          </table:table-cell>
          <table:table-cell office:value-type="float" office:value="-118.0320112672">
            <text:p>-118.0320112672</text:p>
          </table:table-cell>
        </table:table-row>
        <table:table-row table:style-name="ro2">
          <table:table-cell office:value-type="float" office:value="7.77646206994395E+017">
            <text:p>777646206994395000</text:p>
          </table:table-cell>
          <table:table-cell office:value-type="string">
            <text:p>Haunter</text:p>
          </table:table-cell>
          <table:table-cell office:value-type="string">
            <text:p>09/18/16 11:11 PM</text:p>
          </table:table-cell>
          <table:table-cell office:value-type="float" office:value="34.1111227462">
            <text:p>34.1111227462</text:p>
          </table:table-cell>
          <table:table-cell office:value-type="float" office:value="-118.0532336589">
            <text:p>-118.0532336589</text:p>
          </table:table-cell>
        </table:table-row>
        <table:table-row table:style-name="ro1">
          <table:table-cell office:value-type="float" office:value="7.77645138982031E+017">
            <text:p>777645138982031000</text:p>
          </table:table-cell>
          <table:table-cell office:value-type="string">
            <text:p>Jolteon</text:p>
          </table:table-cell>
          <table:table-cell office:value-type="string">
            <text:p>09/18/16 11:07 PM</text:p>
          </table:table-cell>
          <table:table-cell office:value-type="float" office:value="34.121773106">
            <text:p>34.121773106</text:p>
          </table:table-cell>
          <table:table-cell office:value-type="float" office:value="-118.0441778638">
            <text:p>-118.0441778638</text:p>
          </table:table-cell>
        </table:table-row>
        <table:table-row table:style-name="ro1">
          <table:table-cell office:value-type="float" office:value="7.77642708957409E+017">
            <text:p>777642708957409000</text:p>
          </table:table-cell>
          <table:table-cell office:value-type="string">
            <text:p>Arcanine</text:p>
          </table:table-cell>
          <table:table-cell office:value-type="string">
            <text:p>09/18/16 10:57 PM</text:p>
          </table:table-cell>
          <table:table-cell office:value-type="float" office:value="34.1478180383">
            <text:p>34.1478180383</text:p>
          </table:table-cell>
          <table:table-cell office:value-type="float" office:value="-118.0217650635">
            <text:p>-118.0217650635</text:p>
          </table:table-cell>
        </table:table-row>
        <table:table-row table:style-name="ro1">
          <table:table-cell office:value-type="float" office:value="7.77642126511264E+017">
            <text:p>777642126511264000</text:p>
          </table:table-cell>
          <table:table-cell office:value-type="string">
            <text:p>Aerodactyl</text:p>
          </table:table-cell>
          <table:table-cell office:value-type="string">
            <text:p>09/18/16 10:55 PM</text:p>
          </table:table-cell>
          <table:table-cell office:value-type="float" office:value="34.1435747312">
            <text:p>34.1435747312</text:p>
          </table:table-cell>
          <table:table-cell office:value-type="float" office:value="-118.01819705">
            <text:p>-118.01819705</text:p>
          </table:table-cell>
        </table:table-row>
        <table:table-row table:style-name="ro1">
          <table:table-cell office:value-type="float" office:value="7.77638979311067E+017">
            <text:p>777638979311067000</text:p>
          </table:table-cell>
          <table:table-cell office:value-type="string">
            <text:p>Omastar</text:p>
          </table:table-cell>
          <table:table-cell office:value-type="string">
            <text:p>09/18/16 10:42 PM</text:p>
          </table:table-cell>
          <table:table-cell office:value-type="float" office:value="34.1227751259">
            <text:p>34.1227751259</text:p>
          </table:table-cell>
          <table:table-cell office:value-type="float" office:value="-118.0637524335">
            <text:p>-118.0637524335</text:p>
          </table:table-cell>
        </table:table-row>
        <table:table-row table:style-name="ro1">
          <table:table-cell office:value-type="float" office:value="7.77637043656458E+017">
            <text:p>777637043656458000</text:p>
          </table:table-cell>
          <table:table-cell office:value-type="string">
            <text:p>Kingler</text:p>
          </table:table-cell>
          <table:table-cell office:value-type="string">
            <text:p>09/18/16 10:34 PM</text:p>
          </table:table-cell>
          <table:table-cell office:value-type="float" office:value="34.1378290641">
            <text:p>34.1378290641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7635316442108E+017">
            <text:p>777635316442108000</text:p>
          </table:table-cell>
          <table:table-cell office:value-type="string">
            <text:p>Rapidash</text:p>
          </table:table-cell>
          <table:table-cell office:value-type="string">
            <text:p>09/18/16 10:28 PM</text:p>
          </table:table-cell>
          <table:table-cell office:value-type="float" office:value="34.1247941809">
            <text:p>34.1247941809</text:p>
          </table:table-cell>
          <table:table-cell office:value-type="float" office:value="-118.0659475769">
            <text:p>-118.0659475769</text:p>
          </table:table-cell>
        </table:table-row>
        <table:table-row table:style-name="ro1">
          <table:table-cell office:value-type="float" office:value="7.7763407140907E+017">
            <text:p>777634071409070000</text:p>
          </table:table-cell>
          <table:table-cell office:value-type="string">
            <text:p>Raichu</text:p>
          </table:table-cell>
          <table:table-cell office:value-type="string">
            <text:p>09/18/16 10:23 PM</text:p>
          </table:table-cell>
          <table:table-cell office:value-type="float" office:value="34.1101198035">
            <text:p>34.1101198035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7633834187694E+017">
            <text:p>777633834187694000</text:p>
          </table:table-cell>
          <table:table-cell office:value-type="string">
            <text:p>Dratini</text:p>
          </table:table-cell>
          <table:table-cell office:value-type="string">
            <text:p>09/18/16 10:22 PM</text:p>
          </table:table-cell>
          <table:table-cell office:value-type="float" office:value="34.1255399161">
            <text:p>34.1255399161</text:p>
          </table:table-cell>
          <table:table-cell office:value-type="float" office:value="-118.0137140596">
            <text:p>-118.0137140596</text:p>
          </table:table-cell>
        </table:table-row>
        <table:table-row table:style-name="ro1">
          <table:table-cell office:value-type="float" office:value="7.77632308752822E+017">
            <text:p>777632308752822000</text:p>
          </table:table-cell>
          <table:table-cell office:value-type="string">
            <text:p>Charmeleon</text:p>
          </table:table-cell>
          <table:table-cell office:value-type="string">
            <text:p>09/18/16 10:16 PM</text:p>
          </table:table-cell>
          <table:table-cell office:value-type="float" office:value="34.11827012">
            <text:p>34.11827012</text:p>
          </table:table-cell>
          <table:table-cell office:value-type="float" office:value="-118.0476538805">
            <text:p>-118.0476538805</text:p>
          </table:table-cell>
        </table:table-row>
        <table:table-row table:style-name="ro1">
          <table:table-cell office:value-type="float" office:value="7.77631152811029E+017">
            <text:p>777631152811029000</text:p>
          </table:table-cell>
          <table:table-cell office:value-type="string">
            <text:p>Rapidash</text:p>
          </table:table-cell>
          <table:table-cell office:value-type="string">
            <text:p>09/18/16 10:11 PM</text:p>
          </table:table-cell>
          <table:table-cell office:value-type="float" office:value="34.1288609143">
            <text:p>34.1288609143</text:p>
          </table:table-cell>
          <table:table-cell office:value-type="float" office:value="-118.0504895276">
            <text:p>-118.0504895276</text:p>
          </table:table-cell>
        </table:table-row>
        <table:table-row table:style-name="ro1">
          <table:table-cell office:value-type="float" office:value="7.77631003695194E+017">
            <text:p>777631003695194000</text:p>
          </table:table-cell>
          <table:table-cell office:value-type="string">
            <text:p>Hitmonlee</text:p>
          </table:table-cell>
          <table:table-cell office:value-type="string">
            <text:p>09/18/16 10:10 PM</text:p>
          </table:table-cell>
          <table:table-cell office:value-type="float" office:value="34.1135602161">
            <text:p>34.1135602161</text:p>
          </table:table-cell>
          <table:table-cell office:value-type="float" office:value="-118.0618316606">
            <text:p>-118.0618316606</text:p>
          </table:table-cell>
        </table:table-row>
        <table:table-row table:style-name="ro1">
          <table:table-cell office:value-type="float" office:value="7.7763058100582E+017">
            <text:p>777630581005820000</text:p>
          </table:table-cell>
          <table:table-cell office:value-type="string">
            <text:p>Rapidash</text:p>
          </table:table-cell>
          <table:table-cell office:value-type="string">
            <text:p>09/18/16 10:09 PM</text:p>
          </table:table-cell>
          <table:table-cell office:value-type="float" office:value="34.1654046275">
            <text:p>34.1654046275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7629082125148E+017">
            <text:p>777629082125148000</text:p>
          </table:table-cell>
          <table:table-cell office:value-type="string">
            <text:p>Clefable</text:p>
          </table:table-cell>
          <table:table-cell office:value-type="string">
            <text:p>09/18/16 10:03 PM</text:p>
          </table:table-cell>
          <table:table-cell office:value-type="float" office:value="34.1538983708">
            <text:p>34.1538983708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77628428178645E+017">
            <text:p>777628428178645000</text:p>
          </table:table-cell>
          <table:table-cell office:value-type="string">
            <text:p>Jolteon</text:p>
          </table:table-cell>
          <table:table-cell office:value-type="string">
            <text:p>09/18/16 10:00 PM</text:p>
          </table:table-cell>
          <table:table-cell office:value-type="float" office:value="34.1623411483">
            <text:p>34.1623411483</text:p>
          </table:table-cell>
          <table:table-cell office:value-type="float" office:value="-118.0459158807">
            <text:p>-118.0459158807</text:p>
          </table:table-cell>
        </table:table-row>
        <table:table-row table:style-name="ro1">
          <table:table-cell office:value-type="float" office:value="7.7762732781969E+017">
            <text:p>777627327819690000</text:p>
          </table:table-cell>
          <table:table-cell office:value-type="string">
            <text:p>Rapidash</text:p>
          </table:table-cell>
          <table:table-cell office:value-type="string">
            <text:p>09/18/16 09:56 PM</text:p>
          </table:table-cell>
          <table:table-cell office:value-type="float" office:value="34.1409101231">
            <text:p>34.1409101231</text:p>
          </table:table-cell>
          <table:table-cell office:value-type="float" office:value="-118.014720455">
            <text:p>-118.014720455</text:p>
          </table:table-cell>
        </table:table-row>
        <table:table-row table:style-name="ro1">
          <table:table-cell office:value-type="float" office:value="7.77626821785375E+017">
            <text:p>777626821785375000</text:p>
          </table:table-cell>
          <table:table-cell office:value-type="string">
            <text:p>Arcanine</text:p>
          </table:table-cell>
          <table:table-cell office:value-type="string">
            <text:p>09/18/16 09:54 PM</text:p>
          </table:table-cell>
          <table:table-cell office:value-type="float" office:value="34.1571307762">
            <text:p>34.1571307762</text:p>
          </table:table-cell>
          <table:table-cell office:value-type="float" office:value="-118.052410424">
            <text:p>-118.052410424</text:p>
          </table:table-cell>
        </table:table-row>
        <table:table-row table:style-name="ro1">
          <table:table-cell office:value-type="float" office:value="7.77626806216036E+017">
            <text:p>777626806216036000</text:p>
          </table:table-cell>
          <table:table-cell office:value-type="string">
            <text:p>Butterfree</text:p>
          </table:table-cell>
          <table:table-cell office:value-type="string">
            <text:p>09/18/16 09:54 PM</text:p>
          </table:table-cell>
          <table:table-cell office:value-type="float" office:value="34.1219926872">
            <text:p>34.1219926872</text:p>
          </table:table-cell>
          <table:table-cell office:value-type="float" office:value="-118.0138055503">
            <text:p>-118.0138055503</text:p>
          </table:table-cell>
        </table:table-row>
        <table:table-row table:style-name="ro1">
          <table:table-cell office:value-type="float" office:value="7.77624591199896E+017">
            <text:p>777624591199896000</text:p>
          </table:table-cell>
          <table:table-cell office:value-type="string">
            <text:p>Magmar</text:p>
          </table:table-cell>
          <table:table-cell office:value-type="string">
            <text:p>09/18/16 09:45 PM</text:p>
          </table:table-cell>
          <table:table-cell office:value-type="float" office:value="34.1409876651">
            <text:p>34.1409876651</text:p>
          </table:table-cell>
          <table:table-cell office:value-type="float" office:value="-118.029632737">
            <text:p>-118.029632737</text:p>
          </table:table-cell>
        </table:table-row>
        <table:table-row table:style-name="ro1">
          <table:table-cell office:value-type="float" office:value="7.77623779811861E+017">
            <text:p>777623779811861000</text:p>
          </table:table-cell>
          <table:table-cell office:value-type="string">
            <text:p>Jolteon</text:p>
          </table:table-cell>
          <table:table-cell office:value-type="string">
            <text:p>09/18/16 09:42 PM</text:p>
          </table:table-cell>
          <table:table-cell office:value-type="float" office:value="34.1662453294">
            <text:p>34.1662453294</text:p>
          </table:table-cell>
          <table:table-cell office:value-type="float" office:value="-118.0256074593">
            <text:p>-118.0256074593</text:p>
          </table:table-cell>
        </table:table-row>
        <table:table-row table:style-name="ro1">
          <table:table-cell office:value-type="float" office:value="7.7762348202879E+017">
            <text:p>777623482028790000</text:p>
          </table:table-cell>
          <table:table-cell office:value-type="string">
            <text:p>Magmar</text:p>
          </table:table-cell>
          <table:table-cell office:value-type="string">
            <text:p>09/18/16 09:41 PM</text:p>
          </table:table-cell>
          <table:table-cell office:value-type="float" office:value="34.1415336774">
            <text:p>34.1415336774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7622216695349E+017">
            <text:p>777622216695349000</text:p>
          </table:table-cell>
          <table:table-cell office:value-type="string">
            <text:p>Rapidash</text:p>
          </table:table-cell>
          <table:table-cell office:value-type="string">
            <text:p>09/18/16 09:35 PM</text:p>
          </table:table-cell>
          <table:table-cell office:value-type="float" office:value="34.1237140096">
            <text:p>34.1237140096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7621891771007E+017">
            <text:p>777621891771007000</text:p>
          </table:table-cell>
          <table:table-cell office:value-type="string">
            <text:p>Nidoqueen</text:p>
          </table:table-cell>
          <table:table-cell office:value-type="string">
            <text:p>09/18/16 09:34 PM</text:p>
          </table:table-cell>
          <table:table-cell office:value-type="float" office:value="34.1634082938">
            <text:p>34.1634082938</text:p>
          </table:table-cell>
          <table:table-cell office:value-type="float" office:value="-118.0519530696">
            <text:p>-118.0519530696</text:p>
          </table:table-cell>
        </table:table-row>
        <table:table-row table:style-name="ro1">
          <table:table-cell office:value-type="float" office:value="7.77621553081037E+017">
            <text:p>777621553081037000</text:p>
          </table:table-cell>
          <table:table-cell office:value-type="string">
            <text:p>Kingler</text:p>
          </table:table-cell>
          <table:table-cell office:value-type="string">
            <text:p>09/18/16 09:33 PM</text:p>
          </table:table-cell>
          <table:table-cell office:value-type="float" office:value="34.1551821408">
            <text:p>34.1551821408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77619479085789E+017">
            <text:p>777619479085789000</text:p>
          </table:table-cell>
          <table:table-cell office:value-type="string">
            <text:p>Raichu</text:p>
          </table:table-cell>
          <table:table-cell office:value-type="string">
            <text:p>09/18/16 09:25 PM</text:p>
          </table:table-cell>
          <table:table-cell office:value-type="float" office:value="34.1229309952">
            <text:p>34.1229309952</text:p>
          </table:table-cell>
          <table:table-cell office:value-type="float" office:value="-118.0450011371">
            <text:p>-118.0450011371</text:p>
          </table:table-cell>
        </table:table-row>
        <table:table-row table:style-name="ro1">
          <table:table-cell office:value-type="float" office:value="7.77616208946344E+017">
            <text:p>777616208946344000</text:p>
          </table:table-cell>
          <table:table-cell office:value-type="string">
            <text:p>Hitmonlee</text:p>
          </table:table-cell>
          <table:table-cell office:value-type="string">
            <text:p>09/18/16 09:12 PM</text:p>
          </table:table-cell>
          <table:table-cell office:value-type="float" office:value="34.1176187301">
            <text:p>34.1176187301</text:p>
          </table:table-cell>
          <table:table-cell office:value-type="float" office:value="-118.0606426003">
            <text:p>-118.0606426003</text:p>
          </table:table-cell>
        </table:table-row>
        <table:table-row table:style-name="ro1">
          <table:table-cell office:value-type="float" office:value="7.7761454317013E+017">
            <text:p>777614543170130000</text:p>
          </table:table-cell>
          <table:table-cell office:value-type="string">
            <text:p>Machamp</text:p>
          </table:table-cell>
          <table:table-cell office:value-type="string">
            <text:p>09/18/16 09:05 PM</text:p>
          </table:table-cell>
          <table:table-cell office:value-type="float" office:value="34.1253304603">
            <text:p>34.1253304603</text:p>
          </table:table-cell>
          <table:table-cell office:value-type="float" office:value="-118.0653987936">
            <text:p>-118.0653987936</text:p>
          </table:table-cell>
        </table:table-row>
        <table:table-row table:style-name="ro1">
          <table:table-cell office:value-type="float" office:value="7.77614163442999E+017">
            <text:p>777614163442999000</text:p>
          </table:table-cell>
          <table:table-cell office:value-type="string">
            <text:p>Electabuzz</text:p>
          </table:table-cell>
          <table:table-cell office:value-type="string">
            <text:p>09/18/16 09:03 PM</text:p>
          </table:table-cell>
          <table:table-cell office:value-type="float" office:value="34.1228259441">
            <text:p>34.1228259441</text:p>
          </table:table-cell>
          <table:table-cell office:value-type="float" office:value="-118.0612828646">
            <text:p>-118.0612828646</text:p>
          </table:table-cell>
        </table:table-row>
        <table:table-row table:style-name="ro1">
          <table:table-cell office:value-type="float" office:value="7.77613258643485E+017">
            <text:p>777613258643485000</text:p>
          </table:table-cell>
          <table:table-cell office:value-type="string">
            <text:p>Tangela</text:p>
          </table:table-cell>
          <table:table-cell office:value-type="string">
            <text:p>09/18/16 09:00 PM</text:p>
          </table:table-cell>
          <table:table-cell office:value-type="float" office:value="34.1422036782">
            <text:p>34.1422036782</text:p>
          </table:table-cell>
          <table:table-cell office:value-type="float" office:value="-118.0227714133">
            <text:p>-118.0227714133</text:p>
          </table:table-cell>
        </table:table-row>
        <table:table-row table:style-name="ro1">
          <table:table-cell office:value-type="float" office:value="7.77613037977035E+017">
            <text:p>777613037977035000</text:p>
          </table:table-cell>
          <table:table-cell office:value-type="string">
            <text:p>Magmar</text:p>
          </table:table-cell>
          <table:table-cell office:value-type="string">
            <text:p>09/18/16 08:59 PM</text:p>
          </table:table-cell>
          <table:table-cell office:value-type="float" office:value="34.1120997772">
            <text:p>34.1120997772</text:p>
          </table:table-cell>
          <table:table-cell office:value-type="float" office:value="-118.0385977993">
            <text:p>-118.0385977993</text:p>
          </table:table-cell>
        </table:table-row>
        <table:table-row table:style-name="ro1">
          <table:table-cell office:value-type="float" office:value="7.77611539071197E+017">
            <text:p>777611539071197000</text:p>
          </table:table-cell>
          <table:table-cell office:value-type="string">
            <text:p>Magmar</text:p>
          </table:table-cell>
          <table:table-cell office:value-type="string">
            <text:p>09/18/16 08:53 PM</text:p>
          </table:table-cell>
          <table:table-cell office:value-type="float" office:value="34.1290329565">
            <text:p>34.1290329565</text:p>
          </table:table-cell>
          <table:table-cell office:value-type="float" office:value="-118.0549715867">
            <text:p>-118.0549715867</text:p>
          </table:table-cell>
        </table:table-row>
        <table:table-row table:style-name="ro1">
          <table:table-cell office:value-type="float" office:value="7.77610626621317E+017">
            <text:p>777610626621317000</text:p>
          </table:table-cell>
          <table:table-cell office:value-type="string">
            <text:p>Lickitung</text:p>
          </table:table-cell>
          <table:table-cell office:value-type="string">
            <text:p>09/18/16 08:49 PM</text:p>
          </table:table-cell>
          <table:table-cell office:value-type="float" office:value="34.1011683742">
            <text:p>34.1011683742</text:p>
          </table:table-cell>
          <table:table-cell office:value-type="float" office:value="-118.0377744962">
            <text:p>-118.0377744962</text:p>
          </table:table-cell>
        </table:table-row>
        <table:table-row table:style-name="ro1">
          <table:table-cell office:value-type="float" office:value="7.77610488045642E+017">
            <text:p>777610488045642000</text:p>
          </table:table-cell>
          <table:table-cell office:value-type="string">
            <text:p>Snorlax</text:p>
          </table:table-cell>
          <table:table-cell office:value-type="string">
            <text:p>09/18/16 08:49 PM</text:p>
          </table:table-cell>
          <table:table-cell office:value-type="float" office:value="34.1085054409">
            <text:p>34.1085054409</text:p>
          </table:table-cell>
          <table:table-cell office:value-type="float" office:value="-118.0502151122">
            <text:p>-118.0502151122</text:p>
          </table:table-cell>
        </table:table-row>
        <table:table-row table:style-name="ro1">
          <table:table-cell office:value-type="float" office:value="7.77609518331027E+017">
            <text:p>777609518331027000</text:p>
          </table:table-cell>
          <table:table-cell office:value-type="string">
            <text:p>Jolteon</text:p>
          </table:table-cell>
          <table:table-cell office:value-type="string">
            <text:p>09/18/16 08:45 PM</text:p>
          </table:table-cell>
          <table:table-cell office:value-type="float" office:value="34.1015028312">
            <text:p>34.1015028312</text:p>
          </table:table-cell>
          <table:table-cell office:value-type="float" office:value="-118.0464647246">
            <text:p>-118.0464647246</text:p>
          </table:table-cell>
        </table:table-row>
        <table:table-row table:style-name="ro1">
          <table:table-cell office:value-type="float" office:value="7.77607535461143E+017">
            <text:p>777607535461143000</text:p>
          </table:table-cell>
          <table:table-cell office:value-type="string">
            <text:p>Rapidash</text:p>
          </table:table-cell>
          <table:table-cell office:value-type="string">
            <text:p>09/18/16 08:37 PM</text:p>
          </table:table-cell>
          <table:table-cell office:value-type="float" office:value="34.1614917082">
            <text:p>34.1614917082</text:p>
          </table:table-cell>
          <table:table-cell office:value-type="float" office:value="-118.0538739501">
            <text:p>-118.0538739501</text:p>
          </table:table-cell>
        </table:table-row>
        <table:table-row table:style-name="ro1">
          <table:table-cell office:value-type="float" office:value="7.77606704414417E+017">
            <text:p>777606704414417000</text:p>
          </table:table-cell>
          <table:table-cell office:value-type="string">
            <text:p>Wigglytuff</text:p>
          </table:table-cell>
          <table:table-cell office:value-type="string">
            <text:p>09/18/16 08:34 PM</text:p>
          </table:table-cell>
          <table:table-cell office:value-type="float" office:value="34.1309083803">
            <text:p>34.1309083803</text:p>
          </table:table-cell>
          <table:table-cell office:value-type="float" office:value="-118.0460988288">
            <text:p>-118.0460988288</text:p>
          </table:table-cell>
        </table:table-row>
        <table:table-row table:style-name="ro1">
          <table:table-cell office:value-type="float" office:value="7.77605744615039E+017">
            <text:p>777605744615039000</text:p>
          </table:table-cell>
          <table:table-cell office:value-type="string">
            <text:p>Flareon</text:p>
          </table:table-cell>
          <table:table-cell office:value-type="string">
            <text:p>09/18/16 08:30 PM</text:p>
          </table:table-cell>
          <table:table-cell office:value-type="float" office:value="34.1206258617">
            <text:p>34.1206258617</text:p>
          </table:table-cell>
          <table:table-cell office:value-type="float" office:value="-118.0471965138">
            <text:p>-118.0471965138</text:p>
          </table:table-cell>
        </table:table-row>
        <table:table-row table:style-name="ro1">
          <table:table-cell office:value-type="float" office:value="7.77605166115586E+017">
            <text:p>777605166115586000</text:p>
          </table:table-cell>
          <table:table-cell office:value-type="string">
            <text:p>Charmeleon</text:p>
          </table:table-cell>
          <table:table-cell office:value-type="string">
            <text:p>09/18/16 08:28 PM</text:p>
          </table:table-cell>
          <table:table-cell office:value-type="float" office:value="34.1516033322">
            <text:p>34.1516033322</text:p>
          </table:table-cell>
          <table:table-cell office:value-type="float" office:value="-118.0336579232">
            <text:p>-118.0336579232</text:p>
          </table:table-cell>
        </table:table-row>
        <table:table-row table:style-name="ro1">
          <table:table-cell office:value-type="float" office:value="7.7760220217292E+017">
            <text:p>777602202172920000</text:p>
          </table:table-cell>
          <table:table-cell office:value-type="string">
            <text:p>Electabuzz</text:p>
          </table:table-cell>
          <table:table-cell office:value-type="string">
            <text:p>09/18/16 08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60072863846E+017">
            <text:p>777600728638460000</text:p>
          </table:table-cell>
          <table:table-cell office:value-type="string">
            <text:p>Chansey</text:p>
          </table:table-cell>
          <table:table-cell office:value-type="string">
            <text:p>09/18/16 08:10 PM</text:p>
          </table:table-cell>
          <table:table-cell office:value-type="float" office:value="34.1043520946">
            <text:p>34.1043520946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7600269613879E+017">
            <text:p>777600269613879000</text:p>
          </table:table-cell>
          <table:table-cell office:value-type="string">
            <text:p>Tangela</text:p>
          </table:table-cell>
          <table:table-cell office:value-type="string">
            <text:p>09/18/16 08:08 PM</text:p>
          </table:table-cell>
          <table:table-cell office:value-type="float" office:value="34.1277932403">
            <text:p>34.1277932403</text:p>
          </table:table-cell>
          <table:table-cell office:value-type="float" office:value="-118.0366767528">
            <text:p>-118.0366767528</text:p>
          </table:table-cell>
        </table:table-row>
        <table:table-row table:style-name="ro1">
          <table:table-cell office:value-type="float" office:value="7.77600063916741E+017">
            <text:p>777600063916741000</text:p>
          </table:table-cell>
          <table:table-cell office:value-type="string">
            <text:p>Weezing</text:p>
          </table:table-cell>
          <table:table-cell office:value-type="string">
            <text:p>09/18/16 08:07 PM</text:p>
          </table:table-cell>
          <table:table-cell office:value-type="float" office:value="34.1188688717">
            <text:p>34.1188688717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7599056050696E+017">
            <text:p>777599056050696000</text:p>
          </table:table-cell>
          <table:table-cell office:value-type="string">
            <text:p>Magmar</text:p>
          </table:table-cell>
          <table:table-cell office:value-type="string">
            <text:p>09/18/16 08:03 PM</text:p>
          </table:table-cell>
          <table:table-cell office:value-type="float" office:value="34.1538983708">
            <text:p>34.1538983708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7759899210437E+017">
            <text:p>777598992104370000</text:p>
          </table:table-cell>
          <table:table-cell office:value-type="string">
            <text:p>Arcanine</text:p>
          </table:table-cell>
          <table:table-cell office:value-type="string">
            <text:p>09/18/16 08:03 PM</text:p>
          </table:table-cell>
          <table:table-cell office:value-type="float" office:value="34.1263434947">
            <text:p>34.1263434947</text:p>
          </table:table-cell>
          <table:table-cell office:value-type="float" office:value="-118.050306584">
            <text:p>-118.050306584</text:p>
          </table:table-cell>
        </table:table-row>
        <table:table-row table:style-name="ro1">
          <table:table-cell office:value-type="float" office:value="7.77597365750411E+017">
            <text:p>777597365750411000</text:p>
          </table:table-cell>
          <table:table-cell office:value-type="string">
            <text:p>Chansey</text:p>
          </table:table-cell>
          <table:table-cell office:value-type="string">
            <text:p>09/18/16 07:57 PM</text:p>
          </table:table-cell>
          <table:table-cell office:value-type="float" office:value="34.1559514098">
            <text:p>34.1559514098</text:p>
          </table:table-cell>
          <table:table-cell office:value-type="float" office:value="-118.0257904285">
            <text:p>-118.0257904285</text:p>
          </table:table-cell>
        </table:table-row>
        <table:table-row table:style-name="ro1">
          <table:table-cell office:value-type="float" office:value="7.77594148312404E+017">
            <text:p>777594148312404000</text:p>
          </table:table-cell>
          <table:table-cell office:value-type="string">
            <text:p>Nidoking</text:p>
          </table:table-cell>
          <table:table-cell office:value-type="string">
            <text:p>09/18/16 07:44 PM</text:p>
          </table:table-cell>
          <table:table-cell office:value-type="float" office:value="34.1251033665">
            <text:p>34.1251033665</text:p>
          </table:table-cell>
          <table:table-cell office:value-type="float" office:value="-118.0206672209">
            <text:p>-118.0206672209</text:p>
          </table:table-cell>
        </table:table-row>
        <table:table-row table:style-name="ro1">
          <table:table-cell office:value-type="float" office:value="7.77593162147635E+017">
            <text:p>777593162147635000</text:p>
          </table:table-cell>
          <table:table-cell office:value-type="string">
            <text:p>Scyther</text:p>
          </table:table-cell>
          <table:table-cell office:value-type="string">
            <text:p>09/18/16 07:40 PM</text:p>
          </table:table-cell>
          <table:table-cell office:value-type="float" office:value="34.1406086227">
            <text:p>34.1406086227</text:p>
          </table:table-cell>
          <table:table-cell office:value-type="float" office:value="-118.0211246561">
            <text:p>-118.0211246561</text:p>
          </table:table-cell>
        </table:table-row>
        <table:table-row table:style-name="ro1">
          <table:table-cell office:value-type="float" office:value="7.77590904500519E+017">
            <text:p>777590904500519000</text:p>
          </table:table-cell>
          <table:table-cell office:value-type="string">
            <text:p>Chansey</text:p>
          </table:table-cell>
          <table:table-cell office:value-type="string">
            <text:p>09/18/16 07:31 PM</text:p>
          </table:table-cell>
          <table:table-cell office:value-type="float" office:value="34.1043520946">
            <text:p>34.1043520946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7589901852152E+017">
            <text:p>777589901852152000</text:p>
          </table:table-cell>
          <table:table-cell office:value-type="string">
            <text:p>Flareon</text:p>
          </table:table-cell>
          <table:table-cell office:value-type="string">
            <text:p>09/18/16 07:27 PM</text:p>
          </table:table-cell>
          <table:table-cell office:value-type="float" office:value="34.1143210473">
            <text:p>34.1143210473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7589277454578E+017">
            <text:p>777589277454578000</text:p>
          </table:table-cell>
          <table:table-cell office:value-type="string">
            <text:p>Flareon</text:p>
          </table:table-cell>
          <table:table-cell office:value-type="string">
            <text:p>09/18/16 07:25 PM</text:p>
          </table:table-cell>
          <table:table-cell office:value-type="float" office:value="34.1229309952">
            <text:p>34.1229309952</text:p>
          </table:table-cell>
          <table:table-cell office:value-type="float" office:value="-118.0450011371">
            <text:p>-118.0450011371</text:p>
          </table:table-cell>
        </table:table-row>
        <table:table-row table:style-name="ro1">
          <table:table-cell office:value-type="float" office:value="7.77588518931476E+017">
            <text:p>777588518931476000</text:p>
          </table:table-cell>
          <table:table-cell office:value-type="string">
            <text:p>Aerodactyl</text:p>
          </table:table-cell>
          <table:table-cell office:value-type="string">
            <text:p>09/18/16 07:22 PM</text:p>
          </table:table-cell>
          <table:table-cell office:value-type="float" office:value="34.1250416692">
            <text:p>34.1250416692</text:p>
          </table:table-cell>
          <table:table-cell office:value-type="float" office:value="-118.0643012219">
            <text:p>-118.0643012219</text:p>
          </table:table-cell>
        </table:table-row>
        <table:table-row table:style-name="ro2">
          <table:table-cell office:value-type="float" office:value="7.77586221723767E+017">
            <text:p>777586221723767000</text:p>
          </table:table-cell>
          <table:table-cell office:value-type="string">
            <text:p>Haunter</text:p>
          </table:table-cell>
          <table:table-cell office:value-type="string">
            <text:p>09/18/16 07:12 PM</text:p>
          </table:table-cell>
          <table:table-cell office:value-type="float" office:value="34.122351463">
            <text:p>34.122351463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77585284833612E+017">
            <text:p>777585284833612000</text:p>
          </table:table-cell>
          <table:table-cell office:value-type="string">
            <text:p>Charmeleon</text:p>
          </table:table-cell>
          <table:table-cell office:value-type="string">
            <text:p>09/18/16 07:09 PM</text:p>
          </table:table-cell>
          <table:table-cell office:value-type="float" office:value="34.1659547239">
            <text:p>34.1659547239</text:p>
          </table:table-cell>
          <table:table-cell office:value-type="float" office:value="-118.0503980559">
            <text:p>-118.0503980559</text:p>
          </table:table-cell>
        </table:table-row>
        <table:table-row table:style-name="ro1">
          <table:table-cell office:value-type="float" office:value="7.77584805177233E+017">
            <text:p>777584805177233000</text:p>
          </table:table-cell>
          <table:table-cell office:value-type="string">
            <text:p>Hitmonlee</text:p>
          </table:table-cell>
          <table:table-cell office:value-type="string">
            <text:p>09/18/16 07:07 PM</text:p>
          </table:table-cell>
          <table:table-cell office:value-type="float" office:value="34.1223685821">
            <text:p>34.1223685821</text:p>
          </table:table-cell>
          <table:table-cell office:value-type="float" office:value="-118.0443608137">
            <text:p>-118.0443608137</text:p>
          </table:table-cell>
        </table:table-row>
        <table:table-row table:style-name="ro1">
          <table:table-cell office:value-type="float" office:value="7.77583944459969E+017">
            <text:p>777583944459969000</text:p>
          </table:table-cell>
          <table:table-cell office:value-type="string">
            <text:p>Jolteon</text:p>
          </table:table-cell>
          <table:table-cell office:value-type="string">
            <text:p>09/18/16 07:03 PM</text:p>
          </table:table-cell>
          <table:table-cell office:value-type="float" office:value="34.1230284187">
            <text:p>34.1230284187</text:p>
          </table:table-cell>
          <table:table-cell office:value-type="float" office:value="-118.0556118716">
            <text:p>-118.0556118716</text:p>
          </table:table-cell>
        </table:table-row>
        <table:table-row table:style-name="ro1">
          <table:table-cell office:value-type="float" office:value="7.77578622081118E+017">
            <text:p>777578622081118000</text:p>
          </table:table-cell>
          <table:table-cell office:value-type="string">
            <text:p>Machamp</text:p>
          </table:table-cell>
          <table:table-cell office:value-type="string">
            <text:p>09/18/16 06:42 PM</text:p>
          </table:table-cell>
          <table:table-cell office:value-type="float" office:value="34.1221852791">
            <text:p>34.1221852791</text:p>
          </table:table-cell>
          <table:table-cell office:value-type="float" office:value="-118.0612828646">
            <text:p>-118.0612828646</text:p>
          </table:table-cell>
        </table:table-row>
        <table:table-row table:style-name="ro1">
          <table:table-cell office:value-type="float" office:value="7.77578145583018E+017">
            <text:p>777578145583018000</text:p>
          </table:table-cell>
          <table:table-cell office:value-type="string">
            <text:p>Lickitung</text:p>
          </table:table-cell>
          <table:table-cell office:value-type="string">
            <text:p>09/18/16 06:40 PM</text:p>
          </table:table-cell>
          <table:table-cell office:value-type="float" office:value="34.1263313149">
            <text:p>34.1263313149</text:p>
          </table:table-cell>
          <table:table-cell office:value-type="float" office:value="-118.0500321683">
            <text:p>-118.0500321683</text:p>
          </table:table-cell>
        </table:table-row>
        <table:table-row table:style-name="ro1">
          <table:table-cell office:value-type="float" office:value="7.77576838813979E+017">
            <text:p>777576838813979000</text:p>
          </table:table-cell>
          <table:table-cell office:value-type="string">
            <text:p>Slowbro</text:p>
          </table:table-cell>
          <table:table-cell office:value-type="string">
            <text:p>09/18/16 06:35 PM</text:p>
          </table:table-cell>
          <table:table-cell office:value-type="float" office:value="34.1390342095">
            <text:p>34.1390342095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77575514684858E+017">
            <text:p>777575514684858000</text:p>
          </table:table-cell>
          <table:table-cell office:value-type="string">
            <text:p>Flareon</text:p>
          </table:table-cell>
          <table:table-cell office:value-type="string">
            <text:p>09/18/16 06:30 PM</text:p>
          </table:table-cell>
          <table:table-cell office:value-type="float" office:value="34.1404748017">
            <text:p>34.1404748017</text:p>
          </table:table-cell>
          <table:table-cell office:value-type="float" office:value="-118.0145374745">
            <text:p>-118.0145374745</text:p>
          </table:table-cell>
        </table:table-row>
        <table:table-row table:style-name="ro1">
          <table:table-cell office:value-type="float" office:value="7.77572000504042E+017">
            <text:p>777572000504042000</text:p>
          </table:table-cell>
          <table:table-cell office:value-type="string">
            <text:p>Electabuzz</text:p>
          </table:table-cell>
          <table:table-cell office:value-type="string">
            <text:p>09/18/16 06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570444031373E+017">
            <text:p>777570444031373000</text:p>
          </table:table-cell>
          <table:table-cell office:value-type="string">
            <text:p>Snorlax</text:p>
          </table:table-cell>
          <table:table-cell office:value-type="string">
            <text:p>09/18/16 06:10 PM</text:p>
          </table:table-cell>
          <table:table-cell office:value-type="float" office:value="34.140955306">
            <text:p>34.140955306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7570314817462E+017">
            <text:p>777570314817462000</text:p>
          </table:table-cell>
          <table:table-cell office:value-type="string">
            <text:p>Rapidash</text:p>
          </table:table-cell>
          <table:table-cell office:value-type="string">
            <text:p>09/18/16 06:09 PM</text:p>
          </table:table-cell>
          <table:table-cell office:value-type="float" office:value="34.1397983546">
            <text:p>34.1397983546</text:p>
          </table:table-cell>
          <table:table-cell office:value-type="float" office:value="-118.0179225845">
            <text:p>-118.0179225845</text:p>
          </table:table-cell>
        </table:table-row>
        <table:table-row table:style-name="ro1">
          <table:table-cell office:value-type="float" office:value="7.77569667640459E+017">
            <text:p>777569667640459000</text:p>
          </table:table-cell>
          <table:table-cell office:value-type="string">
            <text:p>Tangela</text:p>
          </table:table-cell>
          <table:table-cell office:value-type="string">
            <text:p>09/18/16 06:07 PM</text:p>
          </table:table-cell>
          <table:table-cell office:value-type="float" office:value="34.1275547766">
            <text:p>34.1275547766</text:p>
          </table:table-cell>
          <table:table-cell office:value-type="float" office:value="-118.0373171039">
            <text:p>-118.0373171039</text:p>
          </table:table-cell>
        </table:table-row>
        <table:table-row table:style-name="ro1">
          <table:table-cell office:value-type="float" office:value="7.77568920177824E+017">
            <text:p>777568920177824000</text:p>
          </table:table-cell>
          <table:table-cell office:value-type="string">
            <text:p>Snorlax</text:p>
          </table:table-cell>
          <table:table-cell office:value-type="string">
            <text:p>09/18/16 06:04 PM</text:p>
          </table:table-cell>
          <table:table-cell office:value-type="float" office:value="34.11937969">
            <text:p>34.11937969</text:p>
          </table:table-cell>
          <table:table-cell office:value-type="float" office:value="-118.0162757823">
            <text:p>-118.0162757823</text:p>
          </table:table-cell>
        </table:table-row>
        <table:table-row table:style-name="ro1">
          <table:table-cell office:value-type="float" office:value="7.77568438868861E+017">
            <text:p>777568438868861000</text:p>
          </table:table-cell>
          <table:table-cell office:value-type="string">
            <text:p>Snorlax</text:p>
          </table:table-cell>
          <table:table-cell office:value-type="string">
            <text:p>09/18/16 06:02 PM</text:p>
          </table:table-cell>
          <table:table-cell office:value-type="float" office:value="34.1275154264">
            <text:p>34.1275154264</text:p>
          </table:table-cell>
          <table:table-cell office:value-type="float" office:value="-118.0160928033">
            <text:p>-118.0160928033</text:p>
          </table:table-cell>
        </table:table-row>
        <table:table-row table:style-name="ro1">
          <table:table-cell office:value-type="float" office:value="7.77564667187122E+017">
            <text:p>777564667187122000</text:p>
          </table:table-cell>
          <table:table-cell office:value-type="string">
            <text:p>Jolteon</text:p>
          </table:table-cell>
          <table:table-cell office:value-type="string">
            <text:p>09/18/16 05:47 PM</text:p>
          </table:table-cell>
          <table:table-cell office:value-type="float" office:value="34.1576467544">
            <text:p>34.1576467544</text:p>
          </table:table-cell>
          <table:table-cell office:value-type="float" office:value="-118.0351216046">
            <text:p>-118.0351216046</text:p>
          </table:table-cell>
        </table:table-row>
        <table:table-row table:style-name="ro1">
          <table:table-cell office:value-type="float" office:value="7.77562545410314E+017">
            <text:p>777562545410314000</text:p>
          </table:table-cell>
          <table:table-cell office:value-type="string">
            <text:p>Arcanine</text:p>
          </table:table-cell>
          <table:table-cell office:value-type="string">
            <text:p>09/18/16 05:38 PM</text:p>
          </table:table-cell>
          <table:table-cell office:value-type="float" office:value="34.1229305669">
            <text:p>34.1229305669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7562543774511E+017">
            <text:p>777562543774511000</text:p>
          </table:table-cell>
          <table:table-cell office:value-type="string">
            <text:p>Magmar</text:p>
          </table:table-cell>
          <table:table-cell office:value-type="string">
            <text:p>09/18/16 05:38 PM</text:p>
          </table:table-cell>
          <table:table-cell office:value-type="float" office:value="34.1286492546">
            <text:p>34.1286492546</text:p>
          </table:table-cell>
          <table:table-cell office:value-type="float" office:value="-118.0319197858">
            <text:p>-118.0319197858</text:p>
          </table:table-cell>
        </table:table-row>
        <table:table-row table:style-name="ro1">
          <table:table-cell office:value-type="float" office:value="7.77561615495377E+017">
            <text:p>777561615495377000</text:p>
          </table:table-cell>
          <table:table-cell office:value-type="string">
            <text:p>Chansey</text:p>
          </table:table-cell>
          <table:table-cell office:value-type="string">
            <text:p>09/18/16 05:35 PM</text:p>
          </table:table-cell>
          <table:table-cell office:value-type="float" office:value="34.1101771272">
            <text:p>34.1101771272</text:p>
          </table:table-cell>
          <table:table-cell office:value-type="float" office:value="-118.0632036434">
            <text:p>-118.0632036434</text:p>
          </table:table-cell>
        </table:table-row>
        <table:table-row table:style-name="ro1">
          <table:table-cell office:value-type="float" office:value="7.77559890453602E+017">
            <text:p>777559890453602000</text:p>
          </table:table-cell>
          <table:table-cell office:value-type="string">
            <text:p>Charmeleon</text:p>
          </table:table-cell>
          <table:table-cell office:value-type="string">
            <text:p>09/18/16 05:28 PM</text:p>
          </table:table-cell>
          <table:table-cell office:value-type="float" office:value="34.152816557">
            <text:p>34.152816557</text:p>
          </table:table-cell>
          <table:table-cell office:value-type="float" office:value="-118.0297242195">
            <text:p>-118.0297242195</text:p>
          </table:table-cell>
        </table:table-row>
        <table:table-row table:style-name="ro1">
          <table:table-cell office:value-type="float" office:value="7.77559836430995E+017">
            <text:p>777559836430995000</text:p>
          </table:table-cell>
          <table:table-cell office:value-type="string">
            <text:p>Nidoking</text:p>
          </table:table-cell>
          <table:table-cell office:value-type="string">
            <text:p>09/18/16 05:28 PM</text:p>
          </table:table-cell>
          <table:table-cell office:value-type="float" office:value="34.1559104578">
            <text:p>34.1559104578</text:p>
          </table:table-cell>
          <table:table-cell office:value-type="float" office:value="-118.0447267131">
            <text:p>-118.0447267131</text:p>
          </table:table-cell>
        </table:table-row>
        <table:table-row table:style-name="ro1">
          <table:table-cell office:value-type="float" office:value="7.77558325676212E+017">
            <text:p>777558325676212000</text:p>
          </table:table-cell>
          <table:table-cell office:value-type="string">
            <text:p>Jolteon</text:p>
          </table:table-cell>
          <table:table-cell office:value-type="string">
            <text:p>09/18/16 05:22 PM</text:p>
          </table:table-cell>
          <table:table-cell office:value-type="float" office:value="34.1070898441">
            <text:p>34.1070898441</text:p>
          </table:table-cell>
          <table:table-cell office:value-type="float" office:value="-118.0514042428">
            <text:p>-118.0514042428</text:p>
          </table:table-cell>
        </table:table-row>
        <table:table-row table:style-name="ro1">
          <table:table-cell office:value-type="float" office:value="7.77554049537237E+017">
            <text:p>777554049537237000</text:p>
          </table:table-cell>
          <table:table-cell office:value-type="string">
            <text:p>Beedrill</text:p>
          </table:table-cell>
          <table:table-cell office:value-type="string">
            <text:p>09/18/16 05:05 PM</text:p>
          </table:table-cell>
          <table:table-cell office:value-type="float" office:value="34.1531610505">
            <text:p>34.1531610505</text:p>
          </table:table-cell>
          <table:table-cell office:value-type="float" office:value="-118.0260648818">
            <text:p>-118.0260648818</text:p>
          </table:table-cell>
        </table:table-row>
        <table:table-row table:style-name="ro1">
          <table:table-cell office:value-type="float" office:value="7.77551016073925E+017">
            <text:p>777551016073925000</text:p>
          </table:table-cell>
          <table:table-cell office:value-type="string">
            <text:p>Golem</text:p>
          </table:table-cell>
          <table:table-cell office:value-type="string">
            <text:p>09/18/16 04:53 PM</text:p>
          </table:table-cell>
          <table:table-cell office:value-type="float" office:value="34.1273717877">
            <text:p>34.1273717877</text:p>
          </table:table-cell>
          <table:table-cell office:value-type="float" office:value="-118.0584473909">
            <text:p>-118.0584473909</text:p>
          </table:table-cell>
        </table:table-row>
        <table:table-row table:style-name="ro1">
          <table:table-cell office:value-type="float" office:value="7.77547951316935E+017">
            <text:p>777547951316935000</text:p>
          </table:table-cell>
          <table:table-cell office:value-type="string">
            <text:p>Golem</text:p>
          </table:table-cell>
          <table:table-cell office:value-type="string">
            <text:p>09/18/16 04:40 PM</text:p>
          </table:table-cell>
          <table:table-cell office:value-type="float" office:value="34.1234737606">
            <text:p>34.1234737606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7547462336664E+017">
            <text:p>777547462336664000</text:p>
          </table:table-cell>
          <table:table-cell office:value-type="string">
            <text:p>Chansey</text:p>
          </table:table-cell>
          <table:table-cell office:value-type="string">
            <text:p>09/18/16 04:38 PM</text:p>
          </table:table-cell>
          <table:table-cell office:value-type="float" office:value="34.1136540449">
            <text:p>34.1136540449</text:p>
          </table:table-cell>
          <table:table-cell office:value-type="float" office:value="-118.0459158807">
            <text:p>-118.0459158807</text:p>
          </table:table-cell>
        </table:table-row>
        <table:table-row table:style-name="ro1">
          <table:table-cell office:value-type="float" office:value="7.7754671753309E+017">
            <text:p>777546717533090000</text:p>
          </table:table-cell>
          <table:table-cell office:value-type="string">
            <text:p>Rapidash</text:p>
          </table:table-cell>
          <table:table-cell office:value-type="string">
            <text:p>09/18/16 04:35 PM</text:p>
          </table:table-cell>
          <table:table-cell office:value-type="float" office:value="34.1237366517">
            <text:p>34.1237366517</text:p>
          </table:table-cell>
          <table:table-cell office:value-type="float" office:value="-118.059544999">
            <text:p>-118.059544999</text:p>
          </table:table-cell>
        </table:table-row>
        <table:table-row table:style-name="ro1">
          <table:table-cell office:value-type="float" office:value="7.77546628785926E+017">
            <text:p>777546628785926000</text:p>
          </table:table-cell>
          <table:table-cell office:value-type="string">
            <text:p>Ninetales</text:p>
          </table:table-cell>
          <table:table-cell office:value-type="string">
            <text:p>09/18/16 04:35 PM</text:p>
          </table:table-cell>
          <table:table-cell office:value-type="float" office:value="34.1236881902">
            <text:p>34.1236881902</text:p>
          </table:table-cell>
          <table:table-cell office:value-type="float" office:value="-118.029632737">
            <text:p>-118.029632737</text:p>
          </table:table-cell>
        </table:table-row>
        <table:table-row table:style-name="ro1">
          <table:table-cell office:value-type="float" office:value="7.77545496164393E+017">
            <text:p>777545496164393000</text:p>
          </table:table-cell>
          <table:table-cell office:value-type="string">
            <text:p>Arcanine</text:p>
          </table:table-cell>
          <table:table-cell office:value-type="string">
            <text:p>09/18/16 04:31 PM</text:p>
          </table:table-cell>
          <table:table-cell office:value-type="float" office:value="34.155410163">
            <text:p>34.155410163</text:p>
          </table:table-cell>
          <table:table-cell office:value-type="float" office:value="-118.0286264261">
            <text:p>-118.0286264261</text:p>
          </table:table-cell>
        </table:table-row>
        <table:table-row table:style-name="ro1">
          <table:table-cell office:value-type="float" office:value="7.77544949571072E+017">
            <text:p>777544949571072000</text:p>
          </table:table-cell>
          <table:table-cell office:value-type="string">
            <text:p>Raichu</text:p>
          </table:table-cell>
          <table:table-cell office:value-type="string">
            <text:p>09/18/16 04:28 PM</text:p>
          </table:table-cell>
          <table:table-cell office:value-type="float" office:value="34.1532197482">
            <text:p>34.1532197482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7544826858316E+017">
            <text:p>777544826858316000</text:p>
          </table:table-cell>
          <table:table-cell office:value-type="string">
            <text:p>Arcanine</text:p>
          </table:table-cell>
          <table:table-cell office:value-type="string">
            <text:p>09/18/16 04:28 PM</text:p>
          </table:table-cell>
          <table:table-cell office:value-type="float" office:value="34.0988851778">
            <text:p>34.0988851778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7543931898671E+017">
            <text:p>777543931898671000</text:p>
          </table:table-cell>
          <table:table-cell office:value-type="string">
            <text:p>Electabuzz</text:p>
          </table:table-cell>
          <table:table-cell office:value-type="string">
            <text:p>09/18/16 04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542524688667E+017">
            <text:p>777542524688667000</text:p>
          </table:table-cell>
          <table:table-cell office:value-type="string">
            <text:p>Nidoking</text:p>
          </table:table-cell>
          <table:table-cell office:value-type="string">
            <text:p>09/18/16 04:19 PM</text:p>
          </table:table-cell>
          <table:table-cell office:value-type="float" office:value="34.1518330524">
            <text:p>34.1518330524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77539818259558E+017">
            <text:p>777539818259558000</text:p>
          </table:table-cell>
          <table:table-cell office:value-type="string">
            <text:p>Arcanine</text:p>
          </table:table-cell>
          <table:table-cell office:value-type="string">
            <text:p>09/18/16 04:08 PM</text:p>
          </table:table-cell>
          <table:table-cell office:value-type="float" office:value="34.1216544728">
            <text:p>34.1216544728</text:p>
          </table:table-cell>
          <table:table-cell office:value-type="float" office:value="-118.059544999">
            <text:p>-118.059544999</text:p>
          </table:table-cell>
        </table:table-row>
        <table:table-row table:style-name="ro1">
          <table:table-cell office:value-type="float" office:value="7.77539472816677E+017">
            <text:p>777539472816677000</text:p>
          </table:table-cell>
          <table:table-cell office:value-type="string">
            <text:p>Arcanine</text:p>
          </table:table-cell>
          <table:table-cell office:value-type="string">
            <text:p>09/18/16 04:07 PM</text:p>
          </table:table-cell>
          <table:table-cell office:value-type="float" office:value="34.1190536109">
            <text:p>34.1190536109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7539296806834E+017">
            <text:p>777539296806834000</text:p>
          </table:table-cell>
          <table:table-cell office:value-type="string">
            <text:p>Arcanine</text:p>
          </table:table-cell>
          <table:table-cell office:value-type="string">
            <text:p>09/18/16 04:06 PM</text:p>
          </table:table-cell>
          <table:table-cell office:value-type="float" office:value="34.1161549151">
            <text:p>34.1161549151</text:p>
          </table:table-cell>
          <table:table-cell office:value-type="float" office:value="-118.0283519767">
            <text:p>-118.0283519767</text:p>
          </table:table-cell>
        </table:table-row>
        <table:table-row table:style-name="ro1">
          <table:table-cell office:value-type="float" office:value="7.77537395071652E+017">
            <text:p>777537395071652000</text:p>
          </table:table-cell>
          <table:table-cell office:value-type="string">
            <text:p>Flareon</text:p>
          </table:table-cell>
          <table:table-cell office:value-type="string">
            <text:p>09/18/16 03:58 PM</text:p>
          </table:table-cell>
          <table:table-cell office:value-type="float" office:value="34.1152408038">
            <text:p>34.1152408038</text:p>
          </table:table-cell>
          <table:table-cell office:value-type="float" office:value="-118.0365852738">
            <text:p>-118.0365852738</text:p>
          </table:table-cell>
        </table:table-row>
        <table:table-row table:style-name="ro1">
          <table:table-cell office:value-type="float" office:value="7.77536987741819E+017">
            <text:p>777536987741819000</text:p>
          </table:table-cell>
          <table:table-cell office:value-type="string">
            <text:p>Arcanine</text:p>
          </table:table-cell>
          <table:table-cell office:value-type="string">
            <text:p>09/18/16 03:57 PM</text:p>
          </table:table-cell>
          <table:table-cell office:value-type="float" office:value="34.1162271198">
            <text:p>34.1162271198</text:p>
          </table:table-cell>
          <table:table-cell office:value-type="float" office:value="-118.0413421153">
            <text:p>-118.0413421153</text:p>
          </table:table-cell>
        </table:table-row>
        <table:table-row table:style-name="ro1">
          <table:table-cell office:value-type="float" office:value="7.77536471041311E+017">
            <text:p>777536471041311000</text:p>
          </table:table-cell>
          <table:table-cell office:value-type="string">
            <text:p>Arcanine</text:p>
          </table:table-cell>
          <table:table-cell office:value-type="string">
            <text:p>09/18/16 03:55 PM</text:p>
          </table:table-cell>
          <table:table-cell office:value-type="float" office:value="34.1611562461">
            <text:p>34.1611562461</text:p>
          </table:table-cell>
          <table:table-cell office:value-type="float" office:value="-118.0523189533">
            <text:p>-118.0523189533</text:p>
          </table:table-cell>
        </table:table-row>
        <table:table-row table:style-name="ro1">
          <table:table-cell office:value-type="float" office:value="7.77531805402411E+017">
            <text:p>777531805402411000</text:p>
          </table:table-cell>
          <table:table-cell office:value-type="string">
            <text:p>Lickitung</text:p>
          </table:table-cell>
          <table:table-cell office:value-type="string">
            <text:p>09/18/16 03:36 PM</text:p>
          </table:table-cell>
          <table:table-cell office:value-type="float" office:value="34.149246354">
            <text:p>34.149246354</text:p>
          </table:table-cell>
          <table:table-cell office:value-type="float" office:value="-118.0376830178">
            <text:p>-118.0376830178</text:p>
          </table:table-cell>
        </table:table-row>
        <table:table-row table:style-name="ro1">
          <table:table-cell office:value-type="float" office:value="7.77529553673593E+017">
            <text:p>777529553673593000</text:p>
          </table:table-cell>
          <table:table-cell office:value-type="string">
            <text:p>Snorlax</text:p>
          </table:table-cell>
          <table:table-cell office:value-type="string">
            <text:p>09/18/16 03:27 PM</text:p>
          </table:table-cell>
          <table:table-cell office:value-type="float" office:value="34.1181291789">
            <text:p>34.1181291789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7528829493383E+017">
            <text:p>777528829493383000</text:p>
          </table:table-cell>
          <table:table-cell office:value-type="string">
            <text:p>Electabuzz</text:p>
          </table:table-cell>
          <table:table-cell office:value-type="string">
            <text:p>09/18/16 03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525988171231E+017">
            <text:p>777525988171231000</text:p>
          </table:table-cell>
          <table:table-cell office:value-type="string">
            <text:p>Jolteon</text:p>
          </table:table-cell>
          <table:table-cell office:value-type="string">
            <text:p>09/18/16 03:13 PM</text:p>
          </table:table-cell>
          <table:table-cell office:value-type="float" office:value="34.1494361338">
            <text:p>34.1494361338</text:p>
          </table:table-cell>
          <table:table-cell office:value-type="float" office:value="-118.03594492">
            <text:p>-118.03594492</text:p>
          </table:table-cell>
        </table:table-row>
        <table:table-row table:style-name="ro1">
          <table:table-cell office:value-type="float" office:value="7.77522087514612E+017">
            <text:p>777522087514612000</text:p>
          </table:table-cell>
          <table:table-cell office:value-type="string">
            <text:p>Magmar</text:p>
          </table:table-cell>
          <table:table-cell office:value-type="string">
            <text:p>09/18/16 02:58 PM</text:p>
          </table:table-cell>
          <table:table-cell office:value-type="float" office:value="34.1563625983">
            <text:p>34.1563625983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7520916737565E+017">
            <text:p>777520916737565000</text:p>
          </table:table-cell>
          <table:table-cell office:value-type="string">
            <text:p>Flareon</text:p>
          </table:table-cell>
          <table:table-cell office:value-type="string">
            <text:p>09/18/16 02:53 PM</text:p>
          </table:table-cell>
          <table:table-cell office:value-type="float" office:value="34.139051014">
            <text:p>34.139051014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7518764187189E+017">
            <text:p>777518764187189000</text:p>
          </table:table-cell>
          <table:table-cell office:value-type="string">
            <text:p>Arcanine</text:p>
          </table:table-cell>
          <table:table-cell office:value-type="string">
            <text:p>09/18/16 02:44 PM</text:p>
          </table:table-cell>
          <table:table-cell office:value-type="float" office:value="34.1238979756">
            <text:p>34.1238979756</text:p>
          </table:table-cell>
          <table:table-cell office:value-type="float" office:value="-118.0193863958">
            <text:p>-118.0193863958</text:p>
          </table:table-cell>
        </table:table-row>
        <table:table-row table:style-name="ro1">
          <table:table-cell office:value-type="float" office:value="7.77518162900169E+017">
            <text:p>777518162900169000</text:p>
          </table:table-cell>
          <table:table-cell office:value-type="string">
            <text:p>Hitmonchan</text:p>
          </table:table-cell>
          <table:table-cell office:value-type="string">
            <text:p>09/18/16 02:42 PM</text:p>
          </table:table-cell>
          <table:table-cell office:value-type="float" office:value="34.1293809416">
            <text:p>34.1293809416</text:p>
          </table:table-cell>
          <table:table-cell office:value-type="float" office:value="-118.0568009659">
            <text:p>-118.0568009659</text:p>
          </table:table-cell>
        </table:table-row>
        <table:table-row table:style-name="ro1">
          <table:table-cell office:value-type="float" office:value="7.77517822175875E+017">
            <text:p>777517822175875000</text:p>
          </table:table-cell>
          <table:table-cell office:value-type="string">
            <text:p>Flareon</text:p>
          </table:table-cell>
          <table:table-cell office:value-type="string">
            <text:p>09/18/16 02:41 PM</text:p>
          </table:table-cell>
          <table:table-cell office:value-type="float" office:value="34.1255042364">
            <text:p>34.1255042364</text:p>
          </table:table-cell>
          <table:table-cell office:value-type="float" office:value="-118.0530507182">
            <text:p>-118.0530507182</text:p>
          </table:table-cell>
        </table:table-row>
        <table:table-row table:style-name="ro1">
          <table:table-cell office:value-type="float" office:value="7.77517558165479E+017">
            <text:p>777517558165479000</text:p>
          </table:table-cell>
          <table:table-cell office:value-type="string">
            <text:p>Rapidash</text:p>
          </table:table-cell>
          <table:table-cell office:value-type="string">
            <text:p>09/18/16 02:40 PM</text:p>
          </table:table-cell>
          <table:table-cell office:value-type="float" office:value="34.1503220705">
            <text:p>34.1503220705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7515287998366E+017">
            <text:p>777515287998366000</text:p>
          </table:table-cell>
          <table:table-cell office:value-type="string">
            <text:p>Alakazam</text:p>
          </table:table-cell>
          <table:table-cell office:value-type="string">
            <text:p>09/18/16 02:31 PM</text:p>
          </table:table-cell>
          <table:table-cell office:value-type="float" office:value="34.1138825684">
            <text:p>34.1138825684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7510942313591E+017">
            <text:p>777510942313591000</text:p>
          </table:table-cell>
          <table:table-cell office:value-type="string">
            <text:p>Arcanine</text:p>
          </table:table-cell>
          <table:table-cell office:value-type="string">
            <text:p>09/18/16 02:13 PM</text:p>
          </table:table-cell>
          <table:table-cell office:value-type="float" office:value="34.1303216106">
            <text:p>34.1303216106</text:p>
          </table:table-cell>
          <table:table-cell office:value-type="float" office:value="-118.049117446">
            <text:p>-118.049117446</text:p>
          </table:table-cell>
        </table:table-row>
        <table:table-row table:style-name="ro1">
          <table:table-cell office:value-type="float" office:value="7.77509538379334E+017">
            <text:p>777509538379334000</text:p>
          </table:table-cell>
          <table:table-cell office:value-type="string">
            <text:p>Hitmonlee</text:p>
          </table:table-cell>
          <table:table-cell office:value-type="string">
            <text:p>09/18/16 02:08 PM</text:p>
          </table:table-cell>
          <table:table-cell office:value-type="float" office:value="34.1248406249">
            <text:p>34.1248406249</text:p>
          </table:table-cell>
          <table:table-cell office:value-type="float" office:value="-118.0573497759">
            <text:p>-118.0573497759</text:p>
          </table:table-cell>
        </table:table-row>
        <table:table-row table:style-name="ro1">
          <table:table-cell office:value-type="float" office:value="7.77508924593361E+017">
            <text:p>777508924593361000</text:p>
          </table:table-cell>
          <table:table-cell office:value-type="string">
            <text:p>Magmar</text:p>
          </table:table-cell>
          <table:table-cell office:value-type="string">
            <text:p>09/18/16 02:05 PM</text:p>
          </table:table-cell>
          <table:table-cell office:value-type="float" office:value="34.1378742876">
            <text:p>34.1378742876</text:p>
          </table:table-cell>
          <table:table-cell office:value-type="float" office:value="-118.0172821632">
            <text:p>-118.0172821632</text:p>
          </table:table-cell>
        </table:table-row>
        <table:table-row table:style-name="ro1">
          <table:table-cell office:value-type="float" office:value="7.77508781294957E+017">
            <text:p>777508781294957000</text:p>
          </table:table-cell>
          <table:table-cell office:value-type="string">
            <text:p>Magmar</text:p>
          </table:table-cell>
          <table:table-cell office:value-type="string">
            <text:p>09/18/16 02:05 PM</text:p>
          </table:table-cell>
          <table:table-cell office:value-type="float" office:value="34.1663840358">
            <text:p>34.1663840358</text:p>
          </table:table-cell>
          <table:table-cell office:value-type="float" office:value="-118.0347556853">
            <text:p>-118.0347556853</text:p>
          </table:table-cell>
        </table:table-row>
        <table:table-row table:style-name="ro1">
          <table:table-cell office:value-type="float" office:value="7.77508711166153E+017">
            <text:p>777508711166153000</text:p>
          </table:table-cell>
          <table:table-cell office:value-type="string">
            <text:p>Nidoqueen</text:p>
          </table:table-cell>
          <table:table-cell office:value-type="string">
            <text:p>09/18/16 02:04 PM</text:p>
          </table:table-cell>
          <table:table-cell office:value-type="float" office:value="34.1637189454">
            <text:p>34.1637189454</text:p>
          </table:table-cell>
          <table:table-cell office:value-type="float" office:value="-118.0390551883">
            <text:p>-118.0390551883</text:p>
          </table:table-cell>
        </table:table-row>
        <table:table-row table:style-name="ro1">
          <table:table-cell office:value-type="float" office:value="7.77505372189761E+017">
            <text:p>777505372189761000</text:p>
          </table:table-cell>
          <table:table-cell office:value-type="string">
            <text:p>Snorlax</text:p>
          </table:table-cell>
          <table:table-cell office:value-type="string">
            <text:p>09/18/16 01:51 PM</text:p>
          </table:table-cell>
          <table:table-cell office:value-type="float" office:value="34.1483582508">
            <text:p>34.1483582508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7504834354188E+017">
            <text:p>777504834354188000</text:p>
          </table:table-cell>
          <table:table-cell office:value-type="string">
            <text:p>Ivysaur</text:p>
          </table:table-cell>
          <table:table-cell office:value-type="string">
            <text:p>09/18/16 01:49 PM</text:p>
          </table:table-cell>
          <table:table-cell office:value-type="float" office:value="34.1678132256">
            <text:p>34.1678132256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7504269347926E+017">
            <text:p>777504269347926000</text:p>
          </table:table-cell>
          <table:table-cell office:value-type="string">
            <text:p>Arcanine</text:p>
          </table:table-cell>
          <table:table-cell office:value-type="string">
            <text:p>09/18/16 01:47 PM</text:p>
          </table:table-cell>
          <table:table-cell office:value-type="float" office:value="34.1576467544">
            <text:p>34.1576467544</text:p>
          </table:table-cell>
          <table:table-cell office:value-type="float" office:value="-118.0351216046">
            <text:p>-118.0351216046</text:p>
          </table:table-cell>
        </table:table-row>
        <table:table-row table:style-name="ro1">
          <table:table-cell office:value-type="float" office:value="7.77502591219491E+017">
            <text:p>777502591219491000</text:p>
          </table:table-cell>
          <table:table-cell office:value-type="string">
            <text:p>Raichu</text:p>
          </table:table-cell>
          <table:table-cell office:value-type="string">
            <text:p>09/18/16 01:40 PM</text:p>
          </table:table-cell>
          <table:table-cell office:value-type="float" office:value="34.1264524969">
            <text:p>34.1264524969</text:p>
          </table:table-cell>
          <table:table-cell office:value-type="float" office:value="-118.03594492">
            <text:p>-118.03594492</text:p>
          </table:table-cell>
        </table:table-row>
        <table:table-row table:style-name="ro1">
          <table:table-cell office:value-type="float" office:value="7.77502585842393E+017">
            <text:p>777502585842393000</text:p>
          </table:table-cell>
          <table:table-cell office:value-type="string">
            <text:p>Charmeleon</text:p>
          </table:table-cell>
          <table:table-cell office:value-type="string">
            <text:p>09/18/16 01:40 PM</text:p>
          </table:table-cell>
          <table:table-cell office:value-type="float" office:value="34.1509519735">
            <text:p>34.1509519735</text:p>
          </table:table-cell>
          <table:table-cell office:value-type="float" office:value="-118.0136225688">
            <text:p>-118.0136225688</text:p>
          </table:table-cell>
        </table:table-row>
        <table:table-row table:style-name="ro1">
          <table:table-cell office:value-type="float" office:value="7.77502068827304E+017">
            <text:p>777502068827304000</text:p>
          </table:table-cell>
          <table:table-cell office:value-type="string">
            <text:p>Rapidash</text:p>
          </table:table-cell>
          <table:table-cell office:value-type="string">
            <text:p>09/18/16 01:38 PM</text:p>
          </table:table-cell>
          <table:table-cell office:value-type="float" office:value="34.127762133">
            <text:p>34.127762133</text:p>
          </table:table-cell>
          <table:table-cell office:value-type="float" office:value="-118.0546057086">
            <text:p>-118.0546057086</text:p>
          </table:table-cell>
        </table:table-row>
        <table:table-row table:style-name="ro1">
          <table:table-cell office:value-type="float" office:value="7.77501529297216E+017">
            <text:p>777501529297216000</text:p>
          </table:table-cell>
          <table:table-cell office:value-type="string">
            <text:p>Magmar</text:p>
          </table:table-cell>
          <table:table-cell office:value-type="string">
            <text:p>09/18/16 01:36 PM</text:p>
          </table:table-cell>
          <table:table-cell office:value-type="float" office:value="34.1626440845">
            <text:p>34.1626440845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77499601154683E+017">
            <text:p>777499601154683000</text:p>
          </table:table-cell>
          <table:table-cell office:value-type="string">
            <text:p>Venusaur</text:p>
          </table:table-cell>
          <table:table-cell office:value-type="string">
            <text:p>09/18/16 01:28 PM</text:p>
          </table:table-cell>
          <table:table-cell office:value-type="float" office:value="34.1016942824">
            <text:p>34.1016942824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77498848520315E+017">
            <text:p>777498848520315000</text:p>
          </table:table-cell>
          <table:table-cell office:value-type="string">
            <text:p>Rapidash</text:p>
          </table:table-cell>
          <table:table-cell office:value-type="string">
            <text:p>09/18/16 01:25 PM</text:p>
          </table:table-cell>
          <table:table-cell office:value-type="float" office:value="34.1427927186">
            <text:p>34.1427927186</text:p>
          </table:table-cell>
          <table:table-cell office:value-type="float" office:value="-118.016824718">
            <text:p>-118.016824718</text:p>
          </table:table-cell>
        </table:table-row>
        <table:table-row table:style-name="ro1">
          <table:table-cell office:value-type="float" office:value="7.77498630575919E+017">
            <text:p>777498630575919000</text:p>
          </table:table-cell>
          <table:table-cell office:value-type="string">
            <text:p>Electabuzz</text:p>
          </table:table-cell>
          <table:table-cell office:value-type="string">
            <text:p>09/18/16 01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49847889734E+017">
            <text:p>777498478897340000</text:p>
          </table:table-cell>
          <table:table-cell office:value-type="string">
            <text:p>Rapidash</text:p>
          </table:table-cell>
          <table:table-cell office:value-type="string">
            <text:p>09/18/16 01:24 PM</text:p>
          </table:table-cell>
          <table:table-cell office:value-type="float" office:value="34.1294035832">
            <text:p>34.1294035832</text:p>
          </table:table-cell>
          <table:table-cell office:value-type="float" office:value="-118.0567094973">
            <text:p>-118.0567094973</text:p>
          </table:table-cell>
        </table:table-row>
        <table:table-row table:style-name="ro1">
          <table:table-cell office:value-type="float" office:value="7.7749506250668E+017">
            <text:p>777495062506680000</text:p>
          </table:table-cell>
          <table:table-cell office:value-type="string">
            <text:p>Jolteon</text:p>
          </table:table-cell>
          <table:table-cell office:value-type="string">
            <text:p>09/18/16 01:10 PM</text:p>
          </table:table-cell>
          <table:table-cell office:value-type="float" office:value="34.1100201497">
            <text:p>34.1100201497</text:p>
          </table:table-cell>
          <table:table-cell office:value-type="float" office:value="-118.0476538805">
            <text:p>-118.0476538805</text:p>
          </table:table-cell>
        </table:table-row>
        <table:table-row table:style-name="ro1">
          <table:table-cell office:value-type="float" office:value="7.77492016171065E+017">
            <text:p>777492016171065000</text:p>
          </table:table-cell>
          <table:table-cell office:value-type="string">
            <text:p>Nidoking</text:p>
          </table:table-cell>
          <table:table-cell office:value-type="string">
            <text:p>09/18/16 12:58 PM</text:p>
          </table:table-cell>
          <table:table-cell office:value-type="float" office:value="34.1300419881">
            <text:p>34.1300419881</text:p>
          </table:table-cell>
          <table:table-cell office:value-type="float" office:value="-118.0308220061">
            <text:p>-118.0308220061</text:p>
          </table:table-cell>
        </table:table-row>
        <table:table-row table:style-name="ro1">
          <table:table-cell office:value-type="float" office:value="7.77489621022224E+017">
            <text:p>777489621022224000</text:p>
          </table:table-cell>
          <table:table-cell office:value-type="string">
            <text:p>Scyther</text:p>
          </table:table-cell>
          <table:table-cell office:value-type="string">
            <text:p>09/18/16 12:49 PM</text:p>
          </table:table-cell>
          <table:table-cell office:value-type="float" office:value="34.1332238358">
            <text:p>34.1332238358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7489155622175E+017">
            <text:p>777489155622175000</text:p>
          </table:table-cell>
          <table:table-cell office:value-type="string">
            <text:p>Machamp</text:p>
          </table:table-cell>
          <table:table-cell office:value-type="string">
            <text:p>09/18/16 12:47 PM</text:p>
          </table:table-cell>
          <table:table-cell office:value-type="float" office:value="34.1406575931">
            <text:p>34.1406575931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77488252437615E+017">
            <text:p>777488252437615000</text:p>
          </table:table-cell>
          <table:table-cell office:value-type="string">
            <text:p>Chansey</text:p>
          </table:table-cell>
          <table:table-cell office:value-type="string">
            <text:p>09/18/16 12:43 PM</text:p>
          </table:table-cell>
          <table:table-cell office:value-type="float" office:value="34.1107218855">
            <text:p>34.1107218855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77487261315113E+017">
            <text:p>777487261315113000</text:p>
          </table:table-cell>
          <table:table-cell office:value-type="string">
            <text:p>Arcanine</text:p>
          </table:table-cell>
          <table:table-cell office:value-type="string">
            <text:p>09/18/16 12:39 PM</text:p>
          </table:table-cell>
          <table:table-cell office:value-type="float" office:value="34.142860557">
            <text:p>34.142860557</text:p>
          </table:table-cell>
          <table:table-cell office:value-type="float" office:value="-118.0165502504">
            <text:p>-118.0165502504</text:p>
          </table:table-cell>
        </table:table-row>
        <table:table-row table:style-name="ro1">
          <table:table-cell office:value-type="float" office:value="7.77483532964803E+017">
            <text:p>777483532964803000</text:p>
          </table:table-cell>
          <table:table-cell office:value-type="string">
            <text:p>Electabuzz</text:p>
          </table:table-cell>
          <table:table-cell office:value-type="string">
            <text:p>09/18/16 12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481927561404E+017">
            <text:p>777481927561404000</text:p>
          </table:table-cell>
          <table:table-cell office:value-type="string">
            <text:p>Chansey</text:p>
          </table:table-cell>
          <table:table-cell office:value-type="string">
            <text:p>09/18/16 12:18 PM</text:p>
          </table:table-cell>
          <table:table-cell office:value-type="float" office:value="34.1518487582">
            <text:p>34.1518487582</text:p>
          </table:table-cell>
          <table:table-cell office:value-type="float" office:value="-118.0313708968">
            <text:p>-118.0313708968</text:p>
          </table:table-cell>
        </table:table-row>
        <table:table-row table:style-name="ro1">
          <table:table-cell office:value-type="float" office:value="7.77481501852115E+017">
            <text:p>777481501852115000</text:p>
          </table:table-cell>
          <table:table-cell office:value-type="string">
            <text:p>Chansey</text:p>
          </table:table-cell>
          <table:table-cell office:value-type="string">
            <text:p>09/18/16 12:16 PM</text:p>
          </table:table-cell>
          <table:table-cell office:value-type="float" office:value="34.1124407009">
            <text:p>34.1124407009</text:p>
          </table:table-cell>
          <table:table-cell office:value-type="float" office:value="-118.0498492242">
            <text:p>-118.0498492242</text:p>
          </table:table-cell>
        </table:table-row>
        <table:table-row table:style-name="ro1">
          <table:table-cell office:value-type="float" office:value="7.77478662853571E+017">
            <text:p>777478662853571000</text:p>
          </table:table-cell>
          <table:table-cell office:value-type="string">
            <text:p>Kingler</text:p>
          </table:table-cell>
          <table:table-cell office:value-type="string">
            <text:p>09/18/16 12:05 PM</text:p>
          </table:table-cell>
          <table:table-cell office:value-type="float" office:value="34.1222252341">
            <text:p>34.1222252341</text:p>
          </table:table-cell>
          <table:table-cell office:value-type="float" office:value="-118.0381404092">
            <text:p>-118.0381404092</text:p>
          </table:table-cell>
        </table:table-row>
        <table:table-row table:style-name="ro1">
          <table:table-cell office:value-type="float" office:value="7.77478306442596E+017">
            <text:p>777478306442596000</text:p>
          </table:table-cell>
          <table:table-cell office:value-type="string">
            <text:p>Lickitung</text:p>
          </table:table-cell>
          <table:table-cell office:value-type="string">
            <text:p>09/18/16 12:04 PM</text:p>
          </table:table-cell>
          <table:table-cell office:value-type="float" office:value="34.108328138">
            <text:p>34.108328138</text:p>
          </table:table-cell>
          <table:table-cell office:value-type="float" office:value="-118.0564350915">
            <text:p>-118.0564350915</text:p>
          </table:table-cell>
        </table:table-row>
        <table:table-row table:style-name="ro1">
          <table:table-cell office:value-type="float" office:value="7.77476741128335E+017">
            <text:p>777476741128335000</text:p>
          </table:table-cell>
          <table:table-cell office:value-type="string">
            <text:p>Jolteon</text:p>
          </table:table-cell>
          <table:table-cell office:value-type="string">
            <text:p>09/18/16 11:57 AM</text:p>
          </table:table-cell>
          <table:table-cell office:value-type="float" office:value="34.1629304984">
            <text:p>34.1629304984</text:p>
          </table:table-cell>
          <table:table-cell office:value-type="float" office:value="-118.0393296211">
            <text:p>-118.0393296211</text:p>
          </table:table-cell>
        </table:table-row>
        <table:table-row table:style-name="ro1">
          <table:table-cell office:value-type="float" office:value="7.77475512234947E+017">
            <text:p>777475512234947000</text:p>
          </table:table-cell>
          <table:table-cell office:value-type="string">
            <text:p>Exeggutor</text:p>
          </table:table-cell>
          <table:table-cell office:value-type="string">
            <text:p>09/18/16 11:53 AM</text:p>
          </table:table-cell>
          <table:table-cell office:value-type="float" office:value="34.1600089597">
            <text:p>34.1600089597</text:p>
          </table:table-cell>
          <table:table-cell office:value-type="float" office:value="-118.0462817768">
            <text:p>-118.0462817768</text:p>
          </table:table-cell>
        </table:table-row>
        <table:table-row table:style-name="ro1">
          <table:table-cell office:value-type="float" office:value="7.77473914800775E+017">
            <text:p>777473914800775000</text:p>
          </table:table-cell>
          <table:table-cell office:value-type="string">
            <text:p>Alakazam</text:p>
          </table:table-cell>
          <table:table-cell office:value-type="string">
            <text:p>09/18/16 11:46 AM</text:p>
          </table:table-cell>
          <table:table-cell office:value-type="float" office:value="34.1557721793">
            <text:p>34.1557721793</text:p>
          </table:table-cell>
          <table:table-cell office:value-type="float" office:value="-118.0271626911">
            <text:p>-118.0271626911</text:p>
          </table:table-cell>
        </table:table-row>
        <table:table-row table:style-name="ro1">
          <table:table-cell office:value-type="float" office:value="7.77472939331424E+017">
            <text:p>777472939331424000</text:p>
          </table:table-cell>
          <table:table-cell office:value-type="string">
            <text:p>Jolteon</text:p>
          </table:table-cell>
          <table:table-cell office:value-type="string">
            <text:p>09/18/16 11:42 AM</text:p>
          </table:table-cell>
          <table:table-cell office:value-type="float" office:value="34.0973550632">
            <text:p>34.0973550632</text:p>
          </table:table-cell>
          <table:table-cell office:value-type="float" office:value="-118.0408847323">
            <text:p>-118.0408847323</text:p>
          </table:table-cell>
        </table:table-row>
        <table:table-row table:style-name="ro1">
          <table:table-cell office:value-type="float" office:value="7.77472321716036E+017">
            <text:p>777472321716036000</text:p>
          </table:table-cell>
          <table:table-cell office:value-type="string">
            <text:p>Grimer</text:p>
          </table:table-cell>
          <table:table-cell office:value-type="string">
            <text:p>09/18/16 11:40 AM</text:p>
          </table:table-cell>
          <table:table-cell office:value-type="float" office:value="34.1163146798">
            <text:p>34.1163146798</text:p>
          </table:table-cell>
          <table:table-cell office:value-type="float" office:value="-118.0607340668">
            <text:p>-118.0607340668</text:p>
          </table:table-cell>
        </table:table-row>
        <table:table-row table:style-name="ro1">
          <table:table-cell office:value-type="float" office:value="7.77471467621495E+017">
            <text:p>777471467621495000</text:p>
          </table:table-cell>
          <table:table-cell office:value-type="string">
            <text:p>Chansey</text:p>
          </table:table-cell>
          <table:table-cell office:value-type="string">
            <text:p>09/18/16 11:36 AM</text:p>
          </table:table-cell>
          <table:table-cell office:value-type="float" office:value="34.1164281173">
            <text:p>34.1164281173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77470530907542E+017">
            <text:p>777470530907542000</text:p>
          </table:table-cell>
          <table:table-cell office:value-type="string">
            <text:p>Nidoking</text:p>
          </table:table-cell>
          <table:table-cell office:value-type="string">
            <text:p>09/18/16 11:33 AM</text:p>
          </table:table-cell>
          <table:table-cell office:value-type="float" office:value="34.1245142419">
            <text:p>34.124514241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77469398109913E+017">
            <text:p>777469398109913000</text:p>
          </table:table-cell>
          <table:table-cell office:value-type="string">
            <text:p>Clefable</text:p>
          </table:table-cell>
          <table:table-cell office:value-type="string">
            <text:p>09/18/16 11:28 AM</text:p>
          </table:table-cell>
          <table:table-cell office:value-type="float" office:value="34.1657259311">
            <text:p>34.1657259311</text:p>
          </table:table-cell>
          <table:table-cell office:value-type="float" office:value="-118.0367682316">
            <text:p>-118.0367682316</text:p>
          </table:table-cell>
        </table:table-row>
        <table:table-row table:style-name="ro1">
          <table:table-cell office:value-type="float" office:value="7.77465999524114E+017">
            <text:p>777465999524114000</text:p>
          </table:table-cell>
          <table:table-cell office:value-type="string">
            <text:p>Arcanine</text:p>
          </table:table-cell>
          <table:table-cell office:value-type="string">
            <text:p>09/18/16 11:15 AM</text:p>
          </table:table-cell>
          <table:table-cell office:value-type="float" office:value="34.1643328412">
            <text:p>34.1643328412</text:p>
          </table:table-cell>
          <table:table-cell office:value-type="float" office:value="-118.0420739257">
            <text:p>-118.0420739257</text:p>
          </table:table-cell>
        </table:table-row>
        <table:table-row table:style-name="ro1">
          <table:table-cell office:value-type="float" office:value="7.77464771910079E+017">
            <text:p>777464771910079000</text:p>
          </table:table-cell>
          <table:table-cell office:value-type="string">
            <text:p>Arcanine</text:p>
          </table:table-cell>
          <table:table-cell office:value-type="string">
            <text:p>09/18/16 11:10 AM</text:p>
          </table:table-cell>
          <table:table-cell office:value-type="float" office:value="34.1089189836">
            <text:p>34.1089189836</text:p>
          </table:table-cell>
          <table:table-cell office:value-type="float" office:value="-118.0427142574">
            <text:p>-118.0427142574</text:p>
          </table:table-cell>
        </table:table-row>
        <table:table-row table:style-name="ro1">
          <table:table-cell office:value-type="float" office:value="7.77464486789648E+017">
            <text:p>777464486789648000</text:p>
          </table:table-cell>
          <table:table-cell office:value-type="string">
            <text:p>Ivysaur</text:p>
          </table:table-cell>
          <table:table-cell office:value-type="string">
            <text:p>09/18/16 11:09 AM</text:p>
          </table:table-cell>
          <table:table-cell office:value-type="float" office:value="34.1654046275">
            <text:p>34.1654046275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7464454657089E+017">
            <text:p>777464454657089000</text:p>
          </table:table-cell>
          <table:table-cell office:value-type="string">
            <text:p>Charmeleon</text:p>
          </table:table-cell>
          <table:table-cell office:value-type="string">
            <text:p>09/18/16 11:09 AM</text:p>
          </table:table-cell>
          <table:table-cell office:value-type="float" office:value="34.1412879622">
            <text:p>34.1412879622</text:p>
          </table:table-cell>
          <table:table-cell office:value-type="float" office:value="-118.0148119453">
            <text:p>-118.0148119453</text:p>
          </table:table-cell>
        </table:table-row>
        <table:table-row table:style-name="ro1">
          <table:table-cell office:value-type="float" office:value="7.77461977404748E+017">
            <text:p>777461977404748000</text:p>
          </table:table-cell>
          <table:table-cell office:value-type="string">
            <text:p>Arcanine</text:p>
          </table:table-cell>
          <table:table-cell office:value-type="string">
            <text:p>09/18/16 10:59 AM</text:p>
          </table:table-cell>
          <table:table-cell office:value-type="float" office:value="34.1621462003">
            <text:p>34.1621462003</text:p>
          </table:table-cell>
          <table:table-cell office:value-type="float" office:value="-118.0324686731">
            <text:p>-118.0324686731</text:p>
          </table:table-cell>
        </table:table-row>
        <table:table-row table:style-name="ro1">
          <table:table-cell office:value-type="float" office:value="7.77461693819425E+017">
            <text:p>777461693819425000</text:p>
          </table:table-cell>
          <table:table-cell office:value-type="string">
            <text:p>Flareon</text:p>
          </table:table-cell>
          <table:table-cell office:value-type="string">
            <text:p>09/18/16 10:58 AM</text:p>
          </table:table-cell>
          <table:table-cell office:value-type="float" office:value="34.1257551232">
            <text:p>34.1257551232</text:p>
          </table:table-cell>
          <table:table-cell office:value-type="float" office:value="-118.0659475769">
            <text:p>-118.0659475769</text:p>
          </table:table-cell>
        </table:table-row>
        <table:table-row table:style-name="ro1">
          <table:table-cell office:value-type="float" office:value="7.77460825476915E+017">
            <text:p>777460825476915000</text:p>
          </table:table-cell>
          <table:table-cell office:value-type="string">
            <text:p>Tangela</text:p>
          </table:table-cell>
          <table:table-cell office:value-type="string">
            <text:p>09/18/16 10:54 AM</text:p>
          </table:table-cell>
          <table:table-cell office:value-type="float" office:value="34.1570985191">
            <text:p>34.1570985191</text:p>
          </table:table-cell>
          <table:table-cell office:value-type="float" office:value="-118.0486600831">
            <text:p>-118.0486600831</text:p>
          </table:table-cell>
        </table:table-row>
        <table:table-row table:style-name="ro1">
          <table:table-cell office:value-type="float" office:value="7.77457448193962E+017">
            <text:p>777457448193962000</text:p>
          </table:table-cell>
          <table:table-cell office:value-type="string">
            <text:p>Dratini</text:p>
          </table:table-cell>
          <table:table-cell office:value-type="string">
            <text:p>09/18/16 10:41 AM</text:p>
          </table:table-cell>
          <table:table-cell office:value-type="float" office:value="34.100472647">
            <text:p>34.100472647</text:p>
          </table:table-cell>
          <table:table-cell office:value-type="float" office:value="-118.0347556853">
            <text:p>-118.0347556853</text:p>
          </table:table-cell>
        </table:table-row>
        <table:table-row table:style-name="ro1">
          <table:table-cell office:value-type="float" office:value="7.77454614471815E+017">
            <text:p>777454614471815000</text:p>
          </table:table-cell>
          <table:table-cell office:value-type="string">
            <text:p>Rapidash</text:p>
          </table:table-cell>
          <table:table-cell office:value-type="string">
            <text:p>09/18/16 10:29 AM</text:p>
          </table:table-cell>
          <table:table-cell office:value-type="float" office:value="34.1516187894">
            <text:p>34.1516187894</text:p>
          </table:table-cell>
          <table:table-cell office:value-type="float" office:value="-118.0267967554">
            <text:p>-118.0267967554</text:p>
          </table:table-cell>
        </table:table-row>
        <table:table-row table:style-name="ro1">
          <table:table-cell office:value-type="float" office:value="7.77454049406783E+017">
            <text:p>777454049406783000</text:p>
          </table:table-cell>
          <table:table-cell office:value-type="string">
            <text:p>Beedrill</text:p>
          </table:table-cell>
          <table:table-cell office:value-type="string">
            <text:p>09/18/16 10:27 AM</text:p>
          </table:table-cell>
          <table:table-cell office:value-type="float" office:value="34.1143210473">
            <text:p>34.1143210473</text:p>
          </table:table-cell>
          <table:table-cell office:value-type="float" office:value="-118.0471050403">
            <text:p>-118.0471050403</text:p>
          </table:table-cell>
        </table:table-row>
        <table:table-row table:style-name="ro1">
          <table:table-cell office:value-type="float" office:value="7.77454015638483E+017">
            <text:p>777454015638483000</text:p>
          </table:table-cell>
          <table:table-cell office:value-type="string">
            <text:p>Arcanine</text:p>
          </table:table-cell>
          <table:table-cell office:value-type="string">
            <text:p>09/18/16 10:27 AM</text:p>
          </table:table-cell>
          <table:table-cell office:value-type="float" office:value="34.1677734012">
            <text:p>34.1677734012</text:p>
          </table:table-cell>
          <table:table-cell office:value-type="float" office:value="-118.0281690102">
            <text:p>-118.0281690102</text:p>
          </table:table-cell>
        </table:table-row>
        <table:table-row table:style-name="ro1">
          <table:table-cell office:value-type="float" office:value="7.77451934760342E+017">
            <text:p>777451934760342000</text:p>
          </table:table-cell>
          <table:table-cell office:value-type="string">
            <text:p>Beedrill</text:p>
          </table:table-cell>
          <table:table-cell office:value-type="string">
            <text:p>09/18/16 10:19 AM</text:p>
          </table:table-cell>
          <table:table-cell office:value-type="float" office:value="34.1008422914">
            <text:p>34.1008422914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7451303744123E+017">
            <text:p>777451303744123000</text:p>
          </table:table-cell>
          <table:table-cell office:value-type="string">
            <text:p>Magmar</text:p>
          </table:table-cell>
          <table:table-cell office:value-type="string">
            <text:p>09/18/16 10:16 AM</text:p>
          </table:table-cell>
          <table:table-cell office:value-type="float" office:value="34.1275218869">
            <text:p>34.1275218869</text:p>
          </table:table-cell>
          <table:table-cell office:value-type="float" office:value="-118.0546057086">
            <text:p>-118.0546057086</text:p>
          </table:table-cell>
        </table:table-row>
        <table:table-row table:style-name="ro1">
          <table:table-cell office:value-type="float" office:value="7.77450888206045E+017">
            <text:p>777450888206045000</text:p>
          </table:table-cell>
          <table:table-cell office:value-type="string">
            <text:p>Arcanine</text:p>
          </table:table-cell>
          <table:table-cell office:value-type="string">
            <text:p>09/18/16 10:15 AM</text:p>
          </table:table-cell>
          <table:table-cell office:value-type="float" office:value="34.1218770292">
            <text:p>34.1218770292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7450477290005E+017">
            <text:p>777450477290005000</text:p>
          </table:table-cell>
          <table:table-cell office:value-type="string">
            <text:p>Flareon</text:p>
          </table:table-cell>
          <table:table-cell office:value-type="string">
            <text:p>09/18/16 10:13 AM</text:p>
          </table:table-cell>
          <table:table-cell office:value-type="float" office:value="34.1220342823">
            <text:p>34.1220342823</text:p>
          </table:table-cell>
          <table:table-cell office:value-type="float" office:value="-118.0560692165">
            <text:p>-118.0560692165</text:p>
          </table:table-cell>
        </table:table-row>
        <table:table-row table:style-name="ro1">
          <table:table-cell office:value-type="float" office:value="7.77449217706963E+017">
            <text:p>777449217706963000</text:p>
          </table:table-cell>
          <table:table-cell office:value-type="string">
            <text:p>Magmar</text:p>
          </table:table-cell>
          <table:table-cell office:value-type="string">
            <text:p>09/18/16 10:08 AM</text:p>
          </table:table-cell>
          <table:table-cell office:value-type="float" office:value="34.1613972051">
            <text:p>34.1613972051</text:p>
          </table:table-cell>
          <table:table-cell office:value-type="float" office:value="-118.0390551883">
            <text:p>-118.0390551883</text:p>
          </table:table-cell>
        </table:table-row>
        <table:table-row table:style-name="ro1">
          <table:table-cell office:value-type="float" office:value="7.77447932165448E+017">
            <text:p>777447932165448000</text:p>
          </table:table-cell>
          <table:table-cell office:value-type="string">
            <text:p>Dratini</text:p>
          </table:table-cell>
          <table:table-cell office:value-type="string">
            <text:p>09/18/16 10:03 AM</text:p>
          </table:table-cell>
          <table:table-cell office:value-type="float" office:value="34.100472647">
            <text:p>34.100472647</text:p>
          </table:table-cell>
          <table:table-cell office:value-type="float" office:value="-118.0347556853">
            <text:p>-118.0347556853</text:p>
          </table:table-cell>
        </table:table-row>
        <table:table-row table:style-name="ro1">
          <table:table-cell office:value-type="float" office:value="7.77446456449831E+017">
            <text:p>777446456449831000</text:p>
          </table:table-cell>
          <table:table-cell office:value-type="string">
            <text:p>Magmar</text:p>
          </table:table-cell>
          <table:table-cell office:value-type="string">
            <text:p>09/18/16 09:57 AM</text:p>
          </table:table-cell>
          <table:table-cell office:value-type="float" office:value="34.1210845477">
            <text:p>34.1210845477</text:p>
          </table:table-cell>
          <table:table-cell office:value-type="float" office:value="-118.0647585443">
            <text:p>-118.0647585443</text:p>
          </table:table-cell>
        </table:table-row>
        <table:table-row table:style-name="ro1">
          <table:table-cell office:value-type="float" office:value="7.77445949555642E+017">
            <text:p>777445949555642000</text:p>
          </table:table-cell>
          <table:table-cell office:value-type="string">
            <text:p>Tangela</text:p>
          </table:table-cell>
          <table:table-cell office:value-type="string">
            <text:p>09/18/16 09:55 AM</text:p>
          </table:table-cell>
          <table:table-cell office:value-type="float" office:value="34.1014227232">
            <text:p>34.1014227232</text:p>
          </table:table-cell>
          <table:table-cell office:value-type="float" office:value="-118.0464647246">
            <text:p>-118.0464647246</text:p>
          </table:table-cell>
        </table:table-row>
        <table:table-row table:style-name="ro1">
          <table:table-cell office:value-type="float" office:value="7.77445570759696E+017">
            <text:p>777445570759696000</text:p>
          </table:table-cell>
          <table:table-cell office:value-type="string">
            <text:p>Jolteon</text:p>
          </table:table-cell>
          <table:table-cell office:value-type="string">
            <text:p>09/18/16 09:54 AM</text:p>
          </table:table-cell>
          <table:table-cell office:value-type="float" office:value="34.1222914013">
            <text:p>34.1222914013</text:p>
          </table:table-cell>
          <table:table-cell office:value-type="float" office:value="-118.0216735769">
            <text:p>-118.0216735769</text:p>
          </table:table-cell>
        </table:table-row>
        <table:table-row table:style-name="ro1">
          <table:table-cell office:value-type="float" office:value="7.77442626832257E+017">
            <text:p>777442626832257000</text:p>
          </table:table-cell>
          <table:table-cell office:value-type="string">
            <text:p>Raichu</text:p>
          </table:table-cell>
          <table:table-cell office:value-type="string">
            <text:p>09/18/16 09:42 AM</text:p>
          </table:table-cell>
          <table:table-cell office:value-type="float" office:value="34.126668982">
            <text:p>34.126668982</text:p>
          </table:table-cell>
          <table:table-cell office:value-type="float" office:value="-118.0522274824">
            <text:p>-118.0522274824</text:p>
          </table:table-cell>
        </table:table-row>
        <table:table-row table:style-name="ro1">
          <table:table-cell office:value-type="float" office:value="7.77439624444584E+017">
            <text:p>777439624444584000</text:p>
          </table:table-cell>
          <table:table-cell office:value-type="string">
            <text:p>Starmie</text:p>
          </table:table-cell>
          <table:table-cell office:value-type="string">
            <text:p>09/18/16 09:30 AM</text:p>
          </table:table-cell>
          <table:table-cell office:value-type="float" office:value="34.1404748017">
            <text:p>34.1404748017</text:p>
          </table:table-cell>
          <table:table-cell office:value-type="float" office:value="-118.0145374745">
            <text:p>-118.0145374745</text:p>
          </table:table-cell>
        </table:table-row>
        <table:table-row table:style-name="ro1">
          <table:table-cell office:value-type="float" office:value="7.77437531918918E+017">
            <text:p>777437531918918000</text:p>
          </table:table-cell>
          <table:table-cell office:value-type="string">
            <text:p>Rapidash</text:p>
          </table:table-cell>
          <table:table-cell office:value-type="string">
            <text:p>09/18/16 09:22 AM</text:p>
          </table:table-cell>
          <table:table-cell office:value-type="float" office:value="34.1668848153">
            <text:p>34.1668848153</text:p>
          </table:table-cell>
          <table:table-cell office:value-type="float" office:value="-118.0472879872">
            <text:p>-118.0472879872</text:p>
          </table:table-cell>
        </table:table-row>
        <table:table-row table:style-name="ro1">
          <table:table-cell office:value-type="float" office:value="7.77435531755999E+017">
            <text:p>777435531755999000</text:p>
          </table:table-cell>
          <table:table-cell office:value-type="string">
            <text:p>Kingler</text:p>
          </table:table-cell>
          <table:table-cell office:value-type="string">
            <text:p>09/18/16 09:14 AM</text:p>
          </table:table-cell>
          <table:table-cell office:value-type="float" office:value="34.1115343975">
            <text:p>34.1115343975</text:p>
          </table:table-cell>
          <table:table-cell office:value-type="float" office:value="-118.0331090395">
            <text:p>-118.0331090395</text:p>
          </table:table-cell>
        </table:table-row>
        <table:table-row table:style-name="ro1">
          <table:table-cell office:value-type="float" office:value="7.77435528538956E+017">
            <text:p>777435528538956000</text:p>
          </table:table-cell>
          <table:table-cell office:value-type="string">
            <text:p>Magmar</text:p>
          </table:table-cell>
          <table:table-cell office:value-type="string">
            <text:p>09/18/16 09:14 AM</text:p>
          </table:table-cell>
          <table:table-cell office:value-type="float" office:value="34.1299507753">
            <text:p>34.1299507753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7434992674648E+017">
            <text:p>777434992674648000</text:p>
          </table:table-cell>
          <table:table-cell office:value-type="string">
            <text:p>Flareon</text:p>
          </table:table-cell>
          <table:table-cell office:value-type="string">
            <text:p>09/18/16 09:12 AM</text:p>
          </table:table-cell>
          <table:table-cell office:value-type="float" office:value="34.1632759569">
            <text:p>34.1632759569</text:p>
          </table:table-cell>
          <table:table-cell office:value-type="float" office:value="-118.0447267131">
            <text:p>-118.0447267131</text:p>
          </table:table-cell>
        </table:table-row>
        <table:table-row table:style-name="ro1">
          <table:table-cell office:value-type="float" office:value="7.77433688418071E+017">
            <text:p>777433688418071000</text:p>
          </table:table-cell>
          <table:table-cell office:value-type="string">
            <text:p>Magmar</text:p>
          </table:table-cell>
          <table:table-cell office:value-type="string">
            <text:p>09/18/16 09:06 AM</text:p>
          </table:table-cell>
          <table:table-cell office:value-type="float" office:value="34.1398524679">
            <text:p>34.1398524679</text:p>
          </table:table-cell>
          <table:table-cell office:value-type="float" office:value="-118.0287179092">
            <text:p>-118.0287179092</text:p>
          </table:table-cell>
        </table:table-row>
        <table:table-row table:style-name="ro1">
          <table:table-cell office:value-type="float" office:value="7.77433315938742E+017">
            <text:p>777433315938742000</text:p>
          </table:table-cell>
          <table:table-cell office:value-type="string">
            <text:p>Magmar</text:p>
          </table:table-cell>
          <table:table-cell office:value-type="string">
            <text:p>09/18/16 09:05 AM</text:p>
          </table:table-cell>
          <table:table-cell office:value-type="float" office:value="34.116130366">
            <text:p>34.116130366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77427569318568E+017">
            <text:p>777427569318568000</text:p>
          </table:table-cell>
          <table:table-cell office:value-type="string">
            <text:p>Hitmonchan</text:p>
          </table:table-cell>
          <table:table-cell office:value-type="string">
            <text:p>09/18/16 08:42 AM</text:p>
          </table:table-cell>
          <table:table-cell office:value-type="float" office:value="34.1293809416">
            <text:p>34.1293809416</text:p>
          </table:table-cell>
          <table:table-cell office:value-type="float" office:value="-118.0568009659">
            <text:p>-118.0568009659</text:p>
          </table:table-cell>
        </table:table-row>
        <table:table-row table:style-name="ro1">
          <table:table-cell office:value-type="float" office:value="7.77425986203755E+017">
            <text:p>777425986203755000</text:p>
          </table:table-cell>
          <table:table-cell office:value-type="string">
            <text:p>Clefable</text:p>
          </table:table-cell>
          <table:table-cell office:value-type="string">
            <text:p>09/18/16 08:36 AM</text:p>
          </table:table-cell>
          <table:table-cell office:value-type="float" office:value="34.1603256513">
            <text:p>34.1603256513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742500725733E+017">
            <text:p>777425007257330000</text:p>
          </table:table-cell>
          <table:table-cell office:value-type="string">
            <text:p>Magmar</text:p>
          </table:table-cell>
          <table:table-cell office:value-type="string">
            <text:p>09/18/16 08:32 AM</text:p>
          </table:table-cell>
          <table:table-cell office:value-type="float" office:value="34.1434682773">
            <text:p>34.1434682773</text:p>
          </table:table-cell>
          <table:table-cell office:value-type="float" office:value="-118.0170076963">
            <text:p>-118.0170076963</text:p>
          </table:table-cell>
        </table:table-row>
        <table:table-row table:style-name="ro1">
          <table:table-cell office:value-type="float" office:value="7.77423388776108E+017">
            <text:p>777423388776108000</text:p>
          </table:table-cell>
          <table:table-cell office:value-type="string">
            <text:p>Rapidash</text:p>
          </table:table-cell>
          <table:table-cell office:value-type="string">
            <text:p>09/18/16 08:25 AM</text:p>
          </table:table-cell>
          <table:table-cell office:value-type="float" office:value="34.1340594766">
            <text:p>34.1340594766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7423274602934E+017">
            <text:p>777423274602934000</text:p>
          </table:table-cell>
          <table:table-cell office:value-type="string">
            <text:p>Chansey</text:p>
          </table:table-cell>
          <table:table-cell office:value-type="string">
            <text:p>09/18/16 08:25 AM</text:p>
          </table:table-cell>
          <table:table-cell office:value-type="float" office:value="34.1623038201">
            <text:p>34.1623038201</text:p>
          </table:table-cell>
          <table:table-cell office:value-type="float" office:value="-118.040244394">
            <text:p>-118.040244394</text:p>
          </table:table-cell>
        </table:table-row>
        <table:table-row table:style-name="ro1">
          <table:table-cell office:value-type="float" office:value="7.774222145891E+017">
            <text:p>777422214589100000</text:p>
          </table:table-cell>
          <table:table-cell office:value-type="string">
            <text:p>Omastar</text:p>
          </table:table-cell>
          <table:table-cell office:value-type="string">
            <text:p>09/18/16 08:21 A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7416495382966E+017">
            <text:p>777416495382966000</text:p>
          </table:table-cell>
          <table:table-cell office:value-type="string">
            <text:p>Magmar</text:p>
          </table:table-cell>
          <table:table-cell office:value-type="string">
            <text:p>09/18/16 07:58 AM</text:p>
          </table:table-cell>
          <table:table-cell office:value-type="float" office:value="34.141618674">
            <text:p>34.141618674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77416185654628E+017">
            <text:p>777416185654628000</text:p>
          </table:table-cell>
          <table:table-cell office:value-type="string">
            <text:p>Flareon</text:p>
          </table:table-cell>
          <table:table-cell office:value-type="string">
            <text:p>09/18/16 07:57 AM</text:p>
          </table:table-cell>
          <table:table-cell office:value-type="float" office:value="34.1026610331">
            <text:p>34.1026610331</text:p>
          </table:table-cell>
          <table:table-cell office:value-type="float" office:value="-118.0472879872">
            <text:p>-118.0472879872</text:p>
          </table:table-cell>
        </table:table-row>
        <table:table-row table:style-name="ro1">
          <table:table-cell office:value-type="float" office:value="7.77414244497105E+017">
            <text:p>777414244497105000</text:p>
          </table:table-cell>
          <table:table-cell office:value-type="string">
            <text:p>Vaporeon</text:p>
          </table:table-cell>
          <table:table-cell office:value-type="string">
            <text:p>09/18/16 07:49 AM</text:p>
          </table:table-cell>
          <table:table-cell office:value-type="float" office:value="34.1629343255">
            <text:p>34.1629343255</text:p>
          </table:table-cell>
          <table:table-cell office:value-type="float" office:value="-118.0364023158">
            <text:p>-118.0364023158</text:p>
          </table:table-cell>
        </table:table-row>
        <table:table-row table:style-name="ro1">
          <table:table-cell office:value-type="float" office:value="7.77411813390557E+017">
            <text:p>777411813390557000</text:p>
          </table:table-cell>
          <table:table-cell office:value-type="string">
            <text:p>Rapidash</text:p>
          </table:table-cell>
          <table:table-cell office:value-type="string">
            <text:p>09/18/16 07:39 AM</text:p>
          </table:table-cell>
          <table:table-cell office:value-type="float" office:value="34.1459749003">
            <text:p>34.1459749003</text:p>
          </table:table-cell>
          <table:table-cell office:value-type="float" office:value="-118.0253330052">
            <text:p>-118.0253330052</text:p>
          </table:table-cell>
        </table:table-row>
        <table:table-row table:style-name="ro1">
          <table:table-cell office:value-type="float" office:value="7.77410051522691E+017">
            <text:p>777410051522691000</text:p>
          </table:table-cell>
          <table:table-cell office:value-type="string">
            <text:p>Chansey</text:p>
          </table:table-cell>
          <table:table-cell office:value-type="string">
            <text:p>09/18/16 07:32 AM</text:p>
          </table:table-cell>
          <table:table-cell office:value-type="float" office:value="34.1000645703">
            <text:p>34.1000645703</text:p>
          </table:table-cell>
          <table:table-cell office:value-type="float" office:value="-118.0477453537">
            <text:p>-118.0477453537</text:p>
          </table:table-cell>
        </table:table-row>
        <table:table-row table:style-name="ro1">
          <table:table-cell office:value-type="float" office:value="7.7740955891855E+017">
            <text:p>777409558918550000</text:p>
          </table:table-cell>
          <table:table-cell office:value-type="string">
            <text:p>Jolteon</text:p>
          </table:table-cell>
          <table:table-cell office:value-type="string">
            <text:p>09/18/16 07:30 AM</text:p>
          </table:table-cell>
          <table:table-cell office:value-type="float" office:value="34.1170598034">
            <text:p>34.1170598034</text:p>
          </table:table-cell>
          <table:table-cell office:value-type="float" office:value="-118.0612828646">
            <text:p>-118.0612828646</text:p>
          </table:table-cell>
        </table:table-row>
        <table:table-row table:style-name="ro1">
          <table:table-cell office:value-type="float" office:value="7.77407881180164E+017">
            <text:p>777407881180164000</text:p>
          </table:table-cell>
          <table:table-cell office:value-type="string">
            <text:p>Ivysaur</text:p>
          </table:table-cell>
          <table:table-cell office:value-type="string">
            <text:p>09/18/16 07:24 AM</text:p>
          </table:table-cell>
          <table:table-cell office:value-type="float" office:value="34.1060878395">
            <text:p>34.1060878395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77406290490339E+017">
            <text:p>777406290490339000</text:p>
          </table:table-cell>
          <table:table-cell office:value-type="string">
            <text:p>Hitmonlee</text:p>
          </table:table-cell>
          <table:table-cell office:value-type="string">
            <text:p>09/18/16 07:17 AM</text:p>
          </table:table-cell>
          <table:table-cell office:value-type="float" office:value="34.1128759043">
            <text:p>34.1128759043</text:p>
          </table:table-cell>
          <table:table-cell office:value-type="float" office:value="-118.0626548516">
            <text:p>-118.0626548516</text:p>
          </table:table-cell>
        </table:table-row>
        <table:table-row table:style-name="ro1">
          <table:table-cell office:value-type="float" office:value="7.77398520143766E+017">
            <text:p>777398520143766000</text:p>
          </table:table-cell>
          <table:table-cell office:value-type="string">
            <text:p>Magmar</text:p>
          </table:table-cell>
          <table:table-cell office:value-type="string">
            <text:p>09/18/16 06:47 AM</text:p>
          </table:table-cell>
          <table:table-cell office:value-type="float" office:value="34.1512776461">
            <text:p>34.1512776461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739685291203E+017">
            <text:p>777396852912030000</text:p>
          </table:table-cell>
          <table:table-cell office:value-type="string">
            <text:p>Nidoking</text:p>
          </table:table-cell>
          <table:table-cell office:value-type="string">
            <text:p>09/18/16 06:40 AM</text:p>
          </table:table-cell>
          <table:table-cell office:value-type="float" office:value="34.1559032382">
            <text:p>34.1559032382</text:p>
          </table:table-cell>
          <table:table-cell office:value-type="float" office:value="-118.0463732507">
            <text:p>-118.0463732507</text:p>
          </table:table-cell>
        </table:table-row>
        <table:table-row table:style-name="ro1">
          <table:table-cell office:value-type="float" office:value="7.77395438550856E+017">
            <text:p>777395438550856000</text:p>
          </table:table-cell>
          <table:table-cell office:value-type="string">
            <text:p>Seaking</text:p>
          </table:table-cell>
          <table:table-cell office:value-type="string">
            <text:p>09/18/16 06:34 AM</text:p>
          </table:table-cell>
          <table:table-cell office:value-type="float" office:value="34.1378290641">
            <text:p>34.1378290641</text:p>
          </table:table-cell>
          <table:table-cell office:value-type="float" office:value="-118.017465141">
            <text:p>-118.017465141</text:p>
          </table:table-cell>
        </table:table-row>
        <table:table-row table:style-name="ro1">
          <table:table-cell office:value-type="float" office:value="7.77393041099231E+017">
            <text:p>777393041099231000</text:p>
          </table:table-cell>
          <table:table-cell office:value-type="string">
            <text:p>Butterfree</text:p>
          </table:table-cell>
          <table:table-cell office:value-type="string">
            <text:p>09/18/16 06:25 AM</text:p>
          </table:table-cell>
          <table:table-cell office:value-type="float" office:value="34.1663253928">
            <text:p>34.1663253928</text:p>
          </table:table-cell>
          <table:table-cell office:value-type="float" office:value="-118.0256074593">
            <text:p>-118.0256074593</text:p>
          </table:table-cell>
        </table:table-row>
        <table:table-row table:style-name="ro1">
          <table:table-cell office:value-type="float" office:value="7.77393000657793E+017">
            <text:p>777393000657793000</text:p>
          </table:table-cell>
          <table:table-cell office:value-type="string">
            <text:p>Chansey</text:p>
          </table:table-cell>
          <table:table-cell office:value-type="string">
            <text:p>09/18/16 06:25 AM</text:p>
          </table:table-cell>
          <table:table-cell office:value-type="float" office:value="34.1308855413">
            <text:p>34.1308855413</text:p>
          </table:table-cell>
          <table:table-cell office:value-type="float" office:value="-118.0257904285">
            <text:p>-118.0257904285</text:p>
          </table:table-cell>
        </table:table-row>
        <table:table-row table:style-name="ro1">
          <table:table-cell office:value-type="float" office:value="7.77392751532835E+017">
            <text:p>777392751532835000</text:p>
          </table:table-cell>
          <table:table-cell office:value-type="string">
            <text:p>Tentacruel</text:p>
          </table:table-cell>
          <table:table-cell office:value-type="string">
            <text:p>09/18/16 06:24 AM</text:p>
          </table:table-cell>
          <table:table-cell office:value-type="float" office:value="34.1387816891">
            <text:p>34.1387816891</text:p>
          </table:table-cell>
          <table:table-cell office:value-type="float" office:value="-118.0184715152">
            <text:p>-118.0184715152</text:p>
          </table:table-cell>
        </table:table-row>
        <table:table-row table:style-name="ro1">
          <table:table-cell office:value-type="float" office:value="7.77389963734233E+017">
            <text:p>777389963734233000</text:p>
          </table:table-cell>
          <table:table-cell office:value-type="string">
            <text:p>Arcanine</text:p>
          </table:table-cell>
          <table:table-cell office:value-type="string">
            <text:p>09/18/16 06:13 AM</text:p>
          </table:table-cell>
          <table:table-cell office:value-type="float" office:value="34.1106089976">
            <text:p>34.1106089976</text:p>
          </table:table-cell>
          <table:table-cell office:value-type="float" office:value="-118.0621060581">
            <text:p>-118.0621060581</text:p>
          </table:table-cell>
        </table:table-row>
        <table:table-row table:style-name="ro1">
          <table:table-cell office:value-type="float" office:value="7.77389842808214E+017">
            <text:p>777389842808214000</text:p>
          </table:table-cell>
          <table:table-cell office:value-type="string">
            <text:p>Kingler</text:p>
          </table:table-cell>
          <table:table-cell office:value-type="string">
            <text:p>09/18/16 06:12 AM</text:p>
          </table:table-cell>
          <table:table-cell office:value-type="float" office:value="34.1342649048">
            <text:p>34.1342649048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7388164692357E+017">
            <text:p>777388164692357000</text:p>
          </table:table-cell>
          <table:table-cell office:value-type="string">
            <text:p>Ivysaur</text:p>
          </table:table-cell>
          <table:table-cell office:value-type="string">
            <text:p>09/18/16 06:05 AM</text:p>
          </table:table-cell>
          <table:table-cell office:value-type="float" office:value="34.1506647118">
            <text:p>34.1506647118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7383853463704E+017">
            <text:p>777383853463704000</text:p>
          </table:table-cell>
          <table:table-cell office:value-type="string">
            <text:p>Ivysaur</text:p>
          </table:table-cell>
          <table:table-cell office:value-type="string">
            <text:p>09/18/16 05:48 AM</text:p>
          </table:table-cell>
          <table:table-cell office:value-type="float" office:value="34.1138925351">
            <text:p>34.1138925351</text:p>
          </table:table-cell>
          <table:table-cell office:value-type="float" office:value="-118.0452755607">
            <text:p>-118.0452755607</text:p>
          </table:table-cell>
        </table:table-row>
        <table:table-row table:style-name="ro1">
          <table:table-cell office:value-type="float" office:value="7.77382889281294E+017">
            <text:p>777382889281294000</text:p>
          </table:table-cell>
          <table:table-cell office:value-type="string">
            <text:p>Arcanine</text:p>
          </table:table-cell>
          <table:table-cell office:value-type="string">
            <text:p>09/18/16 05:44 AM</text:p>
          </table:table-cell>
          <table:table-cell office:value-type="float" office:value="34.1660306831">
            <text:p>34.1660306831</text:p>
          </table:table-cell>
          <table:table-cell office:value-type="float" office:value="-118.0352130842">
            <text:p>-118.0352130842</text:p>
          </table:table-cell>
        </table:table-row>
        <table:table-row table:style-name="ro1">
          <table:table-cell office:value-type="float" office:value="7.77380983595119E+017">
            <text:p>777380983595119000</text:p>
          </table:table-cell>
          <table:table-cell office:value-type="string">
            <text:p>Jolteon</text:p>
          </table:table-cell>
          <table:table-cell office:value-type="string">
            <text:p>09/18/16 05:37 AM</text:p>
          </table:table-cell>
          <table:table-cell office:value-type="float" office:value="34.1117600299">
            <text:p>34.1117600299</text:p>
          </table:table-cell>
          <table:table-cell office:value-type="float" office:value="-118.0244181552">
            <text:p>-118.0244181552</text:p>
          </table:table-cell>
        </table:table-row>
        <table:table-row table:style-name="ro1">
          <table:table-cell office:value-type="float" office:value="7.77376742998614E+017">
            <text:p>777376742998614000</text:p>
          </table:table-cell>
          <table:table-cell office:value-type="string">
            <text:p>Nidoqueen</text:p>
          </table:table-cell>
          <table:table-cell office:value-type="string">
            <text:p>09/18/16 05:20 AM</text:p>
          </table:table-cell>
          <table:table-cell office:value-type="float" office:value="34.1208310429">
            <text:p>34.1208310429</text:p>
          </table:table-cell>
          <table:table-cell office:value-type="float" office:value="-118.0428057331">
            <text:p>-118.0428057331</text:p>
          </table:table-cell>
        </table:table-row>
        <table:table-row table:style-name="ro1">
          <table:table-cell office:value-type="float" office:value="7.77375707844358E+017">
            <text:p>777375707844358000</text:p>
          </table:table-cell>
          <table:table-cell office:value-type="string">
            <text:p>Electabuzz</text:p>
          </table:table-cell>
          <table:table-cell office:value-type="string">
            <text:p>09/18/16 05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375159762113E+017">
            <text:p>777375159762113000</text:p>
          </table:table-cell>
          <table:table-cell office:value-type="string">
            <text:p>Rapidash</text:p>
          </table:table-cell>
          <table:table-cell office:value-type="string">
            <text:p>09/18/16 05:14 AM</text:p>
          </table:table-cell>
          <table:table-cell office:value-type="float" office:value="34.1246074746">
            <text:p>34.1246074746</text:p>
          </table:table-cell>
          <table:table-cell office:value-type="float" office:value="-118.0557033406">
            <text:p>-118.0557033406</text:p>
          </table:table-cell>
        </table:table-row>
        <table:table-row table:style-name="ro1">
          <table:table-cell office:value-type="float" office:value="7.77373940947661E+017">
            <text:p>777373940947661000</text:p>
          </table:table-cell>
          <table:table-cell office:value-type="string">
            <text:p>Flareon</text:p>
          </table:table-cell>
          <table:table-cell office:value-type="string">
            <text:p>09/18/16 05:09 AM</text:p>
          </table:table-cell>
          <table:table-cell office:value-type="float" office:value="34.1262661361">
            <text:p>34.1262661361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7373247285244E+017">
            <text:p>777373247285244000</text:p>
          </table:table-cell>
          <table:table-cell office:value-type="string">
            <text:p>Arcanine</text:p>
          </table:table-cell>
          <table:table-cell office:value-type="string">
            <text:p>09/18/16 05:06 AM</text:p>
          </table:table-cell>
          <table:table-cell office:value-type="float" office:value="34.1426218459">
            <text:p>34.1426218459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737119891719E+017">
            <text:p>777371198917190000</text:p>
          </table:table-cell>
          <table:table-cell office:value-type="string">
            <text:p>Jolteon</text:p>
          </table:table-cell>
          <table:table-cell office:value-type="string">
            <text:p>09/18/16 04:58 AM</text:p>
          </table:table-cell>
          <table:table-cell office:value-type="float" office:value="34.141618674">
            <text:p>34.141618674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77368737494118E+017">
            <text:p>777368737494118000</text:p>
          </table:table-cell>
          <table:table-cell office:value-type="string">
            <text:p>Tangela</text:p>
          </table:table-cell>
          <table:table-cell office:value-type="string">
            <text:p>09/18/16 04:48 AM</text:p>
          </table:table-cell>
          <table:table-cell office:value-type="float" office:value="34.1109660714">
            <text:p>34.1109660714</text:p>
          </table:table-cell>
          <table:table-cell office:value-type="float" office:value="-118.054514239">
            <text:p>-118.054514239</text:p>
          </table:table-cell>
        </table:table-row>
        <table:table-row table:style-name="ro1">
          <table:table-cell office:value-type="float" office:value="7.77365151276147E+017">
            <text:p>777365151276147000</text:p>
          </table:table-cell>
          <table:table-cell office:value-type="string">
            <text:p>Tentacruel</text:p>
          </table:table-cell>
          <table:table-cell office:value-type="string">
            <text:p>09/18/16 04:34 AM</text:p>
          </table:table-cell>
          <table:table-cell office:value-type="float" office:value="34.1546840039">
            <text:p>34.1546840039</text:p>
          </table:table-cell>
          <table:table-cell office:value-type="float" office:value="-118.0393296211">
            <text:p>-118.0393296211</text:p>
          </table:table-cell>
        </table:table-row>
        <table:table-row table:style-name="ro1">
          <table:table-cell office:value-type="float" office:value="7.7736465972881E+017">
            <text:p>777364659728810000</text:p>
          </table:table-cell>
          <table:table-cell office:value-type="string">
            <text:p>Nidoqueen</text:p>
          </table:table-cell>
          <table:table-cell office:value-type="string">
            <text:p>09/18/16 04:32 AM</text:p>
          </table:table-cell>
          <table:table-cell office:value-type="float" office:value="34.1571881651">
            <text:p>34.1571881651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77362032118997E+017">
            <text:p>777362032118997000</text:p>
          </table:table-cell>
          <table:table-cell office:value-type="string">
            <text:p>Scyther</text:p>
          </table:table-cell>
          <table:table-cell office:value-type="string">
            <text:p>09/18/16 04:22 AM</text:p>
          </table:table-cell>
          <table:table-cell office:value-type="float" office:value="34.1070898441">
            <text:p>34.1070898441</text:p>
          </table:table-cell>
          <table:table-cell office:value-type="float" office:value="-118.0514042428">
            <text:p>-118.0514042428</text:p>
          </table:table-cell>
        </table:table-row>
        <table:table-row table:style-name="ro1">
          <table:table-cell office:value-type="float" office:value="7.77361380856902E+017">
            <text:p>777361380856902000</text:p>
          </table:table-cell>
          <table:table-cell office:value-type="string">
            <text:p>Flareon</text:p>
          </table:table-cell>
          <table:table-cell office:value-type="string">
            <text:p>09/18/16 04:19 AM</text:p>
          </table:table-cell>
          <table:table-cell office:value-type="float" office:value="34.1518330524">
            <text:p>34.1518330524</text:p>
          </table:table-cell>
          <table:table-cell office:value-type="float" office:value="-118.029815702">
            <text:p>-118.029815702</text:p>
          </table:table-cell>
        </table:table-row>
        <table:table-row table:style-name="ro1">
          <table:table-cell office:value-type="float" office:value="7.77359607719006E+017">
            <text:p>777359607719006000</text:p>
          </table:table-cell>
          <table:table-cell office:value-type="string">
            <text:p>Hitmonlee</text:p>
          </table:table-cell>
          <table:table-cell office:value-type="string">
            <text:p>09/18/16 04:12 AM</text:p>
          </table:table-cell>
          <table:table-cell office:value-type="float" office:value="34.1134105067">
            <text:p>34.1134105067</text:p>
          </table:table-cell>
          <table:table-cell office:value-type="float" office:value="-118.0614657968">
            <text:p>-118.0614657968</text:p>
          </table:table-cell>
        </table:table-row>
        <table:table-row table:style-name="ro1">
          <table:table-cell office:value-type="float" office:value="7.773591830458E+017">
            <text:p>777359183045800000</text:p>
          </table:table-cell>
          <table:table-cell office:value-type="string">
            <text:p>Rapidash</text:p>
          </table:table-cell>
          <table:table-cell office:value-type="string">
            <text:p>09/18/16 04:10 AM</text:p>
          </table:table-cell>
          <table:table-cell office:value-type="float" office:value="34.1220698215">
            <text:p>34.1220698215</text:p>
          </table:table-cell>
          <table:table-cell office:value-type="float" office:value="-118.0653073295">
            <text:p>-118.0653073295</text:p>
          </table:table-cell>
        </table:table-row>
        <table:table-row table:style-name="ro1">
          <table:table-cell office:value-type="float" office:value="7.77353741091549E+017">
            <text:p>777353741091549000</text:p>
          </table:table-cell>
          <table:table-cell office:value-type="string">
            <text:p>Arcanine</text:p>
          </table:table-cell>
          <table:table-cell office:value-type="string">
            <text:p>09/18/16 03:49 AM</text:p>
          </table:table-cell>
          <table:table-cell office:value-type="float" office:value="34.113378397">
            <text:p>34.113378397</text:p>
          </table:table-cell>
          <table:table-cell office:value-type="float" office:value="-118.0415250682">
            <text:p>-118.0415250682</text:p>
          </table:table-cell>
        </table:table-row>
        <table:table-row table:style-name="ro1">
          <table:table-cell office:value-type="float" office:value="7.77351444794003E+017">
            <text:p>777351444794003000</text:p>
          </table:table-cell>
          <table:table-cell office:value-type="string">
            <text:p>Chansey</text:p>
          </table:table-cell>
          <table:table-cell office:value-type="string">
            <text:p>09/18/16 03:40 AM</text:p>
          </table:table-cell>
          <table:table-cell office:value-type="float" office:value="34.1118900598">
            <text:p>34.1118900598</text:p>
          </table:table-cell>
          <table:table-cell office:value-type="float" office:value="-118.0452755607">
            <text:p>-118.0452755607</text:p>
          </table:table-cell>
        </table:table-row>
        <table:table-row table:style-name="ro1">
          <table:table-cell office:value-type="float" office:value="7.77349957716017E+017">
            <text:p>777349957716017000</text:p>
          </table:table-cell>
          <table:table-cell office:value-type="string">
            <text:p>Kingler</text:p>
          </table:table-cell>
          <table:table-cell office:value-type="string">
            <text:p>09/18/16 03:34 AM</text:p>
          </table:table-cell>
          <table:table-cell office:value-type="float" office:value="34.1346548644">
            <text:p>34.1346548644</text:p>
          </table:table-cell>
          <table:table-cell office:value-type="float" office:value="-118.0439034385">
            <text:p>-118.0439034385</text:p>
          </table:table-cell>
        </table:table-row>
        <table:table-row table:style-name="ro1">
          <table:table-cell office:value-type="float" office:value="7.77349732419015E+017">
            <text:p>777349732419015000</text:p>
          </table:table-cell>
          <table:table-cell office:value-type="string">
            <text:p>Arcanine</text:p>
          </table:table-cell>
          <table:table-cell office:value-type="string">
            <text:p>09/18/16 03:33 AM</text:p>
          </table:table-cell>
          <table:table-cell office:value-type="float" office:value="34.1245142419">
            <text:p>34.124514241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77348904018817E+017">
            <text:p>777348904018817000</text:p>
          </table:table-cell>
          <table:table-cell office:value-type="string">
            <text:p>Rapidash</text:p>
          </table:table-cell>
          <table:table-cell office:value-type="string">
            <text:p>09/18/16 03:29 AM</text:p>
          </table:table-cell>
          <table:table-cell office:value-type="float" office:value="34.1575541993">
            <text:p>34.1575541993</text:p>
          </table:table-cell>
          <table:table-cell office:value-type="float" office:value="-118.0390551883">
            <text:p>-118.0390551883</text:p>
          </table:table-cell>
        </table:table-row>
        <table:table-row table:style-name="ro1">
          <table:table-cell office:value-type="float" office:value="7.77348323460067E+017">
            <text:p>777348323460067000</text:p>
          </table:table-cell>
          <table:table-cell office:value-type="string">
            <text:p>Beedrill</text:p>
          </table:table-cell>
          <table:table-cell office:value-type="string">
            <text:p>09/18/16 03:27 AM</text:p>
          </table:table-cell>
          <table:table-cell office:value-type="float" office:value="34.1105272361">
            <text:p>34.1105272361</text:p>
          </table:table-cell>
          <table:table-cell office:value-type="float" office:value="-118.0530507182">
            <text:p>-118.0530507182</text:p>
          </table:table-cell>
        </table:table-row>
        <table:table-row table:style-name="ro1">
          <table:table-cell office:value-type="float" office:value="7.77346715229708E+017">
            <text:p>777346715229708000</text:p>
          </table:table-cell>
          <table:table-cell office:value-type="string">
            <text:p>Kingler</text:p>
          </table:table-cell>
          <table:table-cell office:value-type="string">
            <text:p>09/18/16 03:21 AM</text:p>
          </table:table-cell>
          <table:table-cell office:value-type="float" office:value="34.1386441216">
            <text:p>34.1386441216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7344544555676E+017">
            <text:p>777344544555676000</text:p>
          </table:table-cell>
          <table:table-cell office:value-type="string">
            <text:p>Weezing</text:p>
          </table:table-cell>
          <table:table-cell office:value-type="string">
            <text:p>09/18/16 03:12 AM</text:p>
          </table:table-cell>
          <table:table-cell office:value-type="float" office:value="34.1212397253">
            <text:p>34.1212397253</text:p>
          </table:table-cell>
          <table:table-cell office:value-type="float" office:value="-118.0220395231">
            <text:p>-118.0220395231</text:p>
          </table:table-cell>
        </table:table-row>
        <table:table-row table:style-name="ro1">
          <table:table-cell office:value-type="float" office:value="7.77342463040065E+017">
            <text:p>777342463040065000</text:p>
          </table:table-cell>
          <table:table-cell office:value-type="string">
            <text:p>Golduck</text:p>
          </table:table-cell>
          <table:table-cell office:value-type="string">
            <text:p>09/18/16 03:04 AM</text:p>
          </table:table-cell>
          <table:table-cell office:value-type="float" office:value="34.1431090706">
            <text:p>34.1431090706</text:p>
          </table:table-cell>
          <table:table-cell office:value-type="float" office:value="-118.023320329">
            <text:p>-118.023320329</text:p>
          </table:table-cell>
        </table:table-row>
        <table:table-row table:style-name="ro1">
          <table:table-cell office:value-type="float" office:value="7.77339677804106E+017">
            <text:p>777339677804106000</text:p>
          </table:table-cell>
          <table:table-cell office:value-type="string">
            <text:p>Chansey</text:p>
          </table:table-cell>
          <table:table-cell office:value-type="string">
            <text:p>09/18/16 02:53 AM</text:p>
          </table:table-cell>
          <table:table-cell office:value-type="float" office:value="34.1090679959">
            <text:p>34.1090679959</text:p>
          </table:table-cell>
          <table:table-cell office:value-type="float" office:value="-118.0634780387">
            <text:p>-118.0634780387</text:p>
          </table:table-cell>
        </table:table-row>
        <table:table-row table:style-name="ro1">
          <table:table-cell office:value-type="float" office:value="7.77338258237723E+017">
            <text:p>777338258237723000</text:p>
          </table:table-cell>
          <table:table-cell office:value-type="string">
            <text:p>Seaking</text:p>
          </table:table-cell>
          <table:table-cell office:value-type="string">
            <text:p>09/18/16 02:47 AM</text:p>
          </table:table-cell>
          <table:table-cell office:value-type="float" office:value="34.1568792933">
            <text:p>34.1568792933</text:p>
          </table:table-cell>
          <table:table-cell office:value-type="float" office:value="-118.030456078">
            <text:p>-118.030456078</text:p>
          </table:table-cell>
        </table:table-row>
        <table:table-row table:style-name="ro1">
          <table:table-cell office:value-type="float" office:value="7.77335868017173E+017">
            <text:p>777335868017173000</text:p>
          </table:table-cell>
          <table:table-cell office:value-type="string">
            <text:p>Clefable</text:p>
          </table:table-cell>
          <table:table-cell office:value-type="string">
            <text:p>09/18/16 02:38 AM</text:p>
          </table:table-cell>
          <table:table-cell office:value-type="float" office:value="34.1616851012">
            <text:p>34.1616851012</text:p>
          </table:table-cell>
          <table:table-cell office:value-type="float" office:value="-118.0268882394">
            <text:p>-118.0268882394</text:p>
          </table:table-cell>
        </table:table-row>
        <table:table-row table:style-name="ro1">
          <table:table-cell office:value-type="float" office:value="7.77334770405483E+017">
            <text:p>777334770405483000</text:p>
          </table:table-cell>
          <table:table-cell office:value-type="string">
            <text:p>Raichu</text:p>
          </table:table-cell>
          <table:table-cell office:value-type="string">
            <text:p>09/18/16 02:33 AM</text:p>
          </table:table-cell>
          <table:table-cell office:value-type="float" office:value="34.1203622432">
            <text:p>34.1203622432</text:p>
          </table:table-cell>
          <table:table-cell office:value-type="float" office:value="-118.0388722328">
            <text:p>-118.0388722328</text:p>
          </table:table-cell>
        </table:table-row>
        <table:table-row table:style-name="ro1">
          <table:table-cell office:value-type="float" office:value="7.77331679257997E+017">
            <text:p>777331679257997000</text:p>
          </table:table-cell>
          <table:table-cell office:value-type="string">
            <text:p>Flareon</text:p>
          </table:table-cell>
          <table:table-cell office:value-type="string">
            <text:p>09/18/16 02:21 AM</text:p>
          </table:table-cell>
          <table:table-cell office:value-type="float" office:value="34.150375875">
            <text:p>34.150375875</text:p>
          </table:table-cell>
          <table:table-cell office:value-type="float" office:value="-118.0408847323">
            <text:p>-118.0408847323</text:p>
          </table:table-cell>
        </table:table-row>
        <table:table-row table:style-name="ro1">
          <table:table-cell office:value-type="float" office:value="7.77330407884792E+017">
            <text:p>777330407884792000</text:p>
          </table:table-cell>
          <table:table-cell office:value-type="string">
            <text:p>Electabuzz</text:p>
          </table:table-cell>
          <table:table-cell office:value-type="string">
            <text:p>09/18/16 0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329558034846E+017">
            <text:p>777329558034846000</text:p>
          </table:table-cell>
          <table:table-cell office:value-type="string">
            <text:p>Dratini</text:p>
          </table:table-cell>
          <table:table-cell office:value-type="string">
            <text:p>09/18/16 02:13 AM</text:p>
          </table:table-cell>
          <table:table-cell office:value-type="float" office:value="34.0997968409">
            <text:p>34.0997968409</text:p>
          </table:table-cell>
          <table:table-cell office:value-type="float" office:value="-118.0345727255">
            <text:p>-118.0345727255</text:p>
          </table:table-cell>
        </table:table-row>
        <table:table-row table:style-name="ro1">
          <table:table-cell office:value-type="float" office:value="7.77327620669047E+017">
            <text:p>777327620669047000</text:p>
          </table:table-cell>
          <table:table-cell office:value-type="string">
            <text:p>Scyther</text:p>
          </table:table-cell>
          <table:table-cell office:value-type="string">
            <text:p>09/18/16 02:05 AM</text:p>
          </table:table-cell>
          <table:table-cell office:value-type="float" office:value="34.116130366">
            <text:p>34.116130366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77324711499805E+017">
            <text:p>777324711499805000</text:p>
          </table:table-cell>
          <table:table-cell office:value-type="string">
            <text:p>Magmar</text:p>
          </table:table-cell>
          <table:table-cell office:value-type="string">
            <text:p>09/18/16 01:53 AM</text:p>
          </table:table-cell>
          <table:table-cell office:value-type="float" office:value="34.0999532833">
            <text:p>34.0999532833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7323278226424E+017">
            <text:p>777323278226424000</text:p>
          </table:table-cell>
          <table:table-cell office:value-type="string">
            <text:p>Hitmonlee</text:p>
          </table:table-cell>
          <table:table-cell office:value-type="string">
            <text:p>09/18/16 01:48 AM</text:p>
          </table:table-cell>
          <table:table-cell office:value-type="float" office:value="34.1092717593">
            <text:p>34.1092717593</text:p>
          </table:table-cell>
          <table:table-cell office:value-type="float" office:value="-118.0626548516">
            <text:p>-118.0626548516</text:p>
          </table:table-cell>
        </table:table-row>
        <table:table-row table:style-name="ro1">
          <table:table-cell office:value-type="float" office:value="7.77322265138508E+017">
            <text:p>777322265138508000</text:p>
          </table:table-cell>
          <table:table-cell office:value-type="string">
            <text:p>Seaking</text:p>
          </table:table-cell>
          <table:table-cell office:value-type="string">
            <text:p>09/18/16 01:44 AM</text:p>
          </table:table-cell>
          <table:table-cell office:value-type="float" office:value="34.0998091139">
            <text:p>34.0998091139</text:p>
          </table:table-cell>
          <table:table-cell office:value-type="float" office:value="-118.0348471652">
            <text:p>-118.0348471652</text:p>
          </table:table-cell>
        </table:table-row>
        <table:table-row table:style-name="ro1">
          <table:table-cell office:value-type="float" office:value="7.77321144076558E+017">
            <text:p>777321144076558000</text:p>
          </table:table-cell>
          <table:table-cell office:value-type="string">
            <text:p>Charmeleon</text:p>
          </table:table-cell>
          <table:table-cell office:value-type="string">
            <text:p>09/18/16 01:39 AM</text:p>
          </table:table-cell>
          <table:table-cell office:value-type="float" office:value="34.1524718769">
            <text:p>34.1524718769</text:p>
          </table:table-cell>
          <table:table-cell office:value-type="float" office:value="-118.0291753237">
            <text:p>-118.0291753237</text:p>
          </table:table-cell>
        </table:table-row>
        <table:table-row table:style-name="ro1">
          <table:table-cell office:value-type="float" office:value="7.77320202790842E+017">
            <text:p>777320202790842000</text:p>
          </table:table-cell>
          <table:table-cell office:value-type="string">
            <text:p>Alakazam</text:p>
          </table:table-cell>
          <table:table-cell office:value-type="string">
            <text:p>09/18/16 01:35 AM</text:p>
          </table:table-cell>
          <table:table-cell office:value-type="float" office:value="34.1217733188">
            <text:p>34.1217733188</text:p>
          </table:table-cell>
          <table:table-cell office:value-type="float" office:value="-118.0321942297">
            <text:p>-118.0321942297</text:p>
          </table:table-cell>
        </table:table-row>
        <table:table-row table:style-name="ro1">
          <table:table-cell office:value-type="float" office:value="7.77320119504548E+017">
            <text:p>777320119504548000</text:p>
          </table:table-cell>
          <table:table-cell office:value-type="string">
            <text:p>Flareon</text:p>
          </table:table-cell>
          <table:table-cell office:value-type="string">
            <text:p>09/18/16 01:35 AM</text:p>
          </table:table-cell>
          <table:table-cell office:value-type="float" office:value="34.1532302348">
            <text:p>34.1532302348</text:p>
          </table:table-cell>
          <table:table-cell office:value-type="float" office:value="-118.0432631112">
            <text:p>-118.0432631112</text:p>
          </table:table-cell>
        </table:table-row>
        <table:table-row table:style-name="ro1">
          <table:table-cell office:value-type="float" office:value="7.77319664657379E+017">
            <text:p>777319664657379000</text:p>
          </table:table-cell>
          <table:table-cell office:value-type="string">
            <text:p>Jolteon</text:p>
          </table:table-cell>
          <table:table-cell office:value-type="string">
            <text:p>09/18/16 01:33 AM</text:p>
          </table:table-cell>
          <table:table-cell office:value-type="float" office:value="34.1513822597">
            <text:p>34.1513822597</text:p>
          </table:table-cell>
          <table:table-cell office:value-type="float" office:value="-118.0322857109">
            <text:p>-118.0322857109</text:p>
          </table:table-cell>
        </table:table-row>
        <table:table-row table:style-name="ro1">
          <table:table-cell office:value-type="float" office:value="7.77317436576051E+017">
            <text:p>777317436576051000</text:p>
          </table:table-cell>
          <table:table-cell office:value-type="string">
            <text:p>Electabuzz</text:p>
          </table:table-cell>
          <table:table-cell office:value-type="string">
            <text:p>09/18/16 01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317320980959E+017">
            <text:p>777317320980959000</text:p>
          </table:table-cell>
          <table:table-cell office:value-type="string">
            <text:p>Ivysaur</text:p>
          </table:table-cell>
          <table:table-cell office:value-type="string">
            <text:p>09/18/16 01:24 AM</text:p>
          </table:table-cell>
          <table:table-cell office:value-type="float" office:value="34.1464785914">
            <text:p>34.1464785914</text:p>
          </table:table-cell>
          <table:table-cell office:value-type="float" office:value="-118.0336579232">
            <text:p>-118.0336579232</text:p>
          </table:table-cell>
        </table:table-row>
        <table:table-row table:style-name="ro1">
          <table:table-cell office:value-type="float" office:value="7.77316816364286E+017">
            <text:p>777316816364286000</text:p>
          </table:table-cell>
          <table:table-cell office:value-type="string">
            <text:p>Rapidash</text:p>
          </table:table-cell>
          <table:table-cell office:value-type="string">
            <text:p>09/18/16 01:22 AM</text:p>
          </table:table-cell>
          <table:table-cell office:value-type="float" office:value="34.1446383629">
            <text:p>34.1446383629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77312957751452E+017">
            <text:p>777312957751452000</text:p>
          </table:table-cell>
          <table:table-cell office:value-type="string">
            <text:p>Lickitung</text:p>
          </table:table-cell>
          <table:table-cell office:value-type="string">
            <text:p>09/18/16 01:07 AM</text:p>
          </table:table-cell>
          <table:table-cell office:value-type="float" office:value="34.1308630734">
            <text:p>34.1308630734</text:p>
          </table:table-cell>
          <table:table-cell office:value-type="float" office:value="-118.0420739257">
            <text:p>-118.0420739257</text:p>
          </table:table-cell>
        </table:table-row>
        <table:table-row table:style-name="ro1">
          <table:table-cell office:value-type="float" office:value="7.77311597358264E+017">
            <text:p>777311597358264000</text:p>
          </table:table-cell>
          <table:table-cell office:value-type="string">
            <text:p>Ivysaur</text:p>
          </table:table-cell>
          <table:table-cell office:value-type="string">
            <text:p>09/18/16 01:01 AM</text:p>
          </table:table-cell>
          <table:table-cell office:value-type="float" office:value="34.1433132213">
            <text:p>34.1433132213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7311402872537E+017">
            <text:p>777311402872537000</text:p>
          </table:table-cell>
          <table:table-cell office:value-type="string">
            <text:p>Raichu</text:p>
          </table:table-cell>
          <table:table-cell office:value-type="string">
            <text:p>09/18/16 01:00 AM</text:p>
          </table:table-cell>
          <table:table-cell office:value-type="float" office:value="34.1009544593">
            <text:p>34.1009544593</text:p>
          </table:table-cell>
          <table:table-cell office:value-type="float" office:value="-118.0389637106">
            <text:p>-118.0389637106</text:p>
          </table:table-cell>
        </table:table-row>
        <table:table-row table:style-name="ro1">
          <table:table-cell office:value-type="float" office:value="7.77310846363894E+017">
            <text:p>777310846363894000</text:p>
          </table:table-cell>
          <table:table-cell office:value-type="string">
            <text:p>Magmar</text:p>
          </table:table-cell>
          <table:table-cell office:value-type="string">
            <text:p>09/18/16 12:58 AM</text:p>
          </table:table-cell>
          <table:table-cell office:value-type="float" office:value="34.1400037591">
            <text:p>34.1400037591</text:p>
          </table:table-cell>
          <table:table-cell office:value-type="float" office:value="-118.0177396072">
            <text:p>-118.0177396072</text:p>
          </table:table-cell>
        </table:table-row>
        <table:table-row table:style-name="ro1">
          <table:table-cell office:value-type="float" office:value="7.77309506422178E+017">
            <text:p>777309506422178000</text:p>
          </table:table-cell>
          <table:table-cell office:value-type="string">
            <text:p>Tangela</text:p>
          </table:table-cell>
          <table:table-cell office:value-type="string">
            <text:p>09/18/16 12:53 AM</text:p>
          </table:table-cell>
          <table:table-cell office:value-type="float" office:value="34.1590983497">
            <text:p>34.1590983497</text:p>
          </table:table-cell>
          <table:table-cell office:value-type="float" office:value="-118.0221310096">
            <text:p>-118.0221310096</text:p>
          </table:table-cell>
        </table:table-row>
        <table:table-row table:style-name="ro1">
          <table:table-cell office:value-type="float" office:value="7.77309503628861E+017">
            <text:p>777309503628861000</text:p>
          </table:table-cell>
          <table:table-cell office:value-type="string">
            <text:p>Wigglytuff</text:p>
          </table:table-cell>
          <table:table-cell office:value-type="string">
            <text:p>09/18/16 12:53 AM</text:p>
          </table:table-cell>
          <table:table-cell office:value-type="float" office:value="34.1225607808">
            <text:p>34.1225607808</text:p>
          </table:table-cell>
          <table:table-cell office:value-type="float" office:value="-118.019935322">
            <text:p>-118.019935322</text:p>
          </table:table-cell>
        </table:table-row>
        <table:table-row table:style-name="ro1">
          <table:table-cell office:value-type="float" office:value="7.77307837651313E+017">
            <text:p>777307837651313000</text:p>
          </table:table-cell>
          <table:table-cell office:value-type="string">
            <text:p>Clefable</text:p>
          </table:table-cell>
          <table:table-cell office:value-type="string">
            <text:p>09/18/16 12:46 AM</text:p>
          </table:table-cell>
          <table:table-cell office:value-type="float" office:value="34.157878397">
            <text:p>34.157878397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7307096245113E+017">
            <text:p>777307096245113000</text:p>
          </table:table-cell>
          <table:table-cell office:value-type="string">
            <text:p>Magmar</text:p>
          </table:table-cell>
          <table:table-cell office:value-type="string">
            <text:p>09/18/16 12:43 AM</text:p>
          </table:table-cell>
          <table:table-cell office:value-type="float" office:value="34.1127417238">
            <text:p>34.1127417238</text:p>
          </table:table-cell>
          <table:table-cell office:value-type="float" office:value="-118.0470135668">
            <text:p>-118.0470135668</text:p>
          </table:table-cell>
        </table:table-row>
        <table:table-row table:style-name="ro1">
          <table:table-cell office:value-type="float" office:value="7.77306620543967E+017">
            <text:p>777306620543967000</text:p>
          </table:table-cell>
          <table:table-cell office:value-type="string">
            <text:p>Magmar</text:p>
          </table:table-cell>
          <table:table-cell office:value-type="string">
            <text:p>09/18/16 12:41 AM</text:p>
          </table:table-cell>
          <table:table-cell office:value-type="float" office:value="34.1134333296">
            <text:p>34.1134333296</text:p>
          </table:table-cell>
          <table:table-cell office:value-type="float" office:value="-118.0571668394">
            <text:p>-118.0571668394</text:p>
          </table:table-cell>
        </table:table-row>
        <table:table-row table:style-name="ro1">
          <table:table-cell office:value-type="float" office:value="7.77304464319537E+017">
            <text:p>777304464319537000</text:p>
          </table:table-cell>
          <table:table-cell office:value-type="string">
            <text:p>Seaking</text:p>
          </table:table-cell>
          <table:table-cell office:value-type="string">
            <text:p>09/18/16 12:33 AM</text:p>
          </table:table-cell>
          <table:table-cell office:value-type="float" office:value="34.1551821408">
            <text:p>34.1551821408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77304302238863E+017">
            <text:p>777304302238863000</text:p>
          </table:table-cell>
          <table:table-cell office:value-type="string">
            <text:p>Tangela</text:p>
          </table:table-cell>
          <table:table-cell office:value-type="string">
            <text:p>09/18/16 12:32 AM</text:p>
          </table:table-cell>
          <table:table-cell office:value-type="float" office:value="34.1665098787">
            <text:p>34.1665098787</text:p>
          </table:table-cell>
          <table:table-cell office:value-type="float" office:value="-118.0261563662">
            <text:p>-118.0261563662</text:p>
          </table:table-cell>
        </table:table-row>
        <table:table-row table:style-name="ro1">
          <table:table-cell office:value-type="float" office:value="7.77303748464943E+017">
            <text:p>777303748464943000</text:p>
          </table:table-cell>
          <table:table-cell office:value-type="string">
            <text:p>Grimer</text:p>
          </table:table-cell>
          <table:table-cell office:value-type="string">
            <text:p>09/18/16 12:30 AM</text:p>
          </table:table-cell>
          <table:table-cell office:value-type="float" office:value="34.1637940249">
            <text:p>34.1637940249</text:p>
          </table:table-cell>
          <table:table-cell office:value-type="float" office:value="-118.0371341467">
            <text:p>-118.0371341467</text:p>
          </table:table-cell>
        </table:table-row>
        <table:table-row table:style-name="ro1">
          <table:table-cell office:value-type="float" office:value="7.77295560952853E+017">
            <text:p>777295560952853000</text:p>
          </table:table-cell>
          <table:table-cell office:value-type="string">
            <text:p>Aerodactyl</text:p>
          </table:table-cell>
          <table:table-cell office:value-type="string">
            <text:p>09/17/16 11:57 PM</text:p>
          </table:table-cell>
          <table:table-cell office:value-type="float" office:value="34.1211370281">
            <text:p>34.1211370281</text:p>
          </table:table-cell>
          <table:table-cell office:value-type="float" office:value="-118.0629292477">
            <text:p>-118.0629292477</text:p>
          </table:table-cell>
        </table:table-row>
        <table:table-row table:style-name="ro1">
          <table:table-cell office:value-type="float" office:value="7.77295122971013E+017">
            <text:p>777295122971013000</text:p>
          </table:table-cell>
          <table:table-cell office:value-type="string">
            <text:p>Ninetales</text:p>
          </table:table-cell>
          <table:table-cell office:value-type="string">
            <text:p>09/17/16 11:56 PM</text:p>
          </table:table-cell>
          <table:table-cell office:value-type="float" office:value="34.1206728096">
            <text:p>34.1206728096</text:p>
          </table:table-cell>
          <table:table-cell office:value-type="float" office:value="-118.0560692165">
            <text:p>-118.0560692165</text:p>
          </table:table-cell>
        </table:table-row>
        <table:table-row table:style-name="ro1">
          <table:table-cell office:value-type="float" office:value="7.77295093950616E+017">
            <text:p>777295093950616000</text:p>
          </table:table-cell>
          <table:table-cell office:value-type="string">
            <text:p>Nidoqueen</text:p>
          </table:table-cell>
          <table:table-cell office:value-type="string">
            <text:p>09/17/16 11:56 PM</text:p>
          </table:table-cell>
          <table:table-cell office:value-type="float" office:value="34.1501724694">
            <text:p>34.1501724694</text:p>
          </table:table-cell>
          <table:table-cell office:value-type="float" office:value="-118.0332920009">
            <text:p>-118.0332920009</text:p>
          </table:table-cell>
        </table:table-row>
        <table:table-row table:style-name="ro1">
          <table:table-cell office:value-type="float" office:value="7.7729363685777E+017">
            <text:p>777293636857770000</text:p>
          </table:table-cell>
          <table:table-cell office:value-type="string">
            <text:p>Arcanine</text:p>
          </table:table-cell>
          <table:table-cell office:value-type="string">
            <text:p>09/17/16 11:50 PM</text:p>
          </table:table-cell>
          <table:table-cell office:value-type="float" office:value="34.1198296546">
            <text:p>34.1198296546</text:p>
          </table:table-cell>
          <table:table-cell office:value-type="float" office:value="-118.0407017787">
            <text:p>-118.0407017787</text:p>
          </table:table-cell>
        </table:table-row>
        <table:table-row table:style-name="ro1">
          <table:table-cell office:value-type="float" office:value="7.77293372453036E+017">
            <text:p>777293372453036000</text:p>
          </table:table-cell>
          <table:table-cell office:value-type="string">
            <text:p>Ninetales</text:p>
          </table:table-cell>
          <table:table-cell office:value-type="string">
            <text:p>09/17/16 11:49 PM</text:p>
          </table:table-cell>
          <table:table-cell office:value-type="float" office:value="34.1322924058">
            <text:p>34.1322924058</text:p>
          </table:table-cell>
          <table:table-cell office:value-type="float" office:value="-118.0417994972">
            <text:p>-118.0417994972</text:p>
          </table:table-cell>
        </table:table-row>
        <table:table-row table:style-name="ro1">
          <table:table-cell office:value-type="float" office:value="7.77289110918607E+017">
            <text:p>777289110918607000</text:p>
          </table:table-cell>
          <table:table-cell office:value-type="string">
            <text:p>Golem</text:p>
          </table:table-cell>
          <table:table-cell office:value-type="string">
            <text:p>09/17/16 11:32 PM</text:p>
          </table:table-cell>
          <table:table-cell office:value-type="float" office:value="34.1434682773">
            <text:p>34.1434682773</text:p>
          </table:table-cell>
          <table:table-cell office:value-type="float" office:value="-118.0170076963">
            <text:p>-118.0170076963</text:p>
          </table:table-cell>
        </table:table-row>
        <table:table-row table:style-name="ro1">
          <table:table-cell office:value-type="float" office:value="7.77286715346006E+017">
            <text:p>777286715346006000</text:p>
          </table:table-cell>
          <table:table-cell office:value-type="string">
            <text:p>Tangela</text:p>
          </table:table-cell>
          <table:table-cell office:value-type="string">
            <text:p>09/17/16 11:22 PM</text:p>
          </table:table-cell>
          <table:table-cell office:value-type="float" office:value="34.1281310326">
            <text:p>34.1281310326</text:p>
          </table:table-cell>
          <table:table-cell office:value-type="float" office:value="-118.0191119321">
            <text:p>-118.0191119321</text:p>
          </table:table-cell>
        </table:table-row>
        <table:table-row table:style-name="ro1">
          <table:table-cell office:value-type="float" office:value="7.77285630581629E+017">
            <text:p>777285630581629000</text:p>
          </table:table-cell>
          <table:table-cell office:value-type="string">
            <text:p>Jolteon</text:p>
          </table:table-cell>
          <table:table-cell office:value-type="string">
            <text:p>09/17/16 11:18 PM</text:p>
          </table:table-cell>
          <table:table-cell office:value-type="float" office:value="34.1606532684">
            <text:p>34.1606532684</text:p>
          </table:table-cell>
          <table:table-cell office:value-type="float" office:value="-118.052410424">
            <text:p>-118.052410424</text:p>
          </table:table-cell>
        </table:table-row>
        <table:table-row table:style-name="ro1">
          <table:table-cell office:value-type="float" office:value="7.77285473907544E+017">
            <text:p>777285473907544000</text:p>
          </table:table-cell>
          <table:table-cell office:value-type="string">
            <text:p>Slowbro</text:p>
          </table:table-cell>
          <table:table-cell office:value-type="string">
            <text:p>09/17/16 11:17 PM</text:p>
          </table:table-cell>
          <table:table-cell office:value-type="float" office:value="34.1339793947">
            <text:p>34.1339793947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7285114845815E+017">
            <text:p>777285114845815000</text:p>
          </table:table-cell>
          <table:table-cell office:value-type="string">
            <text:p>Electabuzz</text:p>
          </table:table-cell>
          <table:table-cell office:value-type="string">
            <text:p>09/17/16 11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283339489194E+017">
            <text:p>777283339489194000</text:p>
          </table:table-cell>
          <table:table-cell office:value-type="string">
            <text:p>Arcanine</text:p>
          </table:table-cell>
          <table:table-cell office:value-type="string">
            <text:p>09/17/16 11:09 PM</text:p>
          </table:table-cell>
          <table:table-cell office:value-type="float" office:value="34.1647933953">
            <text:p>34.1647933953</text:p>
          </table:table-cell>
          <table:table-cell office:value-type="float" office:value="-118.0525018948">
            <text:p>-118.0525018948</text:p>
          </table:table-cell>
        </table:table-row>
        <table:table-row table:style-name="ro1">
          <table:table-cell office:value-type="float" office:value="7.77282945727857E+017">
            <text:p>777282945727857000</text:p>
          </table:table-cell>
          <table:table-cell office:value-type="string">
            <text:p>Nidoking</text:p>
          </table:table-cell>
          <table:table-cell office:value-type="string">
            <text:p>09/17/16 11:07 PM</text:p>
          </table:table-cell>
          <table:table-cell office:value-type="float" office:value="34.1576973822">
            <text:p>34.1576973822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77282239038009E+017">
            <text:p>777282239038009000</text:p>
          </table:table-cell>
          <table:table-cell office:value-type="string">
            <text:p>Hitmonchan</text:p>
          </table:table-cell>
          <table:table-cell office:value-type="string">
            <text:p>09/17/16 11:05 PM</text:p>
          </table:table-cell>
          <table:table-cell office:value-type="float" office:value="34.1141124048">
            <text:p>34.1141124048</text:p>
          </table:table-cell>
          <table:table-cell office:value-type="float" office:value="-118.0544227693">
            <text:p>-118.0544227693</text:p>
          </table:table-cell>
        </table:table-row>
        <table:table-row table:style-name="ro1">
          <table:table-cell office:value-type="float" office:value="7.77280726278431E+017">
            <text:p>777280726278431000</text:p>
          </table:table-cell>
          <table:table-cell office:value-type="string">
            <text:p>Snorlax</text:p>
          </table:table-cell>
          <table:table-cell office:value-type="string">
            <text:p>09/17/16 10:59 PM</text:p>
          </table:table-cell>
          <table:table-cell office:value-type="float" office:value="34.1680345006">
            <text:p>34.1680345006</text:p>
          </table:table-cell>
          <table:table-cell office:value-type="float" office:value="-118.0274371423">
            <text:p>-118.0274371423</text:p>
          </table:table-cell>
        </table:table-row>
        <table:table-row table:style-name="ro1">
          <table:table-cell office:value-type="float" office:value="7.77278249403421E+017">
            <text:p>777278249403421000</text:p>
          </table:table-cell>
          <table:table-cell office:value-type="string">
            <text:p>Arcanine</text:p>
          </table:table-cell>
          <table:table-cell office:value-type="string">
            <text:p>09/17/16 10:49 PM</text:p>
          </table:table-cell>
          <table:table-cell office:value-type="float" office:value="34.1433919445">
            <text:p>34.1433919445</text:p>
          </table:table-cell>
          <table:table-cell office:value-type="float" office:value="-118.0182885385">
            <text:p>-118.0182885385</text:p>
          </table:table-cell>
        </table:table-row>
        <table:table-row table:style-name="ro1">
          <table:table-cell office:value-type="float" office:value="7.77276735867933E+017">
            <text:p>777276735867933000</text:p>
          </table:table-cell>
          <table:table-cell office:value-type="string">
            <text:p>Nidoking</text:p>
          </table:table-cell>
          <table:table-cell office:value-type="string">
            <text:p>09/17/16 10:43 PM</text:p>
          </table:table-cell>
          <table:table-cell office:value-type="float" office:value="34.1608312806">
            <text:p>34.1608312806</text:p>
          </table:table-cell>
          <table:table-cell office:value-type="float" office:value="-118.0503980559">
            <text:p>-118.0503980559</text:p>
          </table:table-cell>
        </table:table-row>
        <table:table-row table:style-name="ro1">
          <table:table-cell office:value-type="float" office:value="7.77276380736205E+017">
            <text:p>777276380736205000</text:p>
          </table:table-cell>
          <table:table-cell office:value-type="string">
            <text:p>Arcanine</text:p>
          </table:table-cell>
          <table:table-cell office:value-type="string">
            <text:p>09/17/16 10:41 PM</text:p>
          </table:table-cell>
          <table:table-cell office:value-type="float" office:value="34.1564630258">
            <text:p>34.1564630258</text:p>
          </table:table-cell>
          <table:table-cell office:value-type="float" office:value="-118.0373171039">
            <text:p>-118.0373171039</text:p>
          </table:table-cell>
        </table:table-row>
        <table:table-row table:style-name="ro1">
          <table:table-cell office:value-type="float" office:value="7.77274823424692E+017">
            <text:p>777274823424692000</text:p>
          </table:table-cell>
          <table:table-cell office:value-type="string">
            <text:p>Slowbro</text:p>
          </table:table-cell>
          <table:table-cell office:value-type="string">
            <text:p>09/17/16 10:35 PM</text:p>
          </table:table-cell>
          <table:table-cell office:value-type="float" office:value="34.1339793947">
            <text:p>34.1339793947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7272481358844E+017">
            <text:p>777272481358844000</text:p>
          </table:table-cell>
          <table:table-cell office:value-type="string">
            <text:p>Arcanine</text:p>
          </table:table-cell>
          <table:table-cell office:value-type="string">
            <text:p>09/17/16 10:26 PM</text:p>
          </table:table-cell>
          <table:table-cell office:value-type="float" office:value="34.1149372768">
            <text:p>34.1149372768</text:p>
          </table:table-cell>
          <table:table-cell office:value-type="float" office:value="-118.0633865736">
            <text:p>-118.0633865736</text:p>
          </table:table-cell>
        </table:table-row>
        <table:table-row table:style-name="ro1">
          <table:table-cell office:value-type="float" office:value="7.77272134917763E+017">
            <text:p>777272134917763000</text:p>
          </table:table-cell>
          <table:table-cell office:value-type="string">
            <text:p>Electabuzz</text:p>
          </table:table-cell>
          <table:table-cell office:value-type="string">
            <text:p>09/17/16 10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27137642403E+017">
            <text:p>777271376424030000</text:p>
          </table:table-cell>
          <table:table-cell office:value-type="string">
            <text:p>Rapidash</text:p>
          </table:table-cell>
          <table:table-cell office:value-type="string">
            <text:p>09/17/16 10:21 PM</text:p>
          </table:table-cell>
          <table:table-cell office:value-type="float" office:value="34.1437312686">
            <text:p>34.1437312686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77266351689703E+017">
            <text:p>777266351689703000</text:p>
          </table:table-cell>
          <table:table-cell office:value-type="string">
            <text:p>Chansey</text:p>
          </table:table-cell>
          <table:table-cell office:value-type="string">
            <text:p>09/17/16 10:01 PM</text:p>
          </table:table-cell>
          <table:table-cell office:value-type="float" office:value="34.1202707564">
            <text:p>34.1202707564</text:p>
          </table:table-cell>
          <table:table-cell office:value-type="float" office:value="-118.0512213002">
            <text:p>-118.0512213002</text:p>
          </table:table-cell>
        </table:table-row>
        <table:table-row table:style-name="ro1">
          <table:table-cell office:value-type="float" office:value="7.77266310501638E+017">
            <text:p>777266310501638000</text:p>
          </table:table-cell>
          <table:table-cell office:value-type="string">
            <text:p>Charmeleon</text:p>
          </table:table-cell>
          <table:table-cell office:value-type="string">
            <text:p>09/17/16 10:01 PM</text:p>
          </table:table-cell>
          <table:table-cell office:value-type="float" office:value="34.1281542817">
            <text:p>34.1281542817</text:p>
          </table:table-cell>
          <table:table-cell office:value-type="float" office:value="-118.0154523754">
            <text:p>-118.0154523754</text:p>
          </table:table-cell>
        </table:table-row>
        <table:table-row table:style-name="ro1">
          <table:table-cell office:value-type="float" office:value="7.77265499780452E+017">
            <text:p>777265499780452000</text:p>
          </table:table-cell>
          <table:table-cell office:value-type="string">
            <text:p>Rapidash</text:p>
          </table:table-cell>
          <table:table-cell office:value-type="string">
            <text:p>09/17/16 09:58 PM</text:p>
          </table:table-cell>
          <table:table-cell office:value-type="float" office:value="34.141618674">
            <text:p>34.141618674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77265352451338E+017">
            <text:p>777265352451338000</text:p>
          </table:table-cell>
          <table:table-cell office:value-type="string">
            <text:p>Victreebel</text:p>
          </table:table-cell>
          <table:table-cell office:value-type="string">
            <text:p>09/17/16 09:57 PM</text:p>
          </table:table-cell>
          <table:table-cell office:value-type="float" office:value="34.1622527864">
            <text:p>34.1622527864</text:p>
          </table:table-cell>
          <table:table-cell office:value-type="float" office:value="-118.0517701276">
            <text:p>-118.0517701276</text:p>
          </table:table-cell>
        </table:table-row>
        <table:table-row table:style-name="ro1">
          <table:table-cell office:value-type="float" office:value="7.77264514572046E+017">
            <text:p>777264514572046000</text:p>
          </table:table-cell>
          <table:table-cell office:value-type="string">
            <text:p>Arcanine</text:p>
          </table:table-cell>
          <table:table-cell office:value-type="string">
            <text:p>09/17/16 09:54 PM</text:p>
          </table:table-cell>
          <table:table-cell office:value-type="float" office:value="34.1054028348">
            <text:p>34.1054028348</text:p>
          </table:table-cell>
          <table:table-cell office:value-type="float" office:value="-118.0578985842">
            <text:p>-118.0578985842</text:p>
          </table:table-cell>
        </table:table-row>
        <table:table-row table:style-name="ro1">
          <table:table-cell office:value-type="float" office:value="7.77262107628753E+017">
            <text:p>777262107628753000</text:p>
          </table:table-cell>
          <table:table-cell office:value-type="string">
            <text:p>Nidoqueen</text:p>
          </table:table-cell>
          <table:table-cell office:value-type="string">
            <text:p>09/17/16 09:45 PM</text:p>
          </table:table-cell>
          <table:table-cell office:value-type="float" office:value="34.1589851689">
            <text:p>34.1589851689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26186611234E+017">
            <text:p>777261866112340000</text:p>
          </table:table-cell>
          <table:table-cell office:value-type="string">
            <text:p>Dratini</text:p>
          </table:table-cell>
          <table:table-cell office:value-type="string">
            <text:p>09/17/16 09:44 PM</text:p>
          </table:table-cell>
          <table:table-cell office:value-type="float" office:value="34.0998091139">
            <text:p>34.0998091139</text:p>
          </table:table-cell>
          <table:table-cell office:value-type="float" office:value="-118.0348471652">
            <text:p>-118.0348471652</text:p>
          </table:table-cell>
        </table:table-row>
        <table:table-row table:style-name="ro1">
          <table:table-cell office:value-type="float" office:value="7.77258132586148E+017">
            <text:p>777258132586148000</text:p>
          </table:table-cell>
          <table:table-cell office:value-type="string">
            <text:p>Charmeleon</text:p>
          </table:table-cell>
          <table:table-cell office:value-type="string">
            <text:p>09/17/16 09:29 PM</text:p>
          </table:table-cell>
          <table:table-cell office:value-type="float" office:value="34.1219312028">
            <text:p>34.1219312028</text:p>
          </table:table-cell>
          <table:table-cell office:value-type="float" office:value="-118.0603682006">
            <text:p>-118.0603682006</text:p>
          </table:table-cell>
        </table:table-row>
        <table:table-row table:style-name="ro1">
          <table:table-cell office:value-type="float" office:value="7.77257293247152E+017">
            <text:p>777257293247152000</text:p>
          </table:table-cell>
          <table:table-cell office:value-type="string">
            <text:p>Rapidash</text:p>
          </table:table-cell>
          <table:table-cell office:value-type="string">
            <text:p>09/17/16 09:25 PM</text:p>
          </table:table-cell>
          <table:table-cell office:value-type="float" office:value="34.1340594766">
            <text:p>34.1340594766</text:p>
          </table:table-cell>
          <table:table-cell office:value-type="float" office:value="-118.0437204881">
            <text:p>-118.0437204881</text:p>
          </table:table-cell>
        </table:table-row>
        <table:table-row table:style-name="ro1">
          <table:table-cell office:value-type="float" office:value="7.77257039231713E+017">
            <text:p>777257039231713000</text:p>
          </table:table-cell>
          <table:table-cell office:value-type="string">
            <text:p>Electabuzz</text:p>
          </table:table-cell>
          <table:table-cell office:value-type="string">
            <text:p>09/17/16 09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254912245633E+017">
            <text:p>777254912245633000</text:p>
          </table:table-cell>
          <table:table-cell office:value-type="string">
            <text:p>Electabuzz</text:p>
          </table:table-cell>
          <table:table-cell office:value-type="string">
            <text:p>09/17/16 09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252465158738E+017">
            <text:p>777252465158738000</text:p>
          </table:table-cell>
          <table:table-cell office:value-type="string">
            <text:p>Ivysaur</text:p>
          </table:table-cell>
          <table:table-cell office:value-type="string">
            <text:p>09/17/16 09:06 PM</text:p>
          </table:table-cell>
          <table:table-cell office:value-type="float" office:value="34.1276120262">
            <text:p>34.1276120262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725171542682E+017">
            <text:p>777251715426820000</text:p>
          </table:table-cell>
          <table:table-cell office:value-type="string">
            <text:p>Nidoking</text:p>
          </table:table-cell>
          <table:table-cell office:value-type="string">
            <text:p>09/17/16 09:03 PM</text:p>
          </table:table-cell>
          <table:table-cell office:value-type="float" office:value="34.159134958">
            <text:p>34.159134958</text:p>
          </table:table-cell>
          <table:table-cell office:value-type="float" office:value="-118.0229543854">
            <text:p>-118.0229543854</text:p>
          </table:table-cell>
        </table:table-row>
        <table:table-row table:style-name="ro1">
          <table:table-cell office:value-type="float" office:value="7.77250539826352E+017">
            <text:p>777250539826352000</text:p>
          </table:table-cell>
          <table:table-cell office:value-type="string">
            <text:p>Nidoking</text:p>
          </table:table-cell>
          <table:table-cell office:value-type="string">
            <text:p>09/17/16 08:59 PM</text:p>
          </table:table-cell>
          <table:table-cell office:value-type="float" office:value="34.1427027333">
            <text:p>34.1427027333</text:p>
          </table:table-cell>
          <table:table-cell office:value-type="float" office:value="-118.0333834816">
            <text:p>-118.0333834816</text:p>
          </table:table-cell>
        </table:table-row>
        <table:table-row table:style-name="ro1">
          <table:table-cell office:value-type="float" office:value="7.77250318165742E+017">
            <text:p>777250318165742000</text:p>
          </table:table-cell>
          <table:table-cell office:value-type="string">
            <text:p>Ivysaur</text:p>
          </table:table-cell>
          <table:table-cell office:value-type="string">
            <text:p>09/17/16 08:58 PM</text:p>
          </table:table-cell>
          <table:table-cell office:value-type="float" office:value="34.1388391662">
            <text:p>34.1388391662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77250096391959E+017">
            <text:p>777250096391959000</text:p>
          </table:table-cell>
          <table:table-cell office:value-type="string">
            <text:p>Raichu</text:p>
          </table:table-cell>
          <table:table-cell office:value-type="string">
            <text:p>09/17/16 08:57 PM</text:p>
          </table:table-cell>
          <table:table-cell office:value-type="float" office:value="34.1162271198">
            <text:p>34.1162271198</text:p>
          </table:table-cell>
          <table:table-cell office:value-type="float" office:value="-118.0413421153">
            <text:p>-118.0413421153</text:p>
          </table:table-cell>
        </table:table-row>
        <table:table-row table:style-name="ro1">
          <table:table-cell office:value-type="float" office:value="7.77249859589935E+017">
            <text:p>777249859589935000</text:p>
          </table:table-cell>
          <table:table-cell office:value-type="string">
            <text:p>Magmar</text:p>
          </table:table-cell>
          <table:table-cell office:value-type="string">
            <text:p>09/17/16 08:56 PM</text:p>
          </table:table-cell>
          <table:table-cell office:value-type="float" office:value="34.1272917072">
            <text:p>34.1272917072</text:p>
          </table:table-cell>
          <table:table-cell office:value-type="float" office:value="-118.0584473909">
            <text:p>-118.0584473909</text:p>
          </table:table-cell>
        </table:table-row>
        <table:table-row table:style-name="ro1">
          <table:table-cell office:value-type="float" office:value="7.77249732175368E+017">
            <text:p>777249732175368000</text:p>
          </table:table-cell>
          <table:table-cell office:value-type="string">
            <text:p>Jolteon</text:p>
          </table:table-cell>
          <table:table-cell office:value-type="string">
            <text:p>09/17/16 08:55 PM</text:p>
          </table:table-cell>
          <table:table-cell office:value-type="float" office:value="34.110562068">
            <text:p>34.110562068</text:p>
          </table:table-cell>
          <table:table-cell office:value-type="float" office:value="-118.0532336589">
            <text:p>-118.0532336589</text:p>
          </table:table-cell>
        </table:table-row>
        <table:table-row table:style-name="ro1">
          <table:table-cell office:value-type="float" office:value="7.7724777175346E+017">
            <text:p>777247771753460000</text:p>
          </table:table-cell>
          <table:table-cell office:value-type="string">
            <text:p>Magmar</text:p>
          </table:table-cell>
          <table:table-cell office:value-type="string">
            <text:p>09/17/16 08:48 PM</text:p>
          </table:table-cell>
          <table:table-cell office:value-type="float" office:value="34.1614464095">
            <text:p>34.1614464095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7247526608998E+017">
            <text:p>777247526608998000</text:p>
          </table:table-cell>
          <table:table-cell office:value-type="string">
            <text:p>Dratini</text:p>
          </table:table-cell>
          <table:table-cell office:value-type="string">
            <text:p>09/17/16 08:47 PM</text:p>
          </table:table-cell>
          <table:table-cell office:value-type="float" office:value="34.1512776461">
            <text:p>34.1512776461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7244507607663E+017">
            <text:p>777244507607663000</text:p>
          </table:table-cell>
          <table:table-cell office:value-type="string">
            <text:p>Hitmonlee</text:p>
          </table:table-cell>
          <table:table-cell office:value-type="string">
            <text:p>09/17/16 08:35 PM</text:p>
          </table:table-cell>
          <table:table-cell office:value-type="float" office:value="34.150581372">
            <text:p>34.150581372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77243908510147E+017">
            <text:p>777243908510147000</text:p>
          </table:table-cell>
          <table:table-cell office:value-type="string">
            <text:p>Weezing</text:p>
          </table:table-cell>
          <table:table-cell office:value-type="string">
            <text:p>09/17/16 08:32 PM</text:p>
          </table:table-cell>
          <table:table-cell office:value-type="float" office:value="34.114113802">
            <text:p>34.114113802</text:p>
          </table:table-cell>
          <table:table-cell office:value-type="float" office:value="-118.0466476722">
            <text:p>-118.0466476722</text:p>
          </table:table-cell>
        </table:table-row>
        <table:table-row table:style-name="ro1">
          <table:table-cell office:value-type="float" office:value="7.77242514096992E+017">
            <text:p>777242514096992000</text:p>
          </table:table-cell>
          <table:table-cell office:value-type="string">
            <text:p>Arcanine</text:p>
          </table:table-cell>
          <table:table-cell office:value-type="string">
            <text:p>09/17/16 08:27 PM</text:p>
          </table:table-cell>
          <table:table-cell office:value-type="float" office:value="34.10899299">
            <text:p>34.10899299</text:p>
          </table:table-cell>
          <table:table-cell office:value-type="float" office:value="-118.0653987936">
            <text:p>-118.0653987936</text:p>
          </table:table-cell>
        </table:table-row>
        <table:table-row table:style-name="ro1">
          <table:table-cell office:value-type="float" office:value="7.77241807545512E+017">
            <text:p>777241807545512000</text:p>
          </table:table-cell>
          <table:table-cell office:value-type="string">
            <text:p>Arcanine</text:p>
          </table:table-cell>
          <table:table-cell office:value-type="string">
            <text:p>09/17/16 08:24 PM</text:p>
          </table:table-cell>
          <table:table-cell office:value-type="float" office:value="34.1106211698">
            <text:p>34.1106211698</text:p>
          </table:table-cell>
          <table:table-cell office:value-type="float" office:value="-118.062380455">
            <text:p>-118.062380455</text:p>
          </table:table-cell>
        </table:table-row>
        <table:table-row table:style-name="ro1">
          <table:table-cell office:value-type="float" office:value="7.77239531540013E+017">
            <text:p>777239531540013000</text:p>
          </table:table-cell>
          <table:table-cell office:value-type="string">
            <text:p>Exeggutor</text:p>
          </table:table-cell>
          <table:table-cell office:value-type="string">
            <text:p>09/17/16 08:15 PM</text:p>
          </table:table-cell>
          <table:table-cell office:value-type="float" office:value="34.1605384534">
            <text:p>34.1605384534</text:p>
          </table:table-cell>
          <table:table-cell office:value-type="float" office:value="-118.0522274824">
            <text:p>-118.0522274824</text:p>
          </table:table-cell>
        </table:table-row>
        <table:table-row table:style-name="ro1">
          <table:table-cell office:value-type="float" office:value="7.77238739932238E+017">
            <text:p>777238739932238000</text:p>
          </table:table-cell>
          <table:table-cell office:value-type="string">
            <text:p>Jolteon</text:p>
          </table:table-cell>
          <table:table-cell office:value-type="string">
            <text:p>09/17/16 08:12 PM</text:p>
          </table:table-cell>
          <table:table-cell office:value-type="float" office:value="34.1299366624">
            <text:p>34.1299366624</text:p>
          </table:table-cell>
          <table:table-cell office:value-type="float" office:value="-118.0260648818">
            <text:p>-118.0260648818</text:p>
          </table:table-cell>
        </table:table-row>
        <table:table-row table:style-name="ro1">
          <table:table-cell office:value-type="float" office:value="7.77237353182093E+017">
            <text:p>777237353182093000</text:p>
          </table:table-cell>
          <table:table-cell office:value-type="string">
            <text:p>Jolteon</text:p>
          </table:table-cell>
          <table:table-cell office:value-type="string">
            <text:p>09/17/16 08:06 PM</text:p>
          </table:table-cell>
          <table:table-cell office:value-type="float" office:value="34.1426218459">
            <text:p>34.1426218459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7236097881416E+017">
            <text:p>777236097881416000</text:p>
          </table:table-cell>
          <table:table-cell office:value-type="string">
            <text:p>Magmar</text:p>
          </table:table-cell>
          <table:table-cell office:value-type="string">
            <text:p>09/17/16 08:01 PM</text:p>
          </table:table-cell>
          <table:table-cell office:value-type="float" office:value="34.1364364348">
            <text:p>34.1364364348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77235075905692E+017">
            <text:p>777235075905692000</text:p>
          </table:table-cell>
          <table:table-cell office:value-type="string">
            <text:p>Nidoqueen</text:p>
          </table:table-cell>
          <table:table-cell office:value-type="string">
            <text:p>09/17/16 07:57 PM</text:p>
          </table:table-cell>
          <table:table-cell office:value-type="float" office:value="34.1628755283">
            <text:p>34.1628755283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77234699177472E+017">
            <text:p>777234699177472000</text:p>
          </table:table-cell>
          <table:table-cell office:value-type="string">
            <text:p>Alakazam</text:p>
          </table:table-cell>
          <table:table-cell office:value-type="string">
            <text:p>09/17/16 07:56 PM</text:p>
          </table:table-cell>
          <table:table-cell office:value-type="float" office:value="34.1501724694">
            <text:p>34.1501724694</text:p>
          </table:table-cell>
          <table:table-cell office:value-type="float" office:value="-118.0332920009">
            <text:p>-118.0332920009</text:p>
          </table:table-cell>
        </table:table-row>
        <table:table-row table:style-name="ro1">
          <table:table-cell office:value-type="float" office:value="7.77233786194924E+017">
            <text:p>777233786194924000</text:p>
          </table:table-cell>
          <table:table-cell office:value-type="string">
            <text:p>Arcanine</text:p>
          </table:table-cell>
          <table:table-cell office:value-type="string">
            <text:p>09/17/16 07:52 PM</text:p>
          </table:table-cell>
          <table:table-cell office:value-type="float" office:value="34.161576012">
            <text:p>34.161576012</text:p>
          </table:table-cell>
          <table:table-cell office:value-type="float" office:value="-118.0509468858">
            <text:p>-118.0509468858</text:p>
          </table:table-cell>
        </table:table-row>
        <table:table-row table:style-name="ro1">
          <table:table-cell office:value-type="float" office:value="7.77233015885828E+017">
            <text:p>777233015885828000</text:p>
          </table:table-cell>
          <table:table-cell office:value-type="string">
            <text:p>Ivysaur</text:p>
          </table:table-cell>
          <table:table-cell office:value-type="string">
            <text:p>09/17/16 07:49 PM</text:p>
          </table:table-cell>
          <table:table-cell office:value-type="float" office:value="34.1319530908">
            <text:p>34.1319530908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7232842505925E+017">
            <text:p>777232842505925000</text:p>
          </table:table-cell>
          <table:table-cell office:value-type="string">
            <text:p>Magmar</text:p>
          </table:table-cell>
          <table:table-cell office:value-type="string">
            <text:p>09/17/16 07:48 PM</text:p>
          </table:table-cell>
          <table:table-cell office:value-type="float" office:value="34.1109660714">
            <text:p>34.1109660714</text:p>
          </table:table-cell>
          <table:table-cell office:value-type="float" office:value="-118.054514239">
            <text:p>-118.054514239</text:p>
          </table:table-cell>
        </table:table-row>
        <table:table-row table:style-name="ro1">
          <table:table-cell office:value-type="float" office:value="7.77232030610391E+017">
            <text:p>777232030610391000</text:p>
          </table:table-cell>
          <table:table-cell office:value-type="string">
            <text:p>Magmar</text:p>
          </table:table-cell>
          <table:table-cell office:value-type="string">
            <text:p>09/17/16 07:45 PM</text:p>
          </table:table-cell>
          <table:table-cell office:value-type="float" office:value="34.1216193226">
            <text:p>34.1216193226</text:p>
          </table:table-cell>
          <table:table-cell office:value-type="float" office:value="-118.0383233654">
            <text:p>-118.0383233654</text:p>
          </table:table-cell>
        </table:table-row>
        <table:table-row table:style-name="ro1">
          <table:table-cell office:value-type="float" office:value="7.77230622133592E+017">
            <text:p>777230622133592000</text:p>
          </table:table-cell>
          <table:table-cell office:value-type="string">
            <text:p>Electabuzz</text:p>
          </table:table-cell>
          <table:table-cell office:value-type="string">
            <text:p>09/17/16 07:39 PM</text:p>
          </table:table-cell>
          <table:table-cell office:value-type="float" office:value="34.1607746485">
            <text:p>34.1607746485</text:p>
          </table:table-cell>
          <table:table-cell office:value-type="float" office:value="-118.0328345971">
            <text:p>-118.0328345971</text:p>
          </table:table-cell>
        </table:table-row>
        <table:table-row table:style-name="ro1">
          <table:table-cell office:value-type="float" office:value="7.77228877751996E+017">
            <text:p>777228877751996000</text:p>
          </table:table-cell>
          <table:table-cell office:value-type="string">
            <text:p>Clefable</text:p>
          </table:table-cell>
          <table:table-cell office:value-type="string">
            <text:p>09/17/16 07:32 PM</text:p>
          </table:table-cell>
          <table:table-cell office:value-type="float" office:value="34.1677905828">
            <text:p>34.1677905828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7227525718053E+017">
            <text:p>777227525718053000</text:p>
          </table:table-cell>
          <table:table-cell office:value-type="string">
            <text:p>Arcanine</text:p>
          </table:table-cell>
          <table:table-cell office:value-type="string">
            <text:p>09/17/16 07:27 PM</text:p>
          </table:table-cell>
          <table:table-cell office:value-type="float" office:value="34.1105272361">
            <text:p>34.1105272361</text:p>
          </table:table-cell>
          <table:table-cell office:value-type="float" office:value="-118.0530507182">
            <text:p>-118.0530507182</text:p>
          </table:table-cell>
        </table:table-row>
        <table:table-row table:style-name="ro1">
          <table:table-cell office:value-type="float" office:value="7.77226676988027E+017">
            <text:p>777226676988027000</text:p>
          </table:table-cell>
          <table:table-cell office:value-type="string">
            <text:p>Nidoking</text:p>
          </table:table-cell>
          <table:table-cell office:value-type="string">
            <text:p>09/17/16 07:24 PM</text:p>
          </table:table-cell>
          <table:table-cell office:value-type="float" office:value="34.1593159403">
            <text:p>34.1593159403</text:p>
          </table:table-cell>
          <table:table-cell office:value-type="float" office:value="-118.022222496">
            <text:p>-118.022222496</text:p>
          </table:table-cell>
        </table:table-row>
        <table:table-row table:style-name="ro1">
          <table:table-cell office:value-type="float" office:value="7.77224439821853E+017">
            <text:p>777224439821853000</text:p>
          </table:table-cell>
          <table:table-cell office:value-type="string">
            <text:p>Magmar</text:p>
          </table:table-cell>
          <table:table-cell office:value-type="string">
            <text:p>09/17/16 07:15 PM</text:p>
          </table:table-cell>
          <table:table-cell office:value-type="float" office:value="34.1410084796">
            <text:p>34.1410084796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77222204211601E+017">
            <text:p>777222204211601000</text:p>
          </table:table-cell>
          <table:table-cell office:value-type="string">
            <text:p>Jolteon</text:p>
          </table:table-cell>
          <table:table-cell office:value-type="string">
            <text:p>09/17/16 07:06 PM</text:p>
          </table:table-cell>
          <table:table-cell office:value-type="float" office:value="34.1161549151">
            <text:p>34.1161549151</text:p>
          </table:table-cell>
          <table:table-cell office:value-type="float" office:value="-118.0283519767">
            <text:p>-118.0283519767</text:p>
          </table:table-cell>
        </table:table-row>
        <table:table-row table:style-name="ro1">
          <table:table-cell office:value-type="float" office:value="7.77219070521258E+017">
            <text:p>777219070521258000</text:p>
          </table:table-cell>
          <table:table-cell office:value-type="string">
            <text:p>Chansey</text:p>
          </table:table-cell>
          <table:table-cell office:value-type="string">
            <text:p>09/17/16 06:54 PM</text:p>
          </table:table-cell>
          <table:table-cell office:value-type="float" office:value="34.1490357698">
            <text:p>34.1490357698</text:p>
          </table:table-cell>
          <table:table-cell office:value-type="float" office:value="-118.03594492">
            <text:p>-118.03594492</text:p>
          </table:table-cell>
        </table:table-row>
        <table:table-row table:style-name="ro1">
          <table:table-cell office:value-type="float" office:value="7.77219010660184E+017">
            <text:p>777219010660184000</text:p>
          </table:table-cell>
          <table:table-cell office:value-type="string">
            <text:p>Wigglytuff</text:p>
          </table:table-cell>
          <table:table-cell office:value-type="string">
            <text:p>09/17/16 06:53 PM</text:p>
          </table:table-cell>
          <table:table-cell office:value-type="float" office:value="34.1208536703">
            <text:p>34.1208536703</text:p>
          </table:table-cell>
          <table:table-cell office:value-type="float" office:value="-118.0427142574">
            <text:p>-118.0427142574</text:p>
          </table:table-cell>
        </table:table-row>
        <table:table-row table:style-name="ro1">
          <table:table-cell office:value-type="float" office:value="7.77217572160745E+017">
            <text:p>777217572160745000</text:p>
          </table:table-cell>
          <table:table-cell office:value-type="string">
            <text:p>Arcanine</text:p>
          </table:table-cell>
          <table:table-cell office:value-type="string">
            <text:p>09/17/16 06:48 PM</text:p>
          </table:table-cell>
          <table:table-cell office:value-type="float" office:value="34.1614464095">
            <text:p>34.1614464095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7214634772144E+017">
            <text:p>777214634772144000</text:p>
          </table:table-cell>
          <table:table-cell office:value-type="string">
            <text:p>Beedrill</text:p>
          </table:table-cell>
          <table:table-cell office:value-type="string">
            <text:p>09/17/16 06:36 PM</text:p>
          </table:table-cell>
          <table:table-cell office:value-type="float" office:value="34.1187472603">
            <text:p>34.1187472603</text:p>
          </table:table-cell>
          <table:table-cell office:value-type="float" office:value="-118.0547886477">
            <text:p>-118.0547886477</text:p>
          </table:table-cell>
        </table:table-row>
        <table:table-row table:style-name="ro1">
          <table:table-cell office:value-type="float" office:value="7.77210747457638E+017">
            <text:p>777210747457638000</text:p>
          </table:table-cell>
          <table:table-cell office:value-type="string">
            <text:p>Arcanine</text:p>
          </table:table-cell>
          <table:table-cell office:value-type="string">
            <text:p>09/17/16 06:20 PM</text:p>
          </table:table-cell>
          <table:table-cell office:value-type="float" office:value="34.1262531357">
            <text:p>34.1262531357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7210745717006E+017">
            <text:p>777210745717006000</text:p>
          </table:table-cell>
          <table:table-cell office:value-type="string">
            <text:p>Hitmonlee</text:p>
          </table:table-cell>
          <table:table-cell office:value-type="string">
            <text:p>09/17/16 06:20 PM</text:p>
          </table:table-cell>
          <table:table-cell office:value-type="float" office:value="34.1127731724">
            <text:p>34.1127731724</text:p>
          </table:table-cell>
          <table:table-cell office:value-type="float" office:value="-118.062746317">
            <text:p>-118.062746317</text:p>
          </table:table-cell>
        </table:table-row>
        <table:table-row table:style-name="ro1">
          <table:table-cell office:value-type="float" office:value="7.77208889913651E+017">
            <text:p>777208889913651000</text:p>
          </table:table-cell>
          <table:table-cell office:value-type="string">
            <text:p>Chansey</text:p>
          </table:table-cell>
          <table:table-cell office:value-type="string">
            <text:p>09/17/16 06:13 PM</text:p>
          </table:table-cell>
          <table:table-cell office:value-type="float" office:value="34.1512975397">
            <text:p>34.1512975397</text:p>
          </table:table-cell>
          <table:table-cell office:value-type="float" office:value="-118.0183800268">
            <text:p>-118.0183800268</text:p>
          </table:table-cell>
        </table:table-row>
        <table:table-row table:style-name="ro1">
          <table:table-cell office:value-type="float" office:value="7.77208095235641E+017">
            <text:p>777208095235641000</text:p>
          </table:table-cell>
          <table:table-cell office:value-type="string">
            <text:p>Chansey</text:p>
          </table:table-cell>
          <table:table-cell office:value-type="string">
            <text:p>09/17/16 06:10 PM</text:p>
          </table:table-cell>
          <table:table-cell office:value-type="float" office:value="34.1168477299">
            <text:p>34.1168477299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7207665592197E+017">
            <text:p>777207665592197000</text:p>
          </table:table-cell>
          <table:table-cell office:value-type="string">
            <text:p>Magmar</text:p>
          </table:table-cell>
          <table:table-cell office:value-type="string">
            <text:p>09/17/16 06:08 PM</text:p>
          </table:table-cell>
          <table:table-cell office:value-type="float" office:value="34.1156903633">
            <text:p>34.1156903633</text:p>
          </table:table-cell>
          <table:table-cell office:value-type="float" office:value="-118.0299071844">
            <text:p>-118.0299071844</text:p>
          </table:table-cell>
        </table:table-row>
        <table:table-row table:style-name="ro1">
          <table:table-cell office:value-type="float" office:value="7.77206404679475E+017">
            <text:p>777206404679475000</text:p>
          </table:table-cell>
          <table:table-cell office:value-type="string">
            <text:p>Arcanine</text:p>
          </table:table-cell>
          <table:table-cell office:value-type="string">
            <text:p>09/17/16 06:03 PM</text:p>
          </table:table-cell>
          <table:table-cell office:value-type="float" office:value="34.1263434947">
            <text:p>34.1263434947</text:p>
          </table:table-cell>
          <table:table-cell office:value-type="float" office:value="-118.050306584">
            <text:p>-118.050306584</text:p>
          </table:table-cell>
        </table:table-row>
        <table:table-row table:style-name="ro1">
          <table:table-cell office:value-type="float" office:value="7.77202361940873E+017">
            <text:p>777202361940873000</text:p>
          </table:table-cell>
          <table:table-cell office:value-type="string">
            <text:p>Jolteon</text:p>
          </table:table-cell>
          <table:table-cell office:value-type="string">
            <text:p>09/17/16 05:47 PM</text:p>
          </table:table-cell>
          <table:table-cell office:value-type="float" office:value="34.1566529313">
            <text:p>34.1566529313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7197095103046E+017">
            <text:p>777197095103046000</text:p>
          </table:table-cell>
          <table:table-cell office:value-type="string">
            <text:p>Chansey</text:p>
          </table:table-cell>
          <table:table-cell office:value-type="string">
            <text:p>09/17/16 05:26 PM</text:p>
          </table:table-cell>
          <table:table-cell office:value-type="float" office:value="34.1308035747">
            <text:p>34.1308035747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7195025360839E+017">
            <text:p>777195025360839000</text:p>
          </table:table-cell>
          <table:table-cell office:value-type="string">
            <text:p>Clefable</text:p>
          </table:table-cell>
          <table:table-cell office:value-type="string">
            <text:p>09/17/16 05:18 PM</text:p>
          </table:table-cell>
          <table:table-cell office:value-type="float" office:value="34.1664344833">
            <text:p>34.1664344833</text:p>
          </table:table-cell>
          <table:table-cell office:value-type="float" office:value="-118.0455499838">
            <text:p>-118.0455499838</text:p>
          </table:table-cell>
        </table:table-row>
        <table:table-row table:style-name="ro1">
          <table:table-cell office:value-type="float" office:value="7.77194799547896E+017">
            <text:p>777194799547896000</text:p>
          </table:table-cell>
          <table:table-cell office:value-type="string">
            <text:p>Exeggutor</text:p>
          </table:table-cell>
          <table:table-cell office:value-type="string">
            <text:p>09/17/16 05:17 PM</text:p>
          </table:table-cell>
          <table:table-cell office:value-type="float" office:value="34.1273721962">
            <text:p>34.1273721962</text:p>
          </table:table-cell>
          <table:table-cell office:value-type="float" office:value="-118.0542398297">
            <text:p>-118.0542398297</text:p>
          </table:table-cell>
        </table:table-row>
        <table:table-row table:style-name="ro1">
          <table:table-cell office:value-type="float" office:value="7.77193855527432E+017">
            <text:p>777193855527432000</text:p>
          </table:table-cell>
          <table:table-cell office:value-type="string">
            <text:p>Exeggutor</text:p>
          </table:table-cell>
          <table:table-cell office:value-type="string">
            <text:p>09/17/16 05:13 PM</text:p>
          </table:table-cell>
          <table:table-cell office:value-type="float" office:value="34.1303216106">
            <text:p>34.1303216106</text:p>
          </table:table-cell>
          <table:table-cell office:value-type="float" office:value="-118.049117446">
            <text:p>-118.049117446</text:p>
          </table:table-cell>
        </table:table-row>
        <table:table-row table:style-name="ro1">
          <table:table-cell office:value-type="float" office:value="7.77192745781703E+017">
            <text:p>777192745781703000</text:p>
          </table:table-cell>
          <table:table-cell office:value-type="string">
            <text:p>Magmar</text:p>
          </table:table-cell>
          <table:table-cell office:value-type="string">
            <text:p>09/17/16 05:09 PM</text:p>
          </table:table-cell>
          <table:table-cell office:value-type="float" office:value="34.1262661361">
            <text:p>34.1262661361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7190756133941E+017">
            <text:p>777190756133941000</text:p>
          </table:table-cell>
          <table:table-cell office:value-type="string">
            <text:p>Magmar</text:p>
          </table:table-cell>
          <table:table-cell office:value-type="string">
            <text:p>09/17/16 05:01 PM</text:p>
          </table:table-cell>
          <table:table-cell office:value-type="float" office:value="34.1107412021">
            <text:p>34.1107412021</text:p>
          </table:table-cell>
          <table:table-cell office:value-type="float" office:value="-118.02432667">
            <text:p>-118.02432667</text:p>
          </table:table-cell>
        </table:table-row>
        <table:table-row table:style-name="ro1">
          <table:table-cell office:value-type="float" office:value="7.77188158660223E+017">
            <text:p>777188158660223000</text:p>
          </table:table-cell>
          <table:table-cell office:value-type="string">
            <text:p>Magmar</text:p>
          </table:table-cell>
          <table:table-cell office:value-type="string">
            <text:p>09/17/16 04:51 PM</text:p>
          </table:table-cell>
          <table:table-cell office:value-type="float" office:value="34.1248863952">
            <text:p>34.1248863952</text:p>
          </table:table-cell>
          <table:table-cell office:value-type="float" office:value="-118.0662219679">
            <text:p>-118.0662219679</text:p>
          </table:table-cell>
        </table:table-row>
        <table:table-row table:style-name="ro1">
          <table:table-cell office:value-type="float" office:value="7.77186867657576E+017">
            <text:p>777186867657576000</text:p>
          </table:table-cell>
          <table:table-cell office:value-type="string">
            <text:p>Flareon</text:p>
          </table:table-cell>
          <table:table-cell office:value-type="string">
            <text:p>09/17/16 04:46 PM</text:p>
          </table:table-cell>
          <table:table-cell office:value-type="float" office:value="34.1680760282">
            <text:p>34.1680760282</text:p>
          </table:table-cell>
          <table:table-cell office:value-type="float" office:value="-118.0434460621">
            <text:p>-118.0434460621</text:p>
          </table:table-cell>
        </table:table-row>
        <table:table-row table:style-name="ro1">
          <table:table-cell office:value-type="float" office:value="7.7718600737654E+017">
            <text:p>777186007376540000</text:p>
          </table:table-cell>
          <table:table-cell office:value-type="string">
            <text:p>Magmar</text:p>
          </table:table-cell>
          <table:table-cell office:value-type="string">
            <text:p>09/17/16 04:42 PM</text:p>
          </table:table-cell>
          <table:table-cell office:value-type="float" office:value="34.1105948637">
            <text:p>34.1105948637</text:p>
          </table:table-cell>
          <table:table-cell office:value-type="float" office:value="-118.0485686103">
            <text:p>-118.0485686103</text:p>
          </table:table-cell>
        </table:table-row>
        <table:table-row table:style-name="ro1">
          <table:table-cell office:value-type="float" office:value="7.77182416171479E+017">
            <text:p>777182416171479000</text:p>
          </table:table-cell>
          <table:table-cell office:value-type="string">
            <text:p>Venusaur</text:p>
          </table:table-cell>
          <table:table-cell office:value-type="string">
            <text:p>09/17/16 04:28 PM</text:p>
          </table:table-cell>
          <table:table-cell office:value-type="float" office:value="34.1276697072">
            <text:p>34.1276697072</text:p>
          </table:table-cell>
          <table:table-cell office:value-type="float" office:value="-118.037500061">
            <text:p>-118.037500061</text:p>
          </table:table-cell>
        </table:table-row>
        <table:table-row table:style-name="ro1">
          <table:table-cell office:value-type="float" office:value="7.77181860199674E+017">
            <text:p>777181860199674000</text:p>
          </table:table-cell>
          <table:table-cell office:value-type="string">
            <text:p>Raichu</text:p>
          </table:table-cell>
          <table:table-cell office:value-type="string">
            <text:p>09/17/16 04:26 PM</text:p>
          </table:table-cell>
          <table:table-cell office:value-type="float" office:value="34.1160814636">
            <text:p>34.1160814636</text:p>
          </table:table-cell>
          <table:table-cell office:value-type="float" office:value="-118.0344812454">
            <text:p>-118.0344812454</text:p>
          </table:table-cell>
        </table:table-row>
        <table:table-row table:style-name="ro1">
          <table:table-cell office:value-type="float" office:value="7.77179383739978E+017">
            <text:p>777179383739978000</text:p>
          </table:table-cell>
          <table:table-cell office:value-type="string">
            <text:p>Jolteon</text:p>
          </table:table-cell>
          <table:table-cell office:value-type="string">
            <text:p>09/17/16 04:16 PM</text:p>
          </table:table-cell>
          <table:table-cell office:value-type="float" office:value="34.154976745">
            <text:p>34.154976745</text:p>
          </table:table-cell>
          <table:table-cell office:value-type="float" office:value="-118.0332920009">
            <text:p>-118.0332920009</text:p>
          </table:table-cell>
        </table:table-row>
        <table:table-row table:style-name="ro1">
          <table:table-cell office:value-type="float" office:value="7.77177333467718E+017">
            <text:p>777177333467718000</text:p>
          </table:table-cell>
          <table:table-cell office:value-type="string">
            <text:p>Arcanine</text:p>
          </table:table-cell>
          <table:table-cell office:value-type="string">
            <text:p>09/17/16 04:08 PM</text:p>
          </table:table-cell>
          <table:table-cell office:value-type="float" office:value="34.1626788405">
            <text:p>34.1626788405</text:p>
          </table:table-cell>
          <table:table-cell office:value-type="float" office:value="-118.0529592477">
            <text:p>-118.0529592477</text:p>
          </table:table-cell>
        </table:table-row>
        <table:table-row table:style-name="ro1">
          <table:table-cell office:value-type="float" office:value="7.77176969678955E+017">
            <text:p>777176969678955000</text:p>
          </table:table-cell>
          <table:table-cell office:value-type="string">
            <text:p>Scyther</text:p>
          </table:table-cell>
          <table:table-cell office:value-type="string">
            <text:p>09/17/16 04:06 PM</text:p>
          </table:table-cell>
          <table:table-cell office:value-type="float" office:value="34.1276120262">
            <text:p>34.1276120262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7175373737964E+017">
            <text:p>777175373737964000</text:p>
          </table:table-cell>
          <table:table-cell office:value-type="string">
            <text:p>Dratini</text:p>
          </table:table-cell>
          <table:table-cell office:value-type="string">
            <text:p>09/17/16 04:00 PM</text:p>
          </table:table-cell>
          <table:table-cell office:value-type="float" office:value="34.1422036782">
            <text:p>34.1422036782</text:p>
          </table:table-cell>
          <table:table-cell office:value-type="float" office:value="-118.0227714133">
            <text:p>-118.0227714133</text:p>
          </table:table-cell>
        </table:table-row>
        <table:table-row table:style-name="ro1">
          <table:table-cell office:value-type="float" office:value="7.77166870881325E+017">
            <text:p>777166870881325000</text:p>
          </table:table-cell>
          <table:table-cell office:value-type="string">
            <text:p>Magmar</text:p>
          </table:table-cell>
          <table:table-cell office:value-type="string">
            <text:p>09/17/16 03:26 PM</text:p>
          </table:table-cell>
          <table:table-cell office:value-type="float" office:value="34.1530355975">
            <text:p>34.1530355975</text:p>
          </table:table-cell>
          <table:table-cell office:value-type="float" office:value="-118.0521360115">
            <text:p>-118.0521360115</text:p>
          </table:table-cell>
        </table:table-row>
        <table:table-row table:style-name="ro1">
          <table:table-cell office:value-type="float" office:value="7.77165558307443E+017">
            <text:p>777165558307443000</text:p>
          </table:table-cell>
          <table:table-cell office:value-type="string">
            <text:p>Dragonite</text:p>
          </table:table-cell>
          <table:table-cell office:value-type="string">
            <text:p>09/17/16 03:21 PM</text:p>
          </table:table-cell>
          <table:table-cell office:value-type="float" office:value="34.1555433119">
            <text:p>34.1555433119</text:p>
          </table:table-cell>
          <table:table-cell office:value-type="float" office:value="-118.0533251293">
            <text:p>-118.0533251293</text:p>
          </table:table-cell>
        </table:table-row>
        <table:table-row table:style-name="ro1">
          <table:table-cell office:value-type="float" office:value="7.771643330799E+017">
            <text:p>777164333079900000</text:p>
          </table:table-cell>
          <table:table-cell office:value-type="string">
            <text:p>Tangela</text:p>
          </table:table-cell>
          <table:table-cell office:value-type="string">
            <text:p>09/17/16 03:16 PM</text:p>
          </table:table-cell>
          <table:table-cell office:value-type="float" office:value="34.14468182">
            <text:p>34.14468182</text:p>
          </table:table-cell>
          <table:table-cell office:value-type="float" office:value="-118.0292668064">
            <text:p>-118.0292668064</text:p>
          </table:table-cell>
        </table:table-row>
        <table:table-row table:style-name="ro1">
          <table:table-cell office:value-type="float" office:value="7.77158679258726E+017">
            <text:p>777158679258726000</text:p>
          </table:table-cell>
          <table:table-cell office:value-type="string">
            <text:p>Snorlax</text:p>
          </table:table-cell>
          <table:table-cell office:value-type="string">
            <text:p>09/17/16 02:54 PM</text:p>
          </table:table-cell>
          <table:table-cell office:value-type="float" office:value="34.1222914013">
            <text:p>34.1222914013</text:p>
          </table:table-cell>
          <table:table-cell office:value-type="float" office:value="-118.0216735769">
            <text:p>-118.0216735769</text:p>
          </table:table-cell>
        </table:table-row>
        <table:table-row table:style-name="ro1">
          <table:table-cell office:value-type="float" office:value="7.77156747563717E+017">
            <text:p>777156747563717000</text:p>
          </table:table-cell>
          <table:table-cell office:value-type="string">
            <text:p>Flareon</text:p>
          </table:table-cell>
          <table:table-cell office:value-type="string">
            <text:p>09/17/16 02:46 PM</text:p>
          </table:table-cell>
          <table:table-cell office:value-type="float" office:value="34.1634301768">
            <text:p>34.1634301768</text:p>
          </table:table-cell>
          <table:table-cell office:value-type="float" office:value="-118.0379574528">
            <text:p>-118.0379574528</text:p>
          </table:table-cell>
        </table:table-row>
        <table:table-row table:style-name="ro1">
          <table:table-cell office:value-type="float" office:value="7.7715491362107E+017">
            <text:p>777154913621070000</text:p>
          </table:table-cell>
          <table:table-cell office:value-type="string">
            <text:p>Golduck</text:p>
          </table:table-cell>
          <table:table-cell office:value-type="string">
            <text:p>09/17/16 02:39 PM</text:p>
          </table:table-cell>
          <table:table-cell office:value-type="float" office:value="34.1137084898">
            <text:p>34.1137084898</text:p>
          </table:table-cell>
          <table:table-cell office:value-type="float" office:value="-118.0369511893">
            <text:p>-118.0369511893</text:p>
          </table:table-cell>
        </table:table-row>
        <table:table-row table:style-name="ro1">
          <table:table-cell office:value-type="float" office:value="7.7715490746794E+017">
            <text:p>777154907467940000</text:p>
          </table:table-cell>
          <table:table-cell office:value-type="string">
            <text:p>Snorlax</text:p>
          </table:table-cell>
          <table:table-cell office:value-type="string">
            <text:p>09/17/16 02:39 PM</text:p>
          </table:table-cell>
          <table:table-cell office:value-type="float" office:value="34.1372994651">
            <text:p>34.1372994651</text:p>
          </table:table-cell>
          <table:table-cell office:value-type="float" office:value="-118.0241436993">
            <text:p>-118.0241436993</text:p>
          </table:table-cell>
        </table:table-row>
        <table:table-row table:style-name="ro1">
          <table:table-cell office:value-type="float" office:value="7.77152530631405E+017">
            <text:p>777152530631405000</text:p>
          </table:table-cell>
          <table:table-cell office:value-type="string">
            <text:p>Magneton</text:p>
          </table:table-cell>
          <table:table-cell office:value-type="string">
            <text:p>09/17/16 02:29 PM</text:p>
          </table:table-cell>
          <table:table-cell office:value-type="float" office:value="34.122278065">
            <text:p>34.122278065</text:p>
          </table:table-cell>
          <table:table-cell office:value-type="float" office:value="-118.0447267131">
            <text:p>-118.0447267131</text:p>
          </table:table-cell>
        </table:table-row>
        <table:table-row table:style-name="ro1">
          <table:table-cell office:value-type="float" office:value="7.77150983402983E+017">
            <text:p>777150983402983000</text:p>
          </table:table-cell>
          <table:table-cell office:value-type="string">
            <text:p>Dragonite</text:p>
          </table:table-cell>
          <table:table-cell office:value-type="string">
            <text:p>09/17/16 02:23 PM</text:p>
          </table:table-cell>
          <table:table-cell office:value-type="float" office:value="34.1512758347">
            <text:p>34.1512758347</text:p>
          </table:table-cell>
          <table:table-cell office:value-type="float" office:value="-118.0527763067">
            <text:p>-118.0527763067</text:p>
          </table:table-cell>
        </table:table-row>
        <table:table-row table:style-name="ro1">
          <table:table-cell office:value-type="float" office:value="7.77150638505419E+017">
            <text:p>777150638505419000</text:p>
          </table:table-cell>
          <table:table-cell office:value-type="string">
            <text:p>Scyther</text:p>
          </table:table-cell>
          <table:table-cell office:value-type="string">
            <text:p>09/17/16 02:22 PM</text:p>
          </table:table-cell>
          <table:table-cell office:value-type="float" office:value="34.1070898441">
            <text:p>34.1070898441</text:p>
          </table:table-cell>
          <table:table-cell office:value-type="float" office:value="-118.0514042428">
            <text:p>-118.0514042428</text:p>
          </table:table-cell>
        </table:table-row>
        <table:table-row table:style-name="ro1">
          <table:table-cell office:value-type="float" office:value="7.77149217089266E+017">
            <text:p>777149217089266000</text:p>
          </table:table-cell>
          <table:table-cell office:value-type="string">
            <text:p>Electabuzz</text:p>
          </table:table-cell>
          <table:table-cell office:value-type="string">
            <text:p>09/17/16 02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146572135997E+017">
            <text:p>777146572135997000</text:p>
          </table:table-cell>
          <table:table-cell office:value-type="string">
            <text:p>Magmar</text:p>
          </table:table-cell>
          <table:table-cell office:value-type="string">
            <text:p>09/17/16 02:05 PM</text:p>
          </table:table-cell>
          <table:table-cell office:value-type="float" office:value="34.1506647118">
            <text:p>34.1506647118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7146359023403E+017">
            <text:p>777146359023403000</text:p>
          </table:table-cell>
          <table:table-cell office:value-type="string">
            <text:p>Ivysaur</text:p>
          </table:table-cell>
          <table:table-cell office:value-type="string">
            <text:p>09/17/16 02:05 PM</text:p>
          </table:table-cell>
          <table:table-cell office:value-type="float" office:value="34.1652409698">
            <text:p>34.1652409698</text:p>
          </table:table-cell>
          <table:table-cell office:value-type="float" office:value="-118.0439034385">
            <text:p>-118.0439034385</text:p>
          </table:table-cell>
        </table:table-row>
        <table:table-row table:style-name="ro1">
          <table:table-cell office:value-type="float" office:value="7.7714536283854E+017">
            <text:p>777145362838540000</text:p>
          </table:table-cell>
          <table:table-cell office:value-type="string">
            <text:p>Snorlax</text:p>
          </table:table-cell>
          <table:table-cell office:value-type="string">
            <text:p>09/17/16 02:01 PM</text:p>
          </table:table-cell>
          <table:table-cell office:value-type="float" office:value="34.0995810409">
            <text:p>34.0995810409</text:p>
          </table:table-cell>
          <table:table-cell office:value-type="float" office:value="-118.0351216046">
            <text:p>-118.0351216046</text:p>
          </table:table-cell>
        </table:table-row>
        <table:table-row table:style-name="ro1">
          <table:table-cell office:value-type="float" office:value="7.77141981654856E+017">
            <text:p>777141981654856000</text:p>
          </table:table-cell>
          <table:table-cell office:value-type="string">
            <text:p>Dratini</text:p>
          </table:table-cell>
          <table:table-cell office:value-type="string">
            <text:p>09/17/16 01:47 PM</text:p>
          </table:table-cell>
          <table:table-cell office:value-type="float" office:value="34.1399189506">
            <text:p>34.1399189506</text:p>
          </table:table-cell>
          <table:table-cell office:value-type="float" office:value="-118.0200268095">
            <text:p>-118.0200268095</text:p>
          </table:table-cell>
        </table:table-row>
        <table:table-row table:style-name="ro1">
          <table:table-cell office:value-type="float" office:value="7.77139533917716E+017">
            <text:p>777139533917716000</text:p>
          </table:table-cell>
          <table:table-cell office:value-type="string">
            <text:p>Ninetales</text:p>
          </table:table-cell>
          <table:table-cell office:value-type="string">
            <text:p>09/17/16 01:37 PM</text:p>
          </table:table-cell>
          <table:table-cell office:value-type="float" office:value="34.1190897557">
            <text:p>34.1190897557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77139168963015E+017">
            <text:p>777139168963015000</text:p>
          </table:table-cell>
          <table:table-cell office:value-type="string">
            <text:p>Snorlax</text:p>
          </table:table-cell>
          <table:table-cell office:value-type="string">
            <text:p>09/17/16 01:36 PM</text:p>
          </table:table-cell>
          <table:table-cell office:value-type="float" office:value="34.1415800423">
            <text:p>34.1415800423</text:p>
          </table:table-cell>
          <table:table-cell office:value-type="float" office:value="-118.020758708">
            <text:p>-118.020758708</text:p>
          </table:table-cell>
        </table:table-row>
        <table:table-row table:style-name="ro1">
          <table:table-cell office:value-type="float" office:value="7.77134159290479E+017">
            <text:p>777134159290479000</text:p>
          </table:table-cell>
          <table:table-cell office:value-type="string">
            <text:p>Electabuzz</text:p>
          </table:table-cell>
          <table:table-cell office:value-type="string">
            <text:p>09/17/16 01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133860337299E+017">
            <text:p>777133860337299000</text:p>
          </table:table-cell>
          <table:table-cell office:value-type="string">
            <text:p>Rapidash</text:p>
          </table:table-cell>
          <table:table-cell office:value-type="string">
            <text:p>09/17/16 01:15 PM</text:p>
          </table:table-cell>
          <table:table-cell office:value-type="float" office:value="34.1251123074">
            <text:p>34.1251123074</text:p>
          </table:table-cell>
          <table:table-cell office:value-type="float" office:value="-118.0562521541">
            <text:p>-118.0562521541</text:p>
          </table:table-cell>
        </table:table-row>
        <table:table-row table:style-name="ro1">
          <table:table-cell office:value-type="float" office:value="7.7713293138278E+017">
            <text:p>777132931382780000</text:p>
          </table:table-cell>
          <table:table-cell office:value-type="string">
            <text:p>Dratini</text:p>
          </table:table-cell>
          <table:table-cell office:value-type="string">
            <text:p>09/17/16 01:11 PM</text:p>
          </table:table-cell>
          <table:table-cell office:value-type="float" office:value="34.1136283874">
            <text:p>34.1136283874</text:p>
          </table:table-cell>
          <table:table-cell office:value-type="float" office:value="-118.0369511893">
            <text:p>-118.0369511893</text:p>
          </table:table-cell>
        </table:table-row>
        <table:table-row table:style-name="ro1">
          <table:table-cell office:value-type="float" office:value="7.77132636414222E+017">
            <text:p>777132636414222000</text:p>
          </table:table-cell>
          <table:table-cell office:value-type="string">
            <text:p>Tentacruel</text:p>
          </table:table-cell>
          <table:table-cell office:value-type="string">
            <text:p>09/17/16 01:10 PM</text:p>
          </table:table-cell>
          <table:table-cell office:value-type="float" office:value="34.1453917129">
            <text:p>34.1453917129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7132113053094E+017">
            <text:p>777132113053094000</text:p>
          </table:table-cell>
          <table:table-cell office:value-type="string">
            <text:p>Golem</text:p>
          </table:table-cell>
          <table:table-cell office:value-type="string">
            <text:p>09/17/16 01:08 PM</text:p>
          </table:table-cell>
          <table:table-cell office:value-type="float" office:value="34.1516065854">
            <text:p>34.1516065854</text:p>
          </table:table-cell>
          <table:table-cell office:value-type="float" office:value="-118.0265223032">
            <text:p>-118.0265223032</text:p>
          </table:table-cell>
        </table:table-row>
        <table:table-row table:style-name="ro1">
          <table:table-cell office:value-type="float" office:value="7.77131652082311E+017">
            <text:p>777131652082311000</text:p>
          </table:table-cell>
          <table:table-cell office:value-type="string">
            <text:p>Charmeleon</text:p>
          </table:table-cell>
          <table:table-cell office:value-type="string">
            <text:p>09/17/16 01:06 PM</text:p>
          </table:table-cell>
          <table:table-cell office:value-type="float" office:value="34.1675942184">
            <text:p>34.1675942184</text:p>
          </table:table-cell>
          <table:table-cell office:value-type="float" office:value="-118.0253330052">
            <text:p>-118.0253330052</text:p>
          </table:table-cell>
        </table:table-row>
        <table:table-row table:style-name="ro1">
          <table:table-cell office:value-type="float" office:value="7.77131326252028E+017">
            <text:p>777131326252028000</text:p>
          </table:table-cell>
          <table:table-cell office:value-type="string">
            <text:p>Charmeleon</text:p>
          </table:table-cell>
          <table:table-cell office:value-type="string">
            <text:p>09/17/16 01:05 PM</text:p>
          </table:table-cell>
          <table:table-cell office:value-type="float" office:value="34.116130366">
            <text:p>34.116130366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77129274071409E+017">
            <text:p>777129274071409000</text:p>
          </table:table-cell>
          <table:table-cell office:value-type="string">
            <text:p>Jolteon</text:p>
          </table:table-cell>
          <table:table-cell office:value-type="string">
            <text:p>09/17/16 12:57 PM</text:p>
          </table:table-cell>
          <table:table-cell office:value-type="float" office:value="34.100113782">
            <text:p>34.100113782</text:p>
          </table:table-cell>
          <table:table-cell office:value-type="float" office:value="-118.0410676856">
            <text:p>-118.0410676856</text:p>
          </table:table-cell>
        </table:table-row>
        <table:table-row table:style-name="ro1">
          <table:table-cell office:value-type="float" office:value="7.77125288786301E+017">
            <text:p>777125288786301000</text:p>
          </table:table-cell>
          <table:table-cell office:value-type="string">
            <text:p>Chansey</text:p>
          </table:table-cell>
          <table:table-cell office:value-type="string">
            <text:p>09/17/16 12:41 PM</text:p>
          </table:table-cell>
          <table:table-cell office:value-type="float" office:value="34.1092700738">
            <text:p>34.1092700738</text:p>
          </table:table-cell>
          <table:table-cell office:value-type="float" office:value="-118.0535995399">
            <text:p>-118.0535995399</text:p>
          </table:table-cell>
        </table:table-row>
        <table:table-row table:style-name="ro1">
          <table:table-cell office:value-type="float" office:value="7.77124739030463E+017">
            <text:p>777124739030463000</text:p>
          </table:table-cell>
          <table:table-cell office:value-type="string">
            <text:p>Hitmonlee</text:p>
          </table:table-cell>
          <table:table-cell office:value-type="string">
            <text:p>09/17/16 12:39 PM</text:p>
          </table:table-cell>
          <table:table-cell office:value-type="float" office:value="34.1128917379">
            <text:p>34.1128917379</text:p>
          </table:table-cell>
          <table:table-cell office:value-type="float" office:value="-118.0600023337">
            <text:p>-118.0600023337</text:p>
          </table:table-cell>
        </table:table-row>
        <table:table-row table:style-name="ro1">
          <table:table-cell office:value-type="float" office:value="7.77120508336669E+017">
            <text:p>777120508336669000</text:p>
          </table:table-cell>
          <table:table-cell office:value-type="string">
            <text:p>Hitmonlee</text:p>
          </table:table-cell>
          <table:table-cell office:value-type="string">
            <text:p>09/17/16 12:22 PM</text:p>
          </table:table-cell>
          <table:table-cell office:value-type="float" office:value="34.112456552">
            <text:p>34.112456552</text:p>
          </table:table-cell>
          <table:table-cell office:value-type="float" office:value="-118.0556118716">
            <text:p>-118.0556118716</text:p>
          </table:table-cell>
        </table:table-row>
        <table:table-row table:style-name="ro1">
          <table:table-cell office:value-type="float" office:value="7.77118364346921E+017">
            <text:p>777118364346921000</text:p>
          </table:table-cell>
          <table:table-cell office:value-type="string">
            <text:p>Snorlax</text:p>
          </table:table-cell>
          <table:table-cell office:value-type="string">
            <text:p>09/17/16 12:13 PM</text:p>
          </table:table-cell>
          <table:table-cell office:value-type="float" office:value="34.1641080567">
            <text:p>34.1641080567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7117839635296E+017">
            <text:p>777117839635296000</text:p>
          </table:table-cell>
          <table:table-cell office:value-type="string">
            <text:p>Chansey</text:p>
          </table:table-cell>
          <table:table-cell office:value-type="string">
            <text:p>09/17/16 12:11 PM</text:p>
          </table:table-cell>
          <table:table-cell office:value-type="float" office:value="34.1160605491">
            <text:p>34.1160605491</text:p>
          </table:table-cell>
          <table:table-cell office:value-type="float" office:value="-118.0598194">
            <text:p>-118.0598194</text:p>
          </table:table-cell>
        </table:table-row>
        <table:table-row table:style-name="ro1">
          <table:table-cell office:value-type="float" office:value="7.771146154025E+017">
            <text:p>777114615402500000</text:p>
          </table:table-cell>
          <table:table-cell office:value-type="string">
            <text:p>Kingler</text:p>
          </table:table-cell>
          <table:table-cell office:value-type="string">
            <text:p>09/17/16 11:58 AM</text:p>
          </table:table-cell>
          <table:table-cell office:value-type="float" office:value="34.1409515872">
            <text:p>34.1409515872</text:p>
          </table:table-cell>
          <table:table-cell office:value-type="float" office:value="-118.0210331692">
            <text:p>-118.0210331692</text:p>
          </table:table-cell>
        </table:table-row>
        <table:table-row table:style-name="ro1">
          <table:table-cell office:value-type="float" office:value="7.77113452804399E+017">
            <text:p>777113452804399000</text:p>
          </table:table-cell>
          <table:table-cell office:value-type="string">
            <text:p>Chansey</text:p>
          </table:table-cell>
          <table:table-cell office:value-type="string">
            <text:p>09/17/16 11:54 AM</text:p>
          </table:table-cell>
          <table:table-cell office:value-type="float" office:value="34.1289243807">
            <text:p>34.1289243807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7113211690561E+017">
            <text:p>777113211690561000</text:p>
          </table:table-cell>
          <table:table-cell office:value-type="string">
            <text:p>Chansey</text:p>
          </table:table-cell>
          <table:table-cell office:value-type="string">
            <text:p>09/17/16 11:53 AM</text:p>
          </table:table-cell>
          <table:table-cell office:value-type="float" office:value="34.1225607808">
            <text:p>34.1225607808</text:p>
          </table:table-cell>
          <table:table-cell office:value-type="float" office:value="-118.019935322">
            <text:p>-118.019935322</text:p>
          </table:table-cell>
        </table:table-row>
        <table:table-row table:style-name="ro1">
          <table:table-cell office:value-type="float" office:value="7.77111104686219E+017">
            <text:p>777111104686219000</text:p>
          </table:table-cell>
          <table:table-cell office:value-type="string">
            <text:p>Golduck</text:p>
          </table:table-cell>
          <table:table-cell office:value-type="string">
            <text:p>09/17/16 11:45 AM</text:p>
          </table:table-cell>
          <table:table-cell office:value-type="float" office:value="34.1408036526">
            <text:p>34.1408036526</text:p>
          </table:table-cell>
          <table:table-cell office:value-type="float" office:value="-118.0213076299">
            <text:p>-118.0213076299</text:p>
          </table:table-cell>
        </table:table-row>
        <table:table-row table:style-name="ro1">
          <table:table-cell office:value-type="float" office:value="7.77110508486824E+017">
            <text:p>777110508486824000</text:p>
          </table:table-cell>
          <table:table-cell office:value-type="string">
            <text:p>Snorlax</text:p>
          </table:table-cell>
          <table:table-cell office:value-type="string">
            <text:p>09/17/16 11:42 AM</text:p>
          </table:table-cell>
          <table:table-cell office:value-type="float" office:value="34.1105948637">
            <text:p>34.1105948637</text:p>
          </table:table-cell>
          <table:table-cell office:value-type="float" office:value="-118.0485686103">
            <text:p>-118.0485686103</text:p>
          </table:table-cell>
        </table:table-row>
        <table:table-row table:style-name="ro1">
          <table:table-cell office:value-type="float" office:value="7.77107937445589E+017">
            <text:p>777107937445589000</text:p>
          </table:table-cell>
          <table:table-cell office:value-type="string">
            <text:p>Charizard</text:p>
          </table:table-cell>
          <table:table-cell office:value-type="string">
            <text:p>09/17/16 11:32 AM</text:p>
          </table:table-cell>
          <table:table-cell office:value-type="float" office:value="34.1209890123">
            <text:p>34.1209890123</text:p>
          </table:table-cell>
          <table:table-cell office:value-type="float" office:value="-118.0632036434">
            <text:p>-118.0632036434</text:p>
          </table:table-cell>
        </table:table-row>
        <table:table-row table:style-name="ro1">
          <table:table-cell office:value-type="float" office:value="7.77107188804452E+017">
            <text:p>777107188804452000</text:p>
          </table:table-cell>
          <table:table-cell office:value-type="string">
            <text:p>Rapidash</text:p>
          </table:table-cell>
          <table:table-cell office:value-type="string">
            <text:p>09/17/16 11:29 AM</text:p>
          </table:table-cell>
          <table:table-cell office:value-type="float" office:value="34.1395863509">
            <text:p>34.1395863509</text:p>
          </table:table-cell>
          <table:table-cell office:value-type="float" office:value="-118.0197523468">
            <text:p>-118.0197523468</text:p>
          </table:table-cell>
        </table:table-row>
        <table:table-row table:style-name="ro1">
          <table:table-cell office:value-type="float" office:value="7.77105905779212E+017">
            <text:p>777105905779212000</text:p>
          </table:table-cell>
          <table:table-cell office:value-type="string">
            <text:p>Charmeleon</text:p>
          </table:table-cell>
          <table:table-cell office:value-type="string">
            <text:p>09/17/16 11:24 AM</text:p>
          </table:table-cell>
          <table:table-cell office:value-type="float" office:value="34.1238558763">
            <text:p>34.1238558763</text:p>
          </table:table-cell>
          <table:table-cell office:value-type="float" office:value="-118.0658561131">
            <text:p>-118.0658561131</text:p>
          </table:table-cell>
        </table:table-row>
        <table:table-row table:style-name="ro1">
          <table:table-cell office:value-type="float" office:value="7.77104112185848E+017">
            <text:p>777104112185848000</text:p>
          </table:table-cell>
          <table:table-cell office:value-type="string">
            <text:p>Arcanine</text:p>
          </table:table-cell>
          <table:table-cell office:value-type="string">
            <text:p>09/17/16 11:17 AM</text:p>
          </table:table-cell>
          <table:table-cell office:value-type="float" office:value="34.0991241233">
            <text:p>34.0991241233</text:p>
          </table:table-cell>
          <table:table-cell office:value-type="float" office:value="-118.0392381435">
            <text:p>-118.0392381435</text:p>
          </table:table-cell>
        </table:table-row>
        <table:table-row table:style-name="ro1">
          <table:table-cell office:value-type="float" office:value="7.77103695125164E+017">
            <text:p>777103695125164000</text:p>
          </table:table-cell>
          <table:table-cell office:value-type="string">
            <text:p>Arcanine</text:p>
          </table:table-cell>
          <table:table-cell office:value-type="string">
            <text:p>09/17/16 11:15 AM</text:p>
          </table:table-cell>
          <table:table-cell office:value-type="float" office:value="34.1635096271">
            <text:p>34.1635096271</text:p>
          </table:table-cell>
          <table:table-cell office:value-type="float" office:value="-118.0421654018">
            <text:p>-118.0421654018</text:p>
          </table:table-cell>
        </table:table-row>
        <table:table-row table:style-name="ro1">
          <table:table-cell office:value-type="float" office:value="7.77102911813751E+017">
            <text:p>777102911813751000</text:p>
          </table:table-cell>
          <table:table-cell office:value-type="string">
            <text:p>Hitmonchan</text:p>
          </table:table-cell>
          <table:table-cell office:value-type="string">
            <text:p>09/17/16 11:12 AM</text:p>
          </table:table-cell>
          <table:table-cell office:value-type="float" office:value="34.1134105067">
            <text:p>34.1134105067</text:p>
          </table:table-cell>
          <table:table-cell office:value-type="float" office:value="-118.0614657968">
            <text:p>-118.0614657968</text:p>
          </table:table-cell>
        </table:table-row>
        <table:table-row table:style-name="ro1">
          <table:table-cell office:value-type="float" office:value="7.77102587761832E+017">
            <text:p>777102587761832000</text:p>
          </table:table-cell>
          <table:table-cell office:value-type="string">
            <text:p>Golem</text:p>
          </table:table-cell>
          <table:table-cell office:value-type="string">
            <text:p>09/17/16 11:11 AM</text:p>
          </table:table-cell>
          <table:table-cell office:value-type="float" office:value="34.1651504002">
            <text:p>34.1651504002</text:p>
          </table:table-cell>
          <table:table-cell office:value-type="float" office:value="-118.0442693388">
            <text:p>-118.0442693388</text:p>
          </table:table-cell>
        </table:table-row>
        <table:table-row table:style-name="ro1">
          <table:table-cell office:value-type="float" office:value="7.77100183716803E+017">
            <text:p>777100183716803000</text:p>
          </table:table-cell>
          <table:table-cell office:value-type="string">
            <text:p>Magmar</text:p>
          </table:table-cell>
          <table:table-cell office:value-type="string">
            <text:p>09/17/16 11:01 AM</text:p>
          </table:table-cell>
          <table:table-cell office:value-type="float" office:value="34.1160115468">
            <text:p>34.1160115468</text:p>
          </table:table-cell>
          <table:table-cell office:value-type="float" office:value="-118.0629292477">
            <text:p>-118.0629292477</text:p>
          </table:table-cell>
        </table:table-row>
        <table:table-row table:style-name="ro1">
          <table:table-cell office:value-type="float" office:value="7.7709554023639E+017">
            <text:p>777095540236390000</text:p>
          </table:table-cell>
          <table:table-cell office:value-type="string">
            <text:p>Nidoqueen</text:p>
          </table:table-cell>
          <table:table-cell office:value-type="string">
            <text:p>09/17/16 10:43 AM</text:p>
          </table:table-cell>
          <table:table-cell office:value-type="float" office:value="34.1512099255">
            <text:p>34.1512099255</text:p>
          </table:table-cell>
          <table:table-cell office:value-type="float" office:value="-118.0320112672">
            <text:p>-118.0320112672</text:p>
          </table:table-cell>
        </table:table-row>
        <table:table-row table:style-name="ro1">
          <table:table-cell office:value-type="float" office:value="7.77092500863549E+017">
            <text:p>777092500863549000</text:p>
          </table:table-cell>
          <table:table-cell office:value-type="string">
            <text:p>Lickitung</text:p>
          </table:table-cell>
          <table:table-cell office:value-type="string">
            <text:p>09/17/16 10:31 AM</text:p>
          </table:table-cell>
          <table:table-cell office:value-type="float" office:value="34.1489770519">
            <text:p>34.1489770519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77090942775931E+017">
            <text:p>777090942775931000</text:p>
          </table:table-cell>
          <table:table-cell office:value-type="string">
            <text:p>Electabuzz</text:p>
          </table:table-cell>
          <table:table-cell office:value-type="string">
            <text:p>09/17/16 10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088819719832E+017">
            <text:p>777088819719832000</text:p>
          </table:table-cell>
          <table:table-cell office:value-type="string">
            <text:p>Electabuzz</text:p>
          </table:table-cell>
          <table:table-cell office:value-type="string">
            <text:p>09/17/16 10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7086433576178E+017">
            <text:p>777086433576178000</text:p>
          </table:table-cell>
          <table:table-cell office:value-type="string">
            <text:p>Snorlax</text:p>
          </table:table-cell>
          <table:table-cell office:value-type="string">
            <text:p>09/17/16 10:06 AM</text:p>
          </table:table-cell>
          <table:table-cell office:value-type="float" office:value="34.1544093094">
            <text:p>34.1544093094</text:p>
          </table:table-cell>
          <table:table-cell office:value-type="float" office:value="-118.0307305241">
            <text:p>-118.0307305241</text:p>
          </table:table-cell>
        </table:table-row>
        <table:table-row table:style-name="ro1">
          <table:table-cell office:value-type="float" office:value="7.77083378361209E+017">
            <text:p>777083378361209000</text:p>
          </table:table-cell>
          <table:table-cell office:value-type="string">
            <text:p>Arcanine</text:p>
          </table:table-cell>
          <table:table-cell office:value-type="string">
            <text:p>09/17/16 09:54 AM</text:p>
          </table:table-cell>
          <table:table-cell office:value-type="float" office:value="34.1273271478">
            <text:p>34.1273271478</text:p>
          </table:table-cell>
          <table:table-cell office:value-type="float" office:value="-118.0502151122">
            <text:p>-118.0502151122</text:p>
          </table:table-cell>
        </table:table-row>
        <table:table-row table:style-name="ro1">
          <table:table-cell office:value-type="float" office:value="7.77077574702735E+017">
            <text:p>777077574702735000</text:p>
          </table:table-cell>
          <table:table-cell office:value-type="string">
            <text:p>Flareon</text:p>
          </table:table-cell>
          <table:table-cell office:value-type="string">
            <text:p>09/17/16 09:31 AM</text:p>
          </table:table-cell>
          <table:table-cell office:value-type="float" office:value="34.1540569452">
            <text:p>34.1540569452</text:p>
          </table:table-cell>
          <table:table-cell office:value-type="float" office:value="-118.0535080697">
            <text:p>-118.0535080697</text:p>
          </table:table-cell>
        </table:table-row>
        <table:table-row table:style-name="ro1">
          <table:table-cell office:value-type="float" office:value="7.77076255166312E+017">
            <text:p>777076255166312000</text:p>
          </table:table-cell>
          <table:table-cell office:value-type="string">
            <text:p>Scyther</text:p>
          </table:table-cell>
          <table:table-cell office:value-type="string">
            <text:p>09/17/16 09:26 AM</text:p>
          </table:table-cell>
          <table:table-cell office:value-type="float" office:value="34.131754444">
            <text:p>34.131754444</text:p>
          </table:table-cell>
          <table:table-cell office:value-type="float" office:value="-118.0417080209">
            <text:p>-118.0417080209</text:p>
          </table:table-cell>
        </table:table-row>
        <table:table-row table:style-name="ro1">
          <table:table-cell office:value-type="float" office:value="7.77075437600027E+017">
            <text:p>777075437600027000</text:p>
          </table:table-cell>
          <table:table-cell office:value-type="string">
            <text:p>Arcanine</text:p>
          </table:table-cell>
          <table:table-cell office:value-type="string">
            <text:p>09/17/16 09:23 AM</text:p>
          </table:table-cell>
          <table:table-cell office:value-type="float" office:value="34.1532090373">
            <text:p>34.1532090373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77072929708188E+017">
            <text:p>777072929708188000</text:p>
          </table:table-cell>
          <table:table-cell office:value-type="string">
            <text:p>Rapidash</text:p>
          </table:table-cell>
          <table:table-cell office:value-type="string">
            <text:p>09/17/16 09:13 AM</text:p>
          </table:table-cell>
          <table:table-cell office:value-type="float" office:value="34.1296931255">
            <text:p>34.1296931255</text:p>
          </table:table-cell>
          <table:table-cell office:value-type="float" office:value="-118.0493918632">
            <text:p>-118.0493918632</text:p>
          </table:table-cell>
        </table:table-row>
        <table:table-row table:style-name="ro1">
          <table:table-cell office:value-type="float" office:value="7.77069589628789E+017">
            <text:p>777069589628789000</text:p>
          </table:table-cell>
          <table:table-cell office:value-type="string">
            <text:p>Rapidash</text:p>
          </table:table-cell>
          <table:table-cell office:value-type="string">
            <text:p>09/17/16 09:00 AM</text:p>
          </table:table-cell>
          <table:table-cell office:value-type="float" office:value="34.1269700866">
            <text:p>34.1269700866</text:p>
          </table:table-cell>
          <table:table-cell office:value-type="float" office:value="-118.0535995399">
            <text:p>-118.0535995399</text:p>
          </table:table-cell>
        </table:table-row>
        <table:table-row table:style-name="ro1">
          <table:table-cell office:value-type="float" office:value="7.77066428117549E+017">
            <text:p>777066428117549000</text:p>
          </table:table-cell>
          <table:table-cell office:value-type="string">
            <text:p>Raichu</text:p>
          </table:table-cell>
          <table:table-cell office:value-type="string">
            <text:p>09/17/16 08:47 AM</text:p>
          </table:table-cell>
          <table:table-cell office:value-type="float" office:value="34.1505640129">
            <text:p>34.1505640129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7064452394844E+017">
            <text:p>777064452394844000</text:p>
          </table:table-cell>
          <table:table-cell office:value-type="string">
            <text:p>Rapidash</text:p>
          </table:table-cell>
          <table:table-cell office:value-type="string">
            <text:p>09/17/16 08:39 AM</text:p>
          </table:table-cell>
          <table:table-cell office:value-type="float" office:value="34.1019889915">
            <text:p>34.1019889915</text:p>
          </table:table-cell>
          <table:table-cell office:value-type="float" office:value="-118.0483856648">
            <text:p>-118.0483856648</text:p>
          </table:table-cell>
        </table:table-row>
        <table:table-row table:style-name="ro1">
          <table:table-cell office:value-type="float" office:value="7.77064126459675E+017">
            <text:p>777064126459675000</text:p>
          </table:table-cell>
          <table:table-cell office:value-type="string">
            <text:p>Ivysaur</text:p>
          </table:table-cell>
          <table:table-cell office:value-type="string">
            <text:p>09/17/16 08:38 AM</text:p>
          </table:table-cell>
          <table:table-cell office:value-type="float" office:value="34.1300949759">
            <text:p>34.1300949759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7063733696733E+017">
            <text:p>777063733696733000</text:p>
          </table:table-cell>
          <table:table-cell office:value-type="string">
            <text:p>Jolteon</text:p>
          </table:table-cell>
          <table:table-cell office:value-type="string">
            <text:p>09/17/16 08:36 AM</text:p>
          </table:table-cell>
          <table:table-cell office:value-type="float" office:value="34.1222339091">
            <text:p>34.1222339091</text:p>
          </table:table-cell>
          <table:table-cell office:value-type="float" office:value="-118.0215820902">
            <text:p>-118.0215820902</text:p>
          </table:table-cell>
        </table:table-row>
        <table:table-row table:style-name="ro1">
          <table:table-cell office:value-type="float" office:value="7.77060078314623E+017">
            <text:p>777060078314623000</text:p>
          </table:table-cell>
          <table:table-cell office:value-type="string">
            <text:p>Arcanine</text:p>
          </table:table-cell>
          <table:table-cell office:value-type="string">
            <text:p>09/17/16 08:22 AM</text:p>
          </table:table-cell>
          <table:table-cell office:value-type="float" office:value="34.1608723576">
            <text:p>34.1608723576</text:p>
          </table:table-cell>
          <table:table-cell office:value-type="float" office:value="-118.0531421886">
            <text:p>-118.0531421886</text:p>
          </table:table-cell>
        </table:table-row>
        <table:table-row table:style-name="ro1">
          <table:table-cell office:value-type="float" office:value="7.77059620183433E+017">
            <text:p>777059620183433000</text:p>
          </table:table-cell>
          <table:table-cell office:value-type="string">
            <text:p>Raichu</text:p>
          </table:table-cell>
          <table:table-cell office:value-type="string">
            <text:p>09/17/16 08:20 AM</text:p>
          </table:table-cell>
          <table:table-cell office:value-type="float" office:value="34.0971510554">
            <text:p>34.0971510554</text:p>
          </table:table-cell>
          <table:table-cell office:value-type="float" office:value="-118.0339323644">
            <text:p>-118.0339323644</text:p>
          </table:table-cell>
        </table:table-row>
        <table:table-row table:style-name="ro1">
          <table:table-cell office:value-type="float" office:value="7.77059488574484E+017">
            <text:p>777059488574484000</text:p>
          </table:table-cell>
          <table:table-cell office:value-type="string">
            <text:p>Arcanine</text:p>
          </table:table-cell>
          <table:table-cell office:value-type="string">
            <text:p>09/17/16 08:19 AM</text:p>
          </table:table-cell>
          <table:table-cell office:value-type="float" office:value="34.1203247205">
            <text:p>34.1203247205</text:p>
          </table:table-cell>
          <table:table-cell office:value-type="float" office:value="-118.014720455">
            <text:p>-118.014720455</text:p>
          </table:table-cell>
        </table:table-row>
        <table:table-row table:style-name="ro1">
          <table:table-cell office:value-type="float" office:value="7.77057475728073E+017">
            <text:p>777057475728073000</text:p>
          </table:table-cell>
          <table:table-cell office:value-type="string">
            <text:p>Chansey</text:p>
          </table:table-cell>
          <table:table-cell office:value-type="string">
            <text:p>09/17/16 08:11 AM</text:p>
          </table:table-cell>
          <table:table-cell office:value-type="float" office:value="34.1080426321">
            <text:p>34.1080426321</text:p>
          </table:table-cell>
          <table:table-cell office:value-type="float" office:value="-118.0326516352">
            <text:p>-118.0326516352</text:p>
          </table:table-cell>
        </table:table-row>
        <table:table-row table:style-name="ro1">
          <table:table-cell office:value-type="float" office:value="7.7705644949513E+017">
            <text:p>777056449495130000</text:p>
          </table:table-cell>
          <table:table-cell office:value-type="string">
            <text:p>Arcanine</text:p>
          </table:table-cell>
          <table:table-cell office:value-type="string">
            <text:p>09/17/16 08:07 AM</text:p>
          </table:table-cell>
          <table:table-cell office:value-type="float" office:value="34.0990731595">
            <text:p>34.0990731595</text:p>
          </table:table-cell>
          <table:table-cell office:value-type="float" office:value="-118.037500061">
            <text:p>-118.037500061</text:p>
          </table:table-cell>
        </table:table-row>
        <table:table-row table:style-name="ro1">
          <table:table-cell office:value-type="float" office:value="7.77055923806229E+017">
            <text:p>777055923806229000</text:p>
          </table:table-cell>
          <table:table-cell office:value-type="string">
            <text:p>Nidoking</text:p>
          </table:table-cell>
          <table:table-cell office:value-type="string">
            <text:p>09/17/16 08:05 AM</text:p>
          </table:table-cell>
          <table:table-cell office:value-type="float" office:value="34.1213970396">
            <text:p>34.1213970396</text:p>
          </table:table-cell>
          <table:table-cell office:value-type="float" office:value="-118.0136225688">
            <text:p>-118.0136225688</text:p>
          </table:table-cell>
        </table:table-row>
        <table:table-row table:style-name="ro1">
          <table:table-cell office:value-type="float" office:value="7.77053882543247E+017">
            <text:p>777053882543247000</text:p>
          </table:table-cell>
          <table:table-cell office:value-type="string">
            <text:p>Wigglytuff</text:p>
          </table:table-cell>
          <table:table-cell office:value-type="string">
            <text:p>09/17/16 07:57 AM</text:p>
          </table:table-cell>
          <table:table-cell office:value-type="float" office:value="34.1628755283">
            <text:p>34.1628755283</text:p>
          </table:table-cell>
          <table:table-cell office:value-type="float" office:value="-118.0314623784">
            <text:p>-118.0314623784</text:p>
          </table:table-cell>
        </table:table-row>
        <table:table-row table:style-name="ro1">
          <table:table-cell office:value-type="float" office:value="7.77053395085439E+017">
            <text:p>777053395085439000</text:p>
          </table:table-cell>
          <table:table-cell office:value-type="string">
            <text:p>Magmar</text:p>
          </table:table-cell>
          <table:table-cell office:value-type="string">
            <text:p>09/17/16 07:55 AM</text:p>
          </table:table-cell>
          <table:table-cell office:value-type="float" office:value="34.1504751839">
            <text:p>34.1504751839</text:p>
          </table:table-cell>
          <table:table-cell office:value-type="float" office:value="-118.039512576">
            <text:p>-118.039512576</text:p>
          </table:table-cell>
        </table:table-row>
        <table:table-row table:style-name="ro1">
          <table:table-cell office:value-type="float" office:value="7.77049669708882E+017">
            <text:p>777049669708882000</text:p>
          </table:table-cell>
          <table:table-cell office:value-type="string">
            <text:p>Charmeleon</text:p>
          </table:table-cell>
          <table:table-cell office:value-type="string">
            <text:p>09/17/16 07:40 AM</text:p>
          </table:table-cell>
          <table:table-cell office:value-type="float" office:value="34.1234737606">
            <text:p>34.1234737606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704780307576E+017">
            <text:p>777047803075760000</text:p>
          </table:table-cell>
          <table:table-cell office:value-type="string">
            <text:p>Magmar</text:p>
          </table:table-cell>
          <table:table-cell office:value-type="string">
            <text:p>09/17/16 07:33 AM</text:p>
          </table:table-cell>
          <table:table-cell office:value-type="float" office:value="34.1504751839">
            <text:p>34.1504751839</text:p>
          </table:table-cell>
          <table:table-cell office:value-type="float" office:value="-118.039512576">
            <text:p>-118.039512576</text:p>
          </table:table-cell>
        </table:table-row>
        <table:table-row table:style-name="ro1">
          <table:table-cell office:value-type="float" office:value="7.77047476951843E+017">
            <text:p>777047476951843000</text:p>
          </table:table-cell>
          <table:table-cell office:value-type="string">
            <text:p>Ninetales</text:p>
          </table:table-cell>
          <table:table-cell office:value-type="string">
            <text:p>09/17/16 07:32 AM</text:p>
          </table:table-cell>
          <table:table-cell office:value-type="float" office:value="34.1693654716">
            <text:p>34.1693654716</text:p>
          </table:table-cell>
          <table:table-cell office:value-type="float" office:value="-118.0333834816">
            <text:p>-118.0333834816</text:p>
          </table:table-cell>
        </table:table-row>
        <table:table-row table:style-name="ro1">
          <table:table-cell office:value-type="float" office:value="7.77046614615601E+017">
            <text:p>777046614615601000</text:p>
          </table:table-cell>
          <table:table-cell office:value-type="string">
            <text:p>Raichu</text:p>
          </table:table-cell>
          <table:table-cell office:value-type="string">
            <text:p>09/17/16 07:28 AM</text:p>
          </table:table-cell>
          <table:table-cell office:value-type="float" office:value="34.1016942824">
            <text:p>34.1016942824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77046489059037E+017">
            <text:p>777046489059037000</text:p>
          </table:table-cell>
          <table:table-cell office:value-type="string">
            <text:p>Seaking</text:p>
          </table:table-cell>
          <table:table-cell office:value-type="string">
            <text:p>09/17/16 07:28 AM</text:p>
          </table:table-cell>
          <table:table-cell office:value-type="float" office:value="34.1399641797">
            <text:p>34.1399641797</text:p>
          </table:table-cell>
          <table:table-cell office:value-type="float" office:value="-118.0198438344">
            <text:p>-118.0198438344</text:p>
          </table:table-cell>
        </table:table-row>
        <table:table-row table:style-name="ro1">
          <table:table-cell office:value-type="float" office:value="7.7704551706264E+017">
            <text:p>777045517062640000</text:p>
          </table:table-cell>
          <table:table-cell office:value-type="string">
            <text:p>Chansey</text:p>
          </table:table-cell>
          <table:table-cell office:value-type="string">
            <text:p>09/17/16 07:24 AM</text:p>
          </table:table-cell>
          <table:table-cell office:value-type="float" office:value="34.1106211698">
            <text:p>34.1106211698</text:p>
          </table:table-cell>
          <table:table-cell office:value-type="float" office:value="-118.062380455">
            <text:p>-118.062380455</text:p>
          </table:table-cell>
        </table:table-row>
        <table:table-row table:style-name="ro1">
          <table:table-cell office:value-type="float" office:value="7.77042363109605E+017">
            <text:p>777042363109605000</text:p>
          </table:table-cell>
          <table:table-cell office:value-type="string">
            <text:p>Arcanine</text:p>
          </table:table-cell>
          <table:table-cell office:value-type="string">
            <text:p>09/17/16 07:11 AM</text:p>
          </table:table-cell>
          <table:table-cell office:value-type="float" office:value="34.1596694875">
            <text:p>34.1596694875</text:p>
          </table:table-cell>
          <table:table-cell office:value-type="float" office:value="-118.0301816314">
            <text:p>-118.0301816314</text:p>
          </table:table-cell>
        </table:table-row>
        <table:table-row table:style-name="ro1">
          <table:table-cell office:value-type="float" office:value="7.77041669409477E+017">
            <text:p>777041669409477000</text:p>
          </table:table-cell>
          <table:table-cell office:value-type="string">
            <text:p>Rapidash</text:p>
          </table:table-cell>
          <table:table-cell office:value-type="string">
            <text:p>09/17/16 07:09 AM</text:p>
          </table:table-cell>
          <table:table-cell office:value-type="float" office:value="34.1108614474">
            <text:p>34.1108614474</text:p>
          </table:table-cell>
          <table:table-cell office:value-type="float" office:value="-118.062380455">
            <text:p>-118.062380455</text:p>
          </table:table-cell>
        </table:table-row>
        <table:table-row table:style-name="ro1">
          <table:table-cell office:value-type="float" office:value="7.77041665252929E+017">
            <text:p>777041665252929000</text:p>
          </table:table-cell>
          <table:table-cell office:value-type="string">
            <text:p>Aerodactyl</text:p>
          </table:table-cell>
          <table:table-cell office:value-type="string">
            <text:p>09/17/16 07:09 AM</text:p>
          </table:table-cell>
          <table:table-cell office:value-type="float" office:value="34.1412879622">
            <text:p>34.1412879622</text:p>
          </table:table-cell>
          <table:table-cell office:value-type="float" office:value="-118.0148119453">
            <text:p>-118.0148119453</text:p>
          </table:table-cell>
        </table:table-row>
        <table:table-row table:style-name="ro1">
          <table:table-cell office:value-type="float" office:value="7.77041234632151E+017">
            <text:p>777041234632151000</text:p>
          </table:table-cell>
          <table:table-cell office:value-type="string">
            <text:p>Nidoking</text:p>
          </table:table-cell>
          <table:table-cell office:value-type="string">
            <text:p>09/17/16 07:07 AM</text:p>
          </table:table-cell>
          <table:table-cell office:value-type="float" office:value="34.1527371276">
            <text:p>34.1527371276</text:p>
          </table:table-cell>
          <table:table-cell office:value-type="float" office:value="-118.0471965138">
            <text:p>-118.0471965138</text:p>
          </table:table-cell>
        </table:table-row>
        <table:table-row table:style-name="ro1">
          <table:table-cell office:value-type="float" office:value="7.77041186259206E+017">
            <text:p>777041186259206000</text:p>
          </table:table-cell>
          <table:table-cell office:value-type="string">
            <text:p>Hitmonlee</text:p>
          </table:table-cell>
          <table:table-cell office:value-type="string">
            <text:p>09/17/16 07:07 AM</text:p>
          </table:table-cell>
          <table:table-cell office:value-type="float" office:value="34.1513157369">
            <text:p>34.1513157369</text:p>
          </table:table-cell>
          <table:table-cell office:value-type="float" office:value="-118.0247840958">
            <text:p>-118.0247840958</text:p>
          </table:table-cell>
        </table:table-row>
        <table:table-row table:style-name="ro1">
          <table:table-cell office:value-type="float" office:value="7.77040090937725E+017">
            <text:p>777040090937725000</text:p>
          </table:table-cell>
          <table:table-cell office:value-type="string">
            <text:p>Flareon</text:p>
          </table:table-cell>
          <table:table-cell office:value-type="string">
            <text:p>09/17/16 07:02 AM</text:p>
          </table:table-cell>
          <table:table-cell office:value-type="float" office:value="34.1159889044">
            <text:p>34.1159889044</text:p>
          </table:table-cell>
          <table:table-cell office:value-type="float" office:value="-118.063020713">
            <text:p>-118.063020713</text:p>
          </table:table-cell>
        </table:table-row>
        <table:table-row table:style-name="ro1">
          <table:table-cell office:value-type="float" office:value="7.77038704804192E+017">
            <text:p>777038704804192000</text:p>
          </table:table-cell>
          <table:table-cell office:value-type="string">
            <text:p>Jolteon</text:p>
          </table:table-cell>
          <table:table-cell office:value-type="string">
            <text:p>09/17/16 06:57 AM</text:p>
          </table:table-cell>
          <table:table-cell office:value-type="float" office:value="34.1162271198">
            <text:p>34.1162271198</text:p>
          </table:table-cell>
          <table:table-cell office:value-type="float" office:value="-118.0413421153">
            <text:p>-118.0413421153</text:p>
          </table:table-cell>
        </table:table-row>
        <table:table-row table:style-name="ro1">
          <table:table-cell office:value-type="float" office:value="7.77037021600559E+017">
            <text:p>777037021600559000</text:p>
          </table:table-cell>
          <table:table-cell office:value-type="string">
            <text:p>Charizard</text:p>
          </table:table-cell>
          <table:table-cell office:value-type="string">
            <text:p>09/17/16 06:50 AM</text:p>
          </table:table-cell>
          <table:table-cell office:value-type="float" office:value="34.1192725759">
            <text:p>34.1192725759</text:p>
          </table:table-cell>
          <table:table-cell office:value-type="float" office:value="-118.0186544917">
            <text:p>-118.0186544917</text:p>
          </table:table-cell>
        </table:table-row>
        <table:table-row table:style-name="ro1">
          <table:table-cell office:value-type="float" office:value="7.77036147092443E+017">
            <text:p>777036147092443000</text:p>
          </table:table-cell>
          <table:table-cell office:value-type="string">
            <text:p>Snorlax</text:p>
          </table:table-cell>
          <table:table-cell office:value-type="string">
            <text:p>09/17/16 06:47 AM</text:p>
          </table:table-cell>
          <table:table-cell office:value-type="float" office:value="34.12299531">
            <text:p>34.12299531</text:p>
          </table:table-cell>
          <table:table-cell office:value-type="float" office:value="-118.0560692165">
            <text:p>-118.0560692165</text:p>
          </table:table-cell>
        </table:table-row>
        <table:table-row table:style-name="ro1">
          <table:table-cell office:value-type="float" office:value="7.7703078001902E+017">
            <text:p>777030780019020000</text:p>
          </table:table-cell>
          <table:table-cell office:value-type="string">
            <text:p>Nidoqueen</text:p>
          </table:table-cell>
          <table:table-cell office:value-type="string">
            <text:p>09/17/16 06:25 AM</text:p>
          </table:table-cell>
          <table:table-cell office:value-type="float" office:value="34.1511940022">
            <text:p>34.1511940022</text:p>
          </table:table-cell>
          <table:table-cell office:value-type="float" office:value="-118.0262478505">
            <text:p>-118.0262478505</text:p>
          </table:table-cell>
        </table:table-row>
        <table:table-row table:style-name="ro1">
          <table:table-cell office:value-type="float" office:value="7.77030545960083E+017">
            <text:p>777030545960083000</text:p>
          </table:table-cell>
          <table:table-cell office:value-type="string">
            <text:p>Electabuzz</text:p>
          </table:table-cell>
          <table:table-cell office:value-type="string">
            <text:p>09/17/16 06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7030297862889E+017">
            <text:p>777030297862889000</text:p>
          </table:table-cell>
          <table:table-cell office:value-type="string">
            <text:p>Magmar</text:p>
          </table:table-cell>
          <table:table-cell office:value-type="string">
            <text:p>09/17/16 06:23 AM</text:p>
          </table:table-cell>
          <table:table-cell office:value-type="float" office:value="34.1680031229">
            <text:p>34.1680031229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702874945167E+017">
            <text:p>777028749451670000</text:p>
          </table:table-cell>
          <table:table-cell office:value-type="string">
            <text:p>Charmeleon</text:p>
          </table:table-cell>
          <table:table-cell office:value-type="string">
            <text:p>09/17/16 06:17 AM</text:p>
          </table:table-cell>
          <table:table-cell office:value-type="float" office:value="34.1275579109">
            <text:p>34.1275579109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702709965151E+017">
            <text:p>777027099651510000</text:p>
          </table:table-cell>
          <table:table-cell office:value-type="string">
            <text:p>Tangela</text:p>
          </table:table-cell>
          <table:table-cell office:value-type="string">
            <text:p>09/17/16 06:11 AM</text:p>
          </table:table-cell>
          <table:table-cell office:value-type="float" office:value="34.1325645207">
            <text:p>34.1325645207</text:p>
          </table:table-cell>
          <table:table-cell office:value-type="float" office:value="-118.0287179092">
            <text:p>-118.0287179092</text:p>
          </table:table-cell>
        </table:table-row>
        <table:table-row table:style-name="ro1">
          <table:table-cell office:value-type="float" office:value="7.77027046551589E+017">
            <text:p>777027046551589000</text:p>
          </table:table-cell>
          <table:table-cell office:value-type="string">
            <text:p>Ninetales</text:p>
          </table:table-cell>
          <table:table-cell office:value-type="string">
            <text:p>09/17/16 06:10 AM</text:p>
          </table:table-cell>
          <table:table-cell office:value-type="float" office:value="34.099989295">
            <text:p>34.099989295</text:p>
          </table:table-cell>
          <table:table-cell office:value-type="float" office:value="-118.0376830178">
            <text:p>-118.0376830178</text:p>
          </table:table-cell>
        </table:table-row>
        <table:table-row table:style-name="ro1">
          <table:table-cell office:value-type="float" office:value="7.77025293550621E+017">
            <text:p>777025293550621000</text:p>
          </table:table-cell>
          <table:table-cell office:value-type="string">
            <text:p>Jolteon</text:p>
          </table:table-cell>
          <table:table-cell office:value-type="string">
            <text:p>09/17/16 06:04 AM</text:p>
          </table:table-cell>
          <table:table-cell office:value-type="float" office:value="34.126000573">
            <text:p>34.126000573</text:p>
          </table:table-cell>
          <table:table-cell office:value-type="float" office:value="-118.022222496">
            <text:p>-118.022222496</text:p>
          </table:table-cell>
        </table:table-row>
        <table:table-row table:style-name="ro1">
          <table:table-cell office:value-type="float" office:value="7.77024703722426E+017">
            <text:p>777024703722426000</text:p>
          </table:table-cell>
          <table:table-cell office:value-type="string">
            <text:p>Arcanine</text:p>
          </table:table-cell>
          <table:table-cell office:value-type="string">
            <text:p>09/17/16 06:01 AM</text:p>
          </table:table-cell>
          <table:table-cell office:value-type="float" office:value="34.1433132213">
            <text:p>34.1433132213</text:p>
          </table:table-cell>
          <table:table-cell office:value-type="float" office:value="-118.0267052714">
            <text:p>-118.0267052714</text:p>
          </table:table-cell>
        </table:table-row>
        <table:table-row table:style-name="ro1">
          <table:table-cell office:value-type="float" office:value="7.77024342601245E+017">
            <text:p>777024342601245000</text:p>
          </table:table-cell>
          <table:table-cell office:value-type="string">
            <text:p>Flareon</text:p>
          </table:table-cell>
          <table:table-cell office:value-type="string">
            <text:p>09/17/16 06:00 AM</text:p>
          </table:table-cell>
          <table:table-cell office:value-type="float" office:value="34.1513645706">
            <text:p>34.1513645706</text:p>
          </table:table-cell>
          <table:table-cell office:value-type="float" office:value="-118.025881913">
            <text:p>-118.025881913</text:p>
          </table:table-cell>
        </table:table-row>
        <table:table-row table:style-name="ro1">
          <table:table-cell office:value-type="float" office:value="7.77021820767605E+017">
            <text:p>777021820767605000</text:p>
          </table:table-cell>
          <table:table-cell office:value-type="string">
            <text:p>Ninetales</text:p>
          </table:table-cell>
          <table:table-cell office:value-type="string">
            <text:p>09/17/16 05:50 AM</text:p>
          </table:table-cell>
          <table:table-cell office:value-type="float" office:value="34.1190862935">
            <text:p>34.1190862935</text:p>
          </table:table-cell>
          <table:table-cell office:value-type="float" office:value="-118.0618316606">
            <text:p>-118.0618316606</text:p>
          </table:table-cell>
        </table:table-row>
        <table:table-row table:style-name="ro1">
          <table:table-cell office:value-type="float" office:value="7.77021694133187E+017">
            <text:p>777021694133187000</text:p>
          </table:table-cell>
          <table:table-cell office:value-type="string">
            <text:p>Arcanine</text:p>
          </table:table-cell>
          <table:table-cell office:value-type="string">
            <text:p>09/17/16 05:49 AM</text:p>
          </table:table-cell>
          <table:table-cell office:value-type="float" office:value="34.1500936781">
            <text:p>34.1500936781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7021503288127E+017">
            <text:p>777021503288127000</text:p>
          </table:table-cell>
          <table:table-cell office:value-type="string">
            <text:p>Rapidash</text:p>
          </table:table-cell>
          <table:table-cell office:value-type="string">
            <text:p>09/17/16 05:48 AM</text:p>
          </table:table-cell>
          <table:table-cell office:value-type="float" office:value="34.1161426757">
            <text:p>34.1161426757</text:p>
          </table:table-cell>
          <table:table-cell office:value-type="float" office:value="-118.0358534407">
            <text:p>-118.0358534407</text:p>
          </table:table-cell>
        </table:table-row>
        <table:table-row table:style-name="ro1">
          <table:table-cell office:value-type="float" office:value="7.77020945798042E+017">
            <text:p>777020945798042000</text:p>
          </table:table-cell>
          <table:table-cell office:value-type="string">
            <text:p>Rapidash</text:p>
          </table:table-cell>
          <table:table-cell office:value-type="string">
            <text:p>09/17/16 05:46 AM</text:p>
          </table:table-cell>
          <table:table-cell office:value-type="float" office:value="34.1406575931">
            <text:p>34.1406575931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77020642507919E+017">
            <text:p>777020642507919000</text:p>
          </table:table-cell>
          <table:table-cell office:value-type="string">
            <text:p>Tangela</text:p>
          </table:table-cell>
          <table:table-cell office:value-type="string">
            <text:p>09/17/16 05:45 AM</text:p>
          </table:table-cell>
          <table:table-cell office:value-type="float" office:value="34.1015028312">
            <text:p>34.1015028312</text:p>
          </table:table-cell>
          <table:table-cell office:value-type="float" office:value="-118.0464647246">
            <text:p>-118.0464647246</text:p>
          </table:table-cell>
        </table:table-row>
        <table:table-row table:style-name="ro1">
          <table:table-cell office:value-type="float" office:value="7.77016205311775E+017">
            <text:p>777016205311775000</text:p>
          </table:table-cell>
          <table:table-cell office:value-type="string">
            <text:p>Snorlax</text:p>
          </table:table-cell>
          <table:table-cell office:value-type="string">
            <text:p>09/17/16 05:27 AM</text:p>
          </table:table-cell>
          <table:table-cell office:value-type="float" office:value="34.148828629">
            <text:p>34.148828629</text:p>
          </table:table-cell>
          <table:table-cell office:value-type="float" office:value="-118.035487523">
            <text:p>-118.035487523</text:p>
          </table:table-cell>
        </table:table-row>
        <table:table-row table:style-name="ro1">
          <table:table-cell office:value-type="float" office:value="7.77016180443755E+017">
            <text:p>777016180443755000</text:p>
          </table:table-cell>
          <table:table-cell office:value-type="string">
            <text:p>Jolteon</text:p>
          </table:table-cell>
          <table:table-cell office:value-type="string">
            <text:p>09/17/16 05:27 AM</text:p>
          </table:table-cell>
          <table:table-cell office:value-type="float" office:value="34.1273829492">
            <text:p>34.1273829492</text:p>
          </table:table-cell>
          <table:table-cell office:value-type="float" office:value="-118.0214906035">
            <text:p>-118.0214906035</text:p>
          </table:table-cell>
        </table:table-row>
        <table:table-row table:style-name="ro1">
          <table:table-cell office:value-type="float" office:value="7.77014681571426E+017">
            <text:p>777014681571426000</text:p>
          </table:table-cell>
          <table:table-cell office:value-type="string">
            <text:p>Clefable</text:p>
          </table:table-cell>
          <table:table-cell office:value-type="string">
            <text:p>09/17/16 05:21 AM</text:p>
          </table:table-cell>
          <table:table-cell office:value-type="float" office:value="34.1549949775">
            <text:p>34.1549949775</text:p>
          </table:table-cell>
          <table:table-cell office:value-type="float" office:value="-118.0445437635">
            <text:p>-118.0445437635</text:p>
          </table:table-cell>
        </table:table-row>
        <table:table-row table:style-name="ro1">
          <table:table-cell office:value-type="float" office:value="7.77012665814127E+017">
            <text:p>777012665814127000</text:p>
          </table:table-cell>
          <table:table-cell office:value-type="string">
            <text:p>Nidoking</text:p>
          </table:table-cell>
          <table:table-cell office:value-type="string">
            <text:p>09/17/16 05:13 AM</text:p>
          </table:table-cell>
          <table:table-cell office:value-type="float" office:value="34.1641080567">
            <text:p>34.1641080567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7012510532612E+017">
            <text:p>777012510532612000</text:p>
          </table:table-cell>
          <table:table-cell office:value-type="string">
            <text:p>Chansey</text:p>
          </table:table-cell>
          <table:table-cell office:value-type="string">
            <text:p>09/17/16 05:13 AM</text:p>
          </table:table-cell>
          <table:table-cell office:value-type="float" office:value="34.1607712219">
            <text:p>34.1607712219</text:p>
          </table:table-cell>
          <table:table-cell office:value-type="float" office:value="-118.0538739501">
            <text:p>-118.0538739501</text:p>
          </table:table-cell>
        </table:table-row>
        <table:table-row table:style-name="ro2">
          <table:table-cell office:value-type="float" office:value="7.77011125573394E+017">
            <text:p>777011125573394000</text:p>
          </table:table-cell>
          <table:table-cell office:value-type="string">
            <text:p>Haunter</text:p>
          </table:table-cell>
          <table:table-cell office:value-type="string">
            <text:p>09/17/16 05:07 AM</text:p>
          </table:table-cell>
          <table:table-cell office:value-type="float" office:value="34.1679956833">
            <text:p>34.1679956833</text:p>
          </table:table-cell>
          <table:table-cell office:value-type="float" office:value="-118.0343897654">
            <text:p>-118.0343897654</text:p>
          </table:table-cell>
        </table:table-row>
        <table:table-row table:style-name="ro1">
          <table:table-cell office:value-type="float" office:value="7.77008806408565E+017">
            <text:p>777008806408565000</text:p>
          </table:table-cell>
          <table:table-cell office:value-type="string">
            <text:p>Magmar</text:p>
          </table:table-cell>
          <table:table-cell office:value-type="string">
            <text:p>09/17/16 04:58 AM</text:p>
          </table:table-cell>
          <table:table-cell office:value-type="float" office:value="34.141618674">
            <text:p>34.141618674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77007970920067E+017">
            <text:p>777007970920067000</text:p>
          </table:table-cell>
          <table:table-cell office:value-type="string">
            <text:p>Charmeleon</text:p>
          </table:table-cell>
          <table:table-cell office:value-type="string">
            <text:p>09/17/16 04:55 AM</text:p>
          </table:table-cell>
          <table:table-cell office:value-type="float" office:value="34.160010577">
            <text:p>34.160010577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7006405718991E+017">
            <text:p>777006405718991000</text:p>
          </table:table-cell>
          <table:table-cell office:value-type="string">
            <text:p>Ninetales</text:p>
          </table:table-cell>
          <table:table-cell office:value-type="string">
            <text:p>09/17/16 04:48 AM</text:p>
          </table:table-cell>
          <table:table-cell office:value-type="float" office:value="34.1360925236">
            <text:p>34.1360925236</text:p>
          </table:table-cell>
          <table:table-cell office:value-type="float" office:value="-118.022222496">
            <text:p>-118.022222496</text:p>
          </table:table-cell>
        </table:table-row>
        <table:table-row table:style-name="ro1">
          <table:table-cell office:value-type="float" office:value="7.7700295124822E+017">
            <text:p>777002951248220000</text:p>
          </table:table-cell>
          <table:table-cell office:value-type="string">
            <text:p>Grimer</text:p>
          </table:table-cell>
          <table:table-cell office:value-type="string">
            <text:p>09/17/16 04:35 AM</text:p>
          </table:table-cell>
          <table:table-cell office:value-type="float" office:value="34.0959544097">
            <text:p>34.0959544097</text:p>
          </table:table-cell>
          <table:table-cell office:value-type="float" office:value="-118.0394210986">
            <text:p>-118.0394210986</text:p>
          </table:table-cell>
        </table:table-row>
        <table:table-row table:style-name="ro1">
          <table:table-cell office:value-type="float" office:value="7.76999351935603E+017">
            <text:p>776999351935603000</text:p>
          </table:table-cell>
          <table:table-cell office:value-type="string">
            <text:p>Scyther</text:p>
          </table:table-cell>
          <table:table-cell office:value-type="string">
            <text:p>09/17/16 04:20 AM</text:p>
          </table:table-cell>
          <table:table-cell office:value-type="float" office:value="34.1283600511">
            <text:p>34.1283600511</text:p>
          </table:table-cell>
          <table:table-cell office:value-type="float" office:value="-118.0308220061">
            <text:p>-118.0308220061</text:p>
          </table:table-cell>
        </table:table-row>
        <table:table-row table:style-name="ro1">
          <table:table-cell office:value-type="float" office:value="7.76999150764163E+017">
            <text:p>776999150764163000</text:p>
          </table:table-cell>
          <table:table-cell office:value-type="string">
            <text:p>Rapidash</text:p>
          </table:table-cell>
          <table:table-cell office:value-type="string">
            <text:p>09/17/16 04:20 AM</text:p>
          </table:table-cell>
          <table:table-cell office:value-type="float" office:value="34.1667343174">
            <text:p>34.1667343174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6998221721641E+017">
            <text:p>776998221721641000</text:p>
          </table:table-cell>
          <table:table-cell office:value-type="string">
            <text:p>Electabuzz</text:p>
          </table:table-cell>
          <table:table-cell office:value-type="string">
            <text:p>09/17/16 04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998011142406E+017">
            <text:p>776998011142406000</text:p>
          </table:table-cell>
          <table:table-cell office:value-type="string">
            <text:p>Magmar</text:p>
          </table:table-cell>
          <table:table-cell office:value-type="string">
            <text:p>09/17/16 04:15 AM</text:p>
          </table:table-cell>
          <table:table-cell office:value-type="float" office:value="34.1265831349">
            <text:p>34.1265831349</text:p>
          </table:table-cell>
          <table:table-cell office:value-type="float" office:value="-118.0587217935">
            <text:p>-118.0587217935</text:p>
          </table:table-cell>
        </table:table-row>
        <table:table-row table:style-name="ro1">
          <table:table-cell office:value-type="float" office:value="7.76995008750559E+017">
            <text:p>776995008750559000</text:p>
          </table:table-cell>
          <table:table-cell office:value-type="string">
            <text:p>Raichu</text:p>
          </table:table-cell>
          <table:table-cell office:value-type="string">
            <text:p>09/17/16 04:03 AM</text:p>
          </table:table-cell>
          <table:table-cell office:value-type="float" office:value="34.113131227">
            <text:p>34.113131227</text:p>
          </table:table-cell>
          <table:table-cell office:value-type="float" office:value="-118.0684170804">
            <text:p>-118.0684170804</text:p>
          </table:table-cell>
        </table:table-row>
        <table:table-row table:style-name="ro1">
          <table:table-cell office:value-type="float" office:value="7.76994594902807E+017">
            <text:p>776994594902807000</text:p>
          </table:table-cell>
          <table:table-cell office:value-type="string">
            <text:p>Dragonite</text:p>
          </table:table-cell>
          <table:table-cell office:value-type="string">
            <text:p>09/17/16 04:02 AM</text:p>
          </table:table-cell>
          <table:table-cell office:value-type="float" office:value="34.1645258939">
            <text:p>34.1645258939</text:p>
          </table:table-cell>
          <table:table-cell office:value-type="float" office:value="-118.0506724711">
            <text:p>-118.0506724711</text:p>
          </table:table-cell>
        </table:table-row>
        <table:table-row table:style-name="ro1">
          <table:table-cell office:value-type="float" office:value="7.76993206584042E+017">
            <text:p>776993206584042000</text:p>
          </table:table-cell>
          <table:table-cell office:value-type="string">
            <text:p>Jolteon</text:p>
          </table:table-cell>
          <table:table-cell office:value-type="string">
            <text:p>09/17/16 03:56 AM</text:p>
          </table:table-cell>
          <table:table-cell office:value-type="float" office:value="34.1636850082">
            <text:p>34.1636850082</text:p>
          </table:table-cell>
          <table:table-cell office:value-type="float" office:value="-118.0262478505">
            <text:p>-118.0262478505</text:p>
          </table:table-cell>
        </table:table-row>
        <table:table-row table:style-name="ro1">
          <table:table-cell office:value-type="float" office:value="7.76986458489958E+017">
            <text:p>776986458489958000</text:p>
          </table:table-cell>
          <table:table-cell office:value-type="string">
            <text:p>Ivysaur</text:p>
          </table:table-cell>
          <table:table-cell office:value-type="string">
            <text:p>09/17/16 03:29 AM</text:p>
          </table:table-cell>
          <table:table-cell office:value-type="float" office:value="34.1592256221">
            <text:p>34.1592256221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6984667811516E+017">
            <text:p>776984667811516000</text:p>
          </table:table-cell>
          <table:table-cell office:value-type="string">
            <text:p>Jolteon</text:p>
          </table:table-cell>
          <table:table-cell office:value-type="string">
            <text:p>09/17/16 03:22 AM</text:p>
          </table:table-cell>
          <table:table-cell office:value-type="float" office:value="34.1023754621">
            <text:p>34.1023754621</text:p>
          </table:table-cell>
          <table:table-cell office:value-type="float" office:value="-118.0474709339">
            <text:p>-118.0474709339</text:p>
          </table:table-cell>
        </table:table-row>
        <table:table-row table:style-name="ro1">
          <table:table-cell office:value-type="float" office:value="7.76983947230126E+017">
            <text:p>776983947230126000</text:p>
          </table:table-cell>
          <table:table-cell office:value-type="string">
            <text:p>Flareon</text:p>
          </table:table-cell>
          <table:table-cell office:value-type="string">
            <text:p>09/17/16 03:19 AM</text:p>
          </table:table-cell>
          <table:table-cell office:value-type="float" office:value="34.155935664">
            <text:p>34.155935664</text:p>
          </table:table-cell>
          <table:table-cell office:value-type="float" office:value="-118.0368597105">
            <text:p>-118.0368597105</text:p>
          </table:table-cell>
        </table:table-row>
        <table:table-row table:style-name="ro1">
          <table:table-cell office:value-type="float" office:value="7.76982899945972E+017">
            <text:p>776982899945972000</text:p>
          </table:table-cell>
          <table:table-cell office:value-type="string">
            <text:p>Flareon</text:p>
          </table:table-cell>
          <table:table-cell office:value-type="string">
            <text:p>09/17/16 03:15 AM</text:p>
          </table:table-cell>
          <table:table-cell office:value-type="float" office:value="34.1635096271">
            <text:p>34.1635096271</text:p>
          </table:table-cell>
          <table:table-cell office:value-type="float" office:value="-118.0421654018">
            <text:p>-118.0421654018</text:p>
          </table:table-cell>
        </table:table-row>
        <table:table-row table:style-name="ro1">
          <table:table-cell office:value-type="float" office:value="7.76981366860714E+017">
            <text:p>776981366860714000</text:p>
          </table:table-cell>
          <table:table-cell office:value-type="string">
            <text:p>Clefable</text:p>
          </table:table-cell>
          <table:table-cell office:value-type="string">
            <text:p>09/17/16 03:09 AM</text:p>
          </table:table-cell>
          <table:table-cell office:value-type="float" office:value="34.1543233639">
            <text:p>34.1543233639</text:p>
          </table:table-cell>
          <table:table-cell office:value-type="float" office:value="-118.0203927591">
            <text:p>-118.0203927591</text:p>
          </table:table-cell>
        </table:table-row>
        <table:table-row table:style-name="ro1">
          <table:table-cell office:value-type="float" office:value="7.76980705293181E+017">
            <text:p>776980705293181000</text:p>
          </table:table-cell>
          <table:table-cell office:value-type="string">
            <text:p>Magmar</text:p>
          </table:table-cell>
          <table:table-cell office:value-type="string">
            <text:p>09/17/16 03:06 AM</text:p>
          </table:table-cell>
          <table:table-cell office:value-type="float" office:value="34.1398524679">
            <text:p>34.1398524679</text:p>
          </table:table-cell>
          <table:table-cell office:value-type="float" office:value="-118.0287179092">
            <text:p>-118.0287179092</text:p>
          </table:table-cell>
        </table:table-row>
        <table:table-row table:style-name="ro1">
          <table:table-cell office:value-type="float" office:value="7.76978882830283E+017">
            <text:p>776978882830283000</text:p>
          </table:table-cell>
          <table:table-cell office:value-type="string">
            <text:p>Jolteon</text:p>
          </table:table-cell>
          <table:table-cell office:value-type="string">
            <text:p>09/17/16 02:59 AM</text:p>
          </table:table-cell>
          <table:table-cell office:value-type="float" office:value="34.1425628186">
            <text:p>34.1425628186</text:p>
          </table:table-cell>
          <table:table-cell office:value-type="float" office:value="-118.0164587611">
            <text:p>-118.0164587611</text:p>
          </table:table-cell>
        </table:table-row>
        <table:table-row table:style-name="ro1">
          <table:table-cell office:value-type="float" office:value="7.76978543104234E+017">
            <text:p>776978543104234000</text:p>
          </table:table-cell>
          <table:table-cell office:value-type="string">
            <text:p>Arcanine</text:p>
          </table:table-cell>
          <table:table-cell office:value-type="string">
            <text:p>09/17/16 02:58 AM</text:p>
          </table:table-cell>
          <table:table-cell office:value-type="float" office:value="34.1406741132">
            <text:p>34.1406741132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76977655392379E+017">
            <text:p>776977655392379000</text:p>
          </table:table-cell>
          <table:table-cell office:value-type="string">
            <text:p>Kingler</text:p>
          </table:table-cell>
          <table:table-cell office:value-type="string">
            <text:p>09/17/16 02:54 AM</text:p>
          </table:table-cell>
          <table:table-cell office:value-type="float" office:value="34.1483504765">
            <text:p>34.1483504765</text:p>
          </table:table-cell>
          <table:table-cell office:value-type="float" office:value="-118.019935322">
            <text:p>-118.019935322</text:p>
          </table:table-cell>
        </table:table-row>
        <table:table-row table:style-name="ro1">
          <table:table-cell office:value-type="float" office:value="7.76973401680323E+017">
            <text:p>776973401680323000</text:p>
          </table:table-cell>
          <table:table-cell office:value-type="string">
            <text:p>Magmar</text:p>
          </table:table-cell>
          <table:table-cell office:value-type="string">
            <text:p>09/17/16 02:37 AM</text:p>
          </table:table-cell>
          <table:table-cell office:value-type="float" office:value="34.1133547536">
            <text:p>34.1133547536</text:p>
          </table:table-cell>
          <table:table-cell office:value-type="float" office:value="-118.0620145923">
            <text:p>-118.0620145923</text:p>
          </table:table-cell>
        </table:table-row>
        <table:table-row table:style-name="ro1">
          <table:table-cell office:value-type="float" office:value="7.76972245302252E+017">
            <text:p>776972245302252000</text:p>
          </table:table-cell>
          <table:table-cell office:value-type="string">
            <text:p>Raichu</text:p>
          </table:table-cell>
          <table:table-cell office:value-type="string">
            <text:p>09/17/16 02:33 AM</text:p>
          </table:table-cell>
          <table:table-cell office:value-type="float" office:value="34.1245142419">
            <text:p>34.124514241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76971538079691E+017">
            <text:p>776971538079691000</text:p>
          </table:table-cell>
          <table:table-cell office:value-type="string">
            <text:p>Arcanine</text:p>
          </table:table-cell>
          <table:table-cell office:value-type="string">
            <text:p>09/17/16 02:30 AM</text:p>
          </table:table-cell>
          <table:table-cell office:value-type="float" office:value="34.1404748017">
            <text:p>34.1404748017</text:p>
          </table:table-cell>
          <table:table-cell office:value-type="float" office:value="-118.0145374745">
            <text:p>-118.0145374745</text:p>
          </table:table-cell>
        </table:table-row>
        <table:table-row table:style-name="ro1">
          <table:table-cell office:value-type="float" office:value="7.76971152690262E+017">
            <text:p>776971152690262000</text:p>
          </table:table-cell>
          <table:table-cell office:value-type="string">
            <text:p>Snorlax</text:p>
          </table:table-cell>
          <table:table-cell office:value-type="string">
            <text:p>09/17/16 02:28 AM</text:p>
          </table:table-cell>
          <table:table-cell office:value-type="float" office:value="34.1094930143">
            <text:p>34.1094930143</text:p>
          </table:table-cell>
          <table:table-cell office:value-type="float" office:value="-118.0556118716">
            <text:p>-118.0556118716</text:p>
          </table:table-cell>
        </table:table-row>
        <table:table-row table:style-name="ro1">
          <table:table-cell office:value-type="float" office:value="7.76969964355854E+017">
            <text:p>776969964355854000</text:p>
          </table:table-cell>
          <table:table-cell office:value-type="string">
            <text:p>Raichu</text:p>
          </table:table-cell>
          <table:table-cell office:value-type="string">
            <text:p>09/17/16 02:24 AM</text:p>
          </table:table-cell>
          <table:table-cell office:value-type="float" office:value="34.1277724226">
            <text:p>34.1277724226</text:p>
          </table:table-cell>
          <table:table-cell office:value-type="float" office:value="-118.0374085825">
            <text:p>-118.0374085825</text:p>
          </table:table-cell>
        </table:table-row>
        <table:table-row table:style-name="ro1">
          <table:table-cell office:value-type="float" office:value="7.76968785940976E+017">
            <text:p>776968785940976000</text:p>
          </table:table-cell>
          <table:table-cell office:value-type="string">
            <text:p>Magmar</text:p>
          </table:table-cell>
          <table:table-cell office:value-type="string">
            <text:p>09/17/16 02:19 AM</text:p>
          </table:table-cell>
          <table:table-cell office:value-type="float" office:value="34.1339987466">
            <text:p>34.1339987466</text:p>
          </table:table-cell>
          <table:table-cell office:value-type="float" office:value="-118.0261563662">
            <text:p>-118.0261563662</text:p>
          </table:table-cell>
        </table:table-row>
        <table:table-row table:style-name="ro1">
          <table:table-cell office:value-type="float" office:value="7.76968022720258E+017">
            <text:p>776968022720258000</text:p>
          </table:table-cell>
          <table:table-cell office:value-type="string">
            <text:p>Electabuzz</text:p>
          </table:table-cell>
          <table:table-cell office:value-type="string">
            <text:p>09/17/16 0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967198619243E+017">
            <text:p>776967198619243000</text:p>
          </table:table-cell>
          <table:table-cell office:value-type="string">
            <text:p>Flareon</text:p>
          </table:table-cell>
          <table:table-cell office:value-type="string">
            <text:p>09/17/16 02:13 AM</text:p>
          </table:table-cell>
          <table:table-cell office:value-type="float" office:value="34.1502308317">
            <text:p>34.1502308317</text:p>
          </table:table-cell>
          <table:table-cell office:value-type="float" office:value="-118.0213991167">
            <text:p>-118.0213991167</text:p>
          </table:table-cell>
        </table:table-row>
        <table:table-row table:style-name="ro1">
          <table:table-cell office:value-type="float" office:value="7.76966249985089E+017">
            <text:p>776966249985089000</text:p>
          </table:table-cell>
          <table:table-cell office:value-type="string">
            <text:p>Tangela</text:p>
          </table:table-cell>
          <table:table-cell office:value-type="string">
            <text:p>09/17/16 02:09 AM</text:p>
          </table:table-cell>
          <table:table-cell office:value-type="float" office:value="34.1647933953">
            <text:p>34.1647933953</text:p>
          </table:table-cell>
          <table:table-cell office:value-type="float" office:value="-118.0525018948">
            <text:p>-118.0525018948</text:p>
          </table:table-cell>
        </table:table-row>
        <table:table-row table:style-name="ro1">
          <table:table-cell office:value-type="float" office:value="7.76965284867428E+017">
            <text:p>776965284867428000</text:p>
          </table:table-cell>
          <table:table-cell office:value-type="string">
            <text:p>Exeggutor</text:p>
          </table:table-cell>
          <table:table-cell office:value-type="string">
            <text:p>09/17/16 02:05 AM</text:p>
          </table:table-cell>
          <table:table-cell office:value-type="float" office:value="34.1228207402">
            <text:p>34.1228207402</text:p>
          </table:table-cell>
          <table:table-cell office:value-type="float" office:value="-118.0383233654">
            <text:p>-118.0383233654</text:p>
          </table:table-cell>
        </table:table-row>
        <table:table-row table:style-name="ro1">
          <table:table-cell office:value-type="float" office:value="7.76965283340689E+017">
            <text:p>776965283340689000</text:p>
          </table:table-cell>
          <table:table-cell office:value-type="string">
            <text:p>Dratini</text:p>
          </table:table-cell>
          <table:table-cell office:value-type="string">
            <text:p>09/17/16 02:05 AM</text:p>
          </table:table-cell>
          <table:table-cell office:value-type="float" office:value="34.1222252341">
            <text:p>34.1222252341</text:p>
          </table:table-cell>
          <table:table-cell office:value-type="float" office:value="-118.0381404092">
            <text:p>-118.0381404092</text:p>
          </table:table-cell>
        </table:table-row>
        <table:table-row table:style-name="ro1">
          <table:table-cell office:value-type="float" office:value="7.76965100678767E+017">
            <text:p>776965100678767000</text:p>
          </table:table-cell>
          <table:table-cell office:value-type="string">
            <text:p>Nidoqueen</text:p>
          </table:table-cell>
          <table:table-cell office:value-type="string">
            <text:p>09/17/16 02:04 AM</text:p>
          </table:table-cell>
          <table:table-cell office:value-type="float" office:value="34.1160094498">
            <text:p>34.1160094498</text:p>
          </table:table-cell>
          <table:table-cell office:value-type="float" office:value="-118.0412506388">
            <text:p>-118.0412506388</text:p>
          </table:table-cell>
        </table:table-row>
        <table:table-row table:style-name="ro1">
          <table:table-cell office:value-type="float" office:value="7.76964472355168E+017">
            <text:p>776964472355168000</text:p>
          </table:table-cell>
          <table:table-cell office:value-type="string">
            <text:p>Raichu</text:p>
          </table:table-cell>
          <table:table-cell office:value-type="string">
            <text:p>09/17/16 02:02 AM</text:p>
          </table:table-cell>
          <table:table-cell office:value-type="float" office:value="34.1041543102">
            <text:p>34.1041543102</text:p>
          </table:table-cell>
          <table:table-cell office:value-type="float" office:value="-118.0574412441">
            <text:p>-118.0574412441</text:p>
          </table:table-cell>
        </table:table-row>
        <table:table-row table:style-name="ro1">
          <table:table-cell office:value-type="float" office:value="7.76959510317367E+017">
            <text:p>776959510317367000</text:p>
          </table:table-cell>
          <table:table-cell office:value-type="string">
            <text:p>Lickitung</text:p>
          </table:table-cell>
          <table:table-cell office:value-type="string">
            <text:p>09/17/16 01:42 AM</text:p>
          </table:table-cell>
          <table:table-cell office:value-type="float" office:value="34.1105948637">
            <text:p>34.1105948637</text:p>
          </table:table-cell>
          <table:table-cell office:value-type="float" office:value="-118.0485686103">
            <text:p>-118.0485686103</text:p>
          </table:table-cell>
        </table:table-row>
        <table:table-row table:style-name="ro1">
          <table:table-cell office:value-type="float" office:value="7.76956009122111E+017">
            <text:p>776956009122111000</text:p>
          </table:table-cell>
          <table:table-cell office:value-type="string">
            <text:p>Chansey</text:p>
          </table:table-cell>
          <table:table-cell office:value-type="string">
            <text:p>09/17/16 01:28 AM</text:p>
          </table:table-cell>
          <table:table-cell office:value-type="float" office:value="34.1116708854">
            <text:p>34.1116708854</text:p>
          </table:table-cell>
          <table:table-cell office:value-type="float" office:value="-118.028992358">
            <text:p>-118.028992358</text:p>
          </table:table-cell>
        </table:table-row>
        <table:table-row table:style-name="ro1">
          <table:table-cell office:value-type="float" office:value="7.76955046151856E+017">
            <text:p>776955046151856000</text:p>
          </table:table-cell>
          <table:table-cell office:value-type="string">
            <text:p>Electabuzz</text:p>
          </table:table-cell>
          <table:table-cell office:value-type="string">
            <text:p>09/17/16 01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95428027614E+017">
            <text:p>776954280276140000</text:p>
          </table:table-cell>
          <table:table-cell office:value-type="string">
            <text:p>Aerodactyl</text:p>
          </table:table-cell>
          <table:table-cell office:value-type="string">
            <text:p>09/17/16 01:21 AM</text:p>
          </table:table-cell>
          <table:table-cell office:value-type="float" office:value="34.1219525847">
            <text:p>34.1219525847</text:p>
          </table:table-cell>
          <table:table-cell office:value-type="float" office:value="-118.0686914676">
            <text:p>-118.0686914676</text:p>
          </table:table-cell>
        </table:table-row>
        <table:table-row table:style-name="ro1">
          <table:table-cell office:value-type="float" office:value="7.76952920407356E+017">
            <text:p>776952920407356000</text:p>
          </table:table-cell>
          <table:table-cell office:value-type="string">
            <text:p>Electabuzz</text:p>
          </table:table-cell>
          <table:table-cell office:value-type="string">
            <text:p>09/17/16 01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951590271918E+017">
            <text:p>776951590271918000</text:p>
          </table:table-cell>
          <table:table-cell office:value-type="string">
            <text:p>Nidoking</text:p>
          </table:table-cell>
          <table:table-cell office:value-type="string">
            <text:p>09/17/16 01:11 AM</text:p>
          </table:table-cell>
          <table:table-cell office:value-type="float" office:value="34.1651504002">
            <text:p>34.1651504002</text:p>
          </table:table-cell>
          <table:table-cell office:value-type="float" office:value="-118.0442693388">
            <text:p>-118.0442693388</text:p>
          </table:table-cell>
        </table:table-row>
        <table:table-row table:style-name="ro1">
          <table:table-cell office:value-type="float" office:value="7.76951445799121E+017">
            <text:p>776951445799121000</text:p>
          </table:table-cell>
          <table:table-cell office:value-type="string">
            <text:p>Hitmonlee</text:p>
          </table:table-cell>
          <table:table-cell office:value-type="string">
            <text:p>09/17/16 01:10 AM</text:p>
          </table:table-cell>
          <table:table-cell office:value-type="float" office:value="34.1106559817">
            <text:p>34.1106559817</text:p>
          </table:table-cell>
          <table:table-cell office:value-type="float" office:value="-118.0625633861">
            <text:p>-118.0625633861</text:p>
          </table:table-cell>
        </table:table-row>
        <table:table-row table:style-name="ro1">
          <table:table-cell office:value-type="float" office:value="7.76951266517725E+017">
            <text:p>776951266517725000</text:p>
          </table:table-cell>
          <table:table-cell office:value-type="string">
            <text:p>Hitmonchan</text:p>
          </table:table-cell>
          <table:table-cell office:value-type="string">
            <text:p>09/17/16 01:09 AM</text:p>
          </table:table-cell>
          <table:table-cell office:value-type="float" office:value="34.1100728456">
            <text:p>34.1100728456</text:p>
          </table:table-cell>
          <table:table-cell office:value-type="float" office:value="-118.0584473909">
            <text:p>-118.0584473909</text:p>
          </table:table-cell>
        </table:table-row>
        <table:table-row table:style-name="ro1">
          <table:table-cell office:value-type="float" office:value="7.76950629298082E+017">
            <text:p>776950629298082000</text:p>
          </table:table-cell>
          <table:table-cell office:value-type="string">
            <text:p>Chansey</text:p>
          </table:table-cell>
          <table:table-cell office:value-type="string">
            <text:p>09/17/16 01:07 AM</text:p>
          </table:table-cell>
          <table:table-cell office:value-type="float" office:value="34.1223685821">
            <text:p>34.1223685821</text:p>
          </table:table-cell>
          <table:table-cell office:value-type="float" office:value="-118.0443608137">
            <text:p>-118.0443608137</text:p>
          </table:table-cell>
        </table:table-row>
        <table:table-row table:style-name="ro1">
          <table:table-cell office:value-type="float" office:value="7.76944543933399E+017">
            <text:p>776944543933399000</text:p>
          </table:table-cell>
          <table:table-cell office:value-type="string">
            <text:p>Tangela</text:p>
          </table:table-cell>
          <table:table-cell office:value-type="string">
            <text:p>09/17/16 12:43 AM</text:p>
          </table:table-cell>
          <table:table-cell office:value-type="float" office:value="34.1604131027">
            <text:p>34.1604131027</text:p>
          </table:table-cell>
          <table:table-cell office:value-type="float" office:value="-118.052410424">
            <text:p>-118.052410424</text:p>
          </table:table-cell>
        </table:table-row>
        <table:table-row table:style-name="ro1">
          <table:table-cell office:value-type="float" office:value="7.76942797072982E+017">
            <text:p>776942797072982000</text:p>
          </table:table-cell>
          <table:table-cell office:value-type="string">
            <text:p>Dragonite</text:p>
          </table:table-cell>
          <table:table-cell office:value-type="string">
            <text:p>09/17/16 12:36 AM</text:p>
          </table:table-cell>
          <table:table-cell office:value-type="float" office:value="34.1603256513">
            <text:p>34.1603256513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6941432292598E+017">
            <text:p>776941432292598000</text:p>
          </table:table-cell>
          <table:table-cell office:value-type="string">
            <text:p>Weezing</text:p>
          </table:table-cell>
          <table:table-cell office:value-type="string">
            <text:p>09/17/16 12:30 AM</text:p>
          </table:table-cell>
          <table:table-cell office:value-type="float" office:value="34.1163962435">
            <text:p>34.1163962435</text:p>
          </table:table-cell>
          <table:table-cell office:value-type="float" office:value="-118.0325601542">
            <text:p>-118.0325601542</text:p>
          </table:table-cell>
        </table:table-row>
        <table:table-row table:style-name="ro1">
          <table:table-cell office:value-type="float" office:value="7.76940914895835E+017">
            <text:p>776940914895835000</text:p>
          </table:table-cell>
          <table:table-cell office:value-type="string">
            <text:p>Flareon</text:p>
          </table:table-cell>
          <table:table-cell office:value-type="string">
            <text:p>09/17/16 12:28 AM</text:p>
          </table:table-cell>
          <table:table-cell office:value-type="float" office:value="34.1657259311">
            <text:p>34.1657259311</text:p>
          </table:table-cell>
          <table:table-cell office:value-type="float" office:value="-118.0367682316">
            <text:p>-118.0367682316</text:p>
          </table:table-cell>
        </table:table-row>
        <table:table-row table:style-name="ro1">
          <table:table-cell office:value-type="float" office:value="7.76940304326799E+017">
            <text:p>776940304326799000</text:p>
          </table:table-cell>
          <table:table-cell office:value-type="string">
            <text:p>Chansey</text:p>
          </table:table-cell>
          <table:table-cell office:value-type="string">
            <text:p>09/17/16 12:26 AM</text:p>
          </table:table-cell>
          <table:table-cell office:value-type="float" office:value="34.1297104946">
            <text:p>34.1297104946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69386279557E+017">
            <text:p>776938627955700000</text:p>
          </table:table-cell>
          <table:table-cell office:value-type="string">
            <text:p>Nidoking</text:p>
          </table:table-cell>
          <table:table-cell office:value-type="string">
            <text:p>09/17/16 12:19 AM</text:p>
          </table:table-cell>
          <table:table-cell office:value-type="float" office:value="34.1596013825">
            <text:p>34.1596013825</text:p>
          </table:table-cell>
          <table:table-cell office:value-type="float" office:value="-118.0479282999">
            <text:p>-118.0479282999</text:p>
          </table:table-cell>
        </table:table-row>
        <table:table-row table:style-name="ro1">
          <table:table-cell office:value-type="float" office:value="7.76935526699901E+017">
            <text:p>776935526699901000</text:p>
          </table:table-cell>
          <table:table-cell office:value-type="string">
            <text:p>Chansey</text:p>
          </table:table-cell>
          <table:table-cell office:value-type="string">
            <text:p>09/17/16 12:07 AM</text:p>
          </table:table-cell>
          <table:table-cell office:value-type="float" office:value="34.1574095714">
            <text:p>34.1574095714</text:p>
          </table:table-cell>
          <table:table-cell office:value-type="float" office:value="-118.0406103019">
            <text:p>-118.0406103019</text:p>
          </table:table-cell>
        </table:table-row>
        <table:table-row table:style-name="ro1">
          <table:table-cell office:value-type="float" office:value="7.76931056146641E+017">
            <text:p>776931056146641000</text:p>
          </table:table-cell>
          <table:table-cell office:value-type="string">
            <text:p>Raichu</text:p>
          </table:table-cell>
          <table:table-cell office:value-type="string">
            <text:p>09/16/16 11:49 PM</text:p>
          </table:table-cell>
          <table:table-cell office:value-type="float" office:value="34.1161574216">
            <text:p>34.1161574216</text:p>
          </table:table-cell>
          <table:table-cell office:value-type="float" office:value="-118.040976209">
            <text:p>-118.040976209</text:p>
          </table:table-cell>
        </table:table-row>
        <table:table-row table:style-name="ro1">
          <table:table-cell office:value-type="float" office:value="7.76929833775346E+017">
            <text:p>776929833775346000</text:p>
          </table:table-cell>
          <table:table-cell office:value-type="string">
            <text:p>Jolteon</text:p>
          </table:table-cell>
          <table:table-cell office:value-type="string">
            <text:p>09/16/16 11:44 PM</text:p>
          </table:table-cell>
          <table:table-cell office:value-type="float" office:value="34.0993192282">
            <text:p>34.0993192282</text:p>
          </table:table-cell>
          <table:table-cell office:value-type="float" office:value="-118.0394210986">
            <text:p>-118.0394210986</text:p>
          </table:table-cell>
        </table:table-row>
        <table:table-row table:style-name="ro1">
          <table:table-cell office:value-type="float" office:value="7.76925564623958E+017">
            <text:p>776925564623958000</text:p>
          </table:table-cell>
          <table:table-cell office:value-type="string">
            <text:p>Snorlax</text:p>
          </table:table-cell>
          <table:table-cell office:value-type="string">
            <text:p>09/16/16 11:27 PM</text:p>
          </table:table-cell>
          <table:table-cell office:value-type="float" office:value="34.1094368183">
            <text:p>34.1094368183</text:p>
          </table:table-cell>
          <table:table-cell office:value-type="float" office:value="-118.0477453537">
            <text:p>-118.0477453537</text:p>
          </table:table-cell>
        </table:table-row>
        <table:table-row table:style-name="ro1">
          <table:table-cell office:value-type="float" office:value="7.76924833435136E+017">
            <text:p>776924833435136000</text:p>
          </table:table-cell>
          <table:table-cell office:value-type="string">
            <text:p>Ivysaur</text:p>
          </table:table-cell>
          <table:table-cell office:value-type="string">
            <text:p>09/16/16 11:24 PM</text:p>
          </table:table-cell>
          <table:table-cell office:value-type="float" office:value="34.164681265">
            <text:p>34.164681265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76923145164824E+017">
            <text:p>776923145164824000</text:p>
          </table:table-cell>
          <table:table-cell office:value-type="string">
            <text:p>Ninetales</text:p>
          </table:table-cell>
          <table:table-cell office:value-type="string">
            <text:p>09/16/16 11:18 PM</text:p>
          </table:table-cell>
          <table:table-cell office:value-type="float" office:value="34.1578348933">
            <text:p>34.1578348933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6922693719298E+017">
            <text:p>776922693719298000</text:p>
          </table:table-cell>
          <table:table-cell office:value-type="string">
            <text:p>Lickitung</text:p>
          </table:table-cell>
          <table:table-cell office:value-type="string">
            <text:p>09/16/16 11:16 PM</text:p>
          </table:table-cell>
          <table:table-cell office:value-type="float" office:value="34.1086380406">
            <text:p>34.1086380406</text:p>
          </table:table-cell>
          <table:table-cell office:value-type="float" office:value="-118.0610084659">
            <text:p>-118.0610084659</text:p>
          </table:table-cell>
        </table:table-row>
        <table:table-row table:style-name="ro1">
          <table:table-cell office:value-type="float" office:value="7.76920791678013E+017">
            <text:p>776920791678013000</text:p>
          </table:table-cell>
          <table:table-cell office:value-type="string">
            <text:p>Scyther</text:p>
          </table:table-cell>
          <table:table-cell office:value-type="string">
            <text:p>09/16/16 11:08 PM</text:p>
          </table:table-cell>
          <table:table-cell office:value-type="float" office:value="34.1277932403">
            <text:p>34.1277932403</text:p>
          </table:table-cell>
          <table:table-cell office:value-type="float" office:value="-118.0366767528">
            <text:p>-118.0366767528</text:p>
          </table:table-cell>
        </table:table-row>
        <table:table-row table:style-name="ro1">
          <table:table-cell office:value-type="float" office:value="7.76920561897263E+017">
            <text:p>776920561897263000</text:p>
          </table:table-cell>
          <table:table-cell office:value-type="string">
            <text:p>Clefable</text:p>
          </table:table-cell>
          <table:table-cell office:value-type="string">
            <text:p>09/16/16 11:07 PM</text:p>
          </table:table-cell>
          <table:table-cell office:value-type="float" office:value="34.1576973822">
            <text:p>34.1576973822</text:p>
          </table:table-cell>
          <table:table-cell office:value-type="float" office:value="-118.0284434599">
            <text:p>-118.0284434599</text:p>
          </table:table-cell>
        </table:table-row>
        <table:table-row table:style-name="ro1">
          <table:table-cell office:value-type="float" office:value="7.76920018302882E+017">
            <text:p>776920018302882000</text:p>
          </table:table-cell>
          <table:table-cell office:value-type="string">
            <text:p>Magmar</text:p>
          </table:table-cell>
          <table:table-cell office:value-type="string">
            <text:p>09/16/16 11:05 PM</text:p>
          </table:table-cell>
          <table:table-cell office:value-type="float" office:value="34.1619583693">
            <text:p>34.1619583693</text:p>
          </table:table-cell>
          <table:table-cell office:value-type="float" office:value="-118.026430819">
            <text:p>-118.026430819</text:p>
          </table:table-cell>
        </table:table-row>
        <table:table-row table:style-name="ro1">
          <table:table-cell office:value-type="float" office:value="7.76919865416229E+017">
            <text:p>776919865416229000</text:p>
          </table:table-cell>
          <table:table-cell office:value-type="string">
            <text:p>Nidoqueen</text:p>
          </table:table-cell>
          <table:table-cell office:value-type="string">
            <text:p>09/16/16 11:05 PM</text:p>
          </table:table-cell>
          <table:table-cell office:value-type="float" office:value="34.1561144117">
            <text:p>34.1561144117</text:p>
          </table:table-cell>
          <table:table-cell office:value-type="float" office:value="-118.0186544917">
            <text:p>-118.0186544917</text:p>
          </table:table-cell>
        </table:table-row>
        <table:table-row table:style-name="ro1">
          <table:table-cell office:value-type="float" office:value="7.76919595751838E+017">
            <text:p>776919595751838000</text:p>
          </table:table-cell>
          <table:table-cell office:value-type="string">
            <text:p>Chansey</text:p>
          </table:table-cell>
          <table:table-cell office:value-type="string">
            <text:p>09/16/16 11:04 PM</text:p>
          </table:table-cell>
          <table:table-cell office:value-type="float" office:value="34.1256488623">
            <text:p>34.1256488623</text:p>
          </table:table-cell>
          <table:table-cell office:value-type="float" office:value="-118.0472879872">
            <text:p>-118.0472879872</text:p>
          </table:table-cell>
        </table:table-row>
        <table:table-row table:style-name="ro1">
          <table:table-cell office:value-type="float" office:value="7.76918062440124E+017">
            <text:p>776918062440124000</text:p>
          </table:table-cell>
          <table:table-cell office:value-type="string">
            <text:p>Nidoqueen</text:p>
          </table:table-cell>
          <table:table-cell office:value-type="string">
            <text:p>09/16/16 10:57 PM</text:p>
          </table:table-cell>
          <table:table-cell office:value-type="float" office:value="34.1629304984">
            <text:p>34.1629304984</text:p>
          </table:table-cell>
          <table:table-cell office:value-type="float" office:value="-118.0393296211">
            <text:p>-118.0393296211</text:p>
          </table:table-cell>
        </table:table-row>
        <table:table-row table:style-name="ro1">
          <table:table-cell office:value-type="float" office:value="7.76915810748989E+017">
            <text:p>776915810748989000</text:p>
          </table:table-cell>
          <table:table-cell office:value-type="string">
            <text:p>Lickitung</text:p>
          </table:table-cell>
          <table:table-cell office:value-type="string">
            <text:p>09/16/16 10:48 PM</text:p>
          </table:table-cell>
          <table:table-cell office:value-type="float" office:value="34.1142862079">
            <text:p>34.1142862079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691418800221E+017">
            <text:p>776914188002210000</text:p>
          </table:table-cell>
          <table:table-cell office:value-type="string">
            <text:p>Alakazam</text:p>
          </table:table-cell>
          <table:table-cell office:value-type="string">
            <text:p>09/16/16 10:42 PM</text:p>
          </table:table-cell>
          <table:table-cell office:value-type="float" office:value="34.1293809416">
            <text:p>34.1293809416</text:p>
          </table:table-cell>
          <table:table-cell office:value-type="float" office:value="-118.0568009659">
            <text:p>-118.0568009659</text:p>
          </table:table-cell>
        </table:table-row>
        <table:table-row table:style-name="ro1">
          <table:table-cell office:value-type="float" office:value="7.76912486394016E+017">
            <text:p>776912486394016000</text:p>
          </table:table-cell>
          <table:table-cell office:value-type="string">
            <text:p>Raichu</text:p>
          </table:table-cell>
          <table:table-cell office:value-type="string">
            <text:p>09/16/16 10:35 PM</text:p>
          </table:table-cell>
          <table:table-cell office:value-type="float" office:value="34.0997845671">
            <text:p>34.0997845671</text:p>
          </table:table-cell>
          <table:table-cell office:value-type="float" office:value="-118.0342982853">
            <text:p>-118.0342982853</text:p>
          </table:table-cell>
        </table:table-row>
        <table:table-row table:style-name="ro1">
          <table:table-cell office:value-type="float" office:value="7.76911275288769E+017">
            <text:p>776911275288769000</text:p>
          </table:table-cell>
          <table:table-cell office:value-type="string">
            <text:p>Hitmonlee</text:p>
          </table:table-cell>
          <table:table-cell office:value-type="string">
            <text:p>09/16/16 10:30 PM</text:p>
          </table:table-cell>
          <table:table-cell office:value-type="float" office:value="34.1170598034">
            <text:p>34.1170598034</text:p>
          </table:table-cell>
          <table:table-cell office:value-type="float" office:value="-118.0612828646">
            <text:p>-118.0612828646</text:p>
          </table:table-cell>
        </table:table-row>
        <table:table-row table:style-name="ro1">
          <table:table-cell office:value-type="float" office:value="7.76909264476516E+017">
            <text:p>776909264476516000</text:p>
          </table:table-cell>
          <table:table-cell office:value-type="string">
            <text:p>Nidoking</text:p>
          </table:table-cell>
          <table:table-cell office:value-type="string">
            <text:p>09/16/16 10:22 PM</text:p>
          </table:table-cell>
          <table:table-cell office:value-type="float" office:value="34.1659891725">
            <text:p>34.1659891725</text:p>
          </table:table-cell>
          <table:table-cell office:value-type="float" office:value="-118.0324686731">
            <text:p>-118.0324686731</text:p>
          </table:table-cell>
        </table:table-row>
        <table:table-row table:style-name="ro1">
          <table:table-cell office:value-type="float" office:value="7.76908005501604E+017">
            <text:p>776908005501604000</text:p>
          </table:table-cell>
          <table:table-cell office:value-type="string">
            <text:p>Arcanine</text:p>
          </table:table-cell>
          <table:table-cell office:value-type="string">
            <text:p>09/16/16 10:17 PM</text:p>
          </table:table-cell>
          <table:table-cell office:value-type="float" office:value="34.1128759043">
            <text:p>34.1128759043</text:p>
          </table:table-cell>
          <table:table-cell office:value-type="float" office:value="-118.0626548516">
            <text:p>-118.0626548516</text:p>
          </table:table-cell>
        </table:table-row>
        <table:table-row table:style-name="ro1">
          <table:table-cell office:value-type="float" office:value="7.76907136290783E+017">
            <text:p>776907136290783000</text:p>
          </table:table-cell>
          <table:table-cell office:value-type="string">
            <text:p>Raichu</text:p>
          </table:table-cell>
          <table:table-cell office:value-type="string">
            <text:p>09/16/16 10:14 PM</text:p>
          </table:table-cell>
          <table:table-cell office:value-type="float" office:value="34.132441587">
            <text:p>34.132441587</text:p>
          </table:table-cell>
          <table:table-cell office:value-type="float" office:value="-118.0337494036">
            <text:p>-118.0337494036</text:p>
          </table:table-cell>
        </table:table-row>
        <table:table-row table:style-name="ro1">
          <table:table-cell office:value-type="float" office:value="7.76906999145521E+017">
            <text:p>776906999145521000</text:p>
          </table:table-cell>
          <table:table-cell office:value-type="string">
            <text:p>Exeggutor</text:p>
          </table:table-cell>
          <table:table-cell office:value-type="string">
            <text:p>09/16/16 10:13 PM</text:p>
          </table:table-cell>
          <table:table-cell office:value-type="float" office:value="34.1381785801">
            <text:p>34.1381785801</text:p>
          </table:table-cell>
          <table:table-cell office:value-type="float" office:value="-118.0235033005">
            <text:p>-118.0235033005</text:p>
          </table:table-cell>
        </table:table-row>
        <table:table-row table:style-name="ro1">
          <table:table-cell office:value-type="float" office:value="7.76904875607077E+017">
            <text:p>776904875607077000</text:p>
          </table:table-cell>
          <table:table-cell office:value-type="string">
            <text:p>Raichu</text:p>
          </table:table-cell>
          <table:table-cell office:value-type="string">
            <text:p>09/16/16 10:05 PM</text:p>
          </table:table-cell>
          <table:table-cell office:value-type="float" office:value="34.0997845671">
            <text:p>34.0997845671</text:p>
          </table:table-cell>
          <table:table-cell office:value-type="float" office:value="-118.0342982853">
            <text:p>-118.0342982853</text:p>
          </table:table-cell>
        </table:table-row>
        <table:table-row table:style-name="ro1">
          <table:table-cell office:value-type="float" office:value="7.76904836079981E+017">
            <text:p>776904836079981000</text:p>
          </table:table-cell>
          <table:table-cell office:value-type="string">
            <text:p>Beedrill</text:p>
          </table:table-cell>
          <table:table-cell office:value-type="string">
            <text:p>09/16/16 10:05 PM</text:p>
          </table:table-cell>
          <table:table-cell office:value-type="float" office:value="34.116130366">
            <text:p>34.116130366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7690099033104E+017">
            <text:p>776900990331040000</text:p>
          </table:table-cell>
          <table:table-cell office:value-type="string">
            <text:p>Arcanine</text:p>
          </table:table-cell>
          <table:table-cell office:value-type="string">
            <text:p>09/16/16 09:50 PM</text:p>
          </table:table-cell>
          <table:table-cell office:value-type="float" office:value="34.1276698864">
            <text:p>34.1276698864</text:p>
          </table:table-cell>
          <table:table-cell office:value-type="float" office:value="-118.0543312995">
            <text:p>-118.0543312995</text:p>
          </table:table-cell>
        </table:table-row>
        <table:table-row table:style-name="ro1">
          <table:table-cell office:value-type="float" office:value="7.76897369002549E+017">
            <text:p>776897369002549000</text:p>
          </table:table-cell>
          <table:table-cell office:value-type="string">
            <text:p>Nidoking</text:p>
          </table:table-cell>
          <table:table-cell office:value-type="string">
            <text:p>09/16/16 09:35 PM</text:p>
          </table:table-cell>
          <table:table-cell office:value-type="float" office:value="34.1391943889">
            <text:p>34.1391943889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7689599238577E+017">
            <text:p>776895992385770000</text:p>
          </table:table-cell>
          <table:table-cell office:value-type="string">
            <text:p>Arcanine</text:p>
          </table:table-cell>
          <table:table-cell office:value-type="string">
            <text:p>09/16/16 09:30 PM</text:p>
          </table:table-cell>
          <table:table-cell office:value-type="float" office:value="34.1506614475">
            <text:p>34.1506614475</text:p>
          </table:table-cell>
          <table:table-cell office:value-type="float" office:value="-118.0280775269">
            <text:p>-118.0280775269</text:p>
          </table:table-cell>
        </table:table-row>
        <table:table-row table:style-name="ro1">
          <table:table-cell office:value-type="float" office:value="7.76894464392475E+017">
            <text:p>776894464392475000</text:p>
          </table:table-cell>
          <table:table-cell office:value-type="string">
            <text:p>Chansey</text:p>
          </table:table-cell>
          <table:table-cell office:value-type="string">
            <text:p>09/16/16 09:24 PM</text:p>
          </table:table-cell>
          <table:table-cell office:value-type="float" office:value="34.1277724226">
            <text:p>34.1277724226</text:p>
          </table:table-cell>
          <table:table-cell office:value-type="float" office:value="-118.0374085825">
            <text:p>-118.0374085825</text:p>
          </table:table-cell>
        </table:table-row>
        <table:table-row table:style-name="ro1">
          <table:table-cell office:value-type="float" office:value="7.76894216584598E+017">
            <text:p>776894216584598000</text:p>
          </table:table-cell>
          <table:table-cell office:value-type="string">
            <text:p>Magmar</text:p>
          </table:table-cell>
          <table:table-cell office:value-type="string">
            <text:p>09/16/16 09:23 PM</text:p>
          </table:table-cell>
          <table:table-cell office:value-type="float" office:value="34.1037711297">
            <text:p>34.1037711297</text:p>
          </table:table-cell>
          <table:table-cell office:value-type="float" office:value="-118.0554289333">
            <text:p>-118.0554289333</text:p>
          </table:table-cell>
        </table:table-row>
        <table:table-row table:style-name="ro1">
          <table:table-cell office:value-type="float" office:value="7.76893558066328E+017">
            <text:p>776893558066328000</text:p>
          </table:table-cell>
          <table:table-cell office:value-type="string">
            <text:p>Raichu</text:p>
          </table:table-cell>
          <table:table-cell office:value-type="string">
            <text:p>09/16/16 09:20 PM</text:p>
          </table:table-cell>
          <table:table-cell office:value-type="float" office:value="34.1208310429">
            <text:p>34.1208310429</text:p>
          </table:table-cell>
          <table:table-cell office:value-type="float" office:value="-118.0428057331">
            <text:p>-118.0428057331</text:p>
          </table:table-cell>
        </table:table-row>
        <table:table-row table:style-name="ro1">
          <table:table-cell office:value-type="float" office:value="7.76889157897429E+017">
            <text:p>776889157897429000</text:p>
          </table:table-cell>
          <table:table-cell office:value-type="string">
            <text:p>Aerodactyl</text:p>
          </table:table-cell>
          <table:table-cell office:value-type="string">
            <text:p>09/16/16 09:03 PM</text:p>
          </table:table-cell>
          <table:table-cell office:value-type="float" office:value="34.1241972124">
            <text:p>34.1241972124</text:p>
          </table:table-cell>
          <table:table-cell office:value-type="float" office:value="-118.0651244013">
            <text:p>-118.0651244013</text:p>
          </table:table-cell>
        </table:table-row>
        <table:table-row table:style-name="ro1">
          <table:table-cell office:value-type="float" office:value="7.76886490169094E+017">
            <text:p>776886490169094000</text:p>
          </table:table-cell>
          <table:table-cell office:value-type="string">
            <text:p>Rapidash</text:p>
          </table:table-cell>
          <table:table-cell office:value-type="string">
            <text:p>09/16/16 08:52 PM</text:p>
          </table:table-cell>
          <table:table-cell office:value-type="float" office:value="34.1679215887">
            <text:p>34.1679215887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76885583960347E+017">
            <text:p>776885583960347000</text:p>
          </table:table-cell>
          <table:table-cell office:value-type="string">
            <text:p>Hitmonlee</text:p>
          </table:table-cell>
          <table:table-cell office:value-type="string">
            <text:p>09/16/16 08:48 PM</text:p>
          </table:table-cell>
          <table:table-cell office:value-type="float" office:value="34.1114586001">
            <text:p>34.1114586001</text:p>
          </table:table-cell>
          <table:table-cell office:value-type="float" office:value="-118.0632036434">
            <text:p>-118.0632036434</text:p>
          </table:table-cell>
        </table:table-row>
        <table:table-row table:style-name="ro1">
          <table:table-cell office:value-type="float" office:value="7.76884675746816E+017">
            <text:p>776884675746816000</text:p>
          </table:table-cell>
          <table:table-cell office:value-type="string">
            <text:p>Chansey</text:p>
          </table:table-cell>
          <table:table-cell office:value-type="string">
            <text:p>09/16/16 08:45 PM</text:p>
          </table:table-cell>
          <table:table-cell office:value-type="float" office:value="34.1516330773">
            <text:p>34.1516330773</text:p>
          </table:table-cell>
          <table:table-cell office:value-type="float" office:value="-118.0157268448">
            <text:p>-118.0157268448</text:p>
          </table:table-cell>
        </table:table-row>
        <table:table-row table:style-name="ro1">
          <table:table-cell office:value-type="float" office:value="7.76883628722618E+017">
            <text:p>776883628722618000</text:p>
          </table:table-cell>
          <table:table-cell office:value-type="string">
            <text:p>Wigglytuff</text:p>
          </table:table-cell>
          <table:table-cell office:value-type="string">
            <text:p>09/16/16 08:41 PM</text:p>
          </table:table-cell>
          <table:table-cell office:value-type="float" office:value="34.1223756633">
            <text:p>34.1223756633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687955282806E+017">
            <text:p>776879552828060000</text:p>
          </table:table-cell>
          <table:table-cell office:value-type="string">
            <text:p>Electabuzz</text:p>
          </table:table-cell>
          <table:table-cell office:value-type="string">
            <text:p>09/16/16 08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878825485455E+017">
            <text:p>776878825485455000</text:p>
          </table:table-cell>
          <table:table-cell office:value-type="string">
            <text:p>Clefable</text:p>
          </table:table-cell>
          <table:table-cell office:value-type="string">
            <text:p>09/16/16 08:22 PM</text:p>
          </table:table-cell>
          <table:table-cell office:value-type="float" office:value="34.1620678189">
            <text:p>34.1620678189</text:p>
          </table:table-cell>
          <table:table-cell office:value-type="float" office:value="-118.0463732507">
            <text:p>-118.0463732507</text:p>
          </table:table-cell>
        </table:table-row>
        <table:table-row table:style-name="ro1">
          <table:table-cell office:value-type="float" office:value="7.7687874564683E+017">
            <text:p>776878745646830000</text:p>
          </table:table-cell>
          <table:table-cell office:value-type="string">
            <text:p>Chansey</text:p>
          </table:table-cell>
          <table:table-cell office:value-type="string">
            <text:p>09/16/16 08:21 PM</text:p>
          </table:table-cell>
          <table:table-cell office:value-type="float" office:value="34.0981335837">
            <text:p>34.0981335837</text:p>
          </table:table-cell>
          <table:table-cell office:value-type="float" office:value="-118.040976209">
            <text:p>-118.040976209</text:p>
          </table:table-cell>
        </table:table-row>
        <table:table-row table:style-name="ro1">
          <table:table-cell office:value-type="float" office:value="7.76878560074093E+017">
            <text:p>776878560074093000</text:p>
          </table:table-cell>
          <table:table-cell office:value-type="string">
            <text:p>Jolteon</text:p>
          </table:table-cell>
          <table:table-cell office:value-type="string">
            <text:p>09/16/16 08:20 PM</text:p>
          </table:table-cell>
          <table:table-cell office:value-type="float" office:value="34.1262531357">
            <text:p>34.1262531357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687848404806E+017">
            <text:p>776878484048060000</text:p>
          </table:table-cell>
          <table:table-cell office:value-type="string">
            <text:p>Magmar</text:p>
          </table:table-cell>
          <table:table-cell office:value-type="string">
            <text:p>09/16/16 08:20 PM</text:p>
          </table:table-cell>
          <table:table-cell office:value-type="float" office:value="34.1253652441">
            <text:p>34.1253652441</text:p>
          </table:table-cell>
          <table:table-cell office:value-type="float" office:value="-118.0655817215">
            <text:p>-118.0655817215</text:p>
          </table:table-cell>
        </table:table-row>
        <table:table-row table:style-name="ro1">
          <table:table-cell office:value-type="float" office:value="7.7687480481298E+017">
            <text:p>776874804812980000</text:p>
          </table:table-cell>
          <table:table-cell office:value-type="string">
            <text:p>Rapidash</text:p>
          </table:table-cell>
          <table:table-cell office:value-type="string">
            <text:p>09/16/16 08:06 PM</text:p>
          </table:table-cell>
          <table:table-cell office:value-type="float" office:value="34.1444189459">
            <text:p>34.1444189459</text:p>
          </table:table-cell>
          <table:table-cell office:value-type="float" office:value="-118.0173736521">
            <text:p>-118.0173736521</text:p>
          </table:table-cell>
        </table:table-row>
        <table:table-row table:style-name="ro1">
          <table:table-cell office:value-type="float" office:value="7.76874391573451E+017">
            <text:p>776874391573451000</text:p>
          </table:table-cell>
          <table:table-cell office:value-type="string">
            <text:p>Magmar</text:p>
          </table:table-cell>
          <table:table-cell office:value-type="string">
            <text:p>09/16/16 08:04 PM</text:p>
          </table:table-cell>
          <table:table-cell office:value-type="float" office:value="34.1097878873">
            <text:p>34.1097878873</text:p>
          </table:table-cell>
          <table:table-cell office:value-type="float" office:value="-118.0424398298">
            <text:p>-118.0424398298</text:p>
          </table:table-cell>
        </table:table-row>
        <table:table-row table:style-name="ro1">
          <table:table-cell office:value-type="float" office:value="7.76874223373459E+017">
            <text:p>776874223373459000</text:p>
          </table:table-cell>
          <table:table-cell office:value-type="string">
            <text:p>Snorlax</text:p>
          </table:table-cell>
          <table:table-cell office:value-type="string">
            <text:p>09/16/16 08:03 PM</text:p>
          </table:table-cell>
          <table:table-cell office:value-type="float" office:value="34.1079085134">
            <text:p>34.1079085134</text:p>
          </table:table-cell>
          <table:table-cell office:value-type="float" office:value="-118.0578071163">
            <text:p>-118.0578071163</text:p>
          </table:table-cell>
        </table:table-row>
        <table:table-row table:style-name="ro1">
          <table:table-cell office:value-type="float" office:value="7.76872828356264E+017">
            <text:p>776872828356264000</text:p>
          </table:table-cell>
          <table:table-cell office:value-type="string">
            <text:p>Golduck</text:p>
          </table:table-cell>
          <table:table-cell office:value-type="string">
            <text:p>09/16/16 07:58 PM</text:p>
          </table:table-cell>
          <table:table-cell office:value-type="float" office:value="34.1388391662">
            <text:p>34.1388391662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76871558581064E+017">
            <text:p>776871558581064000</text:p>
          </table:table-cell>
          <table:table-cell office:value-type="string">
            <text:p>Jolteon</text:p>
          </table:table-cell>
          <table:table-cell office:value-type="string">
            <text:p>09/16/16 07:53 PM</text:p>
          </table:table-cell>
          <table:table-cell office:value-type="float" office:value="34.1142952266">
            <text:p>34.1142952266</text:p>
          </table:table-cell>
          <table:table-cell office:value-type="float" office:value="-118.0543312995">
            <text:p>-118.0543312995</text:p>
          </table:table-cell>
        </table:table-row>
        <table:table-row table:style-name="ro1">
          <table:table-cell office:value-type="float" office:value="7.76871242234073E+017">
            <text:p>776871242234073000</text:p>
          </table:table-cell>
          <table:table-cell office:value-type="string">
            <text:p>Hitmonlee</text:p>
          </table:table-cell>
          <table:table-cell office:value-type="string">
            <text:p>09/16/16 07:51 PM</text:p>
          </table:table-cell>
          <table:table-cell office:value-type="float" office:value="34.1512374567">
            <text:p>34.1512374567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6869016686047E+017">
            <text:p>776869016686047000</text:p>
          </table:table-cell>
          <table:table-cell office:value-type="string">
            <text:p>Jolteon</text:p>
          </table:table-cell>
          <table:table-cell office:value-type="string">
            <text:p>09/16/16 07:43 PM</text:p>
          </table:table-cell>
          <table:table-cell office:value-type="float" office:value="34.112566059">
            <text:p>34.112566059</text:p>
          </table:table-cell>
          <table:table-cell office:value-type="float" office:value="-118.0496662799">
            <text:p>-118.0496662799</text:p>
          </table:table-cell>
        </table:table-row>
        <table:table-row table:style-name="ro1">
          <table:table-cell office:value-type="float" office:value="7.76864595516416E+017">
            <text:p>776864595516416000</text:p>
          </table:table-cell>
          <table:table-cell office:value-type="string">
            <text:p>Nidoqueen</text:p>
          </table:table-cell>
          <table:table-cell office:value-type="string">
            <text:p>09/16/16 07:25 PM</text:p>
          </table:table-cell>
          <table:table-cell office:value-type="float" office:value="34.1538397322">
            <text:p>34.1538397322</text:p>
          </table:table-cell>
          <table:table-cell office:value-type="float" office:value="-118.023320329">
            <text:p>-118.023320329</text:p>
          </table:table-cell>
        </table:table-row>
        <table:table-row table:style-name="ro1">
          <table:table-cell office:value-type="float" office:value="7.76864451479736E+017">
            <text:p>776864451479736000</text:p>
          </table:table-cell>
          <table:table-cell office:value-type="string">
            <text:p>Electabuzz</text:p>
          </table:table-cell>
          <table:table-cell office:value-type="string">
            <text:p>09/16/16 07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863642985767E+017">
            <text:p>776863642985767000</text:p>
          </table:table-cell>
          <table:table-cell office:value-type="string">
            <text:p>Ninetales</text:p>
          </table:table-cell>
          <table:table-cell office:value-type="string">
            <text:p>09/16/16 07:21 PM</text:p>
          </table:table-cell>
          <table:table-cell office:value-type="float" office:value="34.1254535906">
            <text:p>34.1254535906</text:p>
          </table:table-cell>
          <table:table-cell office:value-type="float" office:value="-118.0555204024">
            <text:p>-118.0555204024</text:p>
          </table:table-cell>
        </table:table-row>
        <table:table-row table:style-name="ro1">
          <table:table-cell office:value-type="float" office:value="7.76862323562549E+017">
            <text:p>776862323562549000</text:p>
          </table:table-cell>
          <table:table-cell office:value-type="string">
            <text:p>Electabuzz</text:p>
          </table:table-cell>
          <table:table-cell office:value-type="string">
            <text:p>09/16/16 07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859911565128E+017">
            <text:p>776859911565128000</text:p>
          </table:table-cell>
          <table:table-cell office:value-type="string">
            <text:p>Machamp</text:p>
          </table:table-cell>
          <table:table-cell office:value-type="string">
            <text:p>09/16/16 07:06 PM</text:p>
          </table:table-cell>
          <table:table-cell office:value-type="float" office:value="34.1398524679">
            <text:p>34.1398524679</text:p>
          </table:table-cell>
          <table:table-cell office:value-type="float" office:value="-118.0287179092">
            <text:p>-118.0287179092</text:p>
          </table:table-cell>
        </table:table-row>
        <table:table-row table:style-name="ro1">
          <table:table-cell office:value-type="float" office:value="7.76852557033382E+017">
            <text:p>776852557033382000</text:p>
          </table:table-cell>
          <table:table-cell office:value-type="string">
            <text:p>Chansey</text:p>
          </table:table-cell>
          <table:table-cell office:value-type="string">
            <text:p>09/16/16 06:37 PM</text:p>
          </table:table-cell>
          <table:table-cell office:value-type="float" office:value="34.1424205285">
            <text:p>34.1424205285</text:p>
          </table:table-cell>
          <table:table-cell office:value-type="float" office:value="-118.0306390421">
            <text:p>-118.0306390421</text:p>
          </table:table-cell>
        </table:table-row>
        <table:table-row table:style-name="ro1">
          <table:table-cell office:value-type="float" office:value="7.76852004899463E+017">
            <text:p>776852004899463000</text:p>
          </table:table-cell>
          <table:table-cell office:value-type="string">
            <text:p>Jolteon</text:p>
          </table:table-cell>
          <table:table-cell office:value-type="string">
            <text:p>09/16/16 06:35 PM</text:p>
          </table:table-cell>
          <table:table-cell office:value-type="float" office:value="34.0991015056">
            <text:p>34.0991015056</text:p>
          </table:table-cell>
          <table:table-cell office:value-type="float" office:value="-118.0393296211">
            <text:p>-118.0393296211</text:p>
          </table:table-cell>
        </table:table-row>
        <table:table-row table:style-name="ro1">
          <table:table-cell office:value-type="float" office:value="7.7685138142872E+017">
            <text:p>776851381428720000</text:p>
          </table:table-cell>
          <table:table-cell office:value-type="string">
            <text:p>Magmar</text:p>
          </table:table-cell>
          <table:table-cell office:value-type="string">
            <text:p>09/16/16 06:32 PM</text:p>
          </table:table-cell>
          <table:table-cell office:value-type="float" office:value="34.1203156643">
            <text:p>34.1203156643</text:p>
          </table:table-cell>
          <table:table-cell office:value-type="float" office:value="-118.0594535319">
            <text:p>-118.0594535319</text:p>
          </table:table-cell>
        </table:table-row>
        <table:table-row table:style-name="ro1">
          <table:table-cell office:value-type="float" office:value="7.76851061168411E+017">
            <text:p>776851061168411000</text:p>
          </table:table-cell>
          <table:table-cell office:value-type="string">
            <text:p>Exeggutor</text:p>
          </table:table-cell>
          <table:table-cell office:value-type="string">
            <text:p>09/16/16 06:31 PM</text:p>
          </table:table-cell>
          <table:table-cell office:value-type="float" office:value="34.1572129822">
            <text:p>34.1572129822</text:p>
          </table:table-cell>
          <table:table-cell office:value-type="float" office:value="-118.0397870081">
            <text:p>-118.0397870081</text:p>
          </table:table-cell>
        </table:table-row>
        <table:table-row table:style-name="ro1">
          <table:table-cell office:value-type="float" office:value="7.76849189347074E+017">
            <text:p>776849189347074000</text:p>
          </table:table-cell>
          <table:table-cell office:value-type="string">
            <text:p>Magmar</text:p>
          </table:table-cell>
          <table:table-cell office:value-type="string">
            <text:p>09/16/16 06:24 PM</text:p>
          </table:table-cell>
          <table:table-cell office:value-type="float" office:value="34.1590426852">
            <text:p>34.1590426852</text:p>
          </table:table-cell>
          <table:table-cell office:value-type="float" office:value="-118.0226799272">
            <text:p>-118.0226799272</text:p>
          </table:table-cell>
        </table:table-row>
        <table:table-row table:style-name="ro1">
          <table:table-cell office:value-type="float" office:value="7.76849010816496E+017">
            <text:p>776849010816496000</text:p>
          </table:table-cell>
          <table:table-cell office:value-type="string">
            <text:p>Exeggutor</text:p>
          </table:table-cell>
          <table:table-cell office:value-type="string">
            <text:p>09/16/16 06:23 PM</text:p>
          </table:table-cell>
          <table:table-cell office:value-type="float" office:value="34.16263022">
            <text:p>34.16263022</text:p>
          </table:table-cell>
          <table:table-cell office:value-type="float" office:value="-118.0253330052">
            <text:p>-118.0253330052</text:p>
          </table:table-cell>
        </table:table-row>
        <table:table-row table:style-name="ro1">
          <table:table-cell office:value-type="float" office:value="7.76847532412379E+017">
            <text:p>776847532412379000</text:p>
          </table:table-cell>
          <table:table-cell office:value-type="string">
            <text:p>Jolteon</text:p>
          </table:table-cell>
          <table:table-cell office:value-type="string">
            <text:p>09/16/16 06:17 PM</text:p>
          </table:table-cell>
          <table:table-cell office:value-type="float" office:value="34.1186453824">
            <text:p>34.1186453824</text:p>
          </table:table-cell>
          <table:table-cell office:value-type="float" office:value="-118.0231373573">
            <text:p>-118.0231373573</text:p>
          </table:table-cell>
        </table:table-row>
        <table:table-row table:style-name="ro1">
          <table:table-cell office:value-type="float" office:value="7.76847225372553E+017">
            <text:p>776847225372553000</text:p>
          </table:table-cell>
          <table:table-cell office:value-type="string">
            <text:p>Electabuzz</text:p>
          </table:table-cell>
          <table:table-cell office:value-type="string">
            <text:p>09/16/16 06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844545396843E+017">
            <text:p>776844545396843000</text:p>
          </table:table-cell>
          <table:table-cell office:value-type="string">
            <text:p>Arcanine</text:p>
          </table:table-cell>
          <table:table-cell office:value-type="string">
            <text:p>09/16/16 06:05 PM</text:p>
          </table:table-cell>
          <table:table-cell office:value-type="float" office:value="34.1378742876">
            <text:p>34.1378742876</text:p>
          </table:table-cell>
          <table:table-cell office:value-type="float" office:value="-118.0172821632">
            <text:p>-118.0172821632</text:p>
          </table:table-cell>
        </table:table-row>
        <table:table-row table:style-name="ro1">
          <table:table-cell office:value-type="float" office:value="7.76843513673622E+017">
            <text:p>776843513673622000</text:p>
          </table:table-cell>
          <table:table-cell office:value-type="string">
            <text:p>Flareon</text:p>
          </table:table-cell>
          <table:table-cell office:value-type="string">
            <text:p>09/16/16 06:01 PM</text:p>
          </table:table-cell>
          <table:table-cell office:value-type="float" office:value="34.1364364348">
            <text:p>34.1364364348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76842173547287E+017">
            <text:p>776842173547287000</text:p>
          </table:table-cell>
          <table:table-cell office:value-type="string">
            <text:p>Golem</text:p>
          </table:table-cell>
          <table:table-cell office:value-type="string">
            <text:p>09/16/16 05:56 PM</text:p>
          </table:table-cell>
          <table:table-cell office:value-type="float" office:value="34.1272917072">
            <text:p>34.1272917072</text:p>
          </table:table-cell>
          <table:table-cell office:value-type="float" office:value="-118.0584473909">
            <text:p>-118.0584473909</text:p>
          </table:table-cell>
        </table:table-row>
        <table:table-row table:style-name="ro1">
          <table:table-cell office:value-type="float" office:value="7.76839526366925E+017">
            <text:p>776839526366925000</text:p>
          </table:table-cell>
          <table:table-cell office:value-type="string">
            <text:p>Wigglytuff</text:p>
          </table:table-cell>
          <table:table-cell office:value-type="string">
            <text:p>09/16/16 05:45 PM</text:p>
          </table:table-cell>
          <table:table-cell office:value-type="float" office:value="34.1565433095">
            <text:p>34.1565433095</text:p>
          </table:table-cell>
          <table:table-cell office:value-type="float" office:value="-118.0331090395">
            <text:p>-118.0331090395</text:p>
          </table:table-cell>
        </table:table-row>
        <table:table-row table:style-name="ro1">
          <table:table-cell office:value-type="float" office:value="7.76839098333958E+017">
            <text:p>776839098333958000</text:p>
          </table:table-cell>
          <table:table-cell office:value-type="string">
            <text:p>Flareon</text:p>
          </table:table-cell>
          <table:table-cell office:value-type="string">
            <text:p>09/16/16 05:44 PM</text:p>
          </table:table-cell>
          <table:table-cell office:value-type="float" office:value="34.1571991485">
            <text:p>34.1571991485</text:p>
          </table:table-cell>
          <table:table-cell office:value-type="float" office:value="-118.0388722328">
            <text:p>-118.0388722328</text:p>
          </table:table-cell>
        </table:table-row>
        <table:table-row table:style-name="ro1">
          <table:table-cell office:value-type="float" office:value="7.76836202020287E+017">
            <text:p>776836202020287000</text:p>
          </table:table-cell>
          <table:table-cell office:value-type="string">
            <text:p>Clefable</text:p>
          </table:table-cell>
          <table:table-cell office:value-type="string">
            <text:p>09/16/16 05:32 PM</text:p>
          </table:table-cell>
          <table:table-cell office:value-type="float" office:value="34.1602455967">
            <text:p>34.1602455967</text:p>
          </table:table-cell>
          <table:table-cell office:value-type="float" office:value="-118.05405689">
            <text:p>-118.05405689</text:p>
          </table:table-cell>
        </table:table-row>
        <table:table-row table:style-name="ro1">
          <table:table-cell office:value-type="float" office:value="7.76834253837341E+017">
            <text:p>776834253837341000</text:p>
          </table:table-cell>
          <table:table-cell office:value-type="string">
            <text:p>Electabuzz</text:p>
          </table:table-cell>
          <table:table-cell office:value-type="string">
            <text:p>09/16/16 05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83116152796E+017">
            <text:p>776831161527960000</text:p>
          </table:table-cell>
          <table:table-cell office:value-type="string">
            <text:p>Chansey</text:p>
          </table:table-cell>
          <table:table-cell office:value-type="string">
            <text:p>09/16/16 05:12 PM</text:p>
          </table:table-cell>
          <table:table-cell office:value-type="float" office:value="34.1342649048">
            <text:p>34.1342649048</text:p>
          </table:table-cell>
          <table:table-cell office:value-type="float" office:value="-118.0435375375">
            <text:p>-118.0435375375</text:p>
          </table:table-cell>
        </table:table-row>
        <table:table-row table:style-name="ro1">
          <table:table-cell office:value-type="float" office:value="7.76829949722268E+017">
            <text:p>776829949722268000</text:p>
          </table:table-cell>
          <table:table-cell office:value-type="string">
            <text:p>Snorlax</text:p>
          </table:table-cell>
          <table:table-cell office:value-type="string">
            <text:p>09/16/16 05:07 PM</text:p>
          </table:table-cell>
          <table:table-cell office:value-type="float" office:value="34.1529271">
            <text:p>34.1529271</text:p>
          </table:table-cell>
          <table:table-cell office:value-type="float" office:value="-118.0454585095">
            <text:p>-118.0454585095</text:p>
          </table:table-cell>
        </table:table-row>
        <table:table-row table:style-name="ro1">
          <table:table-cell office:value-type="float" office:value="7.76827339279696E+017">
            <text:p>776827339279696000</text:p>
          </table:table-cell>
          <table:table-cell office:value-type="string">
            <text:p>Flareon</text:p>
          </table:table-cell>
          <table:table-cell office:value-type="string">
            <text:p>09/16/16 04:57 PM</text:p>
          </table:table-cell>
          <table:table-cell office:value-type="float" office:value="34.0994020476">
            <text:p>34.0994020476</text:p>
          </table:table-cell>
          <table:table-cell office:value-type="float" office:value="-118.0364937948">
            <text:p>-118.0364937948</text:p>
          </table:table-cell>
        </table:table-row>
        <table:table-row table:style-name="ro1">
          <table:table-cell office:value-type="float" office:value="7.7682623887888E+017">
            <text:p>776826238878880000</text:p>
          </table:table-cell>
          <table:table-cell office:value-type="string">
            <text:p>Jolteon</text:p>
          </table:table-cell>
          <table:table-cell office:value-type="string">
            <text:p>09/16/16 04:53 PM</text:p>
          </table:table-cell>
          <table:table-cell office:value-type="float" office:value="34.1090510237">
            <text:p>34.1090510237</text:p>
          </table:table-cell>
          <table:table-cell office:value-type="float" office:value="-118.0408847323">
            <text:p>-118.0408847323</text:p>
          </table:table-cell>
        </table:table-row>
        <table:table-row table:style-name="ro1">
          <table:table-cell office:value-type="float" office:value="7.76823445245927E+017">
            <text:p>776823445245927000</text:p>
          </table:table-cell>
          <table:table-cell office:value-type="string">
            <text:p>Charmeleon</text:p>
          </table:table-cell>
          <table:table-cell office:value-type="string">
            <text:p>09/16/16 04:41 PM</text:p>
          </table:table-cell>
          <table:table-cell office:value-type="float" office:value="34.1525689316">
            <text:p>34.1525689316</text:p>
          </table:table-cell>
          <table:table-cell office:value-type="float" office:value="-118.0229543854">
            <text:p>-118.0229543854</text:p>
          </table:table-cell>
        </table:table-row>
        <table:table-row table:style-name="ro1">
          <table:table-cell office:value-type="float" office:value="7.76823379382764E+017">
            <text:p>776823379382764000</text:p>
          </table:table-cell>
          <table:table-cell office:value-type="string">
            <text:p>Chansey</text:p>
          </table:table-cell>
          <table:table-cell office:value-type="string">
            <text:p>09/16/16 04:41 PM</text:p>
          </table:table-cell>
          <table:table-cell office:value-type="float" office:value="34.1398096119">
            <text:p>34.1398096119</text:p>
          </table:table-cell>
          <table:table-cell office:value-type="float" office:value="-118.0217650635">
            <text:p>-118.0217650635</text:p>
          </table:table-cell>
        </table:table-row>
        <table:table-row table:style-name="ro1">
          <table:table-cell office:value-type="float" office:value="7.76823207990964E+017">
            <text:p>776823207990964000</text:p>
          </table:table-cell>
          <table:table-cell office:value-type="string">
            <text:p>Alakazam</text:p>
          </table:table-cell>
          <table:table-cell office:value-type="string">
            <text:p>09/16/16 04:41 PM</text:p>
          </table:table-cell>
          <table:table-cell office:value-type="float" office:value="34.1191698624">
            <text:p>34.1191698624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76821451663954E+017">
            <text:p>776821451663954000</text:p>
          </table:table-cell>
          <table:table-cell office:value-type="string">
            <text:p>Magmar</text:p>
          </table:table-cell>
          <table:table-cell office:value-type="string">
            <text:p>09/16/16 04:34 PM</text:p>
          </table:table-cell>
          <table:table-cell office:value-type="float" office:value="34.1399582658">
            <text:p>34.1399582658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6820685783957E+017">
            <text:p>776820685783957000</text:p>
          </table:table-cell>
          <table:table-cell office:value-type="string">
            <text:p>Magmar</text:p>
          </table:table-cell>
          <table:table-cell office:value-type="string">
            <text:p>09/16/16 04:30 PM</text:p>
          </table:table-cell>
          <table:table-cell office:value-type="float" office:value="34.1580037196">
            <text:p>34.1580037196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6815511980036E+017">
            <text:p>776815511980036000</text:p>
          </table:table-cell>
          <table:table-cell office:value-type="string">
            <text:p>Tangela</text:p>
          </table:table-cell>
          <table:table-cell office:value-type="string">
            <text:p>09/16/16 04:10 PM</text:p>
          </table:table-cell>
          <table:table-cell office:value-type="float" office:value="34.1529248021">
            <text:p>34.1529248021</text:p>
          </table:table-cell>
          <table:table-cell office:value-type="float" office:value="-118.0490259735">
            <text:p>-118.0490259735</text:p>
          </table:table-cell>
        </table:table-row>
        <table:table-row table:style-name="ro1">
          <table:table-cell office:value-type="float" office:value="7.76814781059649E+017">
            <text:p>776814781059649000</text:p>
          </table:table-cell>
          <table:table-cell office:value-type="string">
            <text:p>Ivysaur</text:p>
          </table:table-cell>
          <table:table-cell office:value-type="string">
            <text:p>09/16/16 04:07 PM</text:p>
          </table:table-cell>
          <table:table-cell office:value-type="float" office:value="34.1681557985">
            <text:p>34.1681557985</text:p>
          </table:table-cell>
          <table:table-cell office:value-type="float" office:value="-118.0343897654">
            <text:p>-118.0343897654</text:p>
          </table:table-cell>
        </table:table-row>
        <table:table-row table:style-name="ro1">
          <table:table-cell office:value-type="float" office:value="7.76814494169178E+017">
            <text:p>776814494169178000</text:p>
          </table:table-cell>
          <table:table-cell office:value-type="string">
            <text:p>Raichu</text:p>
          </table:table-cell>
          <table:table-cell office:value-type="string">
            <text:p>09/16/16 04:06 PM</text:p>
          </table:table-cell>
          <table:table-cell office:value-type="float" office:value="34.1602297199">
            <text:p>34.1602297199</text:p>
          </table:table-cell>
          <table:table-cell office:value-type="float" office:value="-118.0476538805">
            <text:p>-118.0476538805</text:p>
          </table:table-cell>
        </table:table-row>
        <table:table-row table:style-name="ro1">
          <table:table-cell office:value-type="float" office:value="7.76813801685422E+017">
            <text:p>776813801685422000</text:p>
          </table:table-cell>
          <table:table-cell office:value-type="string">
            <text:p>Snorlax</text:p>
          </table:table-cell>
          <table:table-cell office:value-type="string">
            <text:p>09/16/16 04:03 PM</text:p>
          </table:table-cell>
          <table:table-cell office:value-type="float" office:value="34.1468453786">
            <text:p>34.1468453786</text:p>
          </table:table-cell>
          <table:table-cell office:value-type="float" office:value="-118.0256989439">
            <text:p>-118.0256989439</text:p>
          </table:table-cell>
        </table:table-row>
        <table:table-row table:style-name="ro1">
          <table:table-cell office:value-type="float" office:value="7.76812658230079E+017">
            <text:p>776812658230079000</text:p>
          </table:table-cell>
          <table:table-cell office:value-type="string">
            <text:p>Nidoking</text:p>
          </table:table-cell>
          <table:table-cell office:value-type="string">
            <text:p>09/16/16 03:59 PM</text:p>
          </table:table-cell>
          <table:table-cell office:value-type="float" office:value="34.1612583407">
            <text:p>34.1612583407</text:p>
          </table:table-cell>
          <table:table-cell office:value-type="float" office:value="-118.0473794606">
            <text:p>-118.0473794606</text:p>
          </table:table-cell>
        </table:table-row>
        <table:table-row table:style-name="ro1">
          <table:table-cell office:value-type="float" office:value="7.76812624835072E+017">
            <text:p>776812624835072000</text:p>
          </table:table-cell>
          <table:table-cell office:value-type="string">
            <text:p>Beedrill</text:p>
          </table:table-cell>
          <table:table-cell office:value-type="string">
            <text:p>09/16/16 03:58 PM</text:p>
          </table:table-cell>
          <table:table-cell office:value-type="float" office:value="34.1409515872">
            <text:p>34.1409515872</text:p>
          </table:table-cell>
          <table:table-cell office:value-type="float" office:value="-118.0210331692">
            <text:p>-118.0210331692</text:p>
          </table:table-cell>
        </table:table-row>
        <table:table-row table:style-name="ro1">
          <table:table-cell office:value-type="float" office:value="7.7681243046255E+017">
            <text:p>776812430462550000</text:p>
          </table:table-cell>
          <table:table-cell office:value-type="string">
            <text:p>Grimer</text:p>
          </table:table-cell>
          <table:table-cell office:value-type="string">
            <text:p>09/16/16 03:58 PM</text:p>
          </table:table-cell>
          <table:table-cell office:value-type="float" office:value="34.1388391662">
            <text:p>34.1388391662</text:p>
          </table:table-cell>
          <table:table-cell office:value-type="float" office:value="-118.0185630034">
            <text:p>-118.0185630034</text:p>
          </table:table-cell>
        </table:table-row>
        <table:table-row table:style-name="ro1">
          <table:table-cell office:value-type="float" office:value="7.76810098849047E+017">
            <text:p>776810098849047000</text:p>
          </table:table-cell>
          <table:table-cell office:value-type="string">
            <text:p>Flareon</text:p>
          </table:table-cell>
          <table:table-cell office:value-type="string">
            <text:p>09/16/16 03:48 PM</text:p>
          </table:table-cell>
          <table:table-cell office:value-type="float" office:value="34.1637399268">
            <text:p>34.1637399268</text:p>
          </table:table-cell>
          <table:table-cell office:value-type="float" office:value="-118.0383233654">
            <text:p>-118.0383233654</text:p>
          </table:table-cell>
        </table:table-row>
        <table:table-row table:style-name="ro1">
          <table:table-cell office:value-type="float" office:value="7.76810078707917E+017">
            <text:p>776810078707917000</text:p>
          </table:table-cell>
          <table:table-cell office:value-type="string">
            <text:p>Jolteon</text:p>
          </table:table-cell>
          <table:table-cell office:value-type="string">
            <text:p>09/16/16 03:48 PM</text:p>
          </table:table-cell>
          <table:table-cell office:value-type="float" office:value="34.1306660032">
            <text:p>34.1306660032</text:p>
          </table:table-cell>
          <table:table-cell office:value-type="float" office:value="-118.0250585507">
            <text:p>-118.0250585507</text:p>
          </table:table-cell>
        </table:table-row>
        <table:table-row table:style-name="ro1">
          <table:table-cell office:value-type="float" office:value="7.76807151880712E+017">
            <text:p>776807151880712000</text:p>
          </table:table-cell>
          <table:table-cell office:value-type="string">
            <text:p>Rapidash</text:p>
          </table:table-cell>
          <table:table-cell office:value-type="string">
            <text:p>09/16/16 03:37 PM</text:p>
          </table:table-cell>
          <table:table-cell office:value-type="float" office:value="34.1108665309">
            <text:p>34.1108665309</text:p>
          </table:table-cell>
          <table:table-cell office:value-type="float" office:value="-118.0241436993">
            <text:p>-118.0241436993</text:p>
          </table:table-cell>
        </table:table-row>
        <table:table-row table:style-name="ro1">
          <table:table-cell office:value-type="float" office:value="7.76802625333277E+017">
            <text:p>776802625333277000</text:p>
          </table:table-cell>
          <table:table-cell office:value-type="string">
            <text:p>Jolteon</text:p>
          </table:table-cell>
          <table:table-cell office:value-type="string">
            <text:p>09/16/16 03:19 PM</text:p>
          </table:table-cell>
          <table:table-cell office:value-type="float" office:value="34.1281713251">
            <text:p>34.1281713251</text:p>
          </table:table-cell>
          <table:table-cell office:value-type="float" office:value="-118.0535995399">
            <text:p>-118.0535995399</text:p>
          </table:table-cell>
        </table:table-row>
        <table:table-row table:style-name="ro1">
          <table:table-cell office:value-type="float" office:value="7.76802263444525E+017">
            <text:p>776802263444525000</text:p>
          </table:table-cell>
          <table:table-cell office:value-type="string">
            <text:p>Seaking</text:p>
          </table:table-cell>
          <table:table-cell office:value-type="string">
            <text:p>09/16/16 03:17 PM</text:p>
          </table:table-cell>
          <table:table-cell office:value-type="float" office:value="34.140586007">
            <text:p>34.140586007</text:p>
          </table:table-cell>
          <table:table-cell office:value-type="float" office:value="-118.021216143">
            <text:p>-118.021216143</text:p>
          </table:table-cell>
        </table:table-row>
        <table:table-row table:style-name="ro1">
          <table:table-cell office:value-type="float" office:value="7.76801555257307E+017">
            <text:p>776801555257307000</text:p>
          </table:table-cell>
          <table:table-cell office:value-type="string">
            <text:p>Tangela</text:p>
          </table:table-cell>
          <table:table-cell office:value-type="string">
            <text:p>09/16/16 03:14 PM</text:p>
          </table:table-cell>
          <table:table-cell office:value-type="float" office:value="34.1024047948">
            <text:p>34.1024047948</text:p>
          </table:table-cell>
          <table:table-cell office:value-type="float" office:value="-118.0457329323">
            <text:p>-118.0457329323</text:p>
          </table:table-cell>
        </table:table-row>
        <table:table-row table:style-name="ro1">
          <table:table-cell office:value-type="float" office:value="7.76801450487722E+017">
            <text:p>776801450487722000</text:p>
          </table:table-cell>
          <table:table-cell office:value-type="string">
            <text:p>Magmar</text:p>
          </table:table-cell>
          <table:table-cell office:value-type="string">
            <text:p>09/16/16 03:14 PM</text:p>
          </table:table-cell>
          <table:table-cell office:value-type="float" office:value="34.1514133911">
            <text:p>34.1514133911</text:p>
          </table:table-cell>
          <table:table-cell office:value-type="float" office:value="-118.0269797233">
            <text:p>-118.0269797233</text:p>
          </table:table-cell>
        </table:table-row>
        <table:table-row table:style-name="ro1">
          <table:table-cell office:value-type="float" office:value="7.76800887096218E+017">
            <text:p>776800887096218000</text:p>
          </table:table-cell>
          <table:table-cell office:value-type="string">
            <text:p>Exeggutor</text:p>
          </table:table-cell>
          <table:table-cell office:value-type="string">
            <text:p>09/16/16 03:12 PM</text:p>
          </table:table-cell>
          <table:table-cell office:value-type="float" office:value="34.1601864181">
            <text:p>34.1601864181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6799691220537E+017">
            <text:p>776799691220537000</text:p>
          </table:table-cell>
          <table:table-cell office:value-type="string">
            <text:p>Chansey</text:p>
          </table:table-cell>
          <table:table-cell office:value-type="string">
            <text:p>09/16/16 03:07 PM</text:p>
          </table:table-cell>
          <table:table-cell office:value-type="float" office:value="34.1081854582">
            <text:p>34.1081854582</text:p>
          </table:table-cell>
          <table:table-cell office:value-type="float" office:value="-118.0268882394">
            <text:p>-118.0268882394</text:p>
          </table:table-cell>
        </table:table-row>
        <table:table-row table:style-name="ro1">
          <table:table-cell office:value-type="float" office:value="7.76794267926737E+017">
            <text:p>776794267926737000</text:p>
          </table:table-cell>
          <table:table-cell office:value-type="string">
            <text:p>Exeggutor</text:p>
          </table:table-cell>
          <table:table-cell office:value-type="string">
            <text:p>09/16/16 02:46 PM</text:p>
          </table:table-cell>
          <table:table-cell office:value-type="float" office:value="34.1068635395">
            <text:p>34.1068635395</text:p>
          </table:table-cell>
          <table:table-cell office:value-type="float" office:value="-118.0523189533">
            <text:p>-118.0523189533</text:p>
          </table:table-cell>
        </table:table-row>
        <table:table-row table:style-name="ro1">
          <table:table-cell office:value-type="float" office:value="7.76792756802892E+017">
            <text:p>776792756802892000</text:p>
          </table:table-cell>
          <table:table-cell office:value-type="string">
            <text:p>Dratini</text:p>
          </table:table-cell>
          <table:table-cell office:value-type="string">
            <text:p>09/16/16 02:39 PM</text:p>
          </table:table-cell>
          <table:table-cell office:value-type="float" office:value="34.1341621908">
            <text:p>34.1341621908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6792340530815E+017">
            <text:p>776792340530815000</text:p>
          </table:table-cell>
          <table:table-cell office:value-type="string">
            <text:p>Chansey</text:p>
          </table:table-cell>
          <table:table-cell office:value-type="string">
            <text:p>09/16/16 02:38 PM</text:p>
          </table:table-cell>
          <table:table-cell office:value-type="float" office:value="34.1300949759">
            <text:p>34.1300949759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6788460967301E+017">
            <text:p>776788460967301000</text:p>
          </table:table-cell>
          <table:table-cell office:value-type="string">
            <text:p>Kabutops</text:p>
          </table:table-cell>
          <table:table-cell office:value-type="string">
            <text:p>09/16/16 02:22 PM</text:p>
          </table:table-cell>
          <table:table-cell office:value-type="float" office:value="34.1513577212">
            <text:p>34.1513577212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6788197569237E+017">
            <text:p>776788197569237000</text:p>
          </table:table-cell>
          <table:table-cell office:value-type="string">
            <text:p>Lickitung</text:p>
          </table:table-cell>
          <table:table-cell office:value-type="string">
            <text:p>09/16/16 02:21 PM</text:p>
          </table:table-cell>
          <table:table-cell office:value-type="float" office:value="34.1272918799">
            <text:p>34.1272918799</text:p>
          </table:table-cell>
          <table:table-cell office:value-type="float" office:value="-118.0374085825">
            <text:p>-118.0374085825</text:p>
          </table:table-cell>
        </table:table-row>
        <table:table-row table:style-name="ro1">
          <table:table-cell office:value-type="float" office:value="7.76785301997953E+017">
            <text:p>776785301997953000</text:p>
          </table:table-cell>
          <table:table-cell office:value-type="string">
            <text:p>Flareon</text:p>
          </table:table-cell>
          <table:table-cell office:value-type="string">
            <text:p>09/16/16 02:10 PM</text:p>
          </table:table-cell>
          <table:table-cell office:value-type="float" office:value="34.1164429651">
            <text:p>34.1164429651</text:p>
          </table:table-cell>
          <table:table-cell office:value-type="float" office:value="-118.0407932555">
            <text:p>-118.0407932555</text:p>
          </table:table-cell>
        </table:table-row>
        <table:table-row table:style-name="ro1">
          <table:table-cell office:value-type="float" office:value="7.76784293678813E+017">
            <text:p>776784293678813000</text:p>
          </table:table-cell>
          <table:table-cell office:value-type="string">
            <text:p>Clefable</text:p>
          </table:table-cell>
          <table:table-cell office:value-type="string">
            <text:p>09/16/16 02:06 PM</text:p>
          </table:table-cell>
          <table:table-cell office:value-type="float" office:value="34.1602297199">
            <text:p>34.1602297199</text:p>
          </table:table-cell>
          <table:table-cell office:value-type="float" office:value="-118.0476538805">
            <text:p>-118.0476538805</text:p>
          </table:table-cell>
        </table:table-row>
        <table:table-row table:style-name="ro1">
          <table:table-cell office:value-type="float" office:value="7.76783642479645E+017">
            <text:p>776783642479645000</text:p>
          </table:table-cell>
          <table:table-cell office:value-type="string">
            <text:p>Hitmonlee</text:p>
          </table:table-cell>
          <table:table-cell office:value-type="string">
            <text:p>09/16/16 02:03 PM</text:p>
          </table:table-cell>
          <table:table-cell office:value-type="float" office:value="34.1496240178">
            <text:p>34.1496240178</text:p>
          </table:table-cell>
          <table:table-cell office:value-type="float" office:value="-118.0293582891">
            <text:p>-118.0293582891</text:p>
          </table:table-cell>
        </table:table-row>
        <table:table-row table:style-name="ro1">
          <table:table-cell office:value-type="float" office:value="7.76781705847812E+017">
            <text:p>776781705847812000</text:p>
          </table:table-cell>
          <table:table-cell office:value-type="string">
            <text:p>Jolteon</text:p>
          </table:table-cell>
          <table:table-cell office:value-type="string">
            <text:p>09/16/16 01:56 PM</text:p>
          </table:table-cell>
          <table:table-cell office:value-type="float" office:value="34.1399301201">
            <text:p>34.1399301201</text:p>
          </table:table-cell>
          <table:table-cell office:value-type="float" office:value="-118.023869243">
            <text:p>-118.023869243</text:p>
          </table:table-cell>
        </table:table-row>
        <table:table-row table:style-name="ro1">
          <table:table-cell office:value-type="float" office:value="7.76780796895965E+017">
            <text:p>776780796895965000</text:p>
          </table:table-cell>
          <table:table-cell office:value-type="string">
            <text:p>Hitmonlee</text:p>
          </table:table-cell>
          <table:table-cell office:value-type="string">
            <text:p>09/16/16 01:52 PM</text:p>
          </table:table-cell>
          <table:table-cell office:value-type="float" office:value="34.11174963">
            <text:p>34.11174963</text:p>
          </table:table-cell>
          <table:table-cell office:value-type="float" office:value="-118.0565265602">
            <text:p>-118.0565265602</text:p>
          </table:table-cell>
        </table:table-row>
        <table:table-row table:style-name="ro1">
          <table:table-cell office:value-type="float" office:value="7.76780237124153E+017">
            <text:p>776780237124153000</text:p>
          </table:table-cell>
          <table:table-cell office:value-type="string">
            <text:p>Rapidash</text:p>
          </table:table-cell>
          <table:table-cell office:value-type="string">
            <text:p>09/16/16 01:50 PM</text:p>
          </table:table-cell>
          <table:table-cell office:value-type="float" office:value="34.1255772578">
            <text:p>34.1255772578</text:p>
          </table:table-cell>
          <table:table-cell office:value-type="float" office:value="-118.0546971782">
            <text:p>-118.0546971782</text:p>
          </table:table-cell>
        </table:table-row>
        <table:table-row table:style-name="ro1">
          <table:table-cell office:value-type="float" office:value="7.76779030221591E+017">
            <text:p>776779030221591000</text:p>
          </table:table-cell>
          <table:table-cell office:value-type="string">
            <text:p>Chansey</text:p>
          </table:table-cell>
          <table:table-cell office:value-type="string">
            <text:p>09/16/16 01:45 PM</text:p>
          </table:table-cell>
          <table:table-cell office:value-type="float" office:value="34.0999770307">
            <text:p>34.0999770307</text:p>
          </table:table-cell>
          <table:table-cell office:value-type="float" office:value="-118.0374085825">
            <text:p>-118.0374085825</text:p>
          </table:table-cell>
        </table:table-row>
        <table:table-row table:style-name="ro1">
          <table:table-cell office:value-type="float" office:value="7.76776538066792E+017">
            <text:p>776776538066792000</text:p>
          </table:table-cell>
          <table:table-cell office:value-type="string">
            <text:p>Golem</text:p>
          </table:table-cell>
          <table:table-cell office:value-type="string">
            <text:p>09/16/16 01:35 PM</text:p>
          </table:table-cell>
          <table:table-cell office:value-type="float" office:value="34.1532302348">
            <text:p>34.1532302348</text:p>
          </table:table-cell>
          <table:table-cell office:value-type="float" office:value="-118.0432631112">
            <text:p>-118.0432631112</text:p>
          </table:table-cell>
        </table:table-row>
        <table:table-row table:style-name="ro1">
          <table:table-cell office:value-type="float" office:value="7.76776458253447E+017">
            <text:p>776776458253447000</text:p>
          </table:table-cell>
          <table:table-cell office:value-type="string">
            <text:p>Flareon</text:p>
          </table:table-cell>
          <table:table-cell office:value-type="string">
            <text:p>09/16/16 01:35 PM</text:p>
          </table:table-cell>
          <table:table-cell office:value-type="float" office:value="34.0959544097">
            <text:p>34.0959544097</text:p>
          </table:table-cell>
          <table:table-cell office:value-type="float" office:value="-118.0394210986">
            <text:p>-118.0394210986</text:p>
          </table:table-cell>
        </table:table-row>
        <table:table-row table:style-name="ro1">
          <table:table-cell office:value-type="float" office:value="7.76774105185956E+017">
            <text:p>776774105185956000</text:p>
          </table:table-cell>
          <table:table-cell office:value-type="string">
            <text:p>Flareon</text:p>
          </table:table-cell>
          <table:table-cell office:value-type="string">
            <text:p>09/16/16 01:25 PM</text:p>
          </table:table-cell>
          <table:table-cell office:value-type="float" office:value="34.1669074664">
            <text:p>34.1669074664</text:p>
          </table:table-cell>
          <table:table-cell office:value-type="float" office:value="-118.0381404092">
            <text:p>-118.0381404092</text:p>
          </table:table-cell>
        </table:table-row>
        <table:table-row table:style-name="ro1">
          <table:table-cell office:value-type="float" office:value="7.76771729607696E+017">
            <text:p>776771729607696000</text:p>
          </table:table-cell>
          <table:table-cell office:value-type="string">
            <text:p>Electabuzz</text:p>
          </table:table-cell>
          <table:table-cell office:value-type="string">
            <text:p>09/16/16 01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771583075504E+017">
            <text:p>776771583075504000</text:p>
          </table:table-cell>
          <table:table-cell office:value-type="string">
            <text:p>Jolteon</text:p>
          </table:table-cell>
          <table:table-cell office:value-type="string">
            <text:p>09/16/16 01:15 PM</text:p>
          </table:table-cell>
          <table:table-cell office:value-type="float" office:value="34.1614854238">
            <text:p>34.1614854238</text:p>
          </table:table-cell>
          <table:table-cell office:value-type="float" office:value="-118.0513127715">
            <text:p>-118.0513127715</text:p>
          </table:table-cell>
        </table:table-row>
        <table:table-row table:style-name="ro1">
          <table:table-cell office:value-type="float" office:value="7.76769769504551E+017">
            <text:p>776769769504551000</text:p>
          </table:table-cell>
          <table:table-cell office:value-type="string">
            <text:p>Nidoqueen</text:p>
          </table:table-cell>
          <table:table-cell office:value-type="string">
            <text:p>09/16/16 01:08 PM</text:p>
          </table:table-cell>
          <table:table-cell office:value-type="float" office:value="34.1648964876">
            <text:p>34.1648964876</text:p>
          </table:table-cell>
          <table:table-cell office:value-type="float" office:value="-118.0433545867">
            <text:p>-118.0433545867</text:p>
          </table:table-cell>
        </table:table-row>
        <table:table-row table:style-name="ro1">
          <table:table-cell office:value-type="float" office:value="7.767685328727E+017">
            <text:p>776768532872700000</text:p>
          </table:table-cell>
          <table:table-cell office:value-type="string">
            <text:p>Magmar</text:p>
          </table:table-cell>
          <table:table-cell office:value-type="string">
            <text:p>09/16/16 01:03 PM</text:p>
          </table:table-cell>
          <table:table-cell office:value-type="float" office:value="34.159134958">
            <text:p>34.159134958</text:p>
          </table:table-cell>
          <table:table-cell office:value-type="float" office:value="-118.0229543854">
            <text:p>-118.0229543854</text:p>
          </table:table-cell>
        </table:table-row>
        <table:table-row table:style-name="ro1">
          <table:table-cell office:value-type="float" office:value="7.76765609778393E+017">
            <text:p>776765609778393000</text:p>
          </table:table-cell>
          <table:table-cell office:value-type="string">
            <text:p>Arcanine</text:p>
          </table:table-cell>
          <table:table-cell office:value-type="string">
            <text:p>09/16/16 12:52 PM</text:p>
          </table:table-cell>
          <table:table-cell office:value-type="float" office:value="34.1197153143">
            <text:p>34.1197153143</text:p>
          </table:table-cell>
          <table:table-cell office:value-type="float" office:value="-118.048934501">
            <text:p>-118.048934501</text:p>
          </table:table-cell>
        </table:table-row>
        <table:table-row table:style-name="ro1">
          <table:table-cell office:value-type="float" office:value="7.76764336060699E+017">
            <text:p>776764336060699000</text:p>
          </table:table-cell>
          <table:table-cell office:value-type="string">
            <text:p>Jolteon</text:p>
          </table:table-cell>
          <table:table-cell office:value-type="string">
            <text:p>09/16/16 12:47 PM</text:p>
          </table:table-cell>
          <table:table-cell office:value-type="float" office:value="34.1237442625">
            <text:p>34.1237442625</text:p>
          </table:table-cell>
          <table:table-cell office:value-type="float" office:value="-118.0669536751">
            <text:p>-118.0669536751</text:p>
          </table:table-cell>
        </table:table-row>
        <table:table-row table:style-name="ro1">
          <table:table-cell office:value-type="float" office:value="7.76762676462686E+017">
            <text:p>776762676462686000</text:p>
          </table:table-cell>
          <table:table-cell office:value-type="string">
            <text:p>Jolteon</text:p>
          </table:table-cell>
          <table:table-cell office:value-type="string">
            <text:p>09/16/16 12:40 PM</text:p>
          </table:table-cell>
          <table:table-cell office:value-type="float" office:value="34.1060153428">
            <text:p>34.1060153428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675926837665E+017">
            <text:p>776759268376650000</text:p>
          </table:table-cell>
          <table:table-cell office:value-type="string">
            <text:p>Hitmonchan</text:p>
          </table:table-cell>
          <table:table-cell office:value-type="string">
            <text:p>09/16/16 12:26 PM</text:p>
          </table:table-cell>
          <table:table-cell office:value-type="float" office:value="34.1503426024">
            <text:p>34.1503426024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675915863269E+017">
            <text:p>776759158632690000</text:p>
          </table:table-cell>
          <table:table-cell office:value-type="string">
            <text:p>Raichu</text:p>
          </table:table-cell>
          <table:table-cell office:value-type="string">
            <text:p>09/16/16 12:26 PM</text:p>
          </table:table-cell>
          <table:table-cell office:value-type="float" office:value="34.1365504504">
            <text:p>34.1365504504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6758753592955E+017">
            <text:p>776758753592955000</text:p>
          </table:table-cell>
          <table:table-cell office:value-type="string">
            <text:p>Electabuzz</text:p>
          </table:table-cell>
          <table:table-cell office:value-type="string">
            <text:p>09/16/16 12:24 P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758200892727E+017">
            <text:p>776758200892727000</text:p>
          </table:table-cell>
          <table:table-cell office:value-type="string">
            <text:p>Charmeleon</text:p>
          </table:table-cell>
          <table:table-cell office:value-type="string">
            <text:p>09/16/16 12:22 PM</text:p>
          </table:table-cell>
          <table:table-cell office:value-type="float" office:value="34.1624639393">
            <text:p>34.1624639393</text:p>
          </table:table-cell>
          <table:table-cell office:value-type="float" office:value="-118.040244394">
            <text:p>-118.040244394</text:p>
          </table:table-cell>
        </table:table-row>
        <table:table-row table:style-name="ro1">
          <table:table-cell office:value-type="float" office:value="7.76756025995121E+017">
            <text:p>776756025995121000</text:p>
          </table:table-cell>
          <table:table-cell office:value-type="string">
            <text:p>Raichu</text:p>
          </table:table-cell>
          <table:table-cell office:value-type="string">
            <text:p>09/16/16 12:14 PM</text:p>
          </table:table-cell>
          <table:table-cell office:value-type="float" office:value="34.1230616784">
            <text:p>34.1230616784</text:p>
          </table:table-cell>
          <table:table-cell office:value-type="float" office:value="-118.0509468858">
            <text:p>-118.0509468858</text:p>
          </table:table-cell>
        </table:table-row>
        <table:table-row table:style-name="ro1">
          <table:table-cell office:value-type="float" office:value="7.76755954029257E+017">
            <text:p>776755954029257000</text:p>
          </table:table-cell>
          <table:table-cell office:value-type="string">
            <text:p>Jolteon</text:p>
          </table:table-cell>
          <table:table-cell office:value-type="string">
            <text:p>09/16/16 12:13 PM</text:p>
          </table:table-cell>
          <table:table-cell office:value-type="float" office:value="34.1493933639">
            <text:p>34.1493933639</text:p>
          </table:table-cell>
          <table:table-cell office:value-type="float" office:value="-118.0205757337">
            <text:p>-118.0205757337</text:p>
          </table:table-cell>
        </table:table-row>
        <table:table-row table:style-name="ro1">
          <table:table-cell office:value-type="float" office:value="7.76754347099075E+017">
            <text:p>776754347099075000</text:p>
          </table:table-cell>
          <table:table-cell office:value-type="string">
            <text:p>Dragonite</text:p>
          </table:table-cell>
          <table:table-cell office:value-type="string">
            <text:p>09/16/16 12:07 PM</text:p>
          </table:table-cell>
          <table:table-cell office:value-type="float" office:value="34.1527371276">
            <text:p>34.1527371276</text:p>
          </table:table-cell>
          <table:table-cell office:value-type="float" office:value="-118.0471965138">
            <text:p>-118.0471965138</text:p>
          </table:table-cell>
        </table:table-row>
        <table:table-row table:style-name="ro1">
          <table:table-cell office:value-type="float" office:value="7.76754031976776E+017">
            <text:p>776754031976776000</text:p>
          </table:table-cell>
          <table:table-cell office:value-type="string">
            <text:p>Chansey</text:p>
          </table:table-cell>
          <table:table-cell office:value-type="string">
            <text:p>09/16/16 12:06 PM</text:p>
          </table:table-cell>
          <table:table-cell office:value-type="float" office:value="34.1033720879">
            <text:p>34.1033720879</text:p>
          </table:table-cell>
          <table:table-cell office:value-type="float" office:value="-118.0518615986">
            <text:p>-118.0518615986</text:p>
          </table:table-cell>
        </table:table-row>
        <table:table-row table:style-name="ro1">
          <table:table-cell office:value-type="float" office:value="7.76753806931468E+017">
            <text:p>776753806931468000</text:p>
          </table:table-cell>
          <table:table-cell office:value-type="string">
            <text:p>Golem</text:p>
          </table:table-cell>
          <table:table-cell office:value-type="string">
            <text:p>09/16/16 12:05 PM</text:p>
          </table:table-cell>
          <table:table-cell office:value-type="float" office:value="34.1627135957">
            <text:p>34.1627135957</text:p>
          </table:table-cell>
          <table:table-cell office:value-type="float" office:value="-118.0531421886">
            <text:p>-118.0531421886</text:p>
          </table:table-cell>
        </table:table-row>
        <table:table-row table:style-name="ro1">
          <table:table-cell office:value-type="float" office:value="7.76752115230253E+017">
            <text:p>776752115230253000</text:p>
          </table:table-cell>
          <table:table-cell office:value-type="string">
            <text:p>Magmar</text:p>
          </table:table-cell>
          <table:table-cell office:value-type="string">
            <text:p>09/16/16 11:58 AM</text:p>
          </table:table-cell>
          <table:table-cell office:value-type="float" office:value="34.141468846">
            <text:p>34.141468846</text:p>
          </table:table-cell>
          <table:table-cell office:value-type="float" office:value="-118.0140800222">
            <text:p>-118.0140800222</text:p>
          </table:table-cell>
        </table:table-row>
        <table:table-row table:style-name="ro1">
          <table:table-cell office:value-type="float" office:value="7.76751466635604E+017">
            <text:p>776751466635604000</text:p>
          </table:table-cell>
          <table:table-cell office:value-type="string">
            <text:p>Magmar</text:p>
          </table:table-cell>
          <table:table-cell office:value-type="string">
            <text:p>09/16/16 11:55 AM</text:p>
          </table:table-cell>
          <table:table-cell office:value-type="float" office:value="34.1412934225">
            <text:p>34.1412934225</text:p>
          </table:table-cell>
          <table:table-cell office:value-type="float" office:value="-118.0245096404">
            <text:p>-118.0245096404</text:p>
          </table:table-cell>
        </table:table-row>
        <table:table-row table:style-name="ro1">
          <table:table-cell office:value-type="float" office:value="7.76751296703377E+017">
            <text:p>776751296703377000</text:p>
          </table:table-cell>
          <table:table-cell office:value-type="string">
            <text:p>Charmeleon</text:p>
          </table:table-cell>
          <table:table-cell office:value-type="string">
            <text:p>09/16/16 11:55 AM</text:p>
          </table:table-cell>
          <table:table-cell office:value-type="float" office:value="34.1611562461">
            <text:p>34.1611562461</text:p>
          </table:table-cell>
          <table:table-cell office:value-type="float" office:value="-118.0523189533">
            <text:p>-118.0523189533</text:p>
          </table:table-cell>
        </table:table-row>
        <table:table-row table:style-name="ro1">
          <table:table-cell office:value-type="float" office:value="7.76751023859741E+017">
            <text:p>776751023859741000</text:p>
          </table:table-cell>
          <table:table-cell office:value-type="string">
            <text:p>Rapidash</text:p>
          </table:table-cell>
          <table:table-cell office:value-type="string">
            <text:p>09/16/16 11:54 AM</text:p>
          </table:table-cell>
          <table:table-cell office:value-type="float" office:value="34.105526238">
            <text:p>34.105526238</text:p>
          </table:table-cell>
          <table:table-cell office:value-type="float" office:value="-118.0528677772">
            <text:p>-118.0528677772</text:p>
          </table:table-cell>
        </table:table-row>
        <table:table-row table:style-name="ro1">
          <table:table-cell office:value-type="float" office:value="7.76749703991955E+017">
            <text:p>776749703991955000</text:p>
          </table:table-cell>
          <table:table-cell office:value-type="string">
            <text:p>Raichu</text:p>
          </table:table-cell>
          <table:table-cell office:value-type="string">
            <text:p>09/16/16 11:48 AM</text:p>
          </table:table-cell>
          <table:table-cell office:value-type="float" office:value="34.1637399268">
            <text:p>34.1637399268</text:p>
          </table:table-cell>
          <table:table-cell office:value-type="float" office:value="-118.0383233654">
            <text:p>-118.0383233654</text:p>
          </table:table-cell>
        </table:table-row>
        <table:table-row table:style-name="ro1">
          <table:table-cell office:value-type="float" office:value="7.76749258229723E+017">
            <text:p>776749258229723000</text:p>
          </table:table-cell>
          <table:table-cell office:value-type="string">
            <text:p>Scyther</text:p>
          </table:table-cell>
          <table:table-cell office:value-type="string">
            <text:p>09/16/16 11:47 AM</text:p>
          </table:table-cell>
          <table:table-cell office:value-type="float" office:value="34.1203856676">
            <text:p>34.1203856676</text:p>
          </table:table-cell>
          <table:table-cell office:value-type="float" office:value="-118.0514042428">
            <text:p>-118.0514042428</text:p>
          </table:table-cell>
        </table:table-row>
        <table:table-row table:style-name="ro1">
          <table:table-cell office:value-type="float" office:value="7.76746640610828E+017">
            <text:p>776746640610828000</text:p>
          </table:table-cell>
          <table:table-cell office:value-type="string">
            <text:p>Snorlax</text:p>
          </table:table-cell>
          <table:table-cell office:value-type="string">
            <text:p>09/16/16 11:36 AM</text:p>
          </table:table-cell>
          <table:table-cell office:value-type="float" office:value="34.1222339091">
            <text:p>34.1222339091</text:p>
          </table:table-cell>
          <table:table-cell office:value-type="float" office:value="-118.0215820902">
            <text:p>-118.0215820902</text:p>
          </table:table-cell>
        </table:table-row>
        <table:table-row table:style-name="ro1">
          <table:table-cell office:value-type="float" office:value="7.76744704410923E+017">
            <text:p>776744704410923000</text:p>
          </table:table-cell>
          <table:table-cell office:value-type="string">
            <text:p>Scyther</text:p>
          </table:table-cell>
          <table:table-cell office:value-type="string">
            <text:p>09/16/16 11:29 AM</text:p>
          </table:table-cell>
          <table:table-cell office:value-type="float" office:value="34.1502258215">
            <text:p>34.1502258215</text:p>
          </table:table-cell>
          <table:table-cell office:value-type="float" office:value="-118.0447267131">
            <text:p>-118.0447267131</text:p>
          </table:table-cell>
        </table:table-row>
        <table:table-row table:style-name="ro1">
          <table:table-cell office:value-type="float" office:value="7.76743866963669E+017">
            <text:p>776743866963669000</text:p>
          </table:table-cell>
          <table:table-cell office:value-type="string">
            <text:p>Raichu</text:p>
          </table:table-cell>
          <table:table-cell office:value-type="string">
            <text:p>09/16/16 11:25 AM</text:p>
          </table:table-cell>
          <table:table-cell office:value-type="float" office:value="34.1328423416">
            <text:p>34.1328423416</text:p>
          </table:table-cell>
          <table:table-cell office:value-type="float" office:value="-118.0505809994">
            <text:p>-118.0505809994</text:p>
          </table:table-cell>
        </table:table-row>
        <table:table-row table:style-name="ro1">
          <table:table-cell office:value-type="float" office:value="7.76743640953532E+017">
            <text:p>776743640953532000</text:p>
          </table:table-cell>
          <table:table-cell office:value-type="string">
            <text:p>Golem</text:p>
          </table:table-cell>
          <table:table-cell office:value-type="string">
            <text:p>09/16/16 11:24 AM</text:p>
          </table:table-cell>
          <table:table-cell office:value-type="float" office:value="34.164681265">
            <text:p>34.164681265</text:p>
          </table:table-cell>
          <table:table-cell office:value-type="float" office:value="-118.0487515557">
            <text:p>-118.0487515557</text:p>
          </table:table-cell>
        </table:table-row>
        <table:table-row table:style-name="ro1">
          <table:table-cell office:value-type="float" office:value="7.76743173473247E+017">
            <text:p>776743173473247000</text:p>
          </table:table-cell>
          <table:table-cell office:value-type="string">
            <text:p>Arcanine</text:p>
          </table:table-cell>
          <table:table-cell office:value-type="string">
            <text:p>09/16/16 11:22 AM</text:p>
          </table:table-cell>
          <table:table-cell office:value-type="float" office:value="34.1659891725">
            <text:p>34.1659891725</text:p>
          </table:table-cell>
          <table:table-cell office:value-type="float" office:value="-118.0324686731">
            <text:p>-118.0324686731</text:p>
          </table:table-cell>
        </table:table-row>
        <table:table-row table:style-name="ro1">
          <table:table-cell office:value-type="float" office:value="7.76738050244088E+017">
            <text:p>776738050244088000</text:p>
          </table:table-cell>
          <table:table-cell office:value-type="string">
            <text:p>Nidoqueen</text:p>
          </table:table-cell>
          <table:table-cell office:value-type="string">
            <text:p>09/16/16 11:02 AM</text:p>
          </table:table-cell>
          <table:table-cell office:value-type="float" office:value="34.1306226448">
            <text:p>34.1306226448</text:p>
          </table:table-cell>
          <table:table-cell office:value-type="float" office:value="-118.025881913">
            <text:p>-118.025881913</text:p>
          </table:table-cell>
        </table:table-row>
        <table:table-row table:style-name="ro1">
          <table:table-cell office:value-type="float" office:value="7.76736688710128E+017">
            <text:p>776736688710128000</text:p>
          </table:table-cell>
          <table:table-cell office:value-type="string">
            <text:p>Wigglytuff</text:p>
          </table:table-cell>
          <table:table-cell office:value-type="string">
            <text:p>09/16/16 10:57 AM</text:p>
          </table:table-cell>
          <table:table-cell office:value-type="float" office:value="34.100113782">
            <text:p>34.100113782</text:p>
          </table:table-cell>
          <table:table-cell office:value-type="float" office:value="-118.0410676856">
            <text:p>-118.0410676856</text:p>
          </table:table-cell>
        </table:table-row>
        <table:table-row table:style-name="ro1">
          <table:table-cell office:value-type="float" office:value="7.76736089067229E+017">
            <text:p>776736089067229000</text:p>
          </table:table-cell>
          <table:table-cell office:value-type="string">
            <text:p>Jolteon</text:p>
          </table:table-cell>
          <table:table-cell office:value-type="string">
            <text:p>09/16/16 10:54 AM</text:p>
          </table:table-cell>
          <table:table-cell office:value-type="float" office:value="34.1079867217">
            <text:p>34.1079867217</text:p>
          </table:table-cell>
          <table:table-cell office:value-type="float" office:value="-118.0529592477">
            <text:p>-118.0529592477</text:p>
          </table:table-cell>
        </table:table-row>
        <table:table-row table:style-name="ro1">
          <table:table-cell office:value-type="float" office:value="7.76735421258543E+017">
            <text:p>776735421258543000</text:p>
          </table:table-cell>
          <table:table-cell office:value-type="string">
            <text:p>Dratini</text:p>
          </table:table-cell>
          <table:table-cell office:value-type="string">
            <text:p>09/16/16 10:52 AM</text:p>
          </table:table-cell>
          <table:table-cell office:value-type="float" office:value="34.0998091139">
            <text:p>34.0998091139</text:p>
          </table:table-cell>
          <table:table-cell office:value-type="float" office:value="-118.0348471652">
            <text:p>-118.0348471652</text:p>
          </table:table-cell>
        </table:table-row>
        <table:table-row table:style-name="ro1">
          <table:table-cell office:value-type="float" office:value="7.76734797272003E+017">
            <text:p>776734797272003000</text:p>
          </table:table-cell>
          <table:table-cell office:value-type="string">
            <text:p>Arcanine</text:p>
          </table:table-cell>
          <table:table-cell office:value-type="string">
            <text:p>09/16/16 10:49 AM</text:p>
          </table:table-cell>
          <table:table-cell office:value-type="float" office:value="34.1422359464">
            <text:p>34.1422359464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76733389609021E+017">
            <text:p>776733389609021000</text:p>
          </table:table-cell>
          <table:table-cell office:value-type="string">
            <text:p>Golem</text:p>
          </table:table-cell>
          <table:table-cell office:value-type="string">
            <text:p>09/16/16 10:44 AM</text:p>
          </table:table-cell>
          <table:table-cell office:value-type="float" office:value="34.1253403932">
            <text:p>34.1253403932</text:p>
          </table:table-cell>
          <table:table-cell office:value-type="float" office:value="-118.0559777476">
            <text:p>-118.0559777476</text:p>
          </table:table-cell>
        </table:table-row>
        <table:table-row table:style-name="ro1">
          <table:table-cell office:value-type="float" office:value="7.76729514986451E+017">
            <text:p>776729514986451000</text:p>
          </table:table-cell>
          <table:table-cell office:value-type="string">
            <text:p>Charmeleon</text:p>
          </table:table-cell>
          <table:table-cell office:value-type="string">
            <text:p>09/16/16 10:28 AM</text:p>
          </table:table-cell>
          <table:table-cell office:value-type="float" office:value="34.1076438388">
            <text:p>34.1076438388</text:p>
          </table:table-cell>
          <table:table-cell office:value-type="float" office:value="-118.0572583077">
            <text:p>-118.0572583077</text:p>
          </table:table-cell>
        </table:table-row>
        <table:table-row table:style-name="ro1">
          <table:table-cell office:value-type="float" office:value="7.76728559276524E+017">
            <text:p>776728559276524000</text:p>
          </table:table-cell>
          <table:table-cell office:value-type="string">
            <text:p>Electabuzz</text:p>
          </table:table-cell>
          <table:table-cell office:value-type="string">
            <text:p>09/16/16 10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726353273991E+017">
            <text:p>776726353273991000</text:p>
          </table:table-cell>
          <table:table-cell office:value-type="string">
            <text:p>Charmeleon</text:p>
          </table:table-cell>
          <table:table-cell office:value-type="string">
            <text:p>09/16/16 10:16 AM</text:p>
          </table:table-cell>
          <table:table-cell office:value-type="float" office:value="34.1622036774">
            <text:p>34.1622036774</text:p>
          </table:table-cell>
          <table:table-cell office:value-type="float" office:value="-118.0458244065">
            <text:p>-118.0458244065</text:p>
          </table:table-cell>
        </table:table-row>
        <table:table-row table:style-name="ro1">
          <table:table-cell office:value-type="float" office:value="7.76724958592369E+017">
            <text:p>776724958592369000</text:p>
          </table:table-cell>
          <table:table-cell office:value-type="string">
            <text:p>Electabuzz</text:p>
          </table:table-cell>
          <table:table-cell office:value-type="string">
            <text:p>09/16/16 10:10 AM</text:p>
          </table:table-cell>
          <table:table-cell office:value-type="float" office:value="34.104672532">
            <text:p>34.104672532</text:p>
          </table:table-cell>
          <table:table-cell office:value-type="float" office:value="-118.0385063214">
            <text:p>-118.0385063214</text:p>
          </table:table-cell>
        </table:table-row>
        <table:table-row table:style-name="ro1">
          <table:table-cell office:value-type="float" office:value="7.76722370409079E+017">
            <text:p>776722370409079000</text:p>
          </table:table-cell>
          <table:table-cell office:value-type="string">
            <text:p>Ivysaur</text:p>
          </table:table-cell>
          <table:table-cell office:value-type="string">
            <text:p>09/16/16 10:00 AM</text:p>
          </table:table-cell>
          <table:table-cell office:value-type="float" office:value="34.1084902914">
            <text:p>34.1084902914</text:p>
          </table:table-cell>
          <table:table-cell office:value-type="float" office:value="-118.0408847323">
            <text:p>-118.0408847323</text:p>
          </table:table-cell>
        </table:table-row>
        <table:table-row table:style-name="ro1">
          <table:table-cell office:value-type="float" office:value="7.76720855493517E+017">
            <text:p>776720855493517000</text:p>
          </table:table-cell>
          <table:table-cell office:value-type="string">
            <text:p>Arcanine</text:p>
          </table:table-cell>
          <table:table-cell office:value-type="string">
            <text:p>09/16/16 09:54 AM</text:p>
          </table:table-cell>
          <table:table-cell office:value-type="float" office:value="34.1571307762">
            <text:p>34.1571307762</text:p>
          </table:table-cell>
          <table:table-cell office:value-type="float" office:value="-118.052410424">
            <text:p>-118.052410424</text:p>
          </table:table-cell>
        </table:table-row>
        <table:table-row table:style-name="ro1">
          <table:table-cell office:value-type="float" office:value="7.76720700665016E+017">
            <text:p>776720700665016000</text:p>
          </table:table-cell>
          <table:table-cell office:value-type="string">
            <text:p>Dragonite</text:p>
          </table:table-cell>
          <table:table-cell office:value-type="string">
            <text:p>09/16/16 09:53 AM</text:p>
          </table:table-cell>
          <table:table-cell office:value-type="float" office:value="34.1608269909">
            <text:p>34.1608269909</text:p>
          </table:table-cell>
          <table:table-cell office:value-type="float" office:value="-118.0267967554">
            <text:p>-118.0267967554</text:p>
          </table:table-cell>
        </table:table-row>
        <table:table-row table:style-name="ro1">
          <table:table-cell office:value-type="float" office:value="7.76718955570303E+017">
            <text:p>776718955570303000</text:p>
          </table:table-cell>
          <table:table-cell office:value-type="string">
            <text:p>Arcanine</text:p>
          </table:table-cell>
          <table:table-cell office:value-type="string">
            <text:p>09/16/16 09:46 AM</text:p>
          </table:table-cell>
          <table:table-cell office:value-type="float" office:value="34.1500363059">
            <text:p>34.1500363059</text:p>
          </table:table-cell>
          <table:table-cell office:value-type="float" office:value="-118.02542449">
            <text:p>-118.02542449</text:p>
          </table:table-cell>
        </table:table-row>
        <table:table-row table:style-name="ro1">
          <table:table-cell office:value-type="float" office:value="7.76713752435569E+017">
            <text:p>776713752435569000</text:p>
          </table:table-cell>
          <table:table-cell office:value-type="string">
            <text:p>Jolteon</text:p>
          </table:table-cell>
          <table:table-cell office:value-type="string">
            <text:p>09/16/16 09:26 AM</text:p>
          </table:table-cell>
          <table:table-cell office:value-type="float" office:value="34.1243573719">
            <text:p>34.1243573719</text:p>
          </table:table-cell>
          <table:table-cell office:value-type="float" office:value="-118.0651244013">
            <text:p>-118.0651244013</text:p>
          </table:table-cell>
        </table:table-row>
        <table:table-row table:style-name="ro1">
          <table:table-cell office:value-type="float" office:value="7.76713458691613E+017">
            <text:p>776713458691613000</text:p>
          </table:table-cell>
          <table:table-cell office:value-type="string">
            <text:p>Electabuzz</text:p>
          </table:table-cell>
          <table:table-cell office:value-type="string">
            <text:p>09/16/16 09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711024154059E+017">
            <text:p>776711024154059000</text:p>
          </table:table-cell>
          <table:table-cell office:value-type="string">
            <text:p>Clefable</text:p>
          </table:table-cell>
          <table:table-cell office:value-type="string">
            <text:p>09/16/16 09:15 AM</text:p>
          </table:table-cell>
          <table:table-cell office:value-type="float" office:value="34.1643328412">
            <text:p>34.1643328412</text:p>
          </table:table-cell>
          <table:table-cell office:value-type="float" office:value="-118.0420739257">
            <text:p>-118.0420739257</text:p>
          </table:table-cell>
        </table:table-row>
        <table:table-row table:style-name="ro1">
          <table:table-cell office:value-type="float" office:value="7.76710056494572E+017">
            <text:p>776710056494572000</text:p>
          </table:table-cell>
          <table:table-cell office:value-type="string">
            <text:p>Chansey</text:p>
          </table:table-cell>
          <table:table-cell office:value-type="string">
            <text:p>09/16/16 09:11 AM</text:p>
          </table:table-cell>
          <table:table-cell office:value-type="float" office:value="34.1289573933">
            <text:p>34.1289573933</text:p>
          </table:table-cell>
          <table:table-cell office:value-type="float" office:value="-118.0316453415">
            <text:p>-118.0316453415</text:p>
          </table:table-cell>
        </table:table-row>
        <table:table-row table:style-name="ro1">
          <table:table-cell office:value-type="float" office:value="7.76708881774813E+017">
            <text:p>776708881774813000</text:p>
          </table:table-cell>
          <table:table-cell office:value-type="string">
            <text:p>Kingler</text:p>
          </table:table-cell>
          <table:table-cell office:value-type="string">
            <text:p>09/16/16 09:06 AM</text:p>
          </table:table-cell>
          <table:table-cell office:value-type="float" office:value="34.1552047675">
            <text:p>34.1552047675</text:p>
          </table:table-cell>
          <table:table-cell office:value-type="float" office:value="-118.0288093922">
            <text:p>-118.0288093922</text:p>
          </table:table-cell>
        </table:table-row>
        <table:table-row table:style-name="ro1">
          <table:table-cell office:value-type="float" office:value="7.76707765465027E+017">
            <text:p>776707765465027000</text:p>
          </table:table-cell>
          <table:table-cell office:value-type="string">
            <text:p>Nidoqueen</text:p>
          </table:table-cell>
          <table:table-cell office:value-type="string">
            <text:p>09/16/16 09:02 AM</text:p>
          </table:table-cell>
          <table:table-cell office:value-type="float" office:value="34.1185851588">
            <text:p>34.1185851588</text:p>
          </table:table-cell>
          <table:table-cell office:value-type="float" office:value="-118.0457329323">
            <text:p>-118.0457329323</text:p>
          </table:table-cell>
        </table:table-row>
        <table:table-row table:style-name="ro1">
          <table:table-cell office:value-type="float" office:value="7.76707646317408E+017">
            <text:p>776707646317408000</text:p>
          </table:table-cell>
          <table:table-cell office:value-type="string">
            <text:p>Chansey</text:p>
          </table:table-cell>
          <table:table-cell office:value-type="string">
            <text:p>09/16/16 09:01 AM</text:p>
          </table:table-cell>
          <table:table-cell office:value-type="float" office:value="34.0998743006">
            <text:p>34.0998743006</text:p>
          </table:table-cell>
          <table:table-cell office:value-type="float" office:value="-118.037500061">
            <text:p>-118.037500061</text:p>
          </table:table-cell>
        </table:table-row>
        <table:table-row table:style-name="ro1">
          <table:table-cell office:value-type="float" office:value="7.76706753496883E+017">
            <text:p>776706753496883000</text:p>
          </table:table-cell>
          <table:table-cell office:value-type="string">
            <text:p>Charmeleon</text:p>
          </table:table-cell>
          <table:table-cell office:value-type="string">
            <text:p>09/16/16 08:58 AM</text:p>
          </table:table-cell>
          <table:table-cell office:value-type="float" office:value="34.1406741132">
            <text:p>34.1406741132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76706214826652E+017">
            <text:p>776706214826652000</text:p>
          </table:table-cell>
          <table:table-cell office:value-type="string">
            <text:p>Snorlax</text:p>
          </table:table-cell>
          <table:table-cell office:value-type="string">
            <text:p>09/16/16 08:56 AM</text:p>
          </table:table-cell>
          <table:table-cell office:value-type="float" office:value="34.1501724694">
            <text:p>34.1501724694</text:p>
          </table:table-cell>
          <table:table-cell office:value-type="float" office:value="-118.0332920009">
            <text:p>-118.0332920009</text:p>
          </table:table-cell>
        </table:table-row>
        <table:table-row table:style-name="ro1">
          <table:table-cell office:value-type="float" office:value="7.76705217500885E+017">
            <text:p>776705217500885000</text:p>
          </table:table-cell>
          <table:table-cell office:value-type="string">
            <text:p>Chansey</text:p>
          </table:table-cell>
          <table:table-cell office:value-type="string">
            <text:p>09/16/16 08:52 AM</text:p>
          </table:table-cell>
          <table:table-cell office:value-type="float" office:value="34.1051669334">
            <text:p>34.1051669334</text:p>
          </table:table-cell>
          <table:table-cell office:value-type="float" office:value="-118.0471965138">
            <text:p>-118.0471965138</text:p>
          </table:table-cell>
        </table:table-row>
        <table:table-row table:style-name="ro1">
          <table:table-cell office:value-type="float" office:value="7.76701801462506E+017">
            <text:p>776701801462506000</text:p>
          </table:table-cell>
          <table:table-cell office:value-type="string">
            <text:p>Slowbro</text:p>
          </table:table-cell>
          <table:table-cell office:value-type="string">
            <text:p>09/16/16 08:38 AM</text:p>
          </table:table-cell>
          <table:table-cell office:value-type="float" office:value="34.1395166295">
            <text:p>34.1395166295</text:p>
          </table:table-cell>
          <table:table-cell office:value-type="float" office:value="-118.0193863958">
            <text:p>-118.0193863958</text:p>
          </table:table-cell>
        </table:table-row>
        <table:table-row table:style-name="ro1">
          <table:table-cell office:value-type="float" office:value="7.76700453874565E+017">
            <text:p>776700453874565000</text:p>
          </table:table-cell>
          <table:table-cell office:value-type="string">
            <text:p>Raichu</text:p>
          </table:table-cell>
          <table:table-cell office:value-type="string">
            <text:p>09/16/16 08:33 AM</text:p>
          </table:table-cell>
          <table:table-cell office:value-type="float" office:value="34.1245142419">
            <text:p>34.1245142419</text:p>
          </table:table-cell>
          <table:table-cell office:value-type="float" office:value="-118.018837468">
            <text:p>-118.018837468</text:p>
          </table:table-cell>
        </table:table-row>
        <table:table-row table:style-name="ro1">
          <table:table-cell office:value-type="float" office:value="7.76699115950383E+017">
            <text:p>776699115950383000</text:p>
          </table:table-cell>
          <table:table-cell office:value-type="string">
            <text:p>Nidoking</text:p>
          </table:table-cell>
          <table:table-cell office:value-type="string">
            <text:p>09/16/16 08:27 AM</text:p>
          </table:table-cell>
          <table:table-cell office:value-type="float" office:value="34.148828629">
            <text:p>34.148828629</text:p>
          </table:table-cell>
          <table:table-cell office:value-type="float" office:value="-118.035487523">
            <text:p>-118.035487523</text:p>
          </table:table-cell>
        </table:table-row>
        <table:table-row table:style-name="ro1">
          <table:table-cell office:value-type="float" office:value="7.76698902112109E+017">
            <text:p>776698902112109000</text:p>
          </table:table-cell>
          <table:table-cell office:value-type="string">
            <text:p>Snorlax</text:p>
          </table:table-cell>
          <table:table-cell office:value-type="string">
            <text:p>09/16/16 08:27 AM</text:p>
          </table:table-cell>
          <table:table-cell office:value-type="float" office:value="34.1520247131">
            <text:p>34.1520247131</text:p>
          </table:table-cell>
          <table:table-cell office:value-type="float" office:value="-118.0503980559">
            <text:p>-118.0503980559</text:p>
          </table:table-cell>
        </table:table-row>
        <table:table-row table:style-name="ro1">
          <table:table-cell office:value-type="float" office:value="7.76698635052384E+017">
            <text:p>776698635052384000</text:p>
          </table:table-cell>
          <table:table-cell office:value-type="string">
            <text:p>Wigglytuff</text:p>
          </table:table-cell>
          <table:table-cell office:value-type="string">
            <text:p>09/16/16 08:25 AM</text:p>
          </table:table-cell>
          <table:table-cell office:value-type="float" office:value="34.143023051">
            <text:p>34.143023051</text:p>
          </table:table-cell>
          <table:table-cell office:value-type="float" office:value="-118.0333834816">
            <text:p>-118.0333834816</text:p>
          </table:table-cell>
        </table:table-row>
        <table:table-row table:style-name="ro1">
          <table:table-cell office:value-type="float" office:value="7.76698455343243E+017">
            <text:p>776698455343243000</text:p>
          </table:table-cell>
          <table:table-cell office:value-type="string">
            <text:p>Flareon</text:p>
          </table:table-cell>
          <table:table-cell office:value-type="string">
            <text:p>09/16/16 08:25 AM</text:p>
          </table:table-cell>
          <table:table-cell office:value-type="float" office:value="34.1264407211">
            <text:p>34.1264407211</text:p>
          </table:table-cell>
          <table:table-cell office:value-type="float" office:value="-118.0278945601">
            <text:p>-118.0278945601</text:p>
          </table:table-cell>
        </table:table-row>
        <table:table-row table:style-name="ro1">
          <table:table-cell office:value-type="float" office:value="7.76697594642772E+017">
            <text:p>776697594642772000</text:p>
          </table:table-cell>
          <table:table-cell office:value-type="string">
            <text:p>Arcanine</text:p>
          </table:table-cell>
          <table:table-cell office:value-type="string">
            <text:p>09/16/16 08:21 AM</text:p>
          </table:table-cell>
          <table:table-cell office:value-type="float" office:value="34.1549949775">
            <text:p>34.1549949775</text:p>
          </table:table-cell>
          <table:table-cell office:value-type="float" office:value="-118.0445437635">
            <text:p>-118.0445437635</text:p>
          </table:table-cell>
        </table:table-row>
        <table:table-row table:style-name="ro1">
          <table:table-cell office:value-type="float" office:value="7.76697058614927E+017">
            <text:p>776697058614927000</text:p>
          </table:table-cell>
          <table:table-cell office:value-type="string">
            <text:p>Butterfree</text:p>
          </table:table-cell>
          <table:table-cell office:value-type="string">
            <text:p>09/16/16 08:19 AM</text:p>
          </table:table-cell>
          <table:table-cell office:value-type="float" office:value="34.1556606634">
            <text:p>34.1556606634</text:p>
          </table:table-cell>
          <table:table-cell office:value-type="float" office:value="-118.0366767528">
            <text:p>-118.0366767528</text:p>
          </table:table-cell>
        </table:table-row>
        <table:table-row table:style-name="ro1">
          <table:table-cell office:value-type="float" office:value="7.76696962410099E+017">
            <text:p>776696962410099000</text:p>
          </table:table-cell>
          <table:table-cell office:value-type="string">
            <text:p>Chansey</text:p>
          </table:table-cell>
          <table:table-cell office:value-type="string">
            <text:p>09/16/16 08:19 AM</text:p>
          </table:table-cell>
          <table:table-cell office:value-type="float" office:value="34.1008422914">
            <text:p>34.1008422914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6695577102815E+017">
            <text:p>776695577102815000</text:p>
          </table:table-cell>
          <table:table-cell office:value-type="string">
            <text:p>Scyther</text:p>
          </table:table-cell>
          <table:table-cell office:value-type="string">
            <text:p>09/16/16 08:13 AM</text:p>
          </table:table-cell>
          <table:table-cell office:value-type="float" office:value="34.1641080567">
            <text:p>34.1641080567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6694751881863E+017">
            <text:p>776694751881863000</text:p>
          </table:table-cell>
          <table:table-cell office:value-type="string">
            <text:p>Golem</text:p>
          </table:table-cell>
          <table:table-cell office:value-type="string">
            <text:p>09/16/16 08:10 AM</text:p>
          </table:table-cell>
          <table:table-cell office:value-type="float" office:value="34.1269038667">
            <text:p>34.1269038667</text:p>
          </table:table-cell>
          <table:table-cell office:value-type="float" office:value="-118.054514239">
            <text:p>-118.054514239</text:p>
          </table:table-cell>
        </table:table-row>
        <table:table-row table:style-name="ro1">
          <table:table-cell office:value-type="float" office:value="7.76693571986436E+017">
            <text:p>776693571986436000</text:p>
          </table:table-cell>
          <table:table-cell office:value-type="string">
            <text:p>Kingler</text:p>
          </table:table-cell>
          <table:table-cell office:value-type="string">
            <text:p>09/16/16 08:05 AM</text:p>
          </table:table-cell>
          <table:table-cell office:value-type="float" office:value="34.1517580958">
            <text:p>34.1517580958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6692411342828E+017">
            <text:p>776692411342828000</text:p>
          </table:table-cell>
          <table:table-cell office:value-type="string">
            <text:p>Raichu</text:p>
          </table:table-cell>
          <table:table-cell office:value-type="string">
            <text:p>09/16/16 08:01 AM</text:p>
          </table:table-cell>
          <table:table-cell office:value-type="float" office:value="34.133958354">
            <text:p>34.133958354</text:p>
          </table:table-cell>
          <table:table-cell office:value-type="float" office:value="-118.0486600831">
            <text:p>-118.0486600831</text:p>
          </table:table-cell>
        </table:table-row>
        <table:table-row table:style-name="ro1">
          <table:table-cell office:value-type="float" office:value="7.76692151950291E+017">
            <text:p>776692151950291000</text:p>
          </table:table-cell>
          <table:table-cell office:value-type="string">
            <text:p>Beedrill</text:p>
          </table:table-cell>
          <table:table-cell office:value-type="string">
            <text:p>09/16/16 08:00 AM</text:p>
          </table:table-cell>
          <table:table-cell office:value-type="float" office:value="34.1513645706">
            <text:p>34.1513645706</text:p>
          </table:table-cell>
          <table:table-cell office:value-type="float" office:value="-118.025881913">
            <text:p>-118.025881913</text:p>
          </table:table-cell>
        </table:table-row>
        <table:table-row table:style-name="ro1">
          <table:table-cell office:value-type="float" office:value="7.76690531678065E+017">
            <text:p>776690531678065000</text:p>
          </table:table-cell>
          <table:table-cell office:value-type="string">
            <text:p>Hitmonlee</text:p>
          </table:table-cell>
          <table:table-cell office:value-type="string">
            <text:p>09/16/16 07:53 AM</text:p>
          </table:table-cell>
          <table:table-cell office:value-type="float" office:value="34.0999532833">
            <text:p>34.0999532833</text:p>
          </table:table-cell>
          <table:table-cell office:value-type="float" office:value="-118.0488430284">
            <text:p>-118.0488430284</text:p>
          </table:table-cell>
        </table:table-row>
        <table:table-row table:style-name="ro1">
          <table:table-cell office:value-type="float" office:value="7.7668971932946E+017">
            <text:p>776689719329460000</text:p>
          </table:table-cell>
          <table:table-cell office:value-type="string">
            <text:p>Kingler</text:p>
          </table:table-cell>
          <table:table-cell office:value-type="string">
            <text:p>09/16/16 07:50 AM</text:p>
          </table:table-cell>
          <table:table-cell office:value-type="float" office:value="34.1617090874">
            <text:p>34.1617090874</text:p>
          </table:table-cell>
          <table:table-cell office:value-type="float" office:value="-118.0358534407">
            <text:p>-118.0358534407</text:p>
          </table:table-cell>
        </table:table-row>
        <table:table-row table:style-name="ro1">
          <table:table-cell office:value-type="float" office:value="7.76689038195434E+017">
            <text:p>776689038195434000</text:p>
          </table:table-cell>
          <table:table-cell office:value-type="string">
            <text:p>Flareon</text:p>
          </table:table-cell>
          <table:table-cell office:value-type="string">
            <text:p>09/16/16 07:47 AM</text:p>
          </table:table-cell>
          <table:table-cell office:value-type="float" office:value="34.1396014177">
            <text:p>34.1396014177</text:p>
          </table:table-cell>
          <table:table-cell office:value-type="float" office:value="-118.0170991853">
            <text:p>-118.0170991853</text:p>
          </table:table-cell>
        </table:table-row>
        <table:table-row table:style-name="ro1">
          <table:table-cell office:value-type="float" office:value="7.76687369063834E+017">
            <text:p>776687369063834000</text:p>
          </table:table-cell>
          <table:table-cell office:value-type="string">
            <text:p>Kingler</text:p>
          </table:table-cell>
          <table:table-cell office:value-type="string">
            <text:p>09/16/16 07:41 AM</text:p>
          </table:table-cell>
          <table:table-cell office:value-type="float" office:value="34.100472647">
            <text:p>34.100472647</text:p>
          </table:table-cell>
          <table:table-cell office:value-type="float" office:value="-118.0347556853">
            <text:p>-118.0347556853</text:p>
          </table:table-cell>
        </table:table-row>
        <table:table-row table:style-name="ro1">
          <table:table-cell office:value-type="float" office:value="7.76687316181979E+017">
            <text:p>776687316181979000</text:p>
          </table:table-cell>
          <table:table-cell office:value-type="string">
            <text:p>Charizard</text:p>
          </table:table-cell>
          <table:table-cell office:value-type="string">
            <text:p>09/16/16 07:41 AM</text:p>
          </table:table-cell>
          <table:table-cell office:value-type="float" office:value="34.1191698624">
            <text:p>34.1191698624</text:p>
          </table:table-cell>
          <table:table-cell office:value-type="float" office:value="-118.0187459799">
            <text:p>-118.0187459799</text:p>
          </table:table-cell>
        </table:table-row>
        <table:table-row table:style-name="ro1">
          <table:table-cell office:value-type="float" office:value="7.76686801758982E+017">
            <text:p>776686801758982000</text:p>
          </table:table-cell>
          <table:table-cell office:value-type="string">
            <text:p>Jolteon</text:p>
          </table:table-cell>
          <table:table-cell office:value-type="string">
            <text:p>09/16/16 07:38 AM</text:p>
          </table:table-cell>
          <table:table-cell office:value-type="float" office:value="34.1498903522">
            <text:p>34.1498903522</text:p>
          </table:table-cell>
          <table:table-cell office:value-type="float" office:value="-118.0389637106">
            <text:p>-118.0389637106</text:p>
          </table:table-cell>
        </table:table-row>
        <table:table-row table:style-name="ro1">
          <table:table-cell office:value-type="float" office:value="7.76686735442874E+017">
            <text:p>776686735442874000</text:p>
          </table:table-cell>
          <table:table-cell office:value-type="string">
            <text:p>Butterfree</text:p>
          </table:table-cell>
          <table:table-cell office:value-type="string">
            <text:p>09/16/16 07:38 AM</text:p>
          </table:table-cell>
          <table:table-cell office:value-type="float" office:value="34.1190685166">
            <text:p>34.1190685166</text:p>
          </table:table-cell>
          <table:table-cell office:value-type="float" office:value="-118.0230458714">
            <text:p>-118.0230458714</text:p>
          </table:table-cell>
        </table:table-row>
        <table:table-row table:style-name="ro1">
          <table:table-cell office:value-type="float" office:value="7.76685842160956E+017">
            <text:p>776685842160956000</text:p>
          </table:table-cell>
          <table:table-cell office:value-type="string">
            <text:p>Charmeleon</text:p>
          </table:table-cell>
          <table:table-cell office:value-type="string">
            <text:p>09/16/16 07:35 AM</text:p>
          </table:table-cell>
          <table:table-cell office:value-type="float" office:value="34.1247472602">
            <text:p>34.1247472602</text:p>
          </table:table-cell>
          <table:table-cell office:value-type="float" office:value="-118.0654902576">
            <text:p>-118.0654902576</text:p>
          </table:table-cell>
        </table:table-row>
        <table:table-row table:style-name="ro1">
          <table:table-cell office:value-type="float" office:value="7.76684916540969E+017">
            <text:p>776684916540969000</text:p>
          </table:table-cell>
          <table:table-cell office:value-type="string">
            <text:p>Rapidash</text:p>
          </table:table-cell>
          <table:table-cell office:value-type="string">
            <text:p>09/16/16 07:31 AM</text:p>
          </table:table-cell>
          <table:table-cell office:value-type="float" office:value="34.1252355725">
            <text:p>34.1252355725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6682901106663E+017">
            <text:p>776682901106663000</text:p>
          </table:table-cell>
          <table:table-cell office:value-type="string">
            <text:p>Chansey</text:p>
          </table:table-cell>
          <table:table-cell office:value-type="string">
            <text:p>09/16/16 07:23 AM</text:p>
          </table:table-cell>
          <table:table-cell office:value-type="float" office:value="34.1512758347">
            <text:p>34.1512758347</text:p>
          </table:table-cell>
          <table:table-cell office:value-type="float" office:value="-118.0527763067">
            <text:p>-118.0527763067</text:p>
          </table:table-cell>
        </table:table-row>
        <table:table-row table:style-name="ro1">
          <table:table-cell office:value-type="float" office:value="7.76682405969015E+017">
            <text:p>776682405969015000</text:p>
          </table:table-cell>
          <table:table-cell office:value-type="string">
            <text:p>Dratini</text:p>
          </table:table-cell>
          <table:table-cell office:value-type="string">
            <text:p>09/16/16 07:21 AM</text:p>
          </table:table-cell>
          <table:table-cell office:value-type="float" office:value="34.149166282">
            <text:p>34.149166282</text:p>
          </table:table-cell>
          <table:table-cell office:value-type="float" office:value="-118.0376830178">
            <text:p>-118.0376830178</text:p>
          </table:table-cell>
        </table:table-row>
        <table:table-row table:style-name="ro1">
          <table:table-cell office:value-type="float" office:value="7.76682340143608E+017">
            <text:p>776682340143608000</text:p>
          </table:table-cell>
          <table:table-cell office:value-type="string">
            <text:p>Clefable</text:p>
          </table:table-cell>
          <table:table-cell office:value-type="string">
            <text:p>09/16/16 07:21 AM</text:p>
          </table:table-cell>
          <table:table-cell office:value-type="float" office:value="34.1612979077">
            <text:p>34.1612979077</text:p>
          </table:table-cell>
          <table:table-cell office:value-type="float" office:value="-118.0494833355">
            <text:p>-118.0494833355</text:p>
          </table:table-cell>
        </table:table-row>
        <table:table-row table:style-name="ro1">
          <table:table-cell office:value-type="float" office:value="7.7668178378596E+017">
            <text:p>776681783785960000</text:p>
          </table:table-cell>
          <table:table-cell office:value-type="string">
            <text:p>Exeggutor</text:p>
          </table:table-cell>
          <table:table-cell office:value-type="string">
            <text:p>09/16/16 07:19 AM</text:p>
          </table:table-cell>
          <table:table-cell office:value-type="float" office:value="34.1384443662">
            <text:p>34.1384443662</text:p>
          </table:table-cell>
          <table:table-cell office:value-type="float" office:value="-118.0204842464">
            <text:p>-118.0204842464</text:p>
          </table:table-cell>
        </table:table-row>
        <table:table-row table:style-name="ro1">
          <table:table-cell office:value-type="float" office:value="7.76678614746018E+017">
            <text:p>776678614746018000</text:p>
          </table:table-cell>
          <table:table-cell office:value-type="string">
            <text:p>Flareon</text:p>
          </table:table-cell>
          <table:table-cell office:value-type="string">
            <text:p>09/16/16 07:06 AM</text:p>
          </table:table-cell>
          <table:table-cell office:value-type="float" office:value="34.1680307426">
            <text:p>34.1680307426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667854891654E+017">
            <text:p>776678548916540000</text:p>
          </table:table-cell>
          <table:table-cell office:value-type="string">
            <text:p>Dragonite</text:p>
          </table:table-cell>
          <table:table-cell office:value-type="string">
            <text:p>09/16/16 07:06 AM</text:p>
          </table:table-cell>
          <table:table-cell office:value-type="float" office:value="34.1507651104">
            <text:p>34.1507651104</text:p>
          </table:table-cell>
          <table:table-cell office:value-type="float" office:value="-118.0202097844">
            <text:p>-118.0202097844</text:p>
          </table:table-cell>
        </table:table-row>
        <table:table-row table:style-name="ro1">
          <table:table-cell office:value-type="float" office:value="7.76677855123997E+017">
            <text:p>776677855123997000</text:p>
          </table:table-cell>
          <table:table-cell office:value-type="string">
            <text:p>Kingler</text:p>
          </table:table-cell>
          <table:table-cell office:value-type="string">
            <text:p>09/16/16 07:03 AM</text:p>
          </table:table-cell>
          <table:table-cell office:value-type="float" office:value="34.100472647">
            <text:p>34.100472647</text:p>
          </table:table-cell>
          <table:table-cell office:value-type="float" office:value="-118.0347556853">
            <text:p>-118.0347556853</text:p>
          </table:table-cell>
        </table:table-row>
        <table:table-row table:style-name="ro1">
          <table:table-cell office:value-type="float" office:value="7.76677732482552E+017">
            <text:p>776677732482552000</text:p>
          </table:table-cell>
          <table:table-cell office:value-type="string">
            <text:p>Hitmonchan</text:p>
          </table:table-cell>
          <table:table-cell office:value-type="string">
            <text:p>09/16/16 07:02 AM</text:p>
          </table:table-cell>
          <table:table-cell office:value-type="float" office:value="34.1292505581">
            <text:p>34.1292505581</text:p>
          </table:table-cell>
          <table:table-cell office:value-type="float" office:value="-118.0550630561">
            <text:p>-118.0550630561</text:p>
          </table:table-cell>
        </table:table-row>
        <table:table-row table:style-name="ro1">
          <table:table-cell office:value-type="float" office:value="7.76672467624485E+017">
            <text:p>776672467624485000</text:p>
          </table:table-cell>
          <table:table-cell office:value-type="string">
            <text:p>Charmeleon</text:p>
          </table:table-cell>
          <table:table-cell office:value-type="string">
            <text:p>09/16/16 06:42 AM</text:p>
          </table:table-cell>
          <table:table-cell office:value-type="float" office:value="34.1464000962">
            <text:p>34.1464000962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76672009614877E+017">
            <text:p>776672009614877000</text:p>
          </table:table-cell>
          <table:table-cell office:value-type="string">
            <text:p>Golem</text:p>
          </table:table-cell>
          <table:table-cell office:value-type="string">
            <text:p>09/16/16 06:40 AM</text:p>
          </table:table-cell>
          <table:table-cell office:value-type="float" office:value="34.1497733458">
            <text:p>34.1497733458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6670353581978E+017">
            <text:p>776670353581978000</text:p>
          </table:table-cell>
          <table:table-cell office:value-type="string">
            <text:p>Tangela</text:p>
          </table:table-cell>
          <table:table-cell office:value-type="string">
            <text:p>09/16/16 06:33 AM</text:p>
          </table:table-cell>
          <table:table-cell office:value-type="float" office:value="34.1644960014">
            <text:p>34.1644960014</text:p>
          </table:table-cell>
          <table:table-cell office:value-type="float" office:value="-118.0300901491">
            <text:p>-118.0300901491</text:p>
          </table:table-cell>
        </table:table-row>
        <table:table-row table:style-name="ro1">
          <table:table-cell office:value-type="float" office:value="7.76670142008668E+017">
            <text:p>776670142008668000</text:p>
          </table:table-cell>
          <table:table-cell office:value-type="string">
            <text:p>Charmeleon</text:p>
          </table:table-cell>
          <table:table-cell office:value-type="string">
            <text:p>09/16/16 06:32 AM</text:p>
          </table:table-cell>
          <table:table-cell office:value-type="float" office:value="34.1147356373">
            <text:p>34.1147356373</text:p>
          </table:table-cell>
          <table:table-cell office:value-type="float" office:value="-118.0282604935">
            <text:p>-118.0282604935</text:p>
          </table:table-cell>
        </table:table-row>
        <table:table-row table:style-name="ro1">
          <table:table-cell office:value-type="float" office:value="7.76668160112009E+017">
            <text:p>776668160112009000</text:p>
          </table:table-cell>
          <table:table-cell office:value-type="string">
            <text:p>Electabuzz</text:p>
          </table:table-cell>
          <table:table-cell office:value-type="string">
            <text:p>09/16/16 06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668111076332E+017">
            <text:p>776668111076332000</text:p>
          </table:table-cell>
          <table:table-cell office:value-type="string">
            <text:p>Jolteon</text:p>
          </table:table-cell>
          <table:table-cell office:value-type="string">
            <text:p>09/16/16 06:24 AM</text:p>
          </table:table-cell>
          <table:table-cell office:value-type="float" office:value="34.1521700657">
            <text:p>34.1521700657</text:p>
          </table:table-cell>
          <table:table-cell office:value-type="float" office:value="-118.0446352383">
            <text:p>-118.0446352383</text:p>
          </table:table-cell>
        </table:table-row>
        <table:table-row table:style-name="ro1">
          <table:table-cell office:value-type="float" office:value="7.76668063273935E+017">
            <text:p>776668063273935000</text:p>
          </table:table-cell>
          <table:table-cell office:value-type="string">
            <text:p>Magmar</text:p>
          </table:table-cell>
          <table:table-cell office:value-type="string">
            <text:p>09/16/16 06:24 AM</text:p>
          </table:table-cell>
          <table:table-cell office:value-type="float" office:value="34.1242779169">
            <text:p>34.1242779169</text:p>
          </table:table-cell>
          <table:table-cell office:value-type="float" office:value="-118.0609169995">
            <text:p>-118.0609169995</text:p>
          </table:table-cell>
        </table:table-row>
        <table:table-row table:style-name="ro1">
          <table:table-cell office:value-type="float" office:value="7.76667812563554E+017">
            <text:p>776667812563554000</text:p>
          </table:table-cell>
          <table:table-cell office:value-type="string">
            <text:p>Nidoqueen</text:p>
          </table:table-cell>
          <table:table-cell office:value-type="string">
            <text:p>09/16/16 06:23 AM</text:p>
          </table:table-cell>
          <table:table-cell office:value-type="float" office:value="34.16263022">
            <text:p>34.16263022</text:p>
          </table:table-cell>
          <table:table-cell office:value-type="float" office:value="-118.0253330052">
            <text:p>-118.0253330052</text:p>
          </table:table-cell>
        </table:table-row>
        <table:table-row table:style-name="ro1">
          <table:table-cell office:value-type="float" office:value="7.76667078455472E+017">
            <text:p>776667078455472000</text:p>
          </table:table-cell>
          <table:table-cell office:value-type="string">
            <text:p>Nidoqueen</text:p>
          </table:table-cell>
          <table:table-cell office:value-type="string">
            <text:p>09/16/16 06:20 AM</text:p>
          </table:table-cell>
          <table:table-cell office:value-type="float" office:value="34.1623691684">
            <text:p>34.1623691684</text:p>
          </table:table-cell>
          <table:table-cell office:value-type="float" office:value="-118.0525933655">
            <text:p>-118.0525933655</text:p>
          </table:table-cell>
        </table:table-row>
        <table:table-row table:style-name="ro1">
          <table:table-cell office:value-type="float" office:value="7.76666813996208E+017">
            <text:p>776666813996208000</text:p>
          </table:table-cell>
          <table:table-cell office:value-type="string">
            <text:p>Rapidash</text:p>
          </table:table-cell>
          <table:table-cell office:value-type="string">
            <text:p>09/16/16 06:19 AM</text:p>
          </table:table-cell>
          <table:table-cell office:value-type="float" office:value="34.148477633">
            <text:p>34.148477633</text:p>
          </table:table-cell>
          <table:table-cell office:value-type="float" office:value="-118.0203927591">
            <text:p>-118.0203927591</text:p>
          </table:table-cell>
        </table:table-row>
        <table:table-row table:style-name="ro1">
          <table:table-cell office:value-type="float" office:value="7.766652434978E+017">
            <text:p>776665243497800000</text:p>
          </table:table-cell>
          <table:table-cell office:value-type="string">
            <text:p>Scyther</text:p>
          </table:table-cell>
          <table:table-cell office:value-type="string">
            <text:p>09/16/16 06:13 AM</text:p>
          </table:table-cell>
          <table:table-cell office:value-type="float" office:value="34.1296931255">
            <text:p>34.1296931255</text:p>
          </table:table-cell>
          <table:table-cell office:value-type="float" office:value="-118.0493918632">
            <text:p>-118.0493918632</text:p>
          </table:table-cell>
        </table:table-row>
        <table:table-row table:style-name="ro1">
          <table:table-cell office:value-type="float" office:value="7.76660551350968E+017">
            <text:p>776660551350968000</text:p>
          </table:table-cell>
          <table:table-cell office:value-type="string">
            <text:p>Scyther</text:p>
          </table:table-cell>
          <table:table-cell office:value-type="string">
            <text:p>09/16/16 05:54 AM</text:p>
          </table:table-cell>
          <table:table-cell office:value-type="float" office:value="34.1570985191">
            <text:p>34.1570985191</text:p>
          </table:table-cell>
          <table:table-cell office:value-type="float" office:value="-118.0486600831">
            <text:p>-118.0486600831</text:p>
          </table:table-cell>
        </table:table-row>
        <table:table-row table:style-name="ro1">
          <table:table-cell office:value-type="float" office:value="7.76656991427015E+017">
            <text:p>776656991427015000</text:p>
          </table:table-cell>
          <table:table-cell office:value-type="string">
            <text:p>Magmar</text:p>
          </table:table-cell>
          <table:table-cell office:value-type="string">
            <text:p>09/16/16 05:40 AM</text:p>
          </table:table-cell>
          <table:table-cell office:value-type="float" office:value="34.1141732947">
            <text:p>34.1141732947</text:p>
          </table:table-cell>
          <table:table-cell office:value-type="float" office:value="-118.0515871853">
            <text:p>-118.0515871853</text:p>
          </table:table-cell>
        </table:table-row>
        <table:table-row table:style-name="ro1">
          <table:table-cell office:value-type="float" office:value="7.76656525221769E+017">
            <text:p>776656525221769000</text:p>
          </table:table-cell>
          <table:table-cell office:value-type="string">
            <text:p>Jolteon</text:p>
          </table:table-cell>
          <table:table-cell office:value-type="string">
            <text:p>09/16/16 05:38 AM</text:p>
          </table:table-cell>
          <table:table-cell office:value-type="float" office:value="34.1304051155">
            <text:p>34.1304051155</text:p>
          </table:table-cell>
          <table:table-cell office:value-type="float" office:value="-118.0503980559">
            <text:p>-118.0503980559</text:p>
          </table:table-cell>
        </table:table-row>
        <table:table-row table:style-name="ro1">
          <table:table-cell office:value-type="float" office:value="7.76654346763153E+017">
            <text:p>776654346763153000</text:p>
          </table:table-cell>
          <table:table-cell office:value-type="string">
            <text:p>Golem</text:p>
          </table:table-cell>
          <table:table-cell office:value-type="string">
            <text:p>09/16/16 05:30 AM</text:p>
          </table:table-cell>
          <table:table-cell office:value-type="float" office:value="34.1516187894">
            <text:p>34.1516187894</text:p>
          </table:table-cell>
          <table:table-cell office:value-type="float" office:value="-118.0267967554">
            <text:p>-118.0267967554</text:p>
          </table:table-cell>
        </table:table-row>
        <table:table-row table:style-name="ro1">
          <table:table-cell office:value-type="float" office:value="7.76652999284273E+017">
            <text:p>776652999284273000</text:p>
          </table:table-cell>
          <table:table-cell office:value-type="string">
            <text:p>Jolteon</text:p>
          </table:table-cell>
          <table:table-cell office:value-type="string">
            <text:p>09/16/16 05:24 AM</text:p>
          </table:table-cell>
          <table:table-cell office:value-type="float" office:value="34.1136896477">
            <text:p>34.1136896477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6651696093012E+017">
            <text:p>776651696093012000</text:p>
          </table:table-cell>
          <table:table-cell office:value-type="string">
            <text:p>Nidoking</text:p>
          </table:table-cell>
          <table:table-cell office:value-type="string">
            <text:p>09/16/16 05:19 AM</text:p>
          </table:table-cell>
          <table:table-cell office:value-type="float" office:value="34.162585342">
            <text:p>34.162585342</text:p>
          </table:table-cell>
          <table:table-cell office:value-type="float" office:value="-118.0429886845">
            <text:p>-118.0429886845</text:p>
          </table:table-cell>
        </table:table-row>
        <table:table-row table:style-name="ro1">
          <table:table-cell office:value-type="float" office:value="7.76650934180917E+017">
            <text:p>776650934180917000</text:p>
          </table:table-cell>
          <table:table-cell office:value-type="string">
            <text:p>Electabuzz</text:p>
          </table:table-cell>
          <table:table-cell office:value-type="string">
            <text:p>09/16/16 05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647052918862E+017">
            <text:p>776647052918862000</text:p>
          </table:table-cell>
          <table:table-cell office:value-type="string">
            <text:p>Ivysaur</text:p>
          </table:table-cell>
          <table:table-cell office:value-type="string">
            <text:p>09/16/16 05:01 AM</text:p>
          </table:table-cell>
          <table:table-cell office:value-type="float" office:value="34.1104500685">
            <text:p>34.1104500685</text:p>
          </table:table-cell>
          <table:table-cell office:value-type="float" office:value="-118.0459158807">
            <text:p>-118.0459158807</text:p>
          </table:table-cell>
        </table:table-row>
        <table:table-row table:style-name="ro1">
          <table:table-cell office:value-type="float" office:value="7.76646740204151E+017">
            <text:p>776646740204151000</text:p>
          </table:table-cell>
          <table:table-cell office:value-type="string">
            <text:p>Kabutops</text:p>
          </table:table-cell>
          <table:table-cell office:value-type="string">
            <text:p>09/16/16 04:59 AM</text:p>
          </table:table-cell>
          <table:table-cell office:value-type="float" office:value="34.1452994124">
            <text:p>34.1452994124</text:p>
          </table:table-cell>
          <table:table-cell office:value-type="float" office:value="-118.0251500356">
            <text:p>-118.0251500356</text:p>
          </table:table-cell>
        </table:table-row>
        <table:table-row table:style-name="ro1">
          <table:table-cell office:value-type="float" office:value="7.76646488147362E+017">
            <text:p>776646488147362000</text:p>
          </table:table-cell>
          <table:table-cell office:value-type="string">
            <text:p>Nidoking</text:p>
          </table:table-cell>
          <table:table-cell office:value-type="string">
            <text:p>09/16/16 04:58 AM</text:p>
          </table:table-cell>
          <table:table-cell office:value-type="float" office:value="34.1491053925">
            <text:p>34.1491053925</text:p>
          </table:table-cell>
          <table:table-cell office:value-type="float" office:value="-118.0363108368">
            <text:p>-118.0363108368</text:p>
          </table:table-cell>
        </table:table-row>
        <table:table-row table:style-name="ro2">
          <table:table-cell office:value-type="float" office:value="7.7664546651981E+017">
            <text:p>776645466519810000</text:p>
          </table:table-cell>
          <table:table-cell office:value-type="string">
            <text:p>Haunter</text:p>
          </table:table-cell>
          <table:table-cell office:value-type="string">
            <text:p>09/16/16 04:54 AM</text:p>
          </table:table-cell>
          <table:table-cell office:value-type="float" office:value="34.1278852938">
            <text:p>34.1278852938</text:p>
          </table:table-cell>
          <table:table-cell office:value-type="float" office:value="-118.0249670658">
            <text:p>-118.0249670658</text:p>
          </table:table-cell>
        </table:table-row>
        <table:table-row table:style-name="ro1">
          <table:table-cell office:value-type="float" office:value="7.76641794368872E+017">
            <text:p>776641794368872000</text:p>
          </table:table-cell>
          <table:table-cell office:value-type="string">
            <text:p>Lickitung</text:p>
          </table:table-cell>
          <table:table-cell office:value-type="string">
            <text:p>09/16/16 04:40 AM</text:p>
          </table:table-cell>
          <table:table-cell office:value-type="float" office:value="34.1165004389">
            <text:p>34.1165004389</text:p>
          </table:table-cell>
          <table:table-cell office:value-type="float" office:value="-118.0408847323">
            <text:p>-118.0408847323</text:p>
          </table:table-cell>
        </table:table-row>
        <table:table-row table:style-name="ro1">
          <table:table-cell office:value-type="float" office:value="7.76641730183475E+017">
            <text:p>776641730183475000</text:p>
          </table:table-cell>
          <table:table-cell office:value-type="string">
            <text:p>Magmar</text:p>
          </table:table-cell>
          <table:table-cell office:value-type="string">
            <text:p>09/16/16 04:39 AM</text:p>
          </table:table-cell>
          <table:table-cell office:value-type="float" office:value="34.1220913708">
            <text:p>34.1220913708</text:p>
          </table:table-cell>
          <table:table-cell office:value-type="float" office:value="-118.0603682006">
            <text:p>-118.0603682006</text:p>
          </table:table-cell>
        </table:table-row>
        <table:table-row table:style-name="ro1">
          <table:table-cell office:value-type="float" office:value="7.76641346849284E+017">
            <text:p>776641346849284000</text:p>
          </table:table-cell>
          <table:table-cell office:value-type="string">
            <text:p>Rapidash</text:p>
          </table:table-cell>
          <table:table-cell office:value-type="string">
            <text:p>09/16/16 04:38 AM</text:p>
          </table:table-cell>
          <table:table-cell office:value-type="float" office:value="34.1588301812">
            <text:p>34.1588301812</text:p>
          </table:table-cell>
          <table:table-cell office:value-type="float" office:value="-118.0371341467">
            <text:p>-118.0371341467</text:p>
          </table:table-cell>
        </table:table-row>
        <table:table-row table:style-name="ro1">
          <table:table-cell office:value-type="float" office:value="7.76640825048519E+017">
            <text:p>776640825048519000</text:p>
          </table:table-cell>
          <table:table-cell office:value-type="string">
            <text:p>Flareon</text:p>
          </table:table-cell>
          <table:table-cell office:value-type="string">
            <text:p>09/16/16 04:36 AM</text:p>
          </table:table-cell>
          <table:table-cell office:value-type="float" office:value="34.1101626957">
            <text:p>34.1101626957</text:p>
          </table:table-cell>
          <table:table-cell office:value-type="float" office:value="-118.0454585095">
            <text:p>-118.0454585095</text:p>
          </table:table-cell>
        </table:table-row>
        <table:table-row table:style-name="ro1">
          <table:table-cell office:value-type="float" office:value="7.76640464384512E+017">
            <text:p>776640464384512000</text:p>
          </table:table-cell>
          <table:table-cell office:value-type="string">
            <text:p>Jolteon</text:p>
          </table:table-cell>
          <table:table-cell office:value-type="string">
            <text:p>09/16/16 04:34 AM</text:p>
          </table:table-cell>
          <table:table-cell office:value-type="float" office:value="34.1668417524">
            <text:p>34.1668417524</text:p>
          </table:table-cell>
          <table:table-cell office:value-type="float" office:value="-118.0348471652">
            <text:p>-118.0348471652</text:p>
          </table:table-cell>
        </table:table-row>
        <table:table-row table:style-name="ro1">
          <table:table-cell office:value-type="float" office:value="7.76640045507752E+017">
            <text:p>776640045507752000</text:p>
          </table:table-cell>
          <table:table-cell office:value-type="string">
            <text:p>Nidoqueen</text:p>
          </table:table-cell>
          <table:table-cell office:value-type="string">
            <text:p>09/16/16 04:33 AM</text:p>
          </table:table-cell>
          <table:table-cell office:value-type="float" office:value="34.1677905828">
            <text:p>34.1677905828</text:p>
          </table:table-cell>
          <table:table-cell office:value-type="float" office:value="-118.0436290128">
            <text:p>-118.0436290128</text:p>
          </table:table-cell>
        </table:table-row>
        <table:table-row table:style-name="ro1">
          <table:table-cell office:value-type="float" office:value="7.76639684185199E+017">
            <text:p>776639684185199000</text:p>
          </table:table-cell>
          <table:table-cell office:value-type="string">
            <text:p>Jolteon</text:p>
          </table:table-cell>
          <table:table-cell office:value-type="string">
            <text:p>09/16/16 04:31 AM</text:p>
          </table:table-cell>
          <table:table-cell office:value-type="float" office:value="34.1470668939">
            <text:p>34.1470668939</text:p>
          </table:table-cell>
          <table:table-cell office:value-type="float" office:value="-118.0312794151">
            <text:p>-118.0312794151</text:p>
          </table:table-cell>
        </table:table-row>
        <table:table-row table:style-name="ro1">
          <table:table-cell office:value-type="float" office:value="7.76638576243073E+017">
            <text:p>776638576243073000</text:p>
          </table:table-cell>
          <table:table-cell office:value-type="string">
            <text:p>Magmar</text:p>
          </table:table-cell>
          <table:table-cell office:value-type="string">
            <text:p>09/16/16 04:27 AM</text:p>
          </table:table-cell>
          <table:table-cell office:value-type="float" office:value="34.1514657402">
            <text:p>34.1514657402</text:p>
          </table:table-cell>
          <table:table-cell office:value-type="float" office:value="-118.0293582891">
            <text:p>-118.0293582891</text:p>
          </table:table-cell>
        </table:table-row>
        <table:table-row table:style-name="ro1">
          <table:table-cell office:value-type="float" office:value="7.76637198233842E+017">
            <text:p>776637198233842000</text:p>
          </table:table-cell>
          <table:table-cell office:value-type="string">
            <text:p>Arcanine</text:p>
          </table:table-cell>
          <table:table-cell office:value-type="string">
            <text:p>09/16/16 04:21 AM</text:p>
          </table:table-cell>
          <table:table-cell office:value-type="float" office:value="34.1437312686">
            <text:p>34.1437312686</text:p>
          </table:table-cell>
          <table:table-cell office:value-type="float" office:value="-118.0289008751">
            <text:p>-118.0289008751</text:p>
          </table:table-cell>
        </table:table-row>
        <table:table-row table:style-name="ro1">
          <table:table-cell office:value-type="float" office:value="7.76635021771743E+017">
            <text:p>776635021771743000</text:p>
          </table:table-cell>
          <table:table-cell office:value-type="string">
            <text:p>Butterfree</text:p>
          </table:table-cell>
          <table:table-cell office:value-type="string">
            <text:p>09/16/16 04:13 AM</text:p>
          </table:table-cell>
          <table:table-cell office:value-type="float" office:value="34.1221353924">
            <text:p>34.1221353924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6634791353397E+017">
            <text:p>776634791353397000</text:p>
          </table:table-cell>
          <table:table-cell office:value-type="string">
            <text:p>Chansey</text:p>
          </table:table-cell>
          <table:table-cell office:value-type="string">
            <text:p>09/16/16 04:12 AM</text:p>
          </table:table-cell>
          <table:table-cell office:value-type="float" office:value="34.1601864181">
            <text:p>34.1601864181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6633483670061E+017">
            <text:p>776633483670061000</text:p>
          </table:table-cell>
          <table:table-cell office:value-type="string">
            <text:p>Flareon</text:p>
          </table:table-cell>
          <table:table-cell office:value-type="string">
            <text:p>09/16/16 04:07 AM</text:p>
          </table:table-cell>
          <table:table-cell office:value-type="float" office:value="34.1628615957">
            <text:p>34.1628615957</text:p>
          </table:table-cell>
          <table:table-cell office:value-type="float" office:value="-118.0528677772">
            <text:p>-118.0528677772</text:p>
          </table:table-cell>
        </table:table-row>
        <table:table-row table:style-name="ro1">
          <table:table-cell office:value-type="float" office:value="7.76631701220893E+017">
            <text:p>776631701220893000</text:p>
          </table:table-cell>
          <table:table-cell office:value-type="string">
            <text:p>Nidoking</text:p>
          </table:table-cell>
          <table:table-cell office:value-type="string">
            <text:p>09/16/16 04:00 AM</text:p>
          </table:table-cell>
          <table:table-cell office:value-type="float" office:value="34.1269700866">
            <text:p>34.1269700866</text:p>
          </table:table-cell>
          <table:table-cell office:value-type="float" office:value="-118.0535995399">
            <text:p>-118.0535995399</text:p>
          </table:table-cell>
        </table:table-row>
        <table:table-row table:style-name="ro1">
          <table:table-cell office:value-type="float" office:value="7.76628261690278E+017">
            <text:p>776628261690278000</text:p>
          </table:table-cell>
          <table:table-cell office:value-type="string">
            <text:p>Hitmonchan</text:p>
          </table:table-cell>
          <table:table-cell office:value-type="string">
            <text:p>09/16/16 03:46 AM</text:p>
          </table:table-cell>
          <table:table-cell office:value-type="float" office:value="34.1141472285">
            <text:p>34.1141472285</text:p>
          </table:table-cell>
          <table:table-cell office:value-type="float" office:value="-118.0546057086">
            <text:p>-118.0546057086</text:p>
          </table:table-cell>
        </table:table-row>
        <table:table-row table:style-name="ro2">
          <table:table-cell office:value-type="float" office:value="7.76627013163491E+017">
            <text:p>776627013163491000</text:p>
          </table:table-cell>
          <table:table-cell office:value-type="string">
            <text:p>Haunter</text:p>
          </table:table-cell>
          <table:table-cell office:value-type="string">
            <text:p>09/16/16 03:41 AM</text:p>
          </table:table-cell>
          <table:table-cell office:value-type="float" office:value="34.1002296355">
            <text:p>34.1002296355</text:p>
          </table:table-cell>
          <table:table-cell office:value-type="float" office:value="-118.0376830178">
            <text:p>-118.0376830178</text:p>
          </table:table-cell>
        </table:table-row>
        <table:table-row table:style-name="ro1">
          <table:table-cell office:value-type="float" office:value="7.76626688964735E+017">
            <text:p>776626688964735000</text:p>
          </table:table-cell>
          <table:table-cell office:value-type="string">
            <text:p>Hitmonlee</text:p>
          </table:table-cell>
          <table:table-cell office:value-type="string">
            <text:p>09/16/16 03:40 AM</text:p>
          </table:table-cell>
          <table:table-cell office:value-type="float" office:value="34.1503220705">
            <text:p>34.1503220705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6625652376023E+017">
            <text:p>776625652376023000</text:p>
          </table:table-cell>
          <table:table-cell office:value-type="string">
            <text:p>Tentacruel</text:p>
          </table:table-cell>
          <table:table-cell office:value-type="string">
            <text:p>09/16/16 03:35 AM</text:p>
          </table:table-cell>
          <table:table-cell office:value-type="float" office:value="34.1194312361">
            <text:p>34.1194312361</text:p>
          </table:table-cell>
          <table:table-cell office:value-type="float" office:value="-118.0144459841">
            <text:p>-118.0144459841</text:p>
          </table:table-cell>
        </table:table-row>
        <table:table-row table:style-name="ro1">
          <table:table-cell office:value-type="float" office:value="7.76624017524404E+017">
            <text:p>776624017524404000</text:p>
          </table:table-cell>
          <table:table-cell office:value-type="string">
            <text:p>Flareon</text:p>
          </table:table-cell>
          <table:table-cell office:value-type="string">
            <text:p>09/16/16 03:29 AM</text:p>
          </table:table-cell>
          <table:table-cell office:value-type="float" office:value="34.1133773944">
            <text:p>34.1133773944</text:p>
          </table:table-cell>
          <table:table-cell office:value-type="float" office:value="-118.0619231265">
            <text:p>-118.0619231265</text:p>
          </table:table-cell>
        </table:table-row>
        <table:table-row table:style-name="ro1">
          <table:table-cell office:value-type="float" office:value="7.76622858046804E+017">
            <text:p>776622858046804000</text:p>
          </table:table-cell>
          <table:table-cell office:value-type="string">
            <text:p>Electabuzz</text:p>
          </table:table-cell>
          <table:table-cell office:value-type="string">
            <text:p>09/16/16 03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620731090113E+017">
            <text:p>776620731090113000</text:p>
          </table:table-cell>
          <table:table-cell office:value-type="string">
            <text:p>Electabuzz</text:p>
          </table:table-cell>
          <table:table-cell office:value-type="string">
            <text:p>09/16/16 03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620391489909E+017">
            <text:p>776620391489909000</text:p>
          </table:table-cell>
          <table:table-cell office:value-type="string">
            <text:p>Ivysaur</text:p>
          </table:table-cell>
          <table:table-cell office:value-type="string">
            <text:p>09/16/16 03:15 AM</text:p>
          </table:table-cell>
          <table:table-cell office:value-type="float" office:value="34.1564751893">
            <text:p>34.1564751893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76620266365461E+017">
            <text:p>776620266365461000</text:p>
          </table:table-cell>
          <table:table-cell office:value-type="string">
            <text:p>Magmar</text:p>
          </table:table-cell>
          <table:table-cell office:value-type="string">
            <text:p>09/16/16 03:14 AM</text:p>
          </table:table-cell>
          <table:table-cell office:value-type="float" office:value="34.1242749704">
            <text:p>34.1242749704</text:p>
          </table:table-cell>
          <table:table-cell office:value-type="float" office:value="-118.0554289333">
            <text:p>-118.0554289333</text:p>
          </table:table-cell>
        </table:table-row>
        <table:table-row table:style-name="ro1">
          <table:table-cell office:value-type="float" office:value="7.76616159021965E+017">
            <text:p>776616159021965000</text:p>
          </table:table-cell>
          <table:table-cell office:value-type="string">
            <text:p>Rapidash</text:p>
          </table:table-cell>
          <table:table-cell office:value-type="string">
            <text:p>09/16/16 02:58 AM</text:p>
          </table:table-cell>
          <table:table-cell office:value-type="float" office:value="34.1406741132">
            <text:p>34.1406741132</text:p>
          </table:table-cell>
          <table:table-cell office:value-type="float" office:value="-118.0279860435">
            <text:p>-118.0279860435</text:p>
          </table:table-cell>
        </table:table-row>
        <table:table-row table:style-name="ro1">
          <table:table-cell office:value-type="float" office:value="7.76615304478601E+017">
            <text:p>776615304478601000</text:p>
          </table:table-cell>
          <table:table-cell office:value-type="string">
            <text:p>Snorlax</text:p>
          </table:table-cell>
          <table:table-cell office:value-type="string">
            <text:p>09/16/16 02:54 AM</text:p>
          </table:table-cell>
          <table:table-cell office:value-type="float" office:value="34.1252570664">
            <text:p>34.1252570664</text:p>
          </table:table-cell>
          <table:table-cell office:value-type="float" office:value="-118.0223139823">
            <text:p>-118.0223139823</text:p>
          </table:table-cell>
        </table:table-row>
        <table:table-row table:style-name="ro1">
          <table:table-cell office:value-type="float" office:value="7.7661508811126E+017">
            <text:p>776615088111260000</text:p>
          </table:table-cell>
          <table:table-cell office:value-type="string">
            <text:p>Scyther</text:p>
          </table:table-cell>
          <table:table-cell office:value-type="string">
            <text:p>09/16/16 02:54 AM</text:p>
          </table:table-cell>
          <table:table-cell office:value-type="float" office:value="34.1313262115">
            <text:p>34.1313262115</text:p>
          </table:table-cell>
          <table:table-cell office:value-type="float" office:value="-118.0440863887">
            <text:p>-118.0440863887</text:p>
          </table:table-cell>
        </table:table-row>
        <table:table-row table:style-name="ro1">
          <table:table-cell office:value-type="float" office:value="7.76614506977911E+017">
            <text:p>776614506977911000</text:p>
          </table:table-cell>
          <table:table-cell office:value-type="string">
            <text:p>Ivysaur</text:p>
          </table:table-cell>
          <table:table-cell office:value-type="string">
            <text:p>09/16/16 02:51 AM</text:p>
          </table:table-cell>
          <table:table-cell office:value-type="float" office:value="34.1564751893">
            <text:p>34.1564751893</text:p>
          </table:table-cell>
          <table:table-cell office:value-type="float" office:value="-118.0375915394">
            <text:p>-118.0375915394</text:p>
          </table:table-cell>
        </table:table-row>
        <table:table-row table:style-name="ro1">
          <table:table-cell office:value-type="float" office:value="7.76612075808236E+017">
            <text:p>776612075808236000</text:p>
          </table:table-cell>
          <table:table-cell office:value-type="string">
            <text:p>Jolteon</text:p>
          </table:table-cell>
          <table:table-cell office:value-type="string">
            <text:p>09/16/16 02:42 AM</text:p>
          </table:table-cell>
          <table:table-cell office:value-type="float" office:value="34.1461946901">
            <text:p>34.1461946901</text:p>
          </table:table-cell>
          <table:table-cell office:value-type="float" office:value="-118.0302731136">
            <text:p>-118.0302731136</text:p>
          </table:table-cell>
        </table:table-row>
        <table:table-row table:style-name="ro1">
          <table:table-cell office:value-type="float" office:value="7.76610565829517E+017">
            <text:p>776610565829517000</text:p>
          </table:table-cell>
          <table:table-cell office:value-type="string">
            <text:p>Beedrill</text:p>
          </table:table-cell>
          <table:table-cell office:value-type="string">
            <text:p>09/16/16 02:36 AM</text:p>
          </table:table-cell>
          <table:table-cell office:value-type="float" office:value="34.1243235032">
            <text:p>34.1243235032</text:p>
          </table:table-cell>
          <table:table-cell office:value-type="float" office:value="-118.0396955308">
            <text:p>-118.0396955308</text:p>
          </table:table-cell>
        </table:table-row>
        <table:table-row table:style-name="ro1">
          <table:table-cell office:value-type="float" office:value="7.76608971649983E+017">
            <text:p>776608971649983000</text:p>
          </table:table-cell>
          <table:table-cell office:value-type="string">
            <text:p>Charmeleon</text:p>
          </table:table-cell>
          <table:table-cell office:value-type="string">
            <text:p>09/16/16 02:29 AM</text:p>
          </table:table-cell>
          <table:table-cell office:value-type="float" office:value="34.1592256221">
            <text:p>34.1592256221</text:p>
          </table:table-cell>
          <table:table-cell office:value-type="float" office:value="-118.0310049698">
            <text:p>-118.0310049698</text:p>
          </table:table-cell>
        </table:table-row>
        <table:table-row table:style-name="ro1">
          <table:table-cell office:value-type="float" office:value="7.76608475098907E+017">
            <text:p>776608475098907000</text:p>
          </table:table-cell>
          <table:table-cell office:value-type="string">
            <text:p>Scyther</text:p>
          </table:table-cell>
          <table:table-cell office:value-type="string">
            <text:p>09/16/16 02:27 AM</text:p>
          </table:table-cell>
          <table:table-cell office:value-type="float" office:value="34.1035788859">
            <text:p>34.1035788859</text:p>
          </table:table-cell>
          <table:table-cell office:value-type="float" office:value="-118.048111246">
            <text:p>-118.048111246</text:p>
          </table:table-cell>
        </table:table-row>
        <table:table-row table:style-name="ro1">
          <table:table-cell office:value-type="float" office:value="7.76607227339682E+017">
            <text:p>776607227339682000</text:p>
          </table:table-cell>
          <table:table-cell office:value-type="string">
            <text:p>Hitmonlee</text:p>
          </table:table-cell>
          <table:table-cell office:value-type="string">
            <text:p>09/16/16 02:22 AM</text:p>
          </table:table-cell>
          <table:table-cell office:value-type="float" office:value="34.1291059059">
            <text:p>34.1291059059</text:p>
          </table:table-cell>
          <table:table-cell office:value-type="float" office:value="-118.0566180288">
            <text:p>-118.0566180288</text:p>
          </table:table-cell>
        </table:table-row>
        <table:table-row table:style-name="ro1">
          <table:table-cell office:value-type="float" office:value="7.76605943509291E+017">
            <text:p>776605943509291000</text:p>
          </table:table-cell>
          <table:table-cell office:value-type="string">
            <text:p>Flareon</text:p>
          </table:table-cell>
          <table:table-cell office:value-type="string">
            <text:p>09/16/16 02:17 AM</text:p>
          </table:table-cell>
          <table:table-cell office:value-type="float" office:value="34.1187829815">
            <text:p>34.1187829815</text:p>
          </table:table-cell>
          <table:table-cell office:value-type="float" office:value="-118.0232288432">
            <text:p>-118.0232288432</text:p>
          </table:table-cell>
        </table:table-row>
        <table:table-row table:style-name="ro1">
          <table:table-cell office:value-type="float" office:value="7.7660225096577E+017">
            <text:p>776602250965770000</text:p>
          </table:table-cell>
          <table:table-cell office:value-type="string">
            <text:p>Butterfree</text:p>
          </table:table-cell>
          <table:table-cell office:value-type="string">
            <text:p>09/16/16 02:02 AM</text:p>
          </table:table-cell>
          <table:table-cell office:value-type="float" office:value="34.1033556907">
            <text:p>34.1033556907</text:p>
          </table:table-cell>
          <table:table-cell office:value-type="float" office:value="-118.0460988288">
            <text:p>-118.0460988288</text:p>
          </table:table-cell>
        </table:table-row>
        <table:table-row table:style-name="ro1">
          <table:table-cell office:value-type="float" office:value="7.76602159479595E+017">
            <text:p>776602159479595000</text:p>
          </table:table-cell>
          <table:table-cell office:value-type="string">
            <text:p>Nidoking</text:p>
          </table:table-cell>
          <table:table-cell office:value-type="string">
            <text:p>09/16/16 02:02 AM</text:p>
          </table:table-cell>
          <table:table-cell office:value-type="float" office:value="34.1612116473">
            <text:p>34.1612116473</text:p>
          </table:table-cell>
          <table:table-cell office:value-type="float" office:value="-118.0294497718">
            <text:p>-118.0294497718</text:p>
          </table:table-cell>
        </table:table-row>
        <table:table-row table:style-name="ro1">
          <table:table-cell office:value-type="float" office:value="7.76597104932196E+017">
            <text:p>776597104932196000</text:p>
          </table:table-cell>
          <table:table-cell office:value-type="string">
            <text:p>Jolteon</text:p>
          </table:table-cell>
          <table:table-cell office:value-type="string">
            <text:p>09/16/16 01:42 AM</text:p>
          </table:table-cell>
          <table:table-cell office:value-type="float" office:value="34.1080426321">
            <text:p>34.1080426321</text:p>
          </table:table-cell>
          <table:table-cell office:value-type="float" office:value="-118.0326516352">
            <text:p>-118.0326516352</text:p>
          </table:table-cell>
        </table:table-row>
        <table:table-row table:style-name="ro1">
          <table:table-cell office:value-type="float" office:value="7.76597009805357E+017">
            <text:p>776597009805357000</text:p>
          </table:table-cell>
          <table:table-cell office:value-type="string">
            <text:p>Tangela</text:p>
          </table:table-cell>
          <table:table-cell office:value-type="string">
            <text:p>09/16/16 01:42 AM</text:p>
          </table:table-cell>
          <table:table-cell office:value-type="float" office:value="34.1099526511">
            <text:p>34.1099526511</text:p>
          </table:table-cell>
          <table:table-cell office:value-type="float" office:value="-118.0605511338">
            <text:p>-118.0605511338</text:p>
          </table:table-cell>
        </table:table-row>
        <table:table-row table:style-name="ro1">
          <table:table-cell office:value-type="float" office:value="7.76594555130872E+017">
            <text:p>776594555130872000</text:p>
          </table:table-cell>
          <table:table-cell office:value-type="string">
            <text:p>Golem</text:p>
          </table:table-cell>
          <table:table-cell office:value-type="string">
            <text:p>09/16/16 01:32 AM</text:p>
          </table:table-cell>
          <table:table-cell office:value-type="float" office:value="34.1240938574">
            <text:p>34.1240938574</text:p>
          </table:table-cell>
          <table:table-cell office:value-type="float" office:value="-118.0561606853">
            <text:p>-118.0561606853</text:p>
          </table:table-cell>
        </table:table-row>
        <table:table-row table:style-name="ro1">
          <table:table-cell office:value-type="float" office:value="7.76593887867511E+017">
            <text:p>776593887867511000</text:p>
          </table:table-cell>
          <table:table-cell office:value-type="string">
            <text:p>Jolteon</text:p>
          </table:table-cell>
          <table:table-cell office:value-type="string">
            <text:p>09/16/16 01:29 AM</text:p>
          </table:table-cell>
          <table:table-cell office:value-type="float" office:value="34.1448699648">
            <text:p>34.1448699648</text:p>
          </table:table-cell>
          <table:table-cell office:value-type="float" office:value="-118.0310964516">
            <text:p>-118.0310964516</text:p>
          </table:table-cell>
        </table:table-row>
        <table:table-row table:style-name="ro1">
          <table:table-cell office:value-type="float" office:value="7.76593758330552E+017">
            <text:p>776593758330552000</text:p>
          </table:table-cell>
          <table:table-cell office:value-type="string">
            <text:p>Arcanine</text:p>
          </table:table-cell>
          <table:table-cell office:value-type="string">
            <text:p>09/16/16 01:29 AM</text:p>
          </table:table-cell>
          <table:table-cell office:value-type="float" office:value="34.1181122761">
            <text:p>34.1181122761</text:p>
          </table:table-cell>
          <table:table-cell office:value-type="float" office:value="-118.0285349431">
            <text:p>-118.0285349431</text:p>
          </table:table-cell>
        </table:table-row>
        <table:table-row table:style-name="ro1">
          <table:table-cell office:value-type="float" office:value="7.76591581759484E+017">
            <text:p>776591581759484000</text:p>
          </table:table-cell>
          <table:table-cell office:value-type="string">
            <text:p>Charmeleon</text:p>
          </table:table-cell>
          <table:table-cell office:value-type="string">
            <text:p>09/16/16 01:20 AM</text:p>
          </table:table-cell>
          <table:table-cell office:value-type="float" office:value="34.1450188435">
            <text:p>34.1450188435</text:p>
          </table:table-cell>
          <table:table-cell office:value-type="float" office:value="-118.0230458714">
            <text:p>-118.0230458714</text:p>
          </table:table-cell>
        </table:table-row>
        <table:table-row table:style-name="ro1">
          <table:table-cell office:value-type="float" office:value="7.76591440897905E+017">
            <text:p>776591440897905000</text:p>
          </table:table-cell>
          <table:table-cell office:value-type="string">
            <text:p>Magmar</text:p>
          </table:table-cell>
          <table:table-cell office:value-type="string">
            <text:p>09/16/16 01:20 AM</text:p>
          </table:table-cell>
          <table:table-cell office:value-type="float" office:value="34.1608912147">
            <text:p>34.1608912147</text:p>
          </table:table-cell>
          <table:table-cell office:value-type="float" office:value="-118.0469220932">
            <text:p>-118.0469220932</text:p>
          </table:table-cell>
        </table:table-row>
        <table:table-row table:style-name="ro1">
          <table:table-cell office:value-type="float" office:value="7.76589393830171E+017">
            <text:p>776589393830171000</text:p>
          </table:table-cell>
          <table:table-cell office:value-type="string">
            <text:p>Jolteon</text:p>
          </table:table-cell>
          <table:table-cell office:value-type="string">
            <text:p>09/16/16 01:11 AM</text:p>
          </table:table-cell>
          <table:table-cell office:value-type="float" office:value="34.1080426321">
            <text:p>34.1080426321</text:p>
          </table:table-cell>
          <table:table-cell office:value-type="float" office:value="-118.0326516352">
            <text:p>-118.0326516352</text:p>
          </table:table-cell>
        </table:table-row>
        <table:table-row table:style-name="ro1">
          <table:table-cell office:value-type="float" office:value="7.76585870119809E+017">
            <text:p>776585870119809000</text:p>
          </table:table-cell>
          <table:table-cell office:value-type="string">
            <text:p>Snorlax</text:p>
          </table:table-cell>
          <table:table-cell office:value-type="string">
            <text:p>09/16/16 12:57 AM</text:p>
          </table:table-cell>
          <table:table-cell office:value-type="float" office:value="34.1629304984">
            <text:p>34.1629304984</text:p>
          </table:table-cell>
          <table:table-cell office:value-type="float" office:value="-118.0393296211">
            <text:p>-118.0393296211</text:p>
          </table:table-cell>
        </table:table-row>
        <table:table-row table:style-name="ro1">
          <table:table-cell office:value-type="float" office:value="7.76585668432499E+017">
            <text:p>776585668432499000</text:p>
          </table:table-cell>
          <table:table-cell office:value-type="string">
            <text:p>Jolteon</text:p>
          </table:table-cell>
          <table:table-cell office:value-type="string">
            <text:p>09/16/16 12:57 AM</text:p>
          </table:table-cell>
          <table:table-cell office:value-type="float" office:value="34.1018892871">
            <text:p>34.1018892871</text:p>
          </table:table-cell>
          <table:table-cell office:value-type="float" office:value="-118.0455499838">
            <text:p>-118.0455499838</text:p>
          </table:table-cell>
        </table:table-row>
        <table:table-row table:style-name="ro1">
          <table:table-cell office:value-type="float" office:value="7.76585226487079E+017">
            <text:p>776585226487079000</text:p>
          </table:table-cell>
          <table:table-cell office:value-type="string">
            <text:p>Tangela</text:p>
          </table:table-cell>
          <table:table-cell office:value-type="string">
            <text:p>09/16/16 12:55 AM</text:p>
          </table:table-cell>
          <table:table-cell office:value-type="float" office:value="34.1140360268">
            <text:p>34.1140360268</text:p>
          </table:table-cell>
          <table:table-cell office:value-type="float" office:value="-118.0239607285">
            <text:p>-118.0239607285</text:p>
          </table:table-cell>
        </table:table-row>
        <table:table-row table:style-name="ro1">
          <table:table-cell office:value-type="float" office:value="7.76583826952692E+017">
            <text:p>776583826952692000</text:p>
          </table:table-cell>
          <table:table-cell office:value-type="string">
            <text:p>Rapidash</text:p>
          </table:table-cell>
          <table:table-cell office:value-type="string">
            <text:p>09/16/16 12:49 AM</text:p>
          </table:table-cell>
          <table:table-cell office:value-type="float" office:value="34.1537146928">
            <text:p>34.1537146928</text:p>
          </table:table-cell>
          <table:table-cell office:value-type="float" office:value="-118.0277115931">
            <text:p>-118.0277115931</text:p>
          </table:table-cell>
        </table:table-row>
        <table:table-row table:style-name="ro1">
          <table:table-cell office:value-type="float" office:value="7.7658062930348E+017">
            <text:p>776580629303480000</text:p>
          </table:table-cell>
          <table:table-cell office:value-type="string">
            <text:p>Lickitung</text:p>
          </table:table-cell>
          <table:table-cell office:value-type="string">
            <text:p>09/16/16 12:37 AM</text:p>
          </table:table-cell>
          <table:table-cell office:value-type="float" office:value="34.1189857725">
            <text:p>34.1189857725</text:p>
          </table:table-cell>
          <table:table-cell office:value-type="float" office:value="-118.0259733974">
            <text:p>-118.0259733974</text:p>
          </table:table-cell>
        </table:table-row>
        <table:table-row table:style-name="ro1">
          <table:table-cell office:value-type="float" office:value="7.76580013835506E+017">
            <text:p>776580013835506000</text:p>
          </table:table-cell>
          <table:table-cell office:value-type="string">
            <text:p>Arcanine</text:p>
          </table:table-cell>
          <table:table-cell office:value-type="string">
            <text:p>09/16/16 12:34 AM</text:p>
          </table:table-cell>
          <table:table-cell office:value-type="float" office:value="34.1497302583">
            <text:p>34.1497302583</text:p>
          </table:table-cell>
          <table:table-cell office:value-type="float" office:value="-118.0305475601">
            <text:p>-118.0305475601</text:p>
          </table:table-cell>
        </table:table-row>
        <table:table-row table:style-name="ro1">
          <table:table-cell office:value-type="float" office:value="7.76579489090253E+017">
            <text:p>776579489090253000</text:p>
          </table:table-cell>
          <table:table-cell office:value-type="string">
            <text:p>Flareon</text:p>
          </table:table-cell>
          <table:table-cell office:value-type="string">
            <text:p>09/16/16 12:32 AM</text:p>
          </table:table-cell>
          <table:table-cell office:value-type="float" office:value="34.1518030007">
            <text:p>34.1518030007</text:p>
          </table:table-cell>
          <table:table-cell office:value-type="float" office:value="-118.0231373573">
            <text:p>-118.0231373573</text:p>
          </table:table-cell>
        </table:table-row>
        <table:table-row table:style-name="ro1">
          <table:table-cell office:value-type="float" office:value="7.76578611461501E+017">
            <text:p>776578611461501000</text:p>
          </table:table-cell>
          <table:table-cell office:value-type="string">
            <text:p>Golem</text:p>
          </table:table-cell>
          <table:table-cell office:value-type="string">
            <text:p>09/16/16 12:29 AM</text:p>
          </table:table-cell>
          <table:table-cell office:value-type="float" office:value="34.1240343407">
            <text:p>34.1240343407</text:p>
          </table:table-cell>
          <table:table-cell office:value-type="float" office:value="-118.059636466">
            <text:p>-118.059636466</text:p>
          </table:table-cell>
        </table:table-row>
        <table:table-row table:style-name="ro1">
          <table:table-cell office:value-type="float" office:value="7.76578448294748E+017">
            <text:p>776578448294748000</text:p>
          </table:table-cell>
          <table:table-cell office:value-type="string">
            <text:p>Seaking</text:p>
          </table:table-cell>
          <table:table-cell office:value-type="string">
            <text:p>09/16/16 12:28 AM</text:p>
          </table:table-cell>
          <table:table-cell office:value-type="float" office:value="34.1391265486">
            <text:p>34.1391265486</text:p>
          </table:table-cell>
          <table:table-cell office:value-type="float" office:value="-118.0190204441">
            <text:p>-118.0190204441</text:p>
          </table:table-cell>
        </table:table-row>
        <table:table-row table:style-name="ro1">
          <table:table-cell office:value-type="float" office:value="7.76577675150307E+017">
            <text:p>776577675150307000</text:p>
          </table:table-cell>
          <table:table-cell office:value-type="string">
            <text:p>Tangela</text:p>
          </table:table-cell>
          <table:table-cell office:value-type="string">
            <text:p>09/16/16 12:25 AM</text:p>
          </table:table-cell>
          <table:table-cell office:value-type="float" office:value="34.1140360268">
            <text:p>34.1140360268</text:p>
          </table:table-cell>
          <table:table-cell office:value-type="float" office:value="-118.0239607285">
            <text:p>-118.0239607285</text:p>
          </table:table-cell>
        </table:table-row>
        <table:table-row table:style-name="ro1">
          <table:table-cell office:value-type="float" office:value="7.76577563762143E+017">
            <text:p>776577563762143000</text:p>
          </table:table-cell>
          <table:table-cell office:value-type="string">
            <text:p>Electabuzz</text:p>
          </table:table-cell>
          <table:table-cell office:value-type="string">
            <text:p>09/16/16 12:24 AM</text:p>
          </table:table-cell>
          <table:table-cell office:value-type="float" office:value="34.1024470043">
            <text:p>34.1024470043</text:p>
          </table:table-cell>
          <table:table-cell office:value-type="float" office:value="-118.0484771376">
            <text:p>-118.0484771376</text:p>
          </table:table-cell>
        </table:table-row>
        <table:table-row table:style-name="ro1">
          <table:table-cell office:value-type="float" office:value="7.7657543689354E+017">
            <text:p>776575436893540000</text:p>
          </table:table-cell>
          <table:table-cell office:value-type="string">
            <text:p>Electabuzz</text:p>
          </table:table-cell>
          <table:table-cell office:value-type="string">
            <text:p>09/16/16 12:16 A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570356911845E+017">
            <text:p>776570356911845000</text:p>
          </table:table-cell>
          <table:table-cell office:value-type="string">
            <text:p>Arcanine</text:p>
          </table:table-cell>
          <table:table-cell office:value-type="string">
            <text:p>09/15/16 11:56 PM</text:p>
          </table:table-cell>
          <table:table-cell office:value-type="float" office:value="34.1409101231">
            <text:p>34.1409101231</text:p>
          </table:table-cell>
          <table:table-cell office:value-type="float" office:value="-118.014720455">
            <text:p>-118.014720455</text:p>
          </table:table-cell>
        </table:table-row>
        <table:table-row table:style-name="ro1">
          <table:table-cell office:value-type="float" office:value="7.76568455457747E+017">
            <text:p>776568455457747000</text:p>
          </table:table-cell>
          <table:table-cell office:value-type="string">
            <text:p>Chansey</text:p>
          </table:table-cell>
          <table:table-cell office:value-type="string">
            <text:p>09/15/16 11:48 PM</text:p>
          </table:table-cell>
          <table:table-cell office:value-type="float" office:value="34.1062865665">
            <text:p>34.1062865665</text:p>
          </table:table-cell>
          <table:table-cell office:value-type="float" office:value="-118.0465561984">
            <text:p>-118.0465561984</text:p>
          </table:table-cell>
        </table:table-row>
        <table:table-row table:style-name="ro1">
          <table:table-cell office:value-type="float" office:value="7.76568046957711E+017">
            <text:p>776568046957711000</text:p>
          </table:table-cell>
          <table:table-cell office:value-type="string">
            <text:p>Dragonite</text:p>
          </table:table-cell>
          <table:table-cell office:value-type="string">
            <text:p>09/15/16 11:47 PM</text:p>
          </table:table-cell>
          <table:table-cell office:value-type="float" office:value="34.1512776461">
            <text:p>34.1512776461</text:p>
          </table:table-cell>
          <table:table-cell office:value-type="float" office:value="-118.027528626">
            <text:p>-118.027528626</text:p>
          </table:table-cell>
        </table:table-row>
        <table:table-row table:style-name="ro1">
          <table:table-cell office:value-type="float" office:value="7.76566808870478E+017">
            <text:p>776566808870478000</text:p>
          </table:table-cell>
          <table:table-cell office:value-type="string">
            <text:p>Hitmonlee</text:p>
          </table:table-cell>
          <table:table-cell office:value-type="string">
            <text:p>09/15/16 11:42 PM</text:p>
          </table:table-cell>
          <table:table-cell office:value-type="float" office:value="34.1241617753">
            <text:p>34.1241617753</text:p>
          </table:table-cell>
          <table:table-cell office:value-type="float" office:value="-118.0558862786">
            <text:p>-118.0558862786</text:p>
          </table:table-cell>
        </table:table-row>
        <table:table-row table:style-name="ro1">
          <table:table-cell office:value-type="float" office:value="7.76566581493047E+017">
            <text:p>776566581493047000</text:p>
          </table:table-cell>
          <table:table-cell office:value-type="string">
            <text:p>Golduck</text:p>
          </table:table-cell>
          <table:table-cell office:value-type="string">
            <text:p>09/15/16 11:41 PM</text:p>
          </table:table-cell>
          <table:table-cell office:value-type="float" office:value="34.1568218527">
            <text:p>34.1568218527</text:p>
          </table:table-cell>
          <table:table-cell office:value-type="float" office:value="-118.0303645958">
            <text:p>-118.0303645958</text:p>
          </table:table-cell>
        </table:table-row>
        <table:table-row table:style-name="ro1">
          <table:table-cell office:value-type="float" office:value="7.76566336067469E+017">
            <text:p>776566336067469000</text:p>
          </table:table-cell>
          <table:table-cell office:value-type="string">
            <text:p>Snorlax</text:p>
          </table:table-cell>
          <table:table-cell office:value-type="string">
            <text:p>09/15/16 11:40 PM</text:p>
          </table:table-cell>
          <table:table-cell office:value-type="float" office:value="34.1511383538">
            <text:p>34.1511383538</text:p>
          </table:table-cell>
          <table:table-cell office:value-type="float" office:value="-118.0526848361">
            <text:p>-118.0526848361</text:p>
          </table:table-cell>
        </table:table-row>
        <table:table-row table:style-name="ro1">
          <table:table-cell office:value-type="float" office:value="7.76565927382966E+017">
            <text:p>776565927382966000</text:p>
          </table:table-cell>
          <table:table-cell office:value-type="string">
            <text:p>Charmeleon</text:p>
          </table:table-cell>
          <table:table-cell office:value-type="string">
            <text:p>09/15/16 11:38 PM</text:p>
          </table:table-cell>
          <table:table-cell office:value-type="float" office:value="34.1218511187">
            <text:p>34.1218511187</text:p>
          </table:table-cell>
          <table:table-cell office:value-type="float" office:value="-118.0603682006">
            <text:p>-118.0603682006</text:p>
          </table:table-cell>
        </table:table-row>
        <table:table-row table:style-name="ro1">
          <table:table-cell office:value-type="float" office:value="7.76565835431162E+017">
            <text:p>776565835431162000</text:p>
          </table:table-cell>
          <table:table-cell office:value-type="string">
            <text:p>Nidoking</text:p>
          </table:table-cell>
          <table:table-cell office:value-type="string">
            <text:p>09/15/16 11:38 PM</text:p>
          </table:table-cell>
          <table:table-cell office:value-type="float" office:value="34.1515876617">
            <text:p>34.1515876617</text:p>
          </table:table-cell>
          <table:table-cell office:value-type="float" office:value="-118.0321027484">
            <text:p>-118.0321027484</text:p>
          </table:table-cell>
        </table:table-row>
        <table:table-row table:style-name="ro1">
          <table:table-cell office:value-type="float" office:value="7.76561285659898E+017">
            <text:p>776561285659898000</text:p>
          </table:table-cell>
          <table:table-cell office:value-type="string">
            <text:p>Magmar</text:p>
          </table:table-cell>
          <table:table-cell office:value-type="string">
            <text:p>09/15/16 11:20 PM</text:p>
          </table:table-cell>
          <table:table-cell office:value-type="float" office:value="34.1430471089">
            <text:p>34.1430471089</text:p>
          </table:table-cell>
          <table:table-cell office:value-type="float" office:value="-118.0177396072">
            <text:p>-118.0177396072</text:p>
          </table:table-cell>
        </table:table-row>
        <table:table-row table:style-name="ro1">
          <table:table-cell office:value-type="float" office:value="7.76560332353319E+017">
            <text:p>776560332353319000</text:p>
          </table:table-cell>
          <table:table-cell office:value-type="string">
            <text:p>Electabuzz</text:p>
          </table:table-cell>
          <table:table-cell office:value-type="string">
            <text:p>09/15/16 11:16 PM</text:p>
          </table:table-cell>
          <table:table-cell office:value-type="float" office:value="34.1027325754">
            <text:p>34.1027325754</text:p>
          </table:table-cell>
          <table:table-cell office:value-type="float" office:value="-118.0482941919">
            <text:p>-118.0482941919</text:p>
          </table:table-cell>
        </table:table-row>
        <table:table-row table:style-name="ro1">
          <table:table-cell office:value-type="float" office:value="7.76559628691775E+017">
            <text:p>776559628691775000</text:p>
          </table:table-cell>
          <table:table-cell office:value-type="string">
            <text:p>Chansey</text:p>
          </table:table-cell>
          <table:table-cell office:value-type="string">
            <text:p>09/15/16 11:13 PM</text:p>
          </table:table-cell>
          <table:table-cell office:value-type="float" office:value="34.1345206098">
            <text:p>34.1345206098</text:p>
          </table:table-cell>
          <table:table-cell office:value-type="float" office:value="-118.0493003908">
            <text:p>-118.0493003908</text:p>
          </table:table-cell>
        </table:table-row>
        <table:table-row table:style-name="ro1">
          <table:table-cell office:value-type="float" office:value="7.76559416115999E+017">
            <text:p>776559416115999000</text:p>
          </table:table-cell>
          <table:table-cell office:value-type="string">
            <text:p>Arcanine</text:p>
          </table:table-cell>
          <table:table-cell office:value-type="string">
            <text:p>09/15/16 11:12 PM</text:p>
          </table:table-cell>
          <table:table-cell office:value-type="float" office:value="34.1217170362">
            <text:p>34.1217170362</text:p>
          </table:table-cell>
          <table:table-cell office:value-type="float" office:value="-118.0171906743">
            <text:p>-118.0171906743</text:p>
          </table:table-cell>
        </table:table-row>
        <table:table-row table:style-name="ro1">
          <table:table-cell office:value-type="float" office:value="7.76554299673281E+017">
            <text:p>776554299673281000</text:p>
          </table:table-cell>
          <table:table-cell office:value-type="string">
            <text:p>Charmeleon</text:p>
          </table:table-cell>
          <table:table-cell office:value-type="string">
            <text:p>09/15/16 10:52 PM</text:p>
          </table:table-cell>
          <table:table-cell office:value-type="float" office:value="34.1679215887">
            <text:p>34.1679215887</text:p>
          </table:table-cell>
          <table:table-cell office:value-type="float" office:value="-118.0411591622">
            <text:p>-118.0411591622</text:p>
          </table:table-cell>
        </table:table-row>
        <table:table-row table:style-name="ro1">
          <table:table-cell office:value-type="float" office:value="7.76553801767457E+017">
            <text:p>776553801767457000</text:p>
          </table:table-cell>
          <table:table-cell office:value-type="string">
            <text:p>Rapidash</text:p>
          </table:table-cell>
          <table:table-cell office:value-type="string">
            <text:p>09/15/16 10:50 PM</text:p>
          </table:table-cell>
          <table:table-cell office:value-type="float" office:value="34.1106786221">
            <text:p>34.1106786221</text:p>
          </table:table-cell>
          <table:table-cell office:value-type="float" office:value="-118.0624719206">
            <text:p>-118.0624719206</text:p>
          </table:table-cell>
        </table:table-row>
        <table:table-row table:style-name="ro1">
          <table:table-cell office:value-type="float" office:value="7.76553120432132E+017">
            <text:p>776553120432132000</text:p>
          </table:table-cell>
          <table:table-cell office:value-type="string">
            <text:p>Arcanine</text:p>
          </table:table-cell>
          <table:table-cell office:value-type="string">
            <text:p>09/15/16 10:47 PM</text:p>
          </table:table-cell>
          <table:table-cell office:value-type="float" office:value="34.1223010078">
            <text:p>34.1223010078</text:p>
          </table:table-cell>
          <table:table-cell office:value-type="float" office:value="-118.0248755808">
            <text:p>-118.0248755808</text:p>
          </table:table-cell>
        </table:table-row>
        <table:table-row table:style-name="ro1">
          <table:table-cell office:value-type="float" office:value="7.76551711334801E+017">
            <text:p>776551711334801000</text:p>
          </table:table-cell>
          <table:table-cell office:value-type="string">
            <text:p>Hitmonlee</text:p>
          </table:table-cell>
          <table:table-cell office:value-type="string">
            <text:p>09/15/16 10:42 PM</text:p>
          </table:table-cell>
          <table:table-cell office:value-type="float" office:value="34.1099526511">
            <text:p>34.1099526511</text:p>
          </table:table-cell>
          <table:table-cell office:value-type="float" office:value="-118.0605511338">
            <text:p>-118.0605511338</text:p>
          </table:table-cell>
        </table:table-row>
        <table:table-row table:style-name="ro1">
          <table:table-cell office:value-type="float" office:value="7.76551673078555E+017">
            <text:p>776551673078555000</text:p>
          </table:table-cell>
          <table:table-cell office:value-type="string">
            <text:p>Magmar</text:p>
          </table:table-cell>
          <table:table-cell office:value-type="string">
            <text:p>09/15/16 10:42 PM</text:p>
          </table:table-cell>
          <table:table-cell office:value-type="float" office:value="34.1462521431">
            <text:p>34.1462521431</text:p>
          </table:table-cell>
          <table:table-cell office:value-type="float" office:value="-118.0303645958">
            <text:p>-118.0303645958</text:p>
          </table:table-cell>
        </table:table-row>
        <table:table-row table:style-name="ro1">
          <table:table-cell office:value-type="float" office:value="7.76551326926844E+017">
            <text:p>776551326926844000</text:p>
          </table:table-cell>
          <table:table-cell office:value-type="string">
            <text:p>Magmar</text:p>
          </table:table-cell>
          <table:table-cell office:value-type="string">
            <text:p>09/15/16 10:40 PM</text:p>
          </table:table-cell>
          <table:table-cell office:value-type="float" office:value="34.1227481839">
            <text:p>34.1227481839</text:p>
          </table:table-cell>
          <table:table-cell office:value-type="float" office:value="-118.0450926117">
            <text:p>-118.0450926117</text:p>
          </table:table-cell>
        </table:table-row>
        <table:table-row table:style-name="ro1">
          <table:table-cell office:value-type="float" office:value="7.7654723460311E+017">
            <text:p>776547234603110000</text:p>
          </table:table-cell>
          <table:table-cell office:value-type="string">
            <text:p>Arcanine</text:p>
          </table:table-cell>
          <table:table-cell office:value-type="string">
            <text:p>09/15/16 10:24 PM</text:p>
          </table:table-cell>
          <table:table-cell office:value-type="float" office:value="34.1108039952">
            <text:p>34.1108039952</text:p>
          </table:table-cell>
          <table:table-cell office:value-type="float" office:value="-118.0622889894">
            <text:p>-118.0622889894</text:p>
          </table:table-cell>
        </table:table-row>
        <table:table-row table:style-name="ro1">
          <table:table-cell office:value-type="float" office:value="7.76540627815149E+017">
            <text:p>776540627815149000</text:p>
          </table:table-cell>
          <table:table-cell office:value-type="string">
            <text:p>Rapidash</text:p>
          </table:table-cell>
          <table:table-cell office:value-type="string">
            <text:p>09/15/16 09:58 PM</text:p>
          </table:table-cell>
          <table:table-cell office:value-type="float" office:value="34.1257551232">
            <text:p>34.1257551232</text:p>
          </table:table-cell>
          <table:table-cell office:value-type="float" office:value="-118.0659475769">
            <text:p>-118.0659475769</text:p>
          </table:table-cell>
        </table:table-row>
        <table:table-row table:style-name="ro1">
          <table:table-cell office:value-type="float" office:value="7.76539809183441E+017">
            <text:p>776539809183441000</text:p>
          </table:table-cell>
          <table:table-cell office:value-type="string">
            <text:p>Magmar</text:p>
          </table:table-cell>
          <table:table-cell office:value-type="string">
            <text:p>09/15/16 09:54 PM</text:p>
          </table:table-cell>
          <table:table-cell office:value-type="float" office:value="34.1220924677">
            <text:p>34.1220924677</text:p>
          </table:table-cell>
          <table:table-cell office:value-type="float" office:value="-118.0652158655">
            <text:p>-118.0652158655</text:p>
          </table:table-cell>
        </table:table-row>
        <table:table-row table:style-name="ro1">
          <table:table-cell office:value-type="float" office:value="7.76539797514916E+017">
            <text:p>776539797514916000</text:p>
          </table:table-cell>
          <table:table-cell office:value-type="string">
            <text:p>Raichu</text:p>
          </table:table-cell>
          <table:table-cell office:value-type="string">
            <text:p>09/15/16 09:54 PM</text:p>
          </table:table-cell>
          <table:table-cell office:value-type="float" office:value="34.1079867217">
            <text:p>34.1079867217</text:p>
          </table:table-cell>
          <table:table-cell office:value-type="float" office:value="-118.0529592477">
            <text:p>-118.0529592477</text:p>
          </table:table-cell>
        </table:table-row>
        <table:table-row table:style-name="ro1">
          <table:table-cell office:value-type="float" office:value="7.76537637289013E+017">
            <text:p>776537637289013000</text:p>
          </table:table-cell>
          <table:table-cell office:value-type="string">
            <text:p>Tentacruel</text:p>
          </table:table-cell>
          <table:table-cell office:value-type="string">
            <text:p>09/15/16 09:46 PM</text:p>
          </table:table-cell>
          <table:table-cell office:value-type="float" office:value="34.1512550217">
            <text:p>34.1512550217</text:p>
          </table:table-cell>
          <table:table-cell office:value-type="float" office:value="-118.0276201096">
            <text:p>-118.0276201096</text:p>
          </table:table-cell>
        </table:table-row>
        <table:table-row table:style-name="ro1">
          <table:table-cell office:value-type="float" office:value="7.76537396972179E+017">
            <text:p>776537396972179000</text:p>
          </table:table-cell>
          <table:table-cell office:value-type="string">
            <text:p>Lickitung</text:p>
          </table:table-cell>
          <table:table-cell office:value-type="string">
            <text:p>09/15/16 09:45 PM</text:p>
          </table:table-cell>
          <table:table-cell office:value-type="float" office:value="34.1451826674">
            <text:p>34.1451826674</text:p>
          </table:table-cell>
          <table:table-cell office:value-type="float" office:value="-118.02432667">
            <text:p>-118.02432667</text:p>
          </table:table-cell>
        </table:table-row>
        <table:table-row table:style-name="ro1">
          <table:table-cell office:value-type="float" office:value="7.7653611320893E+017">
            <text:p>776536113208930000</text:p>
          </table:table-cell>
          <table:table-cell office:value-type="string">
            <text:p>Charmeleon</text:p>
          </table:table-cell>
          <table:table-cell office:value-type="string">
            <text:p>09/15/16 09:40 PM</text:p>
          </table:table-cell>
          <table:table-cell office:value-type="float" office:value="34.1497733458">
            <text:p>34.1497733458</text:p>
          </table:table-cell>
          <table:table-cell office:value-type="float" office:value="-118.013531078">
            <text:p>-118.013531078</text:p>
          </table:table-cell>
        </table:table-row>
        <table:table-row table:style-name="ro1">
          <table:table-cell office:value-type="float" office:value="7.76532517599851E+017">
            <text:p>776532517599851000</text:p>
          </table:table-cell>
          <table:table-cell office:value-type="string">
            <text:p>Starmie</text:p>
          </table:table-cell>
          <table:table-cell office:value-type="string">
            <text:p>09/15/16 09:25 PM</text:p>
          </table:table-cell>
          <table:table-cell office:value-type="float" office:value="34.1671145015">
            <text:p>34.1671145015</text:p>
          </table:table-cell>
          <table:table-cell office:value-type="float" office:value="-118.0385977993">
            <text:p>-118.0385977993</text:p>
          </table:table-cell>
        </table:table-row>
        <table:table-row table:style-name="ro1">
          <table:table-cell office:value-type="float" office:value="7.76531424287478E+017">
            <text:p>776531424287478000</text:p>
          </table:table-cell>
          <table:table-cell office:value-type="string">
            <text:p>Clefable</text:p>
          </table:table-cell>
          <table:table-cell office:value-type="string">
            <text:p>09/15/16 09:21 PM</text:p>
          </table:table-cell>
          <table:table-cell office:value-type="float" office:value="34.1655997602">
            <text:p>34.1655997602</text:p>
          </table:table-cell>
          <table:table-cell office:value-type="float" office:value="-118.0502151122">
            <text:p>-118.0502151122</text:p>
          </table:table-cell>
        </table:table-row>
      </table:table>
      <table:table table:name="Dragonite" table:style-name="ta1" table:print="false">
        <table:table-column table:style-name="co6" table:number-columns-repeated="2" table:default-cell-style-name="Default"/>
        <table:table-row table:style-name="ro2">
          <table:table-cell office:value-type="string">
            <text:p>longitude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float" office:value="34.1548740467">
            <text:p>34.1548740467</text:p>
          </table:table-cell>
          <table:table-cell office:value-type="float" office:value="-118.0291753237">
            <text:p>-118.0291753237</text:p>
          </table:table-cell>
        </table:table-row>
        <table:table-row table:style-name="ro2">
          <table:table-cell office:value-type="float" office:value="34.155023752">
            <text:p>34.155023752</text:p>
          </table:table-cell>
          <table:table-cell office:value-type="float" office:value="-118.0295412544">
            <text:p>-118.0295412544</text:p>
          </table:table-cell>
        </table:table-row>
        <table:table-row table:style-name="ro2">
          <table:table-cell office:value-type="float" office:value="34.1589712466">
            <text:p>34.1589712466</text:p>
          </table:table-cell>
          <table:table-cell office:value-type="float" office:value="-118.0216735769">
            <text:p>-118.0216735769</text:p>
          </table:table-cell>
        </table:table-row>
        <table:table-row table:style-name="ro2">
          <table:table-cell office:value-type="float" office:value="34.1589712466">
            <text:p>34.1589712466</text:p>
          </table:table-cell>
          <table:table-cell office:value-type="float" office:value="-118.0216735769">
            <text:p>-118.0216735769</text:p>
          </table:table-cell>
        </table:table-row>
        <table:table-row table:style-name="ro2">
          <table:table-cell office:value-type="float" office:value="34.1569058876">
            <text:p>34.1569058876</text:p>
          </table:table-cell>
          <table:table-cell office:value-type="float" office:value="-118.0539654201">
            <text:p>-118.0539654201</text:p>
          </table:table-cell>
        </table:table-row>
        <table:table-row table:style-name="ro2">
          <table:table-cell office:value-type="float" office:value="34.1511302459">
            <text:p>34.1511302459</text:p>
          </table:table-cell>
          <table:table-cell office:value-type="float" office:value="-118.0494833355">
            <text:p>-118.0494833355</text:p>
          </table:table-cell>
        </table:table-row>
        <table:table-row table:style-name="ro2">
          <table:table-cell office:value-type="float" office:value="34.1617090874">
            <text:p>34.1617090874</text:p>
          </table:table-cell>
          <table:table-cell office:value-type="float" office:value="-118.0358534407">
            <text:p>-118.0358534407</text:p>
          </table:table-cell>
        </table:table-row>
        <table:table-row table:style-name="ro2">
          <table:table-cell office:value-type="float" office:value="34.1634239233">
            <text:p>34.1634239233</text:p>
          </table:table-cell>
          <table:table-cell office:value-type="float" office:value="-118.0269797233">
            <text:p>-118.0269797233</text:p>
          </table:table-cell>
        </table:table-row>
        <table:table-row table:style-name="ro2">
          <table:table-cell office:value-type="float" office:value="34.1588754504">
            <text:p>34.1588754504</text:p>
          </table:table-cell>
          <table:table-cell office:value-type="float" office:value="-118.0369511893">
            <text:p>-118.0369511893</text:p>
          </table:table-cell>
        </table:table-row>
        <table:table-row table:style-name="ro2">
          <table:table-cell office:value-type="float" office:value="34.162929542">
            <text:p>34.162929542</text:p>
          </table:table-cell>
          <table:table-cell office:value-type="float" office:value="-118.0525933655">
            <text:p>-118.0525933655</text:p>
          </table:table-cell>
        </table:table-row>
        <table:table-row table:style-name="ro2">
          <table:table-cell office:value-type="float" office:value="34.1554119171">
            <text:p>34.1554119171</text:p>
          </table:table-cell>
          <table:table-cell office:value-type="float" office:value="-118.0292668064">
            <text:p>-118.0292668064</text:p>
          </table:table-cell>
        </table:table-row>
        <table:table-row table:style-name="ro2">
          <table:table-cell office:value-type="float" office:value="34.1657833529">
            <text:p>34.1657833529</text:p>
          </table:table-cell>
          <table:table-cell office:value-type="float" office:value="-118.0368597105">
            <text:p>-118.0368597105</text:p>
          </table:table-cell>
        </table:table-row>
        <table:table-row table:style-name="ro2">
          <table:table-cell office:value-type="float" office:value="34.1588165989">
            <text:p>34.1588165989</text:p>
          </table:table-cell>
          <table:table-cell office:value-type="float" office:value="-118.0278030767">
            <text:p>-118.0278030767</text:p>
          </table:table-cell>
        </table:table-row>
        <table:table-row table:style-name="ro2">
          <table:table-cell office:value-type="float" office:value="34.1512201952">
            <text:p>34.1512201952</text:p>
          </table:table-cell>
          <table:table-cell office:value-type="float" office:value="-118.0274371423">
            <text:p>-118.0274371423</text:p>
          </table:table-cell>
        </table:table-row>
        <table:table-row table:style-name="ro2">
          <table:table-cell office:value-type="float" office:value="34.1643328412">
            <text:p>34.1643328412</text:p>
          </table:table-cell>
          <table:table-cell office:value-type="float" office:value="-118.0420739257">
            <text:p>-118.0420739257</text:p>
          </table:table-cell>
        </table:table-row>
        <table:table-row table:style-name="ro2">
          <table:table-cell office:value-type="float" office:value="34.1614464095">
            <text:p>34.1614464095</text:p>
          </table:table-cell>
          <table:table-cell office:value-type="float" office:value="-118.05405689">
            <text:p>-118.05405689</text:p>
          </table:table-cell>
        </table:table-row>
        <table:table-row table:style-name="ro2">
          <table:table-cell office:value-type="float" office:value="34.1663840358">
            <text:p>34.1663840358</text:p>
          </table:table-cell>
          <table:table-cell office:value-type="float" office:value="-118.0347556853">
            <text:p>-118.0347556853</text:p>
          </table:table-cell>
        </table:table-row>
        <table:table-row table:style-name="ro2">
          <table:table-cell office:value-type="float" office:value="34.1140360268">
            <text:p>34.1140360268</text:p>
          </table:table-cell>
          <table:table-cell office:value-type="float" office:value="-118.0239607285">
            <text:p>-118.0239607285</text:p>
          </table:table-cell>
        </table:table-row>
        <table:table-row table:style-name="ro2">
          <table:table-cell office:value-type="float" office:value="34.1539704736">
            <text:p>34.1539704736</text:p>
          </table:table-cell>
          <table:table-cell office:value-type="float" office:value="-118.0509468858">
            <text:p>-118.0509468858</text:p>
          </table:table-cell>
        </table:table-row>
        <table:table-row table:style-name="ro2">
          <table:table-cell office:value-type="float" office:value="34.1647933953">
            <text:p>34.1647933953</text:p>
          </table:table-cell>
          <table:table-cell office:value-type="float" office:value="-118.0525018948">
            <text:p>-118.0525018948</text:p>
          </table:table-cell>
        </table:table-row>
        <table:table-row table:style-name="ro2">
          <table:table-cell office:value-type="float" office:value="34.1555433119">
            <text:p>34.1555433119</text:p>
          </table:table-cell>
          <table:table-cell office:value-type="float" office:value="-118.0533251293">
            <text:p>-118.0533251293</text:p>
          </table:table-cell>
        </table:table-row>
        <table:table-row table:style-name="ro2">
          <table:table-cell office:value-type="float" office:value="34.1512758347">
            <text:p>34.1512758347</text:p>
          </table:table-cell>
          <table:table-cell office:value-type="float" office:value="-118.0527763067">
            <text:p>-118.0527763067</text:p>
          </table:table-cell>
        </table:table-row>
        <table:table-row table:style-name="ro2">
          <table:table-cell office:value-type="float" office:value="34.1645258939">
            <text:p>34.1645258939</text:p>
          </table:table-cell>
          <table:table-cell office:value-type="float" office:value="-118.0506724711">
            <text:p>-118.0506724711</text:p>
          </table:table-cell>
        </table:table-row>
        <table:table-row table:style-name="ro2">
          <table:table-cell office:value-type="float" office:value="34.1603256513">
            <text:p>34.1603256513</text:p>
          </table:table-cell>
          <table:table-cell office:value-type="float" office:value="-118.05405689">
            <text:p>-118.05405689</text:p>
          </table:table-cell>
        </table:table-row>
        <table:table-row table:style-name="ro2">
          <table:table-cell office:value-type="float" office:value="34.1527371276">
            <text:p>34.1527371276</text:p>
          </table:table-cell>
          <table:table-cell office:value-type="float" office:value="-118.0471965138">
            <text:p>-118.0471965138</text:p>
          </table:table-cell>
        </table:table-row>
        <table:table-row table:style-name="ro2">
          <table:table-cell office:value-type="float" office:value="34.1608269909">
            <text:p>34.1608269909</text:p>
          </table:table-cell>
          <table:table-cell office:value-type="float" office:value="-118.0267967554">
            <text:p>-118.0267967554</text:p>
          </table:table-cell>
        </table:table-row>
        <table:table-row table:style-name="ro2">
          <table:table-cell office:value-type="float" office:value="34.1507651104">
            <text:p>34.1507651104</text:p>
          </table:table-cell>
          <table:table-cell office:value-type="float" office:value="-118.0202097844">
            <text:p>-118.0202097844</text:p>
          </table:table-cell>
        </table:table-row>
        <table:table-row table:style-name="ro2">
          <table:table-cell office:value-type="float" office:value="34.1512776461">
            <text:p>34.1512776461</text:p>
          </table:table-cell>
          <table:table-cell office:value-type="float" office:value="-118.027528626">
            <text:p>-118.027528626</text:p>
          </table:table-cell>
        </table:table-row>
      </table:table>
      <table:table table:name="Snorlax" table:style-name="ta1" table:print="false">
        <table:table-column table:style-name="co6" table:number-columns-repeated="2" table:default-cell-style-name="Default"/>
        <table:table-row table:style-name="ro2">
          <table:table-cell office:value-type="string">
            <text:p>longitude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float" office:value="34.1251206942">
            <text:p>34.1251206942</text:p>
          </table:table-cell>
          <table:table-cell office:value-type="float" office:value="-118.0594535319">
            <text:p>-118.0594535319</text:p>
          </table:table-cell>
        </table:table-row>
        <table:table-row table:style-name="ro2">
          <table:table-cell office:value-type="float" office:value="34.10771757">
            <text:p>34.10771757</text:p>
          </table:table-cell>
          <table:table-cell office:value-type="float" office:value="-118.0235947862">
            <text:p>-118.0235947862</text:p>
          </table:table-cell>
        </table:table-row>
        <table:table-row table:style-name="ro2">
          <table:table-cell office:value-type="float" office:value="34.1230458825">
            <text:p>34.1230458825</text:p>
          </table:table-cell>
          <table:table-cell office:value-type="float" office:value="-118.0176481185">
            <text:p>-118.0176481185</text:p>
          </table:table-cell>
        </table:table-row>
        <table:table-row table:style-name="ro2">
          <table:table-cell office:value-type="float" office:value="34.1150105673">
            <text:p>34.1150105673</text:p>
          </table:table-cell>
          <table:table-cell office:value-type="float" office:value="-118.0170991853">
            <text:p>-118.0170991853</text:p>
          </table:table-cell>
        </table:table-row>
        <table:table-row table:style-name="ro2">
          <table:table-cell office:value-type="float" office:value="34.1095292067">
            <text:p>34.1095292067</text:p>
          </table:table-cell>
          <table:table-cell office:value-type="float" office:value="-118.0246926107">
            <text:p>-118.0246926107</text:p>
          </table:table-cell>
        </table:table-row>
        <table:table-row table:style-name="ro2">
          <table:table-cell office:value-type="float" office:value="34.1236255171">
            <text:p>34.1236255171</text:p>
          </table:table-cell>
          <table:table-cell office:value-type="float" office:value="-118.0564350915">
            <text:p>-118.0564350915</text:p>
          </table:table-cell>
        </table:table-row>
        <table:table-row table:style-name="ro2">
          <table:table-cell office:value-type="float" office:value="34.1288491449">
            <text:p>34.1288491449</text:p>
          </table:table-cell>
          <table:table-cell office:value-type="float" office:value="-118.029815702">
            <text:p>-118.029815702</text:p>
          </table:table-cell>
        </table:table-row>
        <table:table-row table:style-name="ro2">
          <table:table-cell office:value-type="float" office:value="34.1136896477">
            <text:p>34.1136896477</text:p>
          </table:table-cell>
          <table:table-cell office:value-type="float" office:value="-118.0305475601">
            <text:p>-118.0305475601</text:p>
          </table:table-cell>
        </table:table-row>
        <table:table-row table:style-name="ro2">
          <table:table-cell office:value-type="float" office:value="34.1039727552">
            <text:p>34.1039727552</text:p>
          </table:table-cell>
          <table:table-cell office:value-type="float" office:value="-118.0228628994">
            <text:p>-118.0228628994</text:p>
          </table:table-cell>
        </table:table-row>
        <table:table-row table:style-name="ro2">
          <table:table-cell office:value-type="float" office:value="34.1190219344">
            <text:p>34.1190219344</text:p>
          </table:table-cell>
          <table:table-cell office:value-type="float" office:value="-118.0190204441">
            <text:p>-118.0190204441</text:p>
          </table:table-cell>
        </table:table-row>
        <table:table-row table:style-name="ro2">
          <table:table-cell office:value-type="float" office:value="34.1220342823">
            <text:p>34.1220342823</text:p>
          </table:table-cell>
          <table:table-cell office:value-type="float" office:value="-118.0560692165">
            <text:p>-118.0560692165</text:p>
          </table:table-cell>
        </table:table-row>
        <table:table-row table:style-name="ro2">
          <table:table-cell office:value-type="float" office:value="34.1455925693">
            <text:p>34.1455925693</text:p>
          </table:table-cell>
          <table:table-cell office:value-type="float" office:value="-118.03594492">
            <text:p>-118.03594492</text:p>
          </table:table-cell>
        </table:table-row>
        <table:table-row table:style-name="ro2">
          <table:table-cell office:value-type="float" office:value="34.1082689197">
            <text:p>34.1082689197</text:p>
          </table:table-cell>
          <table:table-cell office:value-type="float" office:value="-118.0557033406">
            <text:p>-118.0557033406</text:p>
          </table:table-cell>
        </table:table-row>
        <table:table-row table:style-name="ro2">
          <table:table-cell office:value-type="float" office:value="34.1276698864">
            <text:p>34.1276698864</text:p>
          </table:table-cell>
          <table:table-cell office:value-type="float" office:value="-118.0543312995">
            <text:p>-118.0543312995</text:p>
          </table:table-cell>
        </table:table-row>
        <table:table-row table:style-name="ro2">
          <table:table-cell office:value-type="float" office:value="34.1078333801">
            <text:p>34.1078333801</text:p>
          </table:table-cell>
          <table:table-cell office:value-type="float" office:value="-118.0513127715">
            <text:p>-118.0513127715</text:p>
          </table:table-cell>
        </table:table-row>
        <table:table-row table:style-name="ro2">
          <table:table-cell office:value-type="float" office:value="34.1602734815">
            <text:p>34.1602734815</text:p>
          </table:table-cell>
          <table:table-cell office:value-type="float" office:value="-118.0293582891">
            <text:p>-118.0293582891</text:p>
          </table:table-cell>
        </table:table-row>
        <table:table-row table:style-name="ro2">
          <table:table-cell office:value-type="float" office:value="34.1168477299">
            <text:p>34.1168477299</text:p>
          </table:table-cell>
          <table:table-cell office:value-type="float" office:value="-118.0546971782">
            <text:p>-118.0546971782</text:p>
          </table:table-cell>
        </table:table-row>
        <table:table-row table:style-name="ro2">
          <table:table-cell office:value-type="float" office:value="34.1026610331">
            <text:p>34.1026610331</text:p>
          </table:table-cell>
          <table:table-cell office:value-type="float" office:value="-118.0472879872">
            <text:p>-118.0472879872</text:p>
          </table:table-cell>
        </table:table-row>
        <table:table-row table:style-name="ro2">
          <table:table-cell office:value-type="float" office:value="34.1196286085">
            <text:p>34.1196286085</text:p>
          </table:table-cell>
          <table:table-cell office:value-type="float" office:value="-118.0680512302">
            <text:p>-118.0680512302</text:p>
          </table:table-cell>
        </table:table-row>
        <table:table-row table:style-name="ro2">
          <table:table-cell office:value-type="float" office:value="34.1448247141">
            <text:p>34.1448247141</text:p>
          </table:table-cell>
          <table:table-cell office:value-type="float" office:value="-118.0312794151">
            <text:p>-118.0312794151</text:p>
          </table:table-cell>
        </table:table-row>
        <table:table-row table:style-name="ro2">
          <table:table-cell office:value-type="float" office:value="34.1213970396">
            <text:p>34.1213970396</text:p>
          </table:table-cell>
          <table:table-cell office:value-type="float" office:value="-118.0136225688">
            <text:p>-118.0136225688</text:p>
          </table:table-cell>
        </table:table-row>
        <table:table-row table:style-name="ro2">
          <table:table-cell office:value-type="float" office:value="34.164391595">
            <text:p>34.164391595</text:p>
          </table:table-cell>
          <table:table-cell office:value-type="float" office:value="-118.0295412544">
            <text:p>-118.0295412544</text:p>
          </table:table-cell>
        </table:table-row>
        <table:table-row table:style-name="ro2">
          <table:table-cell office:value-type="float" office:value="34.1319530908">
            <text:p>34.1319530908</text:p>
          </table:table-cell>
          <table:table-cell office:value-type="float" office:value="-118.0269797233">
            <text:p>-118.0269797233</text:p>
          </table:table-cell>
        </table:table-row>
        <table:table-row table:style-name="ro2">
          <table:table-cell office:value-type="float" office:value="34.1319530908">
            <text:p>34.1319530908</text:p>
          </table:table-cell>
          <table:table-cell office:value-type="float" office:value="-118.0269797233">
            <text:p>-118.0269797233</text:p>
          </table:table-cell>
        </table:table-row>
        <table:table-row table:style-name="ro2">
          <table:table-cell office:value-type="float" office:value="34.1504751839">
            <text:p>34.1504751839</text:p>
          </table:table-cell>
          <table:table-cell office:value-type="float" office:value="-118.039512576">
            <text:p>-118.039512576</text:p>
          </table:table-cell>
        </table:table-row>
        <table:table-row table:style-name="ro2">
          <table:table-cell office:value-type="float" office:value="34.1504751839">
            <text:p>34.1504751839</text:p>
          </table:table-cell>
          <table:table-cell office:value-type="float" office:value="-118.039512576">
            <text:p>-118.039512576</text:p>
          </table:table-cell>
        </table:table-row>
        <table:table-row table:style-name="ro2">
          <table:table-cell office:value-type="float" office:value="34.1259637803">
            <text:p>34.1259637803</text:p>
          </table:table-cell>
          <table:table-cell office:value-type="float" office:value="-118.0213991167">
            <text:p>-118.0213991167</text:p>
          </table:table-cell>
        </table:table-row>
        <table:table-row table:style-name="ro2">
          <table:table-cell office:value-type="float" office:value="34.13095784">
            <text:p>34.13095784</text:p>
          </table:table-cell>
          <table:table-cell office:value-type="float" office:value="-118.0310049698">
            <text:p>-118.0310049698</text:p>
          </table:table-cell>
        </table:table-row>
        <table:table-row table:style-name="ro2">
          <table:table-cell office:value-type="float" office:value="34.1262825875">
            <text:p>34.1262825875</text:p>
          </table:table-cell>
          <table:table-cell office:value-type="float" office:value="-118.048934501">
            <text:p>-118.048934501</text:p>
          </table:table-cell>
        </table:table-row>
        <table:table-row table:style-name="ro2">
          <table:table-cell office:value-type="float" office:value="34.1526626098">
            <text:p>34.1526626098</text:p>
          </table:table-cell>
          <table:table-cell office:value-type="float" office:value="-118.0449096625">
            <text:p>-118.0449096625</text:p>
          </table:table-cell>
        </table:table-row>
        <table:table-row table:style-name="ro2">
          <table:table-cell office:value-type="float" office:value="34.1275154264">
            <text:p>34.1275154264</text:p>
          </table:table-cell>
          <table:table-cell office:value-type="float" office:value="-118.0160928033">
            <text:p>-118.0160928033</text:p>
          </table:table-cell>
        </table:table-row>
        <table:table-row table:style-name="ro2">
          <table:table-cell office:value-type="float" office:value="34.1601864181">
            <text:p>34.1601864181</text:p>
          </table:table-cell>
          <table:table-cell office:value-type="float" office:value="-118.0310049698">
            <text:p>-118.0310049698</text:p>
          </table:table-cell>
        </table:table-row>
        <table:table-row table:style-name="ro2">
          <table:table-cell office:value-type="float" office:value="34.1014227232">
            <text:p>34.1014227232</text:p>
          </table:table-cell>
          <table:table-cell office:value-type="float" office:value="-118.0464647246">
            <text:p>-118.0464647246</text:p>
          </table:table-cell>
        </table:table-row>
        <table:table-row table:style-name="ro2">
          <table:table-cell office:value-type="float" office:value="34.1432022828">
            <text:p>34.1432022828</text:p>
          </table:table-cell>
          <table:table-cell office:value-type="float" office:value="-118.0320112672">
            <text:p>-118.0320112672</text:p>
          </table:table-cell>
        </table:table-row>
        <table:table-row table:style-name="ro2">
          <table:table-cell office:value-type="float" office:value="34.1187472603">
            <text:p>34.1187472603</text:p>
          </table:table-cell>
          <table:table-cell office:value-type="float" office:value="-118.0547886477">
            <text:p>-118.0547886477</text:p>
          </table:table-cell>
        </table:table-row>
        <table:table-row table:style-name="ro2">
          <table:table-cell office:value-type="float" office:value="34.1217577981">
            <text:p>34.1217577981</text:p>
          </table:table-cell>
          <table:table-cell office:value-type="float" office:value="-118.019294908">
            <text:p>-118.019294908</text:p>
          </table:table-cell>
        </table:table-row>
        <table:table-row table:style-name="ro2">
          <table:table-cell office:value-type="float" office:value="34.1404276947">
            <text:p>34.1404276947</text:p>
          </table:table-cell>
          <table:table-cell office:value-type="float" office:value="-118.0218565501">
            <text:p>-118.0218565501</text:p>
          </table:table-cell>
        </table:table-row>
        <table:table-row table:style-name="ro2">
          <table:table-cell office:value-type="float" office:value="34.1255302824">
            <text:p>34.1255302824</text:p>
          </table:table-cell>
          <table:table-cell office:value-type="float" office:value="-118.0542398297">
            <text:p>-118.0542398297</text:p>
          </table:table-cell>
        </table:table-row>
        <table:table-row table:style-name="ro2">
          <table:table-cell office:value-type="float" office:value="34.1276921224">
            <text:p>34.1276921224</text:p>
          </table:table-cell>
          <table:table-cell office:value-type="float" office:value="-118.02542449">
            <text:p>-118.02542449</text:p>
          </table:table-cell>
        </table:table-row>
        <table:table-row table:style-name="ro2">
          <table:table-cell office:value-type="float" office:value="34.100419672">
            <text:p>34.100419672</text:p>
          </table:table-cell>
          <table:table-cell office:value-type="float" office:value="-118.032377192">
            <text:p>-118.032377192</text:p>
          </table:table-cell>
        </table:table-row>
        <table:table-row table:style-name="ro2">
          <table:table-cell office:value-type="float" office:value="34.1307185845">
            <text:p>34.1307185845</text:p>
          </table:table-cell>
          <table:table-cell office:value-type="float" office:value="-118.0478368268">
            <text:p>-118.0478368268</text:p>
          </table:table-cell>
        </table:table-row>
        <table:table-row table:style-name="ro2">
          <table:table-cell office:value-type="float" office:value="34.115951976">
            <text:p>34.115951976</text:p>
          </table:table-cell>
          <table:table-cell office:value-type="float" office:value="-118.0411591622">
            <text:p>-118.0411591622</text:p>
          </table:table-cell>
        </table:table-row>
        <table:table-row table:style-name="ro2">
          <table:table-cell office:value-type="float" office:value="34.1127509917">
            <text:p>34.1127509917</text:p>
          </table:table-cell>
          <table:table-cell office:value-type="float" office:value="-118.030456078">
            <text:p>-118.030456078</text:p>
          </table:table-cell>
        </table:table-row>
        <table:table-row table:style-name="ro2">
          <table:table-cell office:value-type="float" office:value="34.1446383629">
            <text:p>34.1446383629</text:p>
          </table:table-cell>
          <table:table-cell office:value-type="float" office:value="-118.0300901491">
            <text:p>-118.0300901491</text:p>
          </table:table-cell>
        </table:table-row>
        <table:table-row table:style-name="ro2">
          <table:table-cell office:value-type="float" office:value="34.1086622196">
            <text:p>34.1086622196</text:p>
          </table:table-cell>
          <table:table-cell office:value-type="float" office:value="-118.0256074593">
            <text:p>-118.0256074593</text:p>
          </table:table-cell>
        </table:table-row>
        <table:table-row table:style-name="ro2">
          <table:table-cell office:value-type="float" office:value="34.1248825316">
            <text:p>34.1248825316</text:p>
          </table:table-cell>
          <table:table-cell office:value-type="float" office:value="-118.0558862786">
            <text:p>-118.0558862786</text:p>
          </table:table-cell>
        </table:table-row>
        <table:table-row table:style-name="ro2">
          <table:table-cell office:value-type="float" office:value="34.1240685136">
            <text:p>34.1240685136</text:p>
          </table:table-cell>
          <table:table-cell office:value-type="float" office:value="-118.0190204441">
            <text:p>-118.0190204441</text:p>
          </table:table-cell>
        </table:table-row>
        <table:table-row table:style-name="ro2">
          <table:table-cell office:value-type="float" office:value="34.1591351027">
            <text:p>34.1591351027</text:p>
          </table:table-cell>
          <table:table-cell office:value-type="float" office:value="-118.0313708968">
            <text:p>-118.0313708968</text:p>
          </table:table-cell>
        </table:table-row>
        <table:table-row table:style-name="ro2">
          <table:table-cell office:value-type="float" office:value="34.1262305169">
            <text:p>34.1262305169</text:p>
          </table:table-cell>
          <table:table-cell office:value-type="float" office:value="-118.0303645958">
            <text:p>-118.0303645958</text:p>
          </table:table-cell>
        </table:table-row>
        <table:table-row table:style-name="ro2">
          <table:table-cell office:value-type="float" office:value="34.1452563724">
            <text:p>34.1452563724</text:p>
          </table:table-cell>
          <table:table-cell office:value-type="float" office:value="-118.0301816314">
            <text:p>-118.0301816314</text:p>
          </table:table-cell>
        </table:table-row>
        <table:table-row table:style-name="ro2">
          <table:table-cell office:value-type="float" office:value="34.151844617">
            <text:p>34.151844617</text:p>
          </table:table-cell>
          <table:table-cell office:value-type="float" office:value="-118.0216735769">
            <text:p>-118.0216735769</text:p>
          </table:table-cell>
        </table:table-row>
        <table:table-row table:style-name="ro2">
          <table:table-cell office:value-type="float" office:value="34.1530428882">
            <text:p>34.1530428882</text:p>
          </table:table-cell>
          <table:table-cell office:value-type="float" office:value="-118.0504895276">
            <text:p>-118.0504895276</text:p>
          </table:table-cell>
        </table:table-row>
        <table:table-row table:style-name="ro2">
          <table:table-cell office:value-type="float" office:value="34.1294635615">
            <text:p>34.1294635615</text:p>
          </table:table-cell>
          <table:table-cell office:value-type="float" office:value="-118.0286264261">
            <text:p>-118.0286264261</text:p>
          </table:table-cell>
        </table:table-row>
        <table:table-row table:style-name="ro2">
          <table:table-cell office:value-type="float" office:value="34.1179010896">
            <text:p>34.1179010896</text:p>
          </table:table-cell>
          <table:table-cell office:value-type="float" office:value="-118.0549715867">
            <text:p>-118.0549715867</text:p>
          </table:table-cell>
        </table:table-row>
        <table:table-row table:style-name="ro2">
          <table:table-cell office:value-type="float" office:value="34.1238979756">
            <text:p>34.1238979756</text:p>
          </table:table-cell>
          <table:table-cell office:value-type="float" office:value="-118.0193863958">
            <text:p>-118.0193863958</text:p>
          </table:table-cell>
        </table:table-row>
        <table:table-row table:style-name="ro2">
          <table:table-cell office:value-type="float" office:value="34.1108891397">
            <text:p>34.1108891397</text:p>
          </table:table-cell>
          <table:table-cell office:value-type="float" office:value="-118.0240522139">
            <text:p>-118.0240522139</text:p>
          </table:table-cell>
        </table:table-row>
        <table:table-row table:style-name="ro2">
          <table:table-cell office:value-type="float" office:value="34.150375875">
            <text:p>34.150375875</text:p>
          </table:table-cell>
          <table:table-cell office:value-type="float" office:value="-118.0408847323">
            <text:p>-118.0408847323</text:p>
          </table:table-cell>
        </table:table-row>
        <table:table-row table:style-name="ro2">
          <table:table-cell office:value-type="float" office:value="34.1268673652">
            <text:p>34.1268673652</text:p>
          </table:table-cell>
          <table:table-cell office:value-type="float" office:value="-118.05369101">
            <text:p>-118.05369101</text:p>
          </table:table-cell>
        </table:table-row>
        <table:table-row table:style-name="ro2">
          <table:table-cell office:value-type="float" office:value="34.1457856548">
            <text:p>34.1457856548</text:p>
          </table:table-cell>
          <table:table-cell office:value-type="float" office:value="-118.0312794151">
            <text:p>-118.0312794151</text:p>
          </table:table-cell>
        </table:table-row>
        <table:table-row table:style-name="ro2">
          <table:table-cell office:value-type="float" office:value="34.1551229749">
            <text:p>34.1551229749</text:p>
          </table:table-cell>
          <table:table-cell office:value-type="float" office:value="-118.032377192">
            <text:p>-118.032377192</text:p>
          </table:table-cell>
        </table:table-row>
        <table:table-row table:style-name="ro2">
          <table:table-cell office:value-type="float" office:value="34.101882588">
            <text:p>34.101882588</text:p>
          </table:table-cell>
          <table:table-cell office:value-type="float" office:value="-118.0471965138">
            <text:p>-118.0471965138</text:p>
          </table:table-cell>
        </table:table-row>
        <table:table-row table:style-name="ro2">
          <table:table-cell office:value-type="float" office:value="34.1426679065">
            <text:p>34.1426679065</text:p>
          </table:table-cell>
          <table:table-cell office:value-type="float" office:value="-118.0332005203">
            <text:p>-118.0332005203</text:p>
          </table:table-cell>
        </table:table-row>
        <table:table-row table:style-name="ro2">
          <table:table-cell office:value-type="float" office:value="34.1435992165">
            <text:p>34.1435992165</text:p>
          </table:table-cell>
          <table:table-cell office:value-type="float" office:value="-118.0187459799">
            <text:p>-118.0187459799</text:p>
          </table:table-cell>
        </table:table-row>
        <table:table-row table:style-name="ro2">
          <table:table-cell office:value-type="float" office:value="34.1530184153">
            <text:p>34.1530184153</text:p>
          </table:table-cell>
          <table:table-cell office:value-type="float" office:value="-118.0366767528">
            <text:p>-118.0366767528</text:p>
          </table:table-cell>
        </table:table-row>
        <table:table-row table:style-name="ro2">
          <table:table-cell office:value-type="float" office:value="34.13095784">
            <text:p>34.13095784</text:p>
          </table:table-cell>
          <table:table-cell office:value-type="float" office:value="-118.0310049698">
            <text:p>-118.0310049698</text:p>
          </table:table-cell>
        </table:table-row>
        <table:table-row table:style-name="ro2">
          <table:table-cell office:value-type="float" office:value="34.1181122761">
            <text:p>34.1181122761</text:p>
          </table:table-cell>
          <table:table-cell office:value-type="float" office:value="-118.0285349431">
            <text:p>-118.0285349431</text:p>
          </table:table-cell>
        </table:table-row>
        <table:table-row table:style-name="ro2">
          <table:table-cell office:value-type="float" office:value="34.110562068">
            <text:p>34.110562068</text:p>
          </table:table-cell>
          <table:table-cell office:value-type="float" office:value="-118.0532336589">
            <text:p>-118.0532336589</text:p>
          </table:table-cell>
        </table:table-row>
        <table:table-row table:style-name="ro2">
          <table:table-cell office:value-type="float" office:value="34.1131076556">
            <text:p>34.1131076556</text:p>
          </table:table-cell>
          <table:table-cell office:value-type="float" office:value="-118.0510383573">
            <text:p>-118.0510383573</text:p>
          </table:table-cell>
        </table:table-row>
        <table:table-row table:style-name="ro2">
          <table:table-cell office:value-type="float" office:value="34.1263914518">
            <text:p>34.1263914518</text:p>
          </table:table-cell>
          <table:table-cell office:value-type="float" office:value="-118.0190204441">
            <text:p>-118.0190204441</text:p>
          </table:table-cell>
        </table:table-row>
        <table:table-row table:style-name="ro2">
          <table:table-cell office:value-type="float" office:value="34.1240685136">
            <text:p>34.1240685136</text:p>
          </table:table-cell>
          <table:table-cell office:value-type="float" office:value="-118.0190204441">
            <text:p>-118.0190204441</text:p>
          </table:table-cell>
        </table:table-row>
        <table:table-row table:style-name="ro2">
          <table:table-cell office:value-type="float" office:value="34.1551821408">
            <text:p>34.1551821408</text:p>
          </table:table-cell>
          <table:table-cell office:value-type="float" office:value="-118.0289008751">
            <text:p>-118.0289008751</text:p>
          </table:table-cell>
        </table:table-row>
        <table:table-row table:style-name="ro2">
          <table:table-cell office:value-type="float" office:value="34.1607537211">
            <text:p>34.1607537211</text:p>
          </table:table-cell>
          <table:table-cell office:value-type="float" office:value="-118.0335664427">
            <text:p>-118.0335664427</text:p>
          </table:table-cell>
        </table:table-row>
        <table:table-row table:style-name="ro2">
          <table:table-cell office:value-type="float" office:value="34.1085054409">
            <text:p>34.1085054409</text:p>
          </table:table-cell>
          <table:table-cell office:value-type="float" office:value="-118.0502151122">
            <text:p>-118.0502151122</text:p>
          </table:table-cell>
        </table:table-row>
        <table:table-row table:style-name="ro2">
          <table:table-cell office:value-type="float" office:value="34.140955306">
            <text:p>34.140955306</text:p>
          </table:table-cell>
          <table:table-cell office:value-type="float" office:value="-118.0223139823">
            <text:p>-118.0223139823</text:p>
          </table:table-cell>
        </table:table-row>
        <table:table-row table:style-name="ro2">
          <table:table-cell office:value-type="float" office:value="34.11937969">
            <text:p>34.11937969</text:p>
          </table:table-cell>
          <table:table-cell office:value-type="float" office:value="-118.0162757823">
            <text:p>-118.0162757823</text:p>
          </table:table-cell>
        </table:table-row>
        <table:table-row table:style-name="ro2">
          <table:table-cell office:value-type="float" office:value="34.1275154264">
            <text:p>34.1275154264</text:p>
          </table:table-cell>
          <table:table-cell office:value-type="float" office:value="-118.0160928033">
            <text:p>-118.0160928033</text:p>
          </table:table-cell>
        </table:table-row>
        <table:table-row table:style-name="ro2">
          <table:table-cell office:value-type="float" office:value="34.1181291789">
            <text:p>34.1181291789</text:p>
          </table:table-cell>
          <table:table-cell office:value-type="float" office:value="-118.0546971782">
            <text:p>-118.0546971782</text:p>
          </table:table-cell>
        </table:table-row>
        <table:table-row table:style-name="ro2">
          <table:table-cell office:value-type="float" office:value="34.1483582508">
            <text:p>34.1483582508</text:p>
          </table:table-cell>
          <table:table-cell office:value-type="float" office:value="-118.0435375375">
            <text:p>-118.0435375375</text:p>
          </table:table-cell>
        </table:table-row>
        <table:table-row table:style-name="ro2">
          <table:table-cell office:value-type="float" office:value="34.1680345006">
            <text:p>34.1680345006</text:p>
          </table:table-cell>
          <table:table-cell office:value-type="float" office:value="-118.0274371423">
            <text:p>-118.0274371423</text:p>
          </table:table-cell>
        </table:table-row>
        <table:table-row table:style-name="ro2">
          <table:table-cell office:value-type="float" office:value="34.1222914013">
            <text:p>34.1222914013</text:p>
          </table:table-cell>
          <table:table-cell office:value-type="float" office:value="-118.0216735769">
            <text:p>-118.0216735769</text:p>
          </table:table-cell>
        </table:table-row>
        <table:table-row table:style-name="ro2">
          <table:table-cell office:value-type="float" office:value="34.1372994651">
            <text:p>34.1372994651</text:p>
          </table:table-cell>
          <table:table-cell office:value-type="float" office:value="-118.0241436993">
            <text:p>-118.0241436993</text:p>
          </table:table-cell>
        </table:table-row>
        <table:table-row table:style-name="ro2">
          <table:table-cell office:value-type="float" office:value="34.0995810409">
            <text:p>34.0995810409</text:p>
          </table:table-cell>
          <table:table-cell office:value-type="float" office:value="-118.0351216046">
            <text:p>-118.0351216046</text:p>
          </table:table-cell>
        </table:table-row>
        <table:table-row table:style-name="ro2">
          <table:table-cell office:value-type="float" office:value="34.1415800423">
            <text:p>34.1415800423</text:p>
          </table:table-cell>
          <table:table-cell office:value-type="float" office:value="-118.020758708">
            <text:p>-118.020758708</text:p>
          </table:table-cell>
        </table:table-row>
        <table:table-row table:style-name="ro2">
          <table:table-cell office:value-type="float" office:value="34.1641080567">
            <text:p>34.1641080567</text:p>
          </table:table-cell>
          <table:table-cell office:value-type="float" office:value="-118.0436290128">
            <text:p>-118.0436290128</text:p>
          </table:table-cell>
        </table:table-row>
        <table:table-row table:style-name="ro2">
          <table:table-cell office:value-type="float" office:value="34.1105948637">
            <text:p>34.1105948637</text:p>
          </table:table-cell>
          <table:table-cell office:value-type="float" office:value="-118.0485686103">
            <text:p>-118.0485686103</text:p>
          </table:table-cell>
        </table:table-row>
        <table:table-row table:style-name="ro2">
          <table:table-cell office:value-type="float" office:value="34.1544093094">
            <text:p>34.1544093094</text:p>
          </table:table-cell>
          <table:table-cell office:value-type="float" office:value="-118.0307305241">
            <text:p>-118.0307305241</text:p>
          </table:table-cell>
        </table:table-row>
        <table:table-row table:style-name="ro2">
          <table:table-cell office:value-type="float" office:value="34.12299531">
            <text:p>34.12299531</text:p>
          </table:table-cell>
          <table:table-cell office:value-type="float" office:value="-118.0560692165">
            <text:p>-118.0560692165</text:p>
          </table:table-cell>
        </table:table-row>
        <table:table-row table:style-name="ro2">
          <table:table-cell office:value-type="float" office:value="34.148828629">
            <text:p>34.148828629</text:p>
          </table:table-cell>
          <table:table-cell office:value-type="float" office:value="-118.035487523">
            <text:p>-118.035487523</text:p>
          </table:table-cell>
        </table:table-row>
        <table:table-row table:style-name="ro2">
          <table:table-cell office:value-type="float" office:value="34.1094930143">
            <text:p>34.1094930143</text:p>
          </table:table-cell>
          <table:table-cell office:value-type="float" office:value="-118.0556118716">
            <text:p>-118.0556118716</text:p>
          </table:table-cell>
        </table:table-row>
        <table:table-row table:style-name="ro2">
          <table:table-cell office:value-type="float" office:value="34.1094368183">
            <text:p>34.1094368183</text:p>
          </table:table-cell>
          <table:table-cell office:value-type="float" office:value="-118.0477453537">
            <text:p>-118.0477453537</text:p>
          </table:table-cell>
        </table:table-row>
        <table:table-row table:style-name="ro2">
          <table:table-cell office:value-type="float" office:value="34.1079085134">
            <text:p>34.1079085134</text:p>
          </table:table-cell>
          <table:table-cell office:value-type="float" office:value="-118.0578071163">
            <text:p>-118.0578071163</text:p>
          </table:table-cell>
        </table:table-row>
        <table:table-row table:style-name="ro2">
          <table:table-cell office:value-type="float" office:value="34.1529271">
            <text:p>34.1529271</text:p>
          </table:table-cell>
          <table:table-cell office:value-type="float" office:value="-118.0454585095">
            <text:p>-118.0454585095</text:p>
          </table:table-cell>
        </table:table-row>
        <table:table-row table:style-name="ro2">
          <table:table-cell office:value-type="float" office:value="34.1468453786">
            <text:p>34.1468453786</text:p>
          </table:table-cell>
          <table:table-cell office:value-type="float" office:value="-118.0256989439">
            <text:p>-118.0256989439</text:p>
          </table:table-cell>
        </table:table-row>
        <table:table-row table:style-name="ro2">
          <table:table-cell office:value-type="float" office:value="34.1222339091">
            <text:p>34.1222339091</text:p>
          </table:table-cell>
          <table:table-cell office:value-type="float" office:value="-118.0215820902">
            <text:p>-118.0215820902</text:p>
          </table:table-cell>
        </table:table-row>
        <table:table-row table:style-name="ro2">
          <table:table-cell office:value-type="float" office:value="34.1501724694">
            <text:p>34.1501724694</text:p>
          </table:table-cell>
          <table:table-cell office:value-type="float" office:value="-118.0332920009">
            <text:p>-118.0332920009</text:p>
          </table:table-cell>
        </table:table-row>
        <table:table-row table:style-name="ro2">
          <table:table-cell office:value-type="float" office:value="34.1520247131">
            <text:p>34.1520247131</text:p>
          </table:table-cell>
          <table:table-cell office:value-type="float" office:value="-118.0503980559">
            <text:p>-118.0503980559</text:p>
          </table:table-cell>
        </table:table-row>
        <table:table-row table:style-name="ro2">
          <table:table-cell office:value-type="float" office:value="34.1252570664">
            <text:p>34.1252570664</text:p>
          </table:table-cell>
          <table:table-cell office:value-type="float" office:value="-118.0223139823">
            <text:p>-118.0223139823</text:p>
          </table:table-cell>
        </table:table-row>
        <table:table-row table:style-name="ro2">
          <table:table-cell office:value-type="float" office:value="34.1629304984">
            <text:p>34.1629304984</text:p>
          </table:table-cell>
          <table:table-cell office:value-type="float" office:value="-118.0393296211">
            <text:p>-118.0393296211</text:p>
          </table:table-cell>
        </table:table-row>
        <table:table-row table:style-name="ro2">
          <table:table-cell office:value-type="float" office:value="34.1511383538">
            <text:p>34.1511383538</text:p>
          </table:table-cell>
          <table:table-cell office:value-type="float" office:value="-118.0526848361">
            <text:p>-118.0526848361</text:p>
          </table:table-cell>
        </table:table-row>
      </table:table>
      <table:database-ranges>
        <table:database-range table:name="__Anonymous_Sheet_DB__1" table:target-range-address="Sheet1.A1:Sheet1.E3078" table:display-filter-buttons="true"/>
      </table:database-ranges>
      <table:consolidation table:function="countnums" table:source-cell-range-addresses="Sheet1.D2:Sheet1.D2" table:target-cell-address="Sheet1.F2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9/29/2016</text:date>, <text:time>15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9-29T15:12:30.43</dc:date>
    <dc:creator>Collin Smith</dc:creator>
    <meta:document-statistic meta:table-count="3" meta:cell-count="15648" meta:object-count="0"/>
  </office:meta>
</office:document-meta>
</file>